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39in"/>
    </style:style>
    <style:style style:name="co2" style:family="table-column">
      <style:table-column-properties fo:break-before="auto" style:column-width="1.3362in"/>
    </style:style>
    <style:style style:name="co3" style:family="table-column">
      <style:table-column-properties fo:break-before="auto" style:column-width="2.9181in"/>
    </style:style>
    <style:style style:name="co4" style:family="table-column">
      <style:table-column-properties fo:break-before="auto" style:column-width="1.17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ven_year_old_paraphrase__summarizing_auto_loop_grad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verage_grade</text:p>
          </table:table-cell>
          <table:table-cell office:value-type="string" calcext:value-type="string">
            <text:p>action_done</text:p>
          </table:table-cell>
          <table:table-cell office:value-type="string" calcext:value-type="string">
            <text:p>completed_loop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ax_grade</text:p>
          </table:table-cell>
          <table:table-cell office:value-type="string" calcext:value-type="string">
            <text:p>max_index</text:p>
          </table:table-cell>
          <table:table-cell/>
        </table:table-row>
        <table:table-row table:style-name="ro1">
          <table:table-cell office:value-type="string" calcext:value-type="string">
            <text:p>2025-01-09 17:17: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1 to verse JHN 3: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" office:value-type="float" office:value="90" calcext:value-type="float">
            <text:p>90</text:p>
          </table:table-cell>
          <table:table-cell table:formula="of:=[.E2]" office:value-type="float" office:value="0" calcext:value-type="float">
            <text:p>0</text:p>
          </table:table-cell>
          <table:table-cell table:formula="of:=[.G2399]"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2025-01-09 17:17:0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0" calcext:value-type="float">
            <text:p>0</text:p>
          </table:table-cell>
          <table:table-cell table:formula="of:=[.E2]+1" office:value-type="float" office:value="1" calcext:value-type="float">
            <text:p>1</text:p>
          </table:table-cell>
          <table:table-cell table:formula="of:=MAX([.F2];[.B3])" office:value-type="float" office:value="90" calcext:value-type="float">
            <text:p>90</text:p>
          </table:table-cell>
          <table:table-cell table:formula="of:=IF([.F3]=[.B3];[.E3];[.G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5-01-09 17:17: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0" calcext:value-type="float">
            <text:p>0</text:p>
          </table:table-cell>
          <table:table-cell table:formula="of:=[.E3]+1" office:value-type="float" office:value="2" calcext:value-type="float">
            <text:p>2</text:p>
          </table:table-cell>
          <table:table-cell table:formula="of:=MAX([.F3];[.B4])" office:value-type="float" office:value="90" calcext:value-type="float">
            <text:p>90</text:p>
          </table:table-cell>
          <table:table-cell table:formula="of:=IF([.F4]=[.B4];[.E4];[.G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5-01-09 17:17: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0" calcext:value-type="float">
            <text:p>0</text:p>
          </table:table-cell>
          <table:table-cell table:formula="of:=[.E4]+1" office:value-type="float" office:value="3" calcext:value-type="float">
            <text:p>3</text:p>
          </table:table-cell>
          <table:table-cell table:formula="of:=MAX([.F4];[.B5])" office:value-type="float" office:value="90" calcext:value-type="float">
            <text:p>90</text:p>
          </table:table-cell>
          <table:table-cell table:formula="of:=IF([.F5]=[.B5];[.E5];[.G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5-01-09 17:17: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0" calcext:value-type="float">
            <text:p>0</text:p>
          </table:table-cell>
          <table:table-cell table:formula="of:=[.E5]+1" office:value-type="float" office:value="4" calcext:value-type="float">
            <text:p>4</text:p>
          </table:table-cell>
          <table:table-cell table:formula="of:=MAX([.F5];[.B6])" office:value-type="float" office:value="90" calcext:value-type="float">
            <text:p>90</text:p>
          </table:table-cell>
          <table:table-cell table:formula="of:=IF([.F6]=[.B6];[.E6];[.G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5-01-09 17:17: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0" calcext:value-type="float">
            <text:p>0</text:p>
          </table:table-cell>
          <table:table-cell table:formula="of:=[.E6]+1" office:value-type="float" office:value="5" calcext:value-type="float">
            <text:p>5</text:p>
          </table:table-cell>
          <table:table-cell table:formula="of:=MAX([.F6];[.B7])" office:value-type="float" office:value="90" calcext:value-type="float">
            <text:p>90</text:p>
          </table:table-cell>
          <table:table-cell table:formula="of:=IF([.F7]=[.B7];[.E7];[.G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5-01-09 17:18: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0" calcext:value-type="float">
            <text:p>0</text:p>
          </table:table-cell>
          <table:table-cell table:formula="of:=[.E7]+1" office:value-type="float" office:value="6" calcext:value-type="float">
            <text:p>6</text:p>
          </table:table-cell>
          <table:table-cell table:formula="of:=MAX([.F7];[.B8])" office:value-type="float" office:value="90" calcext:value-type="float">
            <text:p>90</text:p>
          </table:table-cell>
          <table:table-cell table:formula="of:=IF([.F8]=[.B8];[.E8];[.G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18:21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0" calcext:value-type="float">
            <text:p>0</text:p>
          </table:table-cell>
          <table:table-cell table:formula="of:=[.E8]+1" office:value-type="float" office:value="7" calcext:value-type="float">
            <text:p>7</text:p>
          </table:table-cell>
          <table:table-cell table:formula="of:=MAX([.F8];[.B9])" office:value-type="float" office:value="90" calcext:value-type="float">
            <text:p>90</text:p>
          </table:table-cell>
          <table:table-cell table:formula="of:=IF([.F9]=[.B9];[.E9];[.G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18:23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0" calcext:value-type="float">
            <text:p>0</text:p>
          </table:table-cell>
          <table:table-cell table:formula="of:=[.E9]+1" office:value-type="float" office:value="8" calcext:value-type="float">
            <text:p>8</text:p>
          </table:table-cell>
          <table:table-cell table:formula="of:=MAX([.F9];[.B10])" office:value-type="float" office:value="90" calcext:value-type="float">
            <text:p>90</text:p>
          </table:table-cell>
          <table:table-cell table:formula="of:=IF([.F10]=[.B10];[.E10];[.G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18:24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0" calcext:value-type="float">
            <text:p>0</text:p>
          </table:table-cell>
          <table:table-cell table:formula="of:=[.E10]+1" office:value-type="float" office:value="9" calcext:value-type="float">
            <text:p>9</text:p>
          </table:table-cell>
          <table:table-cell table:formula="of:=MAX([.F10];[.B11])" office:value-type="float" office:value="90" calcext:value-type="float">
            <text:p>90</text:p>
          </table:table-cell>
          <table:table-cell table:formula="of:=IF([.F11]=[.B11];[.E11];[.G1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2:56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reflected on verse JHN 3:1</text:p>
          </table:table-cell>
          <table:table-cell office:value-type="float" office:value="1" calcext:value-type="float">
            <text:p>1</text:p>
          </table:table-cell>
          <table:table-cell table:formula="of:=[.E11]+1" office:value-type="float" office:value="10" calcext:value-type="float">
            <text:p>10</text:p>
          </table:table-cell>
          <table:table-cell table:formula="of:=MAX([.F11];[.B12])" office:value-type="float" office:value="90" calcext:value-type="float">
            <text:p>90</text:p>
          </table:table-cell>
          <table:table-cell table:formula="of:=IF([.F12]=[.B12];[.E12];[.G1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2:57</text:p>
          </table:table-cell>
          <table:table-cell office:value-type="float" office:value="88.4166666666667" calcext:value-type="float">
            <text:p>88.4166666666667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0" calcext:value-type="float">
            <text:p>0</text:p>
          </table:table-cell>
          <table:table-cell table:formula="of:=[.E12]+1" office:value-type="float" office:value="11" calcext:value-type="float">
            <text:p>11</text:p>
          </table:table-cell>
          <table:table-cell table:formula="of:=MAX([.F12];[.B13])" office:value-type="float" office:value="90" calcext:value-type="float">
            <text:p>90</text:p>
          </table:table-cell>
          <table:table-cell table:formula="of:=IF([.F13]=[.B13];[.E13];[.G1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2:59</text:p>
          </table:table-cell>
          <table:table-cell office:value-type="float" office:value="88.9166666666667" calcext:value-type="float">
            <text:p>88.9166666666667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0" calcext:value-type="float">
            <text:p>0</text:p>
          </table:table-cell>
          <table:table-cell table:formula="of:=[.E13]+1" office:value-type="float" office:value="12" calcext:value-type="float">
            <text:p>12</text:p>
          </table:table-cell>
          <table:table-cell table:formula="of:=MAX([.F13];[.B14])" office:value-type="float" office:value="90" calcext:value-type="float">
            <text:p>90</text:p>
          </table:table-cell>
          <table:table-cell table:formula="of:=IF([.F14]=[.B14];[.E14];[.G1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3:00</text:p>
          </table:table-cell>
          <table:table-cell office:value-type="float" office:value="89.0833333333333" calcext:value-type="float">
            <text:p>89.0833333333333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0" calcext:value-type="float">
            <text:p>0</text:p>
          </table:table-cell>
          <table:table-cell table:formula="of:=[.E14]+1" office:value-type="float" office:value="13" calcext:value-type="float">
            <text:p>13</text:p>
          </table:table-cell>
          <table:table-cell table:formula="of:=MAX([.F14];[.B15])" office:value-type="float" office:value="90" calcext:value-type="float">
            <text:p>90</text:p>
          </table:table-cell>
          <table:table-cell table:formula="of:=IF([.F15]=[.B15];[.E15];[.G1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3:02</text:p>
          </table:table-cell>
          <table:table-cell office:value-type="float" office:value="89.1666666666667" calcext:value-type="float">
            <text:p>89.1666666666667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0" calcext:value-type="float">
            <text:p>0</text:p>
          </table:table-cell>
          <table:table-cell table:formula="of:=[.E15]+1" office:value-type="float" office:value="14" calcext:value-type="float">
            <text:p>14</text:p>
          </table:table-cell>
          <table:table-cell table:formula="of:=MAX([.F15];[.B16])" office:value-type="float" office:value="90" calcext:value-type="float">
            <text:p>90</text:p>
          </table:table-cell>
          <table:table-cell table:formula="of:=IF([.F16]=[.B16];[.E16];[.G1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3:03</text:p>
          </table:table-cell>
          <table:table-cell office:value-type="float" office:value="89.2166666666667" calcext:value-type="float">
            <text:p>89.2166666666667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0" calcext:value-type="float">
            <text:p>0</text:p>
          </table:table-cell>
          <table:table-cell table:formula="of:=[.E16]+1" office:value-type="float" office:value="15" calcext:value-type="float">
            <text:p>15</text:p>
          </table:table-cell>
          <table:table-cell table:formula="of:=MAX([.F16];[.B17])" office:value-type="float" office:value="90" calcext:value-type="float">
            <text:p>90</text:p>
          </table:table-cell>
          <table:table-cell table:formula="of:=IF([.F17]=[.B17];[.E17];[.G1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3:05</text:p>
          </table:table-cell>
          <table:table-cell office:value-type="float" office:value="89.0833333333333" calcext:value-type="float">
            <text:p>89.0833333333333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0" calcext:value-type="float">
            <text:p>0</text:p>
          </table:table-cell>
          <table:table-cell table:formula="of:=[.E17]+1" office:value-type="float" office:value="16" calcext:value-type="float">
            <text:p>16</text:p>
          </table:table-cell>
          <table:table-cell table:formula="of:=MAX([.F17];[.B18])" office:value-type="float" office:value="90" calcext:value-type="float">
            <text:p>90</text:p>
          </table:table-cell>
          <table:table-cell table:formula="of:=IF([.F18]=[.B18];[.E18];[.G1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6:42</text:p>
          </table:table-cell>
          <table:table-cell office:value-type="float" office:value="89.4166666666667" calcext:value-type="float">
            <text:p>89.4166666666667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0" calcext:value-type="float">
            <text:p>0</text:p>
          </table:table-cell>
          <table:table-cell table:formula="of:=[.E18]+1" office:value-type="float" office:value="17" calcext:value-type="float">
            <text:p>17</text:p>
          </table:table-cell>
          <table:table-cell table:formula="of:=MAX([.F18];[.B19])" office:value-type="float" office:value="90" calcext:value-type="float">
            <text:p>90</text:p>
          </table:table-cell>
          <table:table-cell table:formula="of:=IF([.F19]=[.B19];[.E19];[.G1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6:43</text:p>
          </table:table-cell>
          <table:table-cell office:value-type="float" office:value="88.1666666666667" calcext:value-type="float">
            <text:p>88.1666666666667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0" calcext:value-type="float">
            <text:p>0</text:p>
          </table:table-cell>
          <table:table-cell table:formula="of:=[.E19]+1" office:value-type="float" office:value="18" calcext:value-type="float">
            <text:p>18</text:p>
          </table:table-cell>
          <table:table-cell table:formula="of:=MAX([.F19];[.B20])" office:value-type="float" office:value="90" calcext:value-type="float">
            <text:p>90</text:p>
          </table:table-cell>
          <table:table-cell table:formula="of:=IF([.F20]=[.B20];[.E20];[.G1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6:44</text:p>
          </table:table-cell>
          <table:table-cell office:value-type="float" office:value="88.5833333333333" calcext:value-type="float">
            <text:p>88.5833333333333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0" calcext:value-type="float">
            <text:p>0</text:p>
          </table:table-cell>
          <table:table-cell table:formula="of:=[.E20]+1" office:value-type="float" office:value="19" calcext:value-type="float">
            <text:p>19</text:p>
          </table:table-cell>
          <table:table-cell table:formula="of:=MAX([.F20];[.B21])" office:value-type="float" office:value="90" calcext:value-type="float">
            <text:p>90</text:p>
          </table:table-cell>
          <table:table-cell table:formula="of:=IF([.F21]=[.B21];[.E21];[.G2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6:46</text:p>
          </table:table-cell>
          <table:table-cell office:value-type="float" office:value="88.7916666666667" calcext:value-type="float">
            <text:p>88.7916666666667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0" calcext:value-type="float">
            <text:p>0</text:p>
          </table:table-cell>
          <table:table-cell table:formula="of:=[.E21]+1" office:value-type="float" office:value="20" calcext:value-type="float">
            <text:p>20</text:p>
          </table:table-cell>
          <table:table-cell table:formula="of:=MAX([.F21];[.B22])" office:value-type="float" office:value="90" calcext:value-type="float">
            <text:p>90</text:p>
          </table:table-cell>
          <table:table-cell table:formula="of:=IF([.F22]=[.B22];[.E22];[.G2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6:47</text:p>
          </table:table-cell>
          <table:table-cell office:value-type="float" office:value="89.4166666666667" calcext:value-type="float">
            <text:p>89.4166666666667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0" calcext:value-type="float">
            <text:p>0</text:p>
          </table:table-cell>
          <table:table-cell table:formula="of:=[.E22]+1" office:value-type="float" office:value="21" calcext:value-type="float">
            <text:p>21</text:p>
          </table:table-cell>
          <table:table-cell table:formula="of:=MAX([.F22];[.B23])" office:value-type="float" office:value="90" calcext:value-type="float">
            <text:p>90</text:p>
          </table:table-cell>
          <table:table-cell table:formula="of:=IF([.F23]=[.B23];[.E23];[.G2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6:49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0" calcext:value-type="float">
            <text:p>0</text:p>
          </table:table-cell>
          <table:table-cell table:formula="of:=[.E23]+1" office:value-type="float" office:value="22" calcext:value-type="float">
            <text:p>22</text:p>
          </table:table-cell>
          <table:table-cell table:formula="of:=MAX([.F23];[.B24])" office:value-type="float" office:value="90" calcext:value-type="float">
            <text:p>90</text:p>
          </table:table-cell>
          <table:table-cell table:formula="of:=IF([.F24]=[.B24];[.E24];[.G2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8:36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reflected on verse JHN 3:2</text:p>
          </table:table-cell>
          <table:table-cell office:value-type="float" office:value="1" calcext:value-type="float">
            <text:p>1</text:p>
          </table:table-cell>
          <table:table-cell table:formula="of:=[.E24]+1" office:value-type="float" office:value="23" calcext:value-type="float">
            <text:p>23</text:p>
          </table:table-cell>
          <table:table-cell table:formula="of:=MAX([.F24];[.B25])" office:value-type="float" office:value="90" calcext:value-type="float">
            <text:p>90</text:p>
          </table:table-cell>
          <table:table-cell table:formula="of:=IF([.F25]=[.B25];[.E25];[.G2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8:37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0" calcext:value-type="float">
            <text:p>0</text:p>
          </table:table-cell>
          <table:table-cell table:formula="of:=[.E25]+1" office:value-type="float" office:value="24" calcext:value-type="float">
            <text:p>24</text:p>
          </table:table-cell>
          <table:table-cell table:formula="of:=MAX([.F25];[.B26])" office:value-type="float" office:value="90" calcext:value-type="float">
            <text:p>90</text:p>
          </table:table-cell>
          <table:table-cell table:formula="of:=IF([.F26]=[.B26];[.E26];[.G2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8:40</text:p>
          </table:table-cell>
          <table:table-cell office:value-type="float" office:value="89.1666666666667" calcext:value-type="float">
            <text:p>89.1666666666667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0" calcext:value-type="float">
            <text:p>0</text:p>
          </table:table-cell>
          <table:table-cell table:formula="of:=[.E26]+1" office:value-type="float" office:value="25" calcext:value-type="float">
            <text:p>25</text:p>
          </table:table-cell>
          <table:table-cell table:formula="of:=MAX([.F26];[.B27])" office:value-type="float" office:value="90" calcext:value-type="float">
            <text:p>90</text:p>
          </table:table-cell>
          <table:table-cell table:formula="of:=IF([.F27]=[.B27];[.E27];[.G2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8:41</text:p>
          </table:table-cell>
          <table:table-cell office:value-type="float" office:value="89.2777777777778" calcext:value-type="float">
            <text:p>89.2777777777778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0" calcext:value-type="float">
            <text:p>0</text:p>
          </table:table-cell>
          <table:table-cell table:formula="of:=[.E27]+1" office:value-type="float" office:value="26" calcext:value-type="float">
            <text:p>26</text:p>
          </table:table-cell>
          <table:table-cell table:formula="of:=MAX([.F27];[.B28])" office:value-type="float" office:value="90" calcext:value-type="float">
            <text:p>90</text:p>
          </table:table-cell>
          <table:table-cell table:formula="of:=IF([.F28]=[.B28];[.E28];[.G2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8:43</text:p>
          </table:table-cell>
          <table:table-cell office:value-type="float" office:value="88.9166666666667" calcext:value-type="float">
            <text:p>88.9166666666667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0" calcext:value-type="float">
            <text:p>0</text:p>
          </table:table-cell>
          <table:table-cell table:formula="of:=[.E28]+1" office:value-type="float" office:value="27" calcext:value-type="float">
            <text:p>27</text:p>
          </table:table-cell>
          <table:table-cell table:formula="of:=MAX([.F28];[.B29])" office:value-type="float" office:value="90" calcext:value-type="float">
            <text:p>90</text:p>
          </table:table-cell>
          <table:table-cell table:formula="of:=IF([.F29]=[.B29];[.E29];[.G2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8:44</text:p>
          </table:table-cell>
          <table:table-cell office:value-type="float" office:value="89.0333333333334" calcext:value-type="float">
            <text:p>89.0333333333334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0" calcext:value-type="float">
            <text:p>0</text:p>
          </table:table-cell>
          <table:table-cell table:formula="of:=[.E29]+1" office:value-type="float" office:value="28" calcext:value-type="float">
            <text:p>28</text:p>
          </table:table-cell>
          <table:table-cell table:formula="of:=MAX([.F29];[.B30])" office:value-type="float" office:value="90" calcext:value-type="float">
            <text:p>90</text:p>
          </table:table-cell>
          <table:table-cell table:formula="of:=IF([.F30]=[.B30];[.E30];[.G2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28: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0" calcext:value-type="float">
            <text:p>0</text:p>
          </table:table-cell>
          <table:table-cell table:formula="of:=[.E30]+1" office:value-type="float" office:value="29" calcext:value-type="float">
            <text:p>29</text:p>
          </table:table-cell>
          <table:table-cell table:formula="of:=MAX([.F30];[.B31])" office:value-type="float" office:value="90" calcext:value-type="float">
            <text:p>90</text:p>
          </table:table-cell>
          <table:table-cell table:formula="of:=IF([.F31]=[.B31];[.E31];[.G3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33: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flected on verse JHN 3:3</text:p>
          </table:table-cell>
          <table:table-cell office:value-type="float" office:value="1" calcext:value-type="float">
            <text:p>1</text:p>
          </table:table-cell>
          <table:table-cell table:formula="of:=[.E31]+1" office:value-type="float" office:value="30" calcext:value-type="float">
            <text:p>30</text:p>
          </table:table-cell>
          <table:table-cell table:formula="of:=MAX([.F31];[.B32])" office:value-type="float" office:value="90" calcext:value-type="float">
            <text:p>90</text:p>
          </table:table-cell>
          <table:table-cell table:formula="of:=IF([.F32]=[.B32];[.E32];[.G3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33:48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0" calcext:value-type="float">
            <text:p>0</text:p>
          </table:table-cell>
          <table:table-cell table:formula="of:=[.E32]+1" office:value-type="float" office:value="31" calcext:value-type="float">
            <text:p>31</text:p>
          </table:table-cell>
          <table:table-cell table:formula="of:=MAX([.F32];[.B33])" office:value-type="float" office:value="90" calcext:value-type="float">
            <text:p>90</text:p>
          </table:table-cell>
          <table:table-cell table:formula="of:=IF([.F33]=[.B33];[.E33];[.G3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33:50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0" calcext:value-type="float">
            <text:p>0</text:p>
          </table:table-cell>
          <table:table-cell table:formula="of:=[.E33]+1" office:value-type="float" office:value="32" calcext:value-type="float">
            <text:p>32</text:p>
          </table:table-cell>
          <table:table-cell table:formula="of:=MAX([.F33];[.B34])" office:value-type="float" office:value="90" calcext:value-type="float">
            <text:p>90</text:p>
          </table:table-cell>
          <table:table-cell table:formula="of:=IF([.F34]=[.B34];[.E34];[.G3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33:51</text:p>
          </table:table-cell>
          <table:table-cell office:value-type="float" office:value="89.4166666666667" calcext:value-type="float">
            <text:p>89.4166666666667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0" calcext:value-type="float">
            <text:p>0</text:p>
          </table:table-cell>
          <table:table-cell table:formula="of:=[.E34]+1" office:value-type="float" office:value="33" calcext:value-type="float">
            <text:p>33</text:p>
          </table:table-cell>
          <table:table-cell table:formula="of:=MAX([.F34];[.B35])" office:value-type="float" office:value="90" calcext:value-type="float">
            <text:p>90</text:p>
          </table:table-cell>
          <table:table-cell table:formula="of:=IF([.F35]=[.B35];[.E35];[.G3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33:53</text:p>
          </table:table-cell>
          <table:table-cell office:value-type="float" office:value="89.0625" calcext:value-type="float">
            <text:p>89.0625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0" calcext:value-type="float">
            <text:p>0</text:p>
          </table:table-cell>
          <table:table-cell table:formula="of:=[.E35]+1" office:value-type="float" office:value="34" calcext:value-type="float">
            <text:p>34</text:p>
          </table:table-cell>
          <table:table-cell table:formula="of:=MAX([.F35];[.B36])" office:value-type="float" office:value="90" calcext:value-type="float">
            <text:p>90</text:p>
          </table:table-cell>
          <table:table-cell table:formula="of:=IF([.F36]=[.B36];[.E36];[.G3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33:5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0" calcext:value-type="float">
            <text:p>0</text:p>
          </table:table-cell>
          <table:table-cell table:formula="of:=[.E36]+1" office:value-type="float" office:value="35" calcext:value-type="float">
            <text:p>35</text:p>
          </table:table-cell>
          <table:table-cell table:formula="of:=MAX([.F36];[.B37])" office:value-type="float" office:value="90" calcext:value-type="float">
            <text:p>90</text:p>
          </table:table-cell>
          <table:table-cell table:formula="of:=IF([.F37]=[.B37];[.E37];[.G3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33:56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0" calcext:value-type="float">
            <text:p>0</text:p>
          </table:table-cell>
          <table:table-cell table:formula="of:=[.E37]+1" office:value-type="float" office:value="36" calcext:value-type="float">
            <text:p>36</text:p>
          </table:table-cell>
          <table:table-cell table:formula="of:=MAX([.F37];[.B38])" office:value-type="float" office:value="90" calcext:value-type="float">
            <text:p>90</text:p>
          </table:table-cell>
          <table:table-cell table:formula="of:=IF([.F38]=[.B38];[.E38];[.G3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34:15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1" calcext:value-type="float">
            <text:p>1</text:p>
          </table:table-cell>
          <table:table-cell table:formula="of:=[.E38]+1" office:value-type="float" office:value="37" calcext:value-type="float">
            <text:p>37</text:p>
          </table:table-cell>
          <table:table-cell table:formula="of:=MAX([.F38];[.B39])" office:value-type="float" office:value="90" calcext:value-type="float">
            <text:p>90</text:p>
          </table:table-cell>
          <table:table-cell table:formula="of:=IF([.F39]=[.B39];[.E39];[.G3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5-01-09 17:34:17</text:p>
          </table:table-cell>
          <table:table-cell office:value-type="float" office:value="90.0666666666667" calcext:value-type="float">
            <text:p>90.0666666666667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0" calcext:value-type="float">
            <text:p>0</text:p>
          </table:table-cell>
          <table:table-cell table:formula="of:=[.E39]+1" office:value-type="float" office:value="38" calcext:value-type="float">
            <text:p>38</text:p>
          </table:table-cell>
          <table:table-cell table:formula="of:=MAX([.F39];[.B40])" office:value-type="float" office:value="90.0666666666667" calcext:value-type="float">
            <text:p>90.0666666666667</text:p>
          </table:table-cell>
          <table:table-cell table:formula="of:=IF([.F40]=[.B40];[.E40];[.G3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18</text:p>
          </table:table-cell>
          <table:table-cell office:value-type="float" office:value="89.5666666666667" calcext:value-type="float">
            <text:p>89.5666666666667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0" calcext:value-type="float">
            <text:p>0</text:p>
          </table:table-cell>
          <table:table-cell table:formula="of:=[.E40]+1" office:value-type="float" office:value="39" calcext:value-type="float">
            <text:p>39</text:p>
          </table:table-cell>
          <table:table-cell table:formula="of:=MAX([.F40];[.B41])" office:value-type="float" office:value="90.0666666666667" calcext:value-type="float">
            <text:p>90.0666666666667</text:p>
          </table:table-cell>
          <table:table-cell table:formula="of:=IF([.F41]=[.B41];[.E41];[.G4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20</text:p>
          </table:table-cell>
          <table:table-cell office:value-type="float" office:value="89.2666666666667" calcext:value-type="float">
            <text:p>89.2666666666667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0" calcext:value-type="float">
            <text:p>0</text:p>
          </table:table-cell>
          <table:table-cell table:formula="of:=[.E41]+1" office:value-type="float" office:value="40" calcext:value-type="float">
            <text:p>40</text:p>
          </table:table-cell>
          <table:table-cell table:formula="of:=MAX([.F41];[.B42])" office:value-type="float" office:value="90.0666666666667" calcext:value-type="float">
            <text:p>90.0666666666667</text:p>
          </table:table-cell>
          <table:table-cell table:formula="of:=IF([.F42]=[.B42];[.E42];[.G4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21</text:p>
          </table:table-cell>
          <table:table-cell office:value-type="float" office:value="88.9666666666667" calcext:value-type="float">
            <text:p>88.9666666666667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0" calcext:value-type="float">
            <text:p>0</text:p>
          </table:table-cell>
          <table:table-cell table:formula="of:=[.E42]+1" office:value-type="float" office:value="41" calcext:value-type="float">
            <text:p>41</text:p>
          </table:table-cell>
          <table:table-cell table:formula="of:=MAX([.F42];[.B43])" office:value-type="float" office:value="90.0666666666667" calcext:value-type="float">
            <text:p>90.0666666666667</text:p>
          </table:table-cell>
          <table:table-cell table:formula="of:=IF([.F43]=[.B43];[.E43];[.G4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23</text:p>
          </table:table-cell>
          <table:table-cell office:value-type="float" office:value="88.9866666666667" calcext:value-type="float">
            <text:p>88.9866666666667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0" calcext:value-type="float">
            <text:p>0</text:p>
          </table:table-cell>
          <table:table-cell table:formula="of:=[.E43]+1" office:value-type="float" office:value="42" calcext:value-type="float">
            <text:p>42</text:p>
          </table:table-cell>
          <table:table-cell table:formula="of:=MAX([.F43];[.B44])" office:value-type="float" office:value="90.0666666666667" calcext:value-type="float">
            <text:p>90.0666666666667</text:p>
          </table:table-cell>
          <table:table-cell table:formula="of:=IF([.F44]=[.B44];[.E44];[.G4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0" calcext:value-type="float">
            <text:p>0</text:p>
          </table:table-cell>
          <table:table-cell table:formula="of:=[.E44]+1" office:value-type="float" office:value="43" calcext:value-type="float">
            <text:p>43</text:p>
          </table:table-cell>
          <table:table-cell table:formula="of:=MAX([.F44];[.B45])" office:value-type="float" office:value="90.0666666666667" calcext:value-type="float">
            <text:p>90.0666666666667</text:p>
          </table:table-cell>
          <table:table-cell table:formula="of:=IF([.F45]=[.B45];[.E45];[.G4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flected on verse JHN 3:6</text:p>
          </table:table-cell>
          <table:table-cell office:value-type="float" office:value="1" calcext:value-type="float">
            <text:p>1</text:p>
          </table:table-cell>
          <table:table-cell table:formula="of:=[.E45]+1" office:value-type="float" office:value="44" calcext:value-type="float">
            <text:p>44</text:p>
          </table:table-cell>
          <table:table-cell table:formula="of:=MAX([.F45];[.B46])" office:value-type="float" office:value="90.0666666666667" calcext:value-type="float">
            <text:p>90.0666666666667</text:p>
          </table:table-cell>
          <table:table-cell table:formula="of:=IF([.F46]=[.B46];[.E46];[.G4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30</text:p>
          </table:table-cell>
          <table:table-cell office:value-type="float" office:value="88.3333333333333" calcext:value-type="float">
            <text:p>88.3333333333333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0" calcext:value-type="float">
            <text:p>0</text:p>
          </table:table-cell>
          <table:table-cell table:formula="of:=[.E46]+1" office:value-type="float" office:value="45" calcext:value-type="float">
            <text:p>45</text:p>
          </table:table-cell>
          <table:table-cell table:formula="of:=MAX([.F46];[.B47])" office:value-type="float" office:value="90.0666666666667" calcext:value-type="float">
            <text:p>90.0666666666667</text:p>
          </table:table-cell>
          <table:table-cell table:formula="of:=IF([.F47]=[.B47];[.E47];[.G4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31</text:p>
          </table:table-cell>
          <table:table-cell office:value-type="float" office:value="88.3333333333333" calcext:value-type="float">
            <text:p>88.3333333333333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0" calcext:value-type="float">
            <text:p>0</text:p>
          </table:table-cell>
          <table:table-cell table:formula="of:=[.E47]+1" office:value-type="float" office:value="46" calcext:value-type="float">
            <text:p>46</text:p>
          </table:table-cell>
          <table:table-cell table:formula="of:=MAX([.F47];[.B48])" office:value-type="float" office:value="90.0666666666667" calcext:value-type="float">
            <text:p>90.0666666666667</text:p>
          </table:table-cell>
          <table:table-cell table:formula="of:=IF([.F48]=[.B48];[.E48];[.G4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32</text:p>
          </table:table-cell>
          <table:table-cell office:value-type="float" office:value="88.7222222222222" calcext:value-type="float">
            <text:p>88.7222222222222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0" calcext:value-type="float">
            <text:p>0</text:p>
          </table:table-cell>
          <table:table-cell table:formula="of:=[.E48]+1" office:value-type="float" office:value="47" calcext:value-type="float">
            <text:p>47</text:p>
          </table:table-cell>
          <table:table-cell table:formula="of:=MAX([.F48];[.B49])" office:value-type="float" office:value="90.0666666666667" calcext:value-type="float">
            <text:p>90.0666666666667</text:p>
          </table:table-cell>
          <table:table-cell table:formula="of:=IF([.F49]=[.B49];[.E49];[.G4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34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0" calcext:value-type="float">
            <text:p>0</text:p>
          </table:table-cell>
          <table:table-cell table:formula="of:=[.E49]+1" office:value-type="float" office:value="48" calcext:value-type="float">
            <text:p>48</text:p>
          </table:table-cell>
          <table:table-cell table:formula="of:=MAX([.F49];[.B50])" office:value-type="float" office:value="90.0666666666667" calcext:value-type="float">
            <text:p>90.0666666666667</text:p>
          </table:table-cell>
          <table:table-cell table:formula="of:=IF([.F50]=[.B50];[.E50];[.G4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35</text:p>
          </table:table-cell>
          <table:table-cell office:value-type="float" office:value="88.7333333333333" calcext:value-type="float">
            <text:p>88.7333333333333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0" calcext:value-type="float">
            <text:p>0</text:p>
          </table:table-cell>
          <table:table-cell table:formula="of:=[.E50]+1" office:value-type="float" office:value="49" calcext:value-type="float">
            <text:p>49</text:p>
          </table:table-cell>
          <table:table-cell table:formula="of:=MAX([.F50];[.B51])" office:value-type="float" office:value="90.0666666666667" calcext:value-type="float">
            <text:p>90.0666666666667</text:p>
          </table:table-cell>
          <table:table-cell table:formula="of:=IF([.F51]=[.B51];[.E51];[.G5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37</text:p>
          </table:table-cell>
          <table:table-cell office:value-type="float" office:value="88.9444444444444" calcext:value-type="float">
            <text:p>88.9444444444444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0" calcext:value-type="float">
            <text:p>0</text:p>
          </table:table-cell>
          <table:table-cell table:formula="of:=[.E51]+1" office:value-type="float" office:value="50" calcext:value-type="float">
            <text:p>50</text:p>
          </table:table-cell>
          <table:table-cell table:formula="of:=MAX([.F51];[.B52])" office:value-type="float" office:value="90.0666666666667" calcext:value-type="float">
            <text:p>90.0666666666667</text:p>
          </table:table-cell>
          <table:table-cell table:formula="of:=IF([.F52]=[.B52];[.E52];[.G5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41</text:p>
          </table:table-cell>
          <table:table-cell office:value-type="float" office:value="88.9444444444444" calcext:value-type="float">
            <text:p>88.9444444444444</text:p>
          </table:table-cell>
          <table:table-cell office:value-type="string" calcext:value-type="string">
            <text:p>reflected on verse JHN 3:7</text:p>
          </table:table-cell>
          <table:table-cell office:value-type="float" office:value="1" calcext:value-type="float">
            <text:p>1</text:p>
          </table:table-cell>
          <table:table-cell table:formula="of:=[.E52]+1" office:value-type="float" office:value="51" calcext:value-type="float">
            <text:p>51</text:p>
          </table:table-cell>
          <table:table-cell table:formula="of:=MAX([.F52];[.B53])" office:value-type="float" office:value="90.0666666666667" calcext:value-type="float">
            <text:p>90.0666666666667</text:p>
          </table:table-cell>
          <table:table-cell table:formula="of:=IF([.F53]=[.B53];[.E53];[.G5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43</text:p>
          </table:table-cell>
          <table:table-cell office:value-type="float" office:value="88.3809523809524" calcext:value-type="float">
            <text:p>88.3809523809524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0" calcext:value-type="float">
            <text:p>0</text:p>
          </table:table-cell>
          <table:table-cell table:formula="of:=[.E53]+1" office:value-type="float" office:value="52" calcext:value-type="float">
            <text:p>52</text:p>
          </table:table-cell>
          <table:table-cell table:formula="of:=MAX([.F53];[.B54])" office:value-type="float" office:value="90.0666666666667" calcext:value-type="float">
            <text:p>90.0666666666667</text:p>
          </table:table-cell>
          <table:table-cell table:formula="of:=IF([.F54]=[.B54];[.E54];[.G5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44</text:p>
          </table:table-cell>
          <table:table-cell office:value-type="float" office:value="88.3809523809524" calcext:value-type="float">
            <text:p>88.3809523809524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0" calcext:value-type="float">
            <text:p>0</text:p>
          </table:table-cell>
          <table:table-cell table:formula="of:=[.E54]+1" office:value-type="float" office:value="53" calcext:value-type="float">
            <text:p>53</text:p>
          </table:table-cell>
          <table:table-cell table:formula="of:=MAX([.F54];[.B55])" office:value-type="float" office:value="90.0666666666667" calcext:value-type="float">
            <text:p>90.0666666666667</text:p>
          </table:table-cell>
          <table:table-cell table:formula="of:=IF([.F55]=[.B55];[.E55];[.G5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46</text:p>
          </table:table-cell>
          <table:table-cell office:value-type="float" office:value="88.6190476190476" calcext:value-type="float">
            <text:p>88.6190476190476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0" calcext:value-type="float">
            <text:p>0</text:p>
          </table:table-cell>
          <table:table-cell table:formula="of:=[.E55]+1" office:value-type="float" office:value="54" calcext:value-type="float">
            <text:p>54</text:p>
          </table:table-cell>
          <table:table-cell table:formula="of:=MAX([.F55];[.B56])" office:value-type="float" office:value="90.0666666666667" calcext:value-type="float">
            <text:p>90.0666666666667</text:p>
          </table:table-cell>
          <table:table-cell table:formula="of:=IF([.F56]=[.B56];[.E56];[.G5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51</text:p>
          </table:table-cell>
          <table:table-cell office:value-type="float" office:value="88.5595238095238" calcext:value-type="float">
            <text:p>88.5595238095238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0" calcext:value-type="float">
            <text:p>0</text:p>
          </table:table-cell>
          <table:table-cell table:formula="of:=[.E56]+1" office:value-type="float" office:value="55" calcext:value-type="float">
            <text:p>55</text:p>
          </table:table-cell>
          <table:table-cell table:formula="of:=MAX([.F56];[.B57])" office:value-type="float" office:value="90.0666666666667" calcext:value-type="float">
            <text:p>90.0666666666667</text:p>
          </table:table-cell>
          <table:table-cell table:formula="of:=IF([.F57]=[.B57];[.E57];[.G5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53</text:p>
          </table:table-cell>
          <table:table-cell office:value-type="float" office:value="88.6095238095238" calcext:value-type="float">
            <text:p>88.6095238095238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0" calcext:value-type="float">
            <text:p>0</text:p>
          </table:table-cell>
          <table:table-cell table:formula="of:=[.E57]+1" office:value-type="float" office:value="56" calcext:value-type="float">
            <text:p>56</text:p>
          </table:table-cell>
          <table:table-cell table:formula="of:=MAX([.F57];[.B58])" office:value-type="float" office:value="90.0666666666667" calcext:value-type="float">
            <text:p>90.0666666666667</text:p>
          </table:table-cell>
          <table:table-cell table:formula="of:=IF([.F58]=[.B58];[.E58];[.G5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54</text:p>
          </table:table-cell>
          <table:table-cell office:value-type="float" office:value="88.5714285714286" calcext:value-type="float">
            <text:p>88.5714285714286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0" calcext:value-type="float">
            <text:p>0</text:p>
          </table:table-cell>
          <table:table-cell table:formula="of:=[.E58]+1" office:value-type="float" office:value="57" calcext:value-type="float">
            <text:p>57</text:p>
          </table:table-cell>
          <table:table-cell table:formula="of:=MAX([.F58];[.B59])" office:value-type="float" office:value="90.0666666666667" calcext:value-type="float">
            <text:p>90.0666666666667</text:p>
          </table:table-cell>
          <table:table-cell table:formula="of:=IF([.F59]=[.B59];[.E59];[.G5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58</text:p>
          </table:table-cell>
          <table:table-cell office:value-type="float" office:value="88.5714285714286" calcext:value-type="float">
            <text:p>88.5714285714286</text:p>
          </table:table-cell>
          <table:table-cell office:value-type="string" calcext:value-type="string">
            <text:p>reflected on verse JHN 3:8</text:p>
          </table:table-cell>
          <table:table-cell office:value-type="float" office:value="1" calcext:value-type="float">
            <text:p>1</text:p>
          </table:table-cell>
          <table:table-cell table:formula="of:=[.E59]+1" office:value-type="float" office:value="58" calcext:value-type="float">
            <text:p>58</text:p>
          </table:table-cell>
          <table:table-cell table:formula="of:=MAX([.F59];[.B60])" office:value-type="float" office:value="90.0666666666667" calcext:value-type="float">
            <text:p>90.0666666666667</text:p>
          </table:table-cell>
          <table:table-cell table:formula="of:=IF([.F60]=[.B60];[.E60];[.G5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4:59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0" calcext:value-type="float">
            <text:p>0</text:p>
          </table:table-cell>
          <table:table-cell table:formula="of:=[.E60]+1" office:value-type="float" office:value="59" calcext:value-type="float">
            <text:p>59</text:p>
          </table:table-cell>
          <table:table-cell table:formula="of:=MAX([.F60];[.B61])" office:value-type="float" office:value="90.0666666666667" calcext:value-type="float">
            <text:p>90.0666666666667</text:p>
          </table:table-cell>
          <table:table-cell table:formula="of:=IF([.F61]=[.B61];[.E61];[.G6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00</text:p>
          </table:table-cell>
          <table:table-cell office:value-type="float" office:value="88.3125" calcext:value-type="float">
            <text:p>88.3125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0" calcext:value-type="float">
            <text:p>0</text:p>
          </table:table-cell>
          <table:table-cell table:formula="of:=[.E61]+1" office:value-type="float" office:value="60" calcext:value-type="float">
            <text:p>60</text:p>
          </table:table-cell>
          <table:table-cell table:formula="of:=MAX([.F61];[.B62])" office:value-type="float" office:value="90.0666666666667" calcext:value-type="float">
            <text:p>90.0666666666667</text:p>
          </table:table-cell>
          <table:table-cell table:formula="of:=IF([.F62]=[.B62];[.E62];[.G6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03</text:p>
          </table:table-cell>
          <table:table-cell office:value-type="float" office:value="88.4583333333333" calcext:value-type="float">
            <text:p>88.4583333333333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0" calcext:value-type="float">
            <text:p>0</text:p>
          </table:table-cell>
          <table:table-cell table:formula="of:=[.E62]+1" office:value-type="float" office:value="61" calcext:value-type="float">
            <text:p>61</text:p>
          </table:table-cell>
          <table:table-cell table:formula="of:=MAX([.F62];[.B63])" office:value-type="float" office:value="90.0666666666667" calcext:value-type="float">
            <text:p>90.0666666666667</text:p>
          </table:table-cell>
          <table:table-cell table:formula="of:=IF([.F63]=[.B63];[.E63];[.G6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05</text:p>
          </table:table-cell>
          <table:table-cell office:value-type="float" office:value="88.375" calcext:value-type="float">
            <text:p>88.375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0" calcext:value-type="float">
            <text:p>0</text:p>
          </table:table-cell>
          <table:table-cell table:formula="of:=[.E63]+1" office:value-type="float" office:value="62" calcext:value-type="float">
            <text:p>62</text:p>
          </table:table-cell>
          <table:table-cell table:formula="of:=MAX([.F63];[.B64])" office:value-type="float" office:value="90.0666666666667" calcext:value-type="float">
            <text:p>90.0666666666667</text:p>
          </table:table-cell>
          <table:table-cell table:formula="of:=IF([.F64]=[.B64];[.E64];[.G6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07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0" calcext:value-type="float">
            <text:p>0</text:p>
          </table:table-cell>
          <table:table-cell table:formula="of:=[.E64]+1" office:value-type="float" office:value="63" calcext:value-type="float">
            <text:p>63</text:p>
          </table:table-cell>
          <table:table-cell table:formula="of:=MAX([.F64];[.B65])" office:value-type="float" office:value="90.0666666666667" calcext:value-type="float">
            <text:p>90.0666666666667</text:p>
          </table:table-cell>
          <table:table-cell table:formula="of:=IF([.F65]=[.B65];[.E65];[.G6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11</text:p>
          </table:table-cell>
          <table:table-cell office:value-type="float" office:value="88.4583333333333" calcext:value-type="float">
            <text:p>88.4583333333333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0" calcext:value-type="float">
            <text:p>0</text:p>
          </table:table-cell>
          <table:table-cell table:formula="of:=[.E65]+1" office:value-type="float" office:value="64" calcext:value-type="float">
            <text:p>64</text:p>
          </table:table-cell>
          <table:table-cell table:formula="of:=MAX([.F65];[.B66])" office:value-type="float" office:value="90.0666666666667" calcext:value-type="float">
            <text:p>90.0666666666667</text:p>
          </table:table-cell>
          <table:table-cell table:formula="of:=IF([.F66]=[.B66];[.E66];[.G6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15</text:p>
          </table:table-cell>
          <table:table-cell office:value-type="float" office:value="88.4583333333333" calcext:value-type="float">
            <text:p>88.4583333333333</text:p>
          </table:table-cell>
          <table:table-cell office:value-type="string" calcext:value-type="string">
            <text:p>reflected on verse JHN 3:9</text:p>
          </table:table-cell>
          <table:table-cell office:value-type="float" office:value="1" calcext:value-type="float">
            <text:p>1</text:p>
          </table:table-cell>
          <table:table-cell table:formula="of:=[.E66]+1" office:value-type="float" office:value="65" calcext:value-type="float">
            <text:p>65</text:p>
          </table:table-cell>
          <table:table-cell table:formula="of:=MAX([.F66];[.B67])" office:value-type="float" office:value="90.0666666666667" calcext:value-type="float">
            <text:p>90.0666666666667</text:p>
          </table:table-cell>
          <table:table-cell table:formula="of:=IF([.F67]=[.B67];[.E67];[.G6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17</text:p>
          </table:table-cell>
          <table:table-cell office:value-type="float" office:value="89.1851851851852" calcext:value-type="float">
            <text:p>89.1851851851852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0" calcext:value-type="float">
            <text:p>0</text:p>
          </table:table-cell>
          <table:table-cell table:formula="of:=[.E67]+1" office:value-type="float" office:value="66" calcext:value-type="float">
            <text:p>66</text:p>
          </table:table-cell>
          <table:table-cell table:formula="of:=MAX([.F67];[.B68])" office:value-type="float" office:value="90.0666666666667" calcext:value-type="float">
            <text:p>90.0666666666667</text:p>
          </table:table-cell>
          <table:table-cell table:formula="of:=IF([.F68]=[.B68];[.E68];[.G6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19</text:p>
          </table:table-cell>
          <table:table-cell office:value-type="float" office:value="88.7962962962963" calcext:value-type="float">
            <text:p>88.7962962962963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0" calcext:value-type="float">
            <text:p>0</text:p>
          </table:table-cell>
          <table:table-cell table:formula="of:=[.E68]+1" office:value-type="float" office:value="67" calcext:value-type="float">
            <text:p>67</text:p>
          </table:table-cell>
          <table:table-cell table:formula="of:=MAX([.F68];[.B69])" office:value-type="float" office:value="90.0666666666667" calcext:value-type="float">
            <text:p>90.0666666666667</text:p>
          </table:table-cell>
          <table:table-cell table:formula="of:=IF([.F69]=[.B69];[.E69];[.G6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20</text:p>
          </table:table-cell>
          <table:table-cell office:value-type="float" office:value="88.7407407407407" calcext:value-type="float">
            <text:p>88.7407407407407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0" calcext:value-type="float">
            <text:p>0</text:p>
          </table:table-cell>
          <table:table-cell table:formula="of:=[.E69]+1" office:value-type="float" office:value="68" calcext:value-type="float">
            <text:p>68</text:p>
          </table:table-cell>
          <table:table-cell table:formula="of:=MAX([.F69];[.B70])" office:value-type="float" office:value="90.0666666666667" calcext:value-type="float">
            <text:p>90.0666666666667</text:p>
          </table:table-cell>
          <table:table-cell table:formula="of:=IF([.F70]=[.B70];[.E70];[.G6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28</text:p>
          </table:table-cell>
          <table:table-cell office:value-type="float" office:value="88.5740740740741" calcext:value-type="float">
            <text:p>88.5740740740741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0" calcext:value-type="float">
            <text:p>0</text:p>
          </table:table-cell>
          <table:table-cell table:formula="of:=[.E70]+1" office:value-type="float" office:value="69" calcext:value-type="float">
            <text:p>69</text:p>
          </table:table-cell>
          <table:table-cell table:formula="of:=MAX([.F70];[.B71])" office:value-type="float" office:value="90.0666666666667" calcext:value-type="float">
            <text:p>90.0666666666667</text:p>
          </table:table-cell>
          <table:table-cell table:formula="of:=IF([.F71]=[.B71];[.E71];[.G7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30</text:p>
          </table:table-cell>
          <table:table-cell office:value-type="float" office:value="88.4740740740741" calcext:value-type="float">
            <text:p>88.4740740740741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0" calcext:value-type="float">
            <text:p>0</text:p>
          </table:table-cell>
          <table:table-cell table:formula="of:=[.E71]+1" office:value-type="float" office:value="70" calcext:value-type="float">
            <text:p>70</text:p>
          </table:table-cell>
          <table:table-cell table:formula="of:=MAX([.F71];[.B72])" office:value-type="float" office:value="90.0666666666667" calcext:value-type="float">
            <text:p>90.0666666666667</text:p>
          </table:table-cell>
          <table:table-cell table:formula="of:=IF([.F72]=[.B72];[.E72];[.G7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31</text:p>
          </table:table-cell>
          <table:table-cell office:value-type="float" office:value="88.462962962963" calcext:value-type="float">
            <text:p>88.462962962963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0" calcext:value-type="float">
            <text:p>0</text:p>
          </table:table-cell>
          <table:table-cell table:formula="of:=[.E72]+1" office:value-type="float" office:value="71" calcext:value-type="float">
            <text:p>71</text:p>
          </table:table-cell>
          <table:table-cell table:formula="of:=MAX([.F72];[.B73])" office:value-type="float" office:value="90.0666666666667" calcext:value-type="float">
            <text:p>90.0666666666667</text:p>
          </table:table-cell>
          <table:table-cell table:formula="of:=IF([.F73]=[.B73];[.E73];[.G7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36</text:p>
          </table:table-cell>
          <table:table-cell office:value-type="float" office:value="88.462962962963" calcext:value-type="float">
            <text:p>88.462962962963</text:p>
          </table:table-cell>
          <table:table-cell office:value-type="string" calcext:value-type="string">
            <text:p>reflected on verse JHN 3:10</text:p>
          </table:table-cell>
          <table:table-cell office:value-type="float" office:value="1" calcext:value-type="float">
            <text:p>1</text:p>
          </table:table-cell>
          <table:table-cell table:formula="of:=[.E73]+1" office:value-type="float" office:value="72" calcext:value-type="float">
            <text:p>72</text:p>
          </table:table-cell>
          <table:table-cell table:formula="of:=MAX([.F73];[.B74])" office:value-type="float" office:value="90.0666666666667" calcext:value-type="float">
            <text:p>90.0666666666667</text:p>
          </table:table-cell>
          <table:table-cell table:formula="of:=IF([.F74]=[.B74];[.E74];[.G7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38</text:p>
          </table:table-cell>
          <table:table-cell office:value-type="float" office:value="88.1166666666667" calcext:value-type="float">
            <text:p>88.1166666666667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0" calcext:value-type="float">
            <text:p>0</text:p>
          </table:table-cell>
          <table:table-cell table:formula="of:=[.E74]+1" office:value-type="float" office:value="73" calcext:value-type="float">
            <text:p>73</text:p>
          </table:table-cell>
          <table:table-cell table:formula="of:=MAX([.F74];[.B75])" office:value-type="float" office:value="90.0666666666667" calcext:value-type="float">
            <text:p>90.0666666666667</text:p>
          </table:table-cell>
          <table:table-cell table:formula="of:=IF([.F75]=[.B75];[.E75];[.G7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39</text:p>
          </table:table-cell>
          <table:table-cell office:value-type="float" office:value="88.1166666666667" calcext:value-type="float">
            <text:p>88.1166666666667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0" calcext:value-type="float">
            <text:p>0</text:p>
          </table:table-cell>
          <table:table-cell table:formula="of:=[.E75]+1" office:value-type="float" office:value="74" calcext:value-type="float">
            <text:p>74</text:p>
          </table:table-cell>
          <table:table-cell table:formula="of:=MAX([.F75];[.B76])" office:value-type="float" office:value="90.0666666666667" calcext:value-type="float">
            <text:p>90.0666666666667</text:p>
          </table:table-cell>
          <table:table-cell table:formula="of:=IF([.F76]=[.B76];[.E76];[.G7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41</text:p>
          </table:table-cell>
          <table:table-cell office:value-type="float" office:value="88.2166666666667" calcext:value-type="float">
            <text:p>88.2166666666667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0" calcext:value-type="float">
            <text:p>0</text:p>
          </table:table-cell>
          <table:table-cell table:formula="of:=[.E76]+1" office:value-type="float" office:value="75" calcext:value-type="float">
            <text:p>75</text:p>
          </table:table-cell>
          <table:table-cell table:formula="of:=MAX([.F76];[.B77])" office:value-type="float" office:value="90.0666666666667" calcext:value-type="float">
            <text:p>90.0666666666667</text:p>
          </table:table-cell>
          <table:table-cell table:formula="of:=IF([.F77]=[.B77];[.E77];[.G7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43</text:p>
          </table:table-cell>
          <table:table-cell office:value-type="float" office:value="88.1916666666667" calcext:value-type="float">
            <text:p>88.1916666666667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0" calcext:value-type="float">
            <text:p>0</text:p>
          </table:table-cell>
          <table:table-cell table:formula="of:=[.E77]+1" office:value-type="float" office:value="76" calcext:value-type="float">
            <text:p>76</text:p>
          </table:table-cell>
          <table:table-cell table:formula="of:=MAX([.F77];[.B78])" office:value-type="float" office:value="90.0666666666667" calcext:value-type="float">
            <text:p>90.0666666666667</text:p>
          </table:table-cell>
          <table:table-cell table:formula="of:=IF([.F78]=[.B78];[.E78];[.G7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44</text:p>
          </table:table-cell>
          <table:table-cell office:value-type="float" office:value="88.2766666666667" calcext:value-type="float">
            <text:p>88.2766666666667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0" calcext:value-type="float">
            <text:p>0</text:p>
          </table:table-cell>
          <table:table-cell table:formula="of:=[.E78]+1" office:value-type="float" office:value="77" calcext:value-type="float">
            <text:p>77</text:p>
          </table:table-cell>
          <table:table-cell table:formula="of:=MAX([.F78];[.B79])" office:value-type="float" office:value="90.0666666666667" calcext:value-type="float">
            <text:p>90.0666666666667</text:p>
          </table:table-cell>
          <table:table-cell table:formula="of:=IF([.F79]=[.B79];[.E79];[.G7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46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0" calcext:value-type="float">
            <text:p>0</text:p>
          </table:table-cell>
          <table:table-cell table:formula="of:=[.E79]+1" office:value-type="float" office:value="78" calcext:value-type="float">
            <text:p>78</text:p>
          </table:table-cell>
          <table:table-cell table:formula="of:=MAX([.F79];[.B80])" office:value-type="float" office:value="90.0666666666667" calcext:value-type="float">
            <text:p>90.0666666666667</text:p>
          </table:table-cell>
          <table:table-cell table:formula="of:=IF([.F80]=[.B80];[.E80];[.G7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5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1" calcext:value-type="float">
            <text:p>1</text:p>
          </table:table-cell>
          <table:table-cell table:formula="of:=[.E80]+1" office:value-type="float" office:value="79" calcext:value-type="float">
            <text:p>79</text:p>
          </table:table-cell>
          <table:table-cell table:formula="of:=MAX([.F80];[.B81])" office:value-type="float" office:value="90.0666666666667" calcext:value-type="float">
            <text:p>90.0666666666667</text:p>
          </table:table-cell>
          <table:table-cell table:formula="of:=IF([.F81]=[.B81];[.E81];[.G8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52</text:p>
          </table:table-cell>
          <table:table-cell office:value-type="float" office:value="88.4545454545455" calcext:value-type="float">
            <text:p>88.4545454545455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0" calcext:value-type="float">
            <text:p>0</text:p>
          </table:table-cell>
          <table:table-cell table:formula="of:=[.E81]+1" office:value-type="float" office:value="80" calcext:value-type="float">
            <text:p>80</text:p>
          </table:table-cell>
          <table:table-cell table:formula="of:=MAX([.F81];[.B82])" office:value-type="float" office:value="90.0666666666667" calcext:value-type="float">
            <text:p>90.0666666666667</text:p>
          </table:table-cell>
          <table:table-cell table:formula="of:=IF([.F82]=[.B82];[.E82];[.G8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53</text:p>
          </table:table-cell>
          <table:table-cell office:value-type="float" office:value="88.4545454545455" calcext:value-type="float">
            <text:p>88.4545454545455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0" calcext:value-type="float">
            <text:p>0</text:p>
          </table:table-cell>
          <table:table-cell table:formula="of:=[.E82]+1" office:value-type="float" office:value="81" calcext:value-type="float">
            <text:p>81</text:p>
          </table:table-cell>
          <table:table-cell table:formula="of:=MAX([.F82];[.B83])" office:value-type="float" office:value="90.0666666666667" calcext:value-type="float">
            <text:p>90.0666666666667</text:p>
          </table:table-cell>
          <table:table-cell table:formula="of:=IF([.F83]=[.B83];[.E83];[.G8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55</text:p>
          </table:table-cell>
          <table:table-cell office:value-type="float" office:value="88.5151515151515" calcext:value-type="float">
            <text:p>88.5151515151515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0" calcext:value-type="float">
            <text:p>0</text:p>
          </table:table-cell>
          <table:table-cell table:formula="of:=[.E83]+1" office:value-type="float" office:value="82" calcext:value-type="float">
            <text:p>82</text:p>
          </table:table-cell>
          <table:table-cell table:formula="of:=MAX([.F83];[.B84])" office:value-type="float" office:value="90.0666666666667" calcext:value-type="float">
            <text:p>90.0666666666667</text:p>
          </table:table-cell>
          <table:table-cell table:formula="of:=IF([.F84]=[.B84];[.E84];[.G8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57</text:p>
          </table:table-cell>
          <table:table-cell office:value-type="float" office:value="88.3863636363636" calcext:value-type="float">
            <text:p>88.3863636363636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0" calcext:value-type="float">
            <text:p>0</text:p>
          </table:table-cell>
          <table:table-cell table:formula="of:=[.E84]+1" office:value-type="float" office:value="83" calcext:value-type="float">
            <text:p>83</text:p>
          </table:table-cell>
          <table:table-cell table:formula="of:=MAX([.F84];[.B85])" office:value-type="float" office:value="90.0666666666667" calcext:value-type="float">
            <text:p>90.0666666666667</text:p>
          </table:table-cell>
          <table:table-cell table:formula="of:=IF([.F85]=[.B85];[.E85];[.G8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5:59</text:p>
          </table:table-cell>
          <table:table-cell office:value-type="float" office:value="88.3636363636364" calcext:value-type="float">
            <text:p>88.3636363636364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0" calcext:value-type="float">
            <text:p>0</text:p>
          </table:table-cell>
          <table:table-cell table:formula="of:=[.E85]+1" office:value-type="float" office:value="84" calcext:value-type="float">
            <text:p>84</text:p>
          </table:table-cell>
          <table:table-cell table:formula="of:=MAX([.F85];[.B86])" office:value-type="float" office:value="90.0666666666667" calcext:value-type="float">
            <text:p>90.0666666666667</text:p>
          </table:table-cell>
          <table:table-cell table:formula="of:=IF([.F86]=[.B86];[.E86];[.G8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01</text:p>
          </table:table-cell>
          <table:table-cell office:value-type="float" office:value="88.1515151515151" calcext:value-type="float">
            <text:p>88.1515151515151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0" calcext:value-type="float">
            <text:p>0</text:p>
          </table:table-cell>
          <table:table-cell table:formula="of:=[.E86]+1" office:value-type="float" office:value="85" calcext:value-type="float">
            <text:p>85</text:p>
          </table:table-cell>
          <table:table-cell table:formula="of:=MAX([.F86];[.B87])" office:value-type="float" office:value="90.0666666666667" calcext:value-type="float">
            <text:p>90.0666666666667</text:p>
          </table:table-cell>
          <table:table-cell table:formula="of:=IF([.F87]=[.B87];[.E87];[.G8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06</text:p>
          </table:table-cell>
          <table:table-cell office:value-type="float" office:value="88.1515151515151" calcext:value-type="float">
            <text:p>88.1515151515151</text:p>
          </table:table-cell>
          <table:table-cell office:value-type="string" calcext:value-type="string">
            <text:p>reflected on verse JHN 3:13</text:p>
          </table:table-cell>
          <table:table-cell office:value-type="float" office:value="1" calcext:value-type="float">
            <text:p>1</text:p>
          </table:table-cell>
          <table:table-cell table:formula="of:=[.E87]+1" office:value-type="float" office:value="86" calcext:value-type="float">
            <text:p>86</text:p>
          </table:table-cell>
          <table:table-cell table:formula="of:=MAX([.F87];[.B88])" office:value-type="float" office:value="90.0666666666667" calcext:value-type="float">
            <text:p>90.0666666666667</text:p>
          </table:table-cell>
          <table:table-cell table:formula="of:=IF([.F88]=[.B88];[.E88];[.G8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07</text:p>
          </table:table-cell>
          <table:table-cell office:value-type="float" office:value="88.1388888888889" calcext:value-type="float">
            <text:p>88.1388888888889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0" calcext:value-type="float">
            <text:p>0</text:p>
          </table:table-cell>
          <table:table-cell table:formula="of:=[.E88]+1" office:value-type="float" office:value="87" calcext:value-type="float">
            <text:p>87</text:p>
          </table:table-cell>
          <table:table-cell table:formula="of:=MAX([.F88];[.B89])" office:value-type="float" office:value="90.0666666666667" calcext:value-type="float">
            <text:p>90.0666666666667</text:p>
          </table:table-cell>
          <table:table-cell table:formula="of:=IF([.F89]=[.B89];[.E89];[.G8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09</text:p>
          </table:table-cell>
          <table:table-cell office:value-type="float" office:value="88.2222222222222" calcext:value-type="float">
            <text:p>88.2222222222222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0" calcext:value-type="float">
            <text:p>0</text:p>
          </table:table-cell>
          <table:table-cell table:formula="of:=[.E89]+1" office:value-type="float" office:value="88" calcext:value-type="float">
            <text:p>88</text:p>
          </table:table-cell>
          <table:table-cell table:formula="of:=MAX([.F89];[.B90])" office:value-type="float" office:value="90.0666666666667" calcext:value-type="float">
            <text:p>90.0666666666667</text:p>
          </table:table-cell>
          <table:table-cell table:formula="of:=IF([.F90]=[.B90];[.E90];[.G8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10</text:p>
          </table:table-cell>
          <table:table-cell office:value-type="float" office:value="88.3888888888889" calcext:value-type="float">
            <text:p>88.3888888888889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0" calcext:value-type="float">
            <text:p>0</text:p>
          </table:table-cell>
          <table:table-cell table:formula="of:=[.E90]+1" office:value-type="float" office:value="89" calcext:value-type="float">
            <text:p>89</text:p>
          </table:table-cell>
          <table:table-cell table:formula="of:=MAX([.F90];[.B91])" office:value-type="float" office:value="90.0666666666667" calcext:value-type="float">
            <text:p>90.0666666666667</text:p>
          </table:table-cell>
          <table:table-cell table:formula="of:=IF([.F91]=[.B91];[.E91];[.G9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12</text:p>
          </table:table-cell>
          <table:table-cell office:value-type="float" office:value="88.3680555555555" calcext:value-type="float">
            <text:p>88.3680555555555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0" calcext:value-type="float">
            <text:p>0</text:p>
          </table:table-cell>
          <table:table-cell table:formula="of:=[.E91]+1" office:value-type="float" office:value="90" calcext:value-type="float">
            <text:p>90</text:p>
          </table:table-cell>
          <table:table-cell table:formula="of:=MAX([.F91];[.B92])" office:value-type="float" office:value="90.0666666666667" calcext:value-type="float">
            <text:p>90.0666666666667</text:p>
          </table:table-cell>
          <table:table-cell table:formula="of:=IF([.F92]=[.B92];[.E92];[.G9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13</text:p>
          </table:table-cell>
          <table:table-cell office:value-type="float" office:value="88.3555555555556" calcext:value-type="float">
            <text:p>88.3555555555556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0" calcext:value-type="float">
            <text:p>0</text:p>
          </table:table-cell>
          <table:table-cell table:formula="of:=[.E92]+1" office:value-type="float" office:value="91" calcext:value-type="float">
            <text:p>91</text:p>
          </table:table-cell>
          <table:table-cell table:formula="of:=MAX([.F92];[.B93])" office:value-type="float" office:value="90.0666666666667" calcext:value-type="float">
            <text:p>90.0666666666667</text:p>
          </table:table-cell>
          <table:table-cell table:formula="of:=IF([.F93]=[.B93];[.E93];[.G9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15</text:p>
          </table:table-cell>
          <table:table-cell office:value-type="float" office:value="88.3472222222222" calcext:value-type="float">
            <text:p>88.3472222222222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0" calcext:value-type="float">
            <text:p>0</text:p>
          </table:table-cell>
          <table:table-cell table:formula="of:=[.E93]+1" office:value-type="float" office:value="92" calcext:value-type="float">
            <text:p>92</text:p>
          </table:table-cell>
          <table:table-cell table:formula="of:=MAX([.F93];[.B94])" office:value-type="float" office:value="90.0666666666667" calcext:value-type="float">
            <text:p>90.0666666666667</text:p>
          </table:table-cell>
          <table:table-cell table:formula="of:=IF([.F94]=[.B94];[.E94];[.G9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20</text:p>
          </table:table-cell>
          <table:table-cell office:value-type="float" office:value="88.3472222222222" calcext:value-type="float">
            <text:p>88.3472222222222</text:p>
          </table:table-cell>
          <table:table-cell office:value-type="string" calcext:value-type="string">
            <text:p>reflected on verse JHN 3:14</text:p>
          </table:table-cell>
          <table:table-cell office:value-type="float" office:value="1" calcext:value-type="float">
            <text:p>1</text:p>
          </table:table-cell>
          <table:table-cell table:formula="of:=[.E94]+1" office:value-type="float" office:value="93" calcext:value-type="float">
            <text:p>93</text:p>
          </table:table-cell>
          <table:table-cell table:formula="of:=MAX([.F94];[.B95])" office:value-type="float" office:value="90.0666666666667" calcext:value-type="float">
            <text:p>90.0666666666667</text:p>
          </table:table-cell>
          <table:table-cell table:formula="of:=IF([.F95]=[.B95];[.E95];[.G9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22</text:p>
          </table:table-cell>
          <table:table-cell office:value-type="float" office:value="88.6282051282051" calcext:value-type="float">
            <text:p>88.6282051282051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0" calcext:value-type="float">
            <text:p>0</text:p>
          </table:table-cell>
          <table:table-cell table:formula="of:=[.E95]+1" office:value-type="float" office:value="94" calcext:value-type="float">
            <text:p>94</text:p>
          </table:table-cell>
          <table:table-cell table:formula="of:=MAX([.F95];[.B96])" office:value-type="float" office:value="90.0666666666667" calcext:value-type="float">
            <text:p>90.0666666666667</text:p>
          </table:table-cell>
          <table:table-cell table:formula="of:=IF([.F96]=[.B96];[.E96];[.G9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23</text:p>
          </table:table-cell>
          <table:table-cell office:value-type="float" office:value="88.551282051282" calcext:value-type="float">
            <text:p>88.551282051282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0" calcext:value-type="float">
            <text:p>0</text:p>
          </table:table-cell>
          <table:table-cell table:formula="of:=[.E96]+1" office:value-type="float" office:value="95" calcext:value-type="float">
            <text:p>95</text:p>
          </table:table-cell>
          <table:table-cell table:formula="of:=MAX([.F96];[.B97])" office:value-type="float" office:value="90.0666666666667" calcext:value-type="float">
            <text:p>90.0666666666667</text:p>
          </table:table-cell>
          <table:table-cell table:formula="of:=IF([.F97]=[.B97];[.E97];[.G9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25</text:p>
          </table:table-cell>
          <table:table-cell office:value-type="float" office:value="88.3974358974359" calcext:value-type="float">
            <text:p>88.3974358974359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0" calcext:value-type="float">
            <text:p>0</text:p>
          </table:table-cell>
          <table:table-cell table:formula="of:=[.E97]+1" office:value-type="float" office:value="96" calcext:value-type="float">
            <text:p>96</text:p>
          </table:table-cell>
          <table:table-cell table:formula="of:=MAX([.F97];[.B98])" office:value-type="float" office:value="90.0666666666667" calcext:value-type="float">
            <text:p>90.0666666666667</text:p>
          </table:table-cell>
          <table:table-cell table:formula="of:=IF([.F98]=[.B98];[.E98];[.G9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26</text:p>
          </table:table-cell>
          <table:table-cell office:value-type="float" office:value="88.5128205128205" calcext:value-type="float">
            <text:p>88.5128205128205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0" calcext:value-type="float">
            <text:p>0</text:p>
          </table:table-cell>
          <table:table-cell table:formula="of:=[.E98]+1" office:value-type="float" office:value="97" calcext:value-type="float">
            <text:p>97</text:p>
          </table:table-cell>
          <table:table-cell table:formula="of:=MAX([.F98];[.B99])" office:value-type="float" office:value="90.0666666666667" calcext:value-type="float">
            <text:p>90.0666666666667</text:p>
          </table:table-cell>
          <table:table-cell table:formula="of:=IF([.F99]=[.B99];[.E99];[.G9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28</text:p>
          </table:table-cell>
          <table:table-cell office:value-type="float" office:value="88.5051282051282" calcext:value-type="float">
            <text:p>88.5051282051282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0" calcext:value-type="float">
            <text:p>0</text:p>
          </table:table-cell>
          <table:table-cell table:formula="of:=[.E99]+1" office:value-type="float" office:value="98" calcext:value-type="float">
            <text:p>98</text:p>
          </table:table-cell>
          <table:table-cell table:formula="of:=MAX([.F99];[.B100])" office:value-type="float" office:value="90.0666666666667" calcext:value-type="float">
            <text:p>90.0666666666667</text:p>
          </table:table-cell>
          <table:table-cell table:formula="of:=IF([.F100]=[.B100];[.E100];[.G9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29</text:p>
          </table:table-cell>
          <table:table-cell office:value-type="float" office:value="88.4358974358974" calcext:value-type="float">
            <text:p>88.4358974358974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0" calcext:value-type="float">
            <text:p>0</text:p>
          </table:table-cell>
          <table:table-cell table:formula="of:=[.E100]+1" office:value-type="float" office:value="99" calcext:value-type="float">
            <text:p>99</text:p>
          </table:table-cell>
          <table:table-cell table:formula="of:=MAX([.F100];[.B101])" office:value-type="float" office:value="90.0666666666667" calcext:value-type="float">
            <text:p>90.0666666666667</text:p>
          </table:table-cell>
          <table:table-cell table:formula="of:=IF([.F101]=[.B101];[.E101];[.G10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34</text:p>
          </table:table-cell>
          <table:table-cell office:value-type="float" office:value="88.4358974358974" calcext:value-type="float">
            <text:p>88.4358974358974</text:p>
          </table:table-cell>
          <table:table-cell office:value-type="string" calcext:value-type="string">
            <text:p>reflected on verse JHN 3:15</text:p>
          </table:table-cell>
          <table:table-cell office:value-type="float" office:value="1" calcext:value-type="float">
            <text:p>1</text:p>
          </table:table-cell>
          <table:table-cell table:formula="of:=[.E101]+1" office:value-type="float" office:value="100" calcext:value-type="float">
            <text:p>100</text:p>
          </table:table-cell>
          <table:table-cell table:formula="of:=MAX([.F101];[.B102])" office:value-type="float" office:value="90.0666666666667" calcext:value-type="float">
            <text:p>90.0666666666667</text:p>
          </table:table-cell>
          <table:table-cell table:formula="of:=IF([.F102]=[.B102];[.E102];[.G10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36</text:p>
          </table:table-cell>
          <table:table-cell office:value-type="float" office:value="88.6904761904762" calcext:value-type="float">
            <text:p>88.6904761904762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0" calcext:value-type="float">
            <text:p>0</text:p>
          </table:table-cell>
          <table:table-cell table:formula="of:=[.E102]+1" office:value-type="float" office:value="101" calcext:value-type="float">
            <text:p>101</text:p>
          </table:table-cell>
          <table:table-cell table:formula="of:=MAX([.F102];[.B103])" office:value-type="float" office:value="90.0666666666667" calcext:value-type="float">
            <text:p>90.0666666666667</text:p>
          </table:table-cell>
          <table:table-cell table:formula="of:=IF([.F103]=[.B103];[.E103];[.G10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38</text:p>
          </table:table-cell>
          <table:table-cell office:value-type="float" office:value="88.6190476190476" calcext:value-type="float">
            <text:p>88.6190476190476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0" calcext:value-type="float">
            <text:p>0</text:p>
          </table:table-cell>
          <table:table-cell table:formula="of:=[.E103]+1" office:value-type="float" office:value="102" calcext:value-type="float">
            <text:p>102</text:p>
          </table:table-cell>
          <table:table-cell table:formula="of:=MAX([.F103];[.B104])" office:value-type="float" office:value="90.0666666666667" calcext:value-type="float">
            <text:p>90.0666666666667</text:p>
          </table:table-cell>
          <table:table-cell table:formula="of:=IF([.F104]=[.B104];[.E104];[.G10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40</text:p>
          </table:table-cell>
          <table:table-cell office:value-type="float" office:value="88.5952380952381" calcext:value-type="float">
            <text:p>88.5952380952381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0" calcext:value-type="float">
            <text:p>0</text:p>
          </table:table-cell>
          <table:table-cell table:formula="of:=[.E104]+1" office:value-type="float" office:value="103" calcext:value-type="float">
            <text:p>103</text:p>
          </table:table-cell>
          <table:table-cell table:formula="of:=MAX([.F104];[.B105])" office:value-type="float" office:value="90.0666666666667" calcext:value-type="float">
            <text:p>90.0666666666667</text:p>
          </table:table-cell>
          <table:table-cell table:formula="of:=IF([.F105]=[.B105];[.E105];[.G10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41</text:p>
          </table:table-cell>
          <table:table-cell office:value-type="float" office:value="88.6190476190476" calcext:value-type="float">
            <text:p>88.6190476190476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0" calcext:value-type="float">
            <text:p>0</text:p>
          </table:table-cell>
          <table:table-cell table:formula="of:=[.E105]+1" office:value-type="float" office:value="104" calcext:value-type="float">
            <text:p>104</text:p>
          </table:table-cell>
          <table:table-cell table:formula="of:=MAX([.F105];[.B106])" office:value-type="float" office:value="90.0666666666667" calcext:value-type="float">
            <text:p>90.0666666666667</text:p>
          </table:table-cell>
          <table:table-cell table:formula="of:=IF([.F106]=[.B106];[.E106];[.G10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43</text:p>
          </table:table-cell>
          <table:table-cell office:value-type="float" office:value="88.6761904761905" calcext:value-type="float">
            <text:p>88.6761904761905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0" calcext:value-type="float">
            <text:p>0</text:p>
          </table:table-cell>
          <table:table-cell table:formula="of:=[.E106]+1" office:value-type="float" office:value="105" calcext:value-type="float">
            <text:p>105</text:p>
          </table:table-cell>
          <table:table-cell table:formula="of:=MAX([.F106];[.B107])" office:value-type="float" office:value="90.0666666666667" calcext:value-type="float">
            <text:p>90.0666666666667</text:p>
          </table:table-cell>
          <table:table-cell table:formula="of:=IF([.F107]=[.B107];[.E107];[.G10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44</text:p>
          </table:table-cell>
          <table:table-cell office:value-type="float" office:value="88.6547619047619" calcext:value-type="float">
            <text:p>88.6547619047619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0" calcext:value-type="float">
            <text:p>0</text:p>
          </table:table-cell>
          <table:table-cell table:formula="of:=[.E107]+1" office:value-type="float" office:value="106" calcext:value-type="float">
            <text:p>106</text:p>
          </table:table-cell>
          <table:table-cell table:formula="of:=MAX([.F107];[.B108])" office:value-type="float" office:value="90.0666666666667" calcext:value-type="float">
            <text:p>90.0666666666667</text:p>
          </table:table-cell>
          <table:table-cell table:formula="of:=IF([.F108]=[.B108];[.E108];[.G10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50</text:p>
          </table:table-cell>
          <table:table-cell office:value-type="float" office:value="88.6547619047619" calcext:value-type="float">
            <text:p>88.6547619047619</text:p>
          </table:table-cell>
          <table:table-cell office:value-type="string" calcext:value-type="string">
            <text:p>reflected on verse JHN 3:16</text:p>
          </table:table-cell>
          <table:table-cell office:value-type="float" office:value="1" calcext:value-type="float">
            <text:p>1</text:p>
          </table:table-cell>
          <table:table-cell table:formula="of:=[.E108]+1" office:value-type="float" office:value="107" calcext:value-type="float">
            <text:p>107</text:p>
          </table:table-cell>
          <table:table-cell table:formula="of:=MAX([.F108];[.B109])" office:value-type="float" office:value="90.0666666666667" calcext:value-type="float">
            <text:p>90.0666666666667</text:p>
          </table:table-cell>
          <table:table-cell table:formula="of:=IF([.F109]=[.B109];[.E109];[.G10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51</text:p>
          </table:table-cell>
          <table:table-cell office:value-type="float" office:value="88.7444444444444" calcext:value-type="float">
            <text:p>88.7444444444444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0" calcext:value-type="float">
            <text:p>0</text:p>
          </table:table-cell>
          <table:table-cell table:formula="of:=[.E109]+1" office:value-type="float" office:value="108" calcext:value-type="float">
            <text:p>108</text:p>
          </table:table-cell>
          <table:table-cell table:formula="of:=MAX([.F109];[.B110])" office:value-type="float" office:value="90.0666666666667" calcext:value-type="float">
            <text:p>90.0666666666667</text:p>
          </table:table-cell>
          <table:table-cell table:formula="of:=IF([.F110]=[.B110];[.E110];[.G10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53</text:p>
          </table:table-cell>
          <table:table-cell office:value-type="float" office:value="88.9111111111111" calcext:value-type="float">
            <text:p>88.9111111111111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0" calcext:value-type="float">
            <text:p>0</text:p>
          </table:table-cell>
          <table:table-cell table:formula="of:=[.E110]+1" office:value-type="float" office:value="109" calcext:value-type="float">
            <text:p>109</text:p>
          </table:table-cell>
          <table:table-cell table:formula="of:=MAX([.F110];[.B111])" office:value-type="float" office:value="90.0666666666667" calcext:value-type="float">
            <text:p>90.0666666666667</text:p>
          </table:table-cell>
          <table:table-cell table:formula="of:=IF([.F111]=[.B111];[.E111];[.G11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55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0" calcext:value-type="float">
            <text:p>0</text:p>
          </table:table-cell>
          <table:table-cell table:formula="of:=[.E111]+1" office:value-type="float" office:value="110" calcext:value-type="float">
            <text:p>110</text:p>
          </table:table-cell>
          <table:table-cell table:formula="of:=MAX([.F111];[.B112])" office:value-type="float" office:value="90.0666666666667" calcext:value-type="float">
            <text:p>90.0666666666667</text:p>
          </table:table-cell>
          <table:table-cell table:formula="of:=IF([.F112]=[.B112];[.E112];[.G11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56</text:p>
          </table:table-cell>
          <table:table-cell office:value-type="float" office:value="88.9444444444444" calcext:value-type="float">
            <text:p>88.9444444444444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0" calcext:value-type="float">
            <text:p>0</text:p>
          </table:table-cell>
          <table:table-cell table:formula="of:=[.E112]+1" office:value-type="float" office:value="111" calcext:value-type="float">
            <text:p>111</text:p>
          </table:table-cell>
          <table:table-cell table:formula="of:=MAX([.F112];[.B113])" office:value-type="float" office:value="90.0666666666667" calcext:value-type="float">
            <text:p>90.0666666666667</text:p>
          </table:table-cell>
          <table:table-cell table:formula="of:=IF([.F113]=[.B113];[.E113];[.G11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58</text:p>
          </table:table-cell>
          <table:table-cell office:value-type="float" office:value="88.9044444444444" calcext:value-type="float">
            <text:p>88.9044444444444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0" calcext:value-type="float">
            <text:p>0</text:p>
          </table:table-cell>
          <table:table-cell table:formula="of:=[.E113]+1" office:value-type="float" office:value="112" calcext:value-type="float">
            <text:p>112</text:p>
          </table:table-cell>
          <table:table-cell table:formula="of:=MAX([.F113];[.B114])" office:value-type="float" office:value="90.0666666666667" calcext:value-type="float">
            <text:p>90.0666666666667</text:p>
          </table:table-cell>
          <table:table-cell table:formula="of:=IF([.F114]=[.B114];[.E114];[.G11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6:59</text:p>
          </table:table-cell>
          <table:table-cell office:value-type="float" office:value="88.8222222222222" calcext:value-type="float">
            <text:p>88.8222222222222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0" calcext:value-type="float">
            <text:p>0</text:p>
          </table:table-cell>
          <table:table-cell table:formula="of:=[.E114]+1" office:value-type="float" office:value="113" calcext:value-type="float">
            <text:p>113</text:p>
          </table:table-cell>
          <table:table-cell table:formula="of:=MAX([.F114];[.B115])" office:value-type="float" office:value="90.0666666666667" calcext:value-type="float">
            <text:p>90.0666666666667</text:p>
          </table:table-cell>
          <table:table-cell table:formula="of:=IF([.F115]=[.B115];[.E115];[.G11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04</text:p>
          </table:table-cell>
          <table:table-cell office:value-type="float" office:value="88.8222222222222" calcext:value-type="float">
            <text:p>88.8222222222222</text:p>
          </table:table-cell>
          <table:table-cell office:value-type="string" calcext:value-type="string">
            <text:p>reflected on verse JHN 3:17</text:p>
          </table:table-cell>
          <table:table-cell office:value-type="float" office:value="1" calcext:value-type="float">
            <text:p>1</text:p>
          </table:table-cell>
          <table:table-cell table:formula="of:=[.E115]+1" office:value-type="float" office:value="114" calcext:value-type="float">
            <text:p>114</text:p>
          </table:table-cell>
          <table:table-cell table:formula="of:=MAX([.F115];[.B116])" office:value-type="float" office:value="90.0666666666667" calcext:value-type="float">
            <text:p>90.0666666666667</text:p>
          </table:table-cell>
          <table:table-cell table:formula="of:=IF([.F116]=[.B116];[.E116];[.G11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05</text:p>
          </table:table-cell>
          <table:table-cell office:value-type="float" office:value="88.8958333333333" calcext:value-type="float">
            <text:p>88.8958333333333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0" calcext:value-type="float">
            <text:p>0</text:p>
          </table:table-cell>
          <table:table-cell table:formula="of:=[.E116]+1" office:value-type="float" office:value="115" calcext:value-type="float">
            <text:p>115</text:p>
          </table:table-cell>
          <table:table-cell table:formula="of:=MAX([.F116];[.B117])" office:value-type="float" office:value="90.0666666666667" calcext:value-type="float">
            <text:p>90.0666666666667</text:p>
          </table:table-cell>
          <table:table-cell table:formula="of:=IF([.F117]=[.B117];[.E117];[.G11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07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0" calcext:value-type="float">
            <text:p>0</text:p>
          </table:table-cell>
          <table:table-cell table:formula="of:=[.E117]+1" office:value-type="float" office:value="116" calcext:value-type="float">
            <text:p>116</text:p>
          </table:table-cell>
          <table:table-cell table:formula="of:=MAX([.F117];[.B118])" office:value-type="float" office:value="90.0666666666667" calcext:value-type="float">
            <text:p>90.0666666666667</text:p>
          </table:table-cell>
          <table:table-cell table:formula="of:=IF([.F118]=[.B118];[.E118];[.G11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09</text:p>
          </table:table-cell>
          <table:table-cell office:value-type="float" office:value="88.8541666666667" calcext:value-type="float">
            <text:p>88.8541666666667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0" calcext:value-type="float">
            <text:p>0</text:p>
          </table:table-cell>
          <table:table-cell table:formula="of:=[.E118]+1" office:value-type="float" office:value="117" calcext:value-type="float">
            <text:p>117</text:p>
          </table:table-cell>
          <table:table-cell table:formula="of:=MAX([.F118];[.B119])" office:value-type="float" office:value="90.0666666666667" calcext:value-type="float">
            <text:p>90.0666666666667</text:p>
          </table:table-cell>
          <table:table-cell table:formula="of:=IF([.F119]=[.B119];[.E119];[.G11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10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0" calcext:value-type="float">
            <text:p>0</text:p>
          </table:table-cell>
          <table:table-cell table:formula="of:=[.E119]+1" office:value-type="float" office:value="118" calcext:value-type="float">
            <text:p>118</text:p>
          </table:table-cell>
          <table:table-cell table:formula="of:=MAX([.F119];[.B120])" office:value-type="float" office:value="90.0666666666667" calcext:value-type="float">
            <text:p>90.0666666666667</text:p>
          </table:table-cell>
          <table:table-cell table:formula="of:=IF([.F120]=[.B120];[.E120];[.G11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12</text:p>
          </table:table-cell>
          <table:table-cell office:value-type="float" office:value="88.8458333333333" calcext:value-type="float">
            <text:p>88.8458333333333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0" calcext:value-type="float">
            <text:p>0</text:p>
          </table:table-cell>
          <table:table-cell table:formula="of:=[.E120]+1" office:value-type="float" office:value="119" calcext:value-type="float">
            <text:p>119</text:p>
          </table:table-cell>
          <table:table-cell table:formula="of:=MAX([.F120];[.B121])" office:value-type="float" office:value="90.0666666666667" calcext:value-type="float">
            <text:p>90.0666666666667</text:p>
          </table:table-cell>
          <table:table-cell table:formula="of:=IF([.F121]=[.B121];[.E121];[.G12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13</text:p>
          </table:table-cell>
          <table:table-cell office:value-type="float" office:value="88.8541666666667" calcext:value-type="float">
            <text:p>88.8541666666667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0" calcext:value-type="float">
            <text:p>0</text:p>
          </table:table-cell>
          <table:table-cell table:formula="of:=[.E121]+1" office:value-type="float" office:value="120" calcext:value-type="float">
            <text:p>120</text:p>
          </table:table-cell>
          <table:table-cell table:formula="of:=MAX([.F121];[.B122])" office:value-type="float" office:value="90.0666666666667" calcext:value-type="float">
            <text:p>90.0666666666667</text:p>
          </table:table-cell>
          <table:table-cell table:formula="of:=IF([.F122]=[.B122];[.E122];[.G12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18</text:p>
          </table:table-cell>
          <table:table-cell office:value-type="float" office:value="88.8541666666667" calcext:value-type="float">
            <text:p>88.8541666666667</text:p>
          </table:table-cell>
          <table:table-cell office:value-type="string" calcext:value-type="string">
            <text:p>reflected on verse JHN 3:18</text:p>
          </table:table-cell>
          <table:table-cell office:value-type="float" office:value="1" calcext:value-type="float">
            <text:p>1</text:p>
          </table:table-cell>
          <table:table-cell table:formula="of:=[.E122]+1" office:value-type="float" office:value="121" calcext:value-type="float">
            <text:p>121</text:p>
          </table:table-cell>
          <table:table-cell table:formula="of:=MAX([.F122];[.B123])" office:value-type="float" office:value="90.0666666666667" calcext:value-type="float">
            <text:p>90.0666666666667</text:p>
          </table:table-cell>
          <table:table-cell table:formula="of:=IF([.F123]=[.B123];[.E123];[.G12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20</text:p>
          </table:table-cell>
          <table:table-cell office:value-type="float" office:value="89.2156862745098" calcext:value-type="float">
            <text:p>89.2156862745098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0" calcext:value-type="float">
            <text:p>0</text:p>
          </table:table-cell>
          <table:table-cell table:formula="of:=[.E123]+1" office:value-type="float" office:value="122" calcext:value-type="float">
            <text:p>122</text:p>
          </table:table-cell>
          <table:table-cell table:formula="of:=MAX([.F123];[.B124])" office:value-type="float" office:value="90.0666666666667" calcext:value-type="float">
            <text:p>90.0666666666667</text:p>
          </table:table-cell>
          <table:table-cell table:formula="of:=IF([.F124]=[.B124];[.E124];[.G12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22</text:p>
          </table:table-cell>
          <table:table-cell office:value-type="float" office:value="89.0686274509804" calcext:value-type="float">
            <text:p>89.0686274509804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0" calcext:value-type="float">
            <text:p>0</text:p>
          </table:table-cell>
          <table:table-cell table:formula="of:=[.E124]+1" office:value-type="float" office:value="123" calcext:value-type="float">
            <text:p>123</text:p>
          </table:table-cell>
          <table:table-cell table:formula="of:=MAX([.F124];[.B125])" office:value-type="float" office:value="90.0666666666667" calcext:value-type="float">
            <text:p>90.0666666666667</text:p>
          </table:table-cell>
          <table:table-cell table:formula="of:=IF([.F125]=[.B125];[.E125];[.G12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24</text:p>
          </table:table-cell>
          <table:table-cell office:value-type="float" office:value="88.921568627451" calcext:value-type="float">
            <text:p>88.921568627451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0" calcext:value-type="float">
            <text:p>0</text:p>
          </table:table-cell>
          <table:table-cell table:formula="of:=[.E125]+1" office:value-type="float" office:value="124" calcext:value-type="float">
            <text:p>124</text:p>
          </table:table-cell>
          <table:table-cell table:formula="of:=MAX([.F125];[.B126])" office:value-type="float" office:value="90.0666666666667" calcext:value-type="float">
            <text:p>90.0666666666667</text:p>
          </table:table-cell>
          <table:table-cell table:formula="of:=IF([.F126]=[.B126];[.E126];[.G12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26</text:p>
          </table:table-cell>
          <table:table-cell office:value-type="float" office:value="88.921568627451" calcext:value-type="float">
            <text:p>88.921568627451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0" calcext:value-type="float">
            <text:p>0</text:p>
          </table:table-cell>
          <table:table-cell table:formula="of:=[.E126]+1" office:value-type="float" office:value="125" calcext:value-type="float">
            <text:p>125</text:p>
          </table:table-cell>
          <table:table-cell table:formula="of:=MAX([.F126];[.B127])" office:value-type="float" office:value="90.0666666666667" calcext:value-type="float">
            <text:p>90.0666666666667</text:p>
          </table:table-cell>
          <table:table-cell table:formula="of:=IF([.F127]=[.B127];[.E127];[.G12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27</text:p>
          </table:table-cell>
          <table:table-cell office:value-type="float" office:value="88.8627450980392" calcext:value-type="float">
            <text:p>88.8627450980392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0" calcext:value-type="float">
            <text:p>0</text:p>
          </table:table-cell>
          <table:table-cell table:formula="of:=[.E127]+1" office:value-type="float" office:value="126" calcext:value-type="float">
            <text:p>126</text:p>
          </table:table-cell>
          <table:table-cell table:formula="of:=MAX([.F127];[.B128])" office:value-type="float" office:value="90.0666666666667" calcext:value-type="float">
            <text:p>90.0666666666667</text:p>
          </table:table-cell>
          <table:table-cell table:formula="of:=IF([.F128]=[.B128];[.E128];[.G12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29</text:p>
          </table:table-cell>
          <table:table-cell office:value-type="float" office:value="88.8725490196079" calcext:value-type="float">
            <text:p>88.8725490196079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0" calcext:value-type="float">
            <text:p>0</text:p>
          </table:table-cell>
          <table:table-cell table:formula="of:=[.E128]+1" office:value-type="float" office:value="127" calcext:value-type="float">
            <text:p>127</text:p>
          </table:table-cell>
          <table:table-cell table:formula="of:=MAX([.F128];[.B129])" office:value-type="float" office:value="90.0666666666667" calcext:value-type="float">
            <text:p>90.0666666666667</text:p>
          </table:table-cell>
          <table:table-cell table:formula="of:=IF([.F129]=[.B129];[.E129];[.G12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32</text:p>
          </table:table-cell>
          <table:table-cell office:value-type="float" office:value="88.8725490196079" calcext:value-type="float">
            <text:p>88.8725490196079</text:p>
          </table:table-cell>
          <table:table-cell office:value-type="string" calcext:value-type="string">
            <text:p>reflected on verse JHN 3:19</text:p>
          </table:table-cell>
          <table:table-cell office:value-type="float" office:value="1" calcext:value-type="float">
            <text:p>1</text:p>
          </table:table-cell>
          <table:table-cell table:formula="of:=[.E129]+1" office:value-type="float" office:value="128" calcext:value-type="float">
            <text:p>128</text:p>
          </table:table-cell>
          <table:table-cell table:formula="of:=MAX([.F129];[.B130])" office:value-type="float" office:value="90.0666666666667" calcext:value-type="float">
            <text:p>90.0666666666667</text:p>
          </table:table-cell>
          <table:table-cell table:formula="of:=IF([.F130]=[.B130];[.E130];[.G12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34</text:p>
          </table:table-cell>
          <table:table-cell office:value-type="float" office:value="89.0462962962963" calcext:value-type="float">
            <text:p>89.0462962962963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0" calcext:value-type="float">
            <text:p>0</text:p>
          </table:table-cell>
          <table:table-cell table:formula="of:=[.E130]+1" office:value-type="float" office:value="129" calcext:value-type="float">
            <text:p>129</text:p>
          </table:table-cell>
          <table:table-cell table:formula="of:=MAX([.F130];[.B131])" office:value-type="float" office:value="90.0666666666667" calcext:value-type="float">
            <text:p>90.0666666666667</text:p>
          </table:table-cell>
          <table:table-cell table:formula="of:=IF([.F131]=[.B131];[.E131];[.G13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35</text:p>
          </table:table-cell>
          <table:table-cell office:value-type="float" office:value="89.1296296296296" calcext:value-type="float">
            <text:p>89.1296296296296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0" calcext:value-type="float">
            <text:p>0</text:p>
          </table:table-cell>
          <table:table-cell table:formula="of:=[.E131]+1" office:value-type="float" office:value="130" calcext:value-type="float">
            <text:p>130</text:p>
          </table:table-cell>
          <table:table-cell table:formula="of:=MAX([.F131];[.B132])" office:value-type="float" office:value="90.0666666666667" calcext:value-type="float">
            <text:p>90.0666666666667</text:p>
          </table:table-cell>
          <table:table-cell table:formula="of:=IF([.F132]=[.B132];[.E132];[.G13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37</text:p>
          </table:table-cell>
          <table:table-cell office:value-type="float" office:value="89.0648148148148" calcext:value-type="float">
            <text:p>89.0648148148148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0" calcext:value-type="float">
            <text:p>0</text:p>
          </table:table-cell>
          <table:table-cell table:formula="of:=[.E132]+1" office:value-type="float" office:value="131" calcext:value-type="float">
            <text:p>131</text:p>
          </table:table-cell>
          <table:table-cell table:formula="of:=MAX([.F132];[.B133])" office:value-type="float" office:value="90.0666666666667" calcext:value-type="float">
            <text:p>90.0666666666667</text:p>
          </table:table-cell>
          <table:table-cell table:formula="of:=IF([.F133]=[.B133];[.E133];[.G13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39</text:p>
          </table:table-cell>
          <table:table-cell office:value-type="float" office:value="88.962962962963" calcext:value-type="float">
            <text:p>88.962962962963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0" calcext:value-type="float">
            <text:p>0</text:p>
          </table:table-cell>
          <table:table-cell table:formula="of:=[.E133]+1" office:value-type="float" office:value="132" calcext:value-type="float">
            <text:p>132</text:p>
          </table:table-cell>
          <table:table-cell table:formula="of:=MAX([.F133];[.B134])" office:value-type="float" office:value="90.0666666666667" calcext:value-type="float">
            <text:p>90.0666666666667</text:p>
          </table:table-cell>
          <table:table-cell table:formula="of:=IF([.F134]=[.B134];[.E134];[.G13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41</text:p>
          </table:table-cell>
          <table:table-cell office:value-type="float" office:value="88.9018518518519" calcext:value-type="float">
            <text:p>88.9018518518519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0" calcext:value-type="float">
            <text:p>0</text:p>
          </table:table-cell>
          <table:table-cell table:formula="of:=[.E134]+1" office:value-type="float" office:value="133" calcext:value-type="float">
            <text:p>133</text:p>
          </table:table-cell>
          <table:table-cell table:formula="of:=MAX([.F134];[.B135])" office:value-type="float" office:value="90.0666666666667" calcext:value-type="float">
            <text:p>90.0666666666667</text:p>
          </table:table-cell>
          <table:table-cell table:formula="of:=IF([.F135]=[.B135];[.E135];[.G13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44</text:p>
          </table:table-cell>
          <table:table-cell office:value-type="float" office:value="88.8611111111111" calcext:value-type="float">
            <text:p>88.8611111111111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0" calcext:value-type="float">
            <text:p>0</text:p>
          </table:table-cell>
          <table:table-cell table:formula="of:=[.E135]+1" office:value-type="float" office:value="134" calcext:value-type="float">
            <text:p>134</text:p>
          </table:table-cell>
          <table:table-cell table:formula="of:=MAX([.F135];[.B136])" office:value-type="float" office:value="90.0666666666667" calcext:value-type="float">
            <text:p>90.0666666666667</text:p>
          </table:table-cell>
          <table:table-cell table:formula="of:=IF([.F136]=[.B136];[.E136];[.G13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48</text:p>
          </table:table-cell>
          <table:table-cell office:value-type="float" office:value="88.8611111111111" calcext:value-type="float">
            <text:p>88.8611111111111</text:p>
          </table:table-cell>
          <table:table-cell office:value-type="string" calcext:value-type="string">
            <text:p>reflected on verse JHN 3:20</text:p>
          </table:table-cell>
          <table:table-cell office:value-type="float" office:value="1" calcext:value-type="float">
            <text:p>1</text:p>
          </table:table-cell>
          <table:table-cell table:formula="of:=[.E136]+1" office:value-type="float" office:value="135" calcext:value-type="float">
            <text:p>135</text:p>
          </table:table-cell>
          <table:table-cell table:formula="of:=MAX([.F136];[.B137])" office:value-type="float" office:value="90.0666666666667" calcext:value-type="float">
            <text:p>90.0666666666667</text:p>
          </table:table-cell>
          <table:table-cell table:formula="of:=IF([.F137]=[.B137];[.E137];[.G13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50</text:p>
          </table:table-cell>
          <table:table-cell office:value-type="float" office:value="88.6578947368421" calcext:value-type="float">
            <text:p>88.6578947368421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0" calcext:value-type="float">
            <text:p>0</text:p>
          </table:table-cell>
          <table:table-cell table:formula="of:=[.E137]+1" office:value-type="float" office:value="136" calcext:value-type="float">
            <text:p>136</text:p>
          </table:table-cell>
          <table:table-cell table:formula="of:=MAX([.F137];[.B138])" office:value-type="float" office:value="90.0666666666667" calcext:value-type="float">
            <text:p>90.0666666666667</text:p>
          </table:table-cell>
          <table:table-cell table:formula="of:=IF([.F138]=[.B138];[.E138];[.G13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52</text:p>
          </table:table-cell>
          <table:table-cell office:value-type="float" office:value="88.7894736842105" calcext:value-type="float">
            <text:p>88.7894736842105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0" calcext:value-type="float">
            <text:p>0</text:p>
          </table:table-cell>
          <table:table-cell table:formula="of:=[.E138]+1" office:value-type="float" office:value="137" calcext:value-type="float">
            <text:p>137</text:p>
          </table:table-cell>
          <table:table-cell table:formula="of:=MAX([.F138];[.B139])" office:value-type="float" office:value="90.0666666666667" calcext:value-type="float">
            <text:p>90.0666666666667</text:p>
          </table:table-cell>
          <table:table-cell table:formula="of:=IF([.F139]=[.B139];[.E139];[.G13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53</text:p>
          </table:table-cell>
          <table:table-cell office:value-type="float" office:value="88.7982456140351" calcext:value-type="float">
            <text:p>88.7982456140351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0" calcext:value-type="float">
            <text:p>0</text:p>
          </table:table-cell>
          <table:table-cell table:formula="of:=[.E139]+1" office:value-type="float" office:value="138" calcext:value-type="float">
            <text:p>138</text:p>
          </table:table-cell>
          <table:table-cell table:formula="of:=MAX([.F139];[.B140])" office:value-type="float" office:value="90.0666666666667" calcext:value-type="float">
            <text:p>90.0666666666667</text:p>
          </table:table-cell>
          <table:table-cell table:formula="of:=IF([.F140]=[.B140];[.E140];[.G13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55</text:p>
          </table:table-cell>
          <table:table-cell office:value-type="float" office:value="88.8289473684211" calcext:value-type="float">
            <text:p>88.8289473684211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0" calcext:value-type="float">
            <text:p>0</text:p>
          </table:table-cell>
          <table:table-cell table:formula="of:=[.E140]+1" office:value-type="float" office:value="139" calcext:value-type="float">
            <text:p>139</text:p>
          </table:table-cell>
          <table:table-cell table:formula="of:=MAX([.F140];[.B141])" office:value-type="float" office:value="90.0666666666667" calcext:value-type="float">
            <text:p>90.0666666666667</text:p>
          </table:table-cell>
          <table:table-cell table:formula="of:=IF([.F141]=[.B141];[.E141];[.G14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7:57</text:p>
          </table:table-cell>
          <table:table-cell office:value-type="float" office:value="88.8473684210526" calcext:value-type="float">
            <text:p>88.8473684210526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0" calcext:value-type="float">
            <text:p>0</text:p>
          </table:table-cell>
          <table:table-cell table:formula="of:=[.E141]+1" office:value-type="float" office:value="140" calcext:value-type="float">
            <text:p>140</text:p>
          </table:table-cell>
          <table:table-cell table:formula="of:=MAX([.F141];[.B142])" office:value-type="float" office:value="90.0666666666667" calcext:value-type="float">
            <text:p>90.0666666666667</text:p>
          </table:table-cell>
          <table:table-cell table:formula="of:=IF([.F142]=[.B142];[.E142];[.G14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00</text:p>
          </table:table-cell>
          <table:table-cell office:value-type="float" office:value="88.8421052631579" calcext:value-type="float">
            <text:p>88.8421052631579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0" calcext:value-type="float">
            <text:p>0</text:p>
          </table:table-cell>
          <table:table-cell table:formula="of:=[.E142]+1" office:value-type="float" office:value="141" calcext:value-type="float">
            <text:p>141</text:p>
          </table:table-cell>
          <table:table-cell table:formula="of:=MAX([.F142];[.B143])" office:value-type="float" office:value="90.0666666666667" calcext:value-type="float">
            <text:p>90.0666666666667</text:p>
          </table:table-cell>
          <table:table-cell table:formula="of:=IF([.F143]=[.B143];[.E143];[.G14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04</text:p>
          </table:table-cell>
          <table:table-cell office:value-type="float" office:value="88.8421052631579" calcext:value-type="float">
            <text:p>88.8421052631579</text:p>
          </table:table-cell>
          <table:table-cell office:value-type="string" calcext:value-type="string">
            <text:p>reflected on verse JHN 3:21</text:p>
          </table:table-cell>
          <table:table-cell office:value-type="float" office:value="1" calcext:value-type="float">
            <text:p>1</text:p>
          </table:table-cell>
          <table:table-cell table:formula="of:=[.E143]+1" office:value-type="float" office:value="142" calcext:value-type="float">
            <text:p>142</text:p>
          </table:table-cell>
          <table:table-cell table:formula="of:=MAX([.F143];[.B144])" office:value-type="float" office:value="90.0666666666667" calcext:value-type="float">
            <text:p>90.0666666666667</text:p>
          </table:table-cell>
          <table:table-cell table:formula="of:=IF([.F144]=[.B144];[.E144];[.G14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06</text:p>
          </table:table-cell>
          <table:table-cell office:value-type="float" office:value="89.15" calcext:value-type="float">
            <text:p>89.15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0" calcext:value-type="float">
            <text:p>0</text:p>
          </table:table-cell>
          <table:table-cell table:formula="of:=[.E144]+1" office:value-type="float" office:value="143" calcext:value-type="float">
            <text:p>143</text:p>
          </table:table-cell>
          <table:table-cell table:formula="of:=MAX([.F144];[.B145])" office:value-type="float" office:value="90.0666666666667" calcext:value-type="float">
            <text:p>90.0666666666667</text:p>
          </table:table-cell>
          <table:table-cell table:formula="of:=IF([.F145]=[.B145];[.E145];[.G14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07</text:p>
          </table:table-cell>
          <table:table-cell office:value-type="float" office:value="89.15" calcext:value-type="float">
            <text:p>89.15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0" calcext:value-type="float">
            <text:p>0</text:p>
          </table:table-cell>
          <table:table-cell table:formula="of:=[.E145]+1" office:value-type="float" office:value="144" calcext:value-type="float">
            <text:p>144</text:p>
          </table:table-cell>
          <table:table-cell table:formula="of:=MAX([.F145];[.B146])" office:value-type="float" office:value="90.0666666666667" calcext:value-type="float">
            <text:p>90.0666666666667</text:p>
          </table:table-cell>
          <table:table-cell table:formula="of:=IF([.F146]=[.B146];[.E146];[.G14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09</text:p>
          </table:table-cell>
          <table:table-cell office:value-type="float" office:value="89.15" calcext:value-type="float">
            <text:p>89.15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0" calcext:value-type="float">
            <text:p>0</text:p>
          </table:table-cell>
          <table:table-cell table:formula="of:=[.E146]+1" office:value-type="float" office:value="145" calcext:value-type="float">
            <text:p>145</text:p>
          </table:table-cell>
          <table:table-cell table:formula="of:=MAX([.F146];[.B147])" office:value-type="float" office:value="90.0666666666667" calcext:value-type="float">
            <text:p>90.0666666666667</text:p>
          </table:table-cell>
          <table:table-cell table:formula="of:=IF([.F147]=[.B147];[.E147];[.G14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11</text:p>
          </table:table-cell>
          <table:table-cell office:value-type="float" office:value="89.0625" calcext:value-type="float">
            <text:p>89.0625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0" calcext:value-type="float">
            <text:p>0</text:p>
          </table:table-cell>
          <table:table-cell table:formula="of:=[.E147]+1" office:value-type="float" office:value="146" calcext:value-type="float">
            <text:p>146</text:p>
          </table:table-cell>
          <table:table-cell table:formula="of:=MAX([.F147];[.B148])" office:value-type="float" office:value="90.0666666666667" calcext:value-type="float">
            <text:p>90.0666666666667</text:p>
          </table:table-cell>
          <table:table-cell table:formula="of:=IF([.F148]=[.B148];[.E148];[.G14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13</text:p>
          </table:table-cell>
          <table:table-cell office:value-type="float" office:value="88.98" calcext:value-type="float">
            <text:p>88.98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0" calcext:value-type="float">
            <text:p>0</text:p>
          </table:table-cell>
          <table:table-cell table:formula="of:=[.E148]+1" office:value-type="float" office:value="147" calcext:value-type="float">
            <text:p>147</text:p>
          </table:table-cell>
          <table:table-cell table:formula="of:=MAX([.F148];[.B149])" office:value-type="float" office:value="90.0666666666667" calcext:value-type="float">
            <text:p>90.0666666666667</text:p>
          </table:table-cell>
          <table:table-cell table:formula="of:=IF([.F149]=[.B149];[.E149];[.G14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14</text:p>
          </table:table-cell>
          <table:table-cell office:value-type="float" office:value="89.0083333333333" calcext:value-type="float">
            <text:p>89.0083333333333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0" calcext:value-type="float">
            <text:p>0</text:p>
          </table:table-cell>
          <table:table-cell table:formula="of:=[.E149]+1" office:value-type="float" office:value="148" calcext:value-type="float">
            <text:p>148</text:p>
          </table:table-cell>
          <table:table-cell table:formula="of:=MAX([.F149];[.B150])" office:value-type="float" office:value="90.0666666666667" calcext:value-type="float">
            <text:p>90.0666666666667</text:p>
          </table:table-cell>
          <table:table-cell table:formula="of:=IF([.F150]=[.B150];[.E150];[.G14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19</text:p>
          </table:table-cell>
          <table:table-cell office:value-type="float" office:value="89.0083333333333" calcext:value-type="float">
            <text:p>89.0083333333333</text:p>
          </table:table-cell>
          <table:table-cell office:value-type="string" calcext:value-type="string">
            <text:p>reflected on verse JHN 3:22</text:p>
          </table:table-cell>
          <table:table-cell office:value-type="float" office:value="1" calcext:value-type="float">
            <text:p>1</text:p>
          </table:table-cell>
          <table:table-cell table:formula="of:=[.E150]+1" office:value-type="float" office:value="149" calcext:value-type="float">
            <text:p>149</text:p>
          </table:table-cell>
          <table:table-cell table:formula="of:=MAX([.F150];[.B151])" office:value-type="float" office:value="90.0666666666667" calcext:value-type="float">
            <text:p>90.0666666666667</text:p>
          </table:table-cell>
          <table:table-cell table:formula="of:=IF([.F151]=[.B151];[.E151];[.G15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20</text:p>
          </table:table-cell>
          <table:table-cell office:value-type="float" office:value="88.8174603174603" calcext:value-type="float">
            <text:p>88.8174603174603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0" calcext:value-type="float">
            <text:p>0</text:p>
          </table:table-cell>
          <table:table-cell table:formula="of:=[.E151]+1" office:value-type="float" office:value="150" calcext:value-type="float">
            <text:p>150</text:p>
          </table:table-cell>
          <table:table-cell table:formula="of:=MAX([.F151];[.B152])" office:value-type="float" office:value="90.0666666666667" calcext:value-type="float">
            <text:p>90.0666666666667</text:p>
          </table:table-cell>
          <table:table-cell table:formula="of:=IF([.F152]=[.B152];[.E152];[.G15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22</text:p>
          </table:table-cell>
          <table:table-cell office:value-type="float" office:value="88.984126984127" calcext:value-type="float">
            <text:p>88.984126984127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0" calcext:value-type="float">
            <text:p>0</text:p>
          </table:table-cell>
          <table:table-cell table:formula="of:=[.E152]+1" office:value-type="float" office:value="151" calcext:value-type="float">
            <text:p>151</text:p>
          </table:table-cell>
          <table:table-cell table:formula="of:=MAX([.F152];[.B153])" office:value-type="float" office:value="90.0666666666667" calcext:value-type="float">
            <text:p>90.0666666666667</text:p>
          </table:table-cell>
          <table:table-cell table:formula="of:=IF([.F153]=[.B153];[.E153];[.G15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23</text:p>
          </table:table-cell>
          <table:table-cell office:value-type="float" office:value="88.9285714285714" calcext:value-type="float">
            <text:p>88.9285714285714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0" calcext:value-type="float">
            <text:p>0</text:p>
          </table:table-cell>
          <table:table-cell table:formula="of:=[.E153]+1" office:value-type="float" office:value="152" calcext:value-type="float">
            <text:p>152</text:p>
          </table:table-cell>
          <table:table-cell table:formula="of:=MAX([.F153];[.B154])" office:value-type="float" office:value="90.0666666666667" calcext:value-type="float">
            <text:p>90.0666666666667</text:p>
          </table:table-cell>
          <table:table-cell table:formula="of:=IF([.F154]=[.B154];[.E154];[.G15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25</text:p>
          </table:table-cell>
          <table:table-cell office:value-type="float" office:value="88.9603174603175" calcext:value-type="float">
            <text:p>88.9603174603175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0" calcext:value-type="float">
            <text:p>0</text:p>
          </table:table-cell>
          <table:table-cell table:formula="of:=[.E154]+1" office:value-type="float" office:value="153" calcext:value-type="float">
            <text:p>153</text:p>
          </table:table-cell>
          <table:table-cell table:formula="of:=MAX([.F154];[.B155])" office:value-type="float" office:value="90.0666666666667" calcext:value-type="float">
            <text:p>90.0666666666667</text:p>
          </table:table-cell>
          <table:table-cell table:formula="of:=IF([.F155]=[.B155];[.E155];[.G15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26</text:p>
          </table:table-cell>
          <table:table-cell office:value-type="float" office:value="88.9603174603175" calcext:value-type="float">
            <text:p>88.9603174603175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0" calcext:value-type="float">
            <text:p>0</text:p>
          </table:table-cell>
          <table:table-cell table:formula="of:=[.E155]+1" office:value-type="float" office:value="154" calcext:value-type="float">
            <text:p>154</text:p>
          </table:table-cell>
          <table:table-cell table:formula="of:=MAX([.F155];[.B156])" office:value-type="float" office:value="90.0666666666667" calcext:value-type="float">
            <text:p>90.0666666666667</text:p>
          </table:table-cell>
          <table:table-cell table:formula="of:=IF([.F156]=[.B156];[.E156];[.G15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28</text:p>
          </table:table-cell>
          <table:table-cell office:value-type="float" office:value="88.9761904761905" calcext:value-type="float">
            <text:p>88.9761904761905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0" calcext:value-type="float">
            <text:p>0</text:p>
          </table:table-cell>
          <table:table-cell table:formula="of:=[.E156]+1" office:value-type="float" office:value="155" calcext:value-type="float">
            <text:p>155</text:p>
          </table:table-cell>
          <table:table-cell table:formula="of:=MAX([.F156];[.B157])" office:value-type="float" office:value="90.0666666666667" calcext:value-type="float">
            <text:p>90.0666666666667</text:p>
          </table:table-cell>
          <table:table-cell table:formula="of:=IF([.F157]=[.B157];[.E157];[.G15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33</text:p>
          </table:table-cell>
          <table:table-cell office:value-type="float" office:value="88.9761904761905" calcext:value-type="float">
            <text:p>88.9761904761905</text:p>
          </table:table-cell>
          <table:table-cell office:value-type="string" calcext:value-type="string">
            <text:p>reflected on verse JHN 3:23</text:p>
          </table:table-cell>
          <table:table-cell office:value-type="float" office:value="1" calcext:value-type="float">
            <text:p>1</text:p>
          </table:table-cell>
          <table:table-cell table:formula="of:=[.E157]+1" office:value-type="float" office:value="156" calcext:value-type="float">
            <text:p>156</text:p>
          </table:table-cell>
          <table:table-cell table:formula="of:=MAX([.F157];[.B158])" office:value-type="float" office:value="90.0666666666667" calcext:value-type="float">
            <text:p>90.0666666666667</text:p>
          </table:table-cell>
          <table:table-cell table:formula="of:=IF([.F158]=[.B158];[.E158];[.G15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34</text:p>
          </table:table-cell>
          <table:table-cell office:value-type="float" office:value="88.7954545454546" calcext:value-type="float">
            <text:p>88.7954545454546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0" calcext:value-type="float">
            <text:p>0</text:p>
          </table:table-cell>
          <table:table-cell table:formula="of:=[.E158]+1" office:value-type="float" office:value="157" calcext:value-type="float">
            <text:p>157</text:p>
          </table:table-cell>
          <table:table-cell table:formula="of:=MAX([.F158];[.B159])" office:value-type="float" office:value="90.0666666666667" calcext:value-type="float">
            <text:p>90.0666666666667</text:p>
          </table:table-cell>
          <table:table-cell table:formula="of:=IF([.F159]=[.B159];[.E159];[.G15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36</text:p>
          </table:table-cell>
          <table:table-cell office:value-type="float" office:value="88.7954545454546" calcext:value-type="float">
            <text:p>88.7954545454546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0" calcext:value-type="float">
            <text:p>0</text:p>
          </table:table-cell>
          <table:table-cell table:formula="of:=[.E159]+1" office:value-type="float" office:value="158" calcext:value-type="float">
            <text:p>158</text:p>
          </table:table-cell>
          <table:table-cell table:formula="of:=MAX([.F159];[.B160])" office:value-type="float" office:value="90.0666666666667" calcext:value-type="float">
            <text:p>90.0666666666667</text:p>
          </table:table-cell>
          <table:table-cell table:formula="of:=IF([.F160]=[.B160];[.E160];[.G15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37</text:p>
          </table:table-cell>
          <table:table-cell office:value-type="float" office:value="88.7954545454546" calcext:value-type="float">
            <text:p>88.7954545454546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0" calcext:value-type="float">
            <text:p>0</text:p>
          </table:table-cell>
          <table:table-cell table:formula="of:=[.E160]+1" office:value-type="float" office:value="159" calcext:value-type="float">
            <text:p>159</text:p>
          </table:table-cell>
          <table:table-cell table:formula="of:=MAX([.F160];[.B161])" office:value-type="float" office:value="90.0666666666667" calcext:value-type="float">
            <text:p>90.0666666666667</text:p>
          </table:table-cell>
          <table:table-cell table:formula="of:=IF([.F161]=[.B161];[.E161];[.G16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39</text:p>
          </table:table-cell>
          <table:table-cell office:value-type="float" office:value="88.9090909090909" calcext:value-type="float">
            <text:p>88.9090909090909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0" calcext:value-type="float">
            <text:p>0</text:p>
          </table:table-cell>
          <table:table-cell table:formula="of:=[.E161]+1" office:value-type="float" office:value="160" calcext:value-type="float">
            <text:p>160</text:p>
          </table:table-cell>
          <table:table-cell table:formula="of:=MAX([.F161];[.B162])" office:value-type="float" office:value="90.0666666666667" calcext:value-type="float">
            <text:p>90.0666666666667</text:p>
          </table:table-cell>
          <table:table-cell table:formula="of:=IF([.F162]=[.B162];[.E162];[.G16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40</text:p>
          </table:table-cell>
          <table:table-cell office:value-type="float" office:value="88.8863636363636" calcext:value-type="float">
            <text:p>88.8863636363636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0" calcext:value-type="float">
            <text:p>0</text:p>
          </table:table-cell>
          <table:table-cell table:formula="of:=[.E162]+1" office:value-type="float" office:value="161" calcext:value-type="float">
            <text:p>161</text:p>
          </table:table-cell>
          <table:table-cell table:formula="of:=MAX([.F162];[.B163])" office:value-type="float" office:value="90.0666666666667" calcext:value-type="float">
            <text:p>90.0666666666667</text:p>
          </table:table-cell>
          <table:table-cell table:formula="of:=IF([.F163]=[.B163];[.E163];[.G16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42</text:p>
          </table:table-cell>
          <table:table-cell office:value-type="float" office:value="88.7954545454546" calcext:value-type="float">
            <text:p>88.7954545454546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0" calcext:value-type="float">
            <text:p>0</text:p>
          </table:table-cell>
          <table:table-cell table:formula="of:=[.E163]+1" office:value-type="float" office:value="162" calcext:value-type="float">
            <text:p>162</text:p>
          </table:table-cell>
          <table:table-cell table:formula="of:=MAX([.F163];[.B164])" office:value-type="float" office:value="90.0666666666667" calcext:value-type="float">
            <text:p>90.0666666666667</text:p>
          </table:table-cell>
          <table:table-cell table:formula="of:=IF([.F164]=[.B164];[.E164];[.G16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46</text:p>
          </table:table-cell>
          <table:table-cell office:value-type="float" office:value="88.7954545454546" calcext:value-type="float">
            <text:p>88.7954545454546</text:p>
          </table:table-cell>
          <table:table-cell office:value-type="string" calcext:value-type="string">
            <text:p>reflected on verse JHN 3:24</text:p>
          </table:table-cell>
          <table:table-cell office:value-type="float" office:value="1" calcext:value-type="float">
            <text:p>1</text:p>
          </table:table-cell>
          <table:table-cell table:formula="of:=[.E164]+1" office:value-type="float" office:value="163" calcext:value-type="float">
            <text:p>163</text:p>
          </table:table-cell>
          <table:table-cell table:formula="of:=MAX([.F164];[.B165])" office:value-type="float" office:value="90.0666666666667" calcext:value-type="float">
            <text:p>90.0666666666667</text:p>
          </table:table-cell>
          <table:table-cell table:formula="of:=IF([.F165]=[.B165];[.E165];[.G16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47</text:p>
          </table:table-cell>
          <table:table-cell office:value-type="float" office:value="88.6304347826087" calcext:value-type="float">
            <text:p>88.6304347826087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0" calcext:value-type="float">
            <text:p>0</text:p>
          </table:table-cell>
          <table:table-cell table:formula="of:=[.E165]+1" office:value-type="float" office:value="164" calcext:value-type="float">
            <text:p>164</text:p>
          </table:table-cell>
          <table:table-cell table:formula="of:=MAX([.F165];[.B166])" office:value-type="float" office:value="90.0666666666667" calcext:value-type="float">
            <text:p>90.0666666666667</text:p>
          </table:table-cell>
          <table:table-cell table:formula="of:=IF([.F166]=[.B166];[.E166];[.G16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49</text:p>
          </table:table-cell>
          <table:table-cell office:value-type="float" office:value="88.6304347826087" calcext:value-type="float">
            <text:p>88.6304347826087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0" calcext:value-type="float">
            <text:p>0</text:p>
          </table:table-cell>
          <table:table-cell table:formula="of:=[.E166]+1" office:value-type="float" office:value="165" calcext:value-type="float">
            <text:p>165</text:p>
          </table:table-cell>
          <table:table-cell table:formula="of:=MAX([.F166];[.B167])" office:value-type="float" office:value="90.0666666666667" calcext:value-type="float">
            <text:p>90.0666666666667</text:p>
          </table:table-cell>
          <table:table-cell table:formula="of:=IF([.F167]=[.B167];[.E167];[.G16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51</text:p>
          </table:table-cell>
          <table:table-cell office:value-type="float" office:value="88.6304347826087" calcext:value-type="float">
            <text:p>88.6304347826087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0" calcext:value-type="float">
            <text:p>0</text:p>
          </table:table-cell>
          <table:table-cell table:formula="of:=[.E167]+1" office:value-type="float" office:value="166" calcext:value-type="float">
            <text:p>166</text:p>
          </table:table-cell>
          <table:table-cell table:formula="of:=MAX([.F167];[.B168])" office:value-type="float" office:value="90.0666666666667" calcext:value-type="float">
            <text:p>90.0666666666667</text:p>
          </table:table-cell>
          <table:table-cell table:formula="of:=IF([.F168]=[.B168];[.E168];[.G16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54</text:p>
          </table:table-cell>
          <table:table-cell office:value-type="float" office:value="88.6304347826087" calcext:value-type="float">
            <text:p>88.6304347826087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0" calcext:value-type="float">
            <text:p>0</text:p>
          </table:table-cell>
          <table:table-cell table:formula="of:=[.E168]+1" office:value-type="float" office:value="167" calcext:value-type="float">
            <text:p>167</text:p>
          </table:table-cell>
          <table:table-cell table:formula="of:=MAX([.F168];[.B169])" office:value-type="float" office:value="90.0666666666667" calcext:value-type="float">
            <text:p>90.0666666666667</text:p>
          </table:table-cell>
          <table:table-cell table:formula="of:=IF([.F169]=[.B169];[.E169];[.G16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55</text:p>
          </table:table-cell>
          <table:table-cell office:value-type="float" office:value="88.6304347826087" calcext:value-type="float">
            <text:p>88.6304347826087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0" calcext:value-type="float">
            <text:p>0</text:p>
          </table:table-cell>
          <table:table-cell table:formula="of:=[.E169]+1" office:value-type="float" office:value="168" calcext:value-type="float">
            <text:p>168</text:p>
          </table:table-cell>
          <table:table-cell table:formula="of:=MAX([.F169];[.B170])" office:value-type="float" office:value="90.0666666666667" calcext:value-type="float">
            <text:p>90.0666666666667</text:p>
          </table:table-cell>
          <table:table-cell table:formula="of:=IF([.F170]=[.B170];[.E170];[.G16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8:57</text:p>
          </table:table-cell>
          <table:table-cell office:value-type="float" office:value="88.6811594202899" calcext:value-type="float">
            <text:p>88.6811594202899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0" calcext:value-type="float">
            <text:p>0</text:p>
          </table:table-cell>
          <table:table-cell table:formula="of:=[.E170]+1" office:value-type="float" office:value="169" calcext:value-type="float">
            <text:p>169</text:p>
          </table:table-cell>
          <table:table-cell table:formula="of:=MAX([.F170];[.B171])" office:value-type="float" office:value="90.0666666666667" calcext:value-type="float">
            <text:p>90.0666666666667</text:p>
          </table:table-cell>
          <table:table-cell table:formula="of:=IF([.F171]=[.B171];[.E171];[.G17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05</text:p>
          </table:table-cell>
          <table:table-cell office:value-type="float" office:value="88.6811594202899" calcext:value-type="float">
            <text:p>88.6811594202899</text:p>
          </table:table-cell>
          <table:table-cell office:value-type="string" calcext:value-type="string">
            <text:p>reflected on verse JHN 3:25</text:p>
          </table:table-cell>
          <table:table-cell office:value-type="float" office:value="1" calcext:value-type="float">
            <text:p>1</text:p>
          </table:table-cell>
          <table:table-cell table:formula="of:=[.E171]+1" office:value-type="float" office:value="170" calcext:value-type="float">
            <text:p>170</text:p>
          </table:table-cell>
          <table:table-cell table:formula="of:=MAX([.F171];[.B172])" office:value-type="float" office:value="90.0666666666667" calcext:value-type="float">
            <text:p>90.0666666666667</text:p>
          </table:table-cell>
          <table:table-cell table:formula="of:=IF([.F172]=[.B172];[.E172];[.G17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07</text:p>
          </table:table-cell>
          <table:table-cell office:value-type="float" office:value="88.7361111111111" calcext:value-type="float">
            <text:p>88.7361111111111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0" calcext:value-type="float">
            <text:p>0</text:p>
          </table:table-cell>
          <table:table-cell table:formula="of:=[.E172]+1" office:value-type="float" office:value="171" calcext:value-type="float">
            <text:p>171</text:p>
          </table:table-cell>
          <table:table-cell table:formula="of:=MAX([.F172];[.B173])" office:value-type="float" office:value="90.0666666666667" calcext:value-type="float">
            <text:p>90.0666666666667</text:p>
          </table:table-cell>
          <table:table-cell table:formula="of:=IF([.F173]=[.B173];[.E173];[.G17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09</text:p>
          </table:table-cell>
          <table:table-cell office:value-type="float" office:value="88.7361111111111" calcext:value-type="float">
            <text:p>88.7361111111111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0" calcext:value-type="float">
            <text:p>0</text:p>
          </table:table-cell>
          <table:table-cell table:formula="of:=[.E173]+1" office:value-type="float" office:value="172" calcext:value-type="float">
            <text:p>172</text:p>
          </table:table-cell>
          <table:table-cell table:formula="of:=MAX([.F173];[.B174])" office:value-type="float" office:value="90.0666666666667" calcext:value-type="float">
            <text:p>90.0666666666667</text:p>
          </table:table-cell>
          <table:table-cell table:formula="of:=IF([.F174]=[.B174];[.E174];[.G17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10</text:p>
          </table:table-cell>
          <table:table-cell office:value-type="float" office:value="88.7361111111111" calcext:value-type="float">
            <text:p>88.7361111111111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0" calcext:value-type="float">
            <text:p>0</text:p>
          </table:table-cell>
          <table:table-cell table:formula="of:=[.E174]+1" office:value-type="float" office:value="173" calcext:value-type="float">
            <text:p>173</text:p>
          </table:table-cell>
          <table:table-cell table:formula="of:=MAX([.F174];[.B175])" office:value-type="float" office:value="90.0666666666667" calcext:value-type="float">
            <text:p>90.0666666666667</text:p>
          </table:table-cell>
          <table:table-cell table:formula="of:=IF([.F175]=[.B175];[.E175];[.G17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12</text:p>
          </table:table-cell>
          <table:table-cell office:value-type="float" office:value="88.7152777777778" calcext:value-type="float">
            <text:p>88.7152777777778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0" calcext:value-type="float">
            <text:p>0</text:p>
          </table:table-cell>
          <table:table-cell table:formula="of:=[.E175]+1" office:value-type="float" office:value="174" calcext:value-type="float">
            <text:p>174</text:p>
          </table:table-cell>
          <table:table-cell table:formula="of:=MAX([.F175];[.B176])" office:value-type="float" office:value="90.0666666666667" calcext:value-type="float">
            <text:p>90.0666666666667</text:p>
          </table:table-cell>
          <table:table-cell table:formula="of:=IF([.F176]=[.B176];[.E176];[.G17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14</text:p>
          </table:table-cell>
          <table:table-cell office:value-type="float" office:value="88.7611111111111" calcext:value-type="float">
            <text:p>88.7611111111111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0" calcext:value-type="float">
            <text:p>0</text:p>
          </table:table-cell>
          <table:table-cell table:formula="of:=[.E176]+1" office:value-type="float" office:value="175" calcext:value-type="float">
            <text:p>175</text:p>
          </table:table-cell>
          <table:table-cell table:formula="of:=MAX([.F176];[.B177])" office:value-type="float" office:value="90.0666666666667" calcext:value-type="float">
            <text:p>90.0666666666667</text:p>
          </table:table-cell>
          <table:table-cell table:formula="of:=IF([.F177]=[.B177];[.E177];[.G17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18</text:p>
          </table:table-cell>
          <table:table-cell office:value-type="float" office:value="88.7430555555556" calcext:value-type="float">
            <text:p>88.7430555555556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0" calcext:value-type="float">
            <text:p>0</text:p>
          </table:table-cell>
          <table:table-cell table:formula="of:=[.E177]+1" office:value-type="float" office:value="176" calcext:value-type="float">
            <text:p>176</text:p>
          </table:table-cell>
          <table:table-cell table:formula="of:=MAX([.F177];[.B178])" office:value-type="float" office:value="90.0666666666667" calcext:value-type="float">
            <text:p>90.0666666666667</text:p>
          </table:table-cell>
          <table:table-cell table:formula="of:=IF([.F178]=[.B178];[.E178];[.G17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23</text:p>
          </table:table-cell>
          <table:table-cell office:value-type="float" office:value="88.7430555555556" calcext:value-type="float">
            <text:p>88.7430555555556</text:p>
          </table:table-cell>
          <table:table-cell office:value-type="string" calcext:value-type="string">
            <text:p>reflected on verse JHN 3:26</text:p>
          </table:table-cell>
          <table:table-cell office:value-type="float" office:value="1" calcext:value-type="float">
            <text:p>1</text:p>
          </table:table-cell>
          <table:table-cell table:formula="of:=[.E178]+1" office:value-type="float" office:value="177" calcext:value-type="float">
            <text:p>177</text:p>
          </table:table-cell>
          <table:table-cell table:formula="of:=MAX([.F178];[.B179])" office:value-type="float" office:value="90.0666666666667" calcext:value-type="float">
            <text:p>90.0666666666667</text:p>
          </table:table-cell>
          <table:table-cell table:formula="of:=IF([.F179]=[.B179];[.E179];[.G17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24</text:p>
          </table:table-cell>
          <table:table-cell office:value-type="float" office:value="88.8733333333333" calcext:value-type="float">
            <text:p>88.8733333333333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0" calcext:value-type="float">
            <text:p>0</text:p>
          </table:table-cell>
          <table:table-cell table:formula="of:=[.E179]+1" office:value-type="float" office:value="178" calcext:value-type="float">
            <text:p>178</text:p>
          </table:table-cell>
          <table:table-cell table:formula="of:=MAX([.F179];[.B180])" office:value-type="float" office:value="90.0666666666667" calcext:value-type="float">
            <text:p>90.0666666666667</text:p>
          </table:table-cell>
          <table:table-cell table:formula="of:=IF([.F180]=[.B180];[.E180];[.G17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26</text:p>
          </table:table-cell>
          <table:table-cell office:value-type="float" office:value="88.7333333333333" calcext:value-type="float">
            <text:p>88.7333333333333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0" calcext:value-type="float">
            <text:p>0</text:p>
          </table:table-cell>
          <table:table-cell table:formula="of:=[.E180]+1" office:value-type="float" office:value="179" calcext:value-type="float">
            <text:p>179</text:p>
          </table:table-cell>
          <table:table-cell table:formula="of:=MAX([.F180];[.B181])" office:value-type="float" office:value="90.0666666666667" calcext:value-type="float">
            <text:p>90.0666666666667</text:p>
          </table:table-cell>
          <table:table-cell table:formula="of:=IF([.F181]=[.B181];[.E181];[.G18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27</text:p>
          </table:table-cell>
          <table:table-cell office:value-type="float" office:value="88.7533333333333" calcext:value-type="float">
            <text:p>88.7533333333333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0" calcext:value-type="float">
            <text:p>0</text:p>
          </table:table-cell>
          <table:table-cell table:formula="of:=[.E181]+1" office:value-type="float" office:value="180" calcext:value-type="float">
            <text:p>180</text:p>
          </table:table-cell>
          <table:table-cell table:formula="of:=MAX([.F181];[.B182])" office:value-type="float" office:value="90.0666666666667" calcext:value-type="float">
            <text:p>90.0666666666667</text:p>
          </table:table-cell>
          <table:table-cell table:formula="of:=IF([.F182]=[.B182];[.E182];[.G18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28</text:p>
          </table:table-cell>
          <table:table-cell office:value-type="float" office:value="88.7133333333333" calcext:value-type="float">
            <text:p>88.7133333333333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0" calcext:value-type="float">
            <text:p>0</text:p>
          </table:table-cell>
          <table:table-cell table:formula="of:=[.E182]+1" office:value-type="float" office:value="181" calcext:value-type="float">
            <text:p>181</text:p>
          </table:table-cell>
          <table:table-cell table:formula="of:=MAX([.F182];[.B183])" office:value-type="float" office:value="90.0666666666667" calcext:value-type="float">
            <text:p>90.0666666666667</text:p>
          </table:table-cell>
          <table:table-cell table:formula="of:=IF([.F183]=[.B183];[.E183];[.G18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30</text:p>
          </table:table-cell>
          <table:table-cell office:value-type="float" office:value="88.6893333333333" calcext:value-type="float">
            <text:p>88.6893333333333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0" calcext:value-type="float">
            <text:p>0</text:p>
          </table:table-cell>
          <table:table-cell table:formula="of:=[.E183]+1" office:value-type="float" office:value="182" calcext:value-type="float">
            <text:p>182</text:p>
          </table:table-cell>
          <table:table-cell table:formula="of:=MAX([.F183];[.B184])" office:value-type="float" office:value="90.0666666666667" calcext:value-type="float">
            <text:p>90.0666666666667</text:p>
          </table:table-cell>
          <table:table-cell table:formula="of:=IF([.F184]=[.B184];[.E184];[.G18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31</text:p>
          </table:table-cell>
          <table:table-cell office:value-type="float" office:value="88.6733333333334" calcext:value-type="float">
            <text:p>88.6733333333334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0" calcext:value-type="float">
            <text:p>0</text:p>
          </table:table-cell>
          <table:table-cell table:formula="of:=[.E184]+1" office:value-type="float" office:value="183" calcext:value-type="float">
            <text:p>183</text:p>
          </table:table-cell>
          <table:table-cell table:formula="of:=MAX([.F184];[.B185])" office:value-type="float" office:value="90.0666666666667" calcext:value-type="float">
            <text:p>90.0666666666667</text:p>
          </table:table-cell>
          <table:table-cell table:formula="of:=IF([.F185]=[.B185];[.E185];[.G18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36</text:p>
          </table:table-cell>
          <table:table-cell office:value-type="float" office:value="88.6733333333334" calcext:value-type="float">
            <text:p>88.6733333333334</text:p>
          </table:table-cell>
          <table:table-cell office:value-type="string" calcext:value-type="string">
            <text:p>reflected on verse JHN 3:27</text:p>
          </table:table-cell>
          <table:table-cell office:value-type="float" office:value="1" calcext:value-type="float">
            <text:p>1</text:p>
          </table:table-cell>
          <table:table-cell table:formula="of:=[.E185]+1" office:value-type="float" office:value="184" calcext:value-type="float">
            <text:p>184</text:p>
          </table:table-cell>
          <table:table-cell table:formula="of:=MAX([.F185];[.B186])" office:value-type="float" office:value="90.0666666666667" calcext:value-type="float">
            <text:p>90.0666666666667</text:p>
          </table:table-cell>
          <table:table-cell table:formula="of:=IF([.F186]=[.B186];[.E186];[.G18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37</text:p>
          </table:table-cell>
          <table:table-cell office:value-type="float" office:value="88.5320512820513" calcext:value-type="float">
            <text:p>88.5320512820513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0" calcext:value-type="float">
            <text:p>0</text:p>
          </table:table-cell>
          <table:table-cell table:formula="of:=[.E186]+1" office:value-type="float" office:value="185" calcext:value-type="float">
            <text:p>185</text:p>
          </table:table-cell>
          <table:table-cell table:formula="of:=MAX([.F186];[.B187])" office:value-type="float" office:value="90.0666666666667" calcext:value-type="float">
            <text:p>90.0666666666667</text:p>
          </table:table-cell>
          <table:table-cell table:formula="of:=IF([.F187]=[.B187];[.E187];[.G18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39</text:p>
          </table:table-cell>
          <table:table-cell office:value-type="float" office:value="88.6282051282051" calcext:value-type="float">
            <text:p>88.6282051282051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0" calcext:value-type="float">
            <text:p>0</text:p>
          </table:table-cell>
          <table:table-cell table:formula="of:=[.E187]+1" office:value-type="float" office:value="186" calcext:value-type="float">
            <text:p>186</text:p>
          </table:table-cell>
          <table:table-cell table:formula="of:=MAX([.F187];[.B188])" office:value-type="float" office:value="90.0666666666667" calcext:value-type="float">
            <text:p>90.0666666666667</text:p>
          </table:table-cell>
          <table:table-cell table:formula="of:=IF([.F188]=[.B188];[.E188];[.G18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40</text:p>
          </table:table-cell>
          <table:table-cell office:value-type="float" office:value="88.6602564102564" calcext:value-type="float">
            <text:p>88.6602564102564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0" calcext:value-type="float">
            <text:p>0</text:p>
          </table:table-cell>
          <table:table-cell table:formula="of:=[.E188]+1" office:value-type="float" office:value="187" calcext:value-type="float">
            <text:p>187</text:p>
          </table:table-cell>
          <table:table-cell table:formula="of:=MAX([.F188];[.B189])" office:value-type="float" office:value="90.0666666666667" calcext:value-type="float">
            <text:p>90.0666666666667</text:p>
          </table:table-cell>
          <table:table-cell table:formula="of:=IF([.F189]=[.B189];[.E189];[.G18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41</text:p>
          </table:table-cell>
          <table:table-cell office:value-type="float" office:value="88.6282051282051" calcext:value-type="float">
            <text:p>88.6282051282051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0" calcext:value-type="float">
            <text:p>0</text:p>
          </table:table-cell>
          <table:table-cell table:formula="of:=[.E189]+1" office:value-type="float" office:value="188" calcext:value-type="float">
            <text:p>188</text:p>
          </table:table-cell>
          <table:table-cell table:formula="of:=MAX([.F189];[.B190])" office:value-type="float" office:value="90.0666666666667" calcext:value-type="float">
            <text:p>90.0666666666667</text:p>
          </table:table-cell>
          <table:table-cell table:formula="of:=IF([.F190]=[.B190];[.E190];[.G18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43</text:p>
          </table:table-cell>
          <table:table-cell office:value-type="float" office:value="88.6089743589744" calcext:value-type="float">
            <text:p>88.6089743589744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0" calcext:value-type="float">
            <text:p>0</text:p>
          </table:table-cell>
          <table:table-cell table:formula="of:=[.E190]+1" office:value-type="float" office:value="189" calcext:value-type="float">
            <text:p>189</text:p>
          </table:table-cell>
          <table:table-cell table:formula="of:=MAX([.F190];[.B191])" office:value-type="float" office:value="90.0666666666667" calcext:value-type="float">
            <text:p>90.0666666666667</text:p>
          </table:table-cell>
          <table:table-cell table:formula="of:=IF([.F191]=[.B191];[.E191];[.G19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44</text:p>
          </table:table-cell>
          <table:table-cell office:value-type="float" office:value="88.6153846153846" calcext:value-type="float">
            <text:p>88.6153846153846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0" calcext:value-type="float">
            <text:p>0</text:p>
          </table:table-cell>
          <table:table-cell table:formula="of:=[.E191]+1" office:value-type="float" office:value="190" calcext:value-type="float">
            <text:p>190</text:p>
          </table:table-cell>
          <table:table-cell table:formula="of:=MAX([.F191];[.B192])" office:value-type="float" office:value="90.0666666666667" calcext:value-type="float">
            <text:p>90.0666666666667</text:p>
          </table:table-cell>
          <table:table-cell table:formula="of:=IF([.F192]=[.B192];[.E192];[.G19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49</text:p>
          </table:table-cell>
          <table:table-cell office:value-type="float" office:value="88.6153846153846" calcext:value-type="float">
            <text:p>88.6153846153846</text:p>
          </table:table-cell>
          <table:table-cell office:value-type="string" calcext:value-type="string">
            <text:p>reflected on verse JHN 3:28</text:p>
          </table:table-cell>
          <table:table-cell office:value-type="float" office:value="1" calcext:value-type="float">
            <text:p>1</text:p>
          </table:table-cell>
          <table:table-cell table:formula="of:=[.E192]+1" office:value-type="float" office:value="191" calcext:value-type="float">
            <text:p>191</text:p>
          </table:table-cell>
          <table:table-cell table:formula="of:=MAX([.F192];[.B193])" office:value-type="float" office:value="90.0666666666667" calcext:value-type="float">
            <text:p>90.0666666666667</text:p>
          </table:table-cell>
          <table:table-cell table:formula="of:=IF([.F193]=[.B193];[.E193];[.G19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51</text:p>
          </table:table-cell>
          <table:table-cell office:value-type="float" office:value="88.7407407407408" calcext:value-type="float">
            <text:p>88.7407407407408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0" calcext:value-type="float">
            <text:p>0</text:p>
          </table:table-cell>
          <table:table-cell table:formula="of:=[.E193]+1" office:value-type="float" office:value="192" calcext:value-type="float">
            <text:p>192</text:p>
          </table:table-cell>
          <table:table-cell table:formula="of:=MAX([.F193];[.B194])" office:value-type="float" office:value="90.0666666666667" calcext:value-type="float">
            <text:p>90.0666666666667</text:p>
          </table:table-cell>
          <table:table-cell table:formula="of:=IF([.F194]=[.B194];[.E194];[.G19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53</text:p>
          </table:table-cell>
          <table:table-cell office:value-type="float" office:value="88.7037037037037" calcext:value-type="float">
            <text:p>88.7037037037037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0" calcext:value-type="float">
            <text:p>0</text:p>
          </table:table-cell>
          <table:table-cell table:formula="of:=[.E194]+1" office:value-type="float" office:value="193" calcext:value-type="float">
            <text:p>193</text:p>
          </table:table-cell>
          <table:table-cell table:formula="of:=MAX([.F194];[.B195])" office:value-type="float" office:value="90.0666666666667" calcext:value-type="float">
            <text:p>90.0666666666667</text:p>
          </table:table-cell>
          <table:table-cell table:formula="of:=IF([.F195]=[.B195];[.E195];[.G19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39:58</text:p>
          </table:table-cell>
          <table:table-cell office:value-type="float" office:value="88.6296296296296" calcext:value-type="float">
            <text:p>88.6296296296296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0" calcext:value-type="float">
            <text:p>0</text:p>
          </table:table-cell>
          <table:table-cell table:formula="of:=[.E195]+1" office:value-type="float" office:value="194" calcext:value-type="float">
            <text:p>194</text:p>
          </table:table-cell>
          <table:table-cell table:formula="of:=MAX([.F195];[.B196])" office:value-type="float" office:value="90.0666666666667" calcext:value-type="float">
            <text:p>90.0666666666667</text:p>
          </table:table-cell>
          <table:table-cell table:formula="of:=IF([.F196]=[.B196];[.E196];[.G19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0:00</text:p>
          </table:table-cell>
          <table:table-cell office:value-type="float" office:value="88.5925925925926" calcext:value-type="float">
            <text:p>88.5925925925926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0" calcext:value-type="float">
            <text:p>0</text:p>
          </table:table-cell>
          <table:table-cell table:formula="of:=[.E196]+1" office:value-type="float" office:value="195" calcext:value-type="float">
            <text:p>195</text:p>
          </table:table-cell>
          <table:table-cell table:formula="of:=MAX([.F196];[.B197])" office:value-type="float" office:value="90.0666666666667" calcext:value-type="float">
            <text:p>90.0666666666667</text:p>
          </table:table-cell>
          <table:table-cell table:formula="of:=IF([.F197]=[.B197];[.E197];[.G19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0:01</text:p>
          </table:table-cell>
          <table:table-cell office:value-type="float" office:value="88.5925925925926" calcext:value-type="float">
            <text:p>88.5925925925926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0" calcext:value-type="float">
            <text:p>0</text:p>
          </table:table-cell>
          <table:table-cell table:formula="of:=[.E197]+1" office:value-type="float" office:value="196" calcext:value-type="float">
            <text:p>196</text:p>
          </table:table-cell>
          <table:table-cell table:formula="of:=MAX([.F197];[.B198])" office:value-type="float" office:value="90.0666666666667" calcext:value-type="float">
            <text:p>90.0666666666667</text:p>
          </table:table-cell>
          <table:table-cell table:formula="of:=IF([.F198]=[.B198];[.E198];[.G19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0:03</text:p>
          </table:table-cell>
          <table:table-cell office:value-type="float" office:value="88.5740740740741" calcext:value-type="float">
            <text:p>88.5740740740741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0" calcext:value-type="float">
            <text:p>0</text:p>
          </table:table-cell>
          <table:table-cell table:formula="of:=[.E198]+1" office:value-type="float" office:value="197" calcext:value-type="float">
            <text:p>197</text:p>
          </table:table-cell>
          <table:table-cell table:formula="of:=MAX([.F198];[.B199])" office:value-type="float" office:value="90.0666666666667" calcext:value-type="float">
            <text:p>90.0666666666667</text:p>
          </table:table-cell>
          <table:table-cell table:formula="of:=IF([.F199]=[.B199];[.E199];[.G19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0:08</text:p>
          </table:table-cell>
          <table:table-cell office:value-type="float" office:value="88.5740740740741" calcext:value-type="float">
            <text:p>88.5740740740741</text:p>
          </table:table-cell>
          <table:table-cell office:value-type="string" calcext:value-type="string">
            <text:p>reflected on verse JHN 3:29</text:p>
          </table:table-cell>
          <table:table-cell office:value-type="float" office:value="1" calcext:value-type="float">
            <text:p>1</text:p>
          </table:table-cell>
          <table:table-cell table:formula="of:=[.E199]+1" office:value-type="float" office:value="198" calcext:value-type="float">
            <text:p>198</text:p>
          </table:table-cell>
          <table:table-cell table:formula="of:=MAX([.F199];[.B200])" office:value-type="float" office:value="90.0666666666667" calcext:value-type="float">
            <text:p>90.0666666666667</text:p>
          </table:table-cell>
          <table:table-cell table:formula="of:=IF([.F200]=[.B200];[.E200];[.G19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0:10</text:p>
          </table:table-cell>
          <table:table-cell office:value-type="float" office:value="88.4464285714286" calcext:value-type="float">
            <text:p>88.4464285714286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0" calcext:value-type="float">
            <text:p>0</text:p>
          </table:table-cell>
          <table:table-cell table:formula="of:=[.E200]+1" office:value-type="float" office:value="199" calcext:value-type="float">
            <text:p>199</text:p>
          </table:table-cell>
          <table:table-cell table:formula="of:=MAX([.F200];[.B201])" office:value-type="float" office:value="90.0666666666667" calcext:value-type="float">
            <text:p>90.0666666666667</text:p>
          </table:table-cell>
          <table:table-cell table:formula="of:=IF([.F201]=[.B201];[.E201];[.G20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0:13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0" calcext:value-type="float">
            <text:p>0</text:p>
          </table:table-cell>
          <table:table-cell table:formula="of:=[.E201]+1" office:value-type="float" office:value="200" calcext:value-type="float">
            <text:p>200</text:p>
          </table:table-cell>
          <table:table-cell table:formula="of:=MAX([.F201];[.B202])" office:value-type="float" office:value="90.0666666666667" calcext:value-type="float">
            <text:p>90.0666666666667</text:p>
          </table:table-cell>
          <table:table-cell table:formula="of:=IF([.F202]=[.B202];[.E202];[.G20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0:15</text:p>
          </table:table-cell>
          <table:table-cell office:value-type="float" office:value="88.4821428571429" calcext:value-type="float">
            <text:p>88.4821428571429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0" calcext:value-type="float">
            <text:p>0</text:p>
          </table:table-cell>
          <table:table-cell table:formula="of:=[.E202]+1" office:value-type="float" office:value="201" calcext:value-type="float">
            <text:p>201</text:p>
          </table:table-cell>
          <table:table-cell table:formula="of:=MAX([.F202];[.B203])" office:value-type="float" office:value="90.0666666666667" calcext:value-type="float">
            <text:p>90.0666666666667</text:p>
          </table:table-cell>
          <table:table-cell table:formula="of:=IF([.F203]=[.B203];[.E203];[.G20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0:16</text:p>
          </table:table-cell>
          <table:table-cell office:value-type="float" office:value="88.5178571428571" calcext:value-type="float">
            <text:p>88.5178571428571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0" calcext:value-type="float">
            <text:p>0</text:p>
          </table:table-cell>
          <table:table-cell table:formula="of:=[.E203]+1" office:value-type="float" office:value="202" calcext:value-type="float">
            <text:p>202</text:p>
          </table:table-cell>
          <table:table-cell table:formula="of:=MAX([.F203];[.B204])" office:value-type="float" office:value="90.0666666666667" calcext:value-type="float">
            <text:p>90.0666666666667</text:p>
          </table:table-cell>
          <table:table-cell table:formula="of:=IF([.F204]=[.B204];[.E204];[.G20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1:46</text:p>
          </table:table-cell>
          <table:table-cell office:value-type="float" office:value="88.5703703703704" calcext:value-type="float">
            <text:p>88.5703703703704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0" calcext:value-type="float">
            <text:p>0</text:p>
          </table:table-cell>
          <table:table-cell table:formula="of:=[.E204]+1" office:value-type="float" office:value="203" calcext:value-type="float">
            <text:p>203</text:p>
          </table:table-cell>
          <table:table-cell table:formula="of:=MAX([.F204];[.B205])" office:value-type="float" office:value="90.0666666666667" calcext:value-type="float">
            <text:p>90.0666666666667</text:p>
          </table:table-cell>
          <table:table-cell table:formula="of:=IF([.F205]=[.B205];[.E205];[.G20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1:47</text:p>
          </table:table-cell>
          <table:table-cell office:value-type="float" office:value="88.5555555555556" calcext:value-type="float">
            <text:p>88.5555555555556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0" calcext:value-type="float">
            <text:p>0</text:p>
          </table:table-cell>
          <table:table-cell table:formula="of:=[.E205]+1" office:value-type="float" office:value="204" calcext:value-type="float">
            <text:p>204</text:p>
          </table:table-cell>
          <table:table-cell table:formula="of:=MAX([.F205];[.B206])" office:value-type="float" office:value="90.0666666666667" calcext:value-type="float">
            <text:p>90.0666666666667</text:p>
          </table:table-cell>
          <table:table-cell table:formula="of:=IF([.F206]=[.B206];[.E206];[.G20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1:55</text:p>
          </table:table-cell>
          <table:table-cell office:value-type="float" office:value="88.5555555555556" calcext:value-type="float">
            <text:p>88.5555555555556</text:p>
          </table:table-cell>
          <table:table-cell office:value-type="string" calcext:value-type="string">
            <text:p>reflected on verse JHN 3:29</text:p>
          </table:table-cell>
          <table:table-cell office:value-type="float" office:value="1" calcext:value-type="float">
            <text:p>1</text:p>
          </table:table-cell>
          <table:table-cell table:formula="of:=[.E206]+1" office:value-type="float" office:value="205" calcext:value-type="float">
            <text:p>205</text:p>
          </table:table-cell>
          <table:table-cell table:formula="of:=MAX([.F206];[.B207])" office:value-type="float" office:value="90.0666666666667" calcext:value-type="float">
            <text:p>90.0666666666667</text:p>
          </table:table-cell>
          <table:table-cell table:formula="of:=IF([.F207]=[.B207];[.E207];[.G20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1:56</text:p>
          </table:table-cell>
          <table:table-cell office:value-type="float" office:value="88.4285714285714" calcext:value-type="float">
            <text:p>88.4285714285714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0" calcext:value-type="float">
            <text:p>0</text:p>
          </table:table-cell>
          <table:table-cell table:formula="of:=[.E207]+1" office:value-type="float" office:value="206" calcext:value-type="float">
            <text:p>206</text:p>
          </table:table-cell>
          <table:table-cell table:formula="of:=MAX([.F207];[.B208])" office:value-type="float" office:value="90.0666666666667" calcext:value-type="float">
            <text:p>90.0666666666667</text:p>
          </table:table-cell>
          <table:table-cell table:formula="of:=IF([.F208]=[.B208];[.E208];[.G20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1:58</text:p>
          </table:table-cell>
          <table:table-cell office:value-type="float" office:value="88.5178571428571" calcext:value-type="float">
            <text:p>88.5178571428571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0" calcext:value-type="float">
            <text:p>0</text:p>
          </table:table-cell>
          <table:table-cell table:formula="of:=[.E208]+1" office:value-type="float" office:value="207" calcext:value-type="float">
            <text:p>207</text:p>
          </table:table-cell>
          <table:table-cell table:formula="of:=MAX([.F208];[.B209])" office:value-type="float" office:value="90.0666666666667" calcext:value-type="float">
            <text:p>90.0666666666667</text:p>
          </table:table-cell>
          <table:table-cell table:formula="of:=IF([.F209]=[.B209];[.E209];[.G20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1:59</text:p>
          </table:table-cell>
          <table:table-cell office:value-type="float" office:value="88.4880952380952" calcext:value-type="float">
            <text:p>88.4880952380952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0" calcext:value-type="float">
            <text:p>0</text:p>
          </table:table-cell>
          <table:table-cell table:formula="of:=[.E209]+1" office:value-type="float" office:value="208" calcext:value-type="float">
            <text:p>208</text:p>
          </table:table-cell>
          <table:table-cell table:formula="of:=MAX([.F209];[.B210])" office:value-type="float" office:value="90.0666666666667" calcext:value-type="float">
            <text:p>90.0666666666667</text:p>
          </table:table-cell>
          <table:table-cell table:formula="of:=IF([.F210]=[.B210];[.E210];[.G20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01</text:p>
          </table:table-cell>
          <table:table-cell office:value-type="float" office:value="88.5178571428571" calcext:value-type="float">
            <text:p>88.5178571428571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0" calcext:value-type="float">
            <text:p>0</text:p>
          </table:table-cell>
          <table:table-cell table:formula="of:=[.E210]+1" office:value-type="float" office:value="209" calcext:value-type="float">
            <text:p>209</text:p>
          </table:table-cell>
          <table:table-cell table:formula="of:=MAX([.F210];[.B211])" office:value-type="float" office:value="90.0666666666667" calcext:value-type="float">
            <text:p>90.0666666666667</text:p>
          </table:table-cell>
          <table:table-cell table:formula="of:=IF([.F211]=[.B211];[.E211];[.G21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03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0" calcext:value-type="float">
            <text:p>0</text:p>
          </table:table-cell>
          <table:table-cell table:formula="of:=[.E211]+1" office:value-type="float" office:value="210" calcext:value-type="float">
            <text:p>210</text:p>
          </table:table-cell>
          <table:table-cell table:formula="of:=MAX([.F211];[.B212])" office:value-type="float" office:value="90.0666666666667" calcext:value-type="float">
            <text:p>90.0666666666667</text:p>
          </table:table-cell>
          <table:table-cell table:formula="of:=IF([.F212]=[.B212];[.E212];[.G21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04</text:p>
          </table:table-cell>
          <table:table-cell office:value-type="float" office:value="88.5178571428571" calcext:value-type="float">
            <text:p>88.5178571428571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0" calcext:value-type="float">
            <text:p>0</text:p>
          </table:table-cell>
          <table:table-cell table:formula="of:=[.E212]+1" office:value-type="float" office:value="211" calcext:value-type="float">
            <text:p>211</text:p>
          </table:table-cell>
          <table:table-cell table:formula="of:=MAX([.F212];[.B213])" office:value-type="float" office:value="90.0666666666667" calcext:value-type="float">
            <text:p>90.0666666666667</text:p>
          </table:table-cell>
          <table:table-cell table:formula="of:=IF([.F213]=[.B213];[.E213];[.G21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08</text:p>
          </table:table-cell>
          <table:table-cell office:value-type="float" office:value="88.5178571428571" calcext:value-type="float">
            <text:p>88.5178571428571</text:p>
          </table:table-cell>
          <table:table-cell office:value-type="string" calcext:value-type="string">
            <text:p>reflected on verse JHN 3:30</text:p>
          </table:table-cell>
          <table:table-cell office:value-type="float" office:value="1" calcext:value-type="float">
            <text:p>1</text:p>
          </table:table-cell>
          <table:table-cell table:formula="of:=[.E213]+1" office:value-type="float" office:value="212" calcext:value-type="float">
            <text:p>212</text:p>
          </table:table-cell>
          <table:table-cell table:formula="of:=MAX([.F213];[.B214])" office:value-type="float" office:value="90.0666666666667" calcext:value-type="float">
            <text:p>90.0666666666667</text:p>
          </table:table-cell>
          <table:table-cell table:formula="of:=IF([.F214]=[.B214];[.E214];[.G21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10</text:p>
          </table:table-cell>
          <table:table-cell office:value-type="float" office:value="88.3965517241379" calcext:value-type="float">
            <text:p>88.3965517241379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0" calcext:value-type="float">
            <text:p>0</text:p>
          </table:table-cell>
          <table:table-cell table:formula="of:=[.E214]+1" office:value-type="float" office:value="213" calcext:value-type="float">
            <text:p>213</text:p>
          </table:table-cell>
          <table:table-cell table:formula="of:=MAX([.F214];[.B215])" office:value-type="float" office:value="90.0666666666667" calcext:value-type="float">
            <text:p>90.0666666666667</text:p>
          </table:table-cell>
          <table:table-cell table:formula="of:=IF([.F215]=[.B215];[.E215];[.G21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11</text:p>
          </table:table-cell>
          <table:table-cell office:value-type="float" office:value="88.3965517241379" calcext:value-type="float">
            <text:p>88.3965517241379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0" calcext:value-type="float">
            <text:p>0</text:p>
          </table:table-cell>
          <table:table-cell table:formula="of:=[.E215]+1" office:value-type="float" office:value="214" calcext:value-type="float">
            <text:p>214</text:p>
          </table:table-cell>
          <table:table-cell table:formula="of:=MAX([.F215];[.B216])" office:value-type="float" office:value="90.0666666666667" calcext:value-type="float">
            <text:p>90.0666666666667</text:p>
          </table:table-cell>
          <table:table-cell table:formula="of:=IF([.F216]=[.B216];[.E216];[.G21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13</text:p>
          </table:table-cell>
          <table:table-cell office:value-type="float" office:value="88.4540229885057" calcext:value-type="float">
            <text:p>88.4540229885057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0" calcext:value-type="float">
            <text:p>0</text:p>
          </table:table-cell>
          <table:table-cell table:formula="of:=[.E216]+1" office:value-type="float" office:value="215" calcext:value-type="float">
            <text:p>215</text:p>
          </table:table-cell>
          <table:table-cell table:formula="of:=MAX([.F216];[.B217])" office:value-type="float" office:value="90.0666666666667" calcext:value-type="float">
            <text:p>90.0666666666667</text:p>
          </table:table-cell>
          <table:table-cell table:formula="of:=IF([.F217]=[.B217];[.E217];[.G21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14</text:p>
          </table:table-cell>
          <table:table-cell office:value-type="float" office:value="88.4396551724138" calcext:value-type="float">
            <text:p>88.4396551724138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0" calcext:value-type="float">
            <text:p>0</text:p>
          </table:table-cell>
          <table:table-cell table:formula="of:=[.E217]+1" office:value-type="float" office:value="216" calcext:value-type="float">
            <text:p>216</text:p>
          </table:table-cell>
          <table:table-cell table:formula="of:=MAX([.F217];[.B218])" office:value-type="float" office:value="90.0666666666667" calcext:value-type="float">
            <text:p>90.0666666666667</text:p>
          </table:table-cell>
          <table:table-cell table:formula="of:=IF([.F218]=[.B218];[.E218];[.G21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15</text:p>
          </table:table-cell>
          <table:table-cell office:value-type="float" office:value="88.4655172413793" calcext:value-type="float">
            <text:p>88.4655172413793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0" calcext:value-type="float">
            <text:p>0</text:p>
          </table:table-cell>
          <table:table-cell table:formula="of:=[.E218]+1" office:value-type="float" office:value="217" calcext:value-type="float">
            <text:p>217</text:p>
          </table:table-cell>
          <table:table-cell table:formula="of:=MAX([.F218];[.B219])" office:value-type="float" office:value="90.0666666666667" calcext:value-type="float">
            <text:p>90.0666666666667</text:p>
          </table:table-cell>
          <table:table-cell table:formula="of:=IF([.F219]=[.B219];[.E219];[.G21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17</text:p>
          </table:table-cell>
          <table:table-cell office:value-type="float" office:value="88.4540229885057" calcext:value-type="float">
            <text:p>88.4540229885057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0" calcext:value-type="float">
            <text:p>0</text:p>
          </table:table-cell>
          <table:table-cell table:formula="of:=[.E219]+1" office:value-type="float" office:value="218" calcext:value-type="float">
            <text:p>218</text:p>
          </table:table-cell>
          <table:table-cell table:formula="of:=MAX([.F219];[.B220])" office:value-type="float" office:value="90.0666666666667" calcext:value-type="float">
            <text:p>90.0666666666667</text:p>
          </table:table-cell>
          <table:table-cell table:formula="of:=IF([.F220]=[.B220];[.E220];[.G21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23</text:p>
          </table:table-cell>
          <table:table-cell office:value-type="float" office:value="88.4540229885057" calcext:value-type="float">
            <text:p>88.4540229885057</text:p>
          </table:table-cell>
          <table:table-cell office:value-type="string" calcext:value-type="string">
            <text:p>reflected on verse JHN 3:31</text:p>
          </table:table-cell>
          <table:table-cell office:value-type="float" office:value="1" calcext:value-type="float">
            <text:p>1</text:p>
          </table:table-cell>
          <table:table-cell table:formula="of:=[.E220]+1" office:value-type="float" office:value="219" calcext:value-type="float">
            <text:p>219</text:p>
          </table:table-cell>
          <table:table-cell table:formula="of:=MAX([.F220];[.B221])" office:value-type="float" office:value="90.0666666666667" calcext:value-type="float">
            <text:p>90.0666666666667</text:p>
          </table:table-cell>
          <table:table-cell table:formula="of:=IF([.F221]=[.B221];[.E221];[.G22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25</text:p>
          </table:table-cell>
          <table:table-cell office:value-type="float" office:value="88.5055555555556" calcext:value-type="float">
            <text:p>88.5055555555556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0" calcext:value-type="float">
            <text:p>0</text:p>
          </table:table-cell>
          <table:table-cell table:formula="of:=[.E221]+1" office:value-type="float" office:value="220" calcext:value-type="float">
            <text:p>220</text:p>
          </table:table-cell>
          <table:table-cell table:formula="of:=MAX([.F221];[.B222])" office:value-type="float" office:value="90.0666666666667" calcext:value-type="float">
            <text:p>90.0666666666667</text:p>
          </table:table-cell>
          <table:table-cell table:formula="of:=IF([.F222]=[.B222];[.E222];[.G22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26</text:p>
          </table:table-cell>
          <table:table-cell office:value-type="float" office:value="88.5055555555556" calcext:value-type="float">
            <text:p>88.5055555555556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0" calcext:value-type="float">
            <text:p>0</text:p>
          </table:table-cell>
          <table:table-cell table:formula="of:=[.E222]+1" office:value-type="float" office:value="221" calcext:value-type="float">
            <text:p>221</text:p>
          </table:table-cell>
          <table:table-cell table:formula="of:=MAX([.F222];[.B223])" office:value-type="float" office:value="90.0666666666667" calcext:value-type="float">
            <text:p>90.0666666666667</text:p>
          </table:table-cell>
          <table:table-cell table:formula="of:=IF([.F223]=[.B223];[.E223];[.G22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27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0" calcext:value-type="float">
            <text:p>0</text:p>
          </table:table-cell>
          <table:table-cell table:formula="of:=[.E223]+1" office:value-type="float" office:value="222" calcext:value-type="float">
            <text:p>222</text:p>
          </table:table-cell>
          <table:table-cell table:formula="of:=MAX([.F223];[.B224])" office:value-type="float" office:value="90.0666666666667" calcext:value-type="float">
            <text:p>90.0666666666667</text:p>
          </table:table-cell>
          <table:table-cell table:formula="of:=IF([.F224]=[.B224];[.E224];[.G22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29</text:p>
          </table:table-cell>
          <table:table-cell office:value-type="float" office:value="88.3388888888889" calcext:value-type="float">
            <text:p>88.3388888888889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0" calcext:value-type="float">
            <text:p>0</text:p>
          </table:table-cell>
          <table:table-cell table:formula="of:=[.E224]+1" office:value-type="float" office:value="223" calcext:value-type="float">
            <text:p>223</text:p>
          </table:table-cell>
          <table:table-cell table:formula="of:=MAX([.F224];[.B225])" office:value-type="float" office:value="90.0666666666667" calcext:value-type="float">
            <text:p>90.0666666666667</text:p>
          </table:table-cell>
          <table:table-cell table:formula="of:=IF([.F225]=[.B225];[.E225];[.G22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30</text:p>
          </table:table-cell>
          <table:table-cell office:value-type="float" office:value="88.3722222222222" calcext:value-type="float">
            <text:p>88.3722222222222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0" calcext:value-type="float">
            <text:p>0</text:p>
          </table:table-cell>
          <table:table-cell table:formula="of:=[.E225]+1" office:value-type="float" office:value="224" calcext:value-type="float">
            <text:p>224</text:p>
          </table:table-cell>
          <table:table-cell table:formula="of:=MAX([.F225];[.B226])" office:value-type="float" office:value="90.0666666666667" calcext:value-type="float">
            <text:p>90.0666666666667</text:p>
          </table:table-cell>
          <table:table-cell table:formula="of:=IF([.F226]=[.B226];[.E226];[.G22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37</text:p>
          </table:table-cell>
          <table:table-cell office:value-type="float" office:value="88.3944444444444" calcext:value-type="float">
            <text:p>88.3944444444444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0" calcext:value-type="float">
            <text:p>0</text:p>
          </table:table-cell>
          <table:table-cell table:formula="of:=[.E226]+1" office:value-type="float" office:value="225" calcext:value-type="float">
            <text:p>225</text:p>
          </table:table-cell>
          <table:table-cell table:formula="of:=MAX([.F226];[.B227])" office:value-type="float" office:value="90.0666666666667" calcext:value-type="float">
            <text:p>90.0666666666667</text:p>
          </table:table-cell>
          <table:table-cell table:formula="of:=IF([.F227]=[.B227];[.E227];[.G22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42</text:p>
          </table:table-cell>
          <table:table-cell office:value-type="float" office:value="88.3944444444444" calcext:value-type="float">
            <text:p>88.3944444444444</text:p>
          </table:table-cell>
          <table:table-cell office:value-type="string" calcext:value-type="string">
            <text:p>reflected on verse JHN 3:32</text:p>
          </table:table-cell>
          <table:table-cell office:value-type="float" office:value="1" calcext:value-type="float">
            <text:p>1</text:p>
          </table:table-cell>
          <table:table-cell table:formula="of:=[.E227]+1" office:value-type="float" office:value="226" calcext:value-type="float">
            <text:p>226</text:p>
          </table:table-cell>
          <table:table-cell table:formula="of:=MAX([.F227];[.B228])" office:value-type="float" office:value="90.0666666666667" calcext:value-type="float">
            <text:p>90.0666666666667</text:p>
          </table:table-cell>
          <table:table-cell table:formula="of:=IF([.F228]=[.B228];[.E228];[.G22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43</text:p>
          </table:table-cell>
          <table:table-cell office:value-type="float" office:value="88.4462365591398" calcext:value-type="float">
            <text:p>88.4462365591398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0" calcext:value-type="float">
            <text:p>0</text:p>
          </table:table-cell>
          <table:table-cell table:formula="of:=[.E228]+1" office:value-type="float" office:value="227" calcext:value-type="float">
            <text:p>227</text:p>
          </table:table-cell>
          <table:table-cell table:formula="of:=MAX([.F228];[.B229])" office:value-type="float" office:value="90.0666666666667" calcext:value-type="float">
            <text:p>90.0666666666667</text:p>
          </table:table-cell>
          <table:table-cell table:formula="of:=IF([.F229]=[.B229];[.E229];[.G22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44</text:p>
          </table:table-cell>
          <table:table-cell office:value-type="float" office:value="88.3655913978495" calcext:value-type="float">
            <text:p>88.3655913978495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0" calcext:value-type="float">
            <text:p>0</text:p>
          </table:table-cell>
          <table:table-cell table:formula="of:=[.E229]+1" office:value-type="float" office:value="228" calcext:value-type="float">
            <text:p>228</text:p>
          </table:table-cell>
          <table:table-cell table:formula="of:=MAX([.F229];[.B230])" office:value-type="float" office:value="90.0666666666667" calcext:value-type="float">
            <text:p>90.0666666666667</text:p>
          </table:table-cell>
          <table:table-cell table:formula="of:=IF([.F230]=[.B230];[.E230];[.G22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46</text:p>
          </table:table-cell>
          <table:table-cell office:value-type="float" office:value="88.4462365591398" calcext:value-type="float">
            <text:p>88.4462365591398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0" calcext:value-type="float">
            <text:p>0</text:p>
          </table:table-cell>
          <table:table-cell table:formula="of:=[.E230]+1" office:value-type="float" office:value="229" calcext:value-type="float">
            <text:p>229</text:p>
          </table:table-cell>
          <table:table-cell table:formula="of:=MAX([.F230];[.B231])" office:value-type="float" office:value="90.0666666666667" calcext:value-type="float">
            <text:p>90.0666666666667</text:p>
          </table:table-cell>
          <table:table-cell table:formula="of:=IF([.F231]=[.B231];[.E231];[.G23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47</text:p>
          </table:table-cell>
          <table:table-cell office:value-type="float" office:value="88.4865591397849" calcext:value-type="float">
            <text:p>88.4865591397849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0" calcext:value-type="float">
            <text:p>0</text:p>
          </table:table-cell>
          <table:table-cell table:formula="of:=[.E231]+1" office:value-type="float" office:value="230" calcext:value-type="float">
            <text:p>230</text:p>
          </table:table-cell>
          <table:table-cell table:formula="of:=MAX([.F231];[.B232])" office:value-type="float" office:value="90.0666666666667" calcext:value-type="float">
            <text:p>90.0666666666667</text:p>
          </table:table-cell>
          <table:table-cell table:formula="of:=IF([.F232]=[.B232];[.E232];[.G23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49</text:p>
          </table:table-cell>
          <table:table-cell office:value-type="float" office:value="88.4655913978495" calcext:value-type="float">
            <text:p>88.4655913978495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0" calcext:value-type="float">
            <text:p>0</text:p>
          </table:table-cell>
          <table:table-cell table:formula="of:=[.E232]+1" office:value-type="float" office:value="231" calcext:value-type="float">
            <text:p>231</text:p>
          </table:table-cell>
          <table:table-cell table:formula="of:=MAX([.F232];[.B233])" office:value-type="float" office:value="90.0666666666667" calcext:value-type="float">
            <text:p>90.0666666666667</text:p>
          </table:table-cell>
          <table:table-cell table:formula="of:=IF([.F233]=[.B233];[.E233];[.G23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50</text:p>
          </table:table-cell>
          <table:table-cell office:value-type="float" office:value="88.4354838709677" calcext:value-type="float">
            <text:p>88.4354838709677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0" calcext:value-type="float">
            <text:p>0</text:p>
          </table:table-cell>
          <table:table-cell table:formula="of:=[.E233]+1" office:value-type="float" office:value="232" calcext:value-type="float">
            <text:p>232</text:p>
          </table:table-cell>
          <table:table-cell table:formula="of:=MAX([.F233];[.B234])" office:value-type="float" office:value="90.0666666666667" calcext:value-type="float">
            <text:p>90.0666666666667</text:p>
          </table:table-cell>
          <table:table-cell table:formula="of:=IF([.F234]=[.B234];[.E234];[.G23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54</text:p>
          </table:table-cell>
          <table:table-cell office:value-type="float" office:value="88.4354838709677" calcext:value-type="float">
            <text:p>88.4354838709677</text:p>
          </table:table-cell>
          <table:table-cell office:value-type="string" calcext:value-type="string">
            <text:p>reflected on verse JHN 3:33</text:p>
          </table:table-cell>
          <table:table-cell office:value-type="float" office:value="1" calcext:value-type="float">
            <text:p>1</text:p>
          </table:table-cell>
          <table:table-cell table:formula="of:=[.E234]+1" office:value-type="float" office:value="233" calcext:value-type="float">
            <text:p>233</text:p>
          </table:table-cell>
          <table:table-cell table:formula="of:=MAX([.F234];[.B235])" office:value-type="float" office:value="90.0666666666667" calcext:value-type="float">
            <text:p>90.0666666666667</text:p>
          </table:table-cell>
          <table:table-cell table:formula="of:=IF([.F235]=[.B235];[.E235];[.G23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56</text:p>
          </table:table-cell>
          <table:table-cell office:value-type="float" office:value="88.328125" calcext:value-type="float">
            <text:p>88.328125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0" calcext:value-type="float">
            <text:p>0</text:p>
          </table:table-cell>
          <table:table-cell table:formula="of:=[.E235]+1" office:value-type="float" office:value="234" calcext:value-type="float">
            <text:p>234</text:p>
          </table:table-cell>
          <table:table-cell table:formula="of:=MAX([.F235];[.B236])" office:value-type="float" office:value="90.0666666666667" calcext:value-type="float">
            <text:p>90.0666666666667</text:p>
          </table:table-cell>
          <table:table-cell table:formula="of:=IF([.F236]=[.B236];[.E236];[.G23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58</text:p>
          </table:table-cell>
          <table:table-cell office:value-type="float" office:value="88.328125" calcext:value-type="float">
            <text:p>88.328125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0" calcext:value-type="float">
            <text:p>0</text:p>
          </table:table-cell>
          <table:table-cell table:formula="of:=[.E236]+1" office:value-type="float" office:value="235" calcext:value-type="float">
            <text:p>235</text:p>
          </table:table-cell>
          <table:table-cell table:formula="of:=MAX([.F236];[.B237])" office:value-type="float" office:value="90.0666666666667" calcext:value-type="float">
            <text:p>90.0666666666667</text:p>
          </table:table-cell>
          <table:table-cell table:formula="of:=IF([.F237]=[.B237];[.E237];[.G23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2:59</text:p>
          </table:table-cell>
          <table:table-cell office:value-type="float" office:value="88.3802083333333" calcext:value-type="float">
            <text:p>88.3802083333333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0" calcext:value-type="float">
            <text:p>0</text:p>
          </table:table-cell>
          <table:table-cell table:formula="of:=[.E237]+1" office:value-type="float" office:value="236" calcext:value-type="float">
            <text:p>236</text:p>
          </table:table-cell>
          <table:table-cell table:formula="of:=MAX([.F237];[.B238])" office:value-type="float" office:value="90.0666666666667" calcext:value-type="float">
            <text:p>90.0666666666667</text:p>
          </table:table-cell>
          <table:table-cell table:formula="of:=IF([.F238]=[.B238];[.E238];[.G23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01</text:p>
          </table:table-cell>
          <table:table-cell office:value-type="float" office:value="88.421875" calcext:value-type="float">
            <text:p>88.421875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0" calcext:value-type="float">
            <text:p>0</text:p>
          </table:table-cell>
          <table:table-cell table:formula="of:=[.E238]+1" office:value-type="float" office:value="237" calcext:value-type="float">
            <text:p>237</text:p>
          </table:table-cell>
          <table:table-cell table:formula="of:=MAX([.F238];[.B239])" office:value-type="float" office:value="90.0666666666667" calcext:value-type="float">
            <text:p>90.0666666666667</text:p>
          </table:table-cell>
          <table:table-cell table:formula="of:=IF([.F239]=[.B239];[.E239];[.G23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02</text:p>
          </table:table-cell>
          <table:table-cell office:value-type="float" office:value="88.434375" calcext:value-type="float">
            <text:p>88.434375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0" calcext:value-type="float">
            <text:p>0</text:p>
          </table:table-cell>
          <table:table-cell table:formula="of:=[.E239]+1" office:value-type="float" office:value="238" calcext:value-type="float">
            <text:p>238</text:p>
          </table:table-cell>
          <table:table-cell table:formula="of:=MAX([.F239];[.B240])" office:value-type="float" office:value="90.0666666666667" calcext:value-type="float">
            <text:p>90.0666666666667</text:p>
          </table:table-cell>
          <table:table-cell table:formula="of:=IF([.F240]=[.B240];[.E240];[.G23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03</text:p>
          </table:table-cell>
          <table:table-cell office:value-type="float" office:value="88.4427083333333" calcext:value-type="float">
            <text:p>88.4427083333333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0" calcext:value-type="float">
            <text:p>0</text:p>
          </table:table-cell>
          <table:table-cell table:formula="of:=[.E240]+1" office:value-type="float" office:value="239" calcext:value-type="float">
            <text:p>239</text:p>
          </table:table-cell>
          <table:table-cell table:formula="of:=MAX([.F240];[.B241])" office:value-type="float" office:value="90.0666666666667" calcext:value-type="float">
            <text:p>90.0666666666667</text:p>
          </table:table-cell>
          <table:table-cell table:formula="of:=IF([.F241]=[.B241];[.E241];[.G24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07</text:p>
          </table:table-cell>
          <table:table-cell office:value-type="float" office:value="88.4427083333333" calcext:value-type="float">
            <text:p>88.4427083333333</text:p>
          </table:table-cell>
          <table:table-cell office:value-type="string" calcext:value-type="string">
            <text:p>reflected on verse JHN 3:34</text:p>
          </table:table-cell>
          <table:table-cell office:value-type="float" office:value="1" calcext:value-type="float">
            <text:p>1</text:p>
          </table:table-cell>
          <table:table-cell table:formula="of:=[.E241]+1" office:value-type="float" office:value="240" calcext:value-type="float">
            <text:p>240</text:p>
          </table:table-cell>
          <table:table-cell table:formula="of:=MAX([.F241];[.B242])" office:value-type="float" office:value="90.0666666666667" calcext:value-type="float">
            <text:p>90.0666666666667</text:p>
          </table:table-cell>
          <table:table-cell table:formula="of:=IF([.F242]=[.B242];[.E242];[.G24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09</text:p>
          </table:table-cell>
          <table:table-cell office:value-type="float" office:value="88.489898989899" calcext:value-type="float">
            <text:p>88.489898989899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0" calcext:value-type="float">
            <text:p>0</text:p>
          </table:table-cell>
          <table:table-cell table:formula="of:=[.E242]+1" office:value-type="float" office:value="241" calcext:value-type="float">
            <text:p>241</text:p>
          </table:table-cell>
          <table:table-cell table:formula="of:=MAX([.F242];[.B243])" office:value-type="float" office:value="90.0666666666667" calcext:value-type="float">
            <text:p>90.0666666666667</text:p>
          </table:table-cell>
          <table:table-cell table:formula="of:=IF([.F243]=[.B243];[.E243];[.G24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10</text:p>
          </table:table-cell>
          <table:table-cell office:value-type="float" office:value="88.4595959595959" calcext:value-type="float">
            <text:p>88.4595959595959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0" calcext:value-type="float">
            <text:p>0</text:p>
          </table:table-cell>
          <table:table-cell table:formula="of:=[.E243]+1" office:value-type="float" office:value="242" calcext:value-type="float">
            <text:p>242</text:p>
          </table:table-cell>
          <table:table-cell table:formula="of:=MAX([.F243];[.B244])" office:value-type="float" office:value="90.0666666666667" calcext:value-type="float">
            <text:p>90.0666666666667</text:p>
          </table:table-cell>
          <table:table-cell table:formula="of:=IF([.F244]=[.B244];[.E244];[.G24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12</text:p>
          </table:table-cell>
          <table:table-cell office:value-type="float" office:value="88.469696969697" calcext:value-type="float">
            <text:p>88.469696969697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0" calcext:value-type="float">
            <text:p>0</text:p>
          </table:table-cell>
          <table:table-cell table:formula="of:=[.E244]+1" office:value-type="float" office:value="243" calcext:value-type="float">
            <text:p>243</text:p>
          </table:table-cell>
          <table:table-cell table:formula="of:=MAX([.F244];[.B245])" office:value-type="float" office:value="90.0666666666667" calcext:value-type="float">
            <text:p>90.0666666666667</text:p>
          </table:table-cell>
          <table:table-cell table:formula="of:=IF([.F245]=[.B245];[.E245];[.G24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13</text:p>
          </table:table-cell>
          <table:table-cell office:value-type="float" office:value="88.5126262626262" calcext:value-type="float">
            <text:p>88.5126262626262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0" calcext:value-type="float">
            <text:p>0</text:p>
          </table:table-cell>
          <table:table-cell table:formula="of:=[.E245]+1" office:value-type="float" office:value="244" calcext:value-type="float">
            <text:p>244</text:p>
          </table:table-cell>
          <table:table-cell table:formula="of:=MAX([.F245];[.B246])" office:value-type="float" office:value="90.0666666666667" calcext:value-type="float">
            <text:p>90.0666666666667</text:p>
          </table:table-cell>
          <table:table-cell table:formula="of:=IF([.F246]=[.B246];[.E246];[.G24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14</text:p>
          </table:table-cell>
          <table:table-cell office:value-type="float" office:value="88.5383838383838" calcext:value-type="float">
            <text:p>88.5383838383838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0" calcext:value-type="float">
            <text:p>0</text:p>
          </table:table-cell>
          <table:table-cell table:formula="of:=[.E246]+1" office:value-type="float" office:value="245" calcext:value-type="float">
            <text:p>245</text:p>
          </table:table-cell>
          <table:table-cell table:formula="of:=MAX([.F246];[.B247])" office:value-type="float" office:value="90.0666666666667" calcext:value-type="float">
            <text:p>90.0666666666667</text:p>
          </table:table-cell>
          <table:table-cell table:formula="of:=IF([.F247]=[.B247];[.E247];[.G24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16</text:p>
          </table:table-cell>
          <table:table-cell office:value-type="float" office:value="88.520202020202" calcext:value-type="float">
            <text:p>88.520202020202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0" calcext:value-type="float">
            <text:p>0</text:p>
          </table:table-cell>
          <table:table-cell table:formula="of:=[.E247]+1" office:value-type="float" office:value="246" calcext:value-type="float">
            <text:p>246</text:p>
          </table:table-cell>
          <table:table-cell table:formula="of:=MAX([.F247];[.B248])" office:value-type="float" office:value="90.0666666666667" calcext:value-type="float">
            <text:p>90.0666666666667</text:p>
          </table:table-cell>
          <table:table-cell table:formula="of:=IF([.F248]=[.B248];[.E248];[.G24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20</text:p>
          </table:table-cell>
          <table:table-cell office:value-type="float" office:value="88.520202020202" calcext:value-type="float">
            <text:p>88.520202020202</text:p>
          </table:table-cell>
          <table:table-cell office:value-type="string" calcext:value-type="string">
            <text:p>reflected on verse JHN 3:35</text:p>
          </table:table-cell>
          <table:table-cell office:value-type="float" office:value="1" calcext:value-type="float">
            <text:p>1</text:p>
          </table:table-cell>
          <table:table-cell table:formula="of:=[.E248]+1" office:value-type="float" office:value="247" calcext:value-type="float">
            <text:p>247</text:p>
          </table:table-cell>
          <table:table-cell table:formula="of:=MAX([.F248];[.B249])" office:value-type="float" office:value="90.0666666666667" calcext:value-type="float">
            <text:p>90.0666666666667</text:p>
          </table:table-cell>
          <table:table-cell table:formula="of:=IF([.F249]=[.B249];[.E249];[.G24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22</text:p>
          </table:table-cell>
          <table:table-cell office:value-type="float" office:value="88.4166666666666" calcext:value-type="float">
            <text:p>88.4166666666666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0" calcext:value-type="float">
            <text:p>0</text:p>
          </table:table-cell>
          <table:table-cell table:formula="of:=[.E249]+1" office:value-type="float" office:value="248" calcext:value-type="float">
            <text:p>248</text:p>
          </table:table-cell>
          <table:table-cell table:formula="of:=MAX([.F249];[.B250])" office:value-type="float" office:value="90.0666666666667" calcext:value-type="float">
            <text:p>90.0666666666667</text:p>
          </table:table-cell>
          <table:table-cell table:formula="of:=IF([.F250]=[.B250];[.E250];[.G24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23</text:p>
          </table:table-cell>
          <table:table-cell office:value-type="float" office:value="88.4166666666666" calcext:value-type="float">
            <text:p>88.4166666666666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0" calcext:value-type="float">
            <text:p>0</text:p>
          </table:table-cell>
          <table:table-cell table:formula="of:=[.E250]+1" office:value-type="float" office:value="249" calcext:value-type="float">
            <text:p>249</text:p>
          </table:table-cell>
          <table:table-cell table:formula="of:=MAX([.F250];[.B251])" office:value-type="float" office:value="90.0666666666667" calcext:value-type="float">
            <text:p>90.0666666666667</text:p>
          </table:table-cell>
          <table:table-cell table:formula="of:=IF([.F251]=[.B251];[.E251];[.G25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25</text:p>
          </table:table-cell>
          <table:table-cell office:value-type="float" office:value="88.4166666666666" calcext:value-type="float">
            <text:p>88.4166666666666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0" calcext:value-type="float">
            <text:p>0</text:p>
          </table:table-cell>
          <table:table-cell table:formula="of:=[.E251]+1" office:value-type="float" office:value="250" calcext:value-type="float">
            <text:p>250</text:p>
          </table:table-cell>
          <table:table-cell table:formula="of:=MAX([.F251];[.B252])" office:value-type="float" office:value="90.0666666666667" calcext:value-type="float">
            <text:p>90.0666666666667</text:p>
          </table:table-cell>
          <table:table-cell table:formula="of:=IF([.F252]=[.B252];[.E252];[.G25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26</text:p>
          </table:table-cell>
          <table:table-cell office:value-type="float" office:value="88.4166666666666" calcext:value-type="float">
            <text:p>88.4166666666666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0" calcext:value-type="float">
            <text:p>0</text:p>
          </table:table-cell>
          <table:table-cell table:formula="of:=[.E252]+1" office:value-type="float" office:value="251" calcext:value-type="float">
            <text:p>251</text:p>
          </table:table-cell>
          <table:table-cell table:formula="of:=MAX([.F252];[.B253])" office:value-type="float" office:value="90.0666666666667" calcext:value-type="float">
            <text:p>90.0666666666667</text:p>
          </table:table-cell>
          <table:table-cell table:formula="of:=IF([.F253]=[.B253];[.E253];[.G25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27</text:p>
          </table:table-cell>
          <table:table-cell office:value-type="float" office:value="88.4166666666666" calcext:value-type="float">
            <text:p>88.4166666666666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0" calcext:value-type="float">
            <text:p>0</text:p>
          </table:table-cell>
          <table:table-cell table:formula="of:=[.E253]+1" office:value-type="float" office:value="252" calcext:value-type="float">
            <text:p>252</text:p>
          </table:table-cell>
          <table:table-cell table:formula="of:=MAX([.F253];[.B254])" office:value-type="float" office:value="90.0666666666667" calcext:value-type="float">
            <text:p>90.0666666666667</text:p>
          </table:table-cell>
          <table:table-cell table:formula="of:=IF([.F254]=[.B254];[.E254];[.G25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29</text:p>
          </table:table-cell>
          <table:table-cell office:value-type="float" office:value="88.4166666666666" calcext:value-type="float">
            <text:p>88.4166666666666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0" calcext:value-type="float">
            <text:p>0</text:p>
          </table:table-cell>
          <table:table-cell table:formula="of:=[.E254]+1" office:value-type="float" office:value="253" calcext:value-type="float">
            <text:p>253</text:p>
          </table:table-cell>
          <table:table-cell table:formula="of:=MAX([.F254];[.B255])" office:value-type="float" office:value="90.0666666666667" calcext:value-type="float">
            <text:p>90.0666666666667</text:p>
          </table:table-cell>
          <table:table-cell table:formula="of:=IF([.F255]=[.B255];[.E255];[.G25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35</text:p>
          </table:table-cell>
          <table:table-cell office:value-type="float" office:value="88.4166666666666" calcext:value-type="float">
            <text:p>88.4166666666666</text:p>
          </table:table-cell>
          <table:table-cell office:value-type="string" calcext:value-type="string">
            <text:p>reflected on verse JHN 3:36</text:p>
          </table:table-cell>
          <table:table-cell office:value-type="float" office:value="1" calcext:value-type="float">
            <text:p>1</text:p>
          </table:table-cell>
          <table:table-cell table:formula="of:=[.E255]+1" office:value-type="float" office:value="254" calcext:value-type="float">
            <text:p>254</text:p>
          </table:table-cell>
          <table:table-cell table:formula="of:=MAX([.F255];[.B256])" office:value-type="float" office:value="90.0666666666667" calcext:value-type="float">
            <text:p>90.0666666666667</text:p>
          </table:table-cell>
          <table:table-cell table:formula="of:=IF([.F256]=[.B256];[.E256];[.G25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36</text:p>
          </table:table-cell>
          <table:table-cell office:value-type="float" office:value="88.4509803921569" calcext:value-type="float">
            <text:p>88.4509803921569</text:p>
          </table:table-cell>
          <table:table-cell office:value-type="string" calcext:value-type="string">
            <text:p>added grade number 1 to verse JHN 3:1</text:p>
          </table:table-cell>
          <table:table-cell office:value-type="float" office:value="1" calcext:value-type="float">
            <text:p>1</text:p>
          </table:table-cell>
          <table:table-cell table:formula="of:=[.E256]+1" office:value-type="float" office:value="255" calcext:value-type="float">
            <text:p>255</text:p>
          </table:table-cell>
          <table:table-cell table:formula="of:=MAX([.F256];[.B257])" office:value-type="float" office:value="90.0666666666667" calcext:value-type="float">
            <text:p>90.0666666666667</text:p>
          </table:table-cell>
          <table:table-cell table:formula="of:=IF([.F257]=[.B257];[.E257];[.G25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37</text:p>
          </table:table-cell>
          <table:table-cell office:value-type="float" office:value="88.4509803921569" calcext:value-type="float">
            <text:p>88.4509803921569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1" calcext:value-type="float">
            <text:p>1</text:p>
          </table:table-cell>
          <table:table-cell table:formula="of:=[.E257]+1" office:value-type="float" office:value="256" calcext:value-type="float">
            <text:p>256</text:p>
          </table:table-cell>
          <table:table-cell table:formula="of:=MAX([.F257];[.B258])" office:value-type="float" office:value="90.0666666666667" calcext:value-type="float">
            <text:p>90.0666666666667</text:p>
          </table:table-cell>
          <table:table-cell table:formula="of:=IF([.F258]=[.B258];[.E258];[.G25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39</text:p>
          </table:table-cell>
          <table:table-cell office:value-type="float" office:value="88.4509803921569" calcext:value-type="float">
            <text:p>88.4509803921569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1" calcext:value-type="float">
            <text:p>1</text:p>
          </table:table-cell>
          <table:table-cell table:formula="of:=[.E258]+1" office:value-type="float" office:value="257" calcext:value-type="float">
            <text:p>257</text:p>
          </table:table-cell>
          <table:table-cell table:formula="of:=MAX([.F258];[.B259])" office:value-type="float" office:value="90.0666666666667" calcext:value-type="float">
            <text:p>90.0666666666667</text:p>
          </table:table-cell>
          <table:table-cell table:formula="of:=IF([.F259]=[.B259];[.E259];[.G25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41</text:p>
          </table:table-cell>
          <table:table-cell office:value-type="float" office:value="88.4142156862745" calcext:value-type="float">
            <text:p>88.4142156862745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1" calcext:value-type="float">
            <text:p>1</text:p>
          </table:table-cell>
          <table:table-cell table:formula="of:=[.E259]+1" office:value-type="float" office:value="258" calcext:value-type="float">
            <text:p>258</text:p>
          </table:table-cell>
          <table:table-cell table:formula="of:=MAX([.F259];[.B260])" office:value-type="float" office:value="90.0666666666667" calcext:value-type="float">
            <text:p>90.0666666666667</text:p>
          </table:table-cell>
          <table:table-cell table:formula="of:=IF([.F260]=[.B260];[.E260];[.G25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42</text:p>
          </table:table-cell>
          <table:table-cell office:value-type="float" office:value="88.4509803921569" calcext:value-type="float">
            <text:p>88.4509803921569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1" calcext:value-type="float">
            <text:p>1</text:p>
          </table:table-cell>
          <table:table-cell table:formula="of:=[.E260]+1" office:value-type="float" office:value="259" calcext:value-type="float">
            <text:p>259</text:p>
          </table:table-cell>
          <table:table-cell table:formula="of:=MAX([.F260];[.B261])" office:value-type="float" office:value="90.0666666666667" calcext:value-type="float">
            <text:p>90.0666666666667</text:p>
          </table:table-cell>
          <table:table-cell table:formula="of:=IF([.F261]=[.B261];[.E261];[.G26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3:43</text:p>
          </table:table-cell>
          <table:table-cell office:value-type="float" office:value="88.4509803921569" calcext:value-type="float">
            <text:p>88.4509803921569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1" calcext:value-type="float">
            <text:p>1</text:p>
          </table:table-cell>
          <table:table-cell table:formula="of:=[.E261]+1" office:value-type="float" office:value="260" calcext:value-type="float">
            <text:p>260</text:p>
          </table:table-cell>
          <table:table-cell table:formula="of:=MAX([.F261];[.B262])" office:value-type="float" office:value="90.0666666666667" calcext:value-type="float">
            <text:p>90.0666666666667</text:p>
          </table:table-cell>
          <table:table-cell table:formula="of:=IF([.F262]=[.B262];[.E262];[.G26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7:44</text:p>
          </table:table-cell>
          <table:table-cell office:value-type="float" office:value="88.4509803921569" calcext:value-type="float">
            <text:p>88.4509803921569</text:p>
          </table:table-cell>
          <table:table-cell office:value-type="string" calcext:value-type="string">
            <text:p>reflected on verse JHN 3:1</text:p>
          </table:table-cell>
          <table:table-cell office:value-type="float" office:value="2" calcext:value-type="float">
            <text:p>2</text:p>
          </table:table-cell>
          <table:table-cell table:formula="of:=[.E262]+1" office:value-type="float" office:value="261" calcext:value-type="float">
            <text:p>261</text:p>
          </table:table-cell>
          <table:table-cell table:formula="of:=MAX([.F262];[.B263])" office:value-type="float" office:value="90.0666666666667" calcext:value-type="float">
            <text:p>90.0666666666667</text:p>
          </table:table-cell>
          <table:table-cell table:formula="of:=IF([.F263]=[.B263];[.E263];[.G26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7:45</text:p>
          </table:table-cell>
          <table:table-cell office:value-type="float" office:value="88.6078431372549" calcext:value-type="float">
            <text:p>88.6078431372549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1" calcext:value-type="float">
            <text:p>1</text:p>
          </table:table-cell>
          <table:table-cell table:formula="of:=[.E263]+1" office:value-type="float" office:value="262" calcext:value-type="float">
            <text:p>262</text:p>
          </table:table-cell>
          <table:table-cell table:formula="of:=MAX([.F263];[.B264])" office:value-type="float" office:value="90.0666666666667" calcext:value-type="float">
            <text:p>90.0666666666667</text:p>
          </table:table-cell>
          <table:table-cell table:formula="of:=IF([.F264]=[.B264];[.E264];[.G26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7:51</text:p>
          </table:table-cell>
          <table:table-cell office:value-type="float" office:value="88.5637254901961" calcext:value-type="float">
            <text:p>88.5637254901961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1" calcext:value-type="float">
            <text:p>1</text:p>
          </table:table-cell>
          <table:table-cell table:formula="of:=[.E264]+1" office:value-type="float" office:value="263" calcext:value-type="float">
            <text:p>263</text:p>
          </table:table-cell>
          <table:table-cell table:formula="of:=MAX([.F264];[.B265])" office:value-type="float" office:value="90.0666666666667" calcext:value-type="float">
            <text:p>90.0666666666667</text:p>
          </table:table-cell>
          <table:table-cell table:formula="of:=IF([.F265]=[.B265];[.E265];[.G26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7:53</text:p>
          </table:table-cell>
          <table:table-cell office:value-type="float" office:value="88.578431372549" calcext:value-type="float">
            <text:p>88.578431372549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1" calcext:value-type="float">
            <text:p>1</text:p>
          </table:table-cell>
          <table:table-cell table:formula="of:=[.E265]+1" office:value-type="float" office:value="264" calcext:value-type="float">
            <text:p>264</text:p>
          </table:table-cell>
          <table:table-cell table:formula="of:=MAX([.F265];[.B266])" office:value-type="float" office:value="90.0666666666667" calcext:value-type="float">
            <text:p>90.0666666666667</text:p>
          </table:table-cell>
          <table:table-cell table:formula="of:=IF([.F266]=[.B266];[.E266];[.G26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7:54</text:p>
          </table:table-cell>
          <table:table-cell office:value-type="float" office:value="88.5857843137255" calcext:value-type="float">
            <text:p>88.5857843137255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1" calcext:value-type="float">
            <text:p>1</text:p>
          </table:table-cell>
          <table:table-cell table:formula="of:=[.E266]+1" office:value-type="float" office:value="265" calcext:value-type="float">
            <text:p>265</text:p>
          </table:table-cell>
          <table:table-cell table:formula="of:=MAX([.F266];[.B267])" office:value-type="float" office:value="90.0666666666667" calcext:value-type="float">
            <text:p>90.0666666666667</text:p>
          </table:table-cell>
          <table:table-cell table:formula="of:=IF([.F267]=[.B267];[.E267];[.G26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7:55</text:p>
          </table:table-cell>
          <table:table-cell office:value-type="float" office:value="88.5313725490196" calcext:value-type="float">
            <text:p>88.5313725490196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1" calcext:value-type="float">
            <text:p>1</text:p>
          </table:table-cell>
          <table:table-cell table:formula="of:=[.E267]+1" office:value-type="float" office:value="266" calcext:value-type="float">
            <text:p>266</text:p>
          </table:table-cell>
          <table:table-cell table:formula="of:=MAX([.F267];[.B268])" office:value-type="float" office:value="90.0666666666667" calcext:value-type="float">
            <text:p>90.0666666666667</text:p>
          </table:table-cell>
          <table:table-cell table:formula="of:=IF([.F268]=[.B268];[.E268];[.G26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47:57</text:p>
          </table:table-cell>
          <table:table-cell office:value-type="float" office:value="88.5441176470588" calcext:value-type="float">
            <text:p>88.5441176470588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1" calcext:value-type="float">
            <text:p>1</text:p>
          </table:table-cell>
          <table:table-cell table:formula="of:=[.E268]+1" office:value-type="float" office:value="267" calcext:value-type="float">
            <text:p>267</text:p>
          </table:table-cell>
          <table:table-cell table:formula="of:=MAX([.F268];[.B269])" office:value-type="float" office:value="90.0666666666667" calcext:value-type="float">
            <text:p>90.0666666666667</text:p>
          </table:table-cell>
          <table:table-cell table:formula="of:=IF([.F269]=[.B269];[.E269];[.G26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31</text:p>
          </table:table-cell>
          <table:table-cell office:value-type="float" office:value="88.5441176470588" calcext:value-type="float">
            <text:p>88.5441176470588</text:p>
          </table:table-cell>
          <table:table-cell office:value-type="string" calcext:value-type="string">
            <text:p>reflected on verse JHN 3:2</text:p>
          </table:table-cell>
          <table:table-cell office:value-type="float" office:value="2" calcext:value-type="float">
            <text:p>2</text:p>
          </table:table-cell>
          <table:table-cell table:formula="of:=[.E269]+1" office:value-type="float" office:value="268" calcext:value-type="float">
            <text:p>268</text:p>
          </table:table-cell>
          <table:table-cell table:formula="of:=MAX([.F269];[.B270])" office:value-type="float" office:value="90.0666666666667" calcext:value-type="float">
            <text:p>90.0666666666667</text:p>
          </table:table-cell>
          <table:table-cell table:formula="of:=IF([.F270]=[.B270];[.E270];[.G26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36</text:p>
          </table:table-cell>
          <table:table-cell office:value-type="float" office:value="88.5882352941176" calcext:value-type="float">
            <text:p>88.5882352941176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1" calcext:value-type="float">
            <text:p>1</text:p>
          </table:table-cell>
          <table:table-cell table:formula="of:=[.E270]+1" office:value-type="float" office:value="269" calcext:value-type="float">
            <text:p>269</text:p>
          </table:table-cell>
          <table:table-cell table:formula="of:=MAX([.F270];[.B271])" office:value-type="float" office:value="90.0666666666667" calcext:value-type="float">
            <text:p>90.0666666666667</text:p>
          </table:table-cell>
          <table:table-cell table:formula="of:=IF([.F271]=[.B271];[.E271];[.G27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37</text:p>
          </table:table-cell>
          <table:table-cell office:value-type="float" office:value="88.5588235294118" calcext:value-type="float">
            <text:p>88.5588235294118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1" calcext:value-type="float">
            <text:p>1</text:p>
          </table:table-cell>
          <table:table-cell table:formula="of:=[.E271]+1" office:value-type="float" office:value="270" calcext:value-type="float">
            <text:p>270</text:p>
          </table:table-cell>
          <table:table-cell table:formula="of:=MAX([.F271];[.B272])" office:value-type="float" office:value="90.0666666666667" calcext:value-type="float">
            <text:p>90.0666666666667</text:p>
          </table:table-cell>
          <table:table-cell table:formula="of:=IF([.F272]=[.B272];[.E272];[.G27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39</text:p>
          </table:table-cell>
          <table:table-cell office:value-type="float" office:value="88.5686274509804" calcext:value-type="float">
            <text:p>88.5686274509804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1" calcext:value-type="float">
            <text:p>1</text:p>
          </table:table-cell>
          <table:table-cell table:formula="of:=[.E272]+1" office:value-type="float" office:value="271" calcext:value-type="float">
            <text:p>271</text:p>
          </table:table-cell>
          <table:table-cell table:formula="of:=MAX([.F272];[.B273])" office:value-type="float" office:value="90.0666666666667" calcext:value-type="float">
            <text:p>90.0666666666667</text:p>
          </table:table-cell>
          <table:table-cell table:formula="of:=IF([.F273]=[.B273];[.E273];[.G27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41</text:p>
          </table:table-cell>
          <table:table-cell office:value-type="float" office:value="88.5367647058823" calcext:value-type="float">
            <text:p>88.5367647058823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1" calcext:value-type="float">
            <text:p>1</text:p>
          </table:table-cell>
          <table:table-cell table:formula="of:=[.E273]+1" office:value-type="float" office:value="272" calcext:value-type="float">
            <text:p>272</text:p>
          </table:table-cell>
          <table:table-cell table:formula="of:=MAX([.F273];[.B274])" office:value-type="float" office:value="90.0666666666667" calcext:value-type="float">
            <text:p>90.0666666666667</text:p>
          </table:table-cell>
          <table:table-cell table:formula="of:=IF([.F274]=[.B274];[.E274];[.G27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42</text:p>
          </table:table-cell>
          <table:table-cell office:value-type="float" office:value="88.5176470588235" calcext:value-type="float">
            <text:p>88.5176470588235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1" calcext:value-type="float">
            <text:p>1</text:p>
          </table:table-cell>
          <table:table-cell table:formula="of:=[.E274]+1" office:value-type="float" office:value="273" calcext:value-type="float">
            <text:p>273</text:p>
          </table:table-cell>
          <table:table-cell table:formula="of:=MAX([.F274];[.B275])" office:value-type="float" office:value="90.0666666666667" calcext:value-type="float">
            <text:p>90.0666666666667</text:p>
          </table:table-cell>
          <table:table-cell table:formula="of:=IF([.F275]=[.B275];[.E275];[.G27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43</text:p>
          </table:table-cell>
          <table:table-cell office:value-type="float" office:value="88.5294117647059" calcext:value-type="float">
            <text:p>88.5294117647059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1" calcext:value-type="float">
            <text:p>1</text:p>
          </table:table-cell>
          <table:table-cell table:formula="of:=[.E275]+1" office:value-type="float" office:value="274" calcext:value-type="float">
            <text:p>274</text:p>
          </table:table-cell>
          <table:table-cell table:formula="of:=MAX([.F275];[.B276])" office:value-type="float" office:value="90.0666666666667" calcext:value-type="float">
            <text:p>90.0666666666667</text:p>
          </table:table-cell>
          <table:table-cell table:formula="of:=IF([.F276]=[.B276];[.E276];[.G27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47</text:p>
          </table:table-cell>
          <table:table-cell office:value-type="float" office:value="88.5294117647059" calcext:value-type="float">
            <text:p>88.5294117647059</text:p>
          </table:table-cell>
          <table:table-cell office:value-type="string" calcext:value-type="string">
            <text:p>reflected on verse JHN 3:3</text:p>
          </table:table-cell>
          <table:table-cell office:value-type="float" office:value="2" calcext:value-type="float">
            <text:p>2</text:p>
          </table:table-cell>
          <table:table-cell table:formula="of:=[.E276]+1" office:value-type="float" office:value="275" calcext:value-type="float">
            <text:p>275</text:p>
          </table:table-cell>
          <table:table-cell table:formula="of:=MAX([.F276];[.B277])" office:value-type="float" office:value="90.0666666666667" calcext:value-type="float">
            <text:p>90.0666666666667</text:p>
          </table:table-cell>
          <table:table-cell table:formula="of:=IF([.F277]=[.B277];[.E277];[.G27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48</text:p>
          </table:table-cell>
          <table:table-cell office:value-type="float" office:value="88.578431372549" calcext:value-type="float">
            <text:p>88.578431372549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1" calcext:value-type="float">
            <text:p>1</text:p>
          </table:table-cell>
          <table:table-cell table:formula="of:=[.E277]+1" office:value-type="float" office:value="276" calcext:value-type="float">
            <text:p>276</text:p>
          </table:table-cell>
          <table:table-cell table:formula="of:=MAX([.F277];[.B278])" office:value-type="float" office:value="90.0666666666667" calcext:value-type="float">
            <text:p>90.0666666666667</text:p>
          </table:table-cell>
          <table:table-cell table:formula="of:=IF([.F278]=[.B278];[.E278];[.G27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53</text:p>
          </table:table-cell>
          <table:table-cell office:value-type="float" office:value="88.5049019607843" calcext:value-type="float">
            <text:p>88.5049019607843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1" calcext:value-type="float">
            <text:p>1</text:p>
          </table:table-cell>
          <table:table-cell table:formula="of:=[.E278]+1" office:value-type="float" office:value="277" calcext:value-type="float">
            <text:p>277</text:p>
          </table:table-cell>
          <table:table-cell table:formula="of:=MAX([.F278];[.B279])" office:value-type="float" office:value="90.0666666666667" calcext:value-type="float">
            <text:p>90.0666666666667</text:p>
          </table:table-cell>
          <table:table-cell table:formula="of:=IF([.F279]=[.B279];[.E279];[.G27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55</text:p>
          </table:table-cell>
          <table:table-cell office:value-type="float" office:value="88.5098039215686" calcext:value-type="float">
            <text:p>88.5098039215686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1" calcext:value-type="float">
            <text:p>1</text:p>
          </table:table-cell>
          <table:table-cell table:formula="of:=[.E279]+1" office:value-type="float" office:value="278" calcext:value-type="float">
            <text:p>278</text:p>
          </table:table-cell>
          <table:table-cell table:formula="of:=MAX([.F279];[.B280])" office:value-type="float" office:value="90.0666666666667" calcext:value-type="float">
            <text:p>90.0666666666667</text:p>
          </table:table-cell>
          <table:table-cell table:formula="of:=IF([.F280]=[.B280];[.E280];[.G27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57</text:p>
          </table:table-cell>
          <table:table-cell office:value-type="float" office:value="88.5269607843137" calcext:value-type="float">
            <text:p>88.5269607843137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1" calcext:value-type="float">
            <text:p>1</text:p>
          </table:table-cell>
          <table:table-cell table:formula="of:=[.E280]+1" office:value-type="float" office:value="279" calcext:value-type="float">
            <text:p>279</text:p>
          </table:table-cell>
          <table:table-cell table:formula="of:=MAX([.F280];[.B281])" office:value-type="float" office:value="90.0666666666667" calcext:value-type="float">
            <text:p>90.0666666666667</text:p>
          </table:table-cell>
          <table:table-cell table:formula="of:=IF([.F281]=[.B281];[.E281];[.G28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58</text:p>
          </table:table-cell>
          <table:table-cell office:value-type="float" office:value="88.5372549019608" calcext:value-type="float">
            <text:p>88.5372549019608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1" calcext:value-type="float">
            <text:p>1</text:p>
          </table:table-cell>
          <table:table-cell table:formula="of:=[.E281]+1" office:value-type="float" office:value="280" calcext:value-type="float">
            <text:p>280</text:p>
          </table:table-cell>
          <table:table-cell table:formula="of:=MAX([.F281];[.B282])" office:value-type="float" office:value="90.0666666666667" calcext:value-type="float">
            <text:p>90.0666666666667</text:p>
          </table:table-cell>
          <table:table-cell table:formula="of:=IF([.F282]=[.B282];[.E282];[.G28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0:59</text:p>
          </table:table-cell>
          <table:table-cell office:value-type="float" office:value="88.5441176470588" calcext:value-type="float">
            <text:p>88.5441176470588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1" calcext:value-type="float">
            <text:p>1</text:p>
          </table:table-cell>
          <table:table-cell table:formula="of:=[.E282]+1" office:value-type="float" office:value="281" calcext:value-type="float">
            <text:p>281</text:p>
          </table:table-cell>
          <table:table-cell table:formula="of:=MAX([.F282];[.B283])" office:value-type="float" office:value="90.0666666666667" calcext:value-type="float">
            <text:p>90.0666666666667</text:p>
          </table:table-cell>
          <table:table-cell table:formula="of:=IF([.F283]=[.B283];[.E283];[.G28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04</text:p>
          </table:table-cell>
          <table:table-cell office:value-type="float" office:value="88.5441176470588" calcext:value-type="float">
            <text:p>88.5441176470588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2" calcext:value-type="float">
            <text:p>2</text:p>
          </table:table-cell>
          <table:table-cell table:formula="of:=[.E283]+1" office:value-type="float" office:value="282" calcext:value-type="float">
            <text:p>282</text:p>
          </table:table-cell>
          <table:table-cell table:formula="of:=MAX([.F283];[.B284])" office:value-type="float" office:value="90.0666666666667" calcext:value-type="float">
            <text:p>90.0666666666667</text:p>
          </table:table-cell>
          <table:table-cell table:formula="of:=IF([.F284]=[.B284];[.E284];[.G28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06</text:p>
          </table:table-cell>
          <table:table-cell office:value-type="float" office:value="88.4950980392157" calcext:value-type="float">
            <text:p>88.4950980392157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1" calcext:value-type="float">
            <text:p>1</text:p>
          </table:table-cell>
          <table:table-cell table:formula="of:=[.E284]+1" office:value-type="float" office:value="283" calcext:value-type="float">
            <text:p>283</text:p>
          </table:table-cell>
          <table:table-cell table:formula="of:=MAX([.F284];[.B285])" office:value-type="float" office:value="90.0666666666667" calcext:value-type="float">
            <text:p>90.0666666666667</text:p>
          </table:table-cell>
          <table:table-cell table:formula="of:=IF([.F285]=[.B285];[.E285];[.G28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08</text:p>
          </table:table-cell>
          <table:table-cell office:value-type="float" office:value="88.5245098039216" calcext:value-type="float">
            <text:p>88.5245098039216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1" calcext:value-type="float">
            <text:p>1</text:p>
          </table:table-cell>
          <table:table-cell table:formula="of:=[.E285]+1" office:value-type="float" office:value="284" calcext:value-type="float">
            <text:p>284</text:p>
          </table:table-cell>
          <table:table-cell table:formula="of:=MAX([.F285];[.B286])" office:value-type="float" office:value="90.0666666666667" calcext:value-type="float">
            <text:p>90.0666666666667</text:p>
          </table:table-cell>
          <table:table-cell table:formula="of:=IF([.F286]=[.B286];[.E286];[.G28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09</text:p>
          </table:table-cell>
          <table:table-cell office:value-type="float" office:value="88.5343137254902" calcext:value-type="float">
            <text:p>88.5343137254902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1" calcext:value-type="float">
            <text:p>1</text:p>
          </table:table-cell>
          <table:table-cell table:formula="of:=[.E286]+1" office:value-type="float" office:value="285" calcext:value-type="float">
            <text:p>285</text:p>
          </table:table-cell>
          <table:table-cell table:formula="of:=MAX([.F286];[.B287])" office:value-type="float" office:value="90.0666666666667" calcext:value-type="float">
            <text:p>90.0666666666667</text:p>
          </table:table-cell>
          <table:table-cell table:formula="of:=IF([.F287]=[.B287];[.E287];[.G28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11</text:p>
          </table:table-cell>
          <table:table-cell office:value-type="float" office:value="88.5024509803921" calcext:value-type="float">
            <text:p>88.5024509803921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1" calcext:value-type="float">
            <text:p>1</text:p>
          </table:table-cell>
          <table:table-cell table:formula="of:=[.E287]+1" office:value-type="float" office:value="286" calcext:value-type="float">
            <text:p>286</text:p>
          </table:table-cell>
          <table:table-cell table:formula="of:=MAX([.F287];[.B288])" office:value-type="float" office:value="90.0666666666667" calcext:value-type="float">
            <text:p>90.0666666666667</text:p>
          </table:table-cell>
          <table:table-cell table:formula="of:=IF([.F288]=[.B288];[.E288];[.G28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12</text:p>
          </table:table-cell>
          <table:table-cell office:value-type="float" office:value="88.5009803921569" calcext:value-type="float">
            <text:p>88.5009803921569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1" calcext:value-type="float">
            <text:p>1</text:p>
          </table:table-cell>
          <table:table-cell table:formula="of:=[.E288]+1" office:value-type="float" office:value="287" calcext:value-type="float">
            <text:p>287</text:p>
          </table:table-cell>
          <table:table-cell table:formula="of:=MAX([.F288];[.B289])" office:value-type="float" office:value="90.0666666666667" calcext:value-type="float">
            <text:p>90.0666666666667</text:p>
          </table:table-cell>
          <table:table-cell table:formula="of:=IF([.F289]=[.B289];[.E289];[.G28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14</text:p>
          </table:table-cell>
          <table:table-cell office:value-type="float" office:value="88.5196078431372" calcext:value-type="float">
            <text:p>88.5196078431372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1" calcext:value-type="float">
            <text:p>1</text:p>
          </table:table-cell>
          <table:table-cell table:formula="of:=[.E289]+1" office:value-type="float" office:value="288" calcext:value-type="float">
            <text:p>288</text:p>
          </table:table-cell>
          <table:table-cell table:formula="of:=MAX([.F289];[.B290])" office:value-type="float" office:value="90.0666666666667" calcext:value-type="float">
            <text:p>90.0666666666667</text:p>
          </table:table-cell>
          <table:table-cell table:formula="of:=IF([.F290]=[.B290];[.E290];[.G28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17</text:p>
          </table:table-cell>
          <table:table-cell office:value-type="float" office:value="88.5196078431372" calcext:value-type="float">
            <text:p>88.5196078431372</text:p>
          </table:table-cell>
          <table:table-cell office:value-type="string" calcext:value-type="string">
            <text:p>reflected on verse JHN 3:6</text:p>
          </table:table-cell>
          <table:table-cell office:value-type="float" office:value="2" calcext:value-type="float">
            <text:p>2</text:p>
          </table:table-cell>
          <table:table-cell table:formula="of:=[.E290]+1" office:value-type="float" office:value="289" calcext:value-type="float">
            <text:p>289</text:p>
          </table:table-cell>
          <table:table-cell table:formula="of:=MAX([.F290];[.B291])" office:value-type="float" office:value="90.0666666666667" calcext:value-type="float">
            <text:p>90.0666666666667</text:p>
          </table:table-cell>
          <table:table-cell table:formula="of:=IF([.F291]=[.B291];[.E291];[.G29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18</text:p>
          </table:table-cell>
          <table:table-cell office:value-type="float" office:value="88.7058823529412" calcext:value-type="float">
            <text:p>88.7058823529412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1" calcext:value-type="float">
            <text:p>1</text:p>
          </table:table-cell>
          <table:table-cell table:formula="of:=[.E291]+1" office:value-type="float" office:value="290" calcext:value-type="float">
            <text:p>290</text:p>
          </table:table-cell>
          <table:table-cell table:formula="of:=MAX([.F291];[.B292])" office:value-type="float" office:value="90.0666666666667" calcext:value-type="float">
            <text:p>90.0666666666667</text:p>
          </table:table-cell>
          <table:table-cell table:formula="of:=IF([.F292]=[.B292];[.E292];[.G29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25</text:p>
          </table:table-cell>
          <table:table-cell office:value-type="float" office:value="88.5588235294118" calcext:value-type="float">
            <text:p>88.5588235294118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1" calcext:value-type="float">
            <text:p>1</text:p>
          </table:table-cell>
          <table:table-cell table:formula="of:=[.E292]+1" office:value-type="float" office:value="291" calcext:value-type="float">
            <text:p>291</text:p>
          </table:table-cell>
          <table:table-cell table:formula="of:=MAX([.F292];[.B293])" office:value-type="float" office:value="90.0666666666667" calcext:value-type="float">
            <text:p>90.0666666666667</text:p>
          </table:table-cell>
          <table:table-cell table:formula="of:=IF([.F293]=[.B293];[.E293];[.G29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26</text:p>
          </table:table-cell>
          <table:table-cell office:value-type="float" office:value="88.5588235294118" calcext:value-type="float">
            <text:p>88.5588235294118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1" calcext:value-type="float">
            <text:p>1</text:p>
          </table:table-cell>
          <table:table-cell table:formula="of:=[.E293]+1" office:value-type="float" office:value="292" calcext:value-type="float">
            <text:p>292</text:p>
          </table:table-cell>
          <table:table-cell table:formula="of:=MAX([.F293];[.B294])" office:value-type="float" office:value="90.0666666666667" calcext:value-type="float">
            <text:p>90.0666666666667</text:p>
          </table:table-cell>
          <table:table-cell table:formula="of:=IF([.F294]=[.B294];[.E294];[.G29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27</text:p>
          </table:table-cell>
          <table:table-cell office:value-type="float" office:value="88.5441176470588" calcext:value-type="float">
            <text:p>88.5441176470588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1" calcext:value-type="float">
            <text:p>1</text:p>
          </table:table-cell>
          <table:table-cell table:formula="of:=[.E294]+1" office:value-type="float" office:value="293" calcext:value-type="float">
            <text:p>293</text:p>
          </table:table-cell>
          <table:table-cell table:formula="of:=MAX([.F294];[.B295])" office:value-type="float" office:value="90.0666666666667" calcext:value-type="float">
            <text:p>90.0666666666667</text:p>
          </table:table-cell>
          <table:table-cell table:formula="of:=IF([.F295]=[.B295];[.E295];[.G29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28</text:p>
          </table:table-cell>
          <table:table-cell office:value-type="float" office:value="88.5176470588235" calcext:value-type="float">
            <text:p>88.5176470588235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1" calcext:value-type="float">
            <text:p>1</text:p>
          </table:table-cell>
          <table:table-cell table:formula="of:=[.E295]+1" office:value-type="float" office:value="294" calcext:value-type="float">
            <text:p>294</text:p>
          </table:table-cell>
          <table:table-cell table:formula="of:=MAX([.F295];[.B296])" office:value-type="float" office:value="90.0666666666667" calcext:value-type="float">
            <text:p>90.0666666666667</text:p>
          </table:table-cell>
          <table:table-cell table:formula="of:=IF([.F296]=[.B296];[.E296];[.G29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30</text:p>
          </table:table-cell>
          <table:table-cell office:value-type="float" office:value="88.5245098039216" calcext:value-type="float">
            <text:p>88.5245098039216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1" calcext:value-type="float">
            <text:p>1</text:p>
          </table:table-cell>
          <table:table-cell table:formula="of:=[.E296]+1" office:value-type="float" office:value="295" calcext:value-type="float">
            <text:p>295</text:p>
          </table:table-cell>
          <table:table-cell table:formula="of:=MAX([.F296];[.B297])" office:value-type="float" office:value="90.0666666666667" calcext:value-type="float">
            <text:p>90.0666666666667</text:p>
          </table:table-cell>
          <table:table-cell table:formula="of:=IF([.F297]=[.B297];[.E297];[.G29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33</text:p>
          </table:table-cell>
          <table:table-cell office:value-type="float" office:value="88.5245098039216" calcext:value-type="float">
            <text:p>88.5245098039216</text:p>
          </table:table-cell>
          <table:table-cell office:value-type="string" calcext:value-type="string">
            <text:p>reflected on verse JHN 3:7</text:p>
          </table:table-cell>
          <table:table-cell office:value-type="float" office:value="2" calcext:value-type="float">
            <text:p>2</text:p>
          </table:table-cell>
          <table:table-cell table:formula="of:=[.E297]+1" office:value-type="float" office:value="296" calcext:value-type="float">
            <text:p>296</text:p>
          </table:table-cell>
          <table:table-cell table:formula="of:=MAX([.F297];[.B298])" office:value-type="float" office:value="90.0666666666667" calcext:value-type="float">
            <text:p>90.0666666666667</text:p>
          </table:table-cell>
          <table:table-cell table:formula="of:=IF([.F298]=[.B298];[.E298];[.G29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35</text:p>
          </table:table-cell>
          <table:table-cell office:value-type="float" office:value="88.6323529411765" calcext:value-type="float">
            <text:p>88.6323529411765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1" calcext:value-type="float">
            <text:p>1</text:p>
          </table:table-cell>
          <table:table-cell table:formula="of:=[.E298]+1" office:value-type="float" office:value="297" calcext:value-type="float">
            <text:p>297</text:p>
          </table:table-cell>
          <table:table-cell table:formula="of:=MAX([.F298];[.B299])" office:value-type="float" office:value="90.0666666666667" calcext:value-type="float">
            <text:p>90.0666666666667</text:p>
          </table:table-cell>
          <table:table-cell table:formula="of:=IF([.F299]=[.B299];[.E299];[.G29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37</text:p>
          </table:table-cell>
          <table:table-cell office:value-type="float" office:value="88.6323529411765" calcext:value-type="float">
            <text:p>88.6323529411765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1" calcext:value-type="float">
            <text:p>1</text:p>
          </table:table-cell>
          <table:table-cell table:formula="of:=[.E299]+1" office:value-type="float" office:value="298" calcext:value-type="float">
            <text:p>298</text:p>
          </table:table-cell>
          <table:table-cell table:formula="of:=MAX([.F299];[.B300])" office:value-type="float" office:value="90.0666666666667" calcext:value-type="float">
            <text:p>90.0666666666667</text:p>
          </table:table-cell>
          <table:table-cell table:formula="of:=IF([.F300]=[.B300];[.E300];[.G29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38</text:p>
          </table:table-cell>
          <table:table-cell office:value-type="float" office:value="88.6813725490196" calcext:value-type="float">
            <text:p>88.6813725490196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1" calcext:value-type="float">
            <text:p>1</text:p>
          </table:table-cell>
          <table:table-cell table:formula="of:=[.E300]+1" office:value-type="float" office:value="299" calcext:value-type="float">
            <text:p>299</text:p>
          </table:table-cell>
          <table:table-cell table:formula="of:=MAX([.F300];[.B301])" office:value-type="float" office:value="90.0666666666667" calcext:value-type="float">
            <text:p>90.0666666666667</text:p>
          </table:table-cell>
          <table:table-cell table:formula="of:=IF([.F301]=[.B301];[.E301];[.G30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39</text:p>
          </table:table-cell>
          <table:table-cell office:value-type="float" office:value="88.6691176470588" calcext:value-type="float">
            <text:p>88.6691176470588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1" calcext:value-type="float">
            <text:p>1</text:p>
          </table:table-cell>
          <table:table-cell table:formula="of:=[.E301]+1" office:value-type="float" office:value="300" calcext:value-type="float">
            <text:p>300</text:p>
          </table:table-cell>
          <table:table-cell table:formula="of:=MAX([.F301];[.B302])" office:value-type="float" office:value="90.0666666666667" calcext:value-type="float">
            <text:p>90.0666666666667</text:p>
          </table:table-cell>
          <table:table-cell table:formula="of:=IF([.F302]=[.B302];[.E302];[.G30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41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1" calcext:value-type="float">
            <text:p>1</text:p>
          </table:table-cell>
          <table:table-cell table:formula="of:=[.E302]+1" office:value-type="float" office:value="301" calcext:value-type="float">
            <text:p>301</text:p>
          </table:table-cell>
          <table:table-cell table:formula="of:=MAX([.F302];[.B303])" office:value-type="float" office:value="90.0666666666667" calcext:value-type="float">
            <text:p>90.0666666666667</text:p>
          </table:table-cell>
          <table:table-cell table:formula="of:=IF([.F303]=[.B303];[.E303];[.G30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43</text:p>
          </table:table-cell>
          <table:table-cell office:value-type="float" office:value="88.6225490196078" calcext:value-type="float">
            <text:p>88.6225490196078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1" calcext:value-type="float">
            <text:p>1</text:p>
          </table:table-cell>
          <table:table-cell table:formula="of:=[.E303]+1" office:value-type="float" office:value="302" calcext:value-type="float">
            <text:p>302</text:p>
          </table:table-cell>
          <table:table-cell table:formula="of:=MAX([.F303];[.B304])" office:value-type="float" office:value="90.0666666666667" calcext:value-type="float">
            <text:p>90.0666666666667</text:p>
          </table:table-cell>
          <table:table-cell table:formula="of:=IF([.F304]=[.B304];[.E304];[.G30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48</text:p>
          </table:table-cell>
          <table:table-cell office:value-type="float" office:value="88.6225490196078" calcext:value-type="float">
            <text:p>88.6225490196078</text:p>
          </table:table-cell>
          <table:table-cell office:value-type="string" calcext:value-type="string">
            <text:p>reflected on verse JHN 3:8</text:p>
          </table:table-cell>
          <table:table-cell office:value-type="float" office:value="2" calcext:value-type="float">
            <text:p>2</text:p>
          </table:table-cell>
          <table:table-cell table:formula="of:=[.E304]+1" office:value-type="float" office:value="303" calcext:value-type="float">
            <text:p>303</text:p>
          </table:table-cell>
          <table:table-cell table:formula="of:=MAX([.F304];[.B305])" office:value-type="float" office:value="90.0666666666667" calcext:value-type="float">
            <text:p>90.0666666666667</text:p>
          </table:table-cell>
          <table:table-cell table:formula="of:=IF([.F305]=[.B305];[.E305];[.G30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50</text:p>
          </table:table-cell>
          <table:table-cell office:value-type="float" office:value="88.6323529411765" calcext:value-type="float">
            <text:p>88.6323529411765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1" calcext:value-type="float">
            <text:p>1</text:p>
          </table:table-cell>
          <table:table-cell table:formula="of:=[.E305]+1" office:value-type="float" office:value="304" calcext:value-type="float">
            <text:p>304</text:p>
          </table:table-cell>
          <table:table-cell table:formula="of:=MAX([.F305];[.B306])" office:value-type="float" office:value="90.0666666666667" calcext:value-type="float">
            <text:p>90.0666666666667</text:p>
          </table:table-cell>
          <table:table-cell table:formula="of:=IF([.F306]=[.B306];[.E306];[.G30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52</text:p>
          </table:table-cell>
          <table:table-cell office:value-type="float" office:value="88.5882352941176" calcext:value-type="float">
            <text:p>88.5882352941176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1" calcext:value-type="float">
            <text:p>1</text:p>
          </table:table-cell>
          <table:table-cell table:formula="of:=[.E306]+1" office:value-type="float" office:value="305" calcext:value-type="float">
            <text:p>305</text:p>
          </table:table-cell>
          <table:table-cell table:formula="of:=MAX([.F306];[.B307])" office:value-type="float" office:value="90.0666666666667" calcext:value-type="float">
            <text:p>90.0666666666667</text:p>
          </table:table-cell>
          <table:table-cell table:formula="of:=IF([.F307]=[.B307];[.E307];[.G30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54</text:p>
          </table:table-cell>
          <table:table-cell office:value-type="float" office:value="88.6029411764706" calcext:value-type="float">
            <text:p>88.6029411764706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1" calcext:value-type="float">
            <text:p>1</text:p>
          </table:table-cell>
          <table:table-cell table:formula="of:=[.E307]+1" office:value-type="float" office:value="306" calcext:value-type="float">
            <text:p>306</text:p>
          </table:table-cell>
          <table:table-cell table:formula="of:=MAX([.F307];[.B308])" office:value-type="float" office:value="90.0666666666667" calcext:value-type="float">
            <text:p>90.0666666666667</text:p>
          </table:table-cell>
          <table:table-cell table:formula="of:=IF([.F308]=[.B308];[.E308];[.G30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55</text:p>
          </table:table-cell>
          <table:table-cell office:value-type="float" office:value="88.5882352941176" calcext:value-type="float">
            <text:p>88.5882352941176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1" calcext:value-type="float">
            <text:p>1</text:p>
          </table:table-cell>
          <table:table-cell table:formula="of:=[.E308]+1" office:value-type="float" office:value="307" calcext:value-type="float">
            <text:p>307</text:p>
          </table:table-cell>
          <table:table-cell table:formula="of:=MAX([.F308];[.B309])" office:value-type="float" office:value="90.0666666666667" calcext:value-type="float">
            <text:p>90.0666666666667</text:p>
          </table:table-cell>
          <table:table-cell table:formula="of:=IF([.F309]=[.B309];[.E309];[.G30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56</text:p>
          </table:table-cell>
          <table:table-cell office:value-type="float" office:value="88.5794117647059" calcext:value-type="float">
            <text:p>88.5794117647059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1" calcext:value-type="float">
            <text:p>1</text:p>
          </table:table-cell>
          <table:table-cell table:formula="of:=[.E309]+1" office:value-type="float" office:value="308" calcext:value-type="float">
            <text:p>308</text:p>
          </table:table-cell>
          <table:table-cell table:formula="of:=MAX([.F309];[.B310])" office:value-type="float" office:value="90.0666666666667" calcext:value-type="float">
            <text:p>90.0666666666667</text:p>
          </table:table-cell>
          <table:table-cell table:formula="of:=IF([.F310]=[.B310];[.E310];[.G30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1:58</text:p>
          </table:table-cell>
          <table:table-cell office:value-type="float" office:value="88.5882352941176" calcext:value-type="float">
            <text:p>88.5882352941176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1" calcext:value-type="float">
            <text:p>1</text:p>
          </table:table-cell>
          <table:table-cell table:formula="of:=[.E310]+1" office:value-type="float" office:value="309" calcext:value-type="float">
            <text:p>309</text:p>
          </table:table-cell>
          <table:table-cell table:formula="of:=MAX([.F310];[.B311])" office:value-type="float" office:value="90.0666666666667" calcext:value-type="float">
            <text:p>90.0666666666667</text:p>
          </table:table-cell>
          <table:table-cell table:formula="of:=IF([.F311]=[.B311];[.E311];[.G31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02</text:p>
          </table:table-cell>
          <table:table-cell office:value-type="float" office:value="88.5882352941176" calcext:value-type="float">
            <text:p>88.5882352941176</text:p>
          </table:table-cell>
          <table:table-cell office:value-type="string" calcext:value-type="string">
            <text:p>reflected on verse JHN 3:9</text:p>
          </table:table-cell>
          <table:table-cell office:value-type="float" office:value="2" calcext:value-type="float">
            <text:p>2</text:p>
          </table:table-cell>
          <table:table-cell table:formula="of:=[.E311]+1" office:value-type="float" office:value="310" calcext:value-type="float">
            <text:p>310</text:p>
          </table:table-cell>
          <table:table-cell table:formula="of:=MAX([.F311];[.B312])" office:value-type="float" office:value="90.0666666666667" calcext:value-type="float">
            <text:p>90.0666666666667</text:p>
          </table:table-cell>
          <table:table-cell table:formula="of:=IF([.F312]=[.B312];[.E312];[.G31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04</text:p>
          </table:table-cell>
          <table:table-cell office:value-type="float" office:value="88.6911764705882" calcext:value-type="float">
            <text:p>88.6911764705882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1" calcext:value-type="float">
            <text:p>1</text:p>
          </table:table-cell>
          <table:table-cell table:formula="of:=[.E312]+1" office:value-type="float" office:value="311" calcext:value-type="float">
            <text:p>311</text:p>
          </table:table-cell>
          <table:table-cell table:formula="of:=MAX([.F312];[.B313])" office:value-type="float" office:value="90.0666666666667" calcext:value-type="float">
            <text:p>90.0666666666667</text:p>
          </table:table-cell>
          <table:table-cell table:formula="of:=IF([.F313]=[.B313];[.E313];[.G31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05</text:p>
          </table:table-cell>
          <table:table-cell office:value-type="float" office:value="88.5882352941176" calcext:value-type="float">
            <text:p>88.5882352941176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1" calcext:value-type="float">
            <text:p>1</text:p>
          </table:table-cell>
          <table:table-cell table:formula="of:=[.E313]+1" office:value-type="float" office:value="312" calcext:value-type="float">
            <text:p>312</text:p>
          </table:table-cell>
          <table:table-cell table:formula="of:=MAX([.F313];[.B314])" office:value-type="float" office:value="90.0666666666667" calcext:value-type="float">
            <text:p>90.0666666666667</text:p>
          </table:table-cell>
          <table:table-cell table:formula="of:=IF([.F314]=[.B314];[.E314];[.G31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07</text:p>
          </table:table-cell>
          <table:table-cell office:value-type="float" office:value="88.6029411764706" calcext:value-type="float">
            <text:p>88.6029411764706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1" calcext:value-type="float">
            <text:p>1</text:p>
          </table:table-cell>
          <table:table-cell table:formula="of:=[.E314]+1" office:value-type="float" office:value="313" calcext:value-type="float">
            <text:p>313</text:p>
          </table:table-cell>
          <table:table-cell table:formula="of:=MAX([.F314];[.B315])" office:value-type="float" office:value="90.0666666666667" calcext:value-type="float">
            <text:p>90.0666666666667</text:p>
          </table:table-cell>
          <table:table-cell table:formula="of:=IF([.F315]=[.B315];[.E315];[.G31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09</text:p>
          </table:table-cell>
          <table:table-cell office:value-type="float" office:value="88.610294117647" calcext:value-type="float">
            <text:p>88.610294117647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1" calcext:value-type="float">
            <text:p>1</text:p>
          </table:table-cell>
          <table:table-cell table:formula="of:=[.E315]+1" office:value-type="float" office:value="314" calcext:value-type="float">
            <text:p>314</text:p>
          </table:table-cell>
          <table:table-cell table:formula="of:=MAX([.F315];[.B316])" office:value-type="float" office:value="90.0666666666667" calcext:value-type="float">
            <text:p>90.0666666666667</text:p>
          </table:table-cell>
          <table:table-cell table:formula="of:=IF([.F316]=[.B316];[.E316];[.G31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10</text:p>
          </table:table-cell>
          <table:table-cell office:value-type="float" office:value="88.585294117647" calcext:value-type="float">
            <text:p>88.585294117647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1" calcext:value-type="float">
            <text:p>1</text:p>
          </table:table-cell>
          <table:table-cell table:formula="of:=[.E316]+1" office:value-type="float" office:value="315" calcext:value-type="float">
            <text:p>315</text:p>
          </table:table-cell>
          <table:table-cell table:formula="of:=MAX([.F316];[.B317])" office:value-type="float" office:value="90.0666666666667" calcext:value-type="float">
            <text:p>90.0666666666667</text:p>
          </table:table-cell>
          <table:table-cell table:formula="of:=IF([.F317]=[.B317];[.E317];[.G31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11</text:p>
          </table:table-cell>
          <table:table-cell office:value-type="float" office:value="88.5686274509804" calcext:value-type="float">
            <text:p>88.5686274509804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1" calcext:value-type="float">
            <text:p>1</text:p>
          </table:table-cell>
          <table:table-cell table:formula="of:=[.E317]+1" office:value-type="float" office:value="316" calcext:value-type="float">
            <text:p>316</text:p>
          </table:table-cell>
          <table:table-cell table:formula="of:=MAX([.F317];[.B318])" office:value-type="float" office:value="90.0666666666667" calcext:value-type="float">
            <text:p>90.0666666666667</text:p>
          </table:table-cell>
          <table:table-cell table:formula="of:=IF([.F318]=[.B318];[.E318];[.G31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18</text:p>
          </table:table-cell>
          <table:table-cell office:value-type="float" office:value="88.5686274509804" calcext:value-type="float">
            <text:p>88.5686274509804</text:p>
          </table:table-cell>
          <table:table-cell office:value-type="string" calcext:value-type="string">
            <text:p>reflected on verse JHN 3:10</text:p>
          </table:table-cell>
          <table:table-cell office:value-type="float" office:value="2" calcext:value-type="float">
            <text:p>2</text:p>
          </table:table-cell>
          <table:table-cell table:formula="of:=[.E318]+1" office:value-type="float" office:value="317" calcext:value-type="float">
            <text:p>317</text:p>
          </table:table-cell>
          <table:table-cell table:formula="of:=MAX([.F318];[.B319])" office:value-type="float" office:value="90.0666666666667" calcext:value-type="float">
            <text:p>90.0666666666667</text:p>
          </table:table-cell>
          <table:table-cell table:formula="of:=IF([.F319]=[.B319];[.E319];[.G31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19</text:p>
          </table:table-cell>
          <table:table-cell office:value-type="float" office:value="88.7205882352941" calcext:value-type="float">
            <text:p>88.7205882352941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1" calcext:value-type="float">
            <text:p>1</text:p>
          </table:table-cell>
          <table:table-cell table:formula="of:=[.E319]+1" office:value-type="float" office:value="318" calcext:value-type="float">
            <text:p>318</text:p>
          </table:table-cell>
          <table:table-cell table:formula="of:=MAX([.F319];[.B320])" office:value-type="float" office:value="90.0666666666667" calcext:value-type="float">
            <text:p>90.0666666666667</text:p>
          </table:table-cell>
          <table:table-cell table:formula="of:=IF([.F320]=[.B320];[.E320];[.G31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21</text:p>
          </table:table-cell>
          <table:table-cell office:value-type="float" office:value="88.6911764705882" calcext:value-type="float">
            <text:p>88.6911764705882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1" calcext:value-type="float">
            <text:p>1</text:p>
          </table:table-cell>
          <table:table-cell table:formula="of:=[.E320]+1" office:value-type="float" office:value="319" calcext:value-type="float">
            <text:p>319</text:p>
          </table:table-cell>
          <table:table-cell table:formula="of:=MAX([.F320];[.B321])" office:value-type="float" office:value="90.0666666666667" calcext:value-type="float">
            <text:p>90.0666666666667</text:p>
          </table:table-cell>
          <table:table-cell table:formula="of:=IF([.F321]=[.B321];[.E321];[.G32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22</text:p>
          </table:table-cell>
          <table:table-cell office:value-type="float" office:value="88.6323529411765" calcext:value-type="float">
            <text:p>88.6323529411765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1" calcext:value-type="float">
            <text:p>1</text:p>
          </table:table-cell>
          <table:table-cell table:formula="of:=[.E321]+1" office:value-type="float" office:value="320" calcext:value-type="float">
            <text:p>320</text:p>
          </table:table-cell>
          <table:table-cell table:formula="of:=MAX([.F321];[.B322])" office:value-type="float" office:value="90.0666666666667" calcext:value-type="float">
            <text:p>90.0666666666667</text:p>
          </table:table-cell>
          <table:table-cell table:formula="of:=IF([.F322]=[.B322];[.E322];[.G32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24</text:p>
          </table:table-cell>
          <table:table-cell office:value-type="float" office:value="88.625" calcext:value-type="float">
            <text:p>88.625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1" calcext:value-type="float">
            <text:p>1</text:p>
          </table:table-cell>
          <table:table-cell table:formula="of:=[.E322]+1" office:value-type="float" office:value="321" calcext:value-type="float">
            <text:p>321</text:p>
          </table:table-cell>
          <table:table-cell table:formula="of:=MAX([.F322];[.B323])" office:value-type="float" office:value="90.0666666666667" calcext:value-type="float">
            <text:p>90.0666666666667</text:p>
          </table:table-cell>
          <table:table-cell table:formula="of:=IF([.F323]=[.B323];[.E323];[.G32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25</text:p>
          </table:table-cell>
          <table:table-cell office:value-type="float" office:value="88.6323529411765" calcext:value-type="float">
            <text:p>88.6323529411765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1" calcext:value-type="float">
            <text:p>1</text:p>
          </table:table-cell>
          <table:table-cell table:formula="of:=[.E323]+1" office:value-type="float" office:value="322" calcext:value-type="float">
            <text:p>322</text:p>
          </table:table-cell>
          <table:table-cell table:formula="of:=MAX([.F323];[.B324])" office:value-type="float" office:value="90.0666666666667" calcext:value-type="float">
            <text:p>90.0666666666667</text:p>
          </table:table-cell>
          <table:table-cell table:formula="of:=IF([.F324]=[.B324];[.E324];[.G32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27</text:p>
          </table:table-cell>
          <table:table-cell office:value-type="float" office:value="88.6274509803921" calcext:value-type="float">
            <text:p>88.6274509803921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1" calcext:value-type="float">
            <text:p>1</text:p>
          </table:table-cell>
          <table:table-cell table:formula="of:=[.E324]+1" office:value-type="float" office:value="323" calcext:value-type="float">
            <text:p>323</text:p>
          </table:table-cell>
          <table:table-cell table:formula="of:=MAX([.F324];[.B325])" office:value-type="float" office:value="90.0666666666667" calcext:value-type="float">
            <text:p>90.0666666666667</text:p>
          </table:table-cell>
          <table:table-cell table:formula="of:=IF([.F325]=[.B325];[.E325];[.G32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31</text:p>
          </table:table-cell>
          <table:table-cell office:value-type="float" office:value="88.6274509803921" calcext:value-type="float">
            <text:p>88.6274509803921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2" calcext:value-type="float">
            <text:p>2</text:p>
          </table:table-cell>
          <table:table-cell table:formula="of:=[.E325]+1" office:value-type="float" office:value="324" calcext:value-type="float">
            <text:p>324</text:p>
          </table:table-cell>
          <table:table-cell table:formula="of:=MAX([.F325];[.B326])" office:value-type="float" office:value="90.0666666666667" calcext:value-type="float">
            <text:p>90.0666666666667</text:p>
          </table:table-cell>
          <table:table-cell table:formula="of:=IF([.F326]=[.B326];[.E326];[.G32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32</text:p>
          </table:table-cell>
          <table:table-cell office:value-type="float" office:value="88.6666666666666" calcext:value-type="float">
            <text:p>88.6666666666666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1" calcext:value-type="float">
            <text:p>1</text:p>
          </table:table-cell>
          <table:table-cell table:formula="of:=[.E326]+1" office:value-type="float" office:value="325" calcext:value-type="float">
            <text:p>325</text:p>
          </table:table-cell>
          <table:table-cell table:formula="of:=MAX([.F326];[.B327])" office:value-type="float" office:value="90.0666666666667" calcext:value-type="float">
            <text:p>90.0666666666667</text:p>
          </table:table-cell>
          <table:table-cell table:formula="of:=IF([.F327]=[.B327];[.E327];[.G32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34</text:p>
          </table:table-cell>
          <table:table-cell office:value-type="float" office:value="88.6960784313725" calcext:value-type="float">
            <text:p>88.6960784313725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1" calcext:value-type="float">
            <text:p>1</text:p>
          </table:table-cell>
          <table:table-cell table:formula="of:=[.E327]+1" office:value-type="float" office:value="326" calcext:value-type="float">
            <text:p>326</text:p>
          </table:table-cell>
          <table:table-cell table:formula="of:=MAX([.F327];[.B328])" office:value-type="float" office:value="90.0666666666667" calcext:value-type="float">
            <text:p>90.0666666666667</text:p>
          </table:table-cell>
          <table:table-cell table:formula="of:=IF([.F328]=[.B328];[.E328];[.G32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35</text:p>
          </table:table-cell>
          <table:table-cell office:value-type="float" office:value="88.7549019607843" calcext:value-type="float">
            <text:p>88.7549019607843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1" calcext:value-type="float">
            <text:p>1</text:p>
          </table:table-cell>
          <table:table-cell table:formula="of:=[.E328]+1" office:value-type="float" office:value="327" calcext:value-type="float">
            <text:p>327</text:p>
          </table:table-cell>
          <table:table-cell table:formula="of:=MAX([.F328];[.B329])" office:value-type="float" office:value="90.0666666666667" calcext:value-type="float">
            <text:p>90.0666666666667</text:p>
          </table:table-cell>
          <table:table-cell table:formula="of:=IF([.F329]=[.B329];[.E329];[.G32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37</text:p>
          </table:table-cell>
          <table:table-cell office:value-type="float" office:value="88.7622549019608" calcext:value-type="float">
            <text:p>88.7622549019608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1" calcext:value-type="float">
            <text:p>1</text:p>
          </table:table-cell>
          <table:table-cell table:formula="of:=[.E329]+1" office:value-type="float" office:value="328" calcext:value-type="float">
            <text:p>328</text:p>
          </table:table-cell>
          <table:table-cell table:formula="of:=MAX([.F329];[.B330])" office:value-type="float" office:value="90.0666666666667" calcext:value-type="float">
            <text:p>90.0666666666667</text:p>
          </table:table-cell>
          <table:table-cell table:formula="of:=IF([.F330]=[.B330];[.E330];[.G32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39</text:p>
          </table:table-cell>
          <table:table-cell office:value-type="float" office:value="88.7549019607843" calcext:value-type="float">
            <text:p>88.7549019607843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1" calcext:value-type="float">
            <text:p>1</text:p>
          </table:table-cell>
          <table:table-cell table:formula="of:=[.E330]+1" office:value-type="float" office:value="329" calcext:value-type="float">
            <text:p>329</text:p>
          </table:table-cell>
          <table:table-cell table:formula="of:=MAX([.F330];[.B331])" office:value-type="float" office:value="90.0666666666667" calcext:value-type="float">
            <text:p>90.0666666666667</text:p>
          </table:table-cell>
          <table:table-cell table:formula="of:=IF([.F331]=[.B331];[.E331];[.G33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40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1" calcext:value-type="float">
            <text:p>1</text:p>
          </table:table-cell>
          <table:table-cell table:formula="of:=[.E331]+1" office:value-type="float" office:value="330" calcext:value-type="float">
            <text:p>330</text:p>
          </table:table-cell>
          <table:table-cell table:formula="of:=MAX([.F331];[.B332])" office:value-type="float" office:value="90.0666666666667" calcext:value-type="float">
            <text:p>90.0666666666667</text:p>
          </table:table-cell>
          <table:table-cell table:formula="of:=IF([.F332]=[.B332];[.E332];[.G33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44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reflected on verse JHN 3:13</text:p>
          </table:table-cell>
          <table:table-cell office:value-type="float" office:value="2" calcext:value-type="float">
            <text:p>2</text:p>
          </table:table-cell>
          <table:table-cell table:formula="of:=[.E332]+1" office:value-type="float" office:value="331" calcext:value-type="float">
            <text:p>331</text:p>
          </table:table-cell>
          <table:table-cell table:formula="of:=MAX([.F332];[.B333])" office:value-type="float" office:value="90.0666666666667" calcext:value-type="float">
            <text:p>90.0666666666667</text:p>
          </table:table-cell>
          <table:table-cell table:formula="of:=IF([.F333]=[.B333];[.E333];[.G33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46</text:p>
          </table:table-cell>
          <table:table-cell office:value-type="float" office:value="88.7941176470588" calcext:value-type="float">
            <text:p>88.7941176470588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1" calcext:value-type="float">
            <text:p>1</text:p>
          </table:table-cell>
          <table:table-cell table:formula="of:=[.E333]+1" office:value-type="float" office:value="332" calcext:value-type="float">
            <text:p>332</text:p>
          </table:table-cell>
          <table:table-cell table:formula="of:=MAX([.F333];[.B334])" office:value-type="float" office:value="90.0666666666667" calcext:value-type="float">
            <text:p>90.0666666666667</text:p>
          </table:table-cell>
          <table:table-cell table:formula="of:=IF([.F334]=[.B334];[.E334];[.G33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47</text:p>
          </table:table-cell>
          <table:table-cell office:value-type="float" office:value="88.7941176470588" calcext:value-type="float">
            <text:p>88.7941176470588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1" calcext:value-type="float">
            <text:p>1</text:p>
          </table:table-cell>
          <table:table-cell table:formula="of:=[.E334]+1" office:value-type="float" office:value="333" calcext:value-type="float">
            <text:p>333</text:p>
          </table:table-cell>
          <table:table-cell table:formula="of:=MAX([.F334];[.B335])" office:value-type="float" office:value="90.0666666666667" calcext:value-type="float">
            <text:p>90.0666666666667</text:p>
          </table:table-cell>
          <table:table-cell table:formula="of:=IF([.F335]=[.B335];[.E335];[.G33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48</text:p>
          </table:table-cell>
          <table:table-cell office:value-type="float" office:value="88.8235294117647" calcext:value-type="float">
            <text:p>88.8235294117647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1" calcext:value-type="float">
            <text:p>1</text:p>
          </table:table-cell>
          <table:table-cell table:formula="of:=[.E335]+1" office:value-type="float" office:value="334" calcext:value-type="float">
            <text:p>334</text:p>
          </table:table-cell>
          <table:table-cell table:formula="of:=MAX([.F335];[.B336])" office:value-type="float" office:value="90.0666666666667" calcext:value-type="float">
            <text:p>90.0666666666667</text:p>
          </table:table-cell>
          <table:table-cell table:formula="of:=IF([.F336]=[.B336];[.E336];[.G33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50</text:p>
          </table:table-cell>
          <table:table-cell office:value-type="float" office:value="88.8014705882353" calcext:value-type="float">
            <text:p>88.8014705882353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1" calcext:value-type="float">
            <text:p>1</text:p>
          </table:table-cell>
          <table:table-cell table:formula="of:=[.E336]+1" office:value-type="float" office:value="335" calcext:value-type="float">
            <text:p>335</text:p>
          </table:table-cell>
          <table:table-cell table:formula="of:=MAX([.F336];[.B337])" office:value-type="float" office:value="90.0666666666667" calcext:value-type="float">
            <text:p>90.0666666666667</text:p>
          </table:table-cell>
          <table:table-cell table:formula="of:=IF([.F337]=[.B337];[.E337];[.G33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52</text:p>
          </table:table-cell>
          <table:table-cell office:value-type="float" office:value="88.7764705882353" calcext:value-type="float">
            <text:p>88.7764705882353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1" calcext:value-type="float">
            <text:p>1</text:p>
          </table:table-cell>
          <table:table-cell table:formula="of:=[.E337]+1" office:value-type="float" office:value="336" calcext:value-type="float">
            <text:p>336</text:p>
          </table:table-cell>
          <table:table-cell table:formula="of:=MAX([.F337];[.B338])" office:value-type="float" office:value="90.0666666666667" calcext:value-type="float">
            <text:p>90.0666666666667</text:p>
          </table:table-cell>
          <table:table-cell table:formula="of:=IF([.F338]=[.B338];[.E338];[.G33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54</text:p>
          </table:table-cell>
          <table:table-cell office:value-type="float" office:value="88.7941176470588" calcext:value-type="float">
            <text:p>88.7941176470588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1" calcext:value-type="float">
            <text:p>1</text:p>
          </table:table-cell>
          <table:table-cell table:formula="of:=[.E338]+1" office:value-type="float" office:value="337" calcext:value-type="float">
            <text:p>337</text:p>
          </table:table-cell>
          <table:table-cell table:formula="of:=MAX([.F338];[.B339])" office:value-type="float" office:value="90.0666666666667" calcext:value-type="float">
            <text:p>90.0666666666667</text:p>
          </table:table-cell>
          <table:table-cell table:formula="of:=IF([.F339]=[.B339];[.E339];[.G33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2:58</text:p>
          </table:table-cell>
          <table:table-cell office:value-type="float" office:value="88.7941176470588" calcext:value-type="float">
            <text:p>88.7941176470588</text:p>
          </table:table-cell>
          <table:table-cell office:value-type="string" calcext:value-type="string">
            <text:p>reflected on verse JHN 3:14</text:p>
          </table:table-cell>
          <table:table-cell office:value-type="float" office:value="2" calcext:value-type="float">
            <text:p>2</text:p>
          </table:table-cell>
          <table:table-cell table:formula="of:=[.E339]+1" office:value-type="float" office:value="338" calcext:value-type="float">
            <text:p>338</text:p>
          </table:table-cell>
          <table:table-cell table:formula="of:=MAX([.F339];[.B340])" office:value-type="float" office:value="90.0666666666667" calcext:value-type="float">
            <text:p>90.0666666666667</text:p>
          </table:table-cell>
          <table:table-cell table:formula="of:=IF([.F340]=[.B340];[.E340];[.G33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01</text:p>
          </table:table-cell>
          <table:table-cell office:value-type="float" office:value="88.8676470588235" calcext:value-type="float">
            <text:p>88.8676470588235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1" calcext:value-type="float">
            <text:p>1</text:p>
          </table:table-cell>
          <table:table-cell table:formula="of:=[.E340]+1" office:value-type="float" office:value="339" calcext:value-type="float">
            <text:p>339</text:p>
          </table:table-cell>
          <table:table-cell table:formula="of:=MAX([.F340];[.B341])" office:value-type="float" office:value="90.0666666666667" calcext:value-type="float">
            <text:p>90.0666666666667</text:p>
          </table:table-cell>
          <table:table-cell table:formula="of:=IF([.F341]=[.B341];[.E341];[.G34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02</text:p>
          </table:table-cell>
          <table:table-cell office:value-type="float" office:value="88.8382352941176" calcext:value-type="float">
            <text:p>88.8382352941176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1" calcext:value-type="float">
            <text:p>1</text:p>
          </table:table-cell>
          <table:table-cell table:formula="of:=[.E341]+1" office:value-type="float" office:value="340" calcext:value-type="float">
            <text:p>340</text:p>
          </table:table-cell>
          <table:table-cell table:formula="of:=MAX([.F341];[.B342])" office:value-type="float" office:value="90.0666666666667" calcext:value-type="float">
            <text:p>90.0666666666667</text:p>
          </table:table-cell>
          <table:table-cell table:formula="of:=IF([.F342]=[.B342];[.E342];[.G34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04</text:p>
          </table:table-cell>
          <table:table-cell office:value-type="float" office:value="88.828431372549" calcext:value-type="float">
            <text:p>88.828431372549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1" calcext:value-type="float">
            <text:p>1</text:p>
          </table:table-cell>
          <table:table-cell table:formula="of:=[.E342]+1" office:value-type="float" office:value="341" calcext:value-type="float">
            <text:p>341</text:p>
          </table:table-cell>
          <table:table-cell table:formula="of:=MAX([.F342];[.B343])" office:value-type="float" office:value="90.0666666666667" calcext:value-type="float">
            <text:p>90.0666666666667</text:p>
          </table:table-cell>
          <table:table-cell table:formula="of:=IF([.F343]=[.B343];[.E343];[.G34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05</text:p>
          </table:table-cell>
          <table:table-cell office:value-type="float" office:value="88.8235294117647" calcext:value-type="float">
            <text:p>88.8235294117647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1" calcext:value-type="float">
            <text:p>1</text:p>
          </table:table-cell>
          <table:table-cell table:formula="of:=[.E343]+1" office:value-type="float" office:value="342" calcext:value-type="float">
            <text:p>342</text:p>
          </table:table-cell>
          <table:table-cell table:formula="of:=MAX([.F343];[.B344])" office:value-type="float" office:value="90.0666666666667" calcext:value-type="float">
            <text:p>90.0666666666667</text:p>
          </table:table-cell>
          <table:table-cell table:formula="of:=IF([.F344]=[.B344];[.E344];[.G34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07</text:p>
          </table:table-cell>
          <table:table-cell office:value-type="float" office:value="88.8323529411765" calcext:value-type="float">
            <text:p>88.8323529411765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1" calcext:value-type="float">
            <text:p>1</text:p>
          </table:table-cell>
          <table:table-cell table:formula="of:=[.E344]+1" office:value-type="float" office:value="343" calcext:value-type="float">
            <text:p>343</text:p>
          </table:table-cell>
          <table:table-cell table:formula="of:=MAX([.F344];[.B345])" office:value-type="float" office:value="90.0666666666667" calcext:value-type="float">
            <text:p>90.0666666666667</text:p>
          </table:table-cell>
          <table:table-cell table:formula="of:=IF([.F345]=[.B345];[.E345];[.G34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08</text:p>
          </table:table-cell>
          <table:table-cell office:value-type="float" office:value="88.8529411764706" calcext:value-type="float">
            <text:p>88.8529411764706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1" calcext:value-type="float">
            <text:p>1</text:p>
          </table:table-cell>
          <table:table-cell table:formula="of:=[.E345]+1" office:value-type="float" office:value="344" calcext:value-type="float">
            <text:p>344</text:p>
          </table:table-cell>
          <table:table-cell table:formula="of:=MAX([.F345];[.B346])" office:value-type="float" office:value="90.0666666666667" calcext:value-type="float">
            <text:p>90.0666666666667</text:p>
          </table:table-cell>
          <table:table-cell table:formula="of:=IF([.F346]=[.B346];[.E346];[.G34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12</text:p>
          </table:table-cell>
          <table:table-cell office:value-type="float" office:value="88.8529411764706" calcext:value-type="float">
            <text:p>88.8529411764706</text:p>
          </table:table-cell>
          <table:table-cell office:value-type="string" calcext:value-type="string">
            <text:p>reflected on verse JHN 3:15</text:p>
          </table:table-cell>
          <table:table-cell office:value-type="float" office:value="2" calcext:value-type="float">
            <text:p>2</text:p>
          </table:table-cell>
          <table:table-cell table:formula="of:=[.E346]+1" office:value-type="float" office:value="345" calcext:value-type="float">
            <text:p>345</text:p>
          </table:table-cell>
          <table:table-cell table:formula="of:=MAX([.F346];[.B347])" office:value-type="float" office:value="90.0666666666667" calcext:value-type="float">
            <text:p>90.0666666666667</text:p>
          </table:table-cell>
          <table:table-cell table:formula="of:=IF([.F347]=[.B347];[.E347];[.G34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14</text:p>
          </table:table-cell>
          <table:table-cell office:value-type="float" office:value="88.8088235294117" calcext:value-type="float">
            <text:p>88.8088235294117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1" calcext:value-type="float">
            <text:p>1</text:p>
          </table:table-cell>
          <table:table-cell table:formula="of:=[.E347]+1" office:value-type="float" office:value="346" calcext:value-type="float">
            <text:p>346</text:p>
          </table:table-cell>
          <table:table-cell table:formula="of:=MAX([.F347];[.B348])" office:value-type="float" office:value="90.0666666666667" calcext:value-type="float">
            <text:p>90.0666666666667</text:p>
          </table:table-cell>
          <table:table-cell table:formula="of:=IF([.F348]=[.B348];[.E348];[.G34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16</text:p>
          </table:table-cell>
          <table:table-cell office:value-type="float" office:value="88.8088235294117" calcext:value-type="float">
            <text:p>88.8088235294117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1" calcext:value-type="float">
            <text:p>1</text:p>
          </table:table-cell>
          <table:table-cell table:formula="of:=[.E348]+1" office:value-type="float" office:value="347" calcext:value-type="float">
            <text:p>347</text:p>
          </table:table-cell>
          <table:table-cell table:formula="of:=MAX([.F348];[.B349])" office:value-type="float" office:value="90.0666666666667" calcext:value-type="float">
            <text:p>90.0666666666667</text:p>
          </table:table-cell>
          <table:table-cell table:formula="of:=IF([.F349]=[.B349];[.E349];[.G34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17</text:p>
          </table:table-cell>
          <table:table-cell office:value-type="float" office:value="88.8578431372549" calcext:value-type="float">
            <text:p>88.8578431372549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1" calcext:value-type="float">
            <text:p>1</text:p>
          </table:table-cell>
          <table:table-cell table:formula="of:=[.E349]+1" office:value-type="float" office:value="348" calcext:value-type="float">
            <text:p>348</text:p>
          </table:table-cell>
          <table:table-cell table:formula="of:=MAX([.F349];[.B350])" office:value-type="float" office:value="90.0666666666667" calcext:value-type="float">
            <text:p>90.0666666666667</text:p>
          </table:table-cell>
          <table:table-cell table:formula="of:=IF([.F350]=[.B350];[.E350];[.G34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18</text:p>
          </table:table-cell>
          <table:table-cell office:value-type="float" office:value="88.8308823529412" calcext:value-type="float">
            <text:p>88.8308823529412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1" calcext:value-type="float">
            <text:p>1</text:p>
          </table:table-cell>
          <table:table-cell table:formula="of:=[.E350]+1" office:value-type="float" office:value="349" calcext:value-type="float">
            <text:p>349</text:p>
          </table:table-cell>
          <table:table-cell table:formula="of:=MAX([.F350];[.B351])" office:value-type="float" office:value="90.0666666666667" calcext:value-type="float">
            <text:p>90.0666666666667</text:p>
          </table:table-cell>
          <table:table-cell table:formula="of:=IF([.F351]=[.B351];[.E351];[.G35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20</text:p>
          </table:table-cell>
          <table:table-cell office:value-type="float" office:value="88.8264705882353" calcext:value-type="float">
            <text:p>88.8264705882353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1" calcext:value-type="float">
            <text:p>1</text:p>
          </table:table-cell>
          <table:table-cell table:formula="of:=[.E351]+1" office:value-type="float" office:value="350" calcext:value-type="float">
            <text:p>350</text:p>
          </table:table-cell>
          <table:table-cell table:formula="of:=MAX([.F351];[.B352])" office:value-type="float" office:value="90.0666666666667" calcext:value-type="float">
            <text:p>90.0666666666667</text:p>
          </table:table-cell>
          <table:table-cell table:formula="of:=IF([.F352]=[.B352];[.E352];[.G35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22</text:p>
          </table:table-cell>
          <table:table-cell office:value-type="float" office:value="88.8137254901961" calcext:value-type="float">
            <text:p>88.8137254901961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1" calcext:value-type="float">
            <text:p>1</text:p>
          </table:table-cell>
          <table:table-cell table:formula="of:=[.E352]+1" office:value-type="float" office:value="351" calcext:value-type="float">
            <text:p>351</text:p>
          </table:table-cell>
          <table:table-cell table:formula="of:=MAX([.F352];[.B353])" office:value-type="float" office:value="90.0666666666667" calcext:value-type="float">
            <text:p>90.0666666666667</text:p>
          </table:table-cell>
          <table:table-cell table:formula="of:=IF([.F353]=[.B353];[.E353];[.G35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30</text:p>
          </table:table-cell>
          <table:table-cell office:value-type="float" office:value="88.8137254901961" calcext:value-type="float">
            <text:p>88.8137254901961</text:p>
          </table:table-cell>
          <table:table-cell office:value-type="string" calcext:value-type="string">
            <text:p>reflected on verse JHN 3:16</text:p>
          </table:table-cell>
          <table:table-cell office:value-type="float" office:value="2" calcext:value-type="float">
            <text:p>2</text:p>
          </table:table-cell>
          <table:table-cell table:formula="of:=[.E353]+1" office:value-type="float" office:value="352" calcext:value-type="float">
            <text:p>352</text:p>
          </table:table-cell>
          <table:table-cell table:formula="of:=MAX([.F353];[.B354])" office:value-type="float" office:value="90.0666666666667" calcext:value-type="float">
            <text:p>90.0666666666667</text:p>
          </table:table-cell>
          <table:table-cell table:formula="of:=IF([.F354]=[.B354];[.E354];[.G35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31</text:p>
          </table:table-cell>
          <table:table-cell office:value-type="float" office:value="88.7794117647059" calcext:value-type="float">
            <text:p>88.7794117647059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1" calcext:value-type="float">
            <text:p>1</text:p>
          </table:table-cell>
          <table:table-cell table:formula="of:=[.E354]+1" office:value-type="float" office:value="353" calcext:value-type="float">
            <text:p>353</text:p>
          </table:table-cell>
          <table:table-cell table:formula="of:=MAX([.F354];[.B355])" office:value-type="float" office:value="90.0666666666667" calcext:value-type="float">
            <text:p>90.0666666666667</text:p>
          </table:table-cell>
          <table:table-cell table:formula="of:=IF([.F355]=[.B355];[.E355];[.G35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34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1" calcext:value-type="float">
            <text:p>1</text:p>
          </table:table-cell>
          <table:table-cell table:formula="of:=[.E355]+1" office:value-type="float" office:value="354" calcext:value-type="float">
            <text:p>354</text:p>
          </table:table-cell>
          <table:table-cell table:formula="of:=MAX([.F355];[.B356])" office:value-type="float" office:value="90.0666666666667" calcext:value-type="float">
            <text:p>90.0666666666667</text:p>
          </table:table-cell>
          <table:table-cell table:formula="of:=IF([.F356]=[.B356];[.E356];[.G35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36</text:p>
          </table:table-cell>
          <table:table-cell office:value-type="float" office:value="88.8088235294117" calcext:value-type="float">
            <text:p>88.8088235294117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1" calcext:value-type="float">
            <text:p>1</text:p>
          </table:table-cell>
          <table:table-cell table:formula="of:=[.E356]+1" office:value-type="float" office:value="355" calcext:value-type="float">
            <text:p>355</text:p>
          </table:table-cell>
          <table:table-cell table:formula="of:=MAX([.F356];[.B357])" office:value-type="float" office:value="90.0666666666667" calcext:value-type="float">
            <text:p>90.0666666666667</text:p>
          </table:table-cell>
          <table:table-cell table:formula="of:=IF([.F357]=[.B357];[.E357];[.G35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37</text:p>
          </table:table-cell>
          <table:table-cell office:value-type="float" office:value="88.8382352941176" calcext:value-type="float">
            <text:p>88.8382352941176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1" calcext:value-type="float">
            <text:p>1</text:p>
          </table:table-cell>
          <table:table-cell table:formula="of:=[.E357]+1" office:value-type="float" office:value="356" calcext:value-type="float">
            <text:p>356</text:p>
          </table:table-cell>
          <table:table-cell table:formula="of:=MAX([.F357];[.B358])" office:value-type="float" office:value="90.0666666666667" calcext:value-type="float">
            <text:p>90.0666666666667</text:p>
          </table:table-cell>
          <table:table-cell table:formula="of:=IF([.F358]=[.B358];[.E358];[.G35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39</text:p>
          </table:table-cell>
          <table:table-cell office:value-type="float" office:value="88.7970588235294" calcext:value-type="float">
            <text:p>88.7970588235294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1" calcext:value-type="float">
            <text:p>1</text:p>
          </table:table-cell>
          <table:table-cell table:formula="of:=[.E358]+1" office:value-type="float" office:value="357" calcext:value-type="float">
            <text:p>357</text:p>
          </table:table-cell>
          <table:table-cell table:formula="of:=MAX([.F358];[.B359])" office:value-type="float" office:value="90.0666666666667" calcext:value-type="float">
            <text:p>90.0666666666667</text:p>
          </table:table-cell>
          <table:table-cell table:formula="of:=IF([.F359]=[.B359];[.E359];[.G35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40</text:p>
          </table:table-cell>
          <table:table-cell office:value-type="float" office:value="88.7941176470588" calcext:value-type="float">
            <text:p>88.7941176470588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1" calcext:value-type="float">
            <text:p>1</text:p>
          </table:table-cell>
          <table:table-cell table:formula="of:=[.E359]+1" office:value-type="float" office:value="358" calcext:value-type="float">
            <text:p>358</text:p>
          </table:table-cell>
          <table:table-cell table:formula="of:=MAX([.F359];[.B360])" office:value-type="float" office:value="90.0666666666667" calcext:value-type="float">
            <text:p>90.0666666666667</text:p>
          </table:table-cell>
          <table:table-cell table:formula="of:=IF([.F360]=[.B360];[.E360];[.G35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48</text:p>
          </table:table-cell>
          <table:table-cell office:value-type="float" office:value="88.7941176470588" calcext:value-type="float">
            <text:p>88.7941176470588</text:p>
          </table:table-cell>
          <table:table-cell office:value-type="string" calcext:value-type="string">
            <text:p>reflected on verse JHN 3:17</text:p>
          </table:table-cell>
          <table:table-cell office:value-type="float" office:value="2" calcext:value-type="float">
            <text:p>2</text:p>
          </table:table-cell>
          <table:table-cell table:formula="of:=[.E360]+1" office:value-type="float" office:value="359" calcext:value-type="float">
            <text:p>359</text:p>
          </table:table-cell>
          <table:table-cell table:formula="of:=MAX([.F360];[.B361])" office:value-type="float" office:value="90.0666666666667" calcext:value-type="float">
            <text:p>90.0666666666667</text:p>
          </table:table-cell>
          <table:table-cell table:formula="of:=IF([.F361]=[.B361];[.E361];[.G36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50</text:p>
          </table:table-cell>
          <table:table-cell office:value-type="float" office:value="88.9607843137255" calcext:value-type="float">
            <text:p>88.9607843137255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1" calcext:value-type="float">
            <text:p>1</text:p>
          </table:table-cell>
          <table:table-cell table:formula="of:=[.E361]+1" office:value-type="float" office:value="360" calcext:value-type="float">
            <text:p>360</text:p>
          </table:table-cell>
          <table:table-cell table:formula="of:=MAX([.F361];[.B362])" office:value-type="float" office:value="90.0666666666667" calcext:value-type="float">
            <text:p>90.0666666666667</text:p>
          </table:table-cell>
          <table:table-cell table:formula="of:=IF([.F362]=[.B362];[.E362];[.G36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51</text:p>
          </table:table-cell>
          <table:table-cell office:value-type="float" office:value="88.8137254901961" calcext:value-type="float">
            <text:p>88.8137254901961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1" calcext:value-type="float">
            <text:p>1</text:p>
          </table:table-cell>
          <table:table-cell table:formula="of:=[.E362]+1" office:value-type="float" office:value="361" calcext:value-type="float">
            <text:p>361</text:p>
          </table:table-cell>
          <table:table-cell table:formula="of:=MAX([.F362];[.B363])" office:value-type="float" office:value="90.0666666666667" calcext:value-type="float">
            <text:p>90.0666666666667</text:p>
          </table:table-cell>
          <table:table-cell table:formula="of:=IF([.F363]=[.B363];[.E363];[.G36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53</text:p>
          </table:table-cell>
          <table:table-cell office:value-type="float" office:value="88.8137254901961" calcext:value-type="float">
            <text:p>88.8137254901961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1" calcext:value-type="float">
            <text:p>1</text:p>
          </table:table-cell>
          <table:table-cell table:formula="of:=[.E363]+1" office:value-type="float" office:value="362" calcext:value-type="float">
            <text:p>362</text:p>
          </table:table-cell>
          <table:table-cell table:formula="of:=MAX([.F363];[.B364])" office:value-type="float" office:value="90.0666666666667" calcext:value-type="float">
            <text:p>90.0666666666667</text:p>
          </table:table-cell>
          <table:table-cell table:formula="of:=IF([.F364]=[.B364];[.E364];[.G36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54</text:p>
          </table:table-cell>
          <table:table-cell office:value-type="float" office:value="88.8504901960784" calcext:value-type="float">
            <text:p>88.8504901960784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1" calcext:value-type="float">
            <text:p>1</text:p>
          </table:table-cell>
          <table:table-cell table:formula="of:=[.E364]+1" office:value-type="float" office:value="363" calcext:value-type="float">
            <text:p>363</text:p>
          </table:table-cell>
          <table:table-cell table:formula="of:=MAX([.F364];[.B365])" office:value-type="float" office:value="90.0666666666667" calcext:value-type="float">
            <text:p>90.0666666666667</text:p>
          </table:table-cell>
          <table:table-cell table:formula="of:=IF([.F365]=[.B365];[.E365];[.G36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56</text:p>
          </table:table-cell>
          <table:table-cell office:value-type="float" office:value="88.8313725490196" calcext:value-type="float">
            <text:p>88.8313725490196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1" calcext:value-type="float">
            <text:p>1</text:p>
          </table:table-cell>
          <table:table-cell table:formula="of:=[.E365]+1" office:value-type="float" office:value="364" calcext:value-type="float">
            <text:p>364</text:p>
          </table:table-cell>
          <table:table-cell table:formula="of:=MAX([.F365];[.B366])" office:value-type="float" office:value="90.0666666666667" calcext:value-type="float">
            <text:p>90.0666666666667</text:p>
          </table:table-cell>
          <table:table-cell table:formula="of:=IF([.F366]=[.B366];[.E366];[.G36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3:57</text:p>
          </table:table-cell>
          <table:table-cell office:value-type="float" office:value="88.828431372549" calcext:value-type="float">
            <text:p>88.828431372549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1" calcext:value-type="float">
            <text:p>1</text:p>
          </table:table-cell>
          <table:table-cell table:formula="of:=[.E366]+1" office:value-type="float" office:value="365" calcext:value-type="float">
            <text:p>365</text:p>
          </table:table-cell>
          <table:table-cell table:formula="of:=MAX([.F366];[.B367])" office:value-type="float" office:value="90.0666666666667" calcext:value-type="float">
            <text:p>90.0666666666667</text:p>
          </table:table-cell>
          <table:table-cell table:formula="of:=IF([.F367]=[.B367];[.E367];[.G36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02</text:p>
          </table:table-cell>
          <table:table-cell office:value-type="float" office:value="88.828431372549" calcext:value-type="float">
            <text:p>88.828431372549</text:p>
          </table:table-cell>
          <table:table-cell office:value-type="string" calcext:value-type="string">
            <text:p>reflected on verse JHN 3:18</text:p>
          </table:table-cell>
          <table:table-cell office:value-type="float" office:value="2" calcext:value-type="float">
            <text:p>2</text:p>
          </table:table-cell>
          <table:table-cell table:formula="of:=[.E367]+1" office:value-type="float" office:value="366" calcext:value-type="float">
            <text:p>366</text:p>
          </table:table-cell>
          <table:table-cell table:formula="of:=MAX([.F367];[.B368])" office:value-type="float" office:value="90.0666666666667" calcext:value-type="float">
            <text:p>90.0666666666667</text:p>
          </table:table-cell>
          <table:table-cell table:formula="of:=IF([.F368]=[.B368];[.E368];[.G36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03</text:p>
          </table:table-cell>
          <table:table-cell office:value-type="float" office:value="88.7941176470588" calcext:value-type="float">
            <text:p>88.7941176470588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1" calcext:value-type="float">
            <text:p>1</text:p>
          </table:table-cell>
          <table:table-cell table:formula="of:=[.E368]+1" office:value-type="float" office:value="367" calcext:value-type="float">
            <text:p>367</text:p>
          </table:table-cell>
          <table:table-cell table:formula="of:=MAX([.F368];[.B369])" office:value-type="float" office:value="90.0666666666667" calcext:value-type="float">
            <text:p>90.0666666666667</text:p>
          </table:table-cell>
          <table:table-cell table:formula="of:=IF([.F369]=[.B369];[.E369];[.G36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05</text:p>
          </table:table-cell>
          <table:table-cell office:value-type="float" office:value="88.8970588235294" calcext:value-type="float">
            <text:p>88.8970588235294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1" calcext:value-type="float">
            <text:p>1</text:p>
          </table:table-cell>
          <table:table-cell table:formula="of:=[.E369]+1" office:value-type="float" office:value="368" calcext:value-type="float">
            <text:p>368</text:p>
          </table:table-cell>
          <table:table-cell table:formula="of:=MAX([.F369];[.B370])" office:value-type="float" office:value="90.0666666666667" calcext:value-type="float">
            <text:p>90.0666666666667</text:p>
          </table:table-cell>
          <table:table-cell table:formula="of:=IF([.F370]=[.B370];[.E370];[.G36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07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1" calcext:value-type="float">
            <text:p>1</text:p>
          </table:table-cell>
          <table:table-cell table:formula="of:=[.E370]+1" office:value-type="float" office:value="369" calcext:value-type="float">
            <text:p>369</text:p>
          </table:table-cell>
          <table:table-cell table:formula="of:=MAX([.F370];[.B371])" office:value-type="float" office:value="90.0666666666667" calcext:value-type="float">
            <text:p>90.0666666666667</text:p>
          </table:table-cell>
          <table:table-cell table:formula="of:=IF([.F371]=[.B371];[.E371];[.G37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09</text:p>
          </table:table-cell>
          <table:table-cell office:value-type="float" office:value="88.8382352941176" calcext:value-type="float">
            <text:p>88.8382352941176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1" calcext:value-type="float">
            <text:p>1</text:p>
          </table:table-cell>
          <table:table-cell table:formula="of:=[.E371]+1" office:value-type="float" office:value="370" calcext:value-type="float">
            <text:p>370</text:p>
          </table:table-cell>
          <table:table-cell table:formula="of:=MAX([.F371];[.B372])" office:value-type="float" office:value="90.0666666666667" calcext:value-type="float">
            <text:p>90.0666666666667</text:p>
          </table:table-cell>
          <table:table-cell table:formula="of:=IF([.F372]=[.B372];[.E372];[.G37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11</text:p>
          </table:table-cell>
          <table:table-cell office:value-type="float" office:value="88.8411764705882" calcext:value-type="float">
            <text:p>88.8411764705882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1" calcext:value-type="float">
            <text:p>1</text:p>
          </table:table-cell>
          <table:table-cell table:formula="of:=[.E372]+1" office:value-type="float" office:value="371" calcext:value-type="float">
            <text:p>371</text:p>
          </table:table-cell>
          <table:table-cell table:formula="of:=MAX([.F372];[.B373])" office:value-type="float" office:value="90.0666666666667" calcext:value-type="float">
            <text:p>90.0666666666667</text:p>
          </table:table-cell>
          <table:table-cell table:formula="of:=IF([.F373]=[.B373];[.E373];[.G37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13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1" calcext:value-type="float">
            <text:p>1</text:p>
          </table:table-cell>
          <table:table-cell table:formula="of:=[.E373]+1" office:value-type="float" office:value="372" calcext:value-type="float">
            <text:p>372</text:p>
          </table:table-cell>
          <table:table-cell table:formula="of:=MAX([.F373];[.B374])" office:value-type="float" office:value="90.0666666666667" calcext:value-type="float">
            <text:p>90.0666666666667</text:p>
          </table:table-cell>
          <table:table-cell table:formula="of:=IF([.F374]=[.B374];[.E374];[.G37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19</text:p>
          </table:table-cell>
          <table:table-cell office:value-type="float" office:value="88.8333333333333" calcext:value-type="float">
            <text:p>88.8333333333333</text:p>
          </table:table-cell>
          <table:table-cell office:value-type="string" calcext:value-type="string">
            <text:p>reflected on verse JHN 3:19</text:p>
          </table:table-cell>
          <table:table-cell office:value-type="float" office:value="2" calcext:value-type="float">
            <text:p>2</text:p>
          </table:table-cell>
          <table:table-cell table:formula="of:=[.E374]+1" office:value-type="float" office:value="373" calcext:value-type="float">
            <text:p>373</text:p>
          </table:table-cell>
          <table:table-cell table:formula="of:=MAX([.F374];[.B375])" office:value-type="float" office:value="90.0666666666667" calcext:value-type="float">
            <text:p>90.0666666666667</text:p>
          </table:table-cell>
          <table:table-cell table:formula="of:=IF([.F375]=[.B375];[.E375];[.G37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20</text:p>
          </table:table-cell>
          <table:table-cell office:value-type="float" office:value="88.8725490196078" calcext:value-type="float">
            <text:p>88.8725490196078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1" calcext:value-type="float">
            <text:p>1</text:p>
          </table:table-cell>
          <table:table-cell table:formula="of:=[.E375]+1" office:value-type="float" office:value="374" calcext:value-type="float">
            <text:p>374</text:p>
          </table:table-cell>
          <table:table-cell table:formula="of:=MAX([.F375];[.B376])" office:value-type="float" office:value="90.0666666666667" calcext:value-type="float">
            <text:p>90.0666666666667</text:p>
          </table:table-cell>
          <table:table-cell table:formula="of:=IF([.F376]=[.B376];[.E376];[.G37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22</text:p>
          </table:table-cell>
          <table:table-cell office:value-type="float" office:value="88.9460784313725" calcext:value-type="float">
            <text:p>88.9460784313725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1" calcext:value-type="float">
            <text:p>1</text:p>
          </table:table-cell>
          <table:table-cell table:formula="of:=[.E376]+1" office:value-type="float" office:value="375" calcext:value-type="float">
            <text:p>375</text:p>
          </table:table-cell>
          <table:table-cell table:formula="of:=MAX([.F376];[.B377])" office:value-type="float" office:value="90.0666666666667" calcext:value-type="float">
            <text:p>90.0666666666667</text:p>
          </table:table-cell>
          <table:table-cell table:formula="of:=IF([.F377]=[.B377];[.E377];[.G37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23</text:p>
          </table:table-cell>
          <table:table-cell office:value-type="float" office:value="88.8725490196078" calcext:value-type="float">
            <text:p>88.8725490196078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1" calcext:value-type="float">
            <text:p>1</text:p>
          </table:table-cell>
          <table:table-cell table:formula="of:=[.E377]+1" office:value-type="float" office:value="376" calcext:value-type="float">
            <text:p>376</text:p>
          </table:table-cell>
          <table:table-cell table:formula="of:=MAX([.F377];[.B378])" office:value-type="float" office:value="90.0666666666667" calcext:value-type="float">
            <text:p>90.0666666666667</text:p>
          </table:table-cell>
          <table:table-cell table:formula="of:=IF([.F378]=[.B378];[.E378];[.G37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24</text:p>
          </table:table-cell>
          <table:table-cell office:value-type="float" office:value="88.8725490196078" calcext:value-type="float">
            <text:p>88.8725490196078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1" calcext:value-type="float">
            <text:p>1</text:p>
          </table:table-cell>
          <table:table-cell table:formula="of:=[.E378]+1" office:value-type="float" office:value="377" calcext:value-type="float">
            <text:p>377</text:p>
          </table:table-cell>
          <table:table-cell table:formula="of:=MAX([.F378];[.B379])" office:value-type="float" office:value="90.0666666666667" calcext:value-type="float">
            <text:p>90.0666666666667</text:p>
          </table:table-cell>
          <table:table-cell table:formula="of:=IF([.F379]=[.B379];[.E379];[.G37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25</text:p>
          </table:table-cell>
          <table:table-cell office:value-type="float" office:value="88.9019607843137" calcext:value-type="float">
            <text:p>88.9019607843137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1" calcext:value-type="float">
            <text:p>1</text:p>
          </table:table-cell>
          <table:table-cell table:formula="of:=[.E379]+1" office:value-type="float" office:value="378" calcext:value-type="float">
            <text:p>378</text:p>
          </table:table-cell>
          <table:table-cell table:formula="of:=MAX([.F379];[.B380])" office:value-type="float" office:value="90.0666666666667" calcext:value-type="float">
            <text:p>90.0666666666667</text:p>
          </table:table-cell>
          <table:table-cell table:formula="of:=IF([.F380]=[.B380];[.E380];[.G37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27</text:p>
          </table:table-cell>
          <table:table-cell office:value-type="float" office:value="88.906862745098" calcext:value-type="float">
            <text:p>88.906862745098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1" calcext:value-type="float">
            <text:p>1</text:p>
          </table:table-cell>
          <table:table-cell table:formula="of:=[.E380]+1" office:value-type="float" office:value="379" calcext:value-type="float">
            <text:p>379</text:p>
          </table:table-cell>
          <table:table-cell table:formula="of:=MAX([.F380];[.B381])" office:value-type="float" office:value="90.0666666666667" calcext:value-type="float">
            <text:p>90.0666666666667</text:p>
          </table:table-cell>
          <table:table-cell table:formula="of:=IF([.F381]=[.B381];[.E381];[.G38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32</text:p>
          </table:table-cell>
          <table:table-cell office:value-type="float" office:value="88.906862745098" calcext:value-type="float">
            <text:p>88.906862745098</text:p>
          </table:table-cell>
          <table:table-cell office:value-type="string" calcext:value-type="string">
            <text:p>reflected on verse JHN 3:20</text:p>
          </table:table-cell>
          <table:table-cell office:value-type="float" office:value="2" calcext:value-type="float">
            <text:p>2</text:p>
          </table:table-cell>
          <table:table-cell table:formula="of:=[.E381]+1" office:value-type="float" office:value="380" calcext:value-type="float">
            <text:p>380</text:p>
          </table:table-cell>
          <table:table-cell table:formula="of:=MAX([.F381];[.B382])" office:value-type="float" office:value="90.0666666666667" calcext:value-type="float">
            <text:p>90.0666666666667</text:p>
          </table:table-cell>
          <table:table-cell table:formula="of:=IF([.F382]=[.B382];[.E382];[.G38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33</text:p>
          </table:table-cell>
          <table:table-cell office:value-type="float" office:value="88.9509803921568" calcext:value-type="float">
            <text:p>88.9509803921568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1" calcext:value-type="float">
            <text:p>1</text:p>
          </table:table-cell>
          <table:table-cell table:formula="of:=[.E382]+1" office:value-type="float" office:value="381" calcext:value-type="float">
            <text:p>381</text:p>
          </table:table-cell>
          <table:table-cell table:formula="of:=MAX([.F382];[.B383])" office:value-type="float" office:value="90.0666666666667" calcext:value-type="float">
            <text:p>90.0666666666667</text:p>
          </table:table-cell>
          <table:table-cell table:formula="of:=IF([.F383]=[.B383];[.E383];[.G38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34</text:p>
          </table:table-cell>
          <table:table-cell office:value-type="float" office:value="88.9509803921568" calcext:value-type="float">
            <text:p>88.9509803921568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1" calcext:value-type="float">
            <text:p>1</text:p>
          </table:table-cell>
          <table:table-cell table:formula="of:=[.E383]+1" office:value-type="float" office:value="382" calcext:value-type="float">
            <text:p>382</text:p>
          </table:table-cell>
          <table:table-cell table:formula="of:=MAX([.F383];[.B384])" office:value-type="float" office:value="90.0666666666667" calcext:value-type="float">
            <text:p>90.0666666666667</text:p>
          </table:table-cell>
          <table:table-cell table:formula="of:=IF([.F384]=[.B384];[.E384];[.G38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36</text:p>
          </table:table-cell>
          <table:table-cell office:value-type="float" office:value="88.9019607843137" calcext:value-type="float">
            <text:p>88.9019607843137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1" calcext:value-type="float">
            <text:p>1</text:p>
          </table:table-cell>
          <table:table-cell table:formula="of:=[.E384]+1" office:value-type="float" office:value="383" calcext:value-type="float">
            <text:p>383</text:p>
          </table:table-cell>
          <table:table-cell table:formula="of:=MAX([.F384];[.B385])" office:value-type="float" office:value="90.0666666666667" calcext:value-type="float">
            <text:p>90.0666666666667</text:p>
          </table:table-cell>
          <table:table-cell table:formula="of:=IF([.F385]=[.B385];[.E385];[.G38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37</text:p>
          </table:table-cell>
          <table:table-cell office:value-type="float" office:value="88.8921568627451" calcext:value-type="float">
            <text:p>88.8921568627451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1" calcext:value-type="float">
            <text:p>1</text:p>
          </table:table-cell>
          <table:table-cell table:formula="of:=[.E385]+1" office:value-type="float" office:value="384" calcext:value-type="float">
            <text:p>384</text:p>
          </table:table-cell>
          <table:table-cell table:formula="of:=MAX([.F385];[.B386])" office:value-type="float" office:value="90.0666666666667" calcext:value-type="float">
            <text:p>90.0666666666667</text:p>
          </table:table-cell>
          <table:table-cell table:formula="of:=IF([.F386]=[.B386];[.E386];[.G38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39</text:p>
          </table:table-cell>
          <table:table-cell office:value-type="float" office:value="88.9039215686274" calcext:value-type="float">
            <text:p>88.9039215686274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1" calcext:value-type="float">
            <text:p>1</text:p>
          </table:table-cell>
          <table:table-cell table:formula="of:=[.E386]+1" office:value-type="float" office:value="385" calcext:value-type="float">
            <text:p>385</text:p>
          </table:table-cell>
          <table:table-cell table:formula="of:=MAX([.F386];[.B387])" office:value-type="float" office:value="90.0666666666667" calcext:value-type="float">
            <text:p>90.0666666666667</text:p>
          </table:table-cell>
          <table:table-cell table:formula="of:=IF([.F387]=[.B387];[.E387];[.G38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41</text:p>
          </table:table-cell>
          <table:table-cell office:value-type="float" office:value="88.9117647058823" calcext:value-type="float">
            <text:p>88.9117647058823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1" calcext:value-type="float">
            <text:p>1</text:p>
          </table:table-cell>
          <table:table-cell table:formula="of:=[.E387]+1" office:value-type="float" office:value="386" calcext:value-type="float">
            <text:p>386</text:p>
          </table:table-cell>
          <table:table-cell table:formula="of:=MAX([.F387];[.B388])" office:value-type="float" office:value="90.0666666666667" calcext:value-type="float">
            <text:p>90.0666666666667</text:p>
          </table:table-cell>
          <table:table-cell table:formula="of:=IF([.F388]=[.B388];[.E388];[.G38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47</text:p>
          </table:table-cell>
          <table:table-cell office:value-type="float" office:value="88.9117647058823" calcext:value-type="float">
            <text:p>88.9117647058823</text:p>
          </table:table-cell>
          <table:table-cell office:value-type="string" calcext:value-type="string">
            <text:p>reflected on verse JHN 3:21</text:p>
          </table:table-cell>
          <table:table-cell office:value-type="float" office:value="2" calcext:value-type="float">
            <text:p>2</text:p>
          </table:table-cell>
          <table:table-cell table:formula="of:=[.E388]+1" office:value-type="float" office:value="387" calcext:value-type="float">
            <text:p>387</text:p>
          </table:table-cell>
          <table:table-cell table:formula="of:=MAX([.F388];[.B389])" office:value-type="float" office:value="90.0666666666667" calcext:value-type="float">
            <text:p>90.0666666666667</text:p>
          </table:table-cell>
          <table:table-cell table:formula="of:=IF([.F389]=[.B389];[.E389];[.G38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48</text:p>
          </table:table-cell>
          <table:table-cell office:value-type="float" office:value="88.9950980392157" calcext:value-type="float">
            <text:p>88.9950980392157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1" calcext:value-type="float">
            <text:p>1</text:p>
          </table:table-cell>
          <table:table-cell table:formula="of:=[.E389]+1" office:value-type="float" office:value="388" calcext:value-type="float">
            <text:p>388</text:p>
          </table:table-cell>
          <table:table-cell table:formula="of:=MAX([.F389];[.B390])" office:value-type="float" office:value="90.0666666666667" calcext:value-type="float">
            <text:p>90.0666666666667</text:p>
          </table:table-cell>
          <table:table-cell table:formula="of:=IF([.F390]=[.B390];[.E390];[.G38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50</text:p>
          </table:table-cell>
          <table:table-cell office:value-type="float" office:value="88.9509803921568" calcext:value-type="float">
            <text:p>88.9509803921568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1" calcext:value-type="float">
            <text:p>1</text:p>
          </table:table-cell>
          <table:table-cell table:formula="of:=[.E390]+1" office:value-type="float" office:value="389" calcext:value-type="float">
            <text:p>389</text:p>
          </table:table-cell>
          <table:table-cell table:formula="of:=MAX([.F390];[.B391])" office:value-type="float" office:value="90.0666666666667" calcext:value-type="float">
            <text:p>90.0666666666667</text:p>
          </table:table-cell>
          <table:table-cell table:formula="of:=IF([.F391]=[.B391];[.E391];[.G39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51</text:p>
          </table:table-cell>
          <table:table-cell office:value-type="float" office:value="88.9362745098039" calcext:value-type="float">
            <text:p>88.9362745098039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1" calcext:value-type="float">
            <text:p>1</text:p>
          </table:table-cell>
          <table:table-cell table:formula="of:=[.E391]+1" office:value-type="float" office:value="390" calcext:value-type="float">
            <text:p>390</text:p>
          </table:table-cell>
          <table:table-cell table:formula="of:=MAX([.F391];[.B392])" office:value-type="float" office:value="90.0666666666667" calcext:value-type="float">
            <text:p>90.0666666666667</text:p>
          </table:table-cell>
          <table:table-cell table:formula="of:=IF([.F392]=[.B392];[.E392];[.G39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53</text:p>
          </table:table-cell>
          <table:table-cell office:value-type="float" office:value="88.9142156862745" calcext:value-type="float">
            <text:p>88.9142156862745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1" calcext:value-type="float">
            <text:p>1</text:p>
          </table:table-cell>
          <table:table-cell table:formula="of:=[.E392]+1" office:value-type="float" office:value="391" calcext:value-type="float">
            <text:p>391</text:p>
          </table:table-cell>
          <table:table-cell table:formula="of:=MAX([.F392];[.B393])" office:value-type="float" office:value="90.0666666666667" calcext:value-type="float">
            <text:p>90.0666666666667</text:p>
          </table:table-cell>
          <table:table-cell table:formula="of:=IF([.F393]=[.B393];[.E393];[.G39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54</text:p>
          </table:table-cell>
          <table:table-cell office:value-type="float" office:value="88.9009803921568" calcext:value-type="float">
            <text:p>88.9009803921568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1" calcext:value-type="float">
            <text:p>1</text:p>
          </table:table-cell>
          <table:table-cell table:formula="of:=[.E393]+1" office:value-type="float" office:value="392" calcext:value-type="float">
            <text:p>392</text:p>
          </table:table-cell>
          <table:table-cell table:formula="of:=MAX([.F393];[.B394])" office:value-type="float" office:value="90.0666666666667" calcext:value-type="float">
            <text:p>90.0666666666667</text:p>
          </table:table-cell>
          <table:table-cell table:formula="of:=IF([.F394]=[.B394];[.E394];[.G39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4:56</text:p>
          </table:table-cell>
          <table:table-cell office:value-type="float" office:value="88.8921568627451" calcext:value-type="float">
            <text:p>88.8921568627451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1" calcext:value-type="float">
            <text:p>1</text:p>
          </table:table-cell>
          <table:table-cell table:formula="of:=[.E394]+1" office:value-type="float" office:value="393" calcext:value-type="float">
            <text:p>393</text:p>
          </table:table-cell>
          <table:table-cell table:formula="of:=MAX([.F394];[.B395])" office:value-type="float" office:value="90.0666666666667" calcext:value-type="float">
            <text:p>90.0666666666667</text:p>
          </table:table-cell>
          <table:table-cell table:formula="of:=IF([.F395]=[.B395];[.E395];[.G39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01</text:p>
          </table:table-cell>
          <table:table-cell office:value-type="float" office:value="88.8921568627451" calcext:value-type="float">
            <text:p>88.8921568627451</text:p>
          </table:table-cell>
          <table:table-cell office:value-type="string" calcext:value-type="string">
            <text:p>reflected on verse JHN 3:22</text:p>
          </table:table-cell>
          <table:table-cell office:value-type="float" office:value="2" calcext:value-type="float">
            <text:p>2</text:p>
          </table:table-cell>
          <table:table-cell table:formula="of:=[.E395]+1" office:value-type="float" office:value="394" calcext:value-type="float">
            <text:p>394</text:p>
          </table:table-cell>
          <table:table-cell table:formula="of:=MAX([.F395];[.B396])" office:value-type="float" office:value="90.0666666666667" calcext:value-type="float">
            <text:p>90.0666666666667</text:p>
          </table:table-cell>
          <table:table-cell table:formula="of:=IF([.F396]=[.B396];[.E396];[.G39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03</text:p>
          </table:table-cell>
          <table:table-cell office:value-type="float" office:value="88.7941176470588" calcext:value-type="float">
            <text:p>88.7941176470588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1" calcext:value-type="float">
            <text:p>1</text:p>
          </table:table-cell>
          <table:table-cell table:formula="of:=[.E396]+1" office:value-type="float" office:value="395" calcext:value-type="float">
            <text:p>395</text:p>
          </table:table-cell>
          <table:table-cell table:formula="of:=MAX([.F396];[.B397])" office:value-type="float" office:value="90.0666666666667" calcext:value-type="float">
            <text:p>90.0666666666667</text:p>
          </table:table-cell>
          <table:table-cell table:formula="of:=IF([.F397]=[.B397];[.E397];[.G39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04</text:p>
          </table:table-cell>
          <table:table-cell office:value-type="float" office:value="88.9411764705882" calcext:value-type="float">
            <text:p>88.9411764705882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1" calcext:value-type="float">
            <text:p>1</text:p>
          </table:table-cell>
          <table:table-cell table:formula="of:=[.E397]+1" office:value-type="float" office:value="396" calcext:value-type="float">
            <text:p>396</text:p>
          </table:table-cell>
          <table:table-cell table:formula="of:=MAX([.F397];[.B398])" office:value-type="float" office:value="90.0666666666667" calcext:value-type="float">
            <text:p>90.0666666666667</text:p>
          </table:table-cell>
          <table:table-cell table:formula="of:=IF([.F398]=[.B398];[.E398];[.G39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06</text:p>
          </table:table-cell>
          <table:table-cell office:value-type="float" office:value="88.9901960784314" calcext:value-type="float">
            <text:p>88.9901960784314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1" calcext:value-type="float">
            <text:p>1</text:p>
          </table:table-cell>
          <table:table-cell table:formula="of:=[.E398]+1" office:value-type="float" office:value="397" calcext:value-type="float">
            <text:p>397</text:p>
          </table:table-cell>
          <table:table-cell table:formula="of:=MAX([.F398];[.B399])" office:value-type="float" office:value="90.0666666666667" calcext:value-type="float">
            <text:p>90.0666666666667</text:p>
          </table:table-cell>
          <table:table-cell table:formula="of:=IF([.F399]=[.B399];[.E399];[.G39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08</text:p>
          </table:table-cell>
          <table:table-cell office:value-type="float" office:value="88.9926470588235" calcext:value-type="float">
            <text:p>88.9926470588235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1" calcext:value-type="float">
            <text:p>1</text:p>
          </table:table-cell>
          <table:table-cell table:formula="of:=[.E399]+1" office:value-type="float" office:value="398" calcext:value-type="float">
            <text:p>398</text:p>
          </table:table-cell>
          <table:table-cell table:formula="of:=MAX([.F399];[.B400])" office:value-type="float" office:value="90.0666666666667" calcext:value-type="float">
            <text:p>90.0666666666667</text:p>
          </table:table-cell>
          <table:table-cell table:formula="of:=IF([.F400]=[.B400];[.E400];[.G39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09</text:p>
          </table:table-cell>
          <table:table-cell office:value-type="float" office:value="89.0117647058823" calcext:value-type="float">
            <text:p>89.0117647058823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1" calcext:value-type="float">
            <text:p>1</text:p>
          </table:table-cell>
          <table:table-cell table:formula="of:=[.E400]+1" office:value-type="float" office:value="399" calcext:value-type="float">
            <text:p>399</text:p>
          </table:table-cell>
          <table:table-cell table:formula="of:=MAX([.F400];[.B401])" office:value-type="float" office:value="90.0666666666667" calcext:value-type="float">
            <text:p>90.0666666666667</text:p>
          </table:table-cell>
          <table:table-cell table:formula="of:=IF([.F401]=[.B401];[.E401];[.G40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11</text:p>
          </table:table-cell>
          <table:table-cell office:value-type="float" office:value="89.0245098039216" calcext:value-type="float">
            <text:p>89.0245098039216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1" calcext:value-type="float">
            <text:p>1</text:p>
          </table:table-cell>
          <table:table-cell table:formula="of:=[.E401]+1" office:value-type="float" office:value="400" calcext:value-type="float">
            <text:p>400</text:p>
          </table:table-cell>
          <table:table-cell table:formula="of:=MAX([.F401];[.B402])" office:value-type="float" office:value="90.0666666666667" calcext:value-type="float">
            <text:p>90.0666666666667</text:p>
          </table:table-cell>
          <table:table-cell table:formula="of:=IF([.F402]=[.B402];[.E402];[.G40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15</text:p>
          </table:table-cell>
          <table:table-cell office:value-type="float" office:value="89.0245098039216" calcext:value-type="float">
            <text:p>89.0245098039216</text:p>
          </table:table-cell>
          <table:table-cell office:value-type="string" calcext:value-type="string">
            <text:p>reflected on verse JHN 3:23</text:p>
          </table:table-cell>
          <table:table-cell office:value-type="float" office:value="2" calcext:value-type="float">
            <text:p>2</text:p>
          </table:table-cell>
          <table:table-cell table:formula="of:=[.E402]+1" office:value-type="float" office:value="401" calcext:value-type="float">
            <text:p>401</text:p>
          </table:table-cell>
          <table:table-cell table:formula="of:=MAX([.F402];[.B403])" office:value-type="float" office:value="90.0666666666667" calcext:value-type="float">
            <text:p>90.0666666666667</text:p>
          </table:table-cell>
          <table:table-cell table:formula="of:=IF([.F403]=[.B403];[.E403];[.G40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17</text:p>
          </table:table-cell>
          <table:table-cell office:value-type="float" office:value="89.3186274509804" calcext:value-type="float">
            <text:p>89.3186274509804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1" calcext:value-type="float">
            <text:p>1</text:p>
          </table:table-cell>
          <table:table-cell table:formula="of:=[.E403]+1" office:value-type="float" office:value="402" calcext:value-type="float">
            <text:p>402</text:p>
          </table:table-cell>
          <table:table-cell table:formula="of:=MAX([.F403];[.B404])" office:value-type="float" office:value="90.0666666666667" calcext:value-type="float">
            <text:p>90.0666666666667</text:p>
          </table:table-cell>
          <table:table-cell table:formula="of:=IF([.F404]=[.B404];[.E404];[.G40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18</text:p>
          </table:table-cell>
          <table:table-cell office:value-type="float" office:value="89.2450980392157" calcext:value-type="float">
            <text:p>89.2450980392157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1" calcext:value-type="float">
            <text:p>1</text:p>
          </table:table-cell>
          <table:table-cell table:formula="of:=[.E404]+1" office:value-type="float" office:value="403" calcext:value-type="float">
            <text:p>403</text:p>
          </table:table-cell>
          <table:table-cell table:formula="of:=MAX([.F404];[.B405])" office:value-type="float" office:value="90.0666666666667" calcext:value-type="float">
            <text:p>90.0666666666667</text:p>
          </table:table-cell>
          <table:table-cell table:formula="of:=IF([.F405]=[.B405];[.E405];[.G40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20</text:p>
          </table:table-cell>
          <table:table-cell office:value-type="float" office:value="89.171568627451" calcext:value-type="float">
            <text:p>89.171568627451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1" calcext:value-type="float">
            <text:p>1</text:p>
          </table:table-cell>
          <table:table-cell table:formula="of:=[.E405]+1" office:value-type="float" office:value="404" calcext:value-type="float">
            <text:p>404</text:p>
          </table:table-cell>
          <table:table-cell table:formula="of:=MAX([.F405];[.B406])" office:value-type="float" office:value="90.0666666666667" calcext:value-type="float">
            <text:p>90.0666666666667</text:p>
          </table:table-cell>
          <table:table-cell table:formula="of:=IF([.F406]=[.B406];[.E406];[.G40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21</text:p>
          </table:table-cell>
          <table:table-cell office:value-type="float" office:value="89.1348039215686" calcext:value-type="float">
            <text:p>89.1348039215686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1" calcext:value-type="float">
            <text:p>1</text:p>
          </table:table-cell>
          <table:table-cell table:formula="of:=[.E406]+1" office:value-type="float" office:value="405" calcext:value-type="float">
            <text:p>405</text:p>
          </table:table-cell>
          <table:table-cell table:formula="of:=MAX([.F406];[.B407])" office:value-type="float" office:value="90.0666666666667" calcext:value-type="float">
            <text:p>90.0666666666667</text:p>
          </table:table-cell>
          <table:table-cell table:formula="of:=IF([.F407]=[.B407];[.E407];[.G40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23</text:p>
          </table:table-cell>
          <table:table-cell office:value-type="float" office:value="89.1539215686274" calcext:value-type="float">
            <text:p>89.1539215686274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1" calcext:value-type="float">
            <text:p>1</text:p>
          </table:table-cell>
          <table:table-cell table:formula="of:=[.E407]+1" office:value-type="float" office:value="406" calcext:value-type="float">
            <text:p>406</text:p>
          </table:table-cell>
          <table:table-cell table:formula="of:=MAX([.F407];[.B408])" office:value-type="float" office:value="90.0666666666667" calcext:value-type="float">
            <text:p>90.0666666666667</text:p>
          </table:table-cell>
          <table:table-cell table:formula="of:=IF([.F408]=[.B408];[.E408];[.G40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24</text:p>
          </table:table-cell>
          <table:table-cell office:value-type="float" office:value="89.156862745098" calcext:value-type="float">
            <text:p>89.156862745098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1" calcext:value-type="float">
            <text:p>1</text:p>
          </table:table-cell>
          <table:table-cell table:formula="of:=[.E408]+1" office:value-type="float" office:value="407" calcext:value-type="float">
            <text:p>407</text:p>
          </table:table-cell>
          <table:table-cell table:formula="of:=MAX([.F408];[.B409])" office:value-type="float" office:value="90.0666666666667" calcext:value-type="float">
            <text:p>90.0666666666667</text:p>
          </table:table-cell>
          <table:table-cell table:formula="of:=IF([.F409]=[.B409];[.E409];[.G40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28</text:p>
          </table:table-cell>
          <table:table-cell office:value-type="float" office:value="89.156862745098" calcext:value-type="float">
            <text:p>89.156862745098</text:p>
          </table:table-cell>
          <table:table-cell office:value-type="string" calcext:value-type="string">
            <text:p>reflected on verse JHN 3:24</text:p>
          </table:table-cell>
          <table:table-cell office:value-type="float" office:value="2" calcext:value-type="float">
            <text:p>2</text:p>
          </table:table-cell>
          <table:table-cell table:formula="of:=[.E409]+1" office:value-type="float" office:value="408" calcext:value-type="float">
            <text:p>408</text:p>
          </table:table-cell>
          <table:table-cell table:formula="of:=MAX([.F409];[.B410])" office:value-type="float" office:value="90.0666666666667" calcext:value-type="float">
            <text:p>90.0666666666667</text:p>
          </table:table-cell>
          <table:table-cell table:formula="of:=IF([.F410]=[.B410];[.E410];[.G40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29</text:p>
          </table:table-cell>
          <table:table-cell office:value-type="float" office:value="89.4166666666666" calcext:value-type="float">
            <text:p>89.4166666666666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1" calcext:value-type="float">
            <text:p>1</text:p>
          </table:table-cell>
          <table:table-cell table:formula="of:=[.E410]+1" office:value-type="float" office:value="409" calcext:value-type="float">
            <text:p>409</text:p>
          </table:table-cell>
          <table:table-cell table:formula="of:=MAX([.F410];[.B411])" office:value-type="float" office:value="90.0666666666667" calcext:value-type="float">
            <text:p>90.0666666666667</text:p>
          </table:table-cell>
          <table:table-cell table:formula="of:=IF([.F411]=[.B411];[.E411];[.G41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31</text:p>
          </table:table-cell>
          <table:table-cell office:value-type="float" office:value="89.343137254902" calcext:value-type="float">
            <text:p>89.343137254902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1" calcext:value-type="float">
            <text:p>1</text:p>
          </table:table-cell>
          <table:table-cell table:formula="of:=[.E411]+1" office:value-type="float" office:value="410" calcext:value-type="float">
            <text:p>410</text:p>
          </table:table-cell>
          <table:table-cell table:formula="of:=MAX([.F411];[.B412])" office:value-type="float" office:value="90.0666666666667" calcext:value-type="float">
            <text:p>90.0666666666667</text:p>
          </table:table-cell>
          <table:table-cell table:formula="of:=IF([.F412]=[.B412];[.E412];[.G41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32</text:p>
          </table:table-cell>
          <table:table-cell office:value-type="float" office:value="89.3186274509804" calcext:value-type="float">
            <text:p>89.3186274509804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1" calcext:value-type="float">
            <text:p>1</text:p>
          </table:table-cell>
          <table:table-cell table:formula="of:=[.E412]+1" office:value-type="float" office:value="411" calcext:value-type="float">
            <text:p>411</text:p>
          </table:table-cell>
          <table:table-cell table:formula="of:=MAX([.F412];[.B413])" office:value-type="float" office:value="90.0666666666667" calcext:value-type="float">
            <text:p>90.0666666666667</text:p>
          </table:table-cell>
          <table:table-cell table:formula="of:=IF([.F413]=[.B413];[.E413];[.G41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34</text:p>
          </table:table-cell>
          <table:table-cell office:value-type="float" office:value="89.343137254902" calcext:value-type="float">
            <text:p>89.343137254902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1" calcext:value-type="float">
            <text:p>1</text:p>
          </table:table-cell>
          <table:table-cell table:formula="of:=[.E413]+1" office:value-type="float" office:value="412" calcext:value-type="float">
            <text:p>412</text:p>
          </table:table-cell>
          <table:table-cell table:formula="of:=MAX([.F413];[.B414])" office:value-type="float" office:value="90.0666666666667" calcext:value-type="float">
            <text:p>90.0666666666667</text:p>
          </table:table-cell>
          <table:table-cell table:formula="of:=IF([.F414]=[.B414];[.E414];[.G41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36</text:p>
          </table:table-cell>
          <table:table-cell office:value-type="float" office:value="89.2990196078431" calcext:value-type="float">
            <text:p>89.2990196078431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1" calcext:value-type="float">
            <text:p>1</text:p>
          </table:table-cell>
          <table:table-cell table:formula="of:=[.E414]+1" office:value-type="float" office:value="413" calcext:value-type="float">
            <text:p>413</text:p>
          </table:table-cell>
          <table:table-cell table:formula="of:=MAX([.F414];[.B415])" office:value-type="float" office:value="90.0666666666667" calcext:value-type="float">
            <text:p>90.0666666666667</text:p>
          </table:table-cell>
          <table:table-cell table:formula="of:=IF([.F415]=[.B415];[.E415];[.G41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39</text:p>
          </table:table-cell>
          <table:table-cell office:value-type="float" office:value="89.2843137254902" calcext:value-type="float">
            <text:p>89.2843137254902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1" calcext:value-type="float">
            <text:p>1</text:p>
          </table:table-cell>
          <table:table-cell table:formula="of:=[.E415]+1" office:value-type="float" office:value="414" calcext:value-type="float">
            <text:p>414</text:p>
          </table:table-cell>
          <table:table-cell table:formula="of:=MAX([.F415];[.B416])" office:value-type="float" office:value="90.0666666666667" calcext:value-type="float">
            <text:p>90.0666666666667</text:p>
          </table:table-cell>
          <table:table-cell table:formula="of:=IF([.F416]=[.B416];[.E416];[.G41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43</text:p>
          </table:table-cell>
          <table:table-cell office:value-type="float" office:value="89.2843137254902" calcext:value-type="float">
            <text:p>89.2843137254902</text:p>
          </table:table-cell>
          <table:table-cell office:value-type="string" calcext:value-type="string">
            <text:p>reflected on verse JHN 3:25</text:p>
          </table:table-cell>
          <table:table-cell office:value-type="float" office:value="2" calcext:value-type="float">
            <text:p>2</text:p>
          </table:table-cell>
          <table:table-cell table:formula="of:=[.E416]+1" office:value-type="float" office:value="415" calcext:value-type="float">
            <text:p>415</text:p>
          </table:table-cell>
          <table:table-cell table:formula="of:=MAX([.F416];[.B417])" office:value-type="float" office:value="90.0666666666667" calcext:value-type="float">
            <text:p>90.0666666666667</text:p>
          </table:table-cell>
          <table:table-cell table:formula="of:=IF([.F417]=[.B417];[.E417];[.G41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44</text:p>
          </table:table-cell>
          <table:table-cell office:value-type="float" office:value="89.3382352941176" calcext:value-type="float">
            <text:p>89.3382352941176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1" calcext:value-type="float">
            <text:p>1</text:p>
          </table:table-cell>
          <table:table-cell table:formula="of:=[.E417]+1" office:value-type="float" office:value="416" calcext:value-type="float">
            <text:p>416</text:p>
          </table:table-cell>
          <table:table-cell table:formula="of:=MAX([.F417];[.B418])" office:value-type="float" office:value="90.0666666666667" calcext:value-type="float">
            <text:p>90.0666666666667</text:p>
          </table:table-cell>
          <table:table-cell table:formula="of:=IF([.F418]=[.B418];[.E418];[.G41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46</text:p>
          </table:table-cell>
          <table:table-cell office:value-type="float" office:value="89.3088235294118" calcext:value-type="float">
            <text:p>89.3088235294118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1" calcext:value-type="float">
            <text:p>1</text:p>
          </table:table-cell>
          <table:table-cell table:formula="of:=[.E418]+1" office:value-type="float" office:value="417" calcext:value-type="float">
            <text:p>417</text:p>
          </table:table-cell>
          <table:table-cell table:formula="of:=MAX([.F418];[.B419])" office:value-type="float" office:value="90.0666666666667" calcext:value-type="float">
            <text:p>90.0666666666667</text:p>
          </table:table-cell>
          <table:table-cell table:formula="of:=IF([.F419]=[.B419];[.E419];[.G41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47</text:p>
          </table:table-cell>
          <table:table-cell office:value-type="float" office:value="89.2990196078431" calcext:value-type="float">
            <text:p>89.2990196078431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1" calcext:value-type="float">
            <text:p>1</text:p>
          </table:table-cell>
          <table:table-cell table:formula="of:=[.E419]+1" office:value-type="float" office:value="418" calcext:value-type="float">
            <text:p>418</text:p>
          </table:table-cell>
          <table:table-cell table:formula="of:=MAX([.F419];[.B420])" office:value-type="float" office:value="90.0666666666667" calcext:value-type="float">
            <text:p>90.0666666666667</text:p>
          </table:table-cell>
          <table:table-cell table:formula="of:=IF([.F420]=[.B420];[.E420];[.G41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48</text:p>
          </table:table-cell>
          <table:table-cell office:value-type="float" office:value="89.2794117647059" calcext:value-type="float">
            <text:p>89.2794117647059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1" calcext:value-type="float">
            <text:p>1</text:p>
          </table:table-cell>
          <table:table-cell table:formula="of:=[.E420]+1" office:value-type="float" office:value="419" calcext:value-type="float">
            <text:p>419</text:p>
          </table:table-cell>
          <table:table-cell table:formula="of:=MAX([.F420];[.B421])" office:value-type="float" office:value="90.0666666666667" calcext:value-type="float">
            <text:p>90.0666666666667</text:p>
          </table:table-cell>
          <table:table-cell table:formula="of:=IF([.F421]=[.B421];[.E421];[.G42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51</text:p>
          </table:table-cell>
          <table:table-cell office:value-type="float" office:value="89.2676470588235" calcext:value-type="float">
            <text:p>89.2676470588235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1" calcext:value-type="float">
            <text:p>1</text:p>
          </table:table-cell>
          <table:table-cell table:formula="of:=[.E421]+1" office:value-type="float" office:value="420" calcext:value-type="float">
            <text:p>420</text:p>
          </table:table-cell>
          <table:table-cell table:formula="of:=MAX([.F421];[.B422])" office:value-type="float" office:value="90.0666666666667" calcext:value-type="float">
            <text:p>90.0666666666667</text:p>
          </table:table-cell>
          <table:table-cell table:formula="of:=IF([.F422]=[.B422];[.E422];[.G42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52</text:p>
          </table:table-cell>
          <table:table-cell office:value-type="float" office:value="89.2794117647059" calcext:value-type="float">
            <text:p>89.2794117647059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1" calcext:value-type="float">
            <text:p>1</text:p>
          </table:table-cell>
          <table:table-cell table:formula="of:=[.E422]+1" office:value-type="float" office:value="421" calcext:value-type="float">
            <text:p>421</text:p>
          </table:table-cell>
          <table:table-cell table:formula="of:=MAX([.F422];[.B423])" office:value-type="float" office:value="90.0666666666667" calcext:value-type="float">
            <text:p>90.0666666666667</text:p>
          </table:table-cell>
          <table:table-cell table:formula="of:=IF([.F423]=[.B423];[.E423];[.G42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56</text:p>
          </table:table-cell>
          <table:table-cell office:value-type="float" office:value="89.2794117647059" calcext:value-type="float">
            <text:p>89.2794117647059</text:p>
          </table:table-cell>
          <table:table-cell office:value-type="string" calcext:value-type="string">
            <text:p>reflected on verse JHN 3:26</text:p>
          </table:table-cell>
          <table:table-cell office:value-type="float" office:value="2" calcext:value-type="float">
            <text:p>2</text:p>
          </table:table-cell>
          <table:table-cell table:formula="of:=[.E423]+1" office:value-type="float" office:value="422" calcext:value-type="float">
            <text:p>422</text:p>
          </table:table-cell>
          <table:table-cell table:formula="of:=MAX([.F423];[.B424])" office:value-type="float" office:value="90.0666666666667" calcext:value-type="float">
            <text:p>90.0666666666667</text:p>
          </table:table-cell>
          <table:table-cell table:formula="of:=IF([.F424]=[.B424];[.E424];[.G42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58</text:p>
          </table:table-cell>
          <table:table-cell office:value-type="float" office:value="89.5147058823529" calcext:value-type="float">
            <text:p>89.5147058823529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1" calcext:value-type="float">
            <text:p>1</text:p>
          </table:table-cell>
          <table:table-cell table:formula="of:=[.E424]+1" office:value-type="float" office:value="423" calcext:value-type="float">
            <text:p>423</text:p>
          </table:table-cell>
          <table:table-cell table:formula="of:=MAX([.F424];[.B425])" office:value-type="float" office:value="90.0666666666667" calcext:value-type="float">
            <text:p>90.0666666666667</text:p>
          </table:table-cell>
          <table:table-cell table:formula="of:=IF([.F425]=[.B425];[.E425];[.G42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5:59</text:p>
          </table:table-cell>
          <table:table-cell office:value-type="float" office:value="89.4411764705882" calcext:value-type="float">
            <text:p>89.4411764705882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1" calcext:value-type="float">
            <text:p>1</text:p>
          </table:table-cell>
          <table:table-cell table:formula="of:=[.E425]+1" office:value-type="float" office:value="424" calcext:value-type="float">
            <text:p>424</text:p>
          </table:table-cell>
          <table:table-cell table:formula="of:=MAX([.F425];[.B426])" office:value-type="float" office:value="90.0666666666667" calcext:value-type="float">
            <text:p>90.0666666666667</text:p>
          </table:table-cell>
          <table:table-cell table:formula="of:=IF([.F426]=[.B426];[.E426];[.G42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01</text:p>
          </table:table-cell>
          <table:table-cell office:value-type="float" office:value="89.4166666666666" calcext:value-type="float">
            <text:p>89.4166666666666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1" calcext:value-type="float">
            <text:p>1</text:p>
          </table:table-cell>
          <table:table-cell table:formula="of:=[.E426]+1" office:value-type="float" office:value="425" calcext:value-type="float">
            <text:p>425</text:p>
          </table:table-cell>
          <table:table-cell table:formula="of:=MAX([.F426];[.B427])" office:value-type="float" office:value="90.0666666666667" calcext:value-type="float">
            <text:p>90.0666666666667</text:p>
          </table:table-cell>
          <table:table-cell table:formula="of:=IF([.F427]=[.B427];[.E427];[.G42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02</text:p>
          </table:table-cell>
          <table:table-cell office:value-type="float" office:value="89.3676470588235" calcext:value-type="float">
            <text:p>89.3676470588235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1" calcext:value-type="float">
            <text:p>1</text:p>
          </table:table-cell>
          <table:table-cell table:formula="of:=[.E427]+1" office:value-type="float" office:value="426" calcext:value-type="float">
            <text:p>426</text:p>
          </table:table-cell>
          <table:table-cell table:formula="of:=MAX([.F427];[.B428])" office:value-type="float" office:value="90.0666666666667" calcext:value-type="float">
            <text:p>90.0666666666667</text:p>
          </table:table-cell>
          <table:table-cell table:formula="of:=IF([.F428]=[.B428];[.E428];[.G42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03</text:p>
          </table:table-cell>
          <table:table-cell office:value-type="float" office:value="89.3970588235294" calcext:value-type="float">
            <text:p>89.3970588235294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1" calcext:value-type="float">
            <text:p>1</text:p>
          </table:table-cell>
          <table:table-cell table:formula="of:=[.E428]+1" office:value-type="float" office:value="427" calcext:value-type="float">
            <text:p>427</text:p>
          </table:table-cell>
          <table:table-cell table:formula="of:=MAX([.F428];[.B429])" office:value-type="float" office:value="90.0666666666667" calcext:value-type="float">
            <text:p>90.0666666666667</text:p>
          </table:table-cell>
          <table:table-cell table:formula="of:=IF([.F429]=[.B429];[.E429];[.G42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05</text:p>
          </table:table-cell>
          <table:table-cell office:value-type="float" office:value="89.3676470588235" calcext:value-type="float">
            <text:p>89.3676470588235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1" calcext:value-type="float">
            <text:p>1</text:p>
          </table:table-cell>
          <table:table-cell table:formula="of:=[.E429]+1" office:value-type="float" office:value="428" calcext:value-type="float">
            <text:p>428</text:p>
          </table:table-cell>
          <table:table-cell table:formula="of:=MAX([.F429];[.B430])" office:value-type="float" office:value="90.0666666666667" calcext:value-type="float">
            <text:p>90.0666666666667</text:p>
          </table:table-cell>
          <table:table-cell table:formula="of:=IF([.F430]=[.B430];[.E430];[.G42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09</text:p>
          </table:table-cell>
          <table:table-cell office:value-type="float" office:value="89.3676470588235" calcext:value-type="float">
            <text:p>89.3676470588235</text:p>
          </table:table-cell>
          <table:table-cell office:value-type="string" calcext:value-type="string">
            <text:p>reflected on verse JHN 3:27</text:p>
          </table:table-cell>
          <table:table-cell office:value-type="float" office:value="2" calcext:value-type="float">
            <text:p>2</text:p>
          </table:table-cell>
          <table:table-cell table:formula="of:=[.E430]+1" office:value-type="float" office:value="429" calcext:value-type="float">
            <text:p>429</text:p>
          </table:table-cell>
          <table:table-cell table:formula="of:=MAX([.F430];[.B431])" office:value-type="float" office:value="90.0666666666667" calcext:value-type="float">
            <text:p>90.0666666666667</text:p>
          </table:table-cell>
          <table:table-cell table:formula="of:=IF([.F431]=[.B431];[.E431];[.G43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11</text:p>
          </table:table-cell>
          <table:table-cell office:value-type="float" office:value="89.5980392156863" calcext:value-type="float">
            <text:p>89.5980392156863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1" calcext:value-type="float">
            <text:p>1</text:p>
          </table:table-cell>
          <table:table-cell table:formula="of:=[.E431]+1" office:value-type="float" office:value="430" calcext:value-type="float">
            <text:p>430</text:p>
          </table:table-cell>
          <table:table-cell table:formula="of:=MAX([.F431];[.B432])" office:value-type="float" office:value="90.0666666666667" calcext:value-type="float">
            <text:p>90.0666666666667</text:p>
          </table:table-cell>
          <table:table-cell table:formula="of:=IF([.F432]=[.B432];[.E432];[.G43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13</text:p>
          </table:table-cell>
          <table:table-cell office:value-type="float" office:value="89.5980392156863" calcext:value-type="float">
            <text:p>89.5980392156863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1" calcext:value-type="float">
            <text:p>1</text:p>
          </table:table-cell>
          <table:table-cell table:formula="of:=[.E432]+1" office:value-type="float" office:value="431" calcext:value-type="float">
            <text:p>431</text:p>
          </table:table-cell>
          <table:table-cell table:formula="of:=MAX([.F432];[.B433])" office:value-type="float" office:value="90.0666666666667" calcext:value-type="float">
            <text:p>90.0666666666667</text:p>
          </table:table-cell>
          <table:table-cell table:formula="of:=IF([.F433]=[.B433];[.E433];[.G43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14</text:p>
          </table:table-cell>
          <table:table-cell office:value-type="float" office:value="89.5294117647059" calcext:value-type="float">
            <text:p>89.5294117647059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1" calcext:value-type="float">
            <text:p>1</text:p>
          </table:table-cell>
          <table:table-cell table:formula="of:=[.E433]+1" office:value-type="float" office:value="432" calcext:value-type="float">
            <text:p>432</text:p>
          </table:table-cell>
          <table:table-cell table:formula="of:=MAX([.F433];[.B434])" office:value-type="float" office:value="90.0666666666667" calcext:value-type="float">
            <text:p>90.0666666666667</text:p>
          </table:table-cell>
          <table:table-cell table:formula="of:=IF([.F434]=[.B434];[.E434];[.G43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15</text:p>
          </table:table-cell>
          <table:table-cell office:value-type="float" office:value="89.5098039215686" calcext:value-type="float">
            <text:p>89.5098039215686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1" calcext:value-type="float">
            <text:p>1</text:p>
          </table:table-cell>
          <table:table-cell table:formula="of:=[.E434]+1" office:value-type="float" office:value="433" calcext:value-type="float">
            <text:p>433</text:p>
          </table:table-cell>
          <table:table-cell table:formula="of:=MAX([.F434];[.B435])" office:value-type="float" office:value="90.0666666666667" calcext:value-type="float">
            <text:p>90.0666666666667</text:p>
          </table:table-cell>
          <table:table-cell table:formula="of:=IF([.F435]=[.B435];[.E435];[.G43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17</text:p>
          </table:table-cell>
          <table:table-cell office:value-type="float" office:value="89.4980392156863" calcext:value-type="float">
            <text:p>89.4980392156863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1" calcext:value-type="float">
            <text:p>1</text:p>
          </table:table-cell>
          <table:table-cell table:formula="of:=[.E435]+1" office:value-type="float" office:value="434" calcext:value-type="float">
            <text:p>434</text:p>
          </table:table-cell>
          <table:table-cell table:formula="of:=MAX([.F435];[.B436])" office:value-type="float" office:value="90.0666666666667" calcext:value-type="float">
            <text:p>90.0666666666667</text:p>
          </table:table-cell>
          <table:table-cell table:formula="of:=IF([.F436]=[.B436];[.E436];[.G43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19</text:p>
          </table:table-cell>
          <table:table-cell office:value-type="float" office:value="89.4656862745098" calcext:value-type="float">
            <text:p>89.4656862745098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1" calcext:value-type="float">
            <text:p>1</text:p>
          </table:table-cell>
          <table:table-cell table:formula="of:=[.E436]+1" office:value-type="float" office:value="435" calcext:value-type="float">
            <text:p>435</text:p>
          </table:table-cell>
          <table:table-cell table:formula="of:=MAX([.F436];[.B437])" office:value-type="float" office:value="90.0666666666667" calcext:value-type="float">
            <text:p>90.0666666666667</text:p>
          </table:table-cell>
          <table:table-cell table:formula="of:=IF([.F437]=[.B437];[.E437];[.G43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23</text:p>
          </table:table-cell>
          <table:table-cell office:value-type="float" office:value="89.4656862745098" calcext:value-type="float">
            <text:p>89.4656862745098</text:p>
          </table:table-cell>
          <table:table-cell office:value-type="string" calcext:value-type="string">
            <text:p>reflected on verse JHN 3:28</text:p>
          </table:table-cell>
          <table:table-cell office:value-type="float" office:value="2" calcext:value-type="float">
            <text:p>2</text:p>
          </table:table-cell>
          <table:table-cell table:formula="of:=[.E437]+1" office:value-type="float" office:value="436" calcext:value-type="float">
            <text:p>436</text:p>
          </table:table-cell>
          <table:table-cell table:formula="of:=MAX([.F437];[.B438])" office:value-type="float" office:value="90.0666666666667" calcext:value-type="float">
            <text:p>90.0666666666667</text:p>
          </table:table-cell>
          <table:table-cell table:formula="of:=IF([.F438]=[.B438];[.E438];[.G43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25</text:p>
          </table:table-cell>
          <table:table-cell office:value-type="float" office:value="89.4950980392157" calcext:value-type="float">
            <text:p>89.4950980392157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1" calcext:value-type="float">
            <text:p>1</text:p>
          </table:table-cell>
          <table:table-cell table:formula="of:=[.E438]+1" office:value-type="float" office:value="437" calcext:value-type="float">
            <text:p>437</text:p>
          </table:table-cell>
          <table:table-cell table:formula="of:=MAX([.F438];[.B439])" office:value-type="float" office:value="90.0666666666667" calcext:value-type="float">
            <text:p>90.0666666666667</text:p>
          </table:table-cell>
          <table:table-cell table:formula="of:=IF([.F439]=[.B439];[.E439];[.G43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27</text:p>
          </table:table-cell>
          <table:table-cell office:value-type="float" office:value="89.5980392156863" calcext:value-type="float">
            <text:p>89.5980392156863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1" calcext:value-type="float">
            <text:p>1</text:p>
          </table:table-cell>
          <table:table-cell table:formula="of:=[.E439]+1" office:value-type="float" office:value="438" calcext:value-type="float">
            <text:p>438</text:p>
          </table:table-cell>
          <table:table-cell table:formula="of:=MAX([.F439];[.B440])" office:value-type="float" office:value="90.0666666666667" calcext:value-type="float">
            <text:p>90.0666666666667</text:p>
          </table:table-cell>
          <table:table-cell table:formula="of:=IF([.F440]=[.B440];[.E440];[.G43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29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1" calcext:value-type="float">
            <text:p>1</text:p>
          </table:table-cell>
          <table:table-cell table:formula="of:=[.E440]+1" office:value-type="float" office:value="439" calcext:value-type="float">
            <text:p>439</text:p>
          </table:table-cell>
          <table:table-cell table:formula="of:=MAX([.F440];[.B441])" office:value-type="float" office:value="90.0666666666667" calcext:value-type="float">
            <text:p>90.0666666666667</text:p>
          </table:table-cell>
          <table:table-cell table:formula="of:=IF([.F441]=[.B441];[.E441];[.G44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30</text:p>
          </table:table-cell>
          <table:table-cell office:value-type="float" office:value="89.5612745098039" calcext:value-type="float">
            <text:p>89.5612745098039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1" calcext:value-type="float">
            <text:p>1</text:p>
          </table:table-cell>
          <table:table-cell table:formula="of:=[.E441]+1" office:value-type="float" office:value="440" calcext:value-type="float">
            <text:p>440</text:p>
          </table:table-cell>
          <table:table-cell table:formula="of:=MAX([.F441];[.B442])" office:value-type="float" office:value="90.0666666666667" calcext:value-type="float">
            <text:p>90.0666666666667</text:p>
          </table:table-cell>
          <table:table-cell table:formula="of:=IF([.F442]=[.B442];[.E442];[.G44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32</text:p>
          </table:table-cell>
          <table:table-cell office:value-type="float" office:value="89.5598039215686" calcext:value-type="float">
            <text:p>89.5598039215686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1" calcext:value-type="float">
            <text:p>1</text:p>
          </table:table-cell>
          <table:table-cell table:formula="of:=[.E442]+1" office:value-type="float" office:value="441" calcext:value-type="float">
            <text:p>441</text:p>
          </table:table-cell>
          <table:table-cell table:formula="of:=MAX([.F442];[.B443])" office:value-type="float" office:value="90.0666666666667" calcext:value-type="float">
            <text:p>90.0666666666667</text:p>
          </table:table-cell>
          <table:table-cell table:formula="of:=IF([.F443]=[.B443];[.E443];[.G44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33</text:p>
          </table:table-cell>
          <table:table-cell office:value-type="float" office:value="89.5588235294118" calcext:value-type="float">
            <text:p>89.5588235294118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1" calcext:value-type="float">
            <text:p>1</text:p>
          </table:table-cell>
          <table:table-cell table:formula="of:=[.E443]+1" office:value-type="float" office:value="442" calcext:value-type="float">
            <text:p>442</text:p>
          </table:table-cell>
          <table:table-cell table:formula="of:=MAX([.F443];[.B444])" office:value-type="float" office:value="90.0666666666667" calcext:value-type="float">
            <text:p>90.0666666666667</text:p>
          </table:table-cell>
          <table:table-cell table:formula="of:=IF([.F444]=[.B444];[.E444];[.G44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38</text:p>
          </table:table-cell>
          <table:table-cell office:value-type="float" office:value="89.5588235294118" calcext:value-type="float">
            <text:p>89.5588235294118</text:p>
          </table:table-cell>
          <table:table-cell office:value-type="string" calcext:value-type="string">
            <text:p>reflected on verse JHN 3:29</text:p>
          </table:table-cell>
          <table:table-cell office:value-type="float" office:value="2" calcext:value-type="float">
            <text:p>2</text:p>
          </table:table-cell>
          <table:table-cell table:formula="of:=[.E444]+1" office:value-type="float" office:value="443" calcext:value-type="float">
            <text:p>443</text:p>
          </table:table-cell>
          <table:table-cell table:formula="of:=MAX([.F444];[.B445])" office:value-type="float" office:value="90.0666666666667" calcext:value-type="float">
            <text:p>90.0666666666667</text:p>
          </table:table-cell>
          <table:table-cell table:formula="of:=IF([.F445]=[.B445];[.E445];[.G44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40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1" calcext:value-type="float">
            <text:p>1</text:p>
          </table:table-cell>
          <table:table-cell table:formula="of:=[.E445]+1" office:value-type="float" office:value="444" calcext:value-type="float">
            <text:p>444</text:p>
          </table:table-cell>
          <table:table-cell table:formula="of:=MAX([.F445];[.B446])" office:value-type="float" office:value="90.0666666666667" calcext:value-type="float">
            <text:p>90.0666666666667</text:p>
          </table:table-cell>
          <table:table-cell table:formula="of:=IF([.F446]=[.B446];[.E446];[.G44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42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1" calcext:value-type="float">
            <text:p>1</text:p>
          </table:table-cell>
          <table:table-cell table:formula="of:=[.E446]+1" office:value-type="float" office:value="445" calcext:value-type="float">
            <text:p>445</text:p>
          </table:table-cell>
          <table:table-cell table:formula="of:=MAX([.F446];[.B447])" office:value-type="float" office:value="90.0666666666667" calcext:value-type="float">
            <text:p>90.0666666666667</text:p>
          </table:table-cell>
          <table:table-cell table:formula="of:=IF([.F447]=[.B447];[.E447];[.G44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43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1" calcext:value-type="float">
            <text:p>1</text:p>
          </table:table-cell>
          <table:table-cell table:formula="of:=[.E447]+1" office:value-type="float" office:value="446" calcext:value-type="float">
            <text:p>446</text:p>
          </table:table-cell>
          <table:table-cell table:formula="of:=MAX([.F447];[.B448])" office:value-type="float" office:value="90.0666666666667" calcext:value-type="float">
            <text:p>90.0666666666667</text:p>
          </table:table-cell>
          <table:table-cell table:formula="of:=IF([.F448]=[.B448];[.E448];[.G44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46</text:p>
          </table:table-cell>
          <table:table-cell office:value-type="float" office:value="89.6691176470588" calcext:value-type="float">
            <text:p>89.6691176470588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1" calcext:value-type="float">
            <text:p>1</text:p>
          </table:table-cell>
          <table:table-cell table:formula="of:=[.E448]+1" office:value-type="float" office:value="447" calcext:value-type="float">
            <text:p>447</text:p>
          </table:table-cell>
          <table:table-cell table:formula="of:=MAX([.F448];[.B449])" office:value-type="float" office:value="90.0666666666667" calcext:value-type="float">
            <text:p>90.0666666666667</text:p>
          </table:table-cell>
          <table:table-cell table:formula="of:=IF([.F449]=[.B449];[.E449];[.G44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47</text:p>
          </table:table-cell>
          <table:table-cell office:value-type="float" office:value="89.6617647058823" calcext:value-type="float">
            <text:p>89.6617647058823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1" calcext:value-type="float">
            <text:p>1</text:p>
          </table:table-cell>
          <table:table-cell table:formula="of:=[.E449]+1" office:value-type="float" office:value="448" calcext:value-type="float">
            <text:p>448</text:p>
          </table:table-cell>
          <table:table-cell table:formula="of:=MAX([.F449];[.B450])" office:value-type="float" office:value="90.0666666666667" calcext:value-type="float">
            <text:p>90.0666666666667</text:p>
          </table:table-cell>
          <table:table-cell table:formula="of:=IF([.F450]=[.B450];[.E450];[.G44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48</text:p>
          </table:table-cell>
          <table:table-cell office:value-type="float" office:value="89.6666666666666" calcext:value-type="float">
            <text:p>89.6666666666666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1" calcext:value-type="float">
            <text:p>1</text:p>
          </table:table-cell>
          <table:table-cell table:formula="of:=[.E450]+1" office:value-type="float" office:value="449" calcext:value-type="float">
            <text:p>449</text:p>
          </table:table-cell>
          <table:table-cell table:formula="of:=MAX([.F450];[.B451])" office:value-type="float" office:value="90.0666666666667" calcext:value-type="float">
            <text:p>90.0666666666667</text:p>
          </table:table-cell>
          <table:table-cell table:formula="of:=IF([.F451]=[.B451];[.E451];[.G45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54</text:p>
          </table:table-cell>
          <table:table-cell office:value-type="float" office:value="89.6666666666666" calcext:value-type="float">
            <text:p>89.6666666666666</text:p>
          </table:table-cell>
          <table:table-cell office:value-type="string" calcext:value-type="string">
            <text:p>reflected on verse JHN 3:30</text:p>
          </table:table-cell>
          <table:table-cell office:value-type="float" office:value="2" calcext:value-type="float">
            <text:p>2</text:p>
          </table:table-cell>
          <table:table-cell table:formula="of:=[.E451]+1" office:value-type="float" office:value="450" calcext:value-type="float">
            <text:p>450</text:p>
          </table:table-cell>
          <table:table-cell table:formula="of:=MAX([.F451];[.B452])" office:value-type="float" office:value="90.0666666666667" calcext:value-type="float">
            <text:p>90.0666666666667</text:p>
          </table:table-cell>
          <table:table-cell table:formula="of:=IF([.F452]=[.B452];[.E452];[.G45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56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1" calcext:value-type="float">
            <text:p>1</text:p>
          </table:table-cell>
          <table:table-cell table:formula="of:=[.E452]+1" office:value-type="float" office:value="451" calcext:value-type="float">
            <text:p>451</text:p>
          </table:table-cell>
          <table:table-cell table:formula="of:=MAX([.F452];[.B453])" office:value-type="float" office:value="90.0666666666667" calcext:value-type="float">
            <text:p>90.0666666666667</text:p>
          </table:table-cell>
          <table:table-cell table:formula="of:=IF([.F453]=[.B453];[.E453];[.G45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57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1" calcext:value-type="float">
            <text:p>1</text:p>
          </table:table-cell>
          <table:table-cell table:formula="of:=[.E453]+1" office:value-type="float" office:value="452" calcext:value-type="float">
            <text:p>452</text:p>
          </table:table-cell>
          <table:table-cell table:formula="of:=MAX([.F453];[.B454])" office:value-type="float" office:value="90.0666666666667" calcext:value-type="float">
            <text:p>90.0666666666667</text:p>
          </table:table-cell>
          <table:table-cell table:formula="of:=IF([.F454]=[.B454];[.E454];[.G45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6:58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1" calcext:value-type="float">
            <text:p>1</text:p>
          </table:table-cell>
          <table:table-cell table:formula="of:=[.E454]+1" office:value-type="float" office:value="453" calcext:value-type="float">
            <text:p>453</text:p>
          </table:table-cell>
          <table:table-cell table:formula="of:=MAX([.F454];[.B455])" office:value-type="float" office:value="90.0666666666667" calcext:value-type="float">
            <text:p>90.0666666666667</text:p>
          </table:table-cell>
          <table:table-cell table:formula="of:=IF([.F455]=[.B455];[.E455];[.G45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02</text:p>
          </table:table-cell>
          <table:table-cell office:value-type="float" office:value="89.7279411764706" calcext:value-type="float">
            <text:p>89.7279411764706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1" calcext:value-type="float">
            <text:p>1</text:p>
          </table:table-cell>
          <table:table-cell table:formula="of:=[.E455]+1" office:value-type="float" office:value="454" calcext:value-type="float">
            <text:p>454</text:p>
          </table:table-cell>
          <table:table-cell table:formula="of:=MAX([.F455];[.B456])" office:value-type="float" office:value="90.0666666666667" calcext:value-type="float">
            <text:p>90.0666666666667</text:p>
          </table:table-cell>
          <table:table-cell table:formula="of:=IF([.F456]=[.B456];[.E456];[.G45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03</text:p>
          </table:table-cell>
          <table:table-cell office:value-type="float" office:value="89.7235294117647" calcext:value-type="float">
            <text:p>89.7235294117647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1" calcext:value-type="float">
            <text:p>1</text:p>
          </table:table-cell>
          <table:table-cell table:formula="of:=[.E456]+1" office:value-type="float" office:value="455" calcext:value-type="float">
            <text:p>455</text:p>
          </table:table-cell>
          <table:table-cell table:formula="of:=MAX([.F456];[.B457])" office:value-type="float" office:value="90.0666666666667" calcext:value-type="float">
            <text:p>90.0666666666667</text:p>
          </table:table-cell>
          <table:table-cell table:formula="of:=IF([.F457]=[.B457];[.E457];[.G45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04</text:p>
          </table:table-cell>
          <table:table-cell office:value-type="float" office:value="89.7303921568627" calcext:value-type="float">
            <text:p>89.7303921568627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1" calcext:value-type="float">
            <text:p>1</text:p>
          </table:table-cell>
          <table:table-cell table:formula="of:=[.E457]+1" office:value-type="float" office:value="456" calcext:value-type="float">
            <text:p>456</text:p>
          </table:table-cell>
          <table:table-cell table:formula="of:=MAX([.F457];[.B458])" office:value-type="float" office:value="90.0666666666667" calcext:value-type="float">
            <text:p>90.0666666666667</text:p>
          </table:table-cell>
          <table:table-cell table:formula="of:=IF([.F458]=[.B458];[.E458];[.G45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09</text:p>
          </table:table-cell>
          <table:table-cell office:value-type="float" office:value="89.7303921568627" calcext:value-type="float">
            <text:p>89.7303921568627</text:p>
          </table:table-cell>
          <table:table-cell office:value-type="string" calcext:value-type="string">
            <text:p>reflected on verse JHN 3:31</text:p>
          </table:table-cell>
          <table:table-cell office:value-type="float" office:value="2" calcext:value-type="float">
            <text:p>2</text:p>
          </table:table-cell>
          <table:table-cell table:formula="of:=[.E458]+1" office:value-type="float" office:value="457" calcext:value-type="float">
            <text:p>457</text:p>
          </table:table-cell>
          <table:table-cell table:formula="of:=MAX([.F458];[.B459])" office:value-type="float" office:value="90.0666666666667" calcext:value-type="float">
            <text:p>90.0666666666667</text:p>
          </table:table-cell>
          <table:table-cell table:formula="of:=IF([.F459]=[.B459];[.E459];[.G45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10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1" calcext:value-type="float">
            <text:p>1</text:p>
          </table:table-cell>
          <table:table-cell table:formula="of:=[.E459]+1" office:value-type="float" office:value="458" calcext:value-type="float">
            <text:p>458</text:p>
          </table:table-cell>
          <table:table-cell table:formula="of:=MAX([.F459];[.B460])" office:value-type="float" office:value="90.0666666666667" calcext:value-type="float">
            <text:p>90.0666666666667</text:p>
          </table:table-cell>
          <table:table-cell table:formula="of:=IF([.F460]=[.B460];[.E460];[.G45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12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1" calcext:value-type="float">
            <text:p>1</text:p>
          </table:table-cell>
          <table:table-cell table:formula="of:=[.E460]+1" office:value-type="float" office:value="459" calcext:value-type="float">
            <text:p>459</text:p>
          </table:table-cell>
          <table:table-cell table:formula="of:=MAX([.F460];[.B461])" office:value-type="float" office:value="90.0666666666667" calcext:value-type="float">
            <text:p>90.0666666666667</text:p>
          </table:table-cell>
          <table:table-cell table:formula="of:=IF([.F461]=[.B461];[.E461];[.G46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13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1" calcext:value-type="float">
            <text:p>1</text:p>
          </table:table-cell>
          <table:table-cell table:formula="of:=[.E461]+1" office:value-type="float" office:value="460" calcext:value-type="float">
            <text:p>460</text:p>
          </table:table-cell>
          <table:table-cell table:formula="of:=MAX([.F461];[.B462])" office:value-type="float" office:value="90.0666666666667" calcext:value-type="float">
            <text:p>90.0666666666667</text:p>
          </table:table-cell>
          <table:table-cell table:formula="of:=IF([.F462]=[.B462];[.E462];[.G46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16</text:p>
          </table:table-cell>
          <table:table-cell office:value-type="float" office:value="89.703431372549" calcext:value-type="float">
            <text:p>89.703431372549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1" calcext:value-type="float">
            <text:p>1</text:p>
          </table:table-cell>
          <table:table-cell table:formula="of:=[.E462]+1" office:value-type="float" office:value="461" calcext:value-type="float">
            <text:p>461</text:p>
          </table:table-cell>
          <table:table-cell table:formula="of:=MAX([.F462];[.B463])" office:value-type="float" office:value="90.0666666666667" calcext:value-type="float">
            <text:p>90.0666666666667</text:p>
          </table:table-cell>
          <table:table-cell table:formula="of:=IF([.F463]=[.B463];[.E463];[.G46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18</text:p>
          </table:table-cell>
          <table:table-cell office:value-type="float" office:value="89.728431372549" calcext:value-type="float">
            <text:p>89.728431372549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1" calcext:value-type="float">
            <text:p>1</text:p>
          </table:table-cell>
          <table:table-cell table:formula="of:=[.E463]+1" office:value-type="float" office:value="462" calcext:value-type="float">
            <text:p>462</text:p>
          </table:table-cell>
          <table:table-cell table:formula="of:=MAX([.F463];[.B464])" office:value-type="float" office:value="90.0666666666667" calcext:value-type="float">
            <text:p>90.0666666666667</text:p>
          </table:table-cell>
          <table:table-cell table:formula="of:=IF([.F464]=[.B464];[.E464];[.G46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19</text:p>
          </table:table-cell>
          <table:table-cell office:value-type="float" office:value="89.7205882352941" calcext:value-type="float">
            <text:p>89.7205882352941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1" calcext:value-type="float">
            <text:p>1</text:p>
          </table:table-cell>
          <table:table-cell table:formula="of:=[.E464]+1" office:value-type="float" office:value="463" calcext:value-type="float">
            <text:p>463</text:p>
          </table:table-cell>
          <table:table-cell table:formula="of:=MAX([.F464];[.B465])" office:value-type="float" office:value="90.0666666666667" calcext:value-type="float">
            <text:p>90.0666666666667</text:p>
          </table:table-cell>
          <table:table-cell table:formula="of:=IF([.F465]=[.B465];[.E465];[.G46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24</text:p>
          </table:table-cell>
          <table:table-cell office:value-type="float" office:value="89.7205882352941" calcext:value-type="float">
            <text:p>89.7205882352941</text:p>
          </table:table-cell>
          <table:table-cell office:value-type="string" calcext:value-type="string">
            <text:p>reflected on verse JHN 3:32</text:p>
          </table:table-cell>
          <table:table-cell office:value-type="float" office:value="2" calcext:value-type="float">
            <text:p>2</text:p>
          </table:table-cell>
          <table:table-cell table:formula="of:=[.E465]+1" office:value-type="float" office:value="464" calcext:value-type="float">
            <text:p>464</text:p>
          </table:table-cell>
          <table:table-cell table:formula="of:=MAX([.F465];[.B466])" office:value-type="float" office:value="90.0666666666667" calcext:value-type="float">
            <text:p>90.0666666666667</text:p>
          </table:table-cell>
          <table:table-cell table:formula="of:=IF([.F466]=[.B466];[.E466];[.G46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26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1" calcext:value-type="float">
            <text:p>1</text:p>
          </table:table-cell>
          <table:table-cell table:formula="of:=[.E466]+1" office:value-type="float" office:value="465" calcext:value-type="float">
            <text:p>465</text:p>
          </table:table-cell>
          <table:table-cell table:formula="of:=MAX([.F466];[.B467])" office:value-type="float" office:value="90.0666666666667" calcext:value-type="float">
            <text:p>90.0666666666667</text:p>
          </table:table-cell>
          <table:table-cell table:formula="of:=IF([.F467]=[.B467];[.E467];[.G46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27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1" calcext:value-type="float">
            <text:p>1</text:p>
          </table:table-cell>
          <table:table-cell table:formula="of:=[.E467]+1" office:value-type="float" office:value="466" calcext:value-type="float">
            <text:p>466</text:p>
          </table:table-cell>
          <table:table-cell table:formula="of:=MAX([.F467];[.B468])" office:value-type="float" office:value="90.0666666666667" calcext:value-type="float">
            <text:p>90.0666666666667</text:p>
          </table:table-cell>
          <table:table-cell table:formula="of:=IF([.F468]=[.B468];[.E468];[.G46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29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1" calcext:value-type="float">
            <text:p>1</text:p>
          </table:table-cell>
          <table:table-cell table:formula="of:=[.E468]+1" office:value-type="float" office:value="467" calcext:value-type="float">
            <text:p>467</text:p>
          </table:table-cell>
          <table:table-cell table:formula="of:=MAX([.F468];[.B469])" office:value-type="float" office:value="90.0666666666667" calcext:value-type="float">
            <text:p>90.0666666666667</text:p>
          </table:table-cell>
          <table:table-cell table:formula="of:=IF([.F469]=[.B469];[.E469];[.G46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30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1" calcext:value-type="float">
            <text:p>1</text:p>
          </table:table-cell>
          <table:table-cell table:formula="of:=[.E469]+1" office:value-type="float" office:value="468" calcext:value-type="float">
            <text:p>468</text:p>
          </table:table-cell>
          <table:table-cell table:formula="of:=MAX([.F469];[.B470])" office:value-type="float" office:value="90.0666666666667" calcext:value-type="float">
            <text:p>90.0666666666667</text:p>
          </table:table-cell>
          <table:table-cell table:formula="of:=IF([.F470]=[.B470];[.E470];[.G46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32</text:p>
          </table:table-cell>
          <table:table-cell office:value-type="float" office:value="89.7656862745098" calcext:value-type="float">
            <text:p>89.7656862745098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1" calcext:value-type="float">
            <text:p>1</text:p>
          </table:table-cell>
          <table:table-cell table:formula="of:=[.E470]+1" office:value-type="float" office:value="469" calcext:value-type="float">
            <text:p>469</text:p>
          </table:table-cell>
          <table:table-cell table:formula="of:=MAX([.F470];[.B471])" office:value-type="float" office:value="90.0666666666667" calcext:value-type="float">
            <text:p>90.0666666666667</text:p>
          </table:table-cell>
          <table:table-cell table:formula="of:=IF([.F471]=[.B471];[.E471];[.G47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33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1" calcext:value-type="float">
            <text:p>1</text:p>
          </table:table-cell>
          <table:table-cell table:formula="of:=[.E471]+1" office:value-type="float" office:value="470" calcext:value-type="float">
            <text:p>470</text:p>
          </table:table-cell>
          <table:table-cell table:formula="of:=MAX([.F471];[.B472])" office:value-type="float" office:value="90.0666666666667" calcext:value-type="float">
            <text:p>90.0666666666667</text:p>
          </table:table-cell>
          <table:table-cell table:formula="of:=IF([.F472]=[.B472];[.E472];[.G47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39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reflected on verse JHN 3:33</text:p>
          </table:table-cell>
          <table:table-cell office:value-type="float" office:value="2" calcext:value-type="float">
            <text:p>2</text:p>
          </table:table-cell>
          <table:table-cell table:formula="of:=[.E472]+1" office:value-type="float" office:value="471" calcext:value-type="float">
            <text:p>471</text:p>
          </table:table-cell>
          <table:table-cell table:formula="of:=MAX([.F472];[.B473])" office:value-type="float" office:value="90.0666666666667" calcext:value-type="float">
            <text:p>90.0666666666667</text:p>
          </table:table-cell>
          <table:table-cell table:formula="of:=IF([.F473]=[.B473];[.E473];[.G47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41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1" calcext:value-type="float">
            <text:p>1</text:p>
          </table:table-cell>
          <table:table-cell table:formula="of:=[.E473]+1" office:value-type="float" office:value="472" calcext:value-type="float">
            <text:p>472</text:p>
          </table:table-cell>
          <table:table-cell table:formula="of:=MAX([.F473];[.B474])" office:value-type="float" office:value="90.0666666666667" calcext:value-type="float">
            <text:p>90.0666666666667</text:p>
          </table:table-cell>
          <table:table-cell table:formula="of:=IF([.F474]=[.B474];[.E474];[.G47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43</text:p>
          </table:table-cell>
          <table:table-cell office:value-type="float" office:value="89.7254901960784" calcext:value-type="float">
            <text:p>89.7254901960784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1" calcext:value-type="float">
            <text:p>1</text:p>
          </table:table-cell>
          <table:table-cell table:formula="of:=[.E474]+1" office:value-type="float" office:value="473" calcext:value-type="float">
            <text:p>473</text:p>
          </table:table-cell>
          <table:table-cell table:formula="of:=MAX([.F474];[.B475])" office:value-type="float" office:value="90.0666666666667" calcext:value-type="float">
            <text:p>90.0666666666667</text:p>
          </table:table-cell>
          <table:table-cell table:formula="of:=IF([.F475]=[.B475];[.E475];[.G47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44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1" calcext:value-type="float">
            <text:p>1</text:p>
          </table:table-cell>
          <table:table-cell table:formula="of:=[.E475]+1" office:value-type="float" office:value="474" calcext:value-type="float">
            <text:p>474</text:p>
          </table:table-cell>
          <table:table-cell table:formula="of:=MAX([.F475];[.B476])" office:value-type="float" office:value="90.0666666666667" calcext:value-type="float">
            <text:p>90.0666666666667</text:p>
          </table:table-cell>
          <table:table-cell table:formula="of:=IF([.F476]=[.B476];[.E476];[.G47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46</text:p>
          </table:table-cell>
          <table:table-cell office:value-type="float" office:value="89.7769607843137" calcext:value-type="float">
            <text:p>89.7769607843137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1" calcext:value-type="float">
            <text:p>1</text:p>
          </table:table-cell>
          <table:table-cell table:formula="of:=[.E476]+1" office:value-type="float" office:value="475" calcext:value-type="float">
            <text:p>475</text:p>
          </table:table-cell>
          <table:table-cell table:formula="of:=MAX([.F476];[.B477])" office:value-type="float" office:value="90.0666666666667" calcext:value-type="float">
            <text:p>90.0666666666667</text:p>
          </table:table-cell>
          <table:table-cell table:formula="of:=IF([.F477]=[.B477];[.E477];[.G47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47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1" calcext:value-type="float">
            <text:p>1</text:p>
          </table:table-cell>
          <table:table-cell table:formula="of:=[.E477]+1" office:value-type="float" office:value="476" calcext:value-type="float">
            <text:p>476</text:p>
          </table:table-cell>
          <table:table-cell table:formula="of:=MAX([.F477];[.B478])" office:value-type="float" office:value="90.0666666666667" calcext:value-type="float">
            <text:p>90.0666666666667</text:p>
          </table:table-cell>
          <table:table-cell table:formula="of:=IF([.F478]=[.B478];[.E478];[.G47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49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1" calcext:value-type="float">
            <text:p>1</text:p>
          </table:table-cell>
          <table:table-cell table:formula="of:=[.E478]+1" office:value-type="float" office:value="477" calcext:value-type="float">
            <text:p>477</text:p>
          </table:table-cell>
          <table:table-cell table:formula="of:=MAX([.F478];[.B479])" office:value-type="float" office:value="90.0666666666667" calcext:value-type="float">
            <text:p>90.0666666666667</text:p>
          </table:table-cell>
          <table:table-cell table:formula="of:=IF([.F479]=[.B479];[.E479];[.G47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53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reflected on verse JHN 3:34</text:p>
          </table:table-cell>
          <table:table-cell office:value-type="float" office:value="2" calcext:value-type="float">
            <text:p>2</text:p>
          </table:table-cell>
          <table:table-cell table:formula="of:=[.E479]+1" office:value-type="float" office:value="478" calcext:value-type="float">
            <text:p>478</text:p>
          </table:table-cell>
          <table:table-cell table:formula="of:=MAX([.F479];[.B480])" office:value-type="float" office:value="90.0666666666667" calcext:value-type="float">
            <text:p>90.0666666666667</text:p>
          </table:table-cell>
          <table:table-cell table:formula="of:=IF([.F480]=[.B480];[.E480];[.G47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54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1" calcext:value-type="float">
            <text:p>1</text:p>
          </table:table-cell>
          <table:table-cell table:formula="of:=[.E480]+1" office:value-type="float" office:value="479" calcext:value-type="float">
            <text:p>479</text:p>
          </table:table-cell>
          <table:table-cell table:formula="of:=MAX([.F480];[.B481])" office:value-type="float" office:value="90.0666666666667" calcext:value-type="float">
            <text:p>90.0666666666667</text:p>
          </table:table-cell>
          <table:table-cell table:formula="of:=IF([.F481]=[.B481];[.E481];[.G48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56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1" calcext:value-type="float">
            <text:p>1</text:p>
          </table:table-cell>
          <table:table-cell table:formula="of:=[.E481]+1" office:value-type="float" office:value="480" calcext:value-type="float">
            <text:p>480</text:p>
          </table:table-cell>
          <table:table-cell table:formula="of:=MAX([.F481];[.B482])" office:value-type="float" office:value="90.0666666666667" calcext:value-type="float">
            <text:p>90.0666666666667</text:p>
          </table:table-cell>
          <table:table-cell table:formula="of:=IF([.F482]=[.B482];[.E482];[.G48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58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1" calcext:value-type="float">
            <text:p>1</text:p>
          </table:table-cell>
          <table:table-cell table:formula="of:=[.E482]+1" office:value-type="float" office:value="481" calcext:value-type="float">
            <text:p>481</text:p>
          </table:table-cell>
          <table:table-cell table:formula="of:=MAX([.F482];[.B483])" office:value-type="float" office:value="90.0666666666667" calcext:value-type="float">
            <text:p>90.0666666666667</text:p>
          </table:table-cell>
          <table:table-cell table:formula="of:=IF([.F483]=[.B483];[.E483];[.G48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7:59</text:p>
          </table:table-cell>
          <table:table-cell office:value-type="float" office:value="89.7671568627451" calcext:value-type="float">
            <text:p>89.7671568627451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1" calcext:value-type="float">
            <text:p>1</text:p>
          </table:table-cell>
          <table:table-cell table:formula="of:=[.E483]+1" office:value-type="float" office:value="482" calcext:value-type="float">
            <text:p>482</text:p>
          </table:table-cell>
          <table:table-cell table:formula="of:=MAX([.F483];[.B484])" office:value-type="float" office:value="90.0666666666667" calcext:value-type="float">
            <text:p>90.0666666666667</text:p>
          </table:table-cell>
          <table:table-cell table:formula="of:=IF([.F484]=[.B484];[.E484];[.G48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01</text:p>
          </table:table-cell>
          <table:table-cell office:value-type="float" office:value="89.7921568627451" calcext:value-type="float">
            <text:p>89.7921568627451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1" calcext:value-type="float">
            <text:p>1</text:p>
          </table:table-cell>
          <table:table-cell table:formula="of:=[.E484]+1" office:value-type="float" office:value="483" calcext:value-type="float">
            <text:p>483</text:p>
          </table:table-cell>
          <table:table-cell table:formula="of:=MAX([.F484];[.B485])" office:value-type="float" office:value="90.0666666666667" calcext:value-type="float">
            <text:p>90.0666666666667</text:p>
          </table:table-cell>
          <table:table-cell table:formula="of:=IF([.F485]=[.B485];[.E485];[.G48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03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1" calcext:value-type="float">
            <text:p>1</text:p>
          </table:table-cell>
          <table:table-cell table:formula="of:=[.E485]+1" office:value-type="float" office:value="484" calcext:value-type="float">
            <text:p>484</text:p>
          </table:table-cell>
          <table:table-cell table:formula="of:=MAX([.F485];[.B486])" office:value-type="float" office:value="90.0666666666667" calcext:value-type="float">
            <text:p>90.0666666666667</text:p>
          </table:table-cell>
          <table:table-cell table:formula="of:=IF([.F486]=[.B486];[.E486];[.G48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07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reflected on verse JHN 3:35</text:p>
          </table:table-cell>
          <table:table-cell office:value-type="float" office:value="2" calcext:value-type="float">
            <text:p>2</text:p>
          </table:table-cell>
          <table:table-cell table:formula="of:=[.E486]+1" office:value-type="float" office:value="485" calcext:value-type="float">
            <text:p>485</text:p>
          </table:table-cell>
          <table:table-cell table:formula="of:=MAX([.F486];[.B487])" office:value-type="float" office:value="90.0666666666667" calcext:value-type="float">
            <text:p>90.0666666666667</text:p>
          </table:table-cell>
          <table:table-cell table:formula="of:=IF([.F487]=[.B487];[.E487];[.G48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11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1" calcext:value-type="float">
            <text:p>1</text:p>
          </table:table-cell>
          <table:table-cell table:formula="of:=[.E487]+1" office:value-type="float" office:value="486" calcext:value-type="float">
            <text:p>486</text:p>
          </table:table-cell>
          <table:table-cell table:formula="of:=MAX([.F487];[.B488])" office:value-type="float" office:value="90.0666666666667" calcext:value-type="float">
            <text:p>90.0666666666667</text:p>
          </table:table-cell>
          <table:table-cell table:formula="of:=IF([.F488]=[.B488];[.E488];[.G48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12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1" calcext:value-type="float">
            <text:p>1</text:p>
          </table:table-cell>
          <table:table-cell table:formula="of:=[.E488]+1" office:value-type="float" office:value="487" calcext:value-type="float">
            <text:p>487</text:p>
          </table:table-cell>
          <table:table-cell table:formula="of:=MAX([.F488];[.B489])" office:value-type="float" office:value="90.0666666666667" calcext:value-type="float">
            <text:p>90.0666666666667</text:p>
          </table:table-cell>
          <table:table-cell table:formula="of:=IF([.F489]=[.B489];[.E489];[.G48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14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1" calcext:value-type="float">
            <text:p>1</text:p>
          </table:table-cell>
          <table:table-cell table:formula="of:=[.E489]+1" office:value-type="float" office:value="488" calcext:value-type="float">
            <text:p>488</text:p>
          </table:table-cell>
          <table:table-cell table:formula="of:=MAX([.F489];[.B490])" office:value-type="float" office:value="90.0666666666667" calcext:value-type="float">
            <text:p>90.0666666666667</text:p>
          </table:table-cell>
          <table:table-cell table:formula="of:=IF([.F490]=[.B490];[.E490];[.G48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16</text:p>
          </table:table-cell>
          <table:table-cell office:value-type="float" office:value="89.9436274509804" calcext:value-type="float">
            <text:p>89.9436274509804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1" calcext:value-type="float">
            <text:p>1</text:p>
          </table:table-cell>
          <table:table-cell table:formula="of:=[.E490]+1" office:value-type="float" office:value="489" calcext:value-type="float">
            <text:p>489</text:p>
          </table:table-cell>
          <table:table-cell table:formula="of:=MAX([.F490];[.B491])" office:value-type="float" office:value="90.0666666666667" calcext:value-type="float">
            <text:p>90.0666666666667</text:p>
          </table:table-cell>
          <table:table-cell table:formula="of:=IF([.F491]=[.B491];[.E491];[.G49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18</text:p>
          </table:table-cell>
          <table:table-cell office:value-type="float" office:value="89.9362745098039" calcext:value-type="float">
            <text:p>89.9362745098039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1" calcext:value-type="float">
            <text:p>1</text:p>
          </table:table-cell>
          <table:table-cell table:formula="of:=[.E491]+1" office:value-type="float" office:value="490" calcext:value-type="float">
            <text:p>490</text:p>
          </table:table-cell>
          <table:table-cell table:formula="of:=MAX([.F491];[.B492])" office:value-type="float" office:value="90.0666666666667" calcext:value-type="float">
            <text:p>90.0666666666667</text:p>
          </table:table-cell>
          <table:table-cell table:formula="of:=IF([.F492]=[.B492];[.E492];[.G49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19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1" calcext:value-type="float">
            <text:p>1</text:p>
          </table:table-cell>
          <table:table-cell table:formula="of:=[.E492]+1" office:value-type="float" office:value="491" calcext:value-type="float">
            <text:p>491</text:p>
          </table:table-cell>
          <table:table-cell table:formula="of:=MAX([.F492];[.B493])" office:value-type="float" office:value="90.0666666666667" calcext:value-type="float">
            <text:p>90.0666666666667</text:p>
          </table:table-cell>
          <table:table-cell table:formula="of:=IF([.F493]=[.B493];[.E493];[.G49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26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reflected on verse JHN 3:36</text:p>
          </table:table-cell>
          <table:table-cell office:value-type="float" office:value="2" calcext:value-type="float">
            <text:p>2</text:p>
          </table:table-cell>
          <table:table-cell table:formula="of:=[.E493]+1" office:value-type="float" office:value="492" calcext:value-type="float">
            <text:p>492</text:p>
          </table:table-cell>
          <table:table-cell table:formula="of:=MAX([.F493];[.B494])" office:value-type="float" office:value="90.0666666666667" calcext:value-type="float">
            <text:p>90.0666666666667</text:p>
          </table:table-cell>
          <table:table-cell table:formula="of:=IF([.F494]=[.B494];[.E494];[.G49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27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1 to verse JHN 3:1</text:p>
          </table:table-cell>
          <table:table-cell office:value-type="float" office:value="2" calcext:value-type="float">
            <text:p>2</text:p>
          </table:table-cell>
          <table:table-cell table:formula="of:=[.E494]+1" office:value-type="float" office:value="493" calcext:value-type="float">
            <text:p>493</text:p>
          </table:table-cell>
          <table:table-cell table:formula="of:=MAX([.F494];[.B495])" office:value-type="float" office:value="90.0666666666667" calcext:value-type="float">
            <text:p>90.0666666666667</text:p>
          </table:table-cell>
          <table:table-cell table:formula="of:=IF([.F495]=[.B495];[.E495];[.G49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29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2" calcext:value-type="float">
            <text:p>2</text:p>
          </table:table-cell>
          <table:table-cell table:formula="of:=[.E495]+1" office:value-type="float" office:value="494" calcext:value-type="float">
            <text:p>494</text:p>
          </table:table-cell>
          <table:table-cell table:formula="of:=MAX([.F495];[.B496])" office:value-type="float" office:value="90.0666666666667" calcext:value-type="float">
            <text:p>90.0666666666667</text:p>
          </table:table-cell>
          <table:table-cell table:formula="of:=IF([.F496]=[.B496];[.E496];[.G49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30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2" calcext:value-type="float">
            <text:p>2</text:p>
          </table:table-cell>
          <table:table-cell table:formula="of:=[.E496]+1" office:value-type="float" office:value="495" calcext:value-type="float">
            <text:p>495</text:p>
          </table:table-cell>
          <table:table-cell table:formula="of:=MAX([.F496];[.B497])" office:value-type="float" office:value="90.0666666666667" calcext:value-type="float">
            <text:p>90.0666666666667</text:p>
          </table:table-cell>
          <table:table-cell table:formula="of:=IF([.F497]=[.B497];[.E497];[.G49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35</text:p>
          </table:table-cell>
          <table:table-cell office:value-type="float" office:value="89.8921568627451" calcext:value-type="float">
            <text:p>89.8921568627451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2" calcext:value-type="float">
            <text:p>2</text:p>
          </table:table-cell>
          <table:table-cell table:formula="of:=[.E497]+1" office:value-type="float" office:value="496" calcext:value-type="float">
            <text:p>496</text:p>
          </table:table-cell>
          <table:table-cell table:formula="of:=MAX([.F497];[.B498])" office:value-type="float" office:value="90.0666666666667" calcext:value-type="float">
            <text:p>90.0666666666667</text:p>
          </table:table-cell>
          <table:table-cell table:formula="of:=IF([.F498]=[.B498];[.E498];[.G49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37</text:p>
          </table:table-cell>
          <table:table-cell office:value-type="float" office:value="89.8950980392157" calcext:value-type="float">
            <text:p>89.8950980392157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2" calcext:value-type="float">
            <text:p>2</text:p>
          </table:table-cell>
          <table:table-cell table:formula="of:=[.E498]+1" office:value-type="float" office:value="497" calcext:value-type="float">
            <text:p>497</text:p>
          </table:table-cell>
          <table:table-cell table:formula="of:=MAX([.F498];[.B499])" office:value-type="float" office:value="90.0666666666667" calcext:value-type="float">
            <text:p>90.0666666666667</text:p>
          </table:table-cell>
          <table:table-cell table:formula="of:=IF([.F499]=[.B499];[.E499];[.G49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41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2" calcext:value-type="float">
            <text:p>2</text:p>
          </table:table-cell>
          <table:table-cell table:formula="of:=[.E499]+1" office:value-type="float" office:value="498" calcext:value-type="float">
            <text:p>498</text:p>
          </table:table-cell>
          <table:table-cell table:formula="of:=MAX([.F499];[.B500])" office:value-type="float" office:value="90.0666666666667" calcext:value-type="float">
            <text:p>90.0666666666667</text:p>
          </table:table-cell>
          <table:table-cell table:formula="of:=IF([.F500]=[.B500];[.E500];[.G49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45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reflected on verse JHN 3:1</text:p>
          </table:table-cell>
          <table:table-cell office:value-type="float" office:value="3" calcext:value-type="float">
            <text:p>3</text:p>
          </table:table-cell>
          <table:table-cell table:formula="of:=[.E500]+1" office:value-type="float" office:value="499" calcext:value-type="float">
            <text:p>499</text:p>
          </table:table-cell>
          <table:table-cell table:formula="of:=MAX([.F500];[.B501])" office:value-type="float" office:value="90.0666666666667" calcext:value-type="float">
            <text:p>90.0666666666667</text:p>
          </table:table-cell>
          <table:table-cell table:formula="of:=IF([.F501]=[.B501];[.E501];[.G50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47</text:p>
          </table:table-cell>
          <table:table-cell office:value-type="float" office:value="89.6666666666667" calcext:value-type="float">
            <text:p>89.6666666666667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2" calcext:value-type="float">
            <text:p>2</text:p>
          </table:table-cell>
          <table:table-cell table:formula="of:=[.E501]+1" office:value-type="float" office:value="500" calcext:value-type="float">
            <text:p>500</text:p>
          </table:table-cell>
          <table:table-cell table:formula="of:=MAX([.F501];[.B502])" office:value-type="float" office:value="90.0666666666667" calcext:value-type="float">
            <text:p>90.0666666666667</text:p>
          </table:table-cell>
          <table:table-cell table:formula="of:=IF([.F502]=[.B502];[.E502];[.G50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48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2" calcext:value-type="float">
            <text:p>2</text:p>
          </table:table-cell>
          <table:table-cell table:formula="of:=[.E502]+1" office:value-type="float" office:value="501" calcext:value-type="float">
            <text:p>501</text:p>
          </table:table-cell>
          <table:table-cell table:formula="of:=MAX([.F502];[.B503])" office:value-type="float" office:value="90.0666666666667" calcext:value-type="float">
            <text:p>90.0666666666667</text:p>
          </table:table-cell>
          <table:table-cell table:formula="of:=IF([.F503]=[.B503];[.E503];[.G50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50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2" calcext:value-type="float">
            <text:p>2</text:p>
          </table:table-cell>
          <table:table-cell table:formula="of:=[.E503]+1" office:value-type="float" office:value="502" calcext:value-type="float">
            <text:p>502</text:p>
          </table:table-cell>
          <table:table-cell table:formula="of:=MAX([.F503];[.B504])" office:value-type="float" office:value="90.0666666666667" calcext:value-type="float">
            <text:p>90.0666666666667</text:p>
          </table:table-cell>
          <table:table-cell table:formula="of:=IF([.F504]=[.B504];[.E504];[.G50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52</text:p>
          </table:table-cell>
          <table:table-cell office:value-type="float" office:value="89.7769607843137" calcext:value-type="float">
            <text:p>89.7769607843137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2" calcext:value-type="float">
            <text:p>2</text:p>
          </table:table-cell>
          <table:table-cell table:formula="of:=[.E504]+1" office:value-type="float" office:value="503" calcext:value-type="float">
            <text:p>503</text:p>
          </table:table-cell>
          <table:table-cell table:formula="of:=MAX([.F504];[.B505])" office:value-type="float" office:value="90.0666666666667" calcext:value-type="float">
            <text:p>90.0666666666667</text:p>
          </table:table-cell>
          <table:table-cell table:formula="of:=IF([.F505]=[.B505];[.E505];[.G50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53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2" calcext:value-type="float">
            <text:p>2</text:p>
          </table:table-cell>
          <table:table-cell table:formula="of:=[.E505]+1" office:value-type="float" office:value="504" calcext:value-type="float">
            <text:p>504</text:p>
          </table:table-cell>
          <table:table-cell table:formula="of:=MAX([.F505];[.B506])" office:value-type="float" office:value="90.0666666666667" calcext:value-type="float">
            <text:p>90.0666666666667</text:p>
          </table:table-cell>
          <table:table-cell table:formula="of:=IF([.F506]=[.B506];[.E506];[.G50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54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2" calcext:value-type="float">
            <text:p>2</text:p>
          </table:table-cell>
          <table:table-cell table:formula="of:=[.E506]+1" office:value-type="float" office:value="505" calcext:value-type="float">
            <text:p>505</text:p>
          </table:table-cell>
          <table:table-cell table:formula="of:=MAX([.F506];[.B507])" office:value-type="float" office:value="90.0666666666667" calcext:value-type="float">
            <text:p>90.0666666666667</text:p>
          </table:table-cell>
          <table:table-cell table:formula="of:=IF([.F507]=[.B507];[.E507];[.G50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8:58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reflected on verse JHN 3:2</text:p>
          </table:table-cell>
          <table:table-cell office:value-type="float" office:value="3" calcext:value-type="float">
            <text:p>3</text:p>
          </table:table-cell>
          <table:table-cell table:formula="of:=[.E507]+1" office:value-type="float" office:value="506" calcext:value-type="float">
            <text:p>506</text:p>
          </table:table-cell>
          <table:table-cell table:formula="of:=MAX([.F507];[.B508])" office:value-type="float" office:value="90.0666666666667" calcext:value-type="float">
            <text:p>90.0666666666667</text:p>
          </table:table-cell>
          <table:table-cell table:formula="of:=IF([.F508]=[.B508];[.E508];[.G50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00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2" calcext:value-type="float">
            <text:p>2</text:p>
          </table:table-cell>
          <table:table-cell table:formula="of:=[.E508]+1" office:value-type="float" office:value="507" calcext:value-type="float">
            <text:p>507</text:p>
          </table:table-cell>
          <table:table-cell table:formula="of:=MAX([.F508];[.B509])" office:value-type="float" office:value="90.0666666666667" calcext:value-type="float">
            <text:p>90.0666666666667</text:p>
          </table:table-cell>
          <table:table-cell table:formula="of:=IF([.F509]=[.B509];[.E509];[.G50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01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2" calcext:value-type="float">
            <text:p>2</text:p>
          </table:table-cell>
          <table:table-cell table:formula="of:=[.E509]+1" office:value-type="float" office:value="508" calcext:value-type="float">
            <text:p>508</text:p>
          </table:table-cell>
          <table:table-cell table:formula="of:=MAX([.F509];[.B510])" office:value-type="float" office:value="90.0666666666667" calcext:value-type="float">
            <text:p>90.0666666666667</text:p>
          </table:table-cell>
          <table:table-cell table:formula="of:=IF([.F510]=[.B510];[.E510];[.G50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02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2" calcext:value-type="float">
            <text:p>2</text:p>
          </table:table-cell>
          <table:table-cell table:formula="of:=[.E510]+1" office:value-type="float" office:value="509" calcext:value-type="float">
            <text:p>509</text:p>
          </table:table-cell>
          <table:table-cell table:formula="of:=MAX([.F510];[.B511])" office:value-type="float" office:value="90.0666666666667" calcext:value-type="float">
            <text:p>90.0666666666667</text:p>
          </table:table-cell>
          <table:table-cell table:formula="of:=IF([.F511]=[.B511];[.E511];[.G51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04</text:p>
          </table:table-cell>
          <table:table-cell office:value-type="float" office:value="89.8504901960784" calcext:value-type="float">
            <text:p>89.8504901960784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2" calcext:value-type="float">
            <text:p>2</text:p>
          </table:table-cell>
          <table:table-cell table:formula="of:=[.E511]+1" office:value-type="float" office:value="510" calcext:value-type="float">
            <text:p>510</text:p>
          </table:table-cell>
          <table:table-cell table:formula="of:=MAX([.F511];[.B512])" office:value-type="float" office:value="90.0666666666667" calcext:value-type="float">
            <text:p>90.0666666666667</text:p>
          </table:table-cell>
          <table:table-cell table:formula="of:=IF([.F512]=[.B512];[.E512];[.G51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05</text:p>
          </table:table-cell>
          <table:table-cell office:value-type="float" office:value="89.8666666666667" calcext:value-type="float">
            <text:p>89.8666666666667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2" calcext:value-type="float">
            <text:p>2</text:p>
          </table:table-cell>
          <table:table-cell table:formula="of:=[.E512]+1" office:value-type="float" office:value="511" calcext:value-type="float">
            <text:p>511</text:p>
          </table:table-cell>
          <table:table-cell table:formula="of:=MAX([.F512];[.B513])" office:value-type="float" office:value="90.0666666666667" calcext:value-type="float">
            <text:p>90.0666666666667</text:p>
          </table:table-cell>
          <table:table-cell table:formula="of:=IF([.F513]=[.B513];[.E513];[.G51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07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2" calcext:value-type="float">
            <text:p>2</text:p>
          </table:table-cell>
          <table:table-cell table:formula="of:=[.E513]+1" office:value-type="float" office:value="512" calcext:value-type="float">
            <text:p>512</text:p>
          </table:table-cell>
          <table:table-cell table:formula="of:=MAX([.F513];[.B514])" office:value-type="float" office:value="90.0666666666667" calcext:value-type="float">
            <text:p>90.0666666666667</text:p>
          </table:table-cell>
          <table:table-cell table:formula="of:=IF([.F514]=[.B514];[.E514];[.G51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11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reflected on verse JHN 3:3</text:p>
          </table:table-cell>
          <table:table-cell office:value-type="float" office:value="3" calcext:value-type="float">
            <text:p>3</text:p>
          </table:table-cell>
          <table:table-cell table:formula="of:=[.E514]+1" office:value-type="float" office:value="513" calcext:value-type="float">
            <text:p>513</text:p>
          </table:table-cell>
          <table:table-cell table:formula="of:=MAX([.F514];[.B515])" office:value-type="float" office:value="90.0666666666667" calcext:value-type="float">
            <text:p>90.0666666666667</text:p>
          </table:table-cell>
          <table:table-cell table:formula="of:=IF([.F515]=[.B515];[.E515];[.G51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13</text:p>
          </table:table-cell>
          <table:table-cell office:value-type="float" office:value="89.8921568627451" calcext:value-type="float">
            <text:p>89.8921568627451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2" calcext:value-type="float">
            <text:p>2</text:p>
          </table:table-cell>
          <table:table-cell table:formula="of:=[.E515]+1" office:value-type="float" office:value="514" calcext:value-type="float">
            <text:p>514</text:p>
          </table:table-cell>
          <table:table-cell table:formula="of:=MAX([.F515];[.B516])" office:value-type="float" office:value="90.0666666666667" calcext:value-type="float">
            <text:p>90.0666666666667</text:p>
          </table:table-cell>
          <table:table-cell table:formula="of:=IF([.F516]=[.B516];[.E516];[.G51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14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2" calcext:value-type="float">
            <text:p>2</text:p>
          </table:table-cell>
          <table:table-cell table:formula="of:=[.E516]+1" office:value-type="float" office:value="515" calcext:value-type="float">
            <text:p>515</text:p>
          </table:table-cell>
          <table:table-cell table:formula="of:=MAX([.F516];[.B517])" office:value-type="float" office:value="90.0666666666667" calcext:value-type="float">
            <text:p>90.0666666666667</text:p>
          </table:table-cell>
          <table:table-cell table:formula="of:=IF([.F517]=[.B517];[.E517];[.G51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16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2" calcext:value-type="float">
            <text:p>2</text:p>
          </table:table-cell>
          <table:table-cell table:formula="of:=[.E517]+1" office:value-type="float" office:value="516" calcext:value-type="float">
            <text:p>516</text:p>
          </table:table-cell>
          <table:table-cell table:formula="of:=MAX([.F517];[.B518])" office:value-type="float" office:value="90.0666666666667" calcext:value-type="float">
            <text:p>90.0666666666667</text:p>
          </table:table-cell>
          <table:table-cell table:formula="of:=IF([.F518]=[.B518];[.E518];[.G51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17</text:p>
          </table:table-cell>
          <table:table-cell office:value-type="float" office:value="89.8553921568628" calcext:value-type="float">
            <text:p>89.8553921568628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2" calcext:value-type="float">
            <text:p>2</text:p>
          </table:table-cell>
          <table:table-cell table:formula="of:=[.E518]+1" office:value-type="float" office:value="517" calcext:value-type="float">
            <text:p>517</text:p>
          </table:table-cell>
          <table:table-cell table:formula="of:=MAX([.F518];[.B519])" office:value-type="float" office:value="90.0666666666667" calcext:value-type="float">
            <text:p>90.0666666666667</text:p>
          </table:table-cell>
          <table:table-cell table:formula="of:=IF([.F519]=[.B519];[.E519];[.G51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19</text:p>
          </table:table-cell>
          <table:table-cell office:value-type="float" office:value="89.8921568627451" calcext:value-type="float">
            <text:p>89.8921568627451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2" calcext:value-type="float">
            <text:p>2</text:p>
          </table:table-cell>
          <table:table-cell table:formula="of:=[.E519]+1" office:value-type="float" office:value="518" calcext:value-type="float">
            <text:p>518</text:p>
          </table:table-cell>
          <table:table-cell table:formula="of:=MAX([.F519];[.B520])" office:value-type="float" office:value="90.0666666666667" calcext:value-type="float">
            <text:p>90.0666666666667</text:p>
          </table:table-cell>
          <table:table-cell table:formula="of:=IF([.F520]=[.B520];[.E520];[.G51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21</text:p>
          </table:table-cell>
          <table:table-cell office:value-type="float" office:value="89.9166666666667" calcext:value-type="float">
            <text:p>89.9166666666667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2" calcext:value-type="float">
            <text:p>2</text:p>
          </table:table-cell>
          <table:table-cell table:formula="of:=[.E520]+1" office:value-type="float" office:value="519" calcext:value-type="float">
            <text:p>519</text:p>
          </table:table-cell>
          <table:table-cell table:formula="of:=MAX([.F520];[.B521])" office:value-type="float" office:value="90.0666666666667" calcext:value-type="float">
            <text:p>90.0666666666667</text:p>
          </table:table-cell>
          <table:table-cell table:formula="of:=IF([.F521]=[.B521];[.E521];[.G52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27</text:p>
          </table:table-cell>
          <table:table-cell office:value-type="float" office:value="89.9166666666667" calcext:value-type="float">
            <text:p>89.9166666666667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3" calcext:value-type="float">
            <text:p>3</text:p>
          </table:table-cell>
          <table:table-cell table:formula="of:=[.E521]+1" office:value-type="float" office:value="520" calcext:value-type="float">
            <text:p>520</text:p>
          </table:table-cell>
          <table:table-cell table:formula="of:=MAX([.F521];[.B522])" office:value-type="float" office:value="90.0666666666667" calcext:value-type="float">
            <text:p>90.0666666666667</text:p>
          </table:table-cell>
          <table:table-cell table:formula="of:=IF([.F522]=[.B522];[.E522];[.G52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29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2" calcext:value-type="float">
            <text:p>2</text:p>
          </table:table-cell>
          <table:table-cell table:formula="of:=[.E522]+1" office:value-type="float" office:value="521" calcext:value-type="float">
            <text:p>521</text:p>
          </table:table-cell>
          <table:table-cell table:formula="of:=MAX([.F522];[.B523])" office:value-type="float" office:value="90.0666666666667" calcext:value-type="float">
            <text:p>90.0666666666667</text:p>
          </table:table-cell>
          <table:table-cell table:formula="of:=IF([.F523]=[.B523];[.E523];[.G52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30</text:p>
          </table:table-cell>
          <table:table-cell office:value-type="float" office:value="90.0245098039216" calcext:value-type="float">
            <text:p>90.0245098039216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2" calcext:value-type="float">
            <text:p>2</text:p>
          </table:table-cell>
          <table:table-cell table:formula="of:=[.E523]+1" office:value-type="float" office:value="522" calcext:value-type="float">
            <text:p>522</text:p>
          </table:table-cell>
          <table:table-cell table:formula="of:=MAX([.F523];[.B524])" office:value-type="float" office:value="90.0666666666667" calcext:value-type="float">
            <text:p>90.0666666666667</text:p>
          </table:table-cell>
          <table:table-cell table:formula="of:=IF([.F524]=[.B524];[.E524];[.G52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32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2" calcext:value-type="float">
            <text:p>2</text:p>
          </table:table-cell>
          <table:table-cell table:formula="of:=[.E524]+1" office:value-type="float" office:value="523" calcext:value-type="float">
            <text:p>523</text:p>
          </table:table-cell>
          <table:table-cell table:formula="of:=MAX([.F524];[.B525])" office:value-type="float" office:value="90.0666666666667" calcext:value-type="float">
            <text:p>90.0666666666667</text:p>
          </table:table-cell>
          <table:table-cell table:formula="of:=IF([.F525]=[.B525];[.E525];[.G52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33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2" calcext:value-type="float">
            <text:p>2</text:p>
          </table:table-cell>
          <table:table-cell table:formula="of:=[.E525]+1" office:value-type="float" office:value="524" calcext:value-type="float">
            <text:p>524</text:p>
          </table:table-cell>
          <table:table-cell table:formula="of:=MAX([.F525];[.B526])" office:value-type="float" office:value="90.0666666666667" calcext:value-type="float">
            <text:p>90.0666666666667</text:p>
          </table:table-cell>
          <table:table-cell table:formula="of:=IF([.F526]=[.B526];[.E526];[.G52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35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2" calcext:value-type="float">
            <text:p>2</text:p>
          </table:table-cell>
          <table:table-cell table:formula="of:=[.E526]+1" office:value-type="float" office:value="525" calcext:value-type="float">
            <text:p>525</text:p>
          </table:table-cell>
          <table:table-cell table:formula="of:=MAX([.F526];[.B527])" office:value-type="float" office:value="90.0666666666667" calcext:value-type="float">
            <text:p>90.0666666666667</text:p>
          </table:table-cell>
          <table:table-cell table:formula="of:=IF([.F527]=[.B527];[.E527];[.G52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36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2" calcext:value-type="float">
            <text:p>2</text:p>
          </table:table-cell>
          <table:table-cell table:formula="of:=[.E527]+1" office:value-type="float" office:value="526" calcext:value-type="float">
            <text:p>526</text:p>
          </table:table-cell>
          <table:table-cell table:formula="of:=MAX([.F527];[.B528])" office:value-type="float" office:value="90.0666666666667" calcext:value-type="float">
            <text:p>90.0666666666667</text:p>
          </table:table-cell>
          <table:table-cell table:formula="of:=IF([.F528]=[.B528];[.E528];[.G52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40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reflected on verse JHN 3:6</text:p>
          </table:table-cell>
          <table:table-cell office:value-type="float" office:value="3" calcext:value-type="float">
            <text:p>3</text:p>
          </table:table-cell>
          <table:table-cell table:formula="of:=[.E528]+1" office:value-type="float" office:value="527" calcext:value-type="float">
            <text:p>527</text:p>
          </table:table-cell>
          <table:table-cell table:formula="of:=MAX([.F528];[.B529])" office:value-type="float" office:value="90.0666666666667" calcext:value-type="float">
            <text:p>90.0666666666667</text:p>
          </table:table-cell>
          <table:table-cell table:formula="of:=IF([.F529]=[.B529];[.E529];[.G528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42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2" calcext:value-type="float">
            <text:p>2</text:p>
          </table:table-cell>
          <table:table-cell table:formula="of:=[.E529]+1" office:value-type="float" office:value="528" calcext:value-type="float">
            <text:p>528</text:p>
          </table:table-cell>
          <table:table-cell table:formula="of:=MAX([.F529];[.B530])" office:value-type="float" office:value="90.0666666666667" calcext:value-type="float">
            <text:p>90.0666666666667</text:p>
          </table:table-cell>
          <table:table-cell table:formula="of:=IF([.F530]=[.B530];[.E530];[.G529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44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2" calcext:value-type="float">
            <text:p>2</text:p>
          </table:table-cell>
          <table:table-cell table:formula="of:=[.E530]+1" office:value-type="float" office:value="529" calcext:value-type="float">
            <text:p>529</text:p>
          </table:table-cell>
          <table:table-cell table:formula="of:=MAX([.F530];[.B531])" office:value-type="float" office:value="90.0666666666667" calcext:value-type="float">
            <text:p>90.0666666666667</text:p>
          </table:table-cell>
          <table:table-cell table:formula="of:=IF([.F531]=[.B531];[.E531];[.G530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45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2" calcext:value-type="float">
            <text:p>2</text:p>
          </table:table-cell>
          <table:table-cell table:formula="of:=[.E531]+1" office:value-type="float" office:value="530" calcext:value-type="float">
            <text:p>530</text:p>
          </table:table-cell>
          <table:table-cell table:formula="of:=MAX([.F531];[.B532])" office:value-type="float" office:value="90.0666666666667" calcext:value-type="float">
            <text:p>90.0666666666667</text:p>
          </table:table-cell>
          <table:table-cell table:formula="of:=IF([.F532]=[.B532];[.E532];[.G53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47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2" calcext:value-type="float">
            <text:p>2</text:p>
          </table:table-cell>
          <table:table-cell table:formula="of:=[.E532]+1" office:value-type="float" office:value="531" calcext:value-type="float">
            <text:p>531</text:p>
          </table:table-cell>
          <table:table-cell table:formula="of:=MAX([.F532];[.B533])" office:value-type="float" office:value="90.0666666666667" calcext:value-type="float">
            <text:p>90.0666666666667</text:p>
          </table:table-cell>
          <table:table-cell table:formula="of:=IF([.F533]=[.B533];[.E533];[.G532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49</text:p>
          </table:table-cell>
          <table:table-cell office:value-type="float" office:value="89.9186274509804" calcext:value-type="float">
            <text:p>89.9186274509804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2" calcext:value-type="float">
            <text:p>2</text:p>
          </table:table-cell>
          <table:table-cell table:formula="of:=[.E533]+1" office:value-type="float" office:value="532" calcext:value-type="float">
            <text:p>532</text:p>
          </table:table-cell>
          <table:table-cell table:formula="of:=MAX([.F533];[.B534])" office:value-type="float" office:value="90.0666666666667" calcext:value-type="float">
            <text:p>90.0666666666667</text:p>
          </table:table-cell>
          <table:table-cell table:formula="of:=IF([.F534]=[.B534];[.E534];[.G533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50</text:p>
          </table:table-cell>
          <table:table-cell office:value-type="float" office:value="89.9460784313725" calcext:value-type="float">
            <text:p>89.9460784313725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2" calcext:value-type="float">
            <text:p>2</text:p>
          </table:table-cell>
          <table:table-cell table:formula="of:=[.E534]+1" office:value-type="float" office:value="533" calcext:value-type="float">
            <text:p>533</text:p>
          </table:table-cell>
          <table:table-cell table:formula="of:=MAX([.F534];[.B535])" office:value-type="float" office:value="90.0666666666667" calcext:value-type="float">
            <text:p>90.0666666666667</text:p>
          </table:table-cell>
          <table:table-cell table:formula="of:=IF([.F535]=[.B535];[.E535];[.G534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54</text:p>
          </table:table-cell>
          <table:table-cell office:value-type="float" office:value="89.9460784313725" calcext:value-type="float">
            <text:p>89.9460784313725</text:p>
          </table:table-cell>
          <table:table-cell office:value-type="string" calcext:value-type="string">
            <text:p>reflected on verse JHN 3:7</text:p>
          </table:table-cell>
          <table:table-cell office:value-type="float" office:value="3" calcext:value-type="float">
            <text:p>3</text:p>
          </table:table-cell>
          <table:table-cell table:formula="of:=[.E535]+1" office:value-type="float" office:value="534" calcext:value-type="float">
            <text:p>534</text:p>
          </table:table-cell>
          <table:table-cell table:formula="of:=MAX([.F535];[.B536])" office:value-type="float" office:value="90.0666666666667" calcext:value-type="float">
            <text:p>90.0666666666667</text:p>
          </table:table-cell>
          <table:table-cell table:formula="of:=IF([.F536]=[.B536];[.E536];[.G535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25-01-09 17:59:55</text:p>
          </table:table-cell>
          <table:table-cell office:value-type="float" office:value="90.1029411764706" calcext:value-type="float">
            <text:p>90.1029411764706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2" calcext:value-type="float">
            <text:p>2</text:p>
          </table:table-cell>
          <table:table-cell table:formula="of:=[.E536]+1" office:value-type="float" office:value="535" calcext:value-type="float">
            <text:p>535</text:p>
          </table:table-cell>
          <table:table-cell table:formula="of:=MAX([.F536];[.B537])" office:value-type="float" office:value="90.1029411764706" calcext:value-type="float">
            <text:p>90.1029411764706</text:p>
          </table:table-cell>
          <table:table-cell table:formula="of:=IF([.F537]=[.B537];[.E537];[.G53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7:59: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2" calcext:value-type="float">
            <text:p>2</text:p>
          </table:table-cell>
          <table:table-cell table:formula="of:=[.E537]+1" office:value-type="float" office:value="536" calcext:value-type="float">
            <text:p>536</text:p>
          </table:table-cell>
          <table:table-cell table:formula="of:=MAX([.F537];[.B538])" office:value-type="float" office:value="90.1029411764706" calcext:value-type="float">
            <text:p>90.1029411764706</text:p>
          </table:table-cell>
          <table:table-cell table:formula="of:=IF([.F538]=[.B538];[.E538];[.G53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7:59:59</text:p>
          </table:table-cell>
          <table:table-cell office:value-type="float" office:value="89.9362745098039" calcext:value-type="float">
            <text:p>89.9362745098039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2" calcext:value-type="float">
            <text:p>2</text:p>
          </table:table-cell>
          <table:table-cell table:formula="of:=[.E538]+1" office:value-type="float" office:value="537" calcext:value-type="float">
            <text:p>537</text:p>
          </table:table-cell>
          <table:table-cell table:formula="of:=MAX([.F538];[.B539])" office:value-type="float" office:value="90.1029411764706" calcext:value-type="float">
            <text:p>90.1029411764706</text:p>
          </table:table-cell>
          <table:table-cell table:formula="of:=IF([.F539]=[.B539];[.E539];[.G53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01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2" calcext:value-type="float">
            <text:p>2</text:p>
          </table:table-cell>
          <table:table-cell table:formula="of:=[.E539]+1" office:value-type="float" office:value="538" calcext:value-type="float">
            <text:p>538</text:p>
          </table:table-cell>
          <table:table-cell table:formula="of:=MAX([.F539];[.B540])" office:value-type="float" office:value="90.1029411764706" calcext:value-type="float">
            <text:p>90.1029411764706</text:p>
          </table:table-cell>
          <table:table-cell table:formula="of:=IF([.F540]=[.B540];[.E540];[.G53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02</text:p>
          </table:table-cell>
          <table:table-cell office:value-type="float" office:value="89.9441176470588" calcext:value-type="float">
            <text:p>89.9441176470588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2" calcext:value-type="float">
            <text:p>2</text:p>
          </table:table-cell>
          <table:table-cell table:formula="of:=[.E540]+1" office:value-type="float" office:value="539" calcext:value-type="float">
            <text:p>539</text:p>
          </table:table-cell>
          <table:table-cell table:formula="of:=MAX([.F540];[.B541])" office:value-type="float" office:value="90.1029411764706" calcext:value-type="float">
            <text:p>90.1029411764706</text:p>
          </table:table-cell>
          <table:table-cell table:formula="of:=IF([.F541]=[.B541];[.E541];[.G54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04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2" calcext:value-type="float">
            <text:p>2</text:p>
          </table:table-cell>
          <table:table-cell table:formula="of:=[.E541]+1" office:value-type="float" office:value="540" calcext:value-type="float">
            <text:p>540</text:p>
          </table:table-cell>
          <table:table-cell table:formula="of:=MAX([.F541];[.B542])" office:value-type="float" office:value="90.1029411764706" calcext:value-type="float">
            <text:p>90.1029411764706</text:p>
          </table:table-cell>
          <table:table-cell table:formula="of:=IF([.F542]=[.B542];[.E542];[.G54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09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reflected on verse JHN 3:8</text:p>
          </table:table-cell>
          <table:table-cell office:value-type="float" office:value="3" calcext:value-type="float">
            <text:p>3</text:p>
          </table:table-cell>
          <table:table-cell table:formula="of:=[.E542]+1" office:value-type="float" office:value="541" calcext:value-type="float">
            <text:p>541</text:p>
          </table:table-cell>
          <table:table-cell table:formula="of:=MAX([.F542];[.B543])" office:value-type="float" office:value="90.1029411764706" calcext:value-type="float">
            <text:p>90.1029411764706</text:p>
          </table:table-cell>
          <table:table-cell table:formula="of:=IF([.F543]=[.B543];[.E543];[.G54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10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2" calcext:value-type="float">
            <text:p>2</text:p>
          </table:table-cell>
          <table:table-cell table:formula="of:=[.E543]+1" office:value-type="float" office:value="542" calcext:value-type="float">
            <text:p>542</text:p>
          </table:table-cell>
          <table:table-cell table:formula="of:=MAX([.F543];[.B544])" office:value-type="float" office:value="90.1029411764706" calcext:value-type="float">
            <text:p>90.1029411764706</text:p>
          </table:table-cell>
          <table:table-cell table:formula="of:=IF([.F544]=[.B544];[.E544];[.G54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12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2" calcext:value-type="float">
            <text:p>2</text:p>
          </table:table-cell>
          <table:table-cell table:formula="of:=[.E544]+1" office:value-type="float" office:value="543" calcext:value-type="float">
            <text:p>543</text:p>
          </table:table-cell>
          <table:table-cell table:formula="of:=MAX([.F544];[.B545])" office:value-type="float" office:value="90.1029411764706" calcext:value-type="float">
            <text:p>90.1029411764706</text:p>
          </table:table-cell>
          <table:table-cell table:formula="of:=IF([.F545]=[.B545];[.E545];[.G54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14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2" calcext:value-type="float">
            <text:p>2</text:p>
          </table:table-cell>
          <table:table-cell table:formula="of:=[.E545]+1" office:value-type="float" office:value="544" calcext:value-type="float">
            <text:p>544</text:p>
          </table:table-cell>
          <table:table-cell table:formula="of:=MAX([.F545];[.B546])" office:value-type="float" office:value="90.1029411764706" calcext:value-type="float">
            <text:p>90.1029411764706</text:p>
          </table:table-cell>
          <table:table-cell table:formula="of:=IF([.F546]=[.B546];[.E546];[.G54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15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2" calcext:value-type="float">
            <text:p>2</text:p>
          </table:table-cell>
          <table:table-cell table:formula="of:=[.E546]+1" office:value-type="float" office:value="545" calcext:value-type="float">
            <text:p>545</text:p>
          </table:table-cell>
          <table:table-cell table:formula="of:=MAX([.F546];[.B547])" office:value-type="float" office:value="90.1029411764706" calcext:value-type="float">
            <text:p>90.1029411764706</text:p>
          </table:table-cell>
          <table:table-cell table:formula="of:=IF([.F547]=[.B547];[.E547];[.G54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17</text:p>
          </table:table-cell>
          <table:table-cell office:value-type="float" office:value="89.9774509803922" calcext:value-type="float">
            <text:p>89.9774509803922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2" calcext:value-type="float">
            <text:p>2</text:p>
          </table:table-cell>
          <table:table-cell table:formula="of:=[.E547]+1" office:value-type="float" office:value="546" calcext:value-type="float">
            <text:p>546</text:p>
          </table:table-cell>
          <table:table-cell table:formula="of:=MAX([.F547];[.B548])" office:value-type="float" office:value="90.1029411764706" calcext:value-type="float">
            <text:p>90.1029411764706</text:p>
          </table:table-cell>
          <table:table-cell table:formula="of:=IF([.F548]=[.B548];[.E548];[.G54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18</text:p>
          </table:table-cell>
          <table:table-cell office:value-type="float" office:value="89.9754901960784" calcext:value-type="float">
            <text:p>89.9754901960784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2" calcext:value-type="float">
            <text:p>2</text:p>
          </table:table-cell>
          <table:table-cell table:formula="of:=[.E548]+1" office:value-type="float" office:value="547" calcext:value-type="float">
            <text:p>547</text:p>
          </table:table-cell>
          <table:table-cell table:formula="of:=MAX([.F548];[.B549])" office:value-type="float" office:value="90.1029411764706" calcext:value-type="float">
            <text:p>90.1029411764706</text:p>
          </table:table-cell>
          <table:table-cell table:formula="of:=IF([.F549]=[.B549];[.E549];[.G54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24</text:p>
          </table:table-cell>
          <table:table-cell office:value-type="float" office:value="89.9754901960784" calcext:value-type="float">
            <text:p>89.9754901960784</text:p>
          </table:table-cell>
          <table:table-cell office:value-type="string" calcext:value-type="string">
            <text:p>reflected on verse JHN 3:9</text:p>
          </table:table-cell>
          <table:table-cell office:value-type="float" office:value="3" calcext:value-type="float">
            <text:p>3</text:p>
          </table:table-cell>
          <table:table-cell table:formula="of:=[.E549]+1" office:value-type="float" office:value="548" calcext:value-type="float">
            <text:p>548</text:p>
          </table:table-cell>
          <table:table-cell table:formula="of:=MAX([.F549];[.B550])" office:value-type="float" office:value="90.1029411764706" calcext:value-type="float">
            <text:p>90.1029411764706</text:p>
          </table:table-cell>
          <table:table-cell table:formula="of:=IF([.F550]=[.B550];[.E550];[.G54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26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2" calcext:value-type="float">
            <text:p>2</text:p>
          </table:table-cell>
          <table:table-cell table:formula="of:=[.E550]+1" office:value-type="float" office:value="549" calcext:value-type="float">
            <text:p>549</text:p>
          </table:table-cell>
          <table:table-cell table:formula="of:=MAX([.F550];[.B551])" office:value-type="float" office:value="90.1029411764706" calcext:value-type="float">
            <text:p>90.1029411764706</text:p>
          </table:table-cell>
          <table:table-cell table:formula="of:=IF([.F551]=[.B551];[.E551];[.G55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28</text:p>
          </table:table-cell>
          <table:table-cell office:value-type="float" office:value="90.0098039215686" calcext:value-type="float">
            <text:p>90.0098039215686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2" calcext:value-type="float">
            <text:p>2</text:p>
          </table:table-cell>
          <table:table-cell table:formula="of:=[.E551]+1" office:value-type="float" office:value="550" calcext:value-type="float">
            <text:p>550</text:p>
          </table:table-cell>
          <table:table-cell table:formula="of:=MAX([.F551];[.B552])" office:value-type="float" office:value="90.1029411764706" calcext:value-type="float">
            <text:p>90.1029411764706</text:p>
          </table:table-cell>
          <table:table-cell table:formula="of:=IF([.F552]=[.B552];[.E552];[.G55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29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2" calcext:value-type="float">
            <text:p>2</text:p>
          </table:table-cell>
          <table:table-cell table:formula="of:=[.E552]+1" office:value-type="float" office:value="551" calcext:value-type="float">
            <text:p>551</text:p>
          </table:table-cell>
          <table:table-cell table:formula="of:=MAX([.F552];[.B553])" office:value-type="float" office:value="90.1029411764706" calcext:value-type="float">
            <text:p>90.1029411764706</text:p>
          </table:table-cell>
          <table:table-cell table:formula="of:=IF([.F553]=[.B553];[.E553];[.G55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31</text:p>
          </table:table-cell>
          <table:table-cell office:value-type="float" office:value="89.9877450980392" calcext:value-type="float">
            <text:p>89.9877450980392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2" calcext:value-type="float">
            <text:p>2</text:p>
          </table:table-cell>
          <table:table-cell table:formula="of:=[.E553]+1" office:value-type="float" office:value="552" calcext:value-type="float">
            <text:p>552</text:p>
          </table:table-cell>
          <table:table-cell table:formula="of:=MAX([.F553];[.B554])" office:value-type="float" office:value="90.1029411764706" calcext:value-type="float">
            <text:p>90.1029411764706</text:p>
          </table:table-cell>
          <table:table-cell table:formula="of:=IF([.F554]=[.B554];[.E554];[.G55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34</text:p>
          </table:table-cell>
          <table:table-cell office:value-type="float" office:value="89.9862745098039" calcext:value-type="float">
            <text:p>89.9862745098039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2" calcext:value-type="float">
            <text:p>2</text:p>
          </table:table-cell>
          <table:table-cell table:formula="of:=[.E554]+1" office:value-type="float" office:value="553" calcext:value-type="float">
            <text:p>553</text:p>
          </table:table-cell>
          <table:table-cell table:formula="of:=MAX([.F554];[.B555])" office:value-type="float" office:value="90.1029411764706" calcext:value-type="float">
            <text:p>90.1029411764706</text:p>
          </table:table-cell>
          <table:table-cell table:formula="of:=IF([.F555]=[.B555];[.E555];[.G55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35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2" calcext:value-type="float">
            <text:p>2</text:p>
          </table:table-cell>
          <table:table-cell table:formula="of:=[.E555]+1" office:value-type="float" office:value="554" calcext:value-type="float">
            <text:p>554</text:p>
          </table:table-cell>
          <table:table-cell table:formula="of:=MAX([.F555];[.B556])" office:value-type="float" office:value="90.1029411764706" calcext:value-type="float">
            <text:p>90.1029411764706</text:p>
          </table:table-cell>
          <table:table-cell table:formula="of:=IF([.F556]=[.B556];[.E556];[.G55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41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reflected on verse JHN 3:10</text:p>
          </table:table-cell>
          <table:table-cell office:value-type="float" office:value="3" calcext:value-type="float">
            <text:p>3</text:p>
          </table:table-cell>
          <table:table-cell table:formula="of:=[.E556]+1" office:value-type="float" office:value="555" calcext:value-type="float">
            <text:p>555</text:p>
          </table:table-cell>
          <table:table-cell table:formula="of:=MAX([.F556];[.B557])" office:value-type="float" office:value="90.1029411764706" calcext:value-type="float">
            <text:p>90.1029411764706</text:p>
          </table:table-cell>
          <table:table-cell table:formula="of:=IF([.F557]=[.B557];[.E557];[.G55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43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2" calcext:value-type="float">
            <text:p>2</text:p>
          </table:table-cell>
          <table:table-cell table:formula="of:=[.E557]+1" office:value-type="float" office:value="556" calcext:value-type="float">
            <text:p>556</text:p>
          </table:table-cell>
          <table:table-cell table:formula="of:=MAX([.F557];[.B558])" office:value-type="float" office:value="90.1029411764706" calcext:value-type="float">
            <text:p>90.1029411764706</text:p>
          </table:table-cell>
          <table:table-cell table:formula="of:=IF([.F558]=[.B558];[.E558];[.G55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45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2" calcext:value-type="float">
            <text:p>2</text:p>
          </table:table-cell>
          <table:table-cell table:formula="of:=[.E558]+1" office:value-type="float" office:value="557" calcext:value-type="float">
            <text:p>557</text:p>
          </table:table-cell>
          <table:table-cell table:formula="of:=MAX([.F558];[.B559])" office:value-type="float" office:value="90.1029411764706" calcext:value-type="float">
            <text:p>90.1029411764706</text:p>
          </table:table-cell>
          <table:table-cell table:formula="of:=IF([.F559]=[.B559];[.E559];[.G55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47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2" calcext:value-type="float">
            <text:p>2</text:p>
          </table:table-cell>
          <table:table-cell table:formula="of:=[.E559]+1" office:value-type="float" office:value="558" calcext:value-type="float">
            <text:p>558</text:p>
          </table:table-cell>
          <table:table-cell table:formula="of:=MAX([.F559];[.B560])" office:value-type="float" office:value="90.1029411764706" calcext:value-type="float">
            <text:p>90.1029411764706</text:p>
          </table:table-cell>
          <table:table-cell table:formula="of:=IF([.F560]=[.B560];[.E560];[.G55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48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2" calcext:value-type="float">
            <text:p>2</text:p>
          </table:table-cell>
          <table:table-cell table:formula="of:=[.E560]+1" office:value-type="float" office:value="559" calcext:value-type="float">
            <text:p>559</text:p>
          </table:table-cell>
          <table:table-cell table:formula="of:=MAX([.F560];[.B561])" office:value-type="float" office:value="90.1029411764706" calcext:value-type="float">
            <text:p>90.1029411764706</text:p>
          </table:table-cell>
          <table:table-cell table:formula="of:=IF([.F561]=[.B561];[.E561];[.G56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50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2" calcext:value-type="float">
            <text:p>2</text:p>
          </table:table-cell>
          <table:table-cell table:formula="of:=[.E561]+1" office:value-type="float" office:value="560" calcext:value-type="float">
            <text:p>560</text:p>
          </table:table-cell>
          <table:table-cell table:formula="of:=MAX([.F561];[.B562])" office:value-type="float" office:value="90.1029411764706" calcext:value-type="float">
            <text:p>90.1029411764706</text:p>
          </table:table-cell>
          <table:table-cell table:formula="of:=IF([.F562]=[.B562];[.E562];[.G56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51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2" calcext:value-type="float">
            <text:p>2</text:p>
          </table:table-cell>
          <table:table-cell table:formula="of:=[.E562]+1" office:value-type="float" office:value="561" calcext:value-type="float">
            <text:p>561</text:p>
          </table:table-cell>
          <table:table-cell table:formula="of:=MAX([.F562];[.B563])" office:value-type="float" office:value="90.1029411764706" calcext:value-type="float">
            <text:p>90.1029411764706</text:p>
          </table:table-cell>
          <table:table-cell table:formula="of:=IF([.F563]=[.B563];[.E563];[.G56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0:58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3" calcext:value-type="float">
            <text:p>3</text:p>
          </table:table-cell>
          <table:table-cell table:formula="of:=[.E563]+1" office:value-type="float" office:value="562" calcext:value-type="float">
            <text:p>562</text:p>
          </table:table-cell>
          <table:table-cell table:formula="of:=MAX([.F563];[.B564])" office:value-type="float" office:value="90.1029411764706" calcext:value-type="float">
            <text:p>90.1029411764706</text:p>
          </table:table-cell>
          <table:table-cell table:formula="of:=IF([.F564]=[.B564];[.E564];[.G56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00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2" calcext:value-type="float">
            <text:p>2</text:p>
          </table:table-cell>
          <table:table-cell table:formula="of:=[.E564]+1" office:value-type="float" office:value="563" calcext:value-type="float">
            <text:p>563</text:p>
          </table:table-cell>
          <table:table-cell table:formula="of:=MAX([.F564];[.B565])" office:value-type="float" office:value="90.1029411764706" calcext:value-type="float">
            <text:p>90.1029411764706</text:p>
          </table:table-cell>
          <table:table-cell table:formula="of:=IF([.F565]=[.B565];[.E565];[.G56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01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2" calcext:value-type="float">
            <text:p>2</text:p>
          </table:table-cell>
          <table:table-cell table:formula="of:=[.E565]+1" office:value-type="float" office:value="564" calcext:value-type="float">
            <text:p>564</text:p>
          </table:table-cell>
          <table:table-cell table:formula="of:=MAX([.F565];[.B566])" office:value-type="float" office:value="90.1029411764706" calcext:value-type="float">
            <text:p>90.1029411764706</text:p>
          </table:table-cell>
          <table:table-cell table:formula="of:=IF([.F566]=[.B566];[.E566];[.G56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02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2" calcext:value-type="float">
            <text:p>2</text:p>
          </table:table-cell>
          <table:table-cell table:formula="of:=[.E566]+1" office:value-type="float" office:value="565" calcext:value-type="float">
            <text:p>565</text:p>
          </table:table-cell>
          <table:table-cell table:formula="of:=MAX([.F566];[.B567])" office:value-type="float" office:value="90.1029411764706" calcext:value-type="float">
            <text:p>90.1029411764706</text:p>
          </table:table-cell>
          <table:table-cell table:formula="of:=IF([.F567]=[.B567];[.E567];[.G56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04</text:p>
          </table:table-cell>
          <table:table-cell office:value-type="float" office:value="89.8210784313725" calcext:value-type="float">
            <text:p>89.8210784313725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2" calcext:value-type="float">
            <text:p>2</text:p>
          </table:table-cell>
          <table:table-cell table:formula="of:=[.E567]+1" office:value-type="float" office:value="566" calcext:value-type="float">
            <text:p>566</text:p>
          </table:table-cell>
          <table:table-cell table:formula="of:=MAX([.F567];[.B568])" office:value-type="float" office:value="90.1029411764706" calcext:value-type="float">
            <text:p>90.1029411764706</text:p>
          </table:table-cell>
          <table:table-cell table:formula="of:=IF([.F568]=[.B568];[.E568];[.G56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06</text:p>
          </table:table-cell>
          <table:table-cell office:value-type="float" office:value="89.7990196078431" calcext:value-type="float">
            <text:p>89.7990196078431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2" calcext:value-type="float">
            <text:p>2</text:p>
          </table:table-cell>
          <table:table-cell table:formula="of:=[.E568]+1" office:value-type="float" office:value="567" calcext:value-type="float">
            <text:p>567</text:p>
          </table:table-cell>
          <table:table-cell table:formula="of:=MAX([.F568];[.B569])" office:value-type="float" office:value="90.1029411764706" calcext:value-type="float">
            <text:p>90.1029411764706</text:p>
          </table:table-cell>
          <table:table-cell table:formula="of:=IF([.F569]=[.B569];[.E569];[.G56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08</text:p>
          </table:table-cell>
          <table:table-cell office:value-type="float" office:value="89.8333333333333" calcext:value-type="float">
            <text:p>89.8333333333333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2" calcext:value-type="float">
            <text:p>2</text:p>
          </table:table-cell>
          <table:table-cell table:formula="of:=[.E569]+1" office:value-type="float" office:value="568" calcext:value-type="float">
            <text:p>568</text:p>
          </table:table-cell>
          <table:table-cell table:formula="of:=MAX([.F569];[.B570])" office:value-type="float" office:value="90.1029411764706" calcext:value-type="float">
            <text:p>90.1029411764706</text:p>
          </table:table-cell>
          <table:table-cell table:formula="of:=IF([.F570]=[.B570];[.E570];[.G56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11</text:p>
          </table:table-cell>
          <table:table-cell office:value-type="float" office:value="89.8333333333333" calcext:value-type="float">
            <text:p>89.8333333333333</text:p>
          </table:table-cell>
          <table:table-cell office:value-type="string" calcext:value-type="string">
            <text:p>reflected on verse JHN 3:13</text:p>
          </table:table-cell>
          <table:table-cell office:value-type="float" office:value="3" calcext:value-type="float">
            <text:p>3</text:p>
          </table:table-cell>
          <table:table-cell table:formula="of:=[.E570]+1" office:value-type="float" office:value="569" calcext:value-type="float">
            <text:p>569</text:p>
          </table:table-cell>
          <table:table-cell table:formula="of:=MAX([.F570];[.B571])" office:value-type="float" office:value="90.1029411764706" calcext:value-type="float">
            <text:p>90.1029411764706</text:p>
          </table:table-cell>
          <table:table-cell table:formula="of:=IF([.F571]=[.B571];[.E571];[.G57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13</text:p>
          </table:table-cell>
          <table:table-cell office:value-type="float" office:value="89.6274509803922" calcext:value-type="float">
            <text:p>89.6274509803922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2" calcext:value-type="float">
            <text:p>2</text:p>
          </table:table-cell>
          <table:table-cell table:formula="of:=[.E571]+1" office:value-type="float" office:value="570" calcext:value-type="float">
            <text:p>570</text:p>
          </table:table-cell>
          <table:table-cell table:formula="of:=MAX([.F571];[.B572])" office:value-type="float" office:value="90.1029411764706" calcext:value-type="float">
            <text:p>90.1029411764706</text:p>
          </table:table-cell>
          <table:table-cell table:formula="of:=IF([.F572]=[.B572];[.E572];[.G57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14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2" calcext:value-type="float">
            <text:p>2</text:p>
          </table:table-cell>
          <table:table-cell table:formula="of:=[.E572]+1" office:value-type="float" office:value="571" calcext:value-type="float">
            <text:p>571</text:p>
          </table:table-cell>
          <table:table-cell table:formula="of:=MAX([.F572];[.B573])" office:value-type="float" office:value="90.1029411764706" calcext:value-type="float">
            <text:p>90.1029411764706</text:p>
          </table:table-cell>
          <table:table-cell table:formula="of:=IF([.F573]=[.B573];[.E573];[.G57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18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2" calcext:value-type="float">
            <text:p>2</text:p>
          </table:table-cell>
          <table:table-cell table:formula="of:=[.E573]+1" office:value-type="float" office:value="572" calcext:value-type="float">
            <text:p>572</text:p>
          </table:table-cell>
          <table:table-cell table:formula="of:=MAX([.F573];[.B574])" office:value-type="float" office:value="90.1029411764706" calcext:value-type="float">
            <text:p>90.1029411764706</text:p>
          </table:table-cell>
          <table:table-cell table:formula="of:=IF([.F574]=[.B574];[.E574];[.G57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19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2" calcext:value-type="float">
            <text:p>2</text:p>
          </table:table-cell>
          <table:table-cell table:formula="of:=[.E574]+1" office:value-type="float" office:value="573" calcext:value-type="float">
            <text:p>573</text:p>
          </table:table-cell>
          <table:table-cell table:formula="of:=MAX([.F574];[.B575])" office:value-type="float" office:value="90.1029411764706" calcext:value-type="float">
            <text:p>90.1029411764706</text:p>
          </table:table-cell>
          <table:table-cell table:formula="of:=IF([.F575]=[.B575];[.E575];[.G57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21</text:p>
          </table:table-cell>
          <table:table-cell office:value-type="float" office:value="89.7980392156863" calcext:value-type="float">
            <text:p>89.7980392156863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2" calcext:value-type="float">
            <text:p>2</text:p>
          </table:table-cell>
          <table:table-cell table:formula="of:=[.E575]+1" office:value-type="float" office:value="574" calcext:value-type="float">
            <text:p>574</text:p>
          </table:table-cell>
          <table:table-cell table:formula="of:=MAX([.F575];[.B576])" office:value-type="float" office:value="90.1029411764706" calcext:value-type="float">
            <text:p>90.1029411764706</text:p>
          </table:table-cell>
          <table:table-cell table:formula="of:=IF([.F576]=[.B576];[.E576];[.G57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29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2" calcext:value-type="float">
            <text:p>2</text:p>
          </table:table-cell>
          <table:table-cell table:formula="of:=[.E576]+1" office:value-type="float" office:value="575" calcext:value-type="float">
            <text:p>575</text:p>
          </table:table-cell>
          <table:table-cell table:formula="of:=MAX([.F576];[.B577])" office:value-type="float" office:value="90.1029411764706" calcext:value-type="float">
            <text:p>90.1029411764706</text:p>
          </table:table-cell>
          <table:table-cell table:formula="of:=IF([.F577]=[.B577];[.E577];[.G57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34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reflected on verse JHN 3:14</text:p>
          </table:table-cell>
          <table:table-cell office:value-type="float" office:value="3" calcext:value-type="float">
            <text:p>3</text:p>
          </table:table-cell>
          <table:table-cell table:formula="of:=[.E577]+1" office:value-type="float" office:value="576" calcext:value-type="float">
            <text:p>576</text:p>
          </table:table-cell>
          <table:table-cell table:formula="of:=MAX([.F577];[.B578])" office:value-type="float" office:value="90.1029411764706" calcext:value-type="float">
            <text:p>90.1029411764706</text:p>
          </table:table-cell>
          <table:table-cell table:formula="of:=IF([.F578]=[.B578];[.E578];[.G57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35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2" calcext:value-type="float">
            <text:p>2</text:p>
          </table:table-cell>
          <table:table-cell table:formula="of:=[.E578]+1" office:value-type="float" office:value="577" calcext:value-type="float">
            <text:p>577</text:p>
          </table:table-cell>
          <table:table-cell table:formula="of:=MAX([.F578];[.B579])" office:value-type="float" office:value="90.1029411764706" calcext:value-type="float">
            <text:p>90.1029411764706</text:p>
          </table:table-cell>
          <table:table-cell table:formula="of:=IF([.F579]=[.B579];[.E579];[.G57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37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2" calcext:value-type="float">
            <text:p>2</text:p>
          </table:table-cell>
          <table:table-cell table:formula="of:=[.E579]+1" office:value-type="float" office:value="578" calcext:value-type="float">
            <text:p>578</text:p>
          </table:table-cell>
          <table:table-cell table:formula="of:=MAX([.F579];[.B580])" office:value-type="float" office:value="90.1029411764706" calcext:value-type="float">
            <text:p>90.1029411764706</text:p>
          </table:table-cell>
          <table:table-cell table:formula="of:=IF([.F580]=[.B580];[.E580];[.G57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38</text:p>
          </table:table-cell>
          <table:table-cell office:value-type="float" office:value="89.7990196078431" calcext:value-type="float">
            <text:p>89.7990196078431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2" calcext:value-type="float">
            <text:p>2</text:p>
          </table:table-cell>
          <table:table-cell table:formula="of:=[.E580]+1" office:value-type="float" office:value="579" calcext:value-type="float">
            <text:p>579</text:p>
          </table:table-cell>
          <table:table-cell table:formula="of:=MAX([.F580];[.B581])" office:value-type="float" office:value="90.1029411764706" calcext:value-type="float">
            <text:p>90.1029411764706</text:p>
          </table:table-cell>
          <table:table-cell table:formula="of:=IF([.F581]=[.B581];[.E581];[.G58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40</text:p>
          </table:table-cell>
          <table:table-cell office:value-type="float" office:value="89.7524509803922" calcext:value-type="float">
            <text:p>89.7524509803922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2" calcext:value-type="float">
            <text:p>2</text:p>
          </table:table-cell>
          <table:table-cell table:formula="of:=[.E581]+1" office:value-type="float" office:value="580" calcext:value-type="float">
            <text:p>580</text:p>
          </table:table-cell>
          <table:table-cell table:formula="of:=MAX([.F581];[.B582])" office:value-type="float" office:value="90.1029411764706" calcext:value-type="float">
            <text:p>90.1029411764706</text:p>
          </table:table-cell>
          <table:table-cell table:formula="of:=IF([.F582]=[.B582];[.E582];[.G58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41</text:p>
          </table:table-cell>
          <table:table-cell office:value-type="float" office:value="89.7833333333333" calcext:value-type="float">
            <text:p>89.7833333333333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2" calcext:value-type="float">
            <text:p>2</text:p>
          </table:table-cell>
          <table:table-cell table:formula="of:=[.E582]+1" office:value-type="float" office:value="581" calcext:value-type="float">
            <text:p>581</text:p>
          </table:table-cell>
          <table:table-cell table:formula="of:=MAX([.F582];[.B583])" office:value-type="float" office:value="90.1029411764706" calcext:value-type="float">
            <text:p>90.1029411764706</text:p>
          </table:table-cell>
          <table:table-cell table:formula="of:=IF([.F583]=[.B583];[.E583];[.G58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42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2" calcext:value-type="float">
            <text:p>2</text:p>
          </table:table-cell>
          <table:table-cell table:formula="of:=[.E583]+1" office:value-type="float" office:value="582" calcext:value-type="float">
            <text:p>582</text:p>
          </table:table-cell>
          <table:table-cell table:formula="of:=MAX([.F583];[.B584])" office:value-type="float" office:value="90.1029411764706" calcext:value-type="float">
            <text:p>90.1029411764706</text:p>
          </table:table-cell>
          <table:table-cell table:formula="of:=IF([.F584]=[.B584];[.E584];[.G58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47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reflected on verse JHN 3:15</text:p>
          </table:table-cell>
          <table:table-cell office:value-type="float" office:value="3" calcext:value-type="float">
            <text:p>3</text:p>
          </table:table-cell>
          <table:table-cell table:formula="of:=[.E584]+1" office:value-type="float" office:value="583" calcext:value-type="float">
            <text:p>583</text:p>
          </table:table-cell>
          <table:table-cell table:formula="of:=MAX([.F584];[.B585])" office:value-type="float" office:value="90.1029411764706" calcext:value-type="float">
            <text:p>90.1029411764706</text:p>
          </table:table-cell>
          <table:table-cell table:formula="of:=IF([.F585]=[.B585];[.E585];[.G58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48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2" calcext:value-type="float">
            <text:p>2</text:p>
          </table:table-cell>
          <table:table-cell table:formula="of:=[.E585]+1" office:value-type="float" office:value="584" calcext:value-type="float">
            <text:p>584</text:p>
          </table:table-cell>
          <table:table-cell table:formula="of:=MAX([.F585];[.B586])" office:value-type="float" office:value="90.1029411764706" calcext:value-type="float">
            <text:p>90.1029411764706</text:p>
          </table:table-cell>
          <table:table-cell table:formula="of:=IF([.F586]=[.B586];[.E586];[.G58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49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2" calcext:value-type="float">
            <text:p>2</text:p>
          </table:table-cell>
          <table:table-cell table:formula="of:=[.E586]+1" office:value-type="float" office:value="585" calcext:value-type="float">
            <text:p>585</text:p>
          </table:table-cell>
          <table:table-cell table:formula="of:=MAX([.F586];[.B587])" office:value-type="float" office:value="90.1029411764706" calcext:value-type="float">
            <text:p>90.1029411764706</text:p>
          </table:table-cell>
          <table:table-cell table:formula="of:=IF([.F587]=[.B587];[.E587];[.G58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51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2" calcext:value-type="float">
            <text:p>2</text:p>
          </table:table-cell>
          <table:table-cell table:formula="of:=[.E587]+1" office:value-type="float" office:value="586" calcext:value-type="float">
            <text:p>586</text:p>
          </table:table-cell>
          <table:table-cell table:formula="of:=MAX([.F587];[.B588])" office:value-type="float" office:value="90.1029411764706" calcext:value-type="float">
            <text:p>90.1029411764706</text:p>
          </table:table-cell>
          <table:table-cell table:formula="of:=IF([.F588]=[.B588];[.E588];[.G58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52</text:p>
          </table:table-cell>
          <table:table-cell office:value-type="float" office:value="89.8112745098039" calcext:value-type="float">
            <text:p>89.8112745098039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2" calcext:value-type="float">
            <text:p>2</text:p>
          </table:table-cell>
          <table:table-cell table:formula="of:=[.E588]+1" office:value-type="float" office:value="587" calcext:value-type="float">
            <text:p>587</text:p>
          </table:table-cell>
          <table:table-cell table:formula="of:=MAX([.F588];[.B589])" office:value-type="float" office:value="90.1029411764706" calcext:value-type="float">
            <text:p>90.1029411764706</text:p>
          </table:table-cell>
          <table:table-cell table:formula="of:=IF([.F589]=[.B589];[.E589];[.G58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54</text:p>
          </table:table-cell>
          <table:table-cell office:value-type="float" office:value="89.8333333333333" calcext:value-type="float">
            <text:p>89.8333333333333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2" calcext:value-type="float">
            <text:p>2</text:p>
          </table:table-cell>
          <table:table-cell table:formula="of:=[.E589]+1" office:value-type="float" office:value="588" calcext:value-type="float">
            <text:p>588</text:p>
          </table:table-cell>
          <table:table-cell table:formula="of:=MAX([.F589];[.B590])" office:value-type="float" office:value="90.1029411764706" calcext:value-type="float">
            <text:p>90.1029411764706</text:p>
          </table:table-cell>
          <table:table-cell table:formula="of:=IF([.F590]=[.B590];[.E590];[.G58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1:55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2" calcext:value-type="float">
            <text:p>2</text:p>
          </table:table-cell>
          <table:table-cell table:formula="of:=[.E590]+1" office:value-type="float" office:value="589" calcext:value-type="float">
            <text:p>589</text:p>
          </table:table-cell>
          <table:table-cell table:formula="of:=MAX([.F590];[.B591])" office:value-type="float" office:value="90.1029411764706" calcext:value-type="float">
            <text:p>90.1029411764706</text:p>
          </table:table-cell>
          <table:table-cell table:formula="of:=IF([.F591]=[.B591];[.E591];[.G59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01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reflected on verse JHN 3:16</text:p>
          </table:table-cell>
          <table:table-cell office:value-type="float" office:value="3" calcext:value-type="float">
            <text:p>3</text:p>
          </table:table-cell>
          <table:table-cell table:formula="of:=[.E591]+1" office:value-type="float" office:value="590" calcext:value-type="float">
            <text:p>590</text:p>
          </table:table-cell>
          <table:table-cell table:formula="of:=MAX([.F591];[.B592])" office:value-type="float" office:value="90.1029411764706" calcext:value-type="float">
            <text:p>90.1029411764706</text:p>
          </table:table-cell>
          <table:table-cell table:formula="of:=IF([.F592]=[.B592];[.E592];[.G59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03</text:p>
          </table:table-cell>
          <table:table-cell office:value-type="float" office:value="89.6617647058824" calcext:value-type="float">
            <text:p>89.6617647058824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2" calcext:value-type="float">
            <text:p>2</text:p>
          </table:table-cell>
          <table:table-cell table:formula="of:=[.E592]+1" office:value-type="float" office:value="591" calcext:value-type="float">
            <text:p>591</text:p>
          </table:table-cell>
          <table:table-cell table:formula="of:=MAX([.F592];[.B593])" office:value-type="float" office:value="90.1029411764706" calcext:value-type="float">
            <text:p>90.1029411764706</text:p>
          </table:table-cell>
          <table:table-cell table:formula="of:=IF([.F593]=[.B593];[.E593];[.G59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04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2" calcext:value-type="float">
            <text:p>2</text:p>
          </table:table-cell>
          <table:table-cell table:formula="of:=[.E593]+1" office:value-type="float" office:value="592" calcext:value-type="float">
            <text:p>592</text:p>
          </table:table-cell>
          <table:table-cell table:formula="of:=MAX([.F593];[.B594])" office:value-type="float" office:value="90.1029411764706" calcext:value-type="float">
            <text:p>90.1029411764706</text:p>
          </table:table-cell>
          <table:table-cell table:formula="of:=IF([.F594]=[.B594];[.E594];[.G59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05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2" calcext:value-type="float">
            <text:p>2</text:p>
          </table:table-cell>
          <table:table-cell table:formula="of:=[.E594]+1" office:value-type="float" office:value="593" calcext:value-type="float">
            <text:p>593</text:p>
          </table:table-cell>
          <table:table-cell table:formula="of:=MAX([.F594];[.B595])" office:value-type="float" office:value="90.1029411764706" calcext:value-type="float">
            <text:p>90.1029411764706</text:p>
          </table:table-cell>
          <table:table-cell table:formula="of:=IF([.F595]=[.B595];[.E595];[.G59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07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2" calcext:value-type="float">
            <text:p>2</text:p>
          </table:table-cell>
          <table:table-cell table:formula="of:=[.E595]+1" office:value-type="float" office:value="594" calcext:value-type="float">
            <text:p>594</text:p>
          </table:table-cell>
          <table:table-cell table:formula="of:=MAX([.F595];[.B596])" office:value-type="float" office:value="90.1029411764706" calcext:value-type="float">
            <text:p>90.1029411764706</text:p>
          </table:table-cell>
          <table:table-cell table:formula="of:=IF([.F596]=[.B596];[.E596];[.G59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08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2" calcext:value-type="float">
            <text:p>2</text:p>
          </table:table-cell>
          <table:table-cell table:formula="of:=[.E596]+1" office:value-type="float" office:value="595" calcext:value-type="float">
            <text:p>595</text:p>
          </table:table-cell>
          <table:table-cell table:formula="of:=MAX([.F596];[.B597])" office:value-type="float" office:value="90.1029411764706" calcext:value-type="float">
            <text:p>90.1029411764706</text:p>
          </table:table-cell>
          <table:table-cell table:formula="of:=IF([.F597]=[.B597];[.E597];[.G59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10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2" calcext:value-type="float">
            <text:p>2</text:p>
          </table:table-cell>
          <table:table-cell table:formula="of:=[.E597]+1" office:value-type="float" office:value="596" calcext:value-type="float">
            <text:p>596</text:p>
          </table:table-cell>
          <table:table-cell table:formula="of:=MAX([.F597];[.B598])" office:value-type="float" office:value="90.1029411764706" calcext:value-type="float">
            <text:p>90.1029411764706</text:p>
          </table:table-cell>
          <table:table-cell table:formula="of:=IF([.F598]=[.B598];[.E598];[.G59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15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reflected on verse JHN 3:17</text:p>
          </table:table-cell>
          <table:table-cell office:value-type="float" office:value="3" calcext:value-type="float">
            <text:p>3</text:p>
          </table:table-cell>
          <table:table-cell table:formula="of:=[.E598]+1" office:value-type="float" office:value="597" calcext:value-type="float">
            <text:p>597</text:p>
          </table:table-cell>
          <table:table-cell table:formula="of:=MAX([.F598];[.B599])" office:value-type="float" office:value="90.1029411764706" calcext:value-type="float">
            <text:p>90.1029411764706</text:p>
          </table:table-cell>
          <table:table-cell table:formula="of:=IF([.F599]=[.B599];[.E599];[.G59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16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2" calcext:value-type="float">
            <text:p>2</text:p>
          </table:table-cell>
          <table:table-cell table:formula="of:=[.E599]+1" office:value-type="float" office:value="598" calcext:value-type="float">
            <text:p>598</text:p>
          </table:table-cell>
          <table:table-cell table:formula="of:=MAX([.F599];[.B600])" office:value-type="float" office:value="90.1029411764706" calcext:value-type="float">
            <text:p>90.1029411764706</text:p>
          </table:table-cell>
          <table:table-cell table:formula="of:=IF([.F600]=[.B600];[.E600];[.G59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18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2" calcext:value-type="float">
            <text:p>2</text:p>
          </table:table-cell>
          <table:table-cell table:formula="of:=[.E600]+1" office:value-type="float" office:value="599" calcext:value-type="float">
            <text:p>599</text:p>
          </table:table-cell>
          <table:table-cell table:formula="of:=MAX([.F600];[.B601])" office:value-type="float" office:value="90.1029411764706" calcext:value-type="float">
            <text:p>90.1029411764706</text:p>
          </table:table-cell>
          <table:table-cell table:formula="of:=IF([.F601]=[.B601];[.E601];[.G60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20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2" calcext:value-type="float">
            <text:p>2</text:p>
          </table:table-cell>
          <table:table-cell table:formula="of:=[.E601]+1" office:value-type="float" office:value="600" calcext:value-type="float">
            <text:p>600</text:p>
          </table:table-cell>
          <table:table-cell table:formula="of:=MAX([.F601];[.B602])" office:value-type="float" office:value="90.1029411764706" calcext:value-type="float">
            <text:p>90.1029411764706</text:p>
          </table:table-cell>
          <table:table-cell table:formula="of:=IF([.F602]=[.B602];[.E602];[.G60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21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2" calcext:value-type="float">
            <text:p>2</text:p>
          </table:table-cell>
          <table:table-cell table:formula="of:=[.E602]+1" office:value-type="float" office:value="601" calcext:value-type="float">
            <text:p>601</text:p>
          </table:table-cell>
          <table:table-cell table:formula="of:=MAX([.F602];[.B603])" office:value-type="float" office:value="90.1029411764706" calcext:value-type="float">
            <text:p>90.1029411764706</text:p>
          </table:table-cell>
          <table:table-cell table:formula="of:=IF([.F603]=[.B603];[.E603];[.G60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22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2" calcext:value-type="float">
            <text:p>2</text:p>
          </table:table-cell>
          <table:table-cell table:formula="of:=[.E603]+1" office:value-type="float" office:value="602" calcext:value-type="float">
            <text:p>602</text:p>
          </table:table-cell>
          <table:table-cell table:formula="of:=MAX([.F603];[.B604])" office:value-type="float" office:value="90.1029411764706" calcext:value-type="float">
            <text:p>90.1029411764706</text:p>
          </table:table-cell>
          <table:table-cell table:formula="of:=IF([.F604]=[.B604];[.E604];[.G60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24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2" calcext:value-type="float">
            <text:p>2</text:p>
          </table:table-cell>
          <table:table-cell table:formula="of:=[.E604]+1" office:value-type="float" office:value="603" calcext:value-type="float">
            <text:p>603</text:p>
          </table:table-cell>
          <table:table-cell table:formula="of:=MAX([.F604];[.B605])" office:value-type="float" office:value="90.1029411764706" calcext:value-type="float">
            <text:p>90.1029411764706</text:p>
          </table:table-cell>
          <table:table-cell table:formula="of:=IF([.F605]=[.B605];[.E605];[.G60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29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reflected on verse JHN 3:18</text:p>
          </table:table-cell>
          <table:table-cell office:value-type="float" office:value="3" calcext:value-type="float">
            <text:p>3</text:p>
          </table:table-cell>
          <table:table-cell table:formula="of:=[.E605]+1" office:value-type="float" office:value="604" calcext:value-type="float">
            <text:p>604</text:p>
          </table:table-cell>
          <table:table-cell table:formula="of:=MAX([.F605];[.B606])" office:value-type="float" office:value="90.1029411764706" calcext:value-type="float">
            <text:p>90.1029411764706</text:p>
          </table:table-cell>
          <table:table-cell table:formula="of:=IF([.F606]=[.B606];[.E606];[.G60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30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2" calcext:value-type="float">
            <text:p>2</text:p>
          </table:table-cell>
          <table:table-cell table:formula="of:=[.E606]+1" office:value-type="float" office:value="605" calcext:value-type="float">
            <text:p>605</text:p>
          </table:table-cell>
          <table:table-cell table:formula="of:=MAX([.F606];[.B607])" office:value-type="float" office:value="90.1029411764706" calcext:value-type="float">
            <text:p>90.1029411764706</text:p>
          </table:table-cell>
          <table:table-cell table:formula="of:=IF([.F607]=[.B607];[.E607];[.G60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32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2" calcext:value-type="float">
            <text:p>2</text:p>
          </table:table-cell>
          <table:table-cell table:formula="of:=[.E607]+1" office:value-type="float" office:value="606" calcext:value-type="float">
            <text:p>606</text:p>
          </table:table-cell>
          <table:table-cell table:formula="of:=MAX([.F607];[.B608])" office:value-type="float" office:value="90.1029411764706" calcext:value-type="float">
            <text:p>90.1029411764706</text:p>
          </table:table-cell>
          <table:table-cell table:formula="of:=IF([.F608]=[.B608];[.E608];[.G60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34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2" calcext:value-type="float">
            <text:p>2</text:p>
          </table:table-cell>
          <table:table-cell table:formula="of:=[.E608]+1" office:value-type="float" office:value="607" calcext:value-type="float">
            <text:p>607</text:p>
          </table:table-cell>
          <table:table-cell table:formula="of:=MAX([.F608];[.B609])" office:value-type="float" office:value="90.1029411764706" calcext:value-type="float">
            <text:p>90.1029411764706</text:p>
          </table:table-cell>
          <table:table-cell table:formula="of:=IF([.F609]=[.B609];[.E609];[.G60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36</text:p>
          </table:table-cell>
          <table:table-cell office:value-type="float" office:value="89.8161764705882" calcext:value-type="float">
            <text:p>89.8161764705882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2" calcext:value-type="float">
            <text:p>2</text:p>
          </table:table-cell>
          <table:table-cell table:formula="of:=[.E609]+1" office:value-type="float" office:value="608" calcext:value-type="float">
            <text:p>608</text:p>
          </table:table-cell>
          <table:table-cell table:formula="of:=MAX([.F609];[.B610])" office:value-type="float" office:value="90.1029411764706" calcext:value-type="float">
            <text:p>90.1029411764706</text:p>
          </table:table-cell>
          <table:table-cell table:formula="of:=IF([.F610]=[.B610];[.E610];[.G60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37</text:p>
          </table:table-cell>
          <table:table-cell office:value-type="float" office:value="89.8205882352941" calcext:value-type="float">
            <text:p>89.8205882352941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2" calcext:value-type="float">
            <text:p>2</text:p>
          </table:table-cell>
          <table:table-cell table:formula="of:=[.E610]+1" office:value-type="float" office:value="609" calcext:value-type="float">
            <text:p>609</text:p>
          </table:table-cell>
          <table:table-cell table:formula="of:=MAX([.F610];[.B611])" office:value-type="float" office:value="90.1029411764706" calcext:value-type="float">
            <text:p>90.1029411764706</text:p>
          </table:table-cell>
          <table:table-cell table:formula="of:=IF([.F611]=[.B611];[.E611];[.G61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39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2" calcext:value-type="float">
            <text:p>2</text:p>
          </table:table-cell>
          <table:table-cell table:formula="of:=[.E611]+1" office:value-type="float" office:value="610" calcext:value-type="float">
            <text:p>610</text:p>
          </table:table-cell>
          <table:table-cell table:formula="of:=MAX([.F611];[.B612])" office:value-type="float" office:value="90.1029411764706" calcext:value-type="float">
            <text:p>90.1029411764706</text:p>
          </table:table-cell>
          <table:table-cell table:formula="of:=IF([.F612]=[.B612];[.E612];[.G61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44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reflected on verse JHN 3:19</text:p>
          </table:table-cell>
          <table:table-cell office:value-type="float" office:value="3" calcext:value-type="float">
            <text:p>3</text:p>
          </table:table-cell>
          <table:table-cell table:formula="of:=[.E612]+1" office:value-type="float" office:value="611" calcext:value-type="float">
            <text:p>611</text:p>
          </table:table-cell>
          <table:table-cell table:formula="of:=MAX([.F612];[.B613])" office:value-type="float" office:value="90.1029411764706" calcext:value-type="float">
            <text:p>90.1029411764706</text:p>
          </table:table-cell>
          <table:table-cell table:formula="of:=IF([.F613]=[.B613];[.E613];[.G61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46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2" calcext:value-type="float">
            <text:p>2</text:p>
          </table:table-cell>
          <table:table-cell table:formula="of:=[.E613]+1" office:value-type="float" office:value="612" calcext:value-type="float">
            <text:p>612</text:p>
          </table:table-cell>
          <table:table-cell table:formula="of:=MAX([.F613];[.B614])" office:value-type="float" office:value="90.1029411764706" calcext:value-type="float">
            <text:p>90.1029411764706</text:p>
          </table:table-cell>
          <table:table-cell table:formula="of:=IF([.F614]=[.B614];[.E614];[.G61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48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2" calcext:value-type="float">
            <text:p>2</text:p>
          </table:table-cell>
          <table:table-cell table:formula="of:=[.E614]+1" office:value-type="float" office:value="613" calcext:value-type="float">
            <text:p>613</text:p>
          </table:table-cell>
          <table:table-cell table:formula="of:=MAX([.F614];[.B615])" office:value-type="float" office:value="90.1029411764706" calcext:value-type="float">
            <text:p>90.1029411764706</text:p>
          </table:table-cell>
          <table:table-cell table:formula="of:=IF([.F615]=[.B615];[.E615];[.G61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49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2" calcext:value-type="float">
            <text:p>2</text:p>
          </table:table-cell>
          <table:table-cell table:formula="of:=[.E615]+1" office:value-type="float" office:value="614" calcext:value-type="float">
            <text:p>614</text:p>
          </table:table-cell>
          <table:table-cell table:formula="of:=MAX([.F615];[.B616])" office:value-type="float" office:value="90.1029411764706" calcext:value-type="float">
            <text:p>90.1029411764706</text:p>
          </table:table-cell>
          <table:table-cell table:formula="of:=IF([.F616]=[.B616];[.E616];[.G61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51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2" calcext:value-type="float">
            <text:p>2</text:p>
          </table:table-cell>
          <table:table-cell table:formula="of:=[.E616]+1" office:value-type="float" office:value="615" calcext:value-type="float">
            <text:p>615</text:p>
          </table:table-cell>
          <table:table-cell table:formula="of:=MAX([.F616];[.B617])" office:value-type="float" office:value="90.1029411764706" calcext:value-type="float">
            <text:p>90.1029411764706</text:p>
          </table:table-cell>
          <table:table-cell table:formula="of:=IF([.F617]=[.B617];[.E617];[.G61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53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2" calcext:value-type="float">
            <text:p>2</text:p>
          </table:table-cell>
          <table:table-cell table:formula="of:=[.E617]+1" office:value-type="float" office:value="616" calcext:value-type="float">
            <text:p>616</text:p>
          </table:table-cell>
          <table:table-cell table:formula="of:=MAX([.F617];[.B618])" office:value-type="float" office:value="90.1029411764706" calcext:value-type="float">
            <text:p>90.1029411764706</text:p>
          </table:table-cell>
          <table:table-cell table:formula="of:=IF([.F618]=[.B618];[.E618];[.G61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2:55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2" calcext:value-type="float">
            <text:p>2</text:p>
          </table:table-cell>
          <table:table-cell table:formula="of:=[.E618]+1" office:value-type="float" office:value="617" calcext:value-type="float">
            <text:p>617</text:p>
          </table:table-cell>
          <table:table-cell table:formula="of:=MAX([.F618];[.B619])" office:value-type="float" office:value="90.1029411764706" calcext:value-type="float">
            <text:p>90.1029411764706</text:p>
          </table:table-cell>
          <table:table-cell table:formula="of:=IF([.F619]=[.B619];[.E619];[.G61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00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reflected on verse JHN 3:20</text:p>
          </table:table-cell>
          <table:table-cell office:value-type="float" office:value="3" calcext:value-type="float">
            <text:p>3</text:p>
          </table:table-cell>
          <table:table-cell table:formula="of:=[.E619]+1" office:value-type="float" office:value="618" calcext:value-type="float">
            <text:p>618</text:p>
          </table:table-cell>
          <table:table-cell table:formula="of:=MAX([.F619];[.B620])" office:value-type="float" office:value="90.1029411764706" calcext:value-type="float">
            <text:p>90.1029411764706</text:p>
          </table:table-cell>
          <table:table-cell table:formula="of:=IF([.F620]=[.B620];[.E620];[.G61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02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2" calcext:value-type="float">
            <text:p>2</text:p>
          </table:table-cell>
          <table:table-cell table:formula="of:=[.E620]+1" office:value-type="float" office:value="619" calcext:value-type="float">
            <text:p>619</text:p>
          </table:table-cell>
          <table:table-cell table:formula="of:=MAX([.F620];[.B621])" office:value-type="float" office:value="90.1029411764706" calcext:value-type="float">
            <text:p>90.1029411764706</text:p>
          </table:table-cell>
          <table:table-cell table:formula="of:=IF([.F621]=[.B621];[.E621];[.G62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09</text:p>
          </table:table-cell>
          <table:table-cell office:value-type="float" office:value="89.7990196078431" calcext:value-type="float">
            <text:p>89.7990196078431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2" calcext:value-type="float">
            <text:p>2</text:p>
          </table:table-cell>
          <table:table-cell table:formula="of:=[.E621]+1" office:value-type="float" office:value="620" calcext:value-type="float">
            <text:p>620</text:p>
          </table:table-cell>
          <table:table-cell table:formula="of:=MAX([.F621];[.B622])" office:value-type="float" office:value="90.1029411764706" calcext:value-type="float">
            <text:p>90.1029411764706</text:p>
          </table:table-cell>
          <table:table-cell table:formula="of:=IF([.F622]=[.B622];[.E622];[.G62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10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2" calcext:value-type="float">
            <text:p>2</text:p>
          </table:table-cell>
          <table:table-cell table:formula="of:=[.E622]+1" office:value-type="float" office:value="621" calcext:value-type="float">
            <text:p>621</text:p>
          </table:table-cell>
          <table:table-cell table:formula="of:=MAX([.F622];[.B623])" office:value-type="float" office:value="90.1029411764706" calcext:value-type="float">
            <text:p>90.1029411764706</text:p>
          </table:table-cell>
          <table:table-cell table:formula="of:=IF([.F623]=[.B623];[.E623];[.G62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12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2" calcext:value-type="float">
            <text:p>2</text:p>
          </table:table-cell>
          <table:table-cell table:formula="of:=[.E623]+1" office:value-type="float" office:value="622" calcext:value-type="float">
            <text:p>622</text:p>
          </table:table-cell>
          <table:table-cell table:formula="of:=MAX([.F623];[.B624])" office:value-type="float" office:value="90.1029411764706" calcext:value-type="float">
            <text:p>90.1029411764706</text:p>
          </table:table-cell>
          <table:table-cell table:formula="of:=IF([.F624]=[.B624];[.E624];[.G62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13</text:p>
          </table:table-cell>
          <table:table-cell office:value-type="float" office:value="89.8666666666667" calcext:value-type="float">
            <text:p>89.8666666666667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2" calcext:value-type="float">
            <text:p>2</text:p>
          </table:table-cell>
          <table:table-cell table:formula="of:=[.E624]+1" office:value-type="float" office:value="623" calcext:value-type="float">
            <text:p>623</text:p>
          </table:table-cell>
          <table:table-cell table:formula="of:=MAX([.F624];[.B625])" office:value-type="float" office:value="90.1029411764706" calcext:value-type="float">
            <text:p>90.1029411764706</text:p>
          </table:table-cell>
          <table:table-cell table:formula="of:=IF([.F625]=[.B625];[.E625];[.G62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14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2" calcext:value-type="float">
            <text:p>2</text:p>
          </table:table-cell>
          <table:table-cell table:formula="of:=[.E625]+1" office:value-type="float" office:value="624" calcext:value-type="float">
            <text:p>624</text:p>
          </table:table-cell>
          <table:table-cell table:formula="of:=MAX([.F625];[.B626])" office:value-type="float" office:value="90.1029411764706" calcext:value-type="float">
            <text:p>90.1029411764706</text:p>
          </table:table-cell>
          <table:table-cell table:formula="of:=IF([.F626]=[.B626];[.E626];[.G62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19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reflected on verse JHN 3:21</text:p>
          </table:table-cell>
          <table:table-cell office:value-type="float" office:value="3" calcext:value-type="float">
            <text:p>3</text:p>
          </table:table-cell>
          <table:table-cell table:formula="of:=[.E626]+1" office:value-type="float" office:value="625" calcext:value-type="float">
            <text:p>625</text:p>
          </table:table-cell>
          <table:table-cell table:formula="of:=MAX([.F626];[.B627])" office:value-type="float" office:value="90.1029411764706" calcext:value-type="float">
            <text:p>90.1029411764706</text:p>
          </table:table-cell>
          <table:table-cell table:formula="of:=IF([.F627]=[.B627];[.E627];[.G62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20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2" calcext:value-type="float">
            <text:p>2</text:p>
          </table:table-cell>
          <table:table-cell table:formula="of:=[.E627]+1" office:value-type="float" office:value="626" calcext:value-type="float">
            <text:p>626</text:p>
          </table:table-cell>
          <table:table-cell table:formula="of:=MAX([.F627];[.B628])" office:value-type="float" office:value="90.1029411764706" calcext:value-type="float">
            <text:p>90.1029411764706</text:p>
          </table:table-cell>
          <table:table-cell table:formula="of:=IF([.F628]=[.B628];[.E628];[.G62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22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2" calcext:value-type="float">
            <text:p>2</text:p>
          </table:table-cell>
          <table:table-cell table:formula="of:=[.E628]+1" office:value-type="float" office:value="627" calcext:value-type="float">
            <text:p>627</text:p>
          </table:table-cell>
          <table:table-cell table:formula="of:=MAX([.F628];[.B629])" office:value-type="float" office:value="90.1029411764706" calcext:value-type="float">
            <text:p>90.1029411764706</text:p>
          </table:table-cell>
          <table:table-cell table:formula="of:=IF([.F629]=[.B629];[.E629];[.G62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23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2" calcext:value-type="float">
            <text:p>2</text:p>
          </table:table-cell>
          <table:table-cell table:formula="of:=[.E629]+1" office:value-type="float" office:value="628" calcext:value-type="float">
            <text:p>628</text:p>
          </table:table-cell>
          <table:table-cell table:formula="of:=MAX([.F629];[.B630])" office:value-type="float" office:value="90.1029411764706" calcext:value-type="float">
            <text:p>90.1029411764706</text:p>
          </table:table-cell>
          <table:table-cell table:formula="of:=IF([.F630]=[.B630];[.E630];[.G62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25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2" calcext:value-type="float">
            <text:p>2</text:p>
          </table:table-cell>
          <table:table-cell table:formula="of:=[.E630]+1" office:value-type="float" office:value="629" calcext:value-type="float">
            <text:p>629</text:p>
          </table:table-cell>
          <table:table-cell table:formula="of:=MAX([.F630];[.B631])" office:value-type="float" office:value="90.1029411764706" calcext:value-type="float">
            <text:p>90.1029411764706</text:p>
          </table:table-cell>
          <table:table-cell table:formula="of:=IF([.F631]=[.B631];[.E631];[.G63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27</text:p>
          </table:table-cell>
          <table:table-cell office:value-type="float" office:value="89.7725490196078" calcext:value-type="float">
            <text:p>89.7725490196078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2" calcext:value-type="float">
            <text:p>2</text:p>
          </table:table-cell>
          <table:table-cell table:formula="of:=[.E631]+1" office:value-type="float" office:value="630" calcext:value-type="float">
            <text:p>630</text:p>
          </table:table-cell>
          <table:table-cell table:formula="of:=MAX([.F631];[.B632])" office:value-type="float" office:value="90.1029411764706" calcext:value-type="float">
            <text:p>90.1029411764706</text:p>
          </table:table-cell>
          <table:table-cell table:formula="of:=IF([.F632]=[.B632];[.E632];[.G63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28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2" calcext:value-type="float">
            <text:p>2</text:p>
          </table:table-cell>
          <table:table-cell table:formula="of:=[.E632]+1" office:value-type="float" office:value="631" calcext:value-type="float">
            <text:p>631</text:p>
          </table:table-cell>
          <table:table-cell table:formula="of:=MAX([.F632];[.B633])" office:value-type="float" office:value="90.1029411764706" calcext:value-type="float">
            <text:p>90.1029411764706</text:p>
          </table:table-cell>
          <table:table-cell table:formula="of:=IF([.F633]=[.B633];[.E633];[.G63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32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reflected on verse JHN 3:22</text:p>
          </table:table-cell>
          <table:table-cell office:value-type="float" office:value="3" calcext:value-type="float">
            <text:p>3</text:p>
          </table:table-cell>
          <table:table-cell table:formula="of:=[.E633]+1" office:value-type="float" office:value="632" calcext:value-type="float">
            <text:p>632</text:p>
          </table:table-cell>
          <table:table-cell table:formula="of:=MAX([.F633];[.B634])" office:value-type="float" office:value="90.1029411764706" calcext:value-type="float">
            <text:p>90.1029411764706</text:p>
          </table:table-cell>
          <table:table-cell table:formula="of:=IF([.F634]=[.B634];[.E634];[.G63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35</text:p>
          </table:table-cell>
          <table:table-cell office:value-type="float" office:value="89.7254901960784" calcext:value-type="float">
            <text:p>89.7254901960784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2" calcext:value-type="float">
            <text:p>2</text:p>
          </table:table-cell>
          <table:table-cell table:formula="of:=[.E634]+1" office:value-type="float" office:value="633" calcext:value-type="float">
            <text:p>633</text:p>
          </table:table-cell>
          <table:table-cell table:formula="of:=MAX([.F634];[.B635])" office:value-type="float" office:value="90.1029411764706" calcext:value-type="float">
            <text:p>90.1029411764706</text:p>
          </table:table-cell>
          <table:table-cell table:formula="of:=IF([.F635]=[.B635];[.E635];[.G63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37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2" calcext:value-type="float">
            <text:p>2</text:p>
          </table:table-cell>
          <table:table-cell table:formula="of:=[.E635]+1" office:value-type="float" office:value="634" calcext:value-type="float">
            <text:p>634</text:p>
          </table:table-cell>
          <table:table-cell table:formula="of:=MAX([.F635];[.B636])" office:value-type="float" office:value="90.1029411764706" calcext:value-type="float">
            <text:p>90.1029411764706</text:p>
          </table:table-cell>
          <table:table-cell table:formula="of:=IF([.F636]=[.B636];[.E636];[.G63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38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2" calcext:value-type="float">
            <text:p>2</text:p>
          </table:table-cell>
          <table:table-cell table:formula="of:=[.E636]+1" office:value-type="float" office:value="635" calcext:value-type="float">
            <text:p>635</text:p>
          </table:table-cell>
          <table:table-cell table:formula="of:=MAX([.F636];[.B637])" office:value-type="float" office:value="90.1029411764706" calcext:value-type="float">
            <text:p>90.1029411764706</text:p>
          </table:table-cell>
          <table:table-cell table:formula="of:=IF([.F637]=[.B637];[.E637];[.G63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39</text:p>
          </table:table-cell>
          <table:table-cell office:value-type="float" office:value="89.7328431372549" calcext:value-type="float">
            <text:p>89.7328431372549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2" calcext:value-type="float">
            <text:p>2</text:p>
          </table:table-cell>
          <table:table-cell table:formula="of:=[.E637]+1" office:value-type="float" office:value="636" calcext:value-type="float">
            <text:p>636</text:p>
          </table:table-cell>
          <table:table-cell table:formula="of:=MAX([.F637];[.B638])" office:value-type="float" office:value="90.1029411764706" calcext:value-type="float">
            <text:p>90.1029411764706</text:p>
          </table:table-cell>
          <table:table-cell table:formula="of:=IF([.F638]=[.B638];[.E638];[.G63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41</text:p>
          </table:table-cell>
          <table:table-cell office:value-type="float" office:value="89.743137254902" calcext:value-type="float">
            <text:p>89.743137254902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2" calcext:value-type="float">
            <text:p>2</text:p>
          </table:table-cell>
          <table:table-cell table:formula="of:=[.E638]+1" office:value-type="float" office:value="637" calcext:value-type="float">
            <text:p>637</text:p>
          </table:table-cell>
          <table:table-cell table:formula="of:=MAX([.F638];[.B639])" office:value-type="float" office:value="90.1029411764706" calcext:value-type="float">
            <text:p>90.1029411764706</text:p>
          </table:table-cell>
          <table:table-cell table:formula="of:=IF([.F639]=[.B639];[.E639];[.G63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42</text:p>
          </table:table-cell>
          <table:table-cell office:value-type="float" office:value="89.7401960784314" calcext:value-type="float">
            <text:p>89.7401960784314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2" calcext:value-type="float">
            <text:p>2</text:p>
          </table:table-cell>
          <table:table-cell table:formula="of:=[.E639]+1" office:value-type="float" office:value="638" calcext:value-type="float">
            <text:p>638</text:p>
          </table:table-cell>
          <table:table-cell table:formula="of:=MAX([.F639];[.B640])" office:value-type="float" office:value="90.1029411764706" calcext:value-type="float">
            <text:p>90.1029411764706</text:p>
          </table:table-cell>
          <table:table-cell table:formula="of:=IF([.F640]=[.B640];[.E640];[.G63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47</text:p>
          </table:table-cell>
          <table:table-cell office:value-type="float" office:value="89.7401960784314" calcext:value-type="float">
            <text:p>89.7401960784314</text:p>
          </table:table-cell>
          <table:table-cell office:value-type="string" calcext:value-type="string">
            <text:p>reflected on verse JHN 3:23</text:p>
          </table:table-cell>
          <table:table-cell office:value-type="float" office:value="3" calcext:value-type="float">
            <text:p>3</text:p>
          </table:table-cell>
          <table:table-cell table:formula="of:=[.E640]+1" office:value-type="float" office:value="639" calcext:value-type="float">
            <text:p>639</text:p>
          </table:table-cell>
          <table:table-cell table:formula="of:=MAX([.F640];[.B641])" office:value-type="float" office:value="90.1029411764706" calcext:value-type="float">
            <text:p>90.1029411764706</text:p>
          </table:table-cell>
          <table:table-cell table:formula="of:=IF([.F641]=[.B641];[.E641];[.G64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49</text:p>
          </table:table-cell>
          <table:table-cell office:value-type="float" office:value="89.6078431372549" calcext:value-type="float">
            <text:p>89.6078431372549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2" calcext:value-type="float">
            <text:p>2</text:p>
          </table:table-cell>
          <table:table-cell table:formula="of:=[.E641]+1" office:value-type="float" office:value="640" calcext:value-type="float">
            <text:p>640</text:p>
          </table:table-cell>
          <table:table-cell table:formula="of:=MAX([.F641];[.B642])" office:value-type="float" office:value="90.1029411764706" calcext:value-type="float">
            <text:p>90.1029411764706</text:p>
          </table:table-cell>
          <table:table-cell table:formula="of:=IF([.F642]=[.B642];[.E642];[.G64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50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2" calcext:value-type="float">
            <text:p>2</text:p>
          </table:table-cell>
          <table:table-cell table:formula="of:=[.E642]+1" office:value-type="float" office:value="641" calcext:value-type="float">
            <text:p>641</text:p>
          </table:table-cell>
          <table:table-cell table:formula="of:=MAX([.F642];[.B643])" office:value-type="float" office:value="90.1029411764706" calcext:value-type="float">
            <text:p>90.1029411764706</text:p>
          </table:table-cell>
          <table:table-cell table:formula="of:=IF([.F643]=[.B643];[.E643];[.G64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51</text:p>
          </table:table-cell>
          <table:table-cell office:value-type="float" office:value="89.7254901960784" calcext:value-type="float">
            <text:p>89.7254901960784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2" calcext:value-type="float">
            <text:p>2</text:p>
          </table:table-cell>
          <table:table-cell table:formula="of:=[.E643]+1" office:value-type="float" office:value="642" calcext:value-type="float">
            <text:p>642</text:p>
          </table:table-cell>
          <table:table-cell table:formula="of:=MAX([.F643];[.B644])" office:value-type="float" office:value="90.1029411764706" calcext:value-type="float">
            <text:p>90.1029411764706</text:p>
          </table:table-cell>
          <table:table-cell table:formula="of:=IF([.F644]=[.B644];[.E644];[.G64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53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2" calcext:value-type="float">
            <text:p>2</text:p>
          </table:table-cell>
          <table:table-cell table:formula="of:=[.E644]+1" office:value-type="float" office:value="643" calcext:value-type="float">
            <text:p>643</text:p>
          </table:table-cell>
          <table:table-cell table:formula="of:=MAX([.F644];[.B645])" office:value-type="float" office:value="90.1029411764706" calcext:value-type="float">
            <text:p>90.1029411764706</text:p>
          </table:table-cell>
          <table:table-cell table:formula="of:=IF([.F645]=[.B645];[.E645];[.G64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55</text:p>
          </table:table-cell>
          <table:table-cell office:value-type="float" office:value="89.7078431372549" calcext:value-type="float">
            <text:p>89.7078431372549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2" calcext:value-type="float">
            <text:p>2</text:p>
          </table:table-cell>
          <table:table-cell table:formula="of:=[.E645]+1" office:value-type="float" office:value="644" calcext:value-type="float">
            <text:p>644</text:p>
          </table:table-cell>
          <table:table-cell table:formula="of:=MAX([.F645];[.B646])" office:value-type="float" office:value="90.1029411764706" calcext:value-type="float">
            <text:p>90.1029411764706</text:p>
          </table:table-cell>
          <table:table-cell table:formula="of:=IF([.F646]=[.B646];[.E646];[.G64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3:56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2" calcext:value-type="float">
            <text:p>2</text:p>
          </table:table-cell>
          <table:table-cell table:formula="of:=[.E646]+1" office:value-type="float" office:value="645" calcext:value-type="float">
            <text:p>645</text:p>
          </table:table-cell>
          <table:table-cell table:formula="of:=MAX([.F646];[.B647])" office:value-type="float" office:value="90.1029411764706" calcext:value-type="float">
            <text:p>90.1029411764706</text:p>
          </table:table-cell>
          <table:table-cell table:formula="of:=IF([.F647]=[.B647];[.E647];[.G64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01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reflected on verse JHN 3:24</text:p>
          </table:table-cell>
          <table:table-cell office:value-type="float" office:value="3" calcext:value-type="float">
            <text:p>3</text:p>
          </table:table-cell>
          <table:table-cell table:formula="of:=[.E647]+1" office:value-type="float" office:value="646" calcext:value-type="float">
            <text:p>646</text:p>
          </table:table-cell>
          <table:table-cell table:formula="of:=MAX([.F647];[.B648])" office:value-type="float" office:value="90.1029411764706" calcext:value-type="float">
            <text:p>90.1029411764706</text:p>
          </table:table-cell>
          <table:table-cell table:formula="of:=IF([.F648]=[.B648];[.E648];[.G64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02</text:p>
          </table:table-cell>
          <table:table-cell office:value-type="float" office:value="89.5539215686275" calcext:value-type="float">
            <text:p>89.5539215686275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2" calcext:value-type="float">
            <text:p>2</text:p>
          </table:table-cell>
          <table:table-cell table:formula="of:=[.E648]+1" office:value-type="float" office:value="647" calcext:value-type="float">
            <text:p>647</text:p>
          </table:table-cell>
          <table:table-cell table:formula="of:=MAX([.F648];[.B649])" office:value-type="float" office:value="90.1029411764706" calcext:value-type="float">
            <text:p>90.1029411764706</text:p>
          </table:table-cell>
          <table:table-cell table:formula="of:=IF([.F649]=[.B649];[.E649];[.G64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04</text:p>
          </table:table-cell>
          <table:table-cell office:value-type="float" office:value="89.5980392156863" calcext:value-type="float">
            <text:p>89.5980392156863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2" calcext:value-type="float">
            <text:p>2</text:p>
          </table:table-cell>
          <table:table-cell table:formula="of:=[.E649]+1" office:value-type="float" office:value="648" calcext:value-type="float">
            <text:p>648</text:p>
          </table:table-cell>
          <table:table-cell table:formula="of:=MAX([.F649];[.B650])" office:value-type="float" office:value="90.1029411764706" calcext:value-type="float">
            <text:p>90.1029411764706</text:p>
          </table:table-cell>
          <table:table-cell table:formula="of:=IF([.F650]=[.B650];[.E650];[.G64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05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2" calcext:value-type="float">
            <text:p>2</text:p>
          </table:table-cell>
          <table:table-cell table:formula="of:=[.E650]+1" office:value-type="float" office:value="649" calcext:value-type="float">
            <text:p>649</text:p>
          </table:table-cell>
          <table:table-cell table:formula="of:=MAX([.F650];[.B651])" office:value-type="float" office:value="90.1029411764706" calcext:value-type="float">
            <text:p>90.1029411764706</text:p>
          </table:table-cell>
          <table:table-cell table:formula="of:=IF([.F651]=[.B651];[.E651];[.G65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06</text:p>
          </table:table-cell>
          <table:table-cell office:value-type="float" office:value="89.5980392156863" calcext:value-type="float">
            <text:p>89.5980392156863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2" calcext:value-type="float">
            <text:p>2</text:p>
          </table:table-cell>
          <table:table-cell table:formula="of:=[.E651]+1" office:value-type="float" office:value="650" calcext:value-type="float">
            <text:p>650</text:p>
          </table:table-cell>
          <table:table-cell table:formula="of:=MAX([.F651];[.B652])" office:value-type="float" office:value="90.1029411764706" calcext:value-type="float">
            <text:p>90.1029411764706</text:p>
          </table:table-cell>
          <table:table-cell table:formula="of:=IF([.F652]=[.B652];[.E652];[.G65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08</text:p>
          </table:table-cell>
          <table:table-cell office:value-type="float" office:value="89.6303921568627" calcext:value-type="float">
            <text:p>89.6303921568627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2" calcext:value-type="float">
            <text:p>2</text:p>
          </table:table-cell>
          <table:table-cell table:formula="of:=[.E652]+1" office:value-type="float" office:value="651" calcext:value-type="float">
            <text:p>651</text:p>
          </table:table-cell>
          <table:table-cell table:formula="of:=MAX([.F652];[.B653])" office:value-type="float" office:value="90.1029411764706" calcext:value-type="float">
            <text:p>90.1029411764706</text:p>
          </table:table-cell>
          <table:table-cell table:formula="of:=IF([.F653]=[.B653];[.E653];[.G65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10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2" calcext:value-type="float">
            <text:p>2</text:p>
          </table:table-cell>
          <table:table-cell table:formula="of:=[.E653]+1" office:value-type="float" office:value="652" calcext:value-type="float">
            <text:p>652</text:p>
          </table:table-cell>
          <table:table-cell table:formula="of:=MAX([.F653];[.B654])" office:value-type="float" office:value="90.1029411764706" calcext:value-type="float">
            <text:p>90.1029411764706</text:p>
          </table:table-cell>
          <table:table-cell table:formula="of:=IF([.F654]=[.B654];[.E654];[.G65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16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reflected on verse JHN 3:25</text:p>
          </table:table-cell>
          <table:table-cell office:value-type="float" office:value="3" calcext:value-type="float">
            <text:p>3</text:p>
          </table:table-cell>
          <table:table-cell table:formula="of:=[.E654]+1" office:value-type="float" office:value="653" calcext:value-type="float">
            <text:p>653</text:p>
          </table:table-cell>
          <table:table-cell table:formula="of:=MAX([.F654];[.B655])" office:value-type="float" office:value="90.1029411764706" calcext:value-type="float">
            <text:p>90.1029411764706</text:p>
          </table:table-cell>
          <table:table-cell table:formula="of:=IF([.F655]=[.B655];[.E655];[.G65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18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2" calcext:value-type="float">
            <text:p>2</text:p>
          </table:table-cell>
          <table:table-cell table:formula="of:=[.E655]+1" office:value-type="float" office:value="654" calcext:value-type="float">
            <text:p>654</text:p>
          </table:table-cell>
          <table:table-cell table:formula="of:=MAX([.F655];[.B656])" office:value-type="float" office:value="90.1029411764706" calcext:value-type="float">
            <text:p>90.1029411764706</text:p>
          </table:table-cell>
          <table:table-cell table:formula="of:=IF([.F656]=[.B656];[.E656];[.G65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19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2" calcext:value-type="float">
            <text:p>2</text:p>
          </table:table-cell>
          <table:table-cell table:formula="of:=[.E656]+1" office:value-type="float" office:value="655" calcext:value-type="float">
            <text:p>655</text:p>
          </table:table-cell>
          <table:table-cell table:formula="of:=MAX([.F656];[.B657])" office:value-type="float" office:value="90.1029411764706" calcext:value-type="float">
            <text:p>90.1029411764706</text:p>
          </table:table-cell>
          <table:table-cell table:formula="of:=IF([.F657]=[.B657];[.E657];[.G65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21</text:p>
          </table:table-cell>
          <table:table-cell office:value-type="float" office:value="89.7205882352941" calcext:value-type="float">
            <text:p>89.7205882352941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2" calcext:value-type="float">
            <text:p>2</text:p>
          </table:table-cell>
          <table:table-cell table:formula="of:=[.E657]+1" office:value-type="float" office:value="656" calcext:value-type="float">
            <text:p>656</text:p>
          </table:table-cell>
          <table:table-cell table:formula="of:=MAX([.F657];[.B658])" office:value-type="float" office:value="90.1029411764706" calcext:value-type="float">
            <text:p>90.1029411764706</text:p>
          </table:table-cell>
          <table:table-cell table:formula="of:=IF([.F658]=[.B658];[.E658];[.G65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23</text:p>
          </table:table-cell>
          <table:table-cell office:value-type="float" office:value="89.6642156862745" calcext:value-type="float">
            <text:p>89.6642156862745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2" calcext:value-type="float">
            <text:p>2</text:p>
          </table:table-cell>
          <table:table-cell table:formula="of:=[.E658]+1" office:value-type="float" office:value="657" calcext:value-type="float">
            <text:p>657</text:p>
          </table:table-cell>
          <table:table-cell table:formula="of:=MAX([.F658];[.B659])" office:value-type="float" office:value="90.1029411764706" calcext:value-type="float">
            <text:p>90.1029411764706</text:p>
          </table:table-cell>
          <table:table-cell table:formula="of:=IF([.F659]=[.B659];[.E659];[.G65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27</text:p>
          </table:table-cell>
          <table:table-cell office:value-type="float" office:value="89.6892156862745" calcext:value-type="float">
            <text:p>89.6892156862745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2" calcext:value-type="float">
            <text:p>2</text:p>
          </table:table-cell>
          <table:table-cell table:formula="of:=[.E659]+1" office:value-type="float" office:value="658" calcext:value-type="float">
            <text:p>658</text:p>
          </table:table-cell>
          <table:table-cell table:formula="of:=MAX([.F659];[.B660])" office:value-type="float" office:value="90.1029411764706" calcext:value-type="float">
            <text:p>90.1029411764706</text:p>
          </table:table-cell>
          <table:table-cell table:formula="of:=IF([.F660]=[.B660];[.E660];[.G65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29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2" calcext:value-type="float">
            <text:p>2</text:p>
          </table:table-cell>
          <table:table-cell table:formula="of:=[.E660]+1" office:value-type="float" office:value="659" calcext:value-type="float">
            <text:p>659</text:p>
          </table:table-cell>
          <table:table-cell table:formula="of:=MAX([.F660];[.B661])" office:value-type="float" office:value="90.1029411764706" calcext:value-type="float">
            <text:p>90.1029411764706</text:p>
          </table:table-cell>
          <table:table-cell table:formula="of:=IF([.F661]=[.B661];[.E661];[.G66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33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reflected on verse JHN 3:26</text:p>
          </table:table-cell>
          <table:table-cell office:value-type="float" office:value="3" calcext:value-type="float">
            <text:p>3</text:p>
          </table:table-cell>
          <table:table-cell table:formula="of:=[.E661]+1" office:value-type="float" office:value="660" calcext:value-type="float">
            <text:p>660</text:p>
          </table:table-cell>
          <table:table-cell table:formula="of:=MAX([.F661];[.B662])" office:value-type="float" office:value="90.1029411764706" calcext:value-type="float">
            <text:p>90.1029411764706</text:p>
          </table:table-cell>
          <table:table-cell table:formula="of:=IF([.F662]=[.B662];[.E662];[.G66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35</text:p>
          </table:table-cell>
          <table:table-cell office:value-type="float" office:value="89.6225490196079" calcext:value-type="float">
            <text:p>89.6225490196079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2" calcext:value-type="float">
            <text:p>2</text:p>
          </table:table-cell>
          <table:table-cell table:formula="of:=[.E662]+1" office:value-type="float" office:value="661" calcext:value-type="float">
            <text:p>661</text:p>
          </table:table-cell>
          <table:table-cell table:formula="of:=MAX([.F662];[.B663])" office:value-type="float" office:value="90.1029411764706" calcext:value-type="float">
            <text:p>90.1029411764706</text:p>
          </table:table-cell>
          <table:table-cell table:formula="of:=IF([.F663]=[.B663];[.E663];[.G66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37</text:p>
          </table:table-cell>
          <table:table-cell office:value-type="float" office:value="89.6519607843137" calcext:value-type="float">
            <text:p>89.6519607843137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2" calcext:value-type="float">
            <text:p>2</text:p>
          </table:table-cell>
          <table:table-cell table:formula="of:=[.E663]+1" office:value-type="float" office:value="662" calcext:value-type="float">
            <text:p>662</text:p>
          </table:table-cell>
          <table:table-cell table:formula="of:=MAX([.F663];[.B664])" office:value-type="float" office:value="90.1029411764706" calcext:value-type="float">
            <text:p>90.1029411764706</text:p>
          </table:table-cell>
          <table:table-cell table:formula="of:=IF([.F664]=[.B664];[.E664];[.G66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38</text:p>
          </table:table-cell>
          <table:table-cell office:value-type="float" office:value="89.6617647058824" calcext:value-type="float">
            <text:p>89.6617647058824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2" calcext:value-type="float">
            <text:p>2</text:p>
          </table:table-cell>
          <table:table-cell table:formula="of:=[.E664]+1" office:value-type="float" office:value="663" calcext:value-type="float">
            <text:p>663</text:p>
          </table:table-cell>
          <table:table-cell table:formula="of:=MAX([.F664];[.B665])" office:value-type="float" office:value="90.1029411764706" calcext:value-type="float">
            <text:p>90.1029411764706</text:p>
          </table:table-cell>
          <table:table-cell table:formula="of:=IF([.F665]=[.B665];[.E665];[.G66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39</text:p>
          </table:table-cell>
          <table:table-cell office:value-type="float" office:value="89.6299019607843" calcext:value-type="float">
            <text:p>89.6299019607843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2" calcext:value-type="float">
            <text:p>2</text:p>
          </table:table-cell>
          <table:table-cell table:formula="of:=[.E665]+1" office:value-type="float" office:value="664" calcext:value-type="float">
            <text:p>664</text:p>
          </table:table-cell>
          <table:table-cell table:formula="of:=MAX([.F665];[.B666])" office:value-type="float" office:value="90.1029411764706" calcext:value-type="float">
            <text:p>90.1029411764706</text:p>
          </table:table-cell>
          <table:table-cell table:formula="of:=IF([.F666]=[.B666];[.E666];[.G66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41</text:p>
          </table:table-cell>
          <table:table-cell office:value-type="float" office:value="89.6107843137255" calcext:value-type="float">
            <text:p>89.6107843137255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2" calcext:value-type="float">
            <text:p>2</text:p>
          </table:table-cell>
          <table:table-cell table:formula="of:=[.E666]+1" office:value-type="float" office:value="665" calcext:value-type="float">
            <text:p>665</text:p>
          </table:table-cell>
          <table:table-cell table:formula="of:=MAX([.F666];[.B667])" office:value-type="float" office:value="90.1029411764706" calcext:value-type="float">
            <text:p>90.1029411764706</text:p>
          </table:table-cell>
          <table:table-cell table:formula="of:=IF([.F667]=[.B667];[.E667];[.G66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42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2" calcext:value-type="float">
            <text:p>2</text:p>
          </table:table-cell>
          <table:table-cell table:formula="of:=[.E667]+1" office:value-type="float" office:value="666" calcext:value-type="float">
            <text:p>666</text:p>
          </table:table-cell>
          <table:table-cell table:formula="of:=MAX([.F667];[.B668])" office:value-type="float" office:value="90.1029411764706" calcext:value-type="float">
            <text:p>90.1029411764706</text:p>
          </table:table-cell>
          <table:table-cell table:formula="of:=IF([.F668]=[.B668];[.E668];[.G66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46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reflected on verse JHN 3:27</text:p>
          </table:table-cell>
          <table:table-cell office:value-type="float" office:value="3" calcext:value-type="float">
            <text:p>3</text:p>
          </table:table-cell>
          <table:table-cell table:formula="of:=[.E668]+1" office:value-type="float" office:value="667" calcext:value-type="float">
            <text:p>667</text:p>
          </table:table-cell>
          <table:table-cell table:formula="of:=MAX([.F668];[.B669])" office:value-type="float" office:value="90.1029411764706" calcext:value-type="float">
            <text:p>90.1029411764706</text:p>
          </table:table-cell>
          <table:table-cell table:formula="of:=IF([.F669]=[.B669];[.E669];[.G66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48</text:p>
          </table:table-cell>
          <table:table-cell office:value-type="float" office:value="89.5980392156863" calcext:value-type="float">
            <text:p>89.5980392156863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2" calcext:value-type="float">
            <text:p>2</text:p>
          </table:table-cell>
          <table:table-cell table:formula="of:=[.E669]+1" office:value-type="float" office:value="668" calcext:value-type="float">
            <text:p>668</text:p>
          </table:table-cell>
          <table:table-cell table:formula="of:=MAX([.F669];[.B670])" office:value-type="float" office:value="90.1029411764706" calcext:value-type="float">
            <text:p>90.1029411764706</text:p>
          </table:table-cell>
          <table:table-cell table:formula="of:=IF([.F670]=[.B670];[.E670];[.G66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49</text:p>
          </table:table-cell>
          <table:table-cell office:value-type="float" office:value="89.6274509803922" calcext:value-type="float">
            <text:p>89.6274509803922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2" calcext:value-type="float">
            <text:p>2</text:p>
          </table:table-cell>
          <table:table-cell table:formula="of:=[.E670]+1" office:value-type="float" office:value="669" calcext:value-type="float">
            <text:p>669</text:p>
          </table:table-cell>
          <table:table-cell table:formula="of:=MAX([.F670];[.B671])" office:value-type="float" office:value="90.1029411764706" calcext:value-type="float">
            <text:p>90.1029411764706</text:p>
          </table:table-cell>
          <table:table-cell table:formula="of:=IF([.F671]=[.B671];[.E671];[.G67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51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2" calcext:value-type="float">
            <text:p>2</text:p>
          </table:table-cell>
          <table:table-cell table:formula="of:=[.E671]+1" office:value-type="float" office:value="670" calcext:value-type="float">
            <text:p>670</text:p>
          </table:table-cell>
          <table:table-cell table:formula="of:=MAX([.F671];[.B672])" office:value-type="float" office:value="90.1029411764706" calcext:value-type="float">
            <text:p>90.1029411764706</text:p>
          </table:table-cell>
          <table:table-cell table:formula="of:=IF([.F672]=[.B672];[.E672];[.G67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52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2" calcext:value-type="float">
            <text:p>2</text:p>
          </table:table-cell>
          <table:table-cell table:formula="of:=[.E672]+1" office:value-type="float" office:value="671" calcext:value-type="float">
            <text:p>671</text:p>
          </table:table-cell>
          <table:table-cell table:formula="of:=MAX([.F672];[.B673])" office:value-type="float" office:value="90.1029411764706" calcext:value-type="float">
            <text:p>90.1029411764706</text:p>
          </table:table-cell>
          <table:table-cell table:formula="of:=IF([.F673]=[.B673];[.E673];[.G67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54</text:p>
          </table:table-cell>
          <table:table-cell office:value-type="float" office:value="89.6392156862745" calcext:value-type="float">
            <text:p>89.6392156862745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2" calcext:value-type="float">
            <text:p>2</text:p>
          </table:table-cell>
          <table:table-cell table:formula="of:=[.E673]+1" office:value-type="float" office:value="672" calcext:value-type="float">
            <text:p>672</text:p>
          </table:table-cell>
          <table:table-cell table:formula="of:=MAX([.F673];[.B674])" office:value-type="float" office:value="90.1029411764706" calcext:value-type="float">
            <text:p>90.1029411764706</text:p>
          </table:table-cell>
          <table:table-cell table:formula="of:=IF([.F674]=[.B674];[.E674];[.G67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4:56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2" calcext:value-type="float">
            <text:p>2</text:p>
          </table:table-cell>
          <table:table-cell table:formula="of:=[.E674]+1" office:value-type="float" office:value="673" calcext:value-type="float">
            <text:p>673</text:p>
          </table:table-cell>
          <table:table-cell table:formula="of:=MAX([.F674];[.B675])" office:value-type="float" office:value="90.1029411764706" calcext:value-type="float">
            <text:p>90.1029411764706</text:p>
          </table:table-cell>
          <table:table-cell table:formula="of:=IF([.F675]=[.B675];[.E675];[.G67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01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reflected on verse JHN 3:28</text:p>
          </table:table-cell>
          <table:table-cell office:value-type="float" office:value="3" calcext:value-type="float">
            <text:p>3</text:p>
          </table:table-cell>
          <table:table-cell table:formula="of:=[.E675]+1" office:value-type="float" office:value="674" calcext:value-type="float">
            <text:p>674</text:p>
          </table:table-cell>
          <table:table-cell table:formula="of:=MAX([.F675];[.B676])" office:value-type="float" office:value="90.1029411764706" calcext:value-type="float">
            <text:p>90.1029411764706</text:p>
          </table:table-cell>
          <table:table-cell table:formula="of:=IF([.F676]=[.B676];[.E676];[.G67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02</text:p>
          </table:table-cell>
          <table:table-cell office:value-type="float" office:value="89.4803921568628" calcext:value-type="float">
            <text:p>89.4803921568628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2" calcext:value-type="float">
            <text:p>2</text:p>
          </table:table-cell>
          <table:table-cell table:formula="of:=[.E676]+1" office:value-type="float" office:value="675" calcext:value-type="float">
            <text:p>675</text:p>
          </table:table-cell>
          <table:table-cell table:formula="of:=MAX([.F676];[.B677])" office:value-type="float" office:value="90.1029411764706" calcext:value-type="float">
            <text:p>90.1029411764706</text:p>
          </table:table-cell>
          <table:table-cell table:formula="of:=IF([.F677]=[.B677];[.E677];[.G67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04</text:p>
          </table:table-cell>
          <table:table-cell office:value-type="float" office:value="89.5245098039216" calcext:value-type="float">
            <text:p>89.5245098039216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2" calcext:value-type="float">
            <text:p>2</text:p>
          </table:table-cell>
          <table:table-cell table:formula="of:=[.E677]+1" office:value-type="float" office:value="676" calcext:value-type="float">
            <text:p>676</text:p>
          </table:table-cell>
          <table:table-cell table:formula="of:=MAX([.F677];[.B678])" office:value-type="float" office:value="90.1029411764706" calcext:value-type="float">
            <text:p>90.1029411764706</text:p>
          </table:table-cell>
          <table:table-cell table:formula="of:=IF([.F678]=[.B678];[.E678];[.G67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05</text:p>
          </table:table-cell>
          <table:table-cell office:value-type="float" office:value="89.578431372549" calcext:value-type="float">
            <text:p>89.578431372549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2" calcext:value-type="float">
            <text:p>2</text:p>
          </table:table-cell>
          <table:table-cell table:formula="of:=[.E678]+1" office:value-type="float" office:value="677" calcext:value-type="float">
            <text:p>677</text:p>
          </table:table-cell>
          <table:table-cell table:formula="of:=MAX([.F678];[.B679])" office:value-type="float" office:value="90.1029411764706" calcext:value-type="float">
            <text:p>90.1029411764706</text:p>
          </table:table-cell>
          <table:table-cell table:formula="of:=IF([.F679]=[.B679];[.E679];[.G67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11</text:p>
          </table:table-cell>
          <table:table-cell office:value-type="float" office:value="89.5539215686275" calcext:value-type="float">
            <text:p>89.5539215686275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2" calcext:value-type="float">
            <text:p>2</text:p>
          </table:table-cell>
          <table:table-cell table:formula="of:=[.E679]+1" office:value-type="float" office:value="678" calcext:value-type="float">
            <text:p>678</text:p>
          </table:table-cell>
          <table:table-cell table:formula="of:=MAX([.F679];[.B680])" office:value-type="float" office:value="90.1029411764706" calcext:value-type="float">
            <text:p>90.1029411764706</text:p>
          </table:table-cell>
          <table:table-cell table:formula="of:=IF([.F680]=[.B680];[.E680];[.G67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13</text:p>
          </table:table-cell>
          <table:table-cell office:value-type="float" office:value="89.5686274509804" calcext:value-type="float">
            <text:p>89.5686274509804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2" calcext:value-type="float">
            <text:p>2</text:p>
          </table:table-cell>
          <table:table-cell table:formula="of:=[.E680]+1" office:value-type="float" office:value="679" calcext:value-type="float">
            <text:p>679</text:p>
          </table:table-cell>
          <table:table-cell table:formula="of:=MAX([.F680];[.B681])" office:value-type="float" office:value="90.1029411764706" calcext:value-type="float">
            <text:p>90.1029411764706</text:p>
          </table:table-cell>
          <table:table-cell table:formula="of:=IF([.F681]=[.B681];[.E681];[.G68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14</text:p>
          </table:table-cell>
          <table:table-cell office:value-type="float" office:value="89.578431372549" calcext:value-type="float">
            <text:p>89.578431372549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2" calcext:value-type="float">
            <text:p>2</text:p>
          </table:table-cell>
          <table:table-cell table:formula="of:=[.E681]+1" office:value-type="float" office:value="680" calcext:value-type="float">
            <text:p>680</text:p>
          </table:table-cell>
          <table:table-cell table:formula="of:=MAX([.F681];[.B682])" office:value-type="float" office:value="90.1029411764706" calcext:value-type="float">
            <text:p>90.1029411764706</text:p>
          </table:table-cell>
          <table:table-cell table:formula="of:=IF([.F682]=[.B682];[.E682];[.G68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20</text:p>
          </table:table-cell>
          <table:table-cell office:value-type="float" office:value="89.578431372549" calcext:value-type="float">
            <text:p>89.578431372549</text:p>
          </table:table-cell>
          <table:table-cell office:value-type="string" calcext:value-type="string">
            <text:p>reflected on verse JHN 3:29</text:p>
          </table:table-cell>
          <table:table-cell office:value-type="float" office:value="3" calcext:value-type="float">
            <text:p>3</text:p>
          </table:table-cell>
          <table:table-cell table:formula="of:=[.E682]+1" office:value-type="float" office:value="681" calcext:value-type="float">
            <text:p>681</text:p>
          </table:table-cell>
          <table:table-cell table:formula="of:=MAX([.F682];[.B683])" office:value-type="float" office:value="90.1029411764706" calcext:value-type="float">
            <text:p>90.1029411764706</text:p>
          </table:table-cell>
          <table:table-cell table:formula="of:=IF([.F683]=[.B683];[.E683];[.G68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21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2" calcext:value-type="float">
            <text:p>2</text:p>
          </table:table-cell>
          <table:table-cell table:formula="of:=[.E683]+1" office:value-type="float" office:value="682" calcext:value-type="float">
            <text:p>682</text:p>
          </table:table-cell>
          <table:table-cell table:formula="of:=MAX([.F683];[.B684])" office:value-type="float" office:value="90.1029411764706" calcext:value-type="float">
            <text:p>90.1029411764706</text:p>
          </table:table-cell>
          <table:table-cell table:formula="of:=IF([.F684]=[.B684];[.E684];[.G68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23</text:p>
          </table:table-cell>
          <table:table-cell office:value-type="float" office:value="89.514705882353" calcext:value-type="float">
            <text:p>89.514705882353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2" calcext:value-type="float">
            <text:p>2</text:p>
          </table:table-cell>
          <table:table-cell table:formula="of:=[.E684]+1" office:value-type="float" office:value="683" calcext:value-type="float">
            <text:p>683</text:p>
          </table:table-cell>
          <table:table-cell table:formula="of:=MAX([.F684];[.B685])" office:value-type="float" office:value="90.1029411764706" calcext:value-type="float">
            <text:p>90.1029411764706</text:p>
          </table:table-cell>
          <table:table-cell table:formula="of:=IF([.F685]=[.B685];[.E685];[.G68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25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2" calcext:value-type="float">
            <text:p>2</text:p>
          </table:table-cell>
          <table:table-cell table:formula="of:=[.E685]+1" office:value-type="float" office:value="684" calcext:value-type="float">
            <text:p>684</text:p>
          </table:table-cell>
          <table:table-cell table:formula="of:=MAX([.F685];[.B686])" office:value-type="float" office:value="90.1029411764706" calcext:value-type="float">
            <text:p>90.1029411764706</text:p>
          </table:table-cell>
          <table:table-cell table:formula="of:=IF([.F686]=[.B686];[.E686];[.G68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26</text:p>
          </table:table-cell>
          <table:table-cell office:value-type="float" office:value="89.5808823529412" calcext:value-type="float">
            <text:p>89.5808823529412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2" calcext:value-type="float">
            <text:p>2</text:p>
          </table:table-cell>
          <table:table-cell table:formula="of:=[.E686]+1" office:value-type="float" office:value="685" calcext:value-type="float">
            <text:p>685</text:p>
          </table:table-cell>
          <table:table-cell table:formula="of:=MAX([.F686];[.B687])" office:value-type="float" office:value="90.1029411764706" calcext:value-type="float">
            <text:p>90.1029411764706</text:p>
          </table:table-cell>
          <table:table-cell table:formula="of:=IF([.F687]=[.B687];[.E687];[.G68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27</text:p>
          </table:table-cell>
          <table:table-cell office:value-type="float" office:value="89.5735294117647" calcext:value-type="float">
            <text:p>89.5735294117647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2" calcext:value-type="float">
            <text:p>2</text:p>
          </table:table-cell>
          <table:table-cell table:formula="of:=[.E687]+1" office:value-type="float" office:value="686" calcext:value-type="float">
            <text:p>686</text:p>
          </table:table-cell>
          <table:table-cell table:formula="of:=MAX([.F687];[.B688])" office:value-type="float" office:value="90.1029411764706" calcext:value-type="float">
            <text:p>90.1029411764706</text:p>
          </table:table-cell>
          <table:table-cell table:formula="of:=IF([.F688]=[.B688];[.E688];[.G68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29</text:p>
          </table:table-cell>
          <table:table-cell office:value-type="float" office:value="89.5686274509804" calcext:value-type="float">
            <text:p>89.5686274509804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2" calcext:value-type="float">
            <text:p>2</text:p>
          </table:table-cell>
          <table:table-cell table:formula="of:=[.E688]+1" office:value-type="float" office:value="687" calcext:value-type="float">
            <text:p>687</text:p>
          </table:table-cell>
          <table:table-cell table:formula="of:=MAX([.F688];[.B689])" office:value-type="float" office:value="90.1029411764706" calcext:value-type="float">
            <text:p>90.1029411764706</text:p>
          </table:table-cell>
          <table:table-cell table:formula="of:=IF([.F689]=[.B689];[.E689];[.G68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33</text:p>
          </table:table-cell>
          <table:table-cell office:value-type="float" office:value="89.5686274509804" calcext:value-type="float">
            <text:p>89.5686274509804</text:p>
          </table:table-cell>
          <table:table-cell office:value-type="string" calcext:value-type="string">
            <text:p>reflected on verse JHN 3:30</text:p>
          </table:table-cell>
          <table:table-cell office:value-type="float" office:value="3" calcext:value-type="float">
            <text:p>3</text:p>
          </table:table-cell>
          <table:table-cell table:formula="of:=[.E689]+1" office:value-type="float" office:value="688" calcext:value-type="float">
            <text:p>688</text:p>
          </table:table-cell>
          <table:table-cell table:formula="of:=MAX([.F689];[.B690])" office:value-type="float" office:value="90.1029411764706" calcext:value-type="float">
            <text:p>90.1029411764706</text:p>
          </table:table-cell>
          <table:table-cell table:formula="of:=IF([.F690]=[.B690];[.E690];[.G68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34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2" calcext:value-type="float">
            <text:p>2</text:p>
          </table:table-cell>
          <table:table-cell table:formula="of:=[.E690]+1" office:value-type="float" office:value="689" calcext:value-type="float">
            <text:p>689</text:p>
          </table:table-cell>
          <table:table-cell table:formula="of:=MAX([.F690];[.B691])" office:value-type="float" office:value="90.1029411764706" calcext:value-type="float">
            <text:p>90.1029411764706</text:p>
          </table:table-cell>
          <table:table-cell table:formula="of:=IF([.F691]=[.B691];[.E691];[.G69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36</text:p>
          </table:table-cell>
          <table:table-cell office:value-type="float" office:value="89.6764705882353" calcext:value-type="float">
            <text:p>89.6764705882353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2" calcext:value-type="float">
            <text:p>2</text:p>
          </table:table-cell>
          <table:table-cell table:formula="of:=[.E691]+1" office:value-type="float" office:value="690" calcext:value-type="float">
            <text:p>690</text:p>
          </table:table-cell>
          <table:table-cell table:formula="of:=MAX([.F691];[.B692])" office:value-type="float" office:value="90.1029411764706" calcext:value-type="float">
            <text:p>90.1029411764706</text:p>
          </table:table-cell>
          <table:table-cell table:formula="of:=IF([.F692]=[.B692];[.E692];[.G69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38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2" calcext:value-type="float">
            <text:p>2</text:p>
          </table:table-cell>
          <table:table-cell table:formula="of:=[.E692]+1" office:value-type="float" office:value="691" calcext:value-type="float">
            <text:p>691</text:p>
          </table:table-cell>
          <table:table-cell table:formula="of:=MAX([.F692];[.B693])" office:value-type="float" office:value="90.1029411764706" calcext:value-type="float">
            <text:p>90.1029411764706</text:p>
          </table:table-cell>
          <table:table-cell table:formula="of:=IF([.F693]=[.B693];[.E693];[.G69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39</text:p>
          </table:table-cell>
          <table:table-cell office:value-type="float" office:value="89.625" calcext:value-type="float">
            <text:p>89.625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2" calcext:value-type="float">
            <text:p>2</text:p>
          </table:table-cell>
          <table:table-cell table:formula="of:=[.E693]+1" office:value-type="float" office:value="692" calcext:value-type="float">
            <text:p>692</text:p>
          </table:table-cell>
          <table:table-cell table:formula="of:=MAX([.F693];[.B694])" office:value-type="float" office:value="90.1029411764706" calcext:value-type="float">
            <text:p>90.1029411764706</text:p>
          </table:table-cell>
          <table:table-cell table:formula="of:=IF([.F694]=[.B694];[.E694];[.G69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40</text:p>
          </table:table-cell>
          <table:table-cell office:value-type="float" office:value="89.5911764705883" calcext:value-type="float">
            <text:p>89.5911764705883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2" calcext:value-type="float">
            <text:p>2</text:p>
          </table:table-cell>
          <table:table-cell table:formula="of:=[.E694]+1" office:value-type="float" office:value="693" calcext:value-type="float">
            <text:p>693</text:p>
          </table:table-cell>
          <table:table-cell table:formula="of:=MAX([.F694];[.B695])" office:value-type="float" office:value="90.1029411764706" calcext:value-type="float">
            <text:p>90.1029411764706</text:p>
          </table:table-cell>
          <table:table-cell table:formula="of:=IF([.F695]=[.B695];[.E695];[.G69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42</text:p>
          </table:table-cell>
          <table:table-cell office:value-type="float" office:value="89.593137254902" calcext:value-type="float">
            <text:p>89.593137254902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2" calcext:value-type="float">
            <text:p>2</text:p>
          </table:table-cell>
          <table:table-cell table:formula="of:=[.E695]+1" office:value-type="float" office:value="694" calcext:value-type="float">
            <text:p>694</text:p>
          </table:table-cell>
          <table:table-cell table:formula="of:=MAX([.F695];[.B696])" office:value-type="float" office:value="90.1029411764706" calcext:value-type="float">
            <text:p>90.1029411764706</text:p>
          </table:table-cell>
          <table:table-cell table:formula="of:=IF([.F696]=[.B696];[.E696];[.G69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47</text:p>
          </table:table-cell>
          <table:table-cell office:value-type="float" office:value="89.593137254902" calcext:value-type="float">
            <text:p>89.593137254902</text:p>
          </table:table-cell>
          <table:table-cell office:value-type="string" calcext:value-type="string">
            <text:p>reflected on verse JHN 3:31</text:p>
          </table:table-cell>
          <table:table-cell office:value-type="float" office:value="3" calcext:value-type="float">
            <text:p>3</text:p>
          </table:table-cell>
          <table:table-cell table:formula="of:=[.E696]+1" office:value-type="float" office:value="695" calcext:value-type="float">
            <text:p>695</text:p>
          </table:table-cell>
          <table:table-cell table:formula="of:=MAX([.F696];[.B697])" office:value-type="float" office:value="90.1029411764706" calcext:value-type="float">
            <text:p>90.1029411764706</text:p>
          </table:table-cell>
          <table:table-cell table:formula="of:=IF([.F697]=[.B697];[.E697];[.G69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49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2" calcext:value-type="float">
            <text:p>2</text:p>
          </table:table-cell>
          <table:table-cell table:formula="of:=[.E697]+1" office:value-type="float" office:value="696" calcext:value-type="float">
            <text:p>696</text:p>
          </table:table-cell>
          <table:table-cell table:formula="of:=MAX([.F697];[.B698])" office:value-type="float" office:value="90.1029411764706" calcext:value-type="float">
            <text:p>90.1029411764706</text:p>
          </table:table-cell>
          <table:table-cell table:formula="of:=IF([.F698]=[.B698];[.E698];[.G69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50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2" calcext:value-type="float">
            <text:p>2</text:p>
          </table:table-cell>
          <table:table-cell table:formula="of:=[.E698]+1" office:value-type="float" office:value="697" calcext:value-type="float">
            <text:p>697</text:p>
          </table:table-cell>
          <table:table-cell table:formula="of:=MAX([.F698];[.B699])" office:value-type="float" office:value="90.1029411764706" calcext:value-type="float">
            <text:p>90.1029411764706</text:p>
          </table:table-cell>
          <table:table-cell table:formula="of:=IF([.F699]=[.B699];[.E699];[.G69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52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2" calcext:value-type="float">
            <text:p>2</text:p>
          </table:table-cell>
          <table:table-cell table:formula="of:=[.E699]+1" office:value-type="float" office:value="698" calcext:value-type="float">
            <text:p>698</text:p>
          </table:table-cell>
          <table:table-cell table:formula="of:=MAX([.F699];[.B700])" office:value-type="float" office:value="90.1029411764706" calcext:value-type="float">
            <text:p>90.1029411764706</text:p>
          </table:table-cell>
          <table:table-cell table:formula="of:=IF([.F700]=[.B700];[.E700];[.G69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53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2" calcext:value-type="float">
            <text:p>2</text:p>
          </table:table-cell>
          <table:table-cell table:formula="of:=[.E700]+1" office:value-type="float" office:value="699" calcext:value-type="float">
            <text:p>699</text:p>
          </table:table-cell>
          <table:table-cell table:formula="of:=MAX([.F700];[.B701])" office:value-type="float" office:value="90.1029411764706" calcext:value-type="float">
            <text:p>90.1029411764706</text:p>
          </table:table-cell>
          <table:table-cell table:formula="of:=IF([.F701]=[.B701];[.E701];[.G70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55</text:p>
          </table:table-cell>
          <table:table-cell office:value-type="float" office:value="89.6598039215686" calcext:value-type="float">
            <text:p>89.6598039215686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2" calcext:value-type="float">
            <text:p>2</text:p>
          </table:table-cell>
          <table:table-cell table:formula="of:=[.E701]+1" office:value-type="float" office:value="700" calcext:value-type="float">
            <text:p>700</text:p>
          </table:table-cell>
          <table:table-cell table:formula="of:=MAX([.F701];[.B702])" office:value-type="float" office:value="90.1029411764706" calcext:value-type="float">
            <text:p>90.1029411764706</text:p>
          </table:table-cell>
          <table:table-cell table:formula="of:=IF([.F702]=[.B702];[.E702];[.G70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5:56</text:p>
          </table:table-cell>
          <table:table-cell office:value-type="float" office:value="89.6764705882353" calcext:value-type="float">
            <text:p>89.6764705882353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2" calcext:value-type="float">
            <text:p>2</text:p>
          </table:table-cell>
          <table:table-cell table:formula="of:=[.E702]+1" office:value-type="float" office:value="701" calcext:value-type="float">
            <text:p>701</text:p>
          </table:table-cell>
          <table:table-cell table:formula="of:=MAX([.F702];[.B703])" office:value-type="float" office:value="90.1029411764706" calcext:value-type="float">
            <text:p>90.1029411764706</text:p>
          </table:table-cell>
          <table:table-cell table:formula="of:=IF([.F703]=[.B703];[.E703];[.G70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01</text:p>
          </table:table-cell>
          <table:table-cell office:value-type="float" office:value="89.6764705882353" calcext:value-type="float">
            <text:p>89.6764705882353</text:p>
          </table:table-cell>
          <table:table-cell office:value-type="string" calcext:value-type="string">
            <text:p>reflected on verse JHN 3:32</text:p>
          </table:table-cell>
          <table:table-cell office:value-type="float" office:value="3" calcext:value-type="float">
            <text:p>3</text:p>
          </table:table-cell>
          <table:table-cell table:formula="of:=[.E703]+1" office:value-type="float" office:value="702" calcext:value-type="float">
            <text:p>702</text:p>
          </table:table-cell>
          <table:table-cell table:formula="of:=MAX([.F703];[.B704])" office:value-type="float" office:value="90.1029411764706" calcext:value-type="float">
            <text:p>90.1029411764706</text:p>
          </table:table-cell>
          <table:table-cell table:formula="of:=IF([.F704]=[.B704];[.E704];[.G70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04</text:p>
          </table:table-cell>
          <table:table-cell office:value-type="float" office:value="89.5882352941177" calcext:value-type="float">
            <text:p>89.5882352941177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2" calcext:value-type="float">
            <text:p>2</text:p>
          </table:table-cell>
          <table:table-cell table:formula="of:=[.E704]+1" office:value-type="float" office:value="703" calcext:value-type="float">
            <text:p>703</text:p>
          </table:table-cell>
          <table:table-cell table:formula="of:=MAX([.F704];[.B705])" office:value-type="float" office:value="90.1029411764706" calcext:value-type="float">
            <text:p>90.1029411764706</text:p>
          </table:table-cell>
          <table:table-cell table:formula="of:=IF([.F705]=[.B705];[.E705];[.G70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05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2" calcext:value-type="float">
            <text:p>2</text:p>
          </table:table-cell>
          <table:table-cell table:formula="of:=[.E705]+1" office:value-type="float" office:value="704" calcext:value-type="float">
            <text:p>704</text:p>
          </table:table-cell>
          <table:table-cell table:formula="of:=MAX([.F705];[.B706])" office:value-type="float" office:value="90.1029411764706" calcext:value-type="float">
            <text:p>90.1029411764706</text:p>
          </table:table-cell>
          <table:table-cell table:formula="of:=IF([.F706]=[.B706];[.E706];[.G70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11</text:p>
          </table:table-cell>
          <table:table-cell office:value-type="float" office:value="89.6274509803922" calcext:value-type="float">
            <text:p>89.6274509803922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2" calcext:value-type="float">
            <text:p>2</text:p>
          </table:table-cell>
          <table:table-cell table:formula="of:=[.E706]+1" office:value-type="float" office:value="705" calcext:value-type="float">
            <text:p>705</text:p>
          </table:table-cell>
          <table:table-cell table:formula="of:=MAX([.F706];[.B707])" office:value-type="float" office:value="90.1029411764706" calcext:value-type="float">
            <text:p>90.1029411764706</text:p>
          </table:table-cell>
          <table:table-cell table:formula="of:=IF([.F707]=[.B707];[.E707];[.G70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12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2" calcext:value-type="float">
            <text:p>2</text:p>
          </table:table-cell>
          <table:table-cell table:formula="of:=[.E707]+1" office:value-type="float" office:value="706" calcext:value-type="float">
            <text:p>706</text:p>
          </table:table-cell>
          <table:table-cell table:formula="of:=MAX([.F707];[.B708])" office:value-type="float" office:value="90.1029411764706" calcext:value-type="float">
            <text:p>90.1029411764706</text:p>
          </table:table-cell>
          <table:table-cell table:formula="of:=IF([.F708]=[.B708];[.E708];[.G70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14</text:p>
          </table:table-cell>
          <table:table-cell office:value-type="float" office:value="89.6352941176471" calcext:value-type="float">
            <text:p>89.6352941176471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2" calcext:value-type="float">
            <text:p>2</text:p>
          </table:table-cell>
          <table:table-cell table:formula="of:=[.E708]+1" office:value-type="float" office:value="707" calcext:value-type="float">
            <text:p>707</text:p>
          </table:table-cell>
          <table:table-cell table:formula="of:=MAX([.F708];[.B709])" office:value-type="float" office:value="90.1029411764706" calcext:value-type="float">
            <text:p>90.1029411764706</text:p>
          </table:table-cell>
          <table:table-cell table:formula="of:=IF([.F709]=[.B709];[.E709];[.G70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15</text:p>
          </table:table-cell>
          <table:table-cell office:value-type="float" office:value="89.6470588235294" calcext:value-type="float">
            <text:p>89.6470588235294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2" calcext:value-type="float">
            <text:p>2</text:p>
          </table:table-cell>
          <table:table-cell table:formula="of:=[.E709]+1" office:value-type="float" office:value="708" calcext:value-type="float">
            <text:p>708</text:p>
          </table:table-cell>
          <table:table-cell table:formula="of:=MAX([.F709];[.B710])" office:value-type="float" office:value="90.1029411764706" calcext:value-type="float">
            <text:p>90.1029411764706</text:p>
          </table:table-cell>
          <table:table-cell table:formula="of:=IF([.F710]=[.B710];[.E710];[.G70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19</text:p>
          </table:table-cell>
          <table:table-cell office:value-type="float" office:value="89.6470588235294" calcext:value-type="float">
            <text:p>89.6470588235294</text:p>
          </table:table-cell>
          <table:table-cell office:value-type="string" calcext:value-type="string">
            <text:p>reflected on verse JHN 3:33</text:p>
          </table:table-cell>
          <table:table-cell office:value-type="float" office:value="3" calcext:value-type="float">
            <text:p>3</text:p>
          </table:table-cell>
          <table:table-cell table:formula="of:=[.E710]+1" office:value-type="float" office:value="709" calcext:value-type="float">
            <text:p>709</text:p>
          </table:table-cell>
          <table:table-cell table:formula="of:=MAX([.F710];[.B711])" office:value-type="float" office:value="90.1029411764706" calcext:value-type="float">
            <text:p>90.1029411764706</text:p>
          </table:table-cell>
          <table:table-cell table:formula="of:=IF([.F711]=[.B711];[.E711];[.G71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20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2" calcext:value-type="float">
            <text:p>2</text:p>
          </table:table-cell>
          <table:table-cell table:formula="of:=[.E711]+1" office:value-type="float" office:value="710" calcext:value-type="float">
            <text:p>710</text:p>
          </table:table-cell>
          <table:table-cell table:formula="of:=MAX([.F711];[.B712])" office:value-type="float" office:value="90.1029411764706" calcext:value-type="float">
            <text:p>90.1029411764706</text:p>
          </table:table-cell>
          <table:table-cell table:formula="of:=IF([.F712]=[.B712];[.E712];[.G71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25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2" calcext:value-type="float">
            <text:p>2</text:p>
          </table:table-cell>
          <table:table-cell table:formula="of:=[.E712]+1" office:value-type="float" office:value="711" calcext:value-type="float">
            <text:p>711</text:p>
          </table:table-cell>
          <table:table-cell table:formula="of:=MAX([.F712];[.B713])" office:value-type="float" office:value="90.1029411764706" calcext:value-type="float">
            <text:p>90.1029411764706</text:p>
          </table:table-cell>
          <table:table-cell table:formula="of:=IF([.F713]=[.B713];[.E713];[.G71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26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2" calcext:value-type="float">
            <text:p>2</text:p>
          </table:table-cell>
          <table:table-cell table:formula="of:=[.E713]+1" office:value-type="float" office:value="712" calcext:value-type="float">
            <text:p>712</text:p>
          </table:table-cell>
          <table:table-cell table:formula="of:=MAX([.F713];[.B714])" office:value-type="float" office:value="90.1029411764706" calcext:value-type="float">
            <text:p>90.1029411764706</text:p>
          </table:table-cell>
          <table:table-cell table:formula="of:=IF([.F714]=[.B714];[.E714];[.G71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28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2" calcext:value-type="float">
            <text:p>2</text:p>
          </table:table-cell>
          <table:table-cell table:formula="of:=[.E714]+1" office:value-type="float" office:value="713" calcext:value-type="float">
            <text:p>713</text:p>
          </table:table-cell>
          <table:table-cell table:formula="of:=MAX([.F714];[.B715])" office:value-type="float" office:value="90.1029411764706" calcext:value-type="float">
            <text:p>90.1029411764706</text:p>
          </table:table-cell>
          <table:table-cell table:formula="of:=IF([.F715]=[.B715];[.E715];[.G71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29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2" calcext:value-type="float">
            <text:p>2</text:p>
          </table:table-cell>
          <table:table-cell table:formula="of:=[.E715]+1" office:value-type="float" office:value="714" calcext:value-type="float">
            <text:p>714</text:p>
          </table:table-cell>
          <table:table-cell table:formula="of:=MAX([.F715];[.B716])" office:value-type="float" office:value="90.1029411764706" calcext:value-type="float">
            <text:p>90.1029411764706</text:p>
          </table:table-cell>
          <table:table-cell table:formula="of:=IF([.F716]=[.B716];[.E716];[.G71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30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2" calcext:value-type="float">
            <text:p>2</text:p>
          </table:table-cell>
          <table:table-cell table:formula="of:=[.E716]+1" office:value-type="float" office:value="715" calcext:value-type="float">
            <text:p>715</text:p>
          </table:table-cell>
          <table:table-cell table:formula="of:=MAX([.F716];[.B717])" office:value-type="float" office:value="90.1029411764706" calcext:value-type="float">
            <text:p>90.1029411764706</text:p>
          </table:table-cell>
          <table:table-cell table:formula="of:=IF([.F717]=[.B717];[.E717];[.G71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36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reflected on verse JHN 3:34</text:p>
          </table:table-cell>
          <table:table-cell office:value-type="float" office:value="3" calcext:value-type="float">
            <text:p>3</text:p>
          </table:table-cell>
          <table:table-cell table:formula="of:=[.E717]+1" office:value-type="float" office:value="716" calcext:value-type="float">
            <text:p>716</text:p>
          </table:table-cell>
          <table:table-cell table:formula="of:=MAX([.F717];[.B718])" office:value-type="float" office:value="90.1029411764706" calcext:value-type="float">
            <text:p>90.1029411764706</text:p>
          </table:table-cell>
          <table:table-cell table:formula="of:=IF([.F718]=[.B718];[.E718];[.G71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37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2" calcext:value-type="float">
            <text:p>2</text:p>
          </table:table-cell>
          <table:table-cell table:formula="of:=[.E718]+1" office:value-type="float" office:value="717" calcext:value-type="float">
            <text:p>717</text:p>
          </table:table-cell>
          <table:table-cell table:formula="of:=MAX([.F718];[.B719])" office:value-type="float" office:value="90.1029411764706" calcext:value-type="float">
            <text:p>90.1029411764706</text:p>
          </table:table-cell>
          <table:table-cell table:formula="of:=IF([.F719]=[.B719];[.E719];[.G71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39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2" calcext:value-type="float">
            <text:p>2</text:p>
          </table:table-cell>
          <table:table-cell table:formula="of:=[.E719]+1" office:value-type="float" office:value="718" calcext:value-type="float">
            <text:p>718</text:p>
          </table:table-cell>
          <table:table-cell table:formula="of:=MAX([.F719];[.B720])" office:value-type="float" office:value="90.1029411764706" calcext:value-type="float">
            <text:p>90.1029411764706</text:p>
          </table:table-cell>
          <table:table-cell table:formula="of:=IF([.F720]=[.B720];[.E720];[.G71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40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2" calcext:value-type="float">
            <text:p>2</text:p>
          </table:table-cell>
          <table:table-cell table:formula="of:=[.E720]+1" office:value-type="float" office:value="719" calcext:value-type="float">
            <text:p>719</text:p>
          </table:table-cell>
          <table:table-cell table:formula="of:=MAX([.F720];[.B721])" office:value-type="float" office:value="90.1029411764706" calcext:value-type="float">
            <text:p>90.1029411764706</text:p>
          </table:table-cell>
          <table:table-cell table:formula="of:=IF([.F721]=[.B721];[.E721];[.G72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42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2" calcext:value-type="float">
            <text:p>2</text:p>
          </table:table-cell>
          <table:table-cell table:formula="of:=[.E721]+1" office:value-type="float" office:value="720" calcext:value-type="float">
            <text:p>720</text:p>
          </table:table-cell>
          <table:table-cell table:formula="of:=MAX([.F721];[.B722])" office:value-type="float" office:value="90.1029411764706" calcext:value-type="float">
            <text:p>90.1029411764706</text:p>
          </table:table-cell>
          <table:table-cell table:formula="of:=IF([.F722]=[.B722];[.E722];[.G72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43</text:p>
          </table:table-cell>
          <table:table-cell office:value-type="float" office:value="89.7401960784314" calcext:value-type="float">
            <text:p>89.7401960784314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2" calcext:value-type="float">
            <text:p>2</text:p>
          </table:table-cell>
          <table:table-cell table:formula="of:=[.E722]+1" office:value-type="float" office:value="721" calcext:value-type="float">
            <text:p>721</text:p>
          </table:table-cell>
          <table:table-cell table:formula="of:=MAX([.F722];[.B723])" office:value-type="float" office:value="90.1029411764706" calcext:value-type="float">
            <text:p>90.1029411764706</text:p>
          </table:table-cell>
          <table:table-cell table:formula="of:=IF([.F723]=[.B723];[.E723];[.G72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44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2" calcext:value-type="float">
            <text:p>2</text:p>
          </table:table-cell>
          <table:table-cell table:formula="of:=[.E723]+1" office:value-type="float" office:value="722" calcext:value-type="float">
            <text:p>722</text:p>
          </table:table-cell>
          <table:table-cell table:formula="of:=MAX([.F723];[.B724])" office:value-type="float" office:value="90.1029411764706" calcext:value-type="float">
            <text:p>90.1029411764706</text:p>
          </table:table-cell>
          <table:table-cell table:formula="of:=IF([.F724]=[.B724];[.E724];[.G72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50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reflected on verse JHN 3:35</text:p>
          </table:table-cell>
          <table:table-cell office:value-type="float" office:value="3" calcext:value-type="float">
            <text:p>3</text:p>
          </table:table-cell>
          <table:table-cell table:formula="of:=[.E724]+1" office:value-type="float" office:value="723" calcext:value-type="float">
            <text:p>723</text:p>
          </table:table-cell>
          <table:table-cell table:formula="of:=MAX([.F724];[.B725])" office:value-type="float" office:value="90.1029411764706" calcext:value-type="float">
            <text:p>90.1029411764706</text:p>
          </table:table-cell>
          <table:table-cell table:formula="of:=IF([.F725]=[.B725];[.E725];[.G72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51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2" calcext:value-type="float">
            <text:p>2</text:p>
          </table:table-cell>
          <table:table-cell table:formula="of:=[.E725]+1" office:value-type="float" office:value="724" calcext:value-type="float">
            <text:p>724</text:p>
          </table:table-cell>
          <table:table-cell table:formula="of:=MAX([.F725];[.B726])" office:value-type="float" office:value="90.1029411764706" calcext:value-type="float">
            <text:p>90.1029411764706</text:p>
          </table:table-cell>
          <table:table-cell table:formula="of:=IF([.F726]=[.B726];[.E726];[.G72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53</text:p>
          </table:table-cell>
          <table:table-cell office:value-type="float" office:value="89.8333333333333" calcext:value-type="float">
            <text:p>89.8333333333333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2" calcext:value-type="float">
            <text:p>2</text:p>
          </table:table-cell>
          <table:table-cell table:formula="of:=[.E726]+1" office:value-type="float" office:value="725" calcext:value-type="float">
            <text:p>725</text:p>
          </table:table-cell>
          <table:table-cell table:formula="of:=MAX([.F726];[.B727])" office:value-type="float" office:value="90.1029411764706" calcext:value-type="float">
            <text:p>90.1029411764706</text:p>
          </table:table-cell>
          <table:table-cell table:formula="of:=IF([.F727]=[.B727];[.E727];[.G72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55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2" calcext:value-type="float">
            <text:p>2</text:p>
          </table:table-cell>
          <table:table-cell table:formula="of:=[.E727]+1" office:value-type="float" office:value="726" calcext:value-type="float">
            <text:p>726</text:p>
          </table:table-cell>
          <table:table-cell table:formula="of:=MAX([.F727];[.B728])" office:value-type="float" office:value="90.1029411764706" calcext:value-type="float">
            <text:p>90.1029411764706</text:p>
          </table:table-cell>
          <table:table-cell table:formula="of:=IF([.F728]=[.B728];[.E728];[.G72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6:58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2" calcext:value-type="float">
            <text:p>2</text:p>
          </table:table-cell>
          <table:table-cell table:formula="of:=[.E728]+1" office:value-type="float" office:value="727" calcext:value-type="float">
            <text:p>727</text:p>
          </table:table-cell>
          <table:table-cell table:formula="of:=MAX([.F728];[.B729])" office:value-type="float" office:value="90.1029411764706" calcext:value-type="float">
            <text:p>90.1029411764706</text:p>
          </table:table-cell>
          <table:table-cell table:formula="of:=IF([.F729]=[.B729];[.E729];[.G72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00</text:p>
          </table:table-cell>
          <table:table-cell office:value-type="float" office:value="89.8009803921569" calcext:value-type="float">
            <text:p>89.8009803921569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2" calcext:value-type="float">
            <text:p>2</text:p>
          </table:table-cell>
          <table:table-cell table:formula="of:=[.E729]+1" office:value-type="float" office:value="728" calcext:value-type="float">
            <text:p>728</text:p>
          </table:table-cell>
          <table:table-cell table:formula="of:=MAX([.F729];[.B730])" office:value-type="float" office:value="90.1029411764706" calcext:value-type="float">
            <text:p>90.1029411764706</text:p>
          </table:table-cell>
          <table:table-cell table:formula="of:=IF([.F730]=[.B730];[.E730];[.G72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01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2" calcext:value-type="float">
            <text:p>2</text:p>
          </table:table-cell>
          <table:table-cell table:formula="of:=[.E730]+1" office:value-type="float" office:value="729" calcext:value-type="float">
            <text:p>729</text:p>
          </table:table-cell>
          <table:table-cell table:formula="of:=MAX([.F730];[.B731])" office:value-type="float" office:value="90.1029411764706" calcext:value-type="float">
            <text:p>90.1029411764706</text:p>
          </table:table-cell>
          <table:table-cell table:formula="of:=IF([.F731]=[.B731];[.E731];[.G73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06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reflected on verse JHN 3:36</text:p>
          </table:table-cell>
          <table:table-cell office:value-type="float" office:value="3" calcext:value-type="float">
            <text:p>3</text:p>
          </table:table-cell>
          <table:table-cell table:formula="of:=[.E731]+1" office:value-type="float" office:value="730" calcext:value-type="float">
            <text:p>730</text:p>
          </table:table-cell>
          <table:table-cell table:formula="of:=MAX([.F731];[.B732])" office:value-type="float" office:value="90.1029411764706" calcext:value-type="float">
            <text:p>90.1029411764706</text:p>
          </table:table-cell>
          <table:table-cell table:formula="of:=IF([.F732]=[.B732];[.E732];[.G73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08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1 to verse JHN 3:1</text:p>
          </table:table-cell>
          <table:table-cell office:value-type="float" office:value="3" calcext:value-type="float">
            <text:p>3</text:p>
          </table:table-cell>
          <table:table-cell table:formula="of:=[.E732]+1" office:value-type="float" office:value="731" calcext:value-type="float">
            <text:p>731</text:p>
          </table:table-cell>
          <table:table-cell table:formula="of:=MAX([.F732];[.B733])" office:value-type="float" office:value="90.1029411764706" calcext:value-type="float">
            <text:p>90.1029411764706</text:p>
          </table:table-cell>
          <table:table-cell table:formula="of:=IF([.F733]=[.B733];[.E733];[.G73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10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3" calcext:value-type="float">
            <text:p>3</text:p>
          </table:table-cell>
          <table:table-cell table:formula="of:=[.E733]+1" office:value-type="float" office:value="732" calcext:value-type="float">
            <text:p>732</text:p>
          </table:table-cell>
          <table:table-cell table:formula="of:=MAX([.F733];[.B734])" office:value-type="float" office:value="90.1029411764706" calcext:value-type="float">
            <text:p>90.1029411764706</text:p>
          </table:table-cell>
          <table:table-cell table:formula="of:=IF([.F734]=[.B734];[.E734];[.G73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12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3" calcext:value-type="float">
            <text:p>3</text:p>
          </table:table-cell>
          <table:table-cell table:formula="of:=[.E734]+1" office:value-type="float" office:value="733" calcext:value-type="float">
            <text:p>733</text:p>
          </table:table-cell>
          <table:table-cell table:formula="of:=MAX([.F734];[.B735])" office:value-type="float" office:value="90.1029411764706" calcext:value-type="float">
            <text:p>90.1029411764706</text:p>
          </table:table-cell>
          <table:table-cell table:formula="of:=IF([.F735]=[.B735];[.E735];[.G73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13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3" calcext:value-type="float">
            <text:p>3</text:p>
          </table:table-cell>
          <table:table-cell table:formula="of:=[.E735]+1" office:value-type="float" office:value="734" calcext:value-type="float">
            <text:p>734</text:p>
          </table:table-cell>
          <table:table-cell table:formula="of:=MAX([.F735];[.B736])" office:value-type="float" office:value="90.1029411764706" calcext:value-type="float">
            <text:p>90.1029411764706</text:p>
          </table:table-cell>
          <table:table-cell table:formula="of:=IF([.F736]=[.B736];[.E736];[.G73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15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3" calcext:value-type="float">
            <text:p>3</text:p>
          </table:table-cell>
          <table:table-cell table:formula="of:=[.E736]+1" office:value-type="float" office:value="735" calcext:value-type="float">
            <text:p>735</text:p>
          </table:table-cell>
          <table:table-cell table:formula="of:=MAX([.F736];[.B737])" office:value-type="float" office:value="90.1029411764706" calcext:value-type="float">
            <text:p>90.1029411764706</text:p>
          </table:table-cell>
          <table:table-cell table:formula="of:=IF([.F737]=[.B737];[.E737];[.G73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17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3" calcext:value-type="float">
            <text:p>3</text:p>
          </table:table-cell>
          <table:table-cell table:formula="of:=[.E737]+1" office:value-type="float" office:value="736" calcext:value-type="float">
            <text:p>736</text:p>
          </table:table-cell>
          <table:table-cell table:formula="of:=MAX([.F737];[.B738])" office:value-type="float" office:value="90.1029411764706" calcext:value-type="float">
            <text:p>90.1029411764706</text:p>
          </table:table-cell>
          <table:table-cell table:formula="of:=IF([.F738]=[.B738];[.E738];[.G73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21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reflected on verse JHN 3:1</text:p>
          </table:table-cell>
          <table:table-cell office:value-type="float" office:value="4" calcext:value-type="float">
            <text:p>4</text:p>
          </table:table-cell>
          <table:table-cell table:formula="of:=[.E738]+1" office:value-type="float" office:value="737" calcext:value-type="float">
            <text:p>737</text:p>
          </table:table-cell>
          <table:table-cell table:formula="of:=MAX([.F738];[.B739])" office:value-type="float" office:value="90.1029411764706" calcext:value-type="float">
            <text:p>90.1029411764706</text:p>
          </table:table-cell>
          <table:table-cell table:formula="of:=IF([.F739]=[.B739];[.E739];[.G73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22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3" calcext:value-type="float">
            <text:p>3</text:p>
          </table:table-cell>
          <table:table-cell table:formula="of:=[.E739]+1" office:value-type="float" office:value="738" calcext:value-type="float">
            <text:p>738</text:p>
          </table:table-cell>
          <table:table-cell table:formula="of:=MAX([.F739];[.B740])" office:value-type="float" office:value="90.1029411764706" calcext:value-type="float">
            <text:p>90.1029411764706</text:p>
          </table:table-cell>
          <table:table-cell table:formula="of:=IF([.F740]=[.B740];[.E740];[.G73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24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3" calcext:value-type="float">
            <text:p>3</text:p>
          </table:table-cell>
          <table:table-cell table:formula="of:=[.E740]+1" office:value-type="float" office:value="739" calcext:value-type="float">
            <text:p>739</text:p>
          </table:table-cell>
          <table:table-cell table:formula="of:=MAX([.F740];[.B741])" office:value-type="float" office:value="90.1029411764706" calcext:value-type="float">
            <text:p>90.1029411764706</text:p>
          </table:table-cell>
          <table:table-cell table:formula="of:=IF([.F741]=[.B741];[.E741];[.G74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26</text:p>
          </table:table-cell>
          <table:table-cell office:value-type="float" office:value="89.7303921568627" calcext:value-type="float">
            <text:p>89.7303921568627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3" calcext:value-type="float">
            <text:p>3</text:p>
          </table:table-cell>
          <table:table-cell table:formula="of:=[.E741]+1" office:value-type="float" office:value="740" calcext:value-type="float">
            <text:p>740</text:p>
          </table:table-cell>
          <table:table-cell table:formula="of:=MAX([.F741];[.B742])" office:value-type="float" office:value="90.1029411764706" calcext:value-type="float">
            <text:p>90.1029411764706</text:p>
          </table:table-cell>
          <table:table-cell table:formula="of:=IF([.F742]=[.B742];[.E742];[.G74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27</text:p>
          </table:table-cell>
          <table:table-cell office:value-type="float" office:value="89.7132352941177" calcext:value-type="float">
            <text:p>89.7132352941177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3" calcext:value-type="float">
            <text:p>3</text:p>
          </table:table-cell>
          <table:table-cell table:formula="of:=[.E742]+1" office:value-type="float" office:value="741" calcext:value-type="float">
            <text:p>741</text:p>
          </table:table-cell>
          <table:table-cell table:formula="of:=MAX([.F742];[.B743])" office:value-type="float" office:value="90.1029411764706" calcext:value-type="float">
            <text:p>90.1029411764706</text:p>
          </table:table-cell>
          <table:table-cell table:formula="of:=IF([.F743]=[.B743];[.E743];[.G74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29</text:p>
          </table:table-cell>
          <table:table-cell office:value-type="float" office:value="89.7441176470588" calcext:value-type="float">
            <text:p>89.7441176470588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3" calcext:value-type="float">
            <text:p>3</text:p>
          </table:table-cell>
          <table:table-cell table:formula="of:=[.E743]+1" office:value-type="float" office:value="742" calcext:value-type="float">
            <text:p>742</text:p>
          </table:table-cell>
          <table:table-cell table:formula="of:=MAX([.F743];[.B744])" office:value-type="float" office:value="90.1029411764706" calcext:value-type="float">
            <text:p>90.1029411764706</text:p>
          </table:table-cell>
          <table:table-cell table:formula="of:=IF([.F744]=[.B744];[.E744];[.G74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30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3" calcext:value-type="float">
            <text:p>3</text:p>
          </table:table-cell>
          <table:table-cell table:formula="of:=[.E744]+1" office:value-type="float" office:value="743" calcext:value-type="float">
            <text:p>743</text:p>
          </table:table-cell>
          <table:table-cell table:formula="of:=MAX([.F744];[.B745])" office:value-type="float" office:value="90.1029411764706" calcext:value-type="float">
            <text:p>90.1029411764706</text:p>
          </table:table-cell>
          <table:table-cell table:formula="of:=IF([.F745]=[.B745];[.E745];[.G74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36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reflected on verse JHN 3:2</text:p>
          </table:table-cell>
          <table:table-cell office:value-type="float" office:value="4" calcext:value-type="float">
            <text:p>4</text:p>
          </table:table-cell>
          <table:table-cell table:formula="of:=[.E745]+1" office:value-type="float" office:value="744" calcext:value-type="float">
            <text:p>744</text:p>
          </table:table-cell>
          <table:table-cell table:formula="of:=MAX([.F745];[.B746])" office:value-type="float" office:value="90.1029411764706" calcext:value-type="float">
            <text:p>90.1029411764706</text:p>
          </table:table-cell>
          <table:table-cell table:formula="of:=IF([.F746]=[.B746];[.E746];[.G74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37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3" calcext:value-type="float">
            <text:p>3</text:p>
          </table:table-cell>
          <table:table-cell table:formula="of:=[.E746]+1" office:value-type="float" office:value="745" calcext:value-type="float">
            <text:p>745</text:p>
          </table:table-cell>
          <table:table-cell table:formula="of:=MAX([.F746];[.B747])" office:value-type="float" office:value="90.1029411764706" calcext:value-type="float">
            <text:p>90.1029411764706</text:p>
          </table:table-cell>
          <table:table-cell table:formula="of:=IF([.F747]=[.B747];[.E747];[.G74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39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3" calcext:value-type="float">
            <text:p>3</text:p>
          </table:table-cell>
          <table:table-cell table:formula="of:=[.E747]+1" office:value-type="float" office:value="746" calcext:value-type="float">
            <text:p>746</text:p>
          </table:table-cell>
          <table:table-cell table:formula="of:=MAX([.F747];[.B748])" office:value-type="float" office:value="90.1029411764706" calcext:value-type="float">
            <text:p>90.1029411764706</text:p>
          </table:table-cell>
          <table:table-cell table:formula="of:=IF([.F748]=[.B748];[.E748];[.G74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41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3" calcext:value-type="float">
            <text:p>3</text:p>
          </table:table-cell>
          <table:table-cell table:formula="of:=[.E748]+1" office:value-type="float" office:value="747" calcext:value-type="float">
            <text:p>747</text:p>
          </table:table-cell>
          <table:table-cell table:formula="of:=MAX([.F748];[.B749])" office:value-type="float" office:value="90.1029411764706" calcext:value-type="float">
            <text:p>90.1029411764706</text:p>
          </table:table-cell>
          <table:table-cell table:formula="of:=IF([.F749]=[.B749];[.E749];[.G74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42</text:p>
          </table:table-cell>
          <table:table-cell office:value-type="float" office:value="89.7769607843137" calcext:value-type="float">
            <text:p>89.7769607843137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3" calcext:value-type="float">
            <text:p>3</text:p>
          </table:table-cell>
          <table:table-cell table:formula="of:=[.E749]+1" office:value-type="float" office:value="748" calcext:value-type="float">
            <text:p>748</text:p>
          </table:table-cell>
          <table:table-cell table:formula="of:=MAX([.F749];[.B750])" office:value-type="float" office:value="90.1029411764706" calcext:value-type="float">
            <text:p>90.1029411764706</text:p>
          </table:table-cell>
          <table:table-cell table:formula="of:=IF([.F750]=[.B750];[.E750];[.G74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44</text:p>
          </table:table-cell>
          <table:table-cell office:value-type="float" office:value="89.7754901960784" calcext:value-type="float">
            <text:p>89.7754901960784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3" calcext:value-type="float">
            <text:p>3</text:p>
          </table:table-cell>
          <table:table-cell table:formula="of:=[.E750]+1" office:value-type="float" office:value="749" calcext:value-type="float">
            <text:p>749</text:p>
          </table:table-cell>
          <table:table-cell table:formula="of:=MAX([.F750];[.B751])" office:value-type="float" office:value="90.1029411764706" calcext:value-type="float">
            <text:p>90.1029411764706</text:p>
          </table:table-cell>
          <table:table-cell table:formula="of:=IF([.F751]=[.B751];[.E751];[.G75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45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3" calcext:value-type="float">
            <text:p>3</text:p>
          </table:table-cell>
          <table:table-cell table:formula="of:=[.E751]+1" office:value-type="float" office:value="750" calcext:value-type="float">
            <text:p>750</text:p>
          </table:table-cell>
          <table:table-cell table:formula="of:=MAX([.F751];[.B752])" office:value-type="float" office:value="90.1029411764706" calcext:value-type="float">
            <text:p>90.1029411764706</text:p>
          </table:table-cell>
          <table:table-cell table:formula="of:=IF([.F752]=[.B752];[.E752];[.G75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50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reflected on verse JHN 3:3</text:p>
          </table:table-cell>
          <table:table-cell office:value-type="float" office:value="4" calcext:value-type="float">
            <text:p>4</text:p>
          </table:table-cell>
          <table:table-cell table:formula="of:=[.E752]+1" office:value-type="float" office:value="751" calcext:value-type="float">
            <text:p>751</text:p>
          </table:table-cell>
          <table:table-cell table:formula="of:=MAX([.F752];[.B753])" office:value-type="float" office:value="90.1029411764706" calcext:value-type="float">
            <text:p>90.1029411764706</text:p>
          </table:table-cell>
          <table:table-cell table:formula="of:=IF([.F753]=[.B753];[.E753];[.G75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51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3" calcext:value-type="float">
            <text:p>3</text:p>
          </table:table-cell>
          <table:table-cell table:formula="of:=[.E753]+1" office:value-type="float" office:value="752" calcext:value-type="float">
            <text:p>752</text:p>
          </table:table-cell>
          <table:table-cell table:formula="of:=MAX([.F753];[.B754])" office:value-type="float" office:value="90.1029411764706" calcext:value-type="float">
            <text:p>90.1029411764706</text:p>
          </table:table-cell>
          <table:table-cell table:formula="of:=IF([.F754]=[.B754];[.E754];[.G75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55</text:p>
          </table:table-cell>
          <table:table-cell office:value-type="float" office:value="89.7401960784314" calcext:value-type="float">
            <text:p>89.7401960784314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3" calcext:value-type="float">
            <text:p>3</text:p>
          </table:table-cell>
          <table:table-cell table:formula="of:=[.E754]+1" office:value-type="float" office:value="753" calcext:value-type="float">
            <text:p>753</text:p>
          </table:table-cell>
          <table:table-cell table:formula="of:=MAX([.F754];[.B755])" office:value-type="float" office:value="90.1029411764706" calcext:value-type="float">
            <text:p>90.1029411764706</text:p>
          </table:table-cell>
          <table:table-cell table:formula="of:=IF([.F755]=[.B755];[.E755];[.G75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56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3" calcext:value-type="float">
            <text:p>3</text:p>
          </table:table-cell>
          <table:table-cell table:formula="of:=[.E755]+1" office:value-type="float" office:value="754" calcext:value-type="float">
            <text:p>754</text:p>
          </table:table-cell>
          <table:table-cell table:formula="of:=MAX([.F755];[.B756])" office:value-type="float" office:value="90.1029411764706" calcext:value-type="float">
            <text:p>90.1029411764706</text:p>
          </table:table-cell>
          <table:table-cell table:formula="of:=IF([.F756]=[.B756];[.E756];[.G75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58</text:p>
          </table:table-cell>
          <table:table-cell office:value-type="float" office:value="89.703431372549" calcext:value-type="float">
            <text:p>89.703431372549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3" calcext:value-type="float">
            <text:p>3</text:p>
          </table:table-cell>
          <table:table-cell table:formula="of:=[.E756]+1" office:value-type="float" office:value="755" calcext:value-type="float">
            <text:p>755</text:p>
          </table:table-cell>
          <table:table-cell table:formula="of:=MAX([.F756];[.B757])" office:value-type="float" office:value="90.1029411764706" calcext:value-type="float">
            <text:p>90.1029411764706</text:p>
          </table:table-cell>
          <table:table-cell table:formula="of:=IF([.F757]=[.B757];[.E757];[.G75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7:59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3" calcext:value-type="float">
            <text:p>3</text:p>
          </table:table-cell>
          <table:table-cell table:formula="of:=[.E757]+1" office:value-type="float" office:value="756" calcext:value-type="float">
            <text:p>756</text:p>
          </table:table-cell>
          <table:table-cell table:formula="of:=MAX([.F757];[.B758])" office:value-type="float" office:value="90.1029411764706" calcext:value-type="float">
            <text:p>90.1029411764706</text:p>
          </table:table-cell>
          <table:table-cell table:formula="of:=IF([.F758]=[.B758];[.E758];[.G75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01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3" calcext:value-type="float">
            <text:p>3</text:p>
          </table:table-cell>
          <table:table-cell table:formula="of:=[.E758]+1" office:value-type="float" office:value="757" calcext:value-type="float">
            <text:p>757</text:p>
          </table:table-cell>
          <table:table-cell table:formula="of:=MAX([.F758];[.B759])" office:value-type="float" office:value="90.1029411764706" calcext:value-type="float">
            <text:p>90.1029411764706</text:p>
          </table:table-cell>
          <table:table-cell table:formula="of:=IF([.F759]=[.B759];[.E759];[.G75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08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4" calcext:value-type="float">
            <text:p>4</text:p>
          </table:table-cell>
          <table:table-cell table:formula="of:=[.E759]+1" office:value-type="float" office:value="758" calcext:value-type="float">
            <text:p>758</text:p>
          </table:table-cell>
          <table:table-cell table:formula="of:=MAX([.F759];[.B760])" office:value-type="float" office:value="90.1029411764706" calcext:value-type="float">
            <text:p>90.1029411764706</text:p>
          </table:table-cell>
          <table:table-cell table:formula="of:=IF([.F760]=[.B760];[.E760];[.G75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10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3" calcext:value-type="float">
            <text:p>3</text:p>
          </table:table-cell>
          <table:table-cell table:formula="of:=[.E760]+1" office:value-type="float" office:value="759" calcext:value-type="float">
            <text:p>759</text:p>
          </table:table-cell>
          <table:table-cell table:formula="of:=MAX([.F760];[.B761])" office:value-type="float" office:value="90.1029411764706" calcext:value-type="float">
            <text:p>90.1029411764706</text:p>
          </table:table-cell>
          <table:table-cell table:formula="of:=IF([.F761]=[.B761];[.E761];[.G76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11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3" calcext:value-type="float">
            <text:p>3</text:p>
          </table:table-cell>
          <table:table-cell table:formula="of:=[.E761]+1" office:value-type="float" office:value="760" calcext:value-type="float">
            <text:p>760</text:p>
          </table:table-cell>
          <table:table-cell table:formula="of:=MAX([.F761];[.B762])" office:value-type="float" office:value="90.1029411764706" calcext:value-type="float">
            <text:p>90.1029411764706</text:p>
          </table:table-cell>
          <table:table-cell table:formula="of:=IF([.F762]=[.B762];[.E762];[.G76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12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3" calcext:value-type="float">
            <text:p>3</text:p>
          </table:table-cell>
          <table:table-cell table:formula="of:=[.E762]+1" office:value-type="float" office:value="761" calcext:value-type="float">
            <text:p>761</text:p>
          </table:table-cell>
          <table:table-cell table:formula="of:=MAX([.F762];[.B763])" office:value-type="float" office:value="90.1029411764706" calcext:value-type="float">
            <text:p>90.1029411764706</text:p>
          </table:table-cell>
          <table:table-cell table:formula="of:=IF([.F763]=[.B763];[.E763];[.G76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13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3" calcext:value-type="float">
            <text:p>3</text:p>
          </table:table-cell>
          <table:table-cell table:formula="of:=[.E763]+1" office:value-type="float" office:value="762" calcext:value-type="float">
            <text:p>762</text:p>
          </table:table-cell>
          <table:table-cell table:formula="of:=MAX([.F763];[.B764])" office:value-type="float" office:value="90.1029411764706" calcext:value-type="float">
            <text:p>90.1029411764706</text:p>
          </table:table-cell>
          <table:table-cell table:formula="of:=IF([.F764]=[.B764];[.E764];[.G76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15</text:p>
          </table:table-cell>
          <table:table-cell office:value-type="float" office:value="89.7823529411765" calcext:value-type="float">
            <text:p>89.7823529411765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3" calcext:value-type="float">
            <text:p>3</text:p>
          </table:table-cell>
          <table:table-cell table:formula="of:=[.E764]+1" office:value-type="float" office:value="763" calcext:value-type="float">
            <text:p>763</text:p>
          </table:table-cell>
          <table:table-cell table:formula="of:=MAX([.F764];[.B765])" office:value-type="float" office:value="90.1029411764706" calcext:value-type="float">
            <text:p>90.1029411764706</text:p>
          </table:table-cell>
          <table:table-cell table:formula="of:=IF([.F765]=[.B765];[.E765];[.G76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16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3" calcext:value-type="float">
            <text:p>3</text:p>
          </table:table-cell>
          <table:table-cell table:formula="of:=[.E765]+1" office:value-type="float" office:value="764" calcext:value-type="float">
            <text:p>764</text:p>
          </table:table-cell>
          <table:table-cell table:formula="of:=MAX([.F765];[.B766])" office:value-type="float" office:value="90.1029411764706" calcext:value-type="float">
            <text:p>90.1029411764706</text:p>
          </table:table-cell>
          <table:table-cell table:formula="of:=IF([.F766]=[.B766];[.E766];[.G76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20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reflected on verse JHN 3:6</text:p>
          </table:table-cell>
          <table:table-cell office:value-type="float" office:value="4" calcext:value-type="float">
            <text:p>4</text:p>
          </table:table-cell>
          <table:table-cell table:formula="of:=[.E766]+1" office:value-type="float" office:value="765" calcext:value-type="float">
            <text:p>765</text:p>
          </table:table-cell>
          <table:table-cell table:formula="of:=MAX([.F766];[.B767])" office:value-type="float" office:value="90.1029411764706" calcext:value-type="float">
            <text:p>90.1029411764706</text:p>
          </table:table-cell>
          <table:table-cell table:formula="of:=IF([.F767]=[.B767];[.E767];[.G76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22</text:p>
          </table:table-cell>
          <table:table-cell office:value-type="float" office:value="89.828431372549" calcext:value-type="float">
            <text:p>89.828431372549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3" calcext:value-type="float">
            <text:p>3</text:p>
          </table:table-cell>
          <table:table-cell table:formula="of:=[.E767]+1" office:value-type="float" office:value="766" calcext:value-type="float">
            <text:p>766</text:p>
          </table:table-cell>
          <table:table-cell table:formula="of:=MAX([.F767];[.B768])" office:value-type="float" office:value="90.1029411764706" calcext:value-type="float">
            <text:p>90.1029411764706</text:p>
          </table:table-cell>
          <table:table-cell table:formula="of:=IF([.F768]=[.B768];[.E768];[.G76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23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3" calcext:value-type="float">
            <text:p>3</text:p>
          </table:table-cell>
          <table:table-cell table:formula="of:=[.E768]+1" office:value-type="float" office:value="767" calcext:value-type="float">
            <text:p>767</text:p>
          </table:table-cell>
          <table:table-cell table:formula="of:=MAX([.F768];[.B769])" office:value-type="float" office:value="90.1029411764706" calcext:value-type="float">
            <text:p>90.1029411764706</text:p>
          </table:table-cell>
          <table:table-cell table:formula="of:=IF([.F769]=[.B769];[.E769];[.G76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25</text:p>
          </table:table-cell>
          <table:table-cell office:value-type="float" office:value="89.8382352941177" calcext:value-type="float">
            <text:p>89.8382352941177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3" calcext:value-type="float">
            <text:p>3</text:p>
          </table:table-cell>
          <table:table-cell table:formula="of:=[.E769]+1" office:value-type="float" office:value="768" calcext:value-type="float">
            <text:p>768</text:p>
          </table:table-cell>
          <table:table-cell table:formula="of:=MAX([.F769];[.B770])" office:value-type="float" office:value="90.1029411764706" calcext:value-type="float">
            <text:p>90.1029411764706</text:p>
          </table:table-cell>
          <table:table-cell table:formula="of:=IF([.F770]=[.B770];[.E770];[.G76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26</text:p>
          </table:table-cell>
          <table:table-cell office:value-type="float" office:value="89.8210784313726" calcext:value-type="float">
            <text:p>89.8210784313726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3" calcext:value-type="float">
            <text:p>3</text:p>
          </table:table-cell>
          <table:table-cell table:formula="of:=[.E770]+1" office:value-type="float" office:value="769" calcext:value-type="float">
            <text:p>769</text:p>
          </table:table-cell>
          <table:table-cell table:formula="of:=MAX([.F770];[.B771])" office:value-type="float" office:value="90.1029411764706" calcext:value-type="float">
            <text:p>90.1029411764706</text:p>
          </table:table-cell>
          <table:table-cell table:formula="of:=IF([.F771]=[.B771];[.E771];[.G77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28</text:p>
          </table:table-cell>
          <table:table-cell office:value-type="float" office:value="89.8107843137255" calcext:value-type="float">
            <text:p>89.8107843137255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3" calcext:value-type="float">
            <text:p>3</text:p>
          </table:table-cell>
          <table:table-cell table:formula="of:=[.E771]+1" office:value-type="float" office:value="770" calcext:value-type="float">
            <text:p>770</text:p>
          </table:table-cell>
          <table:table-cell table:formula="of:=MAX([.F771];[.B772])" office:value-type="float" office:value="90.1029411764706" calcext:value-type="float">
            <text:p>90.1029411764706</text:p>
          </table:table-cell>
          <table:table-cell table:formula="of:=IF([.F772]=[.B772];[.E772];[.G77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30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3" calcext:value-type="float">
            <text:p>3</text:p>
          </table:table-cell>
          <table:table-cell table:formula="of:=[.E772]+1" office:value-type="float" office:value="771" calcext:value-type="float">
            <text:p>771</text:p>
          </table:table-cell>
          <table:table-cell table:formula="of:=MAX([.F772];[.B773])" office:value-type="float" office:value="90.1029411764706" calcext:value-type="float">
            <text:p>90.1029411764706</text:p>
          </table:table-cell>
          <table:table-cell table:formula="of:=IF([.F773]=[.B773];[.E773];[.G77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33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reflected on verse JHN 3:7</text:p>
          </table:table-cell>
          <table:table-cell office:value-type="float" office:value="4" calcext:value-type="float">
            <text:p>4</text:p>
          </table:table-cell>
          <table:table-cell table:formula="of:=[.E773]+1" office:value-type="float" office:value="772" calcext:value-type="float">
            <text:p>772</text:p>
          </table:table-cell>
          <table:table-cell table:formula="of:=MAX([.F773];[.B774])" office:value-type="float" office:value="90.1029411764706" calcext:value-type="float">
            <text:p>90.1029411764706</text:p>
          </table:table-cell>
          <table:table-cell table:formula="of:=IF([.F774]=[.B774];[.E774];[.G77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35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3" calcext:value-type="float">
            <text:p>3</text:p>
          </table:table-cell>
          <table:table-cell table:formula="of:=[.E774]+1" office:value-type="float" office:value="773" calcext:value-type="float">
            <text:p>773</text:p>
          </table:table-cell>
          <table:table-cell table:formula="of:=MAX([.F774];[.B775])" office:value-type="float" office:value="90.1029411764706" calcext:value-type="float">
            <text:p>90.1029411764706</text:p>
          </table:table-cell>
          <table:table-cell table:formula="of:=IF([.F775]=[.B775];[.E775];[.G77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37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3" calcext:value-type="float">
            <text:p>3</text:p>
          </table:table-cell>
          <table:table-cell table:formula="of:=[.E775]+1" office:value-type="float" office:value="774" calcext:value-type="float">
            <text:p>774</text:p>
          </table:table-cell>
          <table:table-cell table:formula="of:=MAX([.F775];[.B776])" office:value-type="float" office:value="90.1029411764706" calcext:value-type="float">
            <text:p>90.1029411764706</text:p>
          </table:table-cell>
          <table:table-cell table:formula="of:=IF([.F776]=[.B776];[.E776];[.G77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39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3" calcext:value-type="float">
            <text:p>3</text:p>
          </table:table-cell>
          <table:table-cell table:formula="of:=[.E776]+1" office:value-type="float" office:value="775" calcext:value-type="float">
            <text:p>775</text:p>
          </table:table-cell>
          <table:table-cell table:formula="of:=MAX([.F776];[.B777])" office:value-type="float" office:value="90.1029411764706" calcext:value-type="float">
            <text:p>90.1029411764706</text:p>
          </table:table-cell>
          <table:table-cell table:formula="of:=IF([.F777]=[.B777];[.E777];[.G77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40</text:p>
          </table:table-cell>
          <table:table-cell office:value-type="float" office:value="89.7279411764706" calcext:value-type="float">
            <text:p>89.7279411764706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3" calcext:value-type="float">
            <text:p>3</text:p>
          </table:table-cell>
          <table:table-cell table:formula="of:=[.E777]+1" office:value-type="float" office:value="776" calcext:value-type="float">
            <text:p>776</text:p>
          </table:table-cell>
          <table:table-cell table:formula="of:=MAX([.F777];[.B778])" office:value-type="float" office:value="90.1029411764706" calcext:value-type="float">
            <text:p>90.1029411764706</text:p>
          </table:table-cell>
          <table:table-cell table:formula="of:=IF([.F778]=[.B778];[.E778];[.G77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42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3" calcext:value-type="float">
            <text:p>3</text:p>
          </table:table-cell>
          <table:table-cell table:formula="of:=[.E778]+1" office:value-type="float" office:value="777" calcext:value-type="float">
            <text:p>777</text:p>
          </table:table-cell>
          <table:table-cell table:formula="of:=MAX([.F778];[.B779])" office:value-type="float" office:value="90.1029411764706" calcext:value-type="float">
            <text:p>90.1029411764706</text:p>
          </table:table-cell>
          <table:table-cell table:formula="of:=IF([.F779]=[.B779];[.E779];[.G77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44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3" calcext:value-type="float">
            <text:p>3</text:p>
          </table:table-cell>
          <table:table-cell table:formula="of:=[.E779]+1" office:value-type="float" office:value="778" calcext:value-type="float">
            <text:p>778</text:p>
          </table:table-cell>
          <table:table-cell table:formula="of:=MAX([.F779];[.B780])" office:value-type="float" office:value="90.1029411764706" calcext:value-type="float">
            <text:p>90.1029411764706</text:p>
          </table:table-cell>
          <table:table-cell table:formula="of:=IF([.F780]=[.B780];[.E780];[.G77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48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reflected on verse JHN 3:8</text:p>
          </table:table-cell>
          <table:table-cell office:value-type="float" office:value="4" calcext:value-type="float">
            <text:p>4</text:p>
          </table:table-cell>
          <table:table-cell table:formula="of:=[.E780]+1" office:value-type="float" office:value="779" calcext:value-type="float">
            <text:p>779</text:p>
          </table:table-cell>
          <table:table-cell table:formula="of:=MAX([.F780];[.B781])" office:value-type="float" office:value="90.1029411764706" calcext:value-type="float">
            <text:p>90.1029411764706</text:p>
          </table:table-cell>
          <table:table-cell table:formula="of:=IF([.F781]=[.B781];[.E781];[.G78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49</text:p>
          </table:table-cell>
          <table:table-cell office:value-type="float" office:value="89.8039215686274" calcext:value-type="float">
            <text:p>89.8039215686274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3" calcext:value-type="float">
            <text:p>3</text:p>
          </table:table-cell>
          <table:table-cell table:formula="of:=[.E781]+1" office:value-type="float" office:value="780" calcext:value-type="float">
            <text:p>780</text:p>
          </table:table-cell>
          <table:table-cell table:formula="of:=MAX([.F781];[.B782])" office:value-type="float" office:value="90.1029411764706" calcext:value-type="float">
            <text:p>90.1029411764706</text:p>
          </table:table-cell>
          <table:table-cell table:formula="of:=IF([.F782]=[.B782];[.E782];[.G78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51</text:p>
          </table:table-cell>
          <table:table-cell office:value-type="float" office:value="89.8039215686274" calcext:value-type="float">
            <text:p>89.8039215686274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3" calcext:value-type="float">
            <text:p>3</text:p>
          </table:table-cell>
          <table:table-cell table:formula="of:=[.E782]+1" office:value-type="float" office:value="781" calcext:value-type="float">
            <text:p>781</text:p>
          </table:table-cell>
          <table:table-cell table:formula="of:=MAX([.F782];[.B783])" office:value-type="float" office:value="90.1029411764706" calcext:value-type="float">
            <text:p>90.1029411764706</text:p>
          </table:table-cell>
          <table:table-cell table:formula="of:=IF([.F783]=[.B783];[.E783];[.G78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53</text:p>
          </table:table-cell>
          <table:table-cell office:value-type="float" office:value="89.8039215686274" calcext:value-type="float">
            <text:p>89.8039215686274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3" calcext:value-type="float">
            <text:p>3</text:p>
          </table:table-cell>
          <table:table-cell table:formula="of:=[.E783]+1" office:value-type="float" office:value="782" calcext:value-type="float">
            <text:p>782</text:p>
          </table:table-cell>
          <table:table-cell table:formula="of:=MAX([.F783];[.B784])" office:value-type="float" office:value="90.1029411764706" calcext:value-type="float">
            <text:p>90.1029411764706</text:p>
          </table:table-cell>
          <table:table-cell table:formula="of:=IF([.F784]=[.B784];[.E784];[.G78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55</text:p>
          </table:table-cell>
          <table:table-cell office:value-type="float" office:value="89.7671568627451" calcext:value-type="float">
            <text:p>89.7671568627451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3" calcext:value-type="float">
            <text:p>3</text:p>
          </table:table-cell>
          <table:table-cell table:formula="of:=[.E784]+1" office:value-type="float" office:value="783" calcext:value-type="float">
            <text:p>783</text:p>
          </table:table-cell>
          <table:table-cell table:formula="of:=MAX([.F784];[.B785])" office:value-type="float" office:value="90.1029411764706" calcext:value-type="float">
            <text:p>90.1029411764706</text:p>
          </table:table-cell>
          <table:table-cell table:formula="of:=IF([.F785]=[.B785];[.E785];[.G78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56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3" calcext:value-type="float">
            <text:p>3</text:p>
          </table:table-cell>
          <table:table-cell table:formula="of:=[.E785]+1" office:value-type="float" office:value="784" calcext:value-type="float">
            <text:p>784</text:p>
          </table:table-cell>
          <table:table-cell table:formula="of:=MAX([.F785];[.B786])" office:value-type="float" office:value="90.1029411764706" calcext:value-type="float">
            <text:p>90.1029411764706</text:p>
          </table:table-cell>
          <table:table-cell table:formula="of:=IF([.F786]=[.B786];[.E786];[.G78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8:58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3" calcext:value-type="float">
            <text:p>3</text:p>
          </table:table-cell>
          <table:table-cell table:formula="of:=[.E786]+1" office:value-type="float" office:value="785" calcext:value-type="float">
            <text:p>785</text:p>
          </table:table-cell>
          <table:table-cell table:formula="of:=MAX([.F786];[.B787])" office:value-type="float" office:value="90.1029411764706" calcext:value-type="float">
            <text:p>90.1029411764706</text:p>
          </table:table-cell>
          <table:table-cell table:formula="of:=IF([.F787]=[.B787];[.E787];[.G78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02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reflected on verse JHN 3:9</text:p>
          </table:table-cell>
          <table:table-cell office:value-type="float" office:value="4" calcext:value-type="float">
            <text:p>4</text:p>
          </table:table-cell>
          <table:table-cell table:formula="of:=[.E787]+1" office:value-type="float" office:value="786" calcext:value-type="float">
            <text:p>786</text:p>
          </table:table-cell>
          <table:table-cell table:formula="of:=MAX([.F787];[.B788])" office:value-type="float" office:value="90.1029411764706" calcext:value-type="float">
            <text:p>90.1029411764706</text:p>
          </table:table-cell>
          <table:table-cell table:formula="of:=IF([.F788]=[.B788];[.E788];[.G78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04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3" calcext:value-type="float">
            <text:p>3</text:p>
          </table:table-cell>
          <table:table-cell table:formula="of:=[.E788]+1" office:value-type="float" office:value="787" calcext:value-type="float">
            <text:p>787</text:p>
          </table:table-cell>
          <table:table-cell table:formula="of:=MAX([.F788];[.B789])" office:value-type="float" office:value="90.1029411764706" calcext:value-type="float">
            <text:p>90.1029411764706</text:p>
          </table:table-cell>
          <table:table-cell table:formula="of:=IF([.F789]=[.B789];[.E789];[.G78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05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3" calcext:value-type="float">
            <text:p>3</text:p>
          </table:table-cell>
          <table:table-cell table:formula="of:=[.E789]+1" office:value-type="float" office:value="788" calcext:value-type="float">
            <text:p>788</text:p>
          </table:table-cell>
          <table:table-cell table:formula="of:=MAX([.F789];[.B790])" office:value-type="float" office:value="90.1029411764706" calcext:value-type="float">
            <text:p>90.1029411764706</text:p>
          </table:table-cell>
          <table:table-cell table:formula="of:=IF([.F790]=[.B790];[.E790];[.G78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07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3" calcext:value-type="float">
            <text:p>3</text:p>
          </table:table-cell>
          <table:table-cell table:formula="of:=[.E790]+1" office:value-type="float" office:value="789" calcext:value-type="float">
            <text:p>789</text:p>
          </table:table-cell>
          <table:table-cell table:formula="of:=MAX([.F790];[.B791])" office:value-type="float" office:value="90.1029411764706" calcext:value-type="float">
            <text:p>90.1029411764706</text:p>
          </table:table-cell>
          <table:table-cell table:formula="of:=IF([.F791]=[.B791];[.E791];[.G79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09</text:p>
          </table:table-cell>
          <table:table-cell office:value-type="float" office:value="89.7132352941177" calcext:value-type="float">
            <text:p>89.7132352941177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3" calcext:value-type="float">
            <text:p>3</text:p>
          </table:table-cell>
          <table:table-cell table:formula="of:=[.E791]+1" office:value-type="float" office:value="790" calcext:value-type="float">
            <text:p>790</text:p>
          </table:table-cell>
          <table:table-cell table:formula="of:=MAX([.F791];[.B792])" office:value-type="float" office:value="90.1029411764706" calcext:value-type="float">
            <text:p>90.1029411764706</text:p>
          </table:table-cell>
          <table:table-cell table:formula="of:=IF([.F792]=[.B792];[.E792];[.G79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10</text:p>
          </table:table-cell>
          <table:table-cell office:value-type="float" office:value="89.7264705882353" calcext:value-type="float">
            <text:p>89.7264705882353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3" calcext:value-type="float">
            <text:p>3</text:p>
          </table:table-cell>
          <table:table-cell table:formula="of:=[.E792]+1" office:value-type="float" office:value="791" calcext:value-type="float">
            <text:p>791</text:p>
          </table:table-cell>
          <table:table-cell table:formula="of:=MAX([.F792];[.B793])" office:value-type="float" office:value="90.1029411764706" calcext:value-type="float">
            <text:p>90.1029411764706</text:p>
          </table:table-cell>
          <table:table-cell table:formula="of:=IF([.F793]=[.B793];[.E793];[.G79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12</text:p>
          </table:table-cell>
          <table:table-cell office:value-type="float" office:value="89.7205882352941" calcext:value-type="float">
            <text:p>89.7205882352941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3" calcext:value-type="float">
            <text:p>3</text:p>
          </table:table-cell>
          <table:table-cell table:formula="of:=[.E793]+1" office:value-type="float" office:value="792" calcext:value-type="float">
            <text:p>792</text:p>
          </table:table-cell>
          <table:table-cell table:formula="of:=MAX([.F793];[.B794])" office:value-type="float" office:value="90.1029411764706" calcext:value-type="float">
            <text:p>90.1029411764706</text:p>
          </table:table-cell>
          <table:table-cell table:formula="of:=IF([.F794]=[.B794];[.E794];[.G79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18</text:p>
          </table:table-cell>
          <table:table-cell office:value-type="float" office:value="89.7205882352941" calcext:value-type="float">
            <text:p>89.7205882352941</text:p>
          </table:table-cell>
          <table:table-cell office:value-type="string" calcext:value-type="string">
            <text:p>reflected on verse JHN 3:10</text:p>
          </table:table-cell>
          <table:table-cell office:value-type="float" office:value="4" calcext:value-type="float">
            <text:p>4</text:p>
          </table:table-cell>
          <table:table-cell table:formula="of:=[.E794]+1" office:value-type="float" office:value="793" calcext:value-type="float">
            <text:p>793</text:p>
          </table:table-cell>
          <table:table-cell table:formula="of:=MAX([.F794];[.B795])" office:value-type="float" office:value="90.1029411764706" calcext:value-type="float">
            <text:p>90.1029411764706</text:p>
          </table:table-cell>
          <table:table-cell table:formula="of:=IF([.F795]=[.B795];[.E795];[.G79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19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3" calcext:value-type="float">
            <text:p>3</text:p>
          </table:table-cell>
          <table:table-cell table:formula="of:=[.E795]+1" office:value-type="float" office:value="794" calcext:value-type="float">
            <text:p>794</text:p>
          </table:table-cell>
          <table:table-cell table:formula="of:=MAX([.F795];[.B796])" office:value-type="float" office:value="90.1029411764706" calcext:value-type="float">
            <text:p>90.1029411764706</text:p>
          </table:table-cell>
          <table:table-cell table:formula="of:=IF([.F796]=[.B796];[.E796];[.G79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21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3" calcext:value-type="float">
            <text:p>3</text:p>
          </table:table-cell>
          <table:table-cell table:formula="of:=[.E796]+1" office:value-type="float" office:value="795" calcext:value-type="float">
            <text:p>795</text:p>
          </table:table-cell>
          <table:table-cell table:formula="of:=MAX([.F796];[.B797])" office:value-type="float" office:value="90.1029411764706" calcext:value-type="float">
            <text:p>90.1029411764706</text:p>
          </table:table-cell>
          <table:table-cell table:formula="of:=IF([.F797]=[.B797];[.E797];[.G79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22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3" calcext:value-type="float">
            <text:p>3</text:p>
          </table:table-cell>
          <table:table-cell table:formula="of:=[.E797]+1" office:value-type="float" office:value="796" calcext:value-type="float">
            <text:p>796</text:p>
          </table:table-cell>
          <table:table-cell table:formula="of:=MAX([.F797];[.B798])" office:value-type="float" office:value="90.1029411764706" calcext:value-type="float">
            <text:p>90.1029411764706</text:p>
          </table:table-cell>
          <table:table-cell table:formula="of:=IF([.F798]=[.B798];[.E798];[.G79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24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3" calcext:value-type="float">
            <text:p>3</text:p>
          </table:table-cell>
          <table:table-cell table:formula="of:=[.E798]+1" office:value-type="float" office:value="797" calcext:value-type="float">
            <text:p>797</text:p>
          </table:table-cell>
          <table:table-cell table:formula="of:=MAX([.F798];[.B799])" office:value-type="float" office:value="90.1029411764706" calcext:value-type="float">
            <text:p>90.1029411764706</text:p>
          </table:table-cell>
          <table:table-cell table:formula="of:=IF([.F799]=[.B799];[.E799];[.G79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25</text:p>
          </table:table-cell>
          <table:table-cell office:value-type="float" office:value="89.7725490196078" calcext:value-type="float">
            <text:p>89.7725490196078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3" calcext:value-type="float">
            <text:p>3</text:p>
          </table:table-cell>
          <table:table-cell table:formula="of:=[.E799]+1" office:value-type="float" office:value="798" calcext:value-type="float">
            <text:p>798</text:p>
          </table:table-cell>
          <table:table-cell table:formula="of:=MAX([.F799];[.B800])" office:value-type="float" office:value="90.1029411764706" calcext:value-type="float">
            <text:p>90.1029411764706</text:p>
          </table:table-cell>
          <table:table-cell table:formula="of:=IF([.F800]=[.B800];[.E800];[.G79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27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3" calcext:value-type="float">
            <text:p>3</text:p>
          </table:table-cell>
          <table:table-cell table:formula="of:=[.E800]+1" office:value-type="float" office:value="799" calcext:value-type="float">
            <text:p>799</text:p>
          </table:table-cell>
          <table:table-cell table:formula="of:=MAX([.F800];[.B801])" office:value-type="float" office:value="90.1029411764706" calcext:value-type="float">
            <text:p>90.1029411764706</text:p>
          </table:table-cell>
          <table:table-cell table:formula="of:=IF([.F801]=[.B801];[.E801];[.G80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31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4" calcext:value-type="float">
            <text:p>4</text:p>
          </table:table-cell>
          <table:table-cell table:formula="of:=[.E801]+1" office:value-type="float" office:value="800" calcext:value-type="float">
            <text:p>800</text:p>
          </table:table-cell>
          <table:table-cell table:formula="of:=MAX([.F801];[.B802])" office:value-type="float" office:value="90.1029411764706" calcext:value-type="float">
            <text:p>90.1029411764706</text:p>
          </table:table-cell>
          <table:table-cell table:formula="of:=IF([.F802]=[.B802];[.E802];[.G80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33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3" calcext:value-type="float">
            <text:p>3</text:p>
          </table:table-cell>
          <table:table-cell table:formula="of:=[.E802]+1" office:value-type="float" office:value="801" calcext:value-type="float">
            <text:p>801</text:p>
          </table:table-cell>
          <table:table-cell table:formula="of:=MAX([.F802];[.B803])" office:value-type="float" office:value="90.1029411764706" calcext:value-type="float">
            <text:p>90.1029411764706</text:p>
          </table:table-cell>
          <table:table-cell table:formula="of:=IF([.F803]=[.B803];[.E803];[.G80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35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3" calcext:value-type="float">
            <text:p>3</text:p>
          </table:table-cell>
          <table:table-cell table:formula="of:=[.E803]+1" office:value-type="float" office:value="802" calcext:value-type="float">
            <text:p>802</text:p>
          </table:table-cell>
          <table:table-cell table:formula="of:=MAX([.F803];[.B804])" office:value-type="float" office:value="90.1029411764706" calcext:value-type="float">
            <text:p>90.1029411764706</text:p>
          </table:table-cell>
          <table:table-cell table:formula="of:=IF([.F804]=[.B804];[.E804];[.G80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36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3" calcext:value-type="float">
            <text:p>3</text:p>
          </table:table-cell>
          <table:table-cell table:formula="of:=[.E804]+1" office:value-type="float" office:value="803" calcext:value-type="float">
            <text:p>803</text:p>
          </table:table-cell>
          <table:table-cell table:formula="of:=MAX([.F804];[.B805])" office:value-type="float" office:value="90.1029411764706" calcext:value-type="float">
            <text:p>90.1029411764706</text:p>
          </table:table-cell>
          <table:table-cell table:formula="of:=IF([.F805]=[.B805];[.E805];[.G80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38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3" calcext:value-type="float">
            <text:p>3</text:p>
          </table:table-cell>
          <table:table-cell table:formula="of:=[.E805]+1" office:value-type="float" office:value="804" calcext:value-type="float">
            <text:p>804</text:p>
          </table:table-cell>
          <table:table-cell table:formula="of:=MAX([.F805];[.B806])" office:value-type="float" office:value="90.1029411764706" calcext:value-type="float">
            <text:p>90.1029411764706</text:p>
          </table:table-cell>
          <table:table-cell table:formula="of:=IF([.F806]=[.B806];[.E806];[.G80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40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3" calcext:value-type="float">
            <text:p>3</text:p>
          </table:table-cell>
          <table:table-cell table:formula="of:=[.E806]+1" office:value-type="float" office:value="805" calcext:value-type="float">
            <text:p>805</text:p>
          </table:table-cell>
          <table:table-cell table:formula="of:=MAX([.F806];[.B807])" office:value-type="float" office:value="90.1029411764706" calcext:value-type="float">
            <text:p>90.1029411764706</text:p>
          </table:table-cell>
          <table:table-cell table:formula="of:=IF([.F807]=[.B807];[.E807];[.G80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42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3" calcext:value-type="float">
            <text:p>3</text:p>
          </table:table-cell>
          <table:table-cell table:formula="of:=[.E807]+1" office:value-type="float" office:value="806" calcext:value-type="float">
            <text:p>806</text:p>
          </table:table-cell>
          <table:table-cell table:formula="of:=MAX([.F807];[.B808])" office:value-type="float" office:value="90.1029411764706" calcext:value-type="float">
            <text:p>90.1029411764706</text:p>
          </table:table-cell>
          <table:table-cell table:formula="of:=IF([.F808]=[.B808];[.E808];[.G80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49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reflected on verse JHN 3:13</text:p>
          </table:table-cell>
          <table:table-cell office:value-type="float" office:value="4" calcext:value-type="float">
            <text:p>4</text:p>
          </table:table-cell>
          <table:table-cell table:formula="of:=[.E808]+1" office:value-type="float" office:value="807" calcext:value-type="float">
            <text:p>807</text:p>
          </table:table-cell>
          <table:table-cell table:formula="of:=MAX([.F808];[.B809])" office:value-type="float" office:value="90.1029411764706" calcext:value-type="float">
            <text:p>90.1029411764706</text:p>
          </table:table-cell>
          <table:table-cell table:formula="of:=IF([.F809]=[.B809];[.E809];[.G80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51</text:p>
          </table:table-cell>
          <table:table-cell office:value-type="float" office:value="89.828431372549" calcext:value-type="float">
            <text:p>89.828431372549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3" calcext:value-type="float">
            <text:p>3</text:p>
          </table:table-cell>
          <table:table-cell table:formula="of:=[.E809]+1" office:value-type="float" office:value="808" calcext:value-type="float">
            <text:p>808</text:p>
          </table:table-cell>
          <table:table-cell table:formula="of:=MAX([.F809];[.B810])" office:value-type="float" office:value="90.1029411764706" calcext:value-type="float">
            <text:p>90.1029411764706</text:p>
          </table:table-cell>
          <table:table-cell table:formula="of:=IF([.F810]=[.B810];[.E810];[.G80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52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3" calcext:value-type="float">
            <text:p>3</text:p>
          </table:table-cell>
          <table:table-cell table:formula="of:=[.E810]+1" office:value-type="float" office:value="809" calcext:value-type="float">
            <text:p>809</text:p>
          </table:table-cell>
          <table:table-cell table:formula="of:=MAX([.F810];[.B811])" office:value-type="float" office:value="90.1029411764706" calcext:value-type="float">
            <text:p>90.1029411764706</text:p>
          </table:table-cell>
          <table:table-cell table:formula="of:=IF([.F811]=[.B811];[.E811];[.G81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53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3" calcext:value-type="float">
            <text:p>3</text:p>
          </table:table-cell>
          <table:table-cell table:formula="of:=[.E811]+1" office:value-type="float" office:value="810" calcext:value-type="float">
            <text:p>810</text:p>
          </table:table-cell>
          <table:table-cell table:formula="of:=MAX([.F811];[.B812])" office:value-type="float" office:value="90.1029411764706" calcext:value-type="float">
            <text:p>90.1029411764706</text:p>
          </table:table-cell>
          <table:table-cell table:formula="of:=IF([.F812]=[.B812];[.E812];[.G81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55</text:p>
          </table:table-cell>
          <table:table-cell office:value-type="float" office:value="89.9166666666667" calcext:value-type="float">
            <text:p>89.9166666666667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3" calcext:value-type="float">
            <text:p>3</text:p>
          </table:table-cell>
          <table:table-cell table:formula="of:=[.E812]+1" office:value-type="float" office:value="811" calcext:value-type="float">
            <text:p>811</text:p>
          </table:table-cell>
          <table:table-cell table:formula="of:=MAX([.F812];[.B813])" office:value-type="float" office:value="90.1029411764706" calcext:value-type="float">
            <text:p>90.1029411764706</text:p>
          </table:table-cell>
          <table:table-cell table:formula="of:=IF([.F813]=[.B813];[.E813];[.G81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57</text:p>
          </table:table-cell>
          <table:table-cell office:value-type="float" office:value="89.9107843137255" calcext:value-type="float">
            <text:p>89.9107843137255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3" calcext:value-type="float">
            <text:p>3</text:p>
          </table:table-cell>
          <table:table-cell table:formula="of:=[.E813]+1" office:value-type="float" office:value="812" calcext:value-type="float">
            <text:p>812</text:p>
          </table:table-cell>
          <table:table-cell table:formula="of:=MAX([.F813];[.B814])" office:value-type="float" office:value="90.1029411764706" calcext:value-type="float">
            <text:p>90.1029411764706</text:p>
          </table:table-cell>
          <table:table-cell table:formula="of:=IF([.F814]=[.B814];[.E814];[.G81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09:59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3" calcext:value-type="float">
            <text:p>3</text:p>
          </table:table-cell>
          <table:table-cell table:formula="of:=[.E814]+1" office:value-type="float" office:value="813" calcext:value-type="float">
            <text:p>813</text:p>
          </table:table-cell>
          <table:table-cell table:formula="of:=MAX([.F814];[.B815])" office:value-type="float" office:value="90.1029411764706" calcext:value-type="float">
            <text:p>90.1029411764706</text:p>
          </table:table-cell>
          <table:table-cell table:formula="of:=IF([.F815]=[.B815];[.E815];[.G81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04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reflected on verse JHN 3:14</text:p>
          </table:table-cell>
          <table:table-cell office:value-type="float" office:value="4" calcext:value-type="float">
            <text:p>4</text:p>
          </table:table-cell>
          <table:table-cell table:formula="of:=[.E815]+1" office:value-type="float" office:value="814" calcext:value-type="float">
            <text:p>814</text:p>
          </table:table-cell>
          <table:table-cell table:formula="of:=MAX([.F815];[.B816])" office:value-type="float" office:value="90.1029411764706" calcext:value-type="float">
            <text:p>90.1029411764706</text:p>
          </table:table-cell>
          <table:table-cell table:formula="of:=IF([.F816]=[.B816];[.E816];[.G81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05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3" calcext:value-type="float">
            <text:p>3</text:p>
          </table:table-cell>
          <table:table-cell table:formula="of:=[.E816]+1" office:value-type="float" office:value="815" calcext:value-type="float">
            <text:p>815</text:p>
          </table:table-cell>
          <table:table-cell table:formula="of:=MAX([.F816];[.B817])" office:value-type="float" office:value="90.1029411764706" calcext:value-type="float">
            <text:p>90.1029411764706</text:p>
          </table:table-cell>
          <table:table-cell table:formula="of:=IF([.F817]=[.B817];[.E817];[.G81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06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3" calcext:value-type="float">
            <text:p>3</text:p>
          </table:table-cell>
          <table:table-cell table:formula="of:=[.E817]+1" office:value-type="float" office:value="816" calcext:value-type="float">
            <text:p>816</text:p>
          </table:table-cell>
          <table:table-cell table:formula="of:=MAX([.F817];[.B818])" office:value-type="float" office:value="90.1029411764706" calcext:value-type="float">
            <text:p>90.1029411764706</text:p>
          </table:table-cell>
          <table:table-cell table:formula="of:=IF([.F818]=[.B818];[.E818];[.G81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08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3" calcext:value-type="float">
            <text:p>3</text:p>
          </table:table-cell>
          <table:table-cell table:formula="of:=[.E818]+1" office:value-type="float" office:value="817" calcext:value-type="float">
            <text:p>817</text:p>
          </table:table-cell>
          <table:table-cell table:formula="of:=MAX([.F818];[.B819])" office:value-type="float" office:value="90.1029411764706" calcext:value-type="float">
            <text:p>90.1029411764706</text:p>
          </table:table-cell>
          <table:table-cell table:formula="of:=IF([.F819]=[.B819];[.E819];[.G81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09</text:p>
          </table:table-cell>
          <table:table-cell office:value-type="float" office:value="89.8210784313726" calcext:value-type="float">
            <text:p>89.8210784313726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3" calcext:value-type="float">
            <text:p>3</text:p>
          </table:table-cell>
          <table:table-cell table:formula="of:=[.E819]+1" office:value-type="float" office:value="818" calcext:value-type="float">
            <text:p>818</text:p>
          </table:table-cell>
          <table:table-cell table:formula="of:=MAX([.F819];[.B820])" office:value-type="float" office:value="90.1029411764706" calcext:value-type="float">
            <text:p>90.1029411764706</text:p>
          </table:table-cell>
          <table:table-cell table:formula="of:=IF([.F820]=[.B820];[.E820];[.G81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10</text:p>
          </table:table-cell>
          <table:table-cell office:value-type="float" office:value="89.8637254901961" calcext:value-type="float">
            <text:p>89.8637254901961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3" calcext:value-type="float">
            <text:p>3</text:p>
          </table:table-cell>
          <table:table-cell table:formula="of:=[.E820]+1" office:value-type="float" office:value="819" calcext:value-type="float">
            <text:p>819</text:p>
          </table:table-cell>
          <table:table-cell table:formula="of:=MAX([.F820];[.B821])" office:value-type="float" office:value="90.1029411764706" calcext:value-type="float">
            <text:p>90.1029411764706</text:p>
          </table:table-cell>
          <table:table-cell table:formula="of:=IF([.F821]=[.B821];[.E821];[.G82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12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3" calcext:value-type="float">
            <text:p>3</text:p>
          </table:table-cell>
          <table:table-cell table:formula="of:=[.E821]+1" office:value-type="float" office:value="820" calcext:value-type="float">
            <text:p>820</text:p>
          </table:table-cell>
          <table:table-cell table:formula="of:=MAX([.F821];[.B822])" office:value-type="float" office:value="90.1029411764706" calcext:value-type="float">
            <text:p>90.1029411764706</text:p>
          </table:table-cell>
          <table:table-cell table:formula="of:=IF([.F822]=[.B822];[.E822];[.G82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16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reflected on verse JHN 3:15</text:p>
          </table:table-cell>
          <table:table-cell office:value-type="float" office:value="4" calcext:value-type="float">
            <text:p>4</text:p>
          </table:table-cell>
          <table:table-cell table:formula="of:=[.E822]+1" office:value-type="float" office:value="821" calcext:value-type="float">
            <text:p>821</text:p>
          </table:table-cell>
          <table:table-cell table:formula="of:=MAX([.F822];[.B823])" office:value-type="float" office:value="90.1029411764706" calcext:value-type="float">
            <text:p>90.1029411764706</text:p>
          </table:table-cell>
          <table:table-cell table:formula="of:=IF([.F823]=[.B823];[.E823];[.G82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18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3" calcext:value-type="float">
            <text:p>3</text:p>
          </table:table-cell>
          <table:table-cell table:formula="of:=[.E823]+1" office:value-type="float" office:value="822" calcext:value-type="float">
            <text:p>822</text:p>
          </table:table-cell>
          <table:table-cell table:formula="of:=MAX([.F823];[.B824])" office:value-type="float" office:value="90.1029411764706" calcext:value-type="float">
            <text:p>90.1029411764706</text:p>
          </table:table-cell>
          <table:table-cell table:formula="of:=IF([.F824]=[.B824];[.E824];[.G82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20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3" calcext:value-type="float">
            <text:p>3</text:p>
          </table:table-cell>
          <table:table-cell table:formula="of:=[.E824]+1" office:value-type="float" office:value="823" calcext:value-type="float">
            <text:p>823</text:p>
          </table:table-cell>
          <table:table-cell table:formula="of:=MAX([.F824];[.B825])" office:value-type="float" office:value="90.1029411764706" calcext:value-type="float">
            <text:p>90.1029411764706</text:p>
          </table:table-cell>
          <table:table-cell table:formula="of:=IF([.F825]=[.B825];[.E825];[.G82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21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3" calcext:value-type="float">
            <text:p>3</text:p>
          </table:table-cell>
          <table:table-cell table:formula="of:=[.E825]+1" office:value-type="float" office:value="824" calcext:value-type="float">
            <text:p>824</text:p>
          </table:table-cell>
          <table:table-cell table:formula="of:=MAX([.F825];[.B826])" office:value-type="float" office:value="90.1029411764706" calcext:value-type="float">
            <text:p>90.1029411764706</text:p>
          </table:table-cell>
          <table:table-cell table:formula="of:=IF([.F826]=[.B826];[.E826];[.G82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23</text:p>
          </table:table-cell>
          <table:table-cell office:value-type="float" office:value="89.8259803921569" calcext:value-type="float">
            <text:p>89.8259803921569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3" calcext:value-type="float">
            <text:p>3</text:p>
          </table:table-cell>
          <table:table-cell table:formula="of:=[.E826]+1" office:value-type="float" office:value="825" calcext:value-type="float">
            <text:p>825</text:p>
          </table:table-cell>
          <table:table-cell table:formula="of:=MAX([.F826];[.B827])" office:value-type="float" office:value="90.1029411764706" calcext:value-type="float">
            <text:p>90.1029411764706</text:p>
          </table:table-cell>
          <table:table-cell table:formula="of:=IF([.F827]=[.B827];[.E827];[.G82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27</text:p>
          </table:table-cell>
          <table:table-cell office:value-type="float" office:value="89.8539215686275" calcext:value-type="float">
            <text:p>89.8539215686275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3" calcext:value-type="float">
            <text:p>3</text:p>
          </table:table-cell>
          <table:table-cell table:formula="of:=[.E827]+1" office:value-type="float" office:value="826" calcext:value-type="float">
            <text:p>826</text:p>
          </table:table-cell>
          <table:table-cell table:formula="of:=MAX([.F827];[.B828])" office:value-type="float" office:value="90.1029411764706" calcext:value-type="float">
            <text:p>90.1029411764706</text:p>
          </table:table-cell>
          <table:table-cell table:formula="of:=IF([.F828]=[.B828];[.E828];[.G82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28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3" calcext:value-type="float">
            <text:p>3</text:p>
          </table:table-cell>
          <table:table-cell table:formula="of:=[.E828]+1" office:value-type="float" office:value="827" calcext:value-type="float">
            <text:p>827</text:p>
          </table:table-cell>
          <table:table-cell table:formula="of:=MAX([.F828];[.B829])" office:value-type="float" office:value="90.1029411764706" calcext:value-type="float">
            <text:p>90.1029411764706</text:p>
          </table:table-cell>
          <table:table-cell table:formula="of:=IF([.F829]=[.B829];[.E829];[.G82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32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reflected on verse JHN 3:16</text:p>
          </table:table-cell>
          <table:table-cell office:value-type="float" office:value="4" calcext:value-type="float">
            <text:p>4</text:p>
          </table:table-cell>
          <table:table-cell table:formula="of:=[.E829]+1" office:value-type="float" office:value="828" calcext:value-type="float">
            <text:p>828</text:p>
          </table:table-cell>
          <table:table-cell table:formula="of:=MAX([.F829];[.B830])" office:value-type="float" office:value="90.1029411764706" calcext:value-type="float">
            <text:p>90.1029411764706</text:p>
          </table:table-cell>
          <table:table-cell table:formula="of:=IF([.F830]=[.B830];[.E830];[.G82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34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3" calcext:value-type="float">
            <text:p>3</text:p>
          </table:table-cell>
          <table:table-cell table:formula="of:=[.E830]+1" office:value-type="float" office:value="829" calcext:value-type="float">
            <text:p>829</text:p>
          </table:table-cell>
          <table:table-cell table:formula="of:=MAX([.F830];[.B831])" office:value-type="float" office:value="90.1029411764706" calcext:value-type="float">
            <text:p>90.1029411764706</text:p>
          </table:table-cell>
          <table:table-cell table:formula="of:=IF([.F831]=[.B831];[.E831];[.G83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36</text:p>
          </table:table-cell>
          <table:table-cell office:value-type="float" office:value="89.9460784313725" calcext:value-type="float">
            <text:p>89.9460784313725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3" calcext:value-type="float">
            <text:p>3</text:p>
          </table:table-cell>
          <table:table-cell table:formula="of:=[.E831]+1" office:value-type="float" office:value="830" calcext:value-type="float">
            <text:p>830</text:p>
          </table:table-cell>
          <table:table-cell table:formula="of:=MAX([.F831];[.B832])" office:value-type="float" office:value="90.1029411764706" calcext:value-type="float">
            <text:p>90.1029411764706</text:p>
          </table:table-cell>
          <table:table-cell table:formula="of:=IF([.F832]=[.B832];[.E832];[.G83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37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3" calcext:value-type="float">
            <text:p>3</text:p>
          </table:table-cell>
          <table:table-cell table:formula="of:=[.E832]+1" office:value-type="float" office:value="831" calcext:value-type="float">
            <text:p>831</text:p>
          </table:table-cell>
          <table:table-cell table:formula="of:=MAX([.F832];[.B833])" office:value-type="float" office:value="90.1029411764706" calcext:value-type="float">
            <text:p>90.1029411764706</text:p>
          </table:table-cell>
          <table:table-cell table:formula="of:=IF([.F833]=[.B833];[.E833];[.G83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38</text:p>
          </table:table-cell>
          <table:table-cell office:value-type="float" office:value="89.968137254902" calcext:value-type="float">
            <text:p>89.968137254902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3" calcext:value-type="float">
            <text:p>3</text:p>
          </table:table-cell>
          <table:table-cell table:formula="of:=[.E833]+1" office:value-type="float" office:value="832" calcext:value-type="float">
            <text:p>832</text:p>
          </table:table-cell>
          <table:table-cell table:formula="of:=MAX([.F833];[.B834])" office:value-type="float" office:value="90.1029411764706" calcext:value-type="float">
            <text:p>90.1029411764706</text:p>
          </table:table-cell>
          <table:table-cell table:formula="of:=IF([.F834]=[.B834];[.E834];[.G83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40</text:p>
          </table:table-cell>
          <table:table-cell office:value-type="float" office:value="89.9607843137255" calcext:value-type="float">
            <text:p>89.9607843137255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3" calcext:value-type="float">
            <text:p>3</text:p>
          </table:table-cell>
          <table:table-cell table:formula="of:=[.E834]+1" office:value-type="float" office:value="833" calcext:value-type="float">
            <text:p>833</text:p>
          </table:table-cell>
          <table:table-cell table:formula="of:=MAX([.F834];[.B835])" office:value-type="float" office:value="90.1029411764706" calcext:value-type="float">
            <text:p>90.1029411764706</text:p>
          </table:table-cell>
          <table:table-cell table:formula="of:=IF([.F835]=[.B835];[.E835];[.G83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41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3" calcext:value-type="float">
            <text:p>3</text:p>
          </table:table-cell>
          <table:table-cell table:formula="of:=[.E835]+1" office:value-type="float" office:value="834" calcext:value-type="float">
            <text:p>834</text:p>
          </table:table-cell>
          <table:table-cell table:formula="of:=MAX([.F835];[.B836])" office:value-type="float" office:value="90.1029411764706" calcext:value-type="float">
            <text:p>90.1029411764706</text:p>
          </table:table-cell>
          <table:table-cell table:formula="of:=IF([.F836]=[.B836];[.E836];[.G83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45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reflected on verse JHN 3:17</text:p>
          </table:table-cell>
          <table:table-cell office:value-type="float" office:value="4" calcext:value-type="float">
            <text:p>4</text:p>
          </table:table-cell>
          <table:table-cell table:formula="of:=[.E836]+1" office:value-type="float" office:value="835" calcext:value-type="float">
            <text:p>835</text:p>
          </table:table-cell>
          <table:table-cell table:formula="of:=MAX([.F836];[.B837])" office:value-type="float" office:value="90.1029411764706" calcext:value-type="float">
            <text:p>90.1029411764706</text:p>
          </table:table-cell>
          <table:table-cell table:formula="of:=IF([.F837]=[.B837];[.E837];[.G83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47</text:p>
          </table:table-cell>
          <table:table-cell office:value-type="float" office:value="89.7990196078431" calcext:value-type="float">
            <text:p>89.7990196078431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3" calcext:value-type="float">
            <text:p>3</text:p>
          </table:table-cell>
          <table:table-cell table:formula="of:=[.E837]+1" office:value-type="float" office:value="836" calcext:value-type="float">
            <text:p>836</text:p>
          </table:table-cell>
          <table:table-cell table:formula="of:=MAX([.F837];[.B838])" office:value-type="float" office:value="90.1029411764706" calcext:value-type="float">
            <text:p>90.1029411764706</text:p>
          </table:table-cell>
          <table:table-cell table:formula="of:=IF([.F838]=[.B838];[.E838];[.G83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49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3" calcext:value-type="float">
            <text:p>3</text:p>
          </table:table-cell>
          <table:table-cell table:formula="of:=[.E838]+1" office:value-type="float" office:value="837" calcext:value-type="float">
            <text:p>837</text:p>
          </table:table-cell>
          <table:table-cell table:formula="of:=MAX([.F838];[.B839])" office:value-type="float" office:value="90.1029411764706" calcext:value-type="float">
            <text:p>90.1029411764706</text:p>
          </table:table-cell>
          <table:table-cell table:formula="of:=IF([.F839]=[.B839];[.E839];[.G83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52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3" calcext:value-type="float">
            <text:p>3</text:p>
          </table:table-cell>
          <table:table-cell table:formula="of:=[.E839]+1" office:value-type="float" office:value="838" calcext:value-type="float">
            <text:p>838</text:p>
          </table:table-cell>
          <table:table-cell table:formula="of:=MAX([.F839];[.B840])" office:value-type="float" office:value="90.1029411764706" calcext:value-type="float">
            <text:p>90.1029411764706</text:p>
          </table:table-cell>
          <table:table-cell table:formula="of:=IF([.F840]=[.B840];[.E840];[.G83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53</text:p>
          </table:table-cell>
          <table:table-cell office:value-type="float" office:value="89.9093137254902" calcext:value-type="float">
            <text:p>89.9093137254902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3" calcext:value-type="float">
            <text:p>3</text:p>
          </table:table-cell>
          <table:table-cell table:formula="of:=[.E840]+1" office:value-type="float" office:value="839" calcext:value-type="float">
            <text:p>839</text:p>
          </table:table-cell>
          <table:table-cell table:formula="of:=MAX([.F840];[.B841])" office:value-type="float" office:value="90.1029411764706" calcext:value-type="float">
            <text:p>90.1029411764706</text:p>
          </table:table-cell>
          <table:table-cell table:formula="of:=IF([.F841]=[.B841];[.E841];[.G84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55</text:p>
          </table:table-cell>
          <table:table-cell office:value-type="float" office:value="89.9460784313725" calcext:value-type="float">
            <text:p>89.9460784313725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3" calcext:value-type="float">
            <text:p>3</text:p>
          </table:table-cell>
          <table:table-cell table:formula="of:=[.E841]+1" office:value-type="float" office:value="840" calcext:value-type="float">
            <text:p>840</text:p>
          </table:table-cell>
          <table:table-cell table:formula="of:=MAX([.F841];[.B842])" office:value-type="float" office:value="90.1029411764706" calcext:value-type="float">
            <text:p>90.1029411764706</text:p>
          </table:table-cell>
          <table:table-cell table:formula="of:=IF([.F842]=[.B842];[.E842];[.G84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0:57</text:p>
          </table:table-cell>
          <table:table-cell office:value-type="float" office:value="89.9362745098039" calcext:value-type="float">
            <text:p>89.9362745098039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3" calcext:value-type="float">
            <text:p>3</text:p>
          </table:table-cell>
          <table:table-cell table:formula="of:=[.E842]+1" office:value-type="float" office:value="841" calcext:value-type="float">
            <text:p>841</text:p>
          </table:table-cell>
          <table:table-cell table:formula="of:=MAX([.F842];[.B843])" office:value-type="float" office:value="90.1029411764706" calcext:value-type="float">
            <text:p>90.1029411764706</text:p>
          </table:table-cell>
          <table:table-cell table:formula="of:=IF([.F843]=[.B843];[.E843];[.G84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01</text:p>
          </table:table-cell>
          <table:table-cell office:value-type="float" office:value="89.9362745098039" calcext:value-type="float">
            <text:p>89.9362745098039</text:p>
          </table:table-cell>
          <table:table-cell office:value-type="string" calcext:value-type="string">
            <text:p>reflected on verse JHN 3:18</text:p>
          </table:table-cell>
          <table:table-cell office:value-type="float" office:value="4" calcext:value-type="float">
            <text:p>4</text:p>
          </table:table-cell>
          <table:table-cell table:formula="of:=[.E843]+1" office:value-type="float" office:value="842" calcext:value-type="float">
            <text:p>842</text:p>
          </table:table-cell>
          <table:table-cell table:formula="of:=MAX([.F843];[.B844])" office:value-type="float" office:value="90.1029411764706" calcext:value-type="float">
            <text:p>90.1029411764706</text:p>
          </table:table-cell>
          <table:table-cell table:formula="of:=IF([.F844]=[.B844];[.E844];[.G84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03</text:p>
          </table:table-cell>
          <table:table-cell office:value-type="float" office:value="89.9264705882353" calcext:value-type="float">
            <text:p>89.9264705882353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3" calcext:value-type="float">
            <text:p>3</text:p>
          </table:table-cell>
          <table:table-cell table:formula="of:=[.E844]+1" office:value-type="float" office:value="843" calcext:value-type="float">
            <text:p>843</text:p>
          </table:table-cell>
          <table:table-cell table:formula="of:=MAX([.F844];[.B845])" office:value-type="float" office:value="90.1029411764706" calcext:value-type="float">
            <text:p>90.1029411764706</text:p>
          </table:table-cell>
          <table:table-cell table:formula="of:=IF([.F845]=[.B845];[.E845];[.G84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3" calcext:value-type="float">
            <text:p>3</text:p>
          </table:table-cell>
          <table:table-cell table:formula="of:=[.E845]+1" office:value-type="float" office:value="844" calcext:value-type="float">
            <text:p>844</text:p>
          </table:table-cell>
          <table:table-cell table:formula="of:=MAX([.F845];[.B846])" office:value-type="float" office:value="90.1029411764706" calcext:value-type="float">
            <text:p>90.1029411764706</text:p>
          </table:table-cell>
          <table:table-cell table:formula="of:=IF([.F846]=[.B846];[.E846];[.G84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06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3" calcext:value-type="float">
            <text:p>3</text:p>
          </table:table-cell>
          <table:table-cell table:formula="of:=[.E846]+1" office:value-type="float" office:value="845" calcext:value-type="float">
            <text:p>845</text:p>
          </table:table-cell>
          <table:table-cell table:formula="of:=MAX([.F846];[.B847])" office:value-type="float" office:value="90.1029411764706" calcext:value-type="float">
            <text:p>90.1029411764706</text:p>
          </table:table-cell>
          <table:table-cell table:formula="of:=IF([.F847]=[.B847];[.E847];[.G84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08</text:p>
          </table:table-cell>
          <table:table-cell office:value-type="float" office:value="89.9632352941177" calcext:value-type="float">
            <text:p>89.9632352941177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3" calcext:value-type="float">
            <text:p>3</text:p>
          </table:table-cell>
          <table:table-cell table:formula="of:=[.E847]+1" office:value-type="float" office:value="846" calcext:value-type="float">
            <text:p>846</text:p>
          </table:table-cell>
          <table:table-cell table:formula="of:=MAX([.F847];[.B848])" office:value-type="float" office:value="90.1029411764706" calcext:value-type="float">
            <text:p>90.1029411764706</text:p>
          </table:table-cell>
          <table:table-cell table:formula="of:=IF([.F848]=[.B848];[.E848];[.G84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10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3" calcext:value-type="float">
            <text:p>3</text:p>
          </table:table-cell>
          <table:table-cell table:formula="of:=[.E848]+1" office:value-type="float" office:value="847" calcext:value-type="float">
            <text:p>847</text:p>
          </table:table-cell>
          <table:table-cell table:formula="of:=MAX([.F848];[.B849])" office:value-type="float" office:value="90.1029411764706" calcext:value-type="float">
            <text:p>90.1029411764706</text:p>
          </table:table-cell>
          <table:table-cell table:formula="of:=IF([.F849]=[.B849];[.E849];[.G84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11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3" calcext:value-type="float">
            <text:p>3</text:p>
          </table:table-cell>
          <table:table-cell table:formula="of:=[.E849]+1" office:value-type="float" office:value="848" calcext:value-type="float">
            <text:p>848</text:p>
          </table:table-cell>
          <table:table-cell table:formula="of:=MAX([.F849];[.B850])" office:value-type="float" office:value="90.1029411764706" calcext:value-type="float">
            <text:p>90.1029411764706</text:p>
          </table:table-cell>
          <table:table-cell table:formula="of:=IF([.F850]=[.B850];[.E850];[.G84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15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reflected on verse JHN 3:19</text:p>
          </table:table-cell>
          <table:table-cell office:value-type="float" office:value="4" calcext:value-type="float">
            <text:p>4</text:p>
          </table:table-cell>
          <table:table-cell table:formula="of:=[.E850]+1" office:value-type="float" office:value="849" calcext:value-type="float">
            <text:p>849</text:p>
          </table:table-cell>
          <table:table-cell table:formula="of:=MAX([.F850];[.B851])" office:value-type="float" office:value="90.1029411764706" calcext:value-type="float">
            <text:p>90.1029411764706</text:p>
          </table:table-cell>
          <table:table-cell table:formula="of:=IF([.F851]=[.B851];[.E851];[.G85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17</text:p>
          </table:table-cell>
          <table:table-cell office:value-type="float" office:value="90.0098039215686" calcext:value-type="float">
            <text:p>90.0098039215686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3" calcext:value-type="float">
            <text:p>3</text:p>
          </table:table-cell>
          <table:table-cell table:formula="of:=[.E851]+1" office:value-type="float" office:value="850" calcext:value-type="float">
            <text:p>850</text:p>
          </table:table-cell>
          <table:table-cell table:formula="of:=MAX([.F851];[.B852])" office:value-type="float" office:value="90.1029411764706" calcext:value-type="float">
            <text:p>90.1029411764706</text:p>
          </table:table-cell>
          <table:table-cell table:formula="of:=IF([.F852]=[.B852];[.E852];[.G85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19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3" calcext:value-type="float">
            <text:p>3</text:p>
          </table:table-cell>
          <table:table-cell table:formula="of:=[.E852]+1" office:value-type="float" office:value="851" calcext:value-type="float">
            <text:p>851</text:p>
          </table:table-cell>
          <table:table-cell table:formula="of:=MAX([.F852];[.B853])" office:value-type="float" office:value="90.1029411764706" calcext:value-type="float">
            <text:p>90.1029411764706</text:p>
          </table:table-cell>
          <table:table-cell table:formula="of:=IF([.F853]=[.B853];[.E853];[.G85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20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3" calcext:value-type="float">
            <text:p>3</text:p>
          </table:table-cell>
          <table:table-cell table:formula="of:=[.E853]+1" office:value-type="float" office:value="852" calcext:value-type="float">
            <text:p>852</text:p>
          </table:table-cell>
          <table:table-cell table:formula="of:=MAX([.F853];[.B854])" office:value-type="float" office:value="90.1029411764706" calcext:value-type="float">
            <text:p>90.1029411764706</text:p>
          </table:table-cell>
          <table:table-cell table:formula="of:=IF([.F854]=[.B854];[.E854];[.G85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21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3" calcext:value-type="float">
            <text:p>3</text:p>
          </table:table-cell>
          <table:table-cell table:formula="of:=[.E854]+1" office:value-type="float" office:value="853" calcext:value-type="float">
            <text:p>853</text:p>
          </table:table-cell>
          <table:table-cell table:formula="of:=MAX([.F854];[.B855])" office:value-type="float" office:value="90.1029411764706" calcext:value-type="float">
            <text:p>90.1029411764706</text:p>
          </table:table-cell>
          <table:table-cell table:formula="of:=IF([.F855]=[.B855];[.E855];[.G85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23</text:p>
          </table:table-cell>
          <table:table-cell office:value-type="float" office:value="89.9921568627451" calcext:value-type="float">
            <text:p>89.9921568627451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3" calcext:value-type="float">
            <text:p>3</text:p>
          </table:table-cell>
          <table:table-cell table:formula="of:=[.E855]+1" office:value-type="float" office:value="854" calcext:value-type="float">
            <text:p>854</text:p>
          </table:table-cell>
          <table:table-cell table:formula="of:=MAX([.F855];[.B856])" office:value-type="float" office:value="90.1029411764706" calcext:value-type="float">
            <text:p>90.1029411764706</text:p>
          </table:table-cell>
          <table:table-cell table:formula="of:=IF([.F856]=[.B856];[.E856];[.G85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24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3" calcext:value-type="float">
            <text:p>3</text:p>
          </table:table-cell>
          <table:table-cell table:formula="of:=[.E856]+1" office:value-type="float" office:value="855" calcext:value-type="float">
            <text:p>855</text:p>
          </table:table-cell>
          <table:table-cell table:formula="of:=MAX([.F856];[.B857])" office:value-type="float" office:value="90.1029411764706" calcext:value-type="float">
            <text:p>90.1029411764706</text:p>
          </table:table-cell>
          <table:table-cell table:formula="of:=IF([.F857]=[.B857];[.E857];[.G85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29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reflected on verse JHN 3:20</text:p>
          </table:table-cell>
          <table:table-cell office:value-type="float" office:value="4" calcext:value-type="float">
            <text:p>4</text:p>
          </table:table-cell>
          <table:table-cell table:formula="of:=[.E857]+1" office:value-type="float" office:value="856" calcext:value-type="float">
            <text:p>856</text:p>
          </table:table-cell>
          <table:table-cell table:formula="of:=MAX([.F857];[.B858])" office:value-type="float" office:value="90.1029411764706" calcext:value-type="float">
            <text:p>90.1029411764706</text:p>
          </table:table-cell>
          <table:table-cell table:formula="of:=IF([.F858]=[.B858];[.E858];[.G85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31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3" calcext:value-type="float">
            <text:p>3</text:p>
          </table:table-cell>
          <table:table-cell table:formula="of:=[.E858]+1" office:value-type="float" office:value="857" calcext:value-type="float">
            <text:p>857</text:p>
          </table:table-cell>
          <table:table-cell table:formula="of:=MAX([.F858];[.B859])" office:value-type="float" office:value="90.1029411764706" calcext:value-type="float">
            <text:p>90.1029411764706</text:p>
          </table:table-cell>
          <table:table-cell table:formula="of:=IF([.F859]=[.B859];[.E859];[.G85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32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3" calcext:value-type="float">
            <text:p>3</text:p>
          </table:table-cell>
          <table:table-cell table:formula="of:=[.E859]+1" office:value-type="float" office:value="858" calcext:value-type="float">
            <text:p>858</text:p>
          </table:table-cell>
          <table:table-cell table:formula="of:=MAX([.F859];[.B860])" office:value-type="float" office:value="90.1029411764706" calcext:value-type="float">
            <text:p>90.1029411764706</text:p>
          </table:table-cell>
          <table:table-cell table:formula="of:=IF([.F860]=[.B860];[.E860];[.G85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34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3" calcext:value-type="float">
            <text:p>3</text:p>
          </table:table-cell>
          <table:table-cell table:formula="of:=[.E860]+1" office:value-type="float" office:value="859" calcext:value-type="float">
            <text:p>859</text:p>
          </table:table-cell>
          <table:table-cell table:formula="of:=MAX([.F860];[.B861])" office:value-type="float" office:value="90.1029411764706" calcext:value-type="float">
            <text:p>90.1029411764706</text:p>
          </table:table-cell>
          <table:table-cell table:formula="of:=IF([.F861]=[.B861];[.E861];[.G86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36</text:p>
          </table:table-cell>
          <table:table-cell office:value-type="float" office:value="89.9485294117647" calcext:value-type="float">
            <text:p>89.9485294117647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3" calcext:value-type="float">
            <text:p>3</text:p>
          </table:table-cell>
          <table:table-cell table:formula="of:=[.E861]+1" office:value-type="float" office:value="860" calcext:value-type="float">
            <text:p>860</text:p>
          </table:table-cell>
          <table:table-cell table:formula="of:=MAX([.F861];[.B862])" office:value-type="float" office:value="90.1029411764706" calcext:value-type="float">
            <text:p>90.1029411764706</text:p>
          </table:table-cell>
          <table:table-cell table:formula="of:=IF([.F862]=[.B862];[.E862];[.G86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37</text:p>
          </table:table-cell>
          <table:table-cell office:value-type="float" office:value="89.9352941176471" calcext:value-type="float">
            <text:p>89.9352941176471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3" calcext:value-type="float">
            <text:p>3</text:p>
          </table:table-cell>
          <table:table-cell table:formula="of:=[.E862]+1" office:value-type="float" office:value="861" calcext:value-type="float">
            <text:p>861</text:p>
          </table:table-cell>
          <table:table-cell table:formula="of:=MAX([.F862];[.B863])" office:value-type="float" office:value="90.1029411764706" calcext:value-type="float">
            <text:p>90.1029411764706</text:p>
          </table:table-cell>
          <table:table-cell table:formula="of:=IF([.F863]=[.B863];[.E863];[.G86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39</text:p>
          </table:table-cell>
          <table:table-cell office:value-type="float" office:value="89.9607843137255" calcext:value-type="float">
            <text:p>89.9607843137255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3" calcext:value-type="float">
            <text:p>3</text:p>
          </table:table-cell>
          <table:table-cell table:formula="of:=[.E863]+1" office:value-type="float" office:value="862" calcext:value-type="float">
            <text:p>862</text:p>
          </table:table-cell>
          <table:table-cell table:formula="of:=MAX([.F863];[.B864])" office:value-type="float" office:value="90.1029411764706" calcext:value-type="float">
            <text:p>90.1029411764706</text:p>
          </table:table-cell>
          <table:table-cell table:formula="of:=IF([.F864]=[.B864];[.E864];[.G86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42</text:p>
          </table:table-cell>
          <table:table-cell office:value-type="float" office:value="89.9607843137255" calcext:value-type="float">
            <text:p>89.9607843137255</text:p>
          </table:table-cell>
          <table:table-cell office:value-type="string" calcext:value-type="string">
            <text:p>reflected on verse JHN 3:21</text:p>
          </table:table-cell>
          <table:table-cell office:value-type="float" office:value="4" calcext:value-type="float">
            <text:p>4</text:p>
          </table:table-cell>
          <table:table-cell table:formula="of:=[.E864]+1" office:value-type="float" office:value="863" calcext:value-type="float">
            <text:p>863</text:p>
          </table:table-cell>
          <table:table-cell table:formula="of:=MAX([.F864];[.B865])" office:value-type="float" office:value="90.1029411764706" calcext:value-type="float">
            <text:p>90.1029411764706</text:p>
          </table:table-cell>
          <table:table-cell table:formula="of:=IF([.F865]=[.B865];[.E865];[.G86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44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3" calcext:value-type="float">
            <text:p>3</text:p>
          </table:table-cell>
          <table:table-cell table:formula="of:=[.E865]+1" office:value-type="float" office:value="864" calcext:value-type="float">
            <text:p>864</text:p>
          </table:table-cell>
          <table:table-cell table:formula="of:=MAX([.F865];[.B866])" office:value-type="float" office:value="90.1029411764706" calcext:value-type="float">
            <text:p>90.1029411764706</text:p>
          </table:table-cell>
          <table:table-cell table:formula="of:=IF([.F866]=[.B866];[.E866];[.G86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46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3" calcext:value-type="float">
            <text:p>3</text:p>
          </table:table-cell>
          <table:table-cell table:formula="of:=[.E866]+1" office:value-type="float" office:value="865" calcext:value-type="float">
            <text:p>865</text:p>
          </table:table-cell>
          <table:table-cell table:formula="of:=MAX([.F866];[.B867])" office:value-type="float" office:value="90.1029411764706" calcext:value-type="float">
            <text:p>90.1029411764706</text:p>
          </table:table-cell>
          <table:table-cell table:formula="of:=IF([.F867]=[.B867];[.E867];[.G86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47</text:p>
          </table:table-cell>
          <table:table-cell office:value-type="float" office:value="90.0147058823529" calcext:value-type="float">
            <text:p>90.0147058823529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3" calcext:value-type="float">
            <text:p>3</text:p>
          </table:table-cell>
          <table:table-cell table:formula="of:=[.E867]+1" office:value-type="float" office:value="866" calcext:value-type="float">
            <text:p>866</text:p>
          </table:table-cell>
          <table:table-cell table:formula="of:=MAX([.F867];[.B868])" office:value-type="float" office:value="90.1029411764706" calcext:value-type="float">
            <text:p>90.1029411764706</text:p>
          </table:table-cell>
          <table:table-cell table:formula="of:=IF([.F868]=[.B868];[.E868];[.G86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49</text:p>
          </table:table-cell>
          <table:table-cell office:value-type="float" office:value="90.0098039215686" calcext:value-type="float">
            <text:p>90.0098039215686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3" calcext:value-type="float">
            <text:p>3</text:p>
          </table:table-cell>
          <table:table-cell table:formula="of:=[.E868]+1" office:value-type="float" office:value="867" calcext:value-type="float">
            <text:p>867</text:p>
          </table:table-cell>
          <table:table-cell table:formula="of:=MAX([.F868];[.B869])" office:value-type="float" office:value="90.1029411764706" calcext:value-type="float">
            <text:p>90.1029411764706</text:p>
          </table:table-cell>
          <table:table-cell table:formula="of:=IF([.F869]=[.B869];[.E869];[.G86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51</text:p>
          </table:table-cell>
          <table:table-cell office:value-type="float" office:value="90.0068627450981" calcext:value-type="float">
            <text:p>90.0068627450981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3" calcext:value-type="float">
            <text:p>3</text:p>
          </table:table-cell>
          <table:table-cell table:formula="of:=[.E869]+1" office:value-type="float" office:value="868" calcext:value-type="float">
            <text:p>868</text:p>
          </table:table-cell>
          <table:table-cell table:formula="of:=MAX([.F869];[.B870])" office:value-type="float" office:value="90.1029411764706" calcext:value-type="float">
            <text:p>90.1029411764706</text:p>
          </table:table-cell>
          <table:table-cell table:formula="of:=IF([.F870]=[.B870];[.E870];[.G86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52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3" calcext:value-type="float">
            <text:p>3</text:p>
          </table:table-cell>
          <table:table-cell table:formula="of:=[.E870]+1" office:value-type="float" office:value="869" calcext:value-type="float">
            <text:p>869</text:p>
          </table:table-cell>
          <table:table-cell table:formula="of:=MAX([.F870];[.B871])" office:value-type="float" office:value="90.1029411764706" calcext:value-type="float">
            <text:p>90.1029411764706</text:p>
          </table:table-cell>
          <table:table-cell table:formula="of:=IF([.F871]=[.B871];[.E871];[.G87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56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reflected on verse JHN 3:22</text:p>
          </table:table-cell>
          <table:table-cell office:value-type="float" office:value="4" calcext:value-type="float">
            <text:p>4</text:p>
          </table:table-cell>
          <table:table-cell table:formula="of:=[.E871]+1" office:value-type="float" office:value="870" calcext:value-type="float">
            <text:p>870</text:p>
          </table:table-cell>
          <table:table-cell table:formula="of:=MAX([.F871];[.B872])" office:value-type="float" office:value="90.1029411764706" calcext:value-type="float">
            <text:p>90.1029411764706</text:p>
          </table:table-cell>
          <table:table-cell table:formula="of:=IF([.F872]=[.B872];[.E872];[.G87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1:59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3" calcext:value-type="float">
            <text:p>3</text:p>
          </table:table-cell>
          <table:table-cell table:formula="of:=[.E872]+1" office:value-type="float" office:value="871" calcext:value-type="float">
            <text:p>871</text:p>
          </table:table-cell>
          <table:table-cell table:formula="of:=MAX([.F872];[.B873])" office:value-type="float" office:value="90.1029411764706" calcext:value-type="float">
            <text:p>90.1029411764706</text:p>
          </table:table-cell>
          <table:table-cell table:formula="of:=IF([.F873]=[.B873];[.E873];[.G87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00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3" calcext:value-type="float">
            <text:p>3</text:p>
          </table:table-cell>
          <table:table-cell table:formula="of:=[.E873]+1" office:value-type="float" office:value="872" calcext:value-type="float">
            <text:p>872</text:p>
          </table:table-cell>
          <table:table-cell table:formula="of:=MAX([.F873];[.B874])" office:value-type="float" office:value="90.1029411764706" calcext:value-type="float">
            <text:p>90.1029411764706</text:p>
          </table:table-cell>
          <table:table-cell table:formula="of:=IF([.F874]=[.B874];[.E874];[.G87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02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3" calcext:value-type="float">
            <text:p>3</text:p>
          </table:table-cell>
          <table:table-cell table:formula="of:=[.E874]+1" office:value-type="float" office:value="873" calcext:value-type="float">
            <text:p>873</text:p>
          </table:table-cell>
          <table:table-cell table:formula="of:=MAX([.F874];[.B875])" office:value-type="float" office:value="90.1029411764706" calcext:value-type="float">
            <text:p>90.1029411764706</text:p>
          </table:table-cell>
          <table:table-cell table:formula="of:=IF([.F875]=[.B875];[.E875];[.G87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04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3" calcext:value-type="float">
            <text:p>3</text:p>
          </table:table-cell>
          <table:table-cell table:formula="of:=[.E875]+1" office:value-type="float" office:value="874" calcext:value-type="float">
            <text:p>874</text:p>
          </table:table-cell>
          <table:table-cell table:formula="of:=MAX([.F875];[.B876])" office:value-type="float" office:value="90.1029411764706" calcext:value-type="float">
            <text:p>90.1029411764706</text:p>
          </table:table-cell>
          <table:table-cell table:formula="of:=IF([.F876]=[.B876];[.E876];[.G87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06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3" calcext:value-type="float">
            <text:p>3</text:p>
          </table:table-cell>
          <table:table-cell table:formula="of:=[.E876]+1" office:value-type="float" office:value="875" calcext:value-type="float">
            <text:p>875</text:p>
          </table:table-cell>
          <table:table-cell table:formula="of:=MAX([.F876];[.B877])" office:value-type="float" office:value="90.1029411764706" calcext:value-type="float">
            <text:p>90.1029411764706</text:p>
          </table:table-cell>
          <table:table-cell table:formula="of:=IF([.F877]=[.B877];[.E877];[.G87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07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3" calcext:value-type="float">
            <text:p>3</text:p>
          </table:table-cell>
          <table:table-cell table:formula="of:=[.E877]+1" office:value-type="float" office:value="876" calcext:value-type="float">
            <text:p>876</text:p>
          </table:table-cell>
          <table:table-cell table:formula="of:=MAX([.F877];[.B878])" office:value-type="float" office:value="90.1029411764706" calcext:value-type="float">
            <text:p>90.1029411764706</text:p>
          </table:table-cell>
          <table:table-cell table:formula="of:=IF([.F878]=[.B878];[.E878];[.G87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11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reflected on verse JHN 3:23</text:p>
          </table:table-cell>
          <table:table-cell office:value-type="float" office:value="4" calcext:value-type="float">
            <text:p>4</text:p>
          </table:table-cell>
          <table:table-cell table:formula="of:=[.E878]+1" office:value-type="float" office:value="877" calcext:value-type="float">
            <text:p>877</text:p>
          </table:table-cell>
          <table:table-cell table:formula="of:=MAX([.F878];[.B879])" office:value-type="float" office:value="90.1029411764706" calcext:value-type="float">
            <text:p>90.1029411764706</text:p>
          </table:table-cell>
          <table:table-cell table:formula="of:=IF([.F879]=[.B879];[.E879];[.G87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13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3" calcext:value-type="float">
            <text:p>3</text:p>
          </table:table-cell>
          <table:table-cell table:formula="of:=[.E879]+1" office:value-type="float" office:value="878" calcext:value-type="float">
            <text:p>878</text:p>
          </table:table-cell>
          <table:table-cell table:formula="of:=MAX([.F879];[.B880])" office:value-type="float" office:value="90.1029411764706" calcext:value-type="float">
            <text:p>90.1029411764706</text:p>
          </table:table-cell>
          <table:table-cell table:formula="of:=IF([.F880]=[.B880];[.E880];[.G87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14</text:p>
          </table:table-cell>
          <table:table-cell office:value-type="float" office:value="89.9460784313726" calcext:value-type="float">
            <text:p>89.9460784313726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3" calcext:value-type="float">
            <text:p>3</text:p>
          </table:table-cell>
          <table:table-cell table:formula="of:=[.E880]+1" office:value-type="float" office:value="879" calcext:value-type="float">
            <text:p>879</text:p>
          </table:table-cell>
          <table:table-cell table:formula="of:=MAX([.F880];[.B881])" office:value-type="float" office:value="90.1029411764706" calcext:value-type="float">
            <text:p>90.1029411764706</text:p>
          </table:table-cell>
          <table:table-cell table:formula="of:=IF([.F881]=[.B881];[.E881];[.G88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16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3" calcext:value-type="float">
            <text:p>3</text:p>
          </table:table-cell>
          <table:table-cell table:formula="of:=[.E881]+1" office:value-type="float" office:value="880" calcext:value-type="float">
            <text:p>880</text:p>
          </table:table-cell>
          <table:table-cell table:formula="of:=MAX([.F881];[.B882])" office:value-type="float" office:value="90.1029411764706" calcext:value-type="float">
            <text:p>90.1029411764706</text:p>
          </table:table-cell>
          <table:table-cell table:formula="of:=IF([.F882]=[.B882];[.E882];[.G88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17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3" calcext:value-type="float">
            <text:p>3</text:p>
          </table:table-cell>
          <table:table-cell table:formula="of:=[.E882]+1" office:value-type="float" office:value="881" calcext:value-type="float">
            <text:p>881</text:p>
          </table:table-cell>
          <table:table-cell table:formula="of:=MAX([.F882];[.B883])" office:value-type="float" office:value="90.1029411764706" calcext:value-type="float">
            <text:p>90.1029411764706</text:p>
          </table:table-cell>
          <table:table-cell table:formula="of:=IF([.F883]=[.B883];[.E883];[.G88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19</text:p>
          </table:table-cell>
          <table:table-cell office:value-type="float" office:value="90.0019607843137" calcext:value-type="float">
            <text:p>90.0019607843137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3" calcext:value-type="float">
            <text:p>3</text:p>
          </table:table-cell>
          <table:table-cell table:formula="of:=[.E883]+1" office:value-type="float" office:value="882" calcext:value-type="float">
            <text:p>882</text:p>
          </table:table-cell>
          <table:table-cell table:formula="of:=MAX([.F883];[.B884])" office:value-type="float" office:value="90.1029411764706" calcext:value-type="float">
            <text:p>90.1029411764706</text:p>
          </table:table-cell>
          <table:table-cell table:formula="of:=IF([.F884]=[.B884];[.E884];[.G88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21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3" calcext:value-type="float">
            <text:p>3</text:p>
          </table:table-cell>
          <table:table-cell table:formula="of:=[.E884]+1" office:value-type="float" office:value="883" calcext:value-type="float">
            <text:p>883</text:p>
          </table:table-cell>
          <table:table-cell table:formula="of:=MAX([.F884];[.B885])" office:value-type="float" office:value="90.1029411764706" calcext:value-type="float">
            <text:p>90.1029411764706</text:p>
          </table:table-cell>
          <table:table-cell table:formula="of:=IF([.F885]=[.B885];[.E885];[.G88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25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reflected on verse JHN 3:24</text:p>
          </table:table-cell>
          <table:table-cell office:value-type="float" office:value="4" calcext:value-type="float">
            <text:p>4</text:p>
          </table:table-cell>
          <table:table-cell table:formula="of:=[.E885]+1" office:value-type="float" office:value="884" calcext:value-type="float">
            <text:p>884</text:p>
          </table:table-cell>
          <table:table-cell table:formula="of:=MAX([.F885];[.B886])" office:value-type="float" office:value="90.1029411764706" calcext:value-type="float">
            <text:p>90.1029411764706</text:p>
          </table:table-cell>
          <table:table-cell table:formula="of:=IF([.F886]=[.B886];[.E886];[.G88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28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3" calcext:value-type="float">
            <text:p>3</text:p>
          </table:table-cell>
          <table:table-cell table:formula="of:=[.E886]+1" office:value-type="float" office:value="885" calcext:value-type="float">
            <text:p>885</text:p>
          </table:table-cell>
          <table:table-cell table:formula="of:=MAX([.F886];[.B887])" office:value-type="float" office:value="90.1029411764706" calcext:value-type="float">
            <text:p>90.1029411764706</text:p>
          </table:table-cell>
          <table:table-cell table:formula="of:=IF([.F887]=[.B887];[.E887];[.G88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29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3" calcext:value-type="float">
            <text:p>3</text:p>
          </table:table-cell>
          <table:table-cell table:formula="of:=[.E887]+1" office:value-type="float" office:value="886" calcext:value-type="float">
            <text:p>886</text:p>
          </table:table-cell>
          <table:table-cell table:formula="of:=MAX([.F887];[.B888])" office:value-type="float" office:value="90.1029411764706" calcext:value-type="float">
            <text:p>90.1029411764706</text:p>
          </table:table-cell>
          <table:table-cell table:formula="of:=IF([.F888]=[.B888];[.E888];[.G88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30</text:p>
          </table:table-cell>
          <table:table-cell office:value-type="float" office:value="90.0245098039216" calcext:value-type="float">
            <text:p>90.0245098039216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3" calcext:value-type="float">
            <text:p>3</text:p>
          </table:table-cell>
          <table:table-cell table:formula="of:=[.E888]+1" office:value-type="float" office:value="887" calcext:value-type="float">
            <text:p>887</text:p>
          </table:table-cell>
          <table:table-cell table:formula="of:=MAX([.F888];[.B889])" office:value-type="float" office:value="90.1029411764706" calcext:value-type="float">
            <text:p>90.1029411764706</text:p>
          </table:table-cell>
          <table:table-cell table:formula="of:=IF([.F889]=[.B889];[.E889];[.G88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32</text:p>
          </table:table-cell>
          <table:table-cell office:value-type="float" office:value="89.9975490196079" calcext:value-type="float">
            <text:p>89.9975490196079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3" calcext:value-type="float">
            <text:p>3</text:p>
          </table:table-cell>
          <table:table-cell table:formula="of:=[.E889]+1" office:value-type="float" office:value="888" calcext:value-type="float">
            <text:p>888</text:p>
          </table:table-cell>
          <table:table-cell table:formula="of:=MAX([.F889];[.B890])" office:value-type="float" office:value="90.1029411764706" calcext:value-type="float">
            <text:p>90.1029411764706</text:p>
          </table:table-cell>
          <table:table-cell table:formula="of:=IF([.F890]=[.B890];[.E890];[.G88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33</text:p>
          </table:table-cell>
          <table:table-cell office:value-type="float" office:value="89.9813725490196" calcext:value-type="float">
            <text:p>89.9813725490196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3" calcext:value-type="float">
            <text:p>3</text:p>
          </table:table-cell>
          <table:table-cell table:formula="of:=[.E890]+1" office:value-type="float" office:value="889" calcext:value-type="float">
            <text:p>889</text:p>
          </table:table-cell>
          <table:table-cell table:formula="of:=MAX([.F890];[.B891])" office:value-type="float" office:value="90.1029411764706" calcext:value-type="float">
            <text:p>90.1029411764706</text:p>
          </table:table-cell>
          <table:table-cell table:formula="of:=IF([.F891]=[.B891];[.E891];[.G89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35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3" calcext:value-type="float">
            <text:p>3</text:p>
          </table:table-cell>
          <table:table-cell table:formula="of:=[.E891]+1" office:value-type="float" office:value="890" calcext:value-type="float">
            <text:p>890</text:p>
          </table:table-cell>
          <table:table-cell table:formula="of:=MAX([.F891];[.B892])" office:value-type="float" office:value="90.1029411764706" calcext:value-type="float">
            <text:p>90.1029411764706</text:p>
          </table:table-cell>
          <table:table-cell table:formula="of:=IF([.F892]=[.B892];[.E892];[.G89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40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reflected on verse JHN 3:25</text:p>
          </table:table-cell>
          <table:table-cell office:value-type="float" office:value="4" calcext:value-type="float">
            <text:p>4</text:p>
          </table:table-cell>
          <table:table-cell table:formula="of:=[.E892]+1" office:value-type="float" office:value="891" calcext:value-type="float">
            <text:p>891</text:p>
          </table:table-cell>
          <table:table-cell table:formula="of:=MAX([.F892];[.B893])" office:value-type="float" office:value="90.1029411764706" calcext:value-type="float">
            <text:p>90.1029411764706</text:p>
          </table:table-cell>
          <table:table-cell table:formula="of:=IF([.F893]=[.B893];[.E893];[.G89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41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3" calcext:value-type="float">
            <text:p>3</text:p>
          </table:table-cell>
          <table:table-cell table:formula="of:=[.E893]+1" office:value-type="float" office:value="892" calcext:value-type="float">
            <text:p>892</text:p>
          </table:table-cell>
          <table:table-cell table:formula="of:=MAX([.F893];[.B894])" office:value-type="float" office:value="90.1029411764706" calcext:value-type="float">
            <text:p>90.1029411764706</text:p>
          </table:table-cell>
          <table:table-cell table:formula="of:=IF([.F894]=[.B894];[.E894];[.G89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43</text:p>
          </table:table-cell>
          <table:table-cell office:value-type="float" office:value="89.9607843137255" calcext:value-type="float">
            <text:p>89.9607843137255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3" calcext:value-type="float">
            <text:p>3</text:p>
          </table:table-cell>
          <table:table-cell table:formula="of:=[.E894]+1" office:value-type="float" office:value="893" calcext:value-type="float">
            <text:p>893</text:p>
          </table:table-cell>
          <table:table-cell table:formula="of:=MAX([.F894];[.B895])" office:value-type="float" office:value="90.1029411764706" calcext:value-type="float">
            <text:p>90.1029411764706</text:p>
          </table:table-cell>
          <table:table-cell table:formula="of:=IF([.F895]=[.B895];[.E895];[.G89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45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3" calcext:value-type="float">
            <text:p>3</text:p>
          </table:table-cell>
          <table:table-cell table:formula="of:=[.E895]+1" office:value-type="float" office:value="894" calcext:value-type="float">
            <text:p>894</text:p>
          </table:table-cell>
          <table:table-cell table:formula="of:=MAX([.F895];[.B896])" office:value-type="float" office:value="90.1029411764706" calcext:value-type="float">
            <text:p>90.1029411764706</text:p>
          </table:table-cell>
          <table:table-cell table:formula="of:=IF([.F896]=[.B896];[.E896];[.G89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46</text:p>
          </table:table-cell>
          <table:table-cell office:value-type="float" office:value="89.8946078431373" calcext:value-type="float">
            <text:p>89.8946078431373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3" calcext:value-type="float">
            <text:p>3</text:p>
          </table:table-cell>
          <table:table-cell table:formula="of:=[.E896]+1" office:value-type="float" office:value="895" calcext:value-type="float">
            <text:p>895</text:p>
          </table:table-cell>
          <table:table-cell table:formula="of:=MAX([.F896];[.B897])" office:value-type="float" office:value="90.1029411764706" calcext:value-type="float">
            <text:p>90.1029411764706</text:p>
          </table:table-cell>
          <table:table-cell table:formula="of:=IF([.F897]=[.B897];[.E897];[.G89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48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3" calcext:value-type="float">
            <text:p>3</text:p>
          </table:table-cell>
          <table:table-cell table:formula="of:=[.E897]+1" office:value-type="float" office:value="896" calcext:value-type="float">
            <text:p>896</text:p>
          </table:table-cell>
          <table:table-cell table:formula="of:=MAX([.F897];[.B898])" office:value-type="float" office:value="90.1029411764706" calcext:value-type="float">
            <text:p>90.1029411764706</text:p>
          </table:table-cell>
          <table:table-cell table:formula="of:=IF([.F898]=[.B898];[.E898];[.G89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50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3" calcext:value-type="float">
            <text:p>3</text:p>
          </table:table-cell>
          <table:table-cell table:formula="of:=[.E898]+1" office:value-type="float" office:value="897" calcext:value-type="float">
            <text:p>897</text:p>
          </table:table-cell>
          <table:table-cell table:formula="of:=MAX([.F898];[.B899])" office:value-type="float" office:value="90.1029411764706" calcext:value-type="float">
            <text:p>90.1029411764706</text:p>
          </table:table-cell>
          <table:table-cell table:formula="of:=IF([.F899]=[.B899];[.E899];[.G89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54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reflected on verse JHN 3:26</text:p>
          </table:table-cell>
          <table:table-cell office:value-type="float" office:value="4" calcext:value-type="float">
            <text:p>4</text:p>
          </table:table-cell>
          <table:table-cell table:formula="of:=[.E899]+1" office:value-type="float" office:value="898" calcext:value-type="float">
            <text:p>898</text:p>
          </table:table-cell>
          <table:table-cell table:formula="of:=MAX([.F899];[.B900])" office:value-type="float" office:value="90.1029411764706" calcext:value-type="float">
            <text:p>90.1029411764706</text:p>
          </table:table-cell>
          <table:table-cell table:formula="of:=IF([.F900]=[.B900];[.E900];[.G89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56</text:p>
          </table:table-cell>
          <table:table-cell office:value-type="float" office:value="89.828431372549" calcext:value-type="float">
            <text:p>89.828431372549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3" calcext:value-type="float">
            <text:p>3</text:p>
          </table:table-cell>
          <table:table-cell table:formula="of:=[.E900]+1" office:value-type="float" office:value="899" calcext:value-type="float">
            <text:p>899</text:p>
          </table:table-cell>
          <table:table-cell table:formula="of:=MAX([.F900];[.B901])" office:value-type="float" office:value="90.1029411764706" calcext:value-type="float">
            <text:p>90.1029411764706</text:p>
          </table:table-cell>
          <table:table-cell table:formula="of:=IF([.F901]=[.B901];[.E901];[.G90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2:58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3" calcext:value-type="float">
            <text:p>3</text:p>
          </table:table-cell>
          <table:table-cell table:formula="of:=[.E901]+1" office:value-type="float" office:value="900" calcext:value-type="float">
            <text:p>900</text:p>
          </table:table-cell>
          <table:table-cell table:formula="of:=MAX([.F901];[.B902])" office:value-type="float" office:value="90.1029411764706" calcext:value-type="float">
            <text:p>90.1029411764706</text:p>
          </table:table-cell>
          <table:table-cell table:formula="of:=IF([.F902]=[.B902];[.E902];[.G90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00</text:p>
          </table:table-cell>
          <table:table-cell office:value-type="float" office:value="89.9264705882353" calcext:value-type="float">
            <text:p>89.9264705882353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3" calcext:value-type="float">
            <text:p>3</text:p>
          </table:table-cell>
          <table:table-cell table:formula="of:=[.E902]+1" office:value-type="float" office:value="901" calcext:value-type="float">
            <text:p>901</text:p>
          </table:table-cell>
          <table:table-cell table:formula="of:=MAX([.F902];[.B903])" office:value-type="float" office:value="90.1029411764706" calcext:value-type="float">
            <text:p>90.1029411764706</text:p>
          </table:table-cell>
          <table:table-cell table:formula="of:=IF([.F903]=[.B903];[.E903];[.G90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04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3" calcext:value-type="float">
            <text:p>3</text:p>
          </table:table-cell>
          <table:table-cell table:formula="of:=[.E903]+1" office:value-type="float" office:value="902" calcext:value-type="float">
            <text:p>902</text:p>
          </table:table-cell>
          <table:table-cell table:formula="of:=MAX([.F903];[.B904])" office:value-type="float" office:value="90.1029411764706" calcext:value-type="float">
            <text:p>90.1029411764706</text:p>
          </table:table-cell>
          <table:table-cell table:formula="of:=IF([.F904]=[.B904];[.E904];[.G90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06</text:p>
          </table:table-cell>
          <table:table-cell office:value-type="float" office:value="89.9049019607843" calcext:value-type="float">
            <text:p>89.9049019607843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3" calcext:value-type="float">
            <text:p>3</text:p>
          </table:table-cell>
          <table:table-cell table:formula="of:=[.E904]+1" office:value-type="float" office:value="903" calcext:value-type="float">
            <text:p>903</text:p>
          </table:table-cell>
          <table:table-cell table:formula="of:=MAX([.F904];[.B905])" office:value-type="float" office:value="90.1029411764706" calcext:value-type="float">
            <text:p>90.1029411764706</text:p>
          </table:table-cell>
          <table:table-cell table:formula="of:=IF([.F905]=[.B905];[.E905];[.G90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07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3" calcext:value-type="float">
            <text:p>3</text:p>
          </table:table-cell>
          <table:table-cell table:formula="of:=[.E905]+1" office:value-type="float" office:value="904" calcext:value-type="float">
            <text:p>904</text:p>
          </table:table-cell>
          <table:table-cell table:formula="of:=MAX([.F905];[.B906])" office:value-type="float" office:value="90.1029411764706" calcext:value-type="float">
            <text:p>90.1029411764706</text:p>
          </table:table-cell>
          <table:table-cell table:formula="of:=IF([.F906]=[.B906];[.E906];[.G90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11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reflected on verse JHN 3:27</text:p>
          </table:table-cell>
          <table:table-cell office:value-type="float" office:value="4" calcext:value-type="float">
            <text:p>4</text:p>
          </table:table-cell>
          <table:table-cell table:formula="of:=[.E906]+1" office:value-type="float" office:value="905" calcext:value-type="float">
            <text:p>905</text:p>
          </table:table-cell>
          <table:table-cell table:formula="of:=MAX([.F906];[.B907])" office:value-type="float" office:value="90.1029411764706" calcext:value-type="float">
            <text:p>90.1029411764706</text:p>
          </table:table-cell>
          <table:table-cell table:formula="of:=IF([.F907]=[.B907];[.E907];[.G90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13</text:p>
          </table:table-cell>
          <table:table-cell office:value-type="float" office:value="90.0539215686275" calcext:value-type="float">
            <text:p>90.0539215686275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3" calcext:value-type="float">
            <text:p>3</text:p>
          </table:table-cell>
          <table:table-cell table:formula="of:=[.E907]+1" office:value-type="float" office:value="906" calcext:value-type="float">
            <text:p>906</text:p>
          </table:table-cell>
          <table:table-cell table:formula="of:=MAX([.F907];[.B908])" office:value-type="float" office:value="90.1029411764706" calcext:value-type="float">
            <text:p>90.1029411764706</text:p>
          </table:table-cell>
          <table:table-cell table:formula="of:=IF([.F908]=[.B908];[.E908];[.G90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14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3" calcext:value-type="float">
            <text:p>3</text:p>
          </table:table-cell>
          <table:table-cell table:formula="of:=[.E908]+1" office:value-type="float" office:value="907" calcext:value-type="float">
            <text:p>907</text:p>
          </table:table-cell>
          <table:table-cell table:formula="of:=MAX([.F908];[.B909])" office:value-type="float" office:value="90.1029411764706" calcext:value-type="float">
            <text:p>90.1029411764706</text:p>
          </table:table-cell>
          <table:table-cell table:formula="of:=IF([.F909]=[.B909];[.E909];[.G90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16</text:p>
          </table:table-cell>
          <table:table-cell office:value-type="float" office:value="89.9362745098039" calcext:value-type="float">
            <text:p>89.9362745098039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3" calcext:value-type="float">
            <text:p>3</text:p>
          </table:table-cell>
          <table:table-cell table:formula="of:=[.E909]+1" office:value-type="float" office:value="908" calcext:value-type="float">
            <text:p>908</text:p>
          </table:table-cell>
          <table:table-cell table:formula="of:=MAX([.F909];[.B910])" office:value-type="float" office:value="90.1029411764706" calcext:value-type="float">
            <text:p>90.1029411764706</text:p>
          </table:table-cell>
          <table:table-cell table:formula="of:=IF([.F910]=[.B910];[.E910];[.G90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21</text:p>
          </table:table-cell>
          <table:table-cell office:value-type="float" office:value="89.8921568627451" calcext:value-type="float">
            <text:p>89.8921568627451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3" calcext:value-type="float">
            <text:p>3</text:p>
          </table:table-cell>
          <table:table-cell table:formula="of:=[.E910]+1" office:value-type="float" office:value="909" calcext:value-type="float">
            <text:p>909</text:p>
          </table:table-cell>
          <table:table-cell table:formula="of:=MAX([.F910];[.B911])" office:value-type="float" office:value="90.1029411764706" calcext:value-type="float">
            <text:p>90.1029411764706</text:p>
          </table:table-cell>
          <table:table-cell table:formula="of:=IF([.F911]=[.B911];[.E911];[.G91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22</text:p>
          </table:table-cell>
          <table:table-cell office:value-type="float" office:value="89.9245098039216" calcext:value-type="float">
            <text:p>89.9245098039216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3" calcext:value-type="float">
            <text:p>3</text:p>
          </table:table-cell>
          <table:table-cell table:formula="of:=[.E911]+1" office:value-type="float" office:value="910" calcext:value-type="float">
            <text:p>910</text:p>
          </table:table-cell>
          <table:table-cell table:formula="of:=MAX([.F911];[.B912])" office:value-type="float" office:value="90.1029411764706" calcext:value-type="float">
            <text:p>90.1029411764706</text:p>
          </table:table-cell>
          <table:table-cell table:formula="of:=IF([.F912]=[.B912];[.E912];[.G91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24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3" calcext:value-type="float">
            <text:p>3</text:p>
          </table:table-cell>
          <table:table-cell table:formula="of:=[.E912]+1" office:value-type="float" office:value="911" calcext:value-type="float">
            <text:p>911</text:p>
          </table:table-cell>
          <table:table-cell table:formula="of:=MAX([.F912];[.B913])" office:value-type="float" office:value="90.1029411764706" calcext:value-type="float">
            <text:p>90.1029411764706</text:p>
          </table:table-cell>
          <table:table-cell table:formula="of:=IF([.F913]=[.B913];[.E913];[.G91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29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reflected on verse JHN 3:28</text:p>
          </table:table-cell>
          <table:table-cell office:value-type="float" office:value="4" calcext:value-type="float">
            <text:p>4</text:p>
          </table:table-cell>
          <table:table-cell table:formula="of:=[.E913]+1" office:value-type="float" office:value="912" calcext:value-type="float">
            <text:p>912</text:p>
          </table:table-cell>
          <table:table-cell table:formula="of:=MAX([.F913];[.B914])" office:value-type="float" office:value="90.1029411764706" calcext:value-type="float">
            <text:p>90.1029411764706</text:p>
          </table:table-cell>
          <table:table-cell table:formula="of:=IF([.F914]=[.B914];[.E914];[.G91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31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3" calcext:value-type="float">
            <text:p>3</text:p>
          </table:table-cell>
          <table:table-cell table:formula="of:=[.E914]+1" office:value-type="float" office:value="913" calcext:value-type="float">
            <text:p>913</text:p>
          </table:table-cell>
          <table:table-cell table:formula="of:=MAX([.F914];[.B915])" office:value-type="float" office:value="90.1029411764706" calcext:value-type="float">
            <text:p>90.1029411764706</text:p>
          </table:table-cell>
          <table:table-cell table:formula="of:=IF([.F915]=[.B915];[.E915];[.G91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32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3" calcext:value-type="float">
            <text:p>3</text:p>
          </table:table-cell>
          <table:table-cell table:formula="of:=[.E915]+1" office:value-type="float" office:value="914" calcext:value-type="float">
            <text:p>914</text:p>
          </table:table-cell>
          <table:table-cell table:formula="of:=MAX([.F915];[.B916])" office:value-type="float" office:value="90.1029411764706" calcext:value-type="float">
            <text:p>90.1029411764706</text:p>
          </table:table-cell>
          <table:table-cell table:formula="of:=IF([.F916]=[.B916];[.E916];[.G91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33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3" calcext:value-type="float">
            <text:p>3</text:p>
          </table:table-cell>
          <table:table-cell table:formula="of:=[.E916]+1" office:value-type="float" office:value="915" calcext:value-type="float">
            <text:p>915</text:p>
          </table:table-cell>
          <table:table-cell table:formula="of:=MAX([.F916];[.B917])" office:value-type="float" office:value="90.1029411764706" calcext:value-type="float">
            <text:p>90.1029411764706</text:p>
          </table:table-cell>
          <table:table-cell table:formula="of:=IF([.F917]=[.B917];[.E917];[.G91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35</text:p>
          </table:table-cell>
          <table:table-cell office:value-type="float" office:value="90.0220588235294" calcext:value-type="float">
            <text:p>90.0220588235294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3" calcext:value-type="float">
            <text:p>3</text:p>
          </table:table-cell>
          <table:table-cell table:formula="of:=[.E917]+1" office:value-type="float" office:value="916" calcext:value-type="float">
            <text:p>916</text:p>
          </table:table-cell>
          <table:table-cell table:formula="of:=MAX([.F917];[.B918])" office:value-type="float" office:value="90.1029411764706" calcext:value-type="float">
            <text:p>90.1029411764706</text:p>
          </table:table-cell>
          <table:table-cell table:formula="of:=IF([.F918]=[.B918];[.E918];[.G91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36</text:p>
          </table:table-cell>
          <table:table-cell office:value-type="float" office:value="90.0117647058824" calcext:value-type="float">
            <text:p>90.0117647058824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3" calcext:value-type="float">
            <text:p>3</text:p>
          </table:table-cell>
          <table:table-cell table:formula="of:=[.E918]+1" office:value-type="float" office:value="917" calcext:value-type="float">
            <text:p>917</text:p>
          </table:table-cell>
          <table:table-cell table:formula="of:=MAX([.F918];[.B919])" office:value-type="float" office:value="90.1029411764706" calcext:value-type="float">
            <text:p>90.1029411764706</text:p>
          </table:table-cell>
          <table:table-cell table:formula="of:=IF([.F919]=[.B919];[.E919];[.G91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38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3" calcext:value-type="float">
            <text:p>3</text:p>
          </table:table-cell>
          <table:table-cell table:formula="of:=[.E919]+1" office:value-type="float" office:value="918" calcext:value-type="float">
            <text:p>918</text:p>
          </table:table-cell>
          <table:table-cell table:formula="of:=MAX([.F919];[.B920])" office:value-type="float" office:value="90.1029411764706" calcext:value-type="float">
            <text:p>90.1029411764706</text:p>
          </table:table-cell>
          <table:table-cell table:formula="of:=IF([.F920]=[.B920];[.E920];[.G91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42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reflected on verse JHN 3:29</text:p>
          </table:table-cell>
          <table:table-cell office:value-type="float" office:value="4" calcext:value-type="float">
            <text:p>4</text:p>
          </table:table-cell>
          <table:table-cell table:formula="of:=[.E920]+1" office:value-type="float" office:value="919" calcext:value-type="float">
            <text:p>919</text:p>
          </table:table-cell>
          <table:table-cell table:formula="of:=MAX([.F920];[.B921])" office:value-type="float" office:value="90.1029411764706" calcext:value-type="float">
            <text:p>90.1029411764706</text:p>
          </table:table-cell>
          <table:table-cell table:formula="of:=IF([.F921]=[.B921];[.E921];[.G92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44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3" calcext:value-type="float">
            <text:p>3</text:p>
          </table:table-cell>
          <table:table-cell table:formula="of:=[.E921]+1" office:value-type="float" office:value="920" calcext:value-type="float">
            <text:p>920</text:p>
          </table:table-cell>
          <table:table-cell table:formula="of:=MAX([.F921];[.B922])" office:value-type="float" office:value="90.1029411764706" calcext:value-type="float">
            <text:p>90.1029411764706</text:p>
          </table:table-cell>
          <table:table-cell table:formula="of:=IF([.F922]=[.B922];[.E922];[.G92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45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3" calcext:value-type="float">
            <text:p>3</text:p>
          </table:table-cell>
          <table:table-cell table:formula="of:=[.E922]+1" office:value-type="float" office:value="921" calcext:value-type="float">
            <text:p>921</text:p>
          </table:table-cell>
          <table:table-cell table:formula="of:=MAX([.F922];[.B923])" office:value-type="float" office:value="90.1029411764706" calcext:value-type="float">
            <text:p>90.1029411764706</text:p>
          </table:table-cell>
          <table:table-cell table:formula="of:=IF([.F923]=[.B923];[.E923];[.G92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47</text:p>
          </table:table-cell>
          <table:table-cell office:value-type="float" office:value="90.0392156862745" calcext:value-type="float">
            <text:p>90.0392156862745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3" calcext:value-type="float">
            <text:p>3</text:p>
          </table:table-cell>
          <table:table-cell table:formula="of:=[.E923]+1" office:value-type="float" office:value="922" calcext:value-type="float">
            <text:p>922</text:p>
          </table:table-cell>
          <table:table-cell table:formula="of:=MAX([.F923];[.B924])" office:value-type="float" office:value="90.1029411764706" calcext:value-type="float">
            <text:p>90.1029411764706</text:p>
          </table:table-cell>
          <table:table-cell table:formula="of:=IF([.F924]=[.B924];[.E924];[.G92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48</text:p>
          </table:table-cell>
          <table:table-cell office:value-type="float" office:value="90.0367647058824" calcext:value-type="float">
            <text:p>90.0367647058824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3" calcext:value-type="float">
            <text:p>3</text:p>
          </table:table-cell>
          <table:table-cell table:formula="of:=[.E924]+1" office:value-type="float" office:value="923" calcext:value-type="float">
            <text:p>923</text:p>
          </table:table-cell>
          <table:table-cell table:formula="of:=MAX([.F924];[.B925])" office:value-type="float" office:value="90.1029411764706" calcext:value-type="float">
            <text:p>90.1029411764706</text:p>
          </table:table-cell>
          <table:table-cell table:formula="of:=IF([.F925]=[.B925];[.E925];[.G92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55</text:p>
          </table:table-cell>
          <table:table-cell office:value-type="float" office:value="90.0352941176471" calcext:value-type="float">
            <text:p>90.0352941176471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3" calcext:value-type="float">
            <text:p>3</text:p>
          </table:table-cell>
          <table:table-cell table:formula="of:=[.E925]+1" office:value-type="float" office:value="924" calcext:value-type="float">
            <text:p>924</text:p>
          </table:table-cell>
          <table:table-cell table:formula="of:=MAX([.F925];[.B926])" office:value-type="float" office:value="90.1029411764706" calcext:value-type="float">
            <text:p>90.1029411764706</text:p>
          </table:table-cell>
          <table:table-cell table:formula="of:=IF([.F926]=[.B926];[.E926];[.G92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3:57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3" calcext:value-type="float">
            <text:p>3</text:p>
          </table:table-cell>
          <table:table-cell table:formula="of:=[.E926]+1" office:value-type="float" office:value="925" calcext:value-type="float">
            <text:p>925</text:p>
          </table:table-cell>
          <table:table-cell table:formula="of:=MAX([.F926];[.B927])" office:value-type="float" office:value="90.1029411764706" calcext:value-type="float">
            <text:p>90.1029411764706</text:p>
          </table:table-cell>
          <table:table-cell table:formula="of:=IF([.F927]=[.B927];[.E927];[.G926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01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reflected on verse JHN 3:30</text:p>
          </table:table-cell>
          <table:table-cell office:value-type="float" office:value="4" calcext:value-type="float">
            <text:p>4</text:p>
          </table:table-cell>
          <table:table-cell table:formula="of:=[.E927]+1" office:value-type="float" office:value="926" calcext:value-type="float">
            <text:p>926</text:p>
          </table:table-cell>
          <table:table-cell table:formula="of:=MAX([.F927];[.B928])" office:value-type="float" office:value="90.1029411764706" calcext:value-type="float">
            <text:p>90.1029411764706</text:p>
          </table:table-cell>
          <table:table-cell table:formula="of:=IF([.F928]=[.B928];[.E928];[.G927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02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3" calcext:value-type="float">
            <text:p>3</text:p>
          </table:table-cell>
          <table:table-cell table:formula="of:=[.E928]+1" office:value-type="float" office:value="927" calcext:value-type="float">
            <text:p>927</text:p>
          </table:table-cell>
          <table:table-cell table:formula="of:=MAX([.F928];[.B929])" office:value-type="float" office:value="90.1029411764706" calcext:value-type="float">
            <text:p>90.1029411764706</text:p>
          </table:table-cell>
          <table:table-cell table:formula="of:=IF([.F929]=[.B929];[.E929];[.G928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03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3" calcext:value-type="float">
            <text:p>3</text:p>
          </table:table-cell>
          <table:table-cell table:formula="of:=[.E929]+1" office:value-type="float" office:value="928" calcext:value-type="float">
            <text:p>928</text:p>
          </table:table-cell>
          <table:table-cell table:formula="of:=MAX([.F929];[.B930])" office:value-type="float" office:value="90.1029411764706" calcext:value-type="float">
            <text:p>90.1029411764706</text:p>
          </table:table-cell>
          <table:table-cell table:formula="of:=IF([.F930]=[.B930];[.E930];[.G929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04</text:p>
          </table:table-cell>
          <table:table-cell office:value-type="float" office:value="90.093137254902" calcext:value-type="float">
            <text:p>90.093137254902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3" calcext:value-type="float">
            <text:p>3</text:p>
          </table:table-cell>
          <table:table-cell table:formula="of:=[.E930]+1" office:value-type="float" office:value="929" calcext:value-type="float">
            <text:p>929</text:p>
          </table:table-cell>
          <table:table-cell table:formula="of:=MAX([.F930];[.B931])" office:value-type="float" office:value="90.1029411764706" calcext:value-type="float">
            <text:p>90.1029411764706</text:p>
          </table:table-cell>
          <table:table-cell table:formula="of:=IF([.F931]=[.B931];[.E931];[.G930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06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3" calcext:value-type="float">
            <text:p>3</text:p>
          </table:table-cell>
          <table:table-cell table:formula="of:=[.E931]+1" office:value-type="float" office:value="930" calcext:value-type="float">
            <text:p>930</text:p>
          </table:table-cell>
          <table:table-cell table:formula="of:=MAX([.F931];[.B932])" office:value-type="float" office:value="90.1029411764706" calcext:value-type="float">
            <text:p>90.1029411764706</text:p>
          </table:table-cell>
          <table:table-cell table:formula="of:=IF([.F932]=[.B932];[.E932];[.G931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07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3" calcext:value-type="float">
            <text:p>3</text:p>
          </table:table-cell>
          <table:table-cell table:formula="of:=[.E932]+1" office:value-type="float" office:value="931" calcext:value-type="float">
            <text:p>931</text:p>
          </table:table-cell>
          <table:table-cell table:formula="of:=MAX([.F932];[.B933])" office:value-type="float" office:value="90.1029411764706" calcext:value-type="float">
            <text:p>90.1029411764706</text:p>
          </table:table-cell>
          <table:table-cell table:formula="of:=IF([.F933]=[.B933];[.E933];[.G932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09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3" calcext:value-type="float">
            <text:p>3</text:p>
          </table:table-cell>
          <table:table-cell table:formula="of:=[.E933]+1" office:value-type="float" office:value="932" calcext:value-type="float">
            <text:p>932</text:p>
          </table:table-cell>
          <table:table-cell table:formula="of:=MAX([.F933];[.B934])" office:value-type="float" office:value="90.1029411764706" calcext:value-type="float">
            <text:p>90.1029411764706</text:p>
          </table:table-cell>
          <table:table-cell table:formula="of:=IF([.F934]=[.B934];[.E934];[.G933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13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reflected on verse JHN 3:31</text:p>
          </table:table-cell>
          <table:table-cell office:value-type="float" office:value="4" calcext:value-type="float">
            <text:p>4</text:p>
          </table:table-cell>
          <table:table-cell table:formula="of:=[.E934]+1" office:value-type="float" office:value="933" calcext:value-type="float">
            <text:p>933</text:p>
          </table:table-cell>
          <table:table-cell table:formula="of:=MAX([.F934];[.B935])" office:value-type="float" office:value="90.1029411764706" calcext:value-type="float">
            <text:p>90.1029411764706</text:p>
          </table:table-cell>
          <table:table-cell table:formula="of:=IF([.F935]=[.B935];[.E935];[.G934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14</text:p>
          </table:table-cell>
          <table:table-cell office:value-type="float" office:value="90.093137254902" calcext:value-type="float">
            <text:p>90.093137254902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3" calcext:value-type="float">
            <text:p>3</text:p>
          </table:table-cell>
          <table:table-cell table:formula="of:=[.E935]+1" office:value-type="float" office:value="934" calcext:value-type="float">
            <text:p>934</text:p>
          </table:table-cell>
          <table:table-cell table:formula="of:=MAX([.F935];[.B936])" office:value-type="float" office:value="90.1029411764706" calcext:value-type="float">
            <text:p>90.1029411764706</text:p>
          </table:table-cell>
          <table:table-cell table:formula="of:=IF([.F936]=[.B936];[.E936];[.G935])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025-01-09 18:14:15</text:p>
          </table:table-cell>
          <table:table-cell office:value-type="float" office:value="90.1666666666667" calcext:value-type="float">
            <text:p>90.1666666666667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3" calcext:value-type="float">
            <text:p>3</text:p>
          </table:table-cell>
          <table:table-cell table:formula="of:=[.E936]+1" office:value-type="float" office:value="935" calcext:value-type="float">
            <text:p>935</text:p>
          </table:table-cell>
          <table:table-cell table:formula="of:=MAX([.F936];[.B937])" office:value-type="float" office:value="90.1666666666667" calcext:value-type="float">
            <text:p>90.1666666666667</text:p>
          </table:table-cell>
          <table:table-cell table:formula="of:=IF([.F937]=[.B937];[.E937];[.G93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17</text:p>
          </table:table-cell>
          <table:table-cell office:value-type="float" office:value="90.1617647058824" calcext:value-type="float">
            <text:p>90.1617647058824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3" calcext:value-type="float">
            <text:p>3</text:p>
          </table:table-cell>
          <table:table-cell table:formula="of:=[.E937]+1" office:value-type="float" office:value="936" calcext:value-type="float">
            <text:p>936</text:p>
          </table:table-cell>
          <table:table-cell table:formula="of:=MAX([.F937];[.B938])" office:value-type="float" office:value="90.1666666666667" calcext:value-type="float">
            <text:p>90.1666666666667</text:p>
          </table:table-cell>
          <table:table-cell table:formula="of:=IF([.F938]=[.B938];[.E938];[.G93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18</text:p>
          </table:table-cell>
          <table:table-cell office:value-type="float" office:value="90.1593137254902" calcext:value-type="float">
            <text:p>90.1593137254902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3" calcext:value-type="float">
            <text:p>3</text:p>
          </table:table-cell>
          <table:table-cell table:formula="of:=[.E938]+1" office:value-type="float" office:value="937" calcext:value-type="float">
            <text:p>937</text:p>
          </table:table-cell>
          <table:table-cell table:formula="of:=MAX([.F938];[.B939])" office:value-type="float" office:value="90.1666666666667" calcext:value-type="float">
            <text:p>90.1666666666667</text:p>
          </table:table-cell>
          <table:table-cell table:formula="of:=IF([.F939]=[.B939];[.E939];[.G93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20</text:p>
          </table:table-cell>
          <table:table-cell office:value-type="float" office:value="90.1343137254902" calcext:value-type="float">
            <text:p>90.1343137254902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3" calcext:value-type="float">
            <text:p>3</text:p>
          </table:table-cell>
          <table:table-cell table:formula="of:=[.E939]+1" office:value-type="float" office:value="938" calcext:value-type="float">
            <text:p>938</text:p>
          </table:table-cell>
          <table:table-cell table:formula="of:=MAX([.F939];[.B940])" office:value-type="float" office:value="90.1666666666667" calcext:value-type="float">
            <text:p>90.1666666666667</text:p>
          </table:table-cell>
          <table:table-cell table:formula="of:=IF([.F940]=[.B940];[.E940];[.G939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21</text:p>
          </table:table-cell>
          <table:table-cell office:value-type="float" office:value="90.1176470588235" calcext:value-type="float">
            <text:p>90.1176470588235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3" calcext:value-type="float">
            <text:p>3</text:p>
          </table:table-cell>
          <table:table-cell table:formula="of:=[.E940]+1" office:value-type="float" office:value="939" calcext:value-type="float">
            <text:p>939</text:p>
          </table:table-cell>
          <table:table-cell table:formula="of:=MAX([.F940];[.B941])" office:value-type="float" office:value="90.1666666666667" calcext:value-type="float">
            <text:p>90.1666666666667</text:p>
          </table:table-cell>
          <table:table-cell table:formula="of:=IF([.F941]=[.B941];[.E941];[.G940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33</text:p>
          </table:table-cell>
          <table:table-cell office:value-type="float" office:value="90.1176470588235" calcext:value-type="float">
            <text:p>90.1176470588235</text:p>
          </table:table-cell>
          <table:table-cell office:value-type="string" calcext:value-type="string">
            <text:p>reflected on verse JHN 3:32</text:p>
          </table:table-cell>
          <table:table-cell office:value-type="float" office:value="4" calcext:value-type="float">
            <text:p>4</text:p>
          </table:table-cell>
          <table:table-cell table:formula="of:=[.E941]+1" office:value-type="float" office:value="940" calcext:value-type="float">
            <text:p>940</text:p>
          </table:table-cell>
          <table:table-cell table:formula="of:=MAX([.F941];[.B942])" office:value-type="float" office:value="90.1666666666667" calcext:value-type="float">
            <text:p>90.1666666666667</text:p>
          </table:table-cell>
          <table:table-cell table:formula="of:=IF([.F942]=[.B942];[.E942];[.G941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34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3" calcext:value-type="float">
            <text:p>3</text:p>
          </table:table-cell>
          <table:table-cell table:formula="of:=[.E942]+1" office:value-type="float" office:value="941" calcext:value-type="float">
            <text:p>941</text:p>
          </table:table-cell>
          <table:table-cell table:formula="of:=MAX([.F942];[.B943])" office:value-type="float" office:value="90.1666666666667" calcext:value-type="float">
            <text:p>90.1666666666667</text:p>
          </table:table-cell>
          <table:table-cell table:formula="of:=IF([.F943]=[.B943];[.E943];[.G942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35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3" calcext:value-type="float">
            <text:p>3</text:p>
          </table:table-cell>
          <table:table-cell table:formula="of:=[.E943]+1" office:value-type="float" office:value="942" calcext:value-type="float">
            <text:p>942</text:p>
          </table:table-cell>
          <table:table-cell table:formula="of:=MAX([.F943];[.B944])" office:value-type="float" office:value="90.1666666666667" calcext:value-type="float">
            <text:p>90.1666666666667</text:p>
          </table:table-cell>
          <table:table-cell table:formula="of:=IF([.F944]=[.B944];[.E944];[.G943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37</text:p>
          </table:table-cell>
          <table:table-cell office:value-type="float" office:value="90.1176470588235" calcext:value-type="float">
            <text:p>90.1176470588235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3" calcext:value-type="float">
            <text:p>3</text:p>
          </table:table-cell>
          <table:table-cell table:formula="of:=[.E944]+1" office:value-type="float" office:value="943" calcext:value-type="float">
            <text:p>943</text:p>
          </table:table-cell>
          <table:table-cell table:formula="of:=MAX([.F944];[.B945])" office:value-type="float" office:value="90.1666666666667" calcext:value-type="float">
            <text:p>90.1666666666667</text:p>
          </table:table-cell>
          <table:table-cell table:formula="of:=IF([.F945]=[.B945];[.E945];[.G944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38</text:p>
          </table:table-cell>
          <table:table-cell office:value-type="float" office:value="90.1029411764706" calcext:value-type="float">
            <text:p>90.1029411764706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3" calcext:value-type="float">
            <text:p>3</text:p>
          </table:table-cell>
          <table:table-cell table:formula="of:=[.E945]+1" office:value-type="float" office:value="944" calcext:value-type="float">
            <text:p>944</text:p>
          </table:table-cell>
          <table:table-cell table:formula="of:=MAX([.F945];[.B946])" office:value-type="float" office:value="90.1666666666667" calcext:value-type="float">
            <text:p>90.1666666666667</text:p>
          </table:table-cell>
          <table:table-cell table:formula="of:=IF([.F946]=[.B946];[.E946];[.G94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40</text:p>
          </table:table-cell>
          <table:table-cell office:value-type="float" office:value="90.0941176470588" calcext:value-type="float">
            <text:p>90.0941176470588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3" calcext:value-type="float">
            <text:p>3</text:p>
          </table:table-cell>
          <table:table-cell table:formula="of:=[.E946]+1" office:value-type="float" office:value="945" calcext:value-type="float">
            <text:p>945</text:p>
          </table:table-cell>
          <table:table-cell table:formula="of:=MAX([.F946];[.B947])" office:value-type="float" office:value="90.1666666666667" calcext:value-type="float">
            <text:p>90.1666666666667</text:p>
          </table:table-cell>
          <table:table-cell table:formula="of:=IF([.F947]=[.B947];[.E947];[.G94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42</text:p>
          </table:table-cell>
          <table:table-cell office:value-type="float" office:value="90.0882352941177" calcext:value-type="float">
            <text:p>90.0882352941177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3" calcext:value-type="float">
            <text:p>3</text:p>
          </table:table-cell>
          <table:table-cell table:formula="of:=[.E947]+1" office:value-type="float" office:value="946" calcext:value-type="float">
            <text:p>946</text:p>
          </table:table-cell>
          <table:table-cell table:formula="of:=MAX([.F947];[.B948])" office:value-type="float" office:value="90.1666666666667" calcext:value-type="float">
            <text:p>90.1666666666667</text:p>
          </table:table-cell>
          <table:table-cell table:formula="of:=IF([.F948]=[.B948];[.E948];[.G94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47</text:p>
          </table:table-cell>
          <table:table-cell office:value-type="float" office:value="90.0882352941177" calcext:value-type="float">
            <text:p>90.0882352941177</text:p>
          </table:table-cell>
          <table:table-cell office:value-type="string" calcext:value-type="string">
            <text:p>reflected on verse JHN 3:33</text:p>
          </table:table-cell>
          <table:table-cell office:value-type="float" office:value="4" calcext:value-type="float">
            <text:p>4</text:p>
          </table:table-cell>
          <table:table-cell table:formula="of:=[.E948]+1" office:value-type="float" office:value="947" calcext:value-type="float">
            <text:p>947</text:p>
          </table:table-cell>
          <table:table-cell table:formula="of:=MAX([.F948];[.B949])" office:value-type="float" office:value="90.1666666666667" calcext:value-type="float">
            <text:p>90.1666666666667</text:p>
          </table:table-cell>
          <table:table-cell table:formula="of:=IF([.F949]=[.B949];[.E949];[.G94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49</text:p>
          </table:table-cell>
          <table:table-cell office:value-type="float" office:value="90.1225490196079" calcext:value-type="float">
            <text:p>90.1225490196079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3" calcext:value-type="float">
            <text:p>3</text:p>
          </table:table-cell>
          <table:table-cell table:formula="of:=[.E949]+1" office:value-type="float" office:value="948" calcext:value-type="float">
            <text:p>948</text:p>
          </table:table-cell>
          <table:table-cell table:formula="of:=MAX([.F949];[.B950])" office:value-type="float" office:value="90.1666666666667" calcext:value-type="float">
            <text:p>90.1666666666667</text:p>
          </table:table-cell>
          <table:table-cell table:formula="of:=IF([.F950]=[.B950];[.E950];[.G949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50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3" calcext:value-type="float">
            <text:p>3</text:p>
          </table:table-cell>
          <table:table-cell table:formula="of:=[.E950]+1" office:value-type="float" office:value="949" calcext:value-type="float">
            <text:p>949</text:p>
          </table:table-cell>
          <table:table-cell table:formula="of:=MAX([.F950];[.B951])" office:value-type="float" office:value="90.1666666666667" calcext:value-type="float">
            <text:p>90.1666666666667</text:p>
          </table:table-cell>
          <table:table-cell table:formula="of:=IF([.F951]=[.B951];[.E951];[.G950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52</text:p>
          </table:table-cell>
          <table:table-cell office:value-type="float" office:value="90.0833333333333" calcext:value-type="float">
            <text:p>90.0833333333333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3" calcext:value-type="float">
            <text:p>3</text:p>
          </table:table-cell>
          <table:table-cell table:formula="of:=[.E951]+1" office:value-type="float" office:value="950" calcext:value-type="float">
            <text:p>950</text:p>
          </table:table-cell>
          <table:table-cell table:formula="of:=MAX([.F951];[.B952])" office:value-type="float" office:value="90.1666666666667" calcext:value-type="float">
            <text:p>90.1666666666667</text:p>
          </table:table-cell>
          <table:table-cell table:formula="of:=IF([.F952]=[.B952];[.E952];[.G951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54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3" calcext:value-type="float">
            <text:p>3</text:p>
          </table:table-cell>
          <table:table-cell table:formula="of:=[.E952]+1" office:value-type="float" office:value="951" calcext:value-type="float">
            <text:p>951</text:p>
          </table:table-cell>
          <table:table-cell table:formula="of:=MAX([.F952];[.B953])" office:value-type="float" office:value="90.1666666666667" calcext:value-type="float">
            <text:p>90.1666666666667</text:p>
          </table:table-cell>
          <table:table-cell table:formula="of:=IF([.F953]=[.B953];[.E953];[.G952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55</text:p>
          </table:table-cell>
          <table:table-cell office:value-type="float" office:value="90.093137254902" calcext:value-type="float">
            <text:p>90.093137254902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3" calcext:value-type="float">
            <text:p>3</text:p>
          </table:table-cell>
          <table:table-cell table:formula="of:=[.E953]+1" office:value-type="float" office:value="952" calcext:value-type="float">
            <text:p>952</text:p>
          </table:table-cell>
          <table:table-cell table:formula="of:=MAX([.F953];[.B954])" office:value-type="float" office:value="90.1666666666667" calcext:value-type="float">
            <text:p>90.1666666666667</text:p>
          </table:table-cell>
          <table:table-cell table:formula="of:=IF([.F954]=[.B954];[.E954];[.G953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4:56</text:p>
          </table:table-cell>
          <table:table-cell office:value-type="float" office:value="90.1127450980392" calcext:value-type="float">
            <text:p>90.1127450980392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3" calcext:value-type="float">
            <text:p>3</text:p>
          </table:table-cell>
          <table:table-cell table:formula="of:=[.E954]+1" office:value-type="float" office:value="953" calcext:value-type="float">
            <text:p>953</text:p>
          </table:table-cell>
          <table:table-cell table:formula="of:=MAX([.F954];[.B955])" office:value-type="float" office:value="90.1666666666667" calcext:value-type="float">
            <text:p>90.1666666666667</text:p>
          </table:table-cell>
          <table:table-cell table:formula="of:=IF([.F955]=[.B955];[.E955];[.G954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01</text:p>
          </table:table-cell>
          <table:table-cell office:value-type="float" office:value="90.1127450980392" calcext:value-type="float">
            <text:p>90.1127450980392</text:p>
          </table:table-cell>
          <table:table-cell office:value-type="string" calcext:value-type="string">
            <text:p>reflected on verse JHN 3:34</text:p>
          </table:table-cell>
          <table:table-cell office:value-type="float" office:value="4" calcext:value-type="float">
            <text:p>4</text:p>
          </table:table-cell>
          <table:table-cell table:formula="of:=[.E955]+1" office:value-type="float" office:value="954" calcext:value-type="float">
            <text:p>954</text:p>
          </table:table-cell>
          <table:table-cell table:formula="of:=MAX([.F955];[.B956])" office:value-type="float" office:value="90.1666666666667" calcext:value-type="float">
            <text:p>90.1666666666667</text:p>
          </table:table-cell>
          <table:table-cell table:formula="of:=IF([.F956]=[.B956];[.E956];[.G95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02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3" calcext:value-type="float">
            <text:p>3</text:p>
          </table:table-cell>
          <table:table-cell table:formula="of:=[.E956]+1" office:value-type="float" office:value="955" calcext:value-type="float">
            <text:p>955</text:p>
          </table:table-cell>
          <table:table-cell table:formula="of:=MAX([.F956];[.B957])" office:value-type="float" office:value="90.1666666666667" calcext:value-type="float">
            <text:p>90.1666666666667</text:p>
          </table:table-cell>
          <table:table-cell table:formula="of:=IF([.F957]=[.B957];[.E957];[.G95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03</text:p>
          </table:table-cell>
          <table:table-cell office:value-type="float" office:value="90.093137254902" calcext:value-type="float">
            <text:p>90.093137254902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3" calcext:value-type="float">
            <text:p>3</text:p>
          </table:table-cell>
          <table:table-cell table:formula="of:=[.E957]+1" office:value-type="float" office:value="956" calcext:value-type="float">
            <text:p>956</text:p>
          </table:table-cell>
          <table:table-cell table:formula="of:=MAX([.F957];[.B958])" office:value-type="float" office:value="90.1666666666667" calcext:value-type="float">
            <text:p>90.1666666666667</text:p>
          </table:table-cell>
          <table:table-cell table:formula="of:=IF([.F958]=[.B958];[.E958];[.G95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05</text:p>
          </table:table-cell>
          <table:table-cell office:value-type="float" office:value="90.1029411764706" calcext:value-type="float">
            <text:p>90.1029411764706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3" calcext:value-type="float">
            <text:p>3</text:p>
          </table:table-cell>
          <table:table-cell table:formula="of:=[.E958]+1" office:value-type="float" office:value="957" calcext:value-type="float">
            <text:p>957</text:p>
          </table:table-cell>
          <table:table-cell table:formula="of:=MAX([.F958];[.B959])" office:value-type="float" office:value="90.1666666666667" calcext:value-type="float">
            <text:p>90.1666666666667</text:p>
          </table:table-cell>
          <table:table-cell table:formula="of:=IF([.F959]=[.B959];[.E959];[.G95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06</text:p>
          </table:table-cell>
          <table:table-cell office:value-type="float" office:value="90.093137254902" calcext:value-type="float">
            <text:p>90.093137254902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3" calcext:value-type="float">
            <text:p>3</text:p>
          </table:table-cell>
          <table:table-cell table:formula="of:=[.E959]+1" office:value-type="float" office:value="958" calcext:value-type="float">
            <text:p>958</text:p>
          </table:table-cell>
          <table:table-cell table:formula="of:=MAX([.F959];[.B960])" office:value-type="float" office:value="90.1666666666667" calcext:value-type="float">
            <text:p>90.1666666666667</text:p>
          </table:table-cell>
          <table:table-cell table:formula="of:=IF([.F960]=[.B960];[.E960];[.G959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08</text:p>
          </table:table-cell>
          <table:table-cell office:value-type="float" office:value="90.0872549019608" calcext:value-type="float">
            <text:p>90.0872549019608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3" calcext:value-type="float">
            <text:p>3</text:p>
          </table:table-cell>
          <table:table-cell table:formula="of:=[.E960]+1" office:value-type="float" office:value="959" calcext:value-type="float">
            <text:p>959</text:p>
          </table:table-cell>
          <table:table-cell table:formula="of:=MAX([.F960];[.B961])" office:value-type="float" office:value="90.1666666666667" calcext:value-type="float">
            <text:p>90.1666666666667</text:p>
          </table:table-cell>
          <table:table-cell table:formula="of:=IF([.F961]=[.B961];[.E961];[.G960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09</text:p>
          </table:table-cell>
          <table:table-cell office:value-type="float" office:value="90.0833333333333" calcext:value-type="float">
            <text:p>90.0833333333333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3" calcext:value-type="float">
            <text:p>3</text:p>
          </table:table-cell>
          <table:table-cell table:formula="of:=[.E961]+1" office:value-type="float" office:value="960" calcext:value-type="float">
            <text:p>960</text:p>
          </table:table-cell>
          <table:table-cell table:formula="of:=MAX([.F961];[.B962])" office:value-type="float" office:value="90.1666666666667" calcext:value-type="float">
            <text:p>90.1666666666667</text:p>
          </table:table-cell>
          <table:table-cell table:formula="of:=IF([.F962]=[.B962];[.E962];[.G961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15</text:p>
          </table:table-cell>
          <table:table-cell office:value-type="float" office:value="90.0833333333333" calcext:value-type="float">
            <text:p>90.0833333333333</text:p>
          </table:table-cell>
          <table:table-cell office:value-type="string" calcext:value-type="string">
            <text:p>reflected on verse JHN 3:35</text:p>
          </table:table-cell>
          <table:table-cell office:value-type="float" office:value="4" calcext:value-type="float">
            <text:p>4</text:p>
          </table:table-cell>
          <table:table-cell table:formula="of:=[.E962]+1" office:value-type="float" office:value="961" calcext:value-type="float">
            <text:p>961</text:p>
          </table:table-cell>
          <table:table-cell table:formula="of:=MAX([.F962];[.B963])" office:value-type="float" office:value="90.1666666666667" calcext:value-type="float">
            <text:p>90.1666666666667</text:p>
          </table:table-cell>
          <table:table-cell table:formula="of:=IF([.F963]=[.B963];[.E963];[.G962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16</text:p>
          </table:table-cell>
          <table:table-cell office:value-type="float" office:value="90.0147058823529" calcext:value-type="float">
            <text:p>90.0147058823529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3" calcext:value-type="float">
            <text:p>3</text:p>
          </table:table-cell>
          <table:table-cell table:formula="of:=[.E963]+1" office:value-type="float" office:value="962" calcext:value-type="float">
            <text:p>962</text:p>
          </table:table-cell>
          <table:table-cell table:formula="of:=MAX([.F963];[.B964])" office:value-type="float" office:value="90.1666666666667" calcext:value-type="float">
            <text:p>90.1666666666667</text:p>
          </table:table-cell>
          <table:table-cell table:formula="of:=IF([.F964]=[.B964];[.E964];[.G963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17</text:p>
          </table:table-cell>
          <table:table-cell office:value-type="float" office:value="90.0882352941177" calcext:value-type="float">
            <text:p>90.0882352941177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3" calcext:value-type="float">
            <text:p>3</text:p>
          </table:table-cell>
          <table:table-cell table:formula="of:=[.E964]+1" office:value-type="float" office:value="963" calcext:value-type="float">
            <text:p>963</text:p>
          </table:table-cell>
          <table:table-cell table:formula="of:=MAX([.F964];[.B965])" office:value-type="float" office:value="90.1666666666667" calcext:value-type="float">
            <text:p>90.1666666666667</text:p>
          </table:table-cell>
          <table:table-cell table:formula="of:=IF([.F965]=[.B965];[.E965];[.G964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19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3" calcext:value-type="float">
            <text:p>3</text:p>
          </table:table-cell>
          <table:table-cell table:formula="of:=[.E965]+1" office:value-type="float" office:value="964" calcext:value-type="float">
            <text:p>964</text:p>
          </table:table-cell>
          <table:table-cell table:formula="of:=MAX([.F965];[.B966])" office:value-type="float" office:value="90.1666666666667" calcext:value-type="float">
            <text:p>90.1666666666667</text:p>
          </table:table-cell>
          <table:table-cell table:formula="of:=IF([.F966]=[.B966];[.E966];[.G96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20</text:p>
          </table:table-cell>
          <table:table-cell office:value-type="float" office:value="90.0661764705882" calcext:value-type="float">
            <text:p>90.0661764705882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3" calcext:value-type="float">
            <text:p>3</text:p>
          </table:table-cell>
          <table:table-cell table:formula="of:=[.E966]+1" office:value-type="float" office:value="965" calcext:value-type="float">
            <text:p>965</text:p>
          </table:table-cell>
          <table:table-cell table:formula="of:=MAX([.F966];[.B967])" office:value-type="float" office:value="90.1666666666667" calcext:value-type="float">
            <text:p>90.1666666666667</text:p>
          </table:table-cell>
          <table:table-cell table:formula="of:=IF([.F967]=[.B967];[.E967];[.G96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22</text:p>
          </table:table-cell>
          <table:table-cell office:value-type="float" office:value="90.0264705882353" calcext:value-type="float">
            <text:p>90.0264705882353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3" calcext:value-type="float">
            <text:p>3</text:p>
          </table:table-cell>
          <table:table-cell table:formula="of:=[.E967]+1" office:value-type="float" office:value="966" calcext:value-type="float">
            <text:p>966</text:p>
          </table:table-cell>
          <table:table-cell table:formula="of:=MAX([.F967];[.B968])" office:value-type="float" office:value="90.1666666666667" calcext:value-type="float">
            <text:p>90.1666666666667</text:p>
          </table:table-cell>
          <table:table-cell table:formula="of:=IF([.F968]=[.B968];[.E968];[.G96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23</text:p>
          </table:table-cell>
          <table:table-cell office:value-type="float" office:value="90.0147058823529" calcext:value-type="float">
            <text:p>90.0147058823529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3" calcext:value-type="float">
            <text:p>3</text:p>
          </table:table-cell>
          <table:table-cell table:formula="of:=[.E968]+1" office:value-type="float" office:value="967" calcext:value-type="float">
            <text:p>967</text:p>
          </table:table-cell>
          <table:table-cell table:formula="of:=MAX([.F968];[.B969])" office:value-type="float" office:value="90.1666666666667" calcext:value-type="float">
            <text:p>90.1666666666667</text:p>
          </table:table-cell>
          <table:table-cell table:formula="of:=IF([.F969]=[.B969];[.E969];[.G96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28</text:p>
          </table:table-cell>
          <table:table-cell office:value-type="float" office:value="90.0147058823529" calcext:value-type="float">
            <text:p>90.0147058823529</text:p>
          </table:table-cell>
          <table:table-cell office:value-type="string" calcext:value-type="string">
            <text:p>reflected on verse JHN 3:36</text:p>
          </table:table-cell>
          <table:table-cell office:value-type="float" office:value="4" calcext:value-type="float">
            <text:p>4</text:p>
          </table:table-cell>
          <table:table-cell table:formula="of:=[.E969]+1" office:value-type="float" office:value="968" calcext:value-type="float">
            <text:p>968</text:p>
          </table:table-cell>
          <table:table-cell table:formula="of:=MAX([.F969];[.B970])" office:value-type="float" office:value="90.1666666666667" calcext:value-type="float">
            <text:p>90.1666666666667</text:p>
          </table:table-cell>
          <table:table-cell table:formula="of:=IF([.F970]=[.B970];[.E970];[.G969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29</text:p>
          </table:table-cell>
          <table:table-cell office:value-type="float" office:value="90.0147058823529" calcext:value-type="float">
            <text:p>90.0147058823529</text:p>
          </table:table-cell>
          <table:table-cell office:value-type="string" calcext:value-type="string">
            <text:p>added grade number 1 to verse JHN 3:1</text:p>
          </table:table-cell>
          <table:table-cell office:value-type="float" office:value="4" calcext:value-type="float">
            <text:p>4</text:p>
          </table:table-cell>
          <table:table-cell table:formula="of:=[.E970]+1" office:value-type="float" office:value="969" calcext:value-type="float">
            <text:p>969</text:p>
          </table:table-cell>
          <table:table-cell table:formula="of:=MAX([.F970];[.B971])" office:value-type="float" office:value="90.1666666666667" calcext:value-type="float">
            <text:p>90.1666666666667</text:p>
          </table:table-cell>
          <table:table-cell table:formula="of:=IF([.F971]=[.B971];[.E971];[.G970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34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4" calcext:value-type="float">
            <text:p>4</text:p>
          </table:table-cell>
          <table:table-cell table:formula="of:=[.E971]+1" office:value-type="float" office:value="970" calcext:value-type="float">
            <text:p>970</text:p>
          </table:table-cell>
          <table:table-cell table:formula="of:=MAX([.F971];[.B972])" office:value-type="float" office:value="90.1666666666667" calcext:value-type="float">
            <text:p>90.1666666666667</text:p>
          </table:table-cell>
          <table:table-cell table:formula="of:=IF([.F972]=[.B972];[.E972];[.G971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36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4" calcext:value-type="float">
            <text:p>4</text:p>
          </table:table-cell>
          <table:table-cell table:formula="of:=[.E972]+1" office:value-type="float" office:value="971" calcext:value-type="float">
            <text:p>971</text:p>
          </table:table-cell>
          <table:table-cell table:formula="of:=MAX([.F972];[.B973])" office:value-type="float" office:value="90.1666666666667" calcext:value-type="float">
            <text:p>90.1666666666667</text:p>
          </table:table-cell>
          <table:table-cell table:formula="of:=IF([.F973]=[.B973];[.E973];[.G972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38</text:p>
          </table:table-cell>
          <table:table-cell office:value-type="float" office:value="89.9632352941177" calcext:value-type="float">
            <text:p>89.9632352941177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4" calcext:value-type="float">
            <text:p>4</text:p>
          </table:table-cell>
          <table:table-cell table:formula="of:=[.E973]+1" office:value-type="float" office:value="972" calcext:value-type="float">
            <text:p>972</text:p>
          </table:table-cell>
          <table:table-cell table:formula="of:=MAX([.F973];[.B974])" office:value-type="float" office:value="90.1666666666667" calcext:value-type="float">
            <text:p>90.1666666666667</text:p>
          </table:table-cell>
          <table:table-cell table:formula="of:=IF([.F974]=[.B974];[.E974];[.G973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39</text:p>
          </table:table-cell>
          <table:table-cell office:value-type="float" office:value="89.9441176470588" calcext:value-type="float">
            <text:p>89.9441176470588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4" calcext:value-type="float">
            <text:p>4</text:p>
          </table:table-cell>
          <table:table-cell table:formula="of:=[.E974]+1" office:value-type="float" office:value="973" calcext:value-type="float">
            <text:p>973</text:p>
          </table:table-cell>
          <table:table-cell table:formula="of:=MAX([.F974];[.B975])" office:value-type="float" office:value="90.1666666666667" calcext:value-type="float">
            <text:p>90.1666666666667</text:p>
          </table:table-cell>
          <table:table-cell table:formula="of:=IF([.F975]=[.B975];[.E975];[.G974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41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4" calcext:value-type="float">
            <text:p>4</text:p>
          </table:table-cell>
          <table:table-cell table:formula="of:=[.E975]+1" office:value-type="float" office:value="974" calcext:value-type="float">
            <text:p>974</text:p>
          </table:table-cell>
          <table:table-cell table:formula="of:=MAX([.F975];[.B976])" office:value-type="float" office:value="90.1666666666667" calcext:value-type="float">
            <text:p>90.1666666666667</text:p>
          </table:table-cell>
          <table:table-cell table:formula="of:=IF([.F976]=[.B976];[.E976];[.G97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45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reflected on verse JHN 3:1</text:p>
          </table:table-cell>
          <table:table-cell office:value-type="float" office:value="5" calcext:value-type="float">
            <text:p>5</text:p>
          </table:table-cell>
          <table:table-cell table:formula="of:=[.E976]+1" office:value-type="float" office:value="975" calcext:value-type="float">
            <text:p>975</text:p>
          </table:table-cell>
          <table:table-cell table:formula="of:=MAX([.F976];[.B977])" office:value-type="float" office:value="90.1666666666667" calcext:value-type="float">
            <text:p>90.1666666666667</text:p>
          </table:table-cell>
          <table:table-cell table:formula="of:=IF([.F977]=[.B977];[.E977];[.G97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47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4" calcext:value-type="float">
            <text:p>4</text:p>
          </table:table-cell>
          <table:table-cell table:formula="of:=[.E977]+1" office:value-type="float" office:value="976" calcext:value-type="float">
            <text:p>976</text:p>
          </table:table-cell>
          <table:table-cell table:formula="of:=MAX([.F977];[.B978])" office:value-type="float" office:value="90.1666666666667" calcext:value-type="float">
            <text:p>90.1666666666667</text:p>
          </table:table-cell>
          <table:table-cell table:formula="of:=IF([.F978]=[.B978];[.E978];[.G97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50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4" calcext:value-type="float">
            <text:p>4</text:p>
          </table:table-cell>
          <table:table-cell table:formula="of:=[.E978]+1" office:value-type="float" office:value="977" calcext:value-type="float">
            <text:p>977</text:p>
          </table:table-cell>
          <table:table-cell table:formula="of:=MAX([.F978];[.B979])" office:value-type="float" office:value="90.1666666666667" calcext:value-type="float">
            <text:p>90.1666666666667</text:p>
          </table:table-cell>
          <table:table-cell table:formula="of:=IF([.F979]=[.B979];[.E979];[.G97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51</text:p>
          </table:table-cell>
          <table:table-cell office:value-type="float" office:value="89.8921568627451" calcext:value-type="float">
            <text:p>89.8921568627451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4" calcext:value-type="float">
            <text:p>4</text:p>
          </table:table-cell>
          <table:table-cell table:formula="of:=[.E979]+1" office:value-type="float" office:value="978" calcext:value-type="float">
            <text:p>978</text:p>
          </table:table-cell>
          <table:table-cell table:formula="of:=MAX([.F979];[.B980])" office:value-type="float" office:value="90.1666666666667" calcext:value-type="float">
            <text:p>90.1666666666667</text:p>
          </table:table-cell>
          <table:table-cell table:formula="of:=IF([.F980]=[.B980];[.E980];[.G979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52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4" calcext:value-type="float">
            <text:p>4</text:p>
          </table:table-cell>
          <table:table-cell table:formula="of:=[.E980]+1" office:value-type="float" office:value="979" calcext:value-type="float">
            <text:p>979</text:p>
          </table:table-cell>
          <table:table-cell table:formula="of:=MAX([.F980];[.B981])" office:value-type="float" office:value="90.1666666666667" calcext:value-type="float">
            <text:p>90.1666666666667</text:p>
          </table:table-cell>
          <table:table-cell table:formula="of:=IF([.F981]=[.B981];[.E981];[.G980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54</text:p>
          </table:table-cell>
          <table:table-cell office:value-type="float" office:value="89.9392156862745" calcext:value-type="float">
            <text:p>89.9392156862745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4" calcext:value-type="float">
            <text:p>4</text:p>
          </table:table-cell>
          <table:table-cell table:formula="of:=[.E981]+1" office:value-type="float" office:value="980" calcext:value-type="float">
            <text:p>980</text:p>
          </table:table-cell>
          <table:table-cell table:formula="of:=MAX([.F981];[.B982])" office:value-type="float" office:value="90.1666666666667" calcext:value-type="float">
            <text:p>90.1666666666667</text:p>
          </table:table-cell>
          <table:table-cell table:formula="of:=IF([.F982]=[.B982];[.E982];[.G981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5:55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4" calcext:value-type="float">
            <text:p>4</text:p>
          </table:table-cell>
          <table:table-cell table:formula="of:=[.E982]+1" office:value-type="float" office:value="981" calcext:value-type="float">
            <text:p>981</text:p>
          </table:table-cell>
          <table:table-cell table:formula="of:=MAX([.F982];[.B983])" office:value-type="float" office:value="90.1666666666667" calcext:value-type="float">
            <text:p>90.1666666666667</text:p>
          </table:table-cell>
          <table:table-cell table:formula="of:=IF([.F983]=[.B983];[.E983];[.G982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00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reflected on verse JHN 3:2</text:p>
          </table:table-cell>
          <table:table-cell office:value-type="float" office:value="5" calcext:value-type="float">
            <text:p>5</text:p>
          </table:table-cell>
          <table:table-cell table:formula="of:=[.E983]+1" office:value-type="float" office:value="982" calcext:value-type="float">
            <text:p>982</text:p>
          </table:table-cell>
          <table:table-cell table:formula="of:=MAX([.F983];[.B984])" office:value-type="float" office:value="90.1666666666667" calcext:value-type="float">
            <text:p>90.1666666666667</text:p>
          </table:table-cell>
          <table:table-cell table:formula="of:=IF([.F984]=[.B984];[.E984];[.G983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01</text:p>
          </table:table-cell>
          <table:table-cell office:value-type="float" office:value="90.093137254902" calcext:value-type="float">
            <text:p>90.093137254902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4" calcext:value-type="float">
            <text:p>4</text:p>
          </table:table-cell>
          <table:table-cell table:formula="of:=[.E984]+1" office:value-type="float" office:value="983" calcext:value-type="float">
            <text:p>983</text:p>
          </table:table-cell>
          <table:table-cell table:formula="of:=MAX([.F984];[.B985])" office:value-type="float" office:value="90.1666666666667" calcext:value-type="float">
            <text:p>90.1666666666667</text:p>
          </table:table-cell>
          <table:table-cell table:formula="of:=IF([.F985]=[.B985];[.E985];[.G984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03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4" calcext:value-type="float">
            <text:p>4</text:p>
          </table:table-cell>
          <table:table-cell table:formula="of:=[.E985]+1" office:value-type="float" office:value="984" calcext:value-type="float">
            <text:p>984</text:p>
          </table:table-cell>
          <table:table-cell table:formula="of:=MAX([.F985];[.B986])" office:value-type="float" office:value="90.1666666666667" calcext:value-type="float">
            <text:p>90.1666666666667</text:p>
          </table:table-cell>
          <table:table-cell table:formula="of:=IF([.F986]=[.B986];[.E986];[.G98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04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4" calcext:value-type="float">
            <text:p>4</text:p>
          </table:table-cell>
          <table:table-cell table:formula="of:=[.E986]+1" office:value-type="float" office:value="985" calcext:value-type="float">
            <text:p>985</text:p>
          </table:table-cell>
          <table:table-cell table:formula="of:=MAX([.F986];[.B987])" office:value-type="float" office:value="90.1666666666667" calcext:value-type="float">
            <text:p>90.1666666666667</text:p>
          </table:table-cell>
          <table:table-cell table:formula="of:=IF([.F987]=[.B987];[.E987];[.G98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06</text:p>
          </table:table-cell>
          <table:table-cell office:value-type="float" office:value="90.0563725490196" calcext:value-type="float">
            <text:p>90.0563725490196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4" calcext:value-type="float">
            <text:p>4</text:p>
          </table:table-cell>
          <table:table-cell table:formula="of:=[.E987]+1" office:value-type="float" office:value="986" calcext:value-type="float">
            <text:p>986</text:p>
          </table:table-cell>
          <table:table-cell table:formula="of:=MAX([.F987];[.B988])" office:value-type="float" office:value="90.1666666666667" calcext:value-type="float">
            <text:p>90.1666666666667</text:p>
          </table:table-cell>
          <table:table-cell table:formula="of:=IF([.F988]=[.B988];[.E988];[.G98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08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4" calcext:value-type="float">
            <text:p>4</text:p>
          </table:table-cell>
          <table:table-cell table:formula="of:=[.E988]+1" office:value-type="float" office:value="987" calcext:value-type="float">
            <text:p>987</text:p>
          </table:table-cell>
          <table:table-cell table:formula="of:=MAX([.F988];[.B989])" office:value-type="float" office:value="90.1666666666667" calcext:value-type="float">
            <text:p>90.1666666666667</text:p>
          </table:table-cell>
          <table:table-cell table:formula="of:=IF([.F989]=[.B989];[.E989];[.G98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09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4" calcext:value-type="float">
            <text:p>4</text:p>
          </table:table-cell>
          <table:table-cell table:formula="of:=[.E989]+1" office:value-type="float" office:value="988" calcext:value-type="float">
            <text:p>988</text:p>
          </table:table-cell>
          <table:table-cell table:formula="of:=MAX([.F989];[.B990])" office:value-type="float" office:value="90.1666666666667" calcext:value-type="float">
            <text:p>90.1666666666667</text:p>
          </table:table-cell>
          <table:table-cell table:formula="of:=IF([.F990]=[.B990];[.E990];[.G989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13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reflected on verse JHN 3:3</text:p>
          </table:table-cell>
          <table:table-cell office:value-type="float" office:value="5" calcext:value-type="float">
            <text:p>5</text:p>
          </table:table-cell>
          <table:table-cell table:formula="of:=[.E990]+1" office:value-type="float" office:value="989" calcext:value-type="float">
            <text:p>989</text:p>
          </table:table-cell>
          <table:table-cell table:formula="of:=MAX([.F990];[.B991])" office:value-type="float" office:value="90.1666666666667" calcext:value-type="float">
            <text:p>90.1666666666667</text:p>
          </table:table-cell>
          <table:table-cell table:formula="of:=IF([.F991]=[.B991];[.E991];[.G990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15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4" calcext:value-type="float">
            <text:p>4</text:p>
          </table:table-cell>
          <table:table-cell table:formula="of:=[.E991]+1" office:value-type="float" office:value="990" calcext:value-type="float">
            <text:p>990</text:p>
          </table:table-cell>
          <table:table-cell table:formula="of:=MAX([.F991];[.B992])" office:value-type="float" office:value="90.1666666666667" calcext:value-type="float">
            <text:p>90.1666666666667</text:p>
          </table:table-cell>
          <table:table-cell table:formula="of:=IF([.F992]=[.B992];[.E992];[.G991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17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4" calcext:value-type="float">
            <text:p>4</text:p>
          </table:table-cell>
          <table:table-cell table:formula="of:=[.E992]+1" office:value-type="float" office:value="991" calcext:value-type="float">
            <text:p>991</text:p>
          </table:table-cell>
          <table:table-cell table:formula="of:=MAX([.F992];[.B993])" office:value-type="float" office:value="90.1666666666667" calcext:value-type="float">
            <text:p>90.1666666666667</text:p>
          </table:table-cell>
          <table:table-cell table:formula="of:=IF([.F993]=[.B993];[.E993];[.G992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18</text:p>
          </table:table-cell>
          <table:table-cell office:value-type="float" office:value="90.0147058823529" calcext:value-type="float">
            <text:p>90.0147058823529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4" calcext:value-type="float">
            <text:p>4</text:p>
          </table:table-cell>
          <table:table-cell table:formula="of:=[.E993]+1" office:value-type="float" office:value="992" calcext:value-type="float">
            <text:p>992</text:p>
          </table:table-cell>
          <table:table-cell table:formula="of:=MAX([.F993];[.B994])" office:value-type="float" office:value="90.1666666666667" calcext:value-type="float">
            <text:p>90.1666666666667</text:p>
          </table:table-cell>
          <table:table-cell table:formula="of:=IF([.F994]=[.B994];[.E994];[.G993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20</text:p>
          </table:table-cell>
          <table:table-cell office:value-type="float" office:value="89.9730392156863" calcext:value-type="float">
            <text:p>89.9730392156863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4" calcext:value-type="float">
            <text:p>4</text:p>
          </table:table-cell>
          <table:table-cell table:formula="of:=[.E994]+1" office:value-type="float" office:value="993" calcext:value-type="float">
            <text:p>993</text:p>
          </table:table-cell>
          <table:table-cell table:formula="of:=MAX([.F994];[.B995])" office:value-type="float" office:value="90.1666666666667" calcext:value-type="float">
            <text:p>90.1666666666667</text:p>
          </table:table-cell>
          <table:table-cell table:formula="of:=IF([.F995]=[.B995];[.E995];[.G994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21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4" calcext:value-type="float">
            <text:p>4</text:p>
          </table:table-cell>
          <table:table-cell table:formula="of:=[.E995]+1" office:value-type="float" office:value="994" calcext:value-type="float">
            <text:p>994</text:p>
          </table:table-cell>
          <table:table-cell table:formula="of:=MAX([.F995];[.B996])" office:value-type="float" office:value="90.1666666666667" calcext:value-type="float">
            <text:p>90.1666666666667</text:p>
          </table:table-cell>
          <table:table-cell table:formula="of:=IF([.F996]=[.B996];[.E996];[.G99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23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4" calcext:value-type="float">
            <text:p>4</text:p>
          </table:table-cell>
          <table:table-cell table:formula="of:=[.E996]+1" office:value-type="float" office:value="995" calcext:value-type="float">
            <text:p>995</text:p>
          </table:table-cell>
          <table:table-cell table:formula="of:=MAX([.F996];[.B997])" office:value-type="float" office:value="90.1666666666667" calcext:value-type="float">
            <text:p>90.1666666666667</text:p>
          </table:table-cell>
          <table:table-cell table:formula="of:=IF([.F997]=[.B997];[.E997];[.G99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29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5" calcext:value-type="float">
            <text:p>5</text:p>
          </table:table-cell>
          <table:table-cell table:formula="of:=[.E997]+1" office:value-type="float" office:value="996" calcext:value-type="float">
            <text:p>996</text:p>
          </table:table-cell>
          <table:table-cell table:formula="of:=MAX([.F997];[.B998])" office:value-type="float" office:value="90.1666666666667" calcext:value-type="float">
            <text:p>90.1666666666667</text:p>
          </table:table-cell>
          <table:table-cell table:formula="of:=IF([.F998]=[.B998];[.E998];[.G99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31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4" calcext:value-type="float">
            <text:p>4</text:p>
          </table:table-cell>
          <table:table-cell table:formula="of:=[.E998]+1" office:value-type="float" office:value="997" calcext:value-type="float">
            <text:p>997</text:p>
          </table:table-cell>
          <table:table-cell table:formula="of:=MAX([.F998];[.B999])" office:value-type="float" office:value="90.1666666666667" calcext:value-type="float">
            <text:p>90.1666666666667</text:p>
          </table:table-cell>
          <table:table-cell table:formula="of:=IF([.F999]=[.B999];[.E999];[.G99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34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4" calcext:value-type="float">
            <text:p>4</text:p>
          </table:table-cell>
          <table:table-cell table:formula="of:=[.E999]+1" office:value-type="float" office:value="998" calcext:value-type="float">
            <text:p>998</text:p>
          </table:table-cell>
          <table:table-cell table:formula="of:=MAX([.F999];[.B1000])" office:value-type="float" office:value="90.1666666666667" calcext:value-type="float">
            <text:p>90.1666666666667</text:p>
          </table:table-cell>
          <table:table-cell table:formula="of:=IF([.F1000]=[.B1000];[.E1000];[.G999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35</text:p>
          </table:table-cell>
          <table:table-cell office:value-type="float" office:value="89.9754901960784" calcext:value-type="float">
            <text:p>89.9754901960784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4" calcext:value-type="float">
            <text:p>4</text:p>
          </table:table-cell>
          <table:table-cell table:formula="of:=[.E1000]+1" office:value-type="float" office:value="999" calcext:value-type="float">
            <text:p>999</text:p>
          </table:table-cell>
          <table:table-cell table:formula="of:=MAX([.F1000];[.B1001])" office:value-type="float" office:value="90.1666666666667" calcext:value-type="float">
            <text:p>90.1666666666667</text:p>
          </table:table-cell>
          <table:table-cell table:formula="of:=IF([.F1001]=[.B1001];[.E1001];[.G1000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36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4" calcext:value-type="float">
            <text:p>4</text:p>
          </table:table-cell>
          <table:table-cell table:formula="of:=[.E1001]+1" office:value-type="float" office:value="1000" calcext:value-type="float">
            <text:p>1000</text:p>
          </table:table-cell>
          <table:table-cell table:formula="of:=MAX([.F1001];[.B1002])" office:value-type="float" office:value="90.1666666666667" calcext:value-type="float">
            <text:p>90.1666666666667</text:p>
          </table:table-cell>
          <table:table-cell table:formula="of:=IF([.F1002]=[.B1002];[.E1002];[.G1001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38</text:p>
          </table:table-cell>
          <table:table-cell office:value-type="float" office:value="89.9676470588235" calcext:value-type="float">
            <text:p>89.9676470588235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4" calcext:value-type="float">
            <text:p>4</text:p>
          </table:table-cell>
          <table:table-cell table:formula="of:=[.E1002]+1" office:value-type="float" office:value="1001" calcext:value-type="float">
            <text:p>1001</text:p>
          </table:table-cell>
          <table:table-cell table:formula="of:=MAX([.F1002];[.B1003])" office:value-type="float" office:value="90.1666666666667" calcext:value-type="float">
            <text:p>90.1666666666667</text:p>
          </table:table-cell>
          <table:table-cell table:formula="of:=IF([.F1003]=[.B1003];[.E1003];[.G1002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39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4" calcext:value-type="float">
            <text:p>4</text:p>
          </table:table-cell>
          <table:table-cell table:formula="of:=[.E1003]+1" office:value-type="float" office:value="1002" calcext:value-type="float">
            <text:p>1002</text:p>
          </table:table-cell>
          <table:table-cell table:formula="of:=MAX([.F1003];[.B1004])" office:value-type="float" office:value="90.1666666666667" calcext:value-type="float">
            <text:p>90.1666666666667</text:p>
          </table:table-cell>
          <table:table-cell table:formula="of:=IF([.F1004]=[.B1004];[.E1004];[.G1003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44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reflected on verse JHN 3:6</text:p>
          </table:table-cell>
          <table:table-cell office:value-type="float" office:value="5" calcext:value-type="float">
            <text:p>5</text:p>
          </table:table-cell>
          <table:table-cell table:formula="of:=[.E1004]+1" office:value-type="float" office:value="1003" calcext:value-type="float">
            <text:p>1003</text:p>
          </table:table-cell>
          <table:table-cell table:formula="of:=MAX([.F1004];[.B1005])" office:value-type="float" office:value="90.1666666666667" calcext:value-type="float">
            <text:p>90.1666666666667</text:p>
          </table:table-cell>
          <table:table-cell table:formula="of:=IF([.F1005]=[.B1005];[.E1005];[.G1004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46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4" calcext:value-type="float">
            <text:p>4</text:p>
          </table:table-cell>
          <table:table-cell table:formula="of:=[.E1005]+1" office:value-type="float" office:value="1004" calcext:value-type="float">
            <text:p>1004</text:p>
          </table:table-cell>
          <table:table-cell table:formula="of:=MAX([.F1005];[.B1006])" office:value-type="float" office:value="90.1666666666667" calcext:value-type="float">
            <text:p>90.1666666666667</text:p>
          </table:table-cell>
          <table:table-cell table:formula="of:=IF([.F1006]=[.B1006];[.E1006];[.G100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47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4" calcext:value-type="float">
            <text:p>4</text:p>
          </table:table-cell>
          <table:table-cell table:formula="of:=[.E1006]+1" office:value-type="float" office:value="1005" calcext:value-type="float">
            <text:p>1005</text:p>
          </table:table-cell>
          <table:table-cell table:formula="of:=MAX([.F1006];[.B1007])" office:value-type="float" office:value="90.1666666666667" calcext:value-type="float">
            <text:p>90.1666666666667</text:p>
          </table:table-cell>
          <table:table-cell table:formula="of:=IF([.F1007]=[.B1007];[.E1007];[.G100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49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4" calcext:value-type="float">
            <text:p>4</text:p>
          </table:table-cell>
          <table:table-cell table:formula="of:=[.E1007]+1" office:value-type="float" office:value="1006" calcext:value-type="float">
            <text:p>1006</text:p>
          </table:table-cell>
          <table:table-cell table:formula="of:=MAX([.F1007];[.B1008])" office:value-type="float" office:value="90.1666666666667" calcext:value-type="float">
            <text:p>90.1666666666667</text:p>
          </table:table-cell>
          <table:table-cell table:formula="of:=IF([.F1008]=[.B1008];[.E1008];[.G100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54</text:p>
          </table:table-cell>
          <table:table-cell office:value-type="float" office:value="89.9166666666667" calcext:value-type="float">
            <text:p>89.9166666666667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4" calcext:value-type="float">
            <text:p>4</text:p>
          </table:table-cell>
          <table:table-cell table:formula="of:=[.E1008]+1" office:value-type="float" office:value="1007" calcext:value-type="float">
            <text:p>1007</text:p>
          </table:table-cell>
          <table:table-cell table:formula="of:=MAX([.F1008];[.B1009])" office:value-type="float" office:value="90.1666666666667" calcext:value-type="float">
            <text:p>90.1666666666667</text:p>
          </table:table-cell>
          <table:table-cell table:formula="of:=IF([.F1009]=[.B1009];[.E1009];[.G100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55</text:p>
          </table:table-cell>
          <table:table-cell office:value-type="float" office:value="89.9196078431373" calcext:value-type="float">
            <text:p>89.9196078431373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4" calcext:value-type="float">
            <text:p>4</text:p>
          </table:table-cell>
          <table:table-cell table:formula="of:=[.E1009]+1" office:value-type="float" office:value="1008" calcext:value-type="float">
            <text:p>1008</text:p>
          </table:table-cell>
          <table:table-cell table:formula="of:=MAX([.F1009];[.B1010])" office:value-type="float" office:value="90.1666666666667" calcext:value-type="float">
            <text:p>90.1666666666667</text:p>
          </table:table-cell>
          <table:table-cell table:formula="of:=IF([.F1010]=[.B1010];[.E1010];[.G1009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6:56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4" calcext:value-type="float">
            <text:p>4</text:p>
          </table:table-cell>
          <table:table-cell table:formula="of:=[.E1010]+1" office:value-type="float" office:value="1009" calcext:value-type="float">
            <text:p>1009</text:p>
          </table:table-cell>
          <table:table-cell table:formula="of:=MAX([.F1010];[.B1011])" office:value-type="float" office:value="90.1666666666667" calcext:value-type="float">
            <text:p>90.1666666666667</text:p>
          </table:table-cell>
          <table:table-cell table:formula="of:=IF([.F1011]=[.B1011];[.E1011];[.G1010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01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reflected on verse JHN 3:7</text:p>
          </table:table-cell>
          <table:table-cell office:value-type="float" office:value="5" calcext:value-type="float">
            <text:p>5</text:p>
          </table:table-cell>
          <table:table-cell table:formula="of:=[.E1011]+1" office:value-type="float" office:value="1010" calcext:value-type="float">
            <text:p>1010</text:p>
          </table:table-cell>
          <table:table-cell table:formula="of:=MAX([.F1011];[.B1012])" office:value-type="float" office:value="90.1666666666667" calcext:value-type="float">
            <text:p>90.1666666666667</text:p>
          </table:table-cell>
          <table:table-cell table:formula="of:=IF([.F1012]=[.B1012];[.E1012];[.G1011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02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4" calcext:value-type="float">
            <text:p>4</text:p>
          </table:table-cell>
          <table:table-cell table:formula="of:=[.E1012]+1" office:value-type="float" office:value="1011" calcext:value-type="float">
            <text:p>1011</text:p>
          </table:table-cell>
          <table:table-cell table:formula="of:=MAX([.F1012];[.B1013])" office:value-type="float" office:value="90.1666666666667" calcext:value-type="float">
            <text:p>90.1666666666667</text:p>
          </table:table-cell>
          <table:table-cell table:formula="of:=IF([.F1013]=[.B1013];[.E1013];[.G1012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04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4" calcext:value-type="float">
            <text:p>4</text:p>
          </table:table-cell>
          <table:table-cell table:formula="of:=[.E1013]+1" office:value-type="float" office:value="1012" calcext:value-type="float">
            <text:p>1012</text:p>
          </table:table-cell>
          <table:table-cell table:formula="of:=MAX([.F1013];[.B1014])" office:value-type="float" office:value="90.1666666666667" calcext:value-type="float">
            <text:p>90.1666666666667</text:p>
          </table:table-cell>
          <table:table-cell table:formula="of:=IF([.F1014]=[.B1014];[.E1014];[.G1013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06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4" calcext:value-type="float">
            <text:p>4</text:p>
          </table:table-cell>
          <table:table-cell table:formula="of:=[.E1014]+1" office:value-type="float" office:value="1013" calcext:value-type="float">
            <text:p>1013</text:p>
          </table:table-cell>
          <table:table-cell table:formula="of:=MAX([.F1014];[.B1015])" office:value-type="float" office:value="90.1666666666667" calcext:value-type="float">
            <text:p>90.1666666666667</text:p>
          </table:table-cell>
          <table:table-cell table:formula="of:=IF([.F1015]=[.B1015];[.E1015];[.G1014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07</text:p>
          </table:table-cell>
          <table:table-cell office:value-type="float" office:value="90.0171568627451" calcext:value-type="float">
            <text:p>90.0171568627451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4" calcext:value-type="float">
            <text:p>4</text:p>
          </table:table-cell>
          <table:table-cell table:formula="of:=[.E1015]+1" office:value-type="float" office:value="1014" calcext:value-type="float">
            <text:p>1014</text:p>
          </table:table-cell>
          <table:table-cell table:formula="of:=MAX([.F1015];[.B1016])" office:value-type="float" office:value="90.1666666666667" calcext:value-type="float">
            <text:p>90.1666666666667</text:p>
          </table:table-cell>
          <table:table-cell table:formula="of:=IF([.F1016]=[.B1016];[.E1016];[.G101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09</text:p>
          </table:table-cell>
          <table:table-cell office:value-type="float" office:value="90.0392156862745" calcext:value-type="float">
            <text:p>90.0392156862745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4" calcext:value-type="float">
            <text:p>4</text:p>
          </table:table-cell>
          <table:table-cell table:formula="of:=[.E1016]+1" office:value-type="float" office:value="1015" calcext:value-type="float">
            <text:p>1015</text:p>
          </table:table-cell>
          <table:table-cell table:formula="of:=MAX([.F1016];[.B1017])" office:value-type="float" office:value="90.1666666666667" calcext:value-type="float">
            <text:p>90.1666666666667</text:p>
          </table:table-cell>
          <table:table-cell table:formula="of:=IF([.F1017]=[.B1017];[.E1017];[.G101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11</text:p>
          </table:table-cell>
          <table:table-cell office:value-type="float" office:value="90.0539215686275" calcext:value-type="float">
            <text:p>90.0539215686275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4" calcext:value-type="float">
            <text:p>4</text:p>
          </table:table-cell>
          <table:table-cell table:formula="of:=[.E1017]+1" office:value-type="float" office:value="1016" calcext:value-type="float">
            <text:p>1016</text:p>
          </table:table-cell>
          <table:table-cell table:formula="of:=MAX([.F1017];[.B1018])" office:value-type="float" office:value="90.1666666666667" calcext:value-type="float">
            <text:p>90.1666666666667</text:p>
          </table:table-cell>
          <table:table-cell table:formula="of:=IF([.F1018]=[.B1018];[.E1018];[.G101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15</text:p>
          </table:table-cell>
          <table:table-cell office:value-type="float" office:value="90.0539215686275" calcext:value-type="float">
            <text:p>90.0539215686275</text:p>
          </table:table-cell>
          <table:table-cell office:value-type="string" calcext:value-type="string">
            <text:p>reflected on verse JHN 3:8</text:p>
          </table:table-cell>
          <table:table-cell office:value-type="float" office:value="5" calcext:value-type="float">
            <text:p>5</text:p>
          </table:table-cell>
          <table:table-cell table:formula="of:=[.E1018]+1" office:value-type="float" office:value="1017" calcext:value-type="float">
            <text:p>1017</text:p>
          </table:table-cell>
          <table:table-cell table:formula="of:=MAX([.F1018];[.B1019])" office:value-type="float" office:value="90.1666666666667" calcext:value-type="float">
            <text:p>90.1666666666667</text:p>
          </table:table-cell>
          <table:table-cell table:formula="of:=IF([.F1019]=[.B1019];[.E1019];[.G101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17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4" calcext:value-type="float">
            <text:p>4</text:p>
          </table:table-cell>
          <table:table-cell table:formula="of:=[.E1019]+1" office:value-type="float" office:value="1018" calcext:value-type="float">
            <text:p>1018</text:p>
          </table:table-cell>
          <table:table-cell table:formula="of:=MAX([.F1019];[.B1020])" office:value-type="float" office:value="90.1666666666667" calcext:value-type="float">
            <text:p>90.1666666666667</text:p>
          </table:table-cell>
          <table:table-cell table:formula="of:=IF([.F1020]=[.B1020];[.E1020];[.G1019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18</text:p>
          </table:table-cell>
          <table:table-cell office:value-type="float" office:value="90.0882352941177" calcext:value-type="float">
            <text:p>90.0882352941177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4" calcext:value-type="float">
            <text:p>4</text:p>
          </table:table-cell>
          <table:table-cell table:formula="of:=[.E1020]+1" office:value-type="float" office:value="1019" calcext:value-type="float">
            <text:p>1019</text:p>
          </table:table-cell>
          <table:table-cell table:formula="of:=MAX([.F1020];[.B1021])" office:value-type="float" office:value="90.1666666666667" calcext:value-type="float">
            <text:p>90.1666666666667</text:p>
          </table:table-cell>
          <table:table-cell table:formula="of:=IF([.F1021]=[.B1021];[.E1021];[.G1020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20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4" calcext:value-type="float">
            <text:p>4</text:p>
          </table:table-cell>
          <table:table-cell table:formula="of:=[.E1021]+1" office:value-type="float" office:value="1020" calcext:value-type="float">
            <text:p>1020</text:p>
          </table:table-cell>
          <table:table-cell table:formula="of:=MAX([.F1021];[.B1022])" office:value-type="float" office:value="90.1666666666667" calcext:value-type="float">
            <text:p>90.1666666666667</text:p>
          </table:table-cell>
          <table:table-cell table:formula="of:=IF([.F1022]=[.B1022];[.E1022];[.G1021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22</text:p>
          </table:table-cell>
          <table:table-cell office:value-type="float" office:value="90.0367647058824" calcext:value-type="float">
            <text:p>90.0367647058824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4" calcext:value-type="float">
            <text:p>4</text:p>
          </table:table-cell>
          <table:table-cell table:formula="of:=[.E1022]+1" office:value-type="float" office:value="1021" calcext:value-type="float">
            <text:p>1021</text:p>
          </table:table-cell>
          <table:table-cell table:formula="of:=MAX([.F1022];[.B1023])" office:value-type="float" office:value="90.1666666666667" calcext:value-type="float">
            <text:p>90.1666666666667</text:p>
          </table:table-cell>
          <table:table-cell table:formula="of:=IF([.F1023]=[.B1023];[.E1023];[.G1022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23</text:p>
          </table:table-cell>
          <table:table-cell office:value-type="float" office:value="90.0352941176471" calcext:value-type="float">
            <text:p>90.0352941176471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4" calcext:value-type="float">
            <text:p>4</text:p>
          </table:table-cell>
          <table:table-cell table:formula="of:=[.E1023]+1" office:value-type="float" office:value="1022" calcext:value-type="float">
            <text:p>1022</text:p>
          </table:table-cell>
          <table:table-cell table:formula="of:=MAX([.F1023];[.B1024])" office:value-type="float" office:value="90.1666666666667" calcext:value-type="float">
            <text:p>90.1666666666667</text:p>
          </table:table-cell>
          <table:table-cell table:formula="of:=IF([.F1024]=[.B1024];[.E1024];[.G1023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24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4" calcext:value-type="float">
            <text:p>4</text:p>
          </table:table-cell>
          <table:table-cell table:formula="of:=[.E1024]+1" office:value-type="float" office:value="1023" calcext:value-type="float">
            <text:p>1023</text:p>
          </table:table-cell>
          <table:table-cell table:formula="of:=MAX([.F1024];[.B1025])" office:value-type="float" office:value="90.1666666666667" calcext:value-type="float">
            <text:p>90.1666666666667</text:p>
          </table:table-cell>
          <table:table-cell table:formula="of:=IF([.F1025]=[.B1025];[.E1025];[.G1024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29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reflected on verse JHN 3:9</text:p>
          </table:table-cell>
          <table:table-cell office:value-type="float" office:value="5" calcext:value-type="float">
            <text:p>5</text:p>
          </table:table-cell>
          <table:table-cell table:formula="of:=[.E1025]+1" office:value-type="float" office:value="1024" calcext:value-type="float">
            <text:p>1024</text:p>
          </table:table-cell>
          <table:table-cell table:formula="of:=MAX([.F1025];[.B1026])" office:value-type="float" office:value="90.1666666666667" calcext:value-type="float">
            <text:p>90.1666666666667</text:p>
          </table:table-cell>
          <table:table-cell table:formula="of:=IF([.F1026]=[.B1026];[.E1026];[.G1025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30</text:p>
          </table:table-cell>
          <table:table-cell office:value-type="float" office:value="90.1617647058824" calcext:value-type="float">
            <text:p>90.1617647058824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4" calcext:value-type="float">
            <text:p>4</text:p>
          </table:table-cell>
          <table:table-cell table:formula="of:=[.E1026]+1" office:value-type="float" office:value="1025" calcext:value-type="float">
            <text:p>1025</text:p>
          </table:table-cell>
          <table:table-cell table:formula="of:=MAX([.F1026];[.B1027])" office:value-type="float" office:value="90.1666666666667" calcext:value-type="float">
            <text:p>90.1666666666667</text:p>
          </table:table-cell>
          <table:table-cell table:formula="of:=IF([.F1027]=[.B1027];[.E1027];[.G1026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32</text:p>
          </table:table-cell>
          <table:table-cell office:value-type="float" office:value="90.0882352941177" calcext:value-type="float">
            <text:p>90.0882352941177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4" calcext:value-type="float">
            <text:p>4</text:p>
          </table:table-cell>
          <table:table-cell table:formula="of:=[.E1027]+1" office:value-type="float" office:value="1026" calcext:value-type="float">
            <text:p>1026</text:p>
          </table:table-cell>
          <table:table-cell table:formula="of:=MAX([.F1027];[.B1028])" office:value-type="float" office:value="90.1666666666667" calcext:value-type="float">
            <text:p>90.1666666666667</text:p>
          </table:table-cell>
          <table:table-cell table:formula="of:=IF([.F1028]=[.B1028];[.E1028];[.G1027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33</text:p>
          </table:table-cell>
          <table:table-cell office:value-type="float" office:value="90.1323529411765" calcext:value-type="float">
            <text:p>90.1323529411765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4" calcext:value-type="float">
            <text:p>4</text:p>
          </table:table-cell>
          <table:table-cell table:formula="of:=[.E1028]+1" office:value-type="float" office:value="1027" calcext:value-type="float">
            <text:p>1027</text:p>
          </table:table-cell>
          <table:table-cell table:formula="of:=MAX([.F1028];[.B1029])" office:value-type="float" office:value="90.1666666666667" calcext:value-type="float">
            <text:p>90.1666666666667</text:p>
          </table:table-cell>
          <table:table-cell table:formula="of:=IF([.F1029]=[.B1029];[.E1029];[.G1028])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025-01-09 18:17:34</text:p>
          </table:table-cell>
          <table:table-cell office:value-type="float" office:value="90.1764705882353" calcext:value-type="float">
            <text:p>90.1764705882353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4" calcext:value-type="float">
            <text:p>4</text:p>
          </table:table-cell>
          <table:table-cell table:formula="of:=[.E1029]+1" office:value-type="float" office:value="1028" calcext:value-type="float">
            <text:p>1028</text:p>
          </table:table-cell>
          <table:table-cell table:formula="of:=MAX([.F1029];[.B1030])" office:value-type="float" office:value="90.1764705882353" calcext:value-type="float">
            <text:p>90.1764705882353</text:p>
          </table:table-cell>
          <table:table-cell table:formula="of:=IF([.F1030]=[.B1030];[.E1030];[.G1029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36</text:p>
          </table:table-cell>
          <table:table-cell office:value-type="float" office:value="90.1617647058824" calcext:value-type="float">
            <text:p>90.1617647058824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4" calcext:value-type="float">
            <text:p>4</text:p>
          </table:table-cell>
          <table:table-cell table:formula="of:=[.E1030]+1" office:value-type="float" office:value="1029" calcext:value-type="float">
            <text:p>1029</text:p>
          </table:table-cell>
          <table:table-cell table:formula="of:=MAX([.F1030];[.B1031])" office:value-type="float" office:value="90.1764705882353" calcext:value-type="float">
            <text:p>90.1764705882353</text:p>
          </table:table-cell>
          <table:table-cell table:formula="of:=IF([.F1031]=[.B1031];[.E1031];[.G1030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37</text:p>
          </table:table-cell>
          <table:table-cell office:value-type="float" office:value="90.1519607843137" calcext:value-type="float">
            <text:p>90.1519607843137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4" calcext:value-type="float">
            <text:p>4</text:p>
          </table:table-cell>
          <table:table-cell table:formula="of:=[.E1031]+1" office:value-type="float" office:value="1030" calcext:value-type="float">
            <text:p>1030</text:p>
          </table:table-cell>
          <table:table-cell table:formula="of:=MAX([.F1031];[.B1032])" office:value-type="float" office:value="90.1764705882353" calcext:value-type="float">
            <text:p>90.1764705882353</text:p>
          </table:table-cell>
          <table:table-cell table:formula="of:=IF([.F1032]=[.B1032];[.E1032];[.G1031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44</text:p>
          </table:table-cell>
          <table:table-cell office:value-type="float" office:value="90.1519607843137" calcext:value-type="float">
            <text:p>90.1519607843137</text:p>
          </table:table-cell>
          <table:table-cell office:value-type="string" calcext:value-type="string">
            <text:p>reflected on verse JHN 3:10</text:p>
          </table:table-cell>
          <table:table-cell office:value-type="float" office:value="5" calcext:value-type="float">
            <text:p>5</text:p>
          </table:table-cell>
          <table:table-cell table:formula="of:=[.E1032]+1" office:value-type="float" office:value="1031" calcext:value-type="float">
            <text:p>1031</text:p>
          </table:table-cell>
          <table:table-cell table:formula="of:=MAX([.F1032];[.B1033])" office:value-type="float" office:value="90.1764705882353" calcext:value-type="float">
            <text:p>90.1764705882353</text:p>
          </table:table-cell>
          <table:table-cell table:formula="of:=IF([.F1033]=[.B1033];[.E1033];[.G1032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46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4" calcext:value-type="float">
            <text:p>4</text:p>
          </table:table-cell>
          <table:table-cell table:formula="of:=[.E1033]+1" office:value-type="float" office:value="1032" calcext:value-type="float">
            <text:p>1032</text:p>
          </table:table-cell>
          <table:table-cell table:formula="of:=MAX([.F1033];[.B1034])" office:value-type="float" office:value="90.1764705882353" calcext:value-type="float">
            <text:p>90.1764705882353</text:p>
          </table:table-cell>
          <table:table-cell table:formula="of:=IF([.F1034]=[.B1034];[.E1034];[.G1033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47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4" calcext:value-type="float">
            <text:p>4</text:p>
          </table:table-cell>
          <table:table-cell table:formula="of:=[.E1034]+1" office:value-type="float" office:value="1033" calcext:value-type="float">
            <text:p>1033</text:p>
          </table:table-cell>
          <table:table-cell table:formula="of:=MAX([.F1034];[.B1035])" office:value-type="float" office:value="90.1764705882353" calcext:value-type="float">
            <text:p>90.1764705882353</text:p>
          </table:table-cell>
          <table:table-cell table:formula="of:=IF([.F1035]=[.B1035];[.E1035];[.G1034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49</text:p>
          </table:table-cell>
          <table:table-cell office:value-type="float" office:value="90.1127450980392" calcext:value-type="float">
            <text:p>90.1127450980392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4" calcext:value-type="float">
            <text:p>4</text:p>
          </table:table-cell>
          <table:table-cell table:formula="of:=[.E1035]+1" office:value-type="float" office:value="1034" calcext:value-type="float">
            <text:p>1034</text:p>
          </table:table-cell>
          <table:table-cell table:formula="of:=MAX([.F1035];[.B1036])" office:value-type="float" office:value="90.1764705882353" calcext:value-type="float">
            <text:p>90.1764705882353</text:p>
          </table:table-cell>
          <table:table-cell table:formula="of:=IF([.F1036]=[.B1036];[.E1036];[.G1035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50</text:p>
          </table:table-cell>
          <table:table-cell office:value-type="float" office:value="90.1225490196079" calcext:value-type="float">
            <text:p>90.1225490196079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4" calcext:value-type="float">
            <text:p>4</text:p>
          </table:table-cell>
          <table:table-cell table:formula="of:=[.E1036]+1" office:value-type="float" office:value="1035" calcext:value-type="float">
            <text:p>1035</text:p>
          </table:table-cell>
          <table:table-cell table:formula="of:=MAX([.F1036];[.B1037])" office:value-type="float" office:value="90.1764705882353" calcext:value-type="float">
            <text:p>90.1764705882353</text:p>
          </table:table-cell>
          <table:table-cell table:formula="of:=IF([.F1037]=[.B1037];[.E1037];[.G1036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51</text:p>
          </table:table-cell>
          <table:table-cell office:value-type="float" office:value="90.1107843137255" calcext:value-type="float">
            <text:p>90.1107843137255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4" calcext:value-type="float">
            <text:p>4</text:p>
          </table:table-cell>
          <table:table-cell table:formula="of:=[.E1037]+1" office:value-type="float" office:value="1036" calcext:value-type="float">
            <text:p>1036</text:p>
          </table:table-cell>
          <table:table-cell table:formula="of:=MAX([.F1037];[.B1038])" office:value-type="float" office:value="90.1764705882353" calcext:value-type="float">
            <text:p>90.1764705882353</text:p>
          </table:table-cell>
          <table:table-cell table:formula="of:=IF([.F1038]=[.B1038];[.E1038];[.G1037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53</text:p>
          </table:table-cell>
          <table:table-cell office:value-type="float" office:value="90.1029411764706" calcext:value-type="float">
            <text:p>90.1029411764706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4" calcext:value-type="float">
            <text:p>4</text:p>
          </table:table-cell>
          <table:table-cell table:formula="of:=[.E1038]+1" office:value-type="float" office:value="1037" calcext:value-type="float">
            <text:p>1037</text:p>
          </table:table-cell>
          <table:table-cell table:formula="of:=MAX([.F1038];[.B1039])" office:value-type="float" office:value="90.1764705882353" calcext:value-type="float">
            <text:p>90.1764705882353</text:p>
          </table:table-cell>
          <table:table-cell table:formula="of:=IF([.F1039]=[.B1039];[.E1039];[.G1038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57</text:p>
          </table:table-cell>
          <table:table-cell office:value-type="float" office:value="90.1029411764706" calcext:value-type="float">
            <text:p>90.1029411764706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5" calcext:value-type="float">
            <text:p>5</text:p>
          </table:table-cell>
          <table:table-cell table:formula="of:=[.E1039]+1" office:value-type="float" office:value="1038" calcext:value-type="float">
            <text:p>1038</text:p>
          </table:table-cell>
          <table:table-cell table:formula="of:=MAX([.F1039];[.B1040])" office:value-type="float" office:value="90.1764705882353" calcext:value-type="float">
            <text:p>90.1764705882353</text:p>
          </table:table-cell>
          <table:table-cell table:formula="of:=IF([.F1040]=[.B1040];[.E1040];[.G1039])"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string" calcext:value-type="string">
            <text:p>2025-01-09 18:17:59</text:p>
          </table:table-cell>
          <table:table-cell office:value-type="float" office:value="90.2009803921569" calcext:value-type="float">
            <text:p>90.2009803921569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4" calcext:value-type="float">
            <text:p>4</text:p>
          </table:table-cell>
          <table:table-cell table:formula="of:=[.E1040]+1" office:value-type="float" office:value="1039" calcext:value-type="float">
            <text:p>1039</text:p>
          </table:table-cell>
          <table:table-cell table:formula="of:=MAX([.F1040];[.B1041])" office:value-type="float" office:value="90.2009803921569" calcext:value-type="float">
            <text:p>90.2009803921569</text:p>
          </table:table-cell>
          <table:table-cell table:formula="of:=IF([.F1041]=[.B1041];[.E1041];[.G1040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01</text:p>
          </table:table-cell>
          <table:table-cell office:value-type="float" office:value="90.1274509803922" calcext:value-type="float">
            <text:p>90.1274509803922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4" calcext:value-type="float">
            <text:p>4</text:p>
          </table:table-cell>
          <table:table-cell table:formula="of:=[.E1041]+1" office:value-type="float" office:value="1040" calcext:value-type="float">
            <text:p>1040</text:p>
          </table:table-cell>
          <table:table-cell table:formula="of:=MAX([.F1041];[.B1042])" office:value-type="float" office:value="90.2009803921569" calcext:value-type="float">
            <text:p>90.2009803921569</text:p>
          </table:table-cell>
          <table:table-cell table:formula="of:=IF([.F1042]=[.B1042];[.E1042];[.G1041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02</text:p>
          </table:table-cell>
          <table:table-cell office:value-type="float" office:value="90.1029411764706" calcext:value-type="float">
            <text:p>90.1029411764706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4" calcext:value-type="float">
            <text:p>4</text:p>
          </table:table-cell>
          <table:table-cell table:formula="of:=[.E1042]+1" office:value-type="float" office:value="1041" calcext:value-type="float">
            <text:p>1041</text:p>
          </table:table-cell>
          <table:table-cell table:formula="of:=MAX([.F1042];[.B1043])" office:value-type="float" office:value="90.2009803921569" calcext:value-type="float">
            <text:p>90.2009803921569</text:p>
          </table:table-cell>
          <table:table-cell table:formula="of:=IF([.F1043]=[.B1043];[.E1043];[.G1042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03</text:p>
          </table:table-cell>
          <table:table-cell office:value-type="float" office:value="90.0906862745098" calcext:value-type="float">
            <text:p>90.0906862745098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4" calcext:value-type="float">
            <text:p>4</text:p>
          </table:table-cell>
          <table:table-cell table:formula="of:=[.E1043]+1" office:value-type="float" office:value="1042" calcext:value-type="float">
            <text:p>1042</text:p>
          </table:table-cell>
          <table:table-cell table:formula="of:=MAX([.F1043];[.B1044])" office:value-type="float" office:value="90.2009803921569" calcext:value-type="float">
            <text:p>90.2009803921569</text:p>
          </table:table-cell>
          <table:table-cell table:formula="of:=IF([.F1044]=[.B1044];[.E1044];[.G1043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05</text:p>
          </table:table-cell>
          <table:table-cell office:value-type="float" office:value="90.0950980392157" calcext:value-type="float">
            <text:p>90.0950980392157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4" calcext:value-type="float">
            <text:p>4</text:p>
          </table:table-cell>
          <table:table-cell table:formula="of:=[.E1044]+1" office:value-type="float" office:value="1043" calcext:value-type="float">
            <text:p>1043</text:p>
          </table:table-cell>
          <table:table-cell table:formula="of:=MAX([.F1044];[.B1045])" office:value-type="float" office:value="90.2009803921569" calcext:value-type="float">
            <text:p>90.2009803921569</text:p>
          </table:table-cell>
          <table:table-cell table:formula="of:=IF([.F1045]=[.B1045];[.E1045];[.G1044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07</text:p>
          </table:table-cell>
          <table:table-cell office:value-type="float" office:value="90.0882352941177" calcext:value-type="float">
            <text:p>90.0882352941177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4" calcext:value-type="float">
            <text:p>4</text:p>
          </table:table-cell>
          <table:table-cell table:formula="of:=[.E1045]+1" office:value-type="float" office:value="1044" calcext:value-type="float">
            <text:p>1044</text:p>
          </table:table-cell>
          <table:table-cell table:formula="of:=MAX([.F1045];[.B1046])" office:value-type="float" office:value="90.2009803921569" calcext:value-type="float">
            <text:p>90.2009803921569</text:p>
          </table:table-cell>
          <table:table-cell table:formula="of:=IF([.F1046]=[.B1046];[.E1046];[.G1045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13</text:p>
          </table:table-cell>
          <table:table-cell office:value-type="float" office:value="90.0882352941177" calcext:value-type="float">
            <text:p>90.0882352941177</text:p>
          </table:table-cell>
          <table:table-cell office:value-type="string" calcext:value-type="string">
            <text:p>reflected on verse JHN 3:13</text:p>
          </table:table-cell>
          <table:table-cell office:value-type="float" office:value="5" calcext:value-type="float">
            <text:p>5</text:p>
          </table:table-cell>
          <table:table-cell table:formula="of:=[.E1046]+1" office:value-type="float" office:value="1045" calcext:value-type="float">
            <text:p>1045</text:p>
          </table:table-cell>
          <table:table-cell table:formula="of:=MAX([.F1046];[.B1047])" office:value-type="float" office:value="90.2009803921569" calcext:value-type="float">
            <text:p>90.2009803921569</text:p>
          </table:table-cell>
          <table:table-cell table:formula="of:=IF([.F1047]=[.B1047];[.E1047];[.G1046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14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4" calcext:value-type="float">
            <text:p>4</text:p>
          </table:table-cell>
          <table:table-cell table:formula="of:=[.E1047]+1" office:value-type="float" office:value="1046" calcext:value-type="float">
            <text:p>1046</text:p>
          </table:table-cell>
          <table:table-cell table:formula="of:=MAX([.F1047];[.B1048])" office:value-type="float" office:value="90.2009803921569" calcext:value-type="float">
            <text:p>90.2009803921569</text:p>
          </table:table-cell>
          <table:table-cell table:formula="of:=IF([.F1048]=[.B1048];[.E1048];[.G1047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16</text:p>
          </table:table-cell>
          <table:table-cell office:value-type="float" office:value="90.0833333333333" calcext:value-type="float">
            <text:p>90.0833333333333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4" calcext:value-type="float">
            <text:p>4</text:p>
          </table:table-cell>
          <table:table-cell table:formula="of:=[.E1048]+1" office:value-type="float" office:value="1047" calcext:value-type="float">
            <text:p>1047</text:p>
          </table:table-cell>
          <table:table-cell table:formula="of:=MAX([.F1048];[.B1049])" office:value-type="float" office:value="90.2009803921569" calcext:value-type="float">
            <text:p>90.2009803921569</text:p>
          </table:table-cell>
          <table:table-cell table:formula="of:=IF([.F1049]=[.B1049];[.E1049];[.G1048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21</text:p>
          </table:table-cell>
          <table:table-cell office:value-type="float" office:value="90.078431372549" calcext:value-type="float">
            <text:p>90.078431372549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4" calcext:value-type="float">
            <text:p>4</text:p>
          </table:table-cell>
          <table:table-cell table:formula="of:=[.E1049]+1" office:value-type="float" office:value="1048" calcext:value-type="float">
            <text:p>1048</text:p>
          </table:table-cell>
          <table:table-cell table:formula="of:=MAX([.F1049];[.B1050])" office:value-type="float" office:value="90.2009803921569" calcext:value-type="float">
            <text:p>90.2009803921569</text:p>
          </table:table-cell>
          <table:table-cell table:formula="of:=IF([.F1050]=[.B1050];[.E1050];[.G1049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23</text:p>
          </table:table-cell>
          <table:table-cell office:value-type="float" office:value="90.0980392156863" calcext:value-type="float">
            <text:p>90.0980392156863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4" calcext:value-type="float">
            <text:p>4</text:p>
          </table:table-cell>
          <table:table-cell table:formula="of:=[.E1050]+1" office:value-type="float" office:value="1049" calcext:value-type="float">
            <text:p>1049</text:p>
          </table:table-cell>
          <table:table-cell table:formula="of:=MAX([.F1050];[.B1051])" office:value-type="float" office:value="90.2009803921569" calcext:value-type="float">
            <text:p>90.2009803921569</text:p>
          </table:table-cell>
          <table:table-cell table:formula="of:=IF([.F1051]=[.B1051];[.E1051];[.G1050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24</text:p>
          </table:table-cell>
          <table:table-cell office:value-type="float" office:value="90.0803921568628" calcext:value-type="float">
            <text:p>90.0803921568628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4" calcext:value-type="float">
            <text:p>4</text:p>
          </table:table-cell>
          <table:table-cell table:formula="of:=[.E1051]+1" office:value-type="float" office:value="1050" calcext:value-type="float">
            <text:p>1050</text:p>
          </table:table-cell>
          <table:table-cell table:formula="of:=MAX([.F1051];[.B1052])" office:value-type="float" office:value="90.2009803921569" calcext:value-type="float">
            <text:p>90.2009803921569</text:p>
          </table:table-cell>
          <table:table-cell table:formula="of:=IF([.F1052]=[.B1052];[.E1052];[.G1051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26</text:p>
          </table:table-cell>
          <table:table-cell office:value-type="float" office:value="90.078431372549" calcext:value-type="float">
            <text:p>90.078431372549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4" calcext:value-type="float">
            <text:p>4</text:p>
          </table:table-cell>
          <table:table-cell table:formula="of:=[.E1052]+1" office:value-type="float" office:value="1051" calcext:value-type="float">
            <text:p>1051</text:p>
          </table:table-cell>
          <table:table-cell table:formula="of:=MAX([.F1052];[.B1053])" office:value-type="float" office:value="90.2009803921569" calcext:value-type="float">
            <text:p>90.2009803921569</text:p>
          </table:table-cell>
          <table:table-cell table:formula="of:=IF([.F1053]=[.B1053];[.E1053];[.G1052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30</text:p>
          </table:table-cell>
          <table:table-cell office:value-type="float" office:value="90.078431372549" calcext:value-type="float">
            <text:p>90.078431372549</text:p>
          </table:table-cell>
          <table:table-cell office:value-type="string" calcext:value-type="string">
            <text:p>reflected on verse JHN 3:14</text:p>
          </table:table-cell>
          <table:table-cell office:value-type="float" office:value="5" calcext:value-type="float">
            <text:p>5</text:p>
          </table:table-cell>
          <table:table-cell table:formula="of:=[.E1053]+1" office:value-type="float" office:value="1052" calcext:value-type="float">
            <text:p>1052</text:p>
          </table:table-cell>
          <table:table-cell table:formula="of:=MAX([.F1053];[.B1054])" office:value-type="float" office:value="90.2009803921569" calcext:value-type="float">
            <text:p>90.2009803921569</text:p>
          </table:table-cell>
          <table:table-cell table:formula="of:=IF([.F1054]=[.B1054];[.E1054];[.G1053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32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4" calcext:value-type="float">
            <text:p>4</text:p>
          </table:table-cell>
          <table:table-cell table:formula="of:=[.E1054]+1" office:value-type="float" office:value="1053" calcext:value-type="float">
            <text:p>1053</text:p>
          </table:table-cell>
          <table:table-cell table:formula="of:=MAX([.F1054];[.B1055])" office:value-type="float" office:value="90.2009803921569" calcext:value-type="float">
            <text:p>90.2009803921569</text:p>
          </table:table-cell>
          <table:table-cell table:formula="of:=IF([.F1055]=[.B1055];[.E1055];[.G1054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2025-01-09 18:18:35</text:p>
          </table:table-cell>
          <table:table-cell office:value-type="float" office:value="90.2009803921569" calcext:value-type="float">
            <text:p>90.2009803921569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4" calcext:value-type="float">
            <text:p>4</text:p>
          </table:table-cell>
          <table:table-cell table:formula="of:=[.E1055]+1" office:value-type="float" office:value="1054" calcext:value-type="float">
            <text:p>1054</text:p>
          </table:table-cell>
          <table:table-cell table:formula="of:=MAX([.F1055];[.B1056])" office:value-type="float" office:value="90.2009803921569" calcext:value-type="float">
            <text:p>90.2009803921569</text:p>
          </table:table-cell>
          <table:table-cell table:formula="of:=IF([.F1056]=[.B1056];[.E1056];[.G1055])"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string" calcext:value-type="string">
            <text:p>2025-01-09 18:18:36</text:p>
          </table:table-cell>
          <table:table-cell office:value-type="float" office:value="90.2156862745098" calcext:value-type="float">
            <text:p>90.2156862745098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4" calcext:value-type="float">
            <text:p>4</text:p>
          </table:table-cell>
          <table:table-cell table:formula="of:=[.E1056]+1" office:value-type="float" office:value="1055" calcext:value-type="float">
            <text:p>1055</text:p>
          </table:table-cell>
          <table:table-cell table:formula="of:=MAX([.F1056];[.B1057])" office:value-type="float" office:value="90.2156862745098" calcext:value-type="float">
            <text:p>90.2156862745098</text:p>
          </table:table-cell>
          <table:table-cell table:formula="of:=IF([.F1057]=[.B1057];[.E1057];[.G1056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37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4" calcext:value-type="float">
            <text:p>4</text:p>
          </table:table-cell>
          <table:table-cell table:formula="of:=[.E1057]+1" office:value-type="float" office:value="1056" calcext:value-type="float">
            <text:p>1056</text:p>
          </table:table-cell>
          <table:table-cell table:formula="of:=MAX([.F1057];[.B1058])" office:value-type="float" office:value="90.2156862745098" calcext:value-type="float">
            <text:p>90.2156862745098</text:p>
          </table:table-cell>
          <table:table-cell table:formula="of:=IF([.F1058]=[.B1058];[.E1058];[.G1057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39</text:p>
          </table:table-cell>
          <table:table-cell office:value-type="float" office:value="90.1980392156863" calcext:value-type="float">
            <text:p>90.1980392156863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4" calcext:value-type="float">
            <text:p>4</text:p>
          </table:table-cell>
          <table:table-cell table:formula="of:=[.E1058]+1" office:value-type="float" office:value="1057" calcext:value-type="float">
            <text:p>1057</text:p>
          </table:table-cell>
          <table:table-cell table:formula="of:=MAX([.F1058];[.B1059])" office:value-type="float" office:value="90.2156862745098" calcext:value-type="float">
            <text:p>90.2156862745098</text:p>
          </table:table-cell>
          <table:table-cell table:formula="of:=IF([.F1059]=[.B1059];[.E1059];[.G1058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40</text:p>
          </table:table-cell>
          <table:table-cell office:value-type="float" office:value="90.1813725490196" calcext:value-type="float">
            <text:p>90.1813725490196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4" calcext:value-type="float">
            <text:p>4</text:p>
          </table:table-cell>
          <table:table-cell table:formula="of:=[.E1059]+1" office:value-type="float" office:value="1058" calcext:value-type="float">
            <text:p>1058</text:p>
          </table:table-cell>
          <table:table-cell table:formula="of:=MAX([.F1059];[.B1060])" office:value-type="float" office:value="90.2156862745098" calcext:value-type="float">
            <text:p>90.2156862745098</text:p>
          </table:table-cell>
          <table:table-cell table:formula="of:=IF([.F1060]=[.B1060];[.E1060];[.G1059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45</text:p>
          </table:table-cell>
          <table:table-cell office:value-type="float" office:value="90.1813725490196" calcext:value-type="float">
            <text:p>90.1813725490196</text:p>
          </table:table-cell>
          <table:table-cell office:value-type="string" calcext:value-type="string">
            <text:p>reflected on verse JHN 3:15</text:p>
          </table:table-cell>
          <table:table-cell office:value-type="float" office:value="5" calcext:value-type="float">
            <text:p>5</text:p>
          </table:table-cell>
          <table:table-cell table:formula="of:=[.E1060]+1" office:value-type="float" office:value="1059" calcext:value-type="float">
            <text:p>1059</text:p>
          </table:table-cell>
          <table:table-cell table:formula="of:=MAX([.F1060];[.B1061])" office:value-type="float" office:value="90.2156862745098" calcext:value-type="float">
            <text:p>90.2156862745098</text:p>
          </table:table-cell>
          <table:table-cell table:formula="of:=IF([.F1061]=[.B1061];[.E1061];[.G1060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47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4" calcext:value-type="float">
            <text:p>4</text:p>
          </table:table-cell>
          <table:table-cell table:formula="of:=[.E1061]+1" office:value-type="float" office:value="1060" calcext:value-type="float">
            <text:p>1060</text:p>
          </table:table-cell>
          <table:table-cell table:formula="of:=MAX([.F1061];[.B1062])" office:value-type="float" office:value="90.2156862745098" calcext:value-type="float">
            <text:p>90.2156862745098</text:p>
          </table:table-cell>
          <table:table-cell table:formula="of:=IF([.F1062]=[.B1062];[.E1062];[.G1061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49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4" calcext:value-type="float">
            <text:p>4</text:p>
          </table:table-cell>
          <table:table-cell table:formula="of:=[.E1062]+1" office:value-type="float" office:value="1061" calcext:value-type="float">
            <text:p>1061</text:p>
          </table:table-cell>
          <table:table-cell table:formula="of:=MAX([.F1062];[.B1063])" office:value-type="float" office:value="90.2156862745098" calcext:value-type="float">
            <text:p>90.2156862745098</text:p>
          </table:table-cell>
          <table:table-cell table:formula="of:=IF([.F1063]=[.B1063];[.E1063];[.G1062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51</text:p>
          </table:table-cell>
          <table:table-cell office:value-type="float" office:value="90.1666666666667" calcext:value-type="float">
            <text:p>90.1666666666667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4" calcext:value-type="float">
            <text:p>4</text:p>
          </table:table-cell>
          <table:table-cell table:formula="of:=[.E1063]+1" office:value-type="float" office:value="1062" calcext:value-type="float">
            <text:p>1062</text:p>
          </table:table-cell>
          <table:table-cell table:formula="of:=MAX([.F1063];[.B1064])" office:value-type="float" office:value="90.2156862745098" calcext:value-type="float">
            <text:p>90.2156862745098</text:p>
          </table:table-cell>
          <table:table-cell table:formula="of:=IF([.F1064]=[.B1064];[.E1064];[.G1063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52</text:p>
          </table:table-cell>
          <table:table-cell office:value-type="float" office:value="90.171568627451" calcext:value-type="float">
            <text:p>90.171568627451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4" calcext:value-type="float">
            <text:p>4</text:p>
          </table:table-cell>
          <table:table-cell table:formula="of:=[.E1064]+1" office:value-type="float" office:value="1063" calcext:value-type="float">
            <text:p>1063</text:p>
          </table:table-cell>
          <table:table-cell table:formula="of:=MAX([.F1064];[.B1065])" office:value-type="float" office:value="90.2156862745098" calcext:value-type="float">
            <text:p>90.2156862745098</text:p>
          </table:table-cell>
          <table:table-cell table:formula="of:=IF([.F1065]=[.B1065];[.E1065];[.G1064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53</text:p>
          </table:table-cell>
          <table:table-cell office:value-type="float" office:value="90.1745098039216" calcext:value-type="float">
            <text:p>90.1745098039216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4" calcext:value-type="float">
            <text:p>4</text:p>
          </table:table-cell>
          <table:table-cell table:formula="of:=[.E1065]+1" office:value-type="float" office:value="1064" calcext:value-type="float">
            <text:p>1064</text:p>
          </table:table-cell>
          <table:table-cell table:formula="of:=MAX([.F1065];[.B1066])" office:value-type="float" office:value="90.2156862745098" calcext:value-type="float">
            <text:p>90.2156862745098</text:p>
          </table:table-cell>
          <table:table-cell table:formula="of:=IF([.F1066]=[.B1066];[.E1066];[.G1065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55</text:p>
          </table:table-cell>
          <table:table-cell office:value-type="float" office:value="90.1764705882353" calcext:value-type="float">
            <text:p>90.1764705882353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4" calcext:value-type="float">
            <text:p>4</text:p>
          </table:table-cell>
          <table:table-cell table:formula="of:=[.E1066]+1" office:value-type="float" office:value="1065" calcext:value-type="float">
            <text:p>1065</text:p>
          </table:table-cell>
          <table:table-cell table:formula="of:=MAX([.F1066];[.B1067])" office:value-type="float" office:value="90.2156862745098" calcext:value-type="float">
            <text:p>90.2156862745098</text:p>
          </table:table-cell>
          <table:table-cell table:formula="of:=IF([.F1067]=[.B1067];[.E1067];[.G1066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8:59</text:p>
          </table:table-cell>
          <table:table-cell office:value-type="float" office:value="90.1764705882353" calcext:value-type="float">
            <text:p>90.1764705882353</text:p>
          </table:table-cell>
          <table:table-cell office:value-type="string" calcext:value-type="string">
            <text:p>reflected on verse JHN 3:16</text:p>
          </table:table-cell>
          <table:table-cell office:value-type="float" office:value="5" calcext:value-type="float">
            <text:p>5</text:p>
          </table:table-cell>
          <table:table-cell table:formula="of:=[.E1067]+1" office:value-type="float" office:value="1066" calcext:value-type="float">
            <text:p>1066</text:p>
          </table:table-cell>
          <table:table-cell table:formula="of:=MAX([.F1067];[.B1068])" office:value-type="float" office:value="90.2156862745098" calcext:value-type="float">
            <text:p>90.2156862745098</text:p>
          </table:table-cell>
          <table:table-cell table:formula="of:=IF([.F1068]=[.B1068];[.E1068];[.G1067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01</text:p>
          </table:table-cell>
          <table:table-cell office:value-type="float" office:value="90.078431372549" calcext:value-type="float">
            <text:p>90.078431372549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4" calcext:value-type="float">
            <text:p>4</text:p>
          </table:table-cell>
          <table:table-cell table:formula="of:=[.E1068]+1" office:value-type="float" office:value="1067" calcext:value-type="float">
            <text:p>1067</text:p>
          </table:table-cell>
          <table:table-cell table:formula="of:=MAX([.F1068];[.B1069])" office:value-type="float" office:value="90.2156862745098" calcext:value-type="float">
            <text:p>90.2156862745098</text:p>
          </table:table-cell>
          <table:table-cell table:formula="of:=IF([.F1069]=[.B1069];[.E1069];[.G1068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02</text:p>
          </table:table-cell>
          <table:table-cell office:value-type="float" office:value="90.1078431372549" calcext:value-type="float">
            <text:p>90.1078431372549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4" calcext:value-type="float">
            <text:p>4</text:p>
          </table:table-cell>
          <table:table-cell table:formula="of:=[.E1069]+1" office:value-type="float" office:value="1068" calcext:value-type="float">
            <text:p>1068</text:p>
          </table:table-cell>
          <table:table-cell table:formula="of:=MAX([.F1069];[.B1070])" office:value-type="float" office:value="90.2156862745098" calcext:value-type="float">
            <text:p>90.2156862745098</text:p>
          </table:table-cell>
          <table:table-cell table:formula="of:=IF([.F1070]=[.B1070];[.E1070];[.G1069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04</text:p>
          </table:table-cell>
          <table:table-cell office:value-type="float" office:value="90.1470588235294" calcext:value-type="float">
            <text:p>90.1470588235294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4" calcext:value-type="float">
            <text:p>4</text:p>
          </table:table-cell>
          <table:table-cell table:formula="of:=[.E1070]+1" office:value-type="float" office:value="1069" calcext:value-type="float">
            <text:p>1069</text:p>
          </table:table-cell>
          <table:table-cell table:formula="of:=MAX([.F1070];[.B1071])" office:value-type="float" office:value="90.2156862745098" calcext:value-type="float">
            <text:p>90.2156862745098</text:p>
          </table:table-cell>
          <table:table-cell table:formula="of:=IF([.F1071]=[.B1071];[.E1071];[.G1070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05</text:p>
          </table:table-cell>
          <table:table-cell office:value-type="float" office:value="90.1666666666667" calcext:value-type="float">
            <text:p>90.1666666666667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4" calcext:value-type="float">
            <text:p>4</text:p>
          </table:table-cell>
          <table:table-cell table:formula="of:=[.E1071]+1" office:value-type="float" office:value="1070" calcext:value-type="float">
            <text:p>1070</text:p>
          </table:table-cell>
          <table:table-cell table:formula="of:=MAX([.F1071];[.B1072])" office:value-type="float" office:value="90.2156862745098" calcext:value-type="float">
            <text:p>90.2156862745098</text:p>
          </table:table-cell>
          <table:table-cell table:formula="of:=IF([.F1072]=[.B1072];[.E1072];[.G1071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07</text:p>
          </table:table-cell>
          <table:table-cell office:value-type="float" office:value="90.1607843137255" calcext:value-type="float">
            <text:p>90.1607843137255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4" calcext:value-type="float">
            <text:p>4</text:p>
          </table:table-cell>
          <table:table-cell table:formula="of:=[.E1072]+1" office:value-type="float" office:value="1071" calcext:value-type="float">
            <text:p>1071</text:p>
          </table:table-cell>
          <table:table-cell table:formula="of:=MAX([.F1072];[.B1073])" office:value-type="float" office:value="90.2156862745098" calcext:value-type="float">
            <text:p>90.2156862745098</text:p>
          </table:table-cell>
          <table:table-cell table:formula="of:=IF([.F1073]=[.B1073];[.E1073];[.G1072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08</text:p>
          </table:table-cell>
          <table:table-cell office:value-type="float" office:value="90.1225490196079" calcext:value-type="float">
            <text:p>90.1225490196079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4" calcext:value-type="float">
            <text:p>4</text:p>
          </table:table-cell>
          <table:table-cell table:formula="of:=[.E1073]+1" office:value-type="float" office:value="1072" calcext:value-type="float">
            <text:p>1072</text:p>
          </table:table-cell>
          <table:table-cell table:formula="of:=MAX([.F1073];[.B1074])" office:value-type="float" office:value="90.2156862745098" calcext:value-type="float">
            <text:p>90.2156862745098</text:p>
          </table:table-cell>
          <table:table-cell table:formula="of:=IF([.F1074]=[.B1074];[.E1074];[.G1073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12</text:p>
          </table:table-cell>
          <table:table-cell office:value-type="float" office:value="90.1225490196079" calcext:value-type="float">
            <text:p>90.1225490196079</text:p>
          </table:table-cell>
          <table:table-cell office:value-type="string" calcext:value-type="string">
            <text:p>reflected on verse JHN 3:17</text:p>
          </table:table-cell>
          <table:table-cell office:value-type="float" office:value="5" calcext:value-type="float">
            <text:p>5</text:p>
          </table:table-cell>
          <table:table-cell table:formula="of:=[.E1074]+1" office:value-type="float" office:value="1073" calcext:value-type="float">
            <text:p>1073</text:p>
          </table:table-cell>
          <table:table-cell table:formula="of:=MAX([.F1074];[.B1075])" office:value-type="float" office:value="90.2156862745098" calcext:value-type="float">
            <text:p>90.2156862745098</text:p>
          </table:table-cell>
          <table:table-cell table:formula="of:=IF([.F1075]=[.B1075];[.E1075];[.G1074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13</text:p>
          </table:table-cell>
          <table:table-cell office:value-type="float" office:value="90.1323529411765" calcext:value-type="float">
            <text:p>90.1323529411765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4" calcext:value-type="float">
            <text:p>4</text:p>
          </table:table-cell>
          <table:table-cell table:formula="of:=[.E1075]+1" office:value-type="float" office:value="1074" calcext:value-type="float">
            <text:p>1074</text:p>
          </table:table-cell>
          <table:table-cell table:formula="of:=MAX([.F1075];[.B1076])" office:value-type="float" office:value="90.2156862745098" calcext:value-type="float">
            <text:p>90.2156862745098</text:p>
          </table:table-cell>
          <table:table-cell table:formula="of:=IF([.F1076]=[.B1076];[.E1076];[.G1075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17</text:p>
          </table:table-cell>
          <table:table-cell office:value-type="float" office:value="90.2058823529412" calcext:value-type="float">
            <text:p>90.2058823529412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4" calcext:value-type="float">
            <text:p>4</text:p>
          </table:table-cell>
          <table:table-cell table:formula="of:=[.E1076]+1" office:value-type="float" office:value="1075" calcext:value-type="float">
            <text:p>1075</text:p>
          </table:table-cell>
          <table:table-cell table:formula="of:=MAX([.F1076];[.B1077])" office:value-type="float" office:value="90.2156862745098" calcext:value-type="float">
            <text:p>90.2156862745098</text:p>
          </table:table-cell>
          <table:table-cell table:formula="of:=IF([.F1077]=[.B1077];[.E1077];[.G1076])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2025-01-09 18:19:18</text:p>
          </table:table-cell>
          <table:table-cell office:value-type="float" office:value="90.2303921568628" calcext:value-type="float">
            <text:p>90.2303921568628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4" calcext:value-type="float">
            <text:p>4</text:p>
          </table:table-cell>
          <table:table-cell table:formula="of:=[.E1077]+1" office:value-type="float" office:value="1076" calcext:value-type="float">
            <text:p>1076</text:p>
          </table:table-cell>
          <table:table-cell table:formula="of:=MAX([.F1077];[.B1078])" office:value-type="float" office:value="90.2303921568628" calcext:value-type="float">
            <text:p>90.2303921568628</text:p>
          </table:table-cell>
          <table:table-cell table:formula="of:=IF([.F1078]=[.B1078];[.E1078];[.G10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20</text:p>
          </table:table-cell>
          <table:table-cell office:value-type="float" office:value="90.2058823529412" calcext:value-type="float">
            <text:p>90.2058823529412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4" calcext:value-type="float">
            <text:p>4</text:p>
          </table:table-cell>
          <table:table-cell table:formula="of:=[.E1078]+1" office:value-type="float" office:value="1077" calcext:value-type="float">
            <text:p>1077</text:p>
          </table:table-cell>
          <table:table-cell table:formula="of:=MAX([.F1078];[.B1079])" office:value-type="float" office:value="90.2303921568628" calcext:value-type="float">
            <text:p>90.2303921568628</text:p>
          </table:table-cell>
          <table:table-cell table:formula="of:=IF([.F1079]=[.B1079];[.E1079];[.G10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21</text:p>
          </table:table-cell>
          <table:table-cell office:value-type="float" office:value="90.1911764705882" calcext:value-type="float">
            <text:p>90.1911764705882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4" calcext:value-type="float">
            <text:p>4</text:p>
          </table:table-cell>
          <table:table-cell table:formula="of:=[.E1079]+1" office:value-type="float" office:value="1078" calcext:value-type="float">
            <text:p>1078</text:p>
          </table:table-cell>
          <table:table-cell table:formula="of:=MAX([.F1079];[.B1080])" office:value-type="float" office:value="90.2303921568628" calcext:value-type="float">
            <text:p>90.2303921568628</text:p>
          </table:table-cell>
          <table:table-cell table:formula="of:=IF([.F1080]=[.B1080];[.E1080];[.G10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23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4" calcext:value-type="float">
            <text:p>4</text:p>
          </table:table-cell>
          <table:table-cell table:formula="of:=[.E1080]+1" office:value-type="float" office:value="1079" calcext:value-type="float">
            <text:p>1079</text:p>
          </table:table-cell>
          <table:table-cell table:formula="of:=MAX([.F1080];[.B1081])" office:value-type="float" office:value="90.2303921568628" calcext:value-type="float">
            <text:p>90.2303921568628</text:p>
          </table:table-cell>
          <table:table-cell table:formula="of:=IF([.F1081]=[.B1081];[.E1081];[.G10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30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reflected on verse JHN 3:18</text:p>
          </table:table-cell>
          <table:table-cell office:value-type="float" office:value="5" calcext:value-type="float">
            <text:p>5</text:p>
          </table:table-cell>
          <table:table-cell table:formula="of:=[.E1081]+1" office:value-type="float" office:value="1080" calcext:value-type="float">
            <text:p>1080</text:p>
          </table:table-cell>
          <table:table-cell table:formula="of:=MAX([.F1081];[.B1082])" office:value-type="float" office:value="90.2303921568628" calcext:value-type="float">
            <text:p>90.2303921568628</text:p>
          </table:table-cell>
          <table:table-cell table:formula="of:=IF([.F1082]=[.B1082];[.E1082];[.G10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32</text:p>
          </table:table-cell>
          <table:table-cell office:value-type="float" office:value="90.1421568627451" calcext:value-type="float">
            <text:p>90.1421568627451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4" calcext:value-type="float">
            <text:p>4</text:p>
          </table:table-cell>
          <table:table-cell table:formula="of:=[.E1082]+1" office:value-type="float" office:value="1081" calcext:value-type="float">
            <text:p>1081</text:p>
          </table:table-cell>
          <table:table-cell table:formula="of:=MAX([.F1082];[.B1083])" office:value-type="float" office:value="90.2303921568628" calcext:value-type="float">
            <text:p>90.2303921568628</text:p>
          </table:table-cell>
          <table:table-cell table:formula="of:=IF([.F1083]=[.B1083];[.E1083];[.G10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34</text:p>
          </table:table-cell>
          <table:table-cell office:value-type="float" office:value="90.1421568627451" calcext:value-type="float">
            <text:p>90.1421568627451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4" calcext:value-type="float">
            <text:p>4</text:p>
          </table:table-cell>
          <table:table-cell table:formula="of:=[.E1083]+1" office:value-type="float" office:value="1082" calcext:value-type="float">
            <text:p>1082</text:p>
          </table:table-cell>
          <table:table-cell table:formula="of:=MAX([.F1083];[.B1084])" office:value-type="float" office:value="90.2303921568628" calcext:value-type="float">
            <text:p>90.2303921568628</text:p>
          </table:table-cell>
          <table:table-cell table:formula="of:=IF([.F1084]=[.B1084];[.E1084];[.G10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35</text:p>
          </table:table-cell>
          <table:table-cell office:value-type="float" office:value="90.1421568627451" calcext:value-type="float">
            <text:p>90.1421568627451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4" calcext:value-type="float">
            <text:p>4</text:p>
          </table:table-cell>
          <table:table-cell table:formula="of:=[.E1084]+1" office:value-type="float" office:value="1083" calcext:value-type="float">
            <text:p>1083</text:p>
          </table:table-cell>
          <table:table-cell table:formula="of:=MAX([.F1084];[.B1085])" office:value-type="float" office:value="90.2303921568628" calcext:value-type="float">
            <text:p>90.2303921568628</text:p>
          </table:table-cell>
          <table:table-cell table:formula="of:=IF([.F1085]=[.B1085];[.E1085];[.G10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37</text:p>
          </table:table-cell>
          <table:table-cell office:value-type="float" office:value="90.1274509803922" calcext:value-type="float">
            <text:p>90.1274509803922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4" calcext:value-type="float">
            <text:p>4</text:p>
          </table:table-cell>
          <table:table-cell table:formula="of:=[.E1085]+1" office:value-type="float" office:value="1084" calcext:value-type="float">
            <text:p>1084</text:p>
          </table:table-cell>
          <table:table-cell table:formula="of:=MAX([.F1085];[.B1086])" office:value-type="float" office:value="90.2303921568628" calcext:value-type="float">
            <text:p>90.2303921568628</text:p>
          </table:table-cell>
          <table:table-cell table:formula="of:=IF([.F1086]=[.B1086];[.E1086];[.G10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39</text:p>
          </table:table-cell>
          <table:table-cell office:value-type="float" office:value="90.1186274509804" calcext:value-type="float">
            <text:p>90.1186274509804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4" calcext:value-type="float">
            <text:p>4</text:p>
          </table:table-cell>
          <table:table-cell table:formula="of:=[.E1086]+1" office:value-type="float" office:value="1085" calcext:value-type="float">
            <text:p>1085</text:p>
          </table:table-cell>
          <table:table-cell table:formula="of:=MAX([.F1086];[.B1087])" office:value-type="float" office:value="90.2303921568628" calcext:value-type="float">
            <text:p>90.2303921568628</text:p>
          </table:table-cell>
          <table:table-cell table:formula="of:=IF([.F1087]=[.B1087];[.E1087];[.G10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40</text:p>
          </table:table-cell>
          <table:table-cell office:value-type="float" office:value="90.1127450980392" calcext:value-type="float">
            <text:p>90.1127450980392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4" calcext:value-type="float">
            <text:p>4</text:p>
          </table:table-cell>
          <table:table-cell table:formula="of:=[.E1087]+1" office:value-type="float" office:value="1086" calcext:value-type="float">
            <text:p>1086</text:p>
          </table:table-cell>
          <table:table-cell table:formula="of:=MAX([.F1087];[.B1088])" office:value-type="float" office:value="90.2303921568628" calcext:value-type="float">
            <text:p>90.2303921568628</text:p>
          </table:table-cell>
          <table:table-cell table:formula="of:=IF([.F1088]=[.B1088];[.E1088];[.G10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44</text:p>
          </table:table-cell>
          <table:table-cell office:value-type="float" office:value="90.1127450980392" calcext:value-type="float">
            <text:p>90.1127450980392</text:p>
          </table:table-cell>
          <table:table-cell office:value-type="string" calcext:value-type="string">
            <text:p>reflected on verse JHN 3:19</text:p>
          </table:table-cell>
          <table:table-cell office:value-type="float" office:value="5" calcext:value-type="float">
            <text:p>5</text:p>
          </table:table-cell>
          <table:table-cell table:formula="of:=[.E1088]+1" office:value-type="float" office:value="1087" calcext:value-type="float">
            <text:p>1087</text:p>
          </table:table-cell>
          <table:table-cell table:formula="of:=MAX([.F1088];[.B1089])" office:value-type="float" office:value="90.2303921568628" calcext:value-type="float">
            <text:p>90.2303921568628</text:p>
          </table:table-cell>
          <table:table-cell table:formula="of:=IF([.F1089]=[.B1089];[.E1089];[.G10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45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4" calcext:value-type="float">
            <text:p>4</text:p>
          </table:table-cell>
          <table:table-cell table:formula="of:=[.E1089]+1" office:value-type="float" office:value="1088" calcext:value-type="float">
            <text:p>1088</text:p>
          </table:table-cell>
          <table:table-cell table:formula="of:=MAX([.F1089];[.B1090])" office:value-type="float" office:value="90.2303921568628" calcext:value-type="float">
            <text:p>90.2303921568628</text:p>
          </table:table-cell>
          <table:table-cell table:formula="of:=IF([.F1090]=[.B1090];[.E1090];[.G10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47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4" calcext:value-type="float">
            <text:p>4</text:p>
          </table:table-cell>
          <table:table-cell table:formula="of:=[.E1090]+1" office:value-type="float" office:value="1089" calcext:value-type="float">
            <text:p>1089</text:p>
          </table:table-cell>
          <table:table-cell table:formula="of:=MAX([.F1090];[.B1091])" office:value-type="float" office:value="90.2303921568628" calcext:value-type="float">
            <text:p>90.2303921568628</text:p>
          </table:table-cell>
          <table:table-cell table:formula="of:=IF([.F1091]=[.B1091];[.E1091];[.G10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49</text:p>
          </table:table-cell>
          <table:table-cell office:value-type="float" office:value="90.0098039215686" calcext:value-type="float">
            <text:p>90.0098039215686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4" calcext:value-type="float">
            <text:p>4</text:p>
          </table:table-cell>
          <table:table-cell table:formula="of:=[.E1091]+1" office:value-type="float" office:value="1090" calcext:value-type="float">
            <text:p>1090</text:p>
          </table:table-cell>
          <table:table-cell table:formula="of:=MAX([.F1091];[.B1092])" office:value-type="float" office:value="90.2303921568628" calcext:value-type="float">
            <text:p>90.2303921568628</text:p>
          </table:table-cell>
          <table:table-cell table:formula="of:=IF([.F1092]=[.B1092];[.E1092];[.G10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50</text:p>
          </table:table-cell>
          <table:table-cell office:value-type="float" office:value="90.0269607843137" calcext:value-type="float">
            <text:p>90.0269607843137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4" calcext:value-type="float">
            <text:p>4</text:p>
          </table:table-cell>
          <table:table-cell table:formula="of:=[.E1092]+1" office:value-type="float" office:value="1091" calcext:value-type="float">
            <text:p>1091</text:p>
          </table:table-cell>
          <table:table-cell table:formula="of:=MAX([.F1092];[.B1093])" office:value-type="float" office:value="90.2303921568628" calcext:value-type="float">
            <text:p>90.2303921568628</text:p>
          </table:table-cell>
          <table:table-cell table:formula="of:=IF([.F1093]=[.B1093];[.E1093];[.G10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52</text:p>
          </table:table-cell>
          <table:table-cell office:value-type="float" office:value="90.0078431372549" calcext:value-type="float">
            <text:p>90.0078431372549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4" calcext:value-type="float">
            <text:p>4</text:p>
          </table:table-cell>
          <table:table-cell table:formula="of:=[.E1093]+1" office:value-type="float" office:value="1092" calcext:value-type="float">
            <text:p>1092</text:p>
          </table:table-cell>
          <table:table-cell table:formula="of:=MAX([.F1093];[.B1094])" office:value-type="float" office:value="90.2303921568628" calcext:value-type="float">
            <text:p>90.2303921568628</text:p>
          </table:table-cell>
          <table:table-cell table:formula="of:=IF([.F1094]=[.B1094];[.E1094];[.G10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53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4" calcext:value-type="float">
            <text:p>4</text:p>
          </table:table-cell>
          <table:table-cell table:formula="of:=[.E1094]+1" office:value-type="float" office:value="1093" calcext:value-type="float">
            <text:p>1093</text:p>
          </table:table-cell>
          <table:table-cell table:formula="of:=MAX([.F1094];[.B1095])" office:value-type="float" office:value="90.2303921568628" calcext:value-type="float">
            <text:p>90.2303921568628</text:p>
          </table:table-cell>
          <table:table-cell table:formula="of:=IF([.F1095]=[.B1095];[.E1095];[.G10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19:59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reflected on verse JHN 3:20</text:p>
          </table:table-cell>
          <table:table-cell office:value-type="float" office:value="5" calcext:value-type="float">
            <text:p>5</text:p>
          </table:table-cell>
          <table:table-cell table:formula="of:=[.E1095]+1" office:value-type="float" office:value="1094" calcext:value-type="float">
            <text:p>1094</text:p>
          </table:table-cell>
          <table:table-cell table:formula="of:=MAX([.F1095];[.B1096])" office:value-type="float" office:value="90.2303921568628" calcext:value-type="float">
            <text:p>90.2303921568628</text:p>
          </table:table-cell>
          <table:table-cell table:formula="of:=IF([.F1096]=[.B1096];[.E1096];[.G10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4" calcext:value-type="float">
            <text:p>4</text:p>
          </table:table-cell>
          <table:table-cell table:formula="of:=[.E1096]+1" office:value-type="float" office:value="1095" calcext:value-type="float">
            <text:p>1095</text:p>
          </table:table-cell>
          <table:table-cell table:formula="of:=MAX([.F1096];[.B1097])" office:value-type="float" office:value="90.2303921568628" calcext:value-type="float">
            <text:p>90.2303921568628</text:p>
          </table:table-cell>
          <table:table-cell table:formula="of:=IF([.F1097]=[.B1097];[.E1097];[.G10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4" calcext:value-type="float">
            <text:p>4</text:p>
          </table:table-cell>
          <table:table-cell table:formula="of:=[.E1097]+1" office:value-type="float" office:value="1096" calcext:value-type="float">
            <text:p>1096</text:p>
          </table:table-cell>
          <table:table-cell table:formula="of:=MAX([.F1097];[.B1098])" office:value-type="float" office:value="90.2303921568628" calcext:value-type="float">
            <text:p>90.2303921568628</text:p>
          </table:table-cell>
          <table:table-cell table:formula="of:=IF([.F1098]=[.B1098];[.E1098];[.G10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04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4" calcext:value-type="float">
            <text:p>4</text:p>
          </table:table-cell>
          <table:table-cell table:formula="of:=[.E1098]+1" office:value-type="float" office:value="1097" calcext:value-type="float">
            <text:p>1097</text:p>
          </table:table-cell>
          <table:table-cell table:formula="of:=MAX([.F1098];[.B1099])" office:value-type="float" office:value="90.2303921568628" calcext:value-type="float">
            <text:p>90.2303921568628</text:p>
          </table:table-cell>
          <table:table-cell table:formula="of:=IF([.F1099]=[.B1099];[.E1099];[.G10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06</text:p>
          </table:table-cell>
          <table:table-cell office:value-type="float" office:value="89.9485294117647" calcext:value-type="float">
            <text:p>89.9485294117647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4" calcext:value-type="float">
            <text:p>4</text:p>
          </table:table-cell>
          <table:table-cell table:formula="of:=[.E1099]+1" office:value-type="float" office:value="1098" calcext:value-type="float">
            <text:p>1098</text:p>
          </table:table-cell>
          <table:table-cell table:formula="of:=MAX([.F1099];[.B1100])" office:value-type="float" office:value="90.2303921568628" calcext:value-type="float">
            <text:p>90.2303921568628</text:p>
          </table:table-cell>
          <table:table-cell table:formula="of:=IF([.F1100]=[.B1100];[.E1100];[.G10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07</text:p>
          </table:table-cell>
          <table:table-cell office:value-type="float" office:value="89.9294117647059" calcext:value-type="float">
            <text:p>89.9294117647059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4" calcext:value-type="float">
            <text:p>4</text:p>
          </table:table-cell>
          <table:table-cell table:formula="of:=[.E1100]+1" office:value-type="float" office:value="1099" calcext:value-type="float">
            <text:p>1099</text:p>
          </table:table-cell>
          <table:table-cell table:formula="of:=MAX([.F1100];[.B1101])" office:value-type="float" office:value="90.2303921568628" calcext:value-type="float">
            <text:p>90.2303921568628</text:p>
          </table:table-cell>
          <table:table-cell table:formula="of:=IF([.F1101]=[.B1101];[.E1101];[.G11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09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4" calcext:value-type="float">
            <text:p>4</text:p>
          </table:table-cell>
          <table:table-cell table:formula="of:=[.E1101]+1" office:value-type="float" office:value="1100" calcext:value-type="float">
            <text:p>1100</text:p>
          </table:table-cell>
          <table:table-cell table:formula="of:=MAX([.F1101];[.B1102])" office:value-type="float" office:value="90.2303921568628" calcext:value-type="float">
            <text:p>90.2303921568628</text:p>
          </table:table-cell>
          <table:table-cell table:formula="of:=IF([.F1102]=[.B1102];[.E1102];[.G11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13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reflected on verse JHN 3:21</text:p>
          </table:table-cell>
          <table:table-cell office:value-type="float" office:value="5" calcext:value-type="float">
            <text:p>5</text:p>
          </table:table-cell>
          <table:table-cell table:formula="of:=[.E1102]+1" office:value-type="float" office:value="1101" calcext:value-type="float">
            <text:p>1101</text:p>
          </table:table-cell>
          <table:table-cell table:formula="of:=MAX([.F1102];[.B1103])" office:value-type="float" office:value="90.2303921568628" calcext:value-type="float">
            <text:p>90.2303921568628</text:p>
          </table:table-cell>
          <table:table-cell table:formula="of:=IF([.F1103]=[.B1103];[.E1103];[.G11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15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4" calcext:value-type="float">
            <text:p>4</text:p>
          </table:table-cell>
          <table:table-cell table:formula="of:=[.E1103]+1" office:value-type="float" office:value="1102" calcext:value-type="float">
            <text:p>1102</text:p>
          </table:table-cell>
          <table:table-cell table:formula="of:=MAX([.F1103];[.B1104])" office:value-type="float" office:value="90.2303921568628" calcext:value-type="float">
            <text:p>90.2303921568628</text:p>
          </table:table-cell>
          <table:table-cell table:formula="of:=IF([.F1104]=[.B1104];[.E1104];[.G11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16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4" calcext:value-type="float">
            <text:p>4</text:p>
          </table:table-cell>
          <table:table-cell table:formula="of:=[.E1104]+1" office:value-type="float" office:value="1103" calcext:value-type="float">
            <text:p>1103</text:p>
          </table:table-cell>
          <table:table-cell table:formula="of:=MAX([.F1104];[.B1105])" office:value-type="float" office:value="90.2303921568628" calcext:value-type="float">
            <text:p>90.2303921568628</text:p>
          </table:table-cell>
          <table:table-cell table:formula="of:=IF([.F1105]=[.B1105];[.E1105];[.G11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18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4" calcext:value-type="float">
            <text:p>4</text:p>
          </table:table-cell>
          <table:table-cell table:formula="of:=[.E1105]+1" office:value-type="float" office:value="1104" calcext:value-type="float">
            <text:p>1104</text:p>
          </table:table-cell>
          <table:table-cell table:formula="of:=MAX([.F1105];[.B1106])" office:value-type="float" office:value="90.2303921568628" calcext:value-type="float">
            <text:p>90.2303921568628</text:p>
          </table:table-cell>
          <table:table-cell table:formula="of:=IF([.F1106]=[.B1106];[.E1106];[.G11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19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4" calcext:value-type="float">
            <text:p>4</text:p>
          </table:table-cell>
          <table:table-cell table:formula="of:=[.E1106]+1" office:value-type="float" office:value="1105" calcext:value-type="float">
            <text:p>1105</text:p>
          </table:table-cell>
          <table:table-cell table:formula="of:=MAX([.F1106];[.B1107])" office:value-type="float" office:value="90.2303921568628" calcext:value-type="float">
            <text:p>90.2303921568628</text:p>
          </table:table-cell>
          <table:table-cell table:formula="of:=IF([.F1107]=[.B1107];[.E1107];[.G11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21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4" calcext:value-type="float">
            <text:p>4</text:p>
          </table:table-cell>
          <table:table-cell table:formula="of:=[.E1107]+1" office:value-type="float" office:value="1106" calcext:value-type="float">
            <text:p>1106</text:p>
          </table:table-cell>
          <table:table-cell table:formula="of:=MAX([.F1107];[.B1108])" office:value-type="float" office:value="90.2303921568628" calcext:value-type="float">
            <text:p>90.2303921568628</text:p>
          </table:table-cell>
          <table:table-cell table:formula="of:=IF([.F1108]=[.B1108];[.E1108];[.G11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22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4" calcext:value-type="float">
            <text:p>4</text:p>
          </table:table-cell>
          <table:table-cell table:formula="of:=[.E1108]+1" office:value-type="float" office:value="1107" calcext:value-type="float">
            <text:p>1107</text:p>
          </table:table-cell>
          <table:table-cell table:formula="of:=MAX([.F1108];[.B1109])" office:value-type="float" office:value="90.2303921568628" calcext:value-type="float">
            <text:p>90.2303921568628</text:p>
          </table:table-cell>
          <table:table-cell table:formula="of:=IF([.F1109]=[.B1109];[.E1109];[.G11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27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reflected on verse JHN 3:22</text:p>
          </table:table-cell>
          <table:table-cell office:value-type="float" office:value="5" calcext:value-type="float">
            <text:p>5</text:p>
          </table:table-cell>
          <table:table-cell table:formula="of:=[.E1109]+1" office:value-type="float" office:value="1108" calcext:value-type="float">
            <text:p>1108</text:p>
          </table:table-cell>
          <table:table-cell table:formula="of:=MAX([.F1109];[.B1110])" office:value-type="float" office:value="90.2303921568628" calcext:value-type="float">
            <text:p>90.2303921568628</text:p>
          </table:table-cell>
          <table:table-cell table:formula="of:=IF([.F1110]=[.B1110];[.E1110];[.G11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28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4" calcext:value-type="float">
            <text:p>4</text:p>
          </table:table-cell>
          <table:table-cell table:formula="of:=[.E1110]+1" office:value-type="float" office:value="1109" calcext:value-type="float">
            <text:p>1109</text:p>
          </table:table-cell>
          <table:table-cell table:formula="of:=MAX([.F1110];[.B1111])" office:value-type="float" office:value="90.2303921568628" calcext:value-type="float">
            <text:p>90.2303921568628</text:p>
          </table:table-cell>
          <table:table-cell table:formula="of:=IF([.F1111]=[.B1111];[.E1111];[.G11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30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4" calcext:value-type="float">
            <text:p>4</text:p>
          </table:table-cell>
          <table:table-cell table:formula="of:=[.E1111]+1" office:value-type="float" office:value="1110" calcext:value-type="float">
            <text:p>1110</text:p>
          </table:table-cell>
          <table:table-cell table:formula="of:=MAX([.F1111];[.B1112])" office:value-type="float" office:value="90.2303921568628" calcext:value-type="float">
            <text:p>90.2303921568628</text:p>
          </table:table-cell>
          <table:table-cell table:formula="of:=IF([.F1112]=[.B1112];[.E1112];[.G11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32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4" calcext:value-type="float">
            <text:p>4</text:p>
          </table:table-cell>
          <table:table-cell table:formula="of:=[.E1112]+1" office:value-type="float" office:value="1111" calcext:value-type="float">
            <text:p>1111</text:p>
          </table:table-cell>
          <table:table-cell table:formula="of:=MAX([.F1112];[.B1113])" office:value-type="float" office:value="90.2303921568628" calcext:value-type="float">
            <text:p>90.2303921568628</text:p>
          </table:table-cell>
          <table:table-cell table:formula="of:=IF([.F1113]=[.B1113];[.E1113];[.G11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34</text:p>
          </table:table-cell>
          <table:table-cell office:value-type="float" office:value="89.8504901960784" calcext:value-type="float">
            <text:p>89.8504901960784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4" calcext:value-type="float">
            <text:p>4</text:p>
          </table:table-cell>
          <table:table-cell table:formula="of:=[.E1113]+1" office:value-type="float" office:value="1112" calcext:value-type="float">
            <text:p>1112</text:p>
          </table:table-cell>
          <table:table-cell table:formula="of:=MAX([.F1113];[.B1114])" office:value-type="float" office:value="90.2303921568628" calcext:value-type="float">
            <text:p>90.2303921568628</text:p>
          </table:table-cell>
          <table:table-cell table:formula="of:=IF([.F1114]=[.B1114];[.E1114];[.G11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35</text:p>
          </table:table-cell>
          <table:table-cell office:value-type="float" office:value="89.8343137254902" calcext:value-type="float">
            <text:p>89.8343137254902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4" calcext:value-type="float">
            <text:p>4</text:p>
          </table:table-cell>
          <table:table-cell table:formula="of:=[.E1114]+1" office:value-type="float" office:value="1113" calcext:value-type="float">
            <text:p>1113</text:p>
          </table:table-cell>
          <table:table-cell table:formula="of:=MAX([.F1114];[.B1115])" office:value-type="float" office:value="90.2303921568628" calcext:value-type="float">
            <text:p>90.2303921568628</text:p>
          </table:table-cell>
          <table:table-cell table:formula="of:=IF([.F1115]=[.B1115];[.E1115];[.G11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36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4" calcext:value-type="float">
            <text:p>4</text:p>
          </table:table-cell>
          <table:table-cell table:formula="of:=[.E1115]+1" office:value-type="float" office:value="1114" calcext:value-type="float">
            <text:p>1114</text:p>
          </table:table-cell>
          <table:table-cell table:formula="of:=MAX([.F1115];[.B1116])" office:value-type="float" office:value="90.2303921568628" calcext:value-type="float">
            <text:p>90.2303921568628</text:p>
          </table:table-cell>
          <table:table-cell table:formula="of:=IF([.F1116]=[.B1116];[.E1116];[.G11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41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reflected on verse JHN 3:23</text:p>
          </table:table-cell>
          <table:table-cell office:value-type="float" office:value="5" calcext:value-type="float">
            <text:p>5</text:p>
          </table:table-cell>
          <table:table-cell table:formula="of:=[.E1116]+1" office:value-type="float" office:value="1115" calcext:value-type="float">
            <text:p>1115</text:p>
          </table:table-cell>
          <table:table-cell table:formula="of:=MAX([.F1116];[.B1117])" office:value-type="float" office:value="90.2303921568628" calcext:value-type="float">
            <text:p>90.2303921568628</text:p>
          </table:table-cell>
          <table:table-cell table:formula="of:=IF([.F1117]=[.B1117];[.E1117];[.G11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42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4" calcext:value-type="float">
            <text:p>4</text:p>
          </table:table-cell>
          <table:table-cell table:formula="of:=[.E1117]+1" office:value-type="float" office:value="1116" calcext:value-type="float">
            <text:p>1116</text:p>
          </table:table-cell>
          <table:table-cell table:formula="of:=MAX([.F1117];[.B1118])" office:value-type="float" office:value="90.2303921568628" calcext:value-type="float">
            <text:p>90.2303921568628</text:p>
          </table:table-cell>
          <table:table-cell table:formula="of:=IF([.F1118]=[.B1118];[.E1118];[.G11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45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4" calcext:value-type="float">
            <text:p>4</text:p>
          </table:table-cell>
          <table:table-cell table:formula="of:=[.E1118]+1" office:value-type="float" office:value="1117" calcext:value-type="float">
            <text:p>1117</text:p>
          </table:table-cell>
          <table:table-cell table:formula="of:=MAX([.F1118];[.B1119])" office:value-type="float" office:value="90.2303921568628" calcext:value-type="float">
            <text:p>90.2303921568628</text:p>
          </table:table-cell>
          <table:table-cell table:formula="of:=IF([.F1119]=[.B1119];[.E1119];[.G11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46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4" calcext:value-type="float">
            <text:p>4</text:p>
          </table:table-cell>
          <table:table-cell table:formula="of:=[.E1119]+1" office:value-type="float" office:value="1118" calcext:value-type="float">
            <text:p>1118</text:p>
          </table:table-cell>
          <table:table-cell table:formula="of:=MAX([.F1119];[.B1120])" office:value-type="float" office:value="90.2303921568628" calcext:value-type="float">
            <text:p>90.2303921568628</text:p>
          </table:table-cell>
          <table:table-cell table:formula="of:=IF([.F1120]=[.B1120];[.E1120];[.G11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48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4" calcext:value-type="float">
            <text:p>4</text:p>
          </table:table-cell>
          <table:table-cell table:formula="of:=[.E1120]+1" office:value-type="float" office:value="1119" calcext:value-type="float">
            <text:p>1119</text:p>
          </table:table-cell>
          <table:table-cell table:formula="of:=MAX([.F1120];[.B1121])" office:value-type="float" office:value="90.2303921568628" calcext:value-type="float">
            <text:p>90.2303921568628</text:p>
          </table:table-cell>
          <table:table-cell table:formula="of:=IF([.F1121]=[.B1121];[.E1121];[.G11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49</text:p>
          </table:table-cell>
          <table:table-cell office:value-type="float" office:value="89.8156862745098" calcext:value-type="float">
            <text:p>89.8156862745098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4" calcext:value-type="float">
            <text:p>4</text:p>
          </table:table-cell>
          <table:table-cell table:formula="of:=[.E1121]+1" office:value-type="float" office:value="1120" calcext:value-type="float">
            <text:p>1120</text:p>
          </table:table-cell>
          <table:table-cell table:formula="of:=MAX([.F1121];[.B1122])" office:value-type="float" office:value="90.2303921568628" calcext:value-type="float">
            <text:p>90.2303921568628</text:p>
          </table:table-cell>
          <table:table-cell table:formula="of:=IF([.F1122]=[.B1122];[.E1122];[.G11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51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4" calcext:value-type="float">
            <text:p>4</text:p>
          </table:table-cell>
          <table:table-cell table:formula="of:=[.E1122]+1" office:value-type="float" office:value="1121" calcext:value-type="float">
            <text:p>1121</text:p>
          </table:table-cell>
          <table:table-cell table:formula="of:=MAX([.F1122];[.B1123])" office:value-type="float" office:value="90.2303921568628" calcext:value-type="float">
            <text:p>90.2303921568628</text:p>
          </table:table-cell>
          <table:table-cell table:formula="of:=IF([.F1123]=[.B1123];[.E1123];[.G11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55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reflected on verse JHN 3:24</text:p>
          </table:table-cell>
          <table:table-cell office:value-type="float" office:value="5" calcext:value-type="float">
            <text:p>5</text:p>
          </table:table-cell>
          <table:table-cell table:formula="of:=[.E1123]+1" office:value-type="float" office:value="1122" calcext:value-type="float">
            <text:p>1122</text:p>
          </table:table-cell>
          <table:table-cell table:formula="of:=MAX([.F1123];[.B1124])" office:value-type="float" office:value="90.2303921568628" calcext:value-type="float">
            <text:p>90.2303921568628</text:p>
          </table:table-cell>
          <table:table-cell table:formula="of:=IF([.F1124]=[.B1124];[.E1124];[.G11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0:57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4" calcext:value-type="float">
            <text:p>4</text:p>
          </table:table-cell>
          <table:table-cell table:formula="of:=[.E1124]+1" office:value-type="float" office:value="1123" calcext:value-type="float">
            <text:p>1123</text:p>
          </table:table-cell>
          <table:table-cell table:formula="of:=MAX([.F1124];[.B1125])" office:value-type="float" office:value="90.2303921568628" calcext:value-type="float">
            <text:p>90.2303921568628</text:p>
          </table:table-cell>
          <table:table-cell table:formula="of:=IF([.F1125]=[.B1125];[.E1125];[.G11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00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4" calcext:value-type="float">
            <text:p>4</text:p>
          </table:table-cell>
          <table:table-cell table:formula="of:=[.E1125]+1" office:value-type="float" office:value="1124" calcext:value-type="float">
            <text:p>1124</text:p>
          </table:table-cell>
          <table:table-cell table:formula="of:=MAX([.F1125];[.B1126])" office:value-type="float" office:value="90.2303921568628" calcext:value-type="float">
            <text:p>90.2303921568628</text:p>
          </table:table-cell>
          <table:table-cell table:formula="of:=IF([.F1126]=[.B1126];[.E1126];[.G11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01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4" calcext:value-type="float">
            <text:p>4</text:p>
          </table:table-cell>
          <table:table-cell table:formula="of:=[.E1126]+1" office:value-type="float" office:value="1125" calcext:value-type="float">
            <text:p>1125</text:p>
          </table:table-cell>
          <table:table-cell table:formula="of:=MAX([.F1126];[.B1127])" office:value-type="float" office:value="90.2303921568628" calcext:value-type="float">
            <text:p>90.2303921568628</text:p>
          </table:table-cell>
          <table:table-cell table:formula="of:=IF([.F1127]=[.B1127];[.E1127];[.G11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02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4" calcext:value-type="float">
            <text:p>4</text:p>
          </table:table-cell>
          <table:table-cell table:formula="of:=[.E1127]+1" office:value-type="float" office:value="1126" calcext:value-type="float">
            <text:p>1126</text:p>
          </table:table-cell>
          <table:table-cell table:formula="of:=MAX([.F1127];[.B1128])" office:value-type="float" office:value="90.2303921568628" calcext:value-type="float">
            <text:p>90.2303921568628</text:p>
          </table:table-cell>
          <table:table-cell table:formula="of:=IF([.F1128]=[.B1128];[.E1128];[.G11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04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4" calcext:value-type="float">
            <text:p>4</text:p>
          </table:table-cell>
          <table:table-cell table:formula="of:=[.E1128]+1" office:value-type="float" office:value="1127" calcext:value-type="float">
            <text:p>1127</text:p>
          </table:table-cell>
          <table:table-cell table:formula="of:=MAX([.F1128];[.B1129])" office:value-type="float" office:value="90.2303921568628" calcext:value-type="float">
            <text:p>90.2303921568628</text:p>
          </table:table-cell>
          <table:table-cell table:formula="of:=IF([.F1129]=[.B1129];[.E1129];[.G11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05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4" calcext:value-type="float">
            <text:p>4</text:p>
          </table:table-cell>
          <table:table-cell table:formula="of:=[.E1129]+1" office:value-type="float" office:value="1128" calcext:value-type="float">
            <text:p>1128</text:p>
          </table:table-cell>
          <table:table-cell table:formula="of:=MAX([.F1129];[.B1130])" office:value-type="float" office:value="90.2303921568628" calcext:value-type="float">
            <text:p>90.2303921568628</text:p>
          </table:table-cell>
          <table:table-cell table:formula="of:=IF([.F1130]=[.B1130];[.E1130];[.G11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10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reflected on verse JHN 3:25</text:p>
          </table:table-cell>
          <table:table-cell office:value-type="float" office:value="5" calcext:value-type="float">
            <text:p>5</text:p>
          </table:table-cell>
          <table:table-cell table:formula="of:=[.E1130]+1" office:value-type="float" office:value="1129" calcext:value-type="float">
            <text:p>1129</text:p>
          </table:table-cell>
          <table:table-cell table:formula="of:=MAX([.F1130];[.B1131])" office:value-type="float" office:value="90.2303921568628" calcext:value-type="float">
            <text:p>90.2303921568628</text:p>
          </table:table-cell>
          <table:table-cell table:formula="of:=IF([.F1131]=[.B1131];[.E1131];[.G11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11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4" calcext:value-type="float">
            <text:p>4</text:p>
          </table:table-cell>
          <table:table-cell table:formula="of:=[.E1131]+1" office:value-type="float" office:value="1130" calcext:value-type="float">
            <text:p>1130</text:p>
          </table:table-cell>
          <table:table-cell table:formula="of:=MAX([.F1131];[.B1132])" office:value-type="float" office:value="90.2303921568628" calcext:value-type="float">
            <text:p>90.2303921568628</text:p>
          </table:table-cell>
          <table:table-cell table:formula="of:=IF([.F1132]=[.B1132];[.E1132];[.G11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13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4" calcext:value-type="float">
            <text:p>4</text:p>
          </table:table-cell>
          <table:table-cell table:formula="of:=[.E1132]+1" office:value-type="float" office:value="1131" calcext:value-type="float">
            <text:p>1131</text:p>
          </table:table-cell>
          <table:table-cell table:formula="of:=MAX([.F1132];[.B1133])" office:value-type="float" office:value="90.2303921568628" calcext:value-type="float">
            <text:p>90.2303921568628</text:p>
          </table:table-cell>
          <table:table-cell table:formula="of:=IF([.F1133]=[.B1133];[.E1133];[.G11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14</text:p>
          </table:table-cell>
          <table:table-cell office:value-type="float" office:value="89.8333333333333" calcext:value-type="float">
            <text:p>89.8333333333333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4" calcext:value-type="float">
            <text:p>4</text:p>
          </table:table-cell>
          <table:table-cell table:formula="of:=[.E1133]+1" office:value-type="float" office:value="1132" calcext:value-type="float">
            <text:p>1132</text:p>
          </table:table-cell>
          <table:table-cell table:formula="of:=MAX([.F1133];[.B1134])" office:value-type="float" office:value="90.2303921568628" calcext:value-type="float">
            <text:p>90.2303921568628</text:p>
          </table:table-cell>
          <table:table-cell table:formula="of:=IF([.F1134]=[.B1134];[.E1134];[.G11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16</text:p>
          </table:table-cell>
          <table:table-cell office:value-type="float" office:value="89.8357843137255" calcext:value-type="float">
            <text:p>89.8357843137255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4" calcext:value-type="float">
            <text:p>4</text:p>
          </table:table-cell>
          <table:table-cell table:formula="of:=[.E1134]+1" office:value-type="float" office:value="1133" calcext:value-type="float">
            <text:p>1133</text:p>
          </table:table-cell>
          <table:table-cell table:formula="of:=MAX([.F1134];[.B1135])" office:value-type="float" office:value="90.2303921568628" calcext:value-type="float">
            <text:p>90.2303921568628</text:p>
          </table:table-cell>
          <table:table-cell table:formula="of:=IF([.F1135]=[.B1135];[.E1135];[.G11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18</text:p>
          </table:table-cell>
          <table:table-cell office:value-type="float" office:value="89.8372549019608" calcext:value-type="float">
            <text:p>89.8372549019608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4" calcext:value-type="float">
            <text:p>4</text:p>
          </table:table-cell>
          <table:table-cell table:formula="of:=[.E1135]+1" office:value-type="float" office:value="1134" calcext:value-type="float">
            <text:p>1134</text:p>
          </table:table-cell>
          <table:table-cell table:formula="of:=MAX([.F1135];[.B1136])" office:value-type="float" office:value="90.2303921568628" calcext:value-type="float">
            <text:p>90.2303921568628</text:p>
          </table:table-cell>
          <table:table-cell table:formula="of:=IF([.F1136]=[.B1136];[.E1136];[.G11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19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4" calcext:value-type="float">
            <text:p>4</text:p>
          </table:table-cell>
          <table:table-cell table:formula="of:=[.E1136]+1" office:value-type="float" office:value="1135" calcext:value-type="float">
            <text:p>1135</text:p>
          </table:table-cell>
          <table:table-cell table:formula="of:=MAX([.F1136];[.B1137])" office:value-type="float" office:value="90.2303921568628" calcext:value-type="float">
            <text:p>90.2303921568628</text:p>
          </table:table-cell>
          <table:table-cell table:formula="of:=IF([.F1137]=[.B1137];[.E1137];[.G11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24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reflected on verse JHN 3:26</text:p>
          </table:table-cell>
          <table:table-cell office:value-type="float" office:value="5" calcext:value-type="float">
            <text:p>5</text:p>
          </table:table-cell>
          <table:table-cell table:formula="of:=[.E1137]+1" office:value-type="float" office:value="1136" calcext:value-type="float">
            <text:p>1136</text:p>
          </table:table-cell>
          <table:table-cell table:formula="of:=MAX([.F1137];[.B1138])" office:value-type="float" office:value="90.2303921568628" calcext:value-type="float">
            <text:p>90.2303921568628</text:p>
          </table:table-cell>
          <table:table-cell table:formula="of:=IF([.F1138]=[.B1138];[.E1138];[.G11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26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4" calcext:value-type="float">
            <text:p>4</text:p>
          </table:table-cell>
          <table:table-cell table:formula="of:=[.E1138]+1" office:value-type="float" office:value="1137" calcext:value-type="float">
            <text:p>1137</text:p>
          </table:table-cell>
          <table:table-cell table:formula="of:=MAX([.F1138];[.B1139])" office:value-type="float" office:value="90.2303921568628" calcext:value-type="float">
            <text:p>90.2303921568628</text:p>
          </table:table-cell>
          <table:table-cell table:formula="of:=IF([.F1139]=[.B1139];[.E1139];[.G11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27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4" calcext:value-type="float">
            <text:p>4</text:p>
          </table:table-cell>
          <table:table-cell table:formula="of:=[.E1139]+1" office:value-type="float" office:value="1138" calcext:value-type="float">
            <text:p>1138</text:p>
          </table:table-cell>
          <table:table-cell table:formula="of:=MAX([.F1139];[.B1140])" office:value-type="float" office:value="90.2303921568628" calcext:value-type="float">
            <text:p>90.2303921568628</text:p>
          </table:table-cell>
          <table:table-cell table:formula="of:=IF([.F1140]=[.B1140];[.E1140];[.G11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29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4" calcext:value-type="float">
            <text:p>4</text:p>
          </table:table-cell>
          <table:table-cell table:formula="of:=[.E1140]+1" office:value-type="float" office:value="1139" calcext:value-type="float">
            <text:p>1139</text:p>
          </table:table-cell>
          <table:table-cell table:formula="of:=MAX([.F1140];[.B1141])" office:value-type="float" office:value="90.2303921568628" calcext:value-type="float">
            <text:p>90.2303921568628</text:p>
          </table:table-cell>
          <table:table-cell table:formula="of:=IF([.F1141]=[.B1141];[.E1141];[.G11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30</text:p>
          </table:table-cell>
          <table:table-cell office:value-type="float" office:value="89.8455882352941" calcext:value-type="float">
            <text:p>89.8455882352941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4" calcext:value-type="float">
            <text:p>4</text:p>
          </table:table-cell>
          <table:table-cell table:formula="of:=[.E1141]+1" office:value-type="float" office:value="1140" calcext:value-type="float">
            <text:p>1140</text:p>
          </table:table-cell>
          <table:table-cell table:formula="of:=MAX([.F1141];[.B1142])" office:value-type="float" office:value="90.2303921568628" calcext:value-type="float">
            <text:p>90.2303921568628</text:p>
          </table:table-cell>
          <table:table-cell table:formula="of:=IF([.F1142]=[.B1142];[.E1142];[.G11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31</text:p>
          </table:table-cell>
          <table:table-cell office:value-type="float" office:value="89.8558823529412" calcext:value-type="float">
            <text:p>89.8558823529412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4" calcext:value-type="float">
            <text:p>4</text:p>
          </table:table-cell>
          <table:table-cell table:formula="of:=[.E1142]+1" office:value-type="float" office:value="1141" calcext:value-type="float">
            <text:p>1141</text:p>
          </table:table-cell>
          <table:table-cell table:formula="of:=MAX([.F1142];[.B1143])" office:value-type="float" office:value="90.2303921568628" calcext:value-type="float">
            <text:p>90.2303921568628</text:p>
          </table:table-cell>
          <table:table-cell table:formula="of:=IF([.F1143]=[.B1143];[.E1143];[.G11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33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4" calcext:value-type="float">
            <text:p>4</text:p>
          </table:table-cell>
          <table:table-cell table:formula="of:=[.E1143]+1" office:value-type="float" office:value="1142" calcext:value-type="float">
            <text:p>1142</text:p>
          </table:table-cell>
          <table:table-cell table:formula="of:=MAX([.F1143];[.B1144])" office:value-type="float" office:value="90.2303921568628" calcext:value-type="float">
            <text:p>90.2303921568628</text:p>
          </table:table-cell>
          <table:table-cell table:formula="of:=IF([.F1144]=[.B1144];[.E1144];[.G11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37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reflected on verse JHN 3:27</text:p>
          </table:table-cell>
          <table:table-cell office:value-type="float" office:value="5" calcext:value-type="float">
            <text:p>5</text:p>
          </table:table-cell>
          <table:table-cell table:formula="of:=[.E1144]+1" office:value-type="float" office:value="1143" calcext:value-type="float">
            <text:p>1143</text:p>
          </table:table-cell>
          <table:table-cell table:formula="of:=MAX([.F1144];[.B1145])" office:value-type="float" office:value="90.2303921568628" calcext:value-type="float">
            <text:p>90.2303921568628</text:p>
          </table:table-cell>
          <table:table-cell table:formula="of:=IF([.F1145]=[.B1145];[.E1145];[.G11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39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4" calcext:value-type="float">
            <text:p>4</text:p>
          </table:table-cell>
          <table:table-cell table:formula="of:=[.E1145]+1" office:value-type="float" office:value="1144" calcext:value-type="float">
            <text:p>1144</text:p>
          </table:table-cell>
          <table:table-cell table:formula="of:=MAX([.F1145];[.B1146])" office:value-type="float" office:value="90.2303921568628" calcext:value-type="float">
            <text:p>90.2303921568628</text:p>
          </table:table-cell>
          <table:table-cell table:formula="of:=IF([.F1146]=[.B1146];[.E1146];[.G11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41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4" calcext:value-type="float">
            <text:p>4</text:p>
          </table:table-cell>
          <table:table-cell table:formula="of:=[.E1146]+1" office:value-type="float" office:value="1145" calcext:value-type="float">
            <text:p>1145</text:p>
          </table:table-cell>
          <table:table-cell table:formula="of:=MAX([.F1146];[.B1147])" office:value-type="float" office:value="90.2303921568628" calcext:value-type="float">
            <text:p>90.2303921568628</text:p>
          </table:table-cell>
          <table:table-cell table:formula="of:=IF([.F1147]=[.B1147];[.E1147];[.G11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42</text:p>
          </table:table-cell>
          <table:table-cell office:value-type="float" office:value="89.7303921568627" calcext:value-type="float">
            <text:p>89.7303921568627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4" calcext:value-type="float">
            <text:p>4</text:p>
          </table:table-cell>
          <table:table-cell table:formula="of:=[.E1147]+1" office:value-type="float" office:value="1146" calcext:value-type="float">
            <text:p>1146</text:p>
          </table:table-cell>
          <table:table-cell table:formula="of:=MAX([.F1147];[.B1148])" office:value-type="float" office:value="90.2303921568628" calcext:value-type="float">
            <text:p>90.2303921568628</text:p>
          </table:table-cell>
          <table:table-cell table:formula="of:=IF([.F1148]=[.B1148];[.E1148];[.G11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43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4" calcext:value-type="float">
            <text:p>4</text:p>
          </table:table-cell>
          <table:table-cell table:formula="of:=[.E1148]+1" office:value-type="float" office:value="1147" calcext:value-type="float">
            <text:p>1147</text:p>
          </table:table-cell>
          <table:table-cell table:formula="of:=MAX([.F1148];[.B1149])" office:value-type="float" office:value="90.2303921568628" calcext:value-type="float">
            <text:p>90.2303921568628</text:p>
          </table:table-cell>
          <table:table-cell table:formula="of:=IF([.F1149]=[.B1149];[.E1149];[.G11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44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4" calcext:value-type="float">
            <text:p>4</text:p>
          </table:table-cell>
          <table:table-cell table:formula="of:=[.E1149]+1" office:value-type="float" office:value="1148" calcext:value-type="float">
            <text:p>1148</text:p>
          </table:table-cell>
          <table:table-cell table:formula="of:=MAX([.F1149];[.B1150])" office:value-type="float" office:value="90.2303921568628" calcext:value-type="float">
            <text:p>90.2303921568628</text:p>
          </table:table-cell>
          <table:table-cell table:formula="of:=IF([.F1150]=[.B1150];[.E1150];[.G11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46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4" calcext:value-type="float">
            <text:p>4</text:p>
          </table:table-cell>
          <table:table-cell table:formula="of:=[.E1150]+1" office:value-type="float" office:value="1149" calcext:value-type="float">
            <text:p>1149</text:p>
          </table:table-cell>
          <table:table-cell table:formula="of:=MAX([.F1150];[.B1151])" office:value-type="float" office:value="90.2303921568628" calcext:value-type="float">
            <text:p>90.2303921568628</text:p>
          </table:table-cell>
          <table:table-cell table:formula="of:=IF([.F1151]=[.B1151];[.E1151];[.G11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51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reflected on verse JHN 3:28</text:p>
          </table:table-cell>
          <table:table-cell office:value-type="float" office:value="5" calcext:value-type="float">
            <text:p>5</text:p>
          </table:table-cell>
          <table:table-cell table:formula="of:=[.E1151]+1" office:value-type="float" office:value="1150" calcext:value-type="float">
            <text:p>1150</text:p>
          </table:table-cell>
          <table:table-cell table:formula="of:=MAX([.F1151];[.B1152])" office:value-type="float" office:value="90.2303921568628" calcext:value-type="float">
            <text:p>90.2303921568628</text:p>
          </table:table-cell>
          <table:table-cell table:formula="of:=IF([.F1152]=[.B1152];[.E1152];[.G11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53</text:p>
          </table:table-cell>
          <table:table-cell office:value-type="float" office:value="89.6372549019608" calcext:value-type="float">
            <text:p>89.6372549019608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4" calcext:value-type="float">
            <text:p>4</text:p>
          </table:table-cell>
          <table:table-cell table:formula="of:=[.E1152]+1" office:value-type="float" office:value="1151" calcext:value-type="float">
            <text:p>1151</text:p>
          </table:table-cell>
          <table:table-cell table:formula="of:=MAX([.F1152];[.B1153])" office:value-type="float" office:value="90.2303921568628" calcext:value-type="float">
            <text:p>90.2303921568628</text:p>
          </table:table-cell>
          <table:table-cell table:formula="of:=IF([.F1153]=[.B1153];[.E1153];[.G11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54</text:p>
          </table:table-cell>
          <table:table-cell office:value-type="float" office:value="89.6372549019608" calcext:value-type="float">
            <text:p>89.6372549019608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4" calcext:value-type="float">
            <text:p>4</text:p>
          </table:table-cell>
          <table:table-cell table:formula="of:=[.E1153]+1" office:value-type="float" office:value="1152" calcext:value-type="float">
            <text:p>1152</text:p>
          </table:table-cell>
          <table:table-cell table:formula="of:=MAX([.F1153];[.B1154])" office:value-type="float" office:value="90.2303921568628" calcext:value-type="float">
            <text:p>90.2303921568628</text:p>
          </table:table-cell>
          <table:table-cell table:formula="of:=IF([.F1154]=[.B1154];[.E1154];[.G11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56</text:p>
          </table:table-cell>
          <table:table-cell office:value-type="float" office:value="89.6666666666666" calcext:value-type="float">
            <text:p>89.6666666666666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4" calcext:value-type="float">
            <text:p>4</text:p>
          </table:table-cell>
          <table:table-cell table:formula="of:=[.E1154]+1" office:value-type="float" office:value="1153" calcext:value-type="float">
            <text:p>1153</text:p>
          </table:table-cell>
          <table:table-cell table:formula="of:=MAX([.F1154];[.B1155])" office:value-type="float" office:value="90.2303921568628" calcext:value-type="float">
            <text:p>90.2303921568628</text:p>
          </table:table-cell>
          <table:table-cell table:formula="of:=IF([.F1155]=[.B1155];[.E1155];[.G11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58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4" calcext:value-type="float">
            <text:p>4</text:p>
          </table:table-cell>
          <table:table-cell table:formula="of:=[.E1155]+1" office:value-type="float" office:value="1154" calcext:value-type="float">
            <text:p>1154</text:p>
          </table:table-cell>
          <table:table-cell table:formula="of:=MAX([.F1155];[.B1156])" office:value-type="float" office:value="90.2303921568628" calcext:value-type="float">
            <text:p>90.2303921568628</text:p>
          </table:table-cell>
          <table:table-cell table:formula="of:=IF([.F1156]=[.B1156];[.E1156];[.G11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1:59</text:p>
          </table:table-cell>
          <table:table-cell office:value-type="float" office:value="89.6843137254902" calcext:value-type="float">
            <text:p>89.6843137254902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4" calcext:value-type="float">
            <text:p>4</text:p>
          </table:table-cell>
          <table:table-cell table:formula="of:=[.E1156]+1" office:value-type="float" office:value="1155" calcext:value-type="float">
            <text:p>1155</text:p>
          </table:table-cell>
          <table:table-cell table:formula="of:=MAX([.F1156];[.B1157])" office:value-type="float" office:value="90.2303921568628" calcext:value-type="float">
            <text:p>90.2303921568628</text:p>
          </table:table-cell>
          <table:table-cell table:formula="of:=IF([.F1157]=[.B1157];[.E1157];[.G11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01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4" calcext:value-type="float">
            <text:p>4</text:p>
          </table:table-cell>
          <table:table-cell table:formula="of:=[.E1157]+1" office:value-type="float" office:value="1156" calcext:value-type="float">
            <text:p>1156</text:p>
          </table:table-cell>
          <table:table-cell table:formula="of:=MAX([.F1157];[.B1158])" office:value-type="float" office:value="90.2303921568628" calcext:value-type="float">
            <text:p>90.2303921568628</text:p>
          </table:table-cell>
          <table:table-cell table:formula="of:=IF([.F1158]=[.B1158];[.E1158];[.G11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05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reflected on verse JHN 3:29</text:p>
          </table:table-cell>
          <table:table-cell office:value-type="float" office:value="5" calcext:value-type="float">
            <text:p>5</text:p>
          </table:table-cell>
          <table:table-cell table:formula="of:=[.E1158]+1" office:value-type="float" office:value="1157" calcext:value-type="float">
            <text:p>1157</text:p>
          </table:table-cell>
          <table:table-cell table:formula="of:=MAX([.F1158];[.B1159])" office:value-type="float" office:value="90.2303921568628" calcext:value-type="float">
            <text:p>90.2303921568628</text:p>
          </table:table-cell>
          <table:table-cell table:formula="of:=IF([.F1159]=[.B1159];[.E1159];[.G11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07</text:p>
          </table:table-cell>
          <table:table-cell office:value-type="float" office:value="89.6470588235294" calcext:value-type="float">
            <text:p>89.6470588235294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4" calcext:value-type="float">
            <text:p>4</text:p>
          </table:table-cell>
          <table:table-cell table:formula="of:=[.E1159]+1" office:value-type="float" office:value="1158" calcext:value-type="float">
            <text:p>1158</text:p>
          </table:table-cell>
          <table:table-cell table:formula="of:=MAX([.F1159];[.B1160])" office:value-type="float" office:value="90.2303921568628" calcext:value-type="float">
            <text:p>90.2303921568628</text:p>
          </table:table-cell>
          <table:table-cell table:formula="of:=IF([.F1160]=[.B1160];[.E1160];[.G11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09</text:p>
          </table:table-cell>
          <table:table-cell office:value-type="float" office:value="89.7205882352941" calcext:value-type="float">
            <text:p>89.7205882352941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4" calcext:value-type="float">
            <text:p>4</text:p>
          </table:table-cell>
          <table:table-cell table:formula="of:=[.E1160]+1" office:value-type="float" office:value="1159" calcext:value-type="float">
            <text:p>1159</text:p>
          </table:table-cell>
          <table:table-cell table:formula="of:=MAX([.F1160];[.B1161])" office:value-type="float" office:value="90.2303921568628" calcext:value-type="float">
            <text:p>90.2303921568628</text:p>
          </table:table-cell>
          <table:table-cell table:formula="of:=IF([.F1161]=[.B1161];[.E1161];[.G11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10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4" calcext:value-type="float">
            <text:p>4</text:p>
          </table:table-cell>
          <table:table-cell table:formula="of:=[.E1161]+1" office:value-type="float" office:value="1160" calcext:value-type="float">
            <text:p>1160</text:p>
          </table:table-cell>
          <table:table-cell table:formula="of:=MAX([.F1161];[.B1162])" office:value-type="float" office:value="90.2303921568628" calcext:value-type="float">
            <text:p>90.2303921568628</text:p>
          </table:table-cell>
          <table:table-cell table:formula="of:=IF([.F1162]=[.B1162];[.E1162];[.G11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12</text:p>
          </table:table-cell>
          <table:table-cell office:value-type="float" office:value="89.6691176470588" calcext:value-type="float">
            <text:p>89.6691176470588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4" calcext:value-type="float">
            <text:p>4</text:p>
          </table:table-cell>
          <table:table-cell table:formula="of:=[.E1162]+1" office:value-type="float" office:value="1161" calcext:value-type="float">
            <text:p>1161</text:p>
          </table:table-cell>
          <table:table-cell table:formula="of:=MAX([.F1162];[.B1163])" office:value-type="float" office:value="90.2303921568628" calcext:value-type="float">
            <text:p>90.2303921568628</text:p>
          </table:table-cell>
          <table:table-cell table:formula="of:=IF([.F1163]=[.B1163];[.E1163];[.G11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13</text:p>
          </table:table-cell>
          <table:table-cell office:value-type="float" office:value="89.6941176470588" calcext:value-type="float">
            <text:p>89.6941176470588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4" calcext:value-type="float">
            <text:p>4</text:p>
          </table:table-cell>
          <table:table-cell table:formula="of:=[.E1163]+1" office:value-type="float" office:value="1162" calcext:value-type="float">
            <text:p>1162</text:p>
          </table:table-cell>
          <table:table-cell table:formula="of:=MAX([.F1163];[.B1164])" office:value-type="float" office:value="90.2303921568628" calcext:value-type="float">
            <text:p>90.2303921568628</text:p>
          </table:table-cell>
          <table:table-cell table:formula="of:=IF([.F1164]=[.B1164];[.E1164];[.G11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15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4" calcext:value-type="float">
            <text:p>4</text:p>
          </table:table-cell>
          <table:table-cell table:formula="of:=[.E1164]+1" office:value-type="float" office:value="1163" calcext:value-type="float">
            <text:p>1163</text:p>
          </table:table-cell>
          <table:table-cell table:formula="of:=MAX([.F1164];[.B1165])" office:value-type="float" office:value="90.2303921568628" calcext:value-type="float">
            <text:p>90.2303921568628</text:p>
          </table:table-cell>
          <table:table-cell table:formula="of:=IF([.F1165]=[.B1165];[.E1165];[.G11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20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reflected on verse JHN 3:30</text:p>
          </table:table-cell>
          <table:table-cell office:value-type="float" office:value="5" calcext:value-type="float">
            <text:p>5</text:p>
          </table:table-cell>
          <table:table-cell table:formula="of:=[.E1165]+1" office:value-type="float" office:value="1164" calcext:value-type="float">
            <text:p>1164</text:p>
          </table:table-cell>
          <table:table-cell table:formula="of:=MAX([.F1165];[.B1166])" office:value-type="float" office:value="90.2303921568628" calcext:value-type="float">
            <text:p>90.2303921568628</text:p>
          </table:table-cell>
          <table:table-cell table:formula="of:=IF([.F1166]=[.B1166];[.E1166];[.G11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24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4" calcext:value-type="float">
            <text:p>4</text:p>
          </table:table-cell>
          <table:table-cell table:formula="of:=[.E1166]+1" office:value-type="float" office:value="1165" calcext:value-type="float">
            <text:p>1165</text:p>
          </table:table-cell>
          <table:table-cell table:formula="of:=MAX([.F1166];[.B1167])" office:value-type="float" office:value="90.2303921568628" calcext:value-type="float">
            <text:p>90.2303921568628</text:p>
          </table:table-cell>
          <table:table-cell table:formula="of:=IF([.F1167]=[.B1167];[.E1167];[.G11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26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4" calcext:value-type="float">
            <text:p>4</text:p>
          </table:table-cell>
          <table:table-cell table:formula="of:=[.E1167]+1" office:value-type="float" office:value="1166" calcext:value-type="float">
            <text:p>1166</text:p>
          </table:table-cell>
          <table:table-cell table:formula="of:=MAX([.F1167];[.B1168])" office:value-type="float" office:value="90.2303921568628" calcext:value-type="float">
            <text:p>90.2303921568628</text:p>
          </table:table-cell>
          <table:table-cell table:formula="of:=IF([.F1168]=[.B1168];[.E1168];[.G11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27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4" calcext:value-type="float">
            <text:p>4</text:p>
          </table:table-cell>
          <table:table-cell table:formula="of:=[.E1168]+1" office:value-type="float" office:value="1167" calcext:value-type="float">
            <text:p>1167</text:p>
          </table:table-cell>
          <table:table-cell table:formula="of:=MAX([.F1168];[.B1169])" office:value-type="float" office:value="90.2303921568628" calcext:value-type="float">
            <text:p>90.2303921568628</text:p>
          </table:table-cell>
          <table:table-cell table:formula="of:=IF([.F1169]=[.B1169];[.E1169];[.G11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32</text:p>
          </table:table-cell>
          <table:table-cell office:value-type="float" office:value="89.6985294117647" calcext:value-type="float">
            <text:p>89.6985294117647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4" calcext:value-type="float">
            <text:p>4</text:p>
          </table:table-cell>
          <table:table-cell table:formula="of:=[.E1169]+1" office:value-type="float" office:value="1168" calcext:value-type="float">
            <text:p>1168</text:p>
          </table:table-cell>
          <table:table-cell table:formula="of:=MAX([.F1169];[.B1170])" office:value-type="float" office:value="90.2303921568628" calcext:value-type="float">
            <text:p>90.2303921568628</text:p>
          </table:table-cell>
          <table:table-cell table:formula="of:=IF([.F1170]=[.B1170];[.E1170];[.G11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33</text:p>
          </table:table-cell>
          <table:table-cell office:value-type="float" office:value="89.7029411764706" calcext:value-type="float">
            <text:p>89.7029411764706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4" calcext:value-type="float">
            <text:p>4</text:p>
          </table:table-cell>
          <table:table-cell table:formula="of:=[.E1170]+1" office:value-type="float" office:value="1169" calcext:value-type="float">
            <text:p>1169</text:p>
          </table:table-cell>
          <table:table-cell table:formula="of:=MAX([.F1170];[.B1171])" office:value-type="float" office:value="90.2303921568628" calcext:value-type="float">
            <text:p>90.2303921568628</text:p>
          </table:table-cell>
          <table:table-cell table:formula="of:=IF([.F1171]=[.B1171];[.E1171];[.G11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35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4" calcext:value-type="float">
            <text:p>4</text:p>
          </table:table-cell>
          <table:table-cell table:formula="of:=[.E1171]+1" office:value-type="float" office:value="1170" calcext:value-type="float">
            <text:p>1170</text:p>
          </table:table-cell>
          <table:table-cell table:formula="of:=MAX([.F1171];[.B1172])" office:value-type="float" office:value="90.2303921568628" calcext:value-type="float">
            <text:p>90.2303921568628</text:p>
          </table:table-cell>
          <table:table-cell table:formula="of:=IF([.F1172]=[.B1172];[.E1172];[.G11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39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reflected on verse JHN 3:31</text:p>
          </table:table-cell>
          <table:table-cell office:value-type="float" office:value="5" calcext:value-type="float">
            <text:p>5</text:p>
          </table:table-cell>
          <table:table-cell table:formula="of:=[.E1172]+1" office:value-type="float" office:value="1171" calcext:value-type="float">
            <text:p>1171</text:p>
          </table:table-cell>
          <table:table-cell table:formula="of:=MAX([.F1172];[.B1173])" office:value-type="float" office:value="90.2303921568628" calcext:value-type="float">
            <text:p>90.2303921568628</text:p>
          </table:table-cell>
          <table:table-cell table:formula="of:=IF([.F1173]=[.B1173];[.E1173];[.G11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40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4" calcext:value-type="float">
            <text:p>4</text:p>
          </table:table-cell>
          <table:table-cell table:formula="of:=[.E1173]+1" office:value-type="float" office:value="1172" calcext:value-type="float">
            <text:p>1172</text:p>
          </table:table-cell>
          <table:table-cell table:formula="of:=MAX([.F1173];[.B1174])" office:value-type="float" office:value="90.2303921568628" calcext:value-type="float">
            <text:p>90.2303921568628</text:p>
          </table:table-cell>
          <table:table-cell table:formula="of:=IF([.F1174]=[.B1174];[.E1174];[.G11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42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4" calcext:value-type="float">
            <text:p>4</text:p>
          </table:table-cell>
          <table:table-cell table:formula="of:=[.E1174]+1" office:value-type="float" office:value="1173" calcext:value-type="float">
            <text:p>1173</text:p>
          </table:table-cell>
          <table:table-cell table:formula="of:=MAX([.F1174];[.B1175])" office:value-type="float" office:value="90.2303921568628" calcext:value-type="float">
            <text:p>90.2303921568628</text:p>
          </table:table-cell>
          <table:table-cell table:formula="of:=IF([.F1175]=[.B1175];[.E1175];[.G11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43</text:p>
          </table:table-cell>
          <table:table-cell office:value-type="float" office:value="89.6225490196078" calcext:value-type="float">
            <text:p>89.6225490196078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4" calcext:value-type="float">
            <text:p>4</text:p>
          </table:table-cell>
          <table:table-cell table:formula="of:=[.E1175]+1" office:value-type="float" office:value="1174" calcext:value-type="float">
            <text:p>1174</text:p>
          </table:table-cell>
          <table:table-cell table:formula="of:=MAX([.F1175];[.B1176])" office:value-type="float" office:value="90.2303921568628" calcext:value-type="float">
            <text:p>90.2303921568628</text:p>
          </table:table-cell>
          <table:table-cell table:formula="of:=IF([.F1176]=[.B1176];[.E1176];[.G11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44</text:p>
          </table:table-cell>
          <table:table-cell office:value-type="float" office:value="89.6691176470588" calcext:value-type="float">
            <text:p>89.6691176470588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4" calcext:value-type="float">
            <text:p>4</text:p>
          </table:table-cell>
          <table:table-cell table:formula="of:=[.E1176]+1" office:value-type="float" office:value="1175" calcext:value-type="float">
            <text:p>1175</text:p>
          </table:table-cell>
          <table:table-cell table:formula="of:=MAX([.F1176];[.B1177])" office:value-type="float" office:value="90.2303921568628" calcext:value-type="float">
            <text:p>90.2303921568628</text:p>
          </table:table-cell>
          <table:table-cell table:formula="of:=IF([.F1177]=[.B1177];[.E1177];[.G11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45</text:p>
          </table:table-cell>
          <table:table-cell office:value-type="float" office:value="89.6558823529412" calcext:value-type="float">
            <text:p>89.6558823529412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4" calcext:value-type="float">
            <text:p>4</text:p>
          </table:table-cell>
          <table:table-cell table:formula="of:=[.E1177]+1" office:value-type="float" office:value="1176" calcext:value-type="float">
            <text:p>1176</text:p>
          </table:table-cell>
          <table:table-cell table:formula="of:=MAX([.F1177];[.B1178])" office:value-type="float" office:value="90.2303921568628" calcext:value-type="float">
            <text:p>90.2303921568628</text:p>
          </table:table-cell>
          <table:table-cell table:formula="of:=IF([.F1178]=[.B1178];[.E1178];[.G11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47</text:p>
          </table:table-cell>
          <table:table-cell office:value-type="float" office:value="89.6666666666666" calcext:value-type="float">
            <text:p>89.6666666666666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4" calcext:value-type="float">
            <text:p>4</text:p>
          </table:table-cell>
          <table:table-cell table:formula="of:=[.E1178]+1" office:value-type="float" office:value="1177" calcext:value-type="float">
            <text:p>1177</text:p>
          </table:table-cell>
          <table:table-cell table:formula="of:=MAX([.F1178];[.B1179])" office:value-type="float" office:value="90.2303921568628" calcext:value-type="float">
            <text:p>90.2303921568628</text:p>
          </table:table-cell>
          <table:table-cell table:formula="of:=IF([.F1179]=[.B1179];[.E1179];[.G11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52</text:p>
          </table:table-cell>
          <table:table-cell office:value-type="float" office:value="89.6666666666666" calcext:value-type="float">
            <text:p>89.6666666666666</text:p>
          </table:table-cell>
          <table:table-cell office:value-type="string" calcext:value-type="string">
            <text:p>reflected on verse JHN 3:32</text:p>
          </table:table-cell>
          <table:table-cell office:value-type="float" office:value="5" calcext:value-type="float">
            <text:p>5</text:p>
          </table:table-cell>
          <table:table-cell table:formula="of:=[.E1179]+1" office:value-type="float" office:value="1178" calcext:value-type="float">
            <text:p>1178</text:p>
          </table:table-cell>
          <table:table-cell table:formula="of:=MAX([.F1179];[.B1180])" office:value-type="float" office:value="90.2303921568628" calcext:value-type="float">
            <text:p>90.2303921568628</text:p>
          </table:table-cell>
          <table:table-cell table:formula="of:=IF([.F1180]=[.B1180];[.E1180];[.G11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54</text:p>
          </table:table-cell>
          <table:table-cell office:value-type="float" office:value="89.6372549019608" calcext:value-type="float">
            <text:p>89.6372549019608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4" calcext:value-type="float">
            <text:p>4</text:p>
          </table:table-cell>
          <table:table-cell table:formula="of:=[.E1180]+1" office:value-type="float" office:value="1179" calcext:value-type="float">
            <text:p>1179</text:p>
          </table:table-cell>
          <table:table-cell table:formula="of:=MAX([.F1180];[.B1181])" office:value-type="float" office:value="90.2303921568628" calcext:value-type="float">
            <text:p>90.2303921568628</text:p>
          </table:table-cell>
          <table:table-cell table:formula="of:=IF([.F1181]=[.B1181];[.E1181];[.G11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55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4" calcext:value-type="float">
            <text:p>4</text:p>
          </table:table-cell>
          <table:table-cell table:formula="of:=[.E1181]+1" office:value-type="float" office:value="1180" calcext:value-type="float">
            <text:p>1180</text:p>
          </table:table-cell>
          <table:table-cell table:formula="of:=MAX([.F1181];[.B1182])" office:value-type="float" office:value="90.2303921568628" calcext:value-type="float">
            <text:p>90.2303921568628</text:p>
          </table:table-cell>
          <table:table-cell table:formula="of:=IF([.F1182]=[.B1182];[.E1182];[.G11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57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4" calcext:value-type="float">
            <text:p>4</text:p>
          </table:table-cell>
          <table:table-cell table:formula="of:=[.E1182]+1" office:value-type="float" office:value="1181" calcext:value-type="float">
            <text:p>1181</text:p>
          </table:table-cell>
          <table:table-cell table:formula="of:=MAX([.F1182];[.B1183])" office:value-type="float" office:value="90.2303921568628" calcext:value-type="float">
            <text:p>90.2303921568628</text:p>
          </table:table-cell>
          <table:table-cell table:formula="of:=IF([.F1183]=[.B1183];[.E1183];[.G11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58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4" calcext:value-type="float">
            <text:p>4</text:p>
          </table:table-cell>
          <table:table-cell table:formula="of:=[.E1183]+1" office:value-type="float" office:value="1182" calcext:value-type="float">
            <text:p>1182</text:p>
          </table:table-cell>
          <table:table-cell table:formula="of:=MAX([.F1183];[.B1184])" office:value-type="float" office:value="90.2303921568628" calcext:value-type="float">
            <text:p>90.2303921568628</text:p>
          </table:table-cell>
          <table:table-cell table:formula="of:=IF([.F1184]=[.B1184];[.E1184];[.G11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2:59</text:p>
          </table:table-cell>
          <table:table-cell office:value-type="float" office:value="89.6666666666666" calcext:value-type="float">
            <text:p>89.6666666666666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4" calcext:value-type="float">
            <text:p>4</text:p>
          </table:table-cell>
          <table:table-cell table:formula="of:=[.E1184]+1" office:value-type="float" office:value="1183" calcext:value-type="float">
            <text:p>1183</text:p>
          </table:table-cell>
          <table:table-cell table:formula="of:=MAX([.F1184];[.B1185])" office:value-type="float" office:value="90.2303921568628" calcext:value-type="float">
            <text:p>90.2303921568628</text:p>
          </table:table-cell>
          <table:table-cell table:formula="of:=IF([.F1185]=[.B1185];[.E1185];[.G11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02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4" calcext:value-type="float">
            <text:p>4</text:p>
          </table:table-cell>
          <table:table-cell table:formula="of:=[.E1185]+1" office:value-type="float" office:value="1184" calcext:value-type="float">
            <text:p>1184</text:p>
          </table:table-cell>
          <table:table-cell table:formula="of:=MAX([.F1185];[.B1186])" office:value-type="float" office:value="90.2303921568628" calcext:value-type="float">
            <text:p>90.2303921568628</text:p>
          </table:table-cell>
          <table:table-cell table:formula="of:=IF([.F1186]=[.B1186];[.E1186];[.G11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06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reflected on verse JHN 3:33</text:p>
          </table:table-cell>
          <table:table-cell office:value-type="float" office:value="5" calcext:value-type="float">
            <text:p>5</text:p>
          </table:table-cell>
          <table:table-cell table:formula="of:=[.E1186]+1" office:value-type="float" office:value="1185" calcext:value-type="float">
            <text:p>1185</text:p>
          </table:table-cell>
          <table:table-cell table:formula="of:=MAX([.F1186];[.B1187])" office:value-type="float" office:value="90.2303921568628" calcext:value-type="float">
            <text:p>90.2303921568628</text:p>
          </table:table-cell>
          <table:table-cell table:formula="of:=IF([.F1187]=[.B1187];[.E1187];[.G11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08</text:p>
          </table:table-cell>
          <table:table-cell office:value-type="float" office:value="89.7696078431372" calcext:value-type="float">
            <text:p>89.7696078431372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4" calcext:value-type="float">
            <text:p>4</text:p>
          </table:table-cell>
          <table:table-cell table:formula="of:=[.E1187]+1" office:value-type="float" office:value="1186" calcext:value-type="float">
            <text:p>1186</text:p>
          </table:table-cell>
          <table:table-cell table:formula="of:=MAX([.F1187];[.B1188])" office:value-type="float" office:value="90.2303921568628" calcext:value-type="float">
            <text:p>90.2303921568628</text:p>
          </table:table-cell>
          <table:table-cell table:formula="of:=IF([.F1188]=[.B1188];[.E1188];[.G11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09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4" calcext:value-type="float">
            <text:p>4</text:p>
          </table:table-cell>
          <table:table-cell table:formula="of:=[.E1188]+1" office:value-type="float" office:value="1187" calcext:value-type="float">
            <text:p>1187</text:p>
          </table:table-cell>
          <table:table-cell table:formula="of:=MAX([.F1188];[.B1189])" office:value-type="float" office:value="90.2303921568628" calcext:value-type="float">
            <text:p>90.2303921568628</text:p>
          </table:table-cell>
          <table:table-cell table:formula="of:=IF([.F1189]=[.B1189];[.E1189];[.G11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11</text:p>
          </table:table-cell>
          <table:table-cell office:value-type="float" office:value="89.6519607843137" calcext:value-type="float">
            <text:p>89.6519607843137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4" calcext:value-type="float">
            <text:p>4</text:p>
          </table:table-cell>
          <table:table-cell table:formula="of:=[.E1189]+1" office:value-type="float" office:value="1188" calcext:value-type="float">
            <text:p>1188</text:p>
          </table:table-cell>
          <table:table-cell table:formula="of:=MAX([.F1189];[.B1190])" office:value-type="float" office:value="90.2303921568628" calcext:value-type="float">
            <text:p>90.2303921568628</text:p>
          </table:table-cell>
          <table:table-cell table:formula="of:=IF([.F1190]=[.B1190];[.E1190];[.G11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12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4" calcext:value-type="float">
            <text:p>4</text:p>
          </table:table-cell>
          <table:table-cell table:formula="of:=[.E1190]+1" office:value-type="float" office:value="1189" calcext:value-type="float">
            <text:p>1189</text:p>
          </table:table-cell>
          <table:table-cell table:formula="of:=MAX([.F1190];[.B1191])" office:value-type="float" office:value="90.2303921568628" calcext:value-type="float">
            <text:p>90.2303921568628</text:p>
          </table:table-cell>
          <table:table-cell table:formula="of:=IF([.F1191]=[.B1191];[.E1191];[.G11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14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4" calcext:value-type="float">
            <text:p>4</text:p>
          </table:table-cell>
          <table:table-cell table:formula="of:=[.E1191]+1" office:value-type="float" office:value="1190" calcext:value-type="float">
            <text:p>1190</text:p>
          </table:table-cell>
          <table:table-cell table:formula="of:=MAX([.F1191];[.B1192])" office:value-type="float" office:value="90.2303921568628" calcext:value-type="float">
            <text:p>90.2303921568628</text:p>
          </table:table-cell>
          <table:table-cell table:formula="of:=IF([.F1192]=[.B1192];[.E1192];[.G11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16</text:p>
          </table:table-cell>
          <table:table-cell office:value-type="float" office:value="89.6617647058823" calcext:value-type="float">
            <text:p>89.6617647058823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4" calcext:value-type="float">
            <text:p>4</text:p>
          </table:table-cell>
          <table:table-cell table:formula="of:=[.E1192]+1" office:value-type="float" office:value="1191" calcext:value-type="float">
            <text:p>1191</text:p>
          </table:table-cell>
          <table:table-cell table:formula="of:=MAX([.F1192];[.B1193])" office:value-type="float" office:value="90.2303921568628" calcext:value-type="float">
            <text:p>90.2303921568628</text:p>
          </table:table-cell>
          <table:table-cell table:formula="of:=IF([.F1193]=[.B1193];[.E1193];[.G11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20</text:p>
          </table:table-cell>
          <table:table-cell office:value-type="float" office:value="89.6617647058823" calcext:value-type="float">
            <text:p>89.6617647058823</text:p>
          </table:table-cell>
          <table:table-cell office:value-type="string" calcext:value-type="string">
            <text:p>reflected on verse JHN 3:34</text:p>
          </table:table-cell>
          <table:table-cell office:value-type="float" office:value="5" calcext:value-type="float">
            <text:p>5</text:p>
          </table:table-cell>
          <table:table-cell table:formula="of:=[.E1193]+1" office:value-type="float" office:value="1192" calcext:value-type="float">
            <text:p>1192</text:p>
          </table:table-cell>
          <table:table-cell table:formula="of:=MAX([.F1193];[.B1194])" office:value-type="float" office:value="90.2303921568628" calcext:value-type="float">
            <text:p>90.2303921568628</text:p>
          </table:table-cell>
          <table:table-cell table:formula="of:=IF([.F1194]=[.B1194];[.E1194];[.G11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22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4" calcext:value-type="float">
            <text:p>4</text:p>
          </table:table-cell>
          <table:table-cell table:formula="of:=[.E1194]+1" office:value-type="float" office:value="1193" calcext:value-type="float">
            <text:p>1193</text:p>
          </table:table-cell>
          <table:table-cell table:formula="of:=MAX([.F1194];[.B1195])" office:value-type="float" office:value="90.2303921568628" calcext:value-type="float">
            <text:p>90.2303921568628</text:p>
          </table:table-cell>
          <table:table-cell table:formula="of:=IF([.F1195]=[.B1195];[.E1195];[.G11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23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4" calcext:value-type="float">
            <text:p>4</text:p>
          </table:table-cell>
          <table:table-cell table:formula="of:=[.E1195]+1" office:value-type="float" office:value="1194" calcext:value-type="float">
            <text:p>1194</text:p>
          </table:table-cell>
          <table:table-cell table:formula="of:=MAX([.F1195];[.B1196])" office:value-type="float" office:value="90.2303921568628" calcext:value-type="float">
            <text:p>90.2303921568628</text:p>
          </table:table-cell>
          <table:table-cell table:formula="of:=IF([.F1196]=[.B1196];[.E1196];[.G11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25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4" calcext:value-type="float">
            <text:p>4</text:p>
          </table:table-cell>
          <table:table-cell table:formula="of:=[.E1196]+1" office:value-type="float" office:value="1195" calcext:value-type="float">
            <text:p>1195</text:p>
          </table:table-cell>
          <table:table-cell table:formula="of:=MAX([.F1196];[.B1197])" office:value-type="float" office:value="90.2303921568628" calcext:value-type="float">
            <text:p>90.2303921568628</text:p>
          </table:table-cell>
          <table:table-cell table:formula="of:=IF([.F1197]=[.B1197];[.E1197];[.G11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26</text:p>
          </table:table-cell>
          <table:table-cell office:value-type="float" office:value="89.6789215686274" calcext:value-type="float">
            <text:p>89.6789215686274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4" calcext:value-type="float">
            <text:p>4</text:p>
          </table:table-cell>
          <table:table-cell table:formula="of:=[.E1197]+1" office:value-type="float" office:value="1196" calcext:value-type="float">
            <text:p>1196</text:p>
          </table:table-cell>
          <table:table-cell table:formula="of:=MAX([.F1197];[.B1198])" office:value-type="float" office:value="90.2303921568628" calcext:value-type="float">
            <text:p>90.2303921568628</text:p>
          </table:table-cell>
          <table:table-cell table:formula="of:=IF([.F1198]=[.B1198];[.E1198];[.G11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27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4" calcext:value-type="float">
            <text:p>4</text:p>
          </table:table-cell>
          <table:table-cell table:formula="of:=[.E1198]+1" office:value-type="float" office:value="1197" calcext:value-type="float">
            <text:p>1197</text:p>
          </table:table-cell>
          <table:table-cell table:formula="of:=MAX([.F1198];[.B1199])" office:value-type="float" office:value="90.2303921568628" calcext:value-type="float">
            <text:p>90.2303921568628</text:p>
          </table:table-cell>
          <table:table-cell table:formula="of:=IF([.F1199]=[.B1199];[.E1199];[.G11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29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4" calcext:value-type="float">
            <text:p>4</text:p>
          </table:table-cell>
          <table:table-cell table:formula="of:=[.E1199]+1" office:value-type="float" office:value="1198" calcext:value-type="float">
            <text:p>1198</text:p>
          </table:table-cell>
          <table:table-cell table:formula="of:=MAX([.F1199];[.B1200])" office:value-type="float" office:value="90.2303921568628" calcext:value-type="float">
            <text:p>90.2303921568628</text:p>
          </table:table-cell>
          <table:table-cell table:formula="of:=IF([.F1200]=[.B1200];[.E1200];[.G11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34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reflected on verse JHN 3:35</text:p>
          </table:table-cell>
          <table:table-cell office:value-type="float" office:value="5" calcext:value-type="float">
            <text:p>5</text:p>
          </table:table-cell>
          <table:table-cell table:formula="of:=[.E1200]+1" office:value-type="float" office:value="1199" calcext:value-type="float">
            <text:p>1199</text:p>
          </table:table-cell>
          <table:table-cell table:formula="of:=MAX([.F1200];[.B1201])" office:value-type="float" office:value="90.2303921568628" calcext:value-type="float">
            <text:p>90.2303921568628</text:p>
          </table:table-cell>
          <table:table-cell table:formula="of:=IF([.F1201]=[.B1201];[.E1201];[.G12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35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4" calcext:value-type="float">
            <text:p>4</text:p>
          </table:table-cell>
          <table:table-cell table:formula="of:=[.E1201]+1" office:value-type="float" office:value="1200" calcext:value-type="float">
            <text:p>1200</text:p>
          </table:table-cell>
          <table:table-cell table:formula="of:=MAX([.F1201];[.B1202])" office:value-type="float" office:value="90.2303921568628" calcext:value-type="float">
            <text:p>90.2303921568628</text:p>
          </table:table-cell>
          <table:table-cell table:formula="of:=IF([.F1202]=[.B1202];[.E1202];[.G12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36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4" calcext:value-type="float">
            <text:p>4</text:p>
          </table:table-cell>
          <table:table-cell table:formula="of:=[.E1202]+1" office:value-type="float" office:value="1201" calcext:value-type="float">
            <text:p>1201</text:p>
          </table:table-cell>
          <table:table-cell table:formula="of:=MAX([.F1202];[.B1203])" office:value-type="float" office:value="90.2303921568628" calcext:value-type="float">
            <text:p>90.2303921568628</text:p>
          </table:table-cell>
          <table:table-cell table:formula="of:=IF([.F1203]=[.B1203];[.E1203];[.G12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38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4" calcext:value-type="float">
            <text:p>4</text:p>
          </table:table-cell>
          <table:table-cell table:formula="of:=[.E1203]+1" office:value-type="float" office:value="1202" calcext:value-type="float">
            <text:p>1202</text:p>
          </table:table-cell>
          <table:table-cell table:formula="of:=MAX([.F1203];[.B1204])" office:value-type="float" office:value="90.2303921568628" calcext:value-type="float">
            <text:p>90.2303921568628</text:p>
          </table:table-cell>
          <table:table-cell table:formula="of:=IF([.F1204]=[.B1204];[.E1204];[.G12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39</text:p>
          </table:table-cell>
          <table:table-cell office:value-type="float" office:value="89.7132352941176" calcext:value-type="float">
            <text:p>89.7132352941176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4" calcext:value-type="float">
            <text:p>4</text:p>
          </table:table-cell>
          <table:table-cell table:formula="of:=[.E1204]+1" office:value-type="float" office:value="1203" calcext:value-type="float">
            <text:p>1203</text:p>
          </table:table-cell>
          <table:table-cell table:formula="of:=MAX([.F1204];[.B1205])" office:value-type="float" office:value="90.2303921568628" calcext:value-type="float">
            <text:p>90.2303921568628</text:p>
          </table:table-cell>
          <table:table-cell table:formula="of:=IF([.F1205]=[.B1205];[.E1205];[.G12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40</text:p>
          </table:table-cell>
          <table:table-cell office:value-type="float" office:value="89.7382352941176" calcext:value-type="float">
            <text:p>89.7382352941176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4" calcext:value-type="float">
            <text:p>4</text:p>
          </table:table-cell>
          <table:table-cell table:formula="of:=[.E1205]+1" office:value-type="float" office:value="1204" calcext:value-type="float">
            <text:p>1204</text:p>
          </table:table-cell>
          <table:table-cell table:formula="of:=MAX([.F1205];[.B1206])" office:value-type="float" office:value="90.2303921568628" calcext:value-type="float">
            <text:p>90.2303921568628</text:p>
          </table:table-cell>
          <table:table-cell table:formula="of:=IF([.F1206]=[.B1206];[.E1206];[.G12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41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4" calcext:value-type="float">
            <text:p>4</text:p>
          </table:table-cell>
          <table:table-cell table:formula="of:=[.E1206]+1" office:value-type="float" office:value="1205" calcext:value-type="float">
            <text:p>1205</text:p>
          </table:table-cell>
          <table:table-cell table:formula="of:=MAX([.F1206];[.B1207])" office:value-type="float" office:value="90.2303921568628" calcext:value-type="float">
            <text:p>90.2303921568628</text:p>
          </table:table-cell>
          <table:table-cell table:formula="of:=IF([.F1207]=[.B1207];[.E1207];[.G12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46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reflected on verse JHN 3:36</text:p>
          </table:table-cell>
          <table:table-cell office:value-type="float" office:value="5" calcext:value-type="float">
            <text:p>5</text:p>
          </table:table-cell>
          <table:table-cell table:formula="of:=[.E1207]+1" office:value-type="float" office:value="1206" calcext:value-type="float">
            <text:p>1206</text:p>
          </table:table-cell>
          <table:table-cell table:formula="of:=MAX([.F1207];[.B1208])" office:value-type="float" office:value="90.2303921568628" calcext:value-type="float">
            <text:p>90.2303921568628</text:p>
          </table:table-cell>
          <table:table-cell table:formula="of:=IF([.F1208]=[.B1208];[.E1208];[.G12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48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1 to verse JHN 3:1</text:p>
          </table:table-cell>
          <table:table-cell office:value-type="float" office:value="5" calcext:value-type="float">
            <text:p>5</text:p>
          </table:table-cell>
          <table:table-cell table:formula="of:=[.E1208]+1" office:value-type="float" office:value="1207" calcext:value-type="float">
            <text:p>1207</text:p>
          </table:table-cell>
          <table:table-cell table:formula="of:=MAX([.F1208];[.B1209])" office:value-type="float" office:value="90.2303921568628" calcext:value-type="float">
            <text:p>90.2303921568628</text:p>
          </table:table-cell>
          <table:table-cell table:formula="of:=IF([.F1209]=[.B1209];[.E1209];[.G12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49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5" calcext:value-type="float">
            <text:p>5</text:p>
          </table:table-cell>
          <table:table-cell table:formula="of:=[.E1209]+1" office:value-type="float" office:value="1208" calcext:value-type="float">
            <text:p>1208</text:p>
          </table:table-cell>
          <table:table-cell table:formula="of:=MAX([.F1209];[.B1210])" office:value-type="float" office:value="90.2303921568628" calcext:value-type="float">
            <text:p>90.2303921568628</text:p>
          </table:table-cell>
          <table:table-cell table:formula="of:=IF([.F1210]=[.B1210];[.E1210];[.G12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51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5" calcext:value-type="float">
            <text:p>5</text:p>
          </table:table-cell>
          <table:table-cell table:formula="of:=[.E1210]+1" office:value-type="float" office:value="1209" calcext:value-type="float">
            <text:p>1209</text:p>
          </table:table-cell>
          <table:table-cell table:formula="of:=MAX([.F1210];[.B1211])" office:value-type="float" office:value="90.2303921568628" calcext:value-type="float">
            <text:p>90.2303921568628</text:p>
          </table:table-cell>
          <table:table-cell table:formula="of:=IF([.F1211]=[.B1211];[.E1211];[.G12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52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5" calcext:value-type="float">
            <text:p>5</text:p>
          </table:table-cell>
          <table:table-cell table:formula="of:=[.E1211]+1" office:value-type="float" office:value="1210" calcext:value-type="float">
            <text:p>1210</text:p>
          </table:table-cell>
          <table:table-cell table:formula="of:=MAX([.F1211];[.B1212])" office:value-type="float" office:value="90.2303921568628" calcext:value-type="float">
            <text:p>90.2303921568628</text:p>
          </table:table-cell>
          <table:table-cell table:formula="of:=IF([.F1212]=[.B1212];[.E1212];[.G12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53</text:p>
          </table:table-cell>
          <table:table-cell office:value-type="float" office:value="89.778431372549" calcext:value-type="float">
            <text:p>89.778431372549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5" calcext:value-type="float">
            <text:p>5</text:p>
          </table:table-cell>
          <table:table-cell table:formula="of:=[.E1212]+1" office:value-type="float" office:value="1211" calcext:value-type="float">
            <text:p>1211</text:p>
          </table:table-cell>
          <table:table-cell table:formula="of:=MAX([.F1212];[.B1213])" office:value-type="float" office:value="90.2303921568628" calcext:value-type="float">
            <text:p>90.2303921568628</text:p>
          </table:table-cell>
          <table:table-cell table:formula="of:=IF([.F1213]=[.B1213];[.E1213];[.G12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3:55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5" calcext:value-type="float">
            <text:p>5</text:p>
          </table:table-cell>
          <table:table-cell table:formula="of:=[.E1213]+1" office:value-type="float" office:value="1212" calcext:value-type="float">
            <text:p>1212</text:p>
          </table:table-cell>
          <table:table-cell table:formula="of:=MAX([.F1213];[.B1214])" office:value-type="float" office:value="90.2303921568628" calcext:value-type="float">
            <text:p>90.2303921568628</text:p>
          </table:table-cell>
          <table:table-cell table:formula="of:=IF([.F1214]=[.B1214];[.E1214];[.G12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00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reflected on verse JHN 3:1</text:p>
          </table:table-cell>
          <table:table-cell office:value-type="float" office:value="6" calcext:value-type="float">
            <text:p>6</text:p>
          </table:table-cell>
          <table:table-cell table:formula="of:=[.E1214]+1" office:value-type="float" office:value="1213" calcext:value-type="float">
            <text:p>1213</text:p>
          </table:table-cell>
          <table:table-cell table:formula="of:=MAX([.F1214];[.B1215])" office:value-type="float" office:value="90.2303921568628" calcext:value-type="float">
            <text:p>90.2303921568628</text:p>
          </table:table-cell>
          <table:table-cell table:formula="of:=IF([.F1215]=[.B1215];[.E1215];[.G12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02</text:p>
          </table:table-cell>
          <table:table-cell office:value-type="float" office:value="89.8529411764706" calcext:value-type="float">
            <text:p>89.8529411764706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5" calcext:value-type="float">
            <text:p>5</text:p>
          </table:table-cell>
          <table:table-cell table:formula="of:=[.E1215]+1" office:value-type="float" office:value="1214" calcext:value-type="float">
            <text:p>1214</text:p>
          </table:table-cell>
          <table:table-cell table:formula="of:=MAX([.F1215];[.B1216])" office:value-type="float" office:value="90.2303921568628" calcext:value-type="float">
            <text:p>90.2303921568628</text:p>
          </table:table-cell>
          <table:table-cell table:formula="of:=IF([.F1216]=[.B1216];[.E1216];[.G12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04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5" calcext:value-type="float">
            <text:p>5</text:p>
          </table:table-cell>
          <table:table-cell table:formula="of:=[.E1216]+1" office:value-type="float" office:value="1215" calcext:value-type="float">
            <text:p>1215</text:p>
          </table:table-cell>
          <table:table-cell table:formula="of:=MAX([.F1216];[.B1217])" office:value-type="float" office:value="90.2303921568628" calcext:value-type="float">
            <text:p>90.2303921568628</text:p>
          </table:table-cell>
          <table:table-cell table:formula="of:=IF([.F1217]=[.B1217];[.E1217];[.G12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05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5" calcext:value-type="float">
            <text:p>5</text:p>
          </table:table-cell>
          <table:table-cell table:formula="of:=[.E1217]+1" office:value-type="float" office:value="1216" calcext:value-type="float">
            <text:p>1216</text:p>
          </table:table-cell>
          <table:table-cell table:formula="of:=MAX([.F1217];[.B1218])" office:value-type="float" office:value="90.2303921568628" calcext:value-type="float">
            <text:p>90.2303921568628</text:p>
          </table:table-cell>
          <table:table-cell table:formula="of:=IF([.F1218]=[.B1218];[.E1218];[.G12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07</text:p>
          </table:table-cell>
          <table:table-cell office:value-type="float" office:value="89.8382352941176" calcext:value-type="float">
            <text:p>89.8382352941176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5" calcext:value-type="float">
            <text:p>5</text:p>
          </table:table-cell>
          <table:table-cell table:formula="of:=[.E1218]+1" office:value-type="float" office:value="1217" calcext:value-type="float">
            <text:p>1217</text:p>
          </table:table-cell>
          <table:table-cell table:formula="of:=MAX([.F1218];[.B1219])" office:value-type="float" office:value="90.2303921568628" calcext:value-type="float">
            <text:p>90.2303921568628</text:p>
          </table:table-cell>
          <table:table-cell table:formula="of:=IF([.F1219]=[.B1219];[.E1219];[.G12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08</text:p>
          </table:table-cell>
          <table:table-cell office:value-type="float" office:value="89.8411764705882" calcext:value-type="float">
            <text:p>89.8411764705882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5" calcext:value-type="float">
            <text:p>5</text:p>
          </table:table-cell>
          <table:table-cell table:formula="of:=[.E1219]+1" office:value-type="float" office:value="1218" calcext:value-type="float">
            <text:p>1218</text:p>
          </table:table-cell>
          <table:table-cell table:formula="of:=MAX([.F1219];[.B1220])" office:value-type="float" office:value="90.2303921568628" calcext:value-type="float">
            <text:p>90.2303921568628</text:p>
          </table:table-cell>
          <table:table-cell table:formula="of:=IF([.F1220]=[.B1220];[.E1220];[.G12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09</text:p>
          </table:table-cell>
          <table:table-cell office:value-type="float" office:value="89.8529411764706" calcext:value-type="float">
            <text:p>89.8529411764706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5" calcext:value-type="float">
            <text:p>5</text:p>
          </table:table-cell>
          <table:table-cell table:formula="of:=[.E1220]+1" office:value-type="float" office:value="1219" calcext:value-type="float">
            <text:p>1219</text:p>
          </table:table-cell>
          <table:table-cell table:formula="of:=MAX([.F1220];[.B1221])" office:value-type="float" office:value="90.2303921568628" calcext:value-type="float">
            <text:p>90.2303921568628</text:p>
          </table:table-cell>
          <table:table-cell table:formula="of:=IF([.F1221]=[.B1221];[.E1221];[.G12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15</text:p>
          </table:table-cell>
          <table:table-cell office:value-type="float" office:value="89.8529411764706" calcext:value-type="float">
            <text:p>89.8529411764706</text:p>
          </table:table-cell>
          <table:table-cell office:value-type="string" calcext:value-type="string">
            <text:p>reflected on verse JHN 3:2</text:p>
          </table:table-cell>
          <table:table-cell office:value-type="float" office:value="6" calcext:value-type="float">
            <text:p>6</text:p>
          </table:table-cell>
          <table:table-cell table:formula="of:=[.E1221]+1" office:value-type="float" office:value="1220" calcext:value-type="float">
            <text:p>1220</text:p>
          </table:table-cell>
          <table:table-cell table:formula="of:=MAX([.F1221];[.B1222])" office:value-type="float" office:value="90.2303921568628" calcext:value-type="float">
            <text:p>90.2303921568628</text:p>
          </table:table-cell>
          <table:table-cell table:formula="of:=IF([.F1222]=[.B1222];[.E1222];[.G12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16</text:p>
          </table:table-cell>
          <table:table-cell office:value-type="float" office:value="89.828431372549" calcext:value-type="float">
            <text:p>89.828431372549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5" calcext:value-type="float">
            <text:p>5</text:p>
          </table:table-cell>
          <table:table-cell table:formula="of:=[.E1222]+1" office:value-type="float" office:value="1221" calcext:value-type="float">
            <text:p>1221</text:p>
          </table:table-cell>
          <table:table-cell table:formula="of:=MAX([.F1222];[.B1223])" office:value-type="float" office:value="90.2303921568628" calcext:value-type="float">
            <text:p>90.2303921568628</text:p>
          </table:table-cell>
          <table:table-cell table:formula="of:=IF([.F1223]=[.B1223];[.E1223];[.G12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22</text:p>
          </table:table-cell>
          <table:table-cell office:value-type="float" office:value="89.7990196078431" calcext:value-type="float">
            <text:p>89.7990196078431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5" calcext:value-type="float">
            <text:p>5</text:p>
          </table:table-cell>
          <table:table-cell table:formula="of:=[.E1223]+1" office:value-type="float" office:value="1222" calcext:value-type="float">
            <text:p>1222</text:p>
          </table:table-cell>
          <table:table-cell table:formula="of:=MAX([.F1223];[.B1224])" office:value-type="float" office:value="90.2303921568628" calcext:value-type="float">
            <text:p>90.2303921568628</text:p>
          </table:table-cell>
          <table:table-cell table:formula="of:=IF([.F1224]=[.B1224];[.E1224];[.G12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23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5" calcext:value-type="float">
            <text:p>5</text:p>
          </table:table-cell>
          <table:table-cell table:formula="of:=[.E1224]+1" office:value-type="float" office:value="1223" calcext:value-type="float">
            <text:p>1223</text:p>
          </table:table-cell>
          <table:table-cell table:formula="of:=MAX([.F1224];[.B1225])" office:value-type="float" office:value="90.2303921568628" calcext:value-type="float">
            <text:p>90.2303921568628</text:p>
          </table:table-cell>
          <table:table-cell table:formula="of:=IF([.F1225]=[.B1225];[.E1225];[.G12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24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5" calcext:value-type="float">
            <text:p>5</text:p>
          </table:table-cell>
          <table:table-cell table:formula="of:=[.E1225]+1" office:value-type="float" office:value="1224" calcext:value-type="float">
            <text:p>1224</text:p>
          </table:table-cell>
          <table:table-cell table:formula="of:=MAX([.F1225];[.B1226])" office:value-type="float" office:value="90.2303921568628" calcext:value-type="float">
            <text:p>90.2303921568628</text:p>
          </table:table-cell>
          <table:table-cell table:formula="of:=IF([.F1226]=[.B1226];[.E1226];[.G12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26</text:p>
          </table:table-cell>
          <table:table-cell office:value-type="float" office:value="89.8637254901961" calcext:value-type="float">
            <text:p>89.8637254901961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5" calcext:value-type="float">
            <text:p>5</text:p>
          </table:table-cell>
          <table:table-cell table:formula="of:=[.E1226]+1" office:value-type="float" office:value="1225" calcext:value-type="float">
            <text:p>1225</text:p>
          </table:table-cell>
          <table:table-cell table:formula="of:=MAX([.F1226];[.B1227])" office:value-type="float" office:value="90.2303921568628" calcext:value-type="float">
            <text:p>90.2303921568628</text:p>
          </table:table-cell>
          <table:table-cell table:formula="of:=IF([.F1227]=[.B1227];[.E1227];[.G12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27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5" calcext:value-type="float">
            <text:p>5</text:p>
          </table:table-cell>
          <table:table-cell table:formula="of:=[.E1227]+1" office:value-type="float" office:value="1226" calcext:value-type="float">
            <text:p>1226</text:p>
          </table:table-cell>
          <table:table-cell table:formula="of:=MAX([.F1227];[.B1228])" office:value-type="float" office:value="90.2303921568628" calcext:value-type="float">
            <text:p>90.2303921568628</text:p>
          </table:table-cell>
          <table:table-cell table:formula="of:=IF([.F1228]=[.B1228];[.E1228];[.G12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32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reflected on verse JHN 3:3</text:p>
          </table:table-cell>
          <table:table-cell office:value-type="float" office:value="6" calcext:value-type="float">
            <text:p>6</text:p>
          </table:table-cell>
          <table:table-cell table:formula="of:=[.E1228]+1" office:value-type="float" office:value="1227" calcext:value-type="float">
            <text:p>1227</text:p>
          </table:table-cell>
          <table:table-cell table:formula="of:=MAX([.F1228];[.B1229])" office:value-type="float" office:value="90.2303921568628" calcext:value-type="float">
            <text:p>90.2303921568628</text:p>
          </table:table-cell>
          <table:table-cell table:formula="of:=IF([.F1229]=[.B1229];[.E1229];[.G12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33</text:p>
          </table:table-cell>
          <table:table-cell office:value-type="float" office:value="89.735294117647" calcext:value-type="float">
            <text:p>89.735294117647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5" calcext:value-type="float">
            <text:p>5</text:p>
          </table:table-cell>
          <table:table-cell table:formula="of:=[.E1229]+1" office:value-type="float" office:value="1228" calcext:value-type="float">
            <text:p>1228</text:p>
          </table:table-cell>
          <table:table-cell table:formula="of:=MAX([.F1229];[.B1230])" office:value-type="float" office:value="90.2303921568628" calcext:value-type="float">
            <text:p>90.2303921568628</text:p>
          </table:table-cell>
          <table:table-cell table:formula="of:=IF([.F1230]=[.B1230];[.E1230];[.G12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35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5" calcext:value-type="float">
            <text:p>5</text:p>
          </table:table-cell>
          <table:table-cell table:formula="of:=[.E1230]+1" office:value-type="float" office:value="1229" calcext:value-type="float">
            <text:p>1229</text:p>
          </table:table-cell>
          <table:table-cell table:formula="of:=MAX([.F1230];[.B1231])" office:value-type="float" office:value="90.2303921568628" calcext:value-type="float">
            <text:p>90.2303921568628</text:p>
          </table:table-cell>
          <table:table-cell table:formula="of:=IF([.F1231]=[.B1231];[.E1231];[.G12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37</text:p>
          </table:table-cell>
          <table:table-cell office:value-type="float" office:value="89.8529411764706" calcext:value-type="float">
            <text:p>89.8529411764706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5" calcext:value-type="float">
            <text:p>5</text:p>
          </table:table-cell>
          <table:table-cell table:formula="of:=[.E1231]+1" office:value-type="float" office:value="1230" calcext:value-type="float">
            <text:p>1230</text:p>
          </table:table-cell>
          <table:table-cell table:formula="of:=MAX([.F1231];[.B1232])" office:value-type="float" office:value="90.2303921568628" calcext:value-type="float">
            <text:p>90.2303921568628</text:p>
          </table:table-cell>
          <table:table-cell table:formula="of:=IF([.F1232]=[.B1232];[.E1232];[.G12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38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5" calcext:value-type="float">
            <text:p>5</text:p>
          </table:table-cell>
          <table:table-cell table:formula="of:=[.E1232]+1" office:value-type="float" office:value="1231" calcext:value-type="float">
            <text:p>1231</text:p>
          </table:table-cell>
          <table:table-cell table:formula="of:=MAX([.F1232];[.B1233])" office:value-type="float" office:value="90.2303921568628" calcext:value-type="float">
            <text:p>90.2303921568628</text:p>
          </table:table-cell>
          <table:table-cell table:formula="of:=IF([.F1233]=[.B1233];[.E1233];[.G12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40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5" calcext:value-type="float">
            <text:p>5</text:p>
          </table:table-cell>
          <table:table-cell table:formula="of:=[.E1233]+1" office:value-type="float" office:value="1232" calcext:value-type="float">
            <text:p>1232</text:p>
          </table:table-cell>
          <table:table-cell table:formula="of:=MAX([.F1233];[.B1234])" office:value-type="float" office:value="90.2303921568628" calcext:value-type="float">
            <text:p>90.2303921568628</text:p>
          </table:table-cell>
          <table:table-cell table:formula="of:=IF([.F1234]=[.B1234];[.E1234];[.G12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41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5" calcext:value-type="float">
            <text:p>5</text:p>
          </table:table-cell>
          <table:table-cell table:formula="of:=[.E1234]+1" office:value-type="float" office:value="1233" calcext:value-type="float">
            <text:p>1233</text:p>
          </table:table-cell>
          <table:table-cell table:formula="of:=MAX([.F1234];[.B1235])" office:value-type="float" office:value="90.2303921568628" calcext:value-type="float">
            <text:p>90.2303921568628</text:p>
          </table:table-cell>
          <table:table-cell table:formula="of:=IF([.F1235]=[.B1235];[.E1235];[.G12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45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6" calcext:value-type="float">
            <text:p>6</text:p>
          </table:table-cell>
          <table:table-cell table:formula="of:=[.E1235]+1" office:value-type="float" office:value="1234" calcext:value-type="float">
            <text:p>1234</text:p>
          </table:table-cell>
          <table:table-cell table:formula="of:=MAX([.F1235];[.B1236])" office:value-type="float" office:value="90.2303921568628" calcext:value-type="float">
            <text:p>90.2303921568628</text:p>
          </table:table-cell>
          <table:table-cell table:formula="of:=IF([.F1236]=[.B1236];[.E1236];[.G12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47</text:p>
          </table:table-cell>
          <table:table-cell office:value-type="float" office:value="89.7401960784314" calcext:value-type="float">
            <text:p>89.7401960784314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5" calcext:value-type="float">
            <text:p>5</text:p>
          </table:table-cell>
          <table:table-cell table:formula="of:=[.E1236]+1" office:value-type="float" office:value="1235" calcext:value-type="float">
            <text:p>1235</text:p>
          </table:table-cell>
          <table:table-cell table:formula="of:=MAX([.F1236];[.B1237])" office:value-type="float" office:value="90.2303921568628" calcext:value-type="float">
            <text:p>90.2303921568628</text:p>
          </table:table-cell>
          <table:table-cell table:formula="of:=IF([.F1237]=[.B1237];[.E1237];[.G12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48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5" calcext:value-type="float">
            <text:p>5</text:p>
          </table:table-cell>
          <table:table-cell table:formula="of:=[.E1237]+1" office:value-type="float" office:value="1236" calcext:value-type="float">
            <text:p>1236</text:p>
          </table:table-cell>
          <table:table-cell table:formula="of:=MAX([.F1237];[.B1238])" office:value-type="float" office:value="90.2303921568628" calcext:value-type="float">
            <text:p>90.2303921568628</text:p>
          </table:table-cell>
          <table:table-cell table:formula="of:=IF([.F1238]=[.B1238];[.E1238];[.G12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50</text:p>
          </table:table-cell>
          <table:table-cell office:value-type="float" office:value="89.828431372549" calcext:value-type="float">
            <text:p>89.828431372549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5" calcext:value-type="float">
            <text:p>5</text:p>
          </table:table-cell>
          <table:table-cell table:formula="of:=[.E1238]+1" office:value-type="float" office:value="1237" calcext:value-type="float">
            <text:p>1237</text:p>
          </table:table-cell>
          <table:table-cell table:formula="of:=MAX([.F1238];[.B1239])" office:value-type="float" office:value="90.2303921568628" calcext:value-type="float">
            <text:p>90.2303921568628</text:p>
          </table:table-cell>
          <table:table-cell table:formula="of:=IF([.F1239]=[.B1239];[.E1239];[.G12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51</text:p>
          </table:table-cell>
          <table:table-cell office:value-type="float" office:value="89.8063725490196" calcext:value-type="float">
            <text:p>89.8063725490196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5" calcext:value-type="float">
            <text:p>5</text:p>
          </table:table-cell>
          <table:table-cell table:formula="of:=[.E1239]+1" office:value-type="float" office:value="1238" calcext:value-type="float">
            <text:p>1238</text:p>
          </table:table-cell>
          <table:table-cell table:formula="of:=MAX([.F1239];[.B1240])" office:value-type="float" office:value="90.2303921568628" calcext:value-type="float">
            <text:p>90.2303921568628</text:p>
          </table:table-cell>
          <table:table-cell table:formula="of:=IF([.F1240]=[.B1240];[.E1240];[.G12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52</text:p>
          </table:table-cell>
          <table:table-cell office:value-type="float" office:value="89.793137254902" calcext:value-type="float">
            <text:p>89.793137254902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5" calcext:value-type="float">
            <text:p>5</text:p>
          </table:table-cell>
          <table:table-cell table:formula="of:=[.E1240]+1" office:value-type="float" office:value="1239" calcext:value-type="float">
            <text:p>1239</text:p>
          </table:table-cell>
          <table:table-cell table:formula="of:=MAX([.F1240];[.B1241])" office:value-type="float" office:value="90.2303921568628" calcext:value-type="float">
            <text:p>90.2303921568628</text:p>
          </table:table-cell>
          <table:table-cell table:formula="of:=IF([.F1241]=[.B1241];[.E1241];[.G12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4:54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5" calcext:value-type="float">
            <text:p>5</text:p>
          </table:table-cell>
          <table:table-cell table:formula="of:=[.E1241]+1" office:value-type="float" office:value="1240" calcext:value-type="float">
            <text:p>1240</text:p>
          </table:table-cell>
          <table:table-cell table:formula="of:=MAX([.F1241];[.B1242])" office:value-type="float" office:value="90.2303921568628" calcext:value-type="float">
            <text:p>90.2303921568628</text:p>
          </table:table-cell>
          <table:table-cell table:formula="of:=IF([.F1242]=[.B1242];[.E1242];[.G12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00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reflected on verse JHN 3:6</text:p>
          </table:table-cell>
          <table:table-cell office:value-type="float" office:value="6" calcext:value-type="float">
            <text:p>6</text:p>
          </table:table-cell>
          <table:table-cell table:formula="of:=[.E1242]+1" office:value-type="float" office:value="1241" calcext:value-type="float">
            <text:p>1241</text:p>
          </table:table-cell>
          <table:table-cell table:formula="of:=MAX([.F1242];[.B1243])" office:value-type="float" office:value="90.2303921568628" calcext:value-type="float">
            <text:p>90.2303921568628</text:p>
          </table:table-cell>
          <table:table-cell table:formula="of:=IF([.F1243]=[.B1243];[.E1243];[.G12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01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5" calcext:value-type="float">
            <text:p>5</text:p>
          </table:table-cell>
          <table:table-cell table:formula="of:=[.E1243]+1" office:value-type="float" office:value="1242" calcext:value-type="float">
            <text:p>1242</text:p>
          </table:table-cell>
          <table:table-cell table:formula="of:=MAX([.F1243];[.B1244])" office:value-type="float" office:value="90.2303921568628" calcext:value-type="float">
            <text:p>90.2303921568628</text:p>
          </table:table-cell>
          <table:table-cell table:formula="of:=IF([.F1244]=[.B1244];[.E1244];[.G12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03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5" calcext:value-type="float">
            <text:p>5</text:p>
          </table:table-cell>
          <table:table-cell table:formula="of:=[.E1244]+1" office:value-type="float" office:value="1243" calcext:value-type="float">
            <text:p>1243</text:p>
          </table:table-cell>
          <table:table-cell table:formula="of:=MAX([.F1244];[.B1245])" office:value-type="float" office:value="90.2303921568628" calcext:value-type="float">
            <text:p>90.2303921568628</text:p>
          </table:table-cell>
          <table:table-cell table:formula="of:=IF([.F1245]=[.B1245];[.E1245];[.G12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04</text:p>
          </table:table-cell>
          <table:table-cell office:value-type="float" office:value="89.8382352941176" calcext:value-type="float">
            <text:p>89.8382352941176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5" calcext:value-type="float">
            <text:p>5</text:p>
          </table:table-cell>
          <table:table-cell table:formula="of:=[.E1245]+1" office:value-type="float" office:value="1244" calcext:value-type="float">
            <text:p>1244</text:p>
          </table:table-cell>
          <table:table-cell table:formula="of:=MAX([.F1245];[.B1246])" office:value-type="float" office:value="90.2303921568628" calcext:value-type="float">
            <text:p>90.2303921568628</text:p>
          </table:table-cell>
          <table:table-cell table:formula="of:=IF([.F1246]=[.B1246];[.E1246];[.G12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06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5" calcext:value-type="float">
            <text:p>5</text:p>
          </table:table-cell>
          <table:table-cell table:formula="of:=[.E1246]+1" office:value-type="float" office:value="1245" calcext:value-type="float">
            <text:p>1245</text:p>
          </table:table-cell>
          <table:table-cell table:formula="of:=MAX([.F1246];[.B1247])" office:value-type="float" office:value="90.2303921568628" calcext:value-type="float">
            <text:p>90.2303921568628</text:p>
          </table:table-cell>
          <table:table-cell table:formula="of:=IF([.F1247]=[.B1247];[.E1247];[.G12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08</text:p>
          </table:table-cell>
          <table:table-cell office:value-type="float" office:value="89.8421568627451" calcext:value-type="float">
            <text:p>89.8421568627451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5" calcext:value-type="float">
            <text:p>5</text:p>
          </table:table-cell>
          <table:table-cell table:formula="of:=[.E1247]+1" office:value-type="float" office:value="1246" calcext:value-type="float">
            <text:p>1246</text:p>
          </table:table-cell>
          <table:table-cell table:formula="of:=MAX([.F1247];[.B1248])" office:value-type="float" office:value="90.2303921568628" calcext:value-type="float">
            <text:p>90.2303921568628</text:p>
          </table:table-cell>
          <table:table-cell table:formula="of:=IF([.F1248]=[.B1248];[.E1248];[.G12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09</text:p>
          </table:table-cell>
          <table:table-cell office:value-type="float" office:value="89.8382352941176" calcext:value-type="float">
            <text:p>89.8382352941176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5" calcext:value-type="float">
            <text:p>5</text:p>
          </table:table-cell>
          <table:table-cell table:formula="of:=[.E1248]+1" office:value-type="float" office:value="1247" calcext:value-type="float">
            <text:p>1247</text:p>
          </table:table-cell>
          <table:table-cell table:formula="of:=MAX([.F1248];[.B1249])" office:value-type="float" office:value="90.2303921568628" calcext:value-type="float">
            <text:p>90.2303921568628</text:p>
          </table:table-cell>
          <table:table-cell table:formula="of:=IF([.F1249]=[.B1249];[.E1249];[.G12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15</text:p>
          </table:table-cell>
          <table:table-cell office:value-type="float" office:value="89.8382352941176" calcext:value-type="float">
            <text:p>89.8382352941176</text:p>
          </table:table-cell>
          <table:table-cell office:value-type="string" calcext:value-type="string">
            <text:p>reflected on verse JHN 3:7</text:p>
          </table:table-cell>
          <table:table-cell office:value-type="float" office:value="6" calcext:value-type="float">
            <text:p>6</text:p>
          </table:table-cell>
          <table:table-cell table:formula="of:=[.E1249]+1" office:value-type="float" office:value="1248" calcext:value-type="float">
            <text:p>1248</text:p>
          </table:table-cell>
          <table:table-cell table:formula="of:=MAX([.F1249];[.B1250])" office:value-type="float" office:value="90.2303921568628" calcext:value-type="float">
            <text:p>90.2303921568628</text:p>
          </table:table-cell>
          <table:table-cell table:formula="of:=IF([.F1250]=[.B1250];[.E1250];[.G12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16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5" calcext:value-type="float">
            <text:p>5</text:p>
          </table:table-cell>
          <table:table-cell table:formula="of:=[.E1250]+1" office:value-type="float" office:value="1249" calcext:value-type="float">
            <text:p>1249</text:p>
          </table:table-cell>
          <table:table-cell table:formula="of:=MAX([.F1250];[.B1251])" office:value-type="float" office:value="90.2303921568628" calcext:value-type="float">
            <text:p>90.2303921568628</text:p>
          </table:table-cell>
          <table:table-cell table:formula="of:=IF([.F1251]=[.B1251];[.E1251];[.G12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18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5" calcext:value-type="float">
            <text:p>5</text:p>
          </table:table-cell>
          <table:table-cell table:formula="of:=[.E1251]+1" office:value-type="float" office:value="1250" calcext:value-type="float">
            <text:p>1250</text:p>
          </table:table-cell>
          <table:table-cell table:formula="of:=MAX([.F1251];[.B1252])" office:value-type="float" office:value="90.2303921568628" calcext:value-type="float">
            <text:p>90.2303921568628</text:p>
          </table:table-cell>
          <table:table-cell table:formula="of:=IF([.F1252]=[.B1252];[.E1252];[.G12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20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5" calcext:value-type="float">
            <text:p>5</text:p>
          </table:table-cell>
          <table:table-cell table:formula="of:=[.E1252]+1" office:value-type="float" office:value="1251" calcext:value-type="float">
            <text:p>1251</text:p>
          </table:table-cell>
          <table:table-cell table:formula="of:=MAX([.F1252];[.B1253])" office:value-type="float" office:value="90.2303921568628" calcext:value-type="float">
            <text:p>90.2303921568628</text:p>
          </table:table-cell>
          <table:table-cell table:formula="of:=IF([.F1253]=[.B1253];[.E1253];[.G12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21</text:p>
          </table:table-cell>
          <table:table-cell office:value-type="float" office:value="89.7279411764706" calcext:value-type="float">
            <text:p>89.7279411764706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5" calcext:value-type="float">
            <text:p>5</text:p>
          </table:table-cell>
          <table:table-cell table:formula="of:=[.E1253]+1" office:value-type="float" office:value="1252" calcext:value-type="float">
            <text:p>1252</text:p>
          </table:table-cell>
          <table:table-cell table:formula="of:=MAX([.F1253];[.B1254])" office:value-type="float" office:value="90.2303921568628" calcext:value-type="float">
            <text:p>90.2303921568628</text:p>
          </table:table-cell>
          <table:table-cell table:formula="of:=IF([.F1254]=[.B1254];[.E1254];[.G12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23</text:p>
          </table:table-cell>
          <table:table-cell office:value-type="float" office:value="89.7058823529412" calcext:value-type="float">
            <text:p>89.7058823529412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5" calcext:value-type="float">
            <text:p>5</text:p>
          </table:table-cell>
          <table:table-cell table:formula="of:=[.E1254]+1" office:value-type="float" office:value="1253" calcext:value-type="float">
            <text:p>1253</text:p>
          </table:table-cell>
          <table:table-cell table:formula="of:=MAX([.F1254];[.B1255])" office:value-type="float" office:value="90.2303921568628" calcext:value-type="float">
            <text:p>90.2303921568628</text:p>
          </table:table-cell>
          <table:table-cell table:formula="of:=IF([.F1255]=[.B1255];[.E1255];[.G12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25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5" calcext:value-type="float">
            <text:p>5</text:p>
          </table:table-cell>
          <table:table-cell table:formula="of:=[.E1255]+1" office:value-type="float" office:value="1254" calcext:value-type="float">
            <text:p>1254</text:p>
          </table:table-cell>
          <table:table-cell table:formula="of:=MAX([.F1255];[.B1256])" office:value-type="float" office:value="90.2303921568628" calcext:value-type="float">
            <text:p>90.2303921568628</text:p>
          </table:table-cell>
          <table:table-cell table:formula="of:=IF([.F1256]=[.B1256];[.E1256];[.G12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29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reflected on verse JHN 3:8</text:p>
          </table:table-cell>
          <table:table-cell office:value-type="float" office:value="6" calcext:value-type="float">
            <text:p>6</text:p>
          </table:table-cell>
          <table:table-cell table:formula="of:=[.E1256]+1" office:value-type="float" office:value="1255" calcext:value-type="float">
            <text:p>1255</text:p>
          </table:table-cell>
          <table:table-cell table:formula="of:=MAX([.F1256];[.B1257])" office:value-type="float" office:value="90.2303921568628" calcext:value-type="float">
            <text:p>90.2303921568628</text:p>
          </table:table-cell>
          <table:table-cell table:formula="of:=IF([.F1257]=[.B1257];[.E1257];[.G12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30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5" calcext:value-type="float">
            <text:p>5</text:p>
          </table:table-cell>
          <table:table-cell table:formula="of:=[.E1257]+1" office:value-type="float" office:value="1256" calcext:value-type="float">
            <text:p>1256</text:p>
          </table:table-cell>
          <table:table-cell table:formula="of:=MAX([.F1257];[.B1258])" office:value-type="float" office:value="90.2303921568628" calcext:value-type="float">
            <text:p>90.2303921568628</text:p>
          </table:table-cell>
          <table:table-cell table:formula="of:=IF([.F1258]=[.B1258];[.E1258];[.G12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32</text:p>
          </table:table-cell>
          <table:table-cell office:value-type="float" office:value="89.8039215686274" calcext:value-type="float">
            <text:p>89.8039215686274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5" calcext:value-type="float">
            <text:p>5</text:p>
          </table:table-cell>
          <table:table-cell table:formula="of:=[.E1258]+1" office:value-type="float" office:value="1257" calcext:value-type="float">
            <text:p>1257</text:p>
          </table:table-cell>
          <table:table-cell table:formula="of:=MAX([.F1258];[.B1259])" office:value-type="float" office:value="90.2303921568628" calcext:value-type="float">
            <text:p>90.2303921568628</text:p>
          </table:table-cell>
          <table:table-cell table:formula="of:=IF([.F1259]=[.B1259];[.E1259];[.G12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33</text:p>
          </table:table-cell>
          <table:table-cell office:value-type="float" office:value="89.7696078431372" calcext:value-type="float">
            <text:p>89.7696078431372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5" calcext:value-type="float">
            <text:p>5</text:p>
          </table:table-cell>
          <table:table-cell table:formula="of:=[.E1259]+1" office:value-type="float" office:value="1258" calcext:value-type="float">
            <text:p>1258</text:p>
          </table:table-cell>
          <table:table-cell table:formula="of:=MAX([.F1259];[.B1260])" office:value-type="float" office:value="90.2303921568628" calcext:value-type="float">
            <text:p>90.2303921568628</text:p>
          </table:table-cell>
          <table:table-cell table:formula="of:=IF([.F1260]=[.B1260];[.E1260];[.G12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34</text:p>
          </table:table-cell>
          <table:table-cell office:value-type="float" office:value="89.7671568627451" calcext:value-type="float">
            <text:p>89.7671568627451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5" calcext:value-type="float">
            <text:p>5</text:p>
          </table:table-cell>
          <table:table-cell table:formula="of:=[.E1260]+1" office:value-type="float" office:value="1259" calcext:value-type="float">
            <text:p>1259</text:p>
          </table:table-cell>
          <table:table-cell table:formula="of:=MAX([.F1260];[.B1261])" office:value-type="float" office:value="90.2303921568628" calcext:value-type="float">
            <text:p>90.2303921568628</text:p>
          </table:table-cell>
          <table:table-cell table:formula="of:=IF([.F1261]=[.B1261];[.E1261];[.G12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36</text:p>
          </table:table-cell>
          <table:table-cell office:value-type="float" office:value="89.7539215686275" calcext:value-type="float">
            <text:p>89.7539215686275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5" calcext:value-type="float">
            <text:p>5</text:p>
          </table:table-cell>
          <table:table-cell table:formula="of:=[.E1261]+1" office:value-type="float" office:value="1260" calcext:value-type="float">
            <text:p>1260</text:p>
          </table:table-cell>
          <table:table-cell table:formula="of:=MAX([.F1261];[.B1262])" office:value-type="float" office:value="90.2303921568628" calcext:value-type="float">
            <text:p>90.2303921568628</text:p>
          </table:table-cell>
          <table:table-cell table:formula="of:=IF([.F1262]=[.B1262];[.E1262];[.G12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37</text:p>
          </table:table-cell>
          <table:table-cell office:value-type="float" office:value="89.7303921568627" calcext:value-type="float">
            <text:p>89.7303921568627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5" calcext:value-type="float">
            <text:p>5</text:p>
          </table:table-cell>
          <table:table-cell table:formula="of:=[.E1262]+1" office:value-type="float" office:value="1261" calcext:value-type="float">
            <text:p>1261</text:p>
          </table:table-cell>
          <table:table-cell table:formula="of:=MAX([.F1262];[.B1263])" office:value-type="float" office:value="90.2303921568628" calcext:value-type="float">
            <text:p>90.2303921568628</text:p>
          </table:table-cell>
          <table:table-cell table:formula="of:=IF([.F1263]=[.B1263];[.E1263];[.G12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41</text:p>
          </table:table-cell>
          <table:table-cell office:value-type="float" office:value="89.7303921568627" calcext:value-type="float">
            <text:p>89.7303921568627</text:p>
          </table:table-cell>
          <table:table-cell office:value-type="string" calcext:value-type="string">
            <text:p>reflected on verse JHN 3:9</text:p>
          </table:table-cell>
          <table:table-cell office:value-type="float" office:value="6" calcext:value-type="float">
            <text:p>6</text:p>
          </table:table-cell>
          <table:table-cell table:formula="of:=[.E1263]+1" office:value-type="float" office:value="1262" calcext:value-type="float">
            <text:p>1262</text:p>
          </table:table-cell>
          <table:table-cell table:formula="of:=MAX([.F1263];[.B1264])" office:value-type="float" office:value="90.2303921568628" calcext:value-type="float">
            <text:p>90.2303921568628</text:p>
          </table:table-cell>
          <table:table-cell table:formula="of:=IF([.F1264]=[.B1264];[.E1264];[.G12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43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5" calcext:value-type="float">
            <text:p>5</text:p>
          </table:table-cell>
          <table:table-cell table:formula="of:=[.E1264]+1" office:value-type="float" office:value="1263" calcext:value-type="float">
            <text:p>1263</text:p>
          </table:table-cell>
          <table:table-cell table:formula="of:=MAX([.F1264];[.B1265])" office:value-type="float" office:value="90.2303921568628" calcext:value-type="float">
            <text:p>90.2303921568628</text:p>
          </table:table-cell>
          <table:table-cell table:formula="of:=IF([.F1265]=[.B1265];[.E1265];[.G12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45</text:p>
          </table:table-cell>
          <table:table-cell office:value-type="float" office:value="89.6372549019608" calcext:value-type="float">
            <text:p>89.6372549019608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5" calcext:value-type="float">
            <text:p>5</text:p>
          </table:table-cell>
          <table:table-cell table:formula="of:=[.E1265]+1" office:value-type="float" office:value="1264" calcext:value-type="float">
            <text:p>1264</text:p>
          </table:table-cell>
          <table:table-cell table:formula="of:=MAX([.F1265];[.B1266])" office:value-type="float" office:value="90.2303921568628" calcext:value-type="float">
            <text:p>90.2303921568628</text:p>
          </table:table-cell>
          <table:table-cell table:formula="of:=IF([.F1266]=[.B1266];[.E1266];[.G12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46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5" calcext:value-type="float">
            <text:p>5</text:p>
          </table:table-cell>
          <table:table-cell table:formula="of:=[.E1266]+1" office:value-type="float" office:value="1265" calcext:value-type="float">
            <text:p>1265</text:p>
          </table:table-cell>
          <table:table-cell table:formula="of:=MAX([.F1266];[.B1267])" office:value-type="float" office:value="90.2303921568628" calcext:value-type="float">
            <text:p>90.2303921568628</text:p>
          </table:table-cell>
          <table:table-cell table:formula="of:=IF([.F1267]=[.B1267];[.E1267];[.G12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48</text:p>
          </table:table-cell>
          <table:table-cell office:value-type="float" office:value="89.7254901960784" calcext:value-type="float">
            <text:p>89.7254901960784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5" calcext:value-type="float">
            <text:p>5</text:p>
          </table:table-cell>
          <table:table-cell table:formula="of:=[.E1267]+1" office:value-type="float" office:value="1266" calcext:value-type="float">
            <text:p>1266</text:p>
          </table:table-cell>
          <table:table-cell table:formula="of:=MAX([.F1267];[.B1268])" office:value-type="float" office:value="90.2303921568628" calcext:value-type="float">
            <text:p>90.2303921568628</text:p>
          </table:table-cell>
          <table:table-cell table:formula="of:=IF([.F1268]=[.B1268];[.E1268];[.G12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49</text:p>
          </table:table-cell>
          <table:table-cell office:value-type="float" office:value="89.6990196078431" calcext:value-type="float">
            <text:p>89.6990196078431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5" calcext:value-type="float">
            <text:p>5</text:p>
          </table:table-cell>
          <table:table-cell table:formula="of:=[.E1268]+1" office:value-type="float" office:value="1267" calcext:value-type="float">
            <text:p>1267</text:p>
          </table:table-cell>
          <table:table-cell table:formula="of:=MAX([.F1268];[.B1269])" office:value-type="float" office:value="90.2303921568628" calcext:value-type="float">
            <text:p>90.2303921568628</text:p>
          </table:table-cell>
          <table:table-cell table:formula="of:=IF([.F1269]=[.B1269];[.E1269];[.G12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51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5" calcext:value-type="float">
            <text:p>5</text:p>
          </table:table-cell>
          <table:table-cell table:formula="of:=[.E1269]+1" office:value-type="float" office:value="1268" calcext:value-type="float">
            <text:p>1268</text:p>
          </table:table-cell>
          <table:table-cell table:formula="of:=MAX([.F1269];[.B1270])" office:value-type="float" office:value="90.2303921568628" calcext:value-type="float">
            <text:p>90.2303921568628</text:p>
          </table:table-cell>
          <table:table-cell table:formula="of:=IF([.F1270]=[.B1270];[.E1270];[.G12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58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reflected on verse JHN 3:10</text:p>
          </table:table-cell>
          <table:table-cell office:value-type="float" office:value="6" calcext:value-type="float">
            <text:p>6</text:p>
          </table:table-cell>
          <table:table-cell table:formula="of:=[.E1270]+1" office:value-type="float" office:value="1269" calcext:value-type="float">
            <text:p>1269</text:p>
          </table:table-cell>
          <table:table-cell table:formula="of:=MAX([.F1270];[.B1271])" office:value-type="float" office:value="90.2303921568628" calcext:value-type="float">
            <text:p>90.2303921568628</text:p>
          </table:table-cell>
          <table:table-cell table:formula="of:=IF([.F1271]=[.B1271];[.E1271];[.G12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5:59</text:p>
          </table:table-cell>
          <table:table-cell office:value-type="float" office:value="89.8039215686274" calcext:value-type="float">
            <text:p>89.8039215686274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5" calcext:value-type="float">
            <text:p>5</text:p>
          </table:table-cell>
          <table:table-cell table:formula="of:=[.E1271]+1" office:value-type="float" office:value="1270" calcext:value-type="float">
            <text:p>1270</text:p>
          </table:table-cell>
          <table:table-cell table:formula="of:=MAX([.F1271];[.B1272])" office:value-type="float" office:value="90.2303921568628" calcext:value-type="float">
            <text:p>90.2303921568628</text:p>
          </table:table-cell>
          <table:table-cell table:formula="of:=IF([.F1272]=[.B1272];[.E1272];[.G12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01</text:p>
          </table:table-cell>
          <table:table-cell office:value-type="float" office:value="89.8039215686274" calcext:value-type="float">
            <text:p>89.8039215686274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5" calcext:value-type="float">
            <text:p>5</text:p>
          </table:table-cell>
          <table:table-cell table:formula="of:=[.E1272]+1" office:value-type="float" office:value="1271" calcext:value-type="float">
            <text:p>1271</text:p>
          </table:table-cell>
          <table:table-cell table:formula="of:=MAX([.F1272];[.B1273])" office:value-type="float" office:value="90.2303921568628" calcext:value-type="float">
            <text:p>90.2303921568628</text:p>
          </table:table-cell>
          <table:table-cell table:formula="of:=IF([.F1273]=[.B1273];[.E1273];[.G12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02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5" calcext:value-type="float">
            <text:p>5</text:p>
          </table:table-cell>
          <table:table-cell table:formula="of:=[.E1273]+1" office:value-type="float" office:value="1272" calcext:value-type="float">
            <text:p>1272</text:p>
          </table:table-cell>
          <table:table-cell table:formula="of:=MAX([.F1273];[.B1274])" office:value-type="float" office:value="90.2303921568628" calcext:value-type="float">
            <text:p>90.2303921568628</text:p>
          </table:table-cell>
          <table:table-cell table:formula="of:=IF([.F1274]=[.B1274];[.E1274];[.G12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03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5" calcext:value-type="float">
            <text:p>5</text:p>
          </table:table-cell>
          <table:table-cell table:formula="of:=[.E1274]+1" office:value-type="float" office:value="1273" calcext:value-type="float">
            <text:p>1273</text:p>
          </table:table-cell>
          <table:table-cell table:formula="of:=MAX([.F1274];[.B1275])" office:value-type="float" office:value="90.2303921568628" calcext:value-type="float">
            <text:p>90.2303921568628</text:p>
          </table:table-cell>
          <table:table-cell table:formula="of:=IF([.F1275]=[.B1275];[.E1275];[.G12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05</text:p>
          </table:table-cell>
          <table:table-cell office:value-type="float" office:value="89.7921568627451" calcext:value-type="float">
            <text:p>89.7921568627451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5" calcext:value-type="float">
            <text:p>5</text:p>
          </table:table-cell>
          <table:table-cell table:formula="of:=[.E1275]+1" office:value-type="float" office:value="1274" calcext:value-type="float">
            <text:p>1274</text:p>
          </table:table-cell>
          <table:table-cell table:formula="of:=MAX([.F1275];[.B1276])" office:value-type="float" office:value="90.2303921568628" calcext:value-type="float">
            <text:p>90.2303921568628</text:p>
          </table:table-cell>
          <table:table-cell table:formula="of:=IF([.F1276]=[.B1276];[.E1276];[.G12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06</text:p>
          </table:table-cell>
          <table:table-cell office:value-type="float" office:value="89.7696078431372" calcext:value-type="float">
            <text:p>89.7696078431372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5" calcext:value-type="float">
            <text:p>5</text:p>
          </table:table-cell>
          <table:table-cell table:formula="of:=[.E1276]+1" office:value-type="float" office:value="1275" calcext:value-type="float">
            <text:p>1275</text:p>
          </table:table-cell>
          <table:table-cell table:formula="of:=MAX([.F1276];[.B1277])" office:value-type="float" office:value="90.2303921568628" calcext:value-type="float">
            <text:p>90.2303921568628</text:p>
          </table:table-cell>
          <table:table-cell table:formula="of:=IF([.F1277]=[.B1277];[.E1277];[.G12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10</text:p>
          </table:table-cell>
          <table:table-cell office:value-type="float" office:value="89.7696078431372" calcext:value-type="float">
            <text:p>89.7696078431372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6" calcext:value-type="float">
            <text:p>6</text:p>
          </table:table-cell>
          <table:table-cell table:formula="of:=[.E1277]+1" office:value-type="float" office:value="1276" calcext:value-type="float">
            <text:p>1276</text:p>
          </table:table-cell>
          <table:table-cell table:formula="of:=MAX([.F1277];[.B1278])" office:value-type="float" office:value="90.2303921568628" calcext:value-type="float">
            <text:p>90.2303921568628</text:p>
          </table:table-cell>
          <table:table-cell table:formula="of:=IF([.F1278]=[.B1278];[.E1278];[.G12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12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5" calcext:value-type="float">
            <text:p>5</text:p>
          </table:table-cell>
          <table:table-cell table:formula="of:=[.E1278]+1" office:value-type="float" office:value="1277" calcext:value-type="float">
            <text:p>1277</text:p>
          </table:table-cell>
          <table:table-cell table:formula="of:=MAX([.F1278];[.B1279])" office:value-type="float" office:value="90.2303921568628" calcext:value-type="float">
            <text:p>90.2303921568628</text:p>
          </table:table-cell>
          <table:table-cell table:formula="of:=IF([.F1279]=[.B1279];[.E1279];[.G12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14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5" calcext:value-type="float">
            <text:p>5</text:p>
          </table:table-cell>
          <table:table-cell table:formula="of:=[.E1279]+1" office:value-type="float" office:value="1278" calcext:value-type="float">
            <text:p>1278</text:p>
          </table:table-cell>
          <table:table-cell table:formula="of:=MAX([.F1279];[.B1280])" office:value-type="float" office:value="90.2303921568628" calcext:value-type="float">
            <text:p>90.2303921568628</text:p>
          </table:table-cell>
          <table:table-cell table:formula="of:=IF([.F1280]=[.B1280];[.E1280];[.G12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15</text:p>
          </table:table-cell>
          <table:table-cell office:value-type="float" office:value="89.7058823529412" calcext:value-type="float">
            <text:p>89.7058823529412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5" calcext:value-type="float">
            <text:p>5</text:p>
          </table:table-cell>
          <table:table-cell table:formula="of:=[.E1280]+1" office:value-type="float" office:value="1279" calcext:value-type="float">
            <text:p>1279</text:p>
          </table:table-cell>
          <table:table-cell table:formula="of:=MAX([.F1280];[.B1281])" office:value-type="float" office:value="90.2303921568628" calcext:value-type="float">
            <text:p>90.2303921568628</text:p>
          </table:table-cell>
          <table:table-cell table:formula="of:=IF([.F1281]=[.B1281];[.E1281];[.G12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17</text:p>
          </table:table-cell>
          <table:table-cell office:value-type="float" office:value="89.6985294117647" calcext:value-type="float">
            <text:p>89.6985294117647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5" calcext:value-type="float">
            <text:p>5</text:p>
          </table:table-cell>
          <table:table-cell table:formula="of:=[.E1281]+1" office:value-type="float" office:value="1280" calcext:value-type="float">
            <text:p>1280</text:p>
          </table:table-cell>
          <table:table-cell table:formula="of:=MAX([.F1281];[.B1282])" office:value-type="float" office:value="90.2303921568628" calcext:value-type="float">
            <text:p>90.2303921568628</text:p>
          </table:table-cell>
          <table:table-cell table:formula="of:=IF([.F1282]=[.B1282];[.E1282];[.G12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18</text:p>
          </table:table-cell>
          <table:table-cell office:value-type="float" office:value="89.7058823529412" calcext:value-type="float">
            <text:p>89.7058823529412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5" calcext:value-type="float">
            <text:p>5</text:p>
          </table:table-cell>
          <table:table-cell table:formula="of:=[.E1282]+1" office:value-type="float" office:value="1281" calcext:value-type="float">
            <text:p>1281</text:p>
          </table:table-cell>
          <table:table-cell table:formula="of:=MAX([.F1282];[.B1283])" office:value-type="float" office:value="90.2303921568628" calcext:value-type="float">
            <text:p>90.2303921568628</text:p>
          </table:table-cell>
          <table:table-cell table:formula="of:=IF([.F1283]=[.B1283];[.E1283];[.G12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20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5" calcext:value-type="float">
            <text:p>5</text:p>
          </table:table-cell>
          <table:table-cell table:formula="of:=[.E1283]+1" office:value-type="float" office:value="1282" calcext:value-type="float">
            <text:p>1282</text:p>
          </table:table-cell>
          <table:table-cell table:formula="of:=MAX([.F1283];[.B1284])" office:value-type="float" office:value="90.2303921568628" calcext:value-type="float">
            <text:p>90.2303921568628</text:p>
          </table:table-cell>
          <table:table-cell table:formula="of:=IF([.F1284]=[.B1284];[.E1284];[.G12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29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reflected on verse JHN 3:13</text:p>
          </table:table-cell>
          <table:table-cell office:value-type="float" office:value="6" calcext:value-type="float">
            <text:p>6</text:p>
          </table:table-cell>
          <table:table-cell table:formula="of:=[.E1284]+1" office:value-type="float" office:value="1283" calcext:value-type="float">
            <text:p>1283</text:p>
          </table:table-cell>
          <table:table-cell table:formula="of:=MAX([.F1284];[.B1285])" office:value-type="float" office:value="90.2303921568628" calcext:value-type="float">
            <text:p>90.2303921568628</text:p>
          </table:table-cell>
          <table:table-cell table:formula="of:=IF([.F1285]=[.B1285];[.E1285];[.G12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37</text:p>
          </table:table-cell>
          <table:table-cell office:value-type="float" office:value="89.5735294117647" calcext:value-type="float">
            <text:p>89.5735294117647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5" calcext:value-type="float">
            <text:p>5</text:p>
          </table:table-cell>
          <table:table-cell table:formula="of:=[.E1285]+1" office:value-type="float" office:value="1284" calcext:value-type="float">
            <text:p>1284</text:p>
          </table:table-cell>
          <table:table-cell table:formula="of:=MAX([.F1285];[.B1286])" office:value-type="float" office:value="90.2303921568628" calcext:value-type="float">
            <text:p>90.2303921568628</text:p>
          </table:table-cell>
          <table:table-cell table:formula="of:=IF([.F1286]=[.B1286];[.E1286];[.G12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38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5" calcext:value-type="float">
            <text:p>5</text:p>
          </table:table-cell>
          <table:table-cell table:formula="of:=[.E1286]+1" office:value-type="float" office:value="1285" calcext:value-type="float">
            <text:p>1285</text:p>
          </table:table-cell>
          <table:table-cell table:formula="of:=MAX([.F1286];[.B1287])" office:value-type="float" office:value="90.2303921568628" calcext:value-type="float">
            <text:p>90.2303921568628</text:p>
          </table:table-cell>
          <table:table-cell table:formula="of:=IF([.F1287]=[.B1287];[.E1287];[.G12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39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5" calcext:value-type="float">
            <text:p>5</text:p>
          </table:table-cell>
          <table:table-cell table:formula="of:=[.E1287]+1" office:value-type="float" office:value="1286" calcext:value-type="float">
            <text:p>1286</text:p>
          </table:table-cell>
          <table:table-cell table:formula="of:=MAX([.F1287];[.B1288])" office:value-type="float" office:value="90.2303921568628" calcext:value-type="float">
            <text:p>90.2303921568628</text:p>
          </table:table-cell>
          <table:table-cell table:formula="of:=IF([.F1288]=[.B1288];[.E1288];[.G12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41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5" calcext:value-type="float">
            <text:p>5</text:p>
          </table:table-cell>
          <table:table-cell table:formula="of:=[.E1288]+1" office:value-type="float" office:value="1287" calcext:value-type="float">
            <text:p>1287</text:p>
          </table:table-cell>
          <table:table-cell table:formula="of:=MAX([.F1288];[.B1289])" office:value-type="float" office:value="90.2303921568628" calcext:value-type="float">
            <text:p>90.2303921568628</text:p>
          </table:table-cell>
          <table:table-cell table:formula="of:=IF([.F1289]=[.B1289];[.E1289];[.G12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42</text:p>
          </table:table-cell>
          <table:table-cell office:value-type="float" office:value="89.6205882352941" calcext:value-type="float">
            <text:p>89.6205882352941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5" calcext:value-type="float">
            <text:p>5</text:p>
          </table:table-cell>
          <table:table-cell table:formula="of:=[.E1289]+1" office:value-type="float" office:value="1288" calcext:value-type="float">
            <text:p>1288</text:p>
          </table:table-cell>
          <table:table-cell table:formula="of:=MAX([.F1289];[.B1290])" office:value-type="float" office:value="90.2303921568628" calcext:value-type="float">
            <text:p>90.2303921568628</text:p>
          </table:table-cell>
          <table:table-cell table:formula="of:=IF([.F1290]=[.B1290];[.E1290];[.G12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44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5" calcext:value-type="float">
            <text:p>5</text:p>
          </table:table-cell>
          <table:table-cell table:formula="of:=[.E1290]+1" office:value-type="float" office:value="1289" calcext:value-type="float">
            <text:p>1289</text:p>
          </table:table-cell>
          <table:table-cell table:formula="of:=MAX([.F1290];[.B1291])" office:value-type="float" office:value="90.2303921568628" calcext:value-type="float">
            <text:p>90.2303921568628</text:p>
          </table:table-cell>
          <table:table-cell table:formula="of:=IF([.F1291]=[.B1291];[.E1291];[.G12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49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reflected on verse JHN 3:14</text:p>
          </table:table-cell>
          <table:table-cell office:value-type="float" office:value="6" calcext:value-type="float">
            <text:p>6</text:p>
          </table:table-cell>
          <table:table-cell table:formula="of:=[.E1291]+1" office:value-type="float" office:value="1290" calcext:value-type="float">
            <text:p>1290</text:p>
          </table:table-cell>
          <table:table-cell table:formula="of:=MAX([.F1291];[.B1292])" office:value-type="float" office:value="90.2303921568628" calcext:value-type="float">
            <text:p>90.2303921568628</text:p>
          </table:table-cell>
          <table:table-cell table:formula="of:=IF([.F1292]=[.B1292];[.E1292];[.G12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50</text:p>
          </table:table-cell>
          <table:table-cell office:value-type="float" office:value="89.5490196078431" calcext:value-type="float">
            <text:p>89.5490196078431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5" calcext:value-type="float">
            <text:p>5</text:p>
          </table:table-cell>
          <table:table-cell table:formula="of:=[.E1292]+1" office:value-type="float" office:value="1291" calcext:value-type="float">
            <text:p>1291</text:p>
          </table:table-cell>
          <table:table-cell table:formula="of:=MAX([.F1292];[.B1293])" office:value-type="float" office:value="90.2303921568628" calcext:value-type="float">
            <text:p>90.2303921568628</text:p>
          </table:table-cell>
          <table:table-cell table:formula="of:=IF([.F1293]=[.B1293];[.E1293];[.G12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51</text:p>
          </table:table-cell>
          <table:table-cell office:value-type="float" office:value="89.5490196078431" calcext:value-type="float">
            <text:p>89.5490196078431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5" calcext:value-type="float">
            <text:p>5</text:p>
          </table:table-cell>
          <table:table-cell table:formula="of:=[.E1293]+1" office:value-type="float" office:value="1292" calcext:value-type="float">
            <text:p>1292</text:p>
          </table:table-cell>
          <table:table-cell table:formula="of:=MAX([.F1293];[.B1294])" office:value-type="float" office:value="90.2303921568628" calcext:value-type="float">
            <text:p>90.2303921568628</text:p>
          </table:table-cell>
          <table:table-cell table:formula="of:=IF([.F1294]=[.B1294];[.E1294];[.G12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53</text:p>
          </table:table-cell>
          <table:table-cell office:value-type="float" office:value="89.5490196078431" calcext:value-type="float">
            <text:p>89.5490196078431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5" calcext:value-type="float">
            <text:p>5</text:p>
          </table:table-cell>
          <table:table-cell table:formula="of:=[.E1294]+1" office:value-type="float" office:value="1293" calcext:value-type="float">
            <text:p>1293</text:p>
          </table:table-cell>
          <table:table-cell table:formula="of:=MAX([.F1294];[.B1295])" office:value-type="float" office:value="90.2303921568628" calcext:value-type="float">
            <text:p>90.2303921568628</text:p>
          </table:table-cell>
          <table:table-cell table:formula="of:=IF([.F1295]=[.B1295];[.E1295];[.G12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55</text:p>
          </table:table-cell>
          <table:table-cell office:value-type="float" office:value="89.5343137254902" calcext:value-type="float">
            <text:p>89.5343137254902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5" calcext:value-type="float">
            <text:p>5</text:p>
          </table:table-cell>
          <table:table-cell table:formula="of:=[.E1295]+1" office:value-type="float" office:value="1294" calcext:value-type="float">
            <text:p>1294</text:p>
          </table:table-cell>
          <table:table-cell table:formula="of:=MAX([.F1295];[.B1296])" office:value-type="float" office:value="90.2303921568628" calcext:value-type="float">
            <text:p>90.2303921568628</text:p>
          </table:table-cell>
          <table:table-cell table:formula="of:=IF([.F1296]=[.B1296];[.E1296];[.G12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58</text:p>
          </table:table-cell>
          <table:table-cell office:value-type="float" office:value="89.5078431372549" calcext:value-type="float">
            <text:p>89.5078431372549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5" calcext:value-type="float">
            <text:p>5</text:p>
          </table:table-cell>
          <table:table-cell table:formula="of:=[.E1296]+1" office:value-type="float" office:value="1295" calcext:value-type="float">
            <text:p>1295</text:p>
          </table:table-cell>
          <table:table-cell table:formula="of:=MAX([.F1296];[.B1297])" office:value-type="float" office:value="90.2303921568628" calcext:value-type="float">
            <text:p>90.2303921568628</text:p>
          </table:table-cell>
          <table:table-cell table:formula="of:=IF([.F1297]=[.B1297];[.E1297];[.G12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6:59</text:p>
          </table:table-cell>
          <table:table-cell office:value-type="float" office:value="89.5392156862745" calcext:value-type="float">
            <text:p>89.5392156862745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5" calcext:value-type="float">
            <text:p>5</text:p>
          </table:table-cell>
          <table:table-cell table:formula="of:=[.E1297]+1" office:value-type="float" office:value="1296" calcext:value-type="float">
            <text:p>1296</text:p>
          </table:table-cell>
          <table:table-cell table:formula="of:=MAX([.F1297];[.B1298])" office:value-type="float" office:value="90.2303921568628" calcext:value-type="float">
            <text:p>90.2303921568628</text:p>
          </table:table-cell>
          <table:table-cell table:formula="of:=IF([.F1298]=[.B1298];[.E1298];[.G12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04</text:p>
          </table:table-cell>
          <table:table-cell office:value-type="float" office:value="89.5392156862745" calcext:value-type="float">
            <text:p>89.5392156862745</text:p>
          </table:table-cell>
          <table:table-cell office:value-type="string" calcext:value-type="string">
            <text:p>reflected on verse JHN 3:15</text:p>
          </table:table-cell>
          <table:table-cell office:value-type="float" office:value="6" calcext:value-type="float">
            <text:p>6</text:p>
          </table:table-cell>
          <table:table-cell table:formula="of:=[.E1298]+1" office:value-type="float" office:value="1297" calcext:value-type="float">
            <text:p>1297</text:p>
          </table:table-cell>
          <table:table-cell table:formula="of:=MAX([.F1298];[.B1299])" office:value-type="float" office:value="90.2303921568628" calcext:value-type="float">
            <text:p>90.2303921568628</text:p>
          </table:table-cell>
          <table:table-cell table:formula="of:=IF([.F1299]=[.B1299];[.E1299];[.G12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06</text:p>
          </table:table-cell>
          <table:table-cell office:value-type="float" office:value="89.5490196078431" calcext:value-type="float">
            <text:p>89.5490196078431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5" calcext:value-type="float">
            <text:p>5</text:p>
          </table:table-cell>
          <table:table-cell table:formula="of:=[.E1299]+1" office:value-type="float" office:value="1298" calcext:value-type="float">
            <text:p>1298</text:p>
          </table:table-cell>
          <table:table-cell table:formula="of:=MAX([.F1299];[.B1300])" office:value-type="float" office:value="90.2303921568628" calcext:value-type="float">
            <text:p>90.2303921568628</text:p>
          </table:table-cell>
          <table:table-cell table:formula="of:=IF([.F1300]=[.B1300];[.E1300];[.G12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07</text:p>
          </table:table-cell>
          <table:table-cell office:value-type="float" office:value="89.4460784313725" calcext:value-type="float">
            <text:p>89.4460784313725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5" calcext:value-type="float">
            <text:p>5</text:p>
          </table:table-cell>
          <table:table-cell table:formula="of:=[.E1300]+1" office:value-type="float" office:value="1299" calcext:value-type="float">
            <text:p>1299</text:p>
          </table:table-cell>
          <table:table-cell table:formula="of:=MAX([.F1300];[.B1301])" office:value-type="float" office:value="90.2303921568628" calcext:value-type="float">
            <text:p>90.2303921568628</text:p>
          </table:table-cell>
          <table:table-cell table:formula="of:=IF([.F1301]=[.B1301];[.E1301];[.G13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09</text:p>
          </table:table-cell>
          <table:table-cell office:value-type="float" office:value="89.4607843137255" calcext:value-type="float">
            <text:p>89.4607843137255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5" calcext:value-type="float">
            <text:p>5</text:p>
          </table:table-cell>
          <table:table-cell table:formula="of:=[.E1301]+1" office:value-type="float" office:value="1300" calcext:value-type="float">
            <text:p>1300</text:p>
          </table:table-cell>
          <table:table-cell table:formula="of:=MAX([.F1301];[.B1302])" office:value-type="float" office:value="90.2303921568628" calcext:value-type="float">
            <text:p>90.2303921568628</text:p>
          </table:table-cell>
          <table:table-cell table:formula="of:=IF([.F1302]=[.B1302];[.E1302];[.G13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10</text:p>
          </table:table-cell>
          <table:table-cell office:value-type="float" office:value="89.468137254902" calcext:value-type="float">
            <text:p>89.468137254902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5" calcext:value-type="float">
            <text:p>5</text:p>
          </table:table-cell>
          <table:table-cell table:formula="of:=[.E1302]+1" office:value-type="float" office:value="1301" calcext:value-type="float">
            <text:p>1301</text:p>
          </table:table-cell>
          <table:table-cell table:formula="of:=MAX([.F1302];[.B1303])" office:value-type="float" office:value="90.2303921568628" calcext:value-type="float">
            <text:p>90.2303921568628</text:p>
          </table:table-cell>
          <table:table-cell table:formula="of:=IF([.F1303]=[.B1303];[.E1303];[.G13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12</text:p>
          </table:table-cell>
          <table:table-cell office:value-type="float" office:value="89.4607843137255" calcext:value-type="float">
            <text:p>89.4607843137255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5" calcext:value-type="float">
            <text:p>5</text:p>
          </table:table-cell>
          <table:table-cell table:formula="of:=[.E1303]+1" office:value-type="float" office:value="1302" calcext:value-type="float">
            <text:p>1302</text:p>
          </table:table-cell>
          <table:table-cell table:formula="of:=MAX([.F1303];[.B1304])" office:value-type="float" office:value="90.2303921568628" calcext:value-type="float">
            <text:p>90.2303921568628</text:p>
          </table:table-cell>
          <table:table-cell table:formula="of:=IF([.F1304]=[.B1304];[.E1304];[.G13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13</text:p>
          </table:table-cell>
          <table:table-cell office:value-type="float" office:value="89.4754901960784" calcext:value-type="float">
            <text:p>89.4754901960784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5" calcext:value-type="float">
            <text:p>5</text:p>
          </table:table-cell>
          <table:table-cell table:formula="of:=[.E1304]+1" office:value-type="float" office:value="1303" calcext:value-type="float">
            <text:p>1303</text:p>
          </table:table-cell>
          <table:table-cell table:formula="of:=MAX([.F1304];[.B1305])" office:value-type="float" office:value="90.2303921568628" calcext:value-type="float">
            <text:p>90.2303921568628</text:p>
          </table:table-cell>
          <table:table-cell table:formula="of:=IF([.F1305]=[.B1305];[.E1305];[.G13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17</text:p>
          </table:table-cell>
          <table:table-cell office:value-type="float" office:value="89.4754901960784" calcext:value-type="float">
            <text:p>89.4754901960784</text:p>
          </table:table-cell>
          <table:table-cell office:value-type="string" calcext:value-type="string">
            <text:p>reflected on verse JHN 3:16</text:p>
          </table:table-cell>
          <table:table-cell office:value-type="float" office:value="6" calcext:value-type="float">
            <text:p>6</text:p>
          </table:table-cell>
          <table:table-cell table:formula="of:=[.E1305]+1" office:value-type="float" office:value="1304" calcext:value-type="float">
            <text:p>1304</text:p>
          </table:table-cell>
          <table:table-cell table:formula="of:=MAX([.F1305];[.B1306])" office:value-type="float" office:value="90.2303921568628" calcext:value-type="float">
            <text:p>90.2303921568628</text:p>
          </table:table-cell>
          <table:table-cell table:formula="of:=IF([.F1306]=[.B1306];[.E1306];[.G13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19</text:p>
          </table:table-cell>
          <table:table-cell office:value-type="float" office:value="89.4313725490196" calcext:value-type="float">
            <text:p>89.4313725490196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5" calcext:value-type="float">
            <text:p>5</text:p>
          </table:table-cell>
          <table:table-cell table:formula="of:=[.E1306]+1" office:value-type="float" office:value="1305" calcext:value-type="float">
            <text:p>1305</text:p>
          </table:table-cell>
          <table:table-cell table:formula="of:=MAX([.F1306];[.B1307])" office:value-type="float" office:value="90.2303921568628" calcext:value-type="float">
            <text:p>90.2303921568628</text:p>
          </table:table-cell>
          <table:table-cell table:formula="of:=IF([.F1307]=[.B1307];[.E1307];[.G13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20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5" calcext:value-type="float">
            <text:p>5</text:p>
          </table:table-cell>
          <table:table-cell table:formula="of:=[.E1307]+1" office:value-type="float" office:value="1306" calcext:value-type="float">
            <text:p>1306</text:p>
          </table:table-cell>
          <table:table-cell table:formula="of:=MAX([.F1307];[.B1308])" office:value-type="float" office:value="90.2303921568628" calcext:value-type="float">
            <text:p>90.2303921568628</text:p>
          </table:table-cell>
          <table:table-cell table:formula="of:=IF([.F1308]=[.B1308];[.E1308];[.G13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22</text:p>
          </table:table-cell>
          <table:table-cell office:value-type="float" office:value="89.5294117647059" calcext:value-type="float">
            <text:p>89.5294117647059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5" calcext:value-type="float">
            <text:p>5</text:p>
          </table:table-cell>
          <table:table-cell table:formula="of:=[.E1308]+1" office:value-type="float" office:value="1307" calcext:value-type="float">
            <text:p>1307</text:p>
          </table:table-cell>
          <table:table-cell table:formula="of:=MAX([.F1308];[.B1309])" office:value-type="float" office:value="90.2303921568628" calcext:value-type="float">
            <text:p>90.2303921568628</text:p>
          </table:table-cell>
          <table:table-cell table:formula="of:=IF([.F1309]=[.B1309];[.E1309];[.G13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24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5" calcext:value-type="float">
            <text:p>5</text:p>
          </table:table-cell>
          <table:table-cell table:formula="of:=[.E1309]+1" office:value-type="float" office:value="1308" calcext:value-type="float">
            <text:p>1308</text:p>
          </table:table-cell>
          <table:table-cell table:formula="of:=MAX([.F1309];[.B1310])" office:value-type="float" office:value="90.2303921568628" calcext:value-type="float">
            <text:p>90.2303921568628</text:p>
          </table:table-cell>
          <table:table-cell table:formula="of:=IF([.F1310]=[.B1310];[.E1310];[.G13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25</text:p>
          </table:table-cell>
          <table:table-cell office:value-type="float" office:value="89.5196078431373" calcext:value-type="float">
            <text:p>89.5196078431373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5" calcext:value-type="float">
            <text:p>5</text:p>
          </table:table-cell>
          <table:table-cell table:formula="of:=[.E1310]+1" office:value-type="float" office:value="1309" calcext:value-type="float">
            <text:p>1309</text:p>
          </table:table-cell>
          <table:table-cell table:formula="of:=MAX([.F1310];[.B1311])" office:value-type="float" office:value="90.2303921568628" calcext:value-type="float">
            <text:p>90.2303921568628</text:p>
          </table:table-cell>
          <table:table-cell table:formula="of:=IF([.F1311]=[.B1311];[.E1311];[.G13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29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5" calcext:value-type="float">
            <text:p>5</text:p>
          </table:table-cell>
          <table:table-cell table:formula="of:=[.E1311]+1" office:value-type="float" office:value="1310" calcext:value-type="float">
            <text:p>1310</text:p>
          </table:table-cell>
          <table:table-cell table:formula="of:=MAX([.F1311];[.B1312])" office:value-type="float" office:value="90.2303921568628" calcext:value-type="float">
            <text:p>90.2303921568628</text:p>
          </table:table-cell>
          <table:table-cell table:formula="of:=IF([.F1312]=[.B1312];[.E1312];[.G13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34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reflected on verse JHN 3:17</text:p>
          </table:table-cell>
          <table:table-cell office:value-type="float" office:value="6" calcext:value-type="float">
            <text:p>6</text:p>
          </table:table-cell>
          <table:table-cell table:formula="of:=[.E1312]+1" office:value-type="float" office:value="1311" calcext:value-type="float">
            <text:p>1311</text:p>
          </table:table-cell>
          <table:table-cell table:formula="of:=MAX([.F1312];[.B1313])" office:value-type="float" office:value="90.2303921568628" calcext:value-type="float">
            <text:p>90.2303921568628</text:p>
          </table:table-cell>
          <table:table-cell table:formula="of:=IF([.F1313]=[.B1313];[.E1313];[.G13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36</text:p>
          </table:table-cell>
          <table:table-cell office:value-type="float" office:value="89.4803921568627" calcext:value-type="float">
            <text:p>89.4803921568627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5" calcext:value-type="float">
            <text:p>5</text:p>
          </table:table-cell>
          <table:table-cell table:formula="of:=[.E1313]+1" office:value-type="float" office:value="1312" calcext:value-type="float">
            <text:p>1312</text:p>
          </table:table-cell>
          <table:table-cell table:formula="of:=MAX([.F1313];[.B1314])" office:value-type="float" office:value="90.2303921568628" calcext:value-type="float">
            <text:p>90.2303921568628</text:p>
          </table:table-cell>
          <table:table-cell table:formula="of:=IF([.F1314]=[.B1314];[.E1314];[.G13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37</text:p>
          </table:table-cell>
          <table:table-cell office:value-type="float" office:value="89.4509803921569" calcext:value-type="float">
            <text:p>89.4509803921569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5" calcext:value-type="float">
            <text:p>5</text:p>
          </table:table-cell>
          <table:table-cell table:formula="of:=[.E1314]+1" office:value-type="float" office:value="1313" calcext:value-type="float">
            <text:p>1313</text:p>
          </table:table-cell>
          <table:table-cell table:formula="of:=MAX([.F1314];[.B1315])" office:value-type="float" office:value="90.2303921568628" calcext:value-type="float">
            <text:p>90.2303921568628</text:p>
          </table:table-cell>
          <table:table-cell table:formula="of:=IF([.F1315]=[.B1315];[.E1315];[.G13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38</text:p>
          </table:table-cell>
          <table:table-cell office:value-type="float" office:value="89.5098039215686" calcext:value-type="float">
            <text:p>89.5098039215686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5" calcext:value-type="float">
            <text:p>5</text:p>
          </table:table-cell>
          <table:table-cell table:formula="of:=[.E1315]+1" office:value-type="float" office:value="1314" calcext:value-type="float">
            <text:p>1314</text:p>
          </table:table-cell>
          <table:table-cell table:formula="of:=MAX([.F1315];[.B1316])" office:value-type="float" office:value="90.2303921568628" calcext:value-type="float">
            <text:p>90.2303921568628</text:p>
          </table:table-cell>
          <table:table-cell table:formula="of:=IF([.F1316]=[.B1316];[.E1316];[.G13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40</text:p>
          </table:table-cell>
          <table:table-cell office:value-type="float" office:value="89.5024509803922" calcext:value-type="float">
            <text:p>89.5024509803922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5" calcext:value-type="float">
            <text:p>5</text:p>
          </table:table-cell>
          <table:table-cell table:formula="of:=[.E1316]+1" office:value-type="float" office:value="1315" calcext:value-type="float">
            <text:p>1315</text:p>
          </table:table-cell>
          <table:table-cell table:formula="of:=MAX([.F1316];[.B1317])" office:value-type="float" office:value="90.2303921568628" calcext:value-type="float">
            <text:p>90.2303921568628</text:p>
          </table:table-cell>
          <table:table-cell table:formula="of:=IF([.F1317]=[.B1317];[.E1317];[.G13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41</text:p>
          </table:table-cell>
          <table:table-cell office:value-type="float" office:value="89.4686274509804" calcext:value-type="float">
            <text:p>89.4686274509804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5" calcext:value-type="float">
            <text:p>5</text:p>
          </table:table-cell>
          <table:table-cell table:formula="of:=[.E1317]+1" office:value-type="float" office:value="1316" calcext:value-type="float">
            <text:p>1316</text:p>
          </table:table-cell>
          <table:table-cell table:formula="of:=MAX([.F1317];[.B1318])" office:value-type="float" office:value="90.2303921568628" calcext:value-type="float">
            <text:p>90.2303921568628</text:p>
          </table:table-cell>
          <table:table-cell table:formula="of:=IF([.F1318]=[.B1318];[.E1318];[.G13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43</text:p>
          </table:table-cell>
          <table:table-cell office:value-type="float" office:value="89.4607843137255" calcext:value-type="float">
            <text:p>89.4607843137255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5" calcext:value-type="float">
            <text:p>5</text:p>
          </table:table-cell>
          <table:table-cell table:formula="of:=[.E1318]+1" office:value-type="float" office:value="1317" calcext:value-type="float">
            <text:p>1317</text:p>
          </table:table-cell>
          <table:table-cell table:formula="of:=MAX([.F1318];[.B1319])" office:value-type="float" office:value="90.2303921568628" calcext:value-type="float">
            <text:p>90.2303921568628</text:p>
          </table:table-cell>
          <table:table-cell table:formula="of:=IF([.F1319]=[.B1319];[.E1319];[.G13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47</text:p>
          </table:table-cell>
          <table:table-cell office:value-type="float" office:value="89.4607843137255" calcext:value-type="float">
            <text:p>89.4607843137255</text:p>
          </table:table-cell>
          <table:table-cell office:value-type="string" calcext:value-type="string">
            <text:p>reflected on verse JHN 3:18</text:p>
          </table:table-cell>
          <table:table-cell office:value-type="float" office:value="6" calcext:value-type="float">
            <text:p>6</text:p>
          </table:table-cell>
          <table:table-cell table:formula="of:=[.E1319]+1" office:value-type="float" office:value="1318" calcext:value-type="float">
            <text:p>1318</text:p>
          </table:table-cell>
          <table:table-cell table:formula="of:=MAX([.F1319];[.B1320])" office:value-type="float" office:value="90.2303921568628" calcext:value-type="float">
            <text:p>90.2303921568628</text:p>
          </table:table-cell>
          <table:table-cell table:formula="of:=IF([.F1320]=[.B1320];[.E1320];[.G13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49</text:p>
          </table:table-cell>
          <table:table-cell office:value-type="float" office:value="89.4313725490196" calcext:value-type="float">
            <text:p>89.4313725490196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5" calcext:value-type="float">
            <text:p>5</text:p>
          </table:table-cell>
          <table:table-cell table:formula="of:=[.E1320]+1" office:value-type="float" office:value="1319" calcext:value-type="float">
            <text:p>1319</text:p>
          </table:table-cell>
          <table:table-cell table:formula="of:=MAX([.F1320];[.B1321])" office:value-type="float" office:value="90.2303921568628" calcext:value-type="float">
            <text:p>90.2303921568628</text:p>
          </table:table-cell>
          <table:table-cell table:formula="of:=IF([.F1321]=[.B1321];[.E1321];[.G13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50</text:p>
          </table:table-cell>
          <table:table-cell office:value-type="float" office:value="89.3872549019608" calcext:value-type="float">
            <text:p>89.3872549019608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5" calcext:value-type="float">
            <text:p>5</text:p>
          </table:table-cell>
          <table:table-cell table:formula="of:=[.E1321]+1" office:value-type="float" office:value="1320" calcext:value-type="float">
            <text:p>1320</text:p>
          </table:table-cell>
          <table:table-cell table:formula="of:=MAX([.F1321];[.B1322])" office:value-type="float" office:value="90.2303921568628" calcext:value-type="float">
            <text:p>90.2303921568628</text:p>
          </table:table-cell>
          <table:table-cell table:formula="of:=IF([.F1322]=[.B1322];[.E1322];[.G13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52</text:p>
          </table:table-cell>
          <table:table-cell office:value-type="float" office:value="89.4411764705882" calcext:value-type="float">
            <text:p>89.4411764705882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5" calcext:value-type="float">
            <text:p>5</text:p>
          </table:table-cell>
          <table:table-cell table:formula="of:=[.E1322]+1" office:value-type="float" office:value="1321" calcext:value-type="float">
            <text:p>1321</text:p>
          </table:table-cell>
          <table:table-cell table:formula="of:=MAX([.F1322];[.B1323])" office:value-type="float" office:value="90.2303921568628" calcext:value-type="float">
            <text:p>90.2303921568628</text:p>
          </table:table-cell>
          <table:table-cell table:formula="of:=IF([.F1323]=[.B1323];[.E1323];[.G13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53</text:p>
          </table:table-cell>
          <table:table-cell office:value-type="float" office:value="89.453431372549" calcext:value-type="float">
            <text:p>89.453431372549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5" calcext:value-type="float">
            <text:p>5</text:p>
          </table:table-cell>
          <table:table-cell table:formula="of:=[.E1323]+1" office:value-type="float" office:value="1322" calcext:value-type="float">
            <text:p>1322</text:p>
          </table:table-cell>
          <table:table-cell table:formula="of:=MAX([.F1323];[.B1324])" office:value-type="float" office:value="90.2303921568628" calcext:value-type="float">
            <text:p>90.2303921568628</text:p>
          </table:table-cell>
          <table:table-cell table:formula="of:=IF([.F1324]=[.B1324];[.E1324];[.G13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55</text:p>
          </table:table-cell>
          <table:table-cell office:value-type="float" office:value="89.4607843137255" calcext:value-type="float">
            <text:p>89.4607843137255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5" calcext:value-type="float">
            <text:p>5</text:p>
          </table:table-cell>
          <table:table-cell table:formula="of:=[.E1324]+1" office:value-type="float" office:value="1323" calcext:value-type="float">
            <text:p>1323</text:p>
          </table:table-cell>
          <table:table-cell table:formula="of:=MAX([.F1324];[.B1325])" office:value-type="float" office:value="90.2303921568628" calcext:value-type="float">
            <text:p>90.2303921568628</text:p>
          </table:table-cell>
          <table:table-cell table:formula="of:=IF([.F1325]=[.B1325];[.E1325];[.G13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7:59</text:p>
          </table:table-cell>
          <table:table-cell office:value-type="float" office:value="89.4656862745098" calcext:value-type="float">
            <text:p>89.4656862745098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5" calcext:value-type="float">
            <text:p>5</text:p>
          </table:table-cell>
          <table:table-cell table:formula="of:=[.E1325]+1" office:value-type="float" office:value="1324" calcext:value-type="float">
            <text:p>1324</text:p>
          </table:table-cell>
          <table:table-cell table:formula="of:=MAX([.F1325];[.B1326])" office:value-type="float" office:value="90.2303921568628" calcext:value-type="float">
            <text:p>90.2303921568628</text:p>
          </table:table-cell>
          <table:table-cell table:formula="of:=IF([.F1326]=[.B1326];[.E1326];[.G13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06</text:p>
          </table:table-cell>
          <table:table-cell office:value-type="float" office:value="89.4656862745098" calcext:value-type="float">
            <text:p>89.4656862745098</text:p>
          </table:table-cell>
          <table:table-cell office:value-type="string" calcext:value-type="string">
            <text:p>reflected on verse JHN 3:19</text:p>
          </table:table-cell>
          <table:table-cell office:value-type="float" office:value="6" calcext:value-type="float">
            <text:p>6</text:p>
          </table:table-cell>
          <table:table-cell table:formula="of:=[.E1326]+1" office:value-type="float" office:value="1325" calcext:value-type="float">
            <text:p>1325</text:p>
          </table:table-cell>
          <table:table-cell table:formula="of:=MAX([.F1326];[.B1327])" office:value-type="float" office:value="90.2303921568628" calcext:value-type="float">
            <text:p>90.2303921568628</text:p>
          </table:table-cell>
          <table:table-cell table:formula="of:=IF([.F1327]=[.B1327];[.E1327];[.G13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08</text:p>
          </table:table-cell>
          <table:table-cell office:value-type="float" office:value="89.4656862745098" calcext:value-type="float">
            <text:p>89.4656862745098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5" calcext:value-type="float">
            <text:p>5</text:p>
          </table:table-cell>
          <table:table-cell table:formula="of:=[.E1327]+1" office:value-type="float" office:value="1326" calcext:value-type="float">
            <text:p>1326</text:p>
          </table:table-cell>
          <table:table-cell table:formula="of:=MAX([.F1327];[.B1328])" office:value-type="float" office:value="90.2303921568628" calcext:value-type="float">
            <text:p>90.2303921568628</text:p>
          </table:table-cell>
          <table:table-cell table:formula="of:=IF([.F1328]=[.B1328];[.E1328];[.G13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09</text:p>
          </table:table-cell>
          <table:table-cell office:value-type="float" office:value="89.5245098039216" calcext:value-type="float">
            <text:p>89.5245098039216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5" calcext:value-type="float">
            <text:p>5</text:p>
          </table:table-cell>
          <table:table-cell table:formula="of:=[.E1328]+1" office:value-type="float" office:value="1327" calcext:value-type="float">
            <text:p>1327</text:p>
          </table:table-cell>
          <table:table-cell table:formula="of:=MAX([.F1328];[.B1329])" office:value-type="float" office:value="90.2303921568628" calcext:value-type="float">
            <text:p>90.2303921568628</text:p>
          </table:table-cell>
          <table:table-cell table:formula="of:=IF([.F1329]=[.B1329];[.E1329];[.G13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11</text:p>
          </table:table-cell>
          <table:table-cell office:value-type="float" office:value="89.5245098039216" calcext:value-type="float">
            <text:p>89.5245098039216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5" calcext:value-type="float">
            <text:p>5</text:p>
          </table:table-cell>
          <table:table-cell table:formula="of:=[.E1329]+1" office:value-type="float" office:value="1328" calcext:value-type="float">
            <text:p>1328</text:p>
          </table:table-cell>
          <table:table-cell table:formula="of:=MAX([.F1329];[.B1330])" office:value-type="float" office:value="90.2303921568628" calcext:value-type="float">
            <text:p>90.2303921568628</text:p>
          </table:table-cell>
          <table:table-cell table:formula="of:=IF([.F1330]=[.B1330];[.E1330];[.G13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12</text:p>
          </table:table-cell>
          <table:table-cell office:value-type="float" office:value="89.5392156862745" calcext:value-type="float">
            <text:p>89.5392156862745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5" calcext:value-type="float">
            <text:p>5</text:p>
          </table:table-cell>
          <table:table-cell table:formula="of:=[.E1330]+1" office:value-type="float" office:value="1329" calcext:value-type="float">
            <text:p>1329</text:p>
          </table:table-cell>
          <table:table-cell table:formula="of:=MAX([.F1330];[.B1331])" office:value-type="float" office:value="90.2303921568628" calcext:value-type="float">
            <text:p>90.2303921568628</text:p>
          </table:table-cell>
          <table:table-cell table:formula="of:=IF([.F1331]=[.B1331];[.E1331];[.G13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13</text:p>
          </table:table-cell>
          <table:table-cell office:value-type="float" office:value="89.5362745098039" calcext:value-type="float">
            <text:p>89.5362745098039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5" calcext:value-type="float">
            <text:p>5</text:p>
          </table:table-cell>
          <table:table-cell table:formula="of:=[.E1331]+1" office:value-type="float" office:value="1330" calcext:value-type="float">
            <text:p>1330</text:p>
          </table:table-cell>
          <table:table-cell table:formula="of:=MAX([.F1331];[.B1332])" office:value-type="float" office:value="90.2303921568628" calcext:value-type="float">
            <text:p>90.2303921568628</text:p>
          </table:table-cell>
          <table:table-cell table:formula="of:=IF([.F1332]=[.B1332];[.E1332];[.G13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15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5" calcext:value-type="float">
            <text:p>5</text:p>
          </table:table-cell>
          <table:table-cell table:formula="of:=[.E1332]+1" office:value-type="float" office:value="1331" calcext:value-type="float">
            <text:p>1331</text:p>
          </table:table-cell>
          <table:table-cell table:formula="of:=MAX([.F1332];[.B1333])" office:value-type="float" office:value="90.2303921568628" calcext:value-type="float">
            <text:p>90.2303921568628</text:p>
          </table:table-cell>
          <table:table-cell table:formula="of:=IF([.F1333]=[.B1333];[.E1333];[.G13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20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reflected on verse JHN 3:20</text:p>
          </table:table-cell>
          <table:table-cell office:value-type="float" office:value="6" calcext:value-type="float">
            <text:p>6</text:p>
          </table:table-cell>
          <table:table-cell table:formula="of:=[.E1333]+1" office:value-type="float" office:value="1332" calcext:value-type="float">
            <text:p>1332</text:p>
          </table:table-cell>
          <table:table-cell table:formula="of:=MAX([.F1333];[.B1334])" office:value-type="float" office:value="90.2303921568628" calcext:value-type="float">
            <text:p>90.2303921568628</text:p>
          </table:table-cell>
          <table:table-cell table:formula="of:=IF([.F1334]=[.B1334];[.E1334];[.G13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21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5" calcext:value-type="float">
            <text:p>5</text:p>
          </table:table-cell>
          <table:table-cell table:formula="of:=[.E1334]+1" office:value-type="float" office:value="1333" calcext:value-type="float">
            <text:p>1333</text:p>
          </table:table-cell>
          <table:table-cell table:formula="of:=MAX([.F1334];[.B1335])" office:value-type="float" office:value="90.2303921568628" calcext:value-type="float">
            <text:p>90.2303921568628</text:p>
          </table:table-cell>
          <table:table-cell table:formula="of:=IF([.F1335]=[.B1335];[.E1335];[.G13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25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5" calcext:value-type="float">
            <text:p>5</text:p>
          </table:table-cell>
          <table:table-cell table:formula="of:=[.E1335]+1" office:value-type="float" office:value="1334" calcext:value-type="float">
            <text:p>1334</text:p>
          </table:table-cell>
          <table:table-cell table:formula="of:=MAX([.F1335];[.B1336])" office:value-type="float" office:value="90.2303921568628" calcext:value-type="float">
            <text:p>90.2303921568628</text:p>
          </table:table-cell>
          <table:table-cell table:formula="of:=IF([.F1336]=[.B1336];[.E1336];[.G13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26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5" calcext:value-type="float">
            <text:p>5</text:p>
          </table:table-cell>
          <table:table-cell table:formula="of:=[.E1336]+1" office:value-type="float" office:value="1335" calcext:value-type="float">
            <text:p>1335</text:p>
          </table:table-cell>
          <table:table-cell table:formula="of:=MAX([.F1336];[.B1337])" office:value-type="float" office:value="90.2303921568628" calcext:value-type="float">
            <text:p>90.2303921568628</text:p>
          </table:table-cell>
          <table:table-cell table:formula="of:=IF([.F1337]=[.B1337];[.E1337];[.G13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27</text:p>
          </table:table-cell>
          <table:table-cell office:value-type="float" office:value="89.5735294117647" calcext:value-type="float">
            <text:p>89.5735294117647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5" calcext:value-type="float">
            <text:p>5</text:p>
          </table:table-cell>
          <table:table-cell table:formula="of:=[.E1337]+1" office:value-type="float" office:value="1336" calcext:value-type="float">
            <text:p>1336</text:p>
          </table:table-cell>
          <table:table-cell table:formula="of:=MAX([.F1337];[.B1338])" office:value-type="float" office:value="90.2303921568628" calcext:value-type="float">
            <text:p>90.2303921568628</text:p>
          </table:table-cell>
          <table:table-cell table:formula="of:=IF([.F1338]=[.B1338];[.E1338];[.G13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32</text:p>
          </table:table-cell>
          <table:table-cell office:value-type="float" office:value="89.5794117647059" calcext:value-type="float">
            <text:p>89.5794117647059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5" calcext:value-type="float">
            <text:p>5</text:p>
          </table:table-cell>
          <table:table-cell table:formula="of:=[.E1338]+1" office:value-type="float" office:value="1337" calcext:value-type="float">
            <text:p>1337</text:p>
          </table:table-cell>
          <table:table-cell table:formula="of:=MAX([.F1338];[.B1339])" office:value-type="float" office:value="90.2303921568628" calcext:value-type="float">
            <text:p>90.2303921568628</text:p>
          </table:table-cell>
          <table:table-cell table:formula="of:=IF([.F1339]=[.B1339];[.E1339];[.G13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34</text:p>
          </table:table-cell>
          <table:table-cell office:value-type="float" office:value="89.6078431372549" calcext:value-type="float">
            <text:p>89.6078431372549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5" calcext:value-type="float">
            <text:p>5</text:p>
          </table:table-cell>
          <table:table-cell table:formula="of:=[.E1339]+1" office:value-type="float" office:value="1338" calcext:value-type="float">
            <text:p>1338</text:p>
          </table:table-cell>
          <table:table-cell table:formula="of:=MAX([.F1339];[.B1340])" office:value-type="float" office:value="90.2303921568628" calcext:value-type="float">
            <text:p>90.2303921568628</text:p>
          </table:table-cell>
          <table:table-cell table:formula="of:=IF([.F1340]=[.B1340];[.E1340];[.G13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38</text:p>
          </table:table-cell>
          <table:table-cell office:value-type="float" office:value="89.6078431372549" calcext:value-type="float">
            <text:p>89.6078431372549</text:p>
          </table:table-cell>
          <table:table-cell office:value-type="string" calcext:value-type="string">
            <text:p>reflected on verse JHN 3:21</text:p>
          </table:table-cell>
          <table:table-cell office:value-type="float" office:value="6" calcext:value-type="float">
            <text:p>6</text:p>
          </table:table-cell>
          <table:table-cell table:formula="of:=[.E1340]+1" office:value-type="float" office:value="1339" calcext:value-type="float">
            <text:p>1339</text:p>
          </table:table-cell>
          <table:table-cell table:formula="of:=MAX([.F1340];[.B1341])" office:value-type="float" office:value="90.2303921568628" calcext:value-type="float">
            <text:p>90.2303921568628</text:p>
          </table:table-cell>
          <table:table-cell table:formula="of:=IF([.F1341]=[.B1341];[.E1341];[.G13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39</text:p>
          </table:table-cell>
          <table:table-cell office:value-type="float" office:value="89.4852941176471" calcext:value-type="float">
            <text:p>89.4852941176471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5" calcext:value-type="float">
            <text:p>5</text:p>
          </table:table-cell>
          <table:table-cell table:formula="of:=[.E1341]+1" office:value-type="float" office:value="1340" calcext:value-type="float">
            <text:p>1340</text:p>
          </table:table-cell>
          <table:table-cell table:formula="of:=MAX([.F1341];[.B1342])" office:value-type="float" office:value="90.2303921568628" calcext:value-type="float">
            <text:p>90.2303921568628</text:p>
          </table:table-cell>
          <table:table-cell table:formula="of:=IF([.F1342]=[.B1342];[.E1342];[.G13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41</text:p>
          </table:table-cell>
          <table:table-cell office:value-type="float" office:value="89.5294117647059" calcext:value-type="float">
            <text:p>89.5294117647059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5" calcext:value-type="float">
            <text:p>5</text:p>
          </table:table-cell>
          <table:table-cell table:formula="of:=[.E1342]+1" office:value-type="float" office:value="1341" calcext:value-type="float">
            <text:p>1341</text:p>
          </table:table-cell>
          <table:table-cell table:formula="of:=MAX([.F1342];[.B1343])" office:value-type="float" office:value="90.2303921568628" calcext:value-type="float">
            <text:p>90.2303921568628</text:p>
          </table:table-cell>
          <table:table-cell table:formula="of:=IF([.F1343]=[.B1343];[.E1343];[.G13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42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5" calcext:value-type="float">
            <text:p>5</text:p>
          </table:table-cell>
          <table:table-cell table:formula="of:=[.E1343]+1" office:value-type="float" office:value="1342" calcext:value-type="float">
            <text:p>1342</text:p>
          </table:table-cell>
          <table:table-cell table:formula="of:=MAX([.F1343];[.B1344])" office:value-type="float" office:value="90.2303921568628" calcext:value-type="float">
            <text:p>90.2303921568628</text:p>
          </table:table-cell>
          <table:table-cell table:formula="of:=IF([.F1344]=[.B1344];[.E1344];[.G13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44</text:p>
          </table:table-cell>
          <table:table-cell office:value-type="float" office:value="89.6544117647059" calcext:value-type="float">
            <text:p>89.6544117647059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5" calcext:value-type="float">
            <text:p>5</text:p>
          </table:table-cell>
          <table:table-cell table:formula="of:=[.E1344]+1" office:value-type="float" office:value="1343" calcext:value-type="float">
            <text:p>1343</text:p>
          </table:table-cell>
          <table:table-cell table:formula="of:=MAX([.F1344];[.B1345])" office:value-type="float" office:value="90.2303921568628" calcext:value-type="float">
            <text:p>90.2303921568628</text:p>
          </table:table-cell>
          <table:table-cell table:formula="of:=IF([.F1345]=[.B1345];[.E1345];[.G13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45</text:p>
          </table:table-cell>
          <table:table-cell office:value-type="float" office:value="89.6382352941176" calcext:value-type="float">
            <text:p>89.6382352941176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5" calcext:value-type="float">
            <text:p>5</text:p>
          </table:table-cell>
          <table:table-cell table:formula="of:=[.E1345]+1" office:value-type="float" office:value="1344" calcext:value-type="float">
            <text:p>1344</text:p>
          </table:table-cell>
          <table:table-cell table:formula="of:=MAX([.F1345];[.B1346])" office:value-type="float" office:value="90.2303921568628" calcext:value-type="float">
            <text:p>90.2303921568628</text:p>
          </table:table-cell>
          <table:table-cell table:formula="of:=IF([.F1346]=[.B1346];[.E1346];[.G13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47</text:p>
          </table:table-cell>
          <table:table-cell office:value-type="float" office:value="89.6372549019608" calcext:value-type="float">
            <text:p>89.6372549019608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5" calcext:value-type="float">
            <text:p>5</text:p>
          </table:table-cell>
          <table:table-cell table:formula="of:=[.E1346]+1" office:value-type="float" office:value="1345" calcext:value-type="float">
            <text:p>1345</text:p>
          </table:table-cell>
          <table:table-cell table:formula="of:=MAX([.F1346];[.B1347])" office:value-type="float" office:value="90.2303921568628" calcext:value-type="float">
            <text:p>90.2303921568628</text:p>
          </table:table-cell>
          <table:table-cell table:formula="of:=IF([.F1347]=[.B1347];[.E1347];[.G13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51</text:p>
          </table:table-cell>
          <table:table-cell office:value-type="float" office:value="89.6372549019608" calcext:value-type="float">
            <text:p>89.6372549019608</text:p>
          </table:table-cell>
          <table:table-cell office:value-type="string" calcext:value-type="string">
            <text:p>reflected on verse JHN 3:22</text:p>
          </table:table-cell>
          <table:table-cell office:value-type="float" office:value="6" calcext:value-type="float">
            <text:p>6</text:p>
          </table:table-cell>
          <table:table-cell table:formula="of:=[.E1347]+1" office:value-type="float" office:value="1346" calcext:value-type="float">
            <text:p>1346</text:p>
          </table:table-cell>
          <table:table-cell table:formula="of:=MAX([.F1347];[.B1348])" office:value-type="float" office:value="90.2303921568628" calcext:value-type="float">
            <text:p>90.2303921568628</text:p>
          </table:table-cell>
          <table:table-cell table:formula="of:=IF([.F1348]=[.B1348];[.E1348];[.G13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53</text:p>
          </table:table-cell>
          <table:table-cell office:value-type="float" office:value="89.7058823529412" calcext:value-type="float">
            <text:p>89.7058823529412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5" calcext:value-type="float">
            <text:p>5</text:p>
          </table:table-cell>
          <table:table-cell table:formula="of:=[.E1348]+1" office:value-type="float" office:value="1347" calcext:value-type="float">
            <text:p>1347</text:p>
          </table:table-cell>
          <table:table-cell table:formula="of:=MAX([.F1348];[.B1349])" office:value-type="float" office:value="90.2303921568628" calcext:value-type="float">
            <text:p>90.2303921568628</text:p>
          </table:table-cell>
          <table:table-cell table:formula="of:=IF([.F1349]=[.B1349];[.E1349];[.G13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55</text:p>
          </table:table-cell>
          <table:table-cell office:value-type="float" office:value="89.6764705882353" calcext:value-type="float">
            <text:p>89.6764705882353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5" calcext:value-type="float">
            <text:p>5</text:p>
          </table:table-cell>
          <table:table-cell table:formula="of:=[.E1349]+1" office:value-type="float" office:value="1348" calcext:value-type="float">
            <text:p>1348</text:p>
          </table:table-cell>
          <table:table-cell table:formula="of:=MAX([.F1349];[.B1350])" office:value-type="float" office:value="90.2303921568628" calcext:value-type="float">
            <text:p>90.2303921568628</text:p>
          </table:table-cell>
          <table:table-cell table:formula="of:=IF([.F1350]=[.B1350];[.E1350];[.G13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56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5" calcext:value-type="float">
            <text:p>5</text:p>
          </table:table-cell>
          <table:table-cell table:formula="of:=[.E1350]+1" office:value-type="float" office:value="1349" calcext:value-type="float">
            <text:p>1349</text:p>
          </table:table-cell>
          <table:table-cell table:formula="of:=MAX([.F1350];[.B1351])" office:value-type="float" office:value="90.2303921568628" calcext:value-type="float">
            <text:p>90.2303921568628</text:p>
          </table:table-cell>
          <table:table-cell table:formula="of:=IF([.F1351]=[.B1351];[.E1351];[.G13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57</text:p>
          </table:table-cell>
          <table:table-cell office:value-type="float" office:value="89.6544117647059" calcext:value-type="float">
            <text:p>89.6544117647059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5" calcext:value-type="float">
            <text:p>5</text:p>
          </table:table-cell>
          <table:table-cell table:formula="of:=[.E1351]+1" office:value-type="float" office:value="1350" calcext:value-type="float">
            <text:p>1350</text:p>
          </table:table-cell>
          <table:table-cell table:formula="of:=MAX([.F1351];[.B1352])" office:value-type="float" office:value="90.2303921568628" calcext:value-type="float">
            <text:p>90.2303921568628</text:p>
          </table:table-cell>
          <table:table-cell table:formula="of:=IF([.F1352]=[.B1352];[.E1352];[.G13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8:59</text:p>
          </table:table-cell>
          <table:table-cell office:value-type="float" office:value="89.6647058823529" calcext:value-type="float">
            <text:p>89.6647058823529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5" calcext:value-type="float">
            <text:p>5</text:p>
          </table:table-cell>
          <table:table-cell table:formula="of:=[.E1352]+1" office:value-type="float" office:value="1351" calcext:value-type="float">
            <text:p>1351</text:p>
          </table:table-cell>
          <table:table-cell table:formula="of:=MAX([.F1352];[.B1353])" office:value-type="float" office:value="90.2303921568628" calcext:value-type="float">
            <text:p>90.2303921568628</text:p>
          </table:table-cell>
          <table:table-cell table:formula="of:=IF([.F1353]=[.B1353];[.E1353];[.G13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02</text:p>
          </table:table-cell>
          <table:table-cell office:value-type="float" office:value="89.6470588235294" calcext:value-type="float">
            <text:p>89.6470588235294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5" calcext:value-type="float">
            <text:p>5</text:p>
          </table:table-cell>
          <table:table-cell table:formula="of:=[.E1353]+1" office:value-type="float" office:value="1352" calcext:value-type="float">
            <text:p>1352</text:p>
          </table:table-cell>
          <table:table-cell table:formula="of:=MAX([.F1353];[.B1354])" office:value-type="float" office:value="90.2303921568628" calcext:value-type="float">
            <text:p>90.2303921568628</text:p>
          </table:table-cell>
          <table:table-cell table:formula="of:=IF([.F1354]=[.B1354];[.E1354];[.G13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06</text:p>
          </table:table-cell>
          <table:table-cell office:value-type="float" office:value="89.6470588235294" calcext:value-type="float">
            <text:p>89.6470588235294</text:p>
          </table:table-cell>
          <table:table-cell office:value-type="string" calcext:value-type="string">
            <text:p>reflected on verse JHN 3:23</text:p>
          </table:table-cell>
          <table:table-cell office:value-type="float" office:value="6" calcext:value-type="float">
            <text:p>6</text:p>
          </table:table-cell>
          <table:table-cell table:formula="of:=[.E1354]+1" office:value-type="float" office:value="1353" calcext:value-type="float">
            <text:p>1353</text:p>
          </table:table-cell>
          <table:table-cell table:formula="of:=MAX([.F1354];[.B1355])" office:value-type="float" office:value="90.2303921568628" calcext:value-type="float">
            <text:p>90.2303921568628</text:p>
          </table:table-cell>
          <table:table-cell table:formula="of:=IF([.F1355]=[.B1355];[.E1355];[.G13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08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5" calcext:value-type="float">
            <text:p>5</text:p>
          </table:table-cell>
          <table:table-cell table:formula="of:=[.E1355]+1" office:value-type="float" office:value="1354" calcext:value-type="float">
            <text:p>1354</text:p>
          </table:table-cell>
          <table:table-cell table:formula="of:=MAX([.F1355];[.B1356])" office:value-type="float" office:value="90.2303921568628" calcext:value-type="float">
            <text:p>90.2303921568628</text:p>
          </table:table-cell>
          <table:table-cell table:formula="of:=IF([.F1356]=[.B1356];[.E1356];[.G13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10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5" calcext:value-type="float">
            <text:p>5</text:p>
          </table:table-cell>
          <table:table-cell table:formula="of:=[.E1356]+1" office:value-type="float" office:value="1355" calcext:value-type="float">
            <text:p>1355</text:p>
          </table:table-cell>
          <table:table-cell table:formula="of:=MAX([.F1356];[.B1357])" office:value-type="float" office:value="90.2303921568628" calcext:value-type="float">
            <text:p>90.2303921568628</text:p>
          </table:table-cell>
          <table:table-cell table:formula="of:=IF([.F1357]=[.B1357];[.E1357];[.G13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11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5" calcext:value-type="float">
            <text:p>5</text:p>
          </table:table-cell>
          <table:table-cell table:formula="of:=[.E1357]+1" office:value-type="float" office:value="1356" calcext:value-type="float">
            <text:p>1356</text:p>
          </table:table-cell>
          <table:table-cell table:formula="of:=MAX([.F1357];[.B1358])" office:value-type="float" office:value="90.2303921568628" calcext:value-type="float">
            <text:p>90.2303921568628</text:p>
          </table:table-cell>
          <table:table-cell table:formula="of:=IF([.F1358]=[.B1358];[.E1358];[.G13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12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5" calcext:value-type="float">
            <text:p>5</text:p>
          </table:table-cell>
          <table:table-cell table:formula="of:=[.E1358]+1" office:value-type="float" office:value="1357" calcext:value-type="float">
            <text:p>1357</text:p>
          </table:table-cell>
          <table:table-cell table:formula="of:=MAX([.F1358];[.B1359])" office:value-type="float" office:value="90.2303921568628" calcext:value-type="float">
            <text:p>90.2303921568628</text:p>
          </table:table-cell>
          <table:table-cell table:formula="of:=IF([.F1359]=[.B1359];[.E1359];[.G13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14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5" calcext:value-type="float">
            <text:p>5</text:p>
          </table:table-cell>
          <table:table-cell table:formula="of:=[.E1359]+1" office:value-type="float" office:value="1358" calcext:value-type="float">
            <text:p>1358</text:p>
          </table:table-cell>
          <table:table-cell table:formula="of:=MAX([.F1359];[.B1360])" office:value-type="float" office:value="90.2303921568628" calcext:value-type="float">
            <text:p>90.2303921568628</text:p>
          </table:table-cell>
          <table:table-cell table:formula="of:=IF([.F1360]=[.B1360];[.E1360];[.G13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15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5" calcext:value-type="float">
            <text:p>5</text:p>
          </table:table-cell>
          <table:table-cell table:formula="of:=[.E1360]+1" office:value-type="float" office:value="1359" calcext:value-type="float">
            <text:p>1359</text:p>
          </table:table-cell>
          <table:table-cell table:formula="of:=MAX([.F1360];[.B1361])" office:value-type="float" office:value="90.2303921568628" calcext:value-type="float">
            <text:p>90.2303921568628</text:p>
          </table:table-cell>
          <table:table-cell table:formula="of:=IF([.F1361]=[.B1361];[.E1361];[.G13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21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reflected on verse JHN 3:24</text:p>
          </table:table-cell>
          <table:table-cell office:value-type="float" office:value="6" calcext:value-type="float">
            <text:p>6</text:p>
          </table:table-cell>
          <table:table-cell table:formula="of:=[.E1361]+1" office:value-type="float" office:value="1360" calcext:value-type="float">
            <text:p>1360</text:p>
          </table:table-cell>
          <table:table-cell table:formula="of:=MAX([.F1361];[.B1362])" office:value-type="float" office:value="90.2303921568628" calcext:value-type="float">
            <text:p>90.2303921568628</text:p>
          </table:table-cell>
          <table:table-cell table:formula="of:=IF([.F1362]=[.B1362];[.E1362];[.G13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23</text:p>
          </table:table-cell>
          <table:table-cell office:value-type="float" office:value="89.7254901960784" calcext:value-type="float">
            <text:p>89.7254901960784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5" calcext:value-type="float">
            <text:p>5</text:p>
          </table:table-cell>
          <table:table-cell table:formula="of:=[.E1362]+1" office:value-type="float" office:value="1361" calcext:value-type="float">
            <text:p>1361</text:p>
          </table:table-cell>
          <table:table-cell table:formula="of:=MAX([.F1362];[.B1363])" office:value-type="float" office:value="90.2303921568628" calcext:value-type="float">
            <text:p>90.2303921568628</text:p>
          </table:table-cell>
          <table:table-cell table:formula="of:=IF([.F1363]=[.B1363];[.E1363];[.G13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24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5" calcext:value-type="float">
            <text:p>5</text:p>
          </table:table-cell>
          <table:table-cell table:formula="of:=[.E1363]+1" office:value-type="float" office:value="1362" calcext:value-type="float">
            <text:p>1362</text:p>
          </table:table-cell>
          <table:table-cell table:formula="of:=MAX([.F1363];[.B1364])" office:value-type="float" office:value="90.2303921568628" calcext:value-type="float">
            <text:p>90.2303921568628</text:p>
          </table:table-cell>
          <table:table-cell table:formula="of:=IF([.F1364]=[.B1364];[.E1364];[.G13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26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5" calcext:value-type="float">
            <text:p>5</text:p>
          </table:table-cell>
          <table:table-cell table:formula="of:=[.E1364]+1" office:value-type="float" office:value="1363" calcext:value-type="float">
            <text:p>1363</text:p>
          </table:table-cell>
          <table:table-cell table:formula="of:=MAX([.F1364];[.B1365])" office:value-type="float" office:value="90.2303921568628" calcext:value-type="float">
            <text:p>90.2303921568628</text:p>
          </table:table-cell>
          <table:table-cell table:formula="of:=IF([.F1365]=[.B1365];[.E1365];[.G13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28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5" calcext:value-type="float">
            <text:p>5</text:p>
          </table:table-cell>
          <table:table-cell table:formula="of:=[.E1365]+1" office:value-type="float" office:value="1364" calcext:value-type="float">
            <text:p>1364</text:p>
          </table:table-cell>
          <table:table-cell table:formula="of:=MAX([.F1365];[.B1366])" office:value-type="float" office:value="90.2303921568628" calcext:value-type="float">
            <text:p>90.2303921568628</text:p>
          </table:table-cell>
          <table:table-cell table:formula="of:=IF([.F1366]=[.B1366];[.E1366];[.G13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29</text:p>
          </table:table-cell>
          <table:table-cell office:value-type="float" office:value="89.6843137254902" calcext:value-type="float">
            <text:p>89.6843137254902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5" calcext:value-type="float">
            <text:p>5</text:p>
          </table:table-cell>
          <table:table-cell table:formula="of:=[.E1366]+1" office:value-type="float" office:value="1365" calcext:value-type="float">
            <text:p>1365</text:p>
          </table:table-cell>
          <table:table-cell table:formula="of:=MAX([.F1366];[.B1367])" office:value-type="float" office:value="90.2303921568628" calcext:value-type="float">
            <text:p>90.2303921568628</text:p>
          </table:table-cell>
          <table:table-cell table:formula="of:=IF([.F1367]=[.B1367];[.E1367];[.G13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31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5" calcext:value-type="float">
            <text:p>5</text:p>
          </table:table-cell>
          <table:table-cell table:formula="of:=[.E1367]+1" office:value-type="float" office:value="1366" calcext:value-type="float">
            <text:p>1366</text:p>
          </table:table-cell>
          <table:table-cell table:formula="of:=MAX([.F1367];[.B1368])" office:value-type="float" office:value="90.2303921568628" calcext:value-type="float">
            <text:p>90.2303921568628</text:p>
          </table:table-cell>
          <table:table-cell table:formula="of:=IF([.F1368]=[.B1368];[.E1368];[.G13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35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reflected on verse JHN 3:25</text:p>
          </table:table-cell>
          <table:table-cell office:value-type="float" office:value="6" calcext:value-type="float">
            <text:p>6</text:p>
          </table:table-cell>
          <table:table-cell table:formula="of:=[.E1368]+1" office:value-type="float" office:value="1367" calcext:value-type="float">
            <text:p>1367</text:p>
          </table:table-cell>
          <table:table-cell table:formula="of:=MAX([.F1368];[.B1369])" office:value-type="float" office:value="90.2303921568628" calcext:value-type="float">
            <text:p>90.2303921568628</text:p>
          </table:table-cell>
          <table:table-cell table:formula="of:=IF([.F1369]=[.B1369];[.E1369];[.G13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37</text:p>
          </table:table-cell>
          <table:table-cell office:value-type="float" office:value="89.7401960784314" calcext:value-type="float">
            <text:p>89.7401960784314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5" calcext:value-type="float">
            <text:p>5</text:p>
          </table:table-cell>
          <table:table-cell table:formula="of:=[.E1369]+1" office:value-type="float" office:value="1368" calcext:value-type="float">
            <text:p>1368</text:p>
          </table:table-cell>
          <table:table-cell table:formula="of:=MAX([.F1369];[.B1370])" office:value-type="float" office:value="90.2303921568628" calcext:value-type="float">
            <text:p>90.2303921568628</text:p>
          </table:table-cell>
          <table:table-cell table:formula="of:=IF([.F1370]=[.B1370];[.E1370];[.G13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39</text:p>
          </table:table-cell>
          <table:table-cell office:value-type="float" office:value="89.6372549019608" calcext:value-type="float">
            <text:p>89.6372549019608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5" calcext:value-type="float">
            <text:p>5</text:p>
          </table:table-cell>
          <table:table-cell table:formula="of:=[.E1370]+1" office:value-type="float" office:value="1369" calcext:value-type="float">
            <text:p>1369</text:p>
          </table:table-cell>
          <table:table-cell table:formula="of:=MAX([.F1370];[.B1371])" office:value-type="float" office:value="90.2303921568628" calcext:value-type="float">
            <text:p>90.2303921568628</text:p>
          </table:table-cell>
          <table:table-cell table:formula="of:=IF([.F1371]=[.B1371];[.E1371];[.G13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40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5" calcext:value-type="float">
            <text:p>5</text:p>
          </table:table-cell>
          <table:table-cell table:formula="of:=[.E1371]+1" office:value-type="float" office:value="1370" calcext:value-type="float">
            <text:p>1370</text:p>
          </table:table-cell>
          <table:table-cell table:formula="of:=MAX([.F1371];[.B1372])" office:value-type="float" office:value="90.2303921568628" calcext:value-type="float">
            <text:p>90.2303921568628</text:p>
          </table:table-cell>
          <table:table-cell table:formula="of:=IF([.F1372]=[.B1372];[.E1372];[.G13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42</text:p>
          </table:table-cell>
          <table:table-cell office:value-type="float" office:value="89.6299019607843" calcext:value-type="float">
            <text:p>89.6299019607843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5" calcext:value-type="float">
            <text:p>5</text:p>
          </table:table-cell>
          <table:table-cell table:formula="of:=[.E1372]+1" office:value-type="float" office:value="1371" calcext:value-type="float">
            <text:p>1371</text:p>
          </table:table-cell>
          <table:table-cell table:formula="of:=MAX([.F1372];[.B1373])" office:value-type="float" office:value="90.2303921568628" calcext:value-type="float">
            <text:p>90.2303921568628</text:p>
          </table:table-cell>
          <table:table-cell table:formula="of:=IF([.F1373]=[.B1373];[.E1373];[.G13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43</text:p>
          </table:table-cell>
          <table:table-cell office:value-type="float" office:value="89.6401960784314" calcext:value-type="float">
            <text:p>89.6401960784314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5" calcext:value-type="float">
            <text:p>5</text:p>
          </table:table-cell>
          <table:table-cell table:formula="of:=[.E1373]+1" office:value-type="float" office:value="1372" calcext:value-type="float">
            <text:p>1372</text:p>
          </table:table-cell>
          <table:table-cell table:formula="of:=MAX([.F1373];[.B1374])" office:value-type="float" office:value="90.2303921568628" calcext:value-type="float">
            <text:p>90.2303921568628</text:p>
          </table:table-cell>
          <table:table-cell table:formula="of:=IF([.F1374]=[.B1374];[.E1374];[.G13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45</text:p>
          </table:table-cell>
          <table:table-cell office:value-type="float" office:value="89.6225490196079" calcext:value-type="float">
            <text:p>89.6225490196079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5" calcext:value-type="float">
            <text:p>5</text:p>
          </table:table-cell>
          <table:table-cell table:formula="of:=[.E1374]+1" office:value-type="float" office:value="1373" calcext:value-type="float">
            <text:p>1373</text:p>
          </table:table-cell>
          <table:table-cell table:formula="of:=MAX([.F1374];[.B1375])" office:value-type="float" office:value="90.2303921568628" calcext:value-type="float">
            <text:p>90.2303921568628</text:p>
          </table:table-cell>
          <table:table-cell table:formula="of:=IF([.F1375]=[.B1375];[.E1375];[.G13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49</text:p>
          </table:table-cell>
          <table:table-cell office:value-type="float" office:value="89.6225490196079" calcext:value-type="float">
            <text:p>89.6225490196079</text:p>
          </table:table-cell>
          <table:table-cell office:value-type="string" calcext:value-type="string">
            <text:p>reflected on verse JHN 3:26</text:p>
          </table:table-cell>
          <table:table-cell office:value-type="float" office:value="6" calcext:value-type="float">
            <text:p>6</text:p>
          </table:table-cell>
          <table:table-cell table:formula="of:=[.E1375]+1" office:value-type="float" office:value="1374" calcext:value-type="float">
            <text:p>1374</text:p>
          </table:table-cell>
          <table:table-cell table:formula="of:=MAX([.F1375];[.B1376])" office:value-type="float" office:value="90.2303921568628" calcext:value-type="float">
            <text:p>90.2303921568628</text:p>
          </table:table-cell>
          <table:table-cell table:formula="of:=IF([.F1376]=[.B1376];[.E1376];[.G13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52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5" calcext:value-type="float">
            <text:p>5</text:p>
          </table:table-cell>
          <table:table-cell table:formula="of:=[.E1376]+1" office:value-type="float" office:value="1375" calcext:value-type="float">
            <text:p>1375</text:p>
          </table:table-cell>
          <table:table-cell table:formula="of:=MAX([.F1376];[.B1377])" office:value-type="float" office:value="90.2303921568628" calcext:value-type="float">
            <text:p>90.2303921568628</text:p>
          </table:table-cell>
          <table:table-cell table:formula="of:=IF([.F1377]=[.B1377];[.E1377];[.G13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53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5" calcext:value-type="float">
            <text:p>5</text:p>
          </table:table-cell>
          <table:table-cell table:formula="of:=[.E1377]+1" office:value-type="float" office:value="1376" calcext:value-type="float">
            <text:p>1376</text:p>
          </table:table-cell>
          <table:table-cell table:formula="of:=MAX([.F1377];[.B1378])" office:value-type="float" office:value="90.2303921568628" calcext:value-type="float">
            <text:p>90.2303921568628</text:p>
          </table:table-cell>
          <table:table-cell table:formula="of:=IF([.F1378]=[.B1378];[.E1378];[.G13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54</text:p>
          </table:table-cell>
          <table:table-cell office:value-type="float" office:value="89.6078431372549" calcext:value-type="float">
            <text:p>89.6078431372549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5" calcext:value-type="float">
            <text:p>5</text:p>
          </table:table-cell>
          <table:table-cell table:formula="of:=[.E1378]+1" office:value-type="float" office:value="1377" calcext:value-type="float">
            <text:p>1377</text:p>
          </table:table-cell>
          <table:table-cell table:formula="of:=MAX([.F1378];[.B1379])" office:value-type="float" office:value="90.2303921568628" calcext:value-type="float">
            <text:p>90.2303921568628</text:p>
          </table:table-cell>
          <table:table-cell table:formula="of:=IF([.F1379]=[.B1379];[.E1379];[.G13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56</text:p>
          </table:table-cell>
          <table:table-cell office:value-type="float" office:value="89.6200980392157" calcext:value-type="float">
            <text:p>89.6200980392157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5" calcext:value-type="float">
            <text:p>5</text:p>
          </table:table-cell>
          <table:table-cell table:formula="of:=[.E1379]+1" office:value-type="float" office:value="1378" calcext:value-type="float">
            <text:p>1378</text:p>
          </table:table-cell>
          <table:table-cell table:formula="of:=MAX([.F1379];[.B1380])" office:value-type="float" office:value="90.2303921568628" calcext:value-type="float">
            <text:p>90.2303921568628</text:p>
          </table:table-cell>
          <table:table-cell table:formula="of:=IF([.F1380]=[.B1380];[.E1380];[.G13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58</text:p>
          </table:table-cell>
          <table:table-cell office:value-type="float" office:value="89.6392156862745" calcext:value-type="float">
            <text:p>89.6392156862745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5" calcext:value-type="float">
            <text:p>5</text:p>
          </table:table-cell>
          <table:table-cell table:formula="of:=[.E1380]+1" office:value-type="float" office:value="1379" calcext:value-type="float">
            <text:p>1379</text:p>
          </table:table-cell>
          <table:table-cell table:formula="of:=MAX([.F1380];[.B1381])" office:value-type="float" office:value="90.2303921568628" calcext:value-type="float">
            <text:p>90.2303921568628</text:p>
          </table:table-cell>
          <table:table-cell table:formula="of:=IF([.F1381]=[.B1381];[.E1381];[.G13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29:59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5" calcext:value-type="float">
            <text:p>5</text:p>
          </table:table-cell>
          <table:table-cell table:formula="of:=[.E1381]+1" office:value-type="float" office:value="1380" calcext:value-type="float">
            <text:p>1380</text:p>
          </table:table-cell>
          <table:table-cell table:formula="of:=MAX([.F1381];[.B1382])" office:value-type="float" office:value="90.2303921568628" calcext:value-type="float">
            <text:p>90.2303921568628</text:p>
          </table:table-cell>
          <table:table-cell table:formula="of:=IF([.F1382]=[.B1382];[.E1382];[.G13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05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reflected on verse JHN 3:27</text:p>
          </table:table-cell>
          <table:table-cell office:value-type="float" office:value="6" calcext:value-type="float">
            <text:p>6</text:p>
          </table:table-cell>
          <table:table-cell table:formula="of:=[.E1382]+1" office:value-type="float" office:value="1381" calcext:value-type="float">
            <text:p>1381</text:p>
          </table:table-cell>
          <table:table-cell table:formula="of:=MAX([.F1382];[.B1383])" office:value-type="float" office:value="90.2303921568628" calcext:value-type="float">
            <text:p>90.2303921568628</text:p>
          </table:table-cell>
          <table:table-cell table:formula="of:=IF([.F1383]=[.B1383];[.E1383];[.G13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07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5" calcext:value-type="float">
            <text:p>5</text:p>
          </table:table-cell>
          <table:table-cell table:formula="of:=[.E1383]+1" office:value-type="float" office:value="1382" calcext:value-type="float">
            <text:p>1382</text:p>
          </table:table-cell>
          <table:table-cell table:formula="of:=MAX([.F1383];[.B1384])" office:value-type="float" office:value="90.2303921568628" calcext:value-type="float">
            <text:p>90.2303921568628</text:p>
          </table:table-cell>
          <table:table-cell table:formula="of:=IF([.F1384]=[.B1384];[.E1384];[.G13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09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5" calcext:value-type="float">
            <text:p>5</text:p>
          </table:table-cell>
          <table:table-cell table:formula="of:=[.E1384]+1" office:value-type="float" office:value="1383" calcext:value-type="float">
            <text:p>1383</text:p>
          </table:table-cell>
          <table:table-cell table:formula="of:=MAX([.F1384];[.B1385])" office:value-type="float" office:value="90.2303921568628" calcext:value-type="float">
            <text:p>90.2303921568628</text:p>
          </table:table-cell>
          <table:table-cell table:formula="of:=IF([.F1385]=[.B1385];[.E1385];[.G13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11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5" calcext:value-type="float">
            <text:p>5</text:p>
          </table:table-cell>
          <table:table-cell table:formula="of:=[.E1385]+1" office:value-type="float" office:value="1384" calcext:value-type="float">
            <text:p>1384</text:p>
          </table:table-cell>
          <table:table-cell table:formula="of:=MAX([.F1385];[.B1386])" office:value-type="float" office:value="90.2303921568628" calcext:value-type="float">
            <text:p>90.2303921568628</text:p>
          </table:table-cell>
          <table:table-cell table:formula="of:=IF([.F1386]=[.B1386];[.E1386];[.G13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12</text:p>
          </table:table-cell>
          <table:table-cell office:value-type="float" office:value="89.6593137254902" calcext:value-type="float">
            <text:p>89.6593137254902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5" calcext:value-type="float">
            <text:p>5</text:p>
          </table:table-cell>
          <table:table-cell table:formula="of:=[.E1386]+1" office:value-type="float" office:value="1385" calcext:value-type="float">
            <text:p>1385</text:p>
          </table:table-cell>
          <table:table-cell table:formula="of:=MAX([.F1386];[.B1387])" office:value-type="float" office:value="90.2303921568628" calcext:value-type="float">
            <text:p>90.2303921568628</text:p>
          </table:table-cell>
          <table:table-cell table:formula="of:=IF([.F1387]=[.B1387];[.E1387];[.G13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14</text:p>
          </table:table-cell>
          <table:table-cell office:value-type="float" office:value="89.6519607843137" calcext:value-type="float">
            <text:p>89.6519607843137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5" calcext:value-type="float">
            <text:p>5</text:p>
          </table:table-cell>
          <table:table-cell table:formula="of:=[.E1387]+1" office:value-type="float" office:value="1386" calcext:value-type="float">
            <text:p>1386</text:p>
          </table:table-cell>
          <table:table-cell table:formula="of:=MAX([.F1387];[.B1388])" office:value-type="float" office:value="90.2303921568628" calcext:value-type="float">
            <text:p>90.2303921568628</text:p>
          </table:table-cell>
          <table:table-cell table:formula="of:=IF([.F1388]=[.B1388];[.E1388];[.G13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15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5" calcext:value-type="float">
            <text:p>5</text:p>
          </table:table-cell>
          <table:table-cell table:formula="of:=[.E1388]+1" office:value-type="float" office:value="1387" calcext:value-type="float">
            <text:p>1387</text:p>
          </table:table-cell>
          <table:table-cell table:formula="of:=MAX([.F1388];[.B1389])" office:value-type="float" office:value="90.2303921568628" calcext:value-type="float">
            <text:p>90.2303921568628</text:p>
          </table:table-cell>
          <table:table-cell table:formula="of:=IF([.F1389]=[.B1389];[.E1389];[.G13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19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reflected on verse JHN 3:28</text:p>
          </table:table-cell>
          <table:table-cell office:value-type="float" office:value="6" calcext:value-type="float">
            <text:p>6</text:p>
          </table:table-cell>
          <table:table-cell table:formula="of:=[.E1389]+1" office:value-type="float" office:value="1388" calcext:value-type="float">
            <text:p>1388</text:p>
          </table:table-cell>
          <table:table-cell table:formula="of:=MAX([.F1389];[.B1390])" office:value-type="float" office:value="90.2303921568628" calcext:value-type="float">
            <text:p>90.2303921568628</text:p>
          </table:table-cell>
          <table:table-cell table:formula="of:=IF([.F1390]=[.B1390];[.E1390];[.G13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21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5" calcext:value-type="float">
            <text:p>5</text:p>
          </table:table-cell>
          <table:table-cell table:formula="of:=[.E1390]+1" office:value-type="float" office:value="1389" calcext:value-type="float">
            <text:p>1389</text:p>
          </table:table-cell>
          <table:table-cell table:formula="of:=MAX([.F1390];[.B1391])" office:value-type="float" office:value="90.2303921568628" calcext:value-type="float">
            <text:p>90.2303921568628</text:p>
          </table:table-cell>
          <table:table-cell table:formula="of:=IF([.F1391]=[.B1391];[.E1391];[.G13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23</text:p>
          </table:table-cell>
          <table:table-cell office:value-type="float" office:value="89.6274509803922" calcext:value-type="float">
            <text:p>89.6274509803922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5" calcext:value-type="float">
            <text:p>5</text:p>
          </table:table-cell>
          <table:table-cell table:formula="of:=[.E1391]+1" office:value-type="float" office:value="1390" calcext:value-type="float">
            <text:p>1390</text:p>
          </table:table-cell>
          <table:table-cell table:formula="of:=MAX([.F1391];[.B1392])" office:value-type="float" office:value="90.2303921568628" calcext:value-type="float">
            <text:p>90.2303921568628</text:p>
          </table:table-cell>
          <table:table-cell table:formula="of:=IF([.F1392]=[.B1392];[.E1392];[.G13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24</text:p>
          </table:table-cell>
          <table:table-cell office:value-type="float" office:value="89.6617647058824" calcext:value-type="float">
            <text:p>89.6617647058824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5" calcext:value-type="float">
            <text:p>5</text:p>
          </table:table-cell>
          <table:table-cell table:formula="of:=[.E1392]+1" office:value-type="float" office:value="1391" calcext:value-type="float">
            <text:p>1391</text:p>
          </table:table-cell>
          <table:table-cell table:formula="of:=MAX([.F1392];[.B1393])" office:value-type="float" office:value="90.2303921568628" calcext:value-type="float">
            <text:p>90.2303921568628</text:p>
          </table:table-cell>
          <table:table-cell table:formula="of:=IF([.F1393]=[.B1393];[.E1393];[.G13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26</text:p>
          </table:table-cell>
          <table:table-cell office:value-type="float" office:value="89.6789215686275" calcext:value-type="float">
            <text:p>89.6789215686275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5" calcext:value-type="float">
            <text:p>5</text:p>
          </table:table-cell>
          <table:table-cell table:formula="of:=[.E1393]+1" office:value-type="float" office:value="1392" calcext:value-type="float">
            <text:p>1392</text:p>
          </table:table-cell>
          <table:table-cell table:formula="of:=MAX([.F1393];[.B1394])" office:value-type="float" office:value="90.2303921568628" calcext:value-type="float">
            <text:p>90.2303921568628</text:p>
          </table:table-cell>
          <table:table-cell table:formula="of:=IF([.F1394]=[.B1394];[.E1394];[.G13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27</text:p>
          </table:table-cell>
          <table:table-cell office:value-type="float" office:value="89.6774509803922" calcext:value-type="float">
            <text:p>89.6774509803922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5" calcext:value-type="float">
            <text:p>5</text:p>
          </table:table-cell>
          <table:table-cell table:formula="of:=[.E1394]+1" office:value-type="float" office:value="1393" calcext:value-type="float">
            <text:p>1393</text:p>
          </table:table-cell>
          <table:table-cell table:formula="of:=MAX([.F1394];[.B1395])" office:value-type="float" office:value="90.2303921568628" calcext:value-type="float">
            <text:p>90.2303921568628</text:p>
          </table:table-cell>
          <table:table-cell table:formula="of:=IF([.F1395]=[.B1395];[.E1395];[.G13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29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5" calcext:value-type="float">
            <text:p>5</text:p>
          </table:table-cell>
          <table:table-cell table:formula="of:=[.E1395]+1" office:value-type="float" office:value="1394" calcext:value-type="float">
            <text:p>1394</text:p>
          </table:table-cell>
          <table:table-cell table:formula="of:=MAX([.F1395];[.B1396])" office:value-type="float" office:value="90.2303921568628" calcext:value-type="float">
            <text:p>90.2303921568628</text:p>
          </table:table-cell>
          <table:table-cell table:formula="of:=IF([.F1396]=[.B1396];[.E1396];[.G13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34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reflected on verse JHN 3:29</text:p>
          </table:table-cell>
          <table:table-cell office:value-type="float" office:value="6" calcext:value-type="float">
            <text:p>6</text:p>
          </table:table-cell>
          <table:table-cell table:formula="of:=[.E1396]+1" office:value-type="float" office:value="1395" calcext:value-type="float">
            <text:p>1395</text:p>
          </table:table-cell>
          <table:table-cell table:formula="of:=MAX([.F1396];[.B1397])" office:value-type="float" office:value="90.2303921568628" calcext:value-type="float">
            <text:p>90.2303921568628</text:p>
          </table:table-cell>
          <table:table-cell table:formula="of:=IF([.F1397]=[.B1397];[.E1397];[.G13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35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5" calcext:value-type="float">
            <text:p>5</text:p>
          </table:table-cell>
          <table:table-cell table:formula="of:=[.E1397]+1" office:value-type="float" office:value="1396" calcext:value-type="float">
            <text:p>1396</text:p>
          </table:table-cell>
          <table:table-cell table:formula="of:=MAX([.F1397];[.B1398])" office:value-type="float" office:value="90.2303921568628" calcext:value-type="float">
            <text:p>90.2303921568628</text:p>
          </table:table-cell>
          <table:table-cell table:formula="of:=IF([.F1398]=[.B1398];[.E1398];[.G13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37</text:p>
          </table:table-cell>
          <table:table-cell office:value-type="float" office:value="89.6470588235294" calcext:value-type="float">
            <text:p>89.6470588235294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5" calcext:value-type="float">
            <text:p>5</text:p>
          </table:table-cell>
          <table:table-cell table:formula="of:=[.E1398]+1" office:value-type="float" office:value="1397" calcext:value-type="float">
            <text:p>1397</text:p>
          </table:table-cell>
          <table:table-cell table:formula="of:=MAX([.F1398];[.B1399])" office:value-type="float" office:value="90.2303921568628" calcext:value-type="float">
            <text:p>90.2303921568628</text:p>
          </table:table-cell>
          <table:table-cell table:formula="of:=IF([.F1399]=[.B1399];[.E1399];[.G13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39</text:p>
          </table:table-cell>
          <table:table-cell office:value-type="float" office:value="89.6274509803922" calcext:value-type="float">
            <text:p>89.6274509803922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5" calcext:value-type="float">
            <text:p>5</text:p>
          </table:table-cell>
          <table:table-cell table:formula="of:=[.E1399]+1" office:value-type="float" office:value="1398" calcext:value-type="float">
            <text:p>1398</text:p>
          </table:table-cell>
          <table:table-cell table:formula="of:=MAX([.F1399];[.B1400])" office:value-type="float" office:value="90.2303921568628" calcext:value-type="float">
            <text:p>90.2303921568628</text:p>
          </table:table-cell>
          <table:table-cell table:formula="of:=IF([.F1400]=[.B1400];[.E1400];[.G13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41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5" calcext:value-type="float">
            <text:p>5</text:p>
          </table:table-cell>
          <table:table-cell table:formula="of:=[.E1400]+1" office:value-type="float" office:value="1399" calcext:value-type="float">
            <text:p>1399</text:p>
          </table:table-cell>
          <table:table-cell table:formula="of:=MAX([.F1400];[.B1401])" office:value-type="float" office:value="90.2303921568628" calcext:value-type="float">
            <text:p>90.2303921568628</text:p>
          </table:table-cell>
          <table:table-cell table:formula="of:=IF([.F1401]=[.B1401];[.E1401];[.G14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42</text:p>
          </table:table-cell>
          <table:table-cell office:value-type="float" office:value="89.6235294117647" calcext:value-type="float">
            <text:p>89.6235294117647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5" calcext:value-type="float">
            <text:p>5</text:p>
          </table:table-cell>
          <table:table-cell table:formula="of:=[.E1401]+1" office:value-type="float" office:value="1400" calcext:value-type="float">
            <text:p>1400</text:p>
          </table:table-cell>
          <table:table-cell table:formula="of:=MAX([.F1401];[.B1402])" office:value-type="float" office:value="90.2303921568628" calcext:value-type="float">
            <text:p>90.2303921568628</text:p>
          </table:table-cell>
          <table:table-cell table:formula="of:=IF([.F1402]=[.B1402];[.E1402];[.G14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44</text:p>
          </table:table-cell>
          <table:table-cell office:value-type="float" office:value="89.6274509803922" calcext:value-type="float">
            <text:p>89.6274509803922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5" calcext:value-type="float">
            <text:p>5</text:p>
          </table:table-cell>
          <table:table-cell table:formula="of:=[.E1402]+1" office:value-type="float" office:value="1401" calcext:value-type="float">
            <text:p>1401</text:p>
          </table:table-cell>
          <table:table-cell table:formula="of:=MAX([.F1402];[.B1403])" office:value-type="float" office:value="90.2303921568628" calcext:value-type="float">
            <text:p>90.2303921568628</text:p>
          </table:table-cell>
          <table:table-cell table:formula="of:=IF([.F1403]=[.B1403];[.E1403];[.G14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48</text:p>
          </table:table-cell>
          <table:table-cell office:value-type="float" office:value="89.6274509803922" calcext:value-type="float">
            <text:p>89.6274509803922</text:p>
          </table:table-cell>
          <table:table-cell office:value-type="string" calcext:value-type="string">
            <text:p>reflected on verse JHN 3:30</text:p>
          </table:table-cell>
          <table:table-cell office:value-type="float" office:value="6" calcext:value-type="float">
            <text:p>6</text:p>
          </table:table-cell>
          <table:table-cell table:formula="of:=[.E1403]+1" office:value-type="float" office:value="1402" calcext:value-type="float">
            <text:p>1402</text:p>
          </table:table-cell>
          <table:table-cell table:formula="of:=MAX([.F1403];[.B1404])" office:value-type="float" office:value="90.2303921568628" calcext:value-type="float">
            <text:p>90.2303921568628</text:p>
          </table:table-cell>
          <table:table-cell table:formula="of:=IF([.F1404]=[.B1404];[.E1404];[.G14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50</text:p>
          </table:table-cell>
          <table:table-cell office:value-type="float" office:value="89.4558823529412" calcext:value-type="float">
            <text:p>89.4558823529412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5" calcext:value-type="float">
            <text:p>5</text:p>
          </table:table-cell>
          <table:table-cell table:formula="of:=[.E1404]+1" office:value-type="float" office:value="1403" calcext:value-type="float">
            <text:p>1403</text:p>
          </table:table-cell>
          <table:table-cell table:formula="of:=MAX([.F1404];[.B1405])" office:value-type="float" office:value="90.2303921568628" calcext:value-type="float">
            <text:p>90.2303921568628</text:p>
          </table:table-cell>
          <table:table-cell table:formula="of:=IF([.F1405]=[.B1405];[.E1405];[.G14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52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5" calcext:value-type="float">
            <text:p>5</text:p>
          </table:table-cell>
          <table:table-cell table:formula="of:=[.E1405]+1" office:value-type="float" office:value="1404" calcext:value-type="float">
            <text:p>1404</text:p>
          </table:table-cell>
          <table:table-cell table:formula="of:=MAX([.F1405];[.B1406])" office:value-type="float" office:value="90.2303921568628" calcext:value-type="float">
            <text:p>90.2303921568628</text:p>
          </table:table-cell>
          <table:table-cell table:formula="of:=IF([.F1406]=[.B1406];[.E1406];[.G14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53</text:p>
          </table:table-cell>
          <table:table-cell office:value-type="float" office:value="89.5343137254902" calcext:value-type="float">
            <text:p>89.5343137254902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5" calcext:value-type="float">
            <text:p>5</text:p>
          </table:table-cell>
          <table:table-cell table:formula="of:=[.E1406]+1" office:value-type="float" office:value="1405" calcext:value-type="float">
            <text:p>1405</text:p>
          </table:table-cell>
          <table:table-cell table:formula="of:=MAX([.F1406];[.B1407])" office:value-type="float" office:value="90.2303921568628" calcext:value-type="float">
            <text:p>90.2303921568628</text:p>
          </table:table-cell>
          <table:table-cell table:formula="of:=IF([.F1407]=[.B1407];[.E1407];[.G14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55</text:p>
          </table:table-cell>
          <table:table-cell office:value-type="float" office:value="89.5514705882353" calcext:value-type="float">
            <text:p>89.5514705882353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5" calcext:value-type="float">
            <text:p>5</text:p>
          </table:table-cell>
          <table:table-cell table:formula="of:=[.E1407]+1" office:value-type="float" office:value="1406" calcext:value-type="float">
            <text:p>1406</text:p>
          </table:table-cell>
          <table:table-cell table:formula="of:=MAX([.F1407];[.B1408])" office:value-type="float" office:value="90.2303921568628" calcext:value-type="float">
            <text:p>90.2303921568628</text:p>
          </table:table-cell>
          <table:table-cell table:formula="of:=IF([.F1408]=[.B1408];[.E1408];[.G14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56</text:p>
          </table:table-cell>
          <table:table-cell office:value-type="float" office:value="89.55" calcext:value-type="float">
            <text:p>89.55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5" calcext:value-type="float">
            <text:p>5</text:p>
          </table:table-cell>
          <table:table-cell table:formula="of:=[.E1408]+1" office:value-type="float" office:value="1407" calcext:value-type="float">
            <text:p>1407</text:p>
          </table:table-cell>
          <table:table-cell table:formula="of:=MAX([.F1408];[.B1409])" office:value-type="float" office:value="90.2303921568628" calcext:value-type="float">
            <text:p>90.2303921568628</text:p>
          </table:table-cell>
          <table:table-cell table:formula="of:=IF([.F1409]=[.B1409];[.E1409];[.G14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0:58</text:p>
          </table:table-cell>
          <table:table-cell office:value-type="float" office:value="89.5588235294118" calcext:value-type="float">
            <text:p>89.5588235294118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5" calcext:value-type="float">
            <text:p>5</text:p>
          </table:table-cell>
          <table:table-cell table:formula="of:=[.E1409]+1" office:value-type="float" office:value="1408" calcext:value-type="float">
            <text:p>1408</text:p>
          </table:table-cell>
          <table:table-cell table:formula="of:=MAX([.F1409];[.B1410])" office:value-type="float" office:value="90.2303921568628" calcext:value-type="float">
            <text:p>90.2303921568628</text:p>
          </table:table-cell>
          <table:table-cell table:formula="of:=IF([.F1410]=[.B1410];[.E1410];[.G14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02</text:p>
          </table:table-cell>
          <table:table-cell office:value-type="float" office:value="89.5588235294118" calcext:value-type="float">
            <text:p>89.5588235294118</text:p>
          </table:table-cell>
          <table:table-cell office:value-type="string" calcext:value-type="string">
            <text:p>reflected on verse JHN 3:31</text:p>
          </table:table-cell>
          <table:table-cell office:value-type="float" office:value="6" calcext:value-type="float">
            <text:p>6</text:p>
          </table:table-cell>
          <table:table-cell table:formula="of:=[.E1410]+1" office:value-type="float" office:value="1409" calcext:value-type="float">
            <text:p>1409</text:p>
          </table:table-cell>
          <table:table-cell table:formula="of:=MAX([.F1410];[.B1411])" office:value-type="float" office:value="90.2303921568628" calcext:value-type="float">
            <text:p>90.2303921568628</text:p>
          </table:table-cell>
          <table:table-cell table:formula="of:=IF([.F1411]=[.B1411];[.E1411];[.G14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04</text:p>
          </table:table-cell>
          <table:table-cell office:value-type="float" office:value="89.5539215686275" calcext:value-type="float">
            <text:p>89.5539215686275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5" calcext:value-type="float">
            <text:p>5</text:p>
          </table:table-cell>
          <table:table-cell table:formula="of:=[.E1411]+1" office:value-type="float" office:value="1410" calcext:value-type="float">
            <text:p>1410</text:p>
          </table:table-cell>
          <table:table-cell table:formula="of:=MAX([.F1411];[.B1412])" office:value-type="float" office:value="90.2303921568628" calcext:value-type="float">
            <text:p>90.2303921568628</text:p>
          </table:table-cell>
          <table:table-cell table:formula="of:=IF([.F1412]=[.B1412];[.E1412];[.G14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06</text:p>
          </table:table-cell>
          <table:table-cell office:value-type="float" office:value="89.5539215686275" calcext:value-type="float">
            <text:p>89.5539215686275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5" calcext:value-type="float">
            <text:p>5</text:p>
          </table:table-cell>
          <table:table-cell table:formula="of:=[.E1412]+1" office:value-type="float" office:value="1411" calcext:value-type="float">
            <text:p>1411</text:p>
          </table:table-cell>
          <table:table-cell table:formula="of:=MAX([.F1412];[.B1413])" office:value-type="float" office:value="90.2303921568628" calcext:value-type="float">
            <text:p>90.2303921568628</text:p>
          </table:table-cell>
          <table:table-cell table:formula="of:=IF([.F1413]=[.B1413];[.E1413];[.G14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07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5" calcext:value-type="float">
            <text:p>5</text:p>
          </table:table-cell>
          <table:table-cell table:formula="of:=[.E1413]+1" office:value-type="float" office:value="1412" calcext:value-type="float">
            <text:p>1412</text:p>
          </table:table-cell>
          <table:table-cell table:formula="of:=MAX([.F1413];[.B1414])" office:value-type="float" office:value="90.2303921568628" calcext:value-type="float">
            <text:p>90.2303921568628</text:p>
          </table:table-cell>
          <table:table-cell table:formula="of:=IF([.F1414]=[.B1414];[.E1414];[.G14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08</text:p>
          </table:table-cell>
          <table:table-cell office:value-type="float" office:value="89.5906862745098" calcext:value-type="float">
            <text:p>89.5906862745098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5" calcext:value-type="float">
            <text:p>5</text:p>
          </table:table-cell>
          <table:table-cell table:formula="of:=[.E1414]+1" office:value-type="float" office:value="1413" calcext:value-type="float">
            <text:p>1413</text:p>
          </table:table-cell>
          <table:table-cell table:formula="of:=MAX([.F1414];[.B1415])" office:value-type="float" office:value="90.2303921568628" calcext:value-type="float">
            <text:p>90.2303921568628</text:p>
          </table:table-cell>
          <table:table-cell table:formula="of:=IF([.F1415]=[.B1415];[.E1415];[.G14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10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5" calcext:value-type="float">
            <text:p>5</text:p>
          </table:table-cell>
          <table:table-cell table:formula="of:=[.E1415]+1" office:value-type="float" office:value="1414" calcext:value-type="float">
            <text:p>1414</text:p>
          </table:table-cell>
          <table:table-cell table:formula="of:=MAX([.F1415];[.B1416])" office:value-type="float" office:value="90.2303921568628" calcext:value-type="float">
            <text:p>90.2303921568628</text:p>
          </table:table-cell>
          <table:table-cell table:formula="of:=IF([.F1416]=[.B1416];[.E1416];[.G14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11</text:p>
          </table:table-cell>
          <table:table-cell office:value-type="float" office:value="89.5539215686275" calcext:value-type="float">
            <text:p>89.5539215686275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5" calcext:value-type="float">
            <text:p>5</text:p>
          </table:table-cell>
          <table:table-cell table:formula="of:=[.E1416]+1" office:value-type="float" office:value="1415" calcext:value-type="float">
            <text:p>1415</text:p>
          </table:table-cell>
          <table:table-cell table:formula="of:=MAX([.F1416];[.B1417])" office:value-type="float" office:value="90.2303921568628" calcext:value-type="float">
            <text:p>90.2303921568628</text:p>
          </table:table-cell>
          <table:table-cell table:formula="of:=IF([.F1417]=[.B1417];[.E1417];[.G14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15</text:p>
          </table:table-cell>
          <table:table-cell office:value-type="float" office:value="89.5539215686275" calcext:value-type="float">
            <text:p>89.5539215686275</text:p>
          </table:table-cell>
          <table:table-cell office:value-type="string" calcext:value-type="string">
            <text:p>reflected on verse JHN 3:32</text:p>
          </table:table-cell>
          <table:table-cell office:value-type="float" office:value="6" calcext:value-type="float">
            <text:p>6</text:p>
          </table:table-cell>
          <table:table-cell table:formula="of:=[.E1417]+1" office:value-type="float" office:value="1416" calcext:value-type="float">
            <text:p>1416</text:p>
          </table:table-cell>
          <table:table-cell table:formula="of:=MAX([.F1417];[.B1418])" office:value-type="float" office:value="90.2303921568628" calcext:value-type="float">
            <text:p>90.2303921568628</text:p>
          </table:table-cell>
          <table:table-cell table:formula="of:=IF([.F1418]=[.B1418];[.E1418];[.G14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16</text:p>
          </table:table-cell>
          <table:table-cell office:value-type="float" office:value="89.578431372549" calcext:value-type="float">
            <text:p>89.578431372549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5" calcext:value-type="float">
            <text:p>5</text:p>
          </table:table-cell>
          <table:table-cell table:formula="of:=[.E1418]+1" office:value-type="float" office:value="1417" calcext:value-type="float">
            <text:p>1417</text:p>
          </table:table-cell>
          <table:table-cell table:formula="of:=MAX([.F1418];[.B1419])" office:value-type="float" office:value="90.2303921568628" calcext:value-type="float">
            <text:p>90.2303921568628</text:p>
          </table:table-cell>
          <table:table-cell table:formula="of:=IF([.F1419]=[.B1419];[.E1419];[.G14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18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5" calcext:value-type="float">
            <text:p>5</text:p>
          </table:table-cell>
          <table:table-cell table:formula="of:=[.E1419]+1" office:value-type="float" office:value="1418" calcext:value-type="float">
            <text:p>1418</text:p>
          </table:table-cell>
          <table:table-cell table:formula="of:=MAX([.F1419];[.B1420])" office:value-type="float" office:value="90.2303921568628" calcext:value-type="float">
            <text:p>90.2303921568628</text:p>
          </table:table-cell>
          <table:table-cell table:formula="of:=IF([.F1420]=[.B1420];[.E1420];[.G14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19</text:p>
          </table:table-cell>
          <table:table-cell office:value-type="float" office:value="89.5098039215686" calcext:value-type="float">
            <text:p>89.5098039215686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5" calcext:value-type="float">
            <text:p>5</text:p>
          </table:table-cell>
          <table:table-cell table:formula="of:=[.E1420]+1" office:value-type="float" office:value="1419" calcext:value-type="float">
            <text:p>1419</text:p>
          </table:table-cell>
          <table:table-cell table:formula="of:=MAX([.F1420];[.B1421])" office:value-type="float" office:value="90.2303921568628" calcext:value-type="float">
            <text:p>90.2303921568628</text:p>
          </table:table-cell>
          <table:table-cell table:formula="of:=IF([.F1421]=[.B1421];[.E1421];[.G14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21</text:p>
          </table:table-cell>
          <table:table-cell office:value-type="float" office:value="89.5416666666667" calcext:value-type="float">
            <text:p>89.5416666666667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5" calcext:value-type="float">
            <text:p>5</text:p>
          </table:table-cell>
          <table:table-cell table:formula="of:=[.E1421]+1" office:value-type="float" office:value="1420" calcext:value-type="float">
            <text:p>1420</text:p>
          </table:table-cell>
          <table:table-cell table:formula="of:=MAX([.F1421];[.B1422])" office:value-type="float" office:value="90.2303921568628" calcext:value-type="float">
            <text:p>90.2303921568628</text:p>
          </table:table-cell>
          <table:table-cell table:formula="of:=IF([.F1422]=[.B1422];[.E1422];[.G14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22</text:p>
          </table:table-cell>
          <table:table-cell office:value-type="float" office:value="89.5196078431373" calcext:value-type="float">
            <text:p>89.5196078431373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5" calcext:value-type="float">
            <text:p>5</text:p>
          </table:table-cell>
          <table:table-cell table:formula="of:=[.E1422]+1" office:value-type="float" office:value="1421" calcext:value-type="float">
            <text:p>1421</text:p>
          </table:table-cell>
          <table:table-cell table:formula="of:=MAX([.F1422];[.B1423])" office:value-type="float" office:value="90.2303921568628" calcext:value-type="float">
            <text:p>90.2303921568628</text:p>
          </table:table-cell>
          <table:table-cell table:formula="of:=IF([.F1423]=[.B1423];[.E1423];[.G14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23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5" calcext:value-type="float">
            <text:p>5</text:p>
          </table:table-cell>
          <table:table-cell table:formula="of:=[.E1423]+1" office:value-type="float" office:value="1422" calcext:value-type="float">
            <text:p>1422</text:p>
          </table:table-cell>
          <table:table-cell table:formula="of:=MAX([.F1423];[.B1424])" office:value-type="float" office:value="90.2303921568628" calcext:value-type="float">
            <text:p>90.2303921568628</text:p>
          </table:table-cell>
          <table:table-cell table:formula="of:=IF([.F1424]=[.B1424];[.E1424];[.G14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32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reflected on verse JHN 3:33</text:p>
          </table:table-cell>
          <table:table-cell office:value-type="float" office:value="6" calcext:value-type="float">
            <text:p>6</text:p>
          </table:table-cell>
          <table:table-cell table:formula="of:=[.E1424]+1" office:value-type="float" office:value="1423" calcext:value-type="float">
            <text:p>1423</text:p>
          </table:table-cell>
          <table:table-cell table:formula="of:=MAX([.F1424];[.B1425])" office:value-type="float" office:value="90.2303921568628" calcext:value-type="float">
            <text:p>90.2303921568628</text:p>
          </table:table-cell>
          <table:table-cell table:formula="of:=IF([.F1425]=[.B1425];[.E1425];[.G14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34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5" calcext:value-type="float">
            <text:p>5</text:p>
          </table:table-cell>
          <table:table-cell table:formula="of:=[.E1425]+1" office:value-type="float" office:value="1424" calcext:value-type="float">
            <text:p>1424</text:p>
          </table:table-cell>
          <table:table-cell table:formula="of:=MAX([.F1425];[.B1426])" office:value-type="float" office:value="90.2303921568628" calcext:value-type="float">
            <text:p>90.2303921568628</text:p>
          </table:table-cell>
          <table:table-cell table:formula="of:=IF([.F1426]=[.B1426];[.E1426];[.G14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36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5" calcext:value-type="float">
            <text:p>5</text:p>
          </table:table-cell>
          <table:table-cell table:formula="of:=[.E1426]+1" office:value-type="float" office:value="1425" calcext:value-type="float">
            <text:p>1425</text:p>
          </table:table-cell>
          <table:table-cell table:formula="of:=MAX([.F1426];[.B1427])" office:value-type="float" office:value="90.2303921568628" calcext:value-type="float">
            <text:p>90.2303921568628</text:p>
          </table:table-cell>
          <table:table-cell table:formula="of:=IF([.F1427]=[.B1427];[.E1427];[.G14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37</text:p>
          </table:table-cell>
          <table:table-cell office:value-type="float" office:value="89.5637254901961" calcext:value-type="float">
            <text:p>89.5637254901961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5" calcext:value-type="float">
            <text:p>5</text:p>
          </table:table-cell>
          <table:table-cell table:formula="of:=[.E1427]+1" office:value-type="float" office:value="1426" calcext:value-type="float">
            <text:p>1426</text:p>
          </table:table-cell>
          <table:table-cell table:formula="of:=MAX([.F1427];[.B1428])" office:value-type="float" office:value="90.2303921568628" calcext:value-type="float">
            <text:p>90.2303921568628</text:p>
          </table:table-cell>
          <table:table-cell table:formula="of:=IF([.F1428]=[.B1428];[.E1428];[.G14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41</text:p>
          </table:table-cell>
          <table:table-cell office:value-type="float" office:value="89.5392156862745" calcext:value-type="float">
            <text:p>89.5392156862745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5" calcext:value-type="float">
            <text:p>5</text:p>
          </table:table-cell>
          <table:table-cell table:formula="of:=[.E1428]+1" office:value-type="float" office:value="1427" calcext:value-type="float">
            <text:p>1427</text:p>
          </table:table-cell>
          <table:table-cell table:formula="of:=MAX([.F1428];[.B1429])" office:value-type="float" office:value="90.2303921568628" calcext:value-type="float">
            <text:p>90.2303921568628</text:p>
          </table:table-cell>
          <table:table-cell table:formula="of:=IF([.F1429]=[.B1429];[.E1429];[.G14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42</text:p>
          </table:table-cell>
          <table:table-cell office:value-type="float" office:value="89.5539215686275" calcext:value-type="float">
            <text:p>89.5539215686275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5" calcext:value-type="float">
            <text:p>5</text:p>
          </table:table-cell>
          <table:table-cell table:formula="of:=[.E1429]+1" office:value-type="float" office:value="1428" calcext:value-type="float">
            <text:p>1428</text:p>
          </table:table-cell>
          <table:table-cell table:formula="of:=MAX([.F1429];[.B1430])" office:value-type="float" office:value="90.2303921568628" calcext:value-type="float">
            <text:p>90.2303921568628</text:p>
          </table:table-cell>
          <table:table-cell table:formula="of:=IF([.F1430]=[.B1430];[.E1430];[.G14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44</text:p>
          </table:table-cell>
          <table:table-cell office:value-type="float" office:value="89.5294117647059" calcext:value-type="float">
            <text:p>89.5294117647059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5" calcext:value-type="float">
            <text:p>5</text:p>
          </table:table-cell>
          <table:table-cell table:formula="of:=[.E1430]+1" office:value-type="float" office:value="1429" calcext:value-type="float">
            <text:p>1429</text:p>
          </table:table-cell>
          <table:table-cell table:formula="of:=MAX([.F1430];[.B1431])" office:value-type="float" office:value="90.2303921568628" calcext:value-type="float">
            <text:p>90.2303921568628</text:p>
          </table:table-cell>
          <table:table-cell table:formula="of:=IF([.F1431]=[.B1431];[.E1431];[.G14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48</text:p>
          </table:table-cell>
          <table:table-cell office:value-type="float" office:value="89.5294117647059" calcext:value-type="float">
            <text:p>89.5294117647059</text:p>
          </table:table-cell>
          <table:table-cell office:value-type="string" calcext:value-type="string">
            <text:p>reflected on verse JHN 3:34</text:p>
          </table:table-cell>
          <table:table-cell office:value-type="float" office:value="6" calcext:value-type="float">
            <text:p>6</text:p>
          </table:table-cell>
          <table:table-cell table:formula="of:=[.E1431]+1" office:value-type="float" office:value="1430" calcext:value-type="float">
            <text:p>1430</text:p>
          </table:table-cell>
          <table:table-cell table:formula="of:=MAX([.F1431];[.B1432])" office:value-type="float" office:value="90.2303921568628" calcext:value-type="float">
            <text:p>90.2303921568628</text:p>
          </table:table-cell>
          <table:table-cell table:formula="of:=IF([.F1432]=[.B1432];[.E1432];[.G14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49</text:p>
          </table:table-cell>
          <table:table-cell office:value-type="float" office:value="89.4803921568628" calcext:value-type="float">
            <text:p>89.4803921568628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5" calcext:value-type="float">
            <text:p>5</text:p>
          </table:table-cell>
          <table:table-cell table:formula="of:=[.E1432]+1" office:value-type="float" office:value="1431" calcext:value-type="float">
            <text:p>1431</text:p>
          </table:table-cell>
          <table:table-cell table:formula="of:=MAX([.F1432];[.B1433])" office:value-type="float" office:value="90.2303921568628" calcext:value-type="float">
            <text:p>90.2303921568628</text:p>
          </table:table-cell>
          <table:table-cell table:formula="of:=IF([.F1433]=[.B1433];[.E1433];[.G14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51</text:p>
          </table:table-cell>
          <table:table-cell office:value-type="float" office:value="89.5539215686275" calcext:value-type="float">
            <text:p>89.5539215686275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5" calcext:value-type="float">
            <text:p>5</text:p>
          </table:table-cell>
          <table:table-cell table:formula="of:=[.E1433]+1" office:value-type="float" office:value="1432" calcext:value-type="float">
            <text:p>1432</text:p>
          </table:table-cell>
          <table:table-cell table:formula="of:=MAX([.F1433];[.B1434])" office:value-type="float" office:value="90.2303921568628" calcext:value-type="float">
            <text:p>90.2303921568628</text:p>
          </table:table-cell>
          <table:table-cell table:formula="of:=IF([.F1434]=[.B1434];[.E1434];[.G14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52</text:p>
          </table:table-cell>
          <table:table-cell office:value-type="float" office:value="89.4803921568628" calcext:value-type="float">
            <text:p>89.4803921568628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5" calcext:value-type="float">
            <text:p>5</text:p>
          </table:table-cell>
          <table:table-cell table:formula="of:=[.E1434]+1" office:value-type="float" office:value="1433" calcext:value-type="float">
            <text:p>1433</text:p>
          </table:table-cell>
          <table:table-cell table:formula="of:=MAX([.F1434];[.B1435])" office:value-type="float" office:value="90.2303921568628" calcext:value-type="float">
            <text:p>90.2303921568628</text:p>
          </table:table-cell>
          <table:table-cell table:formula="of:=IF([.F1435]=[.B1435];[.E1435];[.G14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53</text:p>
          </table:table-cell>
          <table:table-cell office:value-type="float" office:value="89.4656862745098" calcext:value-type="float">
            <text:p>89.4656862745098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5" calcext:value-type="float">
            <text:p>5</text:p>
          </table:table-cell>
          <table:table-cell table:formula="of:=[.E1435]+1" office:value-type="float" office:value="1434" calcext:value-type="float">
            <text:p>1434</text:p>
          </table:table-cell>
          <table:table-cell table:formula="of:=MAX([.F1435];[.B1436])" office:value-type="float" office:value="90.2303921568628" calcext:value-type="float">
            <text:p>90.2303921568628</text:p>
          </table:table-cell>
          <table:table-cell table:formula="of:=IF([.F1436]=[.B1436];[.E1436];[.G14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55</text:p>
          </table:table-cell>
          <table:table-cell office:value-type="float" office:value="89.4686274509804" calcext:value-type="float">
            <text:p>89.4686274509804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5" calcext:value-type="float">
            <text:p>5</text:p>
          </table:table-cell>
          <table:table-cell table:formula="of:=[.E1436]+1" office:value-type="float" office:value="1435" calcext:value-type="float">
            <text:p>1435</text:p>
          </table:table-cell>
          <table:table-cell table:formula="of:=MAX([.F1436];[.B1437])" office:value-type="float" office:value="90.2303921568628" calcext:value-type="float">
            <text:p>90.2303921568628</text:p>
          </table:table-cell>
          <table:table-cell table:formula="of:=IF([.F1437]=[.B1437];[.E1437];[.G14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1:56</text:p>
          </table:table-cell>
          <table:table-cell office:value-type="float" office:value="89.4705882352941" calcext:value-type="float">
            <text:p>89.4705882352941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5" calcext:value-type="float">
            <text:p>5</text:p>
          </table:table-cell>
          <table:table-cell table:formula="of:=[.E1437]+1" office:value-type="float" office:value="1436" calcext:value-type="float">
            <text:p>1436</text:p>
          </table:table-cell>
          <table:table-cell table:formula="of:=MAX([.F1437];[.B1438])" office:value-type="float" office:value="90.2303921568628" calcext:value-type="float">
            <text:p>90.2303921568628</text:p>
          </table:table-cell>
          <table:table-cell table:formula="of:=IF([.F1438]=[.B1438];[.E1438];[.G14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00</text:p>
          </table:table-cell>
          <table:table-cell office:value-type="float" office:value="89.4705882352941" calcext:value-type="float">
            <text:p>89.4705882352941</text:p>
          </table:table-cell>
          <table:table-cell office:value-type="string" calcext:value-type="string">
            <text:p>reflected on verse JHN 3:35</text:p>
          </table:table-cell>
          <table:table-cell office:value-type="float" office:value="6" calcext:value-type="float">
            <text:p>6</text:p>
          </table:table-cell>
          <table:table-cell table:formula="of:=[.E1438]+1" office:value-type="float" office:value="1437" calcext:value-type="float">
            <text:p>1437</text:p>
          </table:table-cell>
          <table:table-cell table:formula="of:=MAX([.F1438];[.B1439])" office:value-type="float" office:value="90.2303921568628" calcext:value-type="float">
            <text:p>90.2303921568628</text:p>
          </table:table-cell>
          <table:table-cell table:formula="of:=IF([.F1439]=[.B1439];[.E1439];[.G14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02</text:p>
          </table:table-cell>
          <table:table-cell office:value-type="float" office:value="89.5539215686275" calcext:value-type="float">
            <text:p>89.5539215686275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5" calcext:value-type="float">
            <text:p>5</text:p>
          </table:table-cell>
          <table:table-cell table:formula="of:=[.E1439]+1" office:value-type="float" office:value="1438" calcext:value-type="float">
            <text:p>1438</text:p>
          </table:table-cell>
          <table:table-cell table:formula="of:=MAX([.F1439];[.B1440])" office:value-type="float" office:value="90.2303921568628" calcext:value-type="float">
            <text:p>90.2303921568628</text:p>
          </table:table-cell>
          <table:table-cell table:formula="of:=IF([.F1440]=[.B1440];[.E1440];[.G14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03</text:p>
          </table:table-cell>
          <table:table-cell office:value-type="float" office:value="89.5098039215686" calcext:value-type="float">
            <text:p>89.5098039215686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5" calcext:value-type="float">
            <text:p>5</text:p>
          </table:table-cell>
          <table:table-cell table:formula="of:=[.E1440]+1" office:value-type="float" office:value="1439" calcext:value-type="float">
            <text:p>1439</text:p>
          </table:table-cell>
          <table:table-cell table:formula="of:=MAX([.F1440];[.B1441])" office:value-type="float" office:value="90.2303921568628" calcext:value-type="float">
            <text:p>90.2303921568628</text:p>
          </table:table-cell>
          <table:table-cell table:formula="of:=IF([.F1441]=[.B1441];[.E1441];[.G14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05</text:p>
          </table:table-cell>
          <table:table-cell office:value-type="float" office:value="89.4950980392157" calcext:value-type="float">
            <text:p>89.4950980392157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5" calcext:value-type="float">
            <text:p>5</text:p>
          </table:table-cell>
          <table:table-cell table:formula="of:=[.E1441]+1" office:value-type="float" office:value="1440" calcext:value-type="float">
            <text:p>1440</text:p>
          </table:table-cell>
          <table:table-cell table:formula="of:=MAX([.F1441];[.B1442])" office:value-type="float" office:value="90.2303921568628" calcext:value-type="float">
            <text:p>90.2303921568628</text:p>
          </table:table-cell>
          <table:table-cell table:formula="of:=IF([.F1442]=[.B1442];[.E1442];[.G14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06</text:p>
          </table:table-cell>
          <table:table-cell office:value-type="float" office:value="89.4877450980392" calcext:value-type="float">
            <text:p>89.4877450980392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5" calcext:value-type="float">
            <text:p>5</text:p>
          </table:table-cell>
          <table:table-cell table:formula="of:=[.E1442]+1" office:value-type="float" office:value="1441" calcext:value-type="float">
            <text:p>1441</text:p>
          </table:table-cell>
          <table:table-cell table:formula="of:=MAX([.F1442];[.B1443])" office:value-type="float" office:value="90.2303921568628" calcext:value-type="float">
            <text:p>90.2303921568628</text:p>
          </table:table-cell>
          <table:table-cell table:formula="of:=IF([.F1443]=[.B1443];[.E1443];[.G14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08</text:p>
          </table:table-cell>
          <table:table-cell office:value-type="float" office:value="89.471568627451" calcext:value-type="float">
            <text:p>89.471568627451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5" calcext:value-type="float">
            <text:p>5</text:p>
          </table:table-cell>
          <table:table-cell table:formula="of:=[.E1443]+1" office:value-type="float" office:value="1442" calcext:value-type="float">
            <text:p>1442</text:p>
          </table:table-cell>
          <table:table-cell table:formula="of:=MAX([.F1443];[.B1444])" office:value-type="float" office:value="90.2303921568628" calcext:value-type="float">
            <text:p>90.2303921568628</text:p>
          </table:table-cell>
          <table:table-cell table:formula="of:=IF([.F1444]=[.B1444];[.E1444];[.G14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09</text:p>
          </table:table-cell>
          <table:table-cell office:value-type="float" office:value="89.4852941176471" calcext:value-type="float">
            <text:p>89.4852941176471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5" calcext:value-type="float">
            <text:p>5</text:p>
          </table:table-cell>
          <table:table-cell table:formula="of:=[.E1444]+1" office:value-type="float" office:value="1443" calcext:value-type="float">
            <text:p>1443</text:p>
          </table:table-cell>
          <table:table-cell table:formula="of:=MAX([.F1444];[.B1445])" office:value-type="float" office:value="90.2303921568628" calcext:value-type="float">
            <text:p>90.2303921568628</text:p>
          </table:table-cell>
          <table:table-cell table:formula="of:=IF([.F1445]=[.B1445];[.E1445];[.G14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18</text:p>
          </table:table-cell>
          <table:table-cell office:value-type="float" office:value="89.4852941176471" calcext:value-type="float">
            <text:p>89.4852941176471</text:p>
          </table:table-cell>
          <table:table-cell office:value-type="string" calcext:value-type="string">
            <text:p>reflected on verse JHN 3:36</text:p>
          </table:table-cell>
          <table:table-cell office:value-type="float" office:value="6" calcext:value-type="float">
            <text:p>6</text:p>
          </table:table-cell>
          <table:table-cell table:formula="of:=[.E1445]+1" office:value-type="float" office:value="1444" calcext:value-type="float">
            <text:p>1444</text:p>
          </table:table-cell>
          <table:table-cell table:formula="of:=MAX([.F1445];[.B1446])" office:value-type="float" office:value="90.2303921568628" calcext:value-type="float">
            <text:p>90.2303921568628</text:p>
          </table:table-cell>
          <table:table-cell table:formula="of:=IF([.F1446]=[.B1446];[.E1446];[.G14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19</text:p>
          </table:table-cell>
          <table:table-cell office:value-type="float" office:value="89.5147058823529" calcext:value-type="float">
            <text:p>89.5147058823529</text:p>
          </table:table-cell>
          <table:table-cell office:value-type="string" calcext:value-type="string">
            <text:p>added grade number 1 to verse JHN 3:1</text:p>
          </table:table-cell>
          <table:table-cell office:value-type="float" office:value="6" calcext:value-type="float">
            <text:p>6</text:p>
          </table:table-cell>
          <table:table-cell table:formula="of:=[.E1446]+1" office:value-type="float" office:value="1445" calcext:value-type="float">
            <text:p>1445</text:p>
          </table:table-cell>
          <table:table-cell table:formula="of:=MAX([.F1446];[.B1447])" office:value-type="float" office:value="90.2303921568628" calcext:value-type="float">
            <text:p>90.2303921568628</text:p>
          </table:table-cell>
          <table:table-cell table:formula="of:=IF([.F1447]=[.B1447];[.E1447];[.G14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20</text:p>
          </table:table-cell>
          <table:table-cell office:value-type="float" office:value="89.5882352941177" calcext:value-type="float">
            <text:p>89.5882352941177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6" calcext:value-type="float">
            <text:p>6</text:p>
          </table:table-cell>
          <table:table-cell table:formula="of:=[.E1447]+1" office:value-type="float" office:value="1446" calcext:value-type="float">
            <text:p>1446</text:p>
          </table:table-cell>
          <table:table-cell table:formula="of:=MAX([.F1447];[.B1448])" office:value-type="float" office:value="90.2303921568628" calcext:value-type="float">
            <text:p>90.2303921568628</text:p>
          </table:table-cell>
          <table:table-cell table:formula="of:=IF([.F1448]=[.B1448];[.E1448];[.G14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22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6" calcext:value-type="float">
            <text:p>6</text:p>
          </table:table-cell>
          <table:table-cell table:formula="of:=[.E1448]+1" office:value-type="float" office:value="1447" calcext:value-type="float">
            <text:p>1447</text:p>
          </table:table-cell>
          <table:table-cell table:formula="of:=MAX([.F1448];[.B1449])" office:value-type="float" office:value="90.2303921568628" calcext:value-type="float">
            <text:p>90.2303921568628</text:p>
          </table:table-cell>
          <table:table-cell table:formula="of:=IF([.F1449]=[.B1449];[.E1449];[.G14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23</text:p>
          </table:table-cell>
          <table:table-cell office:value-type="float" office:value="89.5367647058824" calcext:value-type="float">
            <text:p>89.5367647058824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6" calcext:value-type="float">
            <text:p>6</text:p>
          </table:table-cell>
          <table:table-cell table:formula="of:=[.E1449]+1" office:value-type="float" office:value="1448" calcext:value-type="float">
            <text:p>1448</text:p>
          </table:table-cell>
          <table:table-cell table:formula="of:=MAX([.F1449];[.B1450])" office:value-type="float" office:value="90.2303921568628" calcext:value-type="float">
            <text:p>90.2303921568628</text:p>
          </table:table-cell>
          <table:table-cell table:formula="of:=IF([.F1450]=[.B1450];[.E1450];[.G14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24</text:p>
          </table:table-cell>
          <table:table-cell office:value-type="float" office:value="89.5323529411765" calcext:value-type="float">
            <text:p>89.5323529411765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6" calcext:value-type="float">
            <text:p>6</text:p>
          </table:table-cell>
          <table:table-cell table:formula="of:=[.E1450]+1" office:value-type="float" office:value="1449" calcext:value-type="float">
            <text:p>1449</text:p>
          </table:table-cell>
          <table:table-cell table:formula="of:=MAX([.F1450];[.B1451])" office:value-type="float" office:value="90.2303921568628" calcext:value-type="float">
            <text:p>90.2303921568628</text:p>
          </table:table-cell>
          <table:table-cell table:formula="of:=IF([.F1451]=[.B1451];[.E1451];[.G14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26</text:p>
          </table:table-cell>
          <table:table-cell office:value-type="float" office:value="89.5539215686274" calcext:value-type="float">
            <text:p>89.5539215686274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6" calcext:value-type="float">
            <text:p>6</text:p>
          </table:table-cell>
          <table:table-cell table:formula="of:=[.E1451]+1" office:value-type="float" office:value="1450" calcext:value-type="float">
            <text:p>1450</text:p>
          </table:table-cell>
          <table:table-cell table:formula="of:=MAX([.F1451];[.B1452])" office:value-type="float" office:value="90.2303921568628" calcext:value-type="float">
            <text:p>90.2303921568628</text:p>
          </table:table-cell>
          <table:table-cell table:formula="of:=IF([.F1452]=[.B1452];[.E1452];[.G14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30</text:p>
          </table:table-cell>
          <table:table-cell office:value-type="float" office:value="89.5539215686274" calcext:value-type="float">
            <text:p>89.5539215686274</text:p>
          </table:table-cell>
          <table:table-cell office:value-type="string" calcext:value-type="string">
            <text:p>reflected on verse JHN 3:1</text:p>
          </table:table-cell>
          <table:table-cell office:value-type="float" office:value="7" calcext:value-type="float">
            <text:p>7</text:p>
          </table:table-cell>
          <table:table-cell table:formula="of:=[.E1452]+1" office:value-type="float" office:value="1451" calcext:value-type="float">
            <text:p>1451</text:p>
          </table:table-cell>
          <table:table-cell table:formula="of:=MAX([.F1452];[.B1453])" office:value-type="float" office:value="90.2303921568628" calcext:value-type="float">
            <text:p>90.2303921568628</text:p>
          </table:table-cell>
          <table:table-cell table:formula="of:=IF([.F1453]=[.B1453];[.E1453];[.G14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32</text:p>
          </table:table-cell>
          <table:table-cell office:value-type="float" office:value="89.406862745098" calcext:value-type="float">
            <text:p>89.406862745098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6" calcext:value-type="float">
            <text:p>6</text:p>
          </table:table-cell>
          <table:table-cell table:formula="of:=[.E1453]+1" office:value-type="float" office:value="1452" calcext:value-type="float">
            <text:p>1452</text:p>
          </table:table-cell>
          <table:table-cell table:formula="of:=MAX([.F1453];[.B1454])" office:value-type="float" office:value="90.2303921568628" calcext:value-type="float">
            <text:p>90.2303921568628</text:p>
          </table:table-cell>
          <table:table-cell table:formula="of:=IF([.F1454]=[.B1454];[.E1454];[.G14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36</text:p>
          </table:table-cell>
          <table:table-cell office:value-type="float" office:value="89.4803921568627" calcext:value-type="float">
            <text:p>89.4803921568627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6" calcext:value-type="float">
            <text:p>6</text:p>
          </table:table-cell>
          <table:table-cell table:formula="of:=[.E1454]+1" office:value-type="float" office:value="1453" calcext:value-type="float">
            <text:p>1453</text:p>
          </table:table-cell>
          <table:table-cell table:formula="of:=MAX([.F1454];[.B1455])" office:value-type="float" office:value="90.2303921568628" calcext:value-type="float">
            <text:p>90.2303921568628</text:p>
          </table:table-cell>
          <table:table-cell table:formula="of:=IF([.F1455]=[.B1455];[.E1455];[.G14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37</text:p>
          </table:table-cell>
          <table:table-cell office:value-type="float" office:value="89.5539215686274" calcext:value-type="float">
            <text:p>89.5539215686274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6" calcext:value-type="float">
            <text:p>6</text:p>
          </table:table-cell>
          <table:table-cell table:formula="of:=[.E1455]+1" office:value-type="float" office:value="1454" calcext:value-type="float">
            <text:p>1454</text:p>
          </table:table-cell>
          <table:table-cell table:formula="of:=MAX([.F1455];[.B1456])" office:value-type="float" office:value="90.2303921568628" calcext:value-type="float">
            <text:p>90.2303921568628</text:p>
          </table:table-cell>
          <table:table-cell table:formula="of:=IF([.F1456]=[.B1456];[.E1456];[.G14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39</text:p>
          </table:table-cell>
          <table:table-cell office:value-type="float" office:value="89.5392156862745" calcext:value-type="float">
            <text:p>89.5392156862745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6" calcext:value-type="float">
            <text:p>6</text:p>
          </table:table-cell>
          <table:table-cell table:formula="of:=[.E1456]+1" office:value-type="float" office:value="1455" calcext:value-type="float">
            <text:p>1455</text:p>
          </table:table-cell>
          <table:table-cell table:formula="of:=MAX([.F1456];[.B1457])" office:value-type="float" office:value="90.2303921568628" calcext:value-type="float">
            <text:p>90.2303921568628</text:p>
          </table:table-cell>
          <table:table-cell table:formula="of:=IF([.F1457]=[.B1457];[.E1457];[.G14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40</text:p>
          </table:table-cell>
          <table:table-cell office:value-type="float" office:value="89.5127450980392" calcext:value-type="float">
            <text:p>89.5127450980392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6" calcext:value-type="float">
            <text:p>6</text:p>
          </table:table-cell>
          <table:table-cell table:formula="of:=[.E1457]+1" office:value-type="float" office:value="1456" calcext:value-type="float">
            <text:p>1456</text:p>
          </table:table-cell>
          <table:table-cell table:formula="of:=MAX([.F1457];[.B1458])" office:value-type="float" office:value="90.2303921568628" calcext:value-type="float">
            <text:p>90.2303921568628</text:p>
          </table:table-cell>
          <table:table-cell table:formula="of:=IF([.F1458]=[.B1458];[.E1458];[.G14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41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6" calcext:value-type="float">
            <text:p>6</text:p>
          </table:table-cell>
          <table:table-cell table:formula="of:=[.E1458]+1" office:value-type="float" office:value="1457" calcext:value-type="float">
            <text:p>1457</text:p>
          </table:table-cell>
          <table:table-cell table:formula="of:=MAX([.F1458];[.B1459])" office:value-type="float" office:value="90.2303921568628" calcext:value-type="float">
            <text:p>90.2303921568628</text:p>
          </table:table-cell>
          <table:table-cell table:formula="of:=IF([.F1459]=[.B1459];[.E1459];[.G14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47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reflected on verse JHN 3:2</text:p>
          </table:table-cell>
          <table:table-cell office:value-type="float" office:value="7" calcext:value-type="float">
            <text:p>7</text:p>
          </table:table-cell>
          <table:table-cell table:formula="of:=[.E1459]+1" office:value-type="float" office:value="1458" calcext:value-type="float">
            <text:p>1458</text:p>
          </table:table-cell>
          <table:table-cell table:formula="of:=MAX([.F1459];[.B1460])" office:value-type="float" office:value="90.2303921568628" calcext:value-type="float">
            <text:p>90.2303921568628</text:p>
          </table:table-cell>
          <table:table-cell table:formula="of:=IF([.F1460]=[.B1460];[.E1460];[.G14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49</text:p>
          </table:table-cell>
          <table:table-cell office:value-type="float" office:value="89.6617647058824" calcext:value-type="float">
            <text:p>89.6617647058824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6" calcext:value-type="float">
            <text:p>6</text:p>
          </table:table-cell>
          <table:table-cell table:formula="of:=[.E1460]+1" office:value-type="float" office:value="1459" calcext:value-type="float">
            <text:p>1459</text:p>
          </table:table-cell>
          <table:table-cell table:formula="of:=MAX([.F1460];[.B1461])" office:value-type="float" office:value="90.2303921568628" calcext:value-type="float">
            <text:p>90.2303921568628</text:p>
          </table:table-cell>
          <table:table-cell table:formula="of:=IF([.F1461]=[.B1461];[.E1461];[.G14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50</text:p>
          </table:table-cell>
          <table:table-cell office:value-type="float" office:value="89.5882352941177" calcext:value-type="float">
            <text:p>89.5882352941177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6" calcext:value-type="float">
            <text:p>6</text:p>
          </table:table-cell>
          <table:table-cell table:formula="of:=[.E1461]+1" office:value-type="float" office:value="1460" calcext:value-type="float">
            <text:p>1460</text:p>
          </table:table-cell>
          <table:table-cell table:formula="of:=MAX([.F1461];[.B1462])" office:value-type="float" office:value="90.2303921568628" calcext:value-type="float">
            <text:p>90.2303921568628</text:p>
          </table:table-cell>
          <table:table-cell table:formula="of:=IF([.F1462]=[.B1462];[.E1462];[.G14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52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6" calcext:value-type="float">
            <text:p>6</text:p>
          </table:table-cell>
          <table:table-cell table:formula="of:=[.E1462]+1" office:value-type="float" office:value="1461" calcext:value-type="float">
            <text:p>1461</text:p>
          </table:table-cell>
          <table:table-cell table:formula="of:=MAX([.F1462];[.B1463])" office:value-type="float" office:value="90.2303921568628" calcext:value-type="float">
            <text:p>90.2303921568628</text:p>
          </table:table-cell>
          <table:table-cell table:formula="of:=IF([.F1463]=[.B1463];[.E1463];[.G14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53</text:p>
          </table:table-cell>
          <table:table-cell office:value-type="float" office:value="89.5294117647059" calcext:value-type="float">
            <text:p>89.5294117647059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6" calcext:value-type="float">
            <text:p>6</text:p>
          </table:table-cell>
          <table:table-cell table:formula="of:=[.E1463]+1" office:value-type="float" office:value="1462" calcext:value-type="float">
            <text:p>1462</text:p>
          </table:table-cell>
          <table:table-cell table:formula="of:=MAX([.F1463];[.B1464])" office:value-type="float" office:value="90.2303921568628" calcext:value-type="float">
            <text:p>90.2303921568628</text:p>
          </table:table-cell>
          <table:table-cell table:formula="of:=IF([.F1464]=[.B1464];[.E1464];[.G14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54</text:p>
          </table:table-cell>
          <table:table-cell office:value-type="float" office:value="89.5264705882353" calcext:value-type="float">
            <text:p>89.5264705882353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6" calcext:value-type="float">
            <text:p>6</text:p>
          </table:table-cell>
          <table:table-cell table:formula="of:=[.E1464]+1" office:value-type="float" office:value="1463" calcext:value-type="float">
            <text:p>1463</text:p>
          </table:table-cell>
          <table:table-cell table:formula="of:=MAX([.F1464];[.B1465])" office:value-type="float" office:value="90.2303921568628" calcext:value-type="float">
            <text:p>90.2303921568628</text:p>
          </table:table-cell>
          <table:table-cell table:formula="of:=IF([.F1465]=[.B1465];[.E1465];[.G14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2:56</text:p>
          </table:table-cell>
          <table:table-cell office:value-type="float" office:value="89.5245098039216" calcext:value-type="float">
            <text:p>89.5245098039216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6" calcext:value-type="float">
            <text:p>6</text:p>
          </table:table-cell>
          <table:table-cell table:formula="of:=[.E1465]+1" office:value-type="float" office:value="1464" calcext:value-type="float">
            <text:p>1464</text:p>
          </table:table-cell>
          <table:table-cell table:formula="of:=MAX([.F1465];[.B1466])" office:value-type="float" office:value="90.2303921568628" calcext:value-type="float">
            <text:p>90.2303921568628</text:p>
          </table:table-cell>
          <table:table-cell table:formula="of:=IF([.F1466]=[.B1466];[.E1466];[.G14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02</text:p>
          </table:table-cell>
          <table:table-cell office:value-type="float" office:value="89.5245098039216" calcext:value-type="float">
            <text:p>89.5245098039216</text:p>
          </table:table-cell>
          <table:table-cell office:value-type="string" calcext:value-type="string">
            <text:p>reflected on verse JHN 3:3</text:p>
          </table:table-cell>
          <table:table-cell office:value-type="float" office:value="7" calcext:value-type="float">
            <text:p>7</text:p>
          </table:table-cell>
          <table:table-cell table:formula="of:=[.E1466]+1" office:value-type="float" office:value="1465" calcext:value-type="float">
            <text:p>1465</text:p>
          </table:table-cell>
          <table:table-cell table:formula="of:=MAX([.F1466];[.B1467])" office:value-type="float" office:value="90.2303921568628" calcext:value-type="float">
            <text:p>90.2303921568628</text:p>
          </table:table-cell>
          <table:table-cell table:formula="of:=IF([.F1467]=[.B1467];[.E1467];[.G14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04</text:p>
          </table:table-cell>
          <table:table-cell office:value-type="float" office:value="89.5980392156863" calcext:value-type="float">
            <text:p>89.5980392156863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6" calcext:value-type="float">
            <text:p>6</text:p>
          </table:table-cell>
          <table:table-cell table:formula="of:=[.E1467]+1" office:value-type="float" office:value="1466" calcext:value-type="float">
            <text:p>1466</text:p>
          </table:table-cell>
          <table:table-cell table:formula="of:=MAX([.F1467];[.B1468])" office:value-type="float" office:value="90.2303921568628" calcext:value-type="float">
            <text:p>90.2303921568628</text:p>
          </table:table-cell>
          <table:table-cell table:formula="of:=IF([.F1468]=[.B1468];[.E1468];[.G14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05</text:p>
          </table:table-cell>
          <table:table-cell office:value-type="float" office:value="89.5245098039216" calcext:value-type="float">
            <text:p>89.5245098039216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6" calcext:value-type="float">
            <text:p>6</text:p>
          </table:table-cell>
          <table:table-cell table:formula="of:=[.E1468]+1" office:value-type="float" office:value="1467" calcext:value-type="float">
            <text:p>1467</text:p>
          </table:table-cell>
          <table:table-cell table:formula="of:=MAX([.F1468];[.B1469])" office:value-type="float" office:value="90.2303921568628" calcext:value-type="float">
            <text:p>90.2303921568628</text:p>
          </table:table-cell>
          <table:table-cell table:formula="of:=IF([.F1469]=[.B1469];[.E1469];[.G14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07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6" calcext:value-type="float">
            <text:p>6</text:p>
          </table:table-cell>
          <table:table-cell table:formula="of:=[.E1469]+1" office:value-type="float" office:value="1468" calcext:value-type="float">
            <text:p>1468</text:p>
          </table:table-cell>
          <table:table-cell table:formula="of:=MAX([.F1469];[.B1470])" office:value-type="float" office:value="90.2303921568628" calcext:value-type="float">
            <text:p>90.2303921568628</text:p>
          </table:table-cell>
          <table:table-cell table:formula="of:=IF([.F1470]=[.B1470];[.E1470];[.G14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09</text:p>
          </table:table-cell>
          <table:table-cell office:value-type="float" office:value="89.5612745098039" calcext:value-type="float">
            <text:p>89.5612745098039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6" calcext:value-type="float">
            <text:p>6</text:p>
          </table:table-cell>
          <table:table-cell table:formula="of:=[.E1470]+1" office:value-type="float" office:value="1469" calcext:value-type="float">
            <text:p>1469</text:p>
          </table:table-cell>
          <table:table-cell table:formula="of:=MAX([.F1470];[.B1471])" office:value-type="float" office:value="90.2303921568628" calcext:value-type="float">
            <text:p>90.2303921568628</text:p>
          </table:table-cell>
          <table:table-cell table:formula="of:=IF([.F1471]=[.B1471];[.E1471];[.G14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10</text:p>
          </table:table-cell>
          <table:table-cell office:value-type="float" office:value="89.5803921568627" calcext:value-type="float">
            <text:p>89.5803921568627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6" calcext:value-type="float">
            <text:p>6</text:p>
          </table:table-cell>
          <table:table-cell table:formula="of:=[.E1471]+1" office:value-type="float" office:value="1470" calcext:value-type="float">
            <text:p>1470</text:p>
          </table:table-cell>
          <table:table-cell table:formula="of:=MAX([.F1471];[.B1472])" office:value-type="float" office:value="90.2303921568628" calcext:value-type="float">
            <text:p>90.2303921568628</text:p>
          </table:table-cell>
          <table:table-cell table:formula="of:=IF([.F1472]=[.B1472];[.E1472];[.G14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12</text:p>
          </table:table-cell>
          <table:table-cell office:value-type="float" office:value="89.5735294117647" calcext:value-type="float">
            <text:p>89.5735294117647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6" calcext:value-type="float">
            <text:p>6</text:p>
          </table:table-cell>
          <table:table-cell table:formula="of:=[.E1472]+1" office:value-type="float" office:value="1471" calcext:value-type="float">
            <text:p>1471</text:p>
          </table:table-cell>
          <table:table-cell table:formula="of:=MAX([.F1472];[.B1473])" office:value-type="float" office:value="90.2303921568628" calcext:value-type="float">
            <text:p>90.2303921568628</text:p>
          </table:table-cell>
          <table:table-cell table:formula="of:=IF([.F1473]=[.B1473];[.E1473];[.G14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16</text:p>
          </table:table-cell>
          <table:table-cell office:value-type="float" office:value="89.5735294117647" calcext:value-type="float">
            <text:p>89.5735294117647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7" calcext:value-type="float">
            <text:p>7</text:p>
          </table:table-cell>
          <table:table-cell table:formula="of:=[.E1473]+1" office:value-type="float" office:value="1472" calcext:value-type="float">
            <text:p>1472</text:p>
          </table:table-cell>
          <table:table-cell table:formula="of:=MAX([.F1473];[.B1474])" office:value-type="float" office:value="90.2303921568628" calcext:value-type="float">
            <text:p>90.2303921568628</text:p>
          </table:table-cell>
          <table:table-cell table:formula="of:=IF([.F1474]=[.B1474];[.E1474];[.G14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18</text:p>
          </table:table-cell>
          <table:table-cell office:value-type="float" office:value="89.5882352941177" calcext:value-type="float">
            <text:p>89.5882352941177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6" calcext:value-type="float">
            <text:p>6</text:p>
          </table:table-cell>
          <table:table-cell table:formula="of:=[.E1474]+1" office:value-type="float" office:value="1473" calcext:value-type="float">
            <text:p>1473</text:p>
          </table:table-cell>
          <table:table-cell table:formula="of:=MAX([.F1474];[.B1475])" office:value-type="float" office:value="90.2303921568628" calcext:value-type="float">
            <text:p>90.2303921568628</text:p>
          </table:table-cell>
          <table:table-cell table:formula="of:=IF([.F1475]=[.B1475];[.E1475];[.G14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20</text:p>
          </table:table-cell>
          <table:table-cell office:value-type="float" office:value="89.5147058823529" calcext:value-type="float">
            <text:p>89.5147058823529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6" calcext:value-type="float">
            <text:p>6</text:p>
          </table:table-cell>
          <table:table-cell table:formula="of:=[.E1475]+1" office:value-type="float" office:value="1474" calcext:value-type="float">
            <text:p>1474</text:p>
          </table:table-cell>
          <table:table-cell table:formula="of:=MAX([.F1475];[.B1476])" office:value-type="float" office:value="90.2303921568628" calcext:value-type="float">
            <text:p>90.2303921568628</text:p>
          </table:table-cell>
          <table:table-cell table:formula="of:=IF([.F1476]=[.B1476];[.E1476];[.G14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22</text:p>
          </table:table-cell>
          <table:table-cell office:value-type="float" office:value="89.5588235294118" calcext:value-type="float">
            <text:p>89.5588235294118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6" calcext:value-type="float">
            <text:p>6</text:p>
          </table:table-cell>
          <table:table-cell table:formula="of:=[.E1476]+1" office:value-type="float" office:value="1475" calcext:value-type="float">
            <text:p>1475</text:p>
          </table:table-cell>
          <table:table-cell table:formula="of:=MAX([.F1476];[.B1477])" office:value-type="float" office:value="90.2303921568628" calcext:value-type="float">
            <text:p>90.2303921568628</text:p>
          </table:table-cell>
          <table:table-cell table:formula="of:=IF([.F1477]=[.B1477];[.E1477];[.G14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24</text:p>
          </table:table-cell>
          <table:table-cell office:value-type="float" office:value="89.5661764705882" calcext:value-type="float">
            <text:p>89.5661764705882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6" calcext:value-type="float">
            <text:p>6</text:p>
          </table:table-cell>
          <table:table-cell table:formula="of:=[.E1477]+1" office:value-type="float" office:value="1476" calcext:value-type="float">
            <text:p>1476</text:p>
          </table:table-cell>
          <table:table-cell table:formula="of:=MAX([.F1477];[.B1478])" office:value-type="float" office:value="90.2303921568628" calcext:value-type="float">
            <text:p>90.2303921568628</text:p>
          </table:table-cell>
          <table:table-cell table:formula="of:=IF([.F1478]=[.B1478];[.E1478];[.G14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26</text:p>
          </table:table-cell>
          <table:table-cell office:value-type="float" office:value="89.5588235294118" calcext:value-type="float">
            <text:p>89.5588235294118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6" calcext:value-type="float">
            <text:p>6</text:p>
          </table:table-cell>
          <table:table-cell table:formula="of:=[.E1478]+1" office:value-type="float" office:value="1477" calcext:value-type="float">
            <text:p>1477</text:p>
          </table:table-cell>
          <table:table-cell table:formula="of:=MAX([.F1478];[.B1479])" office:value-type="float" office:value="90.2303921568628" calcext:value-type="float">
            <text:p>90.2303921568628</text:p>
          </table:table-cell>
          <table:table-cell table:formula="of:=IF([.F1479]=[.B1479];[.E1479];[.G14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27</text:p>
          </table:table-cell>
          <table:table-cell office:value-type="float" office:value="89.5539215686274" calcext:value-type="float">
            <text:p>89.5539215686274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6" calcext:value-type="float">
            <text:p>6</text:p>
          </table:table-cell>
          <table:table-cell table:formula="of:=[.E1479]+1" office:value-type="float" office:value="1478" calcext:value-type="float">
            <text:p>1478</text:p>
          </table:table-cell>
          <table:table-cell table:formula="of:=MAX([.F1479];[.B1480])" office:value-type="float" office:value="90.2303921568628" calcext:value-type="float">
            <text:p>90.2303921568628</text:p>
          </table:table-cell>
          <table:table-cell table:formula="of:=IF([.F1480]=[.B1480];[.E1480];[.G14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31</text:p>
          </table:table-cell>
          <table:table-cell office:value-type="float" office:value="89.5539215686274" calcext:value-type="float">
            <text:p>89.5539215686274</text:p>
          </table:table-cell>
          <table:table-cell office:value-type="string" calcext:value-type="string">
            <text:p>reflected on verse JHN 3:6</text:p>
          </table:table-cell>
          <table:table-cell office:value-type="float" office:value="7" calcext:value-type="float">
            <text:p>7</text:p>
          </table:table-cell>
          <table:table-cell table:formula="of:=[.E1480]+1" office:value-type="float" office:value="1479" calcext:value-type="float">
            <text:p>1479</text:p>
          </table:table-cell>
          <table:table-cell table:formula="of:=MAX([.F1480];[.B1481])" office:value-type="float" office:value="90.2303921568628" calcext:value-type="float">
            <text:p>90.2303921568628</text:p>
          </table:table-cell>
          <table:table-cell table:formula="of:=IF([.F1481]=[.B1481];[.E1481];[.G14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33</text:p>
          </table:table-cell>
          <table:table-cell office:value-type="float" office:value="89.5343137254902" calcext:value-type="float">
            <text:p>89.5343137254902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6" calcext:value-type="float">
            <text:p>6</text:p>
          </table:table-cell>
          <table:table-cell table:formula="of:=[.E1481]+1" office:value-type="float" office:value="1480" calcext:value-type="float">
            <text:p>1480</text:p>
          </table:table-cell>
          <table:table-cell table:formula="of:=MAX([.F1481];[.B1482])" office:value-type="float" office:value="90.2303921568628" calcext:value-type="float">
            <text:p>90.2303921568628</text:p>
          </table:table-cell>
          <table:table-cell table:formula="of:=IF([.F1482]=[.B1482];[.E1482];[.G14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34</text:p>
          </table:table-cell>
          <table:table-cell office:value-type="float" office:value="89.5343137254902" calcext:value-type="float">
            <text:p>89.5343137254902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6" calcext:value-type="float">
            <text:p>6</text:p>
          </table:table-cell>
          <table:table-cell table:formula="of:=[.E1482]+1" office:value-type="float" office:value="1481" calcext:value-type="float">
            <text:p>1481</text:p>
          </table:table-cell>
          <table:table-cell table:formula="of:=MAX([.F1482];[.B1483])" office:value-type="float" office:value="90.2303921568628" calcext:value-type="float">
            <text:p>90.2303921568628</text:p>
          </table:table-cell>
          <table:table-cell table:formula="of:=IF([.F1483]=[.B1483];[.E1483];[.G14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35</text:p>
          </table:table-cell>
          <table:table-cell office:value-type="float" office:value="89.5343137254902" calcext:value-type="float">
            <text:p>89.5343137254902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6" calcext:value-type="float">
            <text:p>6</text:p>
          </table:table-cell>
          <table:table-cell table:formula="of:=[.E1483]+1" office:value-type="float" office:value="1482" calcext:value-type="float">
            <text:p>1482</text:p>
          </table:table-cell>
          <table:table-cell table:formula="of:=MAX([.F1483];[.B1484])" office:value-type="float" office:value="90.2303921568628" calcext:value-type="float">
            <text:p>90.2303921568628</text:p>
          </table:table-cell>
          <table:table-cell table:formula="of:=IF([.F1484]=[.B1484];[.E1484];[.G14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37</text:p>
          </table:table-cell>
          <table:table-cell office:value-type="float" office:value="89.5343137254902" calcext:value-type="float">
            <text:p>89.5343137254902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6" calcext:value-type="float">
            <text:p>6</text:p>
          </table:table-cell>
          <table:table-cell table:formula="of:=[.E1484]+1" office:value-type="float" office:value="1483" calcext:value-type="float">
            <text:p>1483</text:p>
          </table:table-cell>
          <table:table-cell table:formula="of:=MAX([.F1484];[.B1485])" office:value-type="float" office:value="90.2303921568628" calcext:value-type="float">
            <text:p>90.2303921568628</text:p>
          </table:table-cell>
          <table:table-cell table:formula="of:=IF([.F1485]=[.B1485];[.E1485];[.G14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38</text:p>
          </table:table-cell>
          <table:table-cell office:value-type="float" office:value="89.5637254901961" calcext:value-type="float">
            <text:p>89.5637254901961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6" calcext:value-type="float">
            <text:p>6</text:p>
          </table:table-cell>
          <table:table-cell table:formula="of:=[.E1485]+1" office:value-type="float" office:value="1484" calcext:value-type="float">
            <text:p>1484</text:p>
          </table:table-cell>
          <table:table-cell table:formula="of:=MAX([.F1485];[.B1486])" office:value-type="float" office:value="90.2303921568628" calcext:value-type="float">
            <text:p>90.2303921568628</text:p>
          </table:table-cell>
          <table:table-cell table:formula="of:=IF([.F1486]=[.B1486];[.E1486];[.G14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40</text:p>
          </table:table-cell>
          <table:table-cell office:value-type="float" office:value="89.5490196078431" calcext:value-type="float">
            <text:p>89.5490196078431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6" calcext:value-type="float">
            <text:p>6</text:p>
          </table:table-cell>
          <table:table-cell table:formula="of:=[.E1486]+1" office:value-type="float" office:value="1485" calcext:value-type="float">
            <text:p>1485</text:p>
          </table:table-cell>
          <table:table-cell table:formula="of:=MAX([.F1486];[.B1487])" office:value-type="float" office:value="90.2303921568628" calcext:value-type="float">
            <text:p>90.2303921568628</text:p>
          </table:table-cell>
          <table:table-cell table:formula="of:=IF([.F1487]=[.B1487];[.E1487];[.G14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44</text:p>
          </table:table-cell>
          <table:table-cell office:value-type="float" office:value="89.5490196078431" calcext:value-type="float">
            <text:p>89.5490196078431</text:p>
          </table:table-cell>
          <table:table-cell office:value-type="string" calcext:value-type="string">
            <text:p>reflected on verse JHN 3:7</text:p>
          </table:table-cell>
          <table:table-cell office:value-type="float" office:value="7" calcext:value-type="float">
            <text:p>7</text:p>
          </table:table-cell>
          <table:table-cell table:formula="of:=[.E1487]+1" office:value-type="float" office:value="1486" calcext:value-type="float">
            <text:p>1486</text:p>
          </table:table-cell>
          <table:table-cell table:formula="of:=MAX([.F1487];[.B1488])" office:value-type="float" office:value="90.2303921568628" calcext:value-type="float">
            <text:p>90.2303921568628</text:p>
          </table:table-cell>
          <table:table-cell table:formula="of:=IF([.F1488]=[.B1488];[.E1488];[.G14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46</text:p>
          </table:table-cell>
          <table:table-cell office:value-type="float" office:value="89.5392156862745" calcext:value-type="float">
            <text:p>89.5392156862745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6" calcext:value-type="float">
            <text:p>6</text:p>
          </table:table-cell>
          <table:table-cell table:formula="of:=[.E1488]+1" office:value-type="float" office:value="1487" calcext:value-type="float">
            <text:p>1487</text:p>
          </table:table-cell>
          <table:table-cell table:formula="of:=MAX([.F1488];[.B1489])" office:value-type="float" office:value="90.2303921568628" calcext:value-type="float">
            <text:p>90.2303921568628</text:p>
          </table:table-cell>
          <table:table-cell table:formula="of:=IF([.F1489]=[.B1489];[.E1489];[.G14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47</text:p>
          </table:table-cell>
          <table:table-cell office:value-type="float" office:value="89.5686274509804" calcext:value-type="float">
            <text:p>89.5686274509804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6" calcext:value-type="float">
            <text:p>6</text:p>
          </table:table-cell>
          <table:table-cell table:formula="of:=[.E1489]+1" office:value-type="float" office:value="1488" calcext:value-type="float">
            <text:p>1488</text:p>
          </table:table-cell>
          <table:table-cell table:formula="of:=MAX([.F1489];[.B1490])" office:value-type="float" office:value="90.2303921568628" calcext:value-type="float">
            <text:p>90.2303921568628</text:p>
          </table:table-cell>
          <table:table-cell table:formula="of:=IF([.F1490]=[.B1490];[.E1490];[.G14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49</text:p>
          </table:table-cell>
          <table:table-cell office:value-type="float" office:value="89.6274509803922" calcext:value-type="float">
            <text:p>89.6274509803922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6" calcext:value-type="float">
            <text:p>6</text:p>
          </table:table-cell>
          <table:table-cell table:formula="of:=[.E1490]+1" office:value-type="float" office:value="1489" calcext:value-type="float">
            <text:p>1489</text:p>
          </table:table-cell>
          <table:table-cell table:formula="of:=MAX([.F1490];[.B1491])" office:value-type="float" office:value="90.2303921568628" calcext:value-type="float">
            <text:p>90.2303921568628</text:p>
          </table:table-cell>
          <table:table-cell table:formula="of:=IF([.F1491]=[.B1491];[.E1491];[.G14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51</text:p>
          </table:table-cell>
          <table:table-cell office:value-type="float" office:value="89.6200980392157" calcext:value-type="float">
            <text:p>89.6200980392157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6" calcext:value-type="float">
            <text:p>6</text:p>
          </table:table-cell>
          <table:table-cell table:formula="of:=[.E1491]+1" office:value-type="float" office:value="1490" calcext:value-type="float">
            <text:p>1490</text:p>
          </table:table-cell>
          <table:table-cell table:formula="of:=MAX([.F1491];[.B1492])" office:value-type="float" office:value="90.2303921568628" calcext:value-type="float">
            <text:p>90.2303921568628</text:p>
          </table:table-cell>
          <table:table-cell table:formula="of:=IF([.F1492]=[.B1492];[.E1492];[.G14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53</text:p>
          </table:table-cell>
          <table:table-cell office:value-type="float" office:value="89.5862745098039" calcext:value-type="float">
            <text:p>89.5862745098039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6" calcext:value-type="float">
            <text:p>6</text:p>
          </table:table-cell>
          <table:table-cell table:formula="of:=[.E1492]+1" office:value-type="float" office:value="1491" calcext:value-type="float">
            <text:p>1491</text:p>
          </table:table-cell>
          <table:table-cell table:formula="of:=MAX([.F1492];[.B1493])" office:value-type="float" office:value="90.2303921568628" calcext:value-type="float">
            <text:p>90.2303921568628</text:p>
          </table:table-cell>
          <table:table-cell table:formula="of:=IF([.F1493]=[.B1493];[.E1493];[.G14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54</text:p>
          </table:table-cell>
          <table:table-cell office:value-type="float" office:value="89.5637254901961" calcext:value-type="float">
            <text:p>89.5637254901961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6" calcext:value-type="float">
            <text:p>6</text:p>
          </table:table-cell>
          <table:table-cell table:formula="of:=[.E1493]+1" office:value-type="float" office:value="1492" calcext:value-type="float">
            <text:p>1492</text:p>
          </table:table-cell>
          <table:table-cell table:formula="of:=MAX([.F1493];[.B1494])" office:value-type="float" office:value="90.2303921568628" calcext:value-type="float">
            <text:p>90.2303921568628</text:p>
          </table:table-cell>
          <table:table-cell table:formula="of:=IF([.F1494]=[.B1494];[.E1494];[.G14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3:58</text:p>
          </table:table-cell>
          <table:table-cell office:value-type="float" office:value="89.5637254901961" calcext:value-type="float">
            <text:p>89.5637254901961</text:p>
          </table:table-cell>
          <table:table-cell office:value-type="string" calcext:value-type="string">
            <text:p>reflected on verse JHN 3:8</text:p>
          </table:table-cell>
          <table:table-cell office:value-type="float" office:value="7" calcext:value-type="float">
            <text:p>7</text:p>
          </table:table-cell>
          <table:table-cell table:formula="of:=[.E1494]+1" office:value-type="float" office:value="1493" calcext:value-type="float">
            <text:p>1493</text:p>
          </table:table-cell>
          <table:table-cell table:formula="of:=MAX([.F1494];[.B1495])" office:value-type="float" office:value="90.2303921568628" calcext:value-type="float">
            <text:p>90.2303921568628</text:p>
          </table:table-cell>
          <table:table-cell table:formula="of:=IF([.F1495]=[.B1495];[.E1495];[.G14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00</text:p>
          </table:table-cell>
          <table:table-cell office:value-type="float" office:value="89.4460784313725" calcext:value-type="float">
            <text:p>89.4460784313725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6" calcext:value-type="float">
            <text:p>6</text:p>
          </table:table-cell>
          <table:table-cell table:formula="of:=[.E1495]+1" office:value-type="float" office:value="1494" calcext:value-type="float">
            <text:p>1494</text:p>
          </table:table-cell>
          <table:table-cell table:formula="of:=MAX([.F1495];[.B1496])" office:value-type="float" office:value="90.2303921568628" calcext:value-type="float">
            <text:p>90.2303921568628</text:p>
          </table:table-cell>
          <table:table-cell table:formula="of:=IF([.F1496]=[.B1496];[.E1496];[.G14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02</text:p>
          </table:table-cell>
          <table:table-cell office:value-type="float" office:value="89.4460784313725" calcext:value-type="float">
            <text:p>89.4460784313725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6" calcext:value-type="float">
            <text:p>6</text:p>
          </table:table-cell>
          <table:table-cell table:formula="of:=[.E1496]+1" office:value-type="float" office:value="1495" calcext:value-type="float">
            <text:p>1495</text:p>
          </table:table-cell>
          <table:table-cell table:formula="of:=MAX([.F1496];[.B1497])" office:value-type="float" office:value="90.2303921568628" calcext:value-type="float">
            <text:p>90.2303921568628</text:p>
          </table:table-cell>
          <table:table-cell table:formula="of:=IF([.F1497]=[.B1497];[.E1497];[.G14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03</text:p>
          </table:table-cell>
          <table:table-cell office:value-type="float" office:value="89.4754901960784" calcext:value-type="float">
            <text:p>89.4754901960784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6" calcext:value-type="float">
            <text:p>6</text:p>
          </table:table-cell>
          <table:table-cell table:formula="of:=[.E1497]+1" office:value-type="float" office:value="1496" calcext:value-type="float">
            <text:p>1496</text:p>
          </table:table-cell>
          <table:table-cell table:formula="of:=MAX([.F1497];[.B1498])" office:value-type="float" office:value="90.2303921568628" calcext:value-type="float">
            <text:p>90.2303921568628</text:p>
          </table:table-cell>
          <table:table-cell table:formula="of:=IF([.F1498]=[.B1498];[.E1498];[.G14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05</text:p>
          </table:table-cell>
          <table:table-cell office:value-type="float" office:value="89.468137254902" calcext:value-type="float">
            <text:p>89.468137254902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6" calcext:value-type="float">
            <text:p>6</text:p>
          </table:table-cell>
          <table:table-cell table:formula="of:=[.E1498]+1" office:value-type="float" office:value="1497" calcext:value-type="float">
            <text:p>1497</text:p>
          </table:table-cell>
          <table:table-cell table:formula="of:=MAX([.F1498];[.B1499])" office:value-type="float" office:value="90.2303921568628" calcext:value-type="float">
            <text:p>90.2303921568628</text:p>
          </table:table-cell>
          <table:table-cell table:formula="of:=IF([.F1499]=[.B1499];[.E1499];[.G14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07</text:p>
          </table:table-cell>
          <table:table-cell office:value-type="float" office:value="89.493137254902" calcext:value-type="float">
            <text:p>89.493137254902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6" calcext:value-type="float">
            <text:p>6</text:p>
          </table:table-cell>
          <table:table-cell table:formula="of:=[.E1499]+1" office:value-type="float" office:value="1498" calcext:value-type="float">
            <text:p>1498</text:p>
          </table:table-cell>
          <table:table-cell table:formula="of:=MAX([.F1499];[.B1500])" office:value-type="float" office:value="90.2303921568628" calcext:value-type="float">
            <text:p>90.2303921568628</text:p>
          </table:table-cell>
          <table:table-cell table:formula="of:=IF([.F1500]=[.B1500];[.E1500];[.G14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08</text:p>
          </table:table-cell>
          <table:table-cell office:value-type="float" office:value="89.4852941176471" calcext:value-type="float">
            <text:p>89.4852941176471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6" calcext:value-type="float">
            <text:p>6</text:p>
          </table:table-cell>
          <table:table-cell table:formula="of:=[.E1500]+1" office:value-type="float" office:value="1499" calcext:value-type="float">
            <text:p>1499</text:p>
          </table:table-cell>
          <table:table-cell table:formula="of:=MAX([.F1500];[.B1501])" office:value-type="float" office:value="90.2303921568628" calcext:value-type="float">
            <text:p>90.2303921568628</text:p>
          </table:table-cell>
          <table:table-cell table:formula="of:=IF([.F1501]=[.B1501];[.E1501];[.G15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13</text:p>
          </table:table-cell>
          <table:table-cell office:value-type="float" office:value="89.4852941176471" calcext:value-type="float">
            <text:p>89.4852941176471</text:p>
          </table:table-cell>
          <table:table-cell office:value-type="string" calcext:value-type="string">
            <text:p>reflected on verse JHN 3:9</text:p>
          </table:table-cell>
          <table:table-cell office:value-type="float" office:value="7" calcext:value-type="float">
            <text:p>7</text:p>
          </table:table-cell>
          <table:table-cell table:formula="of:=[.E1501]+1" office:value-type="float" office:value="1500" calcext:value-type="float">
            <text:p>1500</text:p>
          </table:table-cell>
          <table:table-cell table:formula="of:=MAX([.F1501];[.B1502])" office:value-type="float" office:value="90.2303921568628" calcext:value-type="float">
            <text:p>90.2303921568628</text:p>
          </table:table-cell>
          <table:table-cell table:formula="of:=IF([.F1502]=[.B1502];[.E1502];[.G15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14</text:p>
          </table:table-cell>
          <table:table-cell office:value-type="float" office:value="89.5882352941177" calcext:value-type="float">
            <text:p>89.5882352941177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6" calcext:value-type="float">
            <text:p>6</text:p>
          </table:table-cell>
          <table:table-cell table:formula="of:=[.E1502]+1" office:value-type="float" office:value="1501" calcext:value-type="float">
            <text:p>1501</text:p>
          </table:table-cell>
          <table:table-cell table:formula="of:=MAX([.F1502];[.B1503])" office:value-type="float" office:value="90.2303921568628" calcext:value-type="float">
            <text:p>90.2303921568628</text:p>
          </table:table-cell>
          <table:table-cell table:formula="of:=IF([.F1503]=[.B1503];[.E1503];[.G15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16</text:p>
          </table:table-cell>
          <table:table-cell office:value-type="float" office:value="89.5588235294118" calcext:value-type="float">
            <text:p>89.5588235294118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6" calcext:value-type="float">
            <text:p>6</text:p>
          </table:table-cell>
          <table:table-cell table:formula="of:=[.E1503]+1" office:value-type="float" office:value="1502" calcext:value-type="float">
            <text:p>1502</text:p>
          </table:table-cell>
          <table:table-cell table:formula="of:=MAX([.F1503];[.B1504])" office:value-type="float" office:value="90.2303921568628" calcext:value-type="float">
            <text:p>90.2303921568628</text:p>
          </table:table-cell>
          <table:table-cell table:formula="of:=IF([.F1504]=[.B1504];[.E1504];[.G15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18</text:p>
          </table:table-cell>
          <table:table-cell office:value-type="float" office:value="89.5490196078431" calcext:value-type="float">
            <text:p>89.5490196078431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6" calcext:value-type="float">
            <text:p>6</text:p>
          </table:table-cell>
          <table:table-cell table:formula="of:=[.E1504]+1" office:value-type="float" office:value="1503" calcext:value-type="float">
            <text:p>1503</text:p>
          </table:table-cell>
          <table:table-cell table:formula="of:=MAX([.F1504];[.B1505])" office:value-type="float" office:value="90.2303921568628" calcext:value-type="float">
            <text:p>90.2303921568628</text:p>
          </table:table-cell>
          <table:table-cell table:formula="of:=IF([.F1505]=[.B1505];[.E1505];[.G15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19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6" calcext:value-type="float">
            <text:p>6</text:p>
          </table:table-cell>
          <table:table-cell table:formula="of:=[.E1505]+1" office:value-type="float" office:value="1504" calcext:value-type="float">
            <text:p>1504</text:p>
          </table:table-cell>
          <table:table-cell table:formula="of:=MAX([.F1505];[.B1506])" office:value-type="float" office:value="90.2303921568628" calcext:value-type="float">
            <text:p>90.2303921568628</text:p>
          </table:table-cell>
          <table:table-cell table:formula="of:=IF([.F1506]=[.B1506];[.E1506];[.G15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21</text:p>
          </table:table-cell>
          <table:table-cell office:value-type="float" office:value="89.5294117647059" calcext:value-type="float">
            <text:p>89.5294117647059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6" calcext:value-type="float">
            <text:p>6</text:p>
          </table:table-cell>
          <table:table-cell table:formula="of:=[.E1506]+1" office:value-type="float" office:value="1505" calcext:value-type="float">
            <text:p>1505</text:p>
          </table:table-cell>
          <table:table-cell table:formula="of:=MAX([.F1506];[.B1507])" office:value-type="float" office:value="90.2303921568628" calcext:value-type="float">
            <text:p>90.2303921568628</text:p>
          </table:table-cell>
          <table:table-cell table:formula="of:=IF([.F1507]=[.B1507];[.E1507];[.G15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23</text:p>
          </table:table-cell>
          <table:table-cell office:value-type="float" office:value="89.5294117647059" calcext:value-type="float">
            <text:p>89.5294117647059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6" calcext:value-type="float">
            <text:p>6</text:p>
          </table:table-cell>
          <table:table-cell table:formula="of:=[.E1507]+1" office:value-type="float" office:value="1506" calcext:value-type="float">
            <text:p>1506</text:p>
          </table:table-cell>
          <table:table-cell table:formula="of:=MAX([.F1507];[.B1508])" office:value-type="float" office:value="90.2303921568628" calcext:value-type="float">
            <text:p>90.2303921568628</text:p>
          </table:table-cell>
          <table:table-cell table:formula="of:=IF([.F1508]=[.B1508];[.E1508];[.G15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28</text:p>
          </table:table-cell>
          <table:table-cell office:value-type="float" office:value="89.5294117647059" calcext:value-type="float">
            <text:p>89.5294117647059</text:p>
          </table:table-cell>
          <table:table-cell office:value-type="string" calcext:value-type="string">
            <text:p>reflected on verse JHN 3:10</text:p>
          </table:table-cell>
          <table:table-cell office:value-type="float" office:value="7" calcext:value-type="float">
            <text:p>7</text:p>
          </table:table-cell>
          <table:table-cell table:formula="of:=[.E1508]+1" office:value-type="float" office:value="1507" calcext:value-type="float">
            <text:p>1507</text:p>
          </table:table-cell>
          <table:table-cell table:formula="of:=MAX([.F1508];[.B1509])" office:value-type="float" office:value="90.2303921568628" calcext:value-type="float">
            <text:p>90.2303921568628</text:p>
          </table:table-cell>
          <table:table-cell table:formula="of:=IF([.F1509]=[.B1509];[.E1509];[.G15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30</text:p>
          </table:table-cell>
          <table:table-cell office:value-type="float" office:value="89.5637254901961" calcext:value-type="float">
            <text:p>89.5637254901961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6" calcext:value-type="float">
            <text:p>6</text:p>
          </table:table-cell>
          <table:table-cell table:formula="of:=[.E1509]+1" office:value-type="float" office:value="1508" calcext:value-type="float">
            <text:p>1508</text:p>
          </table:table-cell>
          <table:table-cell table:formula="of:=MAX([.F1509];[.B1510])" office:value-type="float" office:value="90.2303921568628" calcext:value-type="float">
            <text:p>90.2303921568628</text:p>
          </table:table-cell>
          <table:table-cell table:formula="of:=IF([.F1510]=[.B1510];[.E1510];[.G15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34</text:p>
          </table:table-cell>
          <table:table-cell office:value-type="float" office:value="89.4901960784314" calcext:value-type="float">
            <text:p>89.4901960784314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6" calcext:value-type="float">
            <text:p>6</text:p>
          </table:table-cell>
          <table:table-cell table:formula="of:=[.E1510]+1" office:value-type="float" office:value="1509" calcext:value-type="float">
            <text:p>1509</text:p>
          </table:table-cell>
          <table:table-cell table:formula="of:=MAX([.F1510];[.B1511])" office:value-type="float" office:value="90.2303921568628" calcext:value-type="float">
            <text:p>90.2303921568628</text:p>
          </table:table-cell>
          <table:table-cell table:formula="of:=IF([.F1511]=[.B1511];[.E1511];[.G15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35</text:p>
          </table:table-cell>
          <table:table-cell office:value-type="float" office:value="89.4950980392157" calcext:value-type="float">
            <text:p>89.4950980392157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6" calcext:value-type="float">
            <text:p>6</text:p>
          </table:table-cell>
          <table:table-cell table:formula="of:=[.E1511]+1" office:value-type="float" office:value="1510" calcext:value-type="float">
            <text:p>1510</text:p>
          </table:table-cell>
          <table:table-cell table:formula="of:=MAX([.F1511];[.B1512])" office:value-type="float" office:value="90.2303921568628" calcext:value-type="float">
            <text:p>90.2303921568628</text:p>
          </table:table-cell>
          <table:table-cell table:formula="of:=IF([.F1512]=[.B1512];[.E1512];[.G15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36</text:p>
          </table:table-cell>
          <table:table-cell office:value-type="float" office:value="89.5122549019608" calcext:value-type="float">
            <text:p>89.5122549019608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6" calcext:value-type="float">
            <text:p>6</text:p>
          </table:table-cell>
          <table:table-cell table:formula="of:=[.E1512]+1" office:value-type="float" office:value="1511" calcext:value-type="float">
            <text:p>1511</text:p>
          </table:table-cell>
          <table:table-cell table:formula="of:=MAX([.F1512];[.B1513])" office:value-type="float" office:value="90.2303921568628" calcext:value-type="float">
            <text:p>90.2303921568628</text:p>
          </table:table-cell>
          <table:table-cell table:formula="of:=IF([.F1513]=[.B1513];[.E1513];[.G15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38</text:p>
          </table:table-cell>
          <table:table-cell office:value-type="float" office:value="89.5225490196078" calcext:value-type="float">
            <text:p>89.5225490196078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6" calcext:value-type="float">
            <text:p>6</text:p>
          </table:table-cell>
          <table:table-cell table:formula="of:=[.E1513]+1" office:value-type="float" office:value="1512" calcext:value-type="float">
            <text:p>1512</text:p>
          </table:table-cell>
          <table:table-cell table:formula="of:=MAX([.F1513];[.B1514])" office:value-type="float" office:value="90.2303921568628" calcext:value-type="float">
            <text:p>90.2303921568628</text:p>
          </table:table-cell>
          <table:table-cell table:formula="of:=IF([.F1514]=[.B1514];[.E1514];[.G15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39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6" calcext:value-type="float">
            <text:p>6</text:p>
          </table:table-cell>
          <table:table-cell table:formula="of:=[.E1514]+1" office:value-type="float" office:value="1513" calcext:value-type="float">
            <text:p>1513</text:p>
          </table:table-cell>
          <table:table-cell table:formula="of:=MAX([.F1514];[.B1515])" office:value-type="float" office:value="90.2303921568628" calcext:value-type="float">
            <text:p>90.2303921568628</text:p>
          </table:table-cell>
          <table:table-cell table:formula="of:=IF([.F1515]=[.B1515];[.E1515];[.G15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44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7" calcext:value-type="float">
            <text:p>7</text:p>
          </table:table-cell>
          <table:table-cell table:formula="of:=[.E1515]+1" office:value-type="float" office:value="1514" calcext:value-type="float">
            <text:p>1514</text:p>
          </table:table-cell>
          <table:table-cell table:formula="of:=MAX([.F1515];[.B1516])" office:value-type="float" office:value="90.2303921568628" calcext:value-type="float">
            <text:p>90.2303921568628</text:p>
          </table:table-cell>
          <table:table-cell table:formula="of:=IF([.F1516]=[.B1516];[.E1516];[.G15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45</text:p>
          </table:table-cell>
          <table:table-cell office:value-type="float" office:value="89.5392156862745" calcext:value-type="float">
            <text:p>89.5392156862745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6" calcext:value-type="float">
            <text:p>6</text:p>
          </table:table-cell>
          <table:table-cell table:formula="of:=[.E1516]+1" office:value-type="float" office:value="1515" calcext:value-type="float">
            <text:p>1515</text:p>
          </table:table-cell>
          <table:table-cell table:formula="of:=MAX([.F1516];[.B1517])" office:value-type="float" office:value="90.2303921568628" calcext:value-type="float">
            <text:p>90.2303921568628</text:p>
          </table:table-cell>
          <table:table-cell table:formula="of:=IF([.F1517]=[.B1517];[.E1517];[.G15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47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6" calcext:value-type="float">
            <text:p>6</text:p>
          </table:table-cell>
          <table:table-cell table:formula="of:=[.E1517]+1" office:value-type="float" office:value="1516" calcext:value-type="float">
            <text:p>1516</text:p>
          </table:table-cell>
          <table:table-cell table:formula="of:=MAX([.F1517];[.B1518])" office:value-type="float" office:value="90.2303921568628" calcext:value-type="float">
            <text:p>90.2303921568628</text:p>
          </table:table-cell>
          <table:table-cell table:formula="of:=IF([.F1518]=[.B1518];[.E1518];[.G15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48</text:p>
          </table:table-cell>
          <table:table-cell office:value-type="float" office:value="89.5882352941176" calcext:value-type="float">
            <text:p>89.5882352941176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6" calcext:value-type="float">
            <text:p>6</text:p>
          </table:table-cell>
          <table:table-cell table:formula="of:=[.E1518]+1" office:value-type="float" office:value="1517" calcext:value-type="float">
            <text:p>1517</text:p>
          </table:table-cell>
          <table:table-cell table:formula="of:=MAX([.F1518];[.B1519])" office:value-type="float" office:value="90.2303921568628" calcext:value-type="float">
            <text:p>90.2303921568628</text:p>
          </table:table-cell>
          <table:table-cell table:formula="of:=IF([.F1519]=[.B1519];[.E1519];[.G15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50</text:p>
          </table:table-cell>
          <table:table-cell office:value-type="float" office:value="89.5612745098039" calcext:value-type="float">
            <text:p>89.5612745098039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6" calcext:value-type="float">
            <text:p>6</text:p>
          </table:table-cell>
          <table:table-cell table:formula="of:=[.E1519]+1" office:value-type="float" office:value="1518" calcext:value-type="float">
            <text:p>1518</text:p>
          </table:table-cell>
          <table:table-cell table:formula="of:=MAX([.F1519];[.B1520])" office:value-type="float" office:value="90.2303921568628" calcext:value-type="float">
            <text:p>90.2303921568628</text:p>
          </table:table-cell>
          <table:table-cell table:formula="of:=IF([.F1520]=[.B1520];[.E1520];[.G15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51</text:p>
          </table:table-cell>
          <table:table-cell office:value-type="float" office:value="89.556862745098" calcext:value-type="float">
            <text:p>89.556862745098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6" calcext:value-type="float">
            <text:p>6</text:p>
          </table:table-cell>
          <table:table-cell table:formula="of:=[.E1520]+1" office:value-type="float" office:value="1519" calcext:value-type="float">
            <text:p>1519</text:p>
          </table:table-cell>
          <table:table-cell table:formula="of:=MAX([.F1520];[.B1521])" office:value-type="float" office:value="90.2303921568628" calcext:value-type="float">
            <text:p>90.2303921568628</text:p>
          </table:table-cell>
          <table:table-cell table:formula="of:=IF([.F1521]=[.B1521];[.E1521];[.G15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52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6" calcext:value-type="float">
            <text:p>6</text:p>
          </table:table-cell>
          <table:table-cell table:formula="of:=[.E1521]+1" office:value-type="float" office:value="1520" calcext:value-type="float">
            <text:p>1520</text:p>
          </table:table-cell>
          <table:table-cell table:formula="of:=MAX([.F1521];[.B1522])" office:value-type="float" office:value="90.2303921568628" calcext:value-type="float">
            <text:p>90.2303921568628</text:p>
          </table:table-cell>
          <table:table-cell table:formula="of:=IF([.F1522]=[.B1522];[.E1522];[.G15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56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reflected on verse JHN 3:13</text:p>
          </table:table-cell>
          <table:table-cell office:value-type="float" office:value="7" calcext:value-type="float">
            <text:p>7</text:p>
          </table:table-cell>
          <table:table-cell table:formula="of:=[.E1522]+1" office:value-type="float" office:value="1521" calcext:value-type="float">
            <text:p>1521</text:p>
          </table:table-cell>
          <table:table-cell table:formula="of:=MAX([.F1522];[.B1523])" office:value-type="float" office:value="90.2303921568628" calcext:value-type="float">
            <text:p>90.2303921568628</text:p>
          </table:table-cell>
          <table:table-cell table:formula="of:=IF([.F1523]=[.B1523];[.E1523];[.G15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4:58</text:p>
          </table:table-cell>
          <table:table-cell office:value-type="float" office:value="89.3970588235294" calcext:value-type="float">
            <text:p>89.3970588235294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6" calcext:value-type="float">
            <text:p>6</text:p>
          </table:table-cell>
          <table:table-cell table:formula="of:=[.E1523]+1" office:value-type="float" office:value="1522" calcext:value-type="float">
            <text:p>1522</text:p>
          </table:table-cell>
          <table:table-cell table:formula="of:=MAX([.F1523];[.B1524])" office:value-type="float" office:value="90.2303921568628" calcext:value-type="float">
            <text:p>90.2303921568628</text:p>
          </table:table-cell>
          <table:table-cell table:formula="of:=IF([.F1524]=[.B1524];[.E1524];[.G15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00</text:p>
          </table:table-cell>
          <table:table-cell office:value-type="float" office:value="89.5441176470588" calcext:value-type="float">
            <text:p>89.5441176470588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6" calcext:value-type="float">
            <text:p>6</text:p>
          </table:table-cell>
          <table:table-cell table:formula="of:=[.E1524]+1" office:value-type="float" office:value="1523" calcext:value-type="float">
            <text:p>1523</text:p>
          </table:table-cell>
          <table:table-cell table:formula="of:=MAX([.F1524];[.B1525])" office:value-type="float" office:value="90.2303921568628" calcext:value-type="float">
            <text:p>90.2303921568628</text:p>
          </table:table-cell>
          <table:table-cell table:formula="of:=IF([.F1525]=[.B1525];[.E1525];[.G15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01</text:p>
          </table:table-cell>
          <table:table-cell office:value-type="float" office:value="89.593137254902" calcext:value-type="float">
            <text:p>89.593137254902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6" calcext:value-type="float">
            <text:p>6</text:p>
          </table:table-cell>
          <table:table-cell table:formula="of:=[.E1525]+1" office:value-type="float" office:value="1524" calcext:value-type="float">
            <text:p>1524</text:p>
          </table:table-cell>
          <table:table-cell table:formula="of:=MAX([.F1525];[.B1526])" office:value-type="float" office:value="90.2303921568628" calcext:value-type="float">
            <text:p>90.2303921568628</text:p>
          </table:table-cell>
          <table:table-cell table:formula="of:=IF([.F1526]=[.B1526];[.E1526];[.G15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02</text:p>
          </table:table-cell>
          <table:table-cell office:value-type="float" office:value="89.5808823529412" calcext:value-type="float">
            <text:p>89.5808823529412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6" calcext:value-type="float">
            <text:p>6</text:p>
          </table:table-cell>
          <table:table-cell table:formula="of:=[.E1526]+1" office:value-type="float" office:value="1525" calcext:value-type="float">
            <text:p>1525</text:p>
          </table:table-cell>
          <table:table-cell table:formula="of:=MAX([.F1526];[.B1527])" office:value-type="float" office:value="90.2303921568628" calcext:value-type="float">
            <text:p>90.2303921568628</text:p>
          </table:table-cell>
          <table:table-cell table:formula="of:=IF([.F1527]=[.B1527];[.E1527];[.G15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03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6" calcext:value-type="float">
            <text:p>6</text:p>
          </table:table-cell>
          <table:table-cell table:formula="of:=[.E1527]+1" office:value-type="float" office:value="1526" calcext:value-type="float">
            <text:p>1526</text:p>
          </table:table-cell>
          <table:table-cell table:formula="of:=MAX([.F1527];[.B1528])" office:value-type="float" office:value="90.2303921568628" calcext:value-type="float">
            <text:p>90.2303921568628</text:p>
          </table:table-cell>
          <table:table-cell table:formula="of:=IF([.F1528]=[.B1528];[.E1528];[.G15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05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6" calcext:value-type="float">
            <text:p>6</text:p>
          </table:table-cell>
          <table:table-cell table:formula="of:=[.E1528]+1" office:value-type="float" office:value="1527" calcext:value-type="float">
            <text:p>1527</text:p>
          </table:table-cell>
          <table:table-cell table:formula="of:=MAX([.F1528];[.B1529])" office:value-type="float" office:value="90.2303921568628" calcext:value-type="float">
            <text:p>90.2303921568628</text:p>
          </table:table-cell>
          <table:table-cell table:formula="of:=IF([.F1529]=[.B1529];[.E1529];[.G15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09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reflected on verse JHN 3:14</text:p>
          </table:table-cell>
          <table:table-cell office:value-type="float" office:value="7" calcext:value-type="float">
            <text:p>7</text:p>
          </table:table-cell>
          <table:table-cell table:formula="of:=[.E1529]+1" office:value-type="float" office:value="1528" calcext:value-type="float">
            <text:p>1528</text:p>
          </table:table-cell>
          <table:table-cell table:formula="of:=MAX([.F1529];[.B1530])" office:value-type="float" office:value="90.2303921568628" calcext:value-type="float">
            <text:p>90.2303921568628</text:p>
          </table:table-cell>
          <table:table-cell table:formula="of:=IF([.F1530]=[.B1530];[.E1530];[.G15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12</text:p>
          </table:table-cell>
          <table:table-cell office:value-type="float" office:value="89.5539215686274" calcext:value-type="float">
            <text:p>89.5539215686274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6" calcext:value-type="float">
            <text:p>6</text:p>
          </table:table-cell>
          <table:table-cell table:formula="of:=[.E1530]+1" office:value-type="float" office:value="1529" calcext:value-type="float">
            <text:p>1529</text:p>
          </table:table-cell>
          <table:table-cell table:formula="of:=MAX([.F1530];[.B1531])" office:value-type="float" office:value="90.2303921568628" calcext:value-type="float">
            <text:p>90.2303921568628</text:p>
          </table:table-cell>
          <table:table-cell table:formula="of:=IF([.F1531]=[.B1531];[.E1531];[.G15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14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6" calcext:value-type="float">
            <text:p>6</text:p>
          </table:table-cell>
          <table:table-cell table:formula="of:=[.E1531]+1" office:value-type="float" office:value="1530" calcext:value-type="float">
            <text:p>1530</text:p>
          </table:table-cell>
          <table:table-cell table:formula="of:=MAX([.F1531];[.B1532])" office:value-type="float" office:value="90.2303921568628" calcext:value-type="float">
            <text:p>90.2303921568628</text:p>
          </table:table-cell>
          <table:table-cell table:formula="of:=IF([.F1532]=[.B1532];[.E1532];[.G15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16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6" calcext:value-type="float">
            <text:p>6</text:p>
          </table:table-cell>
          <table:table-cell table:formula="of:=[.E1532]+1" office:value-type="float" office:value="1531" calcext:value-type="float">
            <text:p>1531</text:p>
          </table:table-cell>
          <table:table-cell table:formula="of:=MAX([.F1532];[.B1533])" office:value-type="float" office:value="90.2303921568628" calcext:value-type="float">
            <text:p>90.2303921568628</text:p>
          </table:table-cell>
          <table:table-cell table:formula="of:=IF([.F1533]=[.B1533];[.E1533];[.G15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17</text:p>
          </table:table-cell>
          <table:table-cell office:value-type="float" office:value="89.6495098039216" calcext:value-type="float">
            <text:p>89.6495098039216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6" calcext:value-type="float">
            <text:p>6</text:p>
          </table:table-cell>
          <table:table-cell table:formula="of:=[.E1533]+1" office:value-type="float" office:value="1532" calcext:value-type="float">
            <text:p>1532</text:p>
          </table:table-cell>
          <table:table-cell table:formula="of:=MAX([.F1533];[.B1534])" office:value-type="float" office:value="90.2303921568628" calcext:value-type="float">
            <text:p>90.2303921568628</text:p>
          </table:table-cell>
          <table:table-cell table:formula="of:=IF([.F1534]=[.B1534];[.E1534];[.G15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19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6" calcext:value-type="float">
            <text:p>6</text:p>
          </table:table-cell>
          <table:table-cell table:formula="of:=[.E1534]+1" office:value-type="float" office:value="1533" calcext:value-type="float">
            <text:p>1533</text:p>
          </table:table-cell>
          <table:table-cell table:formula="of:=MAX([.F1534];[.B1535])" office:value-type="float" office:value="90.2303921568628" calcext:value-type="float">
            <text:p>90.2303921568628</text:p>
          </table:table-cell>
          <table:table-cell table:formula="of:=IF([.F1535]=[.B1535];[.E1535];[.G15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20</text:p>
          </table:table-cell>
          <table:table-cell office:value-type="float" office:value="89.6470588235294" calcext:value-type="float">
            <text:p>89.6470588235294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6" calcext:value-type="float">
            <text:p>6</text:p>
          </table:table-cell>
          <table:table-cell table:formula="of:=[.E1535]+1" office:value-type="float" office:value="1534" calcext:value-type="float">
            <text:p>1534</text:p>
          </table:table-cell>
          <table:table-cell table:formula="of:=MAX([.F1535];[.B1536])" office:value-type="float" office:value="90.2303921568628" calcext:value-type="float">
            <text:p>90.2303921568628</text:p>
          </table:table-cell>
          <table:table-cell table:formula="of:=IF([.F1536]=[.B1536];[.E1536];[.G15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25</text:p>
          </table:table-cell>
          <table:table-cell office:value-type="float" office:value="89.6470588235294" calcext:value-type="float">
            <text:p>89.6470588235294</text:p>
          </table:table-cell>
          <table:table-cell office:value-type="string" calcext:value-type="string">
            <text:p>reflected on verse JHN 3:15</text:p>
          </table:table-cell>
          <table:table-cell office:value-type="float" office:value="7" calcext:value-type="float">
            <text:p>7</text:p>
          </table:table-cell>
          <table:table-cell table:formula="of:=[.E1536]+1" office:value-type="float" office:value="1535" calcext:value-type="float">
            <text:p>1535</text:p>
          </table:table-cell>
          <table:table-cell table:formula="of:=MAX([.F1536];[.B1537])" office:value-type="float" office:value="90.2303921568628" calcext:value-type="float">
            <text:p>90.2303921568628</text:p>
          </table:table-cell>
          <table:table-cell table:formula="of:=IF([.F1537]=[.B1537];[.E1537];[.G15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26</text:p>
          </table:table-cell>
          <table:table-cell office:value-type="float" office:value="89.6617647058823" calcext:value-type="float">
            <text:p>89.6617647058823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6" calcext:value-type="float">
            <text:p>6</text:p>
          </table:table-cell>
          <table:table-cell table:formula="of:=[.E1537]+1" office:value-type="float" office:value="1536" calcext:value-type="float">
            <text:p>1536</text:p>
          </table:table-cell>
          <table:table-cell table:formula="of:=MAX([.F1537];[.B1538])" office:value-type="float" office:value="90.2303921568628" calcext:value-type="float">
            <text:p>90.2303921568628</text:p>
          </table:table-cell>
          <table:table-cell table:formula="of:=IF([.F1538]=[.B1538];[.E1538];[.G15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28</text:p>
          </table:table-cell>
          <table:table-cell office:value-type="float" office:value="89.735294117647" calcext:value-type="float">
            <text:p>89.735294117647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6" calcext:value-type="float">
            <text:p>6</text:p>
          </table:table-cell>
          <table:table-cell table:formula="of:=[.E1538]+1" office:value-type="float" office:value="1537" calcext:value-type="float">
            <text:p>1537</text:p>
          </table:table-cell>
          <table:table-cell table:formula="of:=MAX([.F1538];[.B1539])" office:value-type="float" office:value="90.2303921568628" calcext:value-type="float">
            <text:p>90.2303921568628</text:p>
          </table:table-cell>
          <table:table-cell table:formula="of:=IF([.F1539]=[.B1539];[.E1539];[.G15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29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6" calcext:value-type="float">
            <text:p>6</text:p>
          </table:table-cell>
          <table:table-cell table:formula="of:=[.E1539]+1" office:value-type="float" office:value="1538" calcext:value-type="float">
            <text:p>1538</text:p>
          </table:table-cell>
          <table:table-cell table:formula="of:=MAX([.F1539];[.B1540])" office:value-type="float" office:value="90.2303921568628" calcext:value-type="float">
            <text:p>90.2303921568628</text:p>
          </table:table-cell>
          <table:table-cell table:formula="of:=IF([.F1540]=[.B1540];[.E1540];[.G15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31</text:p>
          </table:table-cell>
          <table:table-cell office:value-type="float" office:value="89.6985294117647" calcext:value-type="float">
            <text:p>89.6985294117647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6" calcext:value-type="float">
            <text:p>6</text:p>
          </table:table-cell>
          <table:table-cell table:formula="of:=[.E1540]+1" office:value-type="float" office:value="1539" calcext:value-type="float">
            <text:p>1539</text:p>
          </table:table-cell>
          <table:table-cell table:formula="of:=MAX([.F1540];[.B1541])" office:value-type="float" office:value="90.2303921568628" calcext:value-type="float">
            <text:p>90.2303921568628</text:p>
          </table:table-cell>
          <table:table-cell table:formula="of:=IF([.F1541]=[.B1541];[.E1541];[.G15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33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6" calcext:value-type="float">
            <text:p>6</text:p>
          </table:table-cell>
          <table:table-cell table:formula="of:=[.E1541]+1" office:value-type="float" office:value="1540" calcext:value-type="float">
            <text:p>1540</text:p>
          </table:table-cell>
          <table:table-cell table:formula="of:=MAX([.F1541];[.B1542])" office:value-type="float" office:value="90.2303921568628" calcext:value-type="float">
            <text:p>90.2303921568628</text:p>
          </table:table-cell>
          <table:table-cell table:formula="of:=IF([.F1542]=[.B1542];[.E1542];[.G15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34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6" calcext:value-type="float">
            <text:p>6</text:p>
          </table:table-cell>
          <table:table-cell table:formula="of:=[.E1542]+1" office:value-type="float" office:value="1541" calcext:value-type="float">
            <text:p>1541</text:p>
          </table:table-cell>
          <table:table-cell table:formula="of:=MAX([.F1542];[.B1543])" office:value-type="float" office:value="90.2303921568628" calcext:value-type="float">
            <text:p>90.2303921568628</text:p>
          </table:table-cell>
          <table:table-cell table:formula="of:=IF([.F1543]=[.B1543];[.E1543];[.G15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39</text:p>
          </table:table-cell>
          <table:table-cell office:value-type="float" office:value="89.6862745098039" calcext:value-type="float">
            <text:p>89.6862745098039</text:p>
          </table:table-cell>
          <table:table-cell office:value-type="string" calcext:value-type="string">
            <text:p>reflected on verse JHN 3:16</text:p>
          </table:table-cell>
          <table:table-cell office:value-type="float" office:value="7" calcext:value-type="float">
            <text:p>7</text:p>
          </table:table-cell>
          <table:table-cell table:formula="of:=[.E1543]+1" office:value-type="float" office:value="1542" calcext:value-type="float">
            <text:p>1542</text:p>
          </table:table-cell>
          <table:table-cell table:formula="of:=MAX([.F1543];[.B1544])" office:value-type="float" office:value="90.2303921568628" calcext:value-type="float">
            <text:p>90.2303921568628</text:p>
          </table:table-cell>
          <table:table-cell table:formula="of:=IF([.F1544]=[.B1544];[.E1544];[.G15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43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6" calcext:value-type="float">
            <text:p>6</text:p>
          </table:table-cell>
          <table:table-cell table:formula="of:=[.E1544]+1" office:value-type="float" office:value="1543" calcext:value-type="float">
            <text:p>1543</text:p>
          </table:table-cell>
          <table:table-cell table:formula="of:=MAX([.F1544];[.B1545])" office:value-type="float" office:value="90.2303921568628" calcext:value-type="float">
            <text:p>90.2303921568628</text:p>
          </table:table-cell>
          <table:table-cell table:formula="of:=IF([.F1545]=[.B1545];[.E1545];[.G15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45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6" calcext:value-type="float">
            <text:p>6</text:p>
          </table:table-cell>
          <table:table-cell table:formula="of:=[.E1545]+1" office:value-type="float" office:value="1544" calcext:value-type="float">
            <text:p>1544</text:p>
          </table:table-cell>
          <table:table-cell table:formula="of:=MAX([.F1545];[.B1546])" office:value-type="float" office:value="90.2303921568628" calcext:value-type="float">
            <text:p>90.2303921568628</text:p>
          </table:table-cell>
          <table:table-cell table:formula="of:=IF([.F1546]=[.B1546];[.E1546];[.G15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46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6" calcext:value-type="float">
            <text:p>6</text:p>
          </table:table-cell>
          <table:table-cell table:formula="of:=[.E1546]+1" office:value-type="float" office:value="1545" calcext:value-type="float">
            <text:p>1545</text:p>
          </table:table-cell>
          <table:table-cell table:formula="of:=MAX([.F1546];[.B1547])" office:value-type="float" office:value="90.2303921568628" calcext:value-type="float">
            <text:p>90.2303921568628</text:p>
          </table:table-cell>
          <table:table-cell table:formula="of:=IF([.F1547]=[.B1547];[.E1547];[.G15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48</text:p>
          </table:table-cell>
          <table:table-cell office:value-type="float" office:value="89.6642156862745" calcext:value-type="float">
            <text:p>89.6642156862745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6" calcext:value-type="float">
            <text:p>6</text:p>
          </table:table-cell>
          <table:table-cell table:formula="of:=[.E1547]+1" office:value-type="float" office:value="1546" calcext:value-type="float">
            <text:p>1546</text:p>
          </table:table-cell>
          <table:table-cell table:formula="of:=MAX([.F1547];[.B1548])" office:value-type="float" office:value="90.2303921568628" calcext:value-type="float">
            <text:p>90.2303921568628</text:p>
          </table:table-cell>
          <table:table-cell table:formula="of:=IF([.F1548]=[.B1548];[.E1548];[.G15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49</text:p>
          </table:table-cell>
          <table:table-cell office:value-type="float" office:value="89.6539215686274" calcext:value-type="float">
            <text:p>89.6539215686274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6" calcext:value-type="float">
            <text:p>6</text:p>
          </table:table-cell>
          <table:table-cell table:formula="of:=[.E1548]+1" office:value-type="float" office:value="1547" calcext:value-type="float">
            <text:p>1547</text:p>
          </table:table-cell>
          <table:table-cell table:formula="of:=MAX([.F1548];[.B1549])" office:value-type="float" office:value="90.2303921568628" calcext:value-type="float">
            <text:p>90.2303921568628</text:p>
          </table:table-cell>
          <table:table-cell table:formula="of:=IF([.F1549]=[.B1549];[.E1549];[.G15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50</text:p>
          </table:table-cell>
          <table:table-cell office:value-type="float" office:value="89.6225490196078" calcext:value-type="float">
            <text:p>89.6225490196078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6" calcext:value-type="float">
            <text:p>6</text:p>
          </table:table-cell>
          <table:table-cell table:formula="of:=[.E1549]+1" office:value-type="float" office:value="1548" calcext:value-type="float">
            <text:p>1548</text:p>
          </table:table-cell>
          <table:table-cell table:formula="of:=MAX([.F1549];[.B1550])" office:value-type="float" office:value="90.2303921568628" calcext:value-type="float">
            <text:p>90.2303921568628</text:p>
          </table:table-cell>
          <table:table-cell table:formula="of:=IF([.F1550]=[.B1550];[.E1550];[.G15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54</text:p>
          </table:table-cell>
          <table:table-cell office:value-type="float" office:value="89.6225490196078" calcext:value-type="float">
            <text:p>89.6225490196078</text:p>
          </table:table-cell>
          <table:table-cell office:value-type="string" calcext:value-type="string">
            <text:p>reflected on verse JHN 3:17</text:p>
          </table:table-cell>
          <table:table-cell office:value-type="float" office:value="7" calcext:value-type="float">
            <text:p>7</text:p>
          </table:table-cell>
          <table:table-cell table:formula="of:=[.E1550]+1" office:value-type="float" office:value="1549" calcext:value-type="float">
            <text:p>1549</text:p>
          </table:table-cell>
          <table:table-cell table:formula="of:=MAX([.F1550];[.B1551])" office:value-type="float" office:value="90.2303921568628" calcext:value-type="float">
            <text:p>90.2303921568628</text:p>
          </table:table-cell>
          <table:table-cell table:formula="of:=IF([.F1551]=[.B1551];[.E1551];[.G15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56</text:p>
          </table:table-cell>
          <table:table-cell office:value-type="float" office:value="89.4950980392157" calcext:value-type="float">
            <text:p>89.4950980392157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6" calcext:value-type="float">
            <text:p>6</text:p>
          </table:table-cell>
          <table:table-cell table:formula="of:=[.E1551]+1" office:value-type="float" office:value="1550" calcext:value-type="float">
            <text:p>1550</text:p>
          </table:table-cell>
          <table:table-cell table:formula="of:=MAX([.F1551];[.B1552])" office:value-type="float" office:value="90.2303921568628" calcext:value-type="float">
            <text:p>90.2303921568628</text:p>
          </table:table-cell>
          <table:table-cell table:formula="of:=IF([.F1552]=[.B1552];[.E1552];[.G15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57</text:p>
          </table:table-cell>
          <table:table-cell office:value-type="float" office:value="89.5392156862745" calcext:value-type="float">
            <text:p>89.5392156862745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6" calcext:value-type="float">
            <text:p>6</text:p>
          </table:table-cell>
          <table:table-cell table:formula="of:=[.E1552]+1" office:value-type="float" office:value="1551" calcext:value-type="float">
            <text:p>1551</text:p>
          </table:table-cell>
          <table:table-cell table:formula="of:=MAX([.F1552];[.B1553])" office:value-type="float" office:value="90.2303921568628" calcext:value-type="float">
            <text:p>90.2303921568628</text:p>
          </table:table-cell>
          <table:table-cell table:formula="of:=IF([.F1553]=[.B1553];[.E1553];[.G15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5:58</text:p>
          </table:table-cell>
          <table:table-cell office:value-type="float" office:value="89.5539215686274" calcext:value-type="float">
            <text:p>89.5539215686274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6" calcext:value-type="float">
            <text:p>6</text:p>
          </table:table-cell>
          <table:table-cell table:formula="of:=[.E1553]+1" office:value-type="float" office:value="1552" calcext:value-type="float">
            <text:p>1552</text:p>
          </table:table-cell>
          <table:table-cell table:formula="of:=MAX([.F1553];[.B1554])" office:value-type="float" office:value="90.2303921568628" calcext:value-type="float">
            <text:p>90.2303921568628</text:p>
          </table:table-cell>
          <table:table-cell table:formula="of:=IF([.F1554]=[.B1554];[.E1554];[.G15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00</text:p>
          </table:table-cell>
          <table:table-cell office:value-type="float" office:value="89.5612745098039" calcext:value-type="float">
            <text:p>89.5612745098039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6" calcext:value-type="float">
            <text:p>6</text:p>
          </table:table-cell>
          <table:table-cell table:formula="of:=[.E1554]+1" office:value-type="float" office:value="1553" calcext:value-type="float">
            <text:p>1553</text:p>
          </table:table-cell>
          <table:table-cell table:formula="of:=MAX([.F1554];[.B1555])" office:value-type="float" office:value="90.2303921568628" calcext:value-type="float">
            <text:p>90.2303921568628</text:p>
          </table:table-cell>
          <table:table-cell table:formula="of:=IF([.F1555]=[.B1555];[.E1555];[.G15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01</text:p>
          </table:table-cell>
          <table:table-cell office:value-type="float" office:value="89.5774509803921" calcext:value-type="float">
            <text:p>89.5774509803921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6" calcext:value-type="float">
            <text:p>6</text:p>
          </table:table-cell>
          <table:table-cell table:formula="of:=[.E1555]+1" office:value-type="float" office:value="1554" calcext:value-type="float">
            <text:p>1554</text:p>
          </table:table-cell>
          <table:table-cell table:formula="of:=MAX([.F1555];[.B1556])" office:value-type="float" office:value="90.2303921568628" calcext:value-type="float">
            <text:p>90.2303921568628</text:p>
          </table:table-cell>
          <table:table-cell table:formula="of:=IF([.F1556]=[.B1556];[.E1556];[.G15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03</text:p>
          </table:table-cell>
          <table:table-cell office:value-type="float" office:value="89.5882352941176" calcext:value-type="float">
            <text:p>89.5882352941176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6" calcext:value-type="float">
            <text:p>6</text:p>
          </table:table-cell>
          <table:table-cell table:formula="of:=[.E1556]+1" office:value-type="float" office:value="1555" calcext:value-type="float">
            <text:p>1555</text:p>
          </table:table-cell>
          <table:table-cell table:formula="of:=MAX([.F1556];[.B1557])" office:value-type="float" office:value="90.2303921568628" calcext:value-type="float">
            <text:p>90.2303921568628</text:p>
          </table:table-cell>
          <table:table-cell table:formula="of:=IF([.F1557]=[.B1557];[.E1557];[.G15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08</text:p>
          </table:table-cell>
          <table:table-cell office:value-type="float" office:value="89.5882352941176" calcext:value-type="float">
            <text:p>89.5882352941176</text:p>
          </table:table-cell>
          <table:table-cell office:value-type="string" calcext:value-type="string">
            <text:p>reflected on verse JHN 3:18</text:p>
          </table:table-cell>
          <table:table-cell office:value-type="float" office:value="7" calcext:value-type="float">
            <text:p>7</text:p>
          </table:table-cell>
          <table:table-cell table:formula="of:=[.E1557]+1" office:value-type="float" office:value="1556" calcext:value-type="float">
            <text:p>1556</text:p>
          </table:table-cell>
          <table:table-cell table:formula="of:=MAX([.F1557];[.B1558])" office:value-type="float" office:value="90.2303921568628" calcext:value-type="float">
            <text:p>90.2303921568628</text:p>
          </table:table-cell>
          <table:table-cell table:formula="of:=IF([.F1558]=[.B1558];[.E1558];[.G15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10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6" calcext:value-type="float">
            <text:p>6</text:p>
          </table:table-cell>
          <table:table-cell table:formula="of:=[.E1558]+1" office:value-type="float" office:value="1557" calcext:value-type="float">
            <text:p>1557</text:p>
          </table:table-cell>
          <table:table-cell table:formula="of:=MAX([.F1558];[.B1559])" office:value-type="float" office:value="90.2303921568628" calcext:value-type="float">
            <text:p>90.2303921568628</text:p>
          </table:table-cell>
          <table:table-cell table:formula="of:=IF([.F1559]=[.B1559];[.E1559];[.G15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12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6" calcext:value-type="float">
            <text:p>6</text:p>
          </table:table-cell>
          <table:table-cell table:formula="of:=[.E1559]+1" office:value-type="float" office:value="1558" calcext:value-type="float">
            <text:p>1558</text:p>
          </table:table-cell>
          <table:table-cell table:formula="of:=MAX([.F1559];[.B1560])" office:value-type="float" office:value="90.2303921568628" calcext:value-type="float">
            <text:p>90.2303921568628</text:p>
          </table:table-cell>
          <table:table-cell table:formula="of:=IF([.F1560]=[.B1560];[.E1560];[.G15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13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6" calcext:value-type="float">
            <text:p>6</text:p>
          </table:table-cell>
          <table:table-cell table:formula="of:=[.E1560]+1" office:value-type="float" office:value="1559" calcext:value-type="float">
            <text:p>1559</text:p>
          </table:table-cell>
          <table:table-cell table:formula="of:=MAX([.F1560];[.B1561])" office:value-type="float" office:value="90.2303921568628" calcext:value-type="float">
            <text:p>90.2303921568628</text:p>
          </table:table-cell>
          <table:table-cell table:formula="of:=IF([.F1561]=[.B1561];[.E1561];[.G15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15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6" calcext:value-type="float">
            <text:p>6</text:p>
          </table:table-cell>
          <table:table-cell table:formula="of:=[.E1561]+1" office:value-type="float" office:value="1560" calcext:value-type="float">
            <text:p>1560</text:p>
          </table:table-cell>
          <table:table-cell table:formula="of:=MAX([.F1561];[.B1562])" office:value-type="float" office:value="90.2303921568628" calcext:value-type="float">
            <text:p>90.2303921568628</text:p>
          </table:table-cell>
          <table:table-cell table:formula="of:=IF([.F1562]=[.B1562];[.E1562];[.G15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16</text:p>
          </table:table-cell>
          <table:table-cell office:value-type="float" office:value="89.6950980392157" calcext:value-type="float">
            <text:p>89.6950980392157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6" calcext:value-type="float">
            <text:p>6</text:p>
          </table:table-cell>
          <table:table-cell table:formula="of:=[.E1562]+1" office:value-type="float" office:value="1561" calcext:value-type="float">
            <text:p>1561</text:p>
          </table:table-cell>
          <table:table-cell table:formula="of:=MAX([.F1562];[.B1563])" office:value-type="float" office:value="90.2303921568628" calcext:value-type="float">
            <text:p>90.2303921568628</text:p>
          </table:table-cell>
          <table:table-cell table:formula="of:=IF([.F1563]=[.B1563];[.E1563];[.G15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18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6" calcext:value-type="float">
            <text:p>6</text:p>
          </table:table-cell>
          <table:table-cell table:formula="of:=[.E1563]+1" office:value-type="float" office:value="1562" calcext:value-type="float">
            <text:p>1562</text:p>
          </table:table-cell>
          <table:table-cell table:formula="of:=MAX([.F1563];[.B1564])" office:value-type="float" office:value="90.2303921568628" calcext:value-type="float">
            <text:p>90.2303921568628</text:p>
          </table:table-cell>
          <table:table-cell table:formula="of:=IF([.F1564]=[.B1564];[.E1564];[.G15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24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reflected on verse JHN 3:19</text:p>
          </table:table-cell>
          <table:table-cell office:value-type="float" office:value="7" calcext:value-type="float">
            <text:p>7</text:p>
          </table:table-cell>
          <table:table-cell table:formula="of:=[.E1564]+1" office:value-type="float" office:value="1563" calcext:value-type="float">
            <text:p>1563</text:p>
          </table:table-cell>
          <table:table-cell table:formula="of:=MAX([.F1564];[.B1565])" office:value-type="float" office:value="90.2303921568628" calcext:value-type="float">
            <text:p>90.2303921568628</text:p>
          </table:table-cell>
          <table:table-cell table:formula="of:=IF([.F1565]=[.B1565];[.E1565];[.G15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26</text:p>
          </table:table-cell>
          <table:table-cell office:value-type="float" office:value="89.6617647058823" calcext:value-type="float">
            <text:p>89.6617647058823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6" calcext:value-type="float">
            <text:p>6</text:p>
          </table:table-cell>
          <table:table-cell table:formula="of:=[.E1565]+1" office:value-type="float" office:value="1564" calcext:value-type="float">
            <text:p>1564</text:p>
          </table:table-cell>
          <table:table-cell table:formula="of:=MAX([.F1565];[.B1566])" office:value-type="float" office:value="90.2303921568628" calcext:value-type="float">
            <text:p>90.2303921568628</text:p>
          </table:table-cell>
          <table:table-cell table:formula="of:=IF([.F1566]=[.B1566];[.E1566];[.G15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27</text:p>
          </table:table-cell>
          <table:table-cell office:value-type="float" office:value="89.6617647058823" calcext:value-type="float">
            <text:p>89.6617647058823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6" calcext:value-type="float">
            <text:p>6</text:p>
          </table:table-cell>
          <table:table-cell table:formula="of:=[.E1566]+1" office:value-type="float" office:value="1565" calcext:value-type="float">
            <text:p>1565</text:p>
          </table:table-cell>
          <table:table-cell table:formula="of:=MAX([.F1566];[.B1567])" office:value-type="float" office:value="90.2303921568628" calcext:value-type="float">
            <text:p>90.2303921568628</text:p>
          </table:table-cell>
          <table:table-cell table:formula="of:=IF([.F1567]=[.B1567];[.E1567];[.G15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30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6" calcext:value-type="float">
            <text:p>6</text:p>
          </table:table-cell>
          <table:table-cell table:formula="of:=[.E1567]+1" office:value-type="float" office:value="1566" calcext:value-type="float">
            <text:p>1566</text:p>
          </table:table-cell>
          <table:table-cell table:formula="of:=MAX([.F1567];[.B1568])" office:value-type="float" office:value="90.2303921568628" calcext:value-type="float">
            <text:p>90.2303921568628</text:p>
          </table:table-cell>
          <table:table-cell table:formula="of:=IF([.F1568]=[.B1568];[.E1568];[.G15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32</text:p>
          </table:table-cell>
          <table:table-cell office:value-type="float" office:value="89.610294117647" calcext:value-type="float">
            <text:p>89.610294117647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6" calcext:value-type="float">
            <text:p>6</text:p>
          </table:table-cell>
          <table:table-cell table:formula="of:=[.E1568]+1" office:value-type="float" office:value="1567" calcext:value-type="float">
            <text:p>1567</text:p>
          </table:table-cell>
          <table:table-cell table:formula="of:=MAX([.F1568];[.B1569])" office:value-type="float" office:value="90.2303921568628" calcext:value-type="float">
            <text:p>90.2303921568628</text:p>
          </table:table-cell>
          <table:table-cell table:formula="of:=IF([.F1569]=[.B1569];[.E1569];[.G15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35</text:p>
          </table:table-cell>
          <table:table-cell office:value-type="float" office:value="89.6205882352941" calcext:value-type="float">
            <text:p>89.6205882352941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6" calcext:value-type="float">
            <text:p>6</text:p>
          </table:table-cell>
          <table:table-cell table:formula="of:=[.E1569]+1" office:value-type="float" office:value="1568" calcext:value-type="float">
            <text:p>1568</text:p>
          </table:table-cell>
          <table:table-cell table:formula="of:=MAX([.F1569];[.B1570])" office:value-type="float" office:value="90.2303921568628" calcext:value-type="float">
            <text:p>90.2303921568628</text:p>
          </table:table-cell>
          <table:table-cell table:formula="of:=IF([.F1570]=[.B1570];[.E1570];[.G15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36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6" calcext:value-type="float">
            <text:p>6</text:p>
          </table:table-cell>
          <table:table-cell table:formula="of:=[.E1570]+1" office:value-type="float" office:value="1569" calcext:value-type="float">
            <text:p>1569</text:p>
          </table:table-cell>
          <table:table-cell table:formula="of:=MAX([.F1570];[.B1571])" office:value-type="float" office:value="90.2303921568628" calcext:value-type="float">
            <text:p>90.2303921568628</text:p>
          </table:table-cell>
          <table:table-cell table:formula="of:=IF([.F1571]=[.B1571];[.E1571];[.G15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41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reflected on verse JHN 3:20</text:p>
          </table:table-cell>
          <table:table-cell office:value-type="float" office:value="7" calcext:value-type="float">
            <text:p>7</text:p>
          </table:table-cell>
          <table:table-cell table:formula="of:=[.E1571]+1" office:value-type="float" office:value="1570" calcext:value-type="float">
            <text:p>1570</text:p>
          </table:table-cell>
          <table:table-cell table:formula="of:=MAX([.F1571];[.B1572])" office:value-type="float" office:value="90.2303921568628" calcext:value-type="float">
            <text:p>90.2303921568628</text:p>
          </table:table-cell>
          <table:table-cell table:formula="of:=IF([.F1572]=[.B1572];[.E1572];[.G15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42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6" calcext:value-type="float">
            <text:p>6</text:p>
          </table:table-cell>
          <table:table-cell table:formula="of:=[.E1572]+1" office:value-type="float" office:value="1571" calcext:value-type="float">
            <text:p>1571</text:p>
          </table:table-cell>
          <table:table-cell table:formula="of:=MAX([.F1572];[.B1573])" office:value-type="float" office:value="90.2303921568628" calcext:value-type="float">
            <text:p>90.2303921568628</text:p>
          </table:table-cell>
          <table:table-cell table:formula="of:=IF([.F1573]=[.B1573];[.E1573];[.G15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44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6" calcext:value-type="float">
            <text:p>6</text:p>
          </table:table-cell>
          <table:table-cell table:formula="of:=[.E1573]+1" office:value-type="float" office:value="1572" calcext:value-type="float">
            <text:p>1572</text:p>
          </table:table-cell>
          <table:table-cell table:formula="of:=MAX([.F1573];[.B1574])" office:value-type="float" office:value="90.2303921568628" calcext:value-type="float">
            <text:p>90.2303921568628</text:p>
          </table:table-cell>
          <table:table-cell table:formula="of:=IF([.F1574]=[.B1574];[.E1574];[.G15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45</text:p>
          </table:table-cell>
          <table:table-cell office:value-type="float" office:value="89.5980392156863" calcext:value-type="float">
            <text:p>89.5980392156863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6" calcext:value-type="float">
            <text:p>6</text:p>
          </table:table-cell>
          <table:table-cell table:formula="of:=[.E1574]+1" office:value-type="float" office:value="1573" calcext:value-type="float">
            <text:p>1573</text:p>
          </table:table-cell>
          <table:table-cell table:formula="of:=MAX([.F1574];[.B1575])" office:value-type="float" office:value="90.2303921568628" calcext:value-type="float">
            <text:p>90.2303921568628</text:p>
          </table:table-cell>
          <table:table-cell table:formula="of:=IF([.F1575]=[.B1575];[.E1575];[.G15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47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6" calcext:value-type="float">
            <text:p>6</text:p>
          </table:table-cell>
          <table:table-cell table:formula="of:=[.E1575]+1" office:value-type="float" office:value="1574" calcext:value-type="float">
            <text:p>1574</text:p>
          </table:table-cell>
          <table:table-cell table:formula="of:=MAX([.F1575];[.B1576])" office:value-type="float" office:value="90.2303921568628" calcext:value-type="float">
            <text:p>90.2303921568628</text:p>
          </table:table-cell>
          <table:table-cell table:formula="of:=IF([.F1576]=[.B1576];[.E1576];[.G15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49</text:p>
          </table:table-cell>
          <table:table-cell office:value-type="float" office:value="89.556862745098" calcext:value-type="float">
            <text:p>89.556862745098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6" calcext:value-type="float">
            <text:p>6</text:p>
          </table:table-cell>
          <table:table-cell table:formula="of:=[.E1576]+1" office:value-type="float" office:value="1575" calcext:value-type="float">
            <text:p>1575</text:p>
          </table:table-cell>
          <table:table-cell table:formula="of:=MAX([.F1576];[.B1577])" office:value-type="float" office:value="90.2303921568628" calcext:value-type="float">
            <text:p>90.2303921568628</text:p>
          </table:table-cell>
          <table:table-cell table:formula="of:=IF([.F1577]=[.B1577];[.E1577];[.G15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51</text:p>
          </table:table-cell>
          <table:table-cell office:value-type="float" office:value="89.5539215686274" calcext:value-type="float">
            <text:p>89.5539215686274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6" calcext:value-type="float">
            <text:p>6</text:p>
          </table:table-cell>
          <table:table-cell table:formula="of:=[.E1577]+1" office:value-type="float" office:value="1576" calcext:value-type="float">
            <text:p>1576</text:p>
          </table:table-cell>
          <table:table-cell table:formula="of:=MAX([.F1577];[.B1578])" office:value-type="float" office:value="90.2303921568628" calcext:value-type="float">
            <text:p>90.2303921568628</text:p>
          </table:table-cell>
          <table:table-cell table:formula="of:=IF([.F1578]=[.B1578];[.E1578];[.G15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55</text:p>
          </table:table-cell>
          <table:table-cell office:value-type="float" office:value="89.5539215686274" calcext:value-type="float">
            <text:p>89.5539215686274</text:p>
          </table:table-cell>
          <table:table-cell office:value-type="string" calcext:value-type="string">
            <text:p>reflected on verse JHN 3:21</text:p>
          </table:table-cell>
          <table:table-cell office:value-type="float" office:value="7" calcext:value-type="float">
            <text:p>7</text:p>
          </table:table-cell>
          <table:table-cell table:formula="of:=[.E1578]+1" office:value-type="float" office:value="1577" calcext:value-type="float">
            <text:p>1577</text:p>
          </table:table-cell>
          <table:table-cell table:formula="of:=MAX([.F1578];[.B1579])" office:value-type="float" office:value="90.2303921568628" calcext:value-type="float">
            <text:p>90.2303921568628</text:p>
          </table:table-cell>
          <table:table-cell table:formula="of:=IF([.F1579]=[.B1579];[.E1579];[.G15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57</text:p>
          </table:table-cell>
          <table:table-cell office:value-type="float" office:value="89.4019607843137" calcext:value-type="float">
            <text:p>89.4019607843137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6" calcext:value-type="float">
            <text:p>6</text:p>
          </table:table-cell>
          <table:table-cell table:formula="of:=[.E1579]+1" office:value-type="float" office:value="1578" calcext:value-type="float">
            <text:p>1578</text:p>
          </table:table-cell>
          <table:table-cell table:formula="of:=MAX([.F1579];[.B1580])" office:value-type="float" office:value="90.2303921568628" calcext:value-type="float">
            <text:p>90.2303921568628</text:p>
          </table:table-cell>
          <table:table-cell table:formula="of:=IF([.F1580]=[.B1580];[.E1580];[.G15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58</text:p>
          </table:table-cell>
          <table:table-cell office:value-type="float" office:value="89.4754901960784" calcext:value-type="float">
            <text:p>89.4754901960784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6" calcext:value-type="float">
            <text:p>6</text:p>
          </table:table-cell>
          <table:table-cell table:formula="of:=[.E1580]+1" office:value-type="float" office:value="1579" calcext:value-type="float">
            <text:p>1579</text:p>
          </table:table-cell>
          <table:table-cell table:formula="of:=MAX([.F1580];[.B1581])" office:value-type="float" office:value="90.2303921568628" calcext:value-type="float">
            <text:p>90.2303921568628</text:p>
          </table:table-cell>
          <table:table-cell table:formula="of:=IF([.F1581]=[.B1581];[.E1581];[.G15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6:59</text:p>
          </table:table-cell>
          <table:table-cell office:value-type="float" office:value="89.4803921568627" calcext:value-type="float">
            <text:p>89.4803921568627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6" calcext:value-type="float">
            <text:p>6</text:p>
          </table:table-cell>
          <table:table-cell table:formula="of:=[.E1581]+1" office:value-type="float" office:value="1580" calcext:value-type="float">
            <text:p>1580</text:p>
          </table:table-cell>
          <table:table-cell table:formula="of:=MAX([.F1581];[.B1582])" office:value-type="float" office:value="90.2303921568628" calcext:value-type="float">
            <text:p>90.2303921568628</text:p>
          </table:table-cell>
          <table:table-cell table:formula="of:=IF([.F1582]=[.B1582];[.E1582];[.G15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01</text:p>
          </table:table-cell>
          <table:table-cell office:value-type="float" office:value="89.4975490196078" calcext:value-type="float">
            <text:p>89.4975490196078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6" calcext:value-type="float">
            <text:p>6</text:p>
          </table:table-cell>
          <table:table-cell table:formula="of:=[.E1582]+1" office:value-type="float" office:value="1581" calcext:value-type="float">
            <text:p>1581</text:p>
          </table:table-cell>
          <table:table-cell table:formula="of:=MAX([.F1582];[.B1583])" office:value-type="float" office:value="90.2303921568628" calcext:value-type="float">
            <text:p>90.2303921568628</text:p>
          </table:table-cell>
          <table:table-cell table:formula="of:=IF([.F1583]=[.B1583];[.E1583];[.G15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02</text:p>
          </table:table-cell>
          <table:table-cell office:value-type="float" office:value="89.5078431372549" calcext:value-type="float">
            <text:p>89.5078431372549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6" calcext:value-type="float">
            <text:p>6</text:p>
          </table:table-cell>
          <table:table-cell table:formula="of:=[.E1583]+1" office:value-type="float" office:value="1582" calcext:value-type="float">
            <text:p>1582</text:p>
          </table:table-cell>
          <table:table-cell table:formula="of:=MAX([.F1583];[.B1584])" office:value-type="float" office:value="90.2303921568628" calcext:value-type="float">
            <text:p>90.2303921568628</text:p>
          </table:table-cell>
          <table:table-cell table:formula="of:=IF([.F1584]=[.B1584];[.E1584];[.G15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04</text:p>
          </table:table-cell>
          <table:table-cell office:value-type="float" office:value="89.5245098039216" calcext:value-type="float">
            <text:p>89.5245098039216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6" calcext:value-type="float">
            <text:p>6</text:p>
          </table:table-cell>
          <table:table-cell table:formula="of:=[.E1584]+1" office:value-type="float" office:value="1583" calcext:value-type="float">
            <text:p>1583</text:p>
          </table:table-cell>
          <table:table-cell table:formula="of:=MAX([.F1584];[.B1585])" office:value-type="float" office:value="90.2303921568628" calcext:value-type="float">
            <text:p>90.2303921568628</text:p>
          </table:table-cell>
          <table:table-cell table:formula="of:=IF([.F1585]=[.B1585];[.E1585];[.G15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08</text:p>
          </table:table-cell>
          <table:table-cell office:value-type="float" office:value="89.5245098039216" calcext:value-type="float">
            <text:p>89.5245098039216</text:p>
          </table:table-cell>
          <table:table-cell office:value-type="string" calcext:value-type="string">
            <text:p>reflected on verse JHN 3:22</text:p>
          </table:table-cell>
          <table:table-cell office:value-type="float" office:value="7" calcext:value-type="float">
            <text:p>7</text:p>
          </table:table-cell>
          <table:table-cell table:formula="of:=[.E1585]+1" office:value-type="float" office:value="1584" calcext:value-type="float">
            <text:p>1584</text:p>
          </table:table-cell>
          <table:table-cell table:formula="of:=MAX([.F1585];[.B1586])" office:value-type="float" office:value="90.2303921568628" calcext:value-type="float">
            <text:p>90.2303921568628</text:p>
          </table:table-cell>
          <table:table-cell table:formula="of:=IF([.F1586]=[.B1586];[.E1586];[.G15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09</text:p>
          </table:table-cell>
          <table:table-cell office:value-type="float" office:value="89.7303921568627" calcext:value-type="float">
            <text:p>89.7303921568627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6" calcext:value-type="float">
            <text:p>6</text:p>
          </table:table-cell>
          <table:table-cell table:formula="of:=[.E1586]+1" office:value-type="float" office:value="1585" calcext:value-type="float">
            <text:p>1585</text:p>
          </table:table-cell>
          <table:table-cell table:formula="of:=MAX([.F1586];[.B1587])" office:value-type="float" office:value="90.2303921568628" calcext:value-type="float">
            <text:p>90.2303921568628</text:p>
          </table:table-cell>
          <table:table-cell table:formula="of:=IF([.F1587]=[.B1587];[.E1587];[.G15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11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6" calcext:value-type="float">
            <text:p>6</text:p>
          </table:table-cell>
          <table:table-cell table:formula="of:=[.E1587]+1" office:value-type="float" office:value="1586" calcext:value-type="float">
            <text:p>1586</text:p>
          </table:table-cell>
          <table:table-cell table:formula="of:=MAX([.F1587];[.B1588])" office:value-type="float" office:value="90.2303921568628" calcext:value-type="float">
            <text:p>90.2303921568628</text:p>
          </table:table-cell>
          <table:table-cell table:formula="of:=IF([.F1588]=[.B1588];[.E1588];[.G15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12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6" calcext:value-type="float">
            <text:p>6</text:p>
          </table:table-cell>
          <table:table-cell table:formula="of:=[.E1588]+1" office:value-type="float" office:value="1587" calcext:value-type="float">
            <text:p>1587</text:p>
          </table:table-cell>
          <table:table-cell table:formula="of:=MAX([.F1588];[.B1589])" office:value-type="float" office:value="90.2303921568628" calcext:value-type="float">
            <text:p>90.2303921568628</text:p>
          </table:table-cell>
          <table:table-cell table:formula="of:=IF([.F1589]=[.B1589];[.E1589];[.G15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13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6" calcext:value-type="float">
            <text:p>6</text:p>
          </table:table-cell>
          <table:table-cell table:formula="of:=[.E1589]+1" office:value-type="float" office:value="1588" calcext:value-type="float">
            <text:p>1588</text:p>
          </table:table-cell>
          <table:table-cell table:formula="of:=MAX([.F1589];[.B1590])" office:value-type="float" office:value="90.2303921568628" calcext:value-type="float">
            <text:p>90.2303921568628</text:p>
          </table:table-cell>
          <table:table-cell table:formula="of:=IF([.F1590]=[.B1590];[.E1590];[.G15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15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6" calcext:value-type="float">
            <text:p>6</text:p>
          </table:table-cell>
          <table:table-cell table:formula="of:=[.E1590]+1" office:value-type="float" office:value="1589" calcext:value-type="float">
            <text:p>1589</text:p>
          </table:table-cell>
          <table:table-cell table:formula="of:=MAX([.F1590];[.B1591])" office:value-type="float" office:value="90.2303921568628" calcext:value-type="float">
            <text:p>90.2303921568628</text:p>
          </table:table-cell>
          <table:table-cell table:formula="of:=IF([.F1591]=[.B1591];[.E1591];[.G15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16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6" calcext:value-type="float">
            <text:p>6</text:p>
          </table:table-cell>
          <table:table-cell table:formula="of:=[.E1591]+1" office:value-type="float" office:value="1590" calcext:value-type="float">
            <text:p>1590</text:p>
          </table:table-cell>
          <table:table-cell table:formula="of:=MAX([.F1591];[.B1592])" office:value-type="float" office:value="90.2303921568628" calcext:value-type="float">
            <text:p>90.2303921568628</text:p>
          </table:table-cell>
          <table:table-cell table:formula="of:=IF([.F1592]=[.B1592];[.E1592];[.G15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23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reflected on verse JHN 3:23</text:p>
          </table:table-cell>
          <table:table-cell office:value-type="float" office:value="7" calcext:value-type="float">
            <text:p>7</text:p>
          </table:table-cell>
          <table:table-cell table:formula="of:=[.E1592]+1" office:value-type="float" office:value="1591" calcext:value-type="float">
            <text:p>1591</text:p>
          </table:table-cell>
          <table:table-cell table:formula="of:=MAX([.F1592];[.B1593])" office:value-type="float" office:value="90.2303921568628" calcext:value-type="float">
            <text:p>90.2303921568628</text:p>
          </table:table-cell>
          <table:table-cell table:formula="of:=IF([.F1593]=[.B1593];[.E1593];[.G15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25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6" calcext:value-type="float">
            <text:p>6</text:p>
          </table:table-cell>
          <table:table-cell table:formula="of:=[.E1593]+1" office:value-type="float" office:value="1592" calcext:value-type="float">
            <text:p>1592</text:p>
          </table:table-cell>
          <table:table-cell table:formula="of:=MAX([.F1593];[.B1594])" office:value-type="float" office:value="90.2303921568628" calcext:value-type="float">
            <text:p>90.2303921568628</text:p>
          </table:table-cell>
          <table:table-cell table:formula="of:=IF([.F1594]=[.B1594];[.E1594];[.G15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27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6" calcext:value-type="float">
            <text:p>6</text:p>
          </table:table-cell>
          <table:table-cell table:formula="of:=[.E1594]+1" office:value-type="float" office:value="1593" calcext:value-type="float">
            <text:p>1593</text:p>
          </table:table-cell>
          <table:table-cell table:formula="of:=MAX([.F1594];[.B1595])" office:value-type="float" office:value="90.2303921568628" calcext:value-type="float">
            <text:p>90.2303921568628</text:p>
          </table:table-cell>
          <table:table-cell table:formula="of:=IF([.F1595]=[.B1595];[.E1595];[.G15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29</text:p>
          </table:table-cell>
          <table:table-cell office:value-type="float" office:value="89.6029411764706" calcext:value-type="float">
            <text:p>89.6029411764706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6" calcext:value-type="float">
            <text:p>6</text:p>
          </table:table-cell>
          <table:table-cell table:formula="of:=[.E1595]+1" office:value-type="float" office:value="1594" calcext:value-type="float">
            <text:p>1594</text:p>
          </table:table-cell>
          <table:table-cell table:formula="of:=MAX([.F1595];[.B1596])" office:value-type="float" office:value="90.2303921568628" calcext:value-type="float">
            <text:p>90.2303921568628</text:p>
          </table:table-cell>
          <table:table-cell table:formula="of:=IF([.F1596]=[.B1596];[.E1596];[.G15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30</text:p>
          </table:table-cell>
          <table:table-cell office:value-type="float" office:value="89.5980392156863" calcext:value-type="float">
            <text:p>89.5980392156863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6" calcext:value-type="float">
            <text:p>6</text:p>
          </table:table-cell>
          <table:table-cell table:formula="of:=[.E1596]+1" office:value-type="float" office:value="1595" calcext:value-type="float">
            <text:p>1595</text:p>
          </table:table-cell>
          <table:table-cell table:formula="of:=MAX([.F1596];[.B1597])" office:value-type="float" office:value="90.2303921568628" calcext:value-type="float">
            <text:p>90.2303921568628</text:p>
          </table:table-cell>
          <table:table-cell table:formula="of:=IF([.F1597]=[.B1597];[.E1597];[.G15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32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6" calcext:value-type="float">
            <text:p>6</text:p>
          </table:table-cell>
          <table:table-cell table:formula="of:=[.E1597]+1" office:value-type="float" office:value="1596" calcext:value-type="float">
            <text:p>1596</text:p>
          </table:table-cell>
          <table:table-cell table:formula="of:=MAX([.F1597];[.B1598])" office:value-type="float" office:value="90.2303921568628" calcext:value-type="float">
            <text:p>90.2303921568628</text:p>
          </table:table-cell>
          <table:table-cell table:formula="of:=IF([.F1598]=[.B1598];[.E1598];[.G15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33</text:p>
          </table:table-cell>
          <table:table-cell office:value-type="float" office:value="89.5588235294118" calcext:value-type="float">
            <text:p>89.5588235294118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6" calcext:value-type="float">
            <text:p>6</text:p>
          </table:table-cell>
          <table:table-cell table:formula="of:=[.E1598]+1" office:value-type="float" office:value="1597" calcext:value-type="float">
            <text:p>1597</text:p>
          </table:table-cell>
          <table:table-cell table:formula="of:=MAX([.F1598];[.B1599])" office:value-type="float" office:value="90.2303921568628" calcext:value-type="float">
            <text:p>90.2303921568628</text:p>
          </table:table-cell>
          <table:table-cell table:formula="of:=IF([.F1599]=[.B1599];[.E1599];[.G15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39</text:p>
          </table:table-cell>
          <table:table-cell office:value-type="float" office:value="89.5588235294118" calcext:value-type="float">
            <text:p>89.5588235294118</text:p>
          </table:table-cell>
          <table:table-cell office:value-type="string" calcext:value-type="string">
            <text:p>reflected on verse JHN 3:24</text:p>
          </table:table-cell>
          <table:table-cell office:value-type="float" office:value="7" calcext:value-type="float">
            <text:p>7</text:p>
          </table:table-cell>
          <table:table-cell table:formula="of:=[.E1599]+1" office:value-type="float" office:value="1598" calcext:value-type="float">
            <text:p>1598</text:p>
          </table:table-cell>
          <table:table-cell table:formula="of:=MAX([.F1599];[.B1600])" office:value-type="float" office:value="90.2303921568628" calcext:value-type="float">
            <text:p>90.2303921568628</text:p>
          </table:table-cell>
          <table:table-cell table:formula="of:=IF([.F1600]=[.B1600];[.E1600];[.G15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41</text:p>
          </table:table-cell>
          <table:table-cell office:value-type="float" office:value="89.4950980392157" calcext:value-type="float">
            <text:p>89.4950980392157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6" calcext:value-type="float">
            <text:p>6</text:p>
          </table:table-cell>
          <table:table-cell table:formula="of:=[.E1600]+1" office:value-type="float" office:value="1599" calcext:value-type="float">
            <text:p>1599</text:p>
          </table:table-cell>
          <table:table-cell table:formula="of:=MAX([.F1600];[.B1601])" office:value-type="float" office:value="90.2303921568628" calcext:value-type="float">
            <text:p>90.2303921568628</text:p>
          </table:table-cell>
          <table:table-cell table:formula="of:=IF([.F1601]=[.B1601];[.E1601];[.G16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43</text:p>
          </table:table-cell>
          <table:table-cell office:value-type="float" office:value="89.5686274509804" calcext:value-type="float">
            <text:p>89.5686274509804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6" calcext:value-type="float">
            <text:p>6</text:p>
          </table:table-cell>
          <table:table-cell table:formula="of:=[.E1601]+1" office:value-type="float" office:value="1600" calcext:value-type="float">
            <text:p>1600</text:p>
          </table:table-cell>
          <table:table-cell table:formula="of:=MAX([.F1601];[.B1602])" office:value-type="float" office:value="90.2303921568628" calcext:value-type="float">
            <text:p>90.2303921568628</text:p>
          </table:table-cell>
          <table:table-cell table:formula="of:=IF([.F1602]=[.B1602];[.E1602];[.G16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44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6" calcext:value-type="float">
            <text:p>6</text:p>
          </table:table-cell>
          <table:table-cell table:formula="of:=[.E1602]+1" office:value-type="float" office:value="1601" calcext:value-type="float">
            <text:p>1601</text:p>
          </table:table-cell>
          <table:table-cell table:formula="of:=MAX([.F1602];[.B1603])" office:value-type="float" office:value="90.2303921568628" calcext:value-type="float">
            <text:p>90.2303921568628</text:p>
          </table:table-cell>
          <table:table-cell table:formula="of:=IF([.F1603]=[.B1603];[.E1603];[.G16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46</text:p>
          </table:table-cell>
          <table:table-cell office:value-type="float" office:value="89.6053921568627" calcext:value-type="float">
            <text:p>89.6053921568627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6" calcext:value-type="float">
            <text:p>6</text:p>
          </table:table-cell>
          <table:table-cell table:formula="of:=[.E1603]+1" office:value-type="float" office:value="1602" calcext:value-type="float">
            <text:p>1602</text:p>
          </table:table-cell>
          <table:table-cell table:formula="of:=MAX([.F1603];[.B1604])" office:value-type="float" office:value="90.2303921568628" calcext:value-type="float">
            <text:p>90.2303921568628</text:p>
          </table:table-cell>
          <table:table-cell table:formula="of:=IF([.F1604]=[.B1604];[.E1604];[.G16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48</text:p>
          </table:table-cell>
          <table:table-cell office:value-type="float" office:value="89.6127450980392" calcext:value-type="float">
            <text:p>89.6127450980392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6" calcext:value-type="float">
            <text:p>6</text:p>
          </table:table-cell>
          <table:table-cell table:formula="of:=[.E1604]+1" office:value-type="float" office:value="1603" calcext:value-type="float">
            <text:p>1603</text:p>
          </table:table-cell>
          <table:table-cell table:formula="of:=MAX([.F1604];[.B1605])" office:value-type="float" office:value="90.2303921568628" calcext:value-type="float">
            <text:p>90.2303921568628</text:p>
          </table:table-cell>
          <table:table-cell table:formula="of:=IF([.F1605]=[.B1605];[.E1605];[.G16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50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6" calcext:value-type="float">
            <text:p>6</text:p>
          </table:table-cell>
          <table:table-cell table:formula="of:=[.E1605]+1" office:value-type="float" office:value="1604" calcext:value-type="float">
            <text:p>1604</text:p>
          </table:table-cell>
          <table:table-cell table:formula="of:=MAX([.F1605];[.B1606])" office:value-type="float" office:value="90.2303921568628" calcext:value-type="float">
            <text:p>90.2303921568628</text:p>
          </table:table-cell>
          <table:table-cell table:formula="of:=IF([.F1606]=[.B1606];[.E1606];[.G16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56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reflected on verse JHN 3:25</text:p>
          </table:table-cell>
          <table:table-cell office:value-type="float" office:value="7" calcext:value-type="float">
            <text:p>7</text:p>
          </table:table-cell>
          <table:table-cell table:formula="of:=[.E1606]+1" office:value-type="float" office:value="1605" calcext:value-type="float">
            <text:p>1605</text:p>
          </table:table-cell>
          <table:table-cell table:formula="of:=MAX([.F1606];[.B1607])" office:value-type="float" office:value="90.2303921568628" calcext:value-type="float">
            <text:p>90.2303921568628</text:p>
          </table:table-cell>
          <table:table-cell table:formula="of:=IF([.F1607]=[.B1607];[.E1607];[.G16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58</text:p>
          </table:table-cell>
          <table:table-cell office:value-type="float" office:value="89.7009803921568" calcext:value-type="float">
            <text:p>89.7009803921568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6" calcext:value-type="float">
            <text:p>6</text:p>
          </table:table-cell>
          <table:table-cell table:formula="of:=[.E1607]+1" office:value-type="float" office:value="1606" calcext:value-type="float">
            <text:p>1606</text:p>
          </table:table-cell>
          <table:table-cell table:formula="of:=MAX([.F1607];[.B1608])" office:value-type="float" office:value="90.2303921568628" calcext:value-type="float">
            <text:p>90.2303921568628</text:p>
          </table:table-cell>
          <table:table-cell table:formula="of:=IF([.F1608]=[.B1608];[.E1608];[.G16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7:59</text:p>
          </table:table-cell>
          <table:table-cell office:value-type="float" office:value="89.7303921568627" calcext:value-type="float">
            <text:p>89.7303921568627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6" calcext:value-type="float">
            <text:p>6</text:p>
          </table:table-cell>
          <table:table-cell table:formula="of:=[.E1608]+1" office:value-type="float" office:value="1607" calcext:value-type="float">
            <text:p>1607</text:p>
          </table:table-cell>
          <table:table-cell table:formula="of:=MAX([.F1608];[.B1609])" office:value-type="float" office:value="90.2303921568628" calcext:value-type="float">
            <text:p>90.2303921568628</text:p>
          </table:table-cell>
          <table:table-cell table:formula="of:=IF([.F1609]=[.B1609];[.E1609];[.G16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01</text:p>
          </table:table-cell>
          <table:table-cell office:value-type="float" office:value="89.7205882352941" calcext:value-type="float">
            <text:p>89.7205882352941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6" calcext:value-type="float">
            <text:p>6</text:p>
          </table:table-cell>
          <table:table-cell table:formula="of:=[.E1609]+1" office:value-type="float" office:value="1608" calcext:value-type="float">
            <text:p>1608</text:p>
          </table:table-cell>
          <table:table-cell table:formula="of:=MAX([.F1609];[.B1610])" office:value-type="float" office:value="90.2303921568628" calcext:value-type="float">
            <text:p>90.2303921568628</text:p>
          </table:table-cell>
          <table:table-cell table:formula="of:=IF([.F1610]=[.B1610];[.E1610];[.G16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03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6" calcext:value-type="float">
            <text:p>6</text:p>
          </table:table-cell>
          <table:table-cell table:formula="of:=[.E1610]+1" office:value-type="float" office:value="1609" calcext:value-type="float">
            <text:p>1609</text:p>
          </table:table-cell>
          <table:table-cell table:formula="of:=MAX([.F1610];[.B1611])" office:value-type="float" office:value="90.2303921568628" calcext:value-type="float">
            <text:p>90.2303921568628</text:p>
          </table:table-cell>
          <table:table-cell table:formula="of:=IF([.F1611]=[.B1611];[.E1611];[.G16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04</text:p>
          </table:table-cell>
          <table:table-cell office:value-type="float" office:value="89.7127450980392" calcext:value-type="float">
            <text:p>89.7127450980392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6" calcext:value-type="float">
            <text:p>6</text:p>
          </table:table-cell>
          <table:table-cell table:formula="of:=[.E1611]+1" office:value-type="float" office:value="1610" calcext:value-type="float">
            <text:p>1610</text:p>
          </table:table-cell>
          <table:table-cell table:formula="of:=MAX([.F1611];[.B1612])" office:value-type="float" office:value="90.2303921568628" calcext:value-type="float">
            <text:p>90.2303921568628</text:p>
          </table:table-cell>
          <table:table-cell table:formula="of:=IF([.F1612]=[.B1612];[.E1612];[.G16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06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6" calcext:value-type="float">
            <text:p>6</text:p>
          </table:table-cell>
          <table:table-cell table:formula="of:=[.E1612]+1" office:value-type="float" office:value="1611" calcext:value-type="float">
            <text:p>1611</text:p>
          </table:table-cell>
          <table:table-cell table:formula="of:=MAX([.F1612];[.B1613])" office:value-type="float" office:value="90.2303921568628" calcext:value-type="float">
            <text:p>90.2303921568628</text:p>
          </table:table-cell>
          <table:table-cell table:formula="of:=IF([.F1613]=[.B1613];[.E1613];[.G16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11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reflected on verse JHN 3:26</text:p>
          </table:table-cell>
          <table:table-cell office:value-type="float" office:value="7" calcext:value-type="float">
            <text:p>7</text:p>
          </table:table-cell>
          <table:table-cell table:formula="of:=[.E1613]+1" office:value-type="float" office:value="1612" calcext:value-type="float">
            <text:p>1612</text:p>
          </table:table-cell>
          <table:table-cell table:formula="of:=MAX([.F1613];[.B1614])" office:value-type="float" office:value="90.2303921568628" calcext:value-type="float">
            <text:p>90.2303921568628</text:p>
          </table:table-cell>
          <table:table-cell table:formula="of:=IF([.F1614]=[.B1614];[.E1614];[.G16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12</text:p>
          </table:table-cell>
          <table:table-cell office:value-type="float" office:value="89.578431372549" calcext:value-type="float">
            <text:p>89.578431372549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6" calcext:value-type="float">
            <text:p>6</text:p>
          </table:table-cell>
          <table:table-cell table:formula="of:=[.E1614]+1" office:value-type="float" office:value="1613" calcext:value-type="float">
            <text:p>1613</text:p>
          </table:table-cell>
          <table:table-cell table:formula="of:=MAX([.F1614];[.B1615])" office:value-type="float" office:value="90.2303921568628" calcext:value-type="float">
            <text:p>90.2303921568628</text:p>
          </table:table-cell>
          <table:table-cell table:formula="of:=IF([.F1615]=[.B1615];[.E1615];[.G16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14</text:p>
          </table:table-cell>
          <table:table-cell office:value-type="float" office:value="89.7254901960784" calcext:value-type="float">
            <text:p>89.7254901960784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6" calcext:value-type="float">
            <text:p>6</text:p>
          </table:table-cell>
          <table:table-cell table:formula="of:=[.E1615]+1" office:value-type="float" office:value="1614" calcext:value-type="float">
            <text:p>1614</text:p>
          </table:table-cell>
          <table:table-cell table:formula="of:=MAX([.F1615];[.B1616])" office:value-type="float" office:value="90.2303921568628" calcext:value-type="float">
            <text:p>90.2303921568628</text:p>
          </table:table-cell>
          <table:table-cell table:formula="of:=IF([.F1616]=[.B1616];[.E1616];[.G16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15</text:p>
          </table:table-cell>
          <table:table-cell office:value-type="float" office:value="89.7254901960784" calcext:value-type="float">
            <text:p>89.7254901960784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6" calcext:value-type="float">
            <text:p>6</text:p>
          </table:table-cell>
          <table:table-cell table:formula="of:=[.E1616]+1" office:value-type="float" office:value="1615" calcext:value-type="float">
            <text:p>1615</text:p>
          </table:table-cell>
          <table:table-cell table:formula="of:=MAX([.F1616];[.B1617])" office:value-type="float" office:value="90.2303921568628" calcext:value-type="float">
            <text:p>90.2303921568628</text:p>
          </table:table-cell>
          <table:table-cell table:formula="of:=IF([.F1617]=[.B1617];[.E1617];[.G16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17</text:p>
          </table:table-cell>
          <table:table-cell office:value-type="float" office:value="89.6887254901961" calcext:value-type="float">
            <text:p>89.6887254901961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6" calcext:value-type="float">
            <text:p>6</text:p>
          </table:table-cell>
          <table:table-cell table:formula="of:=[.E1617]+1" office:value-type="float" office:value="1616" calcext:value-type="float">
            <text:p>1616</text:p>
          </table:table-cell>
          <table:table-cell table:formula="of:=MAX([.F1617];[.B1618])" office:value-type="float" office:value="90.2303921568628" calcext:value-type="float">
            <text:p>90.2303921568628</text:p>
          </table:table-cell>
          <table:table-cell table:formula="of:=IF([.F1618]=[.B1618];[.E1618];[.G16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18</text:p>
          </table:table-cell>
          <table:table-cell office:value-type="float" office:value="89.7254901960784" calcext:value-type="float">
            <text:p>89.7254901960784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6" calcext:value-type="float">
            <text:p>6</text:p>
          </table:table-cell>
          <table:table-cell table:formula="of:=[.E1618]+1" office:value-type="float" office:value="1617" calcext:value-type="float">
            <text:p>1617</text:p>
          </table:table-cell>
          <table:table-cell table:formula="of:=MAX([.F1618];[.B1619])" office:value-type="float" office:value="90.2303921568628" calcext:value-type="float">
            <text:p>90.2303921568628</text:p>
          </table:table-cell>
          <table:table-cell table:formula="of:=IF([.F1619]=[.B1619];[.E1619];[.G16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20</text:p>
          </table:table-cell>
          <table:table-cell office:value-type="float" office:value="89.735294117647" calcext:value-type="float">
            <text:p>89.735294117647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6" calcext:value-type="float">
            <text:p>6</text:p>
          </table:table-cell>
          <table:table-cell table:formula="of:=[.E1619]+1" office:value-type="float" office:value="1618" calcext:value-type="float">
            <text:p>1618</text:p>
          </table:table-cell>
          <table:table-cell table:formula="of:=MAX([.F1619];[.B1620])" office:value-type="float" office:value="90.2303921568628" calcext:value-type="float">
            <text:p>90.2303921568628</text:p>
          </table:table-cell>
          <table:table-cell table:formula="of:=IF([.F1620]=[.B1620];[.E1620];[.G16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25</text:p>
          </table:table-cell>
          <table:table-cell office:value-type="float" office:value="89.735294117647" calcext:value-type="float">
            <text:p>89.735294117647</text:p>
          </table:table-cell>
          <table:table-cell office:value-type="string" calcext:value-type="string">
            <text:p>reflected on verse JHN 3:27</text:p>
          </table:table-cell>
          <table:table-cell office:value-type="float" office:value="7" calcext:value-type="float">
            <text:p>7</text:p>
          </table:table-cell>
          <table:table-cell table:formula="of:=[.E1620]+1" office:value-type="float" office:value="1619" calcext:value-type="float">
            <text:p>1619</text:p>
          </table:table-cell>
          <table:table-cell table:formula="of:=MAX([.F1620];[.B1621])" office:value-type="float" office:value="90.2303921568628" calcext:value-type="float">
            <text:p>90.2303921568628</text:p>
          </table:table-cell>
          <table:table-cell table:formula="of:=IF([.F1621]=[.B1621];[.E1621];[.G16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27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6" calcext:value-type="float">
            <text:p>6</text:p>
          </table:table-cell>
          <table:table-cell table:formula="of:=[.E1621]+1" office:value-type="float" office:value="1620" calcext:value-type="float">
            <text:p>1620</text:p>
          </table:table-cell>
          <table:table-cell table:formula="of:=MAX([.F1621];[.B1622])" office:value-type="float" office:value="90.2303921568628" calcext:value-type="float">
            <text:p>90.2303921568628</text:p>
          </table:table-cell>
          <table:table-cell table:formula="of:=IF([.F1622]=[.B1622];[.E1622];[.G16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28</text:p>
          </table:table-cell>
          <table:table-cell office:value-type="float" office:value="89.7009803921569" calcext:value-type="float">
            <text:p>89.7009803921569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6" calcext:value-type="float">
            <text:p>6</text:p>
          </table:table-cell>
          <table:table-cell table:formula="of:=[.E1622]+1" office:value-type="float" office:value="1621" calcext:value-type="float">
            <text:p>1621</text:p>
          </table:table-cell>
          <table:table-cell table:formula="of:=MAX([.F1622];[.B1623])" office:value-type="float" office:value="90.2303921568628" calcext:value-type="float">
            <text:p>90.2303921568628</text:p>
          </table:table-cell>
          <table:table-cell table:formula="of:=IF([.F1623]=[.B1623];[.E1623];[.G16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29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6" calcext:value-type="float">
            <text:p>6</text:p>
          </table:table-cell>
          <table:table-cell table:formula="of:=[.E1623]+1" office:value-type="float" office:value="1622" calcext:value-type="float">
            <text:p>1622</text:p>
          </table:table-cell>
          <table:table-cell table:formula="of:=MAX([.F1623];[.B1624])" office:value-type="float" office:value="90.2303921568628" calcext:value-type="float">
            <text:p>90.2303921568628</text:p>
          </table:table-cell>
          <table:table-cell table:formula="of:=IF([.F1624]=[.B1624];[.E1624];[.G16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30</text:p>
          </table:table-cell>
          <table:table-cell office:value-type="float" office:value="89.7083333333333" calcext:value-type="float">
            <text:p>89.7083333333333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6" calcext:value-type="float">
            <text:p>6</text:p>
          </table:table-cell>
          <table:table-cell table:formula="of:=[.E1624]+1" office:value-type="float" office:value="1623" calcext:value-type="float">
            <text:p>1623</text:p>
          </table:table-cell>
          <table:table-cell table:formula="of:=MAX([.F1624];[.B1625])" office:value-type="float" office:value="90.2303921568628" calcext:value-type="float">
            <text:p>90.2303921568628</text:p>
          </table:table-cell>
          <table:table-cell table:formula="of:=IF([.F1625]=[.B1625];[.E1625];[.G16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32</text:p>
          </table:table-cell>
          <table:table-cell office:value-type="float" office:value="89.7303921568627" calcext:value-type="float">
            <text:p>89.7303921568627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6" calcext:value-type="float">
            <text:p>6</text:p>
          </table:table-cell>
          <table:table-cell table:formula="of:=[.E1625]+1" office:value-type="float" office:value="1624" calcext:value-type="float">
            <text:p>1624</text:p>
          </table:table-cell>
          <table:table-cell table:formula="of:=MAX([.F1625];[.B1626])" office:value-type="float" office:value="90.2303921568628" calcext:value-type="float">
            <text:p>90.2303921568628</text:p>
          </table:table-cell>
          <table:table-cell table:formula="of:=IF([.F1626]=[.B1626];[.E1626];[.G16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34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6" calcext:value-type="float">
            <text:p>6</text:p>
          </table:table-cell>
          <table:table-cell table:formula="of:=[.E1626]+1" office:value-type="float" office:value="1625" calcext:value-type="float">
            <text:p>1625</text:p>
          </table:table-cell>
          <table:table-cell table:formula="of:=MAX([.F1626];[.B1627])" office:value-type="float" office:value="90.2303921568628" calcext:value-type="float">
            <text:p>90.2303921568628</text:p>
          </table:table-cell>
          <table:table-cell table:formula="of:=IF([.F1627]=[.B1627];[.E1627];[.G16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38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reflected on verse JHN 3:28</text:p>
          </table:table-cell>
          <table:table-cell office:value-type="float" office:value="7" calcext:value-type="float">
            <text:p>7</text:p>
          </table:table-cell>
          <table:table-cell table:formula="of:=[.E1627]+1" office:value-type="float" office:value="1626" calcext:value-type="float">
            <text:p>1626</text:p>
          </table:table-cell>
          <table:table-cell table:formula="of:=MAX([.F1627];[.B1628])" office:value-type="float" office:value="90.2303921568628" calcext:value-type="float">
            <text:p>90.2303921568628</text:p>
          </table:table-cell>
          <table:table-cell table:formula="of:=IF([.F1628]=[.B1628];[.E1628];[.G16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40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6" calcext:value-type="float">
            <text:p>6</text:p>
          </table:table-cell>
          <table:table-cell table:formula="of:=[.E1628]+1" office:value-type="float" office:value="1627" calcext:value-type="float">
            <text:p>1627</text:p>
          </table:table-cell>
          <table:table-cell table:formula="of:=MAX([.F1628];[.B1629])" office:value-type="float" office:value="90.2303921568628" calcext:value-type="float">
            <text:p>90.2303921568628</text:p>
          </table:table-cell>
          <table:table-cell table:formula="of:=IF([.F1629]=[.B1629];[.E1629];[.G16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41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6" calcext:value-type="float">
            <text:p>6</text:p>
          </table:table-cell>
          <table:table-cell table:formula="of:=[.E1629]+1" office:value-type="float" office:value="1628" calcext:value-type="float">
            <text:p>1628</text:p>
          </table:table-cell>
          <table:table-cell table:formula="of:=MAX([.F1629];[.B1630])" office:value-type="float" office:value="90.2303921568628" calcext:value-type="float">
            <text:p>90.2303921568628</text:p>
          </table:table-cell>
          <table:table-cell table:formula="of:=IF([.F1630]=[.B1630];[.E1630];[.G16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43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6" calcext:value-type="float">
            <text:p>6</text:p>
          </table:table-cell>
          <table:table-cell table:formula="of:=[.E1630]+1" office:value-type="float" office:value="1629" calcext:value-type="float">
            <text:p>1629</text:p>
          </table:table-cell>
          <table:table-cell table:formula="of:=MAX([.F1630];[.B1631])" office:value-type="float" office:value="90.2303921568628" calcext:value-type="float">
            <text:p>90.2303921568628</text:p>
          </table:table-cell>
          <table:table-cell table:formula="of:=IF([.F1631]=[.B1631];[.E1631];[.G16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45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6" calcext:value-type="float">
            <text:p>6</text:p>
          </table:table-cell>
          <table:table-cell table:formula="of:=[.E1631]+1" office:value-type="float" office:value="1630" calcext:value-type="float">
            <text:p>1630</text:p>
          </table:table-cell>
          <table:table-cell table:formula="of:=MAX([.F1631];[.B1632])" office:value-type="float" office:value="90.2303921568628" calcext:value-type="float">
            <text:p>90.2303921568628</text:p>
          </table:table-cell>
          <table:table-cell table:formula="of:=IF([.F1632]=[.B1632];[.E1632];[.G16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47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6" calcext:value-type="float">
            <text:p>6</text:p>
          </table:table-cell>
          <table:table-cell table:formula="of:=[.E1632]+1" office:value-type="float" office:value="1631" calcext:value-type="float">
            <text:p>1631</text:p>
          </table:table-cell>
          <table:table-cell table:formula="of:=MAX([.F1632];[.B1633])" office:value-type="float" office:value="90.2303921568628" calcext:value-type="float">
            <text:p>90.2303921568628</text:p>
          </table:table-cell>
          <table:table-cell table:formula="of:=IF([.F1633]=[.B1633];[.E1633];[.G16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48</text:p>
          </table:table-cell>
          <table:table-cell office:value-type="float" office:value="89.828431372549" calcext:value-type="float">
            <text:p>89.828431372549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6" calcext:value-type="float">
            <text:p>6</text:p>
          </table:table-cell>
          <table:table-cell table:formula="of:=[.E1633]+1" office:value-type="float" office:value="1632" calcext:value-type="float">
            <text:p>1632</text:p>
          </table:table-cell>
          <table:table-cell table:formula="of:=MAX([.F1633];[.B1634])" office:value-type="float" office:value="90.2303921568628" calcext:value-type="float">
            <text:p>90.2303921568628</text:p>
          </table:table-cell>
          <table:table-cell table:formula="of:=IF([.F1634]=[.B1634];[.E1634];[.G16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54</text:p>
          </table:table-cell>
          <table:table-cell office:value-type="float" office:value="89.828431372549" calcext:value-type="float">
            <text:p>89.828431372549</text:p>
          </table:table-cell>
          <table:table-cell office:value-type="string" calcext:value-type="string">
            <text:p>reflected on verse JHN 3:29</text:p>
          </table:table-cell>
          <table:table-cell office:value-type="float" office:value="7" calcext:value-type="float">
            <text:p>7</text:p>
          </table:table-cell>
          <table:table-cell table:formula="of:=[.E1634]+1" office:value-type="float" office:value="1633" calcext:value-type="float">
            <text:p>1633</text:p>
          </table:table-cell>
          <table:table-cell table:formula="of:=MAX([.F1634];[.B1635])" office:value-type="float" office:value="90.2303921568628" calcext:value-type="float">
            <text:p>90.2303921568628</text:p>
          </table:table-cell>
          <table:table-cell table:formula="of:=IF([.F1635]=[.B1635];[.E1635];[.G16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55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6" calcext:value-type="float">
            <text:p>6</text:p>
          </table:table-cell>
          <table:table-cell table:formula="of:=[.E1635]+1" office:value-type="float" office:value="1634" calcext:value-type="float">
            <text:p>1634</text:p>
          </table:table-cell>
          <table:table-cell table:formula="of:=MAX([.F1635];[.B1636])" office:value-type="float" office:value="90.2303921568628" calcext:value-type="float">
            <text:p>90.2303921568628</text:p>
          </table:table-cell>
          <table:table-cell table:formula="of:=IF([.F1636]=[.B1636];[.E1636];[.G16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57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6" calcext:value-type="float">
            <text:p>6</text:p>
          </table:table-cell>
          <table:table-cell table:formula="of:=[.E1636]+1" office:value-type="float" office:value="1635" calcext:value-type="float">
            <text:p>1635</text:p>
          </table:table-cell>
          <table:table-cell table:formula="of:=MAX([.F1636];[.B1637])" office:value-type="float" office:value="90.2303921568628" calcext:value-type="float">
            <text:p>90.2303921568628</text:p>
          </table:table-cell>
          <table:table-cell table:formula="of:=IF([.F1637]=[.B1637];[.E1637];[.G16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8:58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6" calcext:value-type="float">
            <text:p>6</text:p>
          </table:table-cell>
          <table:table-cell table:formula="of:=[.E1637]+1" office:value-type="float" office:value="1636" calcext:value-type="float">
            <text:p>1636</text:p>
          </table:table-cell>
          <table:table-cell table:formula="of:=MAX([.F1637];[.B1638])" office:value-type="float" office:value="90.2303921568628" calcext:value-type="float">
            <text:p>90.2303921568628</text:p>
          </table:table-cell>
          <table:table-cell table:formula="of:=IF([.F1638]=[.B1638];[.E1638];[.G16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00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6" calcext:value-type="float">
            <text:p>6</text:p>
          </table:table-cell>
          <table:table-cell table:formula="of:=[.E1638]+1" office:value-type="float" office:value="1637" calcext:value-type="float">
            <text:p>1637</text:p>
          </table:table-cell>
          <table:table-cell table:formula="of:=MAX([.F1638];[.B1639])" office:value-type="float" office:value="90.2303921568628" calcext:value-type="float">
            <text:p>90.2303921568628</text:p>
          </table:table-cell>
          <table:table-cell table:formula="of:=IF([.F1639]=[.B1639];[.E1639];[.G16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01</text:p>
          </table:table-cell>
          <table:table-cell office:value-type="float" office:value="89.8892156862745" calcext:value-type="float">
            <text:p>89.8892156862745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6" calcext:value-type="float">
            <text:p>6</text:p>
          </table:table-cell>
          <table:table-cell table:formula="of:=[.E1639]+1" office:value-type="float" office:value="1638" calcext:value-type="float">
            <text:p>1638</text:p>
          </table:table-cell>
          <table:table-cell table:formula="of:=MAX([.F1639];[.B1640])" office:value-type="float" office:value="90.2303921568628" calcext:value-type="float">
            <text:p>90.2303921568628</text:p>
          </table:table-cell>
          <table:table-cell table:formula="of:=IF([.F1640]=[.B1640];[.E1640];[.G16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06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6" calcext:value-type="float">
            <text:p>6</text:p>
          </table:table-cell>
          <table:table-cell table:formula="of:=[.E1640]+1" office:value-type="float" office:value="1639" calcext:value-type="float">
            <text:p>1639</text:p>
          </table:table-cell>
          <table:table-cell table:formula="of:=MAX([.F1640];[.B1641])" office:value-type="float" office:value="90.2303921568628" calcext:value-type="float">
            <text:p>90.2303921568628</text:p>
          </table:table-cell>
          <table:table-cell table:formula="of:=IF([.F1641]=[.B1641];[.E1641];[.G16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11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reflected on verse JHN 3:30</text:p>
          </table:table-cell>
          <table:table-cell office:value-type="float" office:value="7" calcext:value-type="float">
            <text:p>7</text:p>
          </table:table-cell>
          <table:table-cell table:formula="of:=[.E1641]+1" office:value-type="float" office:value="1640" calcext:value-type="float">
            <text:p>1640</text:p>
          </table:table-cell>
          <table:table-cell table:formula="of:=MAX([.F1641];[.B1642])" office:value-type="float" office:value="90.2303921568628" calcext:value-type="float">
            <text:p>90.2303921568628</text:p>
          </table:table-cell>
          <table:table-cell table:formula="of:=IF([.F1642]=[.B1642];[.E1642];[.G16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13</text:p>
          </table:table-cell>
          <table:table-cell office:value-type="float" office:value="89.8921568627451" calcext:value-type="float">
            <text:p>89.8921568627451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6" calcext:value-type="float">
            <text:p>6</text:p>
          </table:table-cell>
          <table:table-cell table:formula="of:=[.E1642]+1" office:value-type="float" office:value="1641" calcext:value-type="float">
            <text:p>1641</text:p>
          </table:table-cell>
          <table:table-cell table:formula="of:=MAX([.F1642];[.B1643])" office:value-type="float" office:value="90.2303921568628" calcext:value-type="float">
            <text:p>90.2303921568628</text:p>
          </table:table-cell>
          <table:table-cell table:formula="of:=IF([.F1643]=[.B1643];[.E1643];[.G16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14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6" calcext:value-type="float">
            <text:p>6</text:p>
          </table:table-cell>
          <table:table-cell table:formula="of:=[.E1643]+1" office:value-type="float" office:value="1642" calcext:value-type="float">
            <text:p>1642</text:p>
          </table:table-cell>
          <table:table-cell table:formula="of:=MAX([.F1643];[.B1644])" office:value-type="float" office:value="90.2303921568628" calcext:value-type="float">
            <text:p>90.2303921568628</text:p>
          </table:table-cell>
          <table:table-cell table:formula="of:=IF([.F1644]=[.B1644];[.E1644];[.G16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16</text:p>
          </table:table-cell>
          <table:table-cell office:value-type="float" office:value="89.9803921568627" calcext:value-type="float">
            <text:p>89.9803921568627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6" calcext:value-type="float">
            <text:p>6</text:p>
          </table:table-cell>
          <table:table-cell table:formula="of:=[.E1644]+1" office:value-type="float" office:value="1643" calcext:value-type="float">
            <text:p>1643</text:p>
          </table:table-cell>
          <table:table-cell table:formula="of:=MAX([.F1644];[.B1645])" office:value-type="float" office:value="90.2303921568628" calcext:value-type="float">
            <text:p>90.2303921568628</text:p>
          </table:table-cell>
          <table:table-cell table:formula="of:=IF([.F1645]=[.B1645];[.E1645];[.G16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17</text:p>
          </table:table-cell>
          <table:table-cell office:value-type="float" office:value="89.9730392156863" calcext:value-type="float">
            <text:p>89.9730392156863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6" calcext:value-type="float">
            <text:p>6</text:p>
          </table:table-cell>
          <table:table-cell table:formula="of:=[.E1645]+1" office:value-type="float" office:value="1644" calcext:value-type="float">
            <text:p>1644</text:p>
          </table:table-cell>
          <table:table-cell table:formula="of:=MAX([.F1645];[.B1646])" office:value-type="float" office:value="90.2303921568628" calcext:value-type="float">
            <text:p>90.2303921568628</text:p>
          </table:table-cell>
          <table:table-cell table:formula="of:=IF([.F1646]=[.B1646];[.E1646];[.G16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19</text:p>
          </table:table-cell>
          <table:table-cell office:value-type="float" office:value="89.9686274509804" calcext:value-type="float">
            <text:p>89.9686274509804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6" calcext:value-type="float">
            <text:p>6</text:p>
          </table:table-cell>
          <table:table-cell table:formula="of:=[.E1646]+1" office:value-type="float" office:value="1645" calcext:value-type="float">
            <text:p>1645</text:p>
          </table:table-cell>
          <table:table-cell table:formula="of:=MAX([.F1646];[.B1647])" office:value-type="float" office:value="90.2303921568628" calcext:value-type="float">
            <text:p>90.2303921568628</text:p>
          </table:table-cell>
          <table:table-cell table:formula="of:=IF([.F1647]=[.B1647];[.E1647];[.G16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20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6" calcext:value-type="float">
            <text:p>6</text:p>
          </table:table-cell>
          <table:table-cell table:formula="of:=[.E1647]+1" office:value-type="float" office:value="1646" calcext:value-type="float">
            <text:p>1646</text:p>
          </table:table-cell>
          <table:table-cell table:formula="of:=MAX([.F1647];[.B1648])" office:value-type="float" office:value="90.2303921568628" calcext:value-type="float">
            <text:p>90.2303921568628</text:p>
          </table:table-cell>
          <table:table-cell table:formula="of:=IF([.F1648]=[.B1648];[.E1648];[.G16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26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reflected on verse JHN 3:31</text:p>
          </table:table-cell>
          <table:table-cell office:value-type="float" office:value="7" calcext:value-type="float">
            <text:p>7</text:p>
          </table:table-cell>
          <table:table-cell table:formula="of:=[.E1648]+1" office:value-type="float" office:value="1647" calcext:value-type="float">
            <text:p>1647</text:p>
          </table:table-cell>
          <table:table-cell table:formula="of:=MAX([.F1648];[.B1649])" office:value-type="float" office:value="90.2303921568628" calcext:value-type="float">
            <text:p>90.2303921568628</text:p>
          </table:table-cell>
          <table:table-cell table:formula="of:=IF([.F1649]=[.B1649];[.E1649];[.G16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28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6" calcext:value-type="float">
            <text:p>6</text:p>
          </table:table-cell>
          <table:table-cell table:formula="of:=[.E1649]+1" office:value-type="float" office:value="1648" calcext:value-type="float">
            <text:p>1648</text:p>
          </table:table-cell>
          <table:table-cell table:formula="of:=MAX([.F1649];[.B1650])" office:value-type="float" office:value="90.2303921568628" calcext:value-type="float">
            <text:p>90.2303921568628</text:p>
          </table:table-cell>
          <table:table-cell table:formula="of:=IF([.F1650]=[.B1650];[.E1650];[.G16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29</text:p>
          </table:table-cell>
          <table:table-cell office:value-type="float" office:value="89.9607843137255" calcext:value-type="float">
            <text:p>89.9607843137255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6" calcext:value-type="float">
            <text:p>6</text:p>
          </table:table-cell>
          <table:table-cell table:formula="of:=[.E1650]+1" office:value-type="float" office:value="1649" calcext:value-type="float">
            <text:p>1649</text:p>
          </table:table-cell>
          <table:table-cell table:formula="of:=MAX([.F1650];[.B1651])" office:value-type="float" office:value="90.2303921568628" calcext:value-type="float">
            <text:p>90.2303921568628</text:p>
          </table:table-cell>
          <table:table-cell table:formula="of:=IF([.F1651]=[.B1651];[.E1651];[.G16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30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6" calcext:value-type="float">
            <text:p>6</text:p>
          </table:table-cell>
          <table:table-cell table:formula="of:=[.E1651]+1" office:value-type="float" office:value="1650" calcext:value-type="float">
            <text:p>1650</text:p>
          </table:table-cell>
          <table:table-cell table:formula="of:=MAX([.F1651];[.B1652])" office:value-type="float" office:value="90.2303921568628" calcext:value-type="float">
            <text:p>90.2303921568628</text:p>
          </table:table-cell>
          <table:table-cell table:formula="of:=IF([.F1652]=[.B1652];[.E1652];[.G16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32</text:p>
          </table:table-cell>
          <table:table-cell office:value-type="float" office:value="89.9754901960784" calcext:value-type="float">
            <text:p>89.9754901960784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6" calcext:value-type="float">
            <text:p>6</text:p>
          </table:table-cell>
          <table:table-cell table:formula="of:=[.E1652]+1" office:value-type="float" office:value="1651" calcext:value-type="float">
            <text:p>1651</text:p>
          </table:table-cell>
          <table:table-cell table:formula="of:=MAX([.F1652];[.B1653])" office:value-type="float" office:value="90.2303921568628" calcext:value-type="float">
            <text:p>90.2303921568628</text:p>
          </table:table-cell>
          <table:table-cell table:formula="of:=IF([.F1653]=[.B1653];[.E1653];[.G16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34</text:p>
          </table:table-cell>
          <table:table-cell office:value-type="float" office:value="89.978431372549" calcext:value-type="float">
            <text:p>89.978431372549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6" calcext:value-type="float">
            <text:p>6</text:p>
          </table:table-cell>
          <table:table-cell table:formula="of:=[.E1653]+1" office:value-type="float" office:value="1652" calcext:value-type="float">
            <text:p>1652</text:p>
          </table:table-cell>
          <table:table-cell table:formula="of:=MAX([.F1653];[.B1654])" office:value-type="float" office:value="90.2303921568628" calcext:value-type="float">
            <text:p>90.2303921568628</text:p>
          </table:table-cell>
          <table:table-cell table:formula="of:=IF([.F1654]=[.B1654];[.E1654];[.G16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35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6" calcext:value-type="float">
            <text:p>6</text:p>
          </table:table-cell>
          <table:table-cell table:formula="of:=[.E1654]+1" office:value-type="float" office:value="1653" calcext:value-type="float">
            <text:p>1653</text:p>
          </table:table-cell>
          <table:table-cell table:formula="of:=MAX([.F1654];[.B1655])" office:value-type="float" office:value="90.2303921568628" calcext:value-type="float">
            <text:p>90.2303921568628</text:p>
          </table:table-cell>
          <table:table-cell table:formula="of:=IF([.F1655]=[.B1655];[.E1655];[.G16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41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reflected on verse JHN 3:32</text:p>
          </table:table-cell>
          <table:table-cell office:value-type="float" office:value="7" calcext:value-type="float">
            <text:p>7</text:p>
          </table:table-cell>
          <table:table-cell table:formula="of:=[.E1655]+1" office:value-type="float" office:value="1654" calcext:value-type="float">
            <text:p>1654</text:p>
          </table:table-cell>
          <table:table-cell table:formula="of:=MAX([.F1655];[.B1656])" office:value-type="float" office:value="90.2303921568628" calcext:value-type="float">
            <text:p>90.2303921568628</text:p>
          </table:table-cell>
          <table:table-cell table:formula="of:=IF([.F1656]=[.B1656];[.E1656];[.G16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42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6" calcext:value-type="float">
            <text:p>6</text:p>
          </table:table-cell>
          <table:table-cell table:formula="of:=[.E1656]+1" office:value-type="float" office:value="1655" calcext:value-type="float">
            <text:p>1655</text:p>
          </table:table-cell>
          <table:table-cell table:formula="of:=MAX([.F1656];[.B1657])" office:value-type="float" office:value="90.2303921568628" calcext:value-type="float">
            <text:p>90.2303921568628</text:p>
          </table:table-cell>
          <table:table-cell table:formula="of:=IF([.F1657]=[.B1657];[.E1657];[.G16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44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6" calcext:value-type="float">
            <text:p>6</text:p>
          </table:table-cell>
          <table:table-cell table:formula="of:=[.E1657]+1" office:value-type="float" office:value="1656" calcext:value-type="float">
            <text:p>1656</text:p>
          </table:table-cell>
          <table:table-cell table:formula="of:=MAX([.F1657];[.B1658])" office:value-type="float" office:value="90.2303921568628" calcext:value-type="float">
            <text:p>90.2303921568628</text:p>
          </table:table-cell>
          <table:table-cell table:formula="of:=IF([.F1658]=[.B1658];[.E1658];[.G16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45</text:p>
          </table:table-cell>
          <table:table-cell office:value-type="float" office:value="89.9460784313725" calcext:value-type="float">
            <text:p>89.9460784313725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6" calcext:value-type="float">
            <text:p>6</text:p>
          </table:table-cell>
          <table:table-cell table:formula="of:=[.E1658]+1" office:value-type="float" office:value="1657" calcext:value-type="float">
            <text:p>1657</text:p>
          </table:table-cell>
          <table:table-cell table:formula="of:=MAX([.F1658];[.B1659])" office:value-type="float" office:value="90.2303921568628" calcext:value-type="float">
            <text:p>90.2303921568628</text:p>
          </table:table-cell>
          <table:table-cell table:formula="of:=IF([.F1659]=[.B1659];[.E1659];[.G16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46</text:p>
          </table:table-cell>
          <table:table-cell office:value-type="float" office:value="89.9338235294118" calcext:value-type="float">
            <text:p>89.9338235294118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6" calcext:value-type="float">
            <text:p>6</text:p>
          </table:table-cell>
          <table:table-cell table:formula="of:=[.E1659]+1" office:value-type="float" office:value="1658" calcext:value-type="float">
            <text:p>1658</text:p>
          </table:table-cell>
          <table:table-cell table:formula="of:=MAX([.F1659];[.B1660])" office:value-type="float" office:value="90.2303921568628" calcext:value-type="float">
            <text:p>90.2303921568628</text:p>
          </table:table-cell>
          <table:table-cell table:formula="of:=IF([.F1660]=[.B1660];[.E1660];[.G16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48</text:p>
          </table:table-cell>
          <table:table-cell office:value-type="float" office:value="89.9676470588235" calcext:value-type="float">
            <text:p>89.9676470588235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6" calcext:value-type="float">
            <text:p>6</text:p>
          </table:table-cell>
          <table:table-cell table:formula="of:=[.E1660]+1" office:value-type="float" office:value="1659" calcext:value-type="float">
            <text:p>1659</text:p>
          </table:table-cell>
          <table:table-cell table:formula="of:=MAX([.F1660];[.B1661])" office:value-type="float" office:value="90.2303921568628" calcext:value-type="float">
            <text:p>90.2303921568628</text:p>
          </table:table-cell>
          <table:table-cell table:formula="of:=IF([.F1661]=[.B1661];[.E1661];[.G16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49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6" calcext:value-type="float">
            <text:p>6</text:p>
          </table:table-cell>
          <table:table-cell table:formula="of:=[.E1661]+1" office:value-type="float" office:value="1660" calcext:value-type="float">
            <text:p>1660</text:p>
          </table:table-cell>
          <table:table-cell table:formula="of:=MAX([.F1661];[.B1662])" office:value-type="float" office:value="90.2303921568628" calcext:value-type="float">
            <text:p>90.2303921568628</text:p>
          </table:table-cell>
          <table:table-cell table:formula="of:=IF([.F1662]=[.B1662];[.E1662];[.G16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54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reflected on verse JHN 3:33</text:p>
          </table:table-cell>
          <table:table-cell office:value-type="float" office:value="7" calcext:value-type="float">
            <text:p>7</text:p>
          </table:table-cell>
          <table:table-cell table:formula="of:=[.E1662]+1" office:value-type="float" office:value="1661" calcext:value-type="float">
            <text:p>1661</text:p>
          </table:table-cell>
          <table:table-cell table:formula="of:=MAX([.F1662];[.B1663])" office:value-type="float" office:value="90.2303921568628" calcext:value-type="float">
            <text:p>90.2303921568628</text:p>
          </table:table-cell>
          <table:table-cell table:formula="of:=IF([.F1663]=[.B1663];[.E1663];[.G16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55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6" calcext:value-type="float">
            <text:p>6</text:p>
          </table:table-cell>
          <table:table-cell table:formula="of:=[.E1663]+1" office:value-type="float" office:value="1662" calcext:value-type="float">
            <text:p>1662</text:p>
          </table:table-cell>
          <table:table-cell table:formula="of:=MAX([.F1663];[.B1664])" office:value-type="float" office:value="90.2303921568628" calcext:value-type="float">
            <text:p>90.2303921568628</text:p>
          </table:table-cell>
          <table:table-cell table:formula="of:=IF([.F1664]=[.B1664];[.E1664];[.G16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57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6" calcext:value-type="float">
            <text:p>6</text:p>
          </table:table-cell>
          <table:table-cell table:formula="of:=[.E1664]+1" office:value-type="float" office:value="1663" calcext:value-type="float">
            <text:p>1663</text:p>
          </table:table-cell>
          <table:table-cell table:formula="of:=MAX([.F1664];[.B1665])" office:value-type="float" office:value="90.2303921568628" calcext:value-type="float">
            <text:p>90.2303921568628</text:p>
          </table:table-cell>
          <table:table-cell table:formula="of:=IF([.F1665]=[.B1665];[.E1665];[.G16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39:58</text:p>
          </table:table-cell>
          <table:table-cell office:value-type="float" office:value="90.014705882353" calcext:value-type="float">
            <text:p>90.014705882353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6" calcext:value-type="float">
            <text:p>6</text:p>
          </table:table-cell>
          <table:table-cell table:formula="of:=[.E1665]+1" office:value-type="float" office:value="1664" calcext:value-type="float">
            <text:p>1664</text:p>
          </table:table-cell>
          <table:table-cell table:formula="of:=MAX([.F1665];[.B1666])" office:value-type="float" office:value="90.2303921568628" calcext:value-type="float">
            <text:p>90.2303921568628</text:p>
          </table:table-cell>
          <table:table-cell table:formula="of:=IF([.F1666]=[.B1666];[.E1666];[.G16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00</text:p>
          </table:table-cell>
          <table:table-cell office:value-type="float" office:value="89.953431372549" calcext:value-type="float">
            <text:p>89.953431372549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6" calcext:value-type="float">
            <text:p>6</text:p>
          </table:table-cell>
          <table:table-cell table:formula="of:=[.E1666]+1" office:value-type="float" office:value="1665" calcext:value-type="float">
            <text:p>1665</text:p>
          </table:table-cell>
          <table:table-cell table:formula="of:=MAX([.F1666];[.B1667])" office:value-type="float" office:value="90.2303921568628" calcext:value-type="float">
            <text:p>90.2303921568628</text:p>
          </table:table-cell>
          <table:table-cell table:formula="of:=IF([.F1667]=[.B1667];[.E1667];[.G16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01</text:p>
          </table:table-cell>
          <table:table-cell office:value-type="float" office:value="89.9754901960784" calcext:value-type="float">
            <text:p>89.9754901960784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6" calcext:value-type="float">
            <text:p>6</text:p>
          </table:table-cell>
          <table:table-cell table:formula="of:=[.E1667]+1" office:value-type="float" office:value="1666" calcext:value-type="float">
            <text:p>1666</text:p>
          </table:table-cell>
          <table:table-cell table:formula="of:=MAX([.F1667];[.B1668])" office:value-type="float" office:value="90.2303921568628" calcext:value-type="float">
            <text:p>90.2303921568628</text:p>
          </table:table-cell>
          <table:table-cell table:formula="of:=IF([.F1668]=[.B1668];[.E1668];[.G16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02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6" calcext:value-type="float">
            <text:p>6</text:p>
          </table:table-cell>
          <table:table-cell table:formula="of:=[.E1668]+1" office:value-type="float" office:value="1667" calcext:value-type="float">
            <text:p>1667</text:p>
          </table:table-cell>
          <table:table-cell table:formula="of:=MAX([.F1668];[.B1669])" office:value-type="float" office:value="90.2303921568628" calcext:value-type="float">
            <text:p>90.2303921568628</text:p>
          </table:table-cell>
          <table:table-cell table:formula="of:=IF([.F1669]=[.B1669];[.E1669];[.G16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09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reflected on verse JHN 3:34</text:p>
          </table:table-cell>
          <table:table-cell office:value-type="float" office:value="7" calcext:value-type="float">
            <text:p>7</text:p>
          </table:table-cell>
          <table:table-cell table:formula="of:=[.E1669]+1" office:value-type="float" office:value="1668" calcext:value-type="float">
            <text:p>1668</text:p>
          </table:table-cell>
          <table:table-cell table:formula="of:=MAX([.F1669];[.B1670])" office:value-type="float" office:value="90.2303921568628" calcext:value-type="float">
            <text:p>90.2303921568628</text:p>
          </table:table-cell>
          <table:table-cell table:formula="of:=IF([.F1670]=[.B1670];[.E1670];[.G16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10</text:p>
          </table:table-cell>
          <table:table-cell office:value-type="float" office:value="90.1470588235294" calcext:value-type="float">
            <text:p>90.1470588235294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6" calcext:value-type="float">
            <text:p>6</text:p>
          </table:table-cell>
          <table:table-cell table:formula="of:=[.E1670]+1" office:value-type="float" office:value="1669" calcext:value-type="float">
            <text:p>1669</text:p>
          </table:table-cell>
          <table:table-cell table:formula="of:=MAX([.F1670];[.B1671])" office:value-type="float" office:value="90.2303921568628" calcext:value-type="float">
            <text:p>90.2303921568628</text:p>
          </table:table-cell>
          <table:table-cell table:formula="of:=IF([.F1671]=[.B1671];[.E1671];[.G16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12</text:p>
          </table:table-cell>
          <table:table-cell office:value-type="float" office:value="90.0735294117647" calcext:value-type="float">
            <text:p>90.0735294117647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6" calcext:value-type="float">
            <text:p>6</text:p>
          </table:table-cell>
          <table:table-cell table:formula="of:=[.E1671]+1" office:value-type="float" office:value="1670" calcext:value-type="float">
            <text:p>1670</text:p>
          </table:table-cell>
          <table:table-cell table:formula="of:=MAX([.F1671];[.B1672])" office:value-type="float" office:value="90.2303921568628" calcext:value-type="float">
            <text:p>90.2303921568628</text:p>
          </table:table-cell>
          <table:table-cell table:formula="of:=IF([.F1672]=[.B1672];[.E1672];[.G16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14</text:p>
          </table:table-cell>
          <table:table-cell office:value-type="float" office:value="90.0490196078432" calcext:value-type="float">
            <text:p>90.0490196078432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6" calcext:value-type="float">
            <text:p>6</text:p>
          </table:table-cell>
          <table:table-cell table:formula="of:=[.E1672]+1" office:value-type="float" office:value="1671" calcext:value-type="float">
            <text:p>1671</text:p>
          </table:table-cell>
          <table:table-cell table:formula="of:=MAX([.F1672];[.B1673])" office:value-type="float" office:value="90.2303921568628" calcext:value-type="float">
            <text:p>90.2303921568628</text:p>
          </table:table-cell>
          <table:table-cell table:formula="of:=IF([.F1673]=[.B1673];[.E1673];[.G16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18</text:p>
          </table:table-cell>
          <table:table-cell office:value-type="float" office:value="90.0514705882353" calcext:value-type="float">
            <text:p>90.0514705882353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6" calcext:value-type="float">
            <text:p>6</text:p>
          </table:table-cell>
          <table:table-cell table:formula="of:=[.E1673]+1" office:value-type="float" office:value="1672" calcext:value-type="float">
            <text:p>1672</text:p>
          </table:table-cell>
          <table:table-cell table:formula="of:=MAX([.F1673];[.B1674])" office:value-type="float" office:value="90.2303921568628" calcext:value-type="float">
            <text:p>90.2303921568628</text:p>
          </table:table-cell>
          <table:table-cell table:formula="of:=IF([.F1674]=[.B1674];[.E1674];[.G16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19</text:p>
          </table:table-cell>
          <table:table-cell office:value-type="float" office:value="90.0411764705883" calcext:value-type="float">
            <text:p>90.0411764705883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6" calcext:value-type="float">
            <text:p>6</text:p>
          </table:table-cell>
          <table:table-cell table:formula="of:=[.E1674]+1" office:value-type="float" office:value="1673" calcext:value-type="float">
            <text:p>1673</text:p>
          </table:table-cell>
          <table:table-cell table:formula="of:=MAX([.F1674];[.B1675])" office:value-type="float" office:value="90.2303921568628" calcext:value-type="float">
            <text:p>90.2303921568628</text:p>
          </table:table-cell>
          <table:table-cell table:formula="of:=IF([.F1675]=[.B1675];[.E1675];[.G16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23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6" calcext:value-type="float">
            <text:p>6</text:p>
          </table:table-cell>
          <table:table-cell table:formula="of:=[.E1675]+1" office:value-type="float" office:value="1674" calcext:value-type="float">
            <text:p>1674</text:p>
          </table:table-cell>
          <table:table-cell table:formula="of:=MAX([.F1675];[.B1676])" office:value-type="float" office:value="90.2303921568628" calcext:value-type="float">
            <text:p>90.2303921568628</text:p>
          </table:table-cell>
          <table:table-cell table:formula="of:=IF([.F1676]=[.B1676];[.E1676];[.G16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27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reflected on verse JHN 3:35</text:p>
          </table:table-cell>
          <table:table-cell office:value-type="float" office:value="7" calcext:value-type="float">
            <text:p>7</text:p>
          </table:table-cell>
          <table:table-cell table:formula="of:=[.E1676]+1" office:value-type="float" office:value="1675" calcext:value-type="float">
            <text:p>1675</text:p>
          </table:table-cell>
          <table:table-cell table:formula="of:=MAX([.F1676];[.B1677])" office:value-type="float" office:value="90.2303921568628" calcext:value-type="float">
            <text:p>90.2303921568628</text:p>
          </table:table-cell>
          <table:table-cell table:formula="of:=IF([.F1677]=[.B1677];[.E1677];[.G16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30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6" calcext:value-type="float">
            <text:p>6</text:p>
          </table:table-cell>
          <table:table-cell table:formula="of:=[.E1677]+1" office:value-type="float" office:value="1676" calcext:value-type="float">
            <text:p>1676</text:p>
          </table:table-cell>
          <table:table-cell table:formula="of:=MAX([.F1677];[.B1678])" office:value-type="float" office:value="90.2303921568628" calcext:value-type="float">
            <text:p>90.2303921568628</text:p>
          </table:table-cell>
          <table:table-cell table:formula="of:=IF([.F1678]=[.B1678];[.E1678];[.G16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3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6" calcext:value-type="float">
            <text:p>6</text:p>
          </table:table-cell>
          <table:table-cell table:formula="of:=[.E1678]+1" office:value-type="float" office:value="1677" calcext:value-type="float">
            <text:p>1677</text:p>
          </table:table-cell>
          <table:table-cell table:formula="of:=MAX([.F1678];[.B1679])" office:value-type="float" office:value="90.2303921568628" calcext:value-type="float">
            <text:p>90.2303921568628</text:p>
          </table:table-cell>
          <table:table-cell table:formula="of:=IF([.F1679]=[.B1679];[.E1679];[.G16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32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6" calcext:value-type="float">
            <text:p>6</text:p>
          </table:table-cell>
          <table:table-cell table:formula="of:=[.E1679]+1" office:value-type="float" office:value="1678" calcext:value-type="float">
            <text:p>1678</text:p>
          </table:table-cell>
          <table:table-cell table:formula="of:=MAX([.F1679];[.B1680])" office:value-type="float" office:value="90.2303921568628" calcext:value-type="float">
            <text:p>90.2303921568628</text:p>
          </table:table-cell>
          <table:table-cell table:formula="of:=IF([.F1680]=[.B1680];[.E1680];[.G16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35</text:p>
          </table:table-cell>
          <table:table-cell office:value-type="float" office:value="90.0073529411765" calcext:value-type="float">
            <text:p>90.0073529411765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6" calcext:value-type="float">
            <text:p>6</text:p>
          </table:table-cell>
          <table:table-cell table:formula="of:=[.E1680]+1" office:value-type="float" office:value="1679" calcext:value-type="float">
            <text:p>1679</text:p>
          </table:table-cell>
          <table:table-cell table:formula="of:=MAX([.F1680];[.B1681])" office:value-type="float" office:value="90.2303921568628" calcext:value-type="float">
            <text:p>90.2303921568628</text:p>
          </table:table-cell>
          <table:table-cell table:formula="of:=IF([.F1681]=[.B1681];[.E1681];[.G16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38</text:p>
          </table:table-cell>
          <table:table-cell office:value-type="float" office:value="89.9970588235294" calcext:value-type="float">
            <text:p>89.9970588235294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6" calcext:value-type="float">
            <text:p>6</text:p>
          </table:table-cell>
          <table:table-cell table:formula="of:=[.E1681]+1" office:value-type="float" office:value="1680" calcext:value-type="float">
            <text:p>1680</text:p>
          </table:table-cell>
          <table:table-cell table:formula="of:=MAX([.F1681];[.B1682])" office:value-type="float" office:value="90.2303921568628" calcext:value-type="float">
            <text:p>90.2303921568628</text:p>
          </table:table-cell>
          <table:table-cell table:formula="of:=IF([.F1682]=[.B1682];[.E1682];[.G16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40</text:p>
          </table:table-cell>
          <table:table-cell office:value-type="float" office:value="90.014705882353" calcext:value-type="float">
            <text:p>90.014705882353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6" calcext:value-type="float">
            <text:p>6</text:p>
          </table:table-cell>
          <table:table-cell table:formula="of:=[.E1682]+1" office:value-type="float" office:value="1681" calcext:value-type="float">
            <text:p>1681</text:p>
          </table:table-cell>
          <table:table-cell table:formula="of:=MAX([.F1682];[.B1683])" office:value-type="float" office:value="90.2303921568628" calcext:value-type="float">
            <text:p>90.2303921568628</text:p>
          </table:table-cell>
          <table:table-cell table:formula="of:=IF([.F1683]=[.B1683];[.E1683];[.G16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44</text:p>
          </table:table-cell>
          <table:table-cell office:value-type="float" office:value="90.014705882353" calcext:value-type="float">
            <text:p>90.014705882353</text:p>
          </table:table-cell>
          <table:table-cell office:value-type="string" calcext:value-type="string">
            <text:p>reflected on verse JHN 3:36</text:p>
          </table:table-cell>
          <table:table-cell office:value-type="float" office:value="7" calcext:value-type="float">
            <text:p>7</text:p>
          </table:table-cell>
          <table:table-cell table:formula="of:=[.E1683]+1" office:value-type="float" office:value="1682" calcext:value-type="float">
            <text:p>1682</text:p>
          </table:table-cell>
          <table:table-cell table:formula="of:=MAX([.F1683];[.B1684])" office:value-type="float" office:value="90.2303921568628" calcext:value-type="float">
            <text:p>90.2303921568628</text:p>
          </table:table-cell>
          <table:table-cell table:formula="of:=IF([.F1684]=[.B1684];[.E1684];[.G16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46</text:p>
          </table:table-cell>
          <table:table-cell office:value-type="float" office:value="89.9754901960785" calcext:value-type="float">
            <text:p>89.9754901960785</text:p>
          </table:table-cell>
          <table:table-cell office:value-type="string" calcext:value-type="string">
            <text:p>added grade number 1 to verse JHN 3:1</text:p>
          </table:table-cell>
          <table:table-cell office:value-type="float" office:value="7" calcext:value-type="float">
            <text:p>7</text:p>
          </table:table-cell>
          <table:table-cell table:formula="of:=[.E1684]+1" office:value-type="float" office:value="1683" calcext:value-type="float">
            <text:p>1683</text:p>
          </table:table-cell>
          <table:table-cell table:formula="of:=MAX([.F1684];[.B1685])" office:value-type="float" office:value="90.2303921568628" calcext:value-type="float">
            <text:p>90.2303921568628</text:p>
          </table:table-cell>
          <table:table-cell table:formula="of:=IF([.F1685]=[.B1685];[.E1685];[.G16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47</text:p>
          </table:table-cell>
          <table:table-cell office:value-type="float" office:value="89.9460784313726" calcext:value-type="float">
            <text:p>89.9460784313726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7" calcext:value-type="float">
            <text:p>7</text:p>
          </table:table-cell>
          <table:table-cell table:formula="of:=[.E1685]+1" office:value-type="float" office:value="1684" calcext:value-type="float">
            <text:p>1684</text:p>
          </table:table-cell>
          <table:table-cell table:formula="of:=MAX([.F1685];[.B1686])" office:value-type="float" office:value="90.2303921568628" calcext:value-type="float">
            <text:p>90.2303921568628</text:p>
          </table:table-cell>
          <table:table-cell table:formula="of:=IF([.F1686]=[.B1686];[.E1686];[.G16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49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7" calcext:value-type="float">
            <text:p>7</text:p>
          </table:table-cell>
          <table:table-cell table:formula="of:=[.E1686]+1" office:value-type="float" office:value="1685" calcext:value-type="float">
            <text:p>1685</text:p>
          </table:table-cell>
          <table:table-cell table:formula="of:=MAX([.F1686];[.B1687])" office:value-type="float" office:value="90.2303921568628" calcext:value-type="float">
            <text:p>90.2303921568628</text:p>
          </table:table-cell>
          <table:table-cell table:formula="of:=IF([.F1687]=[.B1687];[.E1687];[.G16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50</text:p>
          </table:table-cell>
          <table:table-cell office:value-type="float" office:value="89.9607843137255" calcext:value-type="float">
            <text:p>89.9607843137255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7" calcext:value-type="float">
            <text:p>7</text:p>
          </table:table-cell>
          <table:table-cell table:formula="of:=[.E1687]+1" office:value-type="float" office:value="1686" calcext:value-type="float">
            <text:p>1686</text:p>
          </table:table-cell>
          <table:table-cell table:formula="of:=MAX([.F1687];[.B1688])" office:value-type="float" office:value="90.2303921568628" calcext:value-type="float">
            <text:p>90.2303921568628</text:p>
          </table:table-cell>
          <table:table-cell table:formula="of:=IF([.F1688]=[.B1688];[.E1688];[.G16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51</text:p>
          </table:table-cell>
          <table:table-cell office:value-type="float" office:value="89.9519607843137" calcext:value-type="float">
            <text:p>89.9519607843137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7" calcext:value-type="float">
            <text:p>7</text:p>
          </table:table-cell>
          <table:table-cell table:formula="of:=[.E1688]+1" office:value-type="float" office:value="1687" calcext:value-type="float">
            <text:p>1687</text:p>
          </table:table-cell>
          <table:table-cell table:formula="of:=MAX([.F1688];[.B1689])" office:value-type="float" office:value="90.2303921568628" calcext:value-type="float">
            <text:p>90.2303921568628</text:p>
          </table:table-cell>
          <table:table-cell table:formula="of:=IF([.F1689]=[.B1689];[.E1689];[.G16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53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7" calcext:value-type="float">
            <text:p>7</text:p>
          </table:table-cell>
          <table:table-cell table:formula="of:=[.E1689]+1" office:value-type="float" office:value="1688" calcext:value-type="float">
            <text:p>1688</text:p>
          </table:table-cell>
          <table:table-cell table:formula="of:=MAX([.F1689];[.B1690])" office:value-type="float" office:value="90.2303921568628" calcext:value-type="float">
            <text:p>90.2303921568628</text:p>
          </table:table-cell>
          <table:table-cell table:formula="of:=IF([.F1690]=[.B1690];[.E1690];[.G16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0:57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reflected on verse JHN 3:1</text:p>
          </table:table-cell>
          <table:table-cell office:value-type="float" office:value="8" calcext:value-type="float">
            <text:p>8</text:p>
          </table:table-cell>
          <table:table-cell table:formula="of:=[.E1690]+1" office:value-type="float" office:value="1689" calcext:value-type="float">
            <text:p>1689</text:p>
          </table:table-cell>
          <table:table-cell table:formula="of:=MAX([.F1690];[.B1691])" office:value-type="float" office:value="90.2303921568628" calcext:value-type="float">
            <text:p>90.2303921568628</text:p>
          </table:table-cell>
          <table:table-cell table:formula="of:=IF([.F1691]=[.B1691];[.E1691];[.G16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00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7" calcext:value-type="float">
            <text:p>7</text:p>
          </table:table-cell>
          <table:table-cell table:formula="of:=[.E1691]+1" office:value-type="float" office:value="1690" calcext:value-type="float">
            <text:p>1690</text:p>
          </table:table-cell>
          <table:table-cell table:formula="of:=MAX([.F1691];[.B1692])" office:value-type="float" office:value="90.2303921568628" calcext:value-type="float">
            <text:p>90.2303921568628</text:p>
          </table:table-cell>
          <table:table-cell table:formula="of:=IF([.F1692]=[.B1692];[.E1692];[.G16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01</text:p>
          </table:table-cell>
          <table:table-cell office:value-type="float" office:value="89.8921568627451" calcext:value-type="float">
            <text:p>89.8921568627451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7" calcext:value-type="float">
            <text:p>7</text:p>
          </table:table-cell>
          <table:table-cell table:formula="of:=[.E1692]+1" office:value-type="float" office:value="1691" calcext:value-type="float">
            <text:p>1691</text:p>
          </table:table-cell>
          <table:table-cell table:formula="of:=MAX([.F1692];[.B1693])" office:value-type="float" office:value="90.2303921568628" calcext:value-type="float">
            <text:p>90.2303921568628</text:p>
          </table:table-cell>
          <table:table-cell table:formula="of:=IF([.F1693]=[.B1693];[.E1693];[.G16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03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7" calcext:value-type="float">
            <text:p>7</text:p>
          </table:table-cell>
          <table:table-cell table:formula="of:=[.E1693]+1" office:value-type="float" office:value="1692" calcext:value-type="float">
            <text:p>1692</text:p>
          </table:table-cell>
          <table:table-cell table:formula="of:=MAX([.F1693];[.B1694])" office:value-type="float" office:value="90.2303921568628" calcext:value-type="float">
            <text:p>90.2303921568628</text:p>
          </table:table-cell>
          <table:table-cell table:formula="of:=IF([.F1694]=[.B1694];[.E1694];[.G16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04</text:p>
          </table:table-cell>
          <table:table-cell office:value-type="float" office:value="89.8553921568628" calcext:value-type="float">
            <text:p>89.8553921568628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7" calcext:value-type="float">
            <text:p>7</text:p>
          </table:table-cell>
          <table:table-cell table:formula="of:=[.E1694]+1" office:value-type="float" office:value="1693" calcext:value-type="float">
            <text:p>1693</text:p>
          </table:table-cell>
          <table:table-cell table:formula="of:=MAX([.F1694];[.B1695])" office:value-type="float" office:value="90.2303921568628" calcext:value-type="float">
            <text:p>90.2303921568628</text:p>
          </table:table-cell>
          <table:table-cell table:formula="of:=IF([.F1695]=[.B1695];[.E1695];[.G16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06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7" calcext:value-type="float">
            <text:p>7</text:p>
          </table:table-cell>
          <table:table-cell table:formula="of:=[.E1695]+1" office:value-type="float" office:value="1694" calcext:value-type="float">
            <text:p>1694</text:p>
          </table:table-cell>
          <table:table-cell table:formula="of:=MAX([.F1695];[.B1696])" office:value-type="float" office:value="90.2303921568628" calcext:value-type="float">
            <text:p>90.2303921568628</text:p>
          </table:table-cell>
          <table:table-cell table:formula="of:=IF([.F1696]=[.B1696];[.E1696];[.G16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07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7" calcext:value-type="float">
            <text:p>7</text:p>
          </table:table-cell>
          <table:table-cell table:formula="of:=[.E1696]+1" office:value-type="float" office:value="1695" calcext:value-type="float">
            <text:p>1695</text:p>
          </table:table-cell>
          <table:table-cell table:formula="of:=MAX([.F1696];[.B1697])" office:value-type="float" office:value="90.2303921568628" calcext:value-type="float">
            <text:p>90.2303921568628</text:p>
          </table:table-cell>
          <table:table-cell table:formula="of:=IF([.F1697]=[.B1697];[.E1697];[.G16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12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reflected on verse JHN 3:2</text:p>
          </table:table-cell>
          <table:table-cell office:value-type="float" office:value="8" calcext:value-type="float">
            <text:p>8</text:p>
          </table:table-cell>
          <table:table-cell table:formula="of:=[.E1697]+1" office:value-type="float" office:value="1696" calcext:value-type="float">
            <text:p>1696</text:p>
          </table:table-cell>
          <table:table-cell table:formula="of:=MAX([.F1697];[.B1698])" office:value-type="float" office:value="90.2303921568628" calcext:value-type="float">
            <text:p>90.2303921568628</text:p>
          </table:table-cell>
          <table:table-cell table:formula="of:=IF([.F1698]=[.B1698];[.E1698];[.G16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14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7" calcext:value-type="float">
            <text:p>7</text:p>
          </table:table-cell>
          <table:table-cell table:formula="of:=[.E1698]+1" office:value-type="float" office:value="1697" calcext:value-type="float">
            <text:p>1697</text:p>
          </table:table-cell>
          <table:table-cell table:formula="of:=MAX([.F1698];[.B1699])" office:value-type="float" office:value="90.2303921568628" calcext:value-type="float">
            <text:p>90.2303921568628</text:p>
          </table:table-cell>
          <table:table-cell table:formula="of:=IF([.F1699]=[.B1699];[.E1699];[.G16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15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7" calcext:value-type="float">
            <text:p>7</text:p>
          </table:table-cell>
          <table:table-cell table:formula="of:=[.E1699]+1" office:value-type="float" office:value="1698" calcext:value-type="float">
            <text:p>1698</text:p>
          </table:table-cell>
          <table:table-cell table:formula="of:=MAX([.F1699];[.B1700])" office:value-type="float" office:value="90.2303921568628" calcext:value-type="float">
            <text:p>90.2303921568628</text:p>
          </table:table-cell>
          <table:table-cell table:formula="of:=IF([.F1700]=[.B1700];[.E1700];[.G16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17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7" calcext:value-type="float">
            <text:p>7</text:p>
          </table:table-cell>
          <table:table-cell table:formula="of:=[.E1700]+1" office:value-type="float" office:value="1699" calcext:value-type="float">
            <text:p>1699</text:p>
          </table:table-cell>
          <table:table-cell table:formula="of:=MAX([.F1700];[.B1701])" office:value-type="float" office:value="90.2303921568628" calcext:value-type="float">
            <text:p>90.2303921568628</text:p>
          </table:table-cell>
          <table:table-cell table:formula="of:=IF([.F1701]=[.B1701];[.E1701];[.G17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18</text:p>
          </table:table-cell>
          <table:table-cell office:value-type="float" office:value="89.7818627450981" calcext:value-type="float">
            <text:p>89.7818627450981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7" calcext:value-type="float">
            <text:p>7</text:p>
          </table:table-cell>
          <table:table-cell table:formula="of:=[.E1701]+1" office:value-type="float" office:value="1700" calcext:value-type="float">
            <text:p>1700</text:p>
          </table:table-cell>
          <table:table-cell table:formula="of:=MAX([.F1701];[.B1702])" office:value-type="float" office:value="90.2303921568628" calcext:value-type="float">
            <text:p>90.2303921568628</text:p>
          </table:table-cell>
          <table:table-cell table:formula="of:=IF([.F1702]=[.B1702];[.E1702];[.G17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20</text:p>
          </table:table-cell>
          <table:table-cell office:value-type="float" office:value="89.8068627450981" calcext:value-type="float">
            <text:p>89.8068627450981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7" calcext:value-type="float">
            <text:p>7</text:p>
          </table:table-cell>
          <table:table-cell table:formula="of:=[.E1702]+1" office:value-type="float" office:value="1701" calcext:value-type="float">
            <text:p>1701</text:p>
          </table:table-cell>
          <table:table-cell table:formula="of:=MAX([.F1702];[.B1703])" office:value-type="float" office:value="90.2303921568628" calcext:value-type="float">
            <text:p>90.2303921568628</text:p>
          </table:table-cell>
          <table:table-cell table:formula="of:=IF([.F1703]=[.B1703];[.E1703];[.G17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22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7" calcext:value-type="float">
            <text:p>7</text:p>
          </table:table-cell>
          <table:table-cell table:formula="of:=[.E1703]+1" office:value-type="float" office:value="1702" calcext:value-type="float">
            <text:p>1702</text:p>
          </table:table-cell>
          <table:table-cell table:formula="of:=MAX([.F1703];[.B1704])" office:value-type="float" office:value="90.2303921568628" calcext:value-type="float">
            <text:p>90.2303921568628</text:p>
          </table:table-cell>
          <table:table-cell table:formula="of:=IF([.F1704]=[.B1704];[.E1704];[.G17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27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reflected on verse JHN 3:3</text:p>
          </table:table-cell>
          <table:table-cell office:value-type="float" office:value="8" calcext:value-type="float">
            <text:p>8</text:p>
          </table:table-cell>
          <table:table-cell table:formula="of:=[.E1704]+1" office:value-type="float" office:value="1703" calcext:value-type="float">
            <text:p>1703</text:p>
          </table:table-cell>
          <table:table-cell table:formula="of:=MAX([.F1704];[.B1705])" office:value-type="float" office:value="90.2303921568628" calcext:value-type="float">
            <text:p>90.2303921568628</text:p>
          </table:table-cell>
          <table:table-cell table:formula="of:=IF([.F1705]=[.B1705];[.E1705];[.G17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28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7" calcext:value-type="float">
            <text:p>7</text:p>
          </table:table-cell>
          <table:table-cell table:formula="of:=[.E1705]+1" office:value-type="float" office:value="1704" calcext:value-type="float">
            <text:p>1704</text:p>
          </table:table-cell>
          <table:table-cell table:formula="of:=MAX([.F1705];[.B1706])" office:value-type="float" office:value="90.2303921568628" calcext:value-type="float">
            <text:p>90.2303921568628</text:p>
          </table:table-cell>
          <table:table-cell table:formula="of:=IF([.F1706]=[.B1706];[.E1706];[.G17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30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7" calcext:value-type="float">
            <text:p>7</text:p>
          </table:table-cell>
          <table:table-cell table:formula="of:=[.E1706]+1" office:value-type="float" office:value="1705" calcext:value-type="float">
            <text:p>1705</text:p>
          </table:table-cell>
          <table:table-cell table:formula="of:=MAX([.F1706];[.B1707])" office:value-type="float" office:value="90.2303921568628" calcext:value-type="float">
            <text:p>90.2303921568628</text:p>
          </table:table-cell>
          <table:table-cell table:formula="of:=IF([.F1707]=[.B1707];[.E1707];[.G17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32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7" calcext:value-type="float">
            <text:p>7</text:p>
          </table:table-cell>
          <table:table-cell table:formula="of:=[.E1707]+1" office:value-type="float" office:value="1706" calcext:value-type="float">
            <text:p>1706</text:p>
          </table:table-cell>
          <table:table-cell table:formula="of:=MAX([.F1707];[.B1708])" office:value-type="float" office:value="90.2303921568628" calcext:value-type="float">
            <text:p>90.2303921568628</text:p>
          </table:table-cell>
          <table:table-cell table:formula="of:=IF([.F1708]=[.B1708];[.E1708];[.G17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33</text:p>
          </table:table-cell>
          <table:table-cell office:value-type="float" office:value="89.7867647058824" calcext:value-type="float">
            <text:p>89.7867647058824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7" calcext:value-type="float">
            <text:p>7</text:p>
          </table:table-cell>
          <table:table-cell table:formula="of:=[.E1708]+1" office:value-type="float" office:value="1707" calcext:value-type="float">
            <text:p>1707</text:p>
          </table:table-cell>
          <table:table-cell table:formula="of:=MAX([.F1708];[.B1709])" office:value-type="float" office:value="90.2303921568628" calcext:value-type="float">
            <text:p>90.2303921568628</text:p>
          </table:table-cell>
          <table:table-cell table:formula="of:=IF([.F1709]=[.B1709];[.E1709];[.G17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35</text:p>
          </table:table-cell>
          <table:table-cell office:value-type="float" office:value="89.7852941176471" calcext:value-type="float">
            <text:p>89.7852941176471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7" calcext:value-type="float">
            <text:p>7</text:p>
          </table:table-cell>
          <table:table-cell table:formula="of:=[.E1709]+1" office:value-type="float" office:value="1708" calcext:value-type="float">
            <text:p>1708</text:p>
          </table:table-cell>
          <table:table-cell table:formula="of:=MAX([.F1709];[.B1710])" office:value-type="float" office:value="90.2303921568628" calcext:value-type="float">
            <text:p>90.2303921568628</text:p>
          </table:table-cell>
          <table:table-cell table:formula="of:=IF([.F1710]=[.B1710];[.E1710];[.G17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37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7" calcext:value-type="float">
            <text:p>7</text:p>
          </table:table-cell>
          <table:table-cell table:formula="of:=[.E1710]+1" office:value-type="float" office:value="1709" calcext:value-type="float">
            <text:p>1709</text:p>
          </table:table-cell>
          <table:table-cell table:formula="of:=MAX([.F1710];[.B1711])" office:value-type="float" office:value="90.2303921568628" calcext:value-type="float">
            <text:p>90.2303921568628</text:p>
          </table:table-cell>
          <table:table-cell table:formula="of:=IF([.F1711]=[.B1711];[.E1711];[.G17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42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8" calcext:value-type="float">
            <text:p>8</text:p>
          </table:table-cell>
          <table:table-cell table:formula="of:=[.E1711]+1" office:value-type="float" office:value="1710" calcext:value-type="float">
            <text:p>1710</text:p>
          </table:table-cell>
          <table:table-cell table:formula="of:=MAX([.F1711];[.B1712])" office:value-type="float" office:value="90.2303921568628" calcext:value-type="float">
            <text:p>90.2303921568628</text:p>
          </table:table-cell>
          <table:table-cell table:formula="of:=IF([.F1712]=[.B1712];[.E1712];[.G17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44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7" calcext:value-type="float">
            <text:p>7</text:p>
          </table:table-cell>
          <table:table-cell table:formula="of:=[.E1712]+1" office:value-type="float" office:value="1711" calcext:value-type="float">
            <text:p>1711</text:p>
          </table:table-cell>
          <table:table-cell table:formula="of:=MAX([.F1712];[.B1713])" office:value-type="float" office:value="90.2303921568628" calcext:value-type="float">
            <text:p>90.2303921568628</text:p>
          </table:table-cell>
          <table:table-cell table:formula="of:=IF([.F1713]=[.B1713];[.E1713];[.G17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45</text:p>
          </table:table-cell>
          <table:table-cell office:value-type="float" office:value="89.8284313725491" calcext:value-type="float">
            <text:p>89.8284313725491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7" calcext:value-type="float">
            <text:p>7</text:p>
          </table:table-cell>
          <table:table-cell table:formula="of:=[.E1713]+1" office:value-type="float" office:value="1712" calcext:value-type="float">
            <text:p>1712</text:p>
          </table:table-cell>
          <table:table-cell table:formula="of:=MAX([.F1713];[.B1714])" office:value-type="float" office:value="90.2303921568628" calcext:value-type="float">
            <text:p>90.2303921568628</text:p>
          </table:table-cell>
          <table:table-cell table:formula="of:=IF([.F1714]=[.B1714];[.E1714];[.G17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46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7" calcext:value-type="float">
            <text:p>7</text:p>
          </table:table-cell>
          <table:table-cell table:formula="of:=[.E1714]+1" office:value-type="float" office:value="1713" calcext:value-type="float">
            <text:p>1713</text:p>
          </table:table-cell>
          <table:table-cell table:formula="of:=MAX([.F1714];[.B1715])" office:value-type="float" office:value="90.2303921568628" calcext:value-type="float">
            <text:p>90.2303921568628</text:p>
          </table:table-cell>
          <table:table-cell table:formula="of:=IF([.F1715]=[.B1715];[.E1715];[.G17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48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7" calcext:value-type="float">
            <text:p>7</text:p>
          </table:table-cell>
          <table:table-cell table:formula="of:=[.E1715]+1" office:value-type="float" office:value="1714" calcext:value-type="float">
            <text:p>1714</text:p>
          </table:table-cell>
          <table:table-cell table:formula="of:=MAX([.F1715];[.B1716])" office:value-type="float" office:value="90.2303921568628" calcext:value-type="float">
            <text:p>90.2303921568628</text:p>
          </table:table-cell>
          <table:table-cell table:formula="of:=IF([.F1716]=[.B1716];[.E1716];[.G17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50</text:p>
          </table:table-cell>
          <table:table-cell office:value-type="float" office:value="89.7401960784314" calcext:value-type="float">
            <text:p>89.7401960784314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7" calcext:value-type="float">
            <text:p>7</text:p>
          </table:table-cell>
          <table:table-cell table:formula="of:=[.E1716]+1" office:value-type="float" office:value="1715" calcext:value-type="float">
            <text:p>1715</text:p>
          </table:table-cell>
          <table:table-cell table:formula="of:=MAX([.F1716];[.B1717])" office:value-type="float" office:value="90.2303921568628" calcext:value-type="float">
            <text:p>90.2303921568628</text:p>
          </table:table-cell>
          <table:table-cell table:formula="of:=IF([.F1717]=[.B1717];[.E1717];[.G17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51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7" calcext:value-type="float">
            <text:p>7</text:p>
          </table:table-cell>
          <table:table-cell table:formula="of:=[.E1717]+1" office:value-type="float" office:value="1716" calcext:value-type="float">
            <text:p>1716</text:p>
          </table:table-cell>
          <table:table-cell table:formula="of:=MAX([.F1717];[.B1718])" office:value-type="float" office:value="90.2303921568628" calcext:value-type="float">
            <text:p>90.2303921568628</text:p>
          </table:table-cell>
          <table:table-cell table:formula="of:=IF([.F1718]=[.B1718];[.E1718];[.G17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56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reflected on verse JHN 3:6</text:p>
          </table:table-cell>
          <table:table-cell office:value-type="float" office:value="8" calcext:value-type="float">
            <text:p>8</text:p>
          </table:table-cell>
          <table:table-cell table:formula="of:=[.E1718]+1" office:value-type="float" office:value="1717" calcext:value-type="float">
            <text:p>1717</text:p>
          </table:table-cell>
          <table:table-cell table:formula="of:=MAX([.F1718];[.B1719])" office:value-type="float" office:value="90.2303921568628" calcext:value-type="float">
            <text:p>90.2303921568628</text:p>
          </table:table-cell>
          <table:table-cell table:formula="of:=IF([.F1719]=[.B1719];[.E1719];[.G17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57</text:p>
          </table:table-cell>
          <table:table-cell office:value-type="float" office:value="89.5686274509804" calcext:value-type="float">
            <text:p>89.5686274509804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7" calcext:value-type="float">
            <text:p>7</text:p>
          </table:table-cell>
          <table:table-cell table:formula="of:=[.E1719]+1" office:value-type="float" office:value="1718" calcext:value-type="float">
            <text:p>1718</text:p>
          </table:table-cell>
          <table:table-cell table:formula="of:=MAX([.F1719];[.B1720])" office:value-type="float" office:value="90.2303921568628" calcext:value-type="float">
            <text:p>90.2303921568628</text:p>
          </table:table-cell>
          <table:table-cell table:formula="of:=IF([.F1720]=[.B1720];[.E1720];[.G17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1:58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7" calcext:value-type="float">
            <text:p>7</text:p>
          </table:table-cell>
          <table:table-cell table:formula="of:=[.E1720]+1" office:value-type="float" office:value="1719" calcext:value-type="float">
            <text:p>1719</text:p>
          </table:table-cell>
          <table:table-cell table:formula="of:=MAX([.F1720];[.B1721])" office:value-type="float" office:value="90.2303921568628" calcext:value-type="float">
            <text:p>90.2303921568628</text:p>
          </table:table-cell>
          <table:table-cell table:formula="of:=IF([.F1721]=[.B1721];[.E1721];[.G17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00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7" calcext:value-type="float">
            <text:p>7</text:p>
          </table:table-cell>
          <table:table-cell table:formula="of:=[.E1721]+1" office:value-type="float" office:value="1720" calcext:value-type="float">
            <text:p>1720</text:p>
          </table:table-cell>
          <table:table-cell table:formula="of:=MAX([.F1721];[.B1722])" office:value-type="float" office:value="90.2303921568628" calcext:value-type="float">
            <text:p>90.2303921568628</text:p>
          </table:table-cell>
          <table:table-cell table:formula="of:=IF([.F1722]=[.B1722];[.E1722];[.G17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01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7" calcext:value-type="float">
            <text:p>7</text:p>
          </table:table-cell>
          <table:table-cell table:formula="of:=[.E1722]+1" office:value-type="float" office:value="1721" calcext:value-type="float">
            <text:p>1721</text:p>
          </table:table-cell>
          <table:table-cell table:formula="of:=MAX([.F1722];[.B1723])" office:value-type="float" office:value="90.2303921568628" calcext:value-type="float">
            <text:p>90.2303921568628</text:p>
          </table:table-cell>
          <table:table-cell table:formula="of:=IF([.F1723]=[.B1723];[.E1723];[.G17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03</text:p>
          </table:table-cell>
          <table:table-cell office:value-type="float" office:value="89.7568627450981" calcext:value-type="float">
            <text:p>89.7568627450981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7" calcext:value-type="float">
            <text:p>7</text:p>
          </table:table-cell>
          <table:table-cell table:formula="of:=[.E1723]+1" office:value-type="float" office:value="1722" calcext:value-type="float">
            <text:p>1722</text:p>
          </table:table-cell>
          <table:table-cell table:formula="of:=MAX([.F1723];[.B1724])" office:value-type="float" office:value="90.2303921568628" calcext:value-type="float">
            <text:p>90.2303921568628</text:p>
          </table:table-cell>
          <table:table-cell table:formula="of:=IF([.F1724]=[.B1724];[.E1724];[.G17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04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7" calcext:value-type="float">
            <text:p>7</text:p>
          </table:table-cell>
          <table:table-cell table:formula="of:=[.E1724]+1" office:value-type="float" office:value="1723" calcext:value-type="float">
            <text:p>1723</text:p>
          </table:table-cell>
          <table:table-cell table:formula="of:=MAX([.F1724];[.B1725])" office:value-type="float" office:value="90.2303921568628" calcext:value-type="float">
            <text:p>90.2303921568628</text:p>
          </table:table-cell>
          <table:table-cell table:formula="of:=IF([.F1725]=[.B1725];[.E1725];[.G17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08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reflected on verse JHN 3:7</text:p>
          </table:table-cell>
          <table:table-cell office:value-type="float" office:value="8" calcext:value-type="float">
            <text:p>8</text:p>
          </table:table-cell>
          <table:table-cell table:formula="of:=[.E1725]+1" office:value-type="float" office:value="1724" calcext:value-type="float">
            <text:p>1724</text:p>
          </table:table-cell>
          <table:table-cell table:formula="of:=MAX([.F1725];[.B1726])" office:value-type="float" office:value="90.2303921568628" calcext:value-type="float">
            <text:p>90.2303921568628</text:p>
          </table:table-cell>
          <table:table-cell table:formula="of:=IF([.F1726]=[.B1726];[.E1726];[.G17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10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7" calcext:value-type="float">
            <text:p>7</text:p>
          </table:table-cell>
          <table:table-cell table:formula="of:=[.E1726]+1" office:value-type="float" office:value="1725" calcext:value-type="float">
            <text:p>1725</text:p>
          </table:table-cell>
          <table:table-cell table:formula="of:=MAX([.F1726];[.B1727])" office:value-type="float" office:value="90.2303921568628" calcext:value-type="float">
            <text:p>90.2303921568628</text:p>
          </table:table-cell>
          <table:table-cell table:formula="of:=IF([.F1727]=[.B1727];[.E1727];[.G17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12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7" calcext:value-type="float">
            <text:p>7</text:p>
          </table:table-cell>
          <table:table-cell table:formula="of:=[.E1727]+1" office:value-type="float" office:value="1726" calcext:value-type="float">
            <text:p>1726</text:p>
          </table:table-cell>
          <table:table-cell table:formula="of:=MAX([.F1727];[.B1728])" office:value-type="float" office:value="90.2303921568628" calcext:value-type="float">
            <text:p>90.2303921568628</text:p>
          </table:table-cell>
          <table:table-cell table:formula="of:=IF([.F1728]=[.B1728];[.E1728];[.G17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14</text:p>
          </table:table-cell>
          <table:table-cell office:value-type="float" office:value="89.7401960784314" calcext:value-type="float">
            <text:p>89.7401960784314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7" calcext:value-type="float">
            <text:p>7</text:p>
          </table:table-cell>
          <table:table-cell table:formula="of:=[.E1728]+1" office:value-type="float" office:value="1727" calcext:value-type="float">
            <text:p>1727</text:p>
          </table:table-cell>
          <table:table-cell table:formula="of:=MAX([.F1728];[.B1729])" office:value-type="float" office:value="90.2303921568628" calcext:value-type="float">
            <text:p>90.2303921568628</text:p>
          </table:table-cell>
          <table:table-cell table:formula="of:=IF([.F1729]=[.B1729];[.E1729];[.G17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15</text:p>
          </table:table-cell>
          <table:table-cell office:value-type="float" office:value="89.7941176470589" calcext:value-type="float">
            <text:p>89.7941176470589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7" calcext:value-type="float">
            <text:p>7</text:p>
          </table:table-cell>
          <table:table-cell table:formula="of:=[.E1729]+1" office:value-type="float" office:value="1728" calcext:value-type="float">
            <text:p>1728</text:p>
          </table:table-cell>
          <table:table-cell table:formula="of:=MAX([.F1729];[.B1730])" office:value-type="float" office:value="90.2303921568628" calcext:value-type="float">
            <text:p>90.2303921568628</text:p>
          </table:table-cell>
          <table:table-cell table:formula="of:=IF([.F1730]=[.B1730];[.E1730];[.G17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17</text:p>
          </table:table-cell>
          <table:table-cell office:value-type="float" office:value="89.7676470588236" calcext:value-type="float">
            <text:p>89.7676470588236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7" calcext:value-type="float">
            <text:p>7</text:p>
          </table:table-cell>
          <table:table-cell table:formula="of:=[.E1730]+1" office:value-type="float" office:value="1729" calcext:value-type="float">
            <text:p>1729</text:p>
          </table:table-cell>
          <table:table-cell table:formula="of:=MAX([.F1730];[.B1731])" office:value-type="float" office:value="90.2303921568628" calcext:value-type="float">
            <text:p>90.2303921568628</text:p>
          </table:table-cell>
          <table:table-cell table:formula="of:=IF([.F1731]=[.B1731];[.E1731];[.G17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18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7" calcext:value-type="float">
            <text:p>7</text:p>
          </table:table-cell>
          <table:table-cell table:formula="of:=[.E1731]+1" office:value-type="float" office:value="1730" calcext:value-type="float">
            <text:p>1730</text:p>
          </table:table-cell>
          <table:table-cell table:formula="of:=MAX([.F1731];[.B1732])" office:value-type="float" office:value="90.2303921568628" calcext:value-type="float">
            <text:p>90.2303921568628</text:p>
          </table:table-cell>
          <table:table-cell table:formula="of:=IF([.F1732]=[.B1732];[.E1732];[.G17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23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reflected on verse JHN 3:8</text:p>
          </table:table-cell>
          <table:table-cell office:value-type="float" office:value="8" calcext:value-type="float">
            <text:p>8</text:p>
          </table:table-cell>
          <table:table-cell table:formula="of:=[.E1732]+1" office:value-type="float" office:value="1731" calcext:value-type="float">
            <text:p>1731</text:p>
          </table:table-cell>
          <table:table-cell table:formula="of:=MAX([.F1732];[.B1733])" office:value-type="float" office:value="90.2303921568628" calcext:value-type="float">
            <text:p>90.2303921568628</text:p>
          </table:table-cell>
          <table:table-cell table:formula="of:=IF([.F1733]=[.B1733];[.E1733];[.G17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24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7" calcext:value-type="float">
            <text:p>7</text:p>
          </table:table-cell>
          <table:table-cell table:formula="of:=[.E1733]+1" office:value-type="float" office:value="1732" calcext:value-type="float">
            <text:p>1732</text:p>
          </table:table-cell>
          <table:table-cell table:formula="of:=MAX([.F1733];[.B1734])" office:value-type="float" office:value="90.2303921568628" calcext:value-type="float">
            <text:p>90.2303921568628</text:p>
          </table:table-cell>
          <table:table-cell table:formula="of:=IF([.F1734]=[.B1734];[.E1734];[.G17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26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7" calcext:value-type="float">
            <text:p>7</text:p>
          </table:table-cell>
          <table:table-cell table:formula="of:=[.E1734]+1" office:value-type="float" office:value="1733" calcext:value-type="float">
            <text:p>1733</text:p>
          </table:table-cell>
          <table:table-cell table:formula="of:=MAX([.F1734];[.B1735])" office:value-type="float" office:value="90.2303921568628" calcext:value-type="float">
            <text:p>90.2303921568628</text:p>
          </table:table-cell>
          <table:table-cell table:formula="of:=IF([.F1735]=[.B1735];[.E1735];[.G17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28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7" calcext:value-type="float">
            <text:p>7</text:p>
          </table:table-cell>
          <table:table-cell table:formula="of:=[.E1735]+1" office:value-type="float" office:value="1734" calcext:value-type="float">
            <text:p>1734</text:p>
          </table:table-cell>
          <table:table-cell table:formula="of:=MAX([.F1735];[.B1736])" office:value-type="float" office:value="90.2303921568628" calcext:value-type="float">
            <text:p>90.2303921568628</text:p>
          </table:table-cell>
          <table:table-cell table:formula="of:=IF([.F1736]=[.B1736];[.E1736];[.G17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29</text:p>
          </table:table-cell>
          <table:table-cell office:value-type="float" office:value="89.7867647058824" calcext:value-type="float">
            <text:p>89.7867647058824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7" calcext:value-type="float">
            <text:p>7</text:p>
          </table:table-cell>
          <table:table-cell table:formula="of:=[.E1736]+1" office:value-type="float" office:value="1735" calcext:value-type="float">
            <text:p>1735</text:p>
          </table:table-cell>
          <table:table-cell table:formula="of:=MAX([.F1736];[.B1737])" office:value-type="float" office:value="90.2303921568628" calcext:value-type="float">
            <text:p>90.2303921568628</text:p>
          </table:table-cell>
          <table:table-cell table:formula="of:=IF([.F1737]=[.B1737];[.E1737];[.G17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31</text:p>
          </table:table-cell>
          <table:table-cell office:value-type="float" office:value="89.7764705882353" calcext:value-type="float">
            <text:p>89.7764705882353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7" calcext:value-type="float">
            <text:p>7</text:p>
          </table:table-cell>
          <table:table-cell table:formula="of:=[.E1737]+1" office:value-type="float" office:value="1736" calcext:value-type="float">
            <text:p>1736</text:p>
          </table:table-cell>
          <table:table-cell table:formula="of:=MAX([.F1737];[.B1738])" office:value-type="float" office:value="90.2303921568628" calcext:value-type="float">
            <text:p>90.2303921568628</text:p>
          </table:table-cell>
          <table:table-cell table:formula="of:=IF([.F1738]=[.B1738];[.E1738];[.G17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32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7" calcext:value-type="float">
            <text:p>7</text:p>
          </table:table-cell>
          <table:table-cell table:formula="of:=[.E1738]+1" office:value-type="float" office:value="1737" calcext:value-type="float">
            <text:p>1737</text:p>
          </table:table-cell>
          <table:table-cell table:formula="of:=MAX([.F1738];[.B1739])" office:value-type="float" office:value="90.2303921568628" calcext:value-type="float">
            <text:p>90.2303921568628</text:p>
          </table:table-cell>
          <table:table-cell table:formula="of:=IF([.F1739]=[.B1739];[.E1739];[.G17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36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reflected on verse JHN 3:9</text:p>
          </table:table-cell>
          <table:table-cell office:value-type="float" office:value="8" calcext:value-type="float">
            <text:p>8</text:p>
          </table:table-cell>
          <table:table-cell table:formula="of:=[.E1739]+1" office:value-type="float" office:value="1738" calcext:value-type="float">
            <text:p>1738</text:p>
          </table:table-cell>
          <table:table-cell table:formula="of:=MAX([.F1739];[.B1740])" office:value-type="float" office:value="90.2303921568628" calcext:value-type="float">
            <text:p>90.2303921568628</text:p>
          </table:table-cell>
          <table:table-cell table:formula="of:=IF([.F1740]=[.B1740];[.E1740];[.G17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37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7" calcext:value-type="float">
            <text:p>7</text:p>
          </table:table-cell>
          <table:table-cell table:formula="of:=[.E1740]+1" office:value-type="float" office:value="1739" calcext:value-type="float">
            <text:p>1739</text:p>
          </table:table-cell>
          <table:table-cell table:formula="of:=MAX([.F1740];[.B1741])" office:value-type="float" office:value="90.2303921568628" calcext:value-type="float">
            <text:p>90.2303921568628</text:p>
          </table:table-cell>
          <table:table-cell table:formula="of:=IF([.F1741]=[.B1741];[.E1741];[.G17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39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7" calcext:value-type="float">
            <text:p>7</text:p>
          </table:table-cell>
          <table:table-cell table:formula="of:=[.E1741]+1" office:value-type="float" office:value="1740" calcext:value-type="float">
            <text:p>1740</text:p>
          </table:table-cell>
          <table:table-cell table:formula="of:=MAX([.F1741];[.B1742])" office:value-type="float" office:value="90.2303921568628" calcext:value-type="float">
            <text:p>90.2303921568628</text:p>
          </table:table-cell>
          <table:table-cell table:formula="of:=IF([.F1742]=[.B1742];[.E1742];[.G17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40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7" calcext:value-type="float">
            <text:p>7</text:p>
          </table:table-cell>
          <table:table-cell table:formula="of:=[.E1742]+1" office:value-type="float" office:value="1741" calcext:value-type="float">
            <text:p>1741</text:p>
          </table:table-cell>
          <table:table-cell table:formula="of:=MAX([.F1742];[.B1743])" office:value-type="float" office:value="90.2303921568628" calcext:value-type="float">
            <text:p>90.2303921568628</text:p>
          </table:table-cell>
          <table:table-cell table:formula="of:=IF([.F1743]=[.B1743];[.E1743];[.G17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41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7" calcext:value-type="float">
            <text:p>7</text:p>
          </table:table-cell>
          <table:table-cell table:formula="of:=[.E1743]+1" office:value-type="float" office:value="1742" calcext:value-type="float">
            <text:p>1742</text:p>
          </table:table-cell>
          <table:table-cell table:formula="of:=MAX([.F1743];[.B1744])" office:value-type="float" office:value="90.2303921568628" calcext:value-type="float">
            <text:p>90.2303921568628</text:p>
          </table:table-cell>
          <table:table-cell table:formula="of:=IF([.F1744]=[.B1744];[.E1744];[.G17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43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7" calcext:value-type="float">
            <text:p>7</text:p>
          </table:table-cell>
          <table:table-cell table:formula="of:=[.E1744]+1" office:value-type="float" office:value="1743" calcext:value-type="float">
            <text:p>1743</text:p>
          </table:table-cell>
          <table:table-cell table:formula="of:=MAX([.F1744];[.B1745])" office:value-type="float" office:value="90.2303921568628" calcext:value-type="float">
            <text:p>90.2303921568628</text:p>
          </table:table-cell>
          <table:table-cell table:formula="of:=IF([.F1745]=[.B1745];[.E1745];[.G17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44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7" calcext:value-type="float">
            <text:p>7</text:p>
          </table:table-cell>
          <table:table-cell table:formula="of:=[.E1745]+1" office:value-type="float" office:value="1744" calcext:value-type="float">
            <text:p>1744</text:p>
          </table:table-cell>
          <table:table-cell table:formula="of:=MAX([.F1745];[.B1746])" office:value-type="float" office:value="90.2303921568628" calcext:value-type="float">
            <text:p>90.2303921568628</text:p>
          </table:table-cell>
          <table:table-cell table:formula="of:=IF([.F1746]=[.B1746];[.E1746];[.G17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49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reflected on verse JHN 3:10</text:p>
          </table:table-cell>
          <table:table-cell office:value-type="float" office:value="8" calcext:value-type="float">
            <text:p>8</text:p>
          </table:table-cell>
          <table:table-cell table:formula="of:=[.E1746]+1" office:value-type="float" office:value="1745" calcext:value-type="float">
            <text:p>1745</text:p>
          </table:table-cell>
          <table:table-cell table:formula="of:=MAX([.F1746];[.B1747])" office:value-type="float" office:value="90.2303921568628" calcext:value-type="float">
            <text:p>90.2303921568628</text:p>
          </table:table-cell>
          <table:table-cell table:formula="of:=IF([.F1747]=[.B1747];[.E1747];[.G17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51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7" calcext:value-type="float">
            <text:p>7</text:p>
          </table:table-cell>
          <table:table-cell table:formula="of:=[.E1747]+1" office:value-type="float" office:value="1746" calcext:value-type="float">
            <text:p>1746</text:p>
          </table:table-cell>
          <table:table-cell table:formula="of:=MAX([.F1747];[.B1748])" office:value-type="float" office:value="90.2303921568628" calcext:value-type="float">
            <text:p>90.2303921568628</text:p>
          </table:table-cell>
          <table:table-cell table:formula="of:=IF([.F1748]=[.B1748];[.E1748];[.G17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52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7" calcext:value-type="float">
            <text:p>7</text:p>
          </table:table-cell>
          <table:table-cell table:formula="of:=[.E1748]+1" office:value-type="float" office:value="1747" calcext:value-type="float">
            <text:p>1747</text:p>
          </table:table-cell>
          <table:table-cell table:formula="of:=MAX([.F1748];[.B1749])" office:value-type="float" office:value="90.2303921568628" calcext:value-type="float">
            <text:p>90.2303921568628</text:p>
          </table:table-cell>
          <table:table-cell table:formula="of:=IF([.F1749]=[.B1749];[.E1749];[.G17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55</text:p>
          </table:table-cell>
          <table:table-cell office:value-type="float" office:value="89.7598039215687" calcext:value-type="float">
            <text:p>89.7598039215687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7" calcext:value-type="float">
            <text:p>7</text:p>
          </table:table-cell>
          <table:table-cell table:formula="of:=[.E1749]+1" office:value-type="float" office:value="1748" calcext:value-type="float">
            <text:p>1748</text:p>
          </table:table-cell>
          <table:table-cell table:formula="of:=MAX([.F1749];[.B1750])" office:value-type="float" office:value="90.2303921568628" calcext:value-type="float">
            <text:p>90.2303921568628</text:p>
          </table:table-cell>
          <table:table-cell table:formula="of:=IF([.F1750]=[.B1750];[.E1750];[.G17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56</text:p>
          </table:table-cell>
          <table:table-cell office:value-type="float" office:value="89.7622549019608" calcext:value-type="float">
            <text:p>89.7622549019608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7" calcext:value-type="float">
            <text:p>7</text:p>
          </table:table-cell>
          <table:table-cell table:formula="of:=[.E1750]+1" office:value-type="float" office:value="1749" calcext:value-type="float">
            <text:p>1749</text:p>
          </table:table-cell>
          <table:table-cell table:formula="of:=MAX([.F1750];[.B1751])" office:value-type="float" office:value="90.2303921568628" calcext:value-type="float">
            <text:p>90.2303921568628</text:p>
          </table:table-cell>
          <table:table-cell table:formula="of:=IF([.F1751]=[.B1751];[.E1751];[.G17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58</text:p>
          </table:table-cell>
          <table:table-cell office:value-type="float" office:value="89.7460784313726" calcext:value-type="float">
            <text:p>89.7460784313726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7" calcext:value-type="float">
            <text:p>7</text:p>
          </table:table-cell>
          <table:table-cell table:formula="of:=[.E1751]+1" office:value-type="float" office:value="1750" calcext:value-type="float">
            <text:p>1750</text:p>
          </table:table-cell>
          <table:table-cell table:formula="of:=MAX([.F1751];[.B1752])" office:value-type="float" office:value="90.2303921568628" calcext:value-type="float">
            <text:p>90.2303921568628</text:p>
          </table:table-cell>
          <table:table-cell table:formula="of:=IF([.F1752]=[.B1752];[.E1752];[.G17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2:59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7" calcext:value-type="float">
            <text:p>7</text:p>
          </table:table-cell>
          <table:table-cell table:formula="of:=[.E1752]+1" office:value-type="float" office:value="1751" calcext:value-type="float">
            <text:p>1751</text:p>
          </table:table-cell>
          <table:table-cell table:formula="of:=MAX([.F1752];[.B1753])" office:value-type="float" office:value="90.2303921568628" calcext:value-type="float">
            <text:p>90.2303921568628</text:p>
          </table:table-cell>
          <table:table-cell table:formula="of:=IF([.F1753]=[.B1753];[.E1753];[.G17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04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8" calcext:value-type="float">
            <text:p>8</text:p>
          </table:table-cell>
          <table:table-cell table:formula="of:=[.E1753]+1" office:value-type="float" office:value="1752" calcext:value-type="float">
            <text:p>1752</text:p>
          </table:table-cell>
          <table:table-cell table:formula="of:=MAX([.F1753];[.B1754])" office:value-type="float" office:value="90.2303921568628" calcext:value-type="float">
            <text:p>90.2303921568628</text:p>
          </table:table-cell>
          <table:table-cell table:formula="of:=IF([.F1754]=[.B1754];[.E1754];[.G17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05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7" calcext:value-type="float">
            <text:p>7</text:p>
          </table:table-cell>
          <table:table-cell table:formula="of:=[.E1754]+1" office:value-type="float" office:value="1753" calcext:value-type="float">
            <text:p>1753</text:p>
          </table:table-cell>
          <table:table-cell table:formula="of:=MAX([.F1754];[.B1755])" office:value-type="float" office:value="90.2303921568628" calcext:value-type="float">
            <text:p>90.2303921568628</text:p>
          </table:table-cell>
          <table:table-cell table:formula="of:=IF([.F1755]=[.B1755];[.E1755];[.G17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06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7" calcext:value-type="float">
            <text:p>7</text:p>
          </table:table-cell>
          <table:table-cell table:formula="of:=[.E1755]+1" office:value-type="float" office:value="1754" calcext:value-type="float">
            <text:p>1754</text:p>
          </table:table-cell>
          <table:table-cell table:formula="of:=MAX([.F1755];[.B1756])" office:value-type="float" office:value="90.2303921568628" calcext:value-type="float">
            <text:p>90.2303921568628</text:p>
          </table:table-cell>
          <table:table-cell table:formula="of:=IF([.F1756]=[.B1756];[.E1756];[.G17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08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7" calcext:value-type="float">
            <text:p>7</text:p>
          </table:table-cell>
          <table:table-cell table:formula="of:=[.E1756]+1" office:value-type="float" office:value="1755" calcext:value-type="float">
            <text:p>1755</text:p>
          </table:table-cell>
          <table:table-cell table:formula="of:=MAX([.F1756];[.B1757])" office:value-type="float" office:value="90.2303921568628" calcext:value-type="float">
            <text:p>90.2303921568628</text:p>
          </table:table-cell>
          <table:table-cell table:formula="of:=IF([.F1757]=[.B1757];[.E1757];[.G17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09</text:p>
          </table:table-cell>
          <table:table-cell office:value-type="float" office:value="89.7671568627451" calcext:value-type="float">
            <text:p>89.7671568627451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7" calcext:value-type="float">
            <text:p>7</text:p>
          </table:table-cell>
          <table:table-cell table:formula="of:=[.E1757]+1" office:value-type="float" office:value="1756" calcext:value-type="float">
            <text:p>1756</text:p>
          </table:table-cell>
          <table:table-cell table:formula="of:=MAX([.F1757];[.B1758])" office:value-type="float" office:value="90.2303921568628" calcext:value-type="float">
            <text:p>90.2303921568628</text:p>
          </table:table-cell>
          <table:table-cell table:formula="of:=IF([.F1758]=[.B1758];[.E1758];[.G17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10</text:p>
          </table:table-cell>
          <table:table-cell office:value-type="float" office:value="89.7892156862746" calcext:value-type="float">
            <text:p>89.7892156862746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7" calcext:value-type="float">
            <text:p>7</text:p>
          </table:table-cell>
          <table:table-cell table:formula="of:=[.E1758]+1" office:value-type="float" office:value="1757" calcext:value-type="float">
            <text:p>1757</text:p>
          </table:table-cell>
          <table:table-cell table:formula="of:=MAX([.F1758];[.B1759])" office:value-type="float" office:value="90.2303921568628" calcext:value-type="float">
            <text:p>90.2303921568628</text:p>
          </table:table-cell>
          <table:table-cell table:formula="of:=IF([.F1759]=[.B1759];[.E1759];[.G17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12</text:p>
          </table:table-cell>
          <table:table-cell office:value-type="float" office:value="89.7892156862746" calcext:value-type="float">
            <text:p>89.7892156862746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7" calcext:value-type="float">
            <text:p>7</text:p>
          </table:table-cell>
          <table:table-cell table:formula="of:=[.E1759]+1" office:value-type="float" office:value="1758" calcext:value-type="float">
            <text:p>1758</text:p>
          </table:table-cell>
          <table:table-cell table:formula="of:=MAX([.F1759];[.B1760])" office:value-type="float" office:value="90.2303921568628" calcext:value-type="float">
            <text:p>90.2303921568628</text:p>
          </table:table-cell>
          <table:table-cell table:formula="of:=IF([.F1760]=[.B1760];[.E1760];[.G17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16</text:p>
          </table:table-cell>
          <table:table-cell office:value-type="float" office:value="89.7892156862746" calcext:value-type="float">
            <text:p>89.7892156862746</text:p>
          </table:table-cell>
          <table:table-cell office:value-type="string" calcext:value-type="string">
            <text:p>reflected on verse JHN 3:13</text:p>
          </table:table-cell>
          <table:table-cell office:value-type="float" office:value="8" calcext:value-type="float">
            <text:p>8</text:p>
          </table:table-cell>
          <table:table-cell table:formula="of:=[.E1760]+1" office:value-type="float" office:value="1759" calcext:value-type="float">
            <text:p>1759</text:p>
          </table:table-cell>
          <table:table-cell table:formula="of:=MAX([.F1760];[.B1761])" office:value-type="float" office:value="90.2303921568628" calcext:value-type="float">
            <text:p>90.2303921568628</text:p>
          </table:table-cell>
          <table:table-cell table:formula="of:=IF([.F1761]=[.B1761];[.E1761];[.G17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17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7" calcext:value-type="float">
            <text:p>7</text:p>
          </table:table-cell>
          <table:table-cell table:formula="of:=[.E1761]+1" office:value-type="float" office:value="1760" calcext:value-type="float">
            <text:p>1760</text:p>
          </table:table-cell>
          <table:table-cell table:formula="of:=MAX([.F1761];[.B1762])" office:value-type="float" office:value="90.2303921568628" calcext:value-type="float">
            <text:p>90.2303921568628</text:p>
          </table:table-cell>
          <table:table-cell table:formula="of:=IF([.F1762]=[.B1762];[.E1762];[.G17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19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7" calcext:value-type="float">
            <text:p>7</text:p>
          </table:table-cell>
          <table:table-cell table:formula="of:=[.E1762]+1" office:value-type="float" office:value="1761" calcext:value-type="float">
            <text:p>1761</text:p>
          </table:table-cell>
          <table:table-cell table:formula="of:=MAX([.F1762];[.B1763])" office:value-type="float" office:value="90.2303921568628" calcext:value-type="float">
            <text:p>90.2303921568628</text:p>
          </table:table-cell>
          <table:table-cell table:formula="of:=IF([.F1763]=[.B1763];[.E1763];[.G17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20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7" calcext:value-type="float">
            <text:p>7</text:p>
          </table:table-cell>
          <table:table-cell table:formula="of:=[.E1763]+1" office:value-type="float" office:value="1762" calcext:value-type="float">
            <text:p>1762</text:p>
          </table:table-cell>
          <table:table-cell table:formula="of:=MAX([.F1763];[.B1764])" office:value-type="float" office:value="90.2303921568628" calcext:value-type="float">
            <text:p>90.2303921568628</text:p>
          </table:table-cell>
          <table:table-cell table:formula="of:=IF([.F1764]=[.B1764];[.E1764];[.G17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22</text:p>
          </table:table-cell>
          <table:table-cell office:value-type="float" office:value="89.7818627450981" calcext:value-type="float">
            <text:p>89.7818627450981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7" calcext:value-type="float">
            <text:p>7</text:p>
          </table:table-cell>
          <table:table-cell table:formula="of:=[.E1764]+1" office:value-type="float" office:value="1763" calcext:value-type="float">
            <text:p>1763</text:p>
          </table:table-cell>
          <table:table-cell table:formula="of:=MAX([.F1764];[.B1765])" office:value-type="float" office:value="90.2303921568628" calcext:value-type="float">
            <text:p>90.2303921568628</text:p>
          </table:table-cell>
          <table:table-cell table:formula="of:=IF([.F1765]=[.B1765];[.E1765];[.G17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23</text:p>
          </table:table-cell>
          <table:table-cell office:value-type="float" office:value="89.7598039215687" calcext:value-type="float">
            <text:p>89.7598039215687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7" calcext:value-type="float">
            <text:p>7</text:p>
          </table:table-cell>
          <table:table-cell table:formula="of:=[.E1765]+1" office:value-type="float" office:value="1764" calcext:value-type="float">
            <text:p>1764</text:p>
          </table:table-cell>
          <table:table-cell table:formula="of:=MAX([.F1765];[.B1766])" office:value-type="float" office:value="90.2303921568628" calcext:value-type="float">
            <text:p>90.2303921568628</text:p>
          </table:table-cell>
          <table:table-cell table:formula="of:=IF([.F1766]=[.B1766];[.E1766];[.G17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28</text:p>
          </table:table-cell>
          <table:table-cell office:value-type="float" office:value="89.764705882353" calcext:value-type="float">
            <text:p>89.764705882353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7" calcext:value-type="float">
            <text:p>7</text:p>
          </table:table-cell>
          <table:table-cell table:formula="of:=[.E1766]+1" office:value-type="float" office:value="1765" calcext:value-type="float">
            <text:p>1765</text:p>
          </table:table-cell>
          <table:table-cell table:formula="of:=MAX([.F1766];[.B1767])" office:value-type="float" office:value="90.2303921568628" calcext:value-type="float">
            <text:p>90.2303921568628</text:p>
          </table:table-cell>
          <table:table-cell table:formula="of:=IF([.F1767]=[.B1767];[.E1767];[.G17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32</text:p>
          </table:table-cell>
          <table:table-cell office:value-type="float" office:value="89.764705882353" calcext:value-type="float">
            <text:p>89.764705882353</text:p>
          </table:table-cell>
          <table:table-cell office:value-type="string" calcext:value-type="string">
            <text:p>reflected on verse JHN 3:14</text:p>
          </table:table-cell>
          <table:table-cell office:value-type="float" office:value="8" calcext:value-type="float">
            <text:p>8</text:p>
          </table:table-cell>
          <table:table-cell table:formula="of:=[.E1767]+1" office:value-type="float" office:value="1766" calcext:value-type="float">
            <text:p>1766</text:p>
          </table:table-cell>
          <table:table-cell table:formula="of:=MAX([.F1767];[.B1768])" office:value-type="float" office:value="90.2303921568628" calcext:value-type="float">
            <text:p>90.2303921568628</text:p>
          </table:table-cell>
          <table:table-cell table:formula="of:=IF([.F1768]=[.B1768];[.E1768];[.G17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35</text:p>
          </table:table-cell>
          <table:table-cell office:value-type="float" office:value="89.5833333333334" calcext:value-type="float">
            <text:p>89.5833333333334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7" calcext:value-type="float">
            <text:p>7</text:p>
          </table:table-cell>
          <table:table-cell table:formula="of:=[.E1768]+1" office:value-type="float" office:value="1767" calcext:value-type="float">
            <text:p>1767</text:p>
          </table:table-cell>
          <table:table-cell table:formula="of:=MAX([.F1768];[.B1769])" office:value-type="float" office:value="90.2303921568628" calcext:value-type="float">
            <text:p>90.2303921568628</text:p>
          </table:table-cell>
          <table:table-cell table:formula="of:=IF([.F1769]=[.B1769];[.E1769];[.G17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37</text:p>
          </table:table-cell>
          <table:table-cell office:value-type="float" office:value="89.6274509803922" calcext:value-type="float">
            <text:p>89.6274509803922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7" calcext:value-type="float">
            <text:p>7</text:p>
          </table:table-cell>
          <table:table-cell table:formula="of:=[.E1769]+1" office:value-type="float" office:value="1768" calcext:value-type="float">
            <text:p>1768</text:p>
          </table:table-cell>
          <table:table-cell table:formula="of:=MAX([.F1769];[.B1770])" office:value-type="float" office:value="90.2303921568628" calcext:value-type="float">
            <text:p>90.2303921568628</text:p>
          </table:table-cell>
          <table:table-cell table:formula="of:=IF([.F1770]=[.B1770];[.E1770];[.G17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38</text:p>
          </table:table-cell>
          <table:table-cell office:value-type="float" office:value="89.6617647058824" calcext:value-type="float">
            <text:p>89.6617647058824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7" calcext:value-type="float">
            <text:p>7</text:p>
          </table:table-cell>
          <table:table-cell table:formula="of:=[.E1770]+1" office:value-type="float" office:value="1769" calcext:value-type="float">
            <text:p>1769</text:p>
          </table:table-cell>
          <table:table-cell table:formula="of:=MAX([.F1770];[.B1771])" office:value-type="float" office:value="90.2303921568628" calcext:value-type="float">
            <text:p>90.2303921568628</text:p>
          </table:table-cell>
          <table:table-cell table:formula="of:=IF([.F1771]=[.B1771];[.E1771];[.G17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39</text:p>
          </table:table-cell>
          <table:table-cell office:value-type="float" office:value="89.6642156862746" calcext:value-type="float">
            <text:p>89.6642156862746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7" calcext:value-type="float">
            <text:p>7</text:p>
          </table:table-cell>
          <table:table-cell table:formula="of:=[.E1771]+1" office:value-type="float" office:value="1770" calcext:value-type="float">
            <text:p>1770</text:p>
          </table:table-cell>
          <table:table-cell table:formula="of:=MAX([.F1771];[.B1772])" office:value-type="float" office:value="90.2303921568628" calcext:value-type="float">
            <text:p>90.2303921568628</text:p>
          </table:table-cell>
          <table:table-cell table:formula="of:=IF([.F1772]=[.B1772];[.E1772];[.G17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41</text:p>
          </table:table-cell>
          <table:table-cell office:value-type="float" office:value="89.6656862745098" calcext:value-type="float">
            <text:p>89.6656862745098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7" calcext:value-type="float">
            <text:p>7</text:p>
          </table:table-cell>
          <table:table-cell table:formula="of:=[.E1772]+1" office:value-type="float" office:value="1771" calcext:value-type="float">
            <text:p>1771</text:p>
          </table:table-cell>
          <table:table-cell table:formula="of:=MAX([.F1772];[.B1773])" office:value-type="float" office:value="90.2303921568628" calcext:value-type="float">
            <text:p>90.2303921568628</text:p>
          </table:table-cell>
          <table:table-cell table:formula="of:=IF([.F1773]=[.B1773];[.E1773];[.G17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42</text:p>
          </table:table-cell>
          <table:table-cell office:value-type="float" office:value="89.6764705882353" calcext:value-type="float">
            <text:p>89.6764705882353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7" calcext:value-type="float">
            <text:p>7</text:p>
          </table:table-cell>
          <table:table-cell table:formula="of:=[.E1773]+1" office:value-type="float" office:value="1772" calcext:value-type="float">
            <text:p>1772</text:p>
          </table:table-cell>
          <table:table-cell table:formula="of:=MAX([.F1773];[.B1774])" office:value-type="float" office:value="90.2303921568628" calcext:value-type="float">
            <text:p>90.2303921568628</text:p>
          </table:table-cell>
          <table:table-cell table:formula="of:=IF([.F1774]=[.B1774];[.E1774];[.G17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53</text:p>
          </table:table-cell>
          <table:table-cell office:value-type="float" office:value="89.6764705882353" calcext:value-type="float">
            <text:p>89.6764705882353</text:p>
          </table:table-cell>
          <table:table-cell office:value-type="string" calcext:value-type="string">
            <text:p>reflected on verse JHN 3:15</text:p>
          </table:table-cell>
          <table:table-cell office:value-type="float" office:value="8" calcext:value-type="float">
            <text:p>8</text:p>
          </table:table-cell>
          <table:table-cell table:formula="of:=[.E1774]+1" office:value-type="float" office:value="1773" calcext:value-type="float">
            <text:p>1773</text:p>
          </table:table-cell>
          <table:table-cell table:formula="of:=MAX([.F1774];[.B1775])" office:value-type="float" office:value="90.2303921568628" calcext:value-type="float">
            <text:p>90.2303921568628</text:p>
          </table:table-cell>
          <table:table-cell table:formula="of:=IF([.F1775]=[.B1775];[.E1775];[.G17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55</text:p>
          </table:table-cell>
          <table:table-cell office:value-type="float" office:value="89.5049019607843" calcext:value-type="float">
            <text:p>89.5049019607843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7" calcext:value-type="float">
            <text:p>7</text:p>
          </table:table-cell>
          <table:table-cell table:formula="of:=[.E1775]+1" office:value-type="float" office:value="1774" calcext:value-type="float">
            <text:p>1774</text:p>
          </table:table-cell>
          <table:table-cell table:formula="of:=MAX([.F1775];[.B1776])" office:value-type="float" office:value="90.2303921568628" calcext:value-type="float">
            <text:p>90.2303921568628</text:p>
          </table:table-cell>
          <table:table-cell table:formula="of:=IF([.F1776]=[.B1776];[.E1776];[.G17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56</text:p>
          </table:table-cell>
          <table:table-cell office:value-type="float" office:value="89.6519607843137" calcext:value-type="float">
            <text:p>89.6519607843137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7" calcext:value-type="float">
            <text:p>7</text:p>
          </table:table-cell>
          <table:table-cell table:formula="of:=[.E1776]+1" office:value-type="float" office:value="1775" calcext:value-type="float">
            <text:p>1775</text:p>
          </table:table-cell>
          <table:table-cell table:formula="of:=MAX([.F1776];[.B1777])" office:value-type="float" office:value="90.2303921568628" calcext:value-type="float">
            <text:p>90.2303921568628</text:p>
          </table:table-cell>
          <table:table-cell table:formula="of:=IF([.F1777]=[.B1777];[.E1777];[.G17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58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7" calcext:value-type="float">
            <text:p>7</text:p>
          </table:table-cell>
          <table:table-cell table:formula="of:=[.E1777]+1" office:value-type="float" office:value="1776" calcext:value-type="float">
            <text:p>1776</text:p>
          </table:table-cell>
          <table:table-cell table:formula="of:=MAX([.F1777];[.B1778])" office:value-type="float" office:value="90.2303921568628" calcext:value-type="float">
            <text:p>90.2303921568628</text:p>
          </table:table-cell>
          <table:table-cell table:formula="of:=IF([.F1778]=[.B1778];[.E1778];[.G17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3:59</text:p>
          </table:table-cell>
          <table:table-cell office:value-type="float" office:value="89.6372549019608" calcext:value-type="float">
            <text:p>89.6372549019608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7" calcext:value-type="float">
            <text:p>7</text:p>
          </table:table-cell>
          <table:table-cell table:formula="of:=[.E1778]+1" office:value-type="float" office:value="1777" calcext:value-type="float">
            <text:p>1777</text:p>
          </table:table-cell>
          <table:table-cell table:formula="of:=MAX([.F1778];[.B1779])" office:value-type="float" office:value="90.2303921568628" calcext:value-type="float">
            <text:p>90.2303921568628</text:p>
          </table:table-cell>
          <table:table-cell table:formula="of:=IF([.F1779]=[.B1779];[.E1779];[.G17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00</text:p>
          </table:table-cell>
          <table:table-cell office:value-type="float" office:value="89.6519607843137" calcext:value-type="float">
            <text:p>89.6519607843137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7" calcext:value-type="float">
            <text:p>7</text:p>
          </table:table-cell>
          <table:table-cell table:formula="of:=[.E1779]+1" office:value-type="float" office:value="1778" calcext:value-type="float">
            <text:p>1778</text:p>
          </table:table-cell>
          <table:table-cell table:formula="of:=MAX([.F1779];[.B1780])" office:value-type="float" office:value="90.2303921568628" calcext:value-type="float">
            <text:p>90.2303921568628</text:p>
          </table:table-cell>
          <table:table-cell table:formula="of:=IF([.F1780]=[.B1780];[.E1780];[.G17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02</text:p>
          </table:table-cell>
          <table:table-cell office:value-type="float" office:value="89.6617647058824" calcext:value-type="float">
            <text:p>89.6617647058824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7" calcext:value-type="float">
            <text:p>7</text:p>
          </table:table-cell>
          <table:table-cell table:formula="of:=[.E1780]+1" office:value-type="float" office:value="1779" calcext:value-type="float">
            <text:p>1779</text:p>
          </table:table-cell>
          <table:table-cell table:formula="of:=MAX([.F1780];[.B1781])" office:value-type="float" office:value="90.2303921568628" calcext:value-type="float">
            <text:p>90.2303921568628</text:p>
          </table:table-cell>
          <table:table-cell table:formula="of:=IF([.F1781]=[.B1781];[.E1781];[.G17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06</text:p>
          </table:table-cell>
          <table:table-cell office:value-type="float" office:value="89.6617647058824" calcext:value-type="float">
            <text:p>89.6617647058824</text:p>
          </table:table-cell>
          <table:table-cell office:value-type="string" calcext:value-type="string">
            <text:p>reflected on verse JHN 3:16</text:p>
          </table:table-cell>
          <table:table-cell office:value-type="float" office:value="8" calcext:value-type="float">
            <text:p>8</text:p>
          </table:table-cell>
          <table:table-cell table:formula="of:=[.E1781]+1" office:value-type="float" office:value="1780" calcext:value-type="float">
            <text:p>1780</text:p>
          </table:table-cell>
          <table:table-cell table:formula="of:=MAX([.F1781];[.B1782])" office:value-type="float" office:value="90.2303921568628" calcext:value-type="float">
            <text:p>90.2303921568628</text:p>
          </table:table-cell>
          <table:table-cell table:formula="of:=IF([.F1782]=[.B1782];[.E1782];[.G17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08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7" calcext:value-type="float">
            <text:p>7</text:p>
          </table:table-cell>
          <table:table-cell table:formula="of:=[.E1782]+1" office:value-type="float" office:value="1781" calcext:value-type="float">
            <text:p>1781</text:p>
          </table:table-cell>
          <table:table-cell table:formula="of:=MAX([.F1782];[.B1783])" office:value-type="float" office:value="90.2303921568628" calcext:value-type="float">
            <text:p>90.2303921568628</text:p>
          </table:table-cell>
          <table:table-cell table:formula="of:=IF([.F1783]=[.B1783];[.E1783];[.G17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09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7" calcext:value-type="float">
            <text:p>7</text:p>
          </table:table-cell>
          <table:table-cell table:formula="of:=[.E1783]+1" office:value-type="float" office:value="1782" calcext:value-type="float">
            <text:p>1782</text:p>
          </table:table-cell>
          <table:table-cell table:formula="of:=MAX([.F1783];[.B1784])" office:value-type="float" office:value="90.2303921568628" calcext:value-type="float">
            <text:p>90.2303921568628</text:p>
          </table:table-cell>
          <table:table-cell table:formula="of:=IF([.F1784]=[.B1784];[.E1784];[.G17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10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7" calcext:value-type="float">
            <text:p>7</text:p>
          </table:table-cell>
          <table:table-cell table:formula="of:=[.E1784]+1" office:value-type="float" office:value="1783" calcext:value-type="float">
            <text:p>1783</text:p>
          </table:table-cell>
          <table:table-cell table:formula="of:=MAX([.F1784];[.B1785])" office:value-type="float" office:value="90.2303921568628" calcext:value-type="float">
            <text:p>90.2303921568628</text:p>
          </table:table-cell>
          <table:table-cell table:formula="of:=IF([.F1785]=[.B1785];[.E1785];[.G17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11</text:p>
          </table:table-cell>
          <table:table-cell office:value-type="float" office:value="89.7843137254902" calcext:value-type="float">
            <text:p>89.7843137254902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7" calcext:value-type="float">
            <text:p>7</text:p>
          </table:table-cell>
          <table:table-cell table:formula="of:=[.E1785]+1" office:value-type="float" office:value="1784" calcext:value-type="float">
            <text:p>1784</text:p>
          </table:table-cell>
          <table:table-cell table:formula="of:=MAX([.F1785];[.B1786])" office:value-type="float" office:value="90.2303921568628" calcext:value-type="float">
            <text:p>90.2303921568628</text:p>
          </table:table-cell>
          <table:table-cell table:formula="of:=IF([.F1786]=[.B1786];[.E1786];[.G17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13</text:p>
          </table:table-cell>
          <table:table-cell office:value-type="float" office:value="89.7872549019608" calcext:value-type="float">
            <text:p>89.7872549019608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7" calcext:value-type="float">
            <text:p>7</text:p>
          </table:table-cell>
          <table:table-cell table:formula="of:=[.E1786]+1" office:value-type="float" office:value="1785" calcext:value-type="float">
            <text:p>1785</text:p>
          </table:table-cell>
          <table:table-cell table:formula="of:=MAX([.F1786];[.B1787])" office:value-type="float" office:value="90.2303921568628" calcext:value-type="float">
            <text:p>90.2303921568628</text:p>
          </table:table-cell>
          <table:table-cell table:formula="of:=IF([.F1787]=[.B1787];[.E1787];[.G17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14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7" calcext:value-type="float">
            <text:p>7</text:p>
          </table:table-cell>
          <table:table-cell table:formula="of:=[.E1787]+1" office:value-type="float" office:value="1786" calcext:value-type="float">
            <text:p>1786</text:p>
          </table:table-cell>
          <table:table-cell table:formula="of:=MAX([.F1787];[.B1788])" office:value-type="float" office:value="90.2303921568628" calcext:value-type="float">
            <text:p>90.2303921568628</text:p>
          </table:table-cell>
          <table:table-cell table:formula="of:=IF([.F1788]=[.B1788];[.E1788];[.G17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18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reflected on verse JHN 3:17</text:p>
          </table:table-cell>
          <table:table-cell office:value-type="float" office:value="8" calcext:value-type="float">
            <text:p>8</text:p>
          </table:table-cell>
          <table:table-cell table:formula="of:=[.E1788]+1" office:value-type="float" office:value="1787" calcext:value-type="float">
            <text:p>1787</text:p>
          </table:table-cell>
          <table:table-cell table:formula="of:=MAX([.F1788];[.B1789])" office:value-type="float" office:value="90.2303921568628" calcext:value-type="float">
            <text:p>90.2303921568628</text:p>
          </table:table-cell>
          <table:table-cell table:formula="of:=IF([.F1789]=[.B1789];[.E1789];[.G17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20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7" calcext:value-type="float">
            <text:p>7</text:p>
          </table:table-cell>
          <table:table-cell table:formula="of:=[.E1789]+1" office:value-type="float" office:value="1788" calcext:value-type="float">
            <text:p>1788</text:p>
          </table:table-cell>
          <table:table-cell table:formula="of:=MAX([.F1789];[.B1790])" office:value-type="float" office:value="90.2303921568628" calcext:value-type="float">
            <text:p>90.2303921568628</text:p>
          </table:table-cell>
          <table:table-cell table:formula="of:=IF([.F1790]=[.B1790];[.E1790];[.G17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21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7" calcext:value-type="float">
            <text:p>7</text:p>
          </table:table-cell>
          <table:table-cell table:formula="of:=[.E1790]+1" office:value-type="float" office:value="1789" calcext:value-type="float">
            <text:p>1789</text:p>
          </table:table-cell>
          <table:table-cell table:formula="of:=MAX([.F1790];[.B1791])" office:value-type="float" office:value="90.2303921568628" calcext:value-type="float">
            <text:p>90.2303921568628</text:p>
          </table:table-cell>
          <table:table-cell table:formula="of:=IF([.F1791]=[.B1791];[.E1791];[.G17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22</text:p>
          </table:table-cell>
          <table:table-cell office:value-type="float" office:value="89.8676470588236" calcext:value-type="float">
            <text:p>89.8676470588236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7" calcext:value-type="float">
            <text:p>7</text:p>
          </table:table-cell>
          <table:table-cell table:formula="of:=[.E1791]+1" office:value-type="float" office:value="1790" calcext:value-type="float">
            <text:p>1790</text:p>
          </table:table-cell>
          <table:table-cell table:formula="of:=MAX([.F1791];[.B1792])" office:value-type="float" office:value="90.2303921568628" calcext:value-type="float">
            <text:p>90.2303921568628</text:p>
          </table:table-cell>
          <table:table-cell table:formula="of:=IF([.F1792]=[.B1792];[.E1792];[.G17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23</text:p>
          </table:table-cell>
          <table:table-cell office:value-type="float" office:value="89.8946078431373" calcext:value-type="float">
            <text:p>89.8946078431373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7" calcext:value-type="float">
            <text:p>7</text:p>
          </table:table-cell>
          <table:table-cell table:formula="of:=[.E1792]+1" office:value-type="float" office:value="1791" calcext:value-type="float">
            <text:p>1791</text:p>
          </table:table-cell>
          <table:table-cell table:formula="of:=MAX([.F1792];[.B1793])" office:value-type="float" office:value="90.2303921568628" calcext:value-type="float">
            <text:p>90.2303921568628</text:p>
          </table:table-cell>
          <table:table-cell table:formula="of:=IF([.F1793]=[.B1793];[.E1793];[.G17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25</text:p>
          </table:table-cell>
          <table:table-cell office:value-type="float" office:value="89.8813725490196" calcext:value-type="float">
            <text:p>89.8813725490196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7" calcext:value-type="float">
            <text:p>7</text:p>
          </table:table-cell>
          <table:table-cell table:formula="of:=[.E1793]+1" office:value-type="float" office:value="1792" calcext:value-type="float">
            <text:p>1792</text:p>
          </table:table-cell>
          <table:table-cell table:formula="of:=MAX([.F1793];[.B1794])" office:value-type="float" office:value="90.2303921568628" calcext:value-type="float">
            <text:p>90.2303921568628</text:p>
          </table:table-cell>
          <table:table-cell table:formula="of:=IF([.F1794]=[.B1794];[.E1794];[.G17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26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7" calcext:value-type="float">
            <text:p>7</text:p>
          </table:table-cell>
          <table:table-cell table:formula="of:=[.E1794]+1" office:value-type="float" office:value="1793" calcext:value-type="float">
            <text:p>1793</text:p>
          </table:table-cell>
          <table:table-cell table:formula="of:=MAX([.F1794];[.B1795])" office:value-type="float" office:value="90.2303921568628" calcext:value-type="float">
            <text:p>90.2303921568628</text:p>
          </table:table-cell>
          <table:table-cell table:formula="of:=IF([.F1795]=[.B1795];[.E1795];[.G17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31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reflected on verse JHN 3:18</text:p>
          </table:table-cell>
          <table:table-cell office:value-type="float" office:value="8" calcext:value-type="float">
            <text:p>8</text:p>
          </table:table-cell>
          <table:table-cell table:formula="of:=[.E1795]+1" office:value-type="float" office:value="1794" calcext:value-type="float">
            <text:p>1794</text:p>
          </table:table-cell>
          <table:table-cell table:formula="of:=MAX([.F1795];[.B1796])" office:value-type="float" office:value="90.2303921568628" calcext:value-type="float">
            <text:p>90.2303921568628</text:p>
          </table:table-cell>
          <table:table-cell table:formula="of:=IF([.F1796]=[.B1796];[.E1796];[.G17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33</text:p>
          </table:table-cell>
          <table:table-cell office:value-type="float" office:value="89.6813725490196" calcext:value-type="float">
            <text:p>89.6813725490196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7" calcext:value-type="float">
            <text:p>7</text:p>
          </table:table-cell>
          <table:table-cell table:formula="of:=[.E1796]+1" office:value-type="float" office:value="1795" calcext:value-type="float">
            <text:p>1795</text:p>
          </table:table-cell>
          <table:table-cell table:formula="of:=MAX([.F1796];[.B1797])" office:value-type="float" office:value="90.2303921568628" calcext:value-type="float">
            <text:p>90.2303921568628</text:p>
          </table:table-cell>
          <table:table-cell table:formula="of:=IF([.F1797]=[.B1797];[.E1797];[.G17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35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7" calcext:value-type="float">
            <text:p>7</text:p>
          </table:table-cell>
          <table:table-cell table:formula="of:=[.E1797]+1" office:value-type="float" office:value="1796" calcext:value-type="float">
            <text:p>1796</text:p>
          </table:table-cell>
          <table:table-cell table:formula="of:=MAX([.F1797];[.B1798])" office:value-type="float" office:value="90.2303921568628" calcext:value-type="float">
            <text:p>90.2303921568628</text:p>
          </table:table-cell>
          <table:table-cell table:formula="of:=IF([.F1798]=[.B1798];[.E1798];[.G17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36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7" calcext:value-type="float">
            <text:p>7</text:p>
          </table:table-cell>
          <table:table-cell table:formula="of:=[.E1798]+1" office:value-type="float" office:value="1797" calcext:value-type="float">
            <text:p>1797</text:p>
          </table:table-cell>
          <table:table-cell table:formula="of:=MAX([.F1798];[.B1799])" office:value-type="float" office:value="90.2303921568628" calcext:value-type="float">
            <text:p>90.2303921568628</text:p>
          </table:table-cell>
          <table:table-cell table:formula="of:=IF([.F1799]=[.B1799];[.E1799];[.G17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38</text:p>
          </table:table-cell>
          <table:table-cell office:value-type="float" office:value="89.7916666666667" calcext:value-type="float">
            <text:p>89.7916666666667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7" calcext:value-type="float">
            <text:p>7</text:p>
          </table:table-cell>
          <table:table-cell table:formula="of:=[.E1799]+1" office:value-type="float" office:value="1798" calcext:value-type="float">
            <text:p>1798</text:p>
          </table:table-cell>
          <table:table-cell table:formula="of:=MAX([.F1799];[.B1800])" office:value-type="float" office:value="90.2303921568628" calcext:value-type="float">
            <text:p>90.2303921568628</text:p>
          </table:table-cell>
          <table:table-cell table:formula="of:=IF([.F1800]=[.B1800];[.E1800];[.G17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40</text:p>
          </table:table-cell>
          <table:table-cell office:value-type="float" office:value="89.7872549019608" calcext:value-type="float">
            <text:p>89.7872549019608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7" calcext:value-type="float">
            <text:p>7</text:p>
          </table:table-cell>
          <table:table-cell table:formula="of:=[.E1800]+1" office:value-type="float" office:value="1799" calcext:value-type="float">
            <text:p>1799</text:p>
          </table:table-cell>
          <table:table-cell table:formula="of:=MAX([.F1800];[.B1801])" office:value-type="float" office:value="90.2303921568628" calcext:value-type="float">
            <text:p>90.2303921568628</text:p>
          </table:table-cell>
          <table:table-cell table:formula="of:=IF([.F1801]=[.B1801];[.E1801];[.G18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41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7" calcext:value-type="float">
            <text:p>7</text:p>
          </table:table-cell>
          <table:table-cell table:formula="of:=[.E1801]+1" office:value-type="float" office:value="1800" calcext:value-type="float">
            <text:p>1800</text:p>
          </table:table-cell>
          <table:table-cell table:formula="of:=MAX([.F1801];[.B1802])" office:value-type="float" office:value="90.2303921568628" calcext:value-type="float">
            <text:p>90.2303921568628</text:p>
          </table:table-cell>
          <table:table-cell table:formula="of:=IF([.F1802]=[.B1802];[.E1802];[.G18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46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reflected on verse JHN 3:19</text:p>
          </table:table-cell>
          <table:table-cell office:value-type="float" office:value="8" calcext:value-type="float">
            <text:p>8</text:p>
          </table:table-cell>
          <table:table-cell table:formula="of:=[.E1802]+1" office:value-type="float" office:value="1801" calcext:value-type="float">
            <text:p>1801</text:p>
          </table:table-cell>
          <table:table-cell table:formula="of:=MAX([.F1802];[.B1803])" office:value-type="float" office:value="90.2303921568628" calcext:value-type="float">
            <text:p>90.2303921568628</text:p>
          </table:table-cell>
          <table:table-cell table:formula="of:=IF([.F1803]=[.B1803];[.E1803];[.G18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48</text:p>
          </table:table-cell>
          <table:table-cell office:value-type="float" office:value="89.8284313725491" calcext:value-type="float">
            <text:p>89.8284313725491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7" calcext:value-type="float">
            <text:p>7</text:p>
          </table:table-cell>
          <table:table-cell table:formula="of:=[.E1803]+1" office:value-type="float" office:value="1802" calcext:value-type="float">
            <text:p>1802</text:p>
          </table:table-cell>
          <table:table-cell table:formula="of:=MAX([.F1803];[.B1804])" office:value-type="float" office:value="90.2303921568628" calcext:value-type="float">
            <text:p>90.2303921568628</text:p>
          </table:table-cell>
          <table:table-cell table:formula="of:=IF([.F1804]=[.B1804];[.E1804];[.G18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49</text:p>
          </table:table-cell>
          <table:table-cell office:value-type="float" office:value="89.8284313725491" calcext:value-type="float">
            <text:p>89.8284313725491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7" calcext:value-type="float">
            <text:p>7</text:p>
          </table:table-cell>
          <table:table-cell table:formula="of:=[.E1804]+1" office:value-type="float" office:value="1803" calcext:value-type="float">
            <text:p>1803</text:p>
          </table:table-cell>
          <table:table-cell table:formula="of:=MAX([.F1804];[.B1805])" office:value-type="float" office:value="90.2303921568628" calcext:value-type="float">
            <text:p>90.2303921568628</text:p>
          </table:table-cell>
          <table:table-cell table:formula="of:=IF([.F1805]=[.B1805];[.E1805];[.G18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50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7" calcext:value-type="float">
            <text:p>7</text:p>
          </table:table-cell>
          <table:table-cell table:formula="of:=[.E1805]+1" office:value-type="float" office:value="1804" calcext:value-type="float">
            <text:p>1804</text:p>
          </table:table-cell>
          <table:table-cell table:formula="of:=MAX([.F1805];[.B1806])" office:value-type="float" office:value="90.2303921568628" calcext:value-type="float">
            <text:p>90.2303921568628</text:p>
          </table:table-cell>
          <table:table-cell table:formula="of:=IF([.F1806]=[.B1806];[.E1806];[.G18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52</text:p>
          </table:table-cell>
          <table:table-cell office:value-type="float" office:value="89.8504901960785" calcext:value-type="float">
            <text:p>89.8504901960785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7" calcext:value-type="float">
            <text:p>7</text:p>
          </table:table-cell>
          <table:table-cell table:formula="of:=[.E1806]+1" office:value-type="float" office:value="1805" calcext:value-type="float">
            <text:p>1805</text:p>
          </table:table-cell>
          <table:table-cell table:formula="of:=MAX([.F1806];[.B1807])" office:value-type="float" office:value="90.2303921568628" calcext:value-type="float">
            <text:p>90.2303921568628</text:p>
          </table:table-cell>
          <table:table-cell table:formula="of:=IF([.F1807]=[.B1807];[.E1807];[.G18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57</text:p>
          </table:table-cell>
          <table:table-cell office:value-type="float" office:value="89.8754901960785" calcext:value-type="float">
            <text:p>89.8754901960785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7" calcext:value-type="float">
            <text:p>7</text:p>
          </table:table-cell>
          <table:table-cell table:formula="of:=[.E1807]+1" office:value-type="float" office:value="1806" calcext:value-type="float">
            <text:p>1806</text:p>
          </table:table-cell>
          <table:table-cell table:formula="of:=MAX([.F1807];[.B1808])" office:value-type="float" office:value="90.2303921568628" calcext:value-type="float">
            <text:p>90.2303921568628</text:p>
          </table:table-cell>
          <table:table-cell table:formula="of:=IF([.F1808]=[.B1808];[.E1808];[.G18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4:59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7" calcext:value-type="float">
            <text:p>7</text:p>
          </table:table-cell>
          <table:table-cell table:formula="of:=[.E1808]+1" office:value-type="float" office:value="1807" calcext:value-type="float">
            <text:p>1807</text:p>
          </table:table-cell>
          <table:table-cell table:formula="of:=MAX([.F1808];[.B1809])" office:value-type="float" office:value="90.2303921568628" calcext:value-type="float">
            <text:p>90.2303921568628</text:p>
          </table:table-cell>
          <table:table-cell table:formula="of:=IF([.F1809]=[.B1809];[.E1809];[.G18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03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reflected on verse JHN 3:20</text:p>
          </table:table-cell>
          <table:table-cell office:value-type="float" office:value="8" calcext:value-type="float">
            <text:p>8</text:p>
          </table:table-cell>
          <table:table-cell table:formula="of:=[.E1809]+1" office:value-type="float" office:value="1808" calcext:value-type="float">
            <text:p>1808</text:p>
          </table:table-cell>
          <table:table-cell table:formula="of:=MAX([.F1809];[.B1810])" office:value-type="float" office:value="90.2303921568628" calcext:value-type="float">
            <text:p>90.2303921568628</text:p>
          </table:table-cell>
          <table:table-cell table:formula="of:=IF([.F1810]=[.B1810];[.E1810];[.G18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05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7" calcext:value-type="float">
            <text:p>7</text:p>
          </table:table-cell>
          <table:table-cell table:formula="of:=[.E1810]+1" office:value-type="float" office:value="1809" calcext:value-type="float">
            <text:p>1809</text:p>
          </table:table-cell>
          <table:table-cell table:formula="of:=MAX([.F1810];[.B1811])" office:value-type="float" office:value="90.2303921568628" calcext:value-type="float">
            <text:p>90.2303921568628</text:p>
          </table:table-cell>
          <table:table-cell table:formula="of:=IF([.F1811]=[.B1811];[.E1811];[.G18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06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7" calcext:value-type="float">
            <text:p>7</text:p>
          </table:table-cell>
          <table:table-cell table:formula="of:=[.E1811]+1" office:value-type="float" office:value="1810" calcext:value-type="float">
            <text:p>1810</text:p>
          </table:table-cell>
          <table:table-cell table:formula="of:=MAX([.F1811];[.B1812])" office:value-type="float" office:value="90.2303921568628" calcext:value-type="float">
            <text:p>90.2303921568628</text:p>
          </table:table-cell>
          <table:table-cell table:formula="of:=IF([.F1812]=[.B1812];[.E1812];[.G18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08</text:p>
          </table:table-cell>
          <table:table-cell office:value-type="float" office:value="89.8333333333334" calcext:value-type="float">
            <text:p>89.8333333333334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7" calcext:value-type="float">
            <text:p>7</text:p>
          </table:table-cell>
          <table:table-cell table:formula="of:=[.E1812]+1" office:value-type="float" office:value="1811" calcext:value-type="float">
            <text:p>1811</text:p>
          </table:table-cell>
          <table:table-cell table:formula="of:=MAX([.F1812];[.B1813])" office:value-type="float" office:value="90.2303921568628" calcext:value-type="float">
            <text:p>90.2303921568628</text:p>
          </table:table-cell>
          <table:table-cell table:formula="of:=IF([.F1813]=[.B1813];[.E1813];[.G18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09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7" calcext:value-type="float">
            <text:p>7</text:p>
          </table:table-cell>
          <table:table-cell table:formula="of:=[.E1813]+1" office:value-type="float" office:value="1812" calcext:value-type="float">
            <text:p>1812</text:p>
          </table:table-cell>
          <table:table-cell table:formula="of:=MAX([.F1813];[.B1814])" office:value-type="float" office:value="90.2303921568628" calcext:value-type="float">
            <text:p>90.2303921568628</text:p>
          </table:table-cell>
          <table:table-cell table:formula="of:=IF([.F1814]=[.B1814];[.E1814];[.G18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10</text:p>
          </table:table-cell>
          <table:table-cell office:value-type="float" office:value="89.8901960784314" calcext:value-type="float">
            <text:p>89.8901960784314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7" calcext:value-type="float">
            <text:p>7</text:p>
          </table:table-cell>
          <table:table-cell table:formula="of:=[.E1814]+1" office:value-type="float" office:value="1813" calcext:value-type="float">
            <text:p>1813</text:p>
          </table:table-cell>
          <table:table-cell table:formula="of:=MAX([.F1814];[.B1815])" office:value-type="float" office:value="90.2303921568628" calcext:value-type="float">
            <text:p>90.2303921568628</text:p>
          </table:table-cell>
          <table:table-cell table:formula="of:=IF([.F1815]=[.B1815];[.E1815];[.G18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12</text:p>
          </table:table-cell>
          <table:table-cell office:value-type="float" office:value="89.9166666666667" calcext:value-type="float">
            <text:p>89.9166666666667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7" calcext:value-type="float">
            <text:p>7</text:p>
          </table:table-cell>
          <table:table-cell table:formula="of:=[.E1815]+1" office:value-type="float" office:value="1814" calcext:value-type="float">
            <text:p>1814</text:p>
          </table:table-cell>
          <table:table-cell table:formula="of:=MAX([.F1815];[.B1816])" office:value-type="float" office:value="90.2303921568628" calcext:value-type="float">
            <text:p>90.2303921568628</text:p>
          </table:table-cell>
          <table:table-cell table:formula="of:=IF([.F1816]=[.B1816];[.E1816];[.G18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16</text:p>
          </table:table-cell>
          <table:table-cell office:value-type="float" office:value="89.9166666666667" calcext:value-type="float">
            <text:p>89.9166666666667</text:p>
          </table:table-cell>
          <table:table-cell office:value-type="string" calcext:value-type="string">
            <text:p>reflected on verse JHN 3:21</text:p>
          </table:table-cell>
          <table:table-cell office:value-type="float" office:value="8" calcext:value-type="float">
            <text:p>8</text:p>
          </table:table-cell>
          <table:table-cell table:formula="of:=[.E1816]+1" office:value-type="float" office:value="1815" calcext:value-type="float">
            <text:p>1815</text:p>
          </table:table-cell>
          <table:table-cell table:formula="of:=MAX([.F1816];[.B1817])" office:value-type="float" office:value="90.2303921568628" calcext:value-type="float">
            <text:p>90.2303921568628</text:p>
          </table:table-cell>
          <table:table-cell table:formula="of:=IF([.F1817]=[.B1817];[.E1817];[.G18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18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7" calcext:value-type="float">
            <text:p>7</text:p>
          </table:table-cell>
          <table:table-cell table:formula="of:=[.E1817]+1" office:value-type="float" office:value="1816" calcext:value-type="float">
            <text:p>1816</text:p>
          </table:table-cell>
          <table:table-cell table:formula="of:=MAX([.F1817];[.B1818])" office:value-type="float" office:value="90.2303921568628" calcext:value-type="float">
            <text:p>90.2303921568628</text:p>
          </table:table-cell>
          <table:table-cell table:formula="of:=IF([.F1818]=[.B1818];[.E1818];[.G18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19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7" calcext:value-type="float">
            <text:p>7</text:p>
          </table:table-cell>
          <table:table-cell table:formula="of:=[.E1818]+1" office:value-type="float" office:value="1817" calcext:value-type="float">
            <text:p>1817</text:p>
          </table:table-cell>
          <table:table-cell table:formula="of:=MAX([.F1818];[.B1819])" office:value-type="float" office:value="90.2303921568628" calcext:value-type="float">
            <text:p>90.2303921568628</text:p>
          </table:table-cell>
          <table:table-cell table:formula="of:=IF([.F1819]=[.B1819];[.E1819];[.G18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23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7" calcext:value-type="float">
            <text:p>7</text:p>
          </table:table-cell>
          <table:table-cell table:formula="of:=[.E1819]+1" office:value-type="float" office:value="1818" calcext:value-type="float">
            <text:p>1818</text:p>
          </table:table-cell>
          <table:table-cell table:formula="of:=MAX([.F1819];[.B1820])" office:value-type="float" office:value="90.2303921568628" calcext:value-type="float">
            <text:p>90.2303921568628</text:p>
          </table:table-cell>
          <table:table-cell table:formula="of:=IF([.F1820]=[.B1820];[.E1820];[.G18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24</text:p>
          </table:table-cell>
          <table:table-cell office:value-type="float" office:value="89.9411764705883" calcext:value-type="float">
            <text:p>89.9411764705883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7" calcext:value-type="float">
            <text:p>7</text:p>
          </table:table-cell>
          <table:table-cell table:formula="of:=[.E1820]+1" office:value-type="float" office:value="1819" calcext:value-type="float">
            <text:p>1819</text:p>
          </table:table-cell>
          <table:table-cell table:formula="of:=MAX([.F1820];[.B1821])" office:value-type="float" office:value="90.2303921568628" calcext:value-type="float">
            <text:p>90.2303921568628</text:p>
          </table:table-cell>
          <table:table-cell table:formula="of:=IF([.F1821]=[.B1821];[.E1821];[.G18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26</text:p>
          </table:table-cell>
          <table:table-cell office:value-type="float" office:value="89.9294117647059" calcext:value-type="float">
            <text:p>89.9294117647059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7" calcext:value-type="float">
            <text:p>7</text:p>
          </table:table-cell>
          <table:table-cell table:formula="of:=[.E1821]+1" office:value-type="float" office:value="1820" calcext:value-type="float">
            <text:p>1820</text:p>
          </table:table-cell>
          <table:table-cell table:formula="of:=MAX([.F1821];[.B1822])" office:value-type="float" office:value="90.2303921568628" calcext:value-type="float">
            <text:p>90.2303921568628</text:p>
          </table:table-cell>
          <table:table-cell table:formula="of:=IF([.F1822]=[.B1822];[.E1822];[.G18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27</text:p>
          </table:table-cell>
          <table:table-cell office:value-type="float" office:value="89.9411764705883" calcext:value-type="float">
            <text:p>89.9411764705883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7" calcext:value-type="float">
            <text:p>7</text:p>
          </table:table-cell>
          <table:table-cell table:formula="of:=[.E1822]+1" office:value-type="float" office:value="1821" calcext:value-type="float">
            <text:p>1821</text:p>
          </table:table-cell>
          <table:table-cell table:formula="of:=MAX([.F1822];[.B1823])" office:value-type="float" office:value="90.2303921568628" calcext:value-type="float">
            <text:p>90.2303921568628</text:p>
          </table:table-cell>
          <table:table-cell table:formula="of:=IF([.F1823]=[.B1823];[.E1823];[.G18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32</text:p>
          </table:table-cell>
          <table:table-cell office:value-type="float" office:value="89.9411764705883" calcext:value-type="float">
            <text:p>89.9411764705883</text:p>
          </table:table-cell>
          <table:table-cell office:value-type="string" calcext:value-type="string">
            <text:p>reflected on verse JHN 3:22</text:p>
          </table:table-cell>
          <table:table-cell office:value-type="float" office:value="8" calcext:value-type="float">
            <text:p>8</text:p>
          </table:table-cell>
          <table:table-cell table:formula="of:=[.E1823]+1" office:value-type="float" office:value="1822" calcext:value-type="float">
            <text:p>1822</text:p>
          </table:table-cell>
          <table:table-cell table:formula="of:=MAX([.F1823];[.B1824])" office:value-type="float" office:value="90.2303921568628" calcext:value-type="float">
            <text:p>90.2303921568628</text:p>
          </table:table-cell>
          <table:table-cell table:formula="of:=IF([.F1824]=[.B1824];[.E1824];[.G18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33</text:p>
          </table:table-cell>
          <table:table-cell office:value-type="float" office:value="89.9411764705883" calcext:value-type="float">
            <text:p>89.9411764705883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7" calcext:value-type="float">
            <text:p>7</text:p>
          </table:table-cell>
          <table:table-cell table:formula="of:=[.E1824]+1" office:value-type="float" office:value="1823" calcext:value-type="float">
            <text:p>1823</text:p>
          </table:table-cell>
          <table:table-cell table:formula="of:=MAX([.F1824];[.B1825])" office:value-type="float" office:value="90.2303921568628" calcext:value-type="float">
            <text:p>90.2303921568628</text:p>
          </table:table-cell>
          <table:table-cell table:formula="of:=IF([.F1825]=[.B1825];[.E1825];[.G18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35</text:p>
          </table:table-cell>
          <table:table-cell office:value-type="float" office:value="89.9411764705883" calcext:value-type="float">
            <text:p>89.9411764705883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7" calcext:value-type="float">
            <text:p>7</text:p>
          </table:table-cell>
          <table:table-cell table:formula="of:=[.E1825]+1" office:value-type="float" office:value="1824" calcext:value-type="float">
            <text:p>1824</text:p>
          </table:table-cell>
          <table:table-cell table:formula="of:=MAX([.F1825];[.B1826])" office:value-type="float" office:value="90.2303921568628" calcext:value-type="float">
            <text:p>90.2303921568628</text:p>
          </table:table-cell>
          <table:table-cell table:formula="of:=IF([.F1826]=[.B1826];[.E1826];[.G18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36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7" calcext:value-type="float">
            <text:p>7</text:p>
          </table:table-cell>
          <table:table-cell table:formula="of:=[.E1826]+1" office:value-type="float" office:value="1825" calcext:value-type="float">
            <text:p>1825</text:p>
          </table:table-cell>
          <table:table-cell table:formula="of:=MAX([.F1826];[.B1827])" office:value-type="float" office:value="90.2303921568628" calcext:value-type="float">
            <text:p>90.2303921568628</text:p>
          </table:table-cell>
          <table:table-cell table:formula="of:=IF([.F1827]=[.B1827];[.E1827];[.G18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38</text:p>
          </table:table-cell>
          <table:table-cell office:value-type="float" office:value="89.9264705882353" calcext:value-type="float">
            <text:p>89.9264705882353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7" calcext:value-type="float">
            <text:p>7</text:p>
          </table:table-cell>
          <table:table-cell table:formula="of:=[.E1827]+1" office:value-type="float" office:value="1826" calcext:value-type="float">
            <text:p>1826</text:p>
          </table:table-cell>
          <table:table-cell table:formula="of:=MAX([.F1827];[.B1828])" office:value-type="float" office:value="90.2303921568628" calcext:value-type="float">
            <text:p>90.2303921568628</text:p>
          </table:table-cell>
          <table:table-cell table:formula="of:=IF([.F1828]=[.B1828];[.E1828];[.G18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39</text:p>
          </table:table-cell>
          <table:table-cell office:value-type="float" office:value="89.9294117647059" calcext:value-type="float">
            <text:p>89.9294117647059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7" calcext:value-type="float">
            <text:p>7</text:p>
          </table:table-cell>
          <table:table-cell table:formula="of:=[.E1828]+1" office:value-type="float" office:value="1827" calcext:value-type="float">
            <text:p>1827</text:p>
          </table:table-cell>
          <table:table-cell table:formula="of:=MAX([.F1828];[.B1829])" office:value-type="float" office:value="90.2303921568628" calcext:value-type="float">
            <text:p>90.2303921568628</text:p>
          </table:table-cell>
          <table:table-cell table:formula="of:=IF([.F1829]=[.B1829];[.E1829];[.G18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41</text:p>
          </table:table-cell>
          <table:table-cell office:value-type="float" office:value="89.9411764705883" calcext:value-type="float">
            <text:p>89.9411764705883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7" calcext:value-type="float">
            <text:p>7</text:p>
          </table:table-cell>
          <table:table-cell table:formula="of:=[.E1829]+1" office:value-type="float" office:value="1828" calcext:value-type="float">
            <text:p>1828</text:p>
          </table:table-cell>
          <table:table-cell table:formula="of:=MAX([.F1829];[.B1830])" office:value-type="float" office:value="90.2303921568628" calcext:value-type="float">
            <text:p>90.2303921568628</text:p>
          </table:table-cell>
          <table:table-cell table:formula="of:=IF([.F1830]=[.B1830];[.E1830];[.G18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46</text:p>
          </table:table-cell>
          <table:table-cell office:value-type="float" office:value="89.9411764705883" calcext:value-type="float">
            <text:p>89.9411764705883</text:p>
          </table:table-cell>
          <table:table-cell office:value-type="string" calcext:value-type="string">
            <text:p>reflected on verse JHN 3:23</text:p>
          </table:table-cell>
          <table:table-cell office:value-type="float" office:value="8" calcext:value-type="float">
            <text:p>8</text:p>
          </table:table-cell>
          <table:table-cell table:formula="of:=[.E1830]+1" office:value-type="float" office:value="1829" calcext:value-type="float">
            <text:p>1829</text:p>
          </table:table-cell>
          <table:table-cell table:formula="of:=MAX([.F1830];[.B1831])" office:value-type="float" office:value="90.2303921568628" calcext:value-type="float">
            <text:p>90.2303921568628</text:p>
          </table:table-cell>
          <table:table-cell table:formula="of:=IF([.F1831]=[.B1831];[.E1831];[.G18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48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7" calcext:value-type="float">
            <text:p>7</text:p>
          </table:table-cell>
          <table:table-cell table:formula="of:=[.E1831]+1" office:value-type="float" office:value="1830" calcext:value-type="float">
            <text:p>1830</text:p>
          </table:table-cell>
          <table:table-cell table:formula="of:=MAX([.F1831];[.B1832])" office:value-type="float" office:value="90.2303921568628" calcext:value-type="float">
            <text:p>90.2303921568628</text:p>
          </table:table-cell>
          <table:table-cell table:formula="of:=IF([.F1832]=[.B1832];[.E1832];[.G18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49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7" calcext:value-type="float">
            <text:p>7</text:p>
          </table:table-cell>
          <table:table-cell table:formula="of:=[.E1832]+1" office:value-type="float" office:value="1831" calcext:value-type="float">
            <text:p>1831</text:p>
          </table:table-cell>
          <table:table-cell table:formula="of:=MAX([.F1832];[.B1833])" office:value-type="float" office:value="90.2303921568628" calcext:value-type="float">
            <text:p>90.2303921568628</text:p>
          </table:table-cell>
          <table:table-cell table:formula="of:=IF([.F1833]=[.B1833];[.E1833];[.G18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50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7" calcext:value-type="float">
            <text:p>7</text:p>
          </table:table-cell>
          <table:table-cell table:formula="of:=[.E1833]+1" office:value-type="float" office:value="1832" calcext:value-type="float">
            <text:p>1832</text:p>
          </table:table-cell>
          <table:table-cell table:formula="of:=MAX([.F1833];[.B1834])" office:value-type="float" office:value="90.2303921568628" calcext:value-type="float">
            <text:p>90.2303921568628</text:p>
          </table:table-cell>
          <table:table-cell table:formula="of:=IF([.F1834]=[.B1834];[.E1834];[.G18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52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7" calcext:value-type="float">
            <text:p>7</text:p>
          </table:table-cell>
          <table:table-cell table:formula="of:=[.E1834]+1" office:value-type="float" office:value="1833" calcext:value-type="float">
            <text:p>1833</text:p>
          </table:table-cell>
          <table:table-cell table:formula="of:=MAX([.F1834];[.B1835])" office:value-type="float" office:value="90.2303921568628" calcext:value-type="float">
            <text:p>90.2303921568628</text:p>
          </table:table-cell>
          <table:table-cell table:formula="of:=IF([.F1835]=[.B1835];[.E1835];[.G18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54</text:p>
          </table:table-cell>
          <table:table-cell office:value-type="float" office:value="89.9774509803922" calcext:value-type="float">
            <text:p>89.9774509803922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7" calcext:value-type="float">
            <text:p>7</text:p>
          </table:table-cell>
          <table:table-cell table:formula="of:=[.E1835]+1" office:value-type="float" office:value="1834" calcext:value-type="float">
            <text:p>1834</text:p>
          </table:table-cell>
          <table:table-cell table:formula="of:=MAX([.F1835];[.B1836])" office:value-type="float" office:value="90.2303921568628" calcext:value-type="float">
            <text:p>90.2303921568628</text:p>
          </table:table-cell>
          <table:table-cell table:formula="of:=IF([.F1836]=[.B1836];[.E1836];[.G18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5:55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7" calcext:value-type="float">
            <text:p>7</text:p>
          </table:table-cell>
          <table:table-cell table:formula="of:=[.E1836]+1" office:value-type="float" office:value="1835" calcext:value-type="float">
            <text:p>1835</text:p>
          </table:table-cell>
          <table:table-cell table:formula="of:=MAX([.F1836];[.B1837])" office:value-type="float" office:value="90.2303921568628" calcext:value-type="float">
            <text:p>90.2303921568628</text:p>
          </table:table-cell>
          <table:table-cell table:formula="of:=IF([.F1837]=[.B1837];[.E1837];[.G18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00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reflected on verse JHN 3:24</text:p>
          </table:table-cell>
          <table:table-cell office:value-type="float" office:value="8" calcext:value-type="float">
            <text:p>8</text:p>
          </table:table-cell>
          <table:table-cell table:formula="of:=[.E1837]+1" office:value-type="float" office:value="1836" calcext:value-type="float">
            <text:p>1836</text:p>
          </table:table-cell>
          <table:table-cell table:formula="of:=MAX([.F1837];[.B1838])" office:value-type="float" office:value="90.2303921568628" calcext:value-type="float">
            <text:p>90.2303921568628</text:p>
          </table:table-cell>
          <table:table-cell table:formula="of:=IF([.F1838]=[.B1838];[.E1838];[.G18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01</text:p>
          </table:table-cell>
          <table:table-cell office:value-type="float" office:value="89.8382352941177" calcext:value-type="float">
            <text:p>89.8382352941177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7" calcext:value-type="float">
            <text:p>7</text:p>
          </table:table-cell>
          <table:table-cell table:formula="of:=[.E1838]+1" office:value-type="float" office:value="1837" calcext:value-type="float">
            <text:p>1837</text:p>
          </table:table-cell>
          <table:table-cell table:formula="of:=MAX([.F1838];[.B1839])" office:value-type="float" office:value="90.2303921568628" calcext:value-type="float">
            <text:p>90.2303921568628</text:p>
          </table:table-cell>
          <table:table-cell table:formula="of:=IF([.F1839]=[.B1839];[.E1839];[.G18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03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7" calcext:value-type="float">
            <text:p>7</text:p>
          </table:table-cell>
          <table:table-cell table:formula="of:=[.E1839]+1" office:value-type="float" office:value="1838" calcext:value-type="float">
            <text:p>1838</text:p>
          </table:table-cell>
          <table:table-cell table:formula="of:=MAX([.F1839];[.B1840])" office:value-type="float" office:value="90.2303921568628" calcext:value-type="float">
            <text:p>90.2303921568628</text:p>
          </table:table-cell>
          <table:table-cell table:formula="of:=IF([.F1840]=[.B1840];[.E1840];[.G18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04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7" calcext:value-type="float">
            <text:p>7</text:p>
          </table:table-cell>
          <table:table-cell table:formula="of:=[.E1840]+1" office:value-type="float" office:value="1839" calcext:value-type="float">
            <text:p>1839</text:p>
          </table:table-cell>
          <table:table-cell table:formula="of:=MAX([.F1840];[.B1841])" office:value-type="float" office:value="90.2303921568628" calcext:value-type="float">
            <text:p>90.2303921568628</text:p>
          </table:table-cell>
          <table:table-cell table:formula="of:=IF([.F1841]=[.B1841];[.E1841];[.G18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05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7" calcext:value-type="float">
            <text:p>7</text:p>
          </table:table-cell>
          <table:table-cell table:formula="of:=[.E1841]+1" office:value-type="float" office:value="1840" calcext:value-type="float">
            <text:p>1840</text:p>
          </table:table-cell>
          <table:table-cell table:formula="of:=MAX([.F1841];[.B1842])" office:value-type="float" office:value="90.2303921568628" calcext:value-type="float">
            <text:p>90.2303921568628</text:p>
          </table:table-cell>
          <table:table-cell table:formula="of:=IF([.F1842]=[.B1842];[.E1842];[.G18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06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7" calcext:value-type="float">
            <text:p>7</text:p>
          </table:table-cell>
          <table:table-cell table:formula="of:=[.E1842]+1" office:value-type="float" office:value="1841" calcext:value-type="float">
            <text:p>1841</text:p>
          </table:table-cell>
          <table:table-cell table:formula="of:=MAX([.F1842];[.B1843])" office:value-type="float" office:value="90.2303921568628" calcext:value-type="float">
            <text:p>90.2303921568628</text:p>
          </table:table-cell>
          <table:table-cell table:formula="of:=IF([.F1843]=[.B1843];[.E1843];[.G18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08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7" calcext:value-type="float">
            <text:p>7</text:p>
          </table:table-cell>
          <table:table-cell table:formula="of:=[.E1843]+1" office:value-type="float" office:value="1842" calcext:value-type="float">
            <text:p>1842</text:p>
          </table:table-cell>
          <table:table-cell table:formula="of:=MAX([.F1843];[.B1844])" office:value-type="float" office:value="90.2303921568628" calcext:value-type="float">
            <text:p>90.2303921568628</text:p>
          </table:table-cell>
          <table:table-cell table:formula="of:=IF([.F1844]=[.B1844];[.E1844];[.G18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13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reflected on verse JHN 3:25</text:p>
          </table:table-cell>
          <table:table-cell office:value-type="float" office:value="8" calcext:value-type="float">
            <text:p>8</text:p>
          </table:table-cell>
          <table:table-cell table:formula="of:=[.E1844]+1" office:value-type="float" office:value="1843" calcext:value-type="float">
            <text:p>1843</text:p>
          </table:table-cell>
          <table:table-cell table:formula="of:=MAX([.F1844];[.B1845])" office:value-type="float" office:value="90.2303921568628" calcext:value-type="float">
            <text:p>90.2303921568628</text:p>
          </table:table-cell>
          <table:table-cell table:formula="of:=IF([.F1845]=[.B1845];[.E1845];[.G18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14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7" calcext:value-type="float">
            <text:p>7</text:p>
          </table:table-cell>
          <table:table-cell table:formula="of:=[.E1845]+1" office:value-type="float" office:value="1844" calcext:value-type="float">
            <text:p>1844</text:p>
          </table:table-cell>
          <table:table-cell table:formula="of:=MAX([.F1845];[.B1846])" office:value-type="float" office:value="90.2303921568628" calcext:value-type="float">
            <text:p>90.2303921568628</text:p>
          </table:table-cell>
          <table:table-cell table:formula="of:=IF([.F1846]=[.B1846];[.E1846];[.G18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16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7" calcext:value-type="float">
            <text:p>7</text:p>
          </table:table-cell>
          <table:table-cell table:formula="of:=[.E1846]+1" office:value-type="float" office:value="1845" calcext:value-type="float">
            <text:p>1845</text:p>
          </table:table-cell>
          <table:table-cell table:formula="of:=MAX([.F1846];[.B1847])" office:value-type="float" office:value="90.2303921568628" calcext:value-type="float">
            <text:p>90.2303921568628</text:p>
          </table:table-cell>
          <table:table-cell table:formula="of:=IF([.F1847]=[.B1847];[.E1847];[.G18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17</text:p>
          </table:table-cell>
          <table:table-cell office:value-type="float" office:value="89.921568627451" calcext:value-type="float">
            <text:p>89.921568627451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7" calcext:value-type="float">
            <text:p>7</text:p>
          </table:table-cell>
          <table:table-cell table:formula="of:=[.E1847]+1" office:value-type="float" office:value="1846" calcext:value-type="float">
            <text:p>1846</text:p>
          </table:table-cell>
          <table:table-cell table:formula="of:=MAX([.F1847];[.B1848])" office:value-type="float" office:value="90.2303921568628" calcext:value-type="float">
            <text:p>90.2303921568628</text:p>
          </table:table-cell>
          <table:table-cell table:formula="of:=IF([.F1848]=[.B1848];[.E1848];[.G18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19</text:p>
          </table:table-cell>
          <table:table-cell office:value-type="float" office:value="89.9264705882353" calcext:value-type="float">
            <text:p>89.9264705882353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7" calcext:value-type="float">
            <text:p>7</text:p>
          </table:table-cell>
          <table:table-cell table:formula="of:=[.E1848]+1" office:value-type="float" office:value="1847" calcext:value-type="float">
            <text:p>1847</text:p>
          </table:table-cell>
          <table:table-cell table:formula="of:=MAX([.F1848];[.B1849])" office:value-type="float" office:value="90.2303921568628" calcext:value-type="float">
            <text:p>90.2303921568628</text:p>
          </table:table-cell>
          <table:table-cell table:formula="of:=IF([.F1849]=[.B1849];[.E1849];[.G18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23</text:p>
          </table:table-cell>
          <table:table-cell office:value-type="float" office:value="89.9176470588236" calcext:value-type="float">
            <text:p>89.9176470588236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7" calcext:value-type="float">
            <text:p>7</text:p>
          </table:table-cell>
          <table:table-cell table:formula="of:=[.E1849]+1" office:value-type="float" office:value="1848" calcext:value-type="float">
            <text:p>1848</text:p>
          </table:table-cell>
          <table:table-cell table:formula="of:=MAX([.F1849];[.B1850])" office:value-type="float" office:value="90.2303921568628" calcext:value-type="float">
            <text:p>90.2303921568628</text:p>
          </table:table-cell>
          <table:table-cell table:formula="of:=IF([.F1850]=[.B1850];[.E1850];[.G18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25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7" calcext:value-type="float">
            <text:p>7</text:p>
          </table:table-cell>
          <table:table-cell table:formula="of:=[.E1850]+1" office:value-type="float" office:value="1849" calcext:value-type="float">
            <text:p>1849</text:p>
          </table:table-cell>
          <table:table-cell table:formula="of:=MAX([.F1850];[.B1851])" office:value-type="float" office:value="90.2303921568628" calcext:value-type="float">
            <text:p>90.2303921568628</text:p>
          </table:table-cell>
          <table:table-cell table:formula="of:=IF([.F1851]=[.B1851];[.E1851];[.G18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29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reflected on verse JHN 3:26</text:p>
          </table:table-cell>
          <table:table-cell office:value-type="float" office:value="8" calcext:value-type="float">
            <text:p>8</text:p>
          </table:table-cell>
          <table:table-cell table:formula="of:=[.E1851]+1" office:value-type="float" office:value="1850" calcext:value-type="float">
            <text:p>1850</text:p>
          </table:table-cell>
          <table:table-cell table:formula="of:=MAX([.F1851];[.B1852])" office:value-type="float" office:value="90.2303921568628" calcext:value-type="float">
            <text:p>90.2303921568628</text:p>
          </table:table-cell>
          <table:table-cell table:formula="of:=IF([.F1852]=[.B1852];[.E1852];[.G18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31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7" calcext:value-type="float">
            <text:p>7</text:p>
          </table:table-cell>
          <table:table-cell table:formula="of:=[.E1852]+1" office:value-type="float" office:value="1851" calcext:value-type="float">
            <text:p>1851</text:p>
          </table:table-cell>
          <table:table-cell table:formula="of:=MAX([.F1852];[.B1853])" office:value-type="float" office:value="90.2303921568628" calcext:value-type="float">
            <text:p>90.2303921568628</text:p>
          </table:table-cell>
          <table:table-cell table:formula="of:=IF([.F1853]=[.B1853];[.E1853];[.G18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33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7" calcext:value-type="float">
            <text:p>7</text:p>
          </table:table-cell>
          <table:table-cell table:formula="of:=[.E1853]+1" office:value-type="float" office:value="1852" calcext:value-type="float">
            <text:p>1852</text:p>
          </table:table-cell>
          <table:table-cell table:formula="of:=MAX([.F1853];[.B1854])" office:value-type="float" office:value="90.2303921568628" calcext:value-type="float">
            <text:p>90.2303921568628</text:p>
          </table:table-cell>
          <table:table-cell table:formula="of:=IF([.F1854]=[.B1854];[.E1854];[.G18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35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7" calcext:value-type="float">
            <text:p>7</text:p>
          </table:table-cell>
          <table:table-cell table:formula="of:=[.E1854]+1" office:value-type="float" office:value="1853" calcext:value-type="float">
            <text:p>1853</text:p>
          </table:table-cell>
          <table:table-cell table:formula="of:=MAX([.F1854];[.B1855])" office:value-type="float" office:value="90.2303921568628" calcext:value-type="float">
            <text:p>90.2303921568628</text:p>
          </table:table-cell>
          <table:table-cell table:formula="of:=IF([.F1855]=[.B1855];[.E1855];[.G18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36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7" calcext:value-type="float">
            <text:p>7</text:p>
          </table:table-cell>
          <table:table-cell table:formula="of:=[.E1855]+1" office:value-type="float" office:value="1854" calcext:value-type="float">
            <text:p>1854</text:p>
          </table:table-cell>
          <table:table-cell table:formula="of:=MAX([.F1855];[.B1856])" office:value-type="float" office:value="90.2303921568628" calcext:value-type="float">
            <text:p>90.2303921568628</text:p>
          </table:table-cell>
          <table:table-cell table:formula="of:=IF([.F1856]=[.B1856];[.E1856];[.G18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38</text:p>
          </table:table-cell>
          <table:table-cell office:value-type="float" office:value="89.8901960784314" calcext:value-type="float">
            <text:p>89.8901960784314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7" calcext:value-type="float">
            <text:p>7</text:p>
          </table:table-cell>
          <table:table-cell table:formula="of:=[.E1856]+1" office:value-type="float" office:value="1855" calcext:value-type="float">
            <text:p>1855</text:p>
          </table:table-cell>
          <table:table-cell table:formula="of:=MAX([.F1856];[.B1857])" office:value-type="float" office:value="90.2303921568628" calcext:value-type="float">
            <text:p>90.2303921568628</text:p>
          </table:table-cell>
          <table:table-cell table:formula="of:=IF([.F1857]=[.B1857];[.E1857];[.G18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39</text:p>
          </table:table-cell>
          <table:table-cell office:value-type="float" office:value="89.9166666666667" calcext:value-type="float">
            <text:p>89.9166666666667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7" calcext:value-type="float">
            <text:p>7</text:p>
          </table:table-cell>
          <table:table-cell table:formula="of:=[.E1857]+1" office:value-type="float" office:value="1856" calcext:value-type="float">
            <text:p>1856</text:p>
          </table:table-cell>
          <table:table-cell table:formula="of:=MAX([.F1857];[.B1858])" office:value-type="float" office:value="90.2303921568628" calcext:value-type="float">
            <text:p>90.2303921568628</text:p>
          </table:table-cell>
          <table:table-cell table:formula="of:=IF([.F1858]=[.B1858];[.E1858];[.G18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46</text:p>
          </table:table-cell>
          <table:table-cell office:value-type="float" office:value="89.9166666666667" calcext:value-type="float">
            <text:p>89.9166666666667</text:p>
          </table:table-cell>
          <table:table-cell office:value-type="string" calcext:value-type="string">
            <text:p>reflected on verse JHN 3:27</text:p>
          </table:table-cell>
          <table:table-cell office:value-type="float" office:value="8" calcext:value-type="float">
            <text:p>8</text:p>
          </table:table-cell>
          <table:table-cell table:formula="of:=[.E1858]+1" office:value-type="float" office:value="1857" calcext:value-type="float">
            <text:p>1857</text:p>
          </table:table-cell>
          <table:table-cell table:formula="of:=MAX([.F1858];[.B1859])" office:value-type="float" office:value="90.2303921568628" calcext:value-type="float">
            <text:p>90.2303921568628</text:p>
          </table:table-cell>
          <table:table-cell table:formula="of:=IF([.F1859]=[.B1859];[.E1859];[.G18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47</text:p>
          </table:table-cell>
          <table:table-cell office:value-type="float" office:value="89.9754901960785" calcext:value-type="float">
            <text:p>89.9754901960785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7" calcext:value-type="float">
            <text:p>7</text:p>
          </table:table-cell>
          <table:table-cell table:formula="of:=[.E1859]+1" office:value-type="float" office:value="1858" calcext:value-type="float">
            <text:p>1858</text:p>
          </table:table-cell>
          <table:table-cell table:formula="of:=MAX([.F1859];[.B1860])" office:value-type="float" office:value="90.2303921568628" calcext:value-type="float">
            <text:p>90.2303921568628</text:p>
          </table:table-cell>
          <table:table-cell table:formula="of:=IF([.F1860]=[.B1860];[.E1860];[.G18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49</text:p>
          </table:table-cell>
          <table:table-cell office:value-type="float" office:value="89.9460784313726" calcext:value-type="float">
            <text:p>89.9460784313726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7" calcext:value-type="float">
            <text:p>7</text:p>
          </table:table-cell>
          <table:table-cell table:formula="of:=[.E1860]+1" office:value-type="float" office:value="1859" calcext:value-type="float">
            <text:p>1859</text:p>
          </table:table-cell>
          <table:table-cell table:formula="of:=MAX([.F1860];[.B1861])" office:value-type="float" office:value="90.2303921568628" calcext:value-type="float">
            <text:p>90.2303921568628</text:p>
          </table:table-cell>
          <table:table-cell table:formula="of:=IF([.F1861]=[.B1861];[.E1861];[.G18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50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7" calcext:value-type="float">
            <text:p>7</text:p>
          </table:table-cell>
          <table:table-cell table:formula="of:=[.E1861]+1" office:value-type="float" office:value="1860" calcext:value-type="float">
            <text:p>1860</text:p>
          </table:table-cell>
          <table:table-cell table:formula="of:=MAX([.F1861];[.B1862])" office:value-type="float" office:value="90.2303921568628" calcext:value-type="float">
            <text:p>90.2303921568628</text:p>
          </table:table-cell>
          <table:table-cell table:formula="of:=IF([.F1862]=[.B1862];[.E1862];[.G18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52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7" calcext:value-type="float">
            <text:p>7</text:p>
          </table:table-cell>
          <table:table-cell table:formula="of:=[.E1862]+1" office:value-type="float" office:value="1861" calcext:value-type="float">
            <text:p>1861</text:p>
          </table:table-cell>
          <table:table-cell table:formula="of:=MAX([.F1862];[.B1863])" office:value-type="float" office:value="90.2303921568628" calcext:value-type="float">
            <text:p>90.2303921568628</text:p>
          </table:table-cell>
          <table:table-cell table:formula="of:=IF([.F1863]=[.B1863];[.E1863];[.G18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53</text:p>
          </table:table-cell>
          <table:table-cell office:value-type="float" office:value="89.8696078431373" calcext:value-type="float">
            <text:p>89.8696078431373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7" calcext:value-type="float">
            <text:p>7</text:p>
          </table:table-cell>
          <table:table-cell table:formula="of:=[.E1863]+1" office:value-type="float" office:value="1862" calcext:value-type="float">
            <text:p>1862</text:p>
          </table:table-cell>
          <table:table-cell table:formula="of:=MAX([.F1863];[.B1864])" office:value-type="float" office:value="90.2303921568628" calcext:value-type="float">
            <text:p>90.2303921568628</text:p>
          </table:table-cell>
          <table:table-cell table:formula="of:=IF([.F1864]=[.B1864];[.E1864];[.G18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6:55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7" calcext:value-type="float">
            <text:p>7</text:p>
          </table:table-cell>
          <table:table-cell table:formula="of:=[.E1864]+1" office:value-type="float" office:value="1863" calcext:value-type="float">
            <text:p>1863</text:p>
          </table:table-cell>
          <table:table-cell table:formula="of:=MAX([.F1864];[.B1865])" office:value-type="float" office:value="90.2303921568628" calcext:value-type="float">
            <text:p>90.2303921568628</text:p>
          </table:table-cell>
          <table:table-cell table:formula="of:=IF([.F1865]=[.B1865];[.E1865];[.G18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00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reflected on verse JHN 3:28</text:p>
          </table:table-cell>
          <table:table-cell office:value-type="float" office:value="8" calcext:value-type="float">
            <text:p>8</text:p>
          </table:table-cell>
          <table:table-cell table:formula="of:=[.E1865]+1" office:value-type="float" office:value="1864" calcext:value-type="float">
            <text:p>1864</text:p>
          </table:table-cell>
          <table:table-cell table:formula="of:=MAX([.F1865];[.B1866])" office:value-type="float" office:value="90.2303921568628" calcext:value-type="float">
            <text:p>90.2303921568628</text:p>
          </table:table-cell>
          <table:table-cell table:formula="of:=IF([.F1866]=[.B1866];[.E1866];[.G18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7" calcext:value-type="float">
            <text:p>7</text:p>
          </table:table-cell>
          <table:table-cell table:formula="of:=[.E1866]+1" office:value-type="float" office:value="1865" calcext:value-type="float">
            <text:p>1865</text:p>
          </table:table-cell>
          <table:table-cell table:formula="of:=MAX([.F1866];[.B1867])" office:value-type="float" office:value="90.2303921568628" calcext:value-type="float">
            <text:p>90.2303921568628</text:p>
          </table:table-cell>
          <table:table-cell table:formula="of:=IF([.F1867]=[.B1867];[.E1867];[.G18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03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7" calcext:value-type="float">
            <text:p>7</text:p>
          </table:table-cell>
          <table:table-cell table:formula="of:=[.E1867]+1" office:value-type="float" office:value="1866" calcext:value-type="float">
            <text:p>1866</text:p>
          </table:table-cell>
          <table:table-cell table:formula="of:=MAX([.F1867];[.B1868])" office:value-type="float" office:value="90.2303921568628" calcext:value-type="float">
            <text:p>90.2303921568628</text:p>
          </table:table-cell>
          <table:table-cell table:formula="of:=IF([.F1868]=[.B1868];[.E1868];[.G18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04</text:p>
          </table:table-cell>
          <table:table-cell office:value-type="float" office:value="89.8333333333334" calcext:value-type="float">
            <text:p>89.8333333333334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7" calcext:value-type="float">
            <text:p>7</text:p>
          </table:table-cell>
          <table:table-cell table:formula="of:=[.E1868]+1" office:value-type="float" office:value="1867" calcext:value-type="float">
            <text:p>1867</text:p>
          </table:table-cell>
          <table:table-cell table:formula="of:=MAX([.F1868];[.B1869])" office:value-type="float" office:value="90.2303921568628" calcext:value-type="float">
            <text:p>90.2303921568628</text:p>
          </table:table-cell>
          <table:table-cell table:formula="of:=IF([.F1869]=[.B1869];[.E1869];[.G18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06</text:p>
          </table:table-cell>
          <table:table-cell office:value-type="float" office:value="89.8529411764706" calcext:value-type="float">
            <text:p>89.8529411764706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7" calcext:value-type="float">
            <text:p>7</text:p>
          </table:table-cell>
          <table:table-cell table:formula="of:=[.E1869]+1" office:value-type="float" office:value="1868" calcext:value-type="float">
            <text:p>1868</text:p>
          </table:table-cell>
          <table:table-cell table:formula="of:=MAX([.F1869];[.B1870])" office:value-type="float" office:value="90.2303921568628" calcext:value-type="float">
            <text:p>90.2303921568628</text:p>
          </table:table-cell>
          <table:table-cell table:formula="of:=IF([.F1870]=[.B1870];[.E1870];[.G18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07</text:p>
          </table:table-cell>
          <table:table-cell office:value-type="float" office:value="89.8529411764706" calcext:value-type="float">
            <text:p>89.8529411764706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7" calcext:value-type="float">
            <text:p>7</text:p>
          </table:table-cell>
          <table:table-cell table:formula="of:=[.E1870]+1" office:value-type="float" office:value="1869" calcext:value-type="float">
            <text:p>1869</text:p>
          </table:table-cell>
          <table:table-cell table:formula="of:=MAX([.F1870];[.B1871])" office:value-type="float" office:value="90.2303921568628" calcext:value-type="float">
            <text:p>90.2303921568628</text:p>
          </table:table-cell>
          <table:table-cell table:formula="of:=IF([.F1871]=[.B1871];[.E1871];[.G18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08</text:p>
          </table:table-cell>
          <table:table-cell office:value-type="float" office:value="89.8529411764706" calcext:value-type="float">
            <text:p>89.8529411764706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7" calcext:value-type="float">
            <text:p>7</text:p>
          </table:table-cell>
          <table:table-cell table:formula="of:=[.E1871]+1" office:value-type="float" office:value="1870" calcext:value-type="float">
            <text:p>1870</text:p>
          </table:table-cell>
          <table:table-cell table:formula="of:=MAX([.F1871];[.B1872])" office:value-type="float" office:value="90.2303921568628" calcext:value-type="float">
            <text:p>90.2303921568628</text:p>
          </table:table-cell>
          <table:table-cell table:formula="of:=IF([.F1872]=[.B1872];[.E1872];[.G18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13</text:p>
          </table:table-cell>
          <table:table-cell office:value-type="float" office:value="89.8529411764706" calcext:value-type="float">
            <text:p>89.8529411764706</text:p>
          </table:table-cell>
          <table:table-cell office:value-type="string" calcext:value-type="string">
            <text:p>reflected on verse JHN 3:29</text:p>
          </table:table-cell>
          <table:table-cell office:value-type="float" office:value="8" calcext:value-type="float">
            <text:p>8</text:p>
          </table:table-cell>
          <table:table-cell table:formula="of:=[.E1872]+1" office:value-type="float" office:value="1871" calcext:value-type="float">
            <text:p>1871</text:p>
          </table:table-cell>
          <table:table-cell table:formula="of:=MAX([.F1872];[.B1873])" office:value-type="float" office:value="90.2303921568628" calcext:value-type="float">
            <text:p>90.2303921568628</text:p>
          </table:table-cell>
          <table:table-cell table:formula="of:=IF([.F1873]=[.B1873];[.E1873];[.G18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14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7" calcext:value-type="float">
            <text:p>7</text:p>
          </table:table-cell>
          <table:table-cell table:formula="of:=[.E1873]+1" office:value-type="float" office:value="1872" calcext:value-type="float">
            <text:p>1872</text:p>
          </table:table-cell>
          <table:table-cell table:formula="of:=MAX([.F1873];[.B1874])" office:value-type="float" office:value="90.2303921568628" calcext:value-type="float">
            <text:p>90.2303921568628</text:p>
          </table:table-cell>
          <table:table-cell table:formula="of:=IF([.F1874]=[.B1874];[.E1874];[.G18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16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7" calcext:value-type="float">
            <text:p>7</text:p>
          </table:table-cell>
          <table:table-cell table:formula="of:=[.E1874]+1" office:value-type="float" office:value="1873" calcext:value-type="float">
            <text:p>1873</text:p>
          </table:table-cell>
          <table:table-cell table:formula="of:=MAX([.F1874];[.B1875])" office:value-type="float" office:value="90.2303921568628" calcext:value-type="float">
            <text:p>90.2303921568628</text:p>
          </table:table-cell>
          <table:table-cell table:formula="of:=IF([.F1875]=[.B1875];[.E1875];[.G18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17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7" calcext:value-type="float">
            <text:p>7</text:p>
          </table:table-cell>
          <table:table-cell table:formula="of:=[.E1875]+1" office:value-type="float" office:value="1874" calcext:value-type="float">
            <text:p>1874</text:p>
          </table:table-cell>
          <table:table-cell table:formula="of:=MAX([.F1875];[.B1876])" office:value-type="float" office:value="90.2303921568628" calcext:value-type="float">
            <text:p>90.2303921568628</text:p>
          </table:table-cell>
          <table:table-cell table:formula="of:=IF([.F1876]=[.B1876];[.E1876];[.G18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19</text:p>
          </table:table-cell>
          <table:table-cell office:value-type="float" office:value="89.764705882353" calcext:value-type="float">
            <text:p>89.764705882353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7" calcext:value-type="float">
            <text:p>7</text:p>
          </table:table-cell>
          <table:table-cell table:formula="of:=[.E1876]+1" office:value-type="float" office:value="1875" calcext:value-type="float">
            <text:p>1875</text:p>
          </table:table-cell>
          <table:table-cell table:formula="of:=MAX([.F1876];[.B1877])" office:value-type="float" office:value="90.2303921568628" calcext:value-type="float">
            <text:p>90.2303921568628</text:p>
          </table:table-cell>
          <table:table-cell table:formula="of:=IF([.F1877]=[.B1877];[.E1877];[.G18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20</text:p>
          </table:table-cell>
          <table:table-cell office:value-type="float" office:value="89.7823529411765" calcext:value-type="float">
            <text:p>89.7823529411765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7" calcext:value-type="float">
            <text:p>7</text:p>
          </table:table-cell>
          <table:table-cell table:formula="of:=[.E1877]+1" office:value-type="float" office:value="1876" calcext:value-type="float">
            <text:p>1876</text:p>
          </table:table-cell>
          <table:table-cell table:formula="of:=MAX([.F1877];[.B1878])" office:value-type="float" office:value="90.2303921568628" calcext:value-type="float">
            <text:p>90.2303921568628</text:p>
          </table:table-cell>
          <table:table-cell table:formula="of:=IF([.F1878]=[.B1878];[.E1878];[.G18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21</text:p>
          </table:table-cell>
          <table:table-cell office:value-type="float" office:value="89.7598039215687" calcext:value-type="float">
            <text:p>89.7598039215687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7" calcext:value-type="float">
            <text:p>7</text:p>
          </table:table-cell>
          <table:table-cell table:formula="of:=[.E1878]+1" office:value-type="float" office:value="1877" calcext:value-type="float">
            <text:p>1877</text:p>
          </table:table-cell>
          <table:table-cell table:formula="of:=MAX([.F1878];[.B1879])" office:value-type="float" office:value="90.2303921568628" calcext:value-type="float">
            <text:p>90.2303921568628</text:p>
          </table:table-cell>
          <table:table-cell table:formula="of:=IF([.F1879]=[.B1879];[.E1879];[.G18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26</text:p>
          </table:table-cell>
          <table:table-cell office:value-type="float" office:value="89.7598039215687" calcext:value-type="float">
            <text:p>89.7598039215687</text:p>
          </table:table-cell>
          <table:table-cell office:value-type="string" calcext:value-type="string">
            <text:p>reflected on verse JHN 3:30</text:p>
          </table:table-cell>
          <table:table-cell office:value-type="float" office:value="8" calcext:value-type="float">
            <text:p>8</text:p>
          </table:table-cell>
          <table:table-cell table:formula="of:=[.E1879]+1" office:value-type="float" office:value="1878" calcext:value-type="float">
            <text:p>1878</text:p>
          </table:table-cell>
          <table:table-cell table:formula="of:=MAX([.F1879];[.B1880])" office:value-type="float" office:value="90.2303921568628" calcext:value-type="float">
            <text:p>90.2303921568628</text:p>
          </table:table-cell>
          <table:table-cell table:formula="of:=IF([.F1880]=[.B1880];[.E1880];[.G18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28</text:p>
          </table:table-cell>
          <table:table-cell office:value-type="float" office:value="89.5735294117647" calcext:value-type="float">
            <text:p>89.5735294117647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7" calcext:value-type="float">
            <text:p>7</text:p>
          </table:table-cell>
          <table:table-cell table:formula="of:=[.E1880]+1" office:value-type="float" office:value="1879" calcext:value-type="float">
            <text:p>1879</text:p>
          </table:table-cell>
          <table:table-cell table:formula="of:=MAX([.F1880];[.B1881])" office:value-type="float" office:value="90.2303921568628" calcext:value-type="float">
            <text:p>90.2303921568628</text:p>
          </table:table-cell>
          <table:table-cell table:formula="of:=IF([.F1881]=[.B1881];[.E1881];[.G18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29</text:p>
          </table:table-cell>
          <table:table-cell office:value-type="float" office:value="89.6764705882353" calcext:value-type="float">
            <text:p>89.6764705882353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7" calcext:value-type="float">
            <text:p>7</text:p>
          </table:table-cell>
          <table:table-cell table:formula="of:=[.E1881]+1" office:value-type="float" office:value="1880" calcext:value-type="float">
            <text:p>1880</text:p>
          </table:table-cell>
          <table:table-cell table:formula="of:=MAX([.F1881];[.B1882])" office:value-type="float" office:value="90.2303921568628" calcext:value-type="float">
            <text:p>90.2303921568628</text:p>
          </table:table-cell>
          <table:table-cell table:formula="of:=IF([.F1882]=[.B1882];[.E1882];[.G18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31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7" calcext:value-type="float">
            <text:p>7</text:p>
          </table:table-cell>
          <table:table-cell table:formula="of:=[.E1882]+1" office:value-type="float" office:value="1881" calcext:value-type="float">
            <text:p>1881</text:p>
          </table:table-cell>
          <table:table-cell table:formula="of:=MAX([.F1882];[.B1883])" office:value-type="float" office:value="90.2303921568628" calcext:value-type="float">
            <text:p>90.2303921568628</text:p>
          </table:table-cell>
          <table:table-cell table:formula="of:=IF([.F1883]=[.B1883];[.E1883];[.G18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32</text:p>
          </table:table-cell>
          <table:table-cell office:value-type="float" office:value="89.6838235294118" calcext:value-type="float">
            <text:p>89.6838235294118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7" calcext:value-type="float">
            <text:p>7</text:p>
          </table:table-cell>
          <table:table-cell table:formula="of:=[.E1883]+1" office:value-type="float" office:value="1882" calcext:value-type="float">
            <text:p>1882</text:p>
          </table:table-cell>
          <table:table-cell table:formula="of:=MAX([.F1883];[.B1884])" office:value-type="float" office:value="90.2303921568628" calcext:value-type="float">
            <text:p>90.2303921568628</text:p>
          </table:table-cell>
          <table:table-cell table:formula="of:=IF([.F1884]=[.B1884];[.E1884];[.G18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33</text:p>
          </table:table-cell>
          <table:table-cell office:value-type="float" office:value="89.6911764705883" calcext:value-type="float">
            <text:p>89.6911764705883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7" calcext:value-type="float">
            <text:p>7</text:p>
          </table:table-cell>
          <table:table-cell table:formula="of:=[.E1884]+1" office:value-type="float" office:value="1883" calcext:value-type="float">
            <text:p>1883</text:p>
          </table:table-cell>
          <table:table-cell table:formula="of:=MAX([.F1884];[.B1885])" office:value-type="float" office:value="90.2303921568628" calcext:value-type="float">
            <text:p>90.2303921568628</text:p>
          </table:table-cell>
          <table:table-cell table:formula="of:=IF([.F1885]=[.B1885];[.E1885];[.G18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35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7" calcext:value-type="float">
            <text:p>7</text:p>
          </table:table-cell>
          <table:table-cell table:formula="of:=[.E1885]+1" office:value-type="float" office:value="1884" calcext:value-type="float">
            <text:p>1884</text:p>
          </table:table-cell>
          <table:table-cell table:formula="of:=MAX([.F1885];[.B1886])" office:value-type="float" office:value="90.2303921568628" calcext:value-type="float">
            <text:p>90.2303921568628</text:p>
          </table:table-cell>
          <table:table-cell table:formula="of:=IF([.F1886]=[.B1886];[.E1886];[.G18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39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reflected on verse JHN 3:31</text:p>
          </table:table-cell>
          <table:table-cell office:value-type="float" office:value="8" calcext:value-type="float">
            <text:p>8</text:p>
          </table:table-cell>
          <table:table-cell table:formula="of:=[.E1886]+1" office:value-type="float" office:value="1885" calcext:value-type="float">
            <text:p>1885</text:p>
          </table:table-cell>
          <table:table-cell table:formula="of:=MAX([.F1886];[.B1887])" office:value-type="float" office:value="90.2303921568628" calcext:value-type="float">
            <text:p>90.2303921568628</text:p>
          </table:table-cell>
          <table:table-cell table:formula="of:=IF([.F1887]=[.B1887];[.E1887];[.G18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41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7" calcext:value-type="float">
            <text:p>7</text:p>
          </table:table-cell>
          <table:table-cell table:formula="of:=[.E1887]+1" office:value-type="float" office:value="1886" calcext:value-type="float">
            <text:p>1886</text:p>
          </table:table-cell>
          <table:table-cell table:formula="of:=MAX([.F1887];[.B1888])" office:value-type="float" office:value="90.2303921568628" calcext:value-type="float">
            <text:p>90.2303921568628</text:p>
          </table:table-cell>
          <table:table-cell table:formula="of:=IF([.F1888]=[.B1888];[.E1888];[.G18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43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7" calcext:value-type="float">
            <text:p>7</text:p>
          </table:table-cell>
          <table:table-cell table:formula="of:=[.E1888]+1" office:value-type="float" office:value="1887" calcext:value-type="float">
            <text:p>1887</text:p>
          </table:table-cell>
          <table:table-cell table:formula="of:=MAX([.F1888];[.B1889])" office:value-type="float" office:value="90.2303921568628" calcext:value-type="float">
            <text:p>90.2303921568628</text:p>
          </table:table-cell>
          <table:table-cell table:formula="of:=IF([.F1889]=[.B1889];[.E1889];[.G18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44</text:p>
          </table:table-cell>
          <table:table-cell office:value-type="float" office:value="89.7254901960784" calcext:value-type="float">
            <text:p>89.7254901960784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7" calcext:value-type="float">
            <text:p>7</text:p>
          </table:table-cell>
          <table:table-cell table:formula="of:=[.E1889]+1" office:value-type="float" office:value="1888" calcext:value-type="float">
            <text:p>1888</text:p>
          </table:table-cell>
          <table:table-cell table:formula="of:=MAX([.F1889];[.B1890])" office:value-type="float" office:value="90.2303921568628" calcext:value-type="float">
            <text:p>90.2303921568628</text:p>
          </table:table-cell>
          <table:table-cell table:formula="of:=IF([.F1890]=[.B1890];[.E1890];[.G18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45</text:p>
          </table:table-cell>
          <table:table-cell office:value-type="float" office:value="89.7230392156863" calcext:value-type="float">
            <text:p>89.7230392156863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7" calcext:value-type="float">
            <text:p>7</text:p>
          </table:table-cell>
          <table:table-cell table:formula="of:=[.E1890]+1" office:value-type="float" office:value="1889" calcext:value-type="float">
            <text:p>1889</text:p>
          </table:table-cell>
          <table:table-cell table:formula="of:=MAX([.F1890];[.B1891])" office:value-type="float" office:value="90.2303921568628" calcext:value-type="float">
            <text:p>90.2303921568628</text:p>
          </table:table-cell>
          <table:table-cell table:formula="of:=IF([.F1891]=[.B1891];[.E1891];[.G18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47</text:p>
          </table:table-cell>
          <table:table-cell office:value-type="float" office:value="89.721568627451" calcext:value-type="float">
            <text:p>89.721568627451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7" calcext:value-type="float">
            <text:p>7</text:p>
          </table:table-cell>
          <table:table-cell table:formula="of:=[.E1891]+1" office:value-type="float" office:value="1890" calcext:value-type="float">
            <text:p>1890</text:p>
          </table:table-cell>
          <table:table-cell table:formula="of:=MAX([.F1891];[.B1892])" office:value-type="float" office:value="90.2303921568628" calcext:value-type="float">
            <text:p>90.2303921568628</text:p>
          </table:table-cell>
          <table:table-cell table:formula="of:=IF([.F1892]=[.B1892];[.E1892];[.G18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48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7" calcext:value-type="float">
            <text:p>7</text:p>
          </table:table-cell>
          <table:table-cell table:formula="of:=[.E1892]+1" office:value-type="float" office:value="1891" calcext:value-type="float">
            <text:p>1891</text:p>
          </table:table-cell>
          <table:table-cell table:formula="of:=MAX([.F1892];[.B1893])" office:value-type="float" office:value="90.2303921568628" calcext:value-type="float">
            <text:p>90.2303921568628</text:p>
          </table:table-cell>
          <table:table-cell table:formula="of:=IF([.F1893]=[.B1893];[.E1893];[.G18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54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reflected on verse JHN 3:32</text:p>
          </table:table-cell>
          <table:table-cell office:value-type="float" office:value="8" calcext:value-type="float">
            <text:p>8</text:p>
          </table:table-cell>
          <table:table-cell table:formula="of:=[.E1893]+1" office:value-type="float" office:value="1892" calcext:value-type="float">
            <text:p>1892</text:p>
          </table:table-cell>
          <table:table-cell table:formula="of:=MAX([.F1893];[.B1894])" office:value-type="float" office:value="90.2303921568628" calcext:value-type="float">
            <text:p>90.2303921568628</text:p>
          </table:table-cell>
          <table:table-cell table:formula="of:=IF([.F1894]=[.B1894];[.E1894];[.G18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55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7" calcext:value-type="float">
            <text:p>7</text:p>
          </table:table-cell>
          <table:table-cell table:formula="of:=[.E1894]+1" office:value-type="float" office:value="1893" calcext:value-type="float">
            <text:p>1893</text:p>
          </table:table-cell>
          <table:table-cell table:formula="of:=MAX([.F1894];[.B1895])" office:value-type="float" office:value="90.2303921568628" calcext:value-type="float">
            <text:p>90.2303921568628</text:p>
          </table:table-cell>
          <table:table-cell table:formula="of:=IF([.F1895]=[.B1895];[.E1895];[.G18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57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7" calcext:value-type="float">
            <text:p>7</text:p>
          </table:table-cell>
          <table:table-cell table:formula="of:=[.E1895]+1" office:value-type="float" office:value="1894" calcext:value-type="float">
            <text:p>1894</text:p>
          </table:table-cell>
          <table:table-cell table:formula="of:=MAX([.F1895];[.B1896])" office:value-type="float" office:value="90.2303921568628" calcext:value-type="float">
            <text:p>90.2303921568628</text:p>
          </table:table-cell>
          <table:table-cell table:formula="of:=IF([.F1896]=[.B1896];[.E1896];[.G18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58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7" calcext:value-type="float">
            <text:p>7</text:p>
          </table:table-cell>
          <table:table-cell table:formula="of:=[.E1896]+1" office:value-type="float" office:value="1895" calcext:value-type="float">
            <text:p>1895</text:p>
          </table:table-cell>
          <table:table-cell table:formula="of:=MAX([.F1896];[.B1897])" office:value-type="float" office:value="90.2303921568628" calcext:value-type="float">
            <text:p>90.2303921568628</text:p>
          </table:table-cell>
          <table:table-cell table:formula="of:=IF([.F1897]=[.B1897];[.E1897];[.G18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7:59</text:p>
          </table:table-cell>
          <table:table-cell office:value-type="float" office:value="89.7352941176471" calcext:value-type="float">
            <text:p>89.7352941176471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7" calcext:value-type="float">
            <text:p>7</text:p>
          </table:table-cell>
          <table:table-cell table:formula="of:=[.E1897]+1" office:value-type="float" office:value="1896" calcext:value-type="float">
            <text:p>1896</text:p>
          </table:table-cell>
          <table:table-cell table:formula="of:=MAX([.F1897];[.B1898])" office:value-type="float" office:value="90.2303921568628" calcext:value-type="float">
            <text:p>90.2303921568628</text:p>
          </table:table-cell>
          <table:table-cell table:formula="of:=IF([.F1898]=[.B1898];[.E1898];[.G18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01</text:p>
          </table:table-cell>
          <table:table-cell office:value-type="float" office:value="89.7617647058824" calcext:value-type="float">
            <text:p>89.7617647058824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7" calcext:value-type="float">
            <text:p>7</text:p>
          </table:table-cell>
          <table:table-cell table:formula="of:=[.E1898]+1" office:value-type="float" office:value="1897" calcext:value-type="float">
            <text:p>1897</text:p>
          </table:table-cell>
          <table:table-cell table:formula="of:=MAX([.F1898];[.B1899])" office:value-type="float" office:value="90.2303921568628" calcext:value-type="float">
            <text:p>90.2303921568628</text:p>
          </table:table-cell>
          <table:table-cell table:formula="of:=IF([.F1899]=[.B1899];[.E1899];[.G18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02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7" calcext:value-type="float">
            <text:p>7</text:p>
          </table:table-cell>
          <table:table-cell table:formula="of:=[.E1899]+1" office:value-type="float" office:value="1898" calcext:value-type="float">
            <text:p>1898</text:p>
          </table:table-cell>
          <table:table-cell table:formula="of:=MAX([.F1899];[.B1900])" office:value-type="float" office:value="90.2303921568628" calcext:value-type="float">
            <text:p>90.2303921568628</text:p>
          </table:table-cell>
          <table:table-cell table:formula="of:=IF([.F1900]=[.B1900];[.E1900];[.G18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07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reflected on verse JHN 3:33</text:p>
          </table:table-cell>
          <table:table-cell office:value-type="float" office:value="8" calcext:value-type="float">
            <text:p>8</text:p>
          </table:table-cell>
          <table:table-cell table:formula="of:=[.E1900]+1" office:value-type="float" office:value="1899" calcext:value-type="float">
            <text:p>1899</text:p>
          </table:table-cell>
          <table:table-cell table:formula="of:=MAX([.F1900];[.B1901])" office:value-type="float" office:value="90.2303921568628" calcext:value-type="float">
            <text:p>90.2303921568628</text:p>
          </table:table-cell>
          <table:table-cell table:formula="of:=IF([.F1901]=[.B1901];[.E1901];[.G19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09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7" calcext:value-type="float">
            <text:p>7</text:p>
          </table:table-cell>
          <table:table-cell table:formula="of:=[.E1901]+1" office:value-type="float" office:value="1900" calcext:value-type="float">
            <text:p>1900</text:p>
          </table:table-cell>
          <table:table-cell table:formula="of:=MAX([.F1901];[.B1902])" office:value-type="float" office:value="90.2303921568628" calcext:value-type="float">
            <text:p>90.2303921568628</text:p>
          </table:table-cell>
          <table:table-cell table:formula="of:=IF([.F1902]=[.B1902];[.E1902];[.G19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11</text:p>
          </table:table-cell>
          <table:table-cell office:value-type="float" office:value="89.6666666666667" calcext:value-type="float">
            <text:p>89.6666666666667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7" calcext:value-type="float">
            <text:p>7</text:p>
          </table:table-cell>
          <table:table-cell table:formula="of:=[.E1902]+1" office:value-type="float" office:value="1901" calcext:value-type="float">
            <text:p>1901</text:p>
          </table:table-cell>
          <table:table-cell table:formula="of:=MAX([.F1902];[.B1903])" office:value-type="float" office:value="90.2303921568628" calcext:value-type="float">
            <text:p>90.2303921568628</text:p>
          </table:table-cell>
          <table:table-cell table:formula="of:=IF([.F1903]=[.B1903];[.E1903];[.G19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13</text:p>
          </table:table-cell>
          <table:table-cell office:value-type="float" office:value="89.6764705882353" calcext:value-type="float">
            <text:p>89.6764705882353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7" calcext:value-type="float">
            <text:p>7</text:p>
          </table:table-cell>
          <table:table-cell table:formula="of:=[.E1903]+1" office:value-type="float" office:value="1902" calcext:value-type="float">
            <text:p>1902</text:p>
          </table:table-cell>
          <table:table-cell table:formula="of:=MAX([.F1903];[.B1904])" office:value-type="float" office:value="90.2303921568628" calcext:value-type="float">
            <text:p>90.2303921568628</text:p>
          </table:table-cell>
          <table:table-cell table:formula="of:=IF([.F1904]=[.B1904];[.E1904];[.G19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14</text:p>
          </table:table-cell>
          <table:table-cell office:value-type="float" office:value="89.6666666666667" calcext:value-type="float">
            <text:p>89.6666666666667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7" calcext:value-type="float">
            <text:p>7</text:p>
          </table:table-cell>
          <table:table-cell table:formula="of:=[.E1904]+1" office:value-type="float" office:value="1903" calcext:value-type="float">
            <text:p>1903</text:p>
          </table:table-cell>
          <table:table-cell table:formula="of:=MAX([.F1904];[.B1905])" office:value-type="float" office:value="90.2303921568628" calcext:value-type="float">
            <text:p>90.2303921568628</text:p>
          </table:table-cell>
          <table:table-cell table:formula="of:=IF([.F1905]=[.B1905];[.E1905];[.G19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16</text:p>
          </table:table-cell>
          <table:table-cell office:value-type="float" office:value="89.6607843137255" calcext:value-type="float">
            <text:p>89.6607843137255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7" calcext:value-type="float">
            <text:p>7</text:p>
          </table:table-cell>
          <table:table-cell table:formula="of:=[.E1905]+1" office:value-type="float" office:value="1904" calcext:value-type="float">
            <text:p>1904</text:p>
          </table:table-cell>
          <table:table-cell table:formula="of:=MAX([.F1905];[.B1906])" office:value-type="float" office:value="90.2303921568628" calcext:value-type="float">
            <text:p>90.2303921568628</text:p>
          </table:table-cell>
          <table:table-cell table:formula="of:=IF([.F1906]=[.B1906];[.E1906];[.G19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17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7" calcext:value-type="float">
            <text:p>7</text:p>
          </table:table-cell>
          <table:table-cell table:formula="of:=[.E1906]+1" office:value-type="float" office:value="1905" calcext:value-type="float">
            <text:p>1905</text:p>
          </table:table-cell>
          <table:table-cell table:formula="of:=MAX([.F1906];[.B1907])" office:value-type="float" office:value="90.2303921568628" calcext:value-type="float">
            <text:p>90.2303921568628</text:p>
          </table:table-cell>
          <table:table-cell table:formula="of:=IF([.F1907]=[.B1907];[.E1907];[.G19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21</text:p>
          </table:table-cell>
          <table:table-cell office:value-type="float" office:value="89.6911764705882" calcext:value-type="float">
            <text:p>89.6911764705882</text:p>
          </table:table-cell>
          <table:table-cell office:value-type="string" calcext:value-type="string">
            <text:p>reflected on verse JHN 3:34</text:p>
          </table:table-cell>
          <table:table-cell office:value-type="float" office:value="8" calcext:value-type="float">
            <text:p>8</text:p>
          </table:table-cell>
          <table:table-cell table:formula="of:=[.E1907]+1" office:value-type="float" office:value="1906" calcext:value-type="float">
            <text:p>1906</text:p>
          </table:table-cell>
          <table:table-cell table:formula="of:=MAX([.F1907];[.B1908])" office:value-type="float" office:value="90.2303921568628" calcext:value-type="float">
            <text:p>90.2303921568628</text:p>
          </table:table-cell>
          <table:table-cell table:formula="of:=IF([.F1908]=[.B1908];[.E1908];[.G19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22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7" calcext:value-type="float">
            <text:p>7</text:p>
          </table:table-cell>
          <table:table-cell table:formula="of:=[.E1908]+1" office:value-type="float" office:value="1907" calcext:value-type="float">
            <text:p>1907</text:p>
          </table:table-cell>
          <table:table-cell table:formula="of:=MAX([.F1908];[.B1909])" office:value-type="float" office:value="90.2303921568628" calcext:value-type="float">
            <text:p>90.2303921568628</text:p>
          </table:table-cell>
          <table:table-cell table:formula="of:=IF([.F1909]=[.B1909];[.E1909];[.G19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24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7" calcext:value-type="float">
            <text:p>7</text:p>
          </table:table-cell>
          <table:table-cell table:formula="of:=[.E1909]+1" office:value-type="float" office:value="1908" calcext:value-type="float">
            <text:p>1908</text:p>
          </table:table-cell>
          <table:table-cell table:formula="of:=MAX([.F1909];[.B1910])" office:value-type="float" office:value="90.2303921568628" calcext:value-type="float">
            <text:p>90.2303921568628</text:p>
          </table:table-cell>
          <table:table-cell table:formula="of:=IF([.F1910]=[.B1910];[.E1910];[.G19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26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7" calcext:value-type="float">
            <text:p>7</text:p>
          </table:table-cell>
          <table:table-cell table:formula="of:=[.E1910]+1" office:value-type="float" office:value="1909" calcext:value-type="float">
            <text:p>1909</text:p>
          </table:table-cell>
          <table:table-cell table:formula="of:=MAX([.F1910];[.B1911])" office:value-type="float" office:value="90.2303921568628" calcext:value-type="float">
            <text:p>90.2303921568628</text:p>
          </table:table-cell>
          <table:table-cell table:formula="of:=IF([.F1911]=[.B1911];[.E1911];[.G19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27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7" calcext:value-type="float">
            <text:p>7</text:p>
          </table:table-cell>
          <table:table-cell table:formula="of:=[.E1911]+1" office:value-type="float" office:value="1910" calcext:value-type="float">
            <text:p>1910</text:p>
          </table:table-cell>
          <table:table-cell table:formula="of:=MAX([.F1911];[.B1912])" office:value-type="float" office:value="90.2303921568628" calcext:value-type="float">
            <text:p>90.2303921568628</text:p>
          </table:table-cell>
          <table:table-cell table:formula="of:=IF([.F1912]=[.B1912];[.E1912];[.G19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29</text:p>
          </table:table-cell>
          <table:table-cell office:value-type="float" office:value="89.7862745098039" calcext:value-type="float">
            <text:p>89.7862745098039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7" calcext:value-type="float">
            <text:p>7</text:p>
          </table:table-cell>
          <table:table-cell table:formula="of:=[.E1912]+1" office:value-type="float" office:value="1911" calcext:value-type="float">
            <text:p>1911</text:p>
          </table:table-cell>
          <table:table-cell table:formula="of:=MAX([.F1912];[.B1913])" office:value-type="float" office:value="90.2303921568628" calcext:value-type="float">
            <text:p>90.2303921568628</text:p>
          </table:table-cell>
          <table:table-cell table:formula="of:=IF([.F1913]=[.B1913];[.E1913];[.G19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30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7" calcext:value-type="float">
            <text:p>7</text:p>
          </table:table-cell>
          <table:table-cell table:formula="of:=[.E1913]+1" office:value-type="float" office:value="1912" calcext:value-type="float">
            <text:p>1912</text:p>
          </table:table-cell>
          <table:table-cell table:formula="of:=MAX([.F1913];[.B1914])" office:value-type="float" office:value="90.2303921568628" calcext:value-type="float">
            <text:p>90.2303921568628</text:p>
          </table:table-cell>
          <table:table-cell table:formula="of:=IF([.F1914]=[.B1914];[.E1914];[.G19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35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reflected on verse JHN 3:35</text:p>
          </table:table-cell>
          <table:table-cell office:value-type="float" office:value="8" calcext:value-type="float">
            <text:p>8</text:p>
          </table:table-cell>
          <table:table-cell table:formula="of:=[.E1914]+1" office:value-type="float" office:value="1913" calcext:value-type="float">
            <text:p>1913</text:p>
          </table:table-cell>
          <table:table-cell table:formula="of:=MAX([.F1914];[.B1915])" office:value-type="float" office:value="90.2303921568628" calcext:value-type="float">
            <text:p>90.2303921568628</text:p>
          </table:table-cell>
          <table:table-cell table:formula="of:=IF([.F1915]=[.B1915];[.E1915];[.G19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36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7" calcext:value-type="float">
            <text:p>7</text:p>
          </table:table-cell>
          <table:table-cell table:formula="of:=[.E1915]+1" office:value-type="float" office:value="1914" calcext:value-type="float">
            <text:p>1914</text:p>
          </table:table-cell>
          <table:table-cell table:formula="of:=MAX([.F1915];[.B1916])" office:value-type="float" office:value="90.2303921568628" calcext:value-type="float">
            <text:p>90.2303921568628</text:p>
          </table:table-cell>
          <table:table-cell table:formula="of:=IF([.F1916]=[.B1916];[.E1916];[.G19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38</text:p>
          </table:table-cell>
          <table:table-cell office:value-type="float" office:value="89.6960784313726" calcext:value-type="float">
            <text:p>89.6960784313726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7" calcext:value-type="float">
            <text:p>7</text:p>
          </table:table-cell>
          <table:table-cell table:formula="of:=[.E1916]+1" office:value-type="float" office:value="1915" calcext:value-type="float">
            <text:p>1915</text:p>
          </table:table-cell>
          <table:table-cell table:formula="of:=MAX([.F1916];[.B1917])" office:value-type="float" office:value="90.2303921568628" calcext:value-type="float">
            <text:p>90.2303921568628</text:p>
          </table:table-cell>
          <table:table-cell table:formula="of:=IF([.F1917]=[.B1917];[.E1917];[.G19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40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7" calcext:value-type="float">
            <text:p>7</text:p>
          </table:table-cell>
          <table:table-cell table:formula="of:=[.E1917]+1" office:value-type="float" office:value="1916" calcext:value-type="float">
            <text:p>1916</text:p>
          </table:table-cell>
          <table:table-cell table:formula="of:=MAX([.F1917];[.B1918])" office:value-type="float" office:value="90.2303921568628" calcext:value-type="float">
            <text:p>90.2303921568628</text:p>
          </table:table-cell>
          <table:table-cell table:formula="of:=IF([.F1918]=[.B1918];[.E1918];[.G19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41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7" calcext:value-type="float">
            <text:p>7</text:p>
          </table:table-cell>
          <table:table-cell table:formula="of:=[.E1918]+1" office:value-type="float" office:value="1917" calcext:value-type="float">
            <text:p>1917</text:p>
          </table:table-cell>
          <table:table-cell table:formula="of:=MAX([.F1918];[.B1919])" office:value-type="float" office:value="90.2303921568628" calcext:value-type="float">
            <text:p>90.2303921568628</text:p>
          </table:table-cell>
          <table:table-cell table:formula="of:=IF([.F1919]=[.B1919];[.E1919];[.G19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43</text:p>
          </table:table-cell>
          <table:table-cell office:value-type="float" office:value="89.7372549019608" calcext:value-type="float">
            <text:p>89.7372549019608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7" calcext:value-type="float">
            <text:p>7</text:p>
          </table:table-cell>
          <table:table-cell table:formula="of:=[.E1919]+1" office:value-type="float" office:value="1918" calcext:value-type="float">
            <text:p>1918</text:p>
          </table:table-cell>
          <table:table-cell table:formula="of:=MAX([.F1919];[.B1920])" office:value-type="float" office:value="90.2303921568628" calcext:value-type="float">
            <text:p>90.2303921568628</text:p>
          </table:table-cell>
          <table:table-cell table:formula="of:=IF([.F1920]=[.B1920];[.E1920];[.G19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44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7" calcext:value-type="float">
            <text:p>7</text:p>
          </table:table-cell>
          <table:table-cell table:formula="of:=[.E1920]+1" office:value-type="float" office:value="1919" calcext:value-type="float">
            <text:p>1919</text:p>
          </table:table-cell>
          <table:table-cell table:formula="of:=MAX([.F1920];[.B1921])" office:value-type="float" office:value="90.2303921568628" calcext:value-type="float">
            <text:p>90.2303921568628</text:p>
          </table:table-cell>
          <table:table-cell table:formula="of:=IF([.F1921]=[.B1921];[.E1921];[.G19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50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reflected on verse JHN 3:36</text:p>
          </table:table-cell>
          <table:table-cell office:value-type="float" office:value="8" calcext:value-type="float">
            <text:p>8</text:p>
          </table:table-cell>
          <table:table-cell table:formula="of:=[.E1921]+1" office:value-type="float" office:value="1920" calcext:value-type="float">
            <text:p>1920</text:p>
          </table:table-cell>
          <table:table-cell table:formula="of:=MAX([.F1921];[.B1922])" office:value-type="float" office:value="90.2303921568628" calcext:value-type="float">
            <text:p>90.2303921568628</text:p>
          </table:table-cell>
          <table:table-cell table:formula="of:=IF([.F1922]=[.B1922];[.E1922];[.G19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52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1 to verse JHN 3:1</text:p>
          </table:table-cell>
          <table:table-cell office:value-type="float" office:value="8" calcext:value-type="float">
            <text:p>8</text:p>
          </table:table-cell>
          <table:table-cell table:formula="of:=[.E1922]+1" office:value-type="float" office:value="1921" calcext:value-type="float">
            <text:p>1921</text:p>
          </table:table-cell>
          <table:table-cell table:formula="of:=MAX([.F1922];[.B1923])" office:value-type="float" office:value="90.2303921568628" calcext:value-type="float">
            <text:p>90.2303921568628</text:p>
          </table:table-cell>
          <table:table-cell table:formula="of:=IF([.F1923]=[.B1923];[.E1923];[.G19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53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8" calcext:value-type="float">
            <text:p>8</text:p>
          </table:table-cell>
          <table:table-cell table:formula="of:=[.E1923]+1" office:value-type="float" office:value="1922" calcext:value-type="float">
            <text:p>1922</text:p>
          </table:table-cell>
          <table:table-cell table:formula="of:=MAX([.F1923];[.B1924])" office:value-type="float" office:value="90.2303921568628" calcext:value-type="float">
            <text:p>90.2303921568628</text:p>
          </table:table-cell>
          <table:table-cell table:formula="of:=IF([.F1924]=[.B1924];[.E1924];[.G19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54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8" calcext:value-type="float">
            <text:p>8</text:p>
          </table:table-cell>
          <table:table-cell table:formula="of:=[.E1924]+1" office:value-type="float" office:value="1923" calcext:value-type="float">
            <text:p>1923</text:p>
          </table:table-cell>
          <table:table-cell table:formula="of:=MAX([.F1924];[.B1925])" office:value-type="float" office:value="90.2303921568628" calcext:value-type="float">
            <text:p>90.2303921568628</text:p>
          </table:table-cell>
          <table:table-cell table:formula="of:=IF([.F1925]=[.B1925];[.E1925];[.G19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56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8" calcext:value-type="float">
            <text:p>8</text:p>
          </table:table-cell>
          <table:table-cell table:formula="of:=[.E1925]+1" office:value-type="float" office:value="1924" calcext:value-type="float">
            <text:p>1924</text:p>
          </table:table-cell>
          <table:table-cell table:formula="of:=MAX([.F1925];[.B1926])" office:value-type="float" office:value="90.2303921568628" calcext:value-type="float">
            <text:p>90.2303921568628</text:p>
          </table:table-cell>
          <table:table-cell table:formula="of:=IF([.F1926]=[.B1926];[.E1926];[.G19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58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8" calcext:value-type="float">
            <text:p>8</text:p>
          </table:table-cell>
          <table:table-cell table:formula="of:=[.E1926]+1" office:value-type="float" office:value="1925" calcext:value-type="float">
            <text:p>1925</text:p>
          </table:table-cell>
          <table:table-cell table:formula="of:=MAX([.F1926];[.B1927])" office:value-type="float" office:value="90.2303921568628" calcext:value-type="float">
            <text:p>90.2303921568628</text:p>
          </table:table-cell>
          <table:table-cell table:formula="of:=IF([.F1927]=[.B1927];[.E1927];[.G19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8:59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8" calcext:value-type="float">
            <text:p>8</text:p>
          </table:table-cell>
          <table:table-cell table:formula="of:=[.E1927]+1" office:value-type="float" office:value="1926" calcext:value-type="float">
            <text:p>1926</text:p>
          </table:table-cell>
          <table:table-cell table:formula="of:=MAX([.F1927];[.B1928])" office:value-type="float" office:value="90.2303921568628" calcext:value-type="float">
            <text:p>90.2303921568628</text:p>
          </table:table-cell>
          <table:table-cell table:formula="of:=IF([.F1928]=[.B1928];[.E1928];[.G19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03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reflected on verse JHN 3:1</text:p>
          </table:table-cell>
          <table:table-cell office:value-type="float" office:value="9" calcext:value-type="float">
            <text:p>9</text:p>
          </table:table-cell>
          <table:table-cell table:formula="of:=[.E1928]+1" office:value-type="float" office:value="1927" calcext:value-type="float">
            <text:p>1927</text:p>
          </table:table-cell>
          <table:table-cell table:formula="of:=MAX([.F1928];[.B1929])" office:value-type="float" office:value="90.2303921568628" calcext:value-type="float">
            <text:p>90.2303921568628</text:p>
          </table:table-cell>
          <table:table-cell table:formula="of:=IF([.F1929]=[.B1929];[.E1929];[.G19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05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8" calcext:value-type="float">
            <text:p>8</text:p>
          </table:table-cell>
          <table:table-cell table:formula="of:=[.E1929]+1" office:value-type="float" office:value="1928" calcext:value-type="float">
            <text:p>1928</text:p>
          </table:table-cell>
          <table:table-cell table:formula="of:=MAX([.F1929];[.B1930])" office:value-type="float" office:value="90.2303921568628" calcext:value-type="float">
            <text:p>90.2303921568628</text:p>
          </table:table-cell>
          <table:table-cell table:formula="of:=IF([.F1930]=[.B1930];[.E1930];[.G19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06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8" calcext:value-type="float">
            <text:p>8</text:p>
          </table:table-cell>
          <table:table-cell table:formula="of:=[.E1930]+1" office:value-type="float" office:value="1929" calcext:value-type="float">
            <text:p>1929</text:p>
          </table:table-cell>
          <table:table-cell table:formula="of:=MAX([.F1930];[.B1931])" office:value-type="float" office:value="90.2303921568628" calcext:value-type="float">
            <text:p>90.2303921568628</text:p>
          </table:table-cell>
          <table:table-cell table:formula="of:=IF([.F1931]=[.B1931];[.E1931];[.G19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08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8" calcext:value-type="float">
            <text:p>8</text:p>
          </table:table-cell>
          <table:table-cell table:formula="of:=[.E1931]+1" office:value-type="float" office:value="1930" calcext:value-type="float">
            <text:p>1930</text:p>
          </table:table-cell>
          <table:table-cell table:formula="of:=MAX([.F1931];[.B1932])" office:value-type="float" office:value="90.2303921568628" calcext:value-type="float">
            <text:p>90.2303921568628</text:p>
          </table:table-cell>
          <table:table-cell table:formula="of:=IF([.F1932]=[.B1932];[.E1932];[.G19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09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8" calcext:value-type="float">
            <text:p>8</text:p>
          </table:table-cell>
          <table:table-cell table:formula="of:=[.E1932]+1" office:value-type="float" office:value="1931" calcext:value-type="float">
            <text:p>1931</text:p>
          </table:table-cell>
          <table:table-cell table:formula="of:=MAX([.F1932];[.B1933])" office:value-type="float" office:value="90.2303921568628" calcext:value-type="float">
            <text:p>90.2303921568628</text:p>
          </table:table-cell>
          <table:table-cell table:formula="of:=IF([.F1933]=[.B1933];[.E1933];[.G19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11</text:p>
          </table:table-cell>
          <table:table-cell office:value-type="float" office:value="89.8950980392157" calcext:value-type="float">
            <text:p>89.8950980392157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8" calcext:value-type="float">
            <text:p>8</text:p>
          </table:table-cell>
          <table:table-cell table:formula="of:=[.E1933]+1" office:value-type="float" office:value="1932" calcext:value-type="float">
            <text:p>1932</text:p>
          </table:table-cell>
          <table:table-cell table:formula="of:=MAX([.F1933];[.B1934])" office:value-type="float" office:value="90.2303921568628" calcext:value-type="float">
            <text:p>90.2303921568628</text:p>
          </table:table-cell>
          <table:table-cell table:formula="of:=IF([.F1934]=[.B1934];[.E1934];[.G19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12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8" calcext:value-type="float">
            <text:p>8</text:p>
          </table:table-cell>
          <table:table-cell table:formula="of:=[.E1934]+1" office:value-type="float" office:value="1933" calcext:value-type="float">
            <text:p>1933</text:p>
          </table:table-cell>
          <table:table-cell table:formula="of:=MAX([.F1934];[.B1935])" office:value-type="float" office:value="90.2303921568628" calcext:value-type="float">
            <text:p>90.2303921568628</text:p>
          </table:table-cell>
          <table:table-cell table:formula="of:=IF([.F1935]=[.B1935];[.E1935];[.G19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18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reflected on verse JHN 3:2</text:p>
          </table:table-cell>
          <table:table-cell office:value-type="float" office:value="9" calcext:value-type="float">
            <text:p>9</text:p>
          </table:table-cell>
          <table:table-cell table:formula="of:=[.E1935]+1" office:value-type="float" office:value="1934" calcext:value-type="float">
            <text:p>1934</text:p>
          </table:table-cell>
          <table:table-cell table:formula="of:=MAX([.F1935];[.B1936])" office:value-type="float" office:value="90.2303921568628" calcext:value-type="float">
            <text:p>90.2303921568628</text:p>
          </table:table-cell>
          <table:table-cell table:formula="of:=IF([.F1936]=[.B1936];[.E1936];[.G19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20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8" calcext:value-type="float">
            <text:p>8</text:p>
          </table:table-cell>
          <table:table-cell table:formula="of:=[.E1936]+1" office:value-type="float" office:value="1935" calcext:value-type="float">
            <text:p>1935</text:p>
          </table:table-cell>
          <table:table-cell table:formula="of:=MAX([.F1936];[.B1937])" office:value-type="float" office:value="90.2303921568628" calcext:value-type="float">
            <text:p>90.2303921568628</text:p>
          </table:table-cell>
          <table:table-cell table:formula="of:=IF([.F1937]=[.B1937];[.E1937];[.G19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21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8" calcext:value-type="float">
            <text:p>8</text:p>
          </table:table-cell>
          <table:table-cell table:formula="of:=[.E1937]+1" office:value-type="float" office:value="1936" calcext:value-type="float">
            <text:p>1936</text:p>
          </table:table-cell>
          <table:table-cell table:formula="of:=MAX([.F1937];[.B1938])" office:value-type="float" office:value="90.2303921568628" calcext:value-type="float">
            <text:p>90.2303921568628</text:p>
          </table:table-cell>
          <table:table-cell table:formula="of:=IF([.F1938]=[.B1938];[.E1938];[.G19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23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8" calcext:value-type="float">
            <text:p>8</text:p>
          </table:table-cell>
          <table:table-cell table:formula="of:=[.E1938]+1" office:value-type="float" office:value="1937" calcext:value-type="float">
            <text:p>1937</text:p>
          </table:table-cell>
          <table:table-cell table:formula="of:=MAX([.F1938];[.B1939])" office:value-type="float" office:value="90.2303921568628" calcext:value-type="float">
            <text:p>90.2303921568628</text:p>
          </table:table-cell>
          <table:table-cell table:formula="of:=IF([.F1939]=[.B1939];[.E1939];[.G19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25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8" calcext:value-type="float">
            <text:p>8</text:p>
          </table:table-cell>
          <table:table-cell table:formula="of:=[.E1939]+1" office:value-type="float" office:value="1938" calcext:value-type="float">
            <text:p>1938</text:p>
          </table:table-cell>
          <table:table-cell table:formula="of:=MAX([.F1939];[.B1940])" office:value-type="float" office:value="90.2303921568628" calcext:value-type="float">
            <text:p>90.2303921568628</text:p>
          </table:table-cell>
          <table:table-cell table:formula="of:=IF([.F1940]=[.B1940];[.E1940];[.G19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26</text:p>
          </table:table-cell>
          <table:table-cell office:value-type="float" office:value="89.806862745098" calcext:value-type="float">
            <text:p>89.806862745098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8" calcext:value-type="float">
            <text:p>8</text:p>
          </table:table-cell>
          <table:table-cell table:formula="of:=[.E1940]+1" office:value-type="float" office:value="1939" calcext:value-type="float">
            <text:p>1939</text:p>
          </table:table-cell>
          <table:table-cell table:formula="of:=MAX([.F1940];[.B1941])" office:value-type="float" office:value="90.2303921568628" calcext:value-type="float">
            <text:p>90.2303921568628</text:p>
          </table:table-cell>
          <table:table-cell table:formula="of:=IF([.F1941]=[.B1941];[.E1941];[.G19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28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8" calcext:value-type="float">
            <text:p>8</text:p>
          </table:table-cell>
          <table:table-cell table:formula="of:=[.E1941]+1" office:value-type="float" office:value="1940" calcext:value-type="float">
            <text:p>1940</text:p>
          </table:table-cell>
          <table:table-cell table:formula="of:=MAX([.F1941];[.B1942])" office:value-type="float" office:value="90.2303921568628" calcext:value-type="float">
            <text:p>90.2303921568628</text:p>
          </table:table-cell>
          <table:table-cell table:formula="of:=IF([.F1942]=[.B1942];[.E1942];[.G19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33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reflected on verse JHN 3:3</text:p>
          </table:table-cell>
          <table:table-cell office:value-type="float" office:value="9" calcext:value-type="float">
            <text:p>9</text:p>
          </table:table-cell>
          <table:table-cell table:formula="of:=[.E1942]+1" office:value-type="float" office:value="1941" calcext:value-type="float">
            <text:p>1941</text:p>
          </table:table-cell>
          <table:table-cell table:formula="of:=MAX([.F1942];[.B1943])" office:value-type="float" office:value="90.2303921568628" calcext:value-type="float">
            <text:p>90.2303921568628</text:p>
          </table:table-cell>
          <table:table-cell table:formula="of:=IF([.F1943]=[.B1943];[.E1943];[.G19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35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8" calcext:value-type="float">
            <text:p>8</text:p>
          </table:table-cell>
          <table:table-cell table:formula="of:=[.E1943]+1" office:value-type="float" office:value="1942" calcext:value-type="float">
            <text:p>1942</text:p>
          </table:table-cell>
          <table:table-cell table:formula="of:=MAX([.F1943];[.B1944])" office:value-type="float" office:value="90.2303921568628" calcext:value-type="float">
            <text:p>90.2303921568628</text:p>
          </table:table-cell>
          <table:table-cell table:formula="of:=IF([.F1944]=[.B1944];[.E1944];[.G19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36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8" calcext:value-type="float">
            <text:p>8</text:p>
          </table:table-cell>
          <table:table-cell table:formula="of:=[.E1944]+1" office:value-type="float" office:value="1943" calcext:value-type="float">
            <text:p>1943</text:p>
          </table:table-cell>
          <table:table-cell table:formula="of:=MAX([.F1944];[.B1945])" office:value-type="float" office:value="90.2303921568628" calcext:value-type="float">
            <text:p>90.2303921568628</text:p>
          </table:table-cell>
          <table:table-cell table:formula="of:=IF([.F1945]=[.B1945];[.E1945];[.G19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38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8" calcext:value-type="float">
            <text:p>8</text:p>
          </table:table-cell>
          <table:table-cell table:formula="of:=[.E1945]+1" office:value-type="float" office:value="1944" calcext:value-type="float">
            <text:p>1944</text:p>
          </table:table-cell>
          <table:table-cell table:formula="of:=MAX([.F1945];[.B1946])" office:value-type="float" office:value="90.2303921568628" calcext:value-type="float">
            <text:p>90.2303921568628</text:p>
          </table:table-cell>
          <table:table-cell table:formula="of:=IF([.F1946]=[.B1946];[.E1946];[.G19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40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8" calcext:value-type="float">
            <text:p>8</text:p>
          </table:table-cell>
          <table:table-cell table:formula="of:=[.E1946]+1" office:value-type="float" office:value="1945" calcext:value-type="float">
            <text:p>1945</text:p>
          </table:table-cell>
          <table:table-cell table:formula="of:=MAX([.F1946];[.B1947])" office:value-type="float" office:value="90.2303921568628" calcext:value-type="float">
            <text:p>90.2303921568628</text:p>
          </table:table-cell>
          <table:table-cell table:formula="of:=IF([.F1947]=[.B1947];[.E1947];[.G19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41</text:p>
          </table:table-cell>
          <table:table-cell office:value-type="float" office:value="89.9382352941177" calcext:value-type="float">
            <text:p>89.9382352941177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8" calcext:value-type="float">
            <text:p>8</text:p>
          </table:table-cell>
          <table:table-cell table:formula="of:=[.E1947]+1" office:value-type="float" office:value="1946" calcext:value-type="float">
            <text:p>1946</text:p>
          </table:table-cell>
          <table:table-cell table:formula="of:=MAX([.F1947];[.B1948])" office:value-type="float" office:value="90.2303921568628" calcext:value-type="float">
            <text:p>90.2303921568628</text:p>
          </table:table-cell>
          <table:table-cell table:formula="of:=IF([.F1948]=[.B1948];[.E1948];[.G19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43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8" calcext:value-type="float">
            <text:p>8</text:p>
          </table:table-cell>
          <table:table-cell table:formula="of:=[.E1948]+1" office:value-type="float" office:value="1947" calcext:value-type="float">
            <text:p>1947</text:p>
          </table:table-cell>
          <table:table-cell table:formula="of:=MAX([.F1948];[.B1949])" office:value-type="float" office:value="90.2303921568628" calcext:value-type="float">
            <text:p>90.2303921568628</text:p>
          </table:table-cell>
          <table:table-cell table:formula="of:=IF([.F1949]=[.B1949];[.E1949];[.G19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47</text:p>
          </table:table-cell>
          <table:table-cell office:value-type="float" office:value="89.9019607843137" calcext:value-type="float">
            <text:p>89.9019607843137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9" calcext:value-type="float">
            <text:p>9</text:p>
          </table:table-cell>
          <table:table-cell table:formula="of:=[.E1949]+1" office:value-type="float" office:value="1948" calcext:value-type="float">
            <text:p>1948</text:p>
          </table:table-cell>
          <table:table-cell table:formula="of:=MAX([.F1949];[.B1950])" office:value-type="float" office:value="90.2303921568628" calcext:value-type="float">
            <text:p>90.2303921568628</text:p>
          </table:table-cell>
          <table:table-cell table:formula="of:=IF([.F1950]=[.B1950];[.E1950];[.G19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49</text:p>
          </table:table-cell>
          <table:table-cell office:value-type="float" office:value="90.0588235294118" calcext:value-type="float">
            <text:p>90.0588235294118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8" calcext:value-type="float">
            <text:p>8</text:p>
          </table:table-cell>
          <table:table-cell table:formula="of:=[.E1950]+1" office:value-type="float" office:value="1949" calcext:value-type="float">
            <text:p>1949</text:p>
          </table:table-cell>
          <table:table-cell table:formula="of:=MAX([.F1950];[.B1951])" office:value-type="float" office:value="90.2303921568628" calcext:value-type="float">
            <text:p>90.2303921568628</text:p>
          </table:table-cell>
          <table:table-cell table:formula="of:=IF([.F1951]=[.B1951];[.E1951];[.G19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8" calcext:value-type="float">
            <text:p>8</text:p>
          </table:table-cell>
          <table:table-cell table:formula="of:=[.E1951]+1" office:value-type="float" office:value="1950" calcext:value-type="float">
            <text:p>1950</text:p>
          </table:table-cell>
          <table:table-cell table:formula="of:=MAX([.F1951];[.B1952])" office:value-type="float" office:value="90.2303921568628" calcext:value-type="float">
            <text:p>90.2303921568628</text:p>
          </table:table-cell>
          <table:table-cell table:formula="of:=IF([.F1952]=[.B1952];[.E1952];[.G19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8" calcext:value-type="float">
            <text:p>8</text:p>
          </table:table-cell>
          <table:table-cell table:formula="of:=[.E1952]+1" office:value-type="float" office:value="1951" calcext:value-type="float">
            <text:p>1951</text:p>
          </table:table-cell>
          <table:table-cell table:formula="of:=MAX([.F1952];[.B1953])" office:value-type="float" office:value="90.2303921568628" calcext:value-type="float">
            <text:p>90.2303921568628</text:p>
          </table:table-cell>
          <table:table-cell table:formula="of:=IF([.F1953]=[.B1953];[.E1953];[.G19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8" calcext:value-type="float">
            <text:p>8</text:p>
          </table:table-cell>
          <table:table-cell table:formula="of:=[.E1953]+1" office:value-type="float" office:value="1952" calcext:value-type="float">
            <text:p>1952</text:p>
          </table:table-cell>
          <table:table-cell table:formula="of:=MAX([.F1953];[.B1954])" office:value-type="float" office:value="90.2303921568628" calcext:value-type="float">
            <text:p>90.2303921568628</text:p>
          </table:table-cell>
          <table:table-cell table:formula="of:=IF([.F1954]=[.B1954];[.E1954];[.G19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8" calcext:value-type="float">
            <text:p>8</text:p>
          </table:table-cell>
          <table:table-cell table:formula="of:=[.E1954]+1" office:value-type="float" office:value="1953" calcext:value-type="float">
            <text:p>1953</text:p>
          </table:table-cell>
          <table:table-cell table:formula="of:=MAX([.F1954];[.B1955])" office:value-type="float" office:value="90.2303921568628" calcext:value-type="float">
            <text:p>90.2303921568628</text:p>
          </table:table-cell>
          <table:table-cell table:formula="of:=IF([.F1955]=[.B1955];[.E1955];[.G19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49: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8" calcext:value-type="float">
            <text:p>8</text:p>
          </table:table-cell>
          <table:table-cell table:formula="of:=[.E1955]+1" office:value-type="float" office:value="1954" calcext:value-type="float">
            <text:p>1954</text:p>
          </table:table-cell>
          <table:table-cell table:formula="of:=MAX([.F1955];[.B1956])" office:value-type="float" office:value="90.2303921568628" calcext:value-type="float">
            <text:p>90.2303921568628</text:p>
          </table:table-cell>
          <table:table-cell table:formula="of:=IF([.F1956]=[.B1956];[.E1956];[.G19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flected on verse JHN 3:6</text:p>
          </table:table-cell>
          <table:table-cell office:value-type="float" office:value="9" calcext:value-type="float">
            <text:p>9</text:p>
          </table:table-cell>
          <table:table-cell table:formula="of:=[.E1956]+1" office:value-type="float" office:value="1955" calcext:value-type="float">
            <text:p>1955</text:p>
          </table:table-cell>
          <table:table-cell table:formula="of:=MAX([.F1956];[.B1957])" office:value-type="float" office:value="90.2303921568628" calcext:value-type="float">
            <text:p>90.2303921568628</text:p>
          </table:table-cell>
          <table:table-cell table:formula="of:=IF([.F1957]=[.B1957];[.E1957];[.G19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06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8" calcext:value-type="float">
            <text:p>8</text:p>
          </table:table-cell>
          <table:table-cell table:formula="of:=[.E1957]+1" office:value-type="float" office:value="1956" calcext:value-type="float">
            <text:p>1956</text:p>
          </table:table-cell>
          <table:table-cell table:formula="of:=MAX([.F1957];[.B1958])" office:value-type="float" office:value="90.2303921568628" calcext:value-type="float">
            <text:p>90.2303921568628</text:p>
          </table:table-cell>
          <table:table-cell table:formula="of:=IF([.F1958]=[.B1958];[.E1958];[.G19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08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8" calcext:value-type="float">
            <text:p>8</text:p>
          </table:table-cell>
          <table:table-cell table:formula="of:=[.E1958]+1" office:value-type="float" office:value="1957" calcext:value-type="float">
            <text:p>1957</text:p>
          </table:table-cell>
          <table:table-cell table:formula="of:=MAX([.F1958];[.B1959])" office:value-type="float" office:value="90.2303921568628" calcext:value-type="float">
            <text:p>90.2303921568628</text:p>
          </table:table-cell>
          <table:table-cell table:formula="of:=IF([.F1959]=[.B1959];[.E1959];[.G19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10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8" calcext:value-type="float">
            <text:p>8</text:p>
          </table:table-cell>
          <table:table-cell table:formula="of:=[.E1959]+1" office:value-type="float" office:value="1958" calcext:value-type="float">
            <text:p>1958</text:p>
          </table:table-cell>
          <table:table-cell table:formula="of:=MAX([.F1959];[.B1960])" office:value-type="float" office:value="90.2303921568628" calcext:value-type="float">
            <text:p>90.2303921568628</text:p>
          </table:table-cell>
          <table:table-cell table:formula="of:=IF([.F1960]=[.B1960];[.E1960];[.G19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11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8" calcext:value-type="float">
            <text:p>8</text:p>
          </table:table-cell>
          <table:table-cell table:formula="of:=[.E1960]+1" office:value-type="float" office:value="1959" calcext:value-type="float">
            <text:p>1959</text:p>
          </table:table-cell>
          <table:table-cell table:formula="of:=MAX([.F1960];[.B1961])" office:value-type="float" office:value="90.2303921568628" calcext:value-type="float">
            <text:p>90.2303921568628</text:p>
          </table:table-cell>
          <table:table-cell table:formula="of:=IF([.F1961]=[.B1961];[.E1961];[.G19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13</text:p>
          </table:table-cell>
          <table:table-cell office:value-type="float" office:value="89.9529411764706" calcext:value-type="float">
            <text:p>89.9529411764706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8" calcext:value-type="float">
            <text:p>8</text:p>
          </table:table-cell>
          <table:table-cell table:formula="of:=[.E1961]+1" office:value-type="float" office:value="1960" calcext:value-type="float">
            <text:p>1960</text:p>
          </table:table-cell>
          <table:table-cell table:formula="of:=MAX([.F1961];[.B1962])" office:value-type="float" office:value="90.2303921568628" calcext:value-type="float">
            <text:p>90.2303921568628</text:p>
          </table:table-cell>
          <table:table-cell table:formula="of:=IF([.F1962]=[.B1962];[.E1962];[.G19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14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8" calcext:value-type="float">
            <text:p>8</text:p>
          </table:table-cell>
          <table:table-cell table:formula="of:=[.E1962]+1" office:value-type="float" office:value="1961" calcext:value-type="float">
            <text:p>1961</text:p>
          </table:table-cell>
          <table:table-cell table:formula="of:=MAX([.F1962];[.B1963])" office:value-type="float" office:value="90.2303921568628" calcext:value-type="float">
            <text:p>90.2303921568628</text:p>
          </table:table-cell>
          <table:table-cell table:formula="of:=IF([.F1963]=[.B1963];[.E1963];[.G19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18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reflected on verse JHN 3:7</text:p>
          </table:table-cell>
          <table:table-cell office:value-type="float" office:value="9" calcext:value-type="float">
            <text:p>9</text:p>
          </table:table-cell>
          <table:table-cell table:formula="of:=[.E1963]+1" office:value-type="float" office:value="1962" calcext:value-type="float">
            <text:p>1962</text:p>
          </table:table-cell>
          <table:table-cell table:formula="of:=MAX([.F1963];[.B1964])" office:value-type="float" office:value="90.2303921568628" calcext:value-type="float">
            <text:p>90.2303921568628</text:p>
          </table:table-cell>
          <table:table-cell table:formula="of:=IF([.F1964]=[.B1964];[.E1964];[.G19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20</text:p>
          </table:table-cell>
          <table:table-cell office:value-type="float" office:value="90.1323529411765" calcext:value-type="float">
            <text:p>90.1323529411765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8" calcext:value-type="float">
            <text:p>8</text:p>
          </table:table-cell>
          <table:table-cell table:formula="of:=[.E1964]+1" office:value-type="float" office:value="1963" calcext:value-type="float">
            <text:p>1963</text:p>
          </table:table-cell>
          <table:table-cell table:formula="of:=MAX([.F1964];[.B1965])" office:value-type="float" office:value="90.2303921568628" calcext:value-type="float">
            <text:p>90.2303921568628</text:p>
          </table:table-cell>
          <table:table-cell table:formula="of:=IF([.F1965]=[.B1965];[.E1965];[.G19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21</text:p>
          </table:table-cell>
          <table:table-cell office:value-type="float" office:value="90.1323529411765" calcext:value-type="float">
            <text:p>90.1323529411765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8" calcext:value-type="float">
            <text:p>8</text:p>
          </table:table-cell>
          <table:table-cell table:formula="of:=[.E1965]+1" office:value-type="float" office:value="1964" calcext:value-type="float">
            <text:p>1964</text:p>
          </table:table-cell>
          <table:table-cell table:formula="of:=MAX([.F1965];[.B1966])" office:value-type="float" office:value="90.2303921568628" calcext:value-type="float">
            <text:p>90.2303921568628</text:p>
          </table:table-cell>
          <table:table-cell table:formula="of:=IF([.F1966]=[.B1966];[.E1966];[.G19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23</text:p>
          </table:table-cell>
          <table:table-cell office:value-type="float" office:value="90.0833333333333" calcext:value-type="float">
            <text:p>90.0833333333333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8" calcext:value-type="float">
            <text:p>8</text:p>
          </table:table-cell>
          <table:table-cell table:formula="of:=[.E1966]+1" office:value-type="float" office:value="1965" calcext:value-type="float">
            <text:p>1965</text:p>
          </table:table-cell>
          <table:table-cell table:formula="of:=MAX([.F1966];[.B1967])" office:value-type="float" office:value="90.2303921568628" calcext:value-type="float">
            <text:p>90.2303921568628</text:p>
          </table:table-cell>
          <table:table-cell table:formula="of:=IF([.F1967]=[.B1967];[.E1967];[.G19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26</text:p>
          </table:table-cell>
          <table:table-cell office:value-type="float" office:value="90.0588235294118" calcext:value-type="float">
            <text:p>90.0588235294118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8" calcext:value-type="float">
            <text:p>8</text:p>
          </table:table-cell>
          <table:table-cell table:formula="of:=[.E1967]+1" office:value-type="float" office:value="1966" calcext:value-type="float">
            <text:p>1966</text:p>
          </table:table-cell>
          <table:table-cell table:formula="of:=MAX([.F1967];[.B1968])" office:value-type="float" office:value="90.2303921568628" calcext:value-type="float">
            <text:p>90.2303921568628</text:p>
          </table:table-cell>
          <table:table-cell table:formula="of:=IF([.F1968]=[.B1968];[.E1968];[.G19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27</text:p>
          </table:table-cell>
          <table:table-cell office:value-type="float" office:value="90.0558823529412" calcext:value-type="float">
            <text:p>90.0558823529412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8" calcext:value-type="float">
            <text:p>8</text:p>
          </table:table-cell>
          <table:table-cell table:formula="of:=[.E1968]+1" office:value-type="float" office:value="1967" calcext:value-type="float">
            <text:p>1967</text:p>
          </table:table-cell>
          <table:table-cell table:formula="of:=MAX([.F1968];[.B1969])" office:value-type="float" office:value="90.2303921568628" calcext:value-type="float">
            <text:p>90.2303921568628</text:p>
          </table:table-cell>
          <table:table-cell table:formula="of:=IF([.F1969]=[.B1969];[.E1969];[.G19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29</text:p>
          </table:table-cell>
          <table:table-cell office:value-type="float" office:value="90.0539215686275" calcext:value-type="float">
            <text:p>90.0539215686275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8" calcext:value-type="float">
            <text:p>8</text:p>
          </table:table-cell>
          <table:table-cell table:formula="of:=[.E1969]+1" office:value-type="float" office:value="1968" calcext:value-type="float">
            <text:p>1968</text:p>
          </table:table-cell>
          <table:table-cell table:formula="of:=MAX([.F1969];[.B1970])" office:value-type="float" office:value="90.2303921568628" calcext:value-type="float">
            <text:p>90.2303921568628</text:p>
          </table:table-cell>
          <table:table-cell table:formula="of:=IF([.F1970]=[.B1970];[.E1970];[.G19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34</text:p>
          </table:table-cell>
          <table:table-cell office:value-type="float" office:value="90.0539215686275" calcext:value-type="float">
            <text:p>90.0539215686275</text:p>
          </table:table-cell>
          <table:table-cell office:value-type="string" calcext:value-type="string">
            <text:p>reflected on verse JHN 3:8</text:p>
          </table:table-cell>
          <table:table-cell office:value-type="float" office:value="9" calcext:value-type="float">
            <text:p>9</text:p>
          </table:table-cell>
          <table:table-cell table:formula="of:=[.E1970]+1" office:value-type="float" office:value="1969" calcext:value-type="float">
            <text:p>1969</text:p>
          </table:table-cell>
          <table:table-cell table:formula="of:=MAX([.F1970];[.B1971])" office:value-type="float" office:value="90.2303921568628" calcext:value-type="float">
            <text:p>90.2303921568628</text:p>
          </table:table-cell>
          <table:table-cell table:formula="of:=IF([.F1971]=[.B1971];[.E1971];[.G19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35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8" calcext:value-type="float">
            <text:p>8</text:p>
          </table:table-cell>
          <table:table-cell table:formula="of:=[.E1971]+1" office:value-type="float" office:value="1970" calcext:value-type="float">
            <text:p>1970</text:p>
          </table:table-cell>
          <table:table-cell table:formula="of:=MAX([.F1971];[.B1972])" office:value-type="float" office:value="90.2303921568628" calcext:value-type="float">
            <text:p>90.2303921568628</text:p>
          </table:table-cell>
          <table:table-cell table:formula="of:=IF([.F1972]=[.B1972];[.E1972];[.G19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39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8" calcext:value-type="float">
            <text:p>8</text:p>
          </table:table-cell>
          <table:table-cell table:formula="of:=[.E1972]+1" office:value-type="float" office:value="1971" calcext:value-type="float">
            <text:p>1971</text:p>
          </table:table-cell>
          <table:table-cell table:formula="of:=MAX([.F1972];[.B1973])" office:value-type="float" office:value="90.2303921568628" calcext:value-type="float">
            <text:p>90.2303921568628</text:p>
          </table:table-cell>
          <table:table-cell table:formula="of:=IF([.F1973]=[.B1973];[.E1973];[.G19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40</text:p>
          </table:table-cell>
          <table:table-cell office:value-type="float" office:value="90.0490196078432" calcext:value-type="float">
            <text:p>90.0490196078432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8" calcext:value-type="float">
            <text:p>8</text:p>
          </table:table-cell>
          <table:table-cell table:formula="of:=[.E1973]+1" office:value-type="float" office:value="1972" calcext:value-type="float">
            <text:p>1972</text:p>
          </table:table-cell>
          <table:table-cell table:formula="of:=MAX([.F1973];[.B1974])" office:value-type="float" office:value="90.2303921568628" calcext:value-type="float">
            <text:p>90.2303921568628</text:p>
          </table:table-cell>
          <table:table-cell table:formula="of:=IF([.F1974]=[.B1974];[.E1974];[.G19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41</text:p>
          </table:table-cell>
          <table:table-cell office:value-type="float" office:value="89.968137254902" calcext:value-type="float">
            <text:p>89.968137254902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8" calcext:value-type="float">
            <text:p>8</text:p>
          </table:table-cell>
          <table:table-cell table:formula="of:=[.E1974]+1" office:value-type="float" office:value="1973" calcext:value-type="float">
            <text:p>1973</text:p>
          </table:table-cell>
          <table:table-cell table:formula="of:=MAX([.F1974];[.B1975])" office:value-type="float" office:value="90.2303921568628" calcext:value-type="float">
            <text:p>90.2303921568628</text:p>
          </table:table-cell>
          <table:table-cell table:formula="of:=IF([.F1975]=[.B1975];[.E1975];[.G19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43</text:p>
          </table:table-cell>
          <table:table-cell office:value-type="float" office:value="89.9196078431373" calcext:value-type="float">
            <text:p>89.9196078431373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8" calcext:value-type="float">
            <text:p>8</text:p>
          </table:table-cell>
          <table:table-cell table:formula="of:=[.E1975]+1" office:value-type="float" office:value="1974" calcext:value-type="float">
            <text:p>1974</text:p>
          </table:table-cell>
          <table:table-cell table:formula="of:=MAX([.F1975];[.B1976])" office:value-type="float" office:value="90.2303921568628" calcext:value-type="float">
            <text:p>90.2303921568628</text:p>
          </table:table-cell>
          <table:table-cell table:formula="of:=IF([.F1976]=[.B1976];[.E1976];[.G19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46</text:p>
          </table:table-cell>
          <table:table-cell office:value-type="float" office:value="89.9362745098039" calcext:value-type="float">
            <text:p>89.9362745098039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8" calcext:value-type="float">
            <text:p>8</text:p>
          </table:table-cell>
          <table:table-cell table:formula="of:=[.E1976]+1" office:value-type="float" office:value="1975" calcext:value-type="float">
            <text:p>1975</text:p>
          </table:table-cell>
          <table:table-cell table:formula="of:=MAX([.F1976];[.B1977])" office:value-type="float" office:value="90.2303921568628" calcext:value-type="float">
            <text:p>90.2303921568628</text:p>
          </table:table-cell>
          <table:table-cell table:formula="of:=IF([.F1977]=[.B1977];[.E1977];[.G19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51</text:p>
          </table:table-cell>
          <table:table-cell office:value-type="float" office:value="89.9362745098039" calcext:value-type="float">
            <text:p>89.9362745098039</text:p>
          </table:table-cell>
          <table:table-cell office:value-type="string" calcext:value-type="string">
            <text:p>reflected on verse JHN 3:9</text:p>
          </table:table-cell>
          <table:table-cell office:value-type="float" office:value="9" calcext:value-type="float">
            <text:p>9</text:p>
          </table:table-cell>
          <table:table-cell table:formula="of:=[.E1977]+1" office:value-type="float" office:value="1976" calcext:value-type="float">
            <text:p>1976</text:p>
          </table:table-cell>
          <table:table-cell table:formula="of:=MAX([.F1977];[.B1978])" office:value-type="float" office:value="90.2303921568628" calcext:value-type="float">
            <text:p>90.2303921568628</text:p>
          </table:table-cell>
          <table:table-cell table:formula="of:=IF([.F1978]=[.B1978];[.E1978];[.G19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53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8" calcext:value-type="float">
            <text:p>8</text:p>
          </table:table-cell>
          <table:table-cell table:formula="of:=[.E1978]+1" office:value-type="float" office:value="1977" calcext:value-type="float">
            <text:p>1977</text:p>
          </table:table-cell>
          <table:table-cell table:formula="of:=MAX([.F1978];[.B1979])" office:value-type="float" office:value="90.2303921568628" calcext:value-type="float">
            <text:p>90.2303921568628</text:p>
          </table:table-cell>
          <table:table-cell table:formula="of:=IF([.F1979]=[.B1979];[.E1979];[.G19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55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8" calcext:value-type="float">
            <text:p>8</text:p>
          </table:table-cell>
          <table:table-cell table:formula="of:=[.E1979]+1" office:value-type="float" office:value="1978" calcext:value-type="float">
            <text:p>1978</text:p>
          </table:table-cell>
          <table:table-cell table:formula="of:=MAX([.F1979];[.B1980])" office:value-type="float" office:value="90.2303921568628" calcext:value-type="float">
            <text:p>90.2303921568628</text:p>
          </table:table-cell>
          <table:table-cell table:formula="of:=IF([.F1980]=[.B1980];[.E1980];[.G19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57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8" calcext:value-type="float">
            <text:p>8</text:p>
          </table:table-cell>
          <table:table-cell table:formula="of:=[.E1980]+1" office:value-type="float" office:value="1979" calcext:value-type="float">
            <text:p>1979</text:p>
          </table:table-cell>
          <table:table-cell table:formula="of:=MAX([.F1980];[.B1981])" office:value-type="float" office:value="90.2303921568628" calcext:value-type="float">
            <text:p>90.2303921568628</text:p>
          </table:table-cell>
          <table:table-cell table:formula="of:=IF([.F1981]=[.B1981];[.E1981];[.G19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58</text:p>
          </table:table-cell>
          <table:table-cell office:value-type="float" office:value="89.8259803921569" calcext:value-type="float">
            <text:p>89.8259803921569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8" calcext:value-type="float">
            <text:p>8</text:p>
          </table:table-cell>
          <table:table-cell table:formula="of:=[.E1981]+1" office:value-type="float" office:value="1980" calcext:value-type="float">
            <text:p>1980</text:p>
          </table:table-cell>
          <table:table-cell table:formula="of:=MAX([.F1981];[.B1982])" office:value-type="float" office:value="90.2303921568628" calcext:value-type="float">
            <text:p>90.2303921568628</text:p>
          </table:table-cell>
          <table:table-cell table:formula="of:=IF([.F1982]=[.B1982];[.E1982];[.G19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0:59</text:p>
          </table:table-cell>
          <table:table-cell office:value-type="float" office:value="89.8598039215686" calcext:value-type="float">
            <text:p>89.8598039215686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8" calcext:value-type="float">
            <text:p>8</text:p>
          </table:table-cell>
          <table:table-cell table:formula="of:=[.E1982]+1" office:value-type="float" office:value="1981" calcext:value-type="float">
            <text:p>1981</text:p>
          </table:table-cell>
          <table:table-cell table:formula="of:=MAX([.F1982];[.B1983])" office:value-type="float" office:value="90.2303921568628" calcext:value-type="float">
            <text:p>90.2303921568628</text:p>
          </table:table-cell>
          <table:table-cell table:formula="of:=IF([.F1983]=[.B1983];[.E1983];[.G19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01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8" calcext:value-type="float">
            <text:p>8</text:p>
          </table:table-cell>
          <table:table-cell table:formula="of:=[.E1983]+1" office:value-type="float" office:value="1982" calcext:value-type="float">
            <text:p>1982</text:p>
          </table:table-cell>
          <table:table-cell table:formula="of:=MAX([.F1983];[.B1984])" office:value-type="float" office:value="90.2303921568628" calcext:value-type="float">
            <text:p>90.2303921568628</text:p>
          </table:table-cell>
          <table:table-cell table:formula="of:=IF([.F1984]=[.B1984];[.E1984];[.G19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10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reflected on verse JHN 3:10</text:p>
          </table:table-cell>
          <table:table-cell office:value-type="float" office:value="9" calcext:value-type="float">
            <text:p>9</text:p>
          </table:table-cell>
          <table:table-cell table:formula="of:=[.E1984]+1" office:value-type="float" office:value="1983" calcext:value-type="float">
            <text:p>1983</text:p>
          </table:table-cell>
          <table:table-cell table:formula="of:=MAX([.F1984];[.B1985])" office:value-type="float" office:value="90.2303921568628" calcext:value-type="float">
            <text:p>90.2303921568628</text:p>
          </table:table-cell>
          <table:table-cell table:formula="of:=IF([.F1985]=[.B1985];[.E1985];[.G19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8" calcext:value-type="float">
            <text:p>8</text:p>
          </table:table-cell>
          <table:table-cell table:formula="of:=[.E1985]+1" office:value-type="float" office:value="1984" calcext:value-type="float">
            <text:p>1984</text:p>
          </table:table-cell>
          <table:table-cell table:formula="of:=MAX([.F1985];[.B1986])" office:value-type="float" office:value="90.2303921568628" calcext:value-type="float">
            <text:p>90.2303921568628</text:p>
          </table:table-cell>
          <table:table-cell table:formula="of:=IF([.F1986]=[.B1986];[.E1986];[.G19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13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8" calcext:value-type="float">
            <text:p>8</text:p>
          </table:table-cell>
          <table:table-cell table:formula="of:=[.E1986]+1" office:value-type="float" office:value="1985" calcext:value-type="float">
            <text:p>1985</text:p>
          </table:table-cell>
          <table:table-cell table:formula="of:=MAX([.F1986];[.B1987])" office:value-type="float" office:value="90.2303921568628" calcext:value-type="float">
            <text:p>90.2303921568628</text:p>
          </table:table-cell>
          <table:table-cell table:formula="of:=IF([.F1987]=[.B1987];[.E1987];[.G19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15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8" calcext:value-type="float">
            <text:p>8</text:p>
          </table:table-cell>
          <table:table-cell table:formula="of:=[.E1987]+1" office:value-type="float" office:value="1986" calcext:value-type="float">
            <text:p>1986</text:p>
          </table:table-cell>
          <table:table-cell table:formula="of:=MAX([.F1987];[.B1988])" office:value-type="float" office:value="90.2303921568628" calcext:value-type="float">
            <text:p>90.2303921568628</text:p>
          </table:table-cell>
          <table:table-cell table:formula="of:=IF([.F1988]=[.B1988];[.E1988];[.G19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16</text:p>
          </table:table-cell>
          <table:table-cell office:value-type="float" office:value="89.9044117647059" calcext:value-type="float">
            <text:p>89.9044117647059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8" calcext:value-type="float">
            <text:p>8</text:p>
          </table:table-cell>
          <table:table-cell table:formula="of:=[.E1988]+1" office:value-type="float" office:value="1987" calcext:value-type="float">
            <text:p>1987</text:p>
          </table:table-cell>
          <table:table-cell table:formula="of:=MAX([.F1988];[.B1989])" office:value-type="float" office:value="90.2303921568628" calcext:value-type="float">
            <text:p>90.2303921568628</text:p>
          </table:table-cell>
          <table:table-cell table:formula="of:=IF([.F1989]=[.B1989];[.E1989];[.G19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20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8" calcext:value-type="float">
            <text:p>8</text:p>
          </table:table-cell>
          <table:table-cell table:formula="of:=[.E1989]+1" office:value-type="float" office:value="1988" calcext:value-type="float">
            <text:p>1988</text:p>
          </table:table-cell>
          <table:table-cell table:formula="of:=MAX([.F1989];[.B1990])" office:value-type="float" office:value="90.2303921568628" calcext:value-type="float">
            <text:p>90.2303921568628</text:p>
          </table:table-cell>
          <table:table-cell table:formula="of:=IF([.F1990]=[.B1990];[.E1990];[.G19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21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8" calcext:value-type="float">
            <text:p>8</text:p>
          </table:table-cell>
          <table:table-cell table:formula="of:=[.E1990]+1" office:value-type="float" office:value="1989" calcext:value-type="float">
            <text:p>1989</text:p>
          </table:table-cell>
          <table:table-cell table:formula="of:=MAX([.F1990];[.B1991])" office:value-type="float" office:value="90.2303921568628" calcext:value-type="float">
            <text:p>90.2303921568628</text:p>
          </table:table-cell>
          <table:table-cell table:formula="of:=IF([.F1991]=[.B1991];[.E1991];[.G19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27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9" calcext:value-type="float">
            <text:p>9</text:p>
          </table:table-cell>
          <table:table-cell table:formula="of:=[.E1991]+1" office:value-type="float" office:value="1990" calcext:value-type="float">
            <text:p>1990</text:p>
          </table:table-cell>
          <table:table-cell table:formula="of:=MAX([.F1991];[.B1992])" office:value-type="float" office:value="90.2303921568628" calcext:value-type="float">
            <text:p>90.2303921568628</text:p>
          </table:table-cell>
          <table:table-cell table:formula="of:=IF([.F1992]=[.B1992];[.E1992];[.G19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29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8" calcext:value-type="float">
            <text:p>8</text:p>
          </table:table-cell>
          <table:table-cell table:formula="of:=[.E1992]+1" office:value-type="float" office:value="1991" calcext:value-type="float">
            <text:p>1991</text:p>
          </table:table-cell>
          <table:table-cell table:formula="of:=MAX([.F1992];[.B1993])" office:value-type="float" office:value="90.2303921568628" calcext:value-type="float">
            <text:p>90.2303921568628</text:p>
          </table:table-cell>
          <table:table-cell table:formula="of:=IF([.F1993]=[.B1993];[.E1993];[.G19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31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8" calcext:value-type="float">
            <text:p>8</text:p>
          </table:table-cell>
          <table:table-cell table:formula="of:=[.E1993]+1" office:value-type="float" office:value="1992" calcext:value-type="float">
            <text:p>1992</text:p>
          </table:table-cell>
          <table:table-cell table:formula="of:=MAX([.F1993];[.B1994])" office:value-type="float" office:value="90.2303921568628" calcext:value-type="float">
            <text:p>90.2303921568628</text:p>
          </table:table-cell>
          <table:table-cell table:formula="of:=IF([.F1994]=[.B1994];[.E1994];[.G19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32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8" calcext:value-type="float">
            <text:p>8</text:p>
          </table:table-cell>
          <table:table-cell table:formula="of:=[.E1994]+1" office:value-type="float" office:value="1993" calcext:value-type="float">
            <text:p>1993</text:p>
          </table:table-cell>
          <table:table-cell table:formula="of:=MAX([.F1994];[.B1995])" office:value-type="float" office:value="90.2303921568628" calcext:value-type="float">
            <text:p>90.2303921568628</text:p>
          </table:table-cell>
          <table:table-cell table:formula="of:=IF([.F1995]=[.B1995];[.E1995];[.G19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34</text:p>
          </table:table-cell>
          <table:table-cell office:value-type="float" office:value="89.8602941176471" calcext:value-type="float">
            <text:p>89.8602941176471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8" calcext:value-type="float">
            <text:p>8</text:p>
          </table:table-cell>
          <table:table-cell table:formula="of:=[.E1995]+1" office:value-type="float" office:value="1994" calcext:value-type="float">
            <text:p>1994</text:p>
          </table:table-cell>
          <table:table-cell table:formula="of:=MAX([.F1995];[.B1996])" office:value-type="float" office:value="90.2303921568628" calcext:value-type="float">
            <text:p>90.2303921568628</text:p>
          </table:table-cell>
          <table:table-cell table:formula="of:=IF([.F1996]=[.B1996];[.E1996];[.G19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36</text:p>
          </table:table-cell>
          <table:table-cell office:value-type="float" office:value="89.8411764705883" calcext:value-type="float">
            <text:p>89.8411764705883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8" calcext:value-type="float">
            <text:p>8</text:p>
          </table:table-cell>
          <table:table-cell table:formula="of:=[.E1996]+1" office:value-type="float" office:value="1995" calcext:value-type="float">
            <text:p>1995</text:p>
          </table:table-cell>
          <table:table-cell table:formula="of:=MAX([.F1996];[.B1997])" office:value-type="float" office:value="90.2303921568628" calcext:value-type="float">
            <text:p>90.2303921568628</text:p>
          </table:table-cell>
          <table:table-cell table:formula="of:=IF([.F1997]=[.B1997];[.E1997];[.G19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37</text:p>
          </table:table-cell>
          <table:table-cell office:value-type="float" office:value="89.8382352941177" calcext:value-type="float">
            <text:p>89.8382352941177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8" calcext:value-type="float">
            <text:p>8</text:p>
          </table:table-cell>
          <table:table-cell table:formula="of:=[.E1997]+1" office:value-type="float" office:value="1996" calcext:value-type="float">
            <text:p>1996</text:p>
          </table:table-cell>
          <table:table-cell table:formula="of:=MAX([.F1997];[.B1998])" office:value-type="float" office:value="90.2303921568628" calcext:value-type="float">
            <text:p>90.2303921568628</text:p>
          </table:table-cell>
          <table:table-cell table:formula="of:=IF([.F1998]=[.B1998];[.E1998];[.G19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41</text:p>
          </table:table-cell>
          <table:table-cell office:value-type="float" office:value="89.8382352941177" calcext:value-type="float">
            <text:p>89.8382352941177</text:p>
          </table:table-cell>
          <table:table-cell office:value-type="string" calcext:value-type="string">
            <text:p>reflected on verse JHN 3:13</text:p>
          </table:table-cell>
          <table:table-cell office:value-type="float" office:value="9" calcext:value-type="float">
            <text:p>9</text:p>
          </table:table-cell>
          <table:table-cell table:formula="of:=[.E1998]+1" office:value-type="float" office:value="1997" calcext:value-type="float">
            <text:p>1997</text:p>
          </table:table-cell>
          <table:table-cell table:formula="of:=MAX([.F1998];[.B1999])" office:value-type="float" office:value="90.2303921568628" calcext:value-type="float">
            <text:p>90.2303921568628</text:p>
          </table:table-cell>
          <table:table-cell table:formula="of:=IF([.F1999]=[.B1999];[.E1999];[.G19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43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8" calcext:value-type="float">
            <text:p>8</text:p>
          </table:table-cell>
          <table:table-cell table:formula="of:=[.E1999]+1" office:value-type="float" office:value="1998" calcext:value-type="float">
            <text:p>1998</text:p>
          </table:table-cell>
          <table:table-cell table:formula="of:=MAX([.F1999];[.B2000])" office:value-type="float" office:value="90.2303921568628" calcext:value-type="float">
            <text:p>90.2303921568628</text:p>
          </table:table-cell>
          <table:table-cell table:formula="of:=IF([.F2000]=[.B2000];[.E2000];[.G19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45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8" calcext:value-type="float">
            <text:p>8</text:p>
          </table:table-cell>
          <table:table-cell table:formula="of:=[.E2000]+1" office:value-type="float" office:value="1999" calcext:value-type="float">
            <text:p>1999</text:p>
          </table:table-cell>
          <table:table-cell table:formula="of:=MAX([.F2000];[.B2001])" office:value-type="float" office:value="90.2303921568628" calcext:value-type="float">
            <text:p>90.2303921568628</text:p>
          </table:table-cell>
          <table:table-cell table:formula="of:=IF([.F2001]=[.B2001];[.E2001];[.G20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48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8" calcext:value-type="float">
            <text:p>8</text:p>
          </table:table-cell>
          <table:table-cell table:formula="of:=[.E2001]+1" office:value-type="float" office:value="2000" calcext:value-type="float">
            <text:p>2000</text:p>
          </table:table-cell>
          <table:table-cell table:formula="of:=MAX([.F2001];[.B2002])" office:value-type="float" office:value="90.2303921568628" calcext:value-type="float">
            <text:p>90.2303921568628</text:p>
          </table:table-cell>
          <table:table-cell table:formula="of:=IF([.F2002]=[.B2002];[.E2002];[.G20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49</text:p>
          </table:table-cell>
          <table:table-cell office:value-type="float" office:value="89.8700980392157" calcext:value-type="float">
            <text:p>89.8700980392157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8" calcext:value-type="float">
            <text:p>8</text:p>
          </table:table-cell>
          <table:table-cell table:formula="of:=[.E2002]+1" office:value-type="float" office:value="2001" calcext:value-type="float">
            <text:p>2001</text:p>
          </table:table-cell>
          <table:table-cell table:formula="of:=MAX([.F2002];[.B2003])" office:value-type="float" office:value="90.2303921568628" calcext:value-type="float">
            <text:p>90.2303921568628</text:p>
          </table:table-cell>
          <table:table-cell table:formula="of:=IF([.F2003]=[.B2003];[.E2003];[.G20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51</text:p>
          </table:table-cell>
          <table:table-cell office:value-type="float" office:value="89.8686274509804" calcext:value-type="float">
            <text:p>89.8686274509804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8" calcext:value-type="float">
            <text:p>8</text:p>
          </table:table-cell>
          <table:table-cell table:formula="of:=[.E2003]+1" office:value-type="float" office:value="2002" calcext:value-type="float">
            <text:p>2002</text:p>
          </table:table-cell>
          <table:table-cell table:formula="of:=MAX([.F2003];[.B2004])" office:value-type="float" office:value="90.2303921568628" calcext:value-type="float">
            <text:p>90.2303921568628</text:p>
          </table:table-cell>
          <table:table-cell table:formula="of:=IF([.F2004]=[.B2004];[.E2004];[.G20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52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8" calcext:value-type="float">
            <text:p>8</text:p>
          </table:table-cell>
          <table:table-cell table:formula="of:=[.E2004]+1" office:value-type="float" office:value="2003" calcext:value-type="float">
            <text:p>2003</text:p>
          </table:table-cell>
          <table:table-cell table:formula="of:=MAX([.F2004];[.B2005])" office:value-type="float" office:value="90.2303921568628" calcext:value-type="float">
            <text:p>90.2303921568628</text:p>
          </table:table-cell>
          <table:table-cell table:formula="of:=IF([.F2005]=[.B2005];[.E2005];[.G20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57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reflected on verse JHN 3:14</text:p>
          </table:table-cell>
          <table:table-cell office:value-type="float" office:value="9" calcext:value-type="float">
            <text:p>9</text:p>
          </table:table-cell>
          <table:table-cell table:formula="of:=[.E2005]+1" office:value-type="float" office:value="2004" calcext:value-type="float">
            <text:p>2004</text:p>
          </table:table-cell>
          <table:table-cell table:formula="of:=MAX([.F2005];[.B2006])" office:value-type="float" office:value="90.2303921568628" calcext:value-type="float">
            <text:p>90.2303921568628</text:p>
          </table:table-cell>
          <table:table-cell table:formula="of:=IF([.F2006]=[.B2006];[.E2006];[.G20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1:58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8" calcext:value-type="float">
            <text:p>8</text:p>
          </table:table-cell>
          <table:table-cell table:formula="of:=[.E2006]+1" office:value-type="float" office:value="2005" calcext:value-type="float">
            <text:p>2005</text:p>
          </table:table-cell>
          <table:table-cell table:formula="of:=MAX([.F2006];[.B2007])" office:value-type="float" office:value="90.2303921568628" calcext:value-type="float">
            <text:p>90.2303921568628</text:p>
          </table:table-cell>
          <table:table-cell table:formula="of:=IF([.F2007]=[.B2007];[.E2007];[.G20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00</text:p>
          </table:table-cell>
          <table:table-cell office:value-type="float" office:value="89.8382352941177" calcext:value-type="float">
            <text:p>89.8382352941177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8" calcext:value-type="float">
            <text:p>8</text:p>
          </table:table-cell>
          <table:table-cell table:formula="of:=[.E2007]+1" office:value-type="float" office:value="2006" calcext:value-type="float">
            <text:p>2006</text:p>
          </table:table-cell>
          <table:table-cell table:formula="of:=MAX([.F2007];[.B2008])" office:value-type="float" office:value="90.2303921568628" calcext:value-type="float">
            <text:p>90.2303921568628</text:p>
          </table:table-cell>
          <table:table-cell table:formula="of:=IF([.F2008]=[.B2008];[.E2008];[.G20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02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8" calcext:value-type="float">
            <text:p>8</text:p>
          </table:table-cell>
          <table:table-cell table:formula="of:=[.E2008]+1" office:value-type="float" office:value="2007" calcext:value-type="float">
            <text:p>2007</text:p>
          </table:table-cell>
          <table:table-cell table:formula="of:=MAX([.F2008];[.B2009])" office:value-type="float" office:value="90.2303921568628" calcext:value-type="float">
            <text:p>90.2303921568628</text:p>
          </table:table-cell>
          <table:table-cell table:formula="of:=IF([.F2009]=[.B2009];[.E2009];[.G20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03</text:p>
          </table:table-cell>
          <table:table-cell office:value-type="float" office:value="89.8602941176471" calcext:value-type="float">
            <text:p>89.8602941176471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8" calcext:value-type="float">
            <text:p>8</text:p>
          </table:table-cell>
          <table:table-cell table:formula="of:=[.E2009]+1" office:value-type="float" office:value="2008" calcext:value-type="float">
            <text:p>2008</text:p>
          </table:table-cell>
          <table:table-cell table:formula="of:=MAX([.F2009];[.B2010])" office:value-type="float" office:value="90.2303921568628" calcext:value-type="float">
            <text:p>90.2303921568628</text:p>
          </table:table-cell>
          <table:table-cell table:formula="of:=IF([.F2010]=[.B2010];[.E2010];[.G20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04</text:p>
          </table:table-cell>
          <table:table-cell office:value-type="float" office:value="89.8705882352941" calcext:value-type="float">
            <text:p>89.8705882352941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8" calcext:value-type="float">
            <text:p>8</text:p>
          </table:table-cell>
          <table:table-cell table:formula="of:=[.E2010]+1" office:value-type="float" office:value="2009" calcext:value-type="float">
            <text:p>2009</text:p>
          </table:table-cell>
          <table:table-cell table:formula="of:=MAX([.F2010];[.B2011])" office:value-type="float" office:value="90.2303921568628" calcext:value-type="float">
            <text:p>90.2303921568628</text:p>
          </table:table-cell>
          <table:table-cell table:formula="of:=IF([.F2011]=[.B2011];[.E2011];[.G20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06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8" calcext:value-type="float">
            <text:p>8</text:p>
          </table:table-cell>
          <table:table-cell table:formula="of:=[.E2011]+1" office:value-type="float" office:value="2010" calcext:value-type="float">
            <text:p>2010</text:p>
          </table:table-cell>
          <table:table-cell table:formula="of:=MAX([.F2011];[.B2012])" office:value-type="float" office:value="90.2303921568628" calcext:value-type="float">
            <text:p>90.2303921568628</text:p>
          </table:table-cell>
          <table:table-cell table:formula="of:=IF([.F2012]=[.B2012];[.E2012];[.G201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11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reflected on verse JHN 3:15</text:p>
          </table:table-cell>
          <table:table-cell office:value-type="float" office:value="9" calcext:value-type="float">
            <text:p>9</text:p>
          </table:table-cell>
          <table:table-cell table:formula="of:=[.E2012]+1" office:value-type="float" office:value="2011" calcext:value-type="float">
            <text:p>2011</text:p>
          </table:table-cell>
          <table:table-cell table:formula="of:=MAX([.F2012];[.B2013])" office:value-type="float" office:value="90.2303921568628" calcext:value-type="float">
            <text:p>90.2303921568628</text:p>
          </table:table-cell>
          <table:table-cell table:formula="of:=IF([.F2013]=[.B2013];[.E2013];[.G201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13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8" calcext:value-type="float">
            <text:p>8</text:p>
          </table:table-cell>
          <table:table-cell table:formula="of:=[.E2013]+1" office:value-type="float" office:value="2012" calcext:value-type="float">
            <text:p>2012</text:p>
          </table:table-cell>
          <table:table-cell table:formula="of:=MAX([.F2013];[.B2014])" office:value-type="float" office:value="90.2303921568628" calcext:value-type="float">
            <text:p>90.2303921568628</text:p>
          </table:table-cell>
          <table:table-cell table:formula="of:=IF([.F2014]=[.B2014];[.E2014];[.G201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15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8" calcext:value-type="float">
            <text:p>8</text:p>
          </table:table-cell>
          <table:table-cell table:formula="of:=[.E2014]+1" office:value-type="float" office:value="2013" calcext:value-type="float">
            <text:p>2013</text:p>
          </table:table-cell>
          <table:table-cell table:formula="of:=MAX([.F2014];[.B2015])" office:value-type="float" office:value="90.2303921568628" calcext:value-type="float">
            <text:p>90.2303921568628</text:p>
          </table:table-cell>
          <table:table-cell table:formula="of:=IF([.F2015]=[.B2015];[.E2015];[.G201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16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8" calcext:value-type="float">
            <text:p>8</text:p>
          </table:table-cell>
          <table:table-cell table:formula="of:=[.E2015]+1" office:value-type="float" office:value="2014" calcext:value-type="float">
            <text:p>2014</text:p>
          </table:table-cell>
          <table:table-cell table:formula="of:=MAX([.F2015];[.B2016])" office:value-type="float" office:value="90.2303921568628" calcext:value-type="float">
            <text:p>90.2303921568628</text:p>
          </table:table-cell>
          <table:table-cell table:formula="of:=IF([.F2016]=[.B2016];[.E2016];[.G201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20</text:p>
          </table:table-cell>
          <table:table-cell office:value-type="float" office:value="89.8799019607843" calcext:value-type="float">
            <text:p>89.8799019607843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8" calcext:value-type="float">
            <text:p>8</text:p>
          </table:table-cell>
          <table:table-cell table:formula="of:=[.E2016]+1" office:value-type="float" office:value="2015" calcext:value-type="float">
            <text:p>2015</text:p>
          </table:table-cell>
          <table:table-cell table:formula="of:=MAX([.F2016];[.B2017])" office:value-type="float" office:value="90.2303921568628" calcext:value-type="float">
            <text:p>90.2303921568628</text:p>
          </table:table-cell>
          <table:table-cell table:formula="of:=IF([.F2017]=[.B2017];[.E2017];[.G201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21</text:p>
          </table:table-cell>
          <table:table-cell office:value-type="float" office:value="89.8754901960784" calcext:value-type="float">
            <text:p>89.8754901960784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8" calcext:value-type="float">
            <text:p>8</text:p>
          </table:table-cell>
          <table:table-cell table:formula="of:=[.E2017]+1" office:value-type="float" office:value="2016" calcext:value-type="float">
            <text:p>2016</text:p>
          </table:table-cell>
          <table:table-cell table:formula="of:=MAX([.F2017];[.B2018])" office:value-type="float" office:value="90.2303921568628" calcext:value-type="float">
            <text:p>90.2303921568628</text:p>
          </table:table-cell>
          <table:table-cell table:formula="of:=IF([.F2018]=[.B2018];[.E2018];[.G201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23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8" calcext:value-type="float">
            <text:p>8</text:p>
          </table:table-cell>
          <table:table-cell table:formula="of:=[.E2018]+1" office:value-type="float" office:value="2017" calcext:value-type="float">
            <text:p>2017</text:p>
          </table:table-cell>
          <table:table-cell table:formula="of:=MAX([.F2018];[.B2019])" office:value-type="float" office:value="90.2303921568628" calcext:value-type="float">
            <text:p>90.2303921568628</text:p>
          </table:table-cell>
          <table:table-cell table:formula="of:=IF([.F2019]=[.B2019];[.E2019];[.G201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29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reflected on verse JHN 3:16</text:p>
          </table:table-cell>
          <table:table-cell office:value-type="float" office:value="9" calcext:value-type="float">
            <text:p>9</text:p>
          </table:table-cell>
          <table:table-cell table:formula="of:=[.E2019]+1" office:value-type="float" office:value="2018" calcext:value-type="float">
            <text:p>2018</text:p>
          </table:table-cell>
          <table:table-cell table:formula="of:=MAX([.F2019];[.B2020])" office:value-type="float" office:value="90.2303921568628" calcext:value-type="float">
            <text:p>90.2303921568628</text:p>
          </table:table-cell>
          <table:table-cell table:formula="of:=IF([.F2020]=[.B2020];[.E2020];[.G201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31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8" calcext:value-type="float">
            <text:p>8</text:p>
          </table:table-cell>
          <table:table-cell table:formula="of:=[.E2020]+1" office:value-type="float" office:value="2019" calcext:value-type="float">
            <text:p>2019</text:p>
          </table:table-cell>
          <table:table-cell table:formula="of:=MAX([.F2020];[.B2021])" office:value-type="float" office:value="90.2303921568628" calcext:value-type="float">
            <text:p>90.2303921568628</text:p>
          </table:table-cell>
          <table:table-cell table:formula="of:=IF([.F2021]=[.B2021];[.E2021];[.G202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33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8" calcext:value-type="float">
            <text:p>8</text:p>
          </table:table-cell>
          <table:table-cell table:formula="of:=[.E2021]+1" office:value-type="float" office:value="2020" calcext:value-type="float">
            <text:p>2020</text:p>
          </table:table-cell>
          <table:table-cell table:formula="of:=MAX([.F2021];[.B2022])" office:value-type="float" office:value="90.2303921568628" calcext:value-type="float">
            <text:p>90.2303921568628</text:p>
          </table:table-cell>
          <table:table-cell table:formula="of:=IF([.F2022]=[.B2022];[.E2022];[.G202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34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8" calcext:value-type="float">
            <text:p>8</text:p>
          </table:table-cell>
          <table:table-cell table:formula="of:=[.E2022]+1" office:value-type="float" office:value="2021" calcext:value-type="float">
            <text:p>2021</text:p>
          </table:table-cell>
          <table:table-cell table:formula="of:=MAX([.F2022];[.B2023])" office:value-type="float" office:value="90.2303921568628" calcext:value-type="float">
            <text:p>90.2303921568628</text:p>
          </table:table-cell>
          <table:table-cell table:formula="of:=IF([.F2023]=[.B2023];[.E2023];[.G202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38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8" calcext:value-type="float">
            <text:p>8</text:p>
          </table:table-cell>
          <table:table-cell table:formula="of:=[.E2023]+1" office:value-type="float" office:value="2022" calcext:value-type="float">
            <text:p>2022</text:p>
          </table:table-cell>
          <table:table-cell table:formula="of:=MAX([.F2023];[.B2024])" office:value-type="float" office:value="90.2303921568628" calcext:value-type="float">
            <text:p>90.2303921568628</text:p>
          </table:table-cell>
          <table:table-cell table:formula="of:=IF([.F2024]=[.B2024];[.E2024];[.G202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40</text:p>
          </table:table-cell>
          <table:table-cell office:value-type="float" office:value="89.8254901960785" calcext:value-type="float">
            <text:p>89.8254901960785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8" calcext:value-type="float">
            <text:p>8</text:p>
          </table:table-cell>
          <table:table-cell table:formula="of:=[.E2024]+1" office:value-type="float" office:value="2023" calcext:value-type="float">
            <text:p>2023</text:p>
          </table:table-cell>
          <table:table-cell table:formula="of:=MAX([.F2024];[.B2025])" office:value-type="float" office:value="90.2303921568628" calcext:value-type="float">
            <text:p>90.2303921568628</text:p>
          </table:table-cell>
          <table:table-cell table:formula="of:=IF([.F2025]=[.B2025];[.E2025];[.G202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42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8" calcext:value-type="float">
            <text:p>8</text:p>
          </table:table-cell>
          <table:table-cell table:formula="of:=[.E2025]+1" office:value-type="float" office:value="2024" calcext:value-type="float">
            <text:p>2024</text:p>
          </table:table-cell>
          <table:table-cell table:formula="of:=MAX([.F2025];[.B2026])" office:value-type="float" office:value="90.2303921568628" calcext:value-type="float">
            <text:p>90.2303921568628</text:p>
          </table:table-cell>
          <table:table-cell table:formula="of:=IF([.F2026]=[.B2026];[.E2026];[.G202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46</text:p>
          </table:table-cell>
          <table:table-cell office:value-type="float" office:value="89.8088235294118" calcext:value-type="float">
            <text:p>89.8088235294118</text:p>
          </table:table-cell>
          <table:table-cell office:value-type="string" calcext:value-type="string">
            <text:p>reflected on verse JHN 3:17</text:p>
          </table:table-cell>
          <table:table-cell office:value-type="float" office:value="9" calcext:value-type="float">
            <text:p>9</text:p>
          </table:table-cell>
          <table:table-cell table:formula="of:=[.E2026]+1" office:value-type="float" office:value="2025" calcext:value-type="float">
            <text:p>2025</text:p>
          </table:table-cell>
          <table:table-cell table:formula="of:=MAX([.F2026];[.B2027])" office:value-type="float" office:value="90.2303921568628" calcext:value-type="float">
            <text:p>90.2303921568628</text:p>
          </table:table-cell>
          <table:table-cell table:formula="of:=IF([.F2027]=[.B2027];[.E2027];[.G202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48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8" calcext:value-type="float">
            <text:p>8</text:p>
          </table:table-cell>
          <table:table-cell table:formula="of:=[.E2027]+1" office:value-type="float" office:value="2026" calcext:value-type="float">
            <text:p>2026</text:p>
          </table:table-cell>
          <table:table-cell table:formula="of:=MAX([.F2027];[.B2028])" office:value-type="float" office:value="90.2303921568628" calcext:value-type="float">
            <text:p>90.2303921568628</text:p>
          </table:table-cell>
          <table:table-cell table:formula="of:=IF([.F2028]=[.B2028];[.E2028];[.G202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49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8" calcext:value-type="float">
            <text:p>8</text:p>
          </table:table-cell>
          <table:table-cell table:formula="of:=[.E2028]+1" office:value-type="float" office:value="2027" calcext:value-type="float">
            <text:p>2027</text:p>
          </table:table-cell>
          <table:table-cell table:formula="of:=MAX([.F2028];[.B2029])" office:value-type="float" office:value="90.2303921568628" calcext:value-type="float">
            <text:p>90.2303921568628</text:p>
          </table:table-cell>
          <table:table-cell table:formula="of:=IF([.F2029]=[.B2029];[.E2029];[.G202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51</text:p>
          </table:table-cell>
          <table:table-cell office:value-type="float" office:value="89.8382352941177" calcext:value-type="float">
            <text:p>89.8382352941177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8" calcext:value-type="float">
            <text:p>8</text:p>
          </table:table-cell>
          <table:table-cell table:formula="of:=[.E2029]+1" office:value-type="float" office:value="2028" calcext:value-type="float">
            <text:p>2028</text:p>
          </table:table-cell>
          <table:table-cell table:formula="of:=MAX([.F2029];[.B2030])" office:value-type="float" office:value="90.2303921568628" calcext:value-type="float">
            <text:p>90.2303921568628</text:p>
          </table:table-cell>
          <table:table-cell table:formula="of:=IF([.F2030]=[.B2030];[.E2030];[.G202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52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8" calcext:value-type="float">
            <text:p>8</text:p>
          </table:table-cell>
          <table:table-cell table:formula="of:=[.E2030]+1" office:value-type="float" office:value="2029" calcext:value-type="float">
            <text:p>2029</text:p>
          </table:table-cell>
          <table:table-cell table:formula="of:=MAX([.F2030];[.B2031])" office:value-type="float" office:value="90.2303921568628" calcext:value-type="float">
            <text:p>90.2303921568628</text:p>
          </table:table-cell>
          <table:table-cell table:formula="of:=IF([.F2031]=[.B2031];[.E2031];[.G203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55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8" calcext:value-type="float">
            <text:p>8</text:p>
          </table:table-cell>
          <table:table-cell table:formula="of:=[.E2031]+1" office:value-type="float" office:value="2030" calcext:value-type="float">
            <text:p>2030</text:p>
          </table:table-cell>
          <table:table-cell table:formula="of:=MAX([.F2031];[.B2032])" office:value-type="float" office:value="90.2303921568628" calcext:value-type="float">
            <text:p>90.2303921568628</text:p>
          </table:table-cell>
          <table:table-cell table:formula="of:=IF([.F2032]=[.B2032];[.E2032];[.G203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2:57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8" calcext:value-type="float">
            <text:p>8</text:p>
          </table:table-cell>
          <table:table-cell table:formula="of:=[.E2032]+1" office:value-type="float" office:value="2031" calcext:value-type="float">
            <text:p>2031</text:p>
          </table:table-cell>
          <table:table-cell table:formula="of:=MAX([.F2032];[.B2033])" office:value-type="float" office:value="90.2303921568628" calcext:value-type="float">
            <text:p>90.2303921568628</text:p>
          </table:table-cell>
          <table:table-cell table:formula="of:=IF([.F2033]=[.B2033];[.E2033];[.G203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01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reflected on verse JHN 3:18</text:p>
          </table:table-cell>
          <table:table-cell office:value-type="float" office:value="9" calcext:value-type="float">
            <text:p>9</text:p>
          </table:table-cell>
          <table:table-cell table:formula="of:=[.E2033]+1" office:value-type="float" office:value="2032" calcext:value-type="float">
            <text:p>2032</text:p>
          </table:table-cell>
          <table:table-cell table:formula="of:=MAX([.F2033];[.B2034])" office:value-type="float" office:value="90.2303921568628" calcext:value-type="float">
            <text:p>90.2303921568628</text:p>
          </table:table-cell>
          <table:table-cell table:formula="of:=IF([.F2034]=[.B2034];[.E2034];[.G203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02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8" calcext:value-type="float">
            <text:p>8</text:p>
          </table:table-cell>
          <table:table-cell table:formula="of:=[.E2034]+1" office:value-type="float" office:value="2033" calcext:value-type="float">
            <text:p>2033</text:p>
          </table:table-cell>
          <table:table-cell table:formula="of:=MAX([.F2034];[.B2035])" office:value-type="float" office:value="90.2303921568628" calcext:value-type="float">
            <text:p>90.2303921568628</text:p>
          </table:table-cell>
          <table:table-cell table:formula="of:=IF([.F2035]=[.B2035];[.E2035];[.G203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04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8" calcext:value-type="float">
            <text:p>8</text:p>
          </table:table-cell>
          <table:table-cell table:formula="of:=[.E2035]+1" office:value-type="float" office:value="2034" calcext:value-type="float">
            <text:p>2034</text:p>
          </table:table-cell>
          <table:table-cell table:formula="of:=MAX([.F2035];[.B2036])" office:value-type="float" office:value="90.2303921568628" calcext:value-type="float">
            <text:p>90.2303921568628</text:p>
          </table:table-cell>
          <table:table-cell table:formula="of:=IF([.F2036]=[.B2036];[.E2036];[.G203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06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8" calcext:value-type="float">
            <text:p>8</text:p>
          </table:table-cell>
          <table:table-cell table:formula="of:=[.E2036]+1" office:value-type="float" office:value="2035" calcext:value-type="float">
            <text:p>2035</text:p>
          </table:table-cell>
          <table:table-cell table:formula="of:=MAX([.F2036];[.B2037])" office:value-type="float" office:value="90.2303921568628" calcext:value-type="float">
            <text:p>90.2303921568628</text:p>
          </table:table-cell>
          <table:table-cell table:formula="of:=IF([.F2037]=[.B2037];[.E2037];[.G203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08</text:p>
          </table:table-cell>
          <table:table-cell office:value-type="float" office:value="89.9093137254902" calcext:value-type="float">
            <text:p>89.9093137254902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8" calcext:value-type="float">
            <text:p>8</text:p>
          </table:table-cell>
          <table:table-cell table:formula="of:=[.E2037]+1" office:value-type="float" office:value="2036" calcext:value-type="float">
            <text:p>2036</text:p>
          </table:table-cell>
          <table:table-cell table:formula="of:=MAX([.F2037];[.B2038])" office:value-type="float" office:value="90.2303921568628" calcext:value-type="float">
            <text:p>90.2303921568628</text:p>
          </table:table-cell>
          <table:table-cell table:formula="of:=IF([.F2038]=[.B2038];[.E2038];[.G203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10</text:p>
          </table:table-cell>
          <table:table-cell office:value-type="float" office:value="89.8990196078431" calcext:value-type="float">
            <text:p>89.8990196078431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8" calcext:value-type="float">
            <text:p>8</text:p>
          </table:table-cell>
          <table:table-cell table:formula="of:=[.E2038]+1" office:value-type="float" office:value="2037" calcext:value-type="float">
            <text:p>2037</text:p>
          </table:table-cell>
          <table:table-cell table:formula="of:=MAX([.F2038];[.B2039])" office:value-type="float" office:value="90.2303921568628" calcext:value-type="float">
            <text:p>90.2303921568628</text:p>
          </table:table-cell>
          <table:table-cell table:formula="of:=IF([.F2039]=[.B2039];[.E2039];[.G203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11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8" calcext:value-type="float">
            <text:p>8</text:p>
          </table:table-cell>
          <table:table-cell table:formula="of:=[.E2039]+1" office:value-type="float" office:value="2038" calcext:value-type="float">
            <text:p>2038</text:p>
          </table:table-cell>
          <table:table-cell table:formula="of:=MAX([.F2039];[.B2040])" office:value-type="float" office:value="90.2303921568628" calcext:value-type="float">
            <text:p>90.2303921568628</text:p>
          </table:table-cell>
          <table:table-cell table:formula="of:=IF([.F2040]=[.B2040];[.E2040];[.G203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19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reflected on verse JHN 3:19</text:p>
          </table:table-cell>
          <table:table-cell office:value-type="float" office:value="9" calcext:value-type="float">
            <text:p>9</text:p>
          </table:table-cell>
          <table:table-cell table:formula="of:=[.E2040]+1" office:value-type="float" office:value="2039" calcext:value-type="float">
            <text:p>2039</text:p>
          </table:table-cell>
          <table:table-cell table:formula="of:=MAX([.F2040];[.B2041])" office:value-type="float" office:value="90.2303921568628" calcext:value-type="float">
            <text:p>90.2303921568628</text:p>
          </table:table-cell>
          <table:table-cell table:formula="of:=IF([.F2041]=[.B2041];[.E2041];[.G204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20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8" calcext:value-type="float">
            <text:p>8</text:p>
          </table:table-cell>
          <table:table-cell table:formula="of:=[.E2041]+1" office:value-type="float" office:value="2040" calcext:value-type="float">
            <text:p>2040</text:p>
          </table:table-cell>
          <table:table-cell table:formula="of:=MAX([.F2041];[.B2042])" office:value-type="float" office:value="90.2303921568628" calcext:value-type="float">
            <text:p>90.2303921568628</text:p>
          </table:table-cell>
          <table:table-cell table:formula="of:=IF([.F2042]=[.B2042];[.E2042];[.G204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22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8" calcext:value-type="float">
            <text:p>8</text:p>
          </table:table-cell>
          <table:table-cell table:formula="of:=[.E2042]+1" office:value-type="float" office:value="2041" calcext:value-type="float">
            <text:p>2041</text:p>
          </table:table-cell>
          <table:table-cell table:formula="of:=MAX([.F2042];[.B2043])" office:value-type="float" office:value="90.2303921568628" calcext:value-type="float">
            <text:p>90.2303921568628</text:p>
          </table:table-cell>
          <table:table-cell table:formula="of:=IF([.F2043]=[.B2043];[.E2043];[.G204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23</text:p>
          </table:table-cell>
          <table:table-cell office:value-type="float" office:value="89.8676470588235" calcext:value-type="float">
            <text:p>89.8676470588235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8" calcext:value-type="float">
            <text:p>8</text:p>
          </table:table-cell>
          <table:table-cell table:formula="of:=[.E2043]+1" office:value-type="float" office:value="2042" calcext:value-type="float">
            <text:p>2042</text:p>
          </table:table-cell>
          <table:table-cell table:formula="of:=MAX([.F2043];[.B2044])" office:value-type="float" office:value="90.2303921568628" calcext:value-type="float">
            <text:p>90.2303921568628</text:p>
          </table:table-cell>
          <table:table-cell table:formula="of:=IF([.F2044]=[.B2044];[.E2044];[.G204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25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8" calcext:value-type="float">
            <text:p>8</text:p>
          </table:table-cell>
          <table:table-cell table:formula="of:=[.E2044]+1" office:value-type="float" office:value="2043" calcext:value-type="float">
            <text:p>2043</text:p>
          </table:table-cell>
          <table:table-cell table:formula="of:=MAX([.F2044];[.B2045])" office:value-type="float" office:value="90.2303921568628" calcext:value-type="float">
            <text:p>90.2303921568628</text:p>
          </table:table-cell>
          <table:table-cell table:formula="of:=IF([.F2045]=[.B2045];[.E2045];[.G204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26</text:p>
          </table:table-cell>
          <table:table-cell office:value-type="float" office:value="89.8970588235294" calcext:value-type="float">
            <text:p>89.8970588235294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8" calcext:value-type="float">
            <text:p>8</text:p>
          </table:table-cell>
          <table:table-cell table:formula="of:=[.E2045]+1" office:value-type="float" office:value="2044" calcext:value-type="float">
            <text:p>2044</text:p>
          </table:table-cell>
          <table:table-cell table:formula="of:=MAX([.F2045];[.B2046])" office:value-type="float" office:value="90.2303921568628" calcext:value-type="float">
            <text:p>90.2303921568628</text:p>
          </table:table-cell>
          <table:table-cell table:formula="of:=IF([.F2046]=[.B2046];[.E2046];[.G204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28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8" calcext:value-type="float">
            <text:p>8</text:p>
          </table:table-cell>
          <table:table-cell table:formula="of:=[.E2046]+1" office:value-type="float" office:value="2045" calcext:value-type="float">
            <text:p>2045</text:p>
          </table:table-cell>
          <table:table-cell table:formula="of:=MAX([.F2046];[.B2047])" office:value-type="float" office:value="90.2303921568628" calcext:value-type="float">
            <text:p>90.2303921568628</text:p>
          </table:table-cell>
          <table:table-cell table:formula="of:=IF([.F2047]=[.B2047];[.E2047];[.G204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33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reflected on verse JHN 3:20</text:p>
          </table:table-cell>
          <table:table-cell office:value-type="float" office:value="9" calcext:value-type="float">
            <text:p>9</text:p>
          </table:table-cell>
          <table:table-cell table:formula="of:=[.E2047]+1" office:value-type="float" office:value="2046" calcext:value-type="float">
            <text:p>2046</text:p>
          </table:table-cell>
          <table:table-cell table:formula="of:=MAX([.F2047];[.B2048])" office:value-type="float" office:value="90.2303921568628" calcext:value-type="float">
            <text:p>90.2303921568628</text:p>
          </table:table-cell>
          <table:table-cell table:formula="of:=IF([.F2048]=[.B2048];[.E2048];[.G204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34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8" calcext:value-type="float">
            <text:p>8</text:p>
          </table:table-cell>
          <table:table-cell table:formula="of:=[.E2048]+1" office:value-type="float" office:value="2047" calcext:value-type="float">
            <text:p>2047</text:p>
          </table:table-cell>
          <table:table-cell table:formula="of:=MAX([.F2048];[.B2049])" office:value-type="float" office:value="90.2303921568628" calcext:value-type="float">
            <text:p>90.2303921568628</text:p>
          </table:table-cell>
          <table:table-cell table:formula="of:=IF([.F2049]=[.B2049];[.E2049];[.G204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36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8" calcext:value-type="float">
            <text:p>8</text:p>
          </table:table-cell>
          <table:table-cell table:formula="of:=[.E2049]+1" office:value-type="float" office:value="2048" calcext:value-type="float">
            <text:p>2048</text:p>
          </table:table-cell>
          <table:table-cell table:formula="of:=MAX([.F2049];[.B2050])" office:value-type="float" office:value="90.2303921568628" calcext:value-type="float">
            <text:p>90.2303921568628</text:p>
          </table:table-cell>
          <table:table-cell table:formula="of:=IF([.F2050]=[.B2050];[.E2050];[.G204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37</text:p>
          </table:table-cell>
          <table:table-cell office:value-type="float" office:value="89.7990196078431" calcext:value-type="float">
            <text:p>89.7990196078431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8" calcext:value-type="float">
            <text:p>8</text:p>
          </table:table-cell>
          <table:table-cell table:formula="of:=[.E2050]+1" office:value-type="float" office:value="2049" calcext:value-type="float">
            <text:p>2049</text:p>
          </table:table-cell>
          <table:table-cell table:formula="of:=MAX([.F2050];[.B2051])" office:value-type="float" office:value="90.2303921568628" calcext:value-type="float">
            <text:p>90.2303921568628</text:p>
          </table:table-cell>
          <table:table-cell table:formula="of:=IF([.F2051]=[.B2051];[.E2051];[.G205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39</text:p>
          </table:table-cell>
          <table:table-cell office:value-type="float" office:value="89.8259803921569" calcext:value-type="float">
            <text:p>89.8259803921569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8" calcext:value-type="float">
            <text:p>8</text:p>
          </table:table-cell>
          <table:table-cell table:formula="of:=[.E2051]+1" office:value-type="float" office:value="2050" calcext:value-type="float">
            <text:p>2050</text:p>
          </table:table-cell>
          <table:table-cell table:formula="of:=MAX([.F2051];[.B2052])" office:value-type="float" office:value="90.2303921568628" calcext:value-type="float">
            <text:p>90.2303921568628</text:p>
          </table:table-cell>
          <table:table-cell table:formula="of:=IF([.F2052]=[.B2052];[.E2052];[.G205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42</text:p>
          </table:table-cell>
          <table:table-cell office:value-type="float" office:value="89.8421568627451" calcext:value-type="float">
            <text:p>89.8421568627451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8" calcext:value-type="float">
            <text:p>8</text:p>
          </table:table-cell>
          <table:table-cell table:formula="of:=[.E2052]+1" office:value-type="float" office:value="2051" calcext:value-type="float">
            <text:p>2051</text:p>
          </table:table-cell>
          <table:table-cell table:formula="of:=MAX([.F2052];[.B2053])" office:value-type="float" office:value="90.2303921568628" calcext:value-type="float">
            <text:p>90.2303921568628</text:p>
          </table:table-cell>
          <table:table-cell table:formula="of:=IF([.F2053]=[.B2053];[.E2053];[.G205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43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8" calcext:value-type="float">
            <text:p>8</text:p>
          </table:table-cell>
          <table:table-cell table:formula="of:=[.E2053]+1" office:value-type="float" office:value="2052" calcext:value-type="float">
            <text:p>2052</text:p>
          </table:table-cell>
          <table:table-cell table:formula="of:=MAX([.F2053];[.B2054])" office:value-type="float" office:value="90.2303921568628" calcext:value-type="float">
            <text:p>90.2303921568628</text:p>
          </table:table-cell>
          <table:table-cell table:formula="of:=IF([.F2054]=[.B2054];[.E2054];[.G205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48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reflected on verse JHN 3:21</text:p>
          </table:table-cell>
          <table:table-cell office:value-type="float" office:value="9" calcext:value-type="float">
            <text:p>9</text:p>
          </table:table-cell>
          <table:table-cell table:formula="of:=[.E2054]+1" office:value-type="float" office:value="2053" calcext:value-type="float">
            <text:p>2053</text:p>
          </table:table-cell>
          <table:table-cell table:formula="of:=MAX([.F2054];[.B2055])" office:value-type="float" office:value="90.2303921568628" calcext:value-type="float">
            <text:p>90.2303921568628</text:p>
          </table:table-cell>
          <table:table-cell table:formula="of:=IF([.F2055]=[.B2055];[.E2055];[.G205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49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8" calcext:value-type="float">
            <text:p>8</text:p>
          </table:table-cell>
          <table:table-cell table:formula="of:=[.E2055]+1" office:value-type="float" office:value="2054" calcext:value-type="float">
            <text:p>2054</text:p>
          </table:table-cell>
          <table:table-cell table:formula="of:=MAX([.F2055];[.B2056])" office:value-type="float" office:value="90.2303921568628" calcext:value-type="float">
            <text:p>90.2303921568628</text:p>
          </table:table-cell>
          <table:table-cell table:formula="of:=IF([.F2056]=[.B2056];[.E2056];[.G205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51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8" calcext:value-type="float">
            <text:p>8</text:p>
          </table:table-cell>
          <table:table-cell table:formula="of:=[.E2056]+1" office:value-type="float" office:value="2055" calcext:value-type="float">
            <text:p>2055</text:p>
          </table:table-cell>
          <table:table-cell table:formula="of:=MAX([.F2056];[.B2057])" office:value-type="float" office:value="90.2303921568628" calcext:value-type="float">
            <text:p>90.2303921568628</text:p>
          </table:table-cell>
          <table:table-cell table:formula="of:=IF([.F2057]=[.B2057];[.E2057];[.G205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53</text:p>
          </table:table-cell>
          <table:table-cell office:value-type="float" office:value="89.8235294117647" calcext:value-type="float">
            <text:p>89.8235294117647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8" calcext:value-type="float">
            <text:p>8</text:p>
          </table:table-cell>
          <table:table-cell table:formula="of:=[.E2057]+1" office:value-type="float" office:value="2056" calcext:value-type="float">
            <text:p>2056</text:p>
          </table:table-cell>
          <table:table-cell table:formula="of:=MAX([.F2057];[.B2058])" office:value-type="float" office:value="90.2303921568628" calcext:value-type="float">
            <text:p>90.2303921568628</text:p>
          </table:table-cell>
          <table:table-cell table:formula="of:=IF([.F2058]=[.B2058];[.E2058];[.G205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54</text:p>
          </table:table-cell>
          <table:table-cell office:value-type="float" office:value="89.8651960784314" calcext:value-type="float">
            <text:p>89.8651960784314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8" calcext:value-type="float">
            <text:p>8</text:p>
          </table:table-cell>
          <table:table-cell table:formula="of:=[.E2058]+1" office:value-type="float" office:value="2057" calcext:value-type="float">
            <text:p>2057</text:p>
          </table:table-cell>
          <table:table-cell table:formula="of:=MAX([.F2058];[.B2059])" office:value-type="float" office:value="90.2303921568628" calcext:value-type="float">
            <text:p>90.2303921568628</text:p>
          </table:table-cell>
          <table:table-cell table:formula="of:=IF([.F2059]=[.B2059];[.E2059];[.G205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56</text:p>
          </table:table-cell>
          <table:table-cell office:value-type="float" office:value="89.8607843137255" calcext:value-type="float">
            <text:p>89.8607843137255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8" calcext:value-type="float">
            <text:p>8</text:p>
          </table:table-cell>
          <table:table-cell table:formula="of:=[.E2059]+1" office:value-type="float" office:value="2058" calcext:value-type="float">
            <text:p>2058</text:p>
          </table:table-cell>
          <table:table-cell table:formula="of:=MAX([.F2059];[.B2060])" office:value-type="float" office:value="90.2303921568628" calcext:value-type="float">
            <text:p>90.2303921568628</text:p>
          </table:table-cell>
          <table:table-cell table:formula="of:=IF([.F2060]=[.B2060];[.E2060];[.G205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3:58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8" calcext:value-type="float">
            <text:p>8</text:p>
          </table:table-cell>
          <table:table-cell table:formula="of:=[.E2060]+1" office:value-type="float" office:value="2059" calcext:value-type="float">
            <text:p>2059</text:p>
          </table:table-cell>
          <table:table-cell table:formula="of:=MAX([.F2060];[.B2061])" office:value-type="float" office:value="90.2303921568628" calcext:value-type="float">
            <text:p>90.2303921568628</text:p>
          </table:table-cell>
          <table:table-cell table:formula="of:=IF([.F2061]=[.B2061];[.E2061];[.G206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04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reflected on verse JHN 3:22</text:p>
          </table:table-cell>
          <table:table-cell office:value-type="float" office:value="9" calcext:value-type="float">
            <text:p>9</text:p>
          </table:table-cell>
          <table:table-cell table:formula="of:=[.E2061]+1" office:value-type="float" office:value="2060" calcext:value-type="float">
            <text:p>2060</text:p>
          </table:table-cell>
          <table:table-cell table:formula="of:=MAX([.F2061];[.B2062])" office:value-type="float" office:value="90.2303921568628" calcext:value-type="float">
            <text:p>90.2303921568628</text:p>
          </table:table-cell>
          <table:table-cell table:formula="of:=IF([.F2062]=[.B2062];[.E2062];[.G206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05</text:p>
          </table:table-cell>
          <table:table-cell office:value-type="float" office:value="89.7107843137255" calcext:value-type="float">
            <text:p>89.7107843137255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8" calcext:value-type="float">
            <text:p>8</text:p>
          </table:table-cell>
          <table:table-cell table:formula="of:=[.E2062]+1" office:value-type="float" office:value="2061" calcext:value-type="float">
            <text:p>2061</text:p>
          </table:table-cell>
          <table:table-cell table:formula="of:=MAX([.F2062];[.B2063])" office:value-type="float" office:value="90.2303921568628" calcext:value-type="float">
            <text:p>90.2303921568628</text:p>
          </table:table-cell>
          <table:table-cell table:formula="of:=IF([.F2063]=[.B2063];[.E2063];[.G206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07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8" calcext:value-type="float">
            <text:p>8</text:p>
          </table:table-cell>
          <table:table-cell table:formula="of:=[.E2063]+1" office:value-type="float" office:value="2062" calcext:value-type="float">
            <text:p>2062</text:p>
          </table:table-cell>
          <table:table-cell table:formula="of:=MAX([.F2063];[.B2064])" office:value-type="float" office:value="90.2303921568628" calcext:value-type="float">
            <text:p>90.2303921568628</text:p>
          </table:table-cell>
          <table:table-cell table:formula="of:=IF([.F2064]=[.B2064];[.E2064];[.G206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09</text:p>
          </table:table-cell>
          <table:table-cell office:value-type="float" office:value="89.8382352941177" calcext:value-type="float">
            <text:p>89.8382352941177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8" calcext:value-type="float">
            <text:p>8</text:p>
          </table:table-cell>
          <table:table-cell table:formula="of:=[.E2064]+1" office:value-type="float" office:value="2063" calcext:value-type="float">
            <text:p>2063</text:p>
          </table:table-cell>
          <table:table-cell table:formula="of:=MAX([.F2064];[.B2065])" office:value-type="float" office:value="90.2303921568628" calcext:value-type="float">
            <text:p>90.2303921568628</text:p>
          </table:table-cell>
          <table:table-cell table:formula="of:=IF([.F2065]=[.B2065];[.E2065];[.G206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10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8" calcext:value-type="float">
            <text:p>8</text:p>
          </table:table-cell>
          <table:table-cell table:formula="of:=[.E2065]+1" office:value-type="float" office:value="2064" calcext:value-type="float">
            <text:p>2064</text:p>
          </table:table-cell>
          <table:table-cell table:formula="of:=MAX([.F2065];[.B2066])" office:value-type="float" office:value="90.2303921568628" calcext:value-type="float">
            <text:p>90.2303921568628</text:p>
          </table:table-cell>
          <table:table-cell table:formula="of:=IF([.F2066]=[.B2066];[.E2066];[.G206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12</text:p>
          </table:table-cell>
          <table:table-cell office:value-type="float" office:value="89.8166666666667" calcext:value-type="float">
            <text:p>89.8166666666667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8" calcext:value-type="float">
            <text:p>8</text:p>
          </table:table-cell>
          <table:table-cell table:formula="of:=[.E2066]+1" office:value-type="float" office:value="2065" calcext:value-type="float">
            <text:p>2065</text:p>
          </table:table-cell>
          <table:table-cell table:formula="of:=MAX([.F2066];[.B2067])" office:value-type="float" office:value="90.2303921568628" calcext:value-type="float">
            <text:p>90.2303921568628</text:p>
          </table:table-cell>
          <table:table-cell table:formula="of:=IF([.F2067]=[.B2067];[.E2067];[.G206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13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8" calcext:value-type="float">
            <text:p>8</text:p>
          </table:table-cell>
          <table:table-cell table:formula="of:=[.E2067]+1" office:value-type="float" office:value="2066" calcext:value-type="float">
            <text:p>2066</text:p>
          </table:table-cell>
          <table:table-cell table:formula="of:=MAX([.F2067];[.B2068])" office:value-type="float" office:value="90.2303921568628" calcext:value-type="float">
            <text:p>90.2303921568628</text:p>
          </table:table-cell>
          <table:table-cell table:formula="of:=IF([.F2068]=[.B2068];[.E2068];[.G206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18</text:p>
          </table:table-cell>
          <table:table-cell office:value-type="float" office:value="89.8480392156863" calcext:value-type="float">
            <text:p>89.8480392156863</text:p>
          </table:table-cell>
          <table:table-cell office:value-type="string" calcext:value-type="string">
            <text:p>reflected on verse JHN 3:23</text:p>
          </table:table-cell>
          <table:table-cell office:value-type="float" office:value="9" calcext:value-type="float">
            <text:p>9</text:p>
          </table:table-cell>
          <table:table-cell table:formula="of:=[.E2068]+1" office:value-type="float" office:value="2067" calcext:value-type="float">
            <text:p>2067</text:p>
          </table:table-cell>
          <table:table-cell table:formula="of:=MAX([.F2068];[.B2069])" office:value-type="float" office:value="90.2303921568628" calcext:value-type="float">
            <text:p>90.2303921568628</text:p>
          </table:table-cell>
          <table:table-cell table:formula="of:=IF([.F2069]=[.B2069];[.E2069];[.G206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20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8" calcext:value-type="float">
            <text:p>8</text:p>
          </table:table-cell>
          <table:table-cell table:formula="of:=[.E2069]+1" office:value-type="float" office:value="2068" calcext:value-type="float">
            <text:p>2068</text:p>
          </table:table-cell>
          <table:table-cell table:formula="of:=MAX([.F2069];[.B2070])" office:value-type="float" office:value="90.2303921568628" calcext:value-type="float">
            <text:p>90.2303921568628</text:p>
          </table:table-cell>
          <table:table-cell table:formula="of:=IF([.F2070]=[.B2070];[.E2070];[.G206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21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8" calcext:value-type="float">
            <text:p>8</text:p>
          </table:table-cell>
          <table:table-cell table:formula="of:=[.E2070]+1" office:value-type="float" office:value="2069" calcext:value-type="float">
            <text:p>2069</text:p>
          </table:table-cell>
          <table:table-cell table:formula="of:=MAX([.F2070];[.B2071])" office:value-type="float" office:value="90.2303921568628" calcext:value-type="float">
            <text:p>90.2303921568628</text:p>
          </table:table-cell>
          <table:table-cell table:formula="of:=IF([.F2071]=[.B2071];[.E2071];[.G207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23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8" calcext:value-type="float">
            <text:p>8</text:p>
          </table:table-cell>
          <table:table-cell table:formula="of:=[.E2071]+1" office:value-type="float" office:value="2070" calcext:value-type="float">
            <text:p>2070</text:p>
          </table:table-cell>
          <table:table-cell table:formula="of:=MAX([.F2071];[.B2072])" office:value-type="float" office:value="90.2303921568628" calcext:value-type="float">
            <text:p>90.2303921568628</text:p>
          </table:table-cell>
          <table:table-cell table:formula="of:=IF([.F2072]=[.B2072];[.E2072];[.G207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24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8" calcext:value-type="float">
            <text:p>8</text:p>
          </table:table-cell>
          <table:table-cell table:formula="of:=[.E2072]+1" office:value-type="float" office:value="2071" calcext:value-type="float">
            <text:p>2071</text:p>
          </table:table-cell>
          <table:table-cell table:formula="of:=MAX([.F2072];[.B2073])" office:value-type="float" office:value="90.2303921568628" calcext:value-type="float">
            <text:p>90.2303921568628</text:p>
          </table:table-cell>
          <table:table-cell table:formula="of:=IF([.F2073]=[.B2073];[.E2073];[.G207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28</text:p>
          </table:table-cell>
          <table:table-cell office:value-type="float" office:value="89.8872549019608" calcext:value-type="float">
            <text:p>89.8872549019608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8" calcext:value-type="float">
            <text:p>8</text:p>
          </table:table-cell>
          <table:table-cell table:formula="of:=[.E2073]+1" office:value-type="float" office:value="2072" calcext:value-type="float">
            <text:p>2072</text:p>
          </table:table-cell>
          <table:table-cell table:formula="of:=MAX([.F2073];[.B2074])" office:value-type="float" office:value="90.2303921568628" calcext:value-type="float">
            <text:p>90.2303921568628</text:p>
          </table:table-cell>
          <table:table-cell table:formula="of:=IF([.F2074]=[.B2074];[.E2074];[.G207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29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8" calcext:value-type="float">
            <text:p>8</text:p>
          </table:table-cell>
          <table:table-cell table:formula="of:=[.E2074]+1" office:value-type="float" office:value="2073" calcext:value-type="float">
            <text:p>2073</text:p>
          </table:table-cell>
          <table:table-cell table:formula="of:=MAX([.F2074];[.B2075])" office:value-type="float" office:value="90.2303921568628" calcext:value-type="float">
            <text:p>90.2303921568628</text:p>
          </table:table-cell>
          <table:table-cell table:formula="of:=IF([.F2075]=[.B2075];[.E2075];[.G207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33</text:p>
          </table:table-cell>
          <table:table-cell office:value-type="float" office:value="89.8774509803922" calcext:value-type="float">
            <text:p>89.8774509803922</text:p>
          </table:table-cell>
          <table:table-cell office:value-type="string" calcext:value-type="string">
            <text:p>reflected on verse JHN 3:24</text:p>
          </table:table-cell>
          <table:table-cell office:value-type="float" office:value="9" calcext:value-type="float">
            <text:p>9</text:p>
          </table:table-cell>
          <table:table-cell table:formula="of:=[.E2075]+1" office:value-type="float" office:value="2074" calcext:value-type="float">
            <text:p>2074</text:p>
          </table:table-cell>
          <table:table-cell table:formula="of:=MAX([.F2075];[.B2076])" office:value-type="float" office:value="90.2303921568628" calcext:value-type="float">
            <text:p>90.2303921568628</text:p>
          </table:table-cell>
          <table:table-cell table:formula="of:=IF([.F2076]=[.B2076];[.E2076];[.G207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35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8" calcext:value-type="float">
            <text:p>8</text:p>
          </table:table-cell>
          <table:table-cell table:formula="of:=[.E2076]+1" office:value-type="float" office:value="2075" calcext:value-type="float">
            <text:p>2075</text:p>
          </table:table-cell>
          <table:table-cell table:formula="of:=MAX([.F2076];[.B2077])" office:value-type="float" office:value="90.2303921568628" calcext:value-type="float">
            <text:p>90.2303921568628</text:p>
          </table:table-cell>
          <table:table-cell table:formula="of:=IF([.F2077]=[.B2077];[.E2077];[.G207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36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8" calcext:value-type="float">
            <text:p>8</text:p>
          </table:table-cell>
          <table:table-cell table:formula="of:=[.E2077]+1" office:value-type="float" office:value="2076" calcext:value-type="float">
            <text:p>2076</text:p>
          </table:table-cell>
          <table:table-cell table:formula="of:=MAX([.F2077];[.B2078])" office:value-type="float" office:value="90.2303921568628" calcext:value-type="float">
            <text:p>90.2303921568628</text:p>
          </table:table-cell>
          <table:table-cell table:formula="of:=IF([.F2078]=[.B2078];[.E2078];[.G207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38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8" calcext:value-type="float">
            <text:p>8</text:p>
          </table:table-cell>
          <table:table-cell table:formula="of:=[.E2078]+1" office:value-type="float" office:value="2077" calcext:value-type="float">
            <text:p>2077</text:p>
          </table:table-cell>
          <table:table-cell table:formula="of:=MAX([.F2078];[.B2079])" office:value-type="float" office:value="90.2303921568628" calcext:value-type="float">
            <text:p>90.2303921568628</text:p>
          </table:table-cell>
          <table:table-cell table:formula="of:=IF([.F2079]=[.B2079];[.E2079];[.G207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39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8" calcext:value-type="float">
            <text:p>8</text:p>
          </table:table-cell>
          <table:table-cell table:formula="of:=[.E2079]+1" office:value-type="float" office:value="2078" calcext:value-type="float">
            <text:p>2078</text:p>
          </table:table-cell>
          <table:table-cell table:formula="of:=MAX([.F2079];[.B2080])" office:value-type="float" office:value="90.2303921568628" calcext:value-type="float">
            <text:p>90.2303921568628</text:p>
          </table:table-cell>
          <table:table-cell table:formula="of:=IF([.F2080]=[.B2080];[.E2080];[.G207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42</text:p>
          </table:table-cell>
          <table:table-cell office:value-type="float" office:value="89.9235294117647" calcext:value-type="float">
            <text:p>89.9235294117647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8" calcext:value-type="float">
            <text:p>8</text:p>
          </table:table-cell>
          <table:table-cell table:formula="of:=[.E2080]+1" office:value-type="float" office:value="2079" calcext:value-type="float">
            <text:p>2079</text:p>
          </table:table-cell>
          <table:table-cell table:formula="of:=MAX([.F2080];[.B2081])" office:value-type="float" office:value="90.2303921568628" calcext:value-type="float">
            <text:p>90.2303921568628</text:p>
          </table:table-cell>
          <table:table-cell table:formula="of:=IF([.F2081]=[.B2081];[.E2081];[.G208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44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8" calcext:value-type="float">
            <text:p>8</text:p>
          </table:table-cell>
          <table:table-cell table:formula="of:=[.E2081]+1" office:value-type="float" office:value="2080" calcext:value-type="float">
            <text:p>2080</text:p>
          </table:table-cell>
          <table:table-cell table:formula="of:=MAX([.F2081];[.B2082])" office:value-type="float" office:value="90.2303921568628" calcext:value-type="float">
            <text:p>90.2303921568628</text:p>
          </table:table-cell>
          <table:table-cell table:formula="of:=IF([.F2082]=[.B2082];[.E2082];[.G208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49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reflected on verse JHN 3:25</text:p>
          </table:table-cell>
          <table:table-cell office:value-type="float" office:value="9" calcext:value-type="float">
            <text:p>9</text:p>
          </table:table-cell>
          <table:table-cell table:formula="of:=[.E2082]+1" office:value-type="float" office:value="2081" calcext:value-type="float">
            <text:p>2081</text:p>
          </table:table-cell>
          <table:table-cell table:formula="of:=MAX([.F2082];[.B2083])" office:value-type="float" office:value="90.2303921568628" calcext:value-type="float">
            <text:p>90.2303921568628</text:p>
          </table:table-cell>
          <table:table-cell table:formula="of:=IF([.F2083]=[.B2083];[.E2083];[.G208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51</text:p>
          </table:table-cell>
          <table:table-cell office:value-type="float" office:value="89.9411764705882" calcext:value-type="float">
            <text:p>89.9411764705882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8" calcext:value-type="float">
            <text:p>8</text:p>
          </table:table-cell>
          <table:table-cell table:formula="of:=[.E2083]+1" office:value-type="float" office:value="2082" calcext:value-type="float">
            <text:p>2082</text:p>
          </table:table-cell>
          <table:table-cell table:formula="of:=MAX([.F2083];[.B2084])" office:value-type="float" office:value="90.2303921568628" calcext:value-type="float">
            <text:p>90.2303921568628</text:p>
          </table:table-cell>
          <table:table-cell table:formula="of:=IF([.F2084]=[.B2084];[.E2084];[.G208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53</text:p>
          </table:table-cell>
          <table:table-cell office:value-type="float" office:value="89.9117647058824" calcext:value-type="float">
            <text:p>89.9117647058824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8" calcext:value-type="float">
            <text:p>8</text:p>
          </table:table-cell>
          <table:table-cell table:formula="of:=[.E2084]+1" office:value-type="float" office:value="2083" calcext:value-type="float">
            <text:p>2083</text:p>
          </table:table-cell>
          <table:table-cell table:formula="of:=MAX([.F2084];[.B2085])" office:value-type="float" office:value="90.2303921568628" calcext:value-type="float">
            <text:p>90.2303921568628</text:p>
          </table:table-cell>
          <table:table-cell table:formula="of:=IF([.F2085]=[.B2085];[.E2085];[.G208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54</text:p>
          </table:table-cell>
          <table:table-cell office:value-type="float" office:value="89.9705882352941" calcext:value-type="float">
            <text:p>89.9705882352941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8" calcext:value-type="float">
            <text:p>8</text:p>
          </table:table-cell>
          <table:table-cell table:formula="of:=[.E2085]+1" office:value-type="float" office:value="2084" calcext:value-type="float">
            <text:p>2084</text:p>
          </table:table-cell>
          <table:table-cell table:formula="of:=MAX([.F2085];[.B2086])" office:value-type="float" office:value="90.2303921568628" calcext:value-type="float">
            <text:p>90.2303921568628</text:p>
          </table:table-cell>
          <table:table-cell table:formula="of:=IF([.F2086]=[.B2086];[.E2086];[.G208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8" calcext:value-type="float">
            <text:p>8</text:p>
          </table:table-cell>
          <table:table-cell table:formula="of:=[.E2086]+1" office:value-type="float" office:value="2085" calcext:value-type="float">
            <text:p>2085</text:p>
          </table:table-cell>
          <table:table-cell table:formula="of:=MAX([.F2086];[.B2087])" office:value-type="float" office:value="90.2303921568628" calcext:value-type="float">
            <text:p>90.2303921568628</text:p>
          </table:table-cell>
          <table:table-cell table:formula="of:=IF([.F2087]=[.B2087];[.E2087];[.G208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56</text:p>
          </table:table-cell>
          <table:table-cell office:value-type="float" office:value="89.9588235294118" calcext:value-type="float">
            <text:p>89.9588235294118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8" calcext:value-type="float">
            <text:p>8</text:p>
          </table:table-cell>
          <table:table-cell table:formula="of:=[.E2087]+1" office:value-type="float" office:value="2086" calcext:value-type="float">
            <text:p>2086</text:p>
          </table:table-cell>
          <table:table-cell table:formula="of:=MAX([.F2087];[.B2088])" office:value-type="float" office:value="90.2303921568628" calcext:value-type="float">
            <text:p>90.2303921568628</text:p>
          </table:table-cell>
          <table:table-cell table:formula="of:=IF([.F2088]=[.B2088];[.E2088];[.G208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4:58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8" calcext:value-type="float">
            <text:p>8</text:p>
          </table:table-cell>
          <table:table-cell table:formula="of:=[.E2088]+1" office:value-type="float" office:value="2087" calcext:value-type="float">
            <text:p>2087</text:p>
          </table:table-cell>
          <table:table-cell table:formula="of:=MAX([.F2088];[.B2089])" office:value-type="float" office:value="90.2303921568628" calcext:value-type="float">
            <text:p>90.2303921568628</text:p>
          </table:table-cell>
          <table:table-cell table:formula="of:=IF([.F2089]=[.B2089];[.E2089];[.G208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03</text:p>
          </table:table-cell>
          <table:table-cell office:value-type="float" office:value="89.9313725490196" calcext:value-type="float">
            <text:p>89.9313725490196</text:p>
          </table:table-cell>
          <table:table-cell office:value-type="string" calcext:value-type="string">
            <text:p>reflected on verse JHN 3:26</text:p>
          </table:table-cell>
          <table:table-cell office:value-type="float" office:value="9" calcext:value-type="float">
            <text:p>9</text:p>
          </table:table-cell>
          <table:table-cell table:formula="of:=[.E2089]+1" office:value-type="float" office:value="2088" calcext:value-type="float">
            <text:p>2088</text:p>
          </table:table-cell>
          <table:table-cell table:formula="of:=MAX([.F2089];[.B2090])" office:value-type="float" office:value="90.2303921568628" calcext:value-type="float">
            <text:p>90.2303921568628</text:p>
          </table:table-cell>
          <table:table-cell table:formula="of:=IF([.F2090]=[.B2090];[.E2090];[.G208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05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8" calcext:value-type="float">
            <text:p>8</text:p>
          </table:table-cell>
          <table:table-cell table:formula="of:=[.E2090]+1" office:value-type="float" office:value="2089" calcext:value-type="float">
            <text:p>2089</text:p>
          </table:table-cell>
          <table:table-cell table:formula="of:=MAX([.F2090];[.B2091])" office:value-type="float" office:value="90.2303921568628" calcext:value-type="float">
            <text:p>90.2303921568628</text:p>
          </table:table-cell>
          <table:table-cell table:formula="of:=IF([.F2091]=[.B2091];[.E2091];[.G209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07</text:p>
          </table:table-cell>
          <table:table-cell office:value-type="float" office:value="89.9607843137255" calcext:value-type="float">
            <text:p>89.9607843137255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8" calcext:value-type="float">
            <text:p>8</text:p>
          </table:table-cell>
          <table:table-cell table:formula="of:=[.E2091]+1" office:value-type="float" office:value="2090" calcext:value-type="float">
            <text:p>2090</text:p>
          </table:table-cell>
          <table:table-cell table:formula="of:=MAX([.F2091];[.B2092])" office:value-type="float" office:value="90.2303921568628" calcext:value-type="float">
            <text:p>90.2303921568628</text:p>
          </table:table-cell>
          <table:table-cell table:formula="of:=IF([.F2092]=[.B2092];[.E2092];[.G209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08</text:p>
          </table:table-cell>
          <table:table-cell office:value-type="float" office:value="89.9460784313725" calcext:value-type="float">
            <text:p>89.9460784313725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8" calcext:value-type="float">
            <text:p>8</text:p>
          </table:table-cell>
          <table:table-cell table:formula="of:=[.E2092]+1" office:value-type="float" office:value="2091" calcext:value-type="float">
            <text:p>2091</text:p>
          </table:table-cell>
          <table:table-cell table:formula="of:=MAX([.F2092];[.B2093])" office:value-type="float" office:value="90.2303921568628" calcext:value-type="float">
            <text:p>90.2303921568628</text:p>
          </table:table-cell>
          <table:table-cell table:formula="of:=IF([.F2093]=[.B2093];[.E2093];[.G209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10</text:p>
          </table:table-cell>
          <table:table-cell office:value-type="float" office:value="89.9387254901961" calcext:value-type="float">
            <text:p>89.9387254901961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8" calcext:value-type="float">
            <text:p>8</text:p>
          </table:table-cell>
          <table:table-cell table:formula="of:=[.E2093]+1" office:value-type="float" office:value="2092" calcext:value-type="float">
            <text:p>2092</text:p>
          </table:table-cell>
          <table:table-cell table:formula="of:=MAX([.F2093];[.B2094])" office:value-type="float" office:value="90.2303921568628" calcext:value-type="float">
            <text:p>90.2303921568628</text:p>
          </table:table-cell>
          <table:table-cell table:formula="of:=IF([.F2094]=[.B2094];[.E2094];[.G209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11</text:p>
          </table:table-cell>
          <table:table-cell office:value-type="float" office:value="89.9637254901961" calcext:value-type="float">
            <text:p>89.9637254901961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8" calcext:value-type="float">
            <text:p>8</text:p>
          </table:table-cell>
          <table:table-cell table:formula="of:=[.E2094]+1" office:value-type="float" office:value="2093" calcext:value-type="float">
            <text:p>2093</text:p>
          </table:table-cell>
          <table:table-cell table:formula="of:=MAX([.F2094];[.B2095])" office:value-type="float" office:value="90.2303921568628" calcext:value-type="float">
            <text:p>90.2303921568628</text:p>
          </table:table-cell>
          <table:table-cell table:formula="of:=IF([.F2095]=[.B2095];[.E2095];[.G209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15</text:p>
          </table:table-cell>
          <table:table-cell office:value-type="float" office:value="89.9803921568627" calcext:value-type="float">
            <text:p>89.9803921568627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8" calcext:value-type="float">
            <text:p>8</text:p>
          </table:table-cell>
          <table:table-cell table:formula="of:=[.E2095]+1" office:value-type="float" office:value="2094" calcext:value-type="float">
            <text:p>2094</text:p>
          </table:table-cell>
          <table:table-cell table:formula="of:=MAX([.F2095];[.B2096])" office:value-type="float" office:value="90.2303921568628" calcext:value-type="float">
            <text:p>90.2303921568628</text:p>
          </table:table-cell>
          <table:table-cell table:formula="of:=IF([.F2096]=[.B2096];[.E2096];[.G209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21</text:p>
          </table:table-cell>
          <table:table-cell office:value-type="float" office:value="89.9803921568627" calcext:value-type="float">
            <text:p>89.9803921568627</text:p>
          </table:table-cell>
          <table:table-cell office:value-type="string" calcext:value-type="string">
            <text:p>reflected on verse JHN 3:27</text:p>
          </table:table-cell>
          <table:table-cell office:value-type="float" office:value="9" calcext:value-type="float">
            <text:p>9</text:p>
          </table:table-cell>
          <table:table-cell table:formula="of:=[.E2096]+1" office:value-type="float" office:value="2095" calcext:value-type="float">
            <text:p>2095</text:p>
          </table:table-cell>
          <table:table-cell table:formula="of:=MAX([.F2096];[.B2097])" office:value-type="float" office:value="90.2303921568628" calcext:value-type="float">
            <text:p>90.2303921568628</text:p>
          </table:table-cell>
          <table:table-cell table:formula="of:=IF([.F2097]=[.B2097];[.E2097];[.G209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23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8" calcext:value-type="float">
            <text:p>8</text:p>
          </table:table-cell>
          <table:table-cell table:formula="of:=[.E2097]+1" office:value-type="float" office:value="2096" calcext:value-type="float">
            <text:p>2096</text:p>
          </table:table-cell>
          <table:table-cell table:formula="of:=MAX([.F2097];[.B2098])" office:value-type="float" office:value="90.2303921568628" calcext:value-type="float">
            <text:p>90.2303921568628</text:p>
          </table:table-cell>
          <table:table-cell table:formula="of:=IF([.F2098]=[.B2098];[.E2098];[.G209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26</text:p>
          </table:table-cell>
          <table:table-cell office:value-type="float" office:value="90.093137254902" calcext:value-type="float">
            <text:p>90.093137254902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8" calcext:value-type="float">
            <text:p>8</text:p>
          </table:table-cell>
          <table:table-cell table:formula="of:=[.E2098]+1" office:value-type="float" office:value="2097" calcext:value-type="float">
            <text:p>2097</text:p>
          </table:table-cell>
          <table:table-cell table:formula="of:=MAX([.F2098];[.B2099])" office:value-type="float" office:value="90.2303921568628" calcext:value-type="float">
            <text:p>90.2303921568628</text:p>
          </table:table-cell>
          <table:table-cell table:formula="of:=IF([.F2099]=[.B2099];[.E2099];[.G209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27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8" calcext:value-type="float">
            <text:p>8</text:p>
          </table:table-cell>
          <table:table-cell table:formula="of:=[.E2099]+1" office:value-type="float" office:value="2098" calcext:value-type="float">
            <text:p>2098</text:p>
          </table:table-cell>
          <table:table-cell table:formula="of:=MAX([.F2099];[.B2100])" office:value-type="float" office:value="90.2303921568628" calcext:value-type="float">
            <text:p>90.2303921568628</text:p>
          </table:table-cell>
          <table:table-cell table:formula="of:=IF([.F2100]=[.B2100];[.E2100];[.G209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28</text:p>
          </table:table-cell>
          <table:table-cell office:value-type="float" office:value="90.0563725490196" calcext:value-type="float">
            <text:p>90.0563725490196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8" calcext:value-type="float">
            <text:p>8</text:p>
          </table:table-cell>
          <table:table-cell table:formula="of:=[.E2100]+1" office:value-type="float" office:value="2099" calcext:value-type="float">
            <text:p>2099</text:p>
          </table:table-cell>
          <table:table-cell table:formula="of:=MAX([.F2100];[.B2101])" office:value-type="float" office:value="90.2303921568628" calcext:value-type="float">
            <text:p>90.2303921568628</text:p>
          </table:table-cell>
          <table:table-cell table:formula="of:=IF([.F2101]=[.B2101];[.E2101];[.G210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30</text:p>
          </table:table-cell>
          <table:table-cell office:value-type="float" office:value="90.0490196078431" calcext:value-type="float">
            <text:p>90.0490196078431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8" calcext:value-type="float">
            <text:p>8</text:p>
          </table:table-cell>
          <table:table-cell table:formula="of:=[.E2101]+1" office:value-type="float" office:value="2100" calcext:value-type="float">
            <text:p>2100</text:p>
          </table:table-cell>
          <table:table-cell table:formula="of:=MAX([.F2101];[.B2102])" office:value-type="float" office:value="90.2303921568628" calcext:value-type="float">
            <text:p>90.2303921568628</text:p>
          </table:table-cell>
          <table:table-cell table:formula="of:=IF([.F2102]=[.B2102];[.E2102];[.G2101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32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8" calcext:value-type="float">
            <text:p>8</text:p>
          </table:table-cell>
          <table:table-cell table:formula="of:=[.E2102]+1" office:value-type="float" office:value="2101" calcext:value-type="float">
            <text:p>2101</text:p>
          </table:table-cell>
          <table:table-cell table:formula="of:=MAX([.F2102];[.B2103])" office:value-type="float" office:value="90.2303921568628" calcext:value-type="float">
            <text:p>90.2303921568628</text:p>
          </table:table-cell>
          <table:table-cell table:formula="of:=IF([.F2103]=[.B2103];[.E2103];[.G2102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36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reflected on verse JHN 3:28</text:p>
          </table:table-cell>
          <table:table-cell office:value-type="float" office:value="9" calcext:value-type="float">
            <text:p>9</text:p>
          </table:table-cell>
          <table:table-cell table:formula="of:=[.E2103]+1" office:value-type="float" office:value="2102" calcext:value-type="float">
            <text:p>2102</text:p>
          </table:table-cell>
          <table:table-cell table:formula="of:=MAX([.F2103];[.B2104])" office:value-type="float" office:value="90.2303921568628" calcext:value-type="float">
            <text:p>90.2303921568628</text:p>
          </table:table-cell>
          <table:table-cell table:formula="of:=IF([.F2104]=[.B2104];[.E2104];[.G2103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38</text:p>
          </table:table-cell>
          <table:table-cell office:value-type="float" office:value="89.9852941176471" calcext:value-type="float">
            <text:p>89.9852941176471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8" calcext:value-type="float">
            <text:p>8</text:p>
          </table:table-cell>
          <table:table-cell table:formula="of:=[.E2104]+1" office:value-type="float" office:value="2103" calcext:value-type="float">
            <text:p>2103</text:p>
          </table:table-cell>
          <table:table-cell table:formula="of:=MAX([.F2104];[.B2105])" office:value-type="float" office:value="90.2303921568628" calcext:value-type="float">
            <text:p>90.2303921568628</text:p>
          </table:table-cell>
          <table:table-cell table:formula="of:=IF([.F2105]=[.B2105];[.E2105];[.G2104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40</text:p>
          </table:table-cell>
          <table:table-cell office:value-type="float" office:value="90.0147058823529" calcext:value-type="float">
            <text:p>90.0147058823529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8" calcext:value-type="float">
            <text:p>8</text:p>
          </table:table-cell>
          <table:table-cell table:formula="of:=[.E2105]+1" office:value-type="float" office:value="2104" calcext:value-type="float">
            <text:p>2104</text:p>
          </table:table-cell>
          <table:table-cell table:formula="of:=MAX([.F2105];[.B2106])" office:value-type="float" office:value="90.2303921568628" calcext:value-type="float">
            <text:p>90.2303921568628</text:p>
          </table:table-cell>
          <table:table-cell table:formula="of:=IF([.F2106]=[.B2106];[.E2106];[.G2105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41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8" calcext:value-type="float">
            <text:p>8</text:p>
          </table:table-cell>
          <table:table-cell table:formula="of:=[.E2106]+1" office:value-type="float" office:value="2105" calcext:value-type="float">
            <text:p>2105</text:p>
          </table:table-cell>
          <table:table-cell table:formula="of:=MAX([.F2106];[.B2107])" office:value-type="float" office:value="90.2303921568628" calcext:value-type="float">
            <text:p>90.2303921568628</text:p>
          </table:table-cell>
          <table:table-cell table:formula="of:=IF([.F2107]=[.B2107];[.E2107];[.G2106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43</text:p>
          </table:table-cell>
          <table:table-cell office:value-type="float" office:value="90.0588235294118" calcext:value-type="float">
            <text:p>90.0588235294118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8" calcext:value-type="float">
            <text:p>8</text:p>
          </table:table-cell>
          <table:table-cell table:formula="of:=[.E2107]+1" office:value-type="float" office:value="2106" calcext:value-type="float">
            <text:p>2106</text:p>
          </table:table-cell>
          <table:table-cell table:formula="of:=MAX([.F2107];[.B2108])" office:value-type="float" office:value="90.2303921568628" calcext:value-type="float">
            <text:p>90.2303921568628</text:p>
          </table:table-cell>
          <table:table-cell table:formula="of:=IF([.F2108]=[.B2108];[.E2108];[.G2107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44</text:p>
          </table:table-cell>
          <table:table-cell office:value-type="float" office:value="90.0382352941177" calcext:value-type="float">
            <text:p>90.0382352941177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8" calcext:value-type="float">
            <text:p>8</text:p>
          </table:table-cell>
          <table:table-cell table:formula="of:=[.E2108]+1" office:value-type="float" office:value="2107" calcext:value-type="float">
            <text:p>2107</text:p>
          </table:table-cell>
          <table:table-cell table:formula="of:=MAX([.F2108];[.B2109])" office:value-type="float" office:value="90.2303921568628" calcext:value-type="float">
            <text:p>90.2303921568628</text:p>
          </table:table-cell>
          <table:table-cell table:formula="of:=IF([.F2109]=[.B2109];[.E2109];[.G2108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46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8" calcext:value-type="float">
            <text:p>8</text:p>
          </table:table-cell>
          <table:table-cell table:formula="of:=[.E2109]+1" office:value-type="float" office:value="2108" calcext:value-type="float">
            <text:p>2108</text:p>
          </table:table-cell>
          <table:table-cell table:formula="of:=MAX([.F2109];[.B2110])" office:value-type="float" office:value="90.2303921568628" calcext:value-type="float">
            <text:p>90.2303921568628</text:p>
          </table:table-cell>
          <table:table-cell table:formula="of:=IF([.F2110]=[.B2110];[.E2110];[.G2109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53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reflected on verse JHN 3:29</text:p>
          </table:table-cell>
          <table:table-cell office:value-type="float" office:value="9" calcext:value-type="float">
            <text:p>9</text:p>
          </table:table-cell>
          <table:table-cell table:formula="of:=[.E2110]+1" office:value-type="float" office:value="2109" calcext:value-type="float">
            <text:p>2109</text:p>
          </table:table-cell>
          <table:table-cell table:formula="of:=MAX([.F2110];[.B2111])" office:value-type="float" office:value="90.2303921568628" calcext:value-type="float">
            <text:p>90.2303921568628</text:p>
          </table:table-cell>
          <table:table-cell table:formula="of:=IF([.F2111]=[.B2111];[.E2111];[.G2110])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2025-01-09 18:55:55</text:p>
          </table:table-cell>
          <table:table-cell office:value-type="float" office:value="90.2450980392157" calcext:value-type="float">
            <text:p>90.2450980392157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8" calcext:value-type="float">
            <text:p>8</text:p>
          </table:table-cell>
          <table:table-cell table:formula="of:=[.E2111]+1" office:value-type="float" office:value="2110" calcext:value-type="float">
            <text:p>2110</text:p>
          </table:table-cell>
          <table:table-cell table:formula="of:=MAX([.F2111];[.B2112])" office:value-type="float" office:value="90.2450980392157" calcext:value-type="float">
            <text:p>90.2450980392157</text:p>
          </table:table-cell>
          <table:table-cell table:formula="of:=IF([.F2112]=[.B2112];[.E2112];[.G2111])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string" calcext:value-type="string">
            <text:p>2025-01-09 18:55:56</text:p>
          </table:table-cell>
          <table:table-cell office:value-type="float" office:value="90.2450980392157" calcext:value-type="float">
            <text:p>90.2450980392157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8" calcext:value-type="float">
            <text:p>8</text:p>
          </table:table-cell>
          <table:table-cell table:formula="of:=[.E2112]+1" office:value-type="float" office:value="2111" calcext:value-type="float">
            <text:p>2111</text:p>
          </table:table-cell>
          <table:table-cell table:formula="of:=MAX([.F2112];[.B2113])" office:value-type="float" office:value="90.2450980392157" calcext:value-type="float">
            <text:p>90.2450980392157</text:p>
          </table:table-cell>
          <table:table-cell table:formula="of:=IF([.F2113]=[.B2113];[.E2113];[.G2112])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2025-01-09 18:55:59</text:p>
          </table:table-cell>
          <table:table-cell office:value-type="float" office:value="90.1960784313725" calcext:value-type="float">
            <text:p>90.1960784313725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8" calcext:value-type="float">
            <text:p>8</text:p>
          </table:table-cell>
          <table:table-cell table:formula="of:=[.E2113]+1" office:value-type="float" office:value="2112" calcext:value-type="float">
            <text:p>2112</text:p>
          </table:table-cell>
          <table:table-cell table:formula="of:=MAX([.F2113];[.B2114])" office:value-type="float" office:value="90.2450980392157" calcext:value-type="float">
            <text:p>90.2450980392157</text:p>
          </table:table-cell>
          <table:table-cell table:formula="of:=IF([.F2114]=[.B2114];[.E2114];[.G2113])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2025-01-09 18:56:01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8" calcext:value-type="float">
            <text:p>8</text:p>
          </table:table-cell>
          <table:table-cell table:formula="of:=[.E2114]+1" office:value-type="float" office:value="2113" calcext:value-type="float">
            <text:p>2113</text:p>
          </table:table-cell>
          <table:table-cell table:formula="of:=MAX([.F2114];[.B2115])" office:value-type="float" office:value="90.2450980392157" calcext:value-type="float">
            <text:p>90.2450980392157</text:p>
          </table:table-cell>
          <table:table-cell table:formula="of:=IF([.F2115]=[.B2115];[.E2115];[.G2114])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2025-01-09 18:56:02</text:p>
          </table:table-cell>
          <table:table-cell office:value-type="float" office:value="90.1745098039216" calcext:value-type="float">
            <text:p>90.1745098039216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8" calcext:value-type="float">
            <text:p>8</text:p>
          </table:table-cell>
          <table:table-cell table:formula="of:=[.E2115]+1" office:value-type="float" office:value="2114" calcext:value-type="float">
            <text:p>2114</text:p>
          </table:table-cell>
          <table:table-cell table:formula="of:=MAX([.F2115];[.B2116])" office:value-type="float" office:value="90.2450980392157" calcext:value-type="float">
            <text:p>90.2450980392157</text:p>
          </table:table-cell>
          <table:table-cell table:formula="of:=IF([.F2116]=[.B2116];[.E2116];[.G2115])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2025-01-09 18:56:04</text:p>
          </table:table-cell>
          <table:table-cell office:value-type="float" office:value="90.171568627451" calcext:value-type="float">
            <text:p>90.171568627451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8" calcext:value-type="float">
            <text:p>8</text:p>
          </table:table-cell>
          <table:table-cell table:formula="of:=[.E2116]+1" office:value-type="float" office:value="2115" calcext:value-type="float">
            <text:p>2115</text:p>
          </table:table-cell>
          <table:table-cell table:formula="of:=MAX([.F2116];[.B2117])" office:value-type="float" office:value="90.2450980392157" calcext:value-type="float">
            <text:p>90.2450980392157</text:p>
          </table:table-cell>
          <table:table-cell table:formula="of:=IF([.F2117]=[.B2117];[.E2117];[.G2116])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2025-01-09 18:56:09</text:p>
          </table:table-cell>
          <table:table-cell office:value-type="float" office:value="90.171568627451" calcext:value-type="float">
            <text:p>90.171568627451</text:p>
          </table:table-cell>
          <table:table-cell office:value-type="string" calcext:value-type="string">
            <text:p>reflected on verse JHN 3:30</text:p>
          </table:table-cell>
          <table:table-cell office:value-type="float" office:value="9" calcext:value-type="float">
            <text:p>9</text:p>
          </table:table-cell>
          <table:table-cell table:formula="of:=[.E2117]+1" office:value-type="float" office:value="2116" calcext:value-type="float">
            <text:p>2116</text:p>
          </table:table-cell>
          <table:table-cell table:formula="of:=MAX([.F2117];[.B2118])" office:value-type="float" office:value="90.2450980392157" calcext:value-type="float">
            <text:p>90.2450980392157</text:p>
          </table:table-cell>
          <table:table-cell table:formula="of:=IF([.F2118]=[.B2118];[.E2118];[.G2117])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2025-01-09 18:56:10</text:p>
          </table:table-cell>
          <table:table-cell office:value-type="float" office:value="90.1960784313725" calcext:value-type="float">
            <text:p>90.1960784313725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8" calcext:value-type="float">
            <text:p>8</text:p>
          </table:table-cell>
          <table:table-cell table:formula="of:=[.E2118]+1" office:value-type="float" office:value="2117" calcext:value-type="float">
            <text:p>2117</text:p>
          </table:table-cell>
          <table:table-cell table:formula="of:=MAX([.F2118];[.B2119])" office:value-type="float" office:value="90.2450980392157" calcext:value-type="float">
            <text:p>90.2450980392157</text:p>
          </table:table-cell>
          <table:table-cell table:formula="of:=IF([.F2119]=[.B2119];[.E2119];[.G2118])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2025-01-09 18:56:12</text:p>
          </table:table-cell>
          <table:table-cell office:value-type="float" office:value="90.1960784313725" calcext:value-type="float">
            <text:p>90.1960784313725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8" calcext:value-type="float">
            <text:p>8</text:p>
          </table:table-cell>
          <table:table-cell table:formula="of:=[.E2119]+1" office:value-type="float" office:value="2118" calcext:value-type="float">
            <text:p>2118</text:p>
          </table:table-cell>
          <table:table-cell table:formula="of:=MAX([.F2119];[.B2120])" office:value-type="float" office:value="90.2450980392157" calcext:value-type="float">
            <text:p>90.2450980392157</text:p>
          </table:table-cell>
          <table:table-cell table:formula="of:=IF([.F2120]=[.B2120];[.E2120];[.G2119])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2025-01-09 18:56:13</text:p>
          </table:table-cell>
          <table:table-cell office:value-type="float" office:value="90.2450980392157" calcext:value-type="float">
            <text:p>90.2450980392157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8" calcext:value-type="float">
            <text:p>8</text:p>
          </table:table-cell>
          <table:table-cell table:formula="of:=[.E2120]+1" office:value-type="float" office:value="2119" calcext:value-type="float">
            <text:p>2119</text:p>
          </table:table-cell>
          <table:table-cell table:formula="of:=MAX([.F2120];[.B2121])" office:value-type="float" office:value="90.2450980392157" calcext:value-type="float">
            <text:p>90.2450980392157</text:p>
          </table:table-cell>
          <table:table-cell table:formula="of:=IF([.F2121]=[.B2121];[.E2121];[.G2120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14</text:p>
          </table:table-cell>
          <table:table-cell office:value-type="float" office:value="90.218137254902" calcext:value-type="float">
            <text:p>90.218137254902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8" calcext:value-type="float">
            <text:p>8</text:p>
          </table:table-cell>
          <table:table-cell table:formula="of:=[.E2121]+1" office:value-type="float" office:value="2120" calcext:value-type="float">
            <text:p>2120</text:p>
          </table:table-cell>
          <table:table-cell table:formula="of:=MAX([.F2121];[.B2122])" office:value-type="float" office:value="90.2450980392157" calcext:value-type="float">
            <text:p>90.2450980392157</text:p>
          </table:table-cell>
          <table:table-cell table:formula="of:=IF([.F2122]=[.B2122];[.E2122];[.G2121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16</text:p>
          </table:table-cell>
          <table:table-cell office:value-type="float" office:value="90.2137254901961" calcext:value-type="float">
            <text:p>90.2137254901961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8" calcext:value-type="float">
            <text:p>8</text:p>
          </table:table-cell>
          <table:table-cell table:formula="of:=[.E2122]+1" office:value-type="float" office:value="2121" calcext:value-type="float">
            <text:p>2121</text:p>
          </table:table-cell>
          <table:table-cell table:formula="of:=MAX([.F2122];[.B2123])" office:value-type="float" office:value="90.2450980392157" calcext:value-type="float">
            <text:p>90.2450980392157</text:p>
          </table:table-cell>
          <table:table-cell table:formula="of:=IF([.F2123]=[.B2123];[.E2123];[.G2122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17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8" calcext:value-type="float">
            <text:p>8</text:p>
          </table:table-cell>
          <table:table-cell table:formula="of:=[.E2123]+1" office:value-type="float" office:value="2122" calcext:value-type="float">
            <text:p>2122</text:p>
          </table:table-cell>
          <table:table-cell table:formula="of:=MAX([.F2123];[.B2124])" office:value-type="float" office:value="90.2450980392157" calcext:value-type="float">
            <text:p>90.2450980392157</text:p>
          </table:table-cell>
          <table:table-cell table:formula="of:=IF([.F2124]=[.B2124];[.E2124];[.G2123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22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reflected on verse JHN 3:31</text:p>
          </table:table-cell>
          <table:table-cell office:value-type="float" office:value="9" calcext:value-type="float">
            <text:p>9</text:p>
          </table:table-cell>
          <table:table-cell table:formula="of:=[.E2124]+1" office:value-type="float" office:value="2123" calcext:value-type="float">
            <text:p>2123</text:p>
          </table:table-cell>
          <table:table-cell table:formula="of:=MAX([.F2124];[.B2125])" office:value-type="float" office:value="90.2450980392157" calcext:value-type="float">
            <text:p>90.2450980392157</text:p>
          </table:table-cell>
          <table:table-cell table:formula="of:=IF([.F2125]=[.B2125];[.E2125];[.G2124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23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8" calcext:value-type="float">
            <text:p>8</text:p>
          </table:table-cell>
          <table:table-cell table:formula="of:=[.E2125]+1" office:value-type="float" office:value="2124" calcext:value-type="float">
            <text:p>2124</text:p>
          </table:table-cell>
          <table:table-cell table:formula="of:=MAX([.F2125];[.B2126])" office:value-type="float" office:value="90.2450980392157" calcext:value-type="float">
            <text:p>90.2450980392157</text:p>
          </table:table-cell>
          <table:table-cell table:formula="of:=IF([.F2126]=[.B2126];[.E2126];[.G2125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25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8" calcext:value-type="float">
            <text:p>8</text:p>
          </table:table-cell>
          <table:table-cell table:formula="of:=[.E2126]+1" office:value-type="float" office:value="2125" calcext:value-type="float">
            <text:p>2125</text:p>
          </table:table-cell>
          <table:table-cell table:formula="of:=MAX([.F2126];[.B2127])" office:value-type="float" office:value="90.2450980392157" calcext:value-type="float">
            <text:p>90.2450980392157</text:p>
          </table:table-cell>
          <table:table-cell table:formula="of:=IF([.F2127]=[.B2127];[.E2127];[.G2126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26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8" calcext:value-type="float">
            <text:p>8</text:p>
          </table:table-cell>
          <table:table-cell table:formula="of:=[.E2127]+1" office:value-type="float" office:value="2126" calcext:value-type="float">
            <text:p>2126</text:p>
          </table:table-cell>
          <table:table-cell table:formula="of:=MAX([.F2127];[.B2128])" office:value-type="float" office:value="90.2450980392157" calcext:value-type="float">
            <text:p>90.2450980392157</text:p>
          </table:table-cell>
          <table:table-cell table:formula="of:=IF([.F2128]=[.B2128];[.E2128];[.G2127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27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8" calcext:value-type="float">
            <text:p>8</text:p>
          </table:table-cell>
          <table:table-cell table:formula="of:=[.E2128]+1" office:value-type="float" office:value="2127" calcext:value-type="float">
            <text:p>2127</text:p>
          </table:table-cell>
          <table:table-cell table:formula="of:=MAX([.F2128];[.B2129])" office:value-type="float" office:value="90.2450980392157" calcext:value-type="float">
            <text:p>90.2450980392157</text:p>
          </table:table-cell>
          <table:table-cell table:formula="of:=IF([.F2129]=[.B2129];[.E2129];[.G2128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29</text:p>
          </table:table-cell>
          <table:table-cell office:value-type="float" office:value="90.1686274509804" calcext:value-type="float">
            <text:p>90.1686274509804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8" calcext:value-type="float">
            <text:p>8</text:p>
          </table:table-cell>
          <table:table-cell table:formula="of:=[.E2129]+1" office:value-type="float" office:value="2128" calcext:value-type="float">
            <text:p>2128</text:p>
          </table:table-cell>
          <table:table-cell table:formula="of:=MAX([.F2129];[.B2130])" office:value-type="float" office:value="90.2450980392157" calcext:value-type="float">
            <text:p>90.2450980392157</text:p>
          </table:table-cell>
          <table:table-cell table:formula="of:=IF([.F2130]=[.B2130];[.E2130];[.G2129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31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8" calcext:value-type="float">
            <text:p>8</text:p>
          </table:table-cell>
          <table:table-cell table:formula="of:=[.E2130]+1" office:value-type="float" office:value="2129" calcext:value-type="float">
            <text:p>2129</text:p>
          </table:table-cell>
          <table:table-cell table:formula="of:=MAX([.F2130];[.B2131])" office:value-type="float" office:value="90.2450980392157" calcext:value-type="float">
            <text:p>90.2450980392157</text:p>
          </table:table-cell>
          <table:table-cell table:formula="of:=IF([.F2131]=[.B2131];[.E2131];[.G2130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36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reflected on verse JHN 3:32</text:p>
          </table:table-cell>
          <table:table-cell office:value-type="float" office:value="9" calcext:value-type="float">
            <text:p>9</text:p>
          </table:table-cell>
          <table:table-cell table:formula="of:=[.E2131]+1" office:value-type="float" office:value="2130" calcext:value-type="float">
            <text:p>2130</text:p>
          </table:table-cell>
          <table:table-cell table:formula="of:=MAX([.F2131];[.B2132])" office:value-type="float" office:value="90.2450980392157" calcext:value-type="float">
            <text:p>90.2450980392157</text:p>
          </table:table-cell>
          <table:table-cell table:formula="of:=IF([.F2132]=[.B2132];[.E2132];[.G2131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37</text:p>
          </table:table-cell>
          <table:table-cell office:value-type="float" office:value="90.1960784313725" calcext:value-type="float">
            <text:p>90.1960784313725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8" calcext:value-type="float">
            <text:p>8</text:p>
          </table:table-cell>
          <table:table-cell table:formula="of:=[.E2132]+1" office:value-type="float" office:value="2131" calcext:value-type="float">
            <text:p>2131</text:p>
          </table:table-cell>
          <table:table-cell table:formula="of:=MAX([.F2132];[.B2133])" office:value-type="float" office:value="90.2450980392157" calcext:value-type="float">
            <text:p>90.2450980392157</text:p>
          </table:table-cell>
          <table:table-cell table:formula="of:=IF([.F2133]=[.B2133];[.E2133];[.G2132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39</text:p>
          </table:table-cell>
          <table:table-cell office:value-type="float" office:value="90.1960784313725" calcext:value-type="float">
            <text:p>90.1960784313725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8" calcext:value-type="float">
            <text:p>8</text:p>
          </table:table-cell>
          <table:table-cell table:formula="of:=[.E2133]+1" office:value-type="float" office:value="2132" calcext:value-type="float">
            <text:p>2132</text:p>
          </table:table-cell>
          <table:table-cell table:formula="of:=MAX([.F2133];[.B2134])" office:value-type="float" office:value="90.2450980392157" calcext:value-type="float">
            <text:p>90.2450980392157</text:p>
          </table:table-cell>
          <table:table-cell table:formula="of:=IF([.F2134]=[.B2134];[.E2134];[.G2133])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string" calcext:value-type="string">
            <text:p>2025-01-09 18:56:40</text:p>
          </table:table-cell>
          <table:table-cell office:value-type="float" office:value="90.2450980392157" calcext:value-type="float">
            <text:p>90.2450980392157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8" calcext:value-type="float">
            <text:p>8</text:p>
          </table:table-cell>
          <table:table-cell table:formula="of:=[.E2134]+1" office:value-type="float" office:value="2133" calcext:value-type="float">
            <text:p>2133</text:p>
          </table:table-cell>
          <table:table-cell table:formula="of:=MAX([.F2134];[.B2135])" office:value-type="float" office:value="90.2450980392157" calcext:value-type="float">
            <text:p>90.2450980392157</text:p>
          </table:table-cell>
          <table:table-cell table:formula="of:=IF([.F2135]=[.B2135];[.E2135];[.G2134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6:42</text:p>
          </table:table-cell>
          <table:table-cell office:value-type="float" office:value="90.1960784313725" calcext:value-type="float">
            <text:p>90.1960784313725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8" calcext:value-type="float">
            <text:p>8</text:p>
          </table:table-cell>
          <table:table-cell table:formula="of:=[.E2135]+1" office:value-type="float" office:value="2134" calcext:value-type="float">
            <text:p>2134</text:p>
          </table:table-cell>
          <table:table-cell table:formula="of:=MAX([.F2135];[.B2136])" office:value-type="float" office:value="90.2450980392157" calcext:value-type="float">
            <text:p>90.2450980392157</text:p>
          </table:table-cell>
          <table:table-cell table:formula="of:=IF([.F2136]=[.B2136];[.E2136];[.G2135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6:43</text:p>
          </table:table-cell>
          <table:table-cell office:value-type="float" office:value="90.2078431372549" calcext:value-type="float">
            <text:p>90.2078431372549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8" calcext:value-type="float">
            <text:p>8</text:p>
          </table:table-cell>
          <table:table-cell table:formula="of:=[.E2136]+1" office:value-type="float" office:value="2135" calcext:value-type="float">
            <text:p>2135</text:p>
          </table:table-cell>
          <table:table-cell table:formula="of:=MAX([.F2136];[.B2137])" office:value-type="float" office:value="90.2450980392157" calcext:value-type="float">
            <text:p>90.2450980392157</text:p>
          </table:table-cell>
          <table:table-cell table:formula="of:=IF([.F2137]=[.B2137];[.E2137];[.G2136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6:44</text:p>
          </table:table-cell>
          <table:table-cell office:value-type="float" office:value="90.1813725490196" calcext:value-type="float">
            <text:p>90.1813725490196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8" calcext:value-type="float">
            <text:p>8</text:p>
          </table:table-cell>
          <table:table-cell table:formula="of:=[.E2137]+1" office:value-type="float" office:value="2136" calcext:value-type="float">
            <text:p>2136</text:p>
          </table:table-cell>
          <table:table-cell table:formula="of:=MAX([.F2137];[.B2138])" office:value-type="float" office:value="90.2450980392157" calcext:value-type="float">
            <text:p>90.2450980392157</text:p>
          </table:table-cell>
          <table:table-cell table:formula="of:=IF([.F2138]=[.B2138];[.E2138];[.G213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6:50</text:p>
          </table:table-cell>
          <table:table-cell office:value-type="float" office:value="90.1813725490196" calcext:value-type="float">
            <text:p>90.1813725490196</text:p>
          </table:table-cell>
          <table:table-cell office:value-type="string" calcext:value-type="string">
            <text:p>reflected on verse JHN 3:33</text:p>
          </table:table-cell>
          <table:table-cell office:value-type="float" office:value="9" calcext:value-type="float">
            <text:p>9</text:p>
          </table:table-cell>
          <table:table-cell table:formula="of:=[.E2138]+1" office:value-type="float" office:value="2137" calcext:value-type="float">
            <text:p>2137</text:p>
          </table:table-cell>
          <table:table-cell table:formula="of:=MAX([.F2138];[.B2139])" office:value-type="float" office:value="90.2450980392157" calcext:value-type="float">
            <text:p>90.2450980392157</text:p>
          </table:table-cell>
          <table:table-cell table:formula="of:=IF([.F2139]=[.B2139];[.E2139];[.G2138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6:51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8" calcext:value-type="float">
            <text:p>8</text:p>
          </table:table-cell>
          <table:table-cell table:formula="of:=[.E2139]+1" office:value-type="float" office:value="2138" calcext:value-type="float">
            <text:p>2138</text:p>
          </table:table-cell>
          <table:table-cell table:formula="of:=MAX([.F2139];[.B2140])" office:value-type="float" office:value="90.2450980392157" calcext:value-type="float">
            <text:p>90.2450980392157</text:p>
          </table:table-cell>
          <table:table-cell table:formula="of:=IF([.F2140]=[.B2140];[.E2140];[.G2139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6:53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8" calcext:value-type="float">
            <text:p>8</text:p>
          </table:table-cell>
          <table:table-cell table:formula="of:=[.E2140]+1" office:value-type="float" office:value="2139" calcext:value-type="float">
            <text:p>2139</text:p>
          </table:table-cell>
          <table:table-cell table:formula="of:=MAX([.F2140];[.B2141])" office:value-type="float" office:value="90.2450980392157" calcext:value-type="float">
            <text:p>90.2450980392157</text:p>
          </table:table-cell>
          <table:table-cell table:formula="of:=IF([.F2141]=[.B2141];[.E2141];[.G2140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6:55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8" calcext:value-type="float">
            <text:p>8</text:p>
          </table:table-cell>
          <table:table-cell table:formula="of:=[.E2141]+1" office:value-type="float" office:value="2140" calcext:value-type="float">
            <text:p>2140</text:p>
          </table:table-cell>
          <table:table-cell table:formula="of:=MAX([.F2141];[.B2142])" office:value-type="float" office:value="90.2450980392157" calcext:value-type="float">
            <text:p>90.2450980392157</text:p>
          </table:table-cell>
          <table:table-cell table:formula="of:=IF([.F2142]=[.B2142];[.E2142];[.G2141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6:58</text:p>
          </table:table-cell>
          <table:table-cell office:value-type="float" office:value="90.2230392156863" calcext:value-type="float">
            <text:p>90.2230392156863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8" calcext:value-type="float">
            <text:p>8</text:p>
          </table:table-cell>
          <table:table-cell table:formula="of:=[.E2142]+1" office:value-type="float" office:value="2141" calcext:value-type="float">
            <text:p>2141</text:p>
          </table:table-cell>
          <table:table-cell table:formula="of:=MAX([.F2142];[.B2143])" office:value-type="float" office:value="90.2450980392157" calcext:value-type="float">
            <text:p>90.2450980392157</text:p>
          </table:table-cell>
          <table:table-cell table:formula="of:=IF([.F2143]=[.B2143];[.E2143];[.G2142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00</text:p>
          </table:table-cell>
          <table:table-cell office:value-type="float" office:value="90.2156862745098" calcext:value-type="float">
            <text:p>90.2156862745098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8" calcext:value-type="float">
            <text:p>8</text:p>
          </table:table-cell>
          <table:table-cell table:formula="of:=[.E2143]+1" office:value-type="float" office:value="2142" calcext:value-type="float">
            <text:p>2142</text:p>
          </table:table-cell>
          <table:table-cell table:formula="of:=MAX([.F2143];[.B2144])" office:value-type="float" office:value="90.2450980392157" calcext:value-type="float">
            <text:p>90.2450980392157</text:p>
          </table:table-cell>
          <table:table-cell table:formula="of:=IF([.F2144]=[.B2144];[.E2144];[.G2143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02</text:p>
          </table:table-cell>
          <table:table-cell office:value-type="float" office:value="90.2107843137255" calcext:value-type="float">
            <text:p>90.2107843137255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8" calcext:value-type="float">
            <text:p>8</text:p>
          </table:table-cell>
          <table:table-cell table:formula="of:=[.E2144]+1" office:value-type="float" office:value="2143" calcext:value-type="float">
            <text:p>2143</text:p>
          </table:table-cell>
          <table:table-cell table:formula="of:=MAX([.F2144];[.B2145])" office:value-type="float" office:value="90.2450980392157" calcext:value-type="float">
            <text:p>90.2450980392157</text:p>
          </table:table-cell>
          <table:table-cell table:formula="of:=IF([.F2145]=[.B2145];[.E2145];[.G2144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06</text:p>
          </table:table-cell>
          <table:table-cell office:value-type="float" office:value="90.2107843137255" calcext:value-type="float">
            <text:p>90.2107843137255</text:p>
          </table:table-cell>
          <table:table-cell office:value-type="string" calcext:value-type="string">
            <text:p>reflected on verse JHN 3:34</text:p>
          </table:table-cell>
          <table:table-cell office:value-type="float" office:value="9" calcext:value-type="float">
            <text:p>9</text:p>
          </table:table-cell>
          <table:table-cell table:formula="of:=[.E2145]+1" office:value-type="float" office:value="2144" calcext:value-type="float">
            <text:p>2144</text:p>
          </table:table-cell>
          <table:table-cell table:formula="of:=MAX([.F2145];[.B2146])" office:value-type="float" office:value="90.2450980392157" calcext:value-type="float">
            <text:p>90.2450980392157</text:p>
          </table:table-cell>
          <table:table-cell table:formula="of:=IF([.F2146]=[.B2146];[.E2146];[.G2145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07</text:p>
          </table:table-cell>
          <table:table-cell office:value-type="float" office:value="90.0539215686274" calcext:value-type="float">
            <text:p>90.0539215686274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8" calcext:value-type="float">
            <text:p>8</text:p>
          </table:table-cell>
          <table:table-cell table:formula="of:=[.E2146]+1" office:value-type="float" office:value="2145" calcext:value-type="float">
            <text:p>2145</text:p>
          </table:table-cell>
          <table:table-cell table:formula="of:=MAX([.F2146];[.B2147])" office:value-type="float" office:value="90.2450980392157" calcext:value-type="float">
            <text:p>90.2450980392157</text:p>
          </table:table-cell>
          <table:table-cell table:formula="of:=IF([.F2147]=[.B2147];[.E2147];[.G2146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10</text:p>
          </table:table-cell>
          <table:table-cell office:value-type="float" office:value="90.0539215686274" calcext:value-type="float">
            <text:p>90.0539215686274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8" calcext:value-type="float">
            <text:p>8</text:p>
          </table:table-cell>
          <table:table-cell table:formula="of:=[.E2147]+1" office:value-type="float" office:value="2146" calcext:value-type="float">
            <text:p>2146</text:p>
          </table:table-cell>
          <table:table-cell table:formula="of:=MAX([.F2147];[.B2148])" office:value-type="float" office:value="90.2450980392157" calcext:value-type="float">
            <text:p>90.2450980392157</text:p>
          </table:table-cell>
          <table:table-cell table:formula="of:=IF([.F2148]=[.B2148];[.E2148];[.G214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11</text:p>
          </table:table-cell>
          <table:table-cell office:value-type="float" office:value="90.0735294117647" calcext:value-type="float">
            <text:p>90.0735294117647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8" calcext:value-type="float">
            <text:p>8</text:p>
          </table:table-cell>
          <table:table-cell table:formula="of:=[.E2148]+1" office:value-type="float" office:value="2147" calcext:value-type="float">
            <text:p>2147</text:p>
          </table:table-cell>
          <table:table-cell table:formula="of:=MAX([.F2148];[.B2149])" office:value-type="float" office:value="90.2450980392157" calcext:value-type="float">
            <text:p>90.2450980392157</text:p>
          </table:table-cell>
          <table:table-cell table:formula="of:=IF([.F2149]=[.B2149];[.E2149];[.G2148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13</text:p>
          </table:table-cell>
          <table:table-cell office:value-type="float" office:value="90.0833333333333" calcext:value-type="float">
            <text:p>90.0833333333333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8" calcext:value-type="float">
            <text:p>8</text:p>
          </table:table-cell>
          <table:table-cell table:formula="of:=[.E2149]+1" office:value-type="float" office:value="2148" calcext:value-type="float">
            <text:p>2148</text:p>
          </table:table-cell>
          <table:table-cell table:formula="of:=MAX([.F2149];[.B2150])" office:value-type="float" office:value="90.2450980392157" calcext:value-type="float">
            <text:p>90.2450980392157</text:p>
          </table:table-cell>
          <table:table-cell table:formula="of:=IF([.F2150]=[.B2150];[.E2150];[.G2149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15</text:p>
          </table:table-cell>
          <table:table-cell office:value-type="float" office:value="90.0892156862745" calcext:value-type="float">
            <text:p>90.0892156862745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8" calcext:value-type="float">
            <text:p>8</text:p>
          </table:table-cell>
          <table:table-cell table:formula="of:=[.E2150]+1" office:value-type="float" office:value="2149" calcext:value-type="float">
            <text:p>2149</text:p>
          </table:table-cell>
          <table:table-cell table:formula="of:=MAX([.F2150];[.B2151])" office:value-type="float" office:value="90.2450980392157" calcext:value-type="float">
            <text:p>90.2450980392157</text:p>
          </table:table-cell>
          <table:table-cell table:formula="of:=IF([.F2151]=[.B2151];[.E2151];[.G2150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17</text:p>
          </table:table-cell>
          <table:table-cell office:value-type="float" office:value="90.0833333333333" calcext:value-type="float">
            <text:p>90.0833333333333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8" calcext:value-type="float">
            <text:p>8</text:p>
          </table:table-cell>
          <table:table-cell table:formula="of:=[.E2151]+1" office:value-type="float" office:value="2150" calcext:value-type="float">
            <text:p>2150</text:p>
          </table:table-cell>
          <table:table-cell table:formula="of:=MAX([.F2151];[.B2152])" office:value-type="float" office:value="90.2450980392157" calcext:value-type="float">
            <text:p>90.2450980392157</text:p>
          </table:table-cell>
          <table:table-cell table:formula="of:=IF([.F2152]=[.B2152];[.E2152];[.G2151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24</text:p>
          </table:table-cell>
          <table:table-cell office:value-type="float" office:value="90.0833333333333" calcext:value-type="float">
            <text:p>90.0833333333333</text:p>
          </table:table-cell>
          <table:table-cell office:value-type="string" calcext:value-type="string">
            <text:p>reflected on verse JHN 3:35</text:p>
          </table:table-cell>
          <table:table-cell office:value-type="float" office:value="9" calcext:value-type="float">
            <text:p>9</text:p>
          </table:table-cell>
          <table:table-cell table:formula="of:=[.E2152]+1" office:value-type="float" office:value="2151" calcext:value-type="float">
            <text:p>2151</text:p>
          </table:table-cell>
          <table:table-cell table:formula="of:=MAX([.F2152];[.B2153])" office:value-type="float" office:value="90.2450980392157" calcext:value-type="float">
            <text:p>90.2450980392157</text:p>
          </table:table-cell>
          <table:table-cell table:formula="of:=IF([.F2153]=[.B2153];[.E2153];[.G2152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26</text:p>
          </table:table-cell>
          <table:table-cell office:value-type="float" office:value="90.0245098039216" calcext:value-type="float">
            <text:p>90.0245098039216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8" calcext:value-type="float">
            <text:p>8</text:p>
          </table:table-cell>
          <table:table-cell table:formula="of:=[.E2153]+1" office:value-type="float" office:value="2152" calcext:value-type="float">
            <text:p>2152</text:p>
          </table:table-cell>
          <table:table-cell table:formula="of:=MAX([.F2153];[.B2154])" office:value-type="float" office:value="90.2450980392157" calcext:value-type="float">
            <text:p>90.2450980392157</text:p>
          </table:table-cell>
          <table:table-cell table:formula="of:=IF([.F2154]=[.B2154];[.E2154];[.G2153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27</text:p>
          </table:table-cell>
          <table:table-cell office:value-type="float" office:value="90.0245098039216" calcext:value-type="float">
            <text:p>90.0245098039216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8" calcext:value-type="float">
            <text:p>8</text:p>
          </table:table-cell>
          <table:table-cell table:formula="of:=[.E2154]+1" office:value-type="float" office:value="2153" calcext:value-type="float">
            <text:p>2153</text:p>
          </table:table-cell>
          <table:table-cell table:formula="of:=MAX([.F2154];[.B2155])" office:value-type="float" office:value="90.2450980392157" calcext:value-type="float">
            <text:p>90.2450980392157</text:p>
          </table:table-cell>
          <table:table-cell table:formula="of:=IF([.F2155]=[.B2155];[.E2155];[.G2154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28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8" calcext:value-type="float">
            <text:p>8</text:p>
          </table:table-cell>
          <table:table-cell table:formula="of:=[.E2155]+1" office:value-type="float" office:value="2154" calcext:value-type="float">
            <text:p>2154</text:p>
          </table:table-cell>
          <table:table-cell table:formula="of:=MAX([.F2155];[.B2156])" office:value-type="float" office:value="90.2450980392157" calcext:value-type="float">
            <text:p>90.2450980392157</text:p>
          </table:table-cell>
          <table:table-cell table:formula="of:=IF([.F2156]=[.B2156];[.E2156];[.G2155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30</text:p>
          </table:table-cell>
          <table:table-cell office:value-type="float" office:value="90.0759803921569" calcext:value-type="float">
            <text:p>90.0759803921569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8" calcext:value-type="float">
            <text:p>8</text:p>
          </table:table-cell>
          <table:table-cell table:formula="of:=[.E2156]+1" office:value-type="float" office:value="2155" calcext:value-type="float">
            <text:p>2155</text:p>
          </table:table-cell>
          <table:table-cell table:formula="of:=MAX([.F2156];[.B2157])" office:value-type="float" office:value="90.2450980392157" calcext:value-type="float">
            <text:p>90.2450980392157</text:p>
          </table:table-cell>
          <table:table-cell table:formula="of:=IF([.F2157]=[.B2157];[.E2157];[.G2156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32</text:p>
          </table:table-cell>
          <table:table-cell office:value-type="float" office:value="90.0950980392157" calcext:value-type="float">
            <text:p>90.0950980392157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8" calcext:value-type="float">
            <text:p>8</text:p>
          </table:table-cell>
          <table:table-cell table:formula="of:=[.E2157]+1" office:value-type="float" office:value="2156" calcext:value-type="float">
            <text:p>2156</text:p>
          </table:table-cell>
          <table:table-cell table:formula="of:=MAX([.F2157];[.B2158])" office:value-type="float" office:value="90.2450980392157" calcext:value-type="float">
            <text:p>90.2450980392157</text:p>
          </table:table-cell>
          <table:table-cell table:formula="of:=IF([.F2158]=[.B2158];[.E2158];[.G215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33</text:p>
          </table:table-cell>
          <table:table-cell office:value-type="float" office:value="90.0735294117647" calcext:value-type="float">
            <text:p>90.0735294117647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8" calcext:value-type="float">
            <text:p>8</text:p>
          </table:table-cell>
          <table:table-cell table:formula="of:=[.E2158]+1" office:value-type="float" office:value="2157" calcext:value-type="float">
            <text:p>2157</text:p>
          </table:table-cell>
          <table:table-cell table:formula="of:=MAX([.F2158];[.B2159])" office:value-type="float" office:value="90.2450980392157" calcext:value-type="float">
            <text:p>90.2450980392157</text:p>
          </table:table-cell>
          <table:table-cell table:formula="of:=IF([.F2159]=[.B2159];[.E2159];[.G2158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38</text:p>
          </table:table-cell>
          <table:table-cell office:value-type="float" office:value="90.0735294117647" calcext:value-type="float">
            <text:p>90.0735294117647</text:p>
          </table:table-cell>
          <table:table-cell office:value-type="string" calcext:value-type="string">
            <text:p>reflected on verse JHN 3:36</text:p>
          </table:table-cell>
          <table:table-cell office:value-type="float" office:value="9" calcext:value-type="float">
            <text:p>9</text:p>
          </table:table-cell>
          <table:table-cell table:formula="of:=[.E2159]+1" office:value-type="float" office:value="2158" calcext:value-type="float">
            <text:p>2158</text:p>
          </table:table-cell>
          <table:table-cell table:formula="of:=MAX([.F2159];[.B2160])" office:value-type="float" office:value="90.2450980392157" calcext:value-type="float">
            <text:p>90.2450980392157</text:p>
          </table:table-cell>
          <table:table-cell table:formula="of:=IF([.F2160]=[.B2160];[.E2160];[.G2159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39</text:p>
          </table:table-cell>
          <table:table-cell office:value-type="float" office:value="90.0490196078431" calcext:value-type="float">
            <text:p>90.0490196078431</text:p>
          </table:table-cell>
          <table:table-cell office:value-type="string" calcext:value-type="string">
            <text:p>added grade number 1 to verse JHN 3:1</text:p>
          </table:table-cell>
          <table:table-cell office:value-type="float" office:value="9" calcext:value-type="float">
            <text:p>9</text:p>
          </table:table-cell>
          <table:table-cell table:formula="of:=[.E2160]+1" office:value-type="float" office:value="2159" calcext:value-type="float">
            <text:p>2159</text:p>
          </table:table-cell>
          <table:table-cell table:formula="of:=MAX([.F2160];[.B2161])" office:value-type="float" office:value="90.2450980392157" calcext:value-type="float">
            <text:p>90.2450980392157</text:p>
          </table:table-cell>
          <table:table-cell table:formula="of:=IF([.F2161]=[.B2161];[.E2161];[.G2160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41</text:p>
          </table:table-cell>
          <table:table-cell office:value-type="float" office:value="90.0196078431372" calcext:value-type="float">
            <text:p>90.0196078431372</text:p>
          </table:table-cell>
          <table:table-cell office:value-type="string" calcext:value-type="string">
            <text:p>added grade number 2 to verse JHN 3:1</text:p>
          </table:table-cell>
          <table:table-cell office:value-type="float" office:value="9" calcext:value-type="float">
            <text:p>9</text:p>
          </table:table-cell>
          <table:table-cell table:formula="of:=[.E2161]+1" office:value-type="float" office:value="2160" calcext:value-type="float">
            <text:p>2160</text:p>
          </table:table-cell>
          <table:table-cell table:formula="of:=MAX([.F2161];[.B2162])" office:value-type="float" office:value="90.2450980392157" calcext:value-type="float">
            <text:p>90.2450980392157</text:p>
          </table:table-cell>
          <table:table-cell table:formula="of:=IF([.F2162]=[.B2162];[.E2162];[.G2161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42</text:p>
          </table:table-cell>
          <table:table-cell office:value-type="float" office:value="90.078431372549" calcext:value-type="float">
            <text:p>90.078431372549</text:p>
          </table:table-cell>
          <table:table-cell office:value-type="string" calcext:value-type="string">
            <text:p>added grade number 3 to verse JHN 3:1</text:p>
          </table:table-cell>
          <table:table-cell office:value-type="float" office:value="9" calcext:value-type="float">
            <text:p>9</text:p>
          </table:table-cell>
          <table:table-cell table:formula="of:=[.E2162]+1" office:value-type="float" office:value="2161" calcext:value-type="float">
            <text:p>2161</text:p>
          </table:table-cell>
          <table:table-cell table:formula="of:=MAX([.F2162];[.B2163])" office:value-type="float" office:value="90.2450980392157" calcext:value-type="float">
            <text:p>90.2450980392157</text:p>
          </table:table-cell>
          <table:table-cell table:formula="of:=IF([.F2163]=[.B2163];[.E2163];[.G2162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44</text:p>
          </table:table-cell>
          <table:table-cell office:value-type="float" office:value="90.0710784313725" calcext:value-type="float">
            <text:p>90.0710784313725</text:p>
          </table:table-cell>
          <table:table-cell office:value-type="string" calcext:value-type="string">
            <text:p>added grade number 4 to verse JHN 3:1</text:p>
          </table:table-cell>
          <table:table-cell office:value-type="float" office:value="9" calcext:value-type="float">
            <text:p>9</text:p>
          </table:table-cell>
          <table:table-cell table:formula="of:=[.E2163]+1" office:value-type="float" office:value="2162" calcext:value-type="float">
            <text:p>2162</text:p>
          </table:table-cell>
          <table:table-cell table:formula="of:=MAX([.F2163];[.B2164])" office:value-type="float" office:value="90.2450980392157" calcext:value-type="float">
            <text:p>90.2450980392157</text:p>
          </table:table-cell>
          <table:table-cell table:formula="of:=IF([.F2164]=[.B2164];[.E2164];[.G2163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45</text:p>
          </table:table-cell>
          <table:table-cell office:value-type="float" office:value="90.0549019607843" calcext:value-type="float">
            <text:p>90.0549019607843</text:p>
          </table:table-cell>
          <table:table-cell office:value-type="string" calcext:value-type="string">
            <text:p>added grade number 5 to verse JHN 3:1</text:p>
          </table:table-cell>
          <table:table-cell office:value-type="float" office:value="9" calcext:value-type="float">
            <text:p>9</text:p>
          </table:table-cell>
          <table:table-cell table:formula="of:=[.E2164]+1" office:value-type="float" office:value="2163" calcext:value-type="float">
            <text:p>2163</text:p>
          </table:table-cell>
          <table:table-cell table:formula="of:=MAX([.F2164];[.B2165])" office:value-type="float" office:value="90.2450980392157" calcext:value-type="float">
            <text:p>90.2450980392157</text:p>
          </table:table-cell>
          <table:table-cell table:formula="of:=IF([.F2165]=[.B2165];[.E2165];[.G2164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48</text:p>
          </table:table-cell>
          <table:table-cell office:value-type="float" office:value="90.078431372549" calcext:value-type="float">
            <text:p>90.078431372549</text:p>
          </table:table-cell>
          <table:table-cell office:value-type="string" calcext:value-type="string">
            <text:p>added grade number 6 to verse JHN 3:1</text:p>
          </table:table-cell>
          <table:table-cell office:value-type="float" office:value="9" calcext:value-type="float">
            <text:p>9</text:p>
          </table:table-cell>
          <table:table-cell table:formula="of:=[.E2165]+1" office:value-type="float" office:value="2164" calcext:value-type="float">
            <text:p>2164</text:p>
          </table:table-cell>
          <table:table-cell table:formula="of:=MAX([.F2165];[.B2166])" office:value-type="float" office:value="90.2450980392157" calcext:value-type="float">
            <text:p>90.2450980392157</text:p>
          </table:table-cell>
          <table:table-cell table:formula="of:=IF([.F2166]=[.B2166];[.E2166];[.G2165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52</text:p>
          </table:table-cell>
          <table:table-cell office:value-type="float" office:value="90.078431372549" calcext:value-type="float">
            <text:p>90.078431372549</text:p>
          </table:table-cell>
          <table:table-cell office:value-type="string" calcext:value-type="string">
            <text:p>reflected on verse JHN 3:1</text:p>
          </table:table-cell>
          <table:table-cell office:value-type="float" office:value="10" calcext:value-type="float">
            <text:p>10</text:p>
          </table:table-cell>
          <table:table-cell table:formula="of:=[.E2166]+1" office:value-type="float" office:value="2165" calcext:value-type="float">
            <text:p>2165</text:p>
          </table:table-cell>
          <table:table-cell table:formula="of:=MAX([.F2166];[.B2167])" office:value-type="float" office:value="90.2450980392157" calcext:value-type="float">
            <text:p>90.2450980392157</text:p>
          </table:table-cell>
          <table:table-cell table:formula="of:=IF([.F2167]=[.B2167];[.E2167];[.G2166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53</text:p>
          </table:table-cell>
          <table:table-cell office:value-type="float" office:value="90.1127450980392" calcext:value-type="float">
            <text:p>90.1127450980392</text:p>
          </table:table-cell>
          <table:table-cell office:value-type="string" calcext:value-type="string">
            <text:p>added grade number 1 to verse JHN 3:2</text:p>
          </table:table-cell>
          <table:table-cell office:value-type="float" office:value="9" calcext:value-type="float">
            <text:p>9</text:p>
          </table:table-cell>
          <table:table-cell table:formula="of:=[.E2167]+1" office:value-type="float" office:value="2166" calcext:value-type="float">
            <text:p>2166</text:p>
          </table:table-cell>
          <table:table-cell table:formula="of:=MAX([.F2167];[.B2168])" office:value-type="float" office:value="90.2450980392157" calcext:value-type="float">
            <text:p>90.2450980392157</text:p>
          </table:table-cell>
          <table:table-cell table:formula="of:=IF([.F2168]=[.B2168];[.E2168];[.G216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54</text:p>
          </table:table-cell>
          <table:table-cell office:value-type="float" office:value="90.1127450980392" calcext:value-type="float">
            <text:p>90.1127450980392</text:p>
          </table:table-cell>
          <table:table-cell office:value-type="string" calcext:value-type="string">
            <text:p>added grade number 2 to verse JHN 3:2</text:p>
          </table:table-cell>
          <table:table-cell office:value-type="float" office:value="9" calcext:value-type="float">
            <text:p>9</text:p>
          </table:table-cell>
          <table:table-cell table:formula="of:=[.E2168]+1" office:value-type="float" office:value="2167" calcext:value-type="float">
            <text:p>2167</text:p>
          </table:table-cell>
          <table:table-cell table:formula="of:=MAX([.F2168];[.B2169])" office:value-type="float" office:value="90.2450980392157" calcext:value-type="float">
            <text:p>90.2450980392157</text:p>
          </table:table-cell>
          <table:table-cell table:formula="of:=IF([.F2169]=[.B2169];[.E2169];[.G2168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56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3 to verse JHN 3:2</text:p>
          </table:table-cell>
          <table:table-cell office:value-type="float" office:value="9" calcext:value-type="float">
            <text:p>9</text:p>
          </table:table-cell>
          <table:table-cell table:formula="of:=[.E2169]+1" office:value-type="float" office:value="2168" calcext:value-type="float">
            <text:p>2168</text:p>
          </table:table-cell>
          <table:table-cell table:formula="of:=MAX([.F2169];[.B2170])" office:value-type="float" office:value="90.2450980392157" calcext:value-type="float">
            <text:p>90.2450980392157</text:p>
          </table:table-cell>
          <table:table-cell table:formula="of:=IF([.F2170]=[.B2170];[.E2170];[.G2169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57</text:p>
          </table:table-cell>
          <table:table-cell office:value-type="float" office:value="90.0759803921568" calcext:value-type="float">
            <text:p>90.0759803921568</text:p>
          </table:table-cell>
          <table:table-cell office:value-type="string" calcext:value-type="string">
            <text:p>added grade number 4 to verse JHN 3:2</text:p>
          </table:table-cell>
          <table:table-cell office:value-type="float" office:value="9" calcext:value-type="float">
            <text:p>9</text:p>
          </table:table-cell>
          <table:table-cell table:formula="of:=[.E2170]+1" office:value-type="float" office:value="2169" calcext:value-type="float">
            <text:p>2169</text:p>
          </table:table-cell>
          <table:table-cell table:formula="of:=MAX([.F2170];[.B2171])" office:value-type="float" office:value="90.2450980392157" calcext:value-type="float">
            <text:p>90.2450980392157</text:p>
          </table:table-cell>
          <table:table-cell table:formula="of:=IF([.F2171]=[.B2171];[.E2171];[.G2170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7:59</text:p>
          </table:table-cell>
          <table:table-cell office:value-type="float" office:value="90.0833333333333" calcext:value-type="float">
            <text:p>90.0833333333333</text:p>
          </table:table-cell>
          <table:table-cell office:value-type="string" calcext:value-type="string">
            <text:p>added grade number 5 to verse JHN 3:2</text:p>
          </table:table-cell>
          <table:table-cell office:value-type="float" office:value="9" calcext:value-type="float">
            <text:p>9</text:p>
          </table:table-cell>
          <table:table-cell table:formula="of:=[.E2171]+1" office:value-type="float" office:value="2170" calcext:value-type="float">
            <text:p>2170</text:p>
          </table:table-cell>
          <table:table-cell table:formula="of:=MAX([.F2171];[.B2172])" office:value-type="float" office:value="90.2450980392157" calcext:value-type="float">
            <text:p>90.2450980392157</text:p>
          </table:table-cell>
          <table:table-cell table:formula="of:=IF([.F2172]=[.B2172];[.E2172];[.G2171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00</text:p>
          </table:table-cell>
          <table:table-cell office:value-type="float" office:value="90.0980392156863" calcext:value-type="float">
            <text:p>90.0980392156863</text:p>
          </table:table-cell>
          <table:table-cell office:value-type="string" calcext:value-type="string">
            <text:p>added grade number 6 to verse JHN 3:2</text:p>
          </table:table-cell>
          <table:table-cell office:value-type="float" office:value="9" calcext:value-type="float">
            <text:p>9</text:p>
          </table:table-cell>
          <table:table-cell table:formula="of:=[.E2172]+1" office:value-type="float" office:value="2171" calcext:value-type="float">
            <text:p>2171</text:p>
          </table:table-cell>
          <table:table-cell table:formula="of:=MAX([.F2172];[.B2173])" office:value-type="float" office:value="90.2450980392157" calcext:value-type="float">
            <text:p>90.2450980392157</text:p>
          </table:table-cell>
          <table:table-cell table:formula="of:=IF([.F2173]=[.B2173];[.E2173];[.G2172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05</text:p>
          </table:table-cell>
          <table:table-cell office:value-type="float" office:value="90.0980392156863" calcext:value-type="float">
            <text:p>90.0980392156863</text:p>
          </table:table-cell>
          <table:table-cell office:value-type="string" calcext:value-type="string">
            <text:p>reflected on verse JHN 3:2</text:p>
          </table:table-cell>
          <table:table-cell office:value-type="float" office:value="10" calcext:value-type="float">
            <text:p>10</text:p>
          </table:table-cell>
          <table:table-cell table:formula="of:=[.E2173]+1" office:value-type="float" office:value="2172" calcext:value-type="float">
            <text:p>2172</text:p>
          </table:table-cell>
          <table:table-cell table:formula="of:=MAX([.F2173];[.B2174])" office:value-type="float" office:value="90.2450980392157" calcext:value-type="float">
            <text:p>90.2450980392157</text:p>
          </table:table-cell>
          <table:table-cell table:formula="of:=IF([.F2174]=[.B2174];[.E2174];[.G2173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06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added grade number 1 to verse JHN 3:3</text:p>
          </table:table-cell>
          <table:table-cell office:value-type="float" office:value="9" calcext:value-type="float">
            <text:p>9</text:p>
          </table:table-cell>
          <table:table-cell table:formula="of:=[.E2174]+1" office:value-type="float" office:value="2173" calcext:value-type="float">
            <text:p>2173</text:p>
          </table:table-cell>
          <table:table-cell table:formula="of:=MAX([.F2174];[.B2175])" office:value-type="float" office:value="90.2450980392157" calcext:value-type="float">
            <text:p>90.2450980392157</text:p>
          </table:table-cell>
          <table:table-cell table:formula="of:=IF([.F2175]=[.B2175];[.E2175];[.G2174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08</text:p>
          </table:table-cell>
          <table:table-cell office:value-type="float" office:value="90.1813725490196" calcext:value-type="float">
            <text:p>90.1813725490196</text:p>
          </table:table-cell>
          <table:table-cell office:value-type="string" calcext:value-type="string">
            <text:p>added grade number 2 to verse JHN 3:3</text:p>
          </table:table-cell>
          <table:table-cell office:value-type="float" office:value="9" calcext:value-type="float">
            <text:p>9</text:p>
          </table:table-cell>
          <table:table-cell table:formula="of:=[.E2175]+1" office:value-type="float" office:value="2174" calcext:value-type="float">
            <text:p>2174</text:p>
          </table:table-cell>
          <table:table-cell table:formula="of:=MAX([.F2175];[.B2176])" office:value-type="float" office:value="90.2450980392157" calcext:value-type="float">
            <text:p>90.2450980392157</text:p>
          </table:table-cell>
          <table:table-cell table:formula="of:=IF([.F2176]=[.B2176];[.E2176];[.G2175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09</text:p>
          </table:table-cell>
          <table:table-cell office:value-type="float" office:value="90.1617647058823" calcext:value-type="float">
            <text:p>90.1617647058823</text:p>
          </table:table-cell>
          <table:table-cell office:value-type="string" calcext:value-type="string">
            <text:p>added grade number 3 to verse JHN 3:3</text:p>
          </table:table-cell>
          <table:table-cell office:value-type="float" office:value="9" calcext:value-type="float">
            <text:p>9</text:p>
          </table:table-cell>
          <table:table-cell table:formula="of:=[.E2176]+1" office:value-type="float" office:value="2175" calcext:value-type="float">
            <text:p>2175</text:p>
          </table:table-cell>
          <table:table-cell table:formula="of:=MAX([.F2176];[.B2177])" office:value-type="float" office:value="90.2450980392157" calcext:value-type="float">
            <text:p>90.2450980392157</text:p>
          </table:table-cell>
          <table:table-cell table:formula="of:=IF([.F2177]=[.B2177];[.E2177];[.G2176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11</text:p>
          </table:table-cell>
          <table:table-cell office:value-type="float" office:value="90.1519607843137" calcext:value-type="float">
            <text:p>90.1519607843137</text:p>
          </table:table-cell>
          <table:table-cell office:value-type="string" calcext:value-type="string">
            <text:p>added grade number 4 to verse JHN 3:3</text:p>
          </table:table-cell>
          <table:table-cell office:value-type="float" office:value="9" calcext:value-type="float">
            <text:p>9</text:p>
          </table:table-cell>
          <table:table-cell table:formula="of:=[.E2177]+1" office:value-type="float" office:value="2176" calcext:value-type="float">
            <text:p>2176</text:p>
          </table:table-cell>
          <table:table-cell table:formula="of:=MAX([.F2177];[.B2178])" office:value-type="float" office:value="90.2450980392157" calcext:value-type="float">
            <text:p>90.2450980392157</text:p>
          </table:table-cell>
          <table:table-cell table:formula="of:=IF([.F2178]=[.B2178];[.E2178];[.G217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13</text:p>
          </table:table-cell>
          <table:table-cell office:value-type="float" office:value="90.1578431372549" calcext:value-type="float">
            <text:p>90.1578431372549</text:p>
          </table:table-cell>
          <table:table-cell office:value-type="string" calcext:value-type="string">
            <text:p>added grade number 5 to verse JHN 3:3</text:p>
          </table:table-cell>
          <table:table-cell office:value-type="float" office:value="9" calcext:value-type="float">
            <text:p>9</text:p>
          </table:table-cell>
          <table:table-cell table:formula="of:=[.E2178]+1" office:value-type="float" office:value="2177" calcext:value-type="float">
            <text:p>2177</text:p>
          </table:table-cell>
          <table:table-cell table:formula="of:=MAX([.F2178];[.B2179])" office:value-type="float" office:value="90.2450980392157" calcext:value-type="float">
            <text:p>90.2450980392157</text:p>
          </table:table-cell>
          <table:table-cell table:formula="of:=IF([.F2179]=[.B2179];[.E2179];[.G2178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14</text:p>
          </table:table-cell>
          <table:table-cell office:value-type="float" office:value="90.1519607843137" calcext:value-type="float">
            <text:p>90.1519607843137</text:p>
          </table:table-cell>
          <table:table-cell office:value-type="string" calcext:value-type="string">
            <text:p>added grade number 6 to verse JHN 3:3</text:p>
          </table:table-cell>
          <table:table-cell office:value-type="float" office:value="9" calcext:value-type="float">
            <text:p>9</text:p>
          </table:table-cell>
          <table:table-cell table:formula="of:=[.E2179]+1" office:value-type="float" office:value="2178" calcext:value-type="float">
            <text:p>2178</text:p>
          </table:table-cell>
          <table:table-cell table:formula="of:=MAX([.F2179];[.B2180])" office:value-type="float" office:value="90.2450980392157" calcext:value-type="float">
            <text:p>90.2450980392157</text:p>
          </table:table-cell>
          <table:table-cell table:formula="of:=IF([.F2180]=[.B2180];[.E2180];[.G2179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20</text:p>
          </table:table-cell>
          <table:table-cell office:value-type="float" office:value="90.1519607843137" calcext:value-type="float">
            <text:p>90.1519607843137</text:p>
          </table:table-cell>
          <table:table-cell office:value-type="string" calcext:value-type="string">
            <text:p>reflected on verse JHN 3:3</text:p>
          </table:table-cell>
          <table:table-cell office:value-type="float" office:value="10" calcext:value-type="float">
            <text:p>10</text:p>
          </table:table-cell>
          <table:table-cell table:formula="of:=[.E2180]+1" office:value-type="float" office:value="2179" calcext:value-type="float">
            <text:p>2179</text:p>
          </table:table-cell>
          <table:table-cell table:formula="of:=MAX([.F2180];[.B2181])" office:value-type="float" office:value="90.2450980392157" calcext:value-type="float">
            <text:p>90.2450980392157</text:p>
          </table:table-cell>
          <table:table-cell table:formula="of:=IF([.F2181]=[.B2181];[.E2181];[.G2180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22</text:p>
          </table:table-cell>
          <table:table-cell office:value-type="float" office:value="90.0588235294118" calcext:value-type="float">
            <text:p>90.0588235294118</text:p>
          </table:table-cell>
          <table:table-cell office:value-type="string" calcext:value-type="string">
            <text:p>added grade number 1 to verse JHN 3:4-5</text:p>
          </table:table-cell>
          <table:table-cell office:value-type="float" office:value="9" calcext:value-type="float">
            <text:p>9</text:p>
          </table:table-cell>
          <table:table-cell table:formula="of:=[.E2181]+1" office:value-type="float" office:value="2180" calcext:value-type="float">
            <text:p>2180</text:p>
          </table:table-cell>
          <table:table-cell table:formula="of:=MAX([.F2181];[.B2182])" office:value-type="float" office:value="90.2450980392157" calcext:value-type="float">
            <text:p>90.2450980392157</text:p>
          </table:table-cell>
          <table:table-cell table:formula="of:=IF([.F2182]=[.B2182];[.E2182];[.G2181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24</text:p>
          </table:table-cell>
          <table:table-cell office:value-type="float" office:value="90.1617647058823" calcext:value-type="float">
            <text:p>90.1617647058823</text:p>
          </table:table-cell>
          <table:table-cell office:value-type="string" calcext:value-type="string">
            <text:p>added grade number 2 to verse JHN 3:4-5</text:p>
          </table:table-cell>
          <table:table-cell office:value-type="float" office:value="9" calcext:value-type="float">
            <text:p>9</text:p>
          </table:table-cell>
          <table:table-cell table:formula="of:=[.E2182]+1" office:value-type="float" office:value="2181" calcext:value-type="float">
            <text:p>2181</text:p>
          </table:table-cell>
          <table:table-cell table:formula="of:=MAX([.F2182];[.B2183])" office:value-type="float" office:value="90.2450980392157" calcext:value-type="float">
            <text:p>90.2450980392157</text:p>
          </table:table-cell>
          <table:table-cell table:formula="of:=IF([.F2183]=[.B2183];[.E2183];[.G2182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25</text:p>
          </table:table-cell>
          <table:table-cell office:value-type="float" office:value="90.0980392156863" calcext:value-type="float">
            <text:p>90.0980392156863</text:p>
          </table:table-cell>
          <table:table-cell office:value-type="string" calcext:value-type="string">
            <text:p>added grade number 3 to verse JHN 3:4-5</text:p>
          </table:table-cell>
          <table:table-cell office:value-type="float" office:value="9" calcext:value-type="float">
            <text:p>9</text:p>
          </table:table-cell>
          <table:table-cell table:formula="of:=[.E2183]+1" office:value-type="float" office:value="2182" calcext:value-type="float">
            <text:p>2182</text:p>
          </table:table-cell>
          <table:table-cell table:formula="of:=MAX([.F2183];[.B2184])" office:value-type="float" office:value="90.2450980392157" calcext:value-type="float">
            <text:p>90.2450980392157</text:p>
          </table:table-cell>
          <table:table-cell table:formula="of:=IF([.F2184]=[.B2184];[.E2184];[.G2183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27</text:p>
          </table:table-cell>
          <table:table-cell office:value-type="float" office:value="90.0661764705882" calcext:value-type="float">
            <text:p>90.0661764705882</text:p>
          </table:table-cell>
          <table:table-cell office:value-type="string" calcext:value-type="string">
            <text:p>added grade number 4 to verse JHN 3:4-5</text:p>
          </table:table-cell>
          <table:table-cell office:value-type="float" office:value="9" calcext:value-type="float">
            <text:p>9</text:p>
          </table:table-cell>
          <table:table-cell table:formula="of:=[.E2184]+1" office:value-type="float" office:value="2183" calcext:value-type="float">
            <text:p>2183</text:p>
          </table:table-cell>
          <table:table-cell table:formula="of:=MAX([.F2184];[.B2185])" office:value-type="float" office:value="90.2450980392157" calcext:value-type="float">
            <text:p>90.2450980392157</text:p>
          </table:table-cell>
          <table:table-cell table:formula="of:=IF([.F2185]=[.B2185];[.E2185];[.G2184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29</text:p>
          </table:table-cell>
          <table:table-cell office:value-type="float" office:value="90.0470588235294" calcext:value-type="float">
            <text:p>90.0470588235294</text:p>
          </table:table-cell>
          <table:table-cell office:value-type="string" calcext:value-type="string">
            <text:p>added grade number 5 to verse JHN 3:4-5</text:p>
          </table:table-cell>
          <table:table-cell office:value-type="float" office:value="9" calcext:value-type="float">
            <text:p>9</text:p>
          </table:table-cell>
          <table:table-cell table:formula="of:=[.E2185]+1" office:value-type="float" office:value="2184" calcext:value-type="float">
            <text:p>2184</text:p>
          </table:table-cell>
          <table:table-cell table:formula="of:=MAX([.F2185];[.B2186])" office:value-type="float" office:value="90.2450980392157" calcext:value-type="float">
            <text:p>90.2450980392157</text:p>
          </table:table-cell>
          <table:table-cell table:formula="of:=IF([.F2186]=[.B2186];[.E2186];[.G2185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30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added grade number 6 to verse JHN 3:4-5</text:p>
          </table:table-cell>
          <table:table-cell office:value-type="float" office:value="9" calcext:value-type="float">
            <text:p>9</text:p>
          </table:table-cell>
          <table:table-cell table:formula="of:=[.E2186]+1" office:value-type="float" office:value="2185" calcext:value-type="float">
            <text:p>2185</text:p>
          </table:table-cell>
          <table:table-cell table:formula="of:=MAX([.F2186];[.B2187])" office:value-type="float" office:value="90.2450980392157" calcext:value-type="float">
            <text:p>90.2450980392157</text:p>
          </table:table-cell>
          <table:table-cell table:formula="of:=IF([.F2187]=[.B2187];[.E2187];[.G2186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35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reflected on verse JHN 3:4-5</text:p>
          </table:table-cell>
          <table:table-cell office:value-type="float" office:value="10" calcext:value-type="float">
            <text:p>10</text:p>
          </table:table-cell>
          <table:table-cell table:formula="of:=[.E2187]+1" office:value-type="float" office:value="2186" calcext:value-type="float">
            <text:p>2186</text:p>
          </table:table-cell>
          <table:table-cell table:formula="of:=MAX([.F2187];[.B2188])" office:value-type="float" office:value="90.2450980392157" calcext:value-type="float">
            <text:p>90.2450980392157</text:p>
          </table:table-cell>
          <table:table-cell table:formula="of:=IF([.F2188]=[.B2188];[.E2188];[.G218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36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added grade number 1 to verse JHN 3:6</text:p>
          </table:table-cell>
          <table:table-cell office:value-type="float" office:value="9" calcext:value-type="float">
            <text:p>9</text:p>
          </table:table-cell>
          <table:table-cell table:formula="of:=[.E2188]+1" office:value-type="float" office:value="2187" calcext:value-type="float">
            <text:p>2187</text:p>
          </table:table-cell>
          <table:table-cell table:formula="of:=MAX([.F2188];[.B2189])" office:value-type="float" office:value="90.2450980392157" calcext:value-type="float">
            <text:p>90.2450980392157</text:p>
          </table:table-cell>
          <table:table-cell table:formula="of:=IF([.F2189]=[.B2189];[.E2189];[.G2188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38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added grade number 2 to verse JHN 3:6</text:p>
          </table:table-cell>
          <table:table-cell office:value-type="float" office:value="9" calcext:value-type="float">
            <text:p>9</text:p>
          </table:table-cell>
          <table:table-cell table:formula="of:=[.E2189]+1" office:value-type="float" office:value="2188" calcext:value-type="float">
            <text:p>2188</text:p>
          </table:table-cell>
          <table:table-cell table:formula="of:=MAX([.F2189];[.B2190])" office:value-type="float" office:value="90.2450980392157" calcext:value-type="float">
            <text:p>90.2450980392157</text:p>
          </table:table-cell>
          <table:table-cell table:formula="of:=IF([.F2190]=[.B2190];[.E2190];[.G2189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39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added grade number 3 to verse JHN 3:6</text:p>
          </table:table-cell>
          <table:table-cell office:value-type="float" office:value="9" calcext:value-type="float">
            <text:p>9</text:p>
          </table:table-cell>
          <table:table-cell table:formula="of:=[.E2190]+1" office:value-type="float" office:value="2189" calcext:value-type="float">
            <text:p>2189</text:p>
          </table:table-cell>
          <table:table-cell table:formula="of:=MAX([.F2190];[.B2191])" office:value-type="float" office:value="90.2450980392157" calcext:value-type="float">
            <text:p>90.2450980392157</text:p>
          </table:table-cell>
          <table:table-cell table:formula="of:=IF([.F2191]=[.B2191];[.E2191];[.G2190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41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added grade number 4 to verse JHN 3:6</text:p>
          </table:table-cell>
          <table:table-cell office:value-type="float" office:value="9" calcext:value-type="float">
            <text:p>9</text:p>
          </table:table-cell>
          <table:table-cell table:formula="of:=[.E2191]+1" office:value-type="float" office:value="2190" calcext:value-type="float">
            <text:p>2190</text:p>
          </table:table-cell>
          <table:table-cell table:formula="of:=MAX([.F2191];[.B2192])" office:value-type="float" office:value="90.2450980392157" calcext:value-type="float">
            <text:p>90.2450980392157</text:p>
          </table:table-cell>
          <table:table-cell table:formula="of:=IF([.F2192]=[.B2192];[.E2192];[.G2191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42</text:p>
          </table:table-cell>
          <table:table-cell office:value-type="float" office:value="90.0686274509804" calcext:value-type="float">
            <text:p>90.0686274509804</text:p>
          </table:table-cell>
          <table:table-cell office:value-type="string" calcext:value-type="string">
            <text:p>added grade number 5 to verse JHN 3:6</text:p>
          </table:table-cell>
          <table:table-cell office:value-type="float" office:value="9" calcext:value-type="float">
            <text:p>9</text:p>
          </table:table-cell>
          <table:table-cell table:formula="of:=[.E2192]+1" office:value-type="float" office:value="2191" calcext:value-type="float">
            <text:p>2191</text:p>
          </table:table-cell>
          <table:table-cell table:formula="of:=MAX([.F2192];[.B2193])" office:value-type="float" office:value="90.2450980392157" calcext:value-type="float">
            <text:p>90.2450980392157</text:p>
          </table:table-cell>
          <table:table-cell table:formula="of:=IF([.F2193]=[.B2193];[.E2193];[.G2192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44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added grade number 6 to verse JHN 3:6</text:p>
          </table:table-cell>
          <table:table-cell office:value-type="float" office:value="9" calcext:value-type="float">
            <text:p>9</text:p>
          </table:table-cell>
          <table:table-cell table:formula="of:=[.E2193]+1" office:value-type="float" office:value="2192" calcext:value-type="float">
            <text:p>2192</text:p>
          </table:table-cell>
          <table:table-cell table:formula="of:=MAX([.F2193];[.B2194])" office:value-type="float" office:value="90.2450980392157" calcext:value-type="float">
            <text:p>90.2450980392157</text:p>
          </table:table-cell>
          <table:table-cell table:formula="of:=IF([.F2194]=[.B2194];[.E2194];[.G2193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47</text:p>
          </table:table-cell>
          <table:table-cell office:value-type="float" office:value="90.0441176470588" calcext:value-type="float">
            <text:p>90.0441176470588</text:p>
          </table:table-cell>
          <table:table-cell office:value-type="string" calcext:value-type="string">
            <text:p>reflected on verse JHN 3:6</text:p>
          </table:table-cell>
          <table:table-cell office:value-type="float" office:value="10" calcext:value-type="float">
            <text:p>10</text:p>
          </table:table-cell>
          <table:table-cell table:formula="of:=[.E2194]+1" office:value-type="float" office:value="2193" calcext:value-type="float">
            <text:p>2193</text:p>
          </table:table-cell>
          <table:table-cell table:formula="of:=MAX([.F2194];[.B2195])" office:value-type="float" office:value="90.2450980392157" calcext:value-type="float">
            <text:p>90.2450980392157</text:p>
          </table:table-cell>
          <table:table-cell table:formula="of:=IF([.F2195]=[.B2195];[.E2195];[.G2194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49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added grade number 1 to verse JHN 3:7</text:p>
          </table:table-cell>
          <table:table-cell office:value-type="float" office:value="9" calcext:value-type="float">
            <text:p>9</text:p>
          </table:table-cell>
          <table:table-cell table:formula="of:=[.E2195]+1" office:value-type="float" office:value="2194" calcext:value-type="float">
            <text:p>2194</text:p>
          </table:table-cell>
          <table:table-cell table:formula="of:=MAX([.F2195];[.B2196])" office:value-type="float" office:value="90.2450980392157" calcext:value-type="float">
            <text:p>90.2450980392157</text:p>
          </table:table-cell>
          <table:table-cell table:formula="of:=IF([.F2196]=[.B2196];[.E2196];[.G2195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50</text:p>
          </table:table-cell>
          <table:table-cell office:value-type="float" office:value="90.1078431372549" calcext:value-type="float">
            <text:p>90.1078431372549</text:p>
          </table:table-cell>
          <table:table-cell office:value-type="string" calcext:value-type="string">
            <text:p>added grade number 2 to verse JHN 3:7</text:p>
          </table:table-cell>
          <table:table-cell office:value-type="float" office:value="9" calcext:value-type="float">
            <text:p>9</text:p>
          </table:table-cell>
          <table:table-cell table:formula="of:=[.E2196]+1" office:value-type="float" office:value="2195" calcext:value-type="float">
            <text:p>2195</text:p>
          </table:table-cell>
          <table:table-cell table:formula="of:=MAX([.F2196];[.B2197])" office:value-type="float" office:value="90.2450980392157" calcext:value-type="float">
            <text:p>90.2450980392157</text:p>
          </table:table-cell>
          <table:table-cell table:formula="of:=IF([.F2197]=[.B2197];[.E2197];[.G2196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52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added grade number 3 to verse JHN 3:7</text:p>
          </table:table-cell>
          <table:table-cell office:value-type="float" office:value="9" calcext:value-type="float">
            <text:p>9</text:p>
          </table:table-cell>
          <table:table-cell table:formula="of:=[.E2197]+1" office:value-type="float" office:value="2196" calcext:value-type="float">
            <text:p>2196</text:p>
          </table:table-cell>
          <table:table-cell table:formula="of:=MAX([.F2197];[.B2198])" office:value-type="float" office:value="90.2450980392157" calcext:value-type="float">
            <text:p>90.2450980392157</text:p>
          </table:table-cell>
          <table:table-cell table:formula="of:=IF([.F2198]=[.B2198];[.E2198];[.G219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54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added grade number 4 to verse JHN 3:7</text:p>
          </table:table-cell>
          <table:table-cell office:value-type="float" office:value="9" calcext:value-type="float">
            <text:p>9</text:p>
          </table:table-cell>
          <table:table-cell table:formula="of:=[.E2198]+1" office:value-type="float" office:value="2197" calcext:value-type="float">
            <text:p>2197</text:p>
          </table:table-cell>
          <table:table-cell table:formula="of:=MAX([.F2198];[.B2199])" office:value-type="float" office:value="90.2450980392157" calcext:value-type="float">
            <text:p>90.2450980392157</text:p>
          </table:table-cell>
          <table:table-cell table:formula="of:=IF([.F2199]=[.B2199];[.E2199];[.G2198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56</text:p>
          </table:table-cell>
          <table:table-cell office:value-type="float" office:value="90.0637254901961" calcext:value-type="float">
            <text:p>90.0637254901961</text:p>
          </table:table-cell>
          <table:table-cell office:value-type="string" calcext:value-type="string">
            <text:p>added grade number 5 to verse JHN 3:7</text:p>
          </table:table-cell>
          <table:table-cell office:value-type="float" office:value="9" calcext:value-type="float">
            <text:p>9</text:p>
          </table:table-cell>
          <table:table-cell table:formula="of:=[.E2199]+1" office:value-type="float" office:value="2198" calcext:value-type="float">
            <text:p>2198</text:p>
          </table:table-cell>
          <table:table-cell table:formula="of:=MAX([.F2199];[.B2200])" office:value-type="float" office:value="90.2450980392157" calcext:value-type="float">
            <text:p>90.2450980392157</text:p>
          </table:table-cell>
          <table:table-cell table:formula="of:=IF([.F2200]=[.B2200];[.E2200];[.G2199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8:58</text:p>
          </table:table-cell>
          <table:table-cell office:value-type="float" office:value="90.0588235294118" calcext:value-type="float">
            <text:p>90.0588235294118</text:p>
          </table:table-cell>
          <table:table-cell office:value-type="string" calcext:value-type="string">
            <text:p>added grade number 6 to verse JHN 3:7</text:p>
          </table:table-cell>
          <table:table-cell office:value-type="float" office:value="9" calcext:value-type="float">
            <text:p>9</text:p>
          </table:table-cell>
          <table:table-cell table:formula="of:=[.E2200]+1" office:value-type="float" office:value="2199" calcext:value-type="float">
            <text:p>2199</text:p>
          </table:table-cell>
          <table:table-cell table:formula="of:=MAX([.F2200];[.B2201])" office:value-type="float" office:value="90.2450980392157" calcext:value-type="float">
            <text:p>90.2450980392157</text:p>
          </table:table-cell>
          <table:table-cell table:formula="of:=IF([.F2201]=[.B2201];[.E2201];[.G2200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02</text:p>
          </table:table-cell>
          <table:table-cell office:value-type="float" office:value="90.0588235294118" calcext:value-type="float">
            <text:p>90.0588235294118</text:p>
          </table:table-cell>
          <table:table-cell office:value-type="string" calcext:value-type="string">
            <text:p>reflected on verse JHN 3:7</text:p>
          </table:table-cell>
          <table:table-cell office:value-type="float" office:value="10" calcext:value-type="float">
            <text:p>10</text:p>
          </table:table-cell>
          <table:table-cell table:formula="of:=[.E2201]+1" office:value-type="float" office:value="2200" calcext:value-type="float">
            <text:p>2200</text:p>
          </table:table-cell>
          <table:table-cell table:formula="of:=MAX([.F2201];[.B2202])" office:value-type="float" office:value="90.2450980392157" calcext:value-type="float">
            <text:p>90.2450980392157</text:p>
          </table:table-cell>
          <table:table-cell table:formula="of:=IF([.F2202]=[.B2202];[.E2202];[.G2201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04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1 to verse JHN 3:8</text:p>
          </table:table-cell>
          <table:table-cell office:value-type="float" office:value="9" calcext:value-type="float">
            <text:p>9</text:p>
          </table:table-cell>
          <table:table-cell table:formula="of:=[.E2202]+1" office:value-type="float" office:value="2201" calcext:value-type="float">
            <text:p>2201</text:p>
          </table:table-cell>
          <table:table-cell table:formula="of:=MAX([.F2202];[.B2203])" office:value-type="float" office:value="90.2450980392157" calcext:value-type="float">
            <text:p>90.2450980392157</text:p>
          </table:table-cell>
          <table:table-cell table:formula="of:=IF([.F2203]=[.B2203];[.E2203];[.G2202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06</text:p>
          </table:table-cell>
          <table:table-cell office:value-type="float" office:value="89.9166666666666" calcext:value-type="float">
            <text:p>89.9166666666666</text:p>
          </table:table-cell>
          <table:table-cell office:value-type="string" calcext:value-type="string">
            <text:p>added grade number 2 to verse JHN 3:8</text:p>
          </table:table-cell>
          <table:table-cell office:value-type="float" office:value="9" calcext:value-type="float">
            <text:p>9</text:p>
          </table:table-cell>
          <table:table-cell table:formula="of:=[.E2203]+1" office:value-type="float" office:value="2202" calcext:value-type="float">
            <text:p>2202</text:p>
          </table:table-cell>
          <table:table-cell table:formula="of:=MAX([.F2203];[.B2204])" office:value-type="float" office:value="90.2450980392157" calcext:value-type="float">
            <text:p>90.2450980392157</text:p>
          </table:table-cell>
          <table:table-cell table:formula="of:=IF([.F2204]=[.B2204];[.E2204];[.G2203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07</text:p>
          </table:table-cell>
          <table:table-cell office:value-type="float" office:value="89.9607843137255" calcext:value-type="float">
            <text:p>89.9607843137255</text:p>
          </table:table-cell>
          <table:table-cell office:value-type="string" calcext:value-type="string">
            <text:p>added grade number 3 to verse JHN 3:8</text:p>
          </table:table-cell>
          <table:table-cell office:value-type="float" office:value="9" calcext:value-type="float">
            <text:p>9</text:p>
          </table:table-cell>
          <table:table-cell table:formula="of:=[.E2204]+1" office:value-type="float" office:value="2203" calcext:value-type="float">
            <text:p>2203</text:p>
          </table:table-cell>
          <table:table-cell table:formula="of:=MAX([.F2204];[.B2205])" office:value-type="float" office:value="90.2450980392157" calcext:value-type="float">
            <text:p>90.2450980392157</text:p>
          </table:table-cell>
          <table:table-cell table:formula="of:=IF([.F2205]=[.B2205];[.E2205];[.G2204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09</text:p>
          </table:table-cell>
          <table:table-cell office:value-type="float" office:value="89.9828431372549" calcext:value-type="float">
            <text:p>89.9828431372549</text:p>
          </table:table-cell>
          <table:table-cell office:value-type="string" calcext:value-type="string">
            <text:p>added grade number 4 to verse JHN 3:8</text:p>
          </table:table-cell>
          <table:table-cell office:value-type="float" office:value="9" calcext:value-type="float">
            <text:p>9</text:p>
          </table:table-cell>
          <table:table-cell table:formula="of:=[.E2205]+1" office:value-type="float" office:value="2204" calcext:value-type="float">
            <text:p>2204</text:p>
          </table:table-cell>
          <table:table-cell table:formula="of:=MAX([.F2205];[.B2206])" office:value-type="float" office:value="90.2450980392157" calcext:value-type="float">
            <text:p>90.2450980392157</text:p>
          </table:table-cell>
          <table:table-cell table:formula="of:=IF([.F2206]=[.B2206];[.E2206];[.G2205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11</text:p>
          </table:table-cell>
          <table:table-cell office:value-type="float" office:value="89.9960784313725" calcext:value-type="float">
            <text:p>89.9960784313725</text:p>
          </table:table-cell>
          <table:table-cell office:value-type="string" calcext:value-type="string">
            <text:p>added grade number 5 to verse JHN 3:8</text:p>
          </table:table-cell>
          <table:table-cell office:value-type="float" office:value="9" calcext:value-type="float">
            <text:p>9</text:p>
          </table:table-cell>
          <table:table-cell table:formula="of:=[.E2206]+1" office:value-type="float" office:value="2205" calcext:value-type="float">
            <text:p>2205</text:p>
          </table:table-cell>
          <table:table-cell table:formula="of:=MAX([.F2206];[.B2207])" office:value-type="float" office:value="90.2450980392157" calcext:value-type="float">
            <text:p>90.2450980392157</text:p>
          </table:table-cell>
          <table:table-cell table:formula="of:=IF([.F2207]=[.B2207];[.E2207];[.G2206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13</text:p>
          </table:table-cell>
          <table:table-cell office:value-type="float" office:value="90.0196078431372" calcext:value-type="float">
            <text:p>90.0196078431372</text:p>
          </table:table-cell>
          <table:table-cell office:value-type="string" calcext:value-type="string">
            <text:p>added grade number 6 to verse JHN 3:8</text:p>
          </table:table-cell>
          <table:table-cell office:value-type="float" office:value="9" calcext:value-type="float">
            <text:p>9</text:p>
          </table:table-cell>
          <table:table-cell table:formula="of:=[.E2207]+1" office:value-type="float" office:value="2206" calcext:value-type="float">
            <text:p>2206</text:p>
          </table:table-cell>
          <table:table-cell table:formula="of:=MAX([.F2207];[.B2208])" office:value-type="float" office:value="90.2450980392157" calcext:value-type="float">
            <text:p>90.2450980392157</text:p>
          </table:table-cell>
          <table:table-cell table:formula="of:=IF([.F2208]=[.B2208];[.E2208];[.G220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17</text:p>
          </table:table-cell>
          <table:table-cell office:value-type="float" office:value="90.0196078431372" calcext:value-type="float">
            <text:p>90.0196078431372</text:p>
          </table:table-cell>
          <table:table-cell office:value-type="string" calcext:value-type="string">
            <text:p>reflected on verse JHN 3:8</text:p>
          </table:table-cell>
          <table:table-cell office:value-type="float" office:value="10" calcext:value-type="float">
            <text:p>10</text:p>
          </table:table-cell>
          <table:table-cell table:formula="of:=[.E2208]+1" office:value-type="float" office:value="2207" calcext:value-type="float">
            <text:p>2207</text:p>
          </table:table-cell>
          <table:table-cell table:formula="of:=MAX([.F2208];[.B2209])" office:value-type="float" office:value="90.2450980392157" calcext:value-type="float">
            <text:p>90.2450980392157</text:p>
          </table:table-cell>
          <table:table-cell table:formula="of:=IF([.F2209]=[.B2209];[.E2209];[.G2208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18</text:p>
          </table:table-cell>
          <table:table-cell office:value-type="float" office:value="90.1029411764706" calcext:value-type="float">
            <text:p>90.1029411764706</text:p>
          </table:table-cell>
          <table:table-cell office:value-type="string" calcext:value-type="string">
            <text:p>added grade number 1 to verse JHN 3:9</text:p>
          </table:table-cell>
          <table:table-cell office:value-type="float" office:value="9" calcext:value-type="float">
            <text:p>9</text:p>
          </table:table-cell>
          <table:table-cell table:formula="of:=[.E2209]+1" office:value-type="float" office:value="2208" calcext:value-type="float">
            <text:p>2208</text:p>
          </table:table-cell>
          <table:table-cell table:formula="of:=MAX([.F2209];[.B2210])" office:value-type="float" office:value="90.2450980392157" calcext:value-type="float">
            <text:p>90.2450980392157</text:p>
          </table:table-cell>
          <table:table-cell table:formula="of:=IF([.F2210]=[.B2210];[.E2210];[.G2209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20</text:p>
          </table:table-cell>
          <table:table-cell office:value-type="float" office:value="90.1470588235294" calcext:value-type="float">
            <text:p>90.1470588235294</text:p>
          </table:table-cell>
          <table:table-cell office:value-type="string" calcext:value-type="string">
            <text:p>added grade number 2 to verse JHN 3:9</text:p>
          </table:table-cell>
          <table:table-cell office:value-type="float" office:value="9" calcext:value-type="float">
            <text:p>9</text:p>
          </table:table-cell>
          <table:table-cell table:formula="of:=[.E2210]+1" office:value-type="float" office:value="2209" calcext:value-type="float">
            <text:p>2209</text:p>
          </table:table-cell>
          <table:table-cell table:formula="of:=MAX([.F2210];[.B2211])" office:value-type="float" office:value="90.2450980392157" calcext:value-type="float">
            <text:p>90.2450980392157</text:p>
          </table:table-cell>
          <table:table-cell table:formula="of:=IF([.F2211]=[.B2211];[.E2211];[.G2210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22</text:p>
          </table:table-cell>
          <table:table-cell office:value-type="float" office:value="90.1323529411765" calcext:value-type="float">
            <text:p>90.1323529411765</text:p>
          </table:table-cell>
          <table:table-cell office:value-type="string" calcext:value-type="string">
            <text:p>added grade number 3 to verse JHN 3:9</text:p>
          </table:table-cell>
          <table:table-cell office:value-type="float" office:value="9" calcext:value-type="float">
            <text:p>9</text:p>
          </table:table-cell>
          <table:table-cell table:formula="of:=[.E2211]+1" office:value-type="float" office:value="2210" calcext:value-type="float">
            <text:p>2210</text:p>
          </table:table-cell>
          <table:table-cell table:formula="of:=MAX([.F2211];[.B2212])" office:value-type="float" office:value="90.2450980392157" calcext:value-type="float">
            <text:p>90.2450980392157</text:p>
          </table:table-cell>
          <table:table-cell table:formula="of:=IF([.F2212]=[.B2212];[.E2212];[.G2211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23</text:p>
          </table:table-cell>
          <table:table-cell office:value-type="float" office:value="90.1617647058823" calcext:value-type="float">
            <text:p>90.1617647058823</text:p>
          </table:table-cell>
          <table:table-cell office:value-type="string" calcext:value-type="string">
            <text:p>added grade number 4 to verse JHN 3:9</text:p>
          </table:table-cell>
          <table:table-cell office:value-type="float" office:value="9" calcext:value-type="float">
            <text:p>9</text:p>
          </table:table-cell>
          <table:table-cell table:formula="of:=[.E2212]+1" office:value-type="float" office:value="2211" calcext:value-type="float">
            <text:p>2211</text:p>
          </table:table-cell>
          <table:table-cell table:formula="of:=MAX([.F2212];[.B2213])" office:value-type="float" office:value="90.2450980392157" calcext:value-type="float">
            <text:p>90.2450980392157</text:p>
          </table:table-cell>
          <table:table-cell table:formula="of:=IF([.F2213]=[.B2213];[.E2213];[.G2212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24</text:p>
          </table:table-cell>
          <table:table-cell office:value-type="float" office:value="90.1911764705882" calcext:value-type="float">
            <text:p>90.1911764705882</text:p>
          </table:table-cell>
          <table:table-cell office:value-type="string" calcext:value-type="string">
            <text:p>added grade number 5 to verse JHN 3:9</text:p>
          </table:table-cell>
          <table:table-cell office:value-type="float" office:value="9" calcext:value-type="float">
            <text:p>9</text:p>
          </table:table-cell>
          <table:table-cell table:formula="of:=[.E2213]+1" office:value-type="float" office:value="2212" calcext:value-type="float">
            <text:p>2212</text:p>
          </table:table-cell>
          <table:table-cell table:formula="of:=MAX([.F2213];[.B2214])" office:value-type="float" office:value="90.2450980392157" calcext:value-type="float">
            <text:p>90.2450980392157</text:p>
          </table:table-cell>
          <table:table-cell table:formula="of:=IF([.F2214]=[.B2214];[.E2214];[.G2213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26</text:p>
          </table:table-cell>
          <table:table-cell office:value-type="float" office:value="90.2009803921568" calcext:value-type="float">
            <text:p>90.2009803921568</text:p>
          </table:table-cell>
          <table:table-cell office:value-type="string" calcext:value-type="string">
            <text:p>added grade number 6 to verse JHN 3:9</text:p>
          </table:table-cell>
          <table:table-cell office:value-type="float" office:value="9" calcext:value-type="float">
            <text:p>9</text:p>
          </table:table-cell>
          <table:table-cell table:formula="of:=[.E2214]+1" office:value-type="float" office:value="2213" calcext:value-type="float">
            <text:p>2213</text:p>
          </table:table-cell>
          <table:table-cell table:formula="of:=MAX([.F2214];[.B2215])" office:value-type="float" office:value="90.2450980392157" calcext:value-type="float">
            <text:p>90.2450980392157</text:p>
          </table:table-cell>
          <table:table-cell table:formula="of:=IF([.F2215]=[.B2215];[.E2215];[.G2214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31</text:p>
          </table:table-cell>
          <table:table-cell office:value-type="float" office:value="90.2009803921568" calcext:value-type="float">
            <text:p>90.2009803921568</text:p>
          </table:table-cell>
          <table:table-cell office:value-type="string" calcext:value-type="string">
            <text:p>reflected on verse JHN 3:9</text:p>
          </table:table-cell>
          <table:table-cell office:value-type="float" office:value="10" calcext:value-type="float">
            <text:p>10</text:p>
          </table:table-cell>
          <table:table-cell table:formula="of:=[.E2215]+1" office:value-type="float" office:value="2214" calcext:value-type="float">
            <text:p>2214</text:p>
          </table:table-cell>
          <table:table-cell table:formula="of:=MAX([.F2215];[.B2216])" office:value-type="float" office:value="90.2450980392157" calcext:value-type="float">
            <text:p>90.2450980392157</text:p>
          </table:table-cell>
          <table:table-cell table:formula="of:=IF([.F2216]=[.B2216];[.E2216];[.G2215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32</text:p>
          </table:table-cell>
          <table:table-cell office:value-type="float" office:value="90.1421568627451" calcext:value-type="float">
            <text:p>90.1421568627451</text:p>
          </table:table-cell>
          <table:table-cell office:value-type="string" calcext:value-type="string">
            <text:p>added grade number 1 to verse JHN 3:10</text:p>
          </table:table-cell>
          <table:table-cell office:value-type="float" office:value="9" calcext:value-type="float">
            <text:p>9</text:p>
          </table:table-cell>
          <table:table-cell table:formula="of:=[.E2216]+1" office:value-type="float" office:value="2215" calcext:value-type="float">
            <text:p>2215</text:p>
          </table:table-cell>
          <table:table-cell table:formula="of:=MAX([.F2216];[.B2217])" office:value-type="float" office:value="90.2450980392157" calcext:value-type="float">
            <text:p>90.2450980392157</text:p>
          </table:table-cell>
          <table:table-cell table:formula="of:=IF([.F2217]=[.B2217];[.E2217];[.G2216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34</text:p>
          </table:table-cell>
          <table:table-cell office:value-type="float" office:value="90.2156862745098" calcext:value-type="float">
            <text:p>90.2156862745098</text:p>
          </table:table-cell>
          <table:table-cell office:value-type="string" calcext:value-type="string">
            <text:p>added grade number 2 to verse JHN 3:10</text:p>
          </table:table-cell>
          <table:table-cell office:value-type="float" office:value="9" calcext:value-type="float">
            <text:p>9</text:p>
          </table:table-cell>
          <table:table-cell table:formula="of:=[.E2217]+1" office:value-type="float" office:value="2216" calcext:value-type="float">
            <text:p>2216</text:p>
          </table:table-cell>
          <table:table-cell table:formula="of:=MAX([.F2217];[.B2218])" office:value-type="float" office:value="90.2450980392157" calcext:value-type="float">
            <text:p>90.2450980392157</text:p>
          </table:table-cell>
          <table:table-cell table:formula="of:=IF([.F2218]=[.B2218];[.E2218];[.G221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37</text:p>
          </table:table-cell>
          <table:table-cell office:value-type="float" office:value="90.2401960784314" calcext:value-type="float">
            <text:p>90.2401960784314</text:p>
          </table:table-cell>
          <table:table-cell office:value-type="string" calcext:value-type="string">
            <text:p>added grade number 3 to verse JHN 3:10</text:p>
          </table:table-cell>
          <table:table-cell office:value-type="float" office:value="9" calcext:value-type="float">
            <text:p>9</text:p>
          </table:table-cell>
          <table:table-cell table:formula="of:=[.E2218]+1" office:value-type="float" office:value="2217" calcext:value-type="float">
            <text:p>2217</text:p>
          </table:table-cell>
          <table:table-cell table:formula="of:=MAX([.F2218];[.B2219])" office:value-type="float" office:value="90.2450980392157" calcext:value-type="float">
            <text:p>90.2450980392157</text:p>
          </table:table-cell>
          <table:table-cell table:formula="of:=IF([.F2219]=[.B2219];[.E2219];[.G2218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string" calcext:value-type="string">
            <text:p>2025-01-09 18:59:39</text:p>
          </table:table-cell>
          <table:table-cell office:value-type="float" office:value="90.2671568627451" calcext:value-type="float">
            <text:p>90.2671568627451</text:p>
          </table:table-cell>
          <table:table-cell office:value-type="string" calcext:value-type="string">
            <text:p>added grade number 4 to verse JHN 3:10</text:p>
          </table:table-cell>
          <table:table-cell office:value-type="float" office:value="9" calcext:value-type="float">
            <text:p>9</text:p>
          </table:table-cell>
          <table:table-cell table:formula="of:=[.E2219]+1" office:value-type="float" office:value="2218" calcext:value-type="float">
            <text:p>2218</text:p>
          </table:table-cell>
          <table:table-cell table:formula="of:=MAX([.F2219];[.B2220])" office:value-type="float" office:value="90.2671568627451" calcext:value-type="float">
            <text:p>90.2671568627451</text:p>
          </table:table-cell>
          <table:table-cell table:formula="of:=IF([.F2220]=[.B2220];[.E2220];[.G2219])" office:value-type="float" office:value="2218" calcext:value-type="float">
            <text:p>2218</text:p>
          </table:table-cell>
          <table:table-cell/>
        </table:table-row>
        <table:table-row table:style-name="ro1">
          <table:table-cell office:value-type="string" calcext:value-type="string">
            <text:p>2025-01-09 18:59:40</text:p>
          </table:table-cell>
          <table:table-cell office:value-type="float" office:value="90.271568627451" calcext:value-type="float">
            <text:p>90.271568627451</text:p>
          </table:table-cell>
          <table:table-cell office:value-type="string" calcext:value-type="string">
            <text:p>added grade number 5 to verse JHN 3:10</text:p>
          </table:table-cell>
          <table:table-cell office:value-type="float" office:value="9" calcext:value-type="float">
            <text:p>9</text:p>
          </table:table-cell>
          <table:table-cell table:formula="of:=[.E2220]+1" office:value-type="float" office:value="2219" calcext:value-type="float">
            <text:p>2219</text:p>
          </table:table-cell>
          <table:table-cell table:formula="of:=MAX([.F2220];[.B2221])" office:value-type="float" office:value="90.271568627451" calcext:value-type="float">
            <text:p>90.271568627451</text:p>
          </table:table-cell>
          <table:table-cell table:formula="of:=IF([.F2221]=[.B2221];[.E2221];[.G2220])"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string" calcext:value-type="string">
            <text:p>2025-01-09 18:59:41</text:p>
          </table:table-cell>
          <table:table-cell office:value-type="float" office:value="90.2745098039216" calcext:value-type="float">
            <text:p>90.2745098039216</text:p>
          </table:table-cell>
          <table:table-cell office:value-type="string" calcext:value-type="string">
            <text:p>added grade number 6 to verse JHN 3:10</text:p>
          </table:table-cell>
          <table:table-cell office:value-type="float" office:value="9" calcext:value-type="float">
            <text:p>9</text:p>
          </table:table-cell>
          <table:table-cell table:formula="of:=[.E2221]+1" office:value-type="float" office:value="2220" calcext:value-type="float">
            <text:p>2220</text:p>
          </table:table-cell>
          <table:table-cell table:formula="of:=MAX([.F2221];[.B2222])" office:value-type="float" office:value="90.2745098039216" calcext:value-type="float">
            <text:p>90.2745098039216</text:p>
          </table:table-cell>
          <table:table-cell table:formula="of:=IF([.F2222]=[.B2222];[.E2222];[.G2221])"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string" calcext:value-type="string">
            <text:p>2025-01-09 18:59:48</text:p>
          </table:table-cell>
          <table:table-cell office:value-type="float" office:value="90.2745098039216" calcext:value-type="float">
            <text:p>90.2745098039216</text:p>
          </table:table-cell>
          <table:table-cell office:value-type="string" calcext:value-type="string">
            <text:p>reflected on verse JHN 3:10</text:p>
          </table:table-cell>
          <table:table-cell office:value-type="float" office:value="10" calcext:value-type="float">
            <text:p>10</text:p>
          </table:table-cell>
          <table:table-cell table:formula="of:=[.E2222]+1" office:value-type="float" office:value="2221" calcext:value-type="float">
            <text:p>2221</text:p>
          </table:table-cell>
          <table:table-cell table:formula="of:=MAX([.F2222];[.B2223])" office:value-type="float" office:value="90.2745098039216" calcext:value-type="float">
            <text:p>90.2745098039216</text:p>
          </table:table-cell>
          <table:table-cell table:formula="of:=IF([.F2223]=[.B2223];[.E2223];[.G2222])"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string" calcext:value-type="string">
            <text:p>2025-01-09 18:59:50</text:p>
          </table:table-cell>
          <table:table-cell office:value-type="float" office:value="90.3921568627451" calcext:value-type="float">
            <text:p>90.3921568627451</text:p>
          </table:table-cell>
          <table:table-cell office:value-type="string" calcext:value-type="string">
            <text:p>added grade number 1 to verse JHN 3:11-12</text:p>
          </table:table-cell>
          <table:table-cell office:value-type="float" office:value="9" calcext:value-type="float">
            <text:p>9</text:p>
          </table:table-cell>
          <table:table-cell table:formula="of:=[.E2223]+1" office:value-type="float" office:value="2222" calcext:value-type="float">
            <text:p>2222</text:p>
          </table:table-cell>
          <table:table-cell table:formula="of:=MAX([.F2223];[.B2224])" office:value-type="float" office:value="90.3921568627451" calcext:value-type="float">
            <text:p>90.3921568627451</text:p>
          </table:table-cell>
          <table:table-cell table:formula="of:=IF([.F2224]=[.B2224];[.E2224];[.G222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8:59:52</text:p>
          </table:table-cell>
          <table:table-cell office:value-type="float" office:value="90.2892156862745" calcext:value-type="float">
            <text:p>90.2892156862745</text:p>
          </table:table-cell>
          <table:table-cell office:value-type="string" calcext:value-type="string">
            <text:p>added grade number 2 to verse JHN 3:11-12</text:p>
          </table:table-cell>
          <table:table-cell office:value-type="float" office:value="9" calcext:value-type="float">
            <text:p>9</text:p>
          </table:table-cell>
          <table:table-cell table:formula="of:=[.E2224]+1" office:value-type="float" office:value="2223" calcext:value-type="float">
            <text:p>2223</text:p>
          </table:table-cell>
          <table:table-cell table:formula="of:=MAX([.F2224];[.B2225])" office:value-type="float" office:value="90.3921568627451" calcext:value-type="float">
            <text:p>90.3921568627451</text:p>
          </table:table-cell>
          <table:table-cell table:formula="of:=IF([.F2225]=[.B2225];[.E2225];[.G222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8:59:53</text:p>
          </table:table-cell>
          <table:table-cell office:value-type="float" office:value="90.2843137254902" calcext:value-type="float">
            <text:p>90.2843137254902</text:p>
          </table:table-cell>
          <table:table-cell office:value-type="string" calcext:value-type="string">
            <text:p>added grade number 3 to verse JHN 3:11-12</text:p>
          </table:table-cell>
          <table:table-cell office:value-type="float" office:value="9" calcext:value-type="float">
            <text:p>9</text:p>
          </table:table-cell>
          <table:table-cell table:formula="of:=[.E2225]+1" office:value-type="float" office:value="2224" calcext:value-type="float">
            <text:p>2224</text:p>
          </table:table-cell>
          <table:table-cell table:formula="of:=MAX([.F2225];[.B2226])" office:value-type="float" office:value="90.3921568627451" calcext:value-type="float">
            <text:p>90.3921568627451</text:p>
          </table:table-cell>
          <table:table-cell table:formula="of:=IF([.F2226]=[.B2226];[.E2226];[.G222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8:59:55</text:p>
          </table:table-cell>
          <table:table-cell office:value-type="float" office:value="90.281862745098" calcext:value-type="float">
            <text:p>90.281862745098</text:p>
          </table:table-cell>
          <table:table-cell office:value-type="string" calcext:value-type="string">
            <text:p>added grade number 4 to verse JHN 3:11-12</text:p>
          </table:table-cell>
          <table:table-cell office:value-type="float" office:value="9" calcext:value-type="float">
            <text:p>9</text:p>
          </table:table-cell>
          <table:table-cell table:formula="of:=[.E2226]+1" office:value-type="float" office:value="2225" calcext:value-type="float">
            <text:p>2225</text:p>
          </table:table-cell>
          <table:table-cell table:formula="of:=MAX([.F2226];[.B2227])" office:value-type="float" office:value="90.3921568627451" calcext:value-type="float">
            <text:p>90.3921568627451</text:p>
          </table:table-cell>
          <table:table-cell table:formula="of:=IF([.F2227]=[.B2227];[.E2227];[.G222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8:59:56</text:p>
          </table:table-cell>
          <table:table-cell office:value-type="float" office:value="90.2627450980392" calcext:value-type="float">
            <text:p>90.2627450980392</text:p>
          </table:table-cell>
          <table:table-cell office:value-type="string" calcext:value-type="string">
            <text:p>added grade number 5 to verse JHN 3:11-12</text:p>
          </table:table-cell>
          <table:table-cell office:value-type="float" office:value="9" calcext:value-type="float">
            <text:p>9</text:p>
          </table:table-cell>
          <table:table-cell table:formula="of:=[.E2227]+1" office:value-type="float" office:value="2226" calcext:value-type="float">
            <text:p>2226</text:p>
          </table:table-cell>
          <table:table-cell table:formula="of:=MAX([.F2227];[.B2228])" office:value-type="float" office:value="90.3921568627451" calcext:value-type="float">
            <text:p>90.3921568627451</text:p>
          </table:table-cell>
          <table:table-cell table:formula="of:=IF([.F2228]=[.B2228];[.E2228];[.G222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8:59:58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added grade number 6 to verse JHN 3:11-12</text:p>
          </table:table-cell>
          <table:table-cell office:value-type="float" office:value="9" calcext:value-type="float">
            <text:p>9</text:p>
          </table:table-cell>
          <table:table-cell table:formula="of:=[.E2228]+1" office:value-type="float" office:value="2227" calcext:value-type="float">
            <text:p>2227</text:p>
          </table:table-cell>
          <table:table-cell table:formula="of:=MAX([.F2228];[.B2229])" office:value-type="float" office:value="90.3921568627451" calcext:value-type="float">
            <text:p>90.3921568627451</text:p>
          </table:table-cell>
          <table:table-cell table:formula="of:=IF([.F2229]=[.B2229];[.E2229];[.G222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03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reflected on verse JHN 3:11-12</text:p>
          </table:table-cell>
          <table:table-cell office:value-type="float" office:value="10" calcext:value-type="float">
            <text:p>10</text:p>
          </table:table-cell>
          <table:table-cell table:formula="of:=[.E2229]+1" office:value-type="float" office:value="2228" calcext:value-type="float">
            <text:p>2228</text:p>
          </table:table-cell>
          <table:table-cell table:formula="of:=MAX([.F2229];[.B2230])" office:value-type="float" office:value="90.3921568627451" calcext:value-type="float">
            <text:p>90.3921568627451</text:p>
          </table:table-cell>
          <table:table-cell table:formula="of:=IF([.F2230]=[.B2230];[.E2230];[.G222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04</text:p>
          </table:table-cell>
          <table:table-cell office:value-type="float" office:value="90.3823529411765" calcext:value-type="float">
            <text:p>90.3823529411765</text:p>
          </table:table-cell>
          <table:table-cell office:value-type="string" calcext:value-type="string">
            <text:p>added grade number 1 to verse JHN 3:13</text:p>
          </table:table-cell>
          <table:table-cell office:value-type="float" office:value="9" calcext:value-type="float">
            <text:p>9</text:p>
          </table:table-cell>
          <table:table-cell table:formula="of:=[.E2230]+1" office:value-type="float" office:value="2229" calcext:value-type="float">
            <text:p>2229</text:p>
          </table:table-cell>
          <table:table-cell table:formula="of:=MAX([.F2230];[.B2231])" office:value-type="float" office:value="90.3921568627451" calcext:value-type="float">
            <text:p>90.3921568627451</text:p>
          </table:table-cell>
          <table:table-cell table:formula="of:=IF([.F2231]=[.B2231];[.E2231];[.G223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05</text:p>
          </table:table-cell>
          <table:table-cell office:value-type="float" office:value="90.3088235294118" calcext:value-type="float">
            <text:p>90.3088235294118</text:p>
          </table:table-cell>
          <table:table-cell office:value-type="string" calcext:value-type="string">
            <text:p>added grade number 2 to verse JHN 3:13</text:p>
          </table:table-cell>
          <table:table-cell office:value-type="float" office:value="9" calcext:value-type="float">
            <text:p>9</text:p>
          </table:table-cell>
          <table:table-cell table:formula="of:=[.E2231]+1" office:value-type="float" office:value="2230" calcext:value-type="float">
            <text:p>2230</text:p>
          </table:table-cell>
          <table:table-cell table:formula="of:=MAX([.F2231];[.B2232])" office:value-type="float" office:value="90.3921568627451" calcext:value-type="float">
            <text:p>90.3921568627451</text:p>
          </table:table-cell>
          <table:table-cell table:formula="of:=IF([.F2232]=[.B2232];[.E2232];[.G223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08</text:p>
          </table:table-cell>
          <table:table-cell office:value-type="float" office:value="90.2843137254902" calcext:value-type="float">
            <text:p>90.2843137254902</text:p>
          </table:table-cell>
          <table:table-cell office:value-type="string" calcext:value-type="string">
            <text:p>added grade number 3 to verse JHN 3:13</text:p>
          </table:table-cell>
          <table:table-cell office:value-type="float" office:value="9" calcext:value-type="float">
            <text:p>9</text:p>
          </table:table-cell>
          <table:table-cell table:formula="of:=[.E2232]+1" office:value-type="float" office:value="2231" calcext:value-type="float">
            <text:p>2231</text:p>
          </table:table-cell>
          <table:table-cell table:formula="of:=MAX([.F2232];[.B2233])" office:value-type="float" office:value="90.3921568627451" calcext:value-type="float">
            <text:p>90.3921568627451</text:p>
          </table:table-cell>
          <table:table-cell table:formula="of:=IF([.F2233]=[.B2233];[.E2233];[.G223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09</text:p>
          </table:table-cell>
          <table:table-cell office:value-type="float" office:value="90.235294117647" calcext:value-type="float">
            <text:p>90.235294117647</text:p>
          </table:table-cell>
          <table:table-cell office:value-type="string" calcext:value-type="string">
            <text:p>added grade number 4 to verse JHN 3:13</text:p>
          </table:table-cell>
          <table:table-cell office:value-type="float" office:value="9" calcext:value-type="float">
            <text:p>9</text:p>
          </table:table-cell>
          <table:table-cell table:formula="of:=[.E2233]+1" office:value-type="float" office:value="2232" calcext:value-type="float">
            <text:p>2232</text:p>
          </table:table-cell>
          <table:table-cell table:formula="of:=MAX([.F2233];[.B2234])" office:value-type="float" office:value="90.3921568627451" calcext:value-type="float">
            <text:p>90.3921568627451</text:p>
          </table:table-cell>
          <table:table-cell table:formula="of:=IF([.F2234]=[.B2234];[.E2234];[.G223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10</text:p>
          </table:table-cell>
          <table:table-cell office:value-type="float" office:value="90.2058823529412" calcext:value-type="float">
            <text:p>90.2058823529412</text:p>
          </table:table-cell>
          <table:table-cell office:value-type="string" calcext:value-type="string">
            <text:p>added grade number 5 to verse JHN 3:13</text:p>
          </table:table-cell>
          <table:table-cell office:value-type="float" office:value="9" calcext:value-type="float">
            <text:p>9</text:p>
          </table:table-cell>
          <table:table-cell table:formula="of:=[.E2234]+1" office:value-type="float" office:value="2233" calcext:value-type="float">
            <text:p>2233</text:p>
          </table:table-cell>
          <table:table-cell table:formula="of:=MAX([.F2234];[.B2235])" office:value-type="float" office:value="90.3921568627451" calcext:value-type="float">
            <text:p>90.3921568627451</text:p>
          </table:table-cell>
          <table:table-cell table:formula="of:=IF([.F2235]=[.B2235];[.E2235];[.G223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12</text:p>
          </table:table-cell>
          <table:table-cell office:value-type="float" office:value="90.2107843137255" calcext:value-type="float">
            <text:p>90.2107843137255</text:p>
          </table:table-cell>
          <table:table-cell office:value-type="string" calcext:value-type="string">
            <text:p>added grade number 6 to verse JHN 3:13</text:p>
          </table:table-cell>
          <table:table-cell office:value-type="float" office:value="9" calcext:value-type="float">
            <text:p>9</text:p>
          </table:table-cell>
          <table:table-cell table:formula="of:=[.E2235]+1" office:value-type="float" office:value="2234" calcext:value-type="float">
            <text:p>2234</text:p>
          </table:table-cell>
          <table:table-cell table:formula="of:=MAX([.F2235];[.B2236])" office:value-type="float" office:value="90.3921568627451" calcext:value-type="float">
            <text:p>90.3921568627451</text:p>
          </table:table-cell>
          <table:table-cell table:formula="of:=IF([.F2236]=[.B2236];[.E2236];[.G223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20</text:p>
          </table:table-cell>
          <table:table-cell office:value-type="float" office:value="90.2107843137255" calcext:value-type="float">
            <text:p>90.2107843137255</text:p>
          </table:table-cell>
          <table:table-cell office:value-type="string" calcext:value-type="string">
            <text:p>reflected on verse JHN 3:13</text:p>
          </table:table-cell>
          <table:table-cell office:value-type="float" office:value="10" calcext:value-type="float">
            <text:p>10</text:p>
          </table:table-cell>
          <table:table-cell table:formula="of:=[.E2236]+1" office:value-type="float" office:value="2235" calcext:value-type="float">
            <text:p>2235</text:p>
          </table:table-cell>
          <table:table-cell table:formula="of:=MAX([.F2236];[.B2237])" office:value-type="float" office:value="90.3921568627451" calcext:value-type="float">
            <text:p>90.3921568627451</text:p>
          </table:table-cell>
          <table:table-cell table:formula="of:=IF([.F2237]=[.B2237];[.E2237];[.G223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21</text:p>
          </table:table-cell>
          <table:table-cell office:value-type="float" office:value="90.2156862745098" calcext:value-type="float">
            <text:p>90.2156862745098</text:p>
          </table:table-cell>
          <table:table-cell office:value-type="string" calcext:value-type="string">
            <text:p>added grade number 1 to verse JHN 3:14</text:p>
          </table:table-cell>
          <table:table-cell office:value-type="float" office:value="9" calcext:value-type="float">
            <text:p>9</text:p>
          </table:table-cell>
          <table:table-cell table:formula="of:=[.E2237]+1" office:value-type="float" office:value="2236" calcext:value-type="float">
            <text:p>2236</text:p>
          </table:table-cell>
          <table:table-cell table:formula="of:=MAX([.F2237];[.B2238])" office:value-type="float" office:value="90.3921568627451" calcext:value-type="float">
            <text:p>90.3921568627451</text:p>
          </table:table-cell>
          <table:table-cell table:formula="of:=IF([.F2238]=[.B2238];[.E2238];[.G223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23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2 to verse JHN 3:14</text:p>
          </table:table-cell>
          <table:table-cell office:value-type="float" office:value="9" calcext:value-type="float">
            <text:p>9</text:p>
          </table:table-cell>
          <table:table-cell table:formula="of:=[.E2238]+1" office:value-type="float" office:value="2237" calcext:value-type="float">
            <text:p>2237</text:p>
          </table:table-cell>
          <table:table-cell table:formula="of:=MAX([.F2238];[.B2239])" office:value-type="float" office:value="90.3921568627451" calcext:value-type="float">
            <text:p>90.3921568627451</text:p>
          </table:table-cell>
          <table:table-cell table:formula="of:=IF([.F2239]=[.B2239];[.E2239];[.G223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24</text:p>
          </table:table-cell>
          <table:table-cell office:value-type="float" office:value="90.1764705882353" calcext:value-type="float">
            <text:p>90.1764705882353</text:p>
          </table:table-cell>
          <table:table-cell office:value-type="string" calcext:value-type="string">
            <text:p>added grade number 3 to verse JHN 3:14</text:p>
          </table:table-cell>
          <table:table-cell office:value-type="float" office:value="9" calcext:value-type="float">
            <text:p>9</text:p>
          </table:table-cell>
          <table:table-cell table:formula="of:=[.E2239]+1" office:value-type="float" office:value="2238" calcext:value-type="float">
            <text:p>2238</text:p>
          </table:table-cell>
          <table:table-cell table:formula="of:=MAX([.F2239];[.B2240])" office:value-type="float" office:value="90.3921568627451" calcext:value-type="float">
            <text:p>90.3921568627451</text:p>
          </table:table-cell>
          <table:table-cell table:formula="of:=IF([.F2240]=[.B2240];[.E2240];[.G223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26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4 to verse JHN 3:14</text:p>
          </table:table-cell>
          <table:table-cell office:value-type="float" office:value="9" calcext:value-type="float">
            <text:p>9</text:p>
          </table:table-cell>
          <table:table-cell table:formula="of:=[.E2240]+1" office:value-type="float" office:value="2239" calcext:value-type="float">
            <text:p>2239</text:p>
          </table:table-cell>
          <table:table-cell table:formula="of:=MAX([.F2240];[.B2241])" office:value-type="float" office:value="90.3921568627451" calcext:value-type="float">
            <text:p>90.3921568627451</text:p>
          </table:table-cell>
          <table:table-cell table:formula="of:=IF([.F2241]=[.B2241];[.E2241];[.G224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28</text:p>
          </table:table-cell>
          <table:table-cell office:value-type="float" office:value="90.2098039215686" calcext:value-type="float">
            <text:p>90.2098039215686</text:p>
          </table:table-cell>
          <table:table-cell office:value-type="string" calcext:value-type="string">
            <text:p>added grade number 5 to verse JHN 3:14</text:p>
          </table:table-cell>
          <table:table-cell office:value-type="float" office:value="9" calcext:value-type="float">
            <text:p>9</text:p>
          </table:table-cell>
          <table:table-cell table:formula="of:=[.E2241]+1" office:value-type="float" office:value="2240" calcext:value-type="float">
            <text:p>2240</text:p>
          </table:table-cell>
          <table:table-cell table:formula="of:=MAX([.F2241];[.B2242])" office:value-type="float" office:value="90.3921568627451" calcext:value-type="float">
            <text:p>90.3921568627451</text:p>
          </table:table-cell>
          <table:table-cell table:formula="of:=IF([.F2242]=[.B2242];[.E2242];[.G224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29</text:p>
          </table:table-cell>
          <table:table-cell office:value-type="float" office:value="90.1764705882353" calcext:value-type="float">
            <text:p>90.1764705882353</text:p>
          </table:table-cell>
          <table:table-cell office:value-type="string" calcext:value-type="string">
            <text:p>added grade number 6 to verse JHN 3:14</text:p>
          </table:table-cell>
          <table:table-cell office:value-type="float" office:value="9" calcext:value-type="float">
            <text:p>9</text:p>
          </table:table-cell>
          <table:table-cell table:formula="of:=[.E2242]+1" office:value-type="float" office:value="2241" calcext:value-type="float">
            <text:p>2241</text:p>
          </table:table-cell>
          <table:table-cell table:formula="of:=MAX([.F2242];[.B2243])" office:value-type="float" office:value="90.3921568627451" calcext:value-type="float">
            <text:p>90.3921568627451</text:p>
          </table:table-cell>
          <table:table-cell table:formula="of:=IF([.F2243]=[.B2243];[.E2243];[.G224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34</text:p>
          </table:table-cell>
          <table:table-cell office:value-type="float" office:value="90.1764705882353" calcext:value-type="float">
            <text:p>90.1764705882353</text:p>
          </table:table-cell>
          <table:table-cell office:value-type="string" calcext:value-type="string">
            <text:p>reflected on verse JHN 3:14</text:p>
          </table:table-cell>
          <table:table-cell office:value-type="float" office:value="10" calcext:value-type="float">
            <text:p>10</text:p>
          </table:table-cell>
          <table:table-cell table:formula="of:=[.E2243]+1" office:value-type="float" office:value="2242" calcext:value-type="float">
            <text:p>2242</text:p>
          </table:table-cell>
          <table:table-cell table:formula="of:=MAX([.F2243];[.B2244])" office:value-type="float" office:value="90.3921568627451" calcext:value-type="float">
            <text:p>90.3921568627451</text:p>
          </table:table-cell>
          <table:table-cell table:formula="of:=IF([.F2244]=[.B2244];[.E2244];[.G224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35</text:p>
          </table:table-cell>
          <table:table-cell office:value-type="float" office:value="90.2205882352941" calcext:value-type="float">
            <text:p>90.2205882352941</text:p>
          </table:table-cell>
          <table:table-cell office:value-type="string" calcext:value-type="string">
            <text:p>added grade number 1 to verse JHN 3:15</text:p>
          </table:table-cell>
          <table:table-cell office:value-type="float" office:value="9" calcext:value-type="float">
            <text:p>9</text:p>
          </table:table-cell>
          <table:table-cell table:formula="of:=[.E2244]+1" office:value-type="float" office:value="2243" calcext:value-type="float">
            <text:p>2243</text:p>
          </table:table-cell>
          <table:table-cell table:formula="of:=MAX([.F2244];[.B2245])" office:value-type="float" office:value="90.3921568627451" calcext:value-type="float">
            <text:p>90.3921568627451</text:p>
          </table:table-cell>
          <table:table-cell table:formula="of:=IF([.F2245]=[.B2245];[.E2245];[.G224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37</text:p>
          </table:table-cell>
          <table:table-cell office:value-type="float" office:value="90.1470588235294" calcext:value-type="float">
            <text:p>90.1470588235294</text:p>
          </table:table-cell>
          <table:table-cell office:value-type="string" calcext:value-type="string">
            <text:p>added grade number 2 to verse JHN 3:15</text:p>
          </table:table-cell>
          <table:table-cell office:value-type="float" office:value="9" calcext:value-type="float">
            <text:p>9</text:p>
          </table:table-cell>
          <table:table-cell table:formula="of:=[.E2245]+1" office:value-type="float" office:value="2244" calcext:value-type="float">
            <text:p>2244</text:p>
          </table:table-cell>
          <table:table-cell table:formula="of:=MAX([.F2245];[.B2246])" office:value-type="float" office:value="90.3921568627451" calcext:value-type="float">
            <text:p>90.3921568627451</text:p>
          </table:table-cell>
          <table:table-cell table:formula="of:=IF([.F2246]=[.B2246];[.E2246];[.G224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39</text:p>
          </table:table-cell>
          <table:table-cell office:value-type="float" office:value="90.171568627451" calcext:value-type="float">
            <text:p>90.171568627451</text:p>
          </table:table-cell>
          <table:table-cell office:value-type="string" calcext:value-type="string">
            <text:p>added grade number 3 to verse JHN 3:15</text:p>
          </table:table-cell>
          <table:table-cell office:value-type="float" office:value="9" calcext:value-type="float">
            <text:p>9</text:p>
          </table:table-cell>
          <table:table-cell table:formula="of:=[.E2246]+1" office:value-type="float" office:value="2245" calcext:value-type="float">
            <text:p>2245</text:p>
          </table:table-cell>
          <table:table-cell table:formula="of:=MAX([.F2246];[.B2247])" office:value-type="float" office:value="90.3921568627451" calcext:value-type="float">
            <text:p>90.3921568627451</text:p>
          </table:table-cell>
          <table:table-cell table:formula="of:=IF([.F2247]=[.B2247];[.E2247];[.G224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40</text:p>
          </table:table-cell>
          <table:table-cell office:value-type="float" office:value="90.1838235294118" calcext:value-type="float">
            <text:p>90.1838235294118</text:p>
          </table:table-cell>
          <table:table-cell office:value-type="string" calcext:value-type="string">
            <text:p>added grade number 4 to verse JHN 3:15</text:p>
          </table:table-cell>
          <table:table-cell office:value-type="float" office:value="9" calcext:value-type="float">
            <text:p>9</text:p>
          </table:table-cell>
          <table:table-cell table:formula="of:=[.E2247]+1" office:value-type="float" office:value="2246" calcext:value-type="float">
            <text:p>2246</text:p>
          </table:table-cell>
          <table:table-cell table:formula="of:=MAX([.F2247];[.B2248])" office:value-type="float" office:value="90.3921568627451" calcext:value-type="float">
            <text:p>90.3921568627451</text:p>
          </table:table-cell>
          <table:table-cell table:formula="of:=IF([.F2248]=[.B2248];[.E2248];[.G224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42</text:p>
          </table:table-cell>
          <table:table-cell office:value-type="float" office:value="90.1617647058823" calcext:value-type="float">
            <text:p>90.1617647058823</text:p>
          </table:table-cell>
          <table:table-cell office:value-type="string" calcext:value-type="string">
            <text:p>added grade number 5 to verse JHN 3:15</text:p>
          </table:table-cell>
          <table:table-cell office:value-type="float" office:value="9" calcext:value-type="float">
            <text:p>9</text:p>
          </table:table-cell>
          <table:table-cell table:formula="of:=[.E2248]+1" office:value-type="float" office:value="2247" calcext:value-type="float">
            <text:p>2247</text:p>
          </table:table-cell>
          <table:table-cell table:formula="of:=MAX([.F2248];[.B2249])" office:value-type="float" office:value="90.3921568627451" calcext:value-type="float">
            <text:p>90.3921568627451</text:p>
          </table:table-cell>
          <table:table-cell table:formula="of:=IF([.F2249]=[.B2249];[.E2249];[.G224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43</text:p>
          </table:table-cell>
          <table:table-cell office:value-type="float" office:value="90.1960784313725" calcext:value-type="float">
            <text:p>90.1960784313725</text:p>
          </table:table-cell>
          <table:table-cell office:value-type="string" calcext:value-type="string">
            <text:p>added grade number 6 to verse JHN 3:15</text:p>
          </table:table-cell>
          <table:table-cell office:value-type="float" office:value="9" calcext:value-type="float">
            <text:p>9</text:p>
          </table:table-cell>
          <table:table-cell table:formula="of:=[.E2249]+1" office:value-type="float" office:value="2248" calcext:value-type="float">
            <text:p>2248</text:p>
          </table:table-cell>
          <table:table-cell table:formula="of:=MAX([.F2249];[.B2250])" office:value-type="float" office:value="90.3921568627451" calcext:value-type="float">
            <text:p>90.3921568627451</text:p>
          </table:table-cell>
          <table:table-cell table:formula="of:=IF([.F2250]=[.B2250];[.E2250];[.G224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48</text:p>
          </table:table-cell>
          <table:table-cell office:value-type="float" office:value="90.1960784313725" calcext:value-type="float">
            <text:p>90.1960784313725</text:p>
          </table:table-cell>
          <table:table-cell office:value-type="string" calcext:value-type="string">
            <text:p>reflected on verse JHN 3:15</text:p>
          </table:table-cell>
          <table:table-cell office:value-type="float" office:value="10" calcext:value-type="float">
            <text:p>10</text:p>
          </table:table-cell>
          <table:table-cell table:formula="of:=[.E2250]+1" office:value-type="float" office:value="2249" calcext:value-type="float">
            <text:p>2249</text:p>
          </table:table-cell>
          <table:table-cell table:formula="of:=MAX([.F2250];[.B2251])" office:value-type="float" office:value="90.3921568627451" calcext:value-type="float">
            <text:p>90.3921568627451</text:p>
          </table:table-cell>
          <table:table-cell table:formula="of:=IF([.F2251]=[.B2251];[.E2251];[.G225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50</text:p>
          </table:table-cell>
          <table:table-cell office:value-type="float" office:value="90.1470588235294" calcext:value-type="float">
            <text:p>90.1470588235294</text:p>
          </table:table-cell>
          <table:table-cell office:value-type="string" calcext:value-type="string">
            <text:p>added grade number 1 to verse JHN 3:16</text:p>
          </table:table-cell>
          <table:table-cell office:value-type="float" office:value="9" calcext:value-type="float">
            <text:p>9</text:p>
          </table:table-cell>
          <table:table-cell table:formula="of:=[.E2251]+1" office:value-type="float" office:value="2250" calcext:value-type="float">
            <text:p>2250</text:p>
          </table:table-cell>
          <table:table-cell table:formula="of:=MAX([.F2251];[.B2252])" office:value-type="float" office:value="90.3921568627451" calcext:value-type="float">
            <text:p>90.3921568627451</text:p>
          </table:table-cell>
          <table:table-cell table:formula="of:=IF([.F2252]=[.B2252];[.E2252];[.G225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52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added grade number 2 to verse JHN 3:16</text:p>
          </table:table-cell>
          <table:table-cell office:value-type="float" office:value="9" calcext:value-type="float">
            <text:p>9</text:p>
          </table:table-cell>
          <table:table-cell table:formula="of:=[.E2252]+1" office:value-type="float" office:value="2251" calcext:value-type="float">
            <text:p>2251</text:p>
          </table:table-cell>
          <table:table-cell table:formula="of:=MAX([.F2252];[.B2253])" office:value-type="float" office:value="90.3921568627451" calcext:value-type="float">
            <text:p>90.3921568627451</text:p>
          </table:table-cell>
          <table:table-cell table:formula="of:=IF([.F2253]=[.B2253];[.E2253];[.G225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54</text:p>
          </table:table-cell>
          <table:table-cell office:value-type="float" office:value="90.2156862745098" calcext:value-type="float">
            <text:p>90.2156862745098</text:p>
          </table:table-cell>
          <table:table-cell office:value-type="string" calcext:value-type="string">
            <text:p>added grade number 3 to verse JHN 3:16</text:p>
          </table:table-cell>
          <table:table-cell office:value-type="float" office:value="9" calcext:value-type="float">
            <text:p>9</text:p>
          </table:table-cell>
          <table:table-cell table:formula="of:=[.E2253]+1" office:value-type="float" office:value="2252" calcext:value-type="float">
            <text:p>2252</text:p>
          </table:table-cell>
          <table:table-cell table:formula="of:=MAX([.F2253];[.B2254])" office:value-type="float" office:value="90.3921568627451" calcext:value-type="float">
            <text:p>90.3921568627451</text:p>
          </table:table-cell>
          <table:table-cell table:formula="of:=IF([.F2254]=[.B2254];[.E2254];[.G225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56</text:p>
          </table:table-cell>
          <table:table-cell office:value-type="float" office:value="90.2132352941176" calcext:value-type="float">
            <text:p>90.2132352941176</text:p>
          </table:table-cell>
          <table:table-cell office:value-type="string" calcext:value-type="string">
            <text:p>added grade number 4 to verse JHN 3:16</text:p>
          </table:table-cell>
          <table:table-cell office:value-type="float" office:value="9" calcext:value-type="float">
            <text:p>9</text:p>
          </table:table-cell>
          <table:table-cell table:formula="of:=[.E2254]+1" office:value-type="float" office:value="2253" calcext:value-type="float">
            <text:p>2253</text:p>
          </table:table-cell>
          <table:table-cell table:formula="of:=MAX([.F2254];[.B2255])" office:value-type="float" office:value="90.3921568627451" calcext:value-type="float">
            <text:p>90.3921568627451</text:p>
          </table:table-cell>
          <table:table-cell table:formula="of:=IF([.F2255]=[.B2255];[.E2255];[.G225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57</text:p>
          </table:table-cell>
          <table:table-cell office:value-type="float" office:value="90.1823529411765" calcext:value-type="float">
            <text:p>90.1823529411765</text:p>
          </table:table-cell>
          <table:table-cell office:value-type="string" calcext:value-type="string">
            <text:p>added grade number 5 to verse JHN 3:16</text:p>
          </table:table-cell>
          <table:table-cell office:value-type="float" office:value="9" calcext:value-type="float">
            <text:p>9</text:p>
          </table:table-cell>
          <table:table-cell table:formula="of:=[.E2255]+1" office:value-type="float" office:value="2254" calcext:value-type="float">
            <text:p>2254</text:p>
          </table:table-cell>
          <table:table-cell table:formula="of:=MAX([.F2255];[.B2256])" office:value-type="float" office:value="90.3921568627451" calcext:value-type="float">
            <text:p>90.3921568627451</text:p>
          </table:table-cell>
          <table:table-cell table:formula="of:=IF([.F2256]=[.B2256];[.E2256];[.G225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0:59</text:p>
          </table:table-cell>
          <table:table-cell office:value-type="float" office:value="90.2107843137255" calcext:value-type="float">
            <text:p>90.2107843137255</text:p>
          </table:table-cell>
          <table:table-cell office:value-type="string" calcext:value-type="string">
            <text:p>added grade number 6 to verse JHN 3:16</text:p>
          </table:table-cell>
          <table:table-cell office:value-type="float" office:value="9" calcext:value-type="float">
            <text:p>9</text:p>
          </table:table-cell>
          <table:table-cell table:formula="of:=[.E2256]+1" office:value-type="float" office:value="2255" calcext:value-type="float">
            <text:p>2255</text:p>
          </table:table-cell>
          <table:table-cell table:formula="of:=MAX([.F2256];[.B2257])" office:value-type="float" office:value="90.3921568627451" calcext:value-type="float">
            <text:p>90.3921568627451</text:p>
          </table:table-cell>
          <table:table-cell table:formula="of:=IF([.F2257]=[.B2257];[.E2257];[.G225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05</text:p>
          </table:table-cell>
          <table:table-cell office:value-type="float" office:value="90.2107843137255" calcext:value-type="float">
            <text:p>90.2107843137255</text:p>
          </table:table-cell>
          <table:table-cell office:value-type="string" calcext:value-type="string">
            <text:p>reflected on verse JHN 3:16</text:p>
          </table:table-cell>
          <table:table-cell office:value-type="float" office:value="10" calcext:value-type="float">
            <text:p>10</text:p>
          </table:table-cell>
          <table:table-cell table:formula="of:=[.E2257]+1" office:value-type="float" office:value="2256" calcext:value-type="float">
            <text:p>2256</text:p>
          </table:table-cell>
          <table:table-cell table:formula="of:=MAX([.F2257];[.B2258])" office:value-type="float" office:value="90.3921568627451" calcext:value-type="float">
            <text:p>90.3921568627451</text:p>
          </table:table-cell>
          <table:table-cell table:formula="of:=IF([.F2258]=[.B2258];[.E2258];[.G225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06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1 to verse JHN 3:17</text:p>
          </table:table-cell>
          <table:table-cell office:value-type="float" office:value="9" calcext:value-type="float">
            <text:p>9</text:p>
          </table:table-cell>
          <table:table-cell table:formula="of:=[.E2258]+1" office:value-type="float" office:value="2257" calcext:value-type="float">
            <text:p>2257</text:p>
          </table:table-cell>
          <table:table-cell table:formula="of:=MAX([.F2258];[.B2259])" office:value-type="float" office:value="90.3921568627451" calcext:value-type="float">
            <text:p>90.3921568627451</text:p>
          </table:table-cell>
          <table:table-cell table:formula="of:=IF([.F2259]=[.B2259];[.E2259];[.G225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08</text:p>
          </table:table-cell>
          <table:table-cell office:value-type="float" office:value="90.1862745098039" calcext:value-type="float">
            <text:p>90.1862745098039</text:p>
          </table:table-cell>
          <table:table-cell office:value-type="string" calcext:value-type="string">
            <text:p>added grade number 2 to verse JHN 3:17</text:p>
          </table:table-cell>
          <table:table-cell office:value-type="float" office:value="9" calcext:value-type="float">
            <text:p>9</text:p>
          </table:table-cell>
          <table:table-cell table:formula="of:=[.E2259]+1" office:value-type="float" office:value="2258" calcext:value-type="float">
            <text:p>2258</text:p>
          </table:table-cell>
          <table:table-cell table:formula="of:=MAX([.F2259];[.B2260])" office:value-type="float" office:value="90.3921568627451" calcext:value-type="float">
            <text:p>90.3921568627451</text:p>
          </table:table-cell>
          <table:table-cell table:formula="of:=IF([.F2260]=[.B2260];[.E2260];[.G225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09</text:p>
          </table:table-cell>
          <table:table-cell office:value-type="float" office:value="90.1470588235294" calcext:value-type="float">
            <text:p>90.1470588235294</text:p>
          </table:table-cell>
          <table:table-cell office:value-type="string" calcext:value-type="string">
            <text:p>added grade number 3 to verse JHN 3:17</text:p>
          </table:table-cell>
          <table:table-cell office:value-type="float" office:value="9" calcext:value-type="float">
            <text:p>9</text:p>
          </table:table-cell>
          <table:table-cell table:formula="of:=[.E2260]+1" office:value-type="float" office:value="2259" calcext:value-type="float">
            <text:p>2259</text:p>
          </table:table-cell>
          <table:table-cell table:formula="of:=MAX([.F2260];[.B2261])" office:value-type="float" office:value="90.3921568627451" calcext:value-type="float">
            <text:p>90.3921568627451</text:p>
          </table:table-cell>
          <table:table-cell table:formula="of:=IF([.F2261]=[.B2261];[.E2261];[.G226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11</text:p>
          </table:table-cell>
          <table:table-cell office:value-type="float" office:value="90.1789215686274" calcext:value-type="float">
            <text:p>90.1789215686274</text:p>
          </table:table-cell>
          <table:table-cell office:value-type="string" calcext:value-type="string">
            <text:p>added grade number 4 to verse JHN 3:17</text:p>
          </table:table-cell>
          <table:table-cell office:value-type="float" office:value="9" calcext:value-type="float">
            <text:p>9</text:p>
          </table:table-cell>
          <table:table-cell table:formula="of:=[.E2261]+1" office:value-type="float" office:value="2260" calcext:value-type="float">
            <text:p>2260</text:p>
          </table:table-cell>
          <table:table-cell table:formula="of:=MAX([.F2261];[.B2262])" office:value-type="float" office:value="90.3921568627451" calcext:value-type="float">
            <text:p>90.3921568627451</text:p>
          </table:table-cell>
          <table:table-cell table:formula="of:=IF([.F2262]=[.B2262];[.E2262];[.G226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13</text:p>
          </table:table-cell>
          <table:table-cell office:value-type="float" office:value="90.156862745098" calcext:value-type="float">
            <text:p>90.156862745098</text:p>
          </table:table-cell>
          <table:table-cell office:value-type="string" calcext:value-type="string">
            <text:p>added grade number 5 to verse JHN 3:17</text:p>
          </table:table-cell>
          <table:table-cell office:value-type="float" office:value="9" calcext:value-type="float">
            <text:p>9</text:p>
          </table:table-cell>
          <table:table-cell table:formula="of:=[.E2262]+1" office:value-type="float" office:value="2261" calcext:value-type="float">
            <text:p>2261</text:p>
          </table:table-cell>
          <table:table-cell table:formula="of:=MAX([.F2262];[.B2263])" office:value-type="float" office:value="90.3921568627451" calcext:value-type="float">
            <text:p>90.3921568627451</text:p>
          </table:table-cell>
          <table:table-cell table:formula="of:=IF([.F2263]=[.B2263];[.E2263];[.G226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15</text:p>
          </table:table-cell>
          <table:table-cell office:value-type="float" office:value="90.1764705882353" calcext:value-type="float">
            <text:p>90.1764705882353</text:p>
          </table:table-cell>
          <table:table-cell office:value-type="string" calcext:value-type="string">
            <text:p>added grade number 6 to verse JHN 3:17</text:p>
          </table:table-cell>
          <table:table-cell office:value-type="float" office:value="9" calcext:value-type="float">
            <text:p>9</text:p>
          </table:table-cell>
          <table:table-cell table:formula="of:=[.E2263]+1" office:value-type="float" office:value="2262" calcext:value-type="float">
            <text:p>2262</text:p>
          </table:table-cell>
          <table:table-cell table:formula="of:=MAX([.F2263];[.B2264])" office:value-type="float" office:value="90.3921568627451" calcext:value-type="float">
            <text:p>90.3921568627451</text:p>
          </table:table-cell>
          <table:table-cell table:formula="of:=IF([.F2264]=[.B2264];[.E2264];[.G226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19</text:p>
          </table:table-cell>
          <table:table-cell office:value-type="float" office:value="90.1764705882353" calcext:value-type="float">
            <text:p>90.1764705882353</text:p>
          </table:table-cell>
          <table:table-cell office:value-type="string" calcext:value-type="string">
            <text:p>reflected on verse JHN 3:17</text:p>
          </table:table-cell>
          <table:table-cell office:value-type="float" office:value="10" calcext:value-type="float">
            <text:p>10</text:p>
          </table:table-cell>
          <table:table-cell table:formula="of:=[.E2264]+1" office:value-type="float" office:value="2263" calcext:value-type="float">
            <text:p>2263</text:p>
          </table:table-cell>
          <table:table-cell table:formula="of:=MAX([.F2264];[.B2265])" office:value-type="float" office:value="90.3921568627451" calcext:value-type="float">
            <text:p>90.3921568627451</text:p>
          </table:table-cell>
          <table:table-cell table:formula="of:=IF([.F2265]=[.B2265];[.E2265];[.G226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21</text:p>
          </table:table-cell>
          <table:table-cell office:value-type="float" office:value="90.1764705882353" calcext:value-type="float">
            <text:p>90.1764705882353</text:p>
          </table:table-cell>
          <table:table-cell office:value-type="string" calcext:value-type="string">
            <text:p>added grade number 1 to verse JHN 3:18</text:p>
          </table:table-cell>
          <table:table-cell office:value-type="float" office:value="9" calcext:value-type="float">
            <text:p>9</text:p>
          </table:table-cell>
          <table:table-cell table:formula="of:=[.E2265]+1" office:value-type="float" office:value="2264" calcext:value-type="float">
            <text:p>2264</text:p>
          </table:table-cell>
          <table:table-cell table:formula="of:=MAX([.F2265];[.B2266])" office:value-type="float" office:value="90.3921568627451" calcext:value-type="float">
            <text:p>90.3921568627451</text:p>
          </table:table-cell>
          <table:table-cell table:formula="of:=IF([.F2266]=[.B2266];[.E2266];[.G226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23</text:p>
          </table:table-cell>
          <table:table-cell office:value-type="float" office:value="90.0735294117647" calcext:value-type="float">
            <text:p>90.0735294117647</text:p>
          </table:table-cell>
          <table:table-cell office:value-type="string" calcext:value-type="string">
            <text:p>added grade number 2 to verse JHN 3:18</text:p>
          </table:table-cell>
          <table:table-cell office:value-type="float" office:value="9" calcext:value-type="float">
            <text:p>9</text:p>
          </table:table-cell>
          <table:table-cell table:formula="of:=[.E2266]+1" office:value-type="float" office:value="2265" calcext:value-type="float">
            <text:p>2265</text:p>
          </table:table-cell>
          <table:table-cell table:formula="of:=MAX([.F2266];[.B2267])" office:value-type="float" office:value="90.3921568627451" calcext:value-type="float">
            <text:p>90.3921568627451</text:p>
          </table:table-cell>
          <table:table-cell table:formula="of:=IF([.F2267]=[.B2267];[.E2267];[.G226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24</text:p>
          </table:table-cell>
          <table:table-cell office:value-type="float" office:value="90.0882352941176" calcext:value-type="float">
            <text:p>90.0882352941176</text:p>
          </table:table-cell>
          <table:table-cell office:value-type="string" calcext:value-type="string">
            <text:p>added grade number 3 to verse JHN 3:18</text:p>
          </table:table-cell>
          <table:table-cell office:value-type="float" office:value="9" calcext:value-type="float">
            <text:p>9</text:p>
          </table:table-cell>
          <table:table-cell table:formula="of:=[.E2267]+1" office:value-type="float" office:value="2266" calcext:value-type="float">
            <text:p>2266</text:p>
          </table:table-cell>
          <table:table-cell table:formula="of:=MAX([.F2267];[.B2268])" office:value-type="float" office:value="90.3921568627451" calcext:value-type="float">
            <text:p>90.3921568627451</text:p>
          </table:table-cell>
          <table:table-cell table:formula="of:=IF([.F2268]=[.B2268];[.E2268];[.G226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26</text:p>
          </table:table-cell>
          <table:table-cell office:value-type="float" office:value="90.0955882352941" calcext:value-type="float">
            <text:p>90.0955882352941</text:p>
          </table:table-cell>
          <table:table-cell office:value-type="string" calcext:value-type="string">
            <text:p>added grade number 4 to verse JHN 3:18</text:p>
          </table:table-cell>
          <table:table-cell office:value-type="float" office:value="9" calcext:value-type="float">
            <text:p>9</text:p>
          </table:table-cell>
          <table:table-cell table:formula="of:=[.E2268]+1" office:value-type="float" office:value="2267" calcext:value-type="float">
            <text:p>2267</text:p>
          </table:table-cell>
          <table:table-cell table:formula="of:=MAX([.F2268];[.B2269])" office:value-type="float" office:value="90.3921568627451" calcext:value-type="float">
            <text:p>90.3921568627451</text:p>
          </table:table-cell>
          <table:table-cell table:formula="of:=IF([.F2269]=[.B2269];[.E2269];[.G226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27</text:p>
          </table:table-cell>
          <table:table-cell office:value-type="float" office:value="90.0705882352941" calcext:value-type="float">
            <text:p>90.0705882352941</text:p>
          </table:table-cell>
          <table:table-cell office:value-type="string" calcext:value-type="string">
            <text:p>added grade number 5 to verse JHN 3:18</text:p>
          </table:table-cell>
          <table:table-cell office:value-type="float" office:value="9" calcext:value-type="float">
            <text:p>9</text:p>
          </table:table-cell>
          <table:table-cell table:formula="of:=[.E2269]+1" office:value-type="float" office:value="2268" calcext:value-type="float">
            <text:p>2268</text:p>
          </table:table-cell>
          <table:table-cell table:formula="of:=MAX([.F2269];[.B2270])" office:value-type="float" office:value="90.3921568627451" calcext:value-type="float">
            <text:p>90.3921568627451</text:p>
          </table:table-cell>
          <table:table-cell table:formula="of:=IF([.F2270]=[.B2270];[.E2270];[.G226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29</text:p>
          </table:table-cell>
          <table:table-cell office:value-type="float" office:value="90.1029411764706" calcext:value-type="float">
            <text:p>90.1029411764706</text:p>
          </table:table-cell>
          <table:table-cell office:value-type="string" calcext:value-type="string">
            <text:p>added grade number 6 to verse JHN 3:18</text:p>
          </table:table-cell>
          <table:table-cell office:value-type="float" office:value="9" calcext:value-type="float">
            <text:p>9</text:p>
          </table:table-cell>
          <table:table-cell table:formula="of:=[.E2270]+1" office:value-type="float" office:value="2269" calcext:value-type="float">
            <text:p>2269</text:p>
          </table:table-cell>
          <table:table-cell table:formula="of:=MAX([.F2270];[.B2271])" office:value-type="float" office:value="90.3921568627451" calcext:value-type="float">
            <text:p>90.3921568627451</text:p>
          </table:table-cell>
          <table:table-cell table:formula="of:=IF([.F2271]=[.B2271];[.E2271];[.G227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35</text:p>
          </table:table-cell>
          <table:table-cell office:value-type="float" office:value="90.1029411764706" calcext:value-type="float">
            <text:p>90.1029411764706</text:p>
          </table:table-cell>
          <table:table-cell office:value-type="string" calcext:value-type="string">
            <text:p>reflected on verse JHN 3:18</text:p>
          </table:table-cell>
          <table:table-cell office:value-type="float" office:value="10" calcext:value-type="float">
            <text:p>10</text:p>
          </table:table-cell>
          <table:table-cell table:formula="of:=[.E2271]+1" office:value-type="float" office:value="2270" calcext:value-type="float">
            <text:p>2270</text:p>
          </table:table-cell>
          <table:table-cell table:formula="of:=MAX([.F2271];[.B2272])" office:value-type="float" office:value="90.3921568627451" calcext:value-type="float">
            <text:p>90.3921568627451</text:p>
          </table:table-cell>
          <table:table-cell table:formula="of:=IF([.F2272]=[.B2272];[.E2272];[.G227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37</text:p>
          </table:table-cell>
          <table:table-cell office:value-type="float" office:value="90.093137254902" calcext:value-type="float">
            <text:p>90.093137254902</text:p>
          </table:table-cell>
          <table:table-cell office:value-type="string" calcext:value-type="string">
            <text:p>added grade number 1 to verse JHN 3:19</text:p>
          </table:table-cell>
          <table:table-cell office:value-type="float" office:value="9" calcext:value-type="float">
            <text:p>9</text:p>
          </table:table-cell>
          <table:table-cell table:formula="of:=[.E2272]+1" office:value-type="float" office:value="2271" calcext:value-type="float">
            <text:p>2271</text:p>
          </table:table-cell>
          <table:table-cell table:formula="of:=MAX([.F2272];[.B2273])" office:value-type="float" office:value="90.3921568627451" calcext:value-type="float">
            <text:p>90.3921568627451</text:p>
          </table:table-cell>
          <table:table-cell table:formula="of:=IF([.F2273]=[.B2273];[.E2273];[.G227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39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2 to verse JHN 3:19</text:p>
          </table:table-cell>
          <table:table-cell office:value-type="float" office:value="9" calcext:value-type="float">
            <text:p>9</text:p>
          </table:table-cell>
          <table:table-cell table:formula="of:=[.E2273]+1" office:value-type="float" office:value="2272" calcext:value-type="float">
            <text:p>2272</text:p>
          </table:table-cell>
          <table:table-cell table:formula="of:=MAX([.F2273];[.B2274])" office:value-type="float" office:value="90.3921568627451" calcext:value-type="float">
            <text:p>90.3921568627451</text:p>
          </table:table-cell>
          <table:table-cell table:formula="of:=IF([.F2274]=[.B2274];[.E2274];[.G227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40</text:p>
          </table:table-cell>
          <table:table-cell office:value-type="float" office:value="90.0245098039216" calcext:value-type="float">
            <text:p>90.0245098039216</text:p>
          </table:table-cell>
          <table:table-cell office:value-type="string" calcext:value-type="string">
            <text:p>added grade number 3 to verse JHN 3:19</text:p>
          </table:table-cell>
          <table:table-cell office:value-type="float" office:value="9" calcext:value-type="float">
            <text:p>9</text:p>
          </table:table-cell>
          <table:table-cell table:formula="of:=[.E2274]+1" office:value-type="float" office:value="2273" calcext:value-type="float">
            <text:p>2273</text:p>
          </table:table-cell>
          <table:table-cell table:formula="of:=MAX([.F2274];[.B2275])" office:value-type="float" office:value="90.3921568627451" calcext:value-type="float">
            <text:p>90.3921568627451</text:p>
          </table:table-cell>
          <table:table-cell table:formula="of:=IF([.F2275]=[.B2275];[.E2275];[.G227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42</text:p>
          </table:table-cell>
          <table:table-cell office:value-type="float" office:value="90.0416666666667" calcext:value-type="float">
            <text:p>90.0416666666667</text:p>
          </table:table-cell>
          <table:table-cell office:value-type="string" calcext:value-type="string">
            <text:p>added grade number 4 to verse JHN 3:19</text:p>
          </table:table-cell>
          <table:table-cell office:value-type="float" office:value="9" calcext:value-type="float">
            <text:p>9</text:p>
          </table:table-cell>
          <table:table-cell table:formula="of:=[.E2275]+1" office:value-type="float" office:value="2274" calcext:value-type="float">
            <text:p>2274</text:p>
          </table:table-cell>
          <table:table-cell table:formula="of:=MAX([.F2275];[.B2276])" office:value-type="float" office:value="90.3921568627451" calcext:value-type="float">
            <text:p>90.3921568627451</text:p>
          </table:table-cell>
          <table:table-cell table:formula="of:=IF([.F2276]=[.B2276];[.E2276];[.G227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43</text:p>
          </table:table-cell>
          <table:table-cell office:value-type="float" office:value="90.0813725490196" calcext:value-type="float">
            <text:p>90.0813725490196</text:p>
          </table:table-cell>
          <table:table-cell office:value-type="string" calcext:value-type="string">
            <text:p>added grade number 5 to verse JHN 3:19</text:p>
          </table:table-cell>
          <table:table-cell office:value-type="float" office:value="9" calcext:value-type="float">
            <text:p>9</text:p>
          </table:table-cell>
          <table:table-cell table:formula="of:=[.E2276]+1" office:value-type="float" office:value="2275" calcext:value-type="float">
            <text:p>2275</text:p>
          </table:table-cell>
          <table:table-cell table:formula="of:=MAX([.F2276];[.B2277])" office:value-type="float" office:value="90.3921568627451" calcext:value-type="float">
            <text:p>90.3921568627451</text:p>
          </table:table-cell>
          <table:table-cell table:formula="of:=IF([.F2277]=[.B2277];[.E2277];[.G227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46</text:p>
          </table:table-cell>
          <table:table-cell office:value-type="float" office:value="90.0588235294118" calcext:value-type="float">
            <text:p>90.0588235294118</text:p>
          </table:table-cell>
          <table:table-cell office:value-type="string" calcext:value-type="string">
            <text:p>added grade number 6 to verse JHN 3:19</text:p>
          </table:table-cell>
          <table:table-cell office:value-type="float" office:value="9" calcext:value-type="float">
            <text:p>9</text:p>
          </table:table-cell>
          <table:table-cell table:formula="of:=[.E2277]+1" office:value-type="float" office:value="2276" calcext:value-type="float">
            <text:p>2276</text:p>
          </table:table-cell>
          <table:table-cell table:formula="of:=MAX([.F2277];[.B2278])" office:value-type="float" office:value="90.3921568627451" calcext:value-type="float">
            <text:p>90.3921568627451</text:p>
          </table:table-cell>
          <table:table-cell table:formula="of:=IF([.F2278]=[.B2278];[.E2278];[.G227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50</text:p>
          </table:table-cell>
          <table:table-cell office:value-type="float" office:value="90.0588235294118" calcext:value-type="float">
            <text:p>90.0588235294118</text:p>
          </table:table-cell>
          <table:table-cell office:value-type="string" calcext:value-type="string">
            <text:p>reflected on verse JHN 3:19</text:p>
          </table:table-cell>
          <table:table-cell office:value-type="float" office:value="10" calcext:value-type="float">
            <text:p>10</text:p>
          </table:table-cell>
          <table:table-cell table:formula="of:=[.E2278]+1" office:value-type="float" office:value="2277" calcext:value-type="float">
            <text:p>2277</text:p>
          </table:table-cell>
          <table:table-cell table:formula="of:=MAX([.F2278];[.B2279])" office:value-type="float" office:value="90.3921568627451" calcext:value-type="float">
            <text:p>90.3921568627451</text:p>
          </table:table-cell>
          <table:table-cell table:formula="of:=IF([.F2279]=[.B2279];[.E2279];[.G227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55</text:p>
          </table:table-cell>
          <table:table-cell office:value-type="float" office:value="90.0343137254902" calcext:value-type="float">
            <text:p>90.0343137254902</text:p>
          </table:table-cell>
          <table:table-cell office:value-type="string" calcext:value-type="string">
            <text:p>added grade number 1 to verse JHN 3:20</text:p>
          </table:table-cell>
          <table:table-cell office:value-type="float" office:value="9" calcext:value-type="float">
            <text:p>9</text:p>
          </table:table-cell>
          <table:table-cell table:formula="of:=[.E2279]+1" office:value-type="float" office:value="2278" calcext:value-type="float">
            <text:p>2278</text:p>
          </table:table-cell>
          <table:table-cell table:formula="of:=MAX([.F2279];[.B2280])" office:value-type="float" office:value="90.3921568627451" calcext:value-type="float">
            <text:p>90.3921568627451</text:p>
          </table:table-cell>
          <table:table-cell table:formula="of:=IF([.F2280]=[.B2280];[.E2280];[.G227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57</text:p>
          </table:table-cell>
          <table:table-cell office:value-type="float" office:value="90.0049019607843" calcext:value-type="float">
            <text:p>90.0049019607843</text:p>
          </table:table-cell>
          <table:table-cell office:value-type="string" calcext:value-type="string">
            <text:p>added grade number 2 to verse JHN 3:20</text:p>
          </table:table-cell>
          <table:table-cell office:value-type="float" office:value="9" calcext:value-type="float">
            <text:p>9</text:p>
          </table:table-cell>
          <table:table-cell table:formula="of:=[.E2280]+1" office:value-type="float" office:value="2279" calcext:value-type="float">
            <text:p>2279</text:p>
          </table:table-cell>
          <table:table-cell table:formula="of:=MAX([.F2280];[.B2281])" office:value-type="float" office:value="90.3921568627451" calcext:value-type="float">
            <text:p>90.3921568627451</text:p>
          </table:table-cell>
          <table:table-cell table:formula="of:=IF([.F2281]=[.B2281];[.E2281];[.G228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1:59</text:p>
          </table:table-cell>
          <table:table-cell office:value-type="float" office:value="89.9656862745098" calcext:value-type="float">
            <text:p>89.9656862745098</text:p>
          </table:table-cell>
          <table:table-cell office:value-type="string" calcext:value-type="string">
            <text:p>added grade number 3 to verse JHN 3:20</text:p>
          </table:table-cell>
          <table:table-cell office:value-type="float" office:value="9" calcext:value-type="float">
            <text:p>9</text:p>
          </table:table-cell>
          <table:table-cell table:formula="of:=[.E2281]+1" office:value-type="float" office:value="2280" calcext:value-type="float">
            <text:p>2280</text:p>
          </table:table-cell>
          <table:table-cell table:formula="of:=MAX([.F2281];[.B2282])" office:value-type="float" office:value="90.3921568627451" calcext:value-type="float">
            <text:p>90.3921568627451</text:p>
          </table:table-cell>
          <table:table-cell table:formula="of:=IF([.F2282]=[.B2282];[.E2282];[.G228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00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4 to verse JHN 3:20</text:p>
          </table:table-cell>
          <table:table-cell office:value-type="float" office:value="9" calcext:value-type="float">
            <text:p>9</text:p>
          </table:table-cell>
          <table:table-cell table:formula="of:=[.E2282]+1" office:value-type="float" office:value="2281" calcext:value-type="float">
            <text:p>2281</text:p>
          </table:table-cell>
          <table:table-cell table:formula="of:=MAX([.F2282];[.B2283])" office:value-type="float" office:value="90.3921568627451" calcext:value-type="float">
            <text:p>90.3921568627451</text:p>
          </table:table-cell>
          <table:table-cell table:formula="of:=IF([.F2283]=[.B2283];[.E2283];[.G228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02</text:p>
          </table:table-cell>
          <table:table-cell office:value-type="float" office:value="90.0107843137255" calcext:value-type="float">
            <text:p>90.0107843137255</text:p>
          </table:table-cell>
          <table:table-cell office:value-type="string" calcext:value-type="string">
            <text:p>added grade number 5 to verse JHN 3:20</text:p>
          </table:table-cell>
          <table:table-cell office:value-type="float" office:value="9" calcext:value-type="float">
            <text:p>9</text:p>
          </table:table-cell>
          <table:table-cell table:formula="of:=[.E2283]+1" office:value-type="float" office:value="2282" calcext:value-type="float">
            <text:p>2282</text:p>
          </table:table-cell>
          <table:table-cell table:formula="of:=MAX([.F2283];[.B2284])" office:value-type="float" office:value="90.3921568627451" calcext:value-type="float">
            <text:p>90.3921568627451</text:p>
          </table:table-cell>
          <table:table-cell table:formula="of:=IF([.F2284]=[.B2284];[.E2284];[.G228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03</text:p>
          </table:table-cell>
          <table:table-cell office:value-type="float" office:value="90.0147058823529" calcext:value-type="float">
            <text:p>90.0147058823529</text:p>
          </table:table-cell>
          <table:table-cell office:value-type="string" calcext:value-type="string">
            <text:p>added grade number 6 to verse JHN 3:20</text:p>
          </table:table-cell>
          <table:table-cell office:value-type="float" office:value="9" calcext:value-type="float">
            <text:p>9</text:p>
          </table:table-cell>
          <table:table-cell table:formula="of:=[.E2284]+1" office:value-type="float" office:value="2283" calcext:value-type="float">
            <text:p>2283</text:p>
          </table:table-cell>
          <table:table-cell table:formula="of:=MAX([.F2284];[.B2285])" office:value-type="float" office:value="90.3921568627451" calcext:value-type="float">
            <text:p>90.3921568627451</text:p>
          </table:table-cell>
          <table:table-cell table:formula="of:=IF([.F2285]=[.B2285];[.E2285];[.G228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09</text:p>
          </table:table-cell>
          <table:table-cell office:value-type="float" office:value="90.0147058823529" calcext:value-type="float">
            <text:p>90.0147058823529</text:p>
          </table:table-cell>
          <table:table-cell office:value-type="string" calcext:value-type="string">
            <text:p>reflected on verse JHN 3:20</text:p>
          </table:table-cell>
          <table:table-cell office:value-type="float" office:value="10" calcext:value-type="float">
            <text:p>10</text:p>
          </table:table-cell>
          <table:table-cell table:formula="of:=[.E2285]+1" office:value-type="float" office:value="2284" calcext:value-type="float">
            <text:p>2284</text:p>
          </table:table-cell>
          <table:table-cell table:formula="of:=MAX([.F2285];[.B2286])" office:value-type="float" office:value="90.3921568627451" calcext:value-type="float">
            <text:p>90.3921568627451</text:p>
          </table:table-cell>
          <table:table-cell table:formula="of:=IF([.F2286]=[.B2286];[.E2286];[.G228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10</text:p>
          </table:table-cell>
          <table:table-cell office:value-type="float" office:value="89.8725490196079" calcext:value-type="float">
            <text:p>89.8725490196079</text:p>
          </table:table-cell>
          <table:table-cell office:value-type="string" calcext:value-type="string">
            <text:p>added grade number 1 to verse JHN 3:21</text:p>
          </table:table-cell>
          <table:table-cell office:value-type="float" office:value="9" calcext:value-type="float">
            <text:p>9</text:p>
          </table:table-cell>
          <table:table-cell table:formula="of:=[.E2286]+1" office:value-type="float" office:value="2285" calcext:value-type="float">
            <text:p>2285</text:p>
          </table:table-cell>
          <table:table-cell table:formula="of:=MAX([.F2286];[.B2287])" office:value-type="float" office:value="90.3921568627451" calcext:value-type="float">
            <text:p>90.3921568627451</text:p>
          </table:table-cell>
          <table:table-cell table:formula="of:=IF([.F2287]=[.B2287];[.E2287];[.G228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14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2 to verse JHN 3:21</text:p>
          </table:table-cell>
          <table:table-cell office:value-type="float" office:value="9" calcext:value-type="float">
            <text:p>9</text:p>
          </table:table-cell>
          <table:table-cell table:formula="of:=[.E2287]+1" office:value-type="float" office:value="2286" calcext:value-type="float">
            <text:p>2286</text:p>
          </table:table-cell>
          <table:table-cell table:formula="of:=MAX([.F2287];[.B2288])" office:value-type="float" office:value="90.3921568627451" calcext:value-type="float">
            <text:p>90.3921568627451</text:p>
          </table:table-cell>
          <table:table-cell table:formula="of:=IF([.F2288]=[.B2288];[.E2288];[.G228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16</text:p>
          </table:table-cell>
          <table:table-cell office:value-type="float" office:value="90.0196078431373" calcext:value-type="float">
            <text:p>90.0196078431373</text:p>
          </table:table-cell>
          <table:table-cell office:value-type="string" calcext:value-type="string">
            <text:p>added grade number 3 to verse JHN 3:21</text:p>
          </table:table-cell>
          <table:table-cell office:value-type="float" office:value="9" calcext:value-type="float">
            <text:p>9</text:p>
          </table:table-cell>
          <table:table-cell table:formula="of:=[.E2288]+1" office:value-type="float" office:value="2287" calcext:value-type="float">
            <text:p>2287</text:p>
          </table:table-cell>
          <table:table-cell table:formula="of:=MAX([.F2288];[.B2289])" office:value-type="float" office:value="90.3921568627451" calcext:value-type="float">
            <text:p>90.3921568627451</text:p>
          </table:table-cell>
          <table:table-cell table:formula="of:=IF([.F2289]=[.B2289];[.E2289];[.G228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17</text:p>
          </table:table-cell>
          <table:table-cell office:value-type="float" office:value="89.9828431372549" calcext:value-type="float">
            <text:p>89.9828431372549</text:p>
          </table:table-cell>
          <table:table-cell office:value-type="string" calcext:value-type="string">
            <text:p>added grade number 4 to verse JHN 3:21</text:p>
          </table:table-cell>
          <table:table-cell office:value-type="float" office:value="9" calcext:value-type="float">
            <text:p>9</text:p>
          </table:table-cell>
          <table:table-cell table:formula="of:=[.E2289]+1" office:value-type="float" office:value="2288" calcext:value-type="float">
            <text:p>2288</text:p>
          </table:table-cell>
          <table:table-cell table:formula="of:=MAX([.F2289];[.B2290])" office:value-type="float" office:value="90.3921568627451" calcext:value-type="float">
            <text:p>90.3921568627451</text:p>
          </table:table-cell>
          <table:table-cell table:formula="of:=IF([.F2290]=[.B2290];[.E2290];[.G228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19</text:p>
          </table:table-cell>
          <table:table-cell office:value-type="float" office:value="89.9901960784314" calcext:value-type="float">
            <text:p>89.9901960784314</text:p>
          </table:table-cell>
          <table:table-cell office:value-type="string" calcext:value-type="string">
            <text:p>added grade number 5 to verse JHN 3:21</text:p>
          </table:table-cell>
          <table:table-cell office:value-type="float" office:value="9" calcext:value-type="float">
            <text:p>9</text:p>
          </table:table-cell>
          <table:table-cell table:formula="of:=[.E2290]+1" office:value-type="float" office:value="2289" calcext:value-type="float">
            <text:p>2289</text:p>
          </table:table-cell>
          <table:table-cell table:formula="of:=MAX([.F2290];[.B2291])" office:value-type="float" office:value="90.3921568627451" calcext:value-type="float">
            <text:p>90.3921568627451</text:p>
          </table:table-cell>
          <table:table-cell table:formula="of:=IF([.F2291]=[.B2291];[.E2291];[.G229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20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added grade number 6 to verse JHN 3:21</text:p>
          </table:table-cell>
          <table:table-cell office:value-type="float" office:value="9" calcext:value-type="float">
            <text:p>9</text:p>
          </table:table-cell>
          <table:table-cell table:formula="of:=[.E2291]+1" office:value-type="float" office:value="2290" calcext:value-type="float">
            <text:p>2290</text:p>
          </table:table-cell>
          <table:table-cell table:formula="of:=MAX([.F2291];[.B2292])" office:value-type="float" office:value="90.3921568627451" calcext:value-type="float">
            <text:p>90.3921568627451</text:p>
          </table:table-cell>
          <table:table-cell table:formula="of:=IF([.F2292]=[.B2292];[.E2292];[.G229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25</text:p>
          </table:table-cell>
          <table:table-cell office:value-type="float" office:value="89.9950980392157" calcext:value-type="float">
            <text:p>89.9950980392157</text:p>
          </table:table-cell>
          <table:table-cell office:value-type="string" calcext:value-type="string">
            <text:p>reflected on verse JHN 3:21</text:p>
          </table:table-cell>
          <table:table-cell office:value-type="float" office:value="10" calcext:value-type="float">
            <text:p>10</text:p>
          </table:table-cell>
          <table:table-cell table:formula="of:=[.E2292]+1" office:value-type="float" office:value="2291" calcext:value-type="float">
            <text:p>2291</text:p>
          </table:table-cell>
          <table:table-cell table:formula="of:=MAX([.F2292];[.B2293])" office:value-type="float" office:value="90.3921568627451" calcext:value-type="float">
            <text:p>90.3921568627451</text:p>
          </table:table-cell>
          <table:table-cell table:formula="of:=IF([.F2293]=[.B2293];[.E2293];[.G229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26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1 to verse JHN 3:22</text:p>
          </table:table-cell>
          <table:table-cell office:value-type="float" office:value="9" calcext:value-type="float">
            <text:p>9</text:p>
          </table:table-cell>
          <table:table-cell table:formula="of:=[.E2293]+1" office:value-type="float" office:value="2292" calcext:value-type="float">
            <text:p>2292</text:p>
          </table:table-cell>
          <table:table-cell table:formula="of:=MAX([.F2293];[.B2294])" office:value-type="float" office:value="90.3921568627451" calcext:value-type="float">
            <text:p>90.3921568627451</text:p>
          </table:table-cell>
          <table:table-cell table:formula="of:=IF([.F2294]=[.B2294];[.E2294];[.G229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27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2 to verse JHN 3:22</text:p>
          </table:table-cell>
          <table:table-cell office:value-type="float" office:value="9" calcext:value-type="float">
            <text:p>9</text:p>
          </table:table-cell>
          <table:table-cell table:formula="of:=[.E2294]+1" office:value-type="float" office:value="2293" calcext:value-type="float">
            <text:p>2293</text:p>
          </table:table-cell>
          <table:table-cell table:formula="of:=MAX([.F2294];[.B2295])" office:value-type="float" office:value="90.3921568627451" calcext:value-type="float">
            <text:p>90.3921568627451</text:p>
          </table:table-cell>
          <table:table-cell table:formula="of:=IF([.F2295]=[.B2295];[.E2295];[.G229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29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3 to verse JHN 3:22</text:p>
          </table:table-cell>
          <table:table-cell office:value-type="float" office:value="9" calcext:value-type="float">
            <text:p>9</text:p>
          </table:table-cell>
          <table:table-cell table:formula="of:=[.E2295]+1" office:value-type="float" office:value="2294" calcext:value-type="float">
            <text:p>2294</text:p>
          </table:table-cell>
          <table:table-cell table:formula="of:=MAX([.F2295];[.B2296])" office:value-type="float" office:value="90.3921568627451" calcext:value-type="float">
            <text:p>90.3921568627451</text:p>
          </table:table-cell>
          <table:table-cell table:formula="of:=IF([.F2296]=[.B2296];[.E2296];[.G229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30</text:p>
          </table:table-cell>
          <table:table-cell office:value-type="float" office:value="89.9803921568628" calcext:value-type="float">
            <text:p>89.9803921568628</text:p>
          </table:table-cell>
          <table:table-cell office:value-type="string" calcext:value-type="string">
            <text:p>added grade number 4 to verse JHN 3:22</text:p>
          </table:table-cell>
          <table:table-cell office:value-type="float" office:value="9" calcext:value-type="float">
            <text:p>9</text:p>
          </table:table-cell>
          <table:table-cell table:formula="of:=[.E2296]+1" office:value-type="float" office:value="2295" calcext:value-type="float">
            <text:p>2295</text:p>
          </table:table-cell>
          <table:table-cell table:formula="of:=MAX([.F2296];[.B2297])" office:value-type="float" office:value="90.3921568627451" calcext:value-type="float">
            <text:p>90.3921568627451</text:p>
          </table:table-cell>
          <table:table-cell table:formula="of:=IF([.F2297]=[.B2297];[.E2297];[.G229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32</text:p>
          </table:table-cell>
          <table:table-cell office:value-type="float" office:value="89.9509803921569" calcext:value-type="float">
            <text:p>89.9509803921569</text:p>
          </table:table-cell>
          <table:table-cell office:value-type="string" calcext:value-type="string">
            <text:p>added grade number 5 to verse JHN 3:22</text:p>
          </table:table-cell>
          <table:table-cell office:value-type="float" office:value="9" calcext:value-type="float">
            <text:p>9</text:p>
          </table:table-cell>
          <table:table-cell table:formula="of:=[.E2297]+1" office:value-type="float" office:value="2296" calcext:value-type="float">
            <text:p>2296</text:p>
          </table:table-cell>
          <table:table-cell table:formula="of:=MAX([.F2297];[.B2298])" office:value-type="float" office:value="90.3921568627451" calcext:value-type="float">
            <text:p>90.3921568627451</text:p>
          </table:table-cell>
          <table:table-cell table:formula="of:=IF([.F2298]=[.B2298];[.E2298];[.G229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33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added grade number 6 to verse JHN 3:22</text:p>
          </table:table-cell>
          <table:table-cell office:value-type="float" office:value="9" calcext:value-type="float">
            <text:p>9</text:p>
          </table:table-cell>
          <table:table-cell table:formula="of:=[.E2298]+1" office:value-type="float" office:value="2297" calcext:value-type="float">
            <text:p>2297</text:p>
          </table:table-cell>
          <table:table-cell table:formula="of:=MAX([.F2298];[.B2299])" office:value-type="float" office:value="90.3921568627451" calcext:value-type="float">
            <text:p>90.3921568627451</text:p>
          </table:table-cell>
          <table:table-cell table:formula="of:=IF([.F2299]=[.B2299];[.E2299];[.G229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40</text:p>
          </table:table-cell>
          <table:table-cell office:value-type="float" office:value="89.9558823529412" calcext:value-type="float">
            <text:p>89.9558823529412</text:p>
          </table:table-cell>
          <table:table-cell office:value-type="string" calcext:value-type="string">
            <text:p>reflected on verse JHN 3:22</text:p>
          </table:table-cell>
          <table:table-cell office:value-type="float" office:value="10" calcext:value-type="float">
            <text:p>10</text:p>
          </table:table-cell>
          <table:table-cell table:formula="of:=[.E2299]+1" office:value-type="float" office:value="2298" calcext:value-type="float">
            <text:p>2298</text:p>
          </table:table-cell>
          <table:table-cell table:formula="of:=MAX([.F2299];[.B2300])" office:value-type="float" office:value="90.3921568627451" calcext:value-type="float">
            <text:p>90.3921568627451</text:p>
          </table:table-cell>
          <table:table-cell table:formula="of:=IF([.F2300]=[.B2300];[.E2300];[.G229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42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1 to verse JHN 3:23</text:p>
          </table:table-cell>
          <table:table-cell office:value-type="float" office:value="9" calcext:value-type="float">
            <text:p>9</text:p>
          </table:table-cell>
          <table:table-cell table:formula="of:=[.E2300]+1" office:value-type="float" office:value="2299" calcext:value-type="float">
            <text:p>2299</text:p>
          </table:table-cell>
          <table:table-cell table:formula="of:=MAX([.F2300];[.B2301])" office:value-type="float" office:value="90.3921568627451" calcext:value-type="float">
            <text:p>90.3921568627451</text:p>
          </table:table-cell>
          <table:table-cell table:formula="of:=IF([.F2301]=[.B2301];[.E2301];[.G230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43</text:p>
          </table:table-cell>
          <table:table-cell office:value-type="float" office:value="89.8627450980392" calcext:value-type="float">
            <text:p>89.8627450980392</text:p>
          </table:table-cell>
          <table:table-cell office:value-type="string" calcext:value-type="string">
            <text:p>added grade number 2 to verse JHN 3:23</text:p>
          </table:table-cell>
          <table:table-cell office:value-type="float" office:value="9" calcext:value-type="float">
            <text:p>9</text:p>
          </table:table-cell>
          <table:table-cell table:formula="of:=[.E2301]+1" office:value-type="float" office:value="2300" calcext:value-type="float">
            <text:p>2300</text:p>
          </table:table-cell>
          <table:table-cell table:formula="of:=MAX([.F2301];[.B2302])" office:value-type="float" office:value="90.3921568627451" calcext:value-type="float">
            <text:p>90.3921568627451</text:p>
          </table:table-cell>
          <table:table-cell table:formula="of:=IF([.F2302]=[.B2302];[.E2302];[.G230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45</text:p>
          </table:table-cell>
          <table:table-cell office:value-type="float" office:value="89.9460784313725" calcext:value-type="float">
            <text:p>89.9460784313725</text:p>
          </table:table-cell>
          <table:table-cell office:value-type="string" calcext:value-type="string">
            <text:p>added grade number 3 to verse JHN 3:23</text:p>
          </table:table-cell>
          <table:table-cell office:value-type="float" office:value="9" calcext:value-type="float">
            <text:p>9</text:p>
          </table:table-cell>
          <table:table-cell table:formula="of:=[.E2302]+1" office:value-type="float" office:value="2301" calcext:value-type="float">
            <text:p>2301</text:p>
          </table:table-cell>
          <table:table-cell table:formula="of:=MAX([.F2302];[.B2303])" office:value-type="float" office:value="90.3921568627451" calcext:value-type="float">
            <text:p>90.3921568627451</text:p>
          </table:table-cell>
          <table:table-cell table:formula="of:=IF([.F2303]=[.B2303];[.E2303];[.G230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47</text:p>
          </table:table-cell>
          <table:table-cell office:value-type="float" office:value="89.9142156862745" calcext:value-type="float">
            <text:p>89.9142156862745</text:p>
          </table:table-cell>
          <table:table-cell office:value-type="string" calcext:value-type="string">
            <text:p>added grade number 4 to verse JHN 3:23</text:p>
          </table:table-cell>
          <table:table-cell office:value-type="float" office:value="9" calcext:value-type="float">
            <text:p>9</text:p>
          </table:table-cell>
          <table:table-cell table:formula="of:=[.E2303]+1" office:value-type="float" office:value="2302" calcext:value-type="float">
            <text:p>2302</text:p>
          </table:table-cell>
          <table:table-cell table:formula="of:=MAX([.F2303];[.B2304])" office:value-type="float" office:value="90.3921568627451" calcext:value-type="float">
            <text:p>90.3921568627451</text:p>
          </table:table-cell>
          <table:table-cell table:formula="of:=IF([.F2304]=[.B2304];[.E2304];[.G230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48</text:p>
          </table:table-cell>
          <table:table-cell office:value-type="float" office:value="89.8950980392157" calcext:value-type="float">
            <text:p>89.8950980392157</text:p>
          </table:table-cell>
          <table:table-cell office:value-type="string" calcext:value-type="string">
            <text:p>added grade number 5 to verse JHN 3:23</text:p>
          </table:table-cell>
          <table:table-cell office:value-type="float" office:value="9" calcext:value-type="float">
            <text:p>9</text:p>
          </table:table-cell>
          <table:table-cell table:formula="of:=[.E2304]+1" office:value-type="float" office:value="2303" calcext:value-type="float">
            <text:p>2303</text:p>
          </table:table-cell>
          <table:table-cell table:formula="of:=MAX([.F2304];[.B2305])" office:value-type="float" office:value="90.3921568627451" calcext:value-type="float">
            <text:p>90.3921568627451</text:p>
          </table:table-cell>
          <table:table-cell table:formula="of:=IF([.F2305]=[.B2305];[.E2305];[.G230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50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6 to verse JHN 3:23</text:p>
          </table:table-cell>
          <table:table-cell office:value-type="float" office:value="9" calcext:value-type="float">
            <text:p>9</text:p>
          </table:table-cell>
          <table:table-cell table:formula="of:=[.E2305]+1" office:value-type="float" office:value="2304" calcext:value-type="float">
            <text:p>2304</text:p>
          </table:table-cell>
          <table:table-cell table:formula="of:=MAX([.F2305];[.B2306])" office:value-type="float" office:value="90.3921568627451" calcext:value-type="float">
            <text:p>90.3921568627451</text:p>
          </table:table-cell>
          <table:table-cell table:formula="of:=IF([.F2306]=[.B2306];[.E2306];[.G230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54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reflected on verse JHN 3:23</text:p>
          </table:table-cell>
          <table:table-cell office:value-type="float" office:value="10" calcext:value-type="float">
            <text:p>10</text:p>
          </table:table-cell>
          <table:table-cell table:formula="of:=[.E2306]+1" office:value-type="float" office:value="2305" calcext:value-type="float">
            <text:p>2305</text:p>
          </table:table-cell>
          <table:table-cell table:formula="of:=MAX([.F2306];[.B2307])" office:value-type="float" office:value="90.3921568627451" calcext:value-type="float">
            <text:p>90.3921568627451</text:p>
          </table:table-cell>
          <table:table-cell table:formula="of:=IF([.F2307]=[.B2307];[.E2307];[.G230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56</text:p>
          </table:table-cell>
          <table:table-cell office:value-type="float" office:value="89.8333333333333" calcext:value-type="float">
            <text:p>89.8333333333333</text:p>
          </table:table-cell>
          <table:table-cell office:value-type="string" calcext:value-type="string">
            <text:p>added grade number 1 to verse JHN 3:24</text:p>
          </table:table-cell>
          <table:table-cell office:value-type="float" office:value="9" calcext:value-type="float">
            <text:p>9</text:p>
          </table:table-cell>
          <table:table-cell table:formula="of:=[.E2307]+1" office:value-type="float" office:value="2306" calcext:value-type="float">
            <text:p>2306</text:p>
          </table:table-cell>
          <table:table-cell table:formula="of:=MAX([.F2307];[.B2308])" office:value-type="float" office:value="90.3921568627451" calcext:value-type="float">
            <text:p>90.3921568627451</text:p>
          </table:table-cell>
          <table:table-cell table:formula="of:=IF([.F2308]=[.B2308];[.E2308];[.G230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57</text:p>
          </table:table-cell>
          <table:table-cell office:value-type="float" office:value="89.906862745098" calcext:value-type="float">
            <text:p>89.906862745098</text:p>
          </table:table-cell>
          <table:table-cell office:value-type="string" calcext:value-type="string">
            <text:p>added grade number 2 to verse JHN 3:24</text:p>
          </table:table-cell>
          <table:table-cell office:value-type="float" office:value="9" calcext:value-type="float">
            <text:p>9</text:p>
          </table:table-cell>
          <table:table-cell table:formula="of:=[.E2308]+1" office:value-type="float" office:value="2307" calcext:value-type="float">
            <text:p>2307</text:p>
          </table:table-cell>
          <table:table-cell table:formula="of:=MAX([.F2308];[.B2309])" office:value-type="float" office:value="90.3921568627451" calcext:value-type="float">
            <text:p>90.3921568627451</text:p>
          </table:table-cell>
          <table:table-cell table:formula="of:=IF([.F2309]=[.B2309];[.E2309];[.G230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2:58</text:p>
          </table:table-cell>
          <table:table-cell office:value-type="float" office:value="89.8823529411765" calcext:value-type="float">
            <text:p>89.8823529411765</text:p>
          </table:table-cell>
          <table:table-cell office:value-type="string" calcext:value-type="string">
            <text:p>added grade number 3 to verse JHN 3:24</text:p>
          </table:table-cell>
          <table:table-cell office:value-type="float" office:value="9" calcext:value-type="float">
            <text:p>9</text:p>
          </table:table-cell>
          <table:table-cell table:formula="of:=[.E2309]+1" office:value-type="float" office:value="2308" calcext:value-type="float">
            <text:p>2308</text:p>
          </table:table-cell>
          <table:table-cell table:formula="of:=MAX([.F2309];[.B2310])" office:value-type="float" office:value="90.3921568627451" calcext:value-type="float">
            <text:p>90.3921568627451</text:p>
          </table:table-cell>
          <table:table-cell table:formula="of:=IF([.F2310]=[.B2310];[.E2310];[.G230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00</text:p>
          </table:table-cell>
          <table:table-cell office:value-type="float" office:value="89.8333333333333" calcext:value-type="float">
            <text:p>89.8333333333333</text:p>
          </table:table-cell>
          <table:table-cell office:value-type="string" calcext:value-type="string">
            <text:p>added grade number 4 to verse JHN 3:24</text:p>
          </table:table-cell>
          <table:table-cell office:value-type="float" office:value="9" calcext:value-type="float">
            <text:p>9</text:p>
          </table:table-cell>
          <table:table-cell table:formula="of:=[.E2310]+1" office:value-type="float" office:value="2309" calcext:value-type="float">
            <text:p>2309</text:p>
          </table:table-cell>
          <table:table-cell table:formula="of:=MAX([.F2310];[.B2311])" office:value-type="float" office:value="90.3921568627451" calcext:value-type="float">
            <text:p>90.3921568627451</text:p>
          </table:table-cell>
          <table:table-cell table:formula="of:=IF([.F2311]=[.B2311];[.E2311];[.G231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01</text:p>
          </table:table-cell>
          <table:table-cell office:value-type="float" office:value="89.8333333333333" calcext:value-type="float">
            <text:p>89.8333333333333</text:p>
          </table:table-cell>
          <table:table-cell office:value-type="string" calcext:value-type="string">
            <text:p>added grade number 5 to verse JHN 3:24</text:p>
          </table:table-cell>
          <table:table-cell office:value-type="float" office:value="9" calcext:value-type="float">
            <text:p>9</text:p>
          </table:table-cell>
          <table:table-cell table:formula="of:=[.E2311]+1" office:value-type="float" office:value="2310" calcext:value-type="float">
            <text:p>2310</text:p>
          </table:table-cell>
          <table:table-cell table:formula="of:=MAX([.F2311];[.B2312])" office:value-type="float" office:value="90.3921568627451" calcext:value-type="float">
            <text:p>90.3921568627451</text:p>
          </table:table-cell>
          <table:table-cell table:formula="of:=IF([.F2312]=[.B2312];[.E2312];[.G231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03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6 to verse JHN 3:24</text:p>
          </table:table-cell>
          <table:table-cell office:value-type="float" office:value="9" calcext:value-type="float">
            <text:p>9</text:p>
          </table:table-cell>
          <table:table-cell table:formula="of:=[.E2312]+1" office:value-type="float" office:value="2311" calcext:value-type="float">
            <text:p>2311</text:p>
          </table:table-cell>
          <table:table-cell table:formula="of:=MAX([.F2312];[.B2313])" office:value-type="float" office:value="90.3921568627451" calcext:value-type="float">
            <text:p>90.3921568627451</text:p>
          </table:table-cell>
          <table:table-cell table:formula="of:=IF([.F2313]=[.B2313];[.E2313];[.G231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07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reflected on verse JHN 3:24</text:p>
          </table:table-cell>
          <table:table-cell office:value-type="float" office:value="10" calcext:value-type="float">
            <text:p>10</text:p>
          </table:table-cell>
          <table:table-cell table:formula="of:=[.E2313]+1" office:value-type="float" office:value="2312" calcext:value-type="float">
            <text:p>2312</text:p>
          </table:table-cell>
          <table:table-cell table:formula="of:=MAX([.F2313];[.B2314])" office:value-type="float" office:value="90.3921568627451" calcext:value-type="float">
            <text:p>90.3921568627451</text:p>
          </table:table-cell>
          <table:table-cell table:formula="of:=IF([.F2314]=[.B2314];[.E2314];[.G231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09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1 to verse JHN 3:25</text:p>
          </table:table-cell>
          <table:table-cell office:value-type="float" office:value="9" calcext:value-type="float">
            <text:p>9</text:p>
          </table:table-cell>
          <table:table-cell table:formula="of:=[.E2314]+1" office:value-type="float" office:value="2313" calcext:value-type="float">
            <text:p>2313</text:p>
          </table:table-cell>
          <table:table-cell table:formula="of:=MAX([.F2314];[.B2315])" office:value-type="float" office:value="90.3921568627451" calcext:value-type="float">
            <text:p>90.3921568627451</text:p>
          </table:table-cell>
          <table:table-cell table:formula="of:=IF([.F2315]=[.B2315];[.E2315];[.G231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10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2 to verse JHN 3:25</text:p>
          </table:table-cell>
          <table:table-cell office:value-type="float" office:value="9" calcext:value-type="float">
            <text:p>9</text:p>
          </table:table-cell>
          <table:table-cell table:formula="of:=[.E2315]+1" office:value-type="float" office:value="2314" calcext:value-type="float">
            <text:p>2314</text:p>
          </table:table-cell>
          <table:table-cell table:formula="of:=MAX([.F2315];[.B2316])" office:value-type="float" office:value="90.3921568627451" calcext:value-type="float">
            <text:p>90.3921568627451</text:p>
          </table:table-cell>
          <table:table-cell table:formula="of:=IF([.F2316]=[.B2316];[.E2316];[.G231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12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3 to verse JHN 3:25</text:p>
          </table:table-cell>
          <table:table-cell office:value-type="float" office:value="9" calcext:value-type="float">
            <text:p>9</text:p>
          </table:table-cell>
          <table:table-cell table:formula="of:=[.E2316]+1" office:value-type="float" office:value="2315" calcext:value-type="float">
            <text:p>2315</text:p>
          </table:table-cell>
          <table:table-cell table:formula="of:=MAX([.F2316];[.B2317])" office:value-type="float" office:value="90.3921568627451" calcext:value-type="float">
            <text:p>90.3921568627451</text:p>
          </table:table-cell>
          <table:table-cell table:formula="of:=IF([.F2317]=[.B2317];[.E2317];[.G231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13</text:p>
          </table:table-cell>
          <table:table-cell office:value-type="float" office:value="89.8210784313725" calcext:value-type="float">
            <text:p>89.8210784313725</text:p>
          </table:table-cell>
          <table:table-cell office:value-type="string" calcext:value-type="string">
            <text:p>added grade number 4 to verse JHN 3:25</text:p>
          </table:table-cell>
          <table:table-cell office:value-type="float" office:value="9" calcext:value-type="float">
            <text:p>9</text:p>
          </table:table-cell>
          <table:table-cell table:formula="of:=[.E2317]+1" office:value-type="float" office:value="2316" calcext:value-type="float">
            <text:p>2316</text:p>
          </table:table-cell>
          <table:table-cell table:formula="of:=MAX([.F2317];[.B2318])" office:value-type="float" office:value="90.3921568627451" calcext:value-type="float">
            <text:p>90.3921568627451</text:p>
          </table:table-cell>
          <table:table-cell table:formula="of:=IF([.F2318]=[.B2318];[.E2318];[.G231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15</text:p>
          </table:table-cell>
          <table:table-cell office:value-type="float" office:value="89.8401960784314" calcext:value-type="float">
            <text:p>89.8401960784314</text:p>
          </table:table-cell>
          <table:table-cell office:value-type="string" calcext:value-type="string">
            <text:p>added grade number 5 to verse JHN 3:25</text:p>
          </table:table-cell>
          <table:table-cell office:value-type="float" office:value="9" calcext:value-type="float">
            <text:p>9</text:p>
          </table:table-cell>
          <table:table-cell table:formula="of:=[.E2318]+1" office:value-type="float" office:value="2317" calcext:value-type="float">
            <text:p>2317</text:p>
          </table:table-cell>
          <table:table-cell table:formula="of:=MAX([.F2318];[.B2319])" office:value-type="float" office:value="90.3921568627451" calcext:value-type="float">
            <text:p>90.3921568627451</text:p>
          </table:table-cell>
          <table:table-cell table:formula="of:=IF([.F2319]=[.B2319];[.E2319];[.G231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17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added grade number 6 to verse JHN 3:25</text:p>
          </table:table-cell>
          <table:table-cell office:value-type="float" office:value="9" calcext:value-type="float">
            <text:p>9</text:p>
          </table:table-cell>
          <table:table-cell table:formula="of:=[.E2319]+1" office:value-type="float" office:value="2318" calcext:value-type="float">
            <text:p>2318</text:p>
          </table:table-cell>
          <table:table-cell table:formula="of:=MAX([.F2319];[.B2320])" office:value-type="float" office:value="90.3921568627451" calcext:value-type="float">
            <text:p>90.3921568627451</text:p>
          </table:table-cell>
          <table:table-cell table:formula="of:=IF([.F2320]=[.B2320];[.E2320];[.G231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21</text:p>
          </table:table-cell>
          <table:table-cell office:value-type="float" office:value="89.843137254902" calcext:value-type="float">
            <text:p>89.843137254902</text:p>
          </table:table-cell>
          <table:table-cell office:value-type="string" calcext:value-type="string">
            <text:p>reflected on verse JHN 3:25</text:p>
          </table:table-cell>
          <table:table-cell office:value-type="float" office:value="10" calcext:value-type="float">
            <text:p>10</text:p>
          </table:table-cell>
          <table:table-cell table:formula="of:=[.E2320]+1" office:value-type="float" office:value="2319" calcext:value-type="float">
            <text:p>2319</text:p>
          </table:table-cell>
          <table:table-cell table:formula="of:=MAX([.F2320];[.B2321])" office:value-type="float" office:value="90.3921568627451" calcext:value-type="float">
            <text:p>90.3921568627451</text:p>
          </table:table-cell>
          <table:table-cell table:formula="of:=IF([.F2321]=[.B2321];[.E2321];[.G232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dded grade number 1 to verse JHN 3:26</text:p>
          </table:table-cell>
          <table:table-cell office:value-type="float" office:value="9" calcext:value-type="float">
            <text:p>9</text:p>
          </table:table-cell>
          <table:table-cell table:formula="of:=[.E2321]+1" office:value-type="float" office:value="2320" calcext:value-type="float">
            <text:p>2320</text:p>
          </table:table-cell>
          <table:table-cell table:formula="of:=MAX([.F2321];[.B2322])" office:value-type="float" office:value="90.3921568627451" calcext:value-type="float">
            <text:p>90.3921568627451</text:p>
          </table:table-cell>
          <table:table-cell table:formula="of:=IF([.F2322]=[.B2322];[.E2322];[.G232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24</text:p>
          </table:table-cell>
          <table:table-cell office:value-type="float" office:value="89.9264705882353" calcext:value-type="float">
            <text:p>89.9264705882353</text:p>
          </table:table-cell>
          <table:table-cell office:value-type="string" calcext:value-type="string">
            <text:p>added grade number 2 to verse JHN 3:26</text:p>
          </table:table-cell>
          <table:table-cell office:value-type="float" office:value="9" calcext:value-type="float">
            <text:p>9</text:p>
          </table:table-cell>
          <table:table-cell table:formula="of:=[.E2322]+1" office:value-type="float" office:value="2321" calcext:value-type="float">
            <text:p>2321</text:p>
          </table:table-cell>
          <table:table-cell table:formula="of:=MAX([.F2322];[.B2323])" office:value-type="float" office:value="90.3921568627451" calcext:value-type="float">
            <text:p>90.3921568627451</text:p>
          </table:table-cell>
          <table:table-cell table:formula="of:=IF([.F2323]=[.B2323];[.E2323];[.G232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26</text:p>
          </table:table-cell>
          <table:table-cell office:value-type="float" office:value="89.8529411764706" calcext:value-type="float">
            <text:p>89.8529411764706</text:p>
          </table:table-cell>
          <table:table-cell office:value-type="string" calcext:value-type="string">
            <text:p>added grade number 3 to verse JHN 3:26</text:p>
          </table:table-cell>
          <table:table-cell office:value-type="float" office:value="9" calcext:value-type="float">
            <text:p>9</text:p>
          </table:table-cell>
          <table:table-cell table:formula="of:=[.E2323]+1" office:value-type="float" office:value="2322" calcext:value-type="float">
            <text:p>2322</text:p>
          </table:table-cell>
          <table:table-cell table:formula="of:=MAX([.F2323];[.B2324])" office:value-type="float" office:value="90.3921568627451" calcext:value-type="float">
            <text:p>90.3921568627451</text:p>
          </table:table-cell>
          <table:table-cell table:formula="of:=IF([.F2324]=[.B2324];[.E2324];[.G232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27</text:p>
          </table:table-cell>
          <table:table-cell office:value-type="float" office:value="89.8382352941177" calcext:value-type="float">
            <text:p>89.8382352941177</text:p>
          </table:table-cell>
          <table:table-cell office:value-type="string" calcext:value-type="string">
            <text:p>added grade number 4 to verse JHN 3:26</text:p>
          </table:table-cell>
          <table:table-cell office:value-type="float" office:value="9" calcext:value-type="float">
            <text:p>9</text:p>
          </table:table-cell>
          <table:table-cell table:formula="of:=[.E2324]+1" office:value-type="float" office:value="2323" calcext:value-type="float">
            <text:p>2323</text:p>
          </table:table-cell>
          <table:table-cell table:formula="of:=MAX([.F2324];[.B2325])" office:value-type="float" office:value="90.3921568627451" calcext:value-type="float">
            <text:p>90.3921568627451</text:p>
          </table:table-cell>
          <table:table-cell table:formula="of:=IF([.F2325]=[.B2325];[.E2325];[.G232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29</text:p>
          </table:table-cell>
          <table:table-cell office:value-type="float" office:value="89.8117647058824" calcext:value-type="float">
            <text:p>89.8117647058824</text:p>
          </table:table-cell>
          <table:table-cell office:value-type="string" calcext:value-type="string">
            <text:p>added grade number 5 to verse JHN 3:26</text:p>
          </table:table-cell>
          <table:table-cell office:value-type="float" office:value="9" calcext:value-type="float">
            <text:p>9</text:p>
          </table:table-cell>
          <table:table-cell table:formula="of:=[.E2325]+1" office:value-type="float" office:value="2324" calcext:value-type="float">
            <text:p>2324</text:p>
          </table:table-cell>
          <table:table-cell table:formula="of:=MAX([.F2325];[.B2326])" office:value-type="float" office:value="90.3921568627451" calcext:value-type="float">
            <text:p>90.3921568627451</text:p>
          </table:table-cell>
          <table:table-cell table:formula="of:=IF([.F2326]=[.B2326];[.E2326];[.G232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31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6 to verse JHN 3:26</text:p>
          </table:table-cell>
          <table:table-cell office:value-type="float" office:value="9" calcext:value-type="float">
            <text:p>9</text:p>
          </table:table-cell>
          <table:table-cell table:formula="of:=[.E2326]+1" office:value-type="float" office:value="2325" calcext:value-type="float">
            <text:p>2325</text:p>
          </table:table-cell>
          <table:table-cell table:formula="of:=MAX([.F2326];[.B2327])" office:value-type="float" office:value="90.3921568627451" calcext:value-type="float">
            <text:p>90.3921568627451</text:p>
          </table:table-cell>
          <table:table-cell table:formula="of:=IF([.F2327]=[.B2327];[.E2327];[.G232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35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reflected on verse JHN 3:26</text:p>
          </table:table-cell>
          <table:table-cell office:value-type="float" office:value="10" calcext:value-type="float">
            <text:p>10</text:p>
          </table:table-cell>
          <table:table-cell table:formula="of:=[.E2327]+1" office:value-type="float" office:value="2326" calcext:value-type="float">
            <text:p>2326</text:p>
          </table:table-cell>
          <table:table-cell table:formula="of:=MAX([.F2327];[.B2328])" office:value-type="float" office:value="90.3921568627451" calcext:value-type="float">
            <text:p>90.3921568627451</text:p>
          </table:table-cell>
          <table:table-cell table:formula="of:=IF([.F2328]=[.B2328];[.E2328];[.G232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36</text:p>
          </table:table-cell>
          <table:table-cell office:value-type="float" office:value="89.8137254901961" calcext:value-type="float">
            <text:p>89.8137254901961</text:p>
          </table:table-cell>
          <table:table-cell office:value-type="string" calcext:value-type="string">
            <text:p>added grade number 1 to verse JHN 3:27</text:p>
          </table:table-cell>
          <table:table-cell office:value-type="float" office:value="9" calcext:value-type="float">
            <text:p>9</text:p>
          </table:table-cell>
          <table:table-cell table:formula="of:=[.E2328]+1" office:value-type="float" office:value="2327" calcext:value-type="float">
            <text:p>2327</text:p>
          </table:table-cell>
          <table:table-cell table:formula="of:=MAX([.F2328];[.B2329])" office:value-type="float" office:value="90.3921568627451" calcext:value-type="float">
            <text:p>90.3921568627451</text:p>
          </table:table-cell>
          <table:table-cell table:formula="of:=IF([.F2329]=[.B2329];[.E2329];[.G232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38</text:p>
          </table:table-cell>
          <table:table-cell office:value-type="float" office:value="89.8578431372549" calcext:value-type="float">
            <text:p>89.8578431372549</text:p>
          </table:table-cell>
          <table:table-cell office:value-type="string" calcext:value-type="string">
            <text:p>added grade number 2 to verse JHN 3:27</text:p>
          </table:table-cell>
          <table:table-cell office:value-type="float" office:value="9" calcext:value-type="float">
            <text:p>9</text:p>
          </table:table-cell>
          <table:table-cell table:formula="of:=[.E2329]+1" office:value-type="float" office:value="2328" calcext:value-type="float">
            <text:p>2328</text:p>
          </table:table-cell>
          <table:table-cell table:formula="of:=MAX([.F2329];[.B2330])" office:value-type="float" office:value="90.3921568627451" calcext:value-type="float">
            <text:p>90.3921568627451</text:p>
          </table:table-cell>
          <table:table-cell table:formula="of:=IF([.F2330]=[.B2330];[.E2330];[.G232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39</text:p>
          </table:table-cell>
          <table:table-cell office:value-type="float" office:value="89.8039215686275" calcext:value-type="float">
            <text:p>89.8039215686275</text:p>
          </table:table-cell>
          <table:table-cell office:value-type="string" calcext:value-type="string">
            <text:p>added grade number 3 to verse JHN 3:27</text:p>
          </table:table-cell>
          <table:table-cell office:value-type="float" office:value="9" calcext:value-type="float">
            <text:p>9</text:p>
          </table:table-cell>
          <table:table-cell table:formula="of:=[.E2330]+1" office:value-type="float" office:value="2329" calcext:value-type="float">
            <text:p>2329</text:p>
          </table:table-cell>
          <table:table-cell table:formula="of:=MAX([.F2330];[.B2331])" office:value-type="float" office:value="90.3921568627451" calcext:value-type="float">
            <text:p>90.3921568627451</text:p>
          </table:table-cell>
          <table:table-cell table:formula="of:=IF([.F2331]=[.B2331];[.E2331];[.G233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41</text:p>
          </table:table-cell>
          <table:table-cell office:value-type="float" office:value="89.7916666666667" calcext:value-type="float">
            <text:p>89.7916666666667</text:p>
          </table:table-cell>
          <table:table-cell office:value-type="string" calcext:value-type="string">
            <text:p>added grade number 4 to verse JHN 3:27</text:p>
          </table:table-cell>
          <table:table-cell office:value-type="float" office:value="9" calcext:value-type="float">
            <text:p>9</text:p>
          </table:table-cell>
          <table:table-cell table:formula="of:=[.E2331]+1" office:value-type="float" office:value="2330" calcext:value-type="float">
            <text:p>2330</text:p>
          </table:table-cell>
          <table:table-cell table:formula="of:=MAX([.F2331];[.B2332])" office:value-type="float" office:value="90.3921568627451" calcext:value-type="float">
            <text:p>90.3921568627451</text:p>
          </table:table-cell>
          <table:table-cell table:formula="of:=IF([.F2332]=[.B2332];[.E2332];[.G233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44</text:p>
          </table:table-cell>
          <table:table-cell office:value-type="float" office:value="89.7725490196079" calcext:value-type="float">
            <text:p>89.7725490196079</text:p>
          </table:table-cell>
          <table:table-cell office:value-type="string" calcext:value-type="string">
            <text:p>added grade number 5 to verse JHN 3:27</text:p>
          </table:table-cell>
          <table:table-cell office:value-type="float" office:value="9" calcext:value-type="float">
            <text:p>9</text:p>
          </table:table-cell>
          <table:table-cell table:formula="of:=[.E2332]+1" office:value-type="float" office:value="2331" calcext:value-type="float">
            <text:p>2331</text:p>
          </table:table-cell>
          <table:table-cell table:formula="of:=MAX([.F2332];[.B2333])" office:value-type="float" office:value="90.3921568627451" calcext:value-type="float">
            <text:p>90.3921568627451</text:p>
          </table:table-cell>
          <table:table-cell table:formula="of:=IF([.F2333]=[.B2333];[.E2333];[.G233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45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added grade number 6 to verse JHN 3:27</text:p>
          </table:table-cell>
          <table:table-cell office:value-type="float" office:value="9" calcext:value-type="float">
            <text:p>9</text:p>
          </table:table-cell>
          <table:table-cell table:formula="of:=[.E2333]+1" office:value-type="float" office:value="2332" calcext:value-type="float">
            <text:p>2332</text:p>
          </table:table-cell>
          <table:table-cell table:formula="of:=MAX([.F2333];[.B2334])" office:value-type="float" office:value="90.3921568627451" calcext:value-type="float">
            <text:p>90.3921568627451</text:p>
          </table:table-cell>
          <table:table-cell table:formula="of:=IF([.F2334]=[.B2334];[.E2334];[.G233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50</text:p>
          </table:table-cell>
          <table:table-cell office:value-type="float" office:value="89.7696078431373" calcext:value-type="float">
            <text:p>89.7696078431373</text:p>
          </table:table-cell>
          <table:table-cell office:value-type="string" calcext:value-type="string">
            <text:p>reflected on verse JHN 3:27</text:p>
          </table:table-cell>
          <table:table-cell office:value-type="float" office:value="10" calcext:value-type="float">
            <text:p>10</text:p>
          </table:table-cell>
          <table:table-cell table:formula="of:=[.E2334]+1" office:value-type="float" office:value="2333" calcext:value-type="float">
            <text:p>2333</text:p>
          </table:table-cell>
          <table:table-cell table:formula="of:=MAX([.F2334];[.B2335])" office:value-type="float" office:value="90.3921568627451" calcext:value-type="float">
            <text:p>90.3921568627451</text:p>
          </table:table-cell>
          <table:table-cell table:formula="of:=IF([.F2335]=[.B2335];[.E2335];[.G233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51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1 to verse JHN 3:28</text:p>
          </table:table-cell>
          <table:table-cell office:value-type="float" office:value="9" calcext:value-type="float">
            <text:p>9</text:p>
          </table:table-cell>
          <table:table-cell table:formula="of:=[.E2335]+1" office:value-type="float" office:value="2334" calcext:value-type="float">
            <text:p>2334</text:p>
          </table:table-cell>
          <table:table-cell table:formula="of:=MAX([.F2335];[.B2336])" office:value-type="float" office:value="90.3921568627451" calcext:value-type="float">
            <text:p>90.3921568627451</text:p>
          </table:table-cell>
          <table:table-cell table:formula="of:=IF([.F2336]=[.B2336];[.E2336];[.G233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52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2 to verse JHN 3:28</text:p>
          </table:table-cell>
          <table:table-cell office:value-type="float" office:value="9" calcext:value-type="float">
            <text:p>9</text:p>
          </table:table-cell>
          <table:table-cell table:formula="of:=[.E2336]+1" office:value-type="float" office:value="2335" calcext:value-type="float">
            <text:p>2335</text:p>
          </table:table-cell>
          <table:table-cell table:formula="of:=MAX([.F2336];[.B2337])" office:value-type="float" office:value="90.3921568627451" calcext:value-type="float">
            <text:p>90.3921568627451</text:p>
          </table:table-cell>
          <table:table-cell table:formula="of:=IF([.F2337]=[.B2337];[.E2337];[.G233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54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3 to verse JHN 3:28</text:p>
          </table:table-cell>
          <table:table-cell office:value-type="float" office:value="9" calcext:value-type="float">
            <text:p>9</text:p>
          </table:table-cell>
          <table:table-cell table:formula="of:=[.E2337]+1" office:value-type="float" office:value="2336" calcext:value-type="float">
            <text:p>2336</text:p>
          </table:table-cell>
          <table:table-cell table:formula="of:=MAX([.F2337];[.B2338])" office:value-type="float" office:value="90.3921568627451" calcext:value-type="float">
            <text:p>90.3921568627451</text:p>
          </table:table-cell>
          <table:table-cell table:formula="of:=IF([.F2338]=[.B2338];[.E2338];[.G233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55</text:p>
          </table:table-cell>
          <table:table-cell office:value-type="float" office:value="89.7598039215686" calcext:value-type="float">
            <text:p>89.7598039215686</text:p>
          </table:table-cell>
          <table:table-cell office:value-type="string" calcext:value-type="string">
            <text:p>added grade number 4 to verse JHN 3:28</text:p>
          </table:table-cell>
          <table:table-cell office:value-type="float" office:value="9" calcext:value-type="float">
            <text:p>9</text:p>
          </table:table-cell>
          <table:table-cell table:formula="of:=[.E2338]+1" office:value-type="float" office:value="2337" calcext:value-type="float">
            <text:p>2337</text:p>
          </table:table-cell>
          <table:table-cell table:formula="of:=MAX([.F2338];[.B2339])" office:value-type="float" office:value="90.3921568627451" calcext:value-type="float">
            <text:p>90.3921568627451</text:p>
          </table:table-cell>
          <table:table-cell table:formula="of:=IF([.F2339]=[.B2339];[.E2339];[.G233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57</text:p>
          </table:table-cell>
          <table:table-cell office:value-type="float" office:value="89.7862745098039" calcext:value-type="float">
            <text:p>89.7862745098039</text:p>
          </table:table-cell>
          <table:table-cell office:value-type="string" calcext:value-type="string">
            <text:p>added grade number 5 to verse JHN 3:28</text:p>
          </table:table-cell>
          <table:table-cell office:value-type="float" office:value="9" calcext:value-type="float">
            <text:p>9</text:p>
          </table:table-cell>
          <table:table-cell table:formula="of:=[.E2339]+1" office:value-type="float" office:value="2338" calcext:value-type="float">
            <text:p>2338</text:p>
          </table:table-cell>
          <table:table-cell table:formula="of:=MAX([.F2339];[.B2340])" office:value-type="float" office:value="90.3921568627451" calcext:value-type="float">
            <text:p>90.3921568627451</text:p>
          </table:table-cell>
          <table:table-cell table:formula="of:=IF([.F2340]=[.B2340];[.E2340];[.G233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3:58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added grade number 6 to verse JHN 3:28</text:p>
          </table:table-cell>
          <table:table-cell office:value-type="float" office:value="9" calcext:value-type="float">
            <text:p>9</text:p>
          </table:table-cell>
          <table:table-cell table:formula="of:=[.E2340]+1" office:value-type="float" office:value="2339" calcext:value-type="float">
            <text:p>2339</text:p>
          </table:table-cell>
          <table:table-cell table:formula="of:=MAX([.F2340];[.B2341])" office:value-type="float" office:value="90.3921568627451" calcext:value-type="float">
            <text:p>90.3921568627451</text:p>
          </table:table-cell>
          <table:table-cell table:formula="of:=IF([.F2341]=[.B2341];[.E2341];[.G234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06</text:p>
          </table:table-cell>
          <table:table-cell office:value-type="float" office:value="89.7794117647059" calcext:value-type="float">
            <text:p>89.7794117647059</text:p>
          </table:table-cell>
          <table:table-cell office:value-type="string" calcext:value-type="string">
            <text:p>reflected on verse JHN 3:28</text:p>
          </table:table-cell>
          <table:table-cell office:value-type="float" office:value="10" calcext:value-type="float">
            <text:p>10</text:p>
          </table:table-cell>
          <table:table-cell table:formula="of:=[.E2341]+1" office:value-type="float" office:value="2340" calcext:value-type="float">
            <text:p>2340</text:p>
          </table:table-cell>
          <table:table-cell table:formula="of:=MAX([.F2341];[.B2342])" office:value-type="float" office:value="90.3921568627451" calcext:value-type="float">
            <text:p>90.3921568627451</text:p>
          </table:table-cell>
          <table:table-cell table:formula="of:=IF([.F2342]=[.B2342];[.E2342];[.G234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07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1 to verse JHN 3:29</text:p>
          </table:table-cell>
          <table:table-cell office:value-type="float" office:value="9" calcext:value-type="float">
            <text:p>9</text:p>
          </table:table-cell>
          <table:table-cell table:formula="of:=[.E2342]+1" office:value-type="float" office:value="2341" calcext:value-type="float">
            <text:p>2341</text:p>
          </table:table-cell>
          <table:table-cell table:formula="of:=MAX([.F2342];[.B2343])" office:value-type="float" office:value="90.3921568627451" calcext:value-type="float">
            <text:p>90.3921568627451</text:p>
          </table:table-cell>
          <table:table-cell table:formula="of:=IF([.F2343]=[.B2343];[.E2343];[.G234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09</text:p>
          </table:table-cell>
          <table:table-cell office:value-type="float" office:value="89.8186274509804" calcext:value-type="float">
            <text:p>89.8186274509804</text:p>
          </table:table-cell>
          <table:table-cell office:value-type="string" calcext:value-type="string">
            <text:p>added grade number 2 to verse JHN 3:29</text:p>
          </table:table-cell>
          <table:table-cell office:value-type="float" office:value="9" calcext:value-type="float">
            <text:p>9</text:p>
          </table:table-cell>
          <table:table-cell table:formula="of:=[.E2343]+1" office:value-type="float" office:value="2342" calcext:value-type="float">
            <text:p>2342</text:p>
          </table:table-cell>
          <table:table-cell table:formula="of:=MAX([.F2343];[.B2344])" office:value-type="float" office:value="90.3921568627451" calcext:value-type="float">
            <text:p>90.3921568627451</text:p>
          </table:table-cell>
          <table:table-cell table:formula="of:=IF([.F2344]=[.B2344];[.E2344];[.G234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11</text:p>
          </table:table-cell>
          <table:table-cell office:value-type="float" office:value="89.7990196078432" calcext:value-type="float">
            <text:p>89.7990196078432</text:p>
          </table:table-cell>
          <table:table-cell office:value-type="string" calcext:value-type="string">
            <text:p>added grade number 3 to verse JHN 3:29</text:p>
          </table:table-cell>
          <table:table-cell office:value-type="float" office:value="9" calcext:value-type="float">
            <text:p>9</text:p>
          </table:table-cell>
          <table:table-cell table:formula="of:=[.E2344]+1" office:value-type="float" office:value="2343" calcext:value-type="float">
            <text:p>2343</text:p>
          </table:table-cell>
          <table:table-cell table:formula="of:=MAX([.F2344];[.B2345])" office:value-type="float" office:value="90.3921568627451" calcext:value-type="float">
            <text:p>90.3921568627451</text:p>
          </table:table-cell>
          <table:table-cell table:formula="of:=IF([.F2345]=[.B2345];[.E2345];[.G234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12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4 to verse JHN 3:29</text:p>
          </table:table-cell>
          <table:table-cell office:value-type="float" office:value="9" calcext:value-type="float">
            <text:p>9</text:p>
          </table:table-cell>
          <table:table-cell table:formula="of:=[.E2345]+1" office:value-type="float" office:value="2344" calcext:value-type="float">
            <text:p>2344</text:p>
          </table:table-cell>
          <table:table-cell table:formula="of:=MAX([.F2345];[.B2346])" office:value-type="float" office:value="90.3921568627451" calcext:value-type="float">
            <text:p>90.3921568627451</text:p>
          </table:table-cell>
          <table:table-cell table:formula="of:=IF([.F2346]=[.B2346];[.E2346];[.G234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14</text:p>
          </table:table-cell>
          <table:table-cell office:value-type="float" office:value="89.7833333333334" calcext:value-type="float">
            <text:p>89.7833333333334</text:p>
          </table:table-cell>
          <table:table-cell office:value-type="string" calcext:value-type="string">
            <text:p>added grade number 5 to verse JHN 3:29</text:p>
          </table:table-cell>
          <table:table-cell office:value-type="float" office:value="9" calcext:value-type="float">
            <text:p>9</text:p>
          </table:table-cell>
          <table:table-cell table:formula="of:=[.E2346]+1" office:value-type="float" office:value="2345" calcext:value-type="float">
            <text:p>2345</text:p>
          </table:table-cell>
          <table:table-cell table:formula="of:=MAX([.F2346];[.B2347])" office:value-type="float" office:value="90.3921568627451" calcext:value-type="float">
            <text:p>90.3921568627451</text:p>
          </table:table-cell>
          <table:table-cell table:formula="of:=IF([.F2347]=[.B2347];[.E2347];[.G234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15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6 to verse JHN 3:29</text:p>
          </table:table-cell>
          <table:table-cell office:value-type="float" office:value="9" calcext:value-type="float">
            <text:p>9</text:p>
          </table:table-cell>
          <table:table-cell table:formula="of:=[.E2347]+1" office:value-type="float" office:value="2346" calcext:value-type="float">
            <text:p>2346</text:p>
          </table:table-cell>
          <table:table-cell table:formula="of:=MAX([.F2347];[.B2348])" office:value-type="float" office:value="90.3921568627451" calcext:value-type="float">
            <text:p>90.3921568627451</text:p>
          </table:table-cell>
          <table:table-cell table:formula="of:=IF([.F2348]=[.B2348];[.E2348];[.G234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20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reflected on verse JHN 3:29</text:p>
          </table:table-cell>
          <table:table-cell office:value-type="float" office:value="10" calcext:value-type="float">
            <text:p>10</text:p>
          </table:table-cell>
          <table:table-cell table:formula="of:=[.E2348]+1" office:value-type="float" office:value="2347" calcext:value-type="float">
            <text:p>2347</text:p>
          </table:table-cell>
          <table:table-cell table:formula="of:=MAX([.F2348];[.B2349])" office:value-type="float" office:value="90.3921568627451" calcext:value-type="float">
            <text:p>90.3921568627451</text:p>
          </table:table-cell>
          <table:table-cell table:formula="of:=IF([.F2349]=[.B2349];[.E2349];[.G234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21</text:p>
          </table:table-cell>
          <table:table-cell office:value-type="float" office:value="89.7156862745098" calcext:value-type="float">
            <text:p>89.7156862745098</text:p>
          </table:table-cell>
          <table:table-cell office:value-type="string" calcext:value-type="string">
            <text:p>added grade number 1 to verse JHN 3:30</text:p>
          </table:table-cell>
          <table:table-cell office:value-type="float" office:value="9" calcext:value-type="float">
            <text:p>9</text:p>
          </table:table-cell>
          <table:table-cell table:formula="of:=[.E2349]+1" office:value-type="float" office:value="2348" calcext:value-type="float">
            <text:p>2348</text:p>
          </table:table-cell>
          <table:table-cell table:formula="of:=MAX([.F2349];[.B2350])" office:value-type="float" office:value="90.3921568627451" calcext:value-type="float">
            <text:p>90.3921568627451</text:p>
          </table:table-cell>
          <table:table-cell table:formula="of:=IF([.F2350]=[.B2350];[.E2350];[.G234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23</text:p>
          </table:table-cell>
          <table:table-cell office:value-type="float" office:value="89.7892156862745" calcext:value-type="float">
            <text:p>89.7892156862745</text:p>
          </table:table-cell>
          <table:table-cell office:value-type="string" calcext:value-type="string">
            <text:p>added grade number 2 to verse JHN 3:30</text:p>
          </table:table-cell>
          <table:table-cell office:value-type="float" office:value="9" calcext:value-type="float">
            <text:p>9</text:p>
          </table:table-cell>
          <table:table-cell table:formula="of:=[.E2350]+1" office:value-type="float" office:value="2349" calcext:value-type="float">
            <text:p>2349</text:p>
          </table:table-cell>
          <table:table-cell table:formula="of:=MAX([.F2350];[.B2351])" office:value-type="float" office:value="90.3921568627451" calcext:value-type="float">
            <text:p>90.3921568627451</text:p>
          </table:table-cell>
          <table:table-cell table:formula="of:=IF([.F2351]=[.B2351];[.E2351];[.G235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25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3 to verse JHN 3:30</text:p>
          </table:table-cell>
          <table:table-cell office:value-type="float" office:value="9" calcext:value-type="float">
            <text:p>9</text:p>
          </table:table-cell>
          <table:table-cell table:formula="of:=[.E2351]+1" office:value-type="float" office:value="2350" calcext:value-type="float">
            <text:p>2350</text:p>
          </table:table-cell>
          <table:table-cell table:formula="of:=MAX([.F2351];[.B2352])" office:value-type="float" office:value="90.3921568627451" calcext:value-type="float">
            <text:p>90.3921568627451</text:p>
          </table:table-cell>
          <table:table-cell table:formula="of:=IF([.F2352]=[.B2352];[.E2352];[.G235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26</text:p>
          </table:table-cell>
          <table:table-cell office:value-type="float" office:value="89.7524509803922" calcext:value-type="float">
            <text:p>89.7524509803922</text:p>
          </table:table-cell>
          <table:table-cell office:value-type="string" calcext:value-type="string">
            <text:p>added grade number 4 to verse JHN 3:30</text:p>
          </table:table-cell>
          <table:table-cell office:value-type="float" office:value="9" calcext:value-type="float">
            <text:p>9</text:p>
          </table:table-cell>
          <table:table-cell table:formula="of:=[.E2352]+1" office:value-type="float" office:value="2351" calcext:value-type="float">
            <text:p>2351</text:p>
          </table:table-cell>
          <table:table-cell table:formula="of:=MAX([.F2352];[.B2353])" office:value-type="float" office:value="90.3921568627451" calcext:value-type="float">
            <text:p>90.3921568627451</text:p>
          </table:table-cell>
          <table:table-cell table:formula="of:=IF([.F2353]=[.B2353];[.E2353];[.G235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28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5 to verse JHN 3:30</text:p>
          </table:table-cell>
          <table:table-cell office:value-type="float" office:value="9" calcext:value-type="float">
            <text:p>9</text:p>
          </table:table-cell>
          <table:table-cell table:formula="of:=[.E2353]+1" office:value-type="float" office:value="2352" calcext:value-type="float">
            <text:p>2352</text:p>
          </table:table-cell>
          <table:table-cell table:formula="of:=MAX([.F2353];[.B2354])" office:value-type="float" office:value="90.3921568627451" calcext:value-type="float">
            <text:p>90.3921568627451</text:p>
          </table:table-cell>
          <table:table-cell table:formula="of:=IF([.F2354]=[.B2354];[.E2354];[.G235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29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added grade number 6 to verse JHN 3:30</text:p>
          </table:table-cell>
          <table:table-cell office:value-type="float" office:value="9" calcext:value-type="float">
            <text:p>9</text:p>
          </table:table-cell>
          <table:table-cell table:formula="of:=[.E2354]+1" office:value-type="float" office:value="2353" calcext:value-type="float">
            <text:p>2353</text:p>
          </table:table-cell>
          <table:table-cell table:formula="of:=MAX([.F2354];[.B2355])" office:value-type="float" office:value="90.3921568627451" calcext:value-type="float">
            <text:p>90.3921568627451</text:p>
          </table:table-cell>
          <table:table-cell table:formula="of:=IF([.F2355]=[.B2355];[.E2355];[.G235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33</text:p>
          </table:table-cell>
          <table:table-cell office:value-type="float" office:value="89.7647058823529" calcext:value-type="float">
            <text:p>89.7647058823529</text:p>
          </table:table-cell>
          <table:table-cell office:value-type="string" calcext:value-type="string">
            <text:p>reflected on verse JHN 3:30</text:p>
          </table:table-cell>
          <table:table-cell office:value-type="float" office:value="10" calcext:value-type="float">
            <text:p>10</text:p>
          </table:table-cell>
          <table:table-cell table:formula="of:=[.E2355]+1" office:value-type="float" office:value="2354" calcext:value-type="float">
            <text:p>2354</text:p>
          </table:table-cell>
          <table:table-cell table:formula="of:=MAX([.F2355];[.B2356])" office:value-type="float" office:value="90.3921568627451" calcext:value-type="float">
            <text:p>90.3921568627451</text:p>
          </table:table-cell>
          <table:table-cell table:formula="of:=IF([.F2356]=[.B2356];[.E2356];[.G235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35</text:p>
          </table:table-cell>
          <table:table-cell office:value-type="float" office:value="89.7745098039216" calcext:value-type="float">
            <text:p>89.7745098039216</text:p>
          </table:table-cell>
          <table:table-cell office:value-type="string" calcext:value-type="string">
            <text:p>added grade number 1 to verse JHN 3:31</text:p>
          </table:table-cell>
          <table:table-cell office:value-type="float" office:value="9" calcext:value-type="float">
            <text:p>9</text:p>
          </table:table-cell>
          <table:table-cell table:formula="of:=[.E2356]+1" office:value-type="float" office:value="2355" calcext:value-type="float">
            <text:p>2355</text:p>
          </table:table-cell>
          <table:table-cell table:formula="of:=MAX([.F2356];[.B2357])" office:value-type="float" office:value="90.3921568627451" calcext:value-type="float">
            <text:p>90.3921568627451</text:p>
          </table:table-cell>
          <table:table-cell table:formula="of:=IF([.F2357]=[.B2357];[.E2357];[.G235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37</text:p>
          </table:table-cell>
          <table:table-cell office:value-type="float" office:value="89.7450980392157" calcext:value-type="float">
            <text:p>89.7450980392157</text:p>
          </table:table-cell>
          <table:table-cell office:value-type="string" calcext:value-type="string">
            <text:p>added grade number 2 to verse JHN 3:31</text:p>
          </table:table-cell>
          <table:table-cell office:value-type="float" office:value="9" calcext:value-type="float">
            <text:p>9</text:p>
          </table:table-cell>
          <table:table-cell table:formula="of:=[.E2357]+1" office:value-type="float" office:value="2356" calcext:value-type="float">
            <text:p>2356</text:p>
          </table:table-cell>
          <table:table-cell table:formula="of:=MAX([.F2357];[.B2358])" office:value-type="float" office:value="90.3921568627451" calcext:value-type="float">
            <text:p>90.3921568627451</text:p>
          </table:table-cell>
          <table:table-cell table:formula="of:=IF([.F2358]=[.B2358];[.E2358];[.G235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39</text:p>
          </table:table-cell>
          <table:table-cell office:value-type="float" office:value="89.7549019607843" calcext:value-type="float">
            <text:p>89.7549019607843</text:p>
          </table:table-cell>
          <table:table-cell office:value-type="string" calcext:value-type="string">
            <text:p>added grade number 3 to verse JHN 3:31</text:p>
          </table:table-cell>
          <table:table-cell office:value-type="float" office:value="9" calcext:value-type="float">
            <text:p>9</text:p>
          </table:table-cell>
          <table:table-cell table:formula="of:=[.E2358]+1" office:value-type="float" office:value="2357" calcext:value-type="float">
            <text:p>2357</text:p>
          </table:table-cell>
          <table:table-cell table:formula="of:=MAX([.F2358];[.B2359])" office:value-type="float" office:value="90.3921568627451" calcext:value-type="float">
            <text:p>90.3921568627451</text:p>
          </table:table-cell>
          <table:table-cell table:formula="of:=IF([.F2359]=[.B2359];[.E2359];[.G235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40</text:p>
          </table:table-cell>
          <table:table-cell office:value-type="float" office:value="89.7230392156863" calcext:value-type="float">
            <text:p>89.7230392156863</text:p>
          </table:table-cell>
          <table:table-cell office:value-type="string" calcext:value-type="string">
            <text:p>added grade number 4 to verse JHN 3:31</text:p>
          </table:table-cell>
          <table:table-cell office:value-type="float" office:value="9" calcext:value-type="float">
            <text:p>9</text:p>
          </table:table-cell>
          <table:table-cell table:formula="of:=[.E2359]+1" office:value-type="float" office:value="2358" calcext:value-type="float">
            <text:p>2358</text:p>
          </table:table-cell>
          <table:table-cell table:formula="of:=MAX([.F2359];[.B2360])" office:value-type="float" office:value="90.3921568627451" calcext:value-type="float">
            <text:p>90.3921568627451</text:p>
          </table:table-cell>
          <table:table-cell table:formula="of:=IF([.F2360]=[.B2360];[.E2360];[.G235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42</text:p>
          </table:table-cell>
          <table:table-cell office:value-type="float" office:value="89.721568627451" calcext:value-type="float">
            <text:p>89.721568627451</text:p>
          </table:table-cell>
          <table:table-cell office:value-type="string" calcext:value-type="string">
            <text:p>added grade number 5 to verse JHN 3:31</text:p>
          </table:table-cell>
          <table:table-cell office:value-type="float" office:value="9" calcext:value-type="float">
            <text:p>9</text:p>
          </table:table-cell>
          <table:table-cell table:formula="of:=[.E2360]+1" office:value-type="float" office:value="2359" calcext:value-type="float">
            <text:p>2359</text:p>
          </table:table-cell>
          <table:table-cell table:formula="of:=MAX([.F2360];[.B2361])" office:value-type="float" office:value="90.3921568627451" calcext:value-type="float">
            <text:p>90.3921568627451</text:p>
          </table:table-cell>
          <table:table-cell table:formula="of:=IF([.F2361]=[.B2361];[.E2361];[.G236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43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added grade number 6 to verse JHN 3:31</text:p>
          </table:table-cell>
          <table:table-cell office:value-type="float" office:value="9" calcext:value-type="float">
            <text:p>9</text:p>
          </table:table-cell>
          <table:table-cell table:formula="of:=[.E2361]+1" office:value-type="float" office:value="2360" calcext:value-type="float">
            <text:p>2360</text:p>
          </table:table-cell>
          <table:table-cell table:formula="of:=MAX([.F2361];[.B2362])" office:value-type="float" office:value="90.3921568627451" calcext:value-type="float">
            <text:p>90.3921568627451</text:p>
          </table:table-cell>
          <table:table-cell table:formula="of:=IF([.F2362]=[.B2362];[.E2362];[.G236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47</text:p>
          </table:table-cell>
          <table:table-cell office:value-type="float" office:value="89.7303921568628" calcext:value-type="float">
            <text:p>89.7303921568628</text:p>
          </table:table-cell>
          <table:table-cell office:value-type="string" calcext:value-type="string">
            <text:p>reflected on verse JHN 3:31</text:p>
          </table:table-cell>
          <table:table-cell office:value-type="float" office:value="10" calcext:value-type="float">
            <text:p>10</text:p>
          </table:table-cell>
          <table:table-cell table:formula="of:=[.E2362]+1" office:value-type="float" office:value="2361" calcext:value-type="float">
            <text:p>2361</text:p>
          </table:table-cell>
          <table:table-cell table:formula="of:=MAX([.F2362];[.B2363])" office:value-type="float" office:value="90.3921568627451" calcext:value-type="float">
            <text:p>90.3921568627451</text:p>
          </table:table-cell>
          <table:table-cell table:formula="of:=IF([.F2363]=[.B2363];[.E2363];[.G236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51</text:p>
          </table:table-cell>
          <table:table-cell office:value-type="float" office:value="89.5833333333333" calcext:value-type="float">
            <text:p>89.5833333333333</text:p>
          </table:table-cell>
          <table:table-cell office:value-type="string" calcext:value-type="string">
            <text:p>added grade number 1 to verse JHN 3:32</text:p>
          </table:table-cell>
          <table:table-cell office:value-type="float" office:value="9" calcext:value-type="float">
            <text:p>9</text:p>
          </table:table-cell>
          <table:table-cell table:formula="of:=[.E2363]+1" office:value-type="float" office:value="2362" calcext:value-type="float">
            <text:p>2362</text:p>
          </table:table-cell>
          <table:table-cell table:formula="of:=MAX([.F2363];[.B2364])" office:value-type="float" office:value="90.3921568627451" calcext:value-type="float">
            <text:p>90.3921568627451</text:p>
          </table:table-cell>
          <table:table-cell table:formula="of:=IF([.F2364]=[.B2364];[.E2364];[.G236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53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added grade number 2 to verse JHN 3:32</text:p>
          </table:table-cell>
          <table:table-cell office:value-type="float" office:value="9" calcext:value-type="float">
            <text:p>9</text:p>
          </table:table-cell>
          <table:table-cell table:formula="of:=[.E2364]+1" office:value-type="float" office:value="2363" calcext:value-type="float">
            <text:p>2363</text:p>
          </table:table-cell>
          <table:table-cell table:formula="of:=MAX([.F2364];[.B2365])" office:value-type="float" office:value="90.3921568627451" calcext:value-type="float">
            <text:p>90.3921568627451</text:p>
          </table:table-cell>
          <table:table-cell table:formula="of:=IF([.F2365]=[.B2365];[.E2365];[.G236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54</text:p>
          </table:table-cell>
          <table:table-cell office:value-type="float" office:value="89.6323529411765" calcext:value-type="float">
            <text:p>89.6323529411765</text:p>
          </table:table-cell>
          <table:table-cell office:value-type="string" calcext:value-type="string">
            <text:p>added grade number 3 to verse JHN 3:32</text:p>
          </table:table-cell>
          <table:table-cell office:value-type="float" office:value="9" calcext:value-type="float">
            <text:p>9</text:p>
          </table:table-cell>
          <table:table-cell table:formula="of:=[.E2365]+1" office:value-type="float" office:value="2364" calcext:value-type="float">
            <text:p>2364</text:p>
          </table:table-cell>
          <table:table-cell table:formula="of:=MAX([.F2365];[.B2366])" office:value-type="float" office:value="90.3921568627451" calcext:value-type="float">
            <text:p>90.3921568627451</text:p>
          </table:table-cell>
          <table:table-cell table:formula="of:=IF([.F2366]=[.B2366];[.E2366];[.G236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56</text:p>
          </table:table-cell>
          <table:table-cell office:value-type="float" office:value="89.6200980392157" calcext:value-type="float">
            <text:p>89.6200980392157</text:p>
          </table:table-cell>
          <table:table-cell office:value-type="string" calcext:value-type="string">
            <text:p>added grade number 4 to verse JHN 3:32</text:p>
          </table:table-cell>
          <table:table-cell office:value-type="float" office:value="9" calcext:value-type="float">
            <text:p>9</text:p>
          </table:table-cell>
          <table:table-cell table:formula="of:=[.E2366]+1" office:value-type="float" office:value="2365" calcext:value-type="float">
            <text:p>2365</text:p>
          </table:table-cell>
          <table:table-cell table:formula="of:=MAX([.F2366];[.B2367])" office:value-type="float" office:value="90.3921568627451" calcext:value-type="float">
            <text:p>90.3921568627451</text:p>
          </table:table-cell>
          <table:table-cell table:formula="of:=IF([.F2367]=[.B2367];[.E2367];[.G236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57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5 to verse JHN 3:32</text:p>
          </table:table-cell>
          <table:table-cell office:value-type="float" office:value="9" calcext:value-type="float">
            <text:p>9</text:p>
          </table:table-cell>
          <table:table-cell table:formula="of:=[.E2367]+1" office:value-type="float" office:value="2366" calcext:value-type="float">
            <text:p>2366</text:p>
          </table:table-cell>
          <table:table-cell table:formula="of:=MAX([.F2367];[.B2368])" office:value-type="float" office:value="90.3921568627451" calcext:value-type="float">
            <text:p>90.3921568627451</text:p>
          </table:table-cell>
          <table:table-cell table:formula="of:=IF([.F2368]=[.B2368];[.E2368];[.G236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4:59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added grade number 6 to verse JHN 3:32</text:p>
          </table:table-cell>
          <table:table-cell office:value-type="float" office:value="9" calcext:value-type="float">
            <text:p>9</text:p>
          </table:table-cell>
          <table:table-cell table:formula="of:=[.E2368]+1" office:value-type="float" office:value="2367" calcext:value-type="float">
            <text:p>2367</text:p>
          </table:table-cell>
          <table:table-cell table:formula="of:=MAX([.F2368];[.B2369])" office:value-type="float" office:value="90.3921568627451" calcext:value-type="float">
            <text:p>90.3921568627451</text:p>
          </table:table-cell>
          <table:table-cell table:formula="of:=IF([.F2369]=[.B2369];[.E2369];[.G236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04</text:p>
          </table:table-cell>
          <table:table-cell office:value-type="float" office:value="89.656862745098" calcext:value-type="float">
            <text:p>89.656862745098</text:p>
          </table:table-cell>
          <table:table-cell office:value-type="string" calcext:value-type="string">
            <text:p>reflected on verse JHN 3:32</text:p>
          </table:table-cell>
          <table:table-cell office:value-type="float" office:value="10" calcext:value-type="float">
            <text:p>10</text:p>
          </table:table-cell>
          <table:table-cell table:formula="of:=[.E2369]+1" office:value-type="float" office:value="2368" calcext:value-type="float">
            <text:p>2368</text:p>
          </table:table-cell>
          <table:table-cell table:formula="of:=MAX([.F2369];[.B2370])" office:value-type="float" office:value="90.3921568627451" calcext:value-type="float">
            <text:p>90.3921568627451</text:p>
          </table:table-cell>
          <table:table-cell table:formula="of:=IF([.F2370]=[.B2370];[.E2370];[.G236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06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1 to verse JHN 3:33</text:p>
          </table:table-cell>
          <table:table-cell office:value-type="float" office:value="9" calcext:value-type="float">
            <text:p>9</text:p>
          </table:table-cell>
          <table:table-cell table:formula="of:=[.E2370]+1" office:value-type="float" office:value="2369" calcext:value-type="float">
            <text:p>2369</text:p>
          </table:table-cell>
          <table:table-cell table:formula="of:=MAX([.F2370];[.B2371])" office:value-type="float" office:value="90.3921568627451" calcext:value-type="float">
            <text:p>90.3921568627451</text:p>
          </table:table-cell>
          <table:table-cell table:formula="of:=IF([.F2371]=[.B2371];[.E2371];[.G237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07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2 to verse JHN 3:33</text:p>
          </table:table-cell>
          <table:table-cell office:value-type="float" office:value="9" calcext:value-type="float">
            <text:p>9</text:p>
          </table:table-cell>
          <table:table-cell table:formula="of:=[.E2371]+1" office:value-type="float" office:value="2370" calcext:value-type="float">
            <text:p>2370</text:p>
          </table:table-cell>
          <table:table-cell table:formula="of:=MAX([.F2371];[.B2372])" office:value-type="float" office:value="90.3921568627451" calcext:value-type="float">
            <text:p>90.3921568627451</text:p>
          </table:table-cell>
          <table:table-cell table:formula="of:=IF([.F2372]=[.B2372];[.E2372];[.G237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09</text:p>
          </table:table-cell>
          <table:table-cell office:value-type="float" office:value="89.6519607843137" calcext:value-type="float">
            <text:p>89.6519607843137</text:p>
          </table:table-cell>
          <table:table-cell office:value-type="string" calcext:value-type="string">
            <text:p>added grade number 3 to verse JHN 3:33</text:p>
          </table:table-cell>
          <table:table-cell office:value-type="float" office:value="9" calcext:value-type="float">
            <text:p>9</text:p>
          </table:table-cell>
          <table:table-cell table:formula="of:=[.E2372]+1" office:value-type="float" office:value="2371" calcext:value-type="float">
            <text:p>2371</text:p>
          </table:table-cell>
          <table:table-cell table:formula="of:=MAX([.F2372];[.B2373])" office:value-type="float" office:value="90.3921568627451" calcext:value-type="float">
            <text:p>90.3921568627451</text:p>
          </table:table-cell>
          <table:table-cell table:formula="of:=IF([.F2373]=[.B2373];[.E2373];[.G237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10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4 to verse JHN 3:33</text:p>
          </table:table-cell>
          <table:table-cell office:value-type="float" office:value="9" calcext:value-type="float">
            <text:p>9</text:p>
          </table:table-cell>
          <table:table-cell table:formula="of:=[.E2373]+1" office:value-type="float" office:value="2372" calcext:value-type="float">
            <text:p>2372</text:p>
          </table:table-cell>
          <table:table-cell table:formula="of:=MAX([.F2373];[.B2374])" office:value-type="float" office:value="90.3921568627451" calcext:value-type="float">
            <text:p>90.3921568627451</text:p>
          </table:table-cell>
          <table:table-cell table:formula="of:=IF([.F2374]=[.B2374];[.E2374];[.G237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12</text:p>
          </table:table-cell>
          <table:table-cell office:value-type="float" office:value="89.6480392156863" calcext:value-type="float">
            <text:p>89.6480392156863</text:p>
          </table:table-cell>
          <table:table-cell office:value-type="string" calcext:value-type="string">
            <text:p>added grade number 5 to verse JHN 3:33</text:p>
          </table:table-cell>
          <table:table-cell office:value-type="float" office:value="9" calcext:value-type="float">
            <text:p>9</text:p>
          </table:table-cell>
          <table:table-cell table:formula="of:=[.E2374]+1" office:value-type="float" office:value="2373" calcext:value-type="float">
            <text:p>2373</text:p>
          </table:table-cell>
          <table:table-cell table:formula="of:=MAX([.F2374];[.B2375])" office:value-type="float" office:value="90.3921568627451" calcext:value-type="float">
            <text:p>90.3921568627451</text:p>
          </table:table-cell>
          <table:table-cell table:formula="of:=IF([.F2375]=[.B2375];[.E2375];[.G237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14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added grade number 6 to verse JHN 3:33</text:p>
          </table:table-cell>
          <table:table-cell office:value-type="float" office:value="9" calcext:value-type="float">
            <text:p>9</text:p>
          </table:table-cell>
          <table:table-cell table:formula="of:=[.E2375]+1" office:value-type="float" office:value="2374" calcext:value-type="float">
            <text:p>2374</text:p>
          </table:table-cell>
          <table:table-cell table:formula="of:=MAX([.F2375];[.B2376])" office:value-type="float" office:value="90.3921568627451" calcext:value-type="float">
            <text:p>90.3921568627451</text:p>
          </table:table-cell>
          <table:table-cell table:formula="of:=IF([.F2376]=[.B2376];[.E2376];[.G237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18</text:p>
          </table:table-cell>
          <table:table-cell office:value-type="float" office:value="89.6421568627451" calcext:value-type="float">
            <text:p>89.6421568627451</text:p>
          </table:table-cell>
          <table:table-cell office:value-type="string" calcext:value-type="string">
            <text:p>reflected on verse JHN 3:33</text:p>
          </table:table-cell>
          <table:table-cell office:value-type="float" office:value="10" calcext:value-type="float">
            <text:p>10</text:p>
          </table:table-cell>
          <table:table-cell table:formula="of:=[.E2376]+1" office:value-type="float" office:value="2375" calcext:value-type="float">
            <text:p>2375</text:p>
          </table:table-cell>
          <table:table-cell table:formula="of:=MAX([.F2376];[.B2377])" office:value-type="float" office:value="90.3921568627451" calcext:value-type="float">
            <text:p>90.3921568627451</text:p>
          </table:table-cell>
          <table:table-cell table:formula="of:=IF([.F2377]=[.B2377];[.E2377];[.G237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20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added grade number 1 to verse JHN 3:34</text:p>
          </table:table-cell>
          <table:table-cell office:value-type="float" office:value="9" calcext:value-type="float">
            <text:p>9</text:p>
          </table:table-cell>
          <table:table-cell table:formula="of:=[.E2377]+1" office:value-type="float" office:value="2376" calcext:value-type="float">
            <text:p>2376</text:p>
          </table:table-cell>
          <table:table-cell table:formula="of:=MAX([.F2377];[.B2378])" office:value-type="float" office:value="90.3921568627451" calcext:value-type="float">
            <text:p>90.3921568627451</text:p>
          </table:table-cell>
          <table:table-cell table:formula="of:=IF([.F2378]=[.B2378];[.E2378];[.G237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21</text:p>
          </table:table-cell>
          <table:table-cell office:value-type="float" office:value="89.5882352941177" calcext:value-type="float">
            <text:p>89.5882352941177</text:p>
          </table:table-cell>
          <table:table-cell office:value-type="string" calcext:value-type="string">
            <text:p>added grade number 2 to verse JHN 3:34</text:p>
          </table:table-cell>
          <table:table-cell office:value-type="float" office:value="9" calcext:value-type="float">
            <text:p>9</text:p>
          </table:table-cell>
          <table:table-cell table:formula="of:=[.E2378]+1" office:value-type="float" office:value="2377" calcext:value-type="float">
            <text:p>2377</text:p>
          </table:table-cell>
          <table:table-cell table:formula="of:=MAX([.F2378];[.B2379])" office:value-type="float" office:value="90.3921568627451" calcext:value-type="float">
            <text:p>90.3921568627451</text:p>
          </table:table-cell>
          <table:table-cell table:formula="of:=IF([.F2379]=[.B2379];[.E2379];[.G237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23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added grade number 3 to verse JHN 3:34</text:p>
          </table:table-cell>
          <table:table-cell office:value-type="float" office:value="9" calcext:value-type="float">
            <text:p>9</text:p>
          </table:table-cell>
          <table:table-cell table:formula="of:=[.E2379]+1" office:value-type="float" office:value="2378" calcext:value-type="float">
            <text:p>2378</text:p>
          </table:table-cell>
          <table:table-cell table:formula="of:=MAX([.F2379];[.B2380])" office:value-type="float" office:value="90.3921568627451" calcext:value-type="float">
            <text:p>90.3921568627451</text:p>
          </table:table-cell>
          <table:table-cell table:formula="of:=IF([.F2380]=[.B2380];[.E2380];[.G237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25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added grade number 4 to verse JHN 3:34</text:p>
          </table:table-cell>
          <table:table-cell office:value-type="float" office:value="9" calcext:value-type="float">
            <text:p>9</text:p>
          </table:table-cell>
          <table:table-cell table:formula="of:=[.E2380]+1" office:value-type="float" office:value="2379" calcext:value-type="float">
            <text:p>2379</text:p>
          </table:table-cell>
          <table:table-cell table:formula="of:=MAX([.F2380];[.B2381])" office:value-type="float" office:value="90.3921568627451" calcext:value-type="float">
            <text:p>90.3921568627451</text:p>
          </table:table-cell>
          <table:table-cell table:formula="of:=IF([.F2381]=[.B2381];[.E2381];[.G238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26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added grade number 5 to verse JHN 3:34</text:p>
          </table:table-cell>
          <table:table-cell office:value-type="float" office:value="9" calcext:value-type="float">
            <text:p>9</text:p>
          </table:table-cell>
          <table:table-cell table:formula="of:=[.E2381]+1" office:value-type="float" office:value="2380" calcext:value-type="float">
            <text:p>2380</text:p>
          </table:table-cell>
          <table:table-cell table:formula="of:=MAX([.F2381];[.B2382])" office:value-type="float" office:value="90.3921568627451" calcext:value-type="float">
            <text:p>90.3921568627451</text:p>
          </table:table-cell>
          <table:table-cell table:formula="of:=IF([.F2382]=[.B2382];[.E2382];[.G238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27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added grade number 6 to verse JHN 3:34</text:p>
          </table:table-cell>
          <table:table-cell office:value-type="float" office:value="9" calcext:value-type="float">
            <text:p>9</text:p>
          </table:table-cell>
          <table:table-cell table:formula="of:=[.E2382]+1" office:value-type="float" office:value="2381" calcext:value-type="float">
            <text:p>2381</text:p>
          </table:table-cell>
          <table:table-cell table:formula="of:=MAX([.F2382];[.B2383])" office:value-type="float" office:value="90.3921568627451" calcext:value-type="float">
            <text:p>90.3921568627451</text:p>
          </table:table-cell>
          <table:table-cell table:formula="of:=IF([.F2383]=[.B2383];[.E2383];[.G238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32</text:p>
          </table:table-cell>
          <table:table-cell office:value-type="float" office:value="89.6176470588235" calcext:value-type="float">
            <text:p>89.6176470588235</text:p>
          </table:table-cell>
          <table:table-cell office:value-type="string" calcext:value-type="string">
            <text:p>reflected on verse JHN 3:34</text:p>
          </table:table-cell>
          <table:table-cell office:value-type="float" office:value="10" calcext:value-type="float">
            <text:p>10</text:p>
          </table:table-cell>
          <table:table-cell table:formula="of:=[.E2383]+1" office:value-type="float" office:value="2382" calcext:value-type="float">
            <text:p>2382</text:p>
          </table:table-cell>
          <table:table-cell table:formula="of:=MAX([.F2383];[.B2384])" office:value-type="float" office:value="90.3921568627451" calcext:value-type="float">
            <text:p>90.3921568627451</text:p>
          </table:table-cell>
          <table:table-cell table:formula="of:=IF([.F2384]=[.B2384];[.E2384];[.G238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34</text:p>
          </table:table-cell>
          <table:table-cell office:value-type="float" office:value="89.7941176470588" calcext:value-type="float">
            <text:p>89.7941176470588</text:p>
          </table:table-cell>
          <table:table-cell office:value-type="string" calcext:value-type="string">
            <text:p>added grade number 1 to verse JHN 3:35</text:p>
          </table:table-cell>
          <table:table-cell office:value-type="float" office:value="9" calcext:value-type="float">
            <text:p>9</text:p>
          </table:table-cell>
          <table:table-cell table:formula="of:=[.E2384]+1" office:value-type="float" office:value="2383" calcext:value-type="float">
            <text:p>2383</text:p>
          </table:table-cell>
          <table:table-cell table:formula="of:=MAX([.F2384];[.B2385])" office:value-type="float" office:value="90.3921568627451" calcext:value-type="float">
            <text:p>90.3921568627451</text:p>
          </table:table-cell>
          <table:table-cell table:formula="of:=IF([.F2385]=[.B2385];[.E2385];[.G238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35</text:p>
          </table:table-cell>
          <table:table-cell office:value-type="float" office:value="89.7205882352941" calcext:value-type="float">
            <text:p>89.7205882352941</text:p>
          </table:table-cell>
          <table:table-cell office:value-type="string" calcext:value-type="string">
            <text:p>added grade number 2 to verse JHN 3:35</text:p>
          </table:table-cell>
          <table:table-cell office:value-type="float" office:value="9" calcext:value-type="float">
            <text:p>9</text:p>
          </table:table-cell>
          <table:table-cell table:formula="of:=[.E2385]+1" office:value-type="float" office:value="2384" calcext:value-type="float">
            <text:p>2384</text:p>
          </table:table-cell>
          <table:table-cell table:formula="of:=MAX([.F2385];[.B2386])" office:value-type="float" office:value="90.3921568627451" calcext:value-type="float">
            <text:p>90.3921568627451</text:p>
          </table:table-cell>
          <table:table-cell table:formula="of:=IF([.F2386]=[.B2386];[.E2386];[.G238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37</text:p>
          </table:table-cell>
          <table:table-cell office:value-type="float" office:value="89.6960784313725" calcext:value-type="float">
            <text:p>89.6960784313725</text:p>
          </table:table-cell>
          <table:table-cell office:value-type="string" calcext:value-type="string">
            <text:p>added grade number 3 to verse JHN 3:35</text:p>
          </table:table-cell>
          <table:table-cell office:value-type="float" office:value="9" calcext:value-type="float">
            <text:p>9</text:p>
          </table:table-cell>
          <table:table-cell table:formula="of:=[.E2386]+1" office:value-type="float" office:value="2385" calcext:value-type="float">
            <text:p>2385</text:p>
          </table:table-cell>
          <table:table-cell table:formula="of:=MAX([.F2386];[.B2387])" office:value-type="float" office:value="90.3921568627451" calcext:value-type="float">
            <text:p>90.3921568627451</text:p>
          </table:table-cell>
          <table:table-cell table:formula="of:=IF([.F2387]=[.B2387];[.E2387];[.G238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38</text:p>
          </table:table-cell>
          <table:table-cell office:value-type="float" office:value="89.7205882352941" calcext:value-type="float">
            <text:p>89.7205882352941</text:p>
          </table:table-cell>
          <table:table-cell office:value-type="string" calcext:value-type="string">
            <text:p>added grade number 4 to verse JHN 3:35</text:p>
          </table:table-cell>
          <table:table-cell office:value-type="float" office:value="9" calcext:value-type="float">
            <text:p>9</text:p>
          </table:table-cell>
          <table:table-cell table:formula="of:=[.E2387]+1" office:value-type="float" office:value="2386" calcext:value-type="float">
            <text:p>2386</text:p>
          </table:table-cell>
          <table:table-cell table:formula="of:=MAX([.F2387];[.B2388])" office:value-type="float" office:value="90.3921568627451" calcext:value-type="float">
            <text:p>90.3921568627451</text:p>
          </table:table-cell>
          <table:table-cell table:formula="of:=IF([.F2388]=[.B2388];[.E2388];[.G238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40</text:p>
          </table:table-cell>
          <table:table-cell office:value-type="float" office:value="89.6764705882353" calcext:value-type="float">
            <text:p>89.6764705882353</text:p>
          </table:table-cell>
          <table:table-cell office:value-type="string" calcext:value-type="string">
            <text:p>added grade number 5 to verse JHN 3:35</text:p>
          </table:table-cell>
          <table:table-cell office:value-type="float" office:value="9" calcext:value-type="float">
            <text:p>9</text:p>
          </table:table-cell>
          <table:table-cell table:formula="of:=[.E2388]+1" office:value-type="float" office:value="2387" calcext:value-type="float">
            <text:p>2387</text:p>
          </table:table-cell>
          <table:table-cell table:formula="of:=MAX([.F2388];[.B2389])" office:value-type="float" office:value="90.3921568627451" calcext:value-type="float">
            <text:p>90.3921568627451</text:p>
          </table:table-cell>
          <table:table-cell table:formula="of:=IF([.F2389]=[.B2389];[.E2389];[.G2388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41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6 to verse JHN 3:35</text:p>
          </table:table-cell>
          <table:table-cell office:value-type="float" office:value="9" calcext:value-type="float">
            <text:p>9</text:p>
          </table:table-cell>
          <table:table-cell table:formula="of:=[.E2389]+1" office:value-type="float" office:value="2388" calcext:value-type="float">
            <text:p>2388</text:p>
          </table:table-cell>
          <table:table-cell table:formula="of:=MAX([.F2389];[.B2390])" office:value-type="float" office:value="90.3921568627451" calcext:value-type="float">
            <text:p>90.3921568627451</text:p>
          </table:table-cell>
          <table:table-cell table:formula="of:=IF([.F2390]=[.B2390];[.E2390];[.G2389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46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reflected on verse JHN 3:35</text:p>
          </table:table-cell>
          <table:table-cell office:value-type="float" office:value="10" calcext:value-type="float">
            <text:p>10</text:p>
          </table:table-cell>
          <table:table-cell table:formula="of:=[.E2390]+1" office:value-type="float" office:value="2389" calcext:value-type="float">
            <text:p>2389</text:p>
          </table:table-cell>
          <table:table-cell table:formula="of:=MAX([.F2390];[.B2391])" office:value-type="float" office:value="90.3921568627451" calcext:value-type="float">
            <text:p>90.3921568627451</text:p>
          </table:table-cell>
          <table:table-cell table:formula="of:=IF([.F2391]=[.B2391];[.E2391];[.G2390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48</text:p>
          </table:table-cell>
          <table:table-cell office:value-type="float" office:value="89.6225490196079" calcext:value-type="float">
            <text:p>89.6225490196079</text:p>
          </table:table-cell>
          <table:table-cell office:value-type="string" calcext:value-type="string">
            <text:p>added grade number 1 to verse JHN 3:36</text:p>
          </table:table-cell>
          <table:table-cell office:value-type="float" office:value="9" calcext:value-type="float">
            <text:p>9</text:p>
          </table:table-cell>
          <table:table-cell table:formula="of:=[.E2391]+1" office:value-type="float" office:value="2390" calcext:value-type="float">
            <text:p>2390</text:p>
          </table:table-cell>
          <table:table-cell table:formula="of:=MAX([.F2391];[.B2392])" office:value-type="float" office:value="90.3921568627451" calcext:value-type="float">
            <text:p>90.3921568627451</text:p>
          </table:table-cell>
          <table:table-cell table:formula="of:=IF([.F2392]=[.B2392];[.E2392];[.G2391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53</text:p>
          </table:table-cell>
          <table:table-cell office:value-type="float" office:value="89.6225490196079" calcext:value-type="float">
            <text:p>89.6225490196079</text:p>
          </table:table-cell>
          <table:table-cell office:value-type="string" calcext:value-type="string">
            <text:p>added grade number 2 to verse JHN 3:36</text:p>
          </table:table-cell>
          <table:table-cell office:value-type="float" office:value="9" calcext:value-type="float">
            <text:p>9</text:p>
          </table:table-cell>
          <table:table-cell table:formula="of:=[.E2392]+1" office:value-type="float" office:value="2391" calcext:value-type="float">
            <text:p>2391</text:p>
          </table:table-cell>
          <table:table-cell table:formula="of:=MAX([.F2392];[.B2393])" office:value-type="float" office:value="90.3921568627451" calcext:value-type="float">
            <text:p>90.3921568627451</text:p>
          </table:table-cell>
          <table:table-cell table:formula="of:=IF([.F2393]=[.B2393];[.E2393];[.G2392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54</text:p>
          </table:table-cell>
          <table:table-cell office:value-type="float" office:value="89.671568627451" calcext:value-type="float">
            <text:p>89.671568627451</text:p>
          </table:table-cell>
          <table:table-cell office:value-type="string" calcext:value-type="string">
            <text:p>added grade number 3 to verse JHN 3:36</text:p>
          </table:table-cell>
          <table:table-cell office:value-type="float" office:value="9" calcext:value-type="float">
            <text:p>9</text:p>
          </table:table-cell>
          <table:table-cell table:formula="of:=[.E2393]+1" office:value-type="float" office:value="2392" calcext:value-type="float">
            <text:p>2392</text:p>
          </table:table-cell>
          <table:table-cell table:formula="of:=MAX([.F2393];[.B2394])" office:value-type="float" office:value="90.3921568627451" calcext:value-type="float">
            <text:p>90.3921568627451</text:p>
          </table:table-cell>
          <table:table-cell table:formula="of:=IF([.F2394]=[.B2394];[.E2394];[.G2393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56</text:p>
          </table:table-cell>
          <table:table-cell office:value-type="float" office:value="89.6740196078432" calcext:value-type="float">
            <text:p>89.6740196078432</text:p>
          </table:table-cell>
          <table:table-cell office:value-type="string" calcext:value-type="string">
            <text:p>added grade number 4 to verse JHN 3:36</text:p>
          </table:table-cell>
          <table:table-cell office:value-type="float" office:value="9" calcext:value-type="float">
            <text:p>9</text:p>
          </table:table-cell>
          <table:table-cell table:formula="of:=[.E2394]+1" office:value-type="float" office:value="2393" calcext:value-type="float">
            <text:p>2393</text:p>
          </table:table-cell>
          <table:table-cell table:formula="of:=MAX([.F2394];[.B2395])" office:value-type="float" office:value="90.3921568627451" calcext:value-type="float">
            <text:p>90.3921568627451</text:p>
          </table:table-cell>
          <table:table-cell table:formula="of:=IF([.F2395]=[.B2395];[.E2395];[.G2394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5:59</text:p>
          </table:table-cell>
          <table:table-cell office:value-type="float" office:value="89.6754901960784" calcext:value-type="float">
            <text:p>89.6754901960784</text:p>
          </table:table-cell>
          <table:table-cell office:value-type="string" calcext:value-type="string">
            <text:p>added grade number 5 to verse JHN 3:36</text:p>
          </table:table-cell>
          <table:table-cell office:value-type="float" office:value="9" calcext:value-type="float">
            <text:p>9</text:p>
          </table:table-cell>
          <table:table-cell table:formula="of:=[.E2395]+1" office:value-type="float" office:value="2394" calcext:value-type="float">
            <text:p>2394</text:p>
          </table:table-cell>
          <table:table-cell table:formula="of:=MAX([.F2395];[.B2396])" office:value-type="float" office:value="90.3921568627451" calcext:value-type="float">
            <text:p>90.3921568627451</text:p>
          </table:table-cell>
          <table:table-cell table:formula="of:=IF([.F2396]=[.B2396];[.E2396];[.G2395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6:02</text:p>
          </table:table-cell>
          <table:table-cell office:value-type="float" office:value="89.6911764705883" calcext:value-type="float">
            <text:p>89.6911764705883</text:p>
          </table:table-cell>
          <table:table-cell office:value-type="string" calcext:value-type="string">
            <text:p>added grade number 6 to verse JHN 3:36</text:p>
          </table:table-cell>
          <table:table-cell office:value-type="float" office:value="9" calcext:value-type="float">
            <text:p>9</text:p>
          </table:table-cell>
          <table:table-cell table:formula="of:=[.E2396]+1" office:value-type="float" office:value="2395" calcext:value-type="float">
            <text:p>2395</text:p>
          </table:table-cell>
          <table:table-cell table:formula="of:=MAX([.F2396];[.B2397])" office:value-type="float" office:value="90.3921568627451" calcext:value-type="float">
            <text:p>90.3921568627451</text:p>
          </table:table-cell>
          <table:table-cell table:formula="of:=IF([.F2397]=[.B2397];[.E2397];[.G2396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6:07</text:p>
          </table:table-cell>
          <table:table-cell office:value-type="float" office:value="89.6911764705883" calcext:value-type="float">
            <text:p>89.6911764705883</text:p>
          </table:table-cell>
          <table:table-cell office:value-type="string" calcext:value-type="string">
            <text:p>reflected on verse JHN 3:36</text:p>
          </table:table-cell>
          <table:table-cell office:value-type="float" office:value="10" calcext:value-type="float">
            <text:p>10</text:p>
          </table:table-cell>
          <table:table-cell table:formula="of:=[.E2397]+1" office:value-type="float" office:value="2396" calcext:value-type="float">
            <text:p>2396</text:p>
          </table:table-cell>
          <table:table-cell table:formula="of:=MAX([.F2397];[.B2398])" office:value-type="float" office:value="90.3921568627451" calcext:value-type="float">
            <text:p>90.3921568627451</text:p>
          </table:table-cell>
          <table:table-cell table:formula="of:=IF([.F2398]=[.B2398];[.E2398];[.G2397])"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string" calcext:value-type="string">
            <text:p>2025-01-09 19:06:07</text:p>
          </table:table-cell>
          <table:table-cell office:value-type="float" office:value="89.6911764705883" calcext:value-type="float">
            <text:p>89.6911764705883</text:p>
          </table:table-cell>
          <table:table-cell office:value-type="string" calcext:value-type="string">
            <text:p>done</text:p>
          </table:table-cell>
          <table:table-cell office:value-type="float" office:value="10" calcext:value-type="float">
            <text:p>10</text:p>
          </table:table-cell>
          <table:table-cell table:formula="of:=[.E2398]+1" office:value-type="float" office:value="2397" calcext:value-type="float">
            <text:p>2397</text:p>
          </table:table-cell>
          <table:table-cell table:formula="of:=MAX([.F2398];[.B2399])" office:value-type="float" office:value="90.3921568627451" calcext:value-type="float">
            <text:p>90.3921568627451</text:p>
          </table:table-cell>
          <table:table-cell table:formula="of:=IF([.F2399]=[.B2399];[.E2399];[.G2398])" office:value-type="float" office:value="2222" calcext:value-type="float">
            <text:p>22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0T16:39:36.625417321</dc:date>
    <meta:editing-duration>PT4M9S</meta:editing-duration>
    <meta:editing-cycles>1</meta:editing-cycles>
    <meta:document-statistic meta:table-count="1" meta:cell-count="16794" meta:object-count="0"/>
    <meta:generator>LibreOffice/24.2.6.2$Linux_X86_64 LibreOffice_project/420$Build-2</meta:generator>
  </office:meta>
</office:document-meta>
</file>